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book1">
        <table:table-row>
          <table:table-cell office:value-type="float" office:value="1">
            <text:p>1</text:p>
          </table:table-cell>
          <table:table-cell office:value-type="float" office:value="1">
            <text:p>1</text:p>
          </table:table-cell>
          <table:table-cell office:value-type="string">
            <text:p>Abandon</text:p>
          </table:table-cell>
          <table:table-cell office:value-type="string">
            <text:p>ترک کردن، رها کردن</text:p>
          </table:table-cell>
          <table:table-cell office:value-type="string">
            <text:p>uk  /əˈbæn.dən/ us  /əˈbæn.dən/</text:p>
          </table:table-cell>
          <table:table-cell office:value-type="string">
            <text:p>a. When Roy abandoned his family, the police went looking for him.</text:p>
          </table:table-cell>
          <table:table-cell office:value-type="string">
            <text:p>وقتی ”روی” خانواده‌اش را ترک کرد، پلیس به جستجویش پرداخت.</text:p>
          </table:table-cell>
          <table:table-cell office:value-type="string">
            <text:p>Desert; leave without planning to come back; quit</text:p>
          </table:table-cell>
          <table:table-cell office:value-type="string">
            <text:p>b. The soldier could not abandon his friends who were hurt in battle.</text:p>
          </table:table-cell>
          <table:table-cell office:value-type="string">
            <text:p>سرباز نتوانست دوستانش را که در جنگ آسیب دیده بودند ترک کند.</text:p>
          </table:table-cell>
          <table:table-cell office:value-type="string">
            <text:p>c. Because Rose was poor, she had to abandon her idea of going to college.</text:p>
          </table:table-cell>
          <table:table-cell office:value-type="string">
            <text:p>چون ”رز” فقیر بود، مجبور شد از فکر رفتن به دانشگاه دست بکشد.</text:p>
          </table:table-cell>
          <table:table-cell office:value-type="float" office:value="1">
            <text:p>1</text:p>
          </table:table-cell>
          <table:table-cell office:value-type="float" office:value="1">
            <text:p>1</text:p>
          </table:table-cell>
          <table:table-cell office:value-type="string">
            <text:p>{"word":"Abandon","mean":"","countable":"no","type":"verb","voice":"transitive","plural":"","plural_example":"","example":"They Abandoned The Car On A Deserted Road.","registers":"[formal: Formal], [informal: Informal]","phrasal_verbs":[{"verb":"Abandon Oneself To","definition":"To Allow Oneself To Be Controlled By A Particular Feeling Or Emotion.","example":"She Abandoned Herself To Grief.","example_translation":"او خود را تسلیم اندوه کرد."}],"synonyms":{"formal":["Relinquish","Forsake","Desert","Renounce","Cede"],"informal":["Dump","Ditch","Walk Out On"],"neutral":["Leave","Give Up","Quit","Reject","Surrender"]},"derivations":[{"word":"Abandonment","type":"noun","example":"The Child Suffered From Abandonment.","example_translation":"آن کودک از رهاشدگی رنج می برد.","display":"Abandonment"},{"word":"Abandoned","type":"adjective","example":"They Found An Abandoned House.","example_translation":"آنها یک خانه متروکه پیدا کردند.","display":"Abandoned"}],"collocations":[{"collocation":"Abandon Hope","example":"We Must Not Abandon Hope.","translation":"نباید امید را از دست بدهیم."},{"collocation":"Abandon Ship","example":"The Captain Ordered Everyone To Abandon Ship.","translation":"ناخدا به همه دستور داد کشتی را ترک کنند."}]}</text:p>
          </table:table-cell>
        </table:table-row>
        <table:table-row>
          <table:table-cell office:value-type="float" office:value="2">
            <text:p>2</text:p>
          </table:table-cell>
          <table:table-cell office:value-type="float" office:value="2">
            <text:p>2</text:p>
          </table:table-cell>
          <table:table-cell office:value-type="string">
            <text:p>Keen</text:p>
          </table:table-cell>
          <table:table-cell office:value-type="string">
            <text:p>تیز، زیرک، مشتاق</text:p>
          </table:table-cell>
          <table:table-cell office:value-type="string">
            <text:p>uk  /kiːn/ us  /kiːn/</text:p>
          </table:table-cell>
          <table:table-cell office:value-type="string">
            <text:p>a. The butcher's keen knife cut through the meat.</text:p>
          </table:table-cell>
          <table:table-cell office:value-type="string">
            <text:p>چاقوی تیز قصاب گوشت را قطعه قطعه کرد.</text:p>
          </table:table-cell>
          <table:table-cell office:value-type="string">
            <text:p>Sharp; eager; intense; sensitive</text:p>
          </table:table-cell>
          <table:table-cell office:value-type="string">
            <text:p>b. My dog has a keen sense of smell.</text:p>
          </table:table-cell>
          <table:table-cell office:value-type="string">
            <text:p>سگ من حس بویایی قوی دارد.</text:p>
          </table:table-cell>
          <table:table-cell office:value-type="string">
            <text:p>c. Bill's keen mind pleased all his teachers.</text:p>
          </table:table-cell>
          <table:table-cell office:value-type="string">
            <text:p>ذهن زیرک بیل معلمانش را راضی کرد.</text:p>
          </table:table-cell>
          <table:table-cell office:value-type="float" office:value="1">
            <text:p>1</text:p>
          </table:table-cell>
          <table:table-cell office:value-type="float" office:value="2">
            <text:p>2</text:p>
          </table:table-cell>
          <table:table-cell office:value-type="string">
            <text:p>{"word":"Keen","mean":"","countable":"no","type":"adjective","voice":"unknown","plural":"","plural_example":"","example":"She Has A Keen Interest In Music.","registers":"[formal: Intense], [informal: Eager]","phrasal_verbs":[],"synonyms":{"formal":["Sharp","Acute","Astute"],"informal":["Eager","Enthusiastic"],"neutral":["Interested","Passionate","Intense"]},"derivations":[{"word":"Keenly","type":"adverb","example":"She Felt The Loss Keenly.","example_translation":"او فقدان را عمیقا احساس کرد.","display":"Keenly"},{"word":"Keenness","type":"noun","example":"The Keenness Of Her Mind Was Remarkable.","example_translation":"تیز هوشی او قابل توجه بود.","display":"Keenness"}],"collocations":[{"collocation":"Keen Observer","example":"He Is A Keen Observer Of Human Nature.","translation":"او یک مشاهده گر مشتاق طبیعت انسان است."},{"collocation":"Keen Competition","example":"There Is Keen Competition For Jobs.","translation":"رقابت شدیدی برای مشاغل وجود دارد."}]}</text:p>
          </table:table-cell>
        </table:table-row>
        <table:table-row>
          <table:table-cell office:value-type="float" office:value="3">
            <text:p>3</text:p>
          </table:table-cell>
          <table:table-cell office:value-type="float" office:value="3">
            <text:p>3</text:p>
          </table:table-cell>
          <table:table-cell office:value-type="string">
            <text:p>Jealous</text:p>
          </table:table-cell>
          <table:table-cell office:value-type="string">
            <text:p>حسود</text:p>
          </table:table-cell>
          <table:table-cell office:value-type="string">
            <text:p>uk  /ˈdʒel.əs/ us  /ˈdʒel.əs/</text:p>
          </table:table-cell>
          <table:table-cell office:value-type="string">
            <text:p>a. A detective was hired by the jealous widow to find the boyfriend who had abandoned her.</text:p>
          </table:table-cell>
          <table:table-cell office:value-type="string">
            <text:p>بیوه زن حسود کارآگاهی را استخدام کرد تا دوست پسری را که او را ترک کرده بود پیدا کند.</text:p>
          </table:table-cell>
          <table:table-cell office:value-type="string">
            <text:p>Afraid that the one you love might prefer someone else; wanting what someone else has</text:p>
          </table:table-cell>
          <table:table-cell office:value-type="string">
            <text:p>b. Although my neighbor just bought a new car, I am not jealous of him.</text:p>
          </table:table-cell>
          <table:table-cell office:value-type="string">
            <text:p>با اینکه همسایه‌ام به تازگی ماشین جدیدی خریده است، به او حسادت نمی‌کنم.</text:p>
          </table:table-cell>
          <table:table-cell office:value-type="string">
            <text:p>c. Being jealous, Mona would not let her boyfriend dance with any of the cheerleaders.</text:p>
          </table:table-cell>
          <table:table-cell office:value-type="string">
            <text:p>از آنجا که مونا حسود بود، اجازه نمی‌داد دوست پسرش با هیچ‌کدام از تشویق‌کنندگان برقصد.</text:p>
          </table:table-cell>
          <table:table-cell office:value-type="float" office:value="1">
            <text:p>1</text:p>
          </table:table-cell>
          <table:table-cell office:value-type="float" office:value="3">
            <text:p>3</text:p>
          </table:table-cell>
          <table:table-cell office:value-type="string">
            <text:p>{"word":"Jealous","mean":"","countable":"no","type":"adjective","voice":"unknown","plural":"","plural_example":"","example":"She Was Jealous Of My Success.","registers":"[formal: Envious], [informal: Green-eyed]","phrasal_verbs":[],"synonyms":{"formal":["Envious","Covetous"],"informal":["Green-eyed","Possessive"],"neutral":["Resentful","Suspicious"]},"derivations":[{"word":"Jealousy","type":"noun","example":"Jealousy Can Destroy Relationships.","example_translation":"حسادت می تواند روابط را از بین ببرد.","display":"Jealousy"},{"word":"Jealously","type":"adverb","example":"He Jealously Guarded His Secret.","example_translation":"او با حسادت از راز خود محافظت می کرد.","display":"Jealously"}],"collocations":[{"collocation":"Jealous Rage","example":"His Jealous Rage Led Him To Violence.","translation":"خشم حسادت آمیز او را به خشونت کشاند."},{"collocation":"Jealous Lover","example":"She Was A Jealous Lover, Always Suspecting Infidelity.","translation":"او یک معشوق حسود بود، همیشه به بی وفایی مشکوک بود."}]}</text:p>
          </table:table-cell>
        </table:table-row>
        <table:table-row>
          <table:table-cell office:value-type="float" office:value="4">
            <text:p>4</text:p>
          </table:table-cell>
          <table:table-cell office:value-type="float" office:value="4">
            <text:p>4</text:p>
          </table:table-cell>
          <table:table-cell office:value-type="string">
            <text:p>Tact</text:p>
          </table:table-cell>
          <table:table-cell office:value-type="string">
            <text:p>تدبیر، نزاکت، ظرافت</text:p>
          </table:table-cell>
          <table:table-cell office:value-type="string">
            <text:p>uk  /tækt/ us  /tækt/</text:p>
          </table:table-cell>
          <table:table-cell office:value-type="string">
            <text:p>My aunt never hurts anyone's feelings because she always uses tact.</text:p>
          </table:table-cell>
          <table:table-cell office:value-type="string">
            <text:p>خاله ام هرگز احساسات کسی را جریحه دار نمی کند زیرا او همیشه با نزاکت رفتار می‌کند.</text:p>
          </table:table-cell>
          <table:table-cell office:value-type="string">
            <text:p>Ability to say the right thing</text:p>
          </table:table-cell>
          <table:table-cell office:value-type="string">
            <text:p>By the use of tact, Janet was able to calm her jealous husband.</text:p>
          </table:table-cell>
          <table:table-cell office:value-type="string">
            <text:p>ژانت توانست با استفاده از تدبیر، شوهر حسودش را آرام کند.</text:p>
          </table:table-cell>
          <table:table-cell office:value-type="string">
            <text:p>Your friends will admire you if you use tact and thoughtfulness.</text:p>
          </table:table-cell>
          <table:table-cell office:value-type="string">
            <text:p>اگر با تدبیر و ملاحظه رفتار کنید، دوستانتان شما را تحسین خواهند کرد.</text:p>
          </table:table-cell>
          <table:table-cell office:value-type="float" office:value="1">
            <text:p>1</text:p>
          </table:table-cell>
          <table:table-cell office:value-type="float" office:value="4">
            <text:p>4</text:p>
          </table:table-cell>
          <table:table-cell office:value-type="string">
            <text:p>{"word":"Tact","mean":"","countable":"no","type":"noun","voice":"unknown","plural":"N\/A","plural_example":"N\/A","example":"She Handled The Situation With Great Tact.","registers":"[formal: Tact], [informal: -]","phrasal_verbs":[],"synonyms":{"formal":["Diplomacy","Discretion"],"informal":["Sensitivity"],"neutral":["Delicacy","Prudence","Judgment"]},"derivations":[{"word":"Tactful","type":"adjective","example":"He Was Very Tactful In His Remarks.","example_translation":"او در سخنانش بسیار با تدبیر بود.","display":"Tactful"},{"word":"Tactless","type":"adjective","example":"It Was Tactless Of You To Say That.","example_translation":"بی تدبیری بود که آن حرف را زدی.","display":"Tactless"}],"collocations":[{"collocation":"A Lack Of Tact","example":"His Lack Of Tact Offended Many People.","translation":"بی تدبیری او افراد زیادی را آزرده خاطر کرد."},{"collocation":"Diplomatic Tact","example":"The Diplomat Handled The Sensitive Issue With Diplomatic Tact.","translation":"دیپلمات با تدبیر دیپلماتیک موضوع حساس را حل کرد."}]}</text:p>
          </table:table-cell>
        </table:table-row>
        <table:table-row>
          <table:table-cell office:value-type="float" office:value="5">
            <text:p>5</text:p>
          </table:table-cell>
          <table:table-cell office:value-type="float" office:value="5">
            <text:p>5</text:p>
          </table:table-cell>
          <table:table-cell office:value-type="string">
            <text:p>Oath</text:p>
          </table:table-cell>
          <table:table-cell office:value-type="string">
            <text:p>قسم، سوگند</text:p>
          </table:table-cell>
          <table:table-cell office:value-type="string">
            <text:p>uk  /əʊθ/ us  /oʊθ/</text:p>
          </table:table-cell>
          <table:table-cell office:value-type="string">
            <text:p>a. The president will take the oath of office tomorrow</text:p>
          </table:table-cell>
          <table:table-cell office:value-type="string">
            <text:p>فردا رئیس جمهور سوگند اداری یاد می‌کند.</text:p>
          </table:table-cell>
          <table:table-cell office:value-type="string">
            <text:p>A promise that something is true; a curse</text:p>
          </table:table-cell>
          <table:table-cell office:value-type="string">
            <text:p>b. In court, the witness took an oath that he would tell the whole truth.</text:p>
          </table:table-cell>
          <table:table-cell office:value-type="string">
            <text:p>در دادگاه، شاهد سوگند یاد کرد که تمام حقیقت را بگوید.</text:p>
          </table:table-cell>
          <table:table-cell office:value-type="string">
            <text:p>c. When Terry discovered that he had been abandoned, he let out an angry oath.</text:p>
          </table:table-cell>
          <table:table-cell office:value-type="string">
            <text:p>وقتی تری فهمید که رها شده است، از روی عصبانیت فحش داد.</text:p>
          </table:table-cell>
          <table:table-cell office:value-type="float" office:value="1">
            <text:p>1</text:p>
          </table:table-cell>
          <table:table-cell office:value-type="float" office:value="5">
            <text:p>5</text:p>
          </table:table-cell>
          <table:table-cell office:value-type="string">
            <text:p>{"word":"Oath","mean":"","countable":"yes","type":"noun","voice":"unknown","plural":"Oaths","plural_example":"The Soldiers Took Their Oaths Of Allegiance.","example":"He Swore An Oath To Protect His Country.","registers":"[formal: Solemn], [neutral: Standard]","phrasal_verbs":[],"synonyms":{"formal":["Vow","Pledge","Sworn Statement"],"informal":["Word","Guarantee"],"neutral":["Promise","Assurance"]},"derivations":[{"word":"Swear","type":"verb","example":"I Swear To Tell The Truth.","example_translation":"من قسم می خورم که حقیقت را بگویم.","display":"Swear"}],"collocations":[{"collocation":"Swear An Oath","example":"They Had To Swear An Oath Of Loyalty.","translation":"آنها مجبور بودند سوگند وفاداری یاد کنند."},{"collocation":"Break An Oath","example":"He Broke His Oath And Betrayed His Friends.","translation":"او قسم خود را شکست و به دوستانش خیانت کرد."},{"collocation":"Take An Oath","example":"The New Recruits Took The Oath This Morning.","translation":"سربازان وظیفه جدید امروز صبح سوگند یاد کردند."}]}</text:p>
          </table:table-cell>
        </table:table-row>
        <table:table-row>
          <table:table-cell office:value-type="float" office:value="6">
            <text:p>6</text:p>
          </table:table-cell>
          <table:table-cell office:value-type="float" office:value="6">
            <text:p>6</text:p>
          </table:table-cell>
          <table:table-cell office:value-type="string">
            <text:p>Vacant</text:p>
          </table:table-cell>
          <table:table-cell office:value-type="string">
            <text:p>خالی</text:p>
          </table:table-cell>
          <table:table-cell office:value-type="string">
            <text:p>uk  /ˈveɪ.kənt/ us  /ˈveɪ.kənt/</text:p>
          </table:table-cell>
          <table:table-cell office:value-type="string">
            <text:p>a. Someone is planning to build a house on that vacant lot</text:p>
          </table:table-cell>
          <table:table-cell office:value-type="string">
            <text:p>کسی قصد دارد روی آن قطعه زمین خالی خانه بسازد.</text:p>
          </table:table-cell>
          <table:table-cell office:value-type="string">
            <text:p>Empty; not filled</text:p>
          </table:table-cell>
          <table:table-cell office:value-type="string">
            <text:p>b. I put my coat on that vacant seat.</text:p>
          </table:table-cell>
          <table:table-cell office:value-type="string">
            <text:p>من کتم را روی صندلی خالی گذاشتم.</text:p>
          </table:table-cell>
          <table:table-cell office:value-type="string">
            <text:p>c. When the landlord broke in, he found that apartment vacant.</text:p>
          </table:table-cell>
          <table:table-cell office:value-type="string">
            <text:p>وقتی صاحب خانه وارد شد، متوجه شد که آپارتمان خالی است.</text:p>
          </table:table-cell>
          <table:table-cell office:value-type="float" office:value="1">
            <text:p>1</text:p>
          </table:table-cell>
          <table:table-cell office:value-type="float" office:value="6">
            <text:p>6</text:p>
          </table:table-cell>
          <table:table-cell office:value-type="string">
            <text:p>{"word":"Vacant","mean":"","countable":"no","type":"adjective","voice":"unknown","plural":"","plural_example":"","example":"The Seat Was Vacant.","registers":"[formal: Rarely Used], [informal: Common]","phrasal_verbs":[],"synonyms":{"formal":["Unoccupied","Empty","Untenanted"],"informal":["Available","Unused"],"neutral":["Empty","Unfilled","Uninhabited"]},"derivations":[{"word":"Vacancy","type":"noun","example":"There Is A Vacancy In The Accounting Department.","example_translation":"یک جای خالی در بخش حسابداری وجود دارد.","display":"Vacancy"},{"word":"Vacantly","type":"adverb","example":"He Stared Vacantly Into Space.","example_translation":"او با بی حواسی به فضا خیره شد.","display":"Vacantly"}],"collocations":[{"collocation":"Vacant Position","example":"The Company Has A Vacant Position In The Marketing Department.","translation":"شرکت یک موقعیت خالی در بخش بازاریابی دارد."},{"collocation":"Vacant Lot","example":"The City Decided To Build A Park On The Vacant Lot.","translation":"شهر تصمیم گرفت پارکی در زمین خالی بسازد."},{"collocation":"Vacant House","example":"The Vacant House Down The Street Is Making The Neighborhood Look Deserted.","translation":"خانه خالی در خیابان باعث شده محله متروکه به نظر برسد."}]}</text:p>
          </table:table-cell>
        </table:table-row>
        <table:table-row>
          <table:table-cell office:value-type="float" office:value="7">
            <text:p>7</text:p>
          </table:table-cell>
          <table:table-cell office:value-type="float" office:value="7">
            <text:p>7</text:p>
          </table:table-cell>
          <table:table-cell office:value-type="string">
            <text:p>Hardship</text:p>
          </table:table-cell>
          <table:table-cell office:value-type="string">
            <text:p>بی نوایی، محنت، سختی</text:p>
          </table:table-cell>
          <table:table-cell office:value-type="string">
            <text:p>uk  /ˈhɑːd.ʃɪp/ us  /ˈhɑːrd.ʃɪp/</text:p>
          </table:table-cell>
          <table:table-cell office:value-type="string">
            <text:p>a. The fighter had to face many hardships before he became champion.</text:p>
          </table:table-cell>
          <table:table-cell office:value-type="string">
            <text:p>جنگجو پیش از آنکه قهرمان شود مجبور بود با سختی‌های زیادی مواجه شود.</text:p>
          </table:table-cell>
          <table:table-cell office:value-type="string">
            <text:p>Something that is hard to bear; difficulty</text:p>
          </table:table-cell>
          <table:table-cell office:value-type="string">
            <text:p>b. Abe Lincoln was able to overcome one hardship after another.</text:p>
          </table:table-cell>
          <table:table-cell office:value-type="string">
            <text:p>آبراهام لینکلن قادر بود مشکلات را یکی پس از دیگری از میان بردارد.</text:p>
          </table:table-cell>
          <table:table-cell office:value-type="string">
            <text:p>c. On account of hardship, Bert was let out of the army to take care of his sick mother.</text:p>
          </table:table-cell>
          <table:table-cell office:value-type="string">
            <text:p>برت به دلیل مشکلاتش اجازه یافت ارتش را ترک کند تا از مادر بیمارش مراقبت نماید.</text:p>
          </table:table-cell>
          <table:table-cell office:value-type="float" office:value="1">
            <text:p>1</text:p>
          </table:table-cell>
          <table:table-cell office:value-type="float" office:value="7">
            <text:p>7</text:p>
          </table:table-cell>
          <table:table-cell office:value-type="string">
            <text:p>{"word":"Hardship","mean":"","countable":"no","type":"noun","voice":"unknown","plural":"Hardships","plural_example":"They Endured Many Hardships During The War.","example":"The Immigrants Faced Great Hardship.","registers":"[formal: Serious], [informal: Difficult]","phrasal_verbs":[],"synonyms":{"formal":["Adversity","Affliction","Tribulation","Misfortune"],"informal":["Trouble","Difficulty"],"neutral":["Suffering","Deprivation","Destitution"]},"derivations":[{"word":"Hard","type":"adjective","example":"It Was A Hard Decision.","example_translation":"تصمیم سختی بود.","display":"Hard"},{"word":"Ship","type":"suffix","example":"Friendship Is Important.","example_translation":"دوستی مهم است.","display":"Ship"}],"collocations":[{"collocation":"Economic Hardship","example":"The Country Is Experiencing Economic Hardship.","translation":"کشور در حال تجربه سختی اقتصادی است."},{"collocation":"Extreme Hardship","example":"They Suffered Extreme Hardship.","translation":"آنها سختی های طاقت فرسایی را تحمل کردند."}]}</text:p>
          </table:table-cell>
        </table:table-row>
        <table:table-row>
          <table:table-cell office:value-type="float" office:value="8">
            <text:p>8</text:p>
          </table:table-cell>
          <table:table-cell office:value-type="float" office:value="8">
            <text:p>8</text:p>
          </table:table-cell>
          <table:table-cell office:value-type="string">
            <text:p>Gallant</text:p>
          </table:table-cell>
          <table:table-cell office:value-type="string">
            <text:p>شجاع</text:p>
          </table:table-cell>
          <table:table-cell office:value-type="string">
            <text:p>uk  /ˈɡæl.ənt/ us  /ˈɡæl.ənt/ /ɡəˈlænt/ /ɡəˈlɑːnt/</text:p>
          </table:table-cell>
          <table:table-cell office:value-type="string">
            <text:p>a. The pilot swore a gallant oath to save his buddy.</text:p>
          </table:table-cell>
          <table:table-cell office:value-type="string">
            <text:p>خلبان سوگند شجاعانه یاد کرد که دوستش را نجات دهد.</text:p>
          </table:table-cell>
          <table:table-cell office:value-type="string">
            <text:p>Brave; showing respect for women</text:p>
          </table:table-cell>
          <table:table-cell office:value-type="string">
            <text:p>b. Many gallant knights entered the contest to win the princess.</text:p>
          </table:table-cell>
          <table:table-cell office:value-type="string">
            <text:p>شوالیه های شجاع بسیاری برای به دست آوردن شاهزاده خانم وارد مسابقه شدند.</text:p>
          </table:table-cell>
          <table:table-cell office:value-type="string">
            <text:p>c. Ed is so gallant that he always gives up his subway seat to a woman.</text:p>
          </table:table-cell>
          <table:table-cell office:value-type="string">
            <text:p>اد آنقدر با جوانمرد است که همیشه جایش را در مترو به یک خانم می‌دهد.</text:p>
          </table:table-cell>
          <table:table-cell office:value-type="float" office:value="1">
            <text:p>1</text:p>
          </table:table-cell>
          <table:table-cell office:value-type="float" office:value="8">
            <text:p>8</text:p>
          </table:table-cell>
          <table:table-cell office:value-type="string">
            <text:p>{"word":"Gallant","mean":"","countable":"no","type":"adjective","voice":"unknown","plural":"","plural_example":"","example":"He Made A Gallant Attempt To Rescue The Child.","registers":"[formal: Literary], [informal: Uncommon]","phrasal_verbs":[],"synonyms":{"formal":["Valiant","Courageous"],"informal":["Brave"],"neutral":["Daring","Heroic"]},"derivations":[{"word":"Gallantly","type":"adverb","example":"He Fought Gallantly Against The Odds.","example_translation":"او شجاعانه در برابر نابرابری ها جنگید.","display":"Gallantly"},{"word":"Gallantry","type":"noun","example":"His Gallantry Was Admired By All.","example_translation":"شجاعت او مورد تحسین همه قرار گرفت.","display":"Gallantry"}],"collocations":[{"collocation":"Gallant Effort","example":"The Team Made A Gallant Effort But Ultimately Lost The Game.","translation":"تیم تلاشی شجاعانه کرد اما در نهایت بازی را باخت."},{"collocation":"Gallant Knight","example":"The Gallant Knight Saved The Princess From The Dragon.","translation":"شوالیه شجاع شاهزاده خانم را از دست اژدها نجات داد."}]}</text:p>
          </table:table-cell>
        </table:table-row>
        <table:table-row>
          <table:table-cell office:value-type="float" office:value="9">
            <text:p>9</text:p>
          </table:table-cell>
          <table:table-cell office:value-type="float" office:value="9">
            <text:p>9</text:p>
          </table:table-cell>
          <table:table-cell office:value-type="string">
            <text:p>Data</text:p>
          </table:table-cell>
          <table:table-cell office:value-type="string">
            <text:p>اطلاعات، داده‌ها</text:p>
          </table:table-cell>
          <table:table-cell office:value-type="string">
            <text:p>uk  /ˈdeɪ.tə/ us  /ˈdeɪ.t̬ə/ /dæt̬.ə/</text:p>
          </table:table-cell>
          <table:table-cell office:value-type="string">
            <text:p>a. The data about the bank robbery were given to the F.B.I.</text:p>
          </table:table-cell>
          <table:table-cell office:value-type="string">
            <text:p>شواهد مربوط به سرقت بانک به اف.بی.آی. داده شد.</text:p>
          </table:table-cell>
          <table:table-cell office:value-type="string">
            <text:p>Facts; information (technically plural, singular form is 'datum')</text:p>
          </table:table-cell>
          <table:table-cell office:value-type="string">
            <text:p>b. After studying the data, we were able to finish our report.</text:p>
          </table:table-cell>
          <table:table-cell office:value-type="string">
            <text:p>پس از بررسی اطلاعات، توانستیم گزارش خود را تمام کنیم.</text:p>
          </table:table-cell>
          <table:table-cell office:value-type="string">
            <text:p>c. Unless you are given all the data, you cannot do the math problem.</text:p>
          </table:table-cell>
          <table:table-cell office:value-type="string">
            <text:p>اگر همه داده‌ها را نداشته باشید، نمی‌توانید مسئله ریاضی را حل کنید.</text:p>
          </table:table-cell>
          <table:table-cell office:value-type="float" office:value="1">
            <text:p>1</text:p>
          </table:table-cell>
          <table:table-cell office:value-type="float" office:value="9">
            <text:p>9</text:p>
          </table:table-cell>
          <table:table-cell office:value-type="string">
            <text:p>{"word":"Data","mean":"","countable":"no","type":"noun","voice":"unknown","plural":"data","plural_example":"This Data Is More Reliable Than Other Data.","example":"The Data Was Collected From Various Sources.","registers":"[formal: Data], [informal: Data]","phrasal_verbs":[],"synonyms":{"formal":["Information","Statistics","Facts"],"informal":["Figures","Details"],"neutral":["Evidence","Input","Results"]},"derivations":[{"word":"Database","type":"noun","example":"The Database Contains Customer Information.","example_translation":"پایگاه داده شامل اطلاعات مشتری است.","display":"Database"},{"word":"Datum","type":"noun","example":"Each Datum Represents A Single Measurement.","example_translation":"هر داده نشان دهنده یک اندازه گیری واحد است.","display":"Datum"}],"collocations":[{"collocation":"Analyze Data","example":"We Need To Analyze The Data Carefully.","translation":"ما باید داده ها را با دقت تجزیه و تحلیل کنیم."},{"collocation":"Collect Data","example":"Researchers Collected Data Over Several Years.","translation":"محققان داده ها را در طی چند سال جمع آوری کردند."},{"collocation":"Process Data","example":"The Computer System Can Process Large Amounts Of Data.","translation":"سیستم کامپیوتری می تواند مقادیر زیادی از داده ها را پردازش کند."},{"collocation":"Raw Data","example":"The Raw Data Needs To Be Cleaned Before Analysis.","translation":"داده های خام قبل از تجزیه و تحلیل نیاز به پاکسازی دارند."}]}</text:p>
          </table:table-cell>
        </table:table-row>
        <table:table-row>
          <table:table-cell office:value-type="float" office:value="10">
            <text:p>10</text:p>
          </table:table-cell>
          <table:table-cell office:value-type="float" office:value="10">
            <text:p>10</text:p>
          </table:table-cell>
          <table:table-cell office:value-type="string">
            <text:p>Unaccustomed</text:p>
          </table:table-cell>
          <table:table-cell office:value-type="string">
            <text:p>ناآشنا</text:p>
          </table:table-cell>
          <table:table-cell office:value-type="string">
            <text:p>uk  /ˌʌn.əˈkʌs.təmd/ us  /ˌʌn.əˈkʌs.təmd/</text:p>
          </table:table-cell>
          <table:table-cell office:value-type="string">
            <text:p>a. Coming from Alaska, Claud was unaccustomed to Florida's heat.</text:p>
          </table:table-cell>
          <table:table-cell office:value-type="string">
            <text:p>چون کلود اهل آلاسکا بود، به گرمای فلوریدا عادت نداشت.</text:p>
          </table:table-cell>
          <table:table-cell office:value-type="string">
            <text:p>Not used to something</text:p>
          </table:table-cell>
          <table:table-cell office:value-type="string">
            <text:p>b. The king was unaccustomed to having people disobey him.</text:p>
          </table:table-cell>
          <table:table-cell office:value-type="string">
            <text:p>پادشاه به اطاعت نکردن مردم از خودش عادت نداشت.</text:p>
          </table:table-cell>
          <table:table-cell office:value-type="string">
            <text:p>c. Unaccustomed as he was to exercise, Vic quickly became tired.</text:p>
          </table:table-cell>
          <table:table-cell office:value-type="string">
            <text:p>ویک که به ورزش عادت نداشت، خیلی زود خسته شد.</text:p>
          </table:table-cell>
          <table:table-cell office:value-type="float" office:value="1">
            <text:p>1</text:p>
          </table:table-cell>
          <table:table-cell office:value-type="float" office:value="10">
            <text:p>10</text:p>
          </table:table-cell>
          <table:table-cell office:value-type="string">
            <text:p>{"word":"Unaccustomed","mean":"","countable":"no","type":"adjective","voice":"unknown","plural":"","plural_example":"","example":"I Am Unaccustomed To Such Luxury.","registers":"[formal: Formal], [informal: Informal]","phrasal_verbs":[],"synonyms":{"formal":["Unfamiliar","Unused"],"informal":["New","Strange"],"neutral":["Unwonted"]},"derivations":[{"word":"Accustom","type":"verb","example":"You Need To Accustom Yourself To The New Environment.","example_translation":"شما باید خودتان را با محیط جدید وفق دهید.","display":"Accustom"},{"word":"Accustomedly","type":"adverb","example":"He Behaved Accustomedly.","example_translation":"او طبق معمول رفتار کرد.","display":"Accustomedly"}],"collocations":[{"collocation":"Unaccustomed To","example":"He Is Unaccustomed To Hard Work.","translation":"او به کار سخت عادت ندارد."},{"collocation":"Quite Unaccustomed","example":"She Was Quite Unaccustomed To Public Speaking.","translation":"او به سخنرانی عمومی کاملاً عادت نداشت."}]}</text:p>
          </table:table-cell>
        </table:table-row>
        <table:table-row>
          <table:table-cell office:value-type="float" office:value="11">
            <text:p>11</text:p>
          </table:table-cell>
          <table:table-cell office:value-type="float" office:value="11">
            <text:p>11</text:p>
          </table:table-cell>
          <table:table-cell office:value-type="string">
            <text:p>Bachelor</text:p>
          </table:table-cell>
          <table:table-cell office:value-type="string">
            <text:p>مرد مجرد، لیسانس</text:p>
          </table:table-cell>
          <table:table-cell office:value-type="string">
            <text:p>uk  /ˈbætʃ.əl.ər/ us  /ˈbætʃ.əl.ɚ/</text:p>
          </table:table-cell>
          <table:table-cell office:value-type="string">
            <text:p>a. My brother took an oath to remain a bachelor.</text:p>
          </table:table-cell>
          <table:table-cell office:value-type="string">
            <text:p>برادرم قسم خورد که مجرد باقی بماند.</text:p>
          </table:table-cell>
          <table:table-cell office:value-type="string">
            <text:p>A man who has not married, bachelor's degree</text:p>
          </table:table-cell>
          <table:table-cell office:value-type="string">
            <text:p>b. In the movie, the married man was mistaken for a bachelor.</text:p>
          </table:table-cell>
          <table:table-cell office:value-type="string">
            <text:p>در این فیلم، مرد متاهل با یک مرد مجرد اشتباه گرفته شد.</text:p>
          </table:table-cell>
          <table:table-cell office:value-type="string">
            <text:p>c. Before the wedding, all his bachelor friends had a party.</text:p>
          </table:table-cell>
          <table:table-cell office:value-type="string">
            <text:p>قبل از عروسی، تمام دوستان مجردش یک مهمانی گرفتند.</text:p>
          </table:table-cell>
          <table:table-cell office:value-type="float" office:value="1">
            <text:p>1</text:p>
          </table:table-cell>
          <table:table-cell office:value-type="float" office:value="11">
            <text:p>11</text:p>
          </table:table-cell>
          <table:table-cell office:value-type="string">
            <text:p>{"word":"Bachelor","mean":"","countable":"yes","type":"noun","voice":"unknown","plural":"Bachelors","plural_example":"The University Awarded Hundreds Of Bachelors' Degrees.","example":"He Is A Confirmed Bachelor.","registers":"[formal: Bachelor], [informal: Bach]","phrasal_verbs":[],"synonyms":{"formal":["Unmarried Man","Single Man"],"informal":["Bach","Single Guy"],"neutral":["Man","Degree Holder","Undergraduate"]},"derivations":[{"word":"Bachelorette","type":"noun","example":"She Threw A Bachelorette Party For Her Friend.","example_translation":"او یک مهمانی مجردی برای دوستش برگزار کرد.","display":"Bachelorette"},{"word":"Bachelorship","type":"noun","example":"He Enjoys His Bachelorship.","example_translation":"او از مجرد بودنش لذت می برد.","display":"Bachelorship"}],"collocations":[{"collocation":"Eligible Bachelor","example":"He Was Considered An Eligible Bachelor.","translation":"او به عنوان یک مجرد واجد شرایط در نظر گرفته می شد."},{"collocation":"Confirmed Bachelor","example":"He Has Always Been A Confirmed Bachelor.","translation":"او همیشه یک مجرد قطعی بوده است."}]}</text:p>
          </table:table-cell>
        </table:table-row>
        <table:table-row>
          <table:table-cell office:value-type="float" office:value="12">
            <text:p>12</text:p>
          </table:table-cell>
          <table:table-cell office:value-type="float" office:value="12">
            <text:p>12</text:p>
          </table:table-cell>
          <table:table-cell office:value-type="string">
            <text:p>Qualify</text:p>
          </table:table-cell>
          <table:table-cell office:value-type="string">
            <text:p>واجد شرایط شدن</text:p>
          </table:table-cell>
          <table:table-cell office:value-type="string">
            <text:p>uk  /ˈkwɒl.ɪ.faɪ/ us  /ˈkwɑː.lə.faɪ/</text:p>
          </table:table-cell>
          <table:table-cell office:value-type="string">
            <text:p>a. I am trying to qualify for the job which is now vacant.</text:p>
          </table:table-cell>
          <table:table-cell office:value-type="string">
            <text:p>سعی می‌کنم برای شغلی که اکنون خالی است، واجد شرایط شوم.</text:p>
          </table:table-cell>
          <table:table-cell office:value-type="string">
            <text:p>Become fit; show that you are able</text:p>
          </table:table-cell>
          <table:table-cell office:value-type="string">
            <text:p>b. Since Pauline can't carry a tune, she is sure that she will never qualify for the Girls' Chorus.</text:p>
          </table:table-cell>
          <table:table-cell office:value-type="string">
            <text:p>از آنجا که پائولین نمی‌تواند به درستی آواز بخواند، مطمئن است که هرگز صلاحیت حضور در گروه کُر دختران را پیدا نخواهد کرد.</text:p>
          </table:table-cell>
          <table:table-cell office:value-type="string">
            <text:p>c. You have to be over 5'5" to qualify as a policeman in our town.</text:p>
          </table:table-cell>
          <table:table-cell office:value-type="string">
            <text:p>قد شما باید بیشتر از ۵ فوت و ۵ اینچ باشد تا برای پلیس شدن در شهر ما واجد شرایط شوید.</text:p>
          </table:table-cell>
          <table:table-cell office:value-type="float" office:value="1">
            <text:p>1</text:p>
          </table:table-cell>
          <table:table-cell office:value-type="float" office:value="12">
            <text:p>12</text:p>
          </table:table-cell>
          <table:table-cell office:value-type="string">
            <text:p>{"word":"Qualify","mean":"","countable":"no","type":"verb","voice":"both","plural":"","plural_example":"","example":"She Didn't Qualify For The Finals.","registers":"[formal: Qualify], [informal: Make The Cut]","phrasal_verbs":[{"verb":"Qualify As","definition":"To Have Or Gain The Necessary Skills, Knowledge, Etc., To Be Able To Do Or Be Something","example":"He Does Not Qualify As A True Leader.","example_translation":"او به عنوان یک رهبر واقعی صلاحیت ندارد."}],"synonyms":{"formal":["Be Eligible","Be Entitled","Measure Up"],"informal":["Make The Grade","Cut The Mustard"],"neutral":["Meet The Requirements","Be Fit","Pass"]},"derivations":[{"word":"Qualification","type":"noun","example":"What Qualifications Do You Need For The Job?","example_translation":"چه مدارکی برای این شغل نیاز دارید؟","display":"Qualification"},{"word":"Qualified","type":"adjective","example":"She Is A Qualified Doctor.","example_translation":"او یک دکتر متخصص است.","display":"Qualified"}],"collocations":[{"collocation":"Qualify Automatically","example":"The Winning Team Will Qualify Automatically.","translation":"تیم برنده به طور خودکار واجد شرایط خواهد شد."},{"collocation":"Qualify Easily","example":"She Qualified Easily For The Next Round.","translation":"او به راحتی برای دور بعدی واجد شرایط شد."}]}</text:p>
          </table:table-cell>
        </table:table-row>
        <table:table-row>
          <table:table-cell office:value-type="float" office:value="13">
            <text:p>13</text:p>
          </table:table-cell>
          <table:table-cell office:value-type="float" office:value="13">
            <text:p>13</text:p>
          </table:table-cell>
          <table:table-cell office:value-type="string">
            <text:p>Corpse</text:p>
          </table:table-cell>
          <table:table-cell office:value-type="string">
            <text:p>جنازه، جسد</text:p>
          </table:table-cell>
          <table:table-cell office:value-type="string">
            <text:p>uk  /kɔːps/ us  /kɔːrps/</text:p>
          </table:table-cell>
          <table:table-cell office:value-type="string">
            <text:p>When given all the data on the corpse, Columbo was able to solve the murder.</text:p>
          </table:table-cell>
          <table:table-cell office:value-type="string">
            <text:p>زمانی که تمامی حقایق درباره جسد مشخص شد، کلومبو توانست جنایت را کشف کند.</text:p>
          </table:table-cell>
          <table:table-cell office:value-type="string">
            <text:p>A dead body, usually of a person</text:p>
          </table:table-cell>
          <table:table-cell office:value-type="string">
            <text:p>The corpse was laid to rest in the vacant coffin.</text:p>
          </table:table-cell>
          <table:table-cell office:value-type="string">
            <text:p>جنازه در تابوت خالی آرام گرفت.</text:p>
          </table:table-cell>
          <table:table-cell office:value-type="string">
            <text:p>An oath of revenge was sworn over the corpse by his relatives.</text:p>
          </table:table-cell>
          <table:table-cell office:value-type="string">
            <text:p>خویشاوندان بالای سر جنازه سوگند یاد کردند که انتقام او را بگیرند.</text:p>
          </table:table-cell>
          <table:table-cell office:value-type="float" office:value="2">
            <text:p>2</text:p>
          </table:table-cell>
          <table:table-cell office:value-type="float" office:value="1">
            <text:p>1</text:p>
          </table:table-cell>
          <table:table-cell office:value-type="string">
            <text:p>{"word":"Corpse","mean":"","countable":"yes","type":"noun","voice":"unknown","plural":"corpses","plural_example":"The Battle Left Hundreds Of Corpses On The Field.","example":"The Police Discovered The Corpse In The River.","registers":"[formal: ], [informal: ]","phrasal_verbs":[],"synonyms":{"formal":["cadaver","remains"],"informal":["stiff"],"neutral":["body","carcass"]},"derivations":[{"word":"corporeal","type":"adjective","example":"He Believed In Corporeal Existence After Death.","example_translation":"او به وجود مادی پس از مرگ اعتقاد داشت.","display":"Corporeal"}],"collocations":[{"collocation":"discover a corpse","example":"They Discovered A Corpse In The Woods.","translation":"آنها جسدی را در جنگل کشف کردند."},{"collocation":"the corpse of","example":"The Corpse Of The Animal Was Decaying.","translation":"جسد حیوان در حال پوسیدن بود."}]}</text:p>
          </table:table-cell>
        </table:table-row>
        <table:table-row>
          <table:table-cell office:value-type="float" office:value="14">
            <text:p>14</text:p>
          </table:table-cell>
          <table:table-cell office:value-type="float" office:value="14">
            <text:p>14</text:p>
          </table:table-cell>
          <table:table-cell office:value-type="string">
            <text:p>Conceal</text:p>
          </table:table-cell>
          <table:table-cell office:value-type="string">
            <text:p>پنهان کردن، پوشاندن</text:p>
          </table:table-cell>
          <table:table-cell office:value-type="string">
            <text:p>uk  /kənˈsiːl/ us  /kənˈsiːl/</text:p>
          </table:table-cell>
          <table:table-cell office:value-type="string">
            <text:p>a. Chris could not conceal his love for Gloria.</text:p>
          </table:table-cell>
          <table:table-cell office:value-type="string">
            <text:p>کریس نمی‌توانست عشق خود به گلوریا را پنهان کند.</text:p>
          </table:table-cell>
          <table:table-cell office:value-type="string">
            <text:p>Hide</text:p>
          </table:table-cell>
          <table:table-cell office:value-type="string">
            <text:p>b. Count Dracula concealed the corpse in his castle.</text:p>
          </table:table-cell>
          <table:table-cell office:value-type="string">
            <text:p>کنت دراکولا جنازه را در قلعه‌ی خود پنهان کرد.</text:p>
          </table:table-cell>
          <table:table-cell office:value-type="string">
            <text:p>c. The money was so cleverly concealed that we were forced to abandon our search for it.</text:p>
          </table:table-cell>
          <table:table-cell office:value-type="string">
            <text:p>پول‌ها آنقدر ماهرانه پنهان شده بود که مجبور شدیم از جستجو دست بکشیم.</text:p>
          </table:table-cell>
          <table:table-cell office:value-type="float" office:value="2">
            <text:p>2</text:p>
          </table:table-cell>
          <table:table-cell office:value-type="float" office:value="2">
            <text:p>2</text:p>
          </table:table-cell>
          <table:table-cell office:value-type="string">
            <text:p>{"word":"Conceal","mean":"","countable":"no","type":"verb","voice":"transitive","plural":"","plural_example":"","example":"She Tried To Conceal Her Disappointment.","registers":"[formal: Appropriate], [informal: Acceptable]","phrasal_verbs":[{"verb":"Conceal From","definition":"To Keep Something Secret From Someone.","example":"They Tried To Conceal The Truth From The Public.","example_translation":"آنها سعی کردند حقیقت را از مردم پنهان کنند."}],"synonyms":{"formal":["Obscure","Secrete","Cover"],"informal":["Hide","Stash"],"neutral":["Mask","Disguise","Camouflage"]},"derivations":[{"word":"Concealment","type":"noun","example":"The Concealment Of Evidence Is A Crime.","example_translation":"پنهان کردن شواهد جرم است.","display":"Concealment"}],"collocations":[{"collocation":"Conceal Information","example":"The Company Was Accused Of Concealing Information From Investors.","translation":"شرکت متهم به پنهان کردن اطلاعات از سرمایه گذاران شد."},{"collocation":"Conceal A Weapon","example":"It Is Illegal To Conceal A Weapon Without A Permit.","translation":"پنهان کردن سلاح بدون مجوز غیرقانونی است."},{"collocation":"Conceal Emotions","example":"He Tried To Conceal His Emotions, But I Could See The Sadness In His Eyes.","translation":"او سعی کرد احساساتش را پنهان کند، اما من می توانستم غم را در چشمانش ببینم."}]}</text:p>
          </table:table-cell>
        </table:table-row>
        <table:table-row>
          <table:table-cell office:value-type="float" office:value="15">
            <text:p>15</text:p>
          </table:table-cell>
          <table:table-cell office:value-type="float" office:value="15">
            <text:p>15</text:p>
          </table:table-cell>
          <table:table-cell office:value-type="string">
            <text:p>Dismal</text:p>
          </table:table-cell>
          <table:table-cell office:value-type="string">
            <text:p>غم‌انگیز، دلتنگ‌کننده</text:p>
          </table:table-cell>
          <table:table-cell office:value-type="string">
            <text:p>uk  /ˈdɪz.məl/ us  /ˈdɪz.məl/</text:p>
          </table:table-cell>
          <table:table-cell office:value-type="string">
            <text:p>a. When the weather is so dismal, I sometimes stay in bed all day.</text:p>
          </table:table-cell>
          <table:table-cell office:value-type="string">
            <text:p>زمانی که هوا اینقدر گرفته است، بعضی وقت‌ها تمام روز را در رختخواب می‌مانم.</text:p>
          </table:table-cell>
          <table:table-cell office:value-type="string">
            <text:p>Dark and depressing</text:p>
          </table:table-cell>
          <table:table-cell office:value-type="string">
            <text:p>b. I am unaccustomed to this dismal climate.</text:p>
          </table:table-cell>
          <table:table-cell office:value-type="string">
            <text:p>به این آب و هوای گرفته عادت ندارم.</text:p>
          </table:table-cell>
          <table:table-cell office:value-type="string">
            <text:p>c. As the dismal reports of the election came in, the senator's friends tactfully made no mention of them.</text:p>
          </table:table-cell>
          <table:table-cell office:value-type="string">
            <text:p>هنگامی که گزارش‌های ناامیدکننده انتخابات رسید، دوستان سناتور با تدبیر هیچ اشاره‌ای به آنها نکردند.</text:p>
          </table:table-cell>
          <table:table-cell office:value-type="float" office:value="2">
            <text:p>2</text:p>
          </table:table-cell>
          <table:table-cell office:value-type="float" office:value="3">
            <text:p>3</text:p>
          </table:table-cell>
          <table:table-cell office:value-type="string">
            <text:p>{"word":"Dismal","mean":"","countable":"no","type":"adjective","voice":"unknown","plural":"","plural_example":"","example":"The Weather Was Dismal All Day.","registers":"[formal: ], [informal: ]","phrasal_verbs":[],"synonyms":{"formal":["Depressing","Bleak","Gloomy"],"informal":["Lousy","Crappy"],"neutral":["Cheerless","Dreary","Sad"]},"derivations":[{"word":"Dismally","type":"adverb","example":"The Team Played Dismally.","example_translation":"تیم به طرز ناامیدکننده‌ای بازی کرد.","display":"Dismally"},{"word":"Dismalness","type":"noun","example":"The Dismalness Of The Situation Was Apparent.","example_translation":"ناامیدی وضعیت آشکار بود.","display":"Dismalness"}],"collocations":[{"collocation":"Dismal Failure","example":"The Project Was A Dismal Failure.","translation":"پروژه یک شکست اسفناک بود."},{"collocation":"Dismal Forecast","example":"The Economic Forecast Is Dismal.","translation":"پیش بینی اقتصادی ناگوار است."},{"collocation":"Dismal Situation","example":"The Situation Is Dismal.","translation":"اوضاع وخیم است."}]}</text:p>
          </table:table-cell>
        </table:table-row>
        <table:table-row>
          <table:table-cell office:value-type="float" office:value="16">
            <text:p>16</text:p>
          </table:table-cell>
          <table:table-cell office:value-type="float" office:value="16">
            <text:p>16</text:p>
          </table:table-cell>
          <table:table-cell office:value-type="string">
            <text:p>Frigid</text:p>
          </table:table-cell>
          <table:table-cell office:value-type="string">
            <text:p>خیلی سرد</text:p>
          </table:table-cell>
          <table:table-cell office:value-type="string">
            <text:p>uk  /ˈfrɪdʒ.ɪd/ us  /ˈfrɪdʒ.ɪd/</text:p>
          </table:table-cell>
          <table:table-cell office:value-type="string">
            <text:p>a. It was a great hardship for the survivors to live through the frigid winter at Valley Forge.</text:p>
          </table:table-cell>
          <table:table-cell office:value-type="string">
            <text:p>برای بازماندگان، گذراندن زمستان سرد و سخت در ولی فورج یک مشقت بزرگ بود.</text:p>
          </table:table-cell>
          <table:table-cell office:value-type="string">
            <text:p>Very cold</text:p>
          </table:table-cell>
          <table:table-cell office:value-type="string">
            <text:p>b. The jealous bachelor was treated in a frigid manner by his girlfriend.</text:p>
          </table:table-cell>
          <table:table-cell office:value-type="string">
            <text:p>مرد مجرد حسود توسط دوست‌دخترش با او به سردی رفتار شد.</text:p>
          </table:table-cell>
          <table:table-cell office:value-type="string">
            <text:p>c. Inside the butcher's freezer the temperature was frigid.</text:p>
          </table:table-cell>
          <table:table-cell office:value-type="string">
            <text:p>دمای داخل فریزر قصابی بسیار سرد بود.</text:p>
          </table:table-cell>
          <table:table-cell office:value-type="float" office:value="2">
            <text:p>2</text:p>
          </table:table-cell>
          <table:table-cell office:value-type="float" office:value="4">
            <text:p>4</text:p>
          </table:table-cell>
          <table:table-cell office:value-type="string">
            <text:p>{"word":"Frigid","mean":"","countable":"no","type":"adjective","voice":"unknown","plural":"","plural_example":"","example":"The Air Was Frigid And Bitter.","registers":"[formal: Formal], [informal: Informal]","phrasal_verbs":[],"synonyms":{"formal":["Icy","Glacial","Arctic"],"informal":["Freezing","Chilly"],"neutral":["Cold"]},"derivations":[{"word":"Frigidity","type":"noun","example":"The Frigidity Of The Room Was Unbearable.","example_translation":"سردی اتاق غیرقابل تحمل بود.","display":"Frigidity"},{"word":"Frigidly","type":"adverb","example":"She Looked At Him Frigidly.","example_translation":"او با سردی به او نگاه کرد.","display":"Frigidly"}],"collocations":[{"collocation":"Frigid Temperatures","example":"Frigid Temperatures Can Be Dangerous.","translation":"دمای بسیار سرد می تواند خطرناک باشد."},{"collocation":"Frigid Relationship","example":"They Had A Frigid Relationship.","translation":"آنها رابطه سردی داشتند."}]}</text:p>
          </table:table-cell>
        </table:table-row>
        <table:table-row>
          <table:table-cell office:value-type="float" office:value="17">
            <text:p>17</text:p>
          </table:table-cell>
          <table:table-cell office:value-type="float" office:value="17">
            <text:p>17</text:p>
          </table:table-cell>
          <table:table-cell office:value-type="string">
            <text:p>Inhabit</text:p>
          </table:table-cell>
          <table:table-cell office:value-type="string">
            <text:p>ساکن شدن، زیستن</text:p>
          </table:table-cell>
          <table:table-cell office:value-type="string">
            <text:p>uk  /ɪnˈhæb.ɪt/ us  /ɪnˈhæb.ɪt/</text:p>
          </table:table-cell>
          <table:table-cell office:value-type="string">
            <text:p>a. Eskimos inhabit the frigid part of Alaska.</text:p>
          </table:table-cell>
          <table:table-cell office:value-type="string">
            <text:p>اسکیموها در منطقه قطبی آلاسکا زندگی می‌کنند.</text:p>
          </table:table-cell>
          <table:table-cell office:value-type="string">
            <text:p>Live in</text:p>
          </table:table-cell>
          <table:table-cell office:value-type="string">
            <text:p>b. Because Sidney qualified, he was allowed to inhabit the vacant apartment.</text:p>
          </table:table-cell>
          <table:table-cell office:value-type="string">
            <text:p>چون سیدنی واجد شرایط بود، اجازه یافت تا در آپارتمان خالی اقامت کند.</text:p>
          </table:table-cell>
          <table:table-cell office:value-type="string">
            <text:p>c. Many crimes are committed each year against those who inhabit the slum area of our city.</text:p>
          </table:table-cell>
          <table:table-cell office:value-type="string">
            <text:p>هر ساله جنایات بسیاری علیه کسانی که در مناطق زاغه‌نشین شهرمان سکونت دارند، رخ می‌دهد.</text:p>
          </table:table-cell>
          <table:table-cell office:value-type="float" office:value="2">
            <text:p>2</text:p>
          </table:table-cell>
          <table:table-cell office:value-type="float" office:value="5">
            <text:p>5</text:p>
          </table:table-cell>
          <table:table-cell office:value-type="string">
            <text:p>{"word":"Inhabit","mean":"","countable":"no","type":"verb","voice":"transitive","plural":"","plural_example":"","example":"Bears Inhabit The Forest.","registers":"[formal: Yes], [informal: No]","phrasal_verbs":[],"synonyms":{"formal":["Dwell","Reside"],"informal":["Live","Stay"],"neutral":["Occupy","Populate"]},"derivations":[{"word":"Inhabitant","type":"noun","example":"The Inhabitants Of This Town Are Friendly.","example_translation":"ساکنان این شهر مهربان هستند.","display":"Inhabitant"},{"word":"Inhabitable","type":"adjective","example":"Is This House Inhabitable?","example_translation":"آیا این خانه قابل سکونت است؟","display":"Inhabitable"}],"collocations":[{"collocation":"Inhabit A Place","example":"People Inhabit This Village.","translation":"مردم در این روستا زندگی می کنند."}]}</text:p>
          </table:table-cell>
        </table:table-row>
        <table:table-row>
          <table:table-cell office:value-type="float" office:value="18">
            <text:p>18</text:p>
          </table:table-cell>
          <table:table-cell office:value-type="float" office:value="18">
            <text:p>18</text:p>
          </table:table-cell>
          <table:table-cell office:value-type="string">
            <text:p>Numb</text:p>
          </table:table-cell>
          <table:table-cell office:value-type="string">
            <text:p>بی حس</text:p>
          </table:table-cell>
          <table:table-cell office:value-type="string">
            <text:p>uk  /nʌm/ us  /nʌm/</text:p>
          </table:table-cell>
          <table:table-cell office:value-type="string">
            <text:p>a. My fingers quickly became numb in the frigid room</text:p>
          </table:table-cell>
          <table:table-cell office:value-type="string">
            <text:p>انگشتانم در اتاق سرد به سرعت بی حس شدند.</text:p>
          </table:table-cell>
          <table:table-cell office:value-type="string">
            <text:p>Without the power of feeling; deadened</text:p>
          </table:table-cell>
          <table:table-cell office:value-type="string">
            <text:p>b. A numb feeling came over Mr. Massey as he read the telegram.</text:p>
          </table:table-cell>
          <table:table-cell office:value-type="string">
            <text:p>هنگامی که آقای ماسی تلگراف را می خواند، احساس بی حسی به او دست داد.</text:p>
          </table:table-cell>
          <table:table-cell office:value-type="string">
            <text:p>c. When the nurse stuck a pin in my numb leg, I felt nothing.</text:p>
          </table:table-cell>
          <table:table-cell office:value-type="string">
            <text:p>زمانی که پرستار یک سوزن را در پای بی حس من فرو کرد، هیچ چیز احساس نکردم.</text:p>
          </table:table-cell>
          <table:table-cell office:value-type="float" office:value="2">
            <text:p>2</text:p>
          </table:table-cell>
          <table:table-cell office:value-type="float" office:value="6">
            <text:p>6</text:p>
          </table:table-cell>
          <table:table-cell office:value-type="string">
            <text:p>{"word":"Numb","mean":"","countable":"no","type":"adjective","voice":"unknown","plural":"","plural_example":"","example":"I Felt Numb After Hearing The News.","registers":"[formal: Aloof], [informal: Out Of It]","phrasal_verbs":[],"synonyms":{"formal":["Insensate","Apathetic"],"informal":["Dead","Stunned"],"neutral":["Unfeeling","Senseless","Unresponsive"]},"derivations":[{"word":"Numbness","type":"noun","example":"She Described A Feeling Of Numbness In Her Toes.","example_translation":"او احساس بی‌حسی در انگشتان پایش را توصیف کرد.","display":"Numbness"},{"word":"Numbly","type":"adverb","example":"He Stared Numbly At The Screen.","example_translation":"او با بی‌حسی به صفحه خیره شد.","display":"Numbly"}],"collocations":[{"collocation":"Emotionally Numb","example":"She Felt Emotionally Numb After The Loss.","translation":"او پس از فقدان، از نظر احساسی بی‌حس شد."},{"collocation":"Physically Numb","example":"My Fingers Are Physically Numb From The Cold.","translation":"انگشتانم از سرما بی‌حس شده‌اند."}]}</text:p>
          </table:table-cell>
        </table:table-row>
        <table:table-row>
          <table:table-cell office:value-type="float" office:value="19">
            <text:p>19</text:p>
          </table:table-cell>
          <table:table-cell office:value-type="float" office:value="19">
            <text:p>19</text:p>
          </table:table-cell>
          <table:table-cell office:value-type="string">
            <text:p>Peril</text:p>
          </table:table-cell>
          <table:table-cell office:value-type="string">
            <text:p>مخاطره، خطر</text:p>
          </table:table-cell>
          <table:table-cell office:value-type="string">
            <text:p>uk  /ˈper.əl/ us  /ˈper.əl/</text:p>
          </table:table-cell>
          <table:table-cell office:value-type="string">
            <text:p>a. The hunter was abandoned by the natives when he described the peril which lay ahead of them.</text:p>
          </table:table-cell>
          <table:table-cell office:value-type="string">
            <text:p>زمانی که شکارچی خطری را که در پیش روی آنها بود توصیف کرد، بومی‌ها او را ترک کردند.</text:p>
          </table:table-cell>
          <table:table-cell office:value-type="string">
            <text:p>Danger</text:p>
          </table:table-cell>
          <table:table-cell office:value-type="string">
            <text:p>b. There is great peril in trying to climb the mountain.</text:p>
          </table:table-cell>
          <table:table-cell office:value-type="string">
            <text:p>تلاش برای بالا رفتن از کوه خطر زیادی دارد.</text:p>
          </table:table-cell>
          <table:table-cell office:value-type="string">
            <text:p>c. Our library is filled with stories of perilous adventures.</text:p>
          </table:table-cell>
          <table:table-cell office:value-type="string">
            <text:p>کتابخانه ما پر از داستان‌هایی درباره ماجراجویی‌های خطرناک است.</text:p>
          </table:table-cell>
          <table:table-cell office:value-type="float" office:value="2">
            <text:p>2</text:p>
          </table:table-cell>
          <table:table-cell office:value-type="float" office:value="7">
            <text:p>7</text:p>
          </table:table-cell>
          <table:table-cell office:value-type="string">
            <text:p>{"word":"Peril","mean":"","countable":"yes","type":"noun","voice":"unknown","plural":"Perils","plural_example":"They Overcame All The Perils Of The Sea.","example":"The Expedition Faced Many Perils.","registers":"[formal: Severe], [informal: Danger]","phrasal_verbs":[],"synonyms":{"formal":["Hazard","Jeopardy","Risk","Danger"],"informal":["Threat","Problem","Mess"],"neutral":["Risk","Danger","Threat"]},"derivations":[{"word":"Perilous","type":"adjective","example":"The Journey Was Perilous.","example_translation":"سفر خطرناک بود.","display":"Perilous"}],"collocations":[{"collocation":"Grave Peril","example":"The City Was In Grave Peril.","translation":"شهر در خطر جدی بود."},{"collocation":"Extreme Peril","example":"The Climbers Faced Extreme Peril.","translation":"کوهنوردان با خطر شدیدی مواجه شدند."},{"collocation":"Constant Peril","example":"They Lived In Constant Peril.","translation":"آن ها در خطر دائمی زندگی می‌کردند."}]}</text:p>
          </table:table-cell>
        </table:table-row>
        <table:table-row>
          <table:table-cell office:value-type="float" office:value="20">
            <text:p>20</text:p>
          </table:table-cell>
          <table:table-cell office:value-type="float" office:value="20">
            <text:p>20</text:p>
          </table:table-cell>
          <table:table-cell office:value-type="string">
            <text:p>Recline</text:p>
          </table:table-cell>
          <table:table-cell office:value-type="string">
            <text:p>تکیه دادن، لم دادن، دراز کشیدن</text:p>
          </table:table-cell>
          <table:table-cell office:value-type="string">
            <text:p>uk  /rɪˈklaɪn/ us  /rɪˈklaɪn/</text:p>
          </table:table-cell>
          <table:table-cell office:value-type="string">
            <text:p>a. Richard likes to recline in front of the television set.</text:p>
          </table:table-cell>
          <table:table-cell office:value-type="string">
            <text:p>ریچارد دوست دارد جلوی تلویزیون لم بدهد.</text:p>
          </table:table-cell>
          <table:table-cell office:value-type="string">
            <text:p>Lie down; stretch out; lean back</text:p>
          </table:table-cell>
          <table:table-cell office:value-type="string">
            <text:p>b. After reclining on her right arm for an hour, Maxine found that it had become numb.</text:p>
          </table:table-cell>
          <table:table-cell office:value-type="string">
            <text:p>بعد از اینکه ماکسین یک ساعت روی بازوی راستش لم داد، متوجه شد بازویش بی حس شده است.</text:p>
          </table:table-cell>
          <table:table-cell office:value-type="string">
            <text:p>c. My dog's greatest pleasure is to recline by the warm fireplace.</text:p>
          </table:table-cell>
          <table:table-cell office:value-type="string">
            <text:p>بزرگترین لذت سگ من لم دادن کنار شومینه گرم است.</text:p>
          </table:table-cell>
          <table:table-cell office:value-type="float" office:value="2">
            <text:p>2</text:p>
          </table:table-cell>
          <table:table-cell office:value-type="float" office:value="8">
            <text:p>8</text:p>
          </table:table-cell>
          <table:table-cell office:value-type="string">
            <text:p>{"word":"Recline","mean":"","countable":"no","type":"verb","voice":"intransitive","plural":"","plural_example":"","example":"I Like To Recline In My Favorite Chair After A Long Day.","registers":"[formal: No Particular Register], [informal: No Particular Register]","phrasal_verbs":[],"synonyms":{"formal":["Lounge","Rest"],"informal":["Lie Back","Chill Out"],"neutral":["Lean Back","Relax","Slouch"]},"derivations":[{"word":"Recliner","type":"noun","example":"He Sat In His Recliner.","example_translation":"او در صندلی راحتی اش نشست.","display":"Recliner"},{"word":"Reclining","type":"adjective","example":"The Reclining Chair Was Very Comfortable.","example_translation":"صندلی تکیه گاه بسیار راحت بود.","display":"Reclining"}],"collocations":[{"collocation":"Recline Comfortably","example":"She Reclined Comfortably In The Lounge Chair.","translation":"او به راحتی در صندلی استراحت لم داد."}]}</text:p>
          </table:table-cell>
        </table:table-row>
        <table:table-row>
          <table:table-cell office:value-type="float" office:value="21">
            <text:p>21</text:p>
          </table:table-cell>
          <table:table-cell office:value-type="float" office:value="21">
            <text:p>21</text:p>
          </table:table-cell>
          <table:table-cell office:value-type="string">
            <text:p>Shriek</text:p>
          </table:table-cell>
          <table:table-cell office:value-type="string">
            <text:p>جیغ کشیدن</text:p>
          </table:table-cell>
          <table:table-cell office:value-type="string">
            <text:p>uk  /ʃriːk/ us  /ʃriːk/</text:p>
          </table:table-cell>
          <table:table-cell office:value-type="string">
            <text:p>a. The maid shrieked when she discovered the corpse.</text:p>
          </table:table-cell>
          <table:table-cell office:value-type="string">
            <text:p>وقتی خدمتکار جسد را پیدا کرد، جیغ کشید.</text:p>
          </table:table-cell>
          <table:table-cell office:value-type="string">
            <text:p>Scream</text:p>
          </table:table-cell>
          <table:table-cell office:value-type="string">
            <text:p>b. With a loud shriek, Ronald fled from the room.</text:p>
          </table:table-cell>
          <table:table-cell office:value-type="string">
            <text:p>با یک جیغ بلند، رونالد از اتاق فرار کرد.</text:p>
          </table:table-cell>
          <table:table-cell office:value-type="string">
            <text:p>c. Facing the peril of the waterfall, the boatman let out a terrible shriek.</text:p>
          </table:table-cell>
          <table:table-cell office:value-type="string">
            <text:p>با دیدن خطر آبشار، قایقران جیغ وحشتناکی کشید.</text:p>
          </table:table-cell>
          <table:table-cell office:value-type="float" office:value="2">
            <text:p>2</text:p>
          </table:table-cell>
          <table:table-cell office:value-type="float" office:value="9">
            <text:p>9</text:p>
          </table:table-cell>
          <table:table-cell office:value-type="string">
            <text:p>{"word":"Shriek","mean":"","countable":"yes","type":"noun","voice":"unknown","plural":"Shrieks","plural_example":"The Woods Were Filled With Shrieks Of Terror.","example":"Her Shriek Pierced The Night Air.","registers":"[formal: ], [informal: ]","phrasal_verbs":[],"synonyms":{"formal":["Scream","Yell"],"informal":["Squawk","Holler"],"neutral":["Cry","Call","Screech"]},"derivations":[{"word":"Shriek","type":"verb","example":"She Began To Shriek In Terror.","example_translation":"او از ترس شروع به جیغ زدن کرد.","display":"Shriek (Verb)"}],"collocations":[{"collocation":"Piercing Shriek","example":"A Piercing Shriek Cut Through The Silence.","translation":"یک جیغ گوش خراش سکوت را شکست."},{"collocation":"Bloodcurdling Shriek","example":"A Bloodcurdling Shriek Filled The Room.","translation":"یک جیغ وحشتناک اتاق را پر کرد."}]}</text:p>
          </table:table-cell>
        </table:table-row>
        <table:table-row>
          <table:table-cell office:value-type="float" office:value="22">
            <text:p>22</text:p>
          </table:table-cell>
          <table:table-cell office:value-type="float" office:value="22">
            <text:p>22</text:p>
          </table:table-cell>
          <table:table-cell office:value-type="string">
            <text:p>Sinister</text:p>
          </table:table-cell>
          <table:table-cell office:value-type="string">
            <text:p>شیطانی</text:p>
          </table:table-cell>
          <table:table-cell office:value-type="string">
            <text:p>uk  /ˈsɪn.ɪ.stər/ us  /ˈsɪn.ə.stɚ/</text:p>
          </table:table-cell>
          <table:table-cell office:value-type="string">
            <text:p>a. The sinister plot to cheat the widow was uncovered by the police.</text:p>
          </table:table-cell>
          <table:table-cell office:value-type="string">
            <text:p>نقشه‌ی شوم برای فریب بیوه توسط پلیس فاش شد.</text:p>
          </table:table-cell>
          <table:table-cell office:value-type="string">
            <text:p>Evil; wicked; dishonest; frightening</text:p>
          </table:table-cell>
          <table:table-cell office:value-type="string">
            <text:p>b. When the bank guard spied the sinister-looking customer, he drew his gun.</text:p>
          </table:table-cell>
          <table:table-cell office:value-type="string">
            <text:p>زمانیکه نگهبان بانک متوجه مشتری شرور با ظاهر مشکوک شد، اسلحه اش را کشید.</text:p>
          </table:table-cell>
          <table:table-cell office:value-type="string">
            <text:p>c. I was frightened by the sinister shadow at the bottom of the stairs.</text:p>
          </table:table-cell>
          <table:table-cell office:value-type="string">
            <text:p>سایه شوم در انتهای راه پله مرا ترساند.</text:p>
          </table:table-cell>
          <table:table-cell office:value-type="float" office:value="2">
            <text:p>2</text:p>
          </table:table-cell>
          <table:table-cell office:value-type="float" office:value="10">
            <text:p>10</text:p>
          </table:table-cell>
          <table:table-cell office:value-type="string">
            <text:p>{"word":"Sinister","mean":"","countable":"no","type":"adjective","voice":"unknown","plural":"","plural_example":"","example":"The Abandoned House Had A Sinister Reputation.","registers":"[formal: ], [informal: ]","phrasal_verbs":[],"synonyms":{"formal":["Ominous","Menacing"],"informal":["Creepy","Spooky"],"neutral":["Threatening","Evil","Frightening"]},"derivations":[{"word":"Sinisterly","type":"adverb","example":"He Smiled Sinisterly.","example_translation":"او بطور شومی لبخند زد.","display":"Sinisterly"},{"word":"Sinisterity","type":"noun","example":"I Could Sense The Sinisterity Of The Situation.","example_translation":"من می توانستم شومی موقعیت را حس کنم.","display":"Sinisterity"}],"collocations":[{"collocation":"Sinister Figure","example":"A Sinister Figure Lurked In The Shadows.","translation":"یک شخصیت شوم در سایه ها کمین کرده بود."},{"collocation":"Sinister Plot","example":"They Uncovered A Sinister Plot To Overthrow The Government.","translation":"آنها یک نقشه شوم برای سرنگونی دولت را کشف کردند."},{"collocation":"Sinister Motives","example":"His Kindness Was Masking Sinister Motives.","translation":"مهربانی او انگیزه های شوم را پنهان می کرد."}]}</text:p>
          </table:table-cell>
        </table:table-row>
        <table:table-row>
          <table:table-cell office:value-type="float" office:value="23">
            <text:p>23</text:p>
          </table:table-cell>
          <table:table-cell office:value-type="float" office:value="23">
            <text:p>23</text:p>
          </table:table-cell>
          <table:table-cell office:value-type="string">
            <text:p>Tempt</text:p>
          </table:table-cell>
          <table:table-cell office:value-type="string">
            <text:p>وسوسه کردن</text:p>
          </table:table-cell>
          <table:table-cell office:value-type="string">
            <text:p>uk  /tempt/ us  /tempt/</text:p>
          </table:table-cell>
          <table:table-cell office:value-type="string">
            <text:p>A banana split can tempt me to break my diet.</text:p>
          </table:table-cell>
          <table:table-cell office:value-type="string">
            <text:p>دسر موز می تواند مرا وسوسه کند که رژیم غذایی ام را بشکنم.</text:p>
          </table:table-cell>
          <table:table-cell office:value-type="string">
            <text:p>Try to get someone to do something; test; invite</text:p>
          </table:table-cell>
          <table:table-cell office:value-type="string">
            <text:p>The sight of beautiful Louise tempted the bachelor to change his mind about marriage.</text:p>
          </table:table-cell>
          <table:table-cell office:value-type="string">
            <text:p>با دیدن "لوئیز" زیبا مرد مجرد وسوسه شد تا دیدگاهش را نسبت به ازدواج تغییر دهد.</text:p>
          </table:table-cell>
          <table:table-cell office:value-type="string">
            <text:p>Your offer of a job tempted me greatly.</text:p>
          </table:table-cell>
          <table:table-cell office:value-type="string">
            <text:p>پیشنهاد کاری تو مرا به شدت وسوسه کرد.</text:p>
          </table:table-cell>
          <table:table-cell office:value-type="float" office:value="2">
            <text:p>2</text:p>
          </table:table-cell>
          <table:table-cell office:value-type="float" office:value="11">
            <text:p>11</text:p>
          </table:table-cell>
          <table:table-cell office:value-type="string">
            <text:p>{"word":"Tempt","mean":"","countable":"no","type":"verb","voice":"transitive","plural":"","plural_example":"","example":"The Shop Display Was Designed To Tempt Customers.","registers":"[formal: ], [informal: ]","phrasal_verbs":[],"synonyms":{"formal":["Entice","Seduce","Inveigle"],"informal":["Lure","Hook"],"neutral":["Attract","Invite","Allure","Draw","Decoy"]},"derivations":[{"word":"Temptation","type":"noun","example":"He Succumbed To Temptation And Ate The Cake.","example_translation":"او تسلیم وسوسه شد و کیک را خورد.","display":"Temptation"},{"word":"Tempting","type":"adjective","example":"The Offer Was Very Tempting.","example_translation":"این پیشنهاد خیلی وسوسه انگیز بود.","display":"Tempting"}],"collocations":[{"collocation":"Tempt Fate","example":"I Don't Want To Tempt Fate By Predicting Success.","translation":"نمی خواهم با پیش بینی موفقیت، سرنوشت را وسوسه کنم."}]}</text:p>
          </table:table-cell>
        </table:table-row>
        <table:table-row>
          <table:table-cell office:value-type="float" office:value="24">
            <text:p>24</text:p>
          </table:table-cell>
          <table:table-cell office:value-type="float" office:value="24">
            <text:p>24</text:p>
          </table:table-cell>
          <table:table-cell office:value-type="string">
            <text:p>Wager</text:p>
          </table:table-cell>
          <table:table-cell office:value-type="string">
            <text:p>شرط بندی</text:p>
          </table:table-cell>
          <table:table-cell office:value-type="string">
            <text:p>uk  /ˈweɪ.dʒər/ us  /ˈweɪ.dʒɚ/</text:p>
          </table:table-cell>
          <table:table-cell office:value-type="string">
            <text:p>a. I lost a small wager on the Super Bowl.</text:p>
          </table:table-cell>
          <table:table-cell office:value-type="string">
            <text:p>من شرط کوچکی را در سوپر باول باختم.</text:p>
          </table:table-cell>
          <table:table-cell office:value-type="string">
            <text:p>Bet</text:p>
          </table:table-cell>
          <table:table-cell office:value-type="string">
            <text:p>b. After winning the wager, Tex treated everyone to free drinks.</text:p>
          </table:table-cell>
          <table:table-cell office:value-type="string">
            <text:p>بعد از اینکه تکس شرط بندی را برد، همه را به نوشیدنی مجانی مهمان کرد.</text:p>
          </table:table-cell>
          <table:table-cell office:value-type="string">
            <text:p>c. It is legal to make a wager in the state of Nevada.</text:p>
          </table:table-cell>
          <table:table-cell office:value-type="string">
            <text:p>شرط بندی در ایالت نوادا قانونی است.</text:p>
          </table:table-cell>
          <table:table-cell office:value-type="float" office:value="2">
            <text:p>2</text:p>
          </table:table-cell>
          <table:table-cell office:value-type="float" office:value="12">
            <text:p>12</text:p>
          </table:table-cell>
          <table:table-cell office:value-type="string">
            <text:p>{"word":"Wager","mean":"","countable":"yes","type":"noun","voice":"unknown","plural":"Wagers","plural_example":"The casino accepted many wagers that evening.","example":"He placed a wager on the horse race.","registers":"[formal: ], [informal: ]","phrasal_verbs":[],"synonyms":{"formal":["Bet","Stake","Pledge"],"informal":["Gamble","Flier"],"neutral":["Bet","Stake"]},"derivations":[{"word":"Wager","type":"verb","example":"I wagered $10 on the game.","example_translation":"من 10 دلار روی بازی شرط بستم.","display":"Wager"},{"word":"Wagerer","type":"noun","example":"He is a habitual wagerer.","example_translation":"او یک شرط‌بند قهار است.","display":"Wagerer"}],"collocations":[{"collocation":"Place a wager","example":"She decided to place a wager on the underdog.","translation":"او تصمیم گرفت روی اسب بازنده شرط ببندد."},{"collocation":"Accept a wager","example":"The bookmaker accepted the wager without hesitation.","translation":"شرط‌بند بدون تردید شرط را پذیرفت."},{"collocation":"Lose a wager","example":"He lost his wager on the soccer match.","translation":"او شرط خود را در مسابقه فوتبال باخت."}]}</text:p>
          </table:table-cell>
        </table:table-row>
        <table:table-row>
          <table:table-cell office:value-type="float" office:value="25">
            <text:p>25</text:p>
          </table:table-cell>
          <table:table-cell office:value-type="float" office:value="25">
            <text:p>25</text:p>
          </table:table-cell>
          <table:table-cell office:value-type="string">
            <text:p>Typical</text:p>
          </table:table-cell>
          <table:table-cell office:value-type="string">
            <text:p>نمونه، معمولی</text:p>
          </table:table-cell>
          <table:table-cell office:value-type="string">
            <text:p>uk  /ˈtɪp.ɪ.kəl/ us  /ˈtɪp.ɪ.kəl/</text:p>
          </table:table-cell>
          <table:table-cell office:value-type="string">
            <text:p>a. The sinister character in the movie wore a typical costume: a dark shirt, loud tie, and tight jacket.</text:p>
          </table:table-cell>
          <table:table-cell office:value-type="string">
            <text:p>شخصیت شرور در فیلم، لباسی معمولی به تن داشت: پیراهنی تیره، کراواتی با طرح جیغ و یک کت تنگ.</text:p>
          </table:table-cell>
          <table:table-cell office:value-type="string">
            <text:p>Usual; of a kind</text:p>
          </table:table-cell>
          <table:table-cell office:value-type="string">
            <text:p>b. The horse ran its typical race: a slow start and a slow finish, and my uncle lost his wager.</text:p>
          </table:table-cell>
          <table:table-cell office:value-type="string">
            <text:p>اسب مسابقه همیشگی خود را انجام داد: شروعی کند و پایانی کندتر، و عمویم شرط خود را باخت.</text:p>
          </table:table-cell>
          <table:table-cell office:value-type="string">
            <text:p>c. It was typical of the latecomer to conceal the real cause of his lateness.</text:p>
          </table:table-cell>
          <table:table-cell office:value-type="string">
            <text:p>پنهان کردن دلیل واقعی تاخیر، رفتاری معمول از فردی بود که دیر می‌رسید.</text:p>
          </table:table-cell>
          <table:table-cell office:value-type="float" office:value="3">
            <text:p>3</text:p>
          </table:table-cell>
          <table:table-cell office:value-type="float" office:value="1">
            <text:p>1</text:p>
          </table:table-cell>
          <table:table-cell office:value-type="string">
            <text:p>{"word":"Typical","mean":"","countable":"no","type":"adjective","voice":"unknown","plural":"","plural_example":"","example":"It Is Typical Of Him To Be Late.","registers":"[formal: Standard], [informal: Standard]","phrasal_verbs":[],"synonyms":{"formal":["Representative","Characteristic","Exemplary","Archetypal"],"informal":["Usual","Common","Normal"],"neutral":["Standard","Regular","Ordinary","Conventional"]},"derivations":[{"word":"Typically","type":"adverb","example":"He Typically Arrives Late.","example_translation":"او معمولاً دیر می رسد.","display":"Typically"},{"word":"Typicality","type":"noun","example":"The Typicality Of The Design Was Remarkable.","example_translation":"نمونه بودن طرح قابل توجه بود.","display":"Typicality"}],"collocations":[{"collocation":"Typical Example","example":"This Is A Typical Example Of Victorian Architecture.","translation":"این یک نمونه معمولی از معماری ویکتوریایی است."},{"collocation":"Typical Behavior","example":"His Behavior Was Typical Of A Spoiled Child.","translation":"رفتار او نمونه ای از یک کودک لوس بود."},{"collocation":"Typical Day","example":"A Typical Day For Me Involves A Lot Of Meetings.","translation":"یک روز معمولی برای من شامل جلسات زیادی است."}]}</text:p>
          </table:table-cell>
        </table:table-row>
        <table:table-row>
          <table:table-cell office:value-type="float" office:value="26">
            <text:p>26</text:p>
          </table:table-cell>
          <table:table-cell office:value-type="float" office:value="26">
            <text:p>26</text:p>
          </table:table-cell>
          <table:table-cell office:value-type="string">
            <text:p>Minimum</text:p>
          </table:table-cell>
          <table:table-cell office:value-type="string">
            <text:p>حداقل</text:p>
          </table:table-cell>
          <table:table-cell office:value-type="string">
            <text:p>uk  /ˈmɪn.ɪ.məm/ us  /ˈmɪn.ə.məm/</text:p>
          </table:table-cell>
          <table:table-cell office:value-type="string">
            <text:p>a. Studies show that adults need a minimum of six hours sleep.</text:p>
          </table:table-cell>
          <table:table-cell office:value-type="string">
            <text:p>مطالعات نشان می دهد که افراد بالغ حداقل به شش ساعت خواب نیاز دارند.</text:p>
          </table:table-cell>
          <table:table-cell office:value-type="string">
            <text:p>The least possible amount; the lowest amount</text:p>
          </table:table-cell>
          <table:table-cell office:value-type="string">
            <text:p>b. The minimum charge for a telephone, even if no calls are made, is about nine dollars a month.</text:p>
          </table:table-cell>
          <table:table-cell office:value-type="string">
            <text:p>کمترین هزینه تلفن، حتی اگر هیچ مکالمه ای هم انجام نشود، حدود نه دلار در ماه است.</text:p>
          </table:table-cell>
          <table:table-cell office:value-type="string">
            <text:p>c. Congress has set a minimum wage for all workers.</text:p>
          </table:table-cell>
          <table:table-cell office:value-type="string">
            <text:p>مجلس حداقل دستمزد را برای تمام کارگران مقرر کرده است.</text:p>
          </table:table-cell>
          <table:table-cell office:value-type="float" office:value="3">
            <text:p>3</text:p>
          </table:table-cell>
          <table:table-cell office:value-type="float" office:value="2">
            <text:p>2</text:p>
          </table:table-cell>
          <table:table-cell office:value-type="string">
            <text:p>{"word":"Minimum","mean":"","countable":"yes","type":"noun","voice":"unknown","plural":"Minimums","plural_example":"The Minimums Are Listed In The Contract.","example":"The Minimum Wage Is Not Enough To Live On.","registers":"[formal: Minimum], [informal: Min]","phrasal_verbs":[],"synonyms":{"formal":["Least","Lowest"],"informal":["Rock Bottom","Bottom"],"neutral":["Smallest","Lowest"]},"derivations":[{"word":"Minimal","type":"adjective","example":"The Impact Was Minimal.","example_translation":"تاثیر کم بود.","display":"Minimal"},{"word":"Minimize","type":"verb","example":"We Need To Minimize The Risk.","example_translation":"ما باید خطر را به حداقل برسانیم.","display":"Minimize"}],"collocations":[{"collocation":"Absolute Minimum","example":"The Absolute Minimum We Can Accept Is $50.","translation":"حداقل مطلق که می توانیم بپذیریم 50 دلار است."},{"collocation":"Set A Minimum","example":"They Set A Minimum Spending Requirement.","translation":"آنها حداقل نیاز به هزینه را تعیین کردند."}]}</text:p>
          </table:table-cell>
        </table:table-row>
        <table:table-row>
          <table:table-cell office:value-type="float" office:value="27">
            <text:p>27</text:p>
          </table:table-cell>
          <table:table-cell office:value-type="float" office:value="27">
            <text:p>27</text:p>
          </table:table-cell>
          <table:table-cell office:value-type="string">
            <text:p>Scarce</text:p>
          </table:table-cell>
          <table:table-cell office:value-type="string">
            <text:p>کمیاب</text:p>
          </table:table-cell>
          <table:table-cell office:value-type="string">
            <text:p>uk  /skeəs/ us  /skers/</text:p>
          </table:table-cell>
          <table:table-cell office:value-type="string">
            <text:p>a. Chairs which are older than one hundred years are scarce.</text:p>
          </table:table-cell>
          <table:table-cell office:value-type="string">
            <text:p>صندلی‌هایی که بیش از صد سال قدمت دارند، کمیاب هستند.</text:p>
          </table:table-cell>
          <table:table-cell office:value-type="string">
            <text:p>Hard to get; rare</text:p>
          </table:table-cell>
          <table:table-cell office:value-type="string">
            <text:p>b. Because there is little moisture in the desert, trees are scarce.</text:p>
          </table:table-cell>
          <table:table-cell office:value-type="string">
            <text:p>به خاطر اینکه رطوبت در بیابان کم است، درختان کمیاب هستند.</text:p>
          </table:table-cell>
          <table:table-cell office:value-type="string">
            <text:p>c. How scarce are good cooks?</text:p>
          </table:table-cell>
          <table:table-cell office:value-type="string">
            <text:p>آشپزهای خوب چقدر کمیاب هستند؟</text:p>
          </table:table-cell>
          <table:table-cell office:value-type="float" office:value="3">
            <text:p>3</text:p>
          </table:table-cell>
          <table:table-cell office:value-type="float" office:value="3">
            <text:p>3</text:p>
          </table:table-cell>
          <table:table-cell office:value-type="string">
            <text:p>{"word":"Scarce","mean":"","countable":"no","type":"adjective","voice":"unknown","plural":"","plural_example":"","example":"Food Was Scarce After The Flood.","registers":"[formal: Rare], [neutral: Limited]","phrasal_verbs":[],"synonyms":{"formal":["Limited","Deficient","Rare","Uncommon"],"informal":["Few","Tight"],"neutral":["Inadequate","Insufficient","Lacking"]},"derivations":[{"word":"Scarcity","type":"noun","example":"There Is A Scarcity Of Clean Water.","example_translation":"کمبود آب تمیز وجود دارد.","display":"Scarcity"},{"word":"Scarcely","type":"adverb","example":"I Could Scarcely Believe It.","example_translation":"به سختی می توانستم آن را باور کنم.","display":"Scarcely"}],"collocations":[{"collocation":"Become Scarce","example":"Resources Are Becoming Scarce.","translation":"منابع در حال کمیاب شدن هستند."},{"collocation":"Make Scarce","example":"He Made Himself Scarce After The Incident.","translation":"او پس از حادثه خود را پنهان کرد\/ناپدید شد."},{"collocation":"Scarce Resources","example":"The Region Suffers From Scarce Resources.","translation":"این منطقه از کمبود منابع رنج می برد."}]}</text:p>
          </table:table-cell>
        </table:table-row>
        <table:table-row>
          <table:table-cell office:value-type="float" office:value="28">
            <text:p>28</text:p>
          </table:table-cell>
          <table:table-cell office:value-type="float" office:value="28">
            <text:p>28</text:p>
          </table:table-cell>
          <table:table-cell office:value-type="string">
            <text:p>Annual</text:p>
          </table:table-cell>
          <table:table-cell office:value-type="string">
            <text:p>سالیانه، سالی یک بار</text:p>
          </table:table-cell>
          <table:table-cell office:value-type="string">
            <text:p>uk  /ˈæn.ju.əl/ us  /ˈæn.ju.əl/</text:p>
          </table:table-cell>
          <table:table-cell office:value-type="string">
            <text:p>a. The annual convention of musicians takes place in Hollywood.</text:p>
          </table:table-cell>
          <table:table-cell office:value-type="string">
            <text:p>همایش سالانهٔ نوازندگان در هالیوود برگزار می‌شود.</text:p>
          </table:table-cell>
          <table:table-cell office:value-type="string">
            <text:p>Once a year; something that appears yearly or lasts for a year</text:p>
          </table:table-cell>
          <table:table-cell office:value-type="string">
            <text:p>b. The publishers of the encyclopedia put out a book each year called an annual.</text:p>
          </table:table-cell>
          <table:table-cell office:value-type="string">
            <text:p>ناشران دایرةالمعارف هر سال کتابی را با عنوان سالنامه منتشر می‌کنند.</text:p>
          </table:table-cell>
          <table:table-cell office:value-type="string">
            <text:p>c. Plants that live only one year are called annuals.</text:p>
          </table:table-cell>
          <table:table-cell office:value-type="string">
            <text:p>گیاهانی که فقط یک سال عمر می‌کنند، یک‌ساله نامیده می‌شوند.</text:p>
          </table:table-cell>
          <table:table-cell office:value-type="float" office:value="3">
            <text:p>3</text:p>
          </table:table-cell>
          <table:table-cell office:value-type="float" office:value="4">
            <text:p>4</text:p>
          </table:table-cell>
          <table:table-cell office:value-type="string">
            <text:p>{"word":"Annual","mean":"","countable":"no","type":"adjective","voice":"unknown","plural":"","plural_example":"","example":"The Company Holds An Annual Meeting For Shareholders.","registers":"[formal: Common], [informal: Uncommon]","phrasal_verbs":[],"synonyms":{"formal":["Yearly","Periodic"],"informal":["Once-A-Year"],"neutral":["Regular","Recurrent"]},"derivations":[{"word":"Annually","type":"adverb","example":"The Fees Are Paid Annually.","example_translation":"هزینه ها سالانه پرداخت می شوند.","display":"Annually"},{"word":"Annus","type":"noun","example":"Annus Is The Latin Word For Year.","example_translation":"آنوس کلمه لاتین برای سال است.","display":"Annus"}],"collocations":[{"collocation":"Annual Report","example":"The Annual Report Summarizes The Company's Performance.","translation":"گزارش سالانه عملکرد شرکت را خلاصه می کند."},{"collocation":"Annual Budget","example":"The Annual Budget Is Approved By The Board.","translation":"بودجه سالانه توسط هیئت مدیره تصویب می شود."},{"collocation":"Annual Event","example":"The Festival Is An Annual Event.","translation":"این جشنواره یک رویداد سالانه است."}]}</text:p>
          </table:table-cell>
        </table:table-row>
        <table:table-row>
          <table:table-cell office:value-type="float" office:value="29">
            <text:p>29</text:p>
          </table:table-cell>
          <table:table-cell office:value-type="float" office:value="29">
            <text:p>29</text:p>
          </table:table-cell>
          <table:table-cell office:value-type="string">
            <text:p>Persuade</text:p>
          </table:table-cell>
          <table:table-cell office:value-type="string">
            <text:p>متقاعد کردن</text:p>
          </table:table-cell>
          <table:table-cell office:value-type="string">
            <text:p>uk  /pəˈsweɪd/ us  /pɚˈsweɪd/</text:p>
          </table:table-cell>
          <table:table-cell office:value-type="string">
            <text:p>Can you persuade him to give up his bachelor days and get married?</text:p>
          </table:table-cell>
          <table:table-cell office:value-type="string">
            <text:p>آیا می توانی او را متقاعد کنی که روزهای مجردی‌اش را رها کند و ازدواج کند؟</text:p>
          </table:table-cell>
          <table:table-cell office:value-type="string">
            <text:p>Win over to do or believe; make willing</text:p>
          </table:table-cell>
          <table:table-cell office:value-type="string">
            <text:p>No one could persuade the captain to leave the sinking ship.</text:p>
          </table:table-cell>
          <table:table-cell office:value-type="string">
            <text:p>هیچ کس نتوانست ناخدا را متقاعد کند تا کشتی در حال غرق شدن را ترک کند.</text:p>
          </table:table-cell>
          <table:table-cell office:value-type="string">
            <text:p>Beth's shriek persuaded Jesse that she was in real danger.</text:p>
          </table:table-cell>
          <table:table-cell office:value-type="string">
            <text:p>فریاد بث، جسی را متقاعد کرد که او در معرض خطر جدی است.</text:p>
          </table:table-cell>
          <table:table-cell office:value-type="float" office:value="3">
            <text:p>3</text:p>
          </table:table-cell>
          <table:table-cell office:value-type="float" office:value="5">
            <text:p>5</text:p>
          </table:table-cell>
          <table:table-cell office:value-type="string">
            <text:p>{"word":"Persuade","mean":"","countable":"no","type":"verb","voice":"transitive","plural":"","plural_example":"","example":"I Persuaded Him To Come To The Party.","registers":"[formal: Persuade], [informal: Convince]","phrasal_verbs":[],"synonyms":{"formal":["Induce","Prevail Upon","Influence","Entice"],"informal":["Talk Into","Sell"],"neutral":["Convince","Encourage","Motivate","Influence","Urge"]},"derivations":[{"word":"Persuasion","type":"noun","example":"His Persuasion Was Very Effective.","example_translation":"اقناع او بسیار موثر بود.","display":"Persuasion"},{"word":"Persuasive","type":"adjective","example":"She Gave A Very Persuasive Speech.","example_translation":"او یک سخنرانی بسیار متقاعد کننده ارائه داد.","display":"Persuasive"}],"collocations":[{"collocation":"Easily Persuaded","example":"She Is Easily Persuaded By Flattery.","translation":"او به راحتی با چاپلوسی متقاعد می شود."},{"collocation":"Try To Persuade","example":"I Will Try To Persuade Him To Change His Mind.","translation":"من سعی خواهم کرد او را متقاعد کنم که نظرش را عوض کند."}]}</text:p>
          </table:table-cell>
        </table:table-row>
        <table:table-row>
          <table:table-cell office:value-type="float" office:value="30">
            <text:p>30</text:p>
          </table:table-cell>
          <table:table-cell office:value-type="float" office:value="30">
            <text:p>30</text:p>
          </table:table-cell>
          <table:table-cell office:value-type="string">
            <text:p>Essential</text:p>
          </table:table-cell>
          <table:table-cell office:value-type="string">
            <text:p>ضروری</text:p>
          </table:table-cell>
          <table:table-cell office:value-type="string">
            <text:p>uk  /ɪˈsen.ʃəl/ us  /ɪˈsen.ʃəl/</text:p>
          </table:table-cell>
          <table:table-cell office:value-type="string">
            <text:p>The essential ingredients in the cake are flour, sugar, and shortening.</text:p>
          </table:table-cell>
          <table:table-cell office:value-type="string">
            <text:p>آرد، شکر و روغن شیرینی‌پزی مواد اصلی کیک هستند.</text:p>
          </table:table-cell>
          <table:table-cell office:value-type="string">
            <text:p>Necessary; very important</text:p>
          </table:table-cell>
          <table:table-cell office:value-type="string">
            <text:p>It is essential that we follow the roadmap.</text:p>
          </table:table-cell>
          <table:table-cell office:value-type="string">
            <text:p>لازم است که نقشه راه را دنبال کنیم.</text:p>
          </table:table-cell>
          <table:table-cell office:value-type="string">
            <text:p>Several layers of thin clothing are essential to keeping warm in frigid climates.</text:p>
          </table:table-cell>
          <table:table-cell office:value-type="string">
            <text:p>برای گرم ماندن در آب و هوای سرد، پوشیدن چند لایه لباس نازک ضروری است.</text:p>
          </table:table-cell>
          <table:table-cell office:value-type="float" office:value="3">
            <text:p>3</text:p>
          </table:table-cell>
          <table:table-cell office:value-type="float" office:value="6">
            <text:p>6</text:p>
          </table:table-cell>
          <table:table-cell office:value-type="string">
            <text:p>{"word":"Essential","mean":"","countable":"no","type":"adjective","voice":"unknown","plural":"","plural_example":"","example":"Water Is Essential For Life.","registers":"[formal: Indispensable], [neutral: Important]","phrasal_verbs":[],"synonyms":{"formal":["Crucial","Indispensable","Vital"],"informal":["Key"],"neutral":["Necessary","Important"]},"derivations":[{"word":"Essentially","type":"adverb","example":"He Is Essentially Correct.","example_translation":"او اساساً درست می‌گوید.","display":"Essentially"},{"word":"Essence","type":"noun","example":"The Essence Of Life Is Love.","example_translation":"جوهر زندگی عشق است.","display":"Essence"}],"collocations":[{"collocation":"Essential Oil","example":"She Uses Essential Oils For Aromatherapy.","translation":"او از روغن‌های ضروری برای آروماتراپی استفاده می‌کند."},{"collocation":"Essential Information","example":"Please Provide All Essential Information.","translation":"لطفاً تمام اطلاعات ضروری را ارائه دهید."}]}</text:p>
          </table:table-cell>
        </table:table-row>
        <table:table-row>
          <table:table-cell office:value-type="float" office:value="31">
            <text:p>31</text:p>
          </table:table-cell>
          <table:table-cell office:value-type="float" office:value="31">
            <text:p>31</text:p>
          </table:table-cell>
          <table:table-cell office:value-type="string">
            <text:p>Blend</text:p>
          </table:table-cell>
          <table:table-cell office:value-type="string">
            <text:p>مخلوط کردن</text:p>
          </table:table-cell>
          <table:table-cell office:value-type="string">
            <text:p>uk  /blend/ us  /blend/</text:p>
          </table:table-cell>
          <table:table-cell office:value-type="string">
            <text:p>The colors of the rainbow blend into one another.</text:p>
          </table:table-cell>
          <table:table-cell office:value-type="string">
            <text:p>رنگ های رنگین کمان با یکدیگر ترکیب می شوند.</text:p>
          </table:table-cell>
          <table:table-cell office:value-type="string">
            <text:p>Mix together thoroughly; a mixture</text:p>
          </table:table-cell>
          <table:table-cell office:value-type="string">
            <text:p>A careful blend of fine products will result in delicious food.</text:p>
          </table:table-cell>
          <table:table-cell office:value-type="string">
            <text:p>ترکیب دقیقی از فرآورده های خوب، غذای خوشمزه ای را به وجود می آورد.</text:p>
          </table:table-cell>
          <table:table-cell office:value-type="string">
            <text:p>When Jose blends the potatoes together, they come out very smooth.</text:p>
          </table:table-cell>
          <table:table-cell office:value-type="string">
            <text:p>وقتی خوزه سیب زمینی ها را با هم مخلوط می کند، خیلی نرم می شوند.</text:p>
          </table:table-cell>
          <table:table-cell office:value-type="float" office:value="3">
            <text:p>3</text:p>
          </table:table-cell>
          <table:table-cell office:value-type="float" office:value="7">
            <text:p>7</text:p>
          </table:table-cell>
          <table:table-cell office:value-type="string">
            <text:p>{"word":"Blend","mean":"","countable":"no","type":"verb","voice":"transitive","plural":"","plural_example":"","example":"She Blended All The Ingredients Together To Make The Cake.","registers":"[formal: Combine], [informal: Mix]","phrasal_verbs":[{"verb":"blend in","definition":"To Appear Similar And Not Be Noticed.","example":"She Tried To Blend In With The Crowd.","example_translation":"سعی کرد با جمعیت همرنگ شود."}],"synonyms":{"formal":["Amalgamate","Integrate","Merge"],"informal":["Mix","Combine"],"neutral":["Mix","Combine","Mingle"]},"derivations":[{"word":"blender","type":"noun","example":"Use A Blender To Make A Smoothie.","example_translation":"برای درست کردن اسموتی از مخلوط کن استفاده کنید.","display":"Blender"},{"word":"blended","type":"adjective","example":"She Has A Blended Family.","example_translation":"او یک خانواده ترکیبی دارد.","display":"Blended"}],"collocations":[{"collocation":"blend seamlessly","example":"The Colors Blend Seamlessly Together.","translation":"رنگ ها به طور یکپارچه با هم ترکیب می شوند."}]}</text:p>
          </table:table-cell>
        </table:table-row>
        <table:table-row>
          <table:table-cell office:value-type="float" office:value="32">
            <text:p>32</text:p>
          </table:table-cell>
          <table:table-cell office:value-type="float" office:value="32">
            <text:p>32</text:p>
          </table:table-cell>
          <table:table-cell office:value-type="string">
            <text:p>Visible</text:p>
          </table:table-cell>
          <table:table-cell office:value-type="string">
            <text:p>دیدنی، قابل رویت</text:p>
          </table:table-cell>
          <table:table-cell office:value-type="string">
            <text:p>uk  /ˈvɪz.ə.bəl/ us  /ˈvɪz.ə.bəl/</text:p>
          </table:table-cell>
          <table:table-cell office:value-type="string">
            <text:p>The ship was barely visible through the dense fog.</text:p>
          </table:table-cell>
          <table:table-cell office:value-type="string">
            <text:p>کشتی در میان مه غلیظ به سختی پیدا بود.</text:p>
          </table:table-cell>
          <table:table-cell office:value-type="string">
            <text:p>Able to be seen</text:p>
          </table:table-cell>
          <table:table-cell office:value-type="string">
            <text:p>Before the stars are visible, the sky has to become quite dark.</text:p>
          </table:table-cell>
          <table:table-cell office:value-type="string">
            <text:p>قبل از اینکه ستاره‌ها قابل رویت شوند، آسمان باید کاملاً تاریک شود.</text:p>
          </table:table-cell>
          <table:table-cell office:value-type="string">
            <text:p>You need a powerful lens to make some germs visible.</text:p>
          </table:table-cell>
          <table:table-cell office:value-type="string">
            <text:p>برای دیدن برخی میکروب‌ها به یک لنز قوی نیاز دارید.</text:p>
          </table:table-cell>
          <table:table-cell office:value-type="float" office:value="3">
            <text:p>3</text:p>
          </table:table-cell>
          <table:table-cell office:value-type="float" office:value="8">
            <text:p>8</text:p>
          </table:table-cell>
          <table:table-cell office:value-type="string">
            <text:p>{"word":"Visible","mean":"","countable":"no","type":"adjective","voice":"unknown","plural":"","plural_example":"","example":"The Stars Were Visible In The Clear Night Sky.","registers":"[formal: Observable], [informal: Noticeable]","phrasal_verbs":[],"synonyms":{"formal":["Perceptible","Discernible","Evident","Manifest"],"informal":["Obvious","Clear","Plain"],"neutral":["Noticeable","Apparent","Detectable","Seeable"]},"derivations":[{"word":"Visibility","type":"noun","example":"Visibility Was Poor Due To The Fog.","example_translation":"به دلیل مه دید کم بود.","display":"Visibility"},{"word":"Visibly","type":"adverb","example":"She Was Visibly Upset By The News.","example_translation":"او به وضوح از این خبر ناراحت شده بود.","display":"Visibly"}],"collocations":[{"collocation":"Clearly Visible","example":"The Smoke Was Clearly Visible From Miles Away.","translation":"دود از کیلومترها دور به وضوح قابل مشاهده بود."},{"collocation":"Barely Visible","example":"The Writing On The Wall Was Barely Visible.","translation":"نوشته روی دیوار به سختی قابل مشاهده بود."},{"collocation":"Become Visible","example":"The Sun Began To Become Visible Through The Clouds.","translation":"خورشید شروع به نمایان شدن از میان ابرها کرد."}]}</text:p>
          </table:table-cell>
        </table:table-row>
        <table:table-row>
          <table:table-cell office:value-type="float" office:value="33">
            <text:p>33</text:p>
          </table:table-cell>
          <table:table-cell office:value-type="float" office:value="33">
            <text:p>33</text:p>
          </table:table-cell>
          <table:table-cell office:value-type="string">
            <text:p>Expensive</text:p>
          </table:table-cell>
          <table:table-cell office:value-type="string">
            <text:p>گران</text:p>
          </table:table-cell>
          <table:table-cell office:value-type="string">
            <text:p>uk  /ɪkˈspen.sɪv/ us  /ɪkˈspen.sɪv/</text:p>
          </table:table-cell>
          <table:table-cell office:value-type="string">
            <text:p>Because diamonds are scarce, they are expensive.</text:p>
          </table:table-cell>
          <table:table-cell office:value-type="string">
            <text:p>الماس‌ها به علت کمیابی گران هستند.</text:p>
          </table:table-cell>
          <table:table-cell office:value-type="string">
            <text:p>Costly; high-priced</text:p>
          </table:table-cell>
          <table:table-cell office:value-type="string">
            <text:p>Margarine is much less expensive than butter.</text:p>
          </table:table-cell>
          <table:table-cell office:value-type="string">
            <text:p>مارگارین بسیار ارزان‌تر از کره است.</text:p>
          </table:table-cell>
          <table:table-cell office:value-type="string">
            <text:p>Shirley's expensive dress created a great deal of excitement at the party.</text:p>
          </table:table-cell>
          <table:table-cell office:value-type="string">
            <text:p>لباس گران‌قیمت شرلی، هیجان زیادی در مهمانی ایجاد کرد.</text:p>
          </table:table-cell>
          <table:table-cell office:value-type="float" office:value="3">
            <text:p>3</text:p>
          </table:table-cell>
          <table:table-cell office:value-type="float" office:value="9">
            <text:p>9</text:p>
          </table:table-cell>
          <table:table-cell office:value-type="string">
            <text:p>{"word":"Expensive","mean":"","countable":"no","type":"adjective","voice":"unknown","plural":"","plural_example":"","example":"That Car Is Very Expensive.","registers":"[formal: Pricy], [informal: Costly]","phrasal_verbs":[],"synonyms":{"formal":["Costly","Pricy","Exorbitant"],"informal":["Steep","Dear"],"neutral":["High-Priced","Premium"]},"derivations":[{"word":"Expense","type":"noun","example":"The Expense Of The Trip Was Considerable.","example_translation":"هزینه این سفر قابل توجه بود.","display":"Expense"},{"word":"Expensively","type":"adverb","example":"The Room Was Expensively Decorated.","example_translation":"اتاق به طور گران قیمت تزئین شده بود.","display":"Expensively"}],"collocations":[{"collocation":"Expensive Restaurant","example":"We Went To An Expensive Restaurant Last Night.","translation":"ما دیشب به یک رستوران گران قیمت رفتیم."},{"collocation":"Expensive Taste","example":"She Has An Expensive Taste In Clothes.","translation":"او در لباس سلیقه گران قیمتی دارد."}]}</text:p>
          </table:table-cell>
        </table:table-row>
        <table:table-row>
          <table:table-cell office:value-type="float" office:value="34">
            <text:p>34</text:p>
          </table:table-cell>
          <table:table-cell office:value-type="float" office:value="34">
            <text:p>34</text:p>
          </table:table-cell>
          <table:table-cell office:value-type="string">
            <text:p>Talent</text:p>
          </table:table-cell>
          <table:table-cell office:value-type="string">
            <text:p>استعداد</text:p>
          </table:table-cell>
          <table:table-cell office:value-type="string">
            <text:p>uk  /ˈtæl.ənt/ us  /ˈtæl.ənt/</text:p>
          </table:table-cell>
          <table:table-cell office:value-type="string">
            <text:p>a. Medori's talent was noted when she was in first grade.</text:p>
          </table:table-cell>
          <table:table-cell office:value-type="string">
            <text:p>استعداد «مدوری» وقتی کلاس اول بود مورد توجه قرار گرفت.</text:p>
          </table:table-cell>
          <table:table-cell office:value-type="string">
            <text:p>Natural ability</text:p>
          </table:table-cell>
          <table:table-cell office:value-type="string">
            <text:p>b. Feeling that he had the essential talent, Carlos tried out for the school play.</text:p>
          </table:table-cell>
          <table:table-cell office:value-type="string">
            <text:p>کارلوس که احساس می کرد استعداد لازم را داشت، برای نمایشنامه مدرسه تست داد.</text:p>
          </table:table-cell>
          <table:table-cell office:value-type="string">
            <text:p>c. Hard work can often make up for a lack of talent.</text:p>
          </table:table-cell>
          <table:table-cell office:value-type="string">
            <text:p>سخت کوشی اغلب کمبود استعداد را جبران می کند.</text:p>
          </table:table-cell>
          <table:table-cell office:value-type="float" office:value="3">
            <text:p>3</text:p>
          </table:table-cell>
          <table:table-cell office:value-type="float" office:value="10">
            <text:p>10</text:p>
          </table:table-cell>
          <table:table-cell office:value-type="string">
            <text:p>{"word":"Talent","mean":"","countable":"yes","type":"noun","voice":"unknown","plural":"Talents","plural_example":"The School Showcases A Variety Of Talents.","example":"She Has A Real Talent For Music.","registers":"[formal: Ability], [informal: Gift]","phrasal_verbs":[],"synonyms":{"formal":["Aptitude","Capability","Proficiency"],"informal":["Knack","Gift"],"neutral":["Ability","Skill","Flair"]},"derivations":[{"word":"Talented","type":"adjective","example":"He Is A Talented Musician.","example_translation":"او یک موسیقی‌دان با استعداد است.","display":"Talented"}],"collocations":[{"collocation":"Natural Talent","example":"She Has A Natural Talent For Dancing.","translation":"او استعداد طبیعی در رقص دارد."},{"collocation":"Hidden Talent","example":"He Discovered His Hidden Talent For Painting.","translation":"او استعداد پنهان خود در نقاشی را کشف کرد."}]}</text:p>
          </table:table-cell>
        </table:table-row>
        <table:table-row>
          <table:table-cell office:value-type="float" office:value="35">
            <text:p>35</text:p>
          </table:table-cell>
          <table:table-cell office:value-type="float" office:value="35">
            <text:p>35</text:p>
          </table:table-cell>
          <table:table-cell office:value-type="string">
            <text:p>Devise</text:p>
          </table:table-cell>
          <table:table-cell office:value-type="string">
            <text:p>طراحی کردن</text:p>
          </table:table-cell>
          <table:table-cell office:value-type="string">
            <text:p>uk  /dɪˈvaɪz/ us  /dɪˈvaɪz/</text:p>
          </table:table-cell>
          <table:table-cell office:value-type="string">
            <text:p>a. The burglars devised a scheme for entering the bank at night.</text:p>
          </table:table-cell>
          <table:table-cell office:value-type="string">
            <text:p>سارقین برای ورود شبانه به بانک، نقشه‌ای طراحی کردند.</text:p>
          </table:table-cell>
          <table:table-cell office:value-type="string">
            <text:p>Think out; plan; invent</text:p>
          </table:table-cell>
          <table:table-cell office:value-type="string">
            <text:p>b. I would like to devise a method for keeping my toes from becoming numb while I am ice skating.</text:p>
          </table:table-cell>
          <table:table-cell office:value-type="string">
            <text:p>دوست دارم روشی ابداع کنم که وقتی اسکی روی یخ می‌کنم مانع بی‌حس شدن انگشتان پایم شوم.</text:p>
          </table:table-cell>
          <table:table-cell office:value-type="string">
            <text:p>c. If we could devise a plan for using the abandoned building, we could save thousands of dollars.</text:p>
          </table:table-cell>
          <table:table-cell office:value-type="string">
            <text:p>اگر بتوانیم برنامه‌ای برای استفاده از ساختمان متروکه طراحی کنیم، می‌توانیم هزاران دلار پس‌انداز کنیم.</text:p>
          </table:table-cell>
          <table:table-cell office:value-type="float" office:value="3">
            <text:p>3</text:p>
          </table:table-cell>
          <table:table-cell office:value-type="float" office:value="11">
            <text:p>11</text:p>
          </table:table-cell>
          <table:table-cell office:value-type="string">
            <text:p>{"word":"Devise","mean":"","countable":"no","type":"verb","voice":"transitive","plural":"","plural_example":"","example":"They Devised A Plan To Escape.","registers":"[formal: Commonly Used In Formal And Professional Contexts], [informal: Seldom Used In Informal Conversation]","phrasal_verbs":[],"synonyms":{"formal":["Formulate","Concoct","Construct","Invent","Orchestrate"],"informal":[],"neutral":["Create","Design","Plan","Imagine","Develop"]},"derivations":[{"word":"Deviser","type":"noun","example":"He Was The Deviser Of The New Marketing Campaign.","example_translation":"او طراح کمپین بازاریابی جدید بود.","display":"Deviser"},{"word":"Devisement","type":"noun","example":"The Devisement Of The Plan Took Several Weeks.","example_translation":"ابداع این طرح چندین هفته طول کشید.","display":"Devisement"}],"collocations":[{"collocation":"Devise A Strategy","example":"We Need To Devise A Strategy To Improve Sales.","translation":"ما باید یک استراتژی برای بهبود فروش تدوین کنیم."},{"collocation":"Devise A System","example":"The Company Devised A New System For Tracking Inventory.","translation":"شرکت یک سیستم جدید برای ردیابی موجودی ابداع کرد."}]}</text:p>
          </table:table-cell>
        </table:table-row>
        <table:table-row>
          <table:table-cell office:value-type="float" office:value="36">
            <text:p>36</text:p>
          </table:table-cell>
          <table:table-cell office:value-type="float" office:value="36">
            <text:p>36</text:p>
          </table:table-cell>
          <table:table-cell office:value-type="string">
            <text:p>Wholesale</text:p>
          </table:table-cell>
          <table:table-cell office:value-type="string">
            <text:p>عمده فروشی</text:p>
          </table:table-cell>
          <table:table-cell office:value-type="string">
            <text:p>uk  /ˈhəʊl.seɪl/ us  /ˈhoʊl.seɪl/</text:p>
          </table:table-cell>
          <table:table-cell office:value-type="string">
            <text:p>The wholesale price of milk is six cents a quart lower than retail.</text:p>
          </table:table-cell>
          <table:table-cell office:value-type="string">
            <text:p>قیمت عمده فروشی شیر در هر کوارت، شش سنت کمتر از خرده فروشی آن است.</text:p>
          </table:table-cell>
          <table:table-cell office:value-type="string">
            <text:p>In large quantity; less than retail in price</text:p>
          </table:table-cell>
          <table:table-cell office:value-type="string">
            <text:p>Many people were angered by the wholesale slaughter of birds.</text:p>
          </table:table-cell>
          <table:table-cell office:value-type="string">
            <text:p>بسیاری از مردم از کشتار گسترده پرندگان عصبانی شدند.</text:p>
          </table:table-cell>
          <table:table-cell office:value-type="string">
            <text:p>By buying my ties wholesale I save fifteen dollars a year.</text:p>
          </table:table-cell>
          <table:table-cell office:value-type="string">
            <text:p>با خرید کراوات‌هایم به صورت عمده، سالیانه پانزده دلار صرفه‌جویی می‌کنم.</text:p>
          </table:table-cell>
          <table:table-cell office:value-type="float" office:value="3">
            <text:p>3</text:p>
          </table:table-cell>
          <table:table-cell office:value-type="float" office:value="12">
            <text:p>12</text:p>
          </table:table-cell>
          <table:table-cell office:value-type="string">
            <text:p>{"word":"Wholesale","mean":"","countable":"no","type":"noun","voice":"unknown","plural":"wholesales","plural_example":"The Wholesales Of Agricultural Products Increased This Year.","example":"The Company Specializes In The Wholesale Of Electronic Components.","registers":"[formal: Wholesale Trade], [informal: ], [neutral: ]","phrasal_verbs":[],"synonyms":{"formal":["Bulk","Mass"],"informal":[],"neutral":["Jobbing"]},"derivations":[{"word":"wholesaler","type":"noun","example":"The Wholesaler Sells Goods In Bulk.","example_translation":"عمده فروش کالاها را به صورت عمده می فروشد.","display":"Wholesaler"},{"word":"wholesale","type":"adjective","example":"Wholesale Prices Are Lower Than Retail Prices.","example_translation":"قیمت های عمده فروشی پایین تر از قیمت های خرده فروشی است.","display":"Wholesale"}],"collocations":[{"collocation":"wholesale price","example":"The Wholesale Price Of The Goods Was Very Low.","translation":"قیمت عمده فروشی کالاها بسیار پایین بود."},{"collocation":"wholesale market","example":"We Bought The Items At The Wholesale Market.","translation":"ما وسایل را از بازار عمده فروشی خریدیم."}]}</text:p>
          </table:table-cell>
        </table:table-row>
        <table:table-row>
          <table:table-cell office:value-type="float" office:value="37">
            <text:p>37</text:p>
          </table:table-cell>
          <table:table-cell office:value-type="float" office:value="37">
            <text:p>37</text:p>
          </table:table-cell>
          <table:table-cell office:value-type="string">
            <text:p>Vapor</text:p>
          </table:table-cell>
          <table:table-cell office:value-type="string">
            <text:p>بخار</text:p>
          </table:table-cell>
          <table:table-cell office:value-type="string">
            <text:p>us  /ˈveɪ.pɚ/ uk  /ˈveɪ.pər/</text:p>
          </table:table-cell>
          <table:table-cell office:value-type="string">
            <text:p>a. Scientists have devised methods for trapping vapor in bottles so they can study its make-up.</text:p>
          </table:table-cell>
          <table:table-cell office:value-type="string">
            <text:p>دانشمندان روش‌هایی را برای به دام انداختن بخار در بطری‌ها ابداع کرده‌اند تا بتوانند ترکیبات آن را بررسی کنند.</text:p>
          </table:table-cell>
          <table:table-cell office:value-type="string">
            <text:p>Moisture in the air that can be seen; fog; mist</text:p>
          </table:table-cell>
          <table:table-cell office:value-type="string">
            <text:p>b. He has gathered data on the amount of vapor rising from the swamp.</text:p>
          </table:table-cell>
          <table:table-cell office:value-type="string">
            <text:p>او اطلاعاتی راجع به مقدار بخاری که از باتلاق برمی‌خیزد، جمع‌آوری کرده است.</text:p>
          </table:table-cell>
          <table:table-cell office:value-type="string">
            <text:p>c. A vapor trail is the visible stream of moisture left by the engines of a jet flying at high altitudes.</text:p>
          </table:table-cell>
          <table:table-cell office:value-type="string">
            <text:p>رد بخار، جریان قابل مشاهده‌ای از رطوبت است که توسط موتورهای یک جت در حال پرواز در ارتفاعات بالا، از خود به جا می‌ماند.</text:p>
          </table:table-cell>
          <table:table-cell office:value-type="float" office:value="4">
            <text:p>4</text:p>
          </table:table-cell>
          <table:table-cell office:value-type="float" office:value="1">
            <text:p>1</text:p>
          </table:table-cell>
          <table:table-cell office:value-type="string">
            <text:p>{"word":"Vapor","mean":"","countable":"no","type":"noun","voice":"unknown","plural":"Vapors","plural_example":"The Fumes Consisted Of Various Vapors.","example":"The Air Was Thick With Vapor.","registers":"[formal: Vapor], [informal: Fumes]","phrasal_verbs":[],"synonyms":{"formal":["Steam","Mist","Effluvium","Gas"],"informal":["Fumes","Haze"],"neutral":["Moisture"]},"derivations":[{"word":"Vaporize","type":"verb","example":"The Liquid Will Vaporize Quickly In The Heat.","example_translation":"مایع به سرعت در گرما بخار می شود.","display":"Vaporize"},{"word":"Vaporous","type":"adjective","example":"The Mountains Were Hidden By A Vaporous Mist.","example_translation":"کوه ها توسط یک مه بخار پنهان شده بودند.","display":"Vaporous"}],"collocations":[{"collocation":"Toxic Vapor","example":"The Factory Released Toxic Vapor Into The Air.","translation":"کارخانه بخار سمی را در هوا منتشر کرد."},{"collocation":"Water Vapor","example":"Water Vapor Is An Important Component Of The Atmosphere.","translation":"بخار آب یک جزء مهم جو است."},{"collocation":"Chemical Vapor","example":"Exposure To Chemical Vapor Can Be Dangerous.","translation":"قرار گرفتن در معرض بخار شیمیایی می تواند خطرناک باشد."}]}</text:p>
          </table:table-cell>
        </table:table-row>
        <table:table-row>
          <table:table-cell office:value-type="float" office:value="38">
            <text:p>38</text:p>
          </table:table-cell>
          <table:table-cell office:value-type="float" office:value="38">
            <text:p>38</text:p>
          </table:table-cell>
          <table:table-cell office:value-type="string">
            <text:p>Eliminate</text:p>
          </table:table-cell>
          <table:table-cell office:value-type="string">
            <text:p>حذف کردن، از بین بردن</text:p>
          </table:table-cell>
          <table:table-cell office:value-type="string">
            <text:p>uk  /iˈlɪm.ɪ.neɪt/ us  /iˈlɪm.ə.neɪt/</text:p>
          </table:table-cell>
          <table:table-cell office:value-type="string">
            <text:p>When the railroad tracks are raised, the danger of crossing will be eliminated.</text:p>
          </table:table-cell>
          <table:table-cell office:value-type="string">
            <text:p>وقتی ریل راه آهن بالا برده می شود، خطر تصادف رفع می شود.</text:p>
          </table:table-cell>
          <table:table-cell office:value-type="string">
            <text:p>Get rid of; remove; omit</text:p>
          </table:table-cell>
          <table:table-cell office:value-type="string">
            <text:p>When figuring the cost of a car, don't eliminate such extras as air conditioning.</text:p>
          </table:table-cell>
          <table:table-cell office:value-type="string">
            <text:p>هنگام حساب کردن قیمت یک ماشین، لوازم اضافی مثل دستگاه تهویه هوا را حذف نکنید.</text:p>
          </table:table-cell>
          <table:table-cell office:value-type="string">
            <text:p>If we were to eliminate all reclining chairs, no one would fall asleep while watching television.</text:p>
          </table:table-cell>
          <table:table-cell office:value-type="string">
            <text:p>اگر همهٔ صندلی‌های راحتی را حذف می‌کردیم، هیچ‌کس هنگام تماشای تلویزیون به خواب نمی‌رفت.</text:p>
          </table:table-cell>
          <table:table-cell office:value-type="float" office:value="4">
            <text:p>4</text:p>
          </table:table-cell>
          <table:table-cell office:value-type="float" office:value="2">
            <text:p>2</text:p>
          </table:table-cell>
          <table:table-cell office:value-type="string">
            <text:p>{"word":"Eliminate","mean":"","countable":"no","type":"verb","voice":"transitive","plural":"","plural_example":"","example":"We Need To Eliminate Unnecessary Expenses.","registers":"[formal: Formal], [informal: Informal]","phrasal_verbs":[],"synonyms":{"formal":["Remove","Eradicate","Abolish","Extirpate","Obviate"],"informal":["Get Rid Of","Drop","Cut Out","Ditch"],"neutral":["Exclude","Delete","Cancel","Terminate","Erase"]},"derivations":[{"word":"Elimination","type":"noun","example":"The Elimination Of Poverty Is A Global Goal.","example_translation":"ریشه کنی فقر یک هدف جهانی است.","display":"Elimination"},{"word":"Eliminative","type":"adjective","example":"An Eliminative Process Was Used.","example_translation":"یک فرایند حذف کننده استفاده شد.","display":"Eliminative"}],"collocations":[{"collocation":"Eliminate Waste","example":"The Company Aims To Eliminate Waste In Production.","translation":"هدف شرکت حذف ضایعات در تولید است."},{"collocation":"Eliminate Errors","example":"Careful Proofreading Can Help Eliminate Errors.","translation":"ویرایش دقیق می تواند به از بین بردن خطاها کمک کند."}]}</text:p>
          </table:table-cell>
        </table:table-row>
        <table:table-row>
          <table:table-cell office:value-type="float" office:value="39">
            <text:p>39</text:p>
          </table:table-cell>
          <table:table-cell office:value-type="float" office:value="39">
            <text:p>39</text:p>
          </table:table-cell>
          <table:table-cell office:value-type="string">
            <text:p>Villain</text:p>
          </table:table-cell>
          <table:table-cell office:value-type="string">
            <text:p>آدم شرور، مجرم</text:p>
          </table:table-cell>
          <table:table-cell office:value-type="string">
            <text:p>uk  /ˈvɪl.ən/ us  /ˈvɪl.ən/</text:p>
          </table:table-cell>
          <table:table-cell office:value-type="string">
            <text:p>A typical moving picture villain gets killed at the end.</text:p>
          </table:table-cell>
          <table:table-cell office:value-type="string">
            <text:p>یک آدم شرور معمولی در فیلم، در پایان آن کشته می‌شود.</text:p>
          </table:table-cell>
          <table:table-cell office:value-type="string">
            <text:p>A very wicked person</text:p>
          </table:table-cell>
          <table:table-cell office:value-type="string">
            <text:p>The villain concealed the corpse in the cellar.</text:p>
          </table:table-cell>
          <table:table-cell office:value-type="string">
            <text:p>آدم شرور جسد را در زیرزمین پنهان کرد.</text:p>
          </table:table-cell>
          <table:table-cell office:value-type="string">
            <text:p>When the villain fell down the well, everyone lived happily ever after.</text:p>
          </table:table-cell>
          <table:table-cell office:value-type="string">
            <text:p>وقتی آدم شرور به داخل چاه افتاد، از آن به بعد همه با خوشحالی زندگی کردند.</text:p>
          </table:table-cell>
          <table:table-cell office:value-type="float" office:value="4">
            <text:p>4</text:p>
          </table:table-cell>
          <table:table-cell office:value-type="float" office:value="3">
            <text:p>3</text:p>
          </table:table-cell>
          <table:table-cell office:value-type="string">
            <text:p>{"word":"Villain","mean":"","countable":"yes","type":"noun","voice":"unknown","plural":"Villains","plural_example":"The Movie Featured A Group Of Formidable Villains.","example":"The Villain In The Story Was Driven By Greed.","registers":"[formal: Criminal], [informal: Bad Guy]","phrasal_verbs":[],"synonyms":{"formal":["Criminal","Malefactor"],"informal":["Bad Guy","Heavy"],"neutral":["Antagonist","Opponent","Rogue"]},"derivations":[{"word":"Villainous","type":"adjective","example":"His Villainous Actions Shocked The Town.","example_translation":"اعمال شرورانه او شهر را شوکه کرد.","display":"Villainous"},{"word":"Villainy","type":"noun","example":"The Detective Dedicated His Life To Fighting Villainy.","example_translation":"کارآگاه زندگی خود را وقف مبارزه با شرارت کرد.","display":"Villainy"}],"collocations":[{"collocation":"Classic Villain","example":"He Played The Role Of A Classic Villain.","translation":"او نقش یک شخصیت شرور کلاسیک را بازی کرد."},{"collocation":"Complex Villain","example":"The Story Explores The Motivations Of A Complex Villain.","translation":"داستان انگیزه های یک شخصیت شرور پیچیده را بررسی می کند."}]}</text:p>
          </table:table-cell>
        </table:table-row>
        <table:table-row>
          <table:table-cell office:value-type="float" office:value="40">
            <text:p>40</text:p>
          </table:table-cell>
          <table:table-cell office:value-type="float" office:value="40">
            <text:p>40</text:p>
          </table:table-cell>
          <table:table-cell office:value-type="string">
            <text:p>Dense</text:p>
          </table:table-cell>
          <table:table-cell office:value-type="string">
            <text:p>فشرده، انبوه</text:p>
          </table:table-cell>
          <table:table-cell office:value-type="string">
            <text:p>uk  /dens/ us  /dens/</text:p>
          </table:table-cell>
          <table:table-cell office:value-type="string">
            <text:p>a. The dense leaves on the trees let in a minimum of sunlight.</text:p>
          </table:table-cell>
          <table:table-cell office:value-type="string">
            <text:p>برگ های انبوه روی درختان مقدار کمی از نور خورشید را از خود عبور می دهند.</text:p>
          </table:table-cell>
          <table:table-cell office:value-type="string">
            <text:p>Closely packed together; thick</text:p>
          </table:table-cell>
          <table:table-cell office:value-type="string">
            <text:p>b. We couldn't row because of the dense weeds in the lake.</text:p>
          </table:table-cell>
          <table:table-cell office:value-type="string">
            <text:p>به خاطر وجود علف های هرز انبوه در دریاچه نمی توانستیم پارو بزنیم.</text:p>
          </table:table-cell>
          <table:table-cell office:value-type="string">
            <text:p>c. His keen knife cut through the dense jungle.</text:p>
          </table:table-cell>
          <table:table-cell office:value-type="string">
            <text:p>با چاقوی تیزش از میان جنگل انبوه راه عبور را باز کرد.</text:p>
          </table:table-cell>
          <table:table-cell office:value-type="float" office:value="4">
            <text:p>4</text:p>
          </table:table-cell>
          <table:table-cell office:value-type="float" office:value="4">
            <text:p>4</text:p>
          </table:table-cell>
          <table:table-cell office:value-type="string">
            <text:p>{"word":"Dense","mean":"","countable":"no","type":"adjective","voice":"unknown","plural":"","plural_example":"","example":"The Forest Was Dense With Trees.","registers":"[formal: Scientific], [informal: Colloquial]","phrasal_verbs":[],"synonyms":{"formal":["Compact","Concentrated","Thick"],"informal":["Thick","Heavy"],"neutral":["Thick","Compact","Packed"]},"derivations":[{"word":"Density","type":"noun","example":"The Density Of The Crowd Was Alarming.","example_translation":"تراکم جمعیت نگران کننده بود.","display":"Density"},{"word":"Densely","type":"adverb","example":"The Area Was Densely Populated.","example_translation":"منطقه به طور متراکم پرجمعیت بود.","display":"Densely"}],"collocations":[{"collocation":"Dense Fog","example":"A Dense Fog Covered The City.","translation":"مه غلیظ شهر را پوشانده بود."},{"collocation":"Dense Forest","example":"We Got Lost In The Dense Forest.","translation":"ما در جنگل انبوه گم شدیم."},{"collocation":"Dense Population","example":"The City Has A Dense Population.","translation":"شهر دارای جمعیت متراکم است."}]}</text:p>
          </table:table-cell>
        </table:table-row>
        <table:table-row>
          <table:table-cell office:value-type="float" office:value="41">
            <text:p>41</text:p>
          </table:table-cell>
          <table:table-cell office:value-type="float" office:value="41">
            <text:p>41</text:p>
          </table:table-cell>
          <table:table-cell office:value-type="string">
            <text:p>Utilize</text:p>
          </table:table-cell>
          <table:table-cell office:value-type="string">
            <text:p>به کار بردن، استفاده کردن</text:p>
          </table:table-cell>
          <table:table-cell office:value-type="string">
            <text:p>uk  /ˈjuː.təl.aɪz/ us  /ˈjuː.t̬əl.aɪz/</text:p>
          </table:table-cell>
          <table:table-cell office:value-type="string">
            <text:p>No one seems willing to utilize this vacant house.</text:p>
          </table:table-cell>
          <table:table-cell office:value-type="string">
            <text:p>به نظر نمی‌رسد هیچ‌کس بخواهد از این خانه‌ی خالی استفاده کند.</text:p>
          </table:table-cell>
          <table:table-cell office:value-type="string">
            <text:p>Make use of</text:p>
          </table:table-cell>
          <table:table-cell office:value-type="string">
            <text:p>The gardener was eager to utilize different flowers and blend them in order to beautify the borders.</text:p>
          </table:table-cell>
          <table:table-cell office:value-type="string">
            <text:p>باغبان مشتاق بود تا از گل‌های مختلف استفاده کند و آن‌ها را برای زیباسازی حاشیه‌ها ترکیب کند.</text:p>
          </table:table-cell>
          <table:table-cell office:value-type="string">
            <text:p>Does your mother utilize leftovers in her cooking?</text:p>
          </table:table-cell>
          <table:table-cell office:value-type="string">
            <text:p>آیا مادرت در آشپزی از ته مانده‌های غذا استفاده می‌کند؟</text:p>
          </table:table-cell>
          <table:table-cell office:value-type="float" office:value="4">
            <text:p>4</text:p>
          </table:table-cell>
          <table:table-cell office:value-type="float" office:value="5">
            <text:p>5</text:p>
          </table:table-cell>
          <table:table-cell office:value-type="string">
            <text:p>{"word":"Utilize","mean":"","countable":"no","type":"verb","voice":"transitive","plural":"","plural_example":"","example":"We Need To Utilize All Available Resources.","registers":"[formal: highly formal], [informal: uncommon]","phrasal_verbs":[],"synonyms":{"formal":["Employ","Harness","Leverage","Apply","Exploit"],"informal":["Use","Make Use Of","Put To Use"],"neutral":["Use"]},"derivations":[{"word":"Utilization","type":"noun","example":"The Utilization Of Solar Energy Is Increasing.","example_translation":"استفاده از انرژی خورشیدی در حال افزایش است.","display":"Utilization"},{"word":"Utilizable","type":"adjective","example":"The Land Is Not Utilizable For Farming.","example_translation":"این زمین برای کشاورزی قابل استفاده نیست.","display":"Utilizable"}],"collocations":[{"collocation":"Utilize resources","example":"The Project Manager Must Utilize Resources Effectively.","translation":"مدیر پروژه باید از منابع به طور موثر استفاده کند."},{"collocation":"Utilize technology","example":"Schools Are Encouraged To Utilize Technology In The Classroom.","translation":"مدارس تشویق می شوند تا از فناوری در کلاس درس استفاده کنند."},{"collocation":"Utilize skills","example":"She Was Able To Utilize Her Skills To Solve The Problem.","translation":"او توانست از مهارت های خود برای حل مسئله استفاده کند."}]}</text:p>
          </table:table-cell>
        </table:table-row>
        <table:table-row>
          <table:table-cell office:value-type="float" office:value="42">
            <text:p>42</text:p>
          </table:table-cell>
          <table:table-cell office:value-type="float" office:value="42">
            <text:p>42</text:p>
          </table:table-cell>
          <table:table-cell office:value-type="string">
            <text:p>Humid</text:p>
          </table:table-cell>
          <table:table-cell office:value-type="string">
            <text:p>مرطوب</text:p>
          </table:table-cell>
          <table:table-cell office:value-type="string">
            <text:p>uk  /ˈhjuː.mɪd/ us  /ˈhjuː.mɪd/</text:p>
          </table:table-cell>
          <table:table-cell office:value-type="string">
            <text:p>It was so humid in our classroom that we wished the school would buy an air conditioner.</text:p>
          </table:table-cell>
          <table:table-cell office:value-type="string">
            <text:p>کلاسمان آنقدر مرطوب (شرجی) بود که آرزو کردیم مدرسه یک دستگاه تهویه بخرد.</text:p>
          </table:table-cell>
          <table:table-cell office:value-type="string">
            <text:p>Moist; damp</text:p>
          </table:table-cell>
          <table:table-cell office:value-type="string">
            <text:p>New Yorkers usually complain in the summer of the humid air.</text:p>
          </table:table-cell>
          <table:table-cell office:value-type="string">
            <text:p>مردم نیویورک معمولاً در تابستان از هوای مرطوب شکایت می‌کنند.</text:p>
          </table:table-cell>
          <table:table-cell office:value-type="string">
            <text:p>Most people believe that ocean air is quite humid.</text:p>
          </table:table-cell>
          <table:table-cell office:value-type="string">
            <text:p>بیشتر مردم بر این باورند که هوای اقیانوس کاملاً مرطوب است.</text:p>
          </table:table-cell>
          <table:table-cell office:value-type="float" office:value="4">
            <text:p>4</text:p>
          </table:table-cell>
          <table:table-cell office:value-type="float" office:value="6">
            <text:p>6</text:p>
          </table:table-cell>
          <table:table-cell office:value-type="string">
            <text:p>{"word":"Humid","mean":"","countable":"no","type":"adjective","voice":"unknown","plural":"","plural_example":"","example":"The Air Was Humid And Heavy.","registers":"[formal: ], [informal: ]","phrasal_verbs":[],"synonyms":{"formal":["Muggy"],"informal":["Sticky"],"neutral":["Damp","Moist"]},"derivations":[{"word":"Humidity","type":"noun","example":"The Humidity Made Everyone Uncomfortable.","example_translation":"رطوبت باعث ناراحتی همه شد.","display":"Humidity"}],"collocations":[{"collocation":"Humid Climate","example":"The Region Has A Humid Climate.","translation":"این منطقه دارای آب و هوای مرطوب است."},{"collocation":"Humid Air","example":"Humid Air Makes It Difficult To Breathe.","translation":"هوای مرطوب تنفس را دشوار می کند."}]}</text:p>
          </table:table-cell>
        </table:table-row>
        <table:table-row>
          <table:table-cell office:value-type="float" office:value="43">
            <text:p>43</text:p>
          </table:table-cell>
          <table:table-cell office:value-type="float" office:value="43">
            <text:p>43</text:p>
          </table:table-cell>
          <table:table-cell office:value-type="string">
            <text:p>Theory</text:p>
          </table:table-cell>
          <table:table-cell office:value-type="string">
            <text:p>تئوری، نظریه</text:p>
          </table:table-cell>
          <table:table-cell office:value-type="string">
            <text:p>uk  /ˈθɪə.ri/ us  /ˈθɪr.i/</text:p>
          </table:table-cell>
          <table:table-cell office:value-type="string">
            <text:p>Einstein's theory is really too difficult for the average person to understand.</text:p>
          </table:table-cell>
          <table:table-cell office:value-type="string">
            <text:p>فهم نظریه انیشتین برای افراد عادی واقعاً دشوار است.</text:p>
          </table:table-cell>
          <table:table-cell office:value-type="string">
            <text:p>Explanation based on thought, observation, or reasoning</text:p>
          </table:table-cell>
          <table:table-cell office:value-type="string">
            <text:p>My uncle has a theory about the effect of weather on baseball batters.</text:p>
          </table:table-cell>
          <table:table-cell office:value-type="string">
            <text:p>عموی من نظریه ای راجع به تاثیر آب و هوا بر توپ زن های بازی بیس بال دارد.</text:p>
          </table:table-cell>
          <table:table-cell office:value-type="string">
            <text:p>No one has advanced a theory explaining the beginnings of writing.</text:p>
          </table:table-cell>
          <table:table-cell office:value-type="string">
            <text:p>هیچ کس نظریه‌ای متقاعد کننده در توضیح آغاز نوشتن ارائه نکرده است.</text:p>
          </table:table-cell>
          <table:table-cell office:value-type="float" office:value="4">
            <text:p>4</text:p>
          </table:table-cell>
          <table:table-cell office:value-type="float" office:value="7">
            <text:p>7</text:p>
          </table:table-cell>
          <table:table-cell office:value-type="string">
            <text:p>{"word":"Theory","mean":"","countable":"yes","type":"noun","voice":"unknown","plural":"Theories","plural_example":"Several Competing Theories Attempt To Explain The Phenomenon.","example":"Darwin's Theory Of Evolution Is Widely Accepted.","registers":"[formal: Scientific, Academic]","phrasal_verbs":[],"synonyms":{"formal":["Hypothesis","Postulate","Principle","Doctrine"],"informal":["Idea","Guess","Hunch"],"neutral":["Concept","Model","Framework"]},"derivations":[{"word":"Theoretical","type":"adjective","example":"The Discussion Was Largely Theoretical.","example_translation":"بحث تا حد زیادی نظری بود.","display":"Theoretical"},{"word":"Theorize","type":"verb","example":"Scientists Theorize About The Origins Of The Universe.","example_translation":"دانشمندان در مورد منشاء جهان نظریه پردازی می کنند.","display":"Theorize"}],"collocations":[{"collocation":"Prove a theory","example":"Scientists Worked To Prove Their Theory.","translation":"دانشمندان برای اثبات نظریه خود تلاش کردند."},{"collocation":"Test a theory","example":"The Experiment Was Designed To Test The Theory.","translation":"این آزمایش برای آزمایش نظریه طراحی شده است."},{"collocation":"Develop a theory","example":"She Developed A New Theory Of Learning.","translation":"او یک نظریه جدید در مورد یادگیری ایجاد کرد."}]}</text:p>
          </table:table-cell>
        </table:table-row>
        <table:table-row>
          <table:table-cell office:value-type="float" office:value="44">
            <text:p>44</text:p>
          </table:table-cell>
          <table:table-cell office:value-type="float" office:value="44">
            <text:p>44</text:p>
          </table:table-cell>
          <table:table-cell office:value-type="string">
            <text:p>Descend</text:p>
          </table:table-cell>
          <table:table-cell office:value-type="string">
            <text:p>فرود آمدن</text:p>
          </table:table-cell>
          <table:table-cell office:value-type="string">
            <text:p>uk  /dɪˈsend/ us  /dɪˈsend/</text:p>
          </table:table-cell>
          <table:table-cell office:value-type="string">
            <text:p>If we let the air out of a balloon, it will descend.</text:p>
          </table:table-cell>
          <table:table-cell office:value-type="string">
            <text:p>اگر هوای یک بالن را خالی کنیم، پایین می‌آید.</text:p>
          </table:table-cell>
          <table:table-cell office:value-type="string">
            <text:p>Go or come down from a higher place to a lower level</text:p>
          </table:table-cell>
          <table:table-cell office:value-type="string">
            <text:p>The pilot, thinking his plane was in danger, descended quickly.</text:p>
          </table:table-cell>
          <table:table-cell office:value-type="string">
            <text:p>خلبان که فکر می‌کرد هواپیمایش در معرض خطر است، به سرعت فرود آمد.</text:p>
          </table:table-cell>
          <table:table-cell office:value-type="string">
            <text:p>Knowing her beau was waiting at the bottom of the staircase, Eleanor descended at once.</text:p>
          </table:table-cell>
          <table:table-cell office:value-type="string">
            <text:p>النور که می‌دانست دلداده‌اش پایین پله‌ها منتظر است، فوراً پایین آمد.</text:p>
          </table:table-cell>
          <table:table-cell office:value-type="float" office:value="4">
            <text:p>4</text:p>
          </table:table-cell>
          <table:table-cell office:value-type="float" office:value="8">
            <text:p>8</text:p>
          </table:table-cell>
          <table:table-cell office:value-type="string">
            <text:p>{"word":"Descend","mean":"","countable":"no","type":"verb","voice":"intransitive","plural":"","plural_example":"","example":"The Plane Began To Descend.","registers":"[formal: Descend], [informal: Go Down]","phrasal_verbs":[{"verb":"descend on","definition":"To Visit Unexpectedly Or In Large Numbers.","example":"The Relatives Descended On Them For The Holidays.","example_translation":"فامیل ها به طور غیر منتظره برای تعطیلات به خانه آنها هجوم آوردند."}],"synonyms":{"formal":["Decline","Fall","Plummet","Slope","Drop"],"informal":["Go Down","Dip"],"neutral":["Come Down","Lower"]},"derivations":[{"word":"Descent","type":"noun","example":"The Descent Was Steep.","example_translation":"شیب نزول تند بود.","display":"Descent"}],"collocations":[{"collocation":"descend rapidly","example":"The Temperature Descended Rapidly Overnight.","translation":"دما به سرعت در طول شب کاهش یافت."},{"collocation":"descend the stairs","example":"She Descended The Stairs Gracefully.","translation":"او با ظرافت از پله ها پایین آمد."}]}</text:p>
          </table:table-cell>
        </table:table-row>
        <table:table-row>
          <table:table-cell office:value-type="float" office:value="45">
            <text:p>45</text:p>
          </table:table-cell>
          <table:table-cell office:value-type="float" office:value="45">
            <text:p>45</text:p>
          </table:table-cell>
          <table:table-cell office:value-type="string">
            <text:p>Circulate</text:p>
          </table:table-cell>
          <table:table-cell office:value-type="string">
            <text:p>گردش کردن، دور زدن، منتشر کردن</text:p>
          </table:table-cell>
          <table:table-cell office:value-type="string">
            <text:p>uk  /ˈsɜː.kjə.leɪt/ us  /ˈsɝː.kjə.leɪt/</text:p>
          </table:table-cell>
          <table:table-cell office:value-type="string">
            <text:p>A fan may circulate the air in summer, but it doesn't cool it.</text:p>
          </table:table-cell>
          <table:table-cell office:value-type="string">
            <text:p>پنکه ممکن است هوا را در تابستان به گردش درآورد، اما آن را خنک نمی‌کند.</text:p>
          </table:table-cell>
          <table:table-cell office:value-type="string">
            <text:p>Go around; go from place to place or person to person</text:p>
          </table:table-cell>
          <table:table-cell office:value-type="string">
            <text:p>My father circulated among the guests at the party and made them feel comfortable.</text:p>
          </table:table-cell>
          <table:table-cell office:value-type="string">
            <text:p>پدرم در میان مهمان‌های مهمانی می‌گشت و آن‌ها را راحت می‌کرد.</text:p>
          </table:table-cell>
          <table:table-cell office:value-type="string">
            <text:p>Hot water circulates through the pipes in the building, keeping the room warm.</text:p>
          </table:table-cell>
          <table:table-cell office:value-type="string">
            <text:p>آب گرم در لوله‌های ساختمان گردش می‌کند و اتاق را گرم نگه می‌دارد.</text:p>
          </table:table-cell>
          <table:table-cell office:value-type="float" office:value="4">
            <text:p>4</text:p>
          </table:table-cell>
          <table:table-cell office:value-type="float" office:value="9">
            <text:p>9</text:p>
          </table:table-cell>
          <table:table-cell office:value-type="string">
            <text:p>{"word":"Circulate","mean":"","countable":"no","type":"verb","voice":"both","plural":"","plural_example":"","example":"The Blood Circulates Through The Body.","registers":"[formal: Distribute], [neutral: Spread]","phrasal_verbs":[{"verb":"Circulate Around","definition":"To move or spread around a place or group.","example":"Rumors Began To Circulate Around The School About The Teacher.","example_translation":"شایعاتی درباره معلم در مدرسه پخش شد."}],"synonyms":{"formal":["Disseminate","Propagate","Diffuse"],"informal":["Get Around"],"neutral":["Spread","Distribute","Flow","Pass Around"]},"derivations":[{"word":"Circulation","type":"noun","example":"The Newspaper Has A Large Circulation.","example_translation":"این روزنامه دارای تیراژ بالایی است.","display":"Circulation"},{"word":"Circulatory","type":"adjective","example":"The Circulatory System Transports Blood.","example_translation":"سیستم گردش خون، خون را منتقل می کند.","display":"Circulatory"}],"collocations":[{"collocation":"Widely Circulate","example":"The Report Was Widely Circulated Among Investors.","translation":"گزارش به طور گسترده بین سرمایه گذاران توزیع شد."},{"collocation":"Circulate Information","example":"The Company Needs To Circulate Information More Effectively.","translation":"شرکت باید اطلاعات را به طور موثرتری منتشر کند."}]}</text:p>
          </table:table-cell>
        </table:table-row>
        <table:table-row>
          <table:table-cell office:value-type="float" office:value="46">
            <text:p>46</text:p>
          </table:table-cell>
          <table:table-cell office:value-type="float" office:value="46">
            <text:p>46</text:p>
          </table:table-cell>
          <table:table-cell office:value-type="string">
            <text:p>Enormous</text:p>
          </table:table-cell>
          <table:table-cell office:value-type="string">
            <text:p>عظیم، بزرگ</text:p>
          </table:table-cell>
          <table:table-cell office:value-type="string">
            <text:p>uk  /ɪˈnɔː.məs/ us  /əˈnɔːr.məs/</text:p>
          </table:table-cell>
          <table:table-cell office:value-type="string">
            <text:p>a. The enormous crab moved across the ocean floor in search of food.</text:p>
          </table:table-cell>
          <table:table-cell office:value-type="string">
            <text:p>خرچنگ عظیم‌الجثه‌ای در جستجوی غذا، در کف اقیانوس حرکت می‌کرد.</text:p>
          </table:table-cell>
          <table:table-cell office:value-type="string">
            <text:p>Extremely large; huge</text:p>
          </table:table-cell>
          <table:table-cell office:value-type="string">
            <text:p>b. Public hangings once drew enormous crowds.</text:p>
          </table:table-cell>
          <table:table-cell office:value-type="string">
            <text:p>اعدام‌های عمومی زمانی جمعیت بسیار زیادی را به خود جلب می‌کرد.</text:p>
          </table:table-cell>
          <table:table-cell office:value-type="string">
            <text:p>c. The gallant knight drew his sword and killed the enormous dragon.</text:p>
          </table:table-cell>
          <table:table-cell office:value-type="string">
            <text:p>شوالیه دلاور شمشیرش را بیرون کشید و اژدهای عظیم‌الجثه را کشت.</text:p>
          </table:table-cell>
          <table:table-cell office:value-type="float" office:value="4">
            <text:p>4</text:p>
          </table:table-cell>
          <table:table-cell office:value-type="float" office:value="10">
            <text:p>10</text:p>
          </table:table-cell>
          <table:table-cell office:value-type="string">
            <text:p>{"word":"Enormous","mean":"","countable":"no","type":"adjective","voice":"unknown","plural":"","plural_example":"","example":"The Building Was Enormous.","registers":"[formal: ], [informal: ]","phrasal_verbs":[],"synonyms":{"formal":["Immense","Vast"],"informal":["Huge","Gigantic"],"neutral":["Large","Big","Extensive"]},"derivations":[{"word":"enormously","type":"adverb","example":"The Company Profited Enormously.","example_translation":"شرکت سود فراوانی برد.","display":"Enormously"},{"word":"enormity","type":"noun","example":"The Enormity Of The Task Was Daunting.","example_translation":"بزرگی این کار دلهره آور بود.","display":"Enormity"}],"collocations":[{"collocation":"Enormous Size","example":"The Whale Was Of Enormous Size.","translation":"نهنگ اندازه بسیار بزرگی داشت."},{"collocation":"Enormous Amount","example":"He Spent An Enormous Amount Of Money.","translation":"او مقدار زیادی پول خرج کرد."},{"collocation":"Enormous Impact","example":"The Decision Had An Enormous Impact.","translation":"این تصمیم تاثیر بسیار زیادی داشت."}]}</text:p>
          </table:table-cell>
        </table:table-row>
        <table:table-row>
          <table:table-cell office:value-type="float" office:value="47">
            <text:p>47</text:p>
          </table:table-cell>
          <table:table-cell office:value-type="float" office:value="47">
            <text:p>47</text:p>
          </table:table-cell>
          <table:table-cell office:value-type="string">
            <text:p>Predict</text:p>
          </table:table-cell>
          <table:table-cell office:value-type="string">
            <text:p>پیش‌بینی کردن</text:p>
          </table:table-cell>
          <table:table-cell office:value-type="string">
            <text:p>uk  /prɪˈdɪkt/ us  /prɪˈdɪkt/</text:p>
          </table:table-cell>
          <table:table-cell office:value-type="string">
            <text:p>Weathermen can predict the weather correctly most of the time.</text:p>
          </table:table-cell>
          <table:table-cell office:value-type="string">
            <text:p>هواشناسان بیشتر اوقات می‌توانند به درستی وضع هوا را پیش‌بینی کنند.</text:p>
          </table:table-cell>
          <table:table-cell office:value-type="string">
            <text:p>Tell beforehand</text:p>
          </table:table-cell>
          <table:table-cell office:value-type="string">
            <text:p>Who can predict the winner of the Super Bowl this year?</text:p>
          </table:table-cell>
          <table:table-cell office:value-type="string">
            <text:p>چه کسی می‌تواند برنده‌ی سوپربول امسال را پیش‌بینی کند؟</text:p>
          </table:table-cell>
          <table:table-cell office:value-type="string">
            <text:p>Laura thought she could predict what I would do, but she was wrong.</text:p>
          </table:table-cell>
          <table:table-cell office:value-type="string">
            <text:p>لورا فکر کرد می‌تواند پیش‌بینی کند من چه‌کار می‌کنم، اما او در اشتباه بود.</text:p>
          </table:table-cell>
          <table:table-cell office:value-type="float" office:value="4">
            <text:p>4</text:p>
          </table:table-cell>
          <table:table-cell office:value-type="float" office:value="11">
            <text:p>11</text:p>
          </table:table-cell>
          <table:table-cell office:value-type="string">
            <text:p>{"word":"Predict","mean":"","countable":"no","type":"verb","voice":"transitive","plural":"","plural_example":"","example":"I Predict It Will Rain Tomorrow.","registers":"[formal: Project], [neutral: Foresee]","phrasal_verbs":[],"synonyms":{"formal":["Forecast","Foretell","Presage","Prognosticate"],"informal":["Guess"],"neutral":["Anticipate","Expect","Envisage"]},"derivations":[{"word":"Prediction","type":"noun","example":"The Prediction Was Accurate.","example_translation":"پیش بینی دقیق بود.","display":"Prediction"},{"word":"Predictable","type":"adjective","example":"The Ending Was Predictable.","example_translation":"پایان قابل پیش بینی بود.","display":"Predictable"}],"collocations":[{"collocation":"Accurately Predict","example":"The Model Can Accurately Predict Future Trends.","translation":"این مدل می تواند به طور دقیق روندهای آینده را پیش بینی کند."},{"collocation":"Predict The Outcome","example":"It's Difficult To Predict The Outcome Of The Election.","translation":"پیش بینی نتیجه انتخابات دشوار است."}]}</text:p>
          </table:table-cell>
        </table:table-row>
        <table:table-row>
          <table:table-cell office:value-type="float" office:value="48">
            <text:p>48</text:p>
          </table:table-cell>
          <table:table-cell office:value-type="float" office:value="48">
            <text:p>48</text:p>
          </table:table-cell>
          <table:table-cell office:value-type="string">
            <text:p>Vanish</text:p>
          </table:table-cell>
          <table:table-cell office:value-type="string">
            <text:p>ناپدید شدن</text:p>
          </table:table-cell>
          <table:table-cell office:value-type="string">
            <text:p>uk  /ˈvæn.ɪʃ/ us  /ˈvæn.ɪʃ/</text:p>
          </table:table-cell>
          <table:table-cell office:value-type="string">
            <text:p>Even in California the sun will sometimes vanish behind a cloud.</text:p>
          </table:table-cell>
          <table:table-cell office:value-type="string">
            <text:p>حتی در کالیفرنیا گاهی اوقات خورشید پشت یک ابر ناپدید می‌شود.</text:p>
          </table:table-cell>
          <table:table-cell office:value-type="string">
            <text:p>Disappear; disappear suddenly</text:p>
          </table:table-cell>
          <table:table-cell office:value-type="string">
            <text:p>Not even a powerful witch can make a jealous lover vanish.</text:p>
          </table:table-cell>
          <table:table-cell office:value-type="string">
            <text:p>حتی یک جادوگر قدرتمند هم نمی‌تواند یک عاشق حسود را غیب کند.</text:p>
          </table:table-cell>
          <table:table-cell office:value-type="string">
            <text:p>Give him a week without a job and all his money will vanish.</text:p>
          </table:table-cell>
          <table:table-cell office:value-type="string">
            <text:p>یک هفته به او فرصت بده بیکار باشد و تمام پول‌هایش ناپدید خواهد شد.</text:p>
          </table:table-cell>
          <table:table-cell office:value-type="float" office:value="4">
            <text:p>4</text:p>
          </table:table-cell>
          <table:table-cell office:value-type="float" office:value="12">
            <text:p>12</text:p>
          </table:table-cell>
          <table:table-cell office:value-type="string">
            <text:p>{"word":"Vanish","mean":"","countable":"no","type":"verb","voice":"intransitive","plural":"","plural_example":"","example":"The magician made the rabbit vanish.","registers":"[formal: Disappear], [informal: Go missing]","phrasal_verbs":[{"verb":"Vanish into","definition":"To disappear within something.","example":"The car vanished into the tunnel.","example_translation":"ماشین در تونل ناپدید شد."}],"synonyms":{"formal":["Disappear","Evaporate","Dissipate"],"informal":["Go missing","Fade away"],"neutral":["Disappear","Fade","Dematerialize"]},"derivations":[{"word":"Vanishing","type":"adjective","example":"The vanishing point is used in perspective drawing.","example_translation":"نقطه گریز در طراحی پرسپکتیو استفاده می شود.","display":"Vanishing"},{"word":"Vanisher","type":"noun","example":"He is known as the great vanisher.","example_translation":"او به عنوان ناپدید کننده بزرگ شناخته می شود.","display":"Vanisher"},{"word":"Vanishingly","type":"adverb","example":"The chance of winning is vanishingly small.","example_translation":"شانس برنده شدن به طرز محسوسی کم است.","display":"Vanishingly"}],"collocations":[{"collocation":"Vanish without a trace","example":"He vanished without a trace.","translation":"او بدون هیچ ردی ناپدید شد."},{"collocation":"Vanish into thin air","example":"The money seemed to vanish into thin air.","translation":"به نظر می رسید که پول در هوا ناپدید شده است."}]}</text:p>
          </table:table-cell>
        </table:table-row>
        <table:table-row>
          <table:table-cell office:value-type="float" office:value="49">
            <text:p>49</text:p>
          </table:table-cell>
          <table:table-cell office:value-type="float" office:value="49">
            <text:p>49</text:p>
          </table:table-cell>
          <table:table-cell office:value-type="string">
            <text:p>Tradition</text:p>
          </table:table-cell>
          <table:table-cell office:value-type="string">
            <text:p>سنت</text:p>
          </table:table-cell>
          <table:table-cell office:value-type="string">
            <text:p>uk  /trəˈdɪʃ.ən/ us  /trəˈdɪʃ.ən/</text:p>
          </table:table-cell>
          <table:table-cell office:value-type="string">
            <text:p>The father tried to persuade his son that the tradition of marriage was important.</text:p>
          </table:table-cell>
          <table:table-cell office:value-type="string">
            <text:p>پدر سعی می‌کرد پسرش را متقاعد کند که سنت ازدواج مهم است.</text:p>
          </table:table-cell>
          <table:table-cell office:value-type="string">
            <text:p>Beliefs, opinions, and customs handed down from one generation to another</text:p>
          </table:table-cell>
          <table:table-cell office:value-type="string">
            <text:p>All religions have different beliefs and traditions.</text:p>
          </table:table-cell>
          <table:table-cell office:value-type="string">
            <text:p>همه مذاهب باورها و سنت‌های متفاوتی دارند.</text:p>
          </table:table-cell>
          <table:table-cell office:value-type="string">
            <text:p>As time goes on, we will eliminate traditions which are meaningless.</text:p>
          </table:table-cell>
          <table:table-cell office:value-type="string">
            <text:p>با گذشت زمان، سنت‌هایی را که بی‌معنی هستند حذف خواهیم کرد.</text:p>
          </table:table-cell>
          <table:table-cell office:value-type="float" office:value="5">
            <text:p>5</text:p>
          </table:table-cell>
          <table:table-cell office:value-type="float" office:value="1">
            <text:p>1</text:p>
          </table:table-cell>
          <table:table-cell office:value-type="string">
            <text:p>{"word":"Tradition","mean":"","countable":"yes","type":"noun","voice":"unknown","plural":"traditions","plural_example":"Many Cultures Have Unique Traditions.","example":"It Is A Tradition In My Family To Open Presents On Christmas Eve.","registers":"[formal: Customs, Heritage], [informal: Ways]","phrasal_verbs":[],"synonyms":{"formal":["Custom","Convention","Practice","Ritual"],"informal":["Way","Habit"],"neutral":["Culture","Belief","Usage"]},"derivations":[{"word":"traditional","type":"adjective","example":"We Enjoyed A Traditional Christmas Dinner.","example_translation":"ما از یک شام سنتی کریسمس لذت بردیم.","display":"Traditional"},{"word":"traditionally","type":"adverb","example":"The House Was Traditionally Decorated.","example_translation":"خانه به طور سنتی تزیین شده بود.","display":"Traditionally"}],"collocations":[{"collocation":"cultural tradition","example":"This Ceremony Is An Important Cultural Tradition.","translation":"این مراسم یک سنت فرهنگی مهم است."},{"collocation":"family tradition","example":"We Started A New Family Tradition Last Year.","translation":"ما سال گذشته یک سنت خانوادگی جدید را شروع کردیم."},{"collocation":"long-standing tradition","example":"The University Has A Long-Standing Tradition Of Academic Excellence.","translation":"این دانشگاه دارای یک سنت دیرینه در تعالی علمی است."}]}</text:p>
          </table:table-cell>
        </table:table-row>
        <table:table-row>
          <table:table-cell office:value-type="float" office:value="50">
            <text:p>50</text:p>
          </table:table-cell>
          <table:table-cell office:value-type="float" office:value="50">
            <text:p>50</text:p>
          </table:table-cell>
          <table:table-cell office:value-type="string">
            <text:p>Rural</text:p>
          </table:table-cell>
          <table:table-cell office:value-type="string">
            <text:p>روستایی</text:p>
          </table:table-cell>
          <table:table-cell office:value-type="string">
            <text:p>uk  /ˈrʊə.rəl/ us  /ˈrʊr.əl/</text:p>
          </table:table-cell>
          <table:table-cell office:value-type="string">
            <text:p>Tomatoes are less expensive at the rural farm stand.</text:p>
          </table:table-cell>
          <table:table-cell office:value-type="string">
            <text:p>گوجه فرنگی در غرفه کشاورزی روستایی ارزان تر است.</text:p>
          </table:table-cell>
          <table:table-cell office:value-type="string">
            <text:p>In the country</text:p>
          </table:table-cell>
          <table:table-cell office:value-type="string">
            <text:p>Rural areas are not densely populated.</text:p>
          </table:table-cell>
          <table:table-cell office:value-type="string">
            <text:p>مناطق روستایی پرجمعیت نیستند.</text:p>
          </table:table-cell>
          <table:table-cell office:value-type="string">
            <text:p>The rural life is much more peaceful than the city one.</text:p>
          </table:table-cell>
          <table:table-cell office:value-type="string">
            <text:p>زندگی روستایی بسیار آرام‌تر از زندگی شهری است.</text:p>
          </table:table-cell>
          <table:table-cell office:value-type="float" office:value="5">
            <text:p>5</text:p>
          </table:table-cell>
          <table:table-cell office:value-type="float" office:value="2">
            <text:p>2</text:p>
          </table:table-cell>
          <table:table-cell office:value-type="string">
            <text:p>{"word":"Rural","mean":"","countable":"no","type":"adjective","voice":"unknown","plural":"","plural_example":"","example":"The Rural Landscape Was Breathtaking.","registers":"[formal: High], [informal: Low]","phrasal_verbs":[],"synonyms":{"formal":["Pastoral","Agrarian"],"informal":["Countrified"],"neutral":["Country","Rustic"]},"derivations":[{"word":"Rurality","type":"noun","example":"The Study Focused On The Rurality Of The Region.","example_translation":"این مطالعه بر روستایی بودن منطقه متمرکز بود.","display":"Rurality"}],"collocations":[{"collocation":"Rural Area","example":"They Live In A Rural Area.","translation":"آنها در یک منطقه روستایی زندگی می کنند."},{"collocation":"Rural Development","example":"The Government Invested In Rural Development.","translation":"دولت در توسعه روستایی سرمایه گذاری کرد."},{"collocation":"Rural Community","example":"The Rural Community Is Very Close-Knit.","translation":"جامعه روستایی بسیار صمیمی است."}]}</text:p>
          </table:table-cell>
        </table:table-row>
        <table:table-row>
          <table:table-cell office:value-type="float" office:value="51">
            <text:p>51</text:p>
          </table:table-cell>
          <table:table-cell office:value-type="float" office:value="51">
            <text:p>51</text:p>
          </table:table-cell>
          <table:table-cell office:value-type="string">
            <text:p>Burden</text:p>
          </table:table-cell>
          <table:table-cell office:value-type="string">
            <text:p>مسئولیت سنگین، بار</text:p>
          </table:table-cell>
          <table:table-cell office:value-type="string">
            <text:p>uk  /ˈbɜː.dən/ us  /ˈbɝː.dən/</text:p>
          </table:table-cell>
          <table:table-cell office:value-type="string">
            <text:p>a. The burden of the country's safety is in the hands of the president.</text:p>
          </table:table-cell>
          <table:table-cell office:value-type="string">
            <text:p>مسئولیت امنیت کشور بر عهده رئیس جمهور است.</text:p>
          </table:table-cell>
          <table:table-cell office:value-type="string">
            <text:p>What is carried; a load</text:p>
          </table:table-cell>
          <table:table-cell office:value-type="string">
            <text:p>b. Irma found the enormous box too much of a burden.</text:p>
          </table:table-cell>
          <table:table-cell office:value-type="string">
            <text:p>ایرما دریافت که جعبه بزرگ برای او سنگین بود.</text:p>
          </table:table-cell>
          <table:table-cell office:value-type="string">
            <text:p>c. Ricky carried the burden throughout his college career.</text:p>
          </table:table-cell>
          <table:table-cell office:value-type="string">
            <text:p>ریکی بار مسئولیت را در طول دوران دانشجویی به دوش می‌کشید.</text:p>
          </table:table-cell>
          <table:table-cell office:value-type="float" office:value="5">
            <text:p>5</text:p>
          </table:table-cell>
          <table:table-cell office:value-type="float" office:value="3">
            <text:p>3</text:p>
          </table:table-cell>
          <table:table-cell office:value-type="string">
            <text:p>{"word":"Burden","mean":"","countable":"yes","type":"noun","voice":"unknown","plural":"Burdens","plural_example":"The Burdens Of Life Can Be Overwhelming.","example":"He Felt A Great Burden Of Responsibility.","registers":"[formal: Responsibility], [informal: Load]","phrasal_verbs":[],"synonyms":{"formal":["Onus","Encumbrance","Liability"],"informal":["Load","Weight"],"neutral":["Responsibility","Problem","Difficulty"]},"derivations":[{"word":"Burdensome","type":"adjective","example":"The Task Was Burdensome.","example_translation":"کار طاقت فرسا بود.","display":"Burdensome: The Task Was Burdensome."},{"word":"Burdening","type":"verb","example":"They Are Burdening Their Economy.","example_translation":"آنها به اقتصاد خود فشار وارد می کنند.","display":"Burdening: They Are Burdening Their Economy."}],"collocations":[{"collocation":"Heavy Burden","example":"A Heavy Burden To Carry.","translation":"بار سنگین برای حمل کردن."},{"collocation":"Financial Burden","example":"The Financial Burden Of Education.","translation":"بار مالی تحصیل."}]}</text:p>
          </table:table-cell>
        </table:table-row>
        <table:table-row>
          <table:table-cell office:value-type="float" office:value="52">
            <text:p>52</text:p>
          </table:table-cell>
          <table:table-cell office:value-type="float" office:value="52">
            <text:p>52</text:p>
          </table:table-cell>
          <table:table-cell office:value-type="string">
            <text:p>Campus</text:p>
          </table:table-cell>
          <table:table-cell office:value-type="string">
            <text:p>محوطه دانشگاه یا پردیس</text:p>
          </table:table-cell>
          <table:table-cell office:value-type="string">
            <text:p>uk  /ˈkæm.pəs/ us  /ˈkæm.pəs/</text:p>
          </table:table-cell>
          <table:table-cell office:value-type="string">
            <text:p>The campus was designed to utilize all of the college's buildings.</text:p>
          </table:table-cell>
          <table:table-cell office:value-type="string">
            <text:p>محوطه طوری طراحی شده بود که از تمام ساختمان های کالج استفاده شود.</text:p>
          </table:table-cell>
          <table:table-cell office:value-type="string">
            <text:p>The land and buildings of a college or university</text:p>
          </table:table-cell>
          <table:table-cell office:value-type="string">
            <text:p>Jeff moved off campus when he decided it was cheaper to live at home.</text:p>
          </table:table-cell>
          <table:table-cell office:value-type="string">
            <text:p>جف وقتی فهمید زندگی در خانه ارزان‌تر است، از محوطه دانشگاه نقل مکان کرد.</text:p>
          </table:table-cell>
          <table:table-cell office:value-type="string">
            <text:p>I chose to go to Penn State because it has a beautiful campus.</text:p>
          </table:table-cell>
          <table:table-cell office:value-type="string">
            <text:p>من تصمیم گرفتم به دانشگاه ایالتی پنسیلوانیا بروم زیرا پردیس زیبایی دارد.</text:p>
          </table:table-cell>
          <table:table-cell office:value-type="float" office:value="5">
            <text:p>5</text:p>
          </table:table-cell>
          <table:table-cell office:value-type="float" office:value="4">
            <text:p>4</text:p>
          </table:table-cell>
          <table:table-cell office:value-type="string">
            <text:p>{"word":"Campus","mean":"","countable":"yes","type":"noun","voice":"unknown","plural":"campuses","plural_example":"Many American Universities Have Large Campuses.","example":"The University Has A Beautiful Campus.","registers":"[formal: University Grounds], [neutral: Campus]","phrasal_verbs":[],"synonyms":{"formal":["Grounds","Precincts"],"informal":[],"neutral":["University Grounds","College Grounds"]},"derivations":[],"collocations":[{"collocation":"College Campus","example":"The College Campus Was Quiet During The Summer.","translation":"محوطه دانشگاه در طول تابستان ساکت بود."},{"collocation":"University Campus","example":"The University Campus Is Located Downtown.","translation":"محوطه دانشگاه در مرکز شهر واقع شده است."},{"collocation":"Main Campus","example":"The Main Campus Houses The Central Administration.","translation":"پردیس اصلی، مدیریت مرکزی را در خود جای داده است."}]}</text:p>
          </table:table-cell>
        </table:table-row>
        <table:table-row>
          <table:table-cell office:value-type="float" office:value="53">
            <text:p>53</text:p>
          </table:table-cell>
          <table:table-cell office:value-type="float" office:value="53">
            <text:p>53</text:p>
          </table:table-cell>
          <table:table-cell office:value-type="string">
            <text:p>Majority</text:p>
          </table:table-cell>
          <table:table-cell office:value-type="string">
            <text:p>اکثریت</text:p>
          </table:table-cell>
          <table:table-cell office:value-type="string">
            <text:p>uk  /məˈdʒɒr.ə.ti/ us  /məˈdʒɔː.rə.t̬i/</text:p>
          </table:table-cell>
          <table:table-cell office:value-type="string">
            <text:p>A majority of votes was needed for the bill to pass.</text:p>
          </table:table-cell>
          <table:table-cell office:value-type="string">
            <text:p>برای تصویب لایحه، رای اکثریت لازم بود.</text:p>
          </table:table-cell>
          <table:table-cell office:value-type="string">
            <text:p>The larger number; greater part; more than half</text:p>
          </table:table-cell>
          <table:table-cell office:value-type="string">
            <text:p>The majority of people prefer to pay wholesale prices for meat.</text:p>
          </table:table-cell>
          <table:table-cell office:value-type="string">
            <text:p>بیشتر مردم ترجیح می دهند گوشت را به قیمت عمده فروشی خریداری کنند.</text:p>
          </table:table-cell>
          <table:table-cell office:value-type="string">
            <text:p>In some countries, the government does not speak for the majority of the people.</text:p>
          </table:table-cell>
          <table:table-cell office:value-type="string">
            <text:p>در بعضی از کشورها، دولت نماینده اکثریت مردم نیست.</text:p>
          </table:table-cell>
          <table:table-cell office:value-type="float" office:value="5">
            <text:p>5</text:p>
          </table:table-cell>
          <table:table-cell office:value-type="float" office:value="5">
            <text:p>5</text:p>
          </table:table-cell>
          <table:table-cell office:value-type="string">
            <text:p>{"word":"Majority","mean":"","countable":"no","type":"noun","voice":"unknown","plural":"Majorities","plural_example":"Different Majorities May Hold Conflicting Views.","example":"The Majority Voted In Favor Of The Proposal.","registers":"[formal: Legal, Political], [informal: Common]","phrasal_verbs":[],"synonyms":{"formal":["Preponderance","Bulk","Greater Part","Supremacy"],"informal":["Most","Mass","The Lion's Share"],"neutral":["More","Most","Greater Number"]},"derivations":[{"word":"Major","type":"adjective","example":"The Major Problem Is Funding.","example_translation":"مشکل اصلی بودجه است.","display":"Major"}],"collocations":[{"collocation":"Simple Majority","example":"A Simple Majority Is Required To Pass The Bill.","translation":"برای تصویب این لایحه اکثریت ساده لازم است."},{"collocation":"Overall Majority","example":"The Ruling Party Has An Overall Majority In Parliament.","translation":"حزب حاکم اکثریت کلی را در مجلس دارد."},{"collocation":"Vast Majority","example":"The Vast Majority Of People Support The Initiative.","translation":"اکثریت قریب به اتفاق مردم از این ابتکار حمایت می کنند."},{"collocation":"Obtain A Majority","example":"The Coalition Failed To Obtain A Majority In The Vote.","translation":"ائتلاف موفق به کسب اکثریت در رای گیری نشد."}]}</text:p>
          </table:table-cell>
        </table:table-row>
        <table:table-row>
          <table:table-cell office:value-type="float" office:value="54">
            <text:p>54</text:p>
          </table:table-cell>
          <table:table-cell office:value-type="float" office:value="54">
            <text:p>54</text:p>
          </table:table-cell>
          <table:table-cell office:value-type="string">
            <text:p>Assemble</text:p>
          </table:table-cell>
          <table:table-cell office:value-type="string">
            <text:p>تجمع کردن، مونتاژ کردن</text:p>
          </table:table-cell>
          <table:table-cell office:value-type="string">
            <text:p>uk  /əˈsem.bəl/ us  /əˈsem.bəl/</text:p>
          </table:table-cell>
          <table:table-cell office:value-type="string">
            <text:p>a. The rioters assembled outside the White House.</text:p>
          </table:table-cell>
          <table:table-cell office:value-type="string">
            <text:p>شورشیان در خارج از کاخ سفید تجمع کردند.</text:p>
          </table:table-cell>
          <table:table-cell office:value-type="string">
            <text:p>Gather together; bring together</text:p>
          </table:table-cell>
          <table:table-cell office:value-type="string">
            <text:p>b. I am going to assemble a model of a spacecraft.</text:p>
          </table:table-cell>
          <table:table-cell office:value-type="string">
            <text:p>من قصد دارم یک مدل فضاپیما را مونتاژ کنم.</text:p>
          </table:table-cell>
          <table:table-cell office:value-type="string">
            <text:p>c. All the people who had assembled for the picnic vanished when the rain began to fall.</text:p>
          </table:table-cell>
          <table:table-cell office:value-type="string">
            <text:p>تمام افرادی که برای پیک نیک جمع شده بودند، با شروع باران ناپدید شدند.</text:p>
          </table:table-cell>
          <table:table-cell office:value-type="float" office:value="5">
            <text:p>5</text:p>
          </table:table-cell>
          <table:table-cell office:value-type="float" office:value="6">
            <text:p>6</text:p>
          </table:table-cell>
          <table:table-cell office:value-type="string">
            <text:p>{"word":"Assemble","mean":"","countable":"no","type":"verb","voice":"transitive","plural":"","plural_example":"","example":"Please Assemble The Toy According To The Instructions.","registers":"[formal: Use In Formal Settings], [neutral: Commonly Used]","phrasal_verbs":[{"verb":"Assemble Together","definition":"To Gather As A Group.","example":"The Students Assembled Together In The Auditorium.","example_translation":"دانش آموزان در سالن اجتماعات گرد هم آمدند."}],"synonyms":{"formal":["Convene","Must","Accumulate"],"informal":["Get Together"],"neutral":["Gather","Collect","Build","Construct","Join"]},"derivations":[{"word":"Assembly","type":"noun","example":"The School Held An Assembly.","example_translation":"مدرسه یک مجمع برگزار کرد.","display":"Assembly"},{"word":"Assembler","type":"noun","example":"He Works As An Assembler At The Factory.","example_translation":"او به عنوان مونتاژکار در کارخانه کار می کند.","display":"Assembler"}],"collocations":[{"collocation":"Assemble A Team","example":"She Assembled A Team Of Experts.","translation":"او یک تیم از متخصصان را گردآوری کرد."}]}</text:p>
          </table:table-cell>
        </table:table-row>
        <table:table-row>
          <table:table-cell office:value-type="float" office:value="55">
            <text:p>55</text:p>
          </table:table-cell>
          <table:table-cell office:value-type="float" office:value="55">
            <text:p>55</text:p>
          </table:table-cell>
          <table:table-cell office:value-type="string">
            <text:p>Explore</text:p>
          </table:table-cell>
          <table:table-cell office:value-type="string">
            <text:p>بررسی کردن، کاوش کردن، جستجو کردن</text:p>
          </table:table-cell>
          <table:table-cell office:value-type="string">
            <text:p>uk  /ɪkˈsplɔːr/ us  /ɪkˈsplɔːr//</text:p>
          </table:table-cell>
          <table:table-cell office:value-type="string">
            <text:p>Lawyer Spence explored the essential reasons for the crime.</text:p>
          </table:table-cell>
          <table:table-cell office:value-type="string">
            <text:p>وکیل اسپنس دلایل اصلی وقوع جرم را بررسی کرد.</text:p>
          </table:table-cell>
          <table:table-cell office:value-type="string">
            <text:p>Go over carefully; look into closely; examine</text:p>
          </table:table-cell>
          <table:table-cell office:value-type="string">
            <text:p>The Weather Bureau explored the effects of the rainy weather.</text:p>
          </table:table-cell>
          <table:table-cell office:value-type="string">
            <text:p>اداره هواشناسی اثرات آب و هوای بارانی را بررسی کرد.</text:p>
          </table:table-cell>
          <table:table-cell office:value-type="string">
            <text:p>Sara wanted to know if all of the methods for solving the problem had been explored.</text:p>
          </table:table-cell>
          <table:table-cell office:value-type="string">
            <text:p>سارا می خواست بداند که آیا همه روش های حل مسئله بررسی شده اند.</text:p>
          </table:table-cell>
          <table:table-cell office:value-type="float" office:value="5">
            <text:p>5</text:p>
          </table:table-cell>
          <table:table-cell office:value-type="float" office:value="7">
            <text:p>7</text:p>
          </table:table-cell>
          <table:table-cell office:value-type="string">
            <text:p>{"word":"Explore","mean":"","countable":"no","type":"verb","voice":"transitive","plural":"","plural_example":"","example":"Scientists Explore The Depths Of The Ocean.","registers":"[formal: Explore], [informal: Check Out]","phrasal_verbs":[{"verb":"explore the possibility","definition":"To consider or discuss whether something is possible or worth doing.","example":"We Need To Explore The Possibility Of Working From Home.","example_translation":"ما باید امکان کار از خانه را بررسی کنیم."}],"synonyms":{"formal":["Investigate","Examine","Scrutinize","Probe"],"informal":["Check Out","Look At"],"neutral":["Discover","Search","Study","Inspect"]},"derivations":[{"word":"exploration","type":"noun","example":"Space Exploration Is A Fascinating Field.","example_translation":"کاوش فضایی یک رشته جذاب است.","display":"Exploration"},{"word":"explorer","type":"noun","example":"He Is A Famous Explorer.","example_translation":"او یک کاوشگر مشهور است.","display":"Explorer"}],"collocations":[{"collocation":"explore a region","example":"We Plan To Explore The Mountain Region This Summer.","translation":"ما قصد داریم در تابستان امسال منطقه کوهستانی را کشف کنیم."},{"collocation":"explore an idea","example":"The Book Explores The Idea Of Parallel Universes.","translation":"این کتاب ایده جهان های موازی را بررسی می کند."}]}</text:p>
          </table:table-cell>
        </table:table-row>
        <table:table-row>
          <table:table-cell office:value-type="float" office:value="56">
            <text:p>56</text:p>
          </table:table-cell>
          <table:table-cell office:value-type="float" office:value="56">
            <text:p>56</text:p>
          </table:table-cell>
          <table:table-cell office:value-type="string">
            <text:p>Topic</text:p>
          </table:table-cell>
          <table:table-cell office:value-type="string">
            <text:p>موضوع</text:p>
          </table:table-cell>
          <table:table-cell office:value-type="string">
            <text:p>uk  /ˈtɒp.ɪk/ us  /ˈtɑː.pɪk/</text:p>
          </table:table-cell>
          <table:table-cell office:value-type="string">
            <text:p>Predicting the weather is our favorite topic of conversation.</text:p>
          </table:table-cell>
          <table:table-cell office:value-type="string">
            <text:p>پیش‌بینی وضع هوا موضوع مورد علاقهٔ صحبت ماست.</text:p>
          </table:table-cell>
          <table:table-cell office:value-type="string">
            <text:p>Subject that people think, write, or talk about</text:p>
          </table:table-cell>
          <table:table-cell office:value-type="string">
            <text:p>Valerie only discussed topics that she knew well.</text:p>
          </table:table-cell>
          <table:table-cell office:value-type="string">
            <text:p>والری تنها درباره موضوعاتی که خوب می‌دانست، بحث می‌کرد.</text:p>
          </table:table-cell>
          <table:table-cell office:value-type="string">
            <text:p>The speaker's main topic was how to eliminate hunger in this world.</text:p>
          </table:table-cell>
          <table:table-cell office:value-type="string">
            <text:p>موضوع اصلی سخنرانی، چگونگی از بین بردن گرسنگی در جهان بود.</text:p>
          </table:table-cell>
          <table:table-cell office:value-type="float" office:value="5">
            <text:p>5</text:p>
          </table:table-cell>
          <table:table-cell office:value-type="float" office:value="8">
            <text:p>8</text:p>
          </table:table-cell>
          <table:table-cell office:value-type="string">
            <text:p>{"word":"Topic","mean":"","countable":"yes","type":"noun","voice":"unknown","plural":"topics","plural_example":"We Covered Several Topics In Today's Meeting.","example":"The Main Topic Of Discussion Was The New Policy.","registers":"[formal: Subject], [informal: Issue]","phrasal_verbs":[],"synonyms":{"formal":["Subject","Theme","Issue","Point","Matter"],"informal":["Thing","Business","Question"],"neutral":["Subject","Theme","Matter","Issue","Point"]},"derivations":[{"word":"topical","type":"adjective","example":"The Article Is Topical And Relevant.","example_translation":"مقاله به روز و مرتبط است.","display":"Topical"}],"collocations":[{"collocation":"hot topic","example":"Abortion Is A Hot Topic Right Now.","translation":"سقط جنین یک موضوع داغ در حال حاضر است."},{"collocation":"key topic","example":"The Key Topic Was Improving Sales.","translation":"موضوع کلیدی بهبود فروش بود."}]}</text:p>
          </table:table-cell>
        </table:table-row>
        <table:table-row>
          <table:table-cell office:value-type="float" office:value="57">
            <text:p>57</text:p>
          </table:table-cell>
          <table:table-cell office:value-type="float" office:value="57">
            <text:p>57</text:p>
          </table:table-cell>
          <table:table-cell office:value-type="string">
            <text:p>Debate</text:p>
          </table:table-cell>
          <table:table-cell office:value-type="string">
            <text:p>بحث، مناظره</text:p>
          </table:table-cell>
          <table:table-cell office:value-type="string">
            <text:p>uk  /dɪˈbeɪt/ us  /dɪˈbeɪt/</text:p>
          </table:table-cell>
          <table:table-cell office:value-type="string">
            <text:p>a. The debate between the two candidates was heated.</text:p>
          </table:table-cell>
          <table:table-cell office:value-type="string">
            <text:p>بحث میان دو نامزد بالا گرفت.</text:p>
          </table:table-cell>
          <table:table-cell office:value-type="string">
            <text:p>A formal discussion of opposing viewpoints</text:p>
          </table:table-cell>
          <table:table-cell office:value-type="string">
            <text:p>b. Debate in the U.S. Senate lasted for five days.</text:p>
          </table:table-cell>
          <table:table-cell office:value-type="string">
            <text:p>بحث در مجلس سنای آمریکا پنج روز طول کشید.</text:p>
          </table:table-cell>
          <table:table-cell office:value-type="string">
            <text:p>c. Instead of shrieking at each other, the students decided to have a debate on the topic.</text:p>
          </table:table-cell>
          <table:table-cell office:value-type="string">
            <text:p>دانش‌آموزان تصمیم گرفتند به جای فریاد کشیدن، در مورد موضوع با هم بحث کنند.</text:p>
          </table:table-cell>
          <table:table-cell office:value-type="float" office:value="5">
            <text:p>5</text:p>
          </table:table-cell>
          <table:table-cell office:value-type="float" office:value="9">
            <text:p>9</text:p>
          </table:table-cell>
          <table:table-cell office:value-type="string">
            <text:p>{"word":"Debate","mean":"","countable":"yes","type":"noun","voice":"unknown","plural":"debates","plural_example":"The University Held Many Debates.","example":"The Political Debate Was Heated.","registers":"[formal: Formal], [informal: Informal]","phrasal_verbs":[],"synonyms":{"formal":["Argument","Controversy","Discussion","Disputation"],"informal":["Quarrel","Squabble"],"neutral":["Discussion","Argument","Contest"]},"derivations":[{"word":"debatable","type":"adjective","example":"That Point Is Debatable.","example_translation":"آن نکته قابل بحث است.","display":"Debatable"},{"word":"debater","type":"noun","example":"He Is A Skilled Debater.","example_translation":"او یک مناظره‌کننده ماهر است.","display":"Debater"}],"collocations":[{"collocation":"Presidential Debate","example":"The Presidential Debate Was Watched By Millions.","translation":"مناظره ریاست جمهوری توسط میلیون ها نفر تماشا شد."},{"collocation":"Hold A Debate","example":"The Club Will Hold A Debate On Climate Change.","translation":"باشگاه مناظره‌ای را در مورد تغییرات آب و هوا برگزار خواهد کرد."}]}</text:p>
          </table:table-cell>
        </table:table-row>
        <table:table-row>
          <table:table-cell office:value-type="float" office:value="58">
            <text:p>58</text:p>
          </table:table-cell>
          <table:table-cell office:value-type="float" office:value="58">
            <text:p>58</text:p>
          </table:table-cell>
          <table:table-cell office:value-type="string">
            <text:p>Evade</text:p>
          </table:table-cell>
          <table:table-cell office:value-type="string">
            <text:p>فرار کردن</text:p>
          </table:table-cell>
          <table:table-cell office:value-type="string">
            <text:p>uk  /ɪˈveɪd/ us  /ɪˈveɪd/</text:p>
          </table:table-cell>
          <table:table-cell office:value-type="string">
            <text:p>Juan tried to evade the question by quickly changing the subject.</text:p>
          </table:table-cell>
          <table:table-cell office:value-type="string">
            <text:p>خوان سعی کرد با عوض کردن سریع موضوع، از پاسخ دادن به سؤال طفره برود.</text:p>
          </table:table-cell>
          <table:table-cell office:value-type="string">
            <text:p>Get away from by trickery or cleverness</text:p>
          </table:table-cell>
          <table:table-cell office:value-type="string">
            <text:p>In order to evade the police dragnet, Ernie grew a beard.</text:p>
          </table:table-cell>
          <table:table-cell office:value-type="string">
            <text:p>ارنی برای فرار از دام پلیس، ریش گذاشت.</text:p>
          </table:table-cell>
          <table:table-cell office:value-type="string">
            <text:p>The prisoner of war evaded questioning by pretending to be sick.</text:p>
          </table:table-cell>
          <table:table-cell office:value-type="string">
            <text:p>با تظاهر به بیماری، زندانی جنگی از بازجویی طفره رفت.</text:p>
          </table:table-cell>
          <table:table-cell office:value-type="float" office:value="5">
            <text:p>5</text:p>
          </table:table-cell>
          <table:table-cell office:value-type="float" office:value="10">
            <text:p>10</text:p>
          </table:table-cell>
          <table:table-cell office:value-type="string">
            <text:p>{"word":"Evade","mean":"","countable":"no","type":"verb","voice":"transitive","plural":"","plural_example":"","example":"He Tried To Evade The Tax Authorities.","registers":"[formal: Evade]","phrasal_verbs":[{"verb":"Evade Around","definition":"To Avoid Dealing With Something Directly; To Be Evasive.","example":"The Politician Evaded Around The Difficult Question During The Interview.","example_translation":"سیاستمدار در طول مصاحبه از پاسخ صریح به سوال دشوار طفره رفت."}],"synonyms":{"formal":["Avoid","Dodge","Circumvent","Elude","Shun"],"informal":["Duck","Weasel Out Of","Get Around","Skirt Around"],"neutral":["Escape","Sidestep","Bypass","Steer Clear Of"]},"derivations":[{"word":"Evasion","type":"noun","example":"His Evasion Of The Issue Was Obvious.","example_translation":"طفره روی او از مسئله واضح بود.","display":"Evasion"},{"word":"Evasive","type":"adjective","example":"His Answers Were Evasive.","example_translation":"پاسخ های او طفره آمیز بود.","display":"Evasive"}],"collocations":[{"collocation":"Evade A Question","example":"The Witness Tried To Evade The Question Posed By The Lawyer.","translation":"شاهد سعی کرد از سوال مطرح شده توسط وکیل طفره رود."},{"collocation":"Evade Responsibility","example":"The Company Tried To Evade Responsibility For The Accident.","translation":"شرکت تلاش کرد از مسئولیت حادثه فرار کند."},{"collocation":"Evade Detection","example":"The Smugglers Managed To Evade Detection At The Border.","translation":"قاچاقچیان موفق شدند از شناسایی در مرز فرار کنند."}]}</text:p>
          </table:table-cell>
        </table:table-row>
        <table:table-row>
          <table:table-cell office:value-type="float" office:value="59">
            <text:p>59</text:p>
          </table:table-cell>
          <table:table-cell office:value-type="float" office:value="59">
            <text:p>59</text:p>
          </table:table-cell>
          <table:table-cell office:value-type="string">
            <text:p>Probe</text:p>
          </table:table-cell>
          <table:table-cell office:value-type="string">
            <text:p>جستجو</text:p>
          </table:table-cell>
          <table:table-cell office:value-type="string">
            <text:p>uk  /prəʊb/ us  /proʊb/</text:p>
          </table:table-cell>
          <table:table-cell office:value-type="string">
            <text:p>a. The lawyer probed the man to see if he was innocent.</text:p>
          </table:table-cell>
          <table:table-cell office:value-type="string">
            <text:p>وکیل مرد را مورد بررسی قرار داد تا ببیند آیا او بی‌گناه است یا نه.</text:p>
          </table:table-cell>
          <table:table-cell office:value-type="string">
            <text:p>Search into; examine thoroughly; investigate</text:p>
          </table:table-cell>
          <table:table-cell office:value-type="string">
            <text:p>b. After probing the scientist's theory, we proved it was correct.</text:p>
          </table:table-cell>
          <table:table-cell office:value-type="string">
            <text:p>بعد از بررسی نظریه دانشمند، ثابت کردیم که درست بود.</text:p>
          </table:table-cell>
          <table:table-cell office:value-type="string">
            <text:p>c. King Henry's actions were carefully probed by the noblemen.</text:p>
          </table:table-cell>
          <table:table-cell office:value-type="string">
            <text:p>اعمال شاه هنری توسط اشراف با دقت مورد بررسی قرار گرفت.</text:p>
          </table:table-cell>
          <table:table-cell office:value-type="float" office:value="5">
            <text:p>5</text:p>
          </table:table-cell>
          <table:table-cell office:value-type="float" office:value="11">
            <text:p>11</text:p>
          </table:table-cell>
          <table:table-cell office:value-type="string">
            <text:p>{"word":"Probe","mean":"","countable":"no","type":"verb","voice":"transitive","plural":"","plural_example":"","example":"The Doctor Will Probe Deeper Into The Patient's Medical History.","registers":"[formal: Detailed Examination], [informal: Investigation]","phrasal_verbs":[{"verb":"probe into","definition":"To investigate or inquire into something thoroughly.","example":"The Committee Will Probe Into The Matter Further.","example_translation":"کمیته موضوع را بیشتر بررسی خواهد کرد."}],"synonyms":{"formal":["Investigate","Examine","Scrutinize","Delve","Inquire"],"informal":["Check","Look Into"],"neutral":["Explore","Research","Study"]},"derivations":[{"word":"probe","type":"noun","example":"The Space Probe Sent Back Stunning Images Of Mars.","example_translation":"کاوشگر فضایی تصاویر خیره کننده ای از مریخ فرستاد.","display":"Probe"},{"word":"probing","type":"adjective","example":"The Interviewer Asked Probing Questions.","example_translation":"مصاحبه کننده سوالات عمیقی پرسید.","display":"Probing"}],"collocations":[{"collocation":"probe the depths","example":"The Scientist Wanted To Probe The Depths Of The Ocean.","translation":"دانشمند می خواست اعماق اقیانوس را کاوش کند."},{"collocation":"probe the issue","example":"The Journalist Decided To Probe The Issue Further.","translation":"خبرنگار تصمیم گرفت موضوع را بیشتر بررسی کند."}]}</text:p>
          </table:table-cell>
        </table:table-row>
        <table:table-row>
          <table:table-cell office:value-type="float" office:value="60">
            <text:p>60</text:p>
          </table:table-cell>
          <table:table-cell office:value-type="float" office:value="60">
            <text:p>60</text:p>
          </table:table-cell>
          <table:table-cell office:value-type="string">
            <text:p>Reform</text:p>
          </table:table-cell>
          <table:table-cell office:value-type="string">
            <text:p>اصلاح کردن</text:p>
          </table:table-cell>
          <table:table-cell office:value-type="string">
            <text:p>uk  /rɪˈfɔːm/ us  /rɪˈfɔːrm/</text:p>
          </table:table-cell>
          <table:table-cell office:value-type="string">
            <text:p>After the prison riot, the council decided to reform the correctional system.</text:p>
          </table:table-cell>
          <table:table-cell office:value-type="string">
            <text:p>بعد از شورش در زندان، شورا تصمیم گرفت نظام تادیب را اصلاح کند.</text:p>
          </table:table-cell>
          <table:table-cell office:value-type="string">
            <text:p>Make better; improve by removing faults</text:p>
          </table:table-cell>
          <table:table-cell office:value-type="string">
            <text:p>Brad reformed when he saw that breaking the law was hurting people other than himself.</text:p>
          </table:table-cell>
          <table:table-cell office:value-type="string">
            <text:p>براد وقتی دید قانون شکنی غیر از خودش، دیگران را نیز آزار می دهد، اصلاح شد.</text:p>
          </table:table-cell>
          <table:table-cell office:value-type="string">
            <text:p>Only laws that force companies to reform will clear the dangerous vapors from our air.</text:p>
          </table:table-cell>
          <table:table-cell office:value-type="string">
            <text:p>فقط قوانینی که شرکت ها را مجبور به اصلاح کنند، بخارات خطرناک را از هوای ما پاک خواهند کرد.</text:p>
          </table:table-cell>
          <table:table-cell office:value-type="float" office:value="5">
            <text:p>5</text:p>
          </table:table-cell>
          <table:table-cell office:value-type="float" office:value="12">
            <text:p>12</text:p>
          </table:table-cell>
          <table:table-cell office:value-type="string">
            <text:p>{"word":"Reform","mean":"","countable":"no","type":"verb","voice":"transitive","plural":"","plural_example":"","example":"The Government Plans To Reform The Prison System.","registers":"[formal: Formal], [informal: Neutral]","phrasal_verbs":[{"verb":"reform oneself","definition":"To Improve One's Own Behavior Or Habits.","example":"He Reformed Himself After Serving Time In Prison.","example_translation":"او پس از گذراندن دوران محکومیت در زندان، خود را اصلاح کرد."}],"synonyms":{"formal":["Ameliorate","Rectify","Revamp","Remodel","Rehabilitate"],"informal":["Fix","Improve"],"neutral":["Correct","Adjust","Change","Alter","Modify"]},"derivations":[{"word":"Reformer","type":"noun","example":"She Is A Social Reformer Who Advocates For Equal Rights.","example_translation":"او یک مصلح اجتماعی است که از حقوق برابر دفاع می کند.","display":"Reformer"},{"word":"Reformative","type":"adjective","example":"The Reformative Program Helped Him Turn His Life Around.","example_translation":"برنامه اصلاحی به او کمک کرد تا زندگی خود را تغییر دهد.","display":"Reformative"},{"word":"Reformatory","type":"noun","example":"He Was Sent To A Reformatory For Juvenile Delinquency.","example_translation":"او به دلیل بزهکاری نوجوانان به کانون اصلاح و تربیت فرستاده شد.","display":"Reformatory"}],"collocations":[{"collocation":"Reform The System","example":"We Need To Reform The System To Make It More Efficient.","translation":"ما باید سیستم را اصلاح کنیم تا کارآمدتر شود."},{"collocation":"Major Reform","example":"The Country Introduced A Major Reform In Its Education Policy.","translation":"کشور یک اصلاح عمده در سیاست آموزشی خود معرفی کرد."}]}</text:p>
          </table:table-cell>
        </table:table-row>
        <table:table-row>
          <table:table-cell office:value-type="float" office:value="61">
            <text:p>61</text:p>
          </table:table-cell>
          <table:table-cell office:value-type="float" office:value="61">
            <text:p>61</text:p>
          </table:table-cell>
          <table:table-cell office:value-type="string">
            <text:p>Approach</text:p>
          </table:table-cell>
          <table:table-cell office:value-type="string">
            <text:p>نزدیک شدن</text:p>
          </table:table-cell>
          <table:table-cell office:value-type="string">
            <text:p>uk  /əˈprəʊtʃ/ us  /əˈproʊtʃ/</text:p>
          </table:table-cell>
          <table:table-cell office:value-type="string">
            <text:p>The lawyers in the trial were often asked to approach the bench.</text:p>
          </table:table-cell>
          <table:table-cell office:value-type="string">
            <text:p>معمولاً از وکلای حاضر در دادگاه خواسته می‌شد به جایگاه قاضی نزدیک شوند.</text:p>
          </table:table-cell>
          <table:table-cell office:value-type="string">
            <text:p>Come near or nearer to</text:p>
          </table:table-cell>
          <table:table-cell office:value-type="string">
            <text:p>Her beau kissed Sylvia when he approached her.</text:p>
          </table:table-cell>
          <table:table-cell office:value-type="string">
            <text:p>معشوقش وقتی به سیلویا نزدیک شد، او را بوسید.</text:p>
          </table:table-cell>
          <table:table-cell office:value-type="string">
            <text:p>Ben approached the burden of getting a job with a new spirit.</text:p>
          </table:table-cell>
          <table:table-cell office:value-type="string">
            <text:p>بن با روحیه‌ای تازه به مسئله‌ی یافتن شغل پرداخت.</text:p>
          </table:table-cell>
          <table:table-cell office:value-type="float" office:value="6">
            <text:p>6</text:p>
          </table:table-cell>
          <table:table-cell office:value-type="float" office:value="1">
            <text:p>1</text:p>
          </table:table-cell>
          <table:table-cell office:value-type="string">
            <text:p>{"word":"Approach","mean":"","countable":"no","type":"verb","voice":"transitive","plural":"","plural_example":"","example":"I Approached The House Slowly.","registers":"[formal: Advance], [informal: Come Up To]","phrasal_verbs":[{"verb":"approach someone about something","definition":"To speak to someone about a particular subject or issue.","example":"We Need To Approach The Board About Funding.","example_translation":"ما باید در مورد بودجه با هیئت مدیره صحبت کنیم."}],"synonyms":{"formal":["Accost","Address","Appeal"],"informal":["Come Up To","Get To"],"neutral":["Near","Come Close","Reach","Move Toward"]},"derivations":[{"word":"Approachable","type":"adjective","example":"He Is A Very Approachable Person.","example_translation":"او آدم بسیار خوش برخوردی است.","display":"Approachable"},{"word":"Approach","type":"noun","example":"The Company Took A New Approach.","example_translation":"شرکت رویکرد جدیدی اتخاذ کرد.","display":"Approach"}],"collocations":[{"collocation":"approach a problem","example":"We Need To Approach This Problem Differently.","translation":"ما باید این مسئله را به گونه ای متفاوت حل کنیم."},{"collocation":"approach a task","example":"He Approached The Task With Enthusiasm.","translation":"او با اشتیاق به این کار نزدیک شد."}]}</text:p>
          </table:table-cell>
        </table:table-row>
        <table:table-row>
          <table:table-cell office:value-type="float" office:value="62">
            <text:p>62</text:p>
          </table:table-cell>
          <table:table-cell office:value-type="float" office:value="62">
            <text:p>62</text:p>
          </table:table-cell>
          <table:table-cell office:value-type="string">
            <text:p>Detect</text:p>
          </table:table-cell>
          <table:table-cell office:value-type="string">
            <text:p>متوجه شدن، شناسایی کردن</text:p>
          </table:table-cell>
          <table:table-cell office:value-type="string">
            <text:p>uk  /dɪˈtekt/ us  /dɪˈtekt/</text:p>
          </table:table-cell>
          <table:table-cell office:value-type="string">
            <text:p>a. Sam Spade detected that the important papers had vanished.</text:p>
          </table:table-cell>
          <table:table-cell office:value-type="string">
            <text:p>سام اسپید متوجه شد که مدارک مهم ناپدید شده‌اند.</text:p>
          </table:table-cell>
          <table:table-cell office:value-type="string">
            <text:p>Find out; discover</text:p>
          </table:table-cell>
          <table:table-cell office:value-type="string">
            <text:p>b. From her voice it was easy to detect that Ellen was frightened.</text:p>
          </table:table-cell>
          <table:table-cell office:value-type="string">
            <text:p>از صدایش به راحتی می‌شد فهمید که الن ترسیده است.</text:p>
          </table:table-cell>
          <table:table-cell office:value-type="string">
            <text:p>c. We detected from the messy room that a large group of people had assembled there.</text:p>
          </table:table-cell>
          <table:table-cell office:value-type="string">
            <text:p>از اتاق به هم ریخته متوجه شدیم که گروه بزرگی از افراد در آنجا جمع شده بودند.</text:p>
          </table:table-cell>
          <table:table-cell office:value-type="float" office:value="6">
            <text:p>6</text:p>
          </table:table-cell>
          <table:table-cell office:value-type="float" office:value="2">
            <text:p>2</text:p>
          </table:table-cell>
          <table:table-cell office:value-type="string">
            <text:p>{"word":"Detect","mean":"","countable":"no","type":"verb","voice":"transitive","plural":"","plural_example":"","example":"I Can Detect A Hint Of Lemon In This Cake.","registers":"[formal: Detect], [informal: Find]","phrasal_verbs":[],"synonyms":{"formal":["Ascertain","Determine","Discover"],"informal":["Spot","Figure out","Notice"],"neutral":["Identify","Recognize","Sense"]},"derivations":[{"word":"Detection","type":"noun","example":"Early Detection Is Key To Treatment.","example_translation":"تشخیص زودهنگام کلید درمان است.","display":"Detection"},{"word":"Detector","type":"noun","example":"A Smoke Detector Is Essential For Home Safety.","example_translation":"یک ردیاب دود برای ایمنی خانه ضروری است.","display":"Detector"},{"word":"Detectable","type":"adjective","example":"The Error Was Detectable With Careful Inspection.","example_translation":"این خطا با بازرسی دقیق قابل تشخیص بود.","display":"Detectable"}],"collocations":[{"collocation":"Detect a problem","example":"The System Was Able To Detect A Problem Early.","translation":"سیستم توانست یک مشکل را زود تشخیص دهد."},{"collocation":"Detect a sign","example":"The Doctors Could Detect A Sign Of Improvement.","translation":"پزشکان می توانستند نشانه ای از بهبودی را تشخیص دهند."}]}</text:p>
          </table:table-cell>
        </table:table-row>
        <table:table-row>
          <table:table-cell office:value-type="float" office:value="63">
            <text:p>63</text:p>
          </table:table-cell>
          <table:table-cell office:value-type="float" office:value="63">
            <text:p>63</text:p>
          </table:table-cell>
          <table:table-cell office:value-type="string">
            <text:p>Defect</text:p>
          </table:table-cell>
          <table:table-cell office:value-type="string">
            <text:p>نقص</text:p>
          </table:table-cell>
          <table:table-cell office:value-type="string">
            <text:p>uk  /ˈdiː.fekt/ us  /ˈdiː.fekt/</text:p>
          </table:table-cell>
          <table:table-cell office:value-type="string">
            <text:p>My Chevrolet was sent back to the factory because of a steering defect.</text:p>
          </table:table-cell>
          <table:table-cell office:value-type="string">
            <text:p>شورولت من به خاطر نقص فرمان، به کارخانه بازگردانده شد.</text:p>
          </table:table-cell>
          <table:table-cell office:value-type="string">
            <text:p>Fault; that which is wrong</text:p>
          </table:table-cell>
          <table:table-cell office:value-type="string">
            <text:p>His theory of the formation of our world was filled with defects.</text:p>
          </table:table-cell>
          <table:table-cell office:value-type="string">
            <text:p>نظریه او در مورد شکل‌گیری جهان پر از نقص بود.</text:p>
          </table:table-cell>
          <table:table-cell office:value-type="string">
            <text:p>The villain was caught because his plan had many defects.</text:p>
          </table:table-cell>
          <table:table-cell office:value-type="string">
            <text:p>خلافکار دستگیر شد، زیرا نقشه او نقص‌های زیادی داشت.</text:p>
          </table:table-cell>
          <table:table-cell office:value-type="float" office:value="6">
            <text:p>6</text:p>
          </table:table-cell>
          <table:table-cell office:value-type="float" office:value="3">
            <text:p>3</text:p>
          </table:table-cell>
          <table:table-cell office:value-type="string">
            <text:p>{"word":"Defect","mean":"","countable":"yes","type":"noun","voice":"unknown","plural":"Defects","plural_example":"The Car Had Several Manufacturing Defects.","example":"A Flaw In The Product Was A Major Defect.","registers":"[formal: Technical], [informal: Common]","phrasal_verbs":[],"synonyms":{"formal":["Flaw","Imperfection","Fault"],"informal":["Bug","Kink"],"neutral":["Error","Blemish"]},"derivations":[{"word":"Defective","type":"adjective","example":"The Product Was Defective And Had To Be Returned.","example_translation":"محصول معیوب بود و باید پس داده می شد.","display":"Defective"},{"word":"Defectively","type":"adverb","example":"The Machine Was Working Defectively.","example_translation":"دستگاه به طور معیوب کار می کرد.","display":"Defectively"},{"word":"Defect","type":"verb","example":"He May Defect To The Enemy.","example_translation":"او ممکن است به دشمن فرار کند.","display":"Defect"}],"collocations":[{"collocation":"Manufacturing Defect","example":"The Company Recalled The Product Due To A Manufacturing Defect.","translation":"شرکت به دلیل نقص تولید، محصول را فراخواند."},{"collocation":"Design Defect","example":"The Bridge Collapsed Due To A Design Defect.","translation":"پل به دلیل نقص طراحی فروریخت."}]}</text:p>
          </table:table-cell>
        </table:table-row>
        <table:table-row>
          <table:table-cell office:value-type="float" office:value="64">
            <text:p>64</text:p>
          </table:table-cell>
          <table:table-cell office:value-type="float" office:value="64">
            <text:p>64</text:p>
          </table:table-cell>
          <table:table-cell office:value-type="string">
            <text:p>Employee</text:p>
          </table:table-cell>
          <table:table-cell office:value-type="string">
            <text:p>کارمند</text:p>
          </table:table-cell>
          <table:table-cell office:value-type="string">
            <text:p>uk  /ɪmˈplɔɪ.iː/ /ˌem.plɔɪˈiː/ us  /ɪmˈplɔɪ.iː/</text:p>
          </table:table-cell>
          <table:table-cell office:value-type="string">
            <text:p>a. The employees went on strike for higher wages.</text:p>
          </table:table-cell>
          <table:table-cell office:value-type="string">
            <text:p>کارگران برای دستمزد بیشتر اعتصاب کردند.</text:p>
          </table:table-cell>
          <table:table-cell office:value-type="string">
            <text:p>A person who works for pay</text:p>
          </table:table-cell>
          <table:table-cell office:value-type="string">
            <text:p>b. My boss had to fire many employees when meat became scarce.</text:p>
          </table:table-cell>
          <table:table-cell office:value-type="string">
            <text:p>وقتی گوشت کمیاب شد، رئیس مجبور شد کارمندان زیادی را اخراج کند.</text:p>
          </table:table-cell>
          <table:table-cell office:value-type="string">
            <text:p>c. Joey wanted to go into business for himself and stop being an employee.</text:p>
          </table:table-cell>
          <table:table-cell office:value-type="string">
            <text:p>جوی می‌خواست برای خودش کار کند و دیگر کارمند نباشد.</text:p>
          </table:table-cell>
          <table:table-cell office:value-type="float" office:value="6">
            <text:p>6</text:p>
          </table:table-cell>
          <table:table-cell office:value-type="float" office:value="4">
            <text:p>4</text:p>
          </table:table-cell>
          <table:table-cell office:value-type="string">
            <text:p>{"word":"Employee","mean":"","countable":"yes","type":"noun","voice":"unknown","plural":"Employees","plural_example":"The Company Has Over 100 Employees.","example":"He Is A Loyal Employee Of The Company.","registers":"[formal: Employee], [informal: Staff Member]","phrasal_verbs":[],"synonyms":{"formal":["Staff Member","Personnel","Worker","Associate"],"informal":["Team Member","Colleague"],"neutral":["Worker","Staff"]},"derivations":[{"word":"Employ","type":"verb","example":"The Company Employs Hundreds Of People.","example_translation":"این شرکت صدها نفر را استخدام می کند.","display":"Employ"},{"word":"Employment","type":"noun","example":"Employment Opportunities Are Increasing.","example_translation":"فرصت های شغلی رو به افزایش است.","display":"Employment"}],"collocations":[{"collocation":"Full-time Employee","example":"She Is A Full-time Employee With Benefits.","translation":"او یک کارمند تمام وقت با مزایا است."},{"collocation":"Part-time Employee","example":"He Works As A Part-time Employee After School.","translation":"او بعد از مدرسه به عنوان یک کارمند پاره وقت کار می کند."},{"collocation":"New Employee","example":"The Company Welcomed A New Employee Today.","translation":"امروز شرکت از یک کارمند جدید استقبال کرد."}]}</text:p>
          </table:table-cell>
        </table:table-row>
        <table:table-row>
          <table:table-cell office:value-type="float" office:value="65">
            <text:p>65</text:p>
          </table:table-cell>
          <table:table-cell office:value-type="float" office:value="65">
            <text:p>65</text:p>
          </table:table-cell>
          <table:table-cell office:value-type="string">
            <text:p>Neglect</text:p>
          </table:table-cell>
          <table:table-cell office:value-type="string">
            <text:p>غفلت کردن</text:p>
          </table:table-cell>
          <table:table-cell office:value-type="string">
            <text:p>uk  /nɪˈɡlekt/ us  /nɪˈɡlekt/</text:p>
          </table:table-cell>
          <table:table-cell office:value-type="string">
            <text:p>a. The senator neglected to make his annual report to Congress.</text:p>
          </table:table-cell>
          <table:table-cell office:value-type="string">
            <text:p>سناتور از ارائه گزارش سالانه خود به کنگره غفلت کرد.</text:p>
          </table:table-cell>
          <table:table-cell office:value-type="string">
            <text:p>Give too little care or attention to</text:p>
          </table:table-cell>
          <table:table-cell office:value-type="string">
            <text:p>b. Bob's car got dirty when he neglected to clean it regularly.</text:p>
          </table:table-cell>
          <table:table-cell office:value-type="string">
            <text:p>ماشین باب کثیف شد، زیرا او از تمیز کردن منظم آن غفلت کرد.</text:p>
          </table:table-cell>
          <table:table-cell office:value-type="string">
            <text:p>c. It is essential that you do not neglect your homework.</text:p>
          </table:table-cell>
          <table:table-cell office:value-type="string">
            <text:p>بسیار مهم است که در انجام تکالیف خود غفلت نکنید.</text:p>
          </table:table-cell>
          <table:table-cell office:value-type="float" office:value="6">
            <text:p>6</text:p>
          </table:table-cell>
          <table:table-cell office:value-type="float" office:value="5">
            <text:p>5</text:p>
          </table:table-cell>
          <table:table-cell office:value-type="string">
            <text:p>{"word":"Neglect","mean":"","countable":"no","type":"verb","voice":"transitive","plural":"","plural_example":"","example":"He Neglected His Studies And Failed The Exam.","registers":"[formal: Rare], [informal: Common]","phrasal_verbs":[],"synonyms":{"formal":["Disregard","Omit","Overlook"],"informal":["Shirk","Slack","Skip"],"neutral":["Ignore","Forget","Fail"]},"derivations":[{"word":"Neglectful","type":"adjective","example":"He Was Neglectful Of His Children.","example_translation":"او نسبت به فرزندانش بی توجه بود.","display":"Neglectful"},{"word":"Negligence","type":"noun","example":"His Negligence Caused The Accident.","example_translation":"بی احتیاطی او باعث حادثه شد.","display":"Negligence"}],"collocations":[{"collocation":"Neglect Duties","example":"The Employee Was Fired For Neglecting His Duties.","translation":"کارمند به دلیل غفلت از وظایفش اخراج شد."},{"collocation":"Neglect Children","example":"It Is Illegal To Neglect Children.","translation":"بی توجهی به کودکان غیرقانونی است."}]}</text:p>
          </table:table-cell>
        </table:table-row>
        <table:table-row>
          <table:table-cell office:value-type="float" office:value="66">
            <text:p>66</text:p>
          </table:table-cell>
          <table:table-cell office:value-type="float" office:value="66">
            <text:p>66</text:p>
          </table:table-cell>
          <table:table-cell office:value-type="string">
            <text:p>Deceive</text:p>
          </table:table-cell>
          <table:table-cell office:value-type="string">
            <text:p>فریب دادن</text:p>
          </table:table-cell>
          <table:table-cell office:value-type="string">
            <text:p>uk  /dɪˈsiːv/ us  /dɪˈsiːv/</text:p>
          </table:table-cell>
          <table:table-cell office:value-type="string">
            <text:p>Atlas was deceived regarding the burden he had to carry.</text:p>
          </table:table-cell>
          <table:table-cell office:value-type="string">
            <text:p>«اتلس» را در مورد باری که باید به دوش می کشید، فریب دادند.</text:p>
          </table:table-cell>
          <table:table-cell office:value-type="string">
            <text:p>Make someone believe as true something that is false; mislead</text:p>
          </table:table-cell>
          <table:table-cell office:value-type="string">
            <text:p>Virginia cried when she learned that her best friend had deceived her.</text:p>
          </table:table-cell>
          <table:table-cell office:value-type="string">
            <text:p>"ویرجینیا" وقتی فهمید که بهترین دوستش او را فریب داده، گریه کرد.</text:p>
          </table:table-cell>
          <table:table-cell office:value-type="string">
            <text:p>The villain deceived Chief White Cloud by pretending to be his friend.</text:p>
          </table:table-cell>
          <table:table-cell office:value-type="string">
            <text:p>خلاف کار، "چیف وایت کلارد" را با تظاهر به دوستی فریب داد.</text:p>
          </table:table-cell>
          <table:table-cell office:value-type="float" office:value="6">
            <text:p>6</text:p>
          </table:table-cell>
          <table:table-cell office:value-type="float" office:value="6">
            <text:p>6</text:p>
          </table:table-cell>
          <table:table-cell office:value-type="string">
            <text:p>{"word":"Deceive","mean":"","countable":"no","type":"verb","voice":"transitive","plural":"","plural_example":"","example":"He Tried To Deceive Me, But I Saw Through His Lies.","registers":"[formal: Deceive]","phrasal_verbs":[],"synonyms":{"formal":["Mislead","Delude","Dupe","Betray"],"informal":["Fool","Hoodwink","Take In"],"neutral":["Cheat","Trick","Defraud"]},"derivations":[{"word":"Deception","type":"noun","example":"His Lies Were Full Of Deception.","example_translation":"دروغ هایش پر از فریب بود.","display":"Deception"},{"word":"Deceptive","type":"adjective","example":"The Advertisement Was Deceptive.","example_translation":"تبلیغات فریبنده بود.","display":"Deceptive"}],"collocations":[{"collocation":"Deliberately Deceive","example":"He Deliberately Deceived Her About His Past.","translation":"او عمداً او را در مورد گذشته اش فریب داد."},{"collocation":"Attempt To Deceive","example":"They Attempted To Deceive The Authorities.","translation":"آنها سعی کردند مقامات را فریب دهند."}]}</text:p>
          </table:table-cell>
        </table:table-row>
        <table:table-row>
          <table:table-cell office:value-type="float" office:value="67">
            <text:p>67</text:p>
          </table:table-cell>
          <table:table-cell office:value-type="float" office:value="67">
            <text:p>67</text:p>
          </table:table-cell>
          <table:table-cell office:value-type="string">
            <text:p>Undoubtedly</text:p>
          </table:table-cell>
          <table:table-cell office:value-type="string">
            <text:p>بی تردید، بی شک</text:p>
          </table:table-cell>
          <table:table-cell office:value-type="string">
            <text:p>uk  /ʌnˈdaʊ.tɪd.li/ us  /ʌnˈdaʊ.t̬ɪd.li/</text:p>
          </table:table-cell>
          <table:table-cell office:value-type="string">
            <text:p>Ray's team undoubtedly had the best debaters in our country.</text:p>
          </table:table-cell>
          <table:table-cell office:value-type="string">
            <text:p>گروه «ری» بدون شک بهترین مناظره کنندگان کشور را در اختیار دارد.</text:p>
          </table:table-cell>
          <table:table-cell office:value-type="string">
            <text:p>Certainly; beyond doubt</text:p>
          </table:table-cell>
          <table:table-cell office:value-type="string">
            <text:p>The pilgrims undoubtedly assembled to travel to Rome together.</text:p>
          </table:table-cell>
          <table:table-cell office:value-type="string">
            <text:p>زائران بدون شک جمع شده اند تا با هم به رم سفر کنند.</text:p>
          </table:table-cell>
          <table:table-cell office:value-type="string">
            <text:p>If she didn't want to get into an argument, Valerie undoubtedly would have followed the majority.</text:p>
          </table:table-cell>
          <table:table-cell office:value-type="string">
            <text:p>اگر او نمی خواست وارد بحث شود، والری بدون شک از اکثریت پیروی می کرد.</text:p>
          </table:table-cell>
          <table:table-cell office:value-type="float" office:value="6">
            <text:p>6</text:p>
          </table:table-cell>
          <table:table-cell office:value-type="float" office:value="7">
            <text:p>7</text:p>
          </table:table-cell>
          <table:table-cell office:value-type="string">
            <text:p>{"word":"Undoubtedly","mean":"","countable":"no","type":"adverb","voice":"unknown","plural":"","plural_example":"","example":"Undoubtedly, He Is The Best Candidate For The Job.","registers":"[formal: Certainly], [informal: Definitely]","phrasal_verbs":[],"synonyms":{"formal":["Certainly","Indubitably","Unquestionably"],"informal":["Definitely","Absolutely","Positively"],"neutral":["Without A Doubt","Assuredly","Truly"]},"derivations":[{"word":"Doubt","type":"noun","example":"I Have Some Doubt About His Abilities.","example_translation":"من در مورد توانایی های او شک دارم.","display":"Doubt"},{"word":"Doubtful","type":"adjective","example":"It Is Doubtful That He Will Succeed.","example_translation":"مشکوک است که او موفق شود.","display":"Doubtful"},{"word":"Undoubted","type":"adjective","example":"His Talent Is Undoubted.","example_translation":"استعداد او بی تردید است.","display":"Undoubted"}],"collocations":[{"collocation":"Undoubtedly True","example":"That Is Undoubtedly True.","translation":"این بدون شک درست است."},{"collocation":"Undoubtedly The Best","example":"He Is Undoubtedly The Best Player On The Team.","translation":"او بدون شک بهترین بازیکن تیم است."}]}</text:p>
          </table:table-cell>
        </table:table-row>
        <table:table-row>
          <table:table-cell office:value-type="float" office:value="68">
            <text:p>68</text:p>
          </table:table-cell>
          <table:table-cell office:value-type="float" office:value="68">
            <text:p>68</text:p>
          </table:table-cell>
          <table:table-cell office:value-type="string">
            <text:p>Popular</text:p>
          </table:table-cell>
          <table:table-cell office:value-type="string">
            <text:p>محبوب، رایج، پرطرفدار</text:p>
          </table:table-cell>
          <table:table-cell office:value-type="string">
            <text:p>uk  /ˈpɒp.jə.lər/ us  /ˈpɑː.pjə.lɚ/</text:p>
          </table:table-cell>
          <table:table-cell office:value-type="string">
            <text:p>a. The Beatles wrote many popular songs.</text:p>
          </table:table-cell>
          <table:table-cell office:value-type="string">
            <text:p>گروه بیتلز آهنگ‌های محبوب بسیاری نوشتند.</text:p>
          </table:table-cell>
          <table:table-cell office:value-type="string">
            <text:p>Liked by most people</text:p>
          </table:table-cell>
          <table:table-cell office:value-type="string">
            <text:p>b. At one time, mini-skirts were very popular.</text:p>
          </table:table-cell>
          <table:table-cell office:value-type="string">
            <text:p>زمانی دامن‌های کوتاه بسیار پرطرفدار بودند.</text:p>
          </table:table-cell>
          <table:table-cell office:value-type="string">
            <text:p>c. Popular people often find it hard to avoid their many friends.</text:p>
          </table:table-cell>
          <table:table-cell office:value-type="string">
            <text:p>افراد مشهور معمولاً به سختی می‌توانند از دوستان زیاد خود دوری کنند.</text:p>
          </table:table-cell>
          <table:table-cell office:value-type="float" office:value="6">
            <text:p>6</text:p>
          </table:table-cell>
          <table:table-cell office:value-type="float" office:value="8">
            <text:p>8</text:p>
          </table:table-cell>
          <table:table-cell office:value-type="string">
            <text:p>{"word":"Popular","mean":"","countable":"no","type":"adjective","voice":"unknown","plural":"","plural_example":"","example":"She Is A Popular Singer.","registers":"[formal: Widely Recognized], [informal: Well-liked]","phrasal_verbs":[],"synonyms":{"formal":["Prevalent","Well-regarded","Celebrated"],"informal":["Liked","Well-loved","Trendy"],"neutral":["Common","Familiar","Favored"]},"derivations":[{"word":"Popularity","type":"noun","example":"The Band's Popularity Grew Rapidly.","example_translation":"محبوبیت گروه به سرعت افزایش یافت.","display":"Popularity"},{"word":"Popularize","type":"verb","example":"The Internet Helped Popularize The Meme.","example_translation":"اینترنت به محبوبیت این میم کمک کرد.","display":"Popularize"}],"collocations":[{"collocation":"Popular Culture","example":"Popular Culture Influences Fashion.","translation":"فرهنگ عامه بر مد تاثیر می گذارد."},{"collocation":"Popular Opinion","example":"Popular Opinion Favors The New Law.","translation":"نظر عامه از قانون جدید حمایت می کند."},{"collocation":"Popular Choice","example":"It Was A Popular Choice.","translation":"این یک انتخاب محبوب بود."}]}</text:p>
          </table:table-cell>
        </table:table-row>
        <table:table-row>
          <table:table-cell office:value-type="float" office:value="69">
            <text:p>69</text:p>
          </table:table-cell>
          <table:table-cell office:value-type="float" office:value="69">
            <text:p>69</text:p>
          </table:table-cell>
          <table:table-cell office:value-type="string">
            <text:p>Thorough</text:p>
          </table:table-cell>
          <table:table-cell office:value-type="string">
            <text:p>کامل، دقیق، تمام‌عیار</text:p>
          </table:table-cell>
          <table:table-cell office:value-type="string">
            <text:p>uk  /ˈθʌr.ə/ us  /ˈθɝː.ə/ /ˈθɝː.oʊ/</text:p>
          </table:table-cell>
          <table:table-cell office:value-type="string">
            <text:p>The police made a thorough search of the house after the crime had been reported.</text:p>
          </table:table-cell>
          <table:table-cell office:value-type="string">
            <text:p>بعد از اینکه گزارش جنایت داده شد، پلیس خانه را به‌طور کامل بازرسی کرد.</text:p>
          </table:table-cell>
          <table:table-cell office:value-type="string">
            <text:p>Being all that is needed; complete</text:p>
          </table:table-cell>
          <table:table-cell office:value-type="string">
            <text:p>My science teacher praised Sandy for doing a thorough job of cleaning up the lab.</text:p>
          </table:table-cell>
          <table:table-cell office:value-type="string">
            <text:p>معلم علوم سندی را بخاطر تمیزکاری دقیق آزمایشگاه تحسین کرد.</text:p>
          </table:table-cell>
          <table:table-cell office:value-type="string">
            <text:p>Mom decided to spend the day giving the basement a thorough cleaning.</text:p>
          </table:table-cell>
          <table:table-cell office:value-type="string">
            <text:p>مادر تصمیم گرفت تمام روز را صرف تمیز کردن اساسی زیرزمین کند.</text:p>
          </table:table-cell>
          <table:table-cell office:value-type="float" office:value="6">
            <text:p>6</text:p>
          </table:table-cell>
          <table:table-cell office:value-type="float" office:value="9">
            <text:p>9</text:p>
          </table:table-cell>
          <table:table-cell office:value-type="string">
            <text:p>{"word":"Thorough","mean":"","countable":"no","type":"adjective","voice":"unknown","plural":"","plural_example":"","example":"The Police Conducted A Thorough Investigation.","registers":"[formal: Used In Formal Contexts], [informal: Rarely Used Informally]","phrasal_verbs":[],"synonyms":{"formal":["Comprehensive","Exhaustive","Meticulous","Painstaking"],"informal":["Complete"],"neutral":["Detailed","Careful","Full"]},"derivations":[{"word":"Thoroughly","type":"adverb","example":"The Room Was Thoroughly Cleaned.","example_translation":"اتاق کاملا تمیز شده بود.","display":"Thoroughly"},{"word":"Thoroughness","type":"noun","example":"The Project Was Completed With Great Thoroughness.","example_translation":"پروژه با دقت و کمال به پایان رسید.","display":"Thoroughness"}],"collocations":[{"collocation":"Thorough Investigation","example":"The Company Launched A Thorough Investigation Into The Allegations.","translation":"شرکت یک تحقیق کامل در مورد اتهامات آغاز کرد."},{"collocation":"Thorough Knowledge","example":"She Has A Thorough Knowledge Of The Subject.","translation":"او دانش کاملی از این موضوع دارد."},{"collocation":"Thorough Check","example":"The Customs Officers Performed A Thorough Check Of The Luggage.","translation":"افسران گمرک یک بازرسی کامل از چمدان ها انجام دادند."}]}</text:p>
          </table:table-cell>
        </table:table-row>
        <table:table-row>
          <table:table-cell office:value-type="float" office:value="70">
            <text:p>70</text:p>
          </table:table-cell>
          <table:table-cell office:value-type="float" office:value="70">
            <text:p>70</text:p>
          </table:table-cell>
          <table:table-cell office:value-type="string">
            <text:p>Client</text:p>
          </table:table-cell>
          <table:table-cell office:value-type="string">
            <text:p>موکل، مشتری</text:p>
          </table:table-cell>
          <table:table-cell office:value-type="string">
            <text:p>uk  /ˈklaɪ.ənt/ us  /ˈklaɪ.ənt/</text:p>
          </table:table-cell>
          <table:table-cell office:value-type="string">
            <text:p>a. The lawyer told her client that she could predict the outcome of his trial.</text:p>
          </table:table-cell>
          <table:table-cell office:value-type="string">
            <text:p>وکیل به موکلش گفت که می‌تواند نتایج دادگاه او را پیش‌بینی کند.</text:p>
          </table:table-cell>
          <table:table-cell office:value-type="string">
            <text:p>Person for whom a lawyer acts; customer</text:p>
          </table:table-cell>
          <table:table-cell office:value-type="string">
            <text:p>b. My uncle tried to get General Motors to be a client of his company.</text:p>
          </table:table-cell>
          <table:table-cell office:value-type="string">
            <text:p>عموی من سعی کرد جنرال موتورز را به عنوان مشتریِ شرکتش جذب کند.</text:p>
          </table:table-cell>
          <table:table-cell office:value-type="string">
            <text:p>c. If this restaurant doesn't improve its service, it will lose all its clients.</text:p>
          </table:table-cell>
          <table:table-cell office:value-type="string">
            <text:p>اگر این رستوران خدماتش را بهبود نبخشد، تمام مشتریانش را از دست خواهد داد.</text:p>
          </table:table-cell>
          <table:table-cell office:value-type="float" office:value="6">
            <text:p>6</text:p>
          </table:table-cell>
          <table:table-cell office:value-type="float" office:value="10">
            <text:p>10</text:p>
          </table:table-cell>
          <table:table-cell office:value-type="string">
            <text:p>{"word":"Client","mean":"","countable":"yes","type":"noun","voice":"unknown","plural":"Clients","plural_example":"The Company Has Many Clients.","example":"The Lawyer Met With His Client.","registers":"[formal: Professional], [informal: Everyday]","phrasal_verbs":[],"synonyms":{"formal":["Customer","Patron","Consumer"],"informal":["User"],"neutral":["Customer","Patron","User"]},"derivations":[{"word":"Clientele","type":"noun","example":"The Restaurant Has A Loyal Clientele.","example_translation":"رستوران مشتریان وفاداری دارد.","display":"Clientele"}],"collocations":[{"collocation":"Major Client","example":"The Company Gained A Major Client.","translation":"شرکت یک مشتری بزرگ به دست آورد."},{"collocation":"Potential Client","example":"We Need To Attract Potential Clients.","translation":"ما باید مشتریان بالقوه را جذب کنیم."},{"collocation":"Retain A Client","example":"The Firm Wants To Retain Its Clients.","translation":"شرکت می خواهد مشتریان خود را حفظ کند."}]}</text:p>
          </table:table-cell>
        </table:table-row>
        <table:table-row>
          <table:table-cell office:value-type="float" office:value="71">
            <text:p>71</text:p>
          </table:table-cell>
          <table:table-cell office:value-type="float" office:value="71">
            <text:p>71</text:p>
          </table:table-cell>
          <table:table-cell office:value-type="string">
            <text:p>Comprehensive</text:p>
          </table:table-cell>
          <table:table-cell office:value-type="string">
            <text:p>جامع، مفصل</text:p>
          </table:table-cell>
          <table:table-cell office:value-type="string">
            <text:p>uk  /ˌkɒm.prɪˈhen.sɪv/ us  /ˌkɑːm.prəˈhen.sɪv/</text:p>
          </table:table-cell>
          <table:table-cell office:value-type="string">
            <text:p>After a comprehensive exam, my doctor said I was in good condition.</text:p>
          </table:table-cell>
          <table:table-cell office:value-type="string">
            <text:p>بعد از یک معاینه جامع، دکتر به من گفت وضعیت خوبی دارم.</text:p>
          </table:table-cell>
          <table:table-cell office:value-type="string">
            <text:p>Including much; covering completely</text:p>
          </table:table-cell>
          <table:table-cell office:value-type="string">
            <text:p>The engineer gave our house a thorough, comprehensive check-up before my father bought it.</text:p>
          </table:table-cell>
          <table:table-cell office:value-type="string">
            <text:p>قبل از اینکه پدرم خانه را بخرد، مهندس یک بازرسی کامل و جامع از آن به عمل آورد.</text:p>
          </table:table-cell>
          <table:table-cell office:value-type="string">
            <text:p>Mrs. Silver wanted us to do a comprehensive study of Edgar Allan Poe.</text:p>
          </table:table-cell>
          <table:table-cell office:value-type="string">
            <text:p>خانم سیلور از ما خواست که مطالعه جامعی درباره ادگار آلن پو انجام دهیم.</text:p>
          </table:table-cell>
          <table:table-cell office:value-type="float" office:value="6">
            <text:p>6</text:p>
          </table:table-cell>
          <table:table-cell office:value-type="float" office:value="11">
            <text:p>11</text:p>
          </table:table-cell>
          <table:table-cell office:value-type="string">
            <text:p>{"word":"Comprehensive","mean":"","countable":"no","type":"adjective","voice":"unknown","plural":"","plural_example":"","example":"We Offer A Comprehensive Range Of Financial Services.","registers":"[formal: Comprehensive], [informal: Thorough]","phrasal_verbs":[],"synonyms":{"formal":["Extensive","Inclusive","Complete"],"informal":["Thorough","Detailed"],"neutral":["Full","Broad"]},"derivations":[{"word":"Comprehend","type":"verb","example":"I Didn't Comprehend What She Was Saying.","example_translation":"من نفهمیدم او چه می گفت.","display":"Comprehend"},{"word":"Comprehension","type":"noun","example":"His Comprehension Of The Subject Is Excellent.","example_translation":"درک او از موضوع عالی است.","display":"Comprehension"}],"collocations":[{"collocation":"Comprehensive Review","example":"The Report Provides A Comprehensive Review Of The Current Situation.","translation":"این گزارش یک بررسی جامع از وضعیت فعلی ارائه می دهد."},{"collocation":"Comprehensive Coverage","example":"The Insurance Policy Offers Comprehensive Coverage Against Theft And Damage.","translation":"این بیمه نامه پوشش کاملی در برابر سرقت و خسارت ارائه می دهد."}]}</text:p>
          </table:table-cell>
        </table:table-row>
        <table:table-row>
          <table:table-cell office:value-type="float" office:value="72">
            <text:p>72</text:p>
          </table:table-cell>
          <table:table-cell office:value-type="float" office:value="72">
            <text:p>72</text:p>
          </table:table-cell>
          <table:table-cell office:value-type="string">
            <text:p>Defraud</text:p>
          </table:table-cell>
          <table:table-cell office:value-type="string">
            <text:p>فریب دادن، کلاهبرداری کردن</text:p>
          </table:table-cell>
          <table:table-cell office:value-type="string">
            <text:p>uk  /dɪˈfrɔːd/ us  /dɪˈfrɑːd/</text:p>
          </table:table-cell>
          <table:table-cell office:value-type="string">
            <text:p>My aunt saved thousands of dollars by defrauding the government.</text:p>
          </table:table-cell>
          <table:table-cell office:value-type="string">
            <text:p>عمه من با کلاهبرداری از دولت، هزاران دلار پس انداز کرد.</text:p>
          </table:table-cell>
          <table:table-cell office:value-type="string">
            <text:p>Take money, rights, etc., away by cheating</text:p>
          </table:table-cell>
          <table:table-cell office:value-type="string">
            <text:p>If we could eliminate losses from people who defraud the government, tax rates could be lowered.</text:p>
          </table:table-cell>
          <table:table-cell office:value-type="string">
            <text:p>اگر بتوانیم خسارت ناشی از کلاهبرداری افراد از دولت را از بین ببریم، نرخ مالیات می تواند کاهش یابد.</text:p>
          </table:table-cell>
          <table:table-cell office:value-type="string">
            <text:p>By defrauding his friend, Dexter ruined a family tradition of honesty.</text:p>
          </table:table-cell>
          <table:table-cell office:value-type="string">
            <text:p>دکستر با فریب دادن دوستش، سنت خانوادگی درستکاری را از بین برد.</text:p>
          </table:table-cell>
          <table:table-cell office:value-type="float" office:value="6">
            <text:p>6</text:p>
          </table:table-cell>
          <table:table-cell office:value-type="float" office:value="12">
            <text:p>12</text:p>
          </table:table-cell>
          <table:table-cell office:value-type="string">
            <text:p>{"word":"Defraud","mean":"","countable":"no","type":"verb","voice":"transitive","plural":"","plural_example":"","example":"He Defrauded The Elderly Out Of Their Savings.","registers":"[formal: Defraud]","phrasal_verbs":[],"synonyms":{"formal":["Swindle","Cheat","Deceive","Bilge","Dupe"],"informal":["Rip Off","Scam","Con"],"neutral":["Mislead","Take In"]},"derivations":[{"word":"Defrauder","type":"noun","example":"The Court Sentenced The Defrauder To Five Years In Prison.","example_translation":"دادگاه کلاهبردار را به پنج سال زندان محکوم کرد.","display":"Defrauder"},{"word":"Defraudation","type":"noun","example":"The Investigation Revealed Widespread Defraudation Of Taxpayers.","example_translation":"تحقیقات نشان داد که کلاهبرداری گسترده از مالیات دهندگان صورت گرفته است.","display":"Defraudation"}],"collocations":[{"collocation":"Defraud Someone Of Something","example":"He Was Accused Of Defrauding The Company Of Millions.","translation":"او متهم به کلاهبرداری از شرکت به مبلغ میلیون ها تومان بود."},{"collocation":"Defraud Investors","example":"The Businessman Was Arrested For Allegedly Defrauding Investors.","translation":"این تاجر به ظن کلاهبرداری از سرمایه گذاران دستگیر شد."}]}</text:p>
          </table:table-cell>
        </table:table-row>
        <table:table-row>
          <table:table-cell office:value-type="float" office:value="73">
            <text:p>73</text:p>
          </table:table-cell>
          <table:table-cell office:value-type="float" office:value="73">
            <text:p>73</text:p>
          </table:table-cell>
          <table:table-cell office:value-type="string">
            <text:p>Postpone</text:p>
          </table:table-cell>
          <table:table-cell office:value-type="string">
            <text:p>به تعویق انداختن</text:p>
          </table:table-cell>
          <table:table-cell office:value-type="string">
            <text:p>uk  /pəʊstˈpəʊn/ /pəstˈpəʊn/ us  /poʊstˈpoʊn/</text:p>
          </table:table-cell>
          <table:table-cell office:value-type="string">
            <text:p>a. The young couple wanted to postpone their wedding until they were sure they could handle the burdens of marriage.</text:p>
          </table:table-cell>
          <table:table-cell office:value-type="string">
            <text:p>زوج جوان می‌خواستند عروسی خود را تا زمانی که مطمئن شوند می‌توانند از پسِ مسئولیت‌های ازدواج برآیند، به تعویق بیندازند.</text:p>
          </table:table-cell>
          <table:table-cell office:value-type="string">
            <text:p>Put off to a later time; delay</text:p>
          </table:table-cell>
          <table:table-cell office:value-type="string">
            <text:p>b. I neglected to postpone the party because I thought everyone would be able to come.</text:p>
          </table:table-cell>
          <table:table-cell office:value-type="string">
            <text:p>من فراموش کردم مهمانی را به تعویق بیندازم، چون فکر می‌کردم همه بتوانند بیایند.</text:p>
          </table:table-cell>
          <table:table-cell office:value-type="string">
            <text:p>c. The supermarket's owner planned to postpone the grand opening until Saturday.</text:p>
          </table:table-cell>
          <table:table-cell office:value-type="string">
            <text:p>صاحب سوپرمارکت تصمیم داشت افتتاحیه بزرگ را تا شنبه به تعویق بیندازد.</text:p>
          </table:table-cell>
          <table:table-cell office:value-type="float" office:value="7">
            <text:p>7</text:p>
          </table:table-cell>
          <table:table-cell office:value-type="float" office:value="1">
            <text:p>1</text:p>
          </table:table-cell>
          <table:table-cell office:value-type="string">
            <text:p>{"word":"Postpone","mean":"","countable":"no","type":"verb","voice":"transitive","plural":"","plural_example":"","example":"They Decided To Postpone The Meeting Until Next Week.","registers":"[formal: Defer], [neutral: Delay]","phrasal_verbs":[{"verb":"Postpone Off","definition":"To Delay Or Put Off Something.","example":"They Had To Postpone Off The Trip Due To Bad Weather.","example_translation":"آنها مجبور شدند سفر را به دلیل آب و هوای بد به تعویق بیندازند."}],"synonyms":{"formal":["Adjourn","Defer","Remit"],"informal":["Put Off","Hold Over"],"neutral":["Delay","Reschedule","Shelve"]},"derivations":[{"word":"Postponement","type":"noun","example":"The Postponement Was Due To Unforeseen Circumstances.","example_translation":"تعویق به دلیل شرایط پیش بینی نشده بود.","display":"Postponement"}],"collocations":[{"collocation":"Postpone Indefinitely","example":"The Project Was Postponed Indefinitely Due To Lack Of Funding.","translation":"پروژه به دلیل کمبود بودجه به طور نامحدود به تعویق افتاد."},{"collocation":"Postpone A Decision","example":"The Committee Decided To Postpone A Decision On The Matter.","translation":"کمیته تصمیم گرفت تصمیم گیری در مورد این موضوع را به تعویق بیندازد."}]}</text:p>
          </table:table-cell>
        </table:table-row>
        <table:table-row>
          <table:table-cell office:value-type="float" office:value="74">
            <text:p>74</text:p>
          </table:table-cell>
          <table:table-cell office:value-type="float" office:value="74">
            <text:p>74</text:p>
          </table:table-cell>
          <table:table-cell office:value-type="string">
            <text:p>Consent</text:p>
          </table:table-cell>
          <table:table-cell office:value-type="string">
            <text:p>رضایت</text:p>
          </table:table-cell>
          <table:table-cell office:value-type="string">
            <text:p>uk  /kənˈsent/ us  /kənˈsent/</text:p>
          </table:table-cell>
          <table:table-cell office:value-type="string">
            <text:p>My teacher consented to let our class leave early.</text:p>
          </table:table-cell>
          <table:table-cell office:value-type="string">
            <text:p>معلم موافقت کرد که به کلاس اجازه دهد زودتر بروند.</text:p>
          </table:table-cell>
          <table:table-cell office:value-type="string">
            <text:p>Agree; give permission or approval</text:p>
          </table:table-cell>
          <table:table-cell office:value-type="string">
            <text:p>David would not consent to our plan.</text:p>
          </table:table-cell>
          <table:table-cell office:value-type="string">
            <text:p>دیوید با طرح ما موافقت نکرد.</text:p>
          </table:table-cell>
          <table:table-cell office:value-type="string">
            <text:p>The majority of our club members consented to raise the dues.</text:p>
          </table:table-cell>
          <table:table-cell office:value-type="string">
            <text:p>اکثر اعضای باشگاه با افزایش حق عضویت موافقت کردند.</text:p>
          </table:table-cell>
          <table:table-cell office:value-type="float" office:value="7">
            <text:p>7</text:p>
          </table:table-cell>
          <table:table-cell office:value-type="float" office:value="2">
            <text:p>2</text:p>
          </table:table-cell>
          <table:table-cell office:value-type="string">
            <text:p>{"word":"Consent","mean":"","countable":"no","type":"noun","voice":"unknown","plural":"Consents","plural_example":"Several Consents Were Required Before The Project Could Begin.","example":"She Gave Her Consent For The Surgery.","registers":"[formal: Legal], [informal: Everyday]","phrasal_verbs":[],"synonyms":{"formal":["Agreement","Permission","Approval","Assent"],"informal":["Okay","Green light"],"neutral":["Acceptance","Accord","Compliance"]},"derivations":[{"word":"Consent","type":"verb","example":"I Consent To The Terms And Conditions.","example_translation":"من با شرایط و ضوابط موافقم.","display":"Consent (Verb)"},{"word":"Consenting","type":"adjective","example":"A Consenting Adult Is Someone Who Voluntarily Agrees.","example_translation":"یک فرد بالغ رضایت دهنده کسی است که داوطلبانه موافقت می کند.","display":"Consenting (Adjective)"}],"collocations":[{"collocation":"informed consent","example":"The Patient Gave Informed Consent After Understanding The Risks.","translation":"بیمار پس از درک خطرات رضایت آگاهانه داد."},{"collocation":"parental consent","example":"Parental Consent Is Required For Minors To Participate.","translation":"برای شرکت افراد زیر سن قانونی، رضایت والدین لازم است."},{"collocation":"give consent","example":"She Gave Her Consent To The Proposal.","translation":"او با این پیشنهاد موافقت کرد."}]}</text:p>
          </table:table-cell>
        </table:table-row>
        <table:table-row>
          <table:table-cell office:value-type="float" office:value="75">
            <text:p>75</text:p>
          </table:table-cell>
          <table:table-cell office:value-type="float" office:value="75">
            <text:p>75</text:p>
          </table:table-cell>
          <table:table-cell office:value-type="string">
            <text:p>Massive</text:p>
          </table:table-cell>
          <table:table-cell office:value-type="string">
            <text:p>حجیم</text:p>
          </table:table-cell>
          <table:table-cell office:value-type="string">
            <text:p>uk  /ˈmæs.ɪv/ us  /ˈmæs.ɪv/</text:p>
          </table:table-cell>
          <table:table-cell office:value-type="string">
            <text:p>a. The boss asked some employees to lift the massive box.</text:p>
          </table:table-cell>
          <table:table-cell office:value-type="string">
            <text:p>رئیس از چند کارمند خواست تا جعبه سنگین را بلند کنند.</text:p>
          </table:table-cell>
          <table:table-cell office:value-type="string">
            <text:p>Big and heavy; large and solid; bulky</text:p>
          </table:table-cell>
          <table:table-cell office:value-type="string">
            <text:p>b. From lifting weights, Willie had developed massive arm muscles.</text:p>
          </table:table-cell>
          <table:table-cell office:value-type="string">
            <text:p>ویلی با بلند کردن وزنه، ماهیچه‌های بازویش را حجیم ساخته است.</text:p>
          </table:table-cell>
          <table:table-cell office:value-type="string">
            <text:p>c. The main building on the campus was so massive that the new students had trouble finding their way around.</text:p>
          </table:table-cell>
          <table:table-cell office:value-type="string">
            <text:p>ساختمان اصلی دانشگاه آنقدر بزرگ بود که دانشجویان جدیدالورود در ابتدا برای پیدا کردن راهشان به مشکل برخوردند.</text:p>
          </table:table-cell>
          <table:table-cell office:value-type="float" office:value="7">
            <text:p>7</text:p>
          </table:table-cell>
          <table:table-cell office:value-type="float" office:value="3">
            <text:p>3</text:p>
          </table:table-cell>
          <table:table-cell office:value-type="string">
            <text:p>{"word":"Massive","mean":"","countable":"no","type":"adjective","voice":"unknown","plural":"","plural_example":"","example":"The Earthquake Caused Massive Damage.","registers":"[formal: Formal], [informal: Informal]","phrasal_verbs":[],"synonyms":{"formal":["Substantial","Considerable","Immense","Prodigious"],"informal":["Huge","Gigantic","Enormous","Colossal","Humongous"],"neutral":["Large","Big","Great","Extensive"]},"derivations":[{"word":"mass","type":"noun","example":"The Mass Of The Object Was Significant.","example_translation":"جرم این جسم قابل توجه بود.","display":"Mass"},{"word":"massively","type":"adverb","example":"The Project Was Massively Over Budget.","example_translation":"این پروژه به طور گسترده از بودجه فراتر رفت.","display":"Massively"}],"collocations":[{"collocation":"Massive Scale","example":"The Project Was Undertaken On A Massive Scale.","translation":"این پروژه در مقیاسی وسیع انجام شد."},{"collocation":"Massive Impact","example":"The New Law Had A Massive Impact On The Economy.","translation":"قانون جدید تأثیر بسزایی بر اقتصاد داشت."},{"collocation":"Massive Investment","example":"The Company Made A Massive Investment In New Technology.","translation":"این شرکت سرمایه گذاری هنگفتی در فناوری جدید انجام داد."}]}</text:p>
          </table:table-cell>
        </table:table-row>
        <table:table-row>
          <table:table-cell office:value-type="float" office:value="76">
            <text:p>76</text:p>
          </table:table-cell>
          <table:table-cell office:value-type="float" office:value="76">
            <text:p>76</text:p>
          </table:table-cell>
          <table:table-cell office:value-type="string">
            <text:p>Capsule</text:p>
          </table:table-cell>
          <table:table-cell office:value-type="string">
            <text:p>کپسول</text:p>
          </table:table-cell>
          <table:table-cell office:value-type="string">
            <text:p>uk  /ˈkæp.sjuːl/ us  /ˈkæp.səl/</text:p>
          </table:table-cell>
          <table:table-cell office:value-type="string">
            <text:p>a. The small capsule contained the notes the spy had written after the meeting.</text:p>
          </table:table-cell>
          <table:table-cell office:value-type="string">
            <text:p>کپسول کوچک حاوی یادداشت‌هایی بود که جاسوس بعد از جلسه نوشته بود.</text:p>
          </table:table-cell>
          <table:table-cell office:value-type="string">
            <text:p>A small case or covering</text:p>
          </table:table-cell>
          <table:table-cell office:value-type="string">
            <text:p>b. A new, untested medicine was detected in the capsule by police scientists.</text:p>
          </table:table-cell>
          <table:table-cell office:value-type="string">
            <text:p>داروی جدید آزمایش‌نشده‌ای توسط دانشمندان پلیس در کپسول کشف شد.</text:p>
          </table:table-cell>
          <table:table-cell office:value-type="string">
            <text:p>c. He explored the space capsule for special equipment.</text:p>
          </table:table-cell>
          <table:table-cell office:value-type="string">
            <text:p>او کپسول فضایی را برای یافتن تجهیزات خاص بررسی کرد.</text:p>
          </table:table-cell>
          <table:table-cell office:value-type="float" office:value="7">
            <text:p>7</text:p>
          </table:table-cell>
          <table:table-cell office:value-type="float" office:value="4">
            <text:p>4</text:p>
          </table:table-cell>
          <table:table-cell office:value-type="string">
            <text:p>{"word":"Capsule","mean":"","countable":"yes","type":"noun","voice":"unknown","plural":"Capsules","plural_example":"She Took Two Capsules With Water.","example":"The Doctor Prescribed Antibiotics In Capsule Form.","registers":"[formal: Medical, Scientific], [informal: Everyday Conversation]","phrasal_verbs":[],"synonyms":{"formal":["Encapsulation","Container","Vessel"],"informal":["Pill"],"neutral":["Shell","Tablet"]},"derivations":[{"word":"Encapsulate","type":"verb","example":"The Article Encapsulates The Main Points Of The Research.","example_translation":"این مقاله نکات اصلی تحقیق را خلاصه می کند.","display":"Encapsulate"}],"collocations":[{"collocation":"Time Capsule","example":"They Buried A Time Capsule To Be Opened In 100 Years.","translation":"آن ها یک کپسول زمان را دفن کردند تا بعد از ۱۰۰ سال باز شود."},{"collocation":"Capsule Wardrobe","example":"She Created A Capsule Wardrobe With Just A Few Essential Pieces.","translation":"او یک کپسول کمد لباس با چند تکه ضروری ایجاد کرد."},{"collocation":"Gel Capsule","example":"The Medicine Was In A Gel Capsule For Easy Swallowing.","translation":"دارو در یک کپسول ژله ای برای بلع آسان بود."}]}</text:p>
          </table:table-cell>
        </table:table-row>
        <table:table-row>
          <table:table-cell office:value-type="float" office:value="77">
            <text:p>77</text:p>
          </table:table-cell>
          <table:table-cell office:value-type="float" office:value="77">
            <text:p>77</text:p>
          </table:table-cell>
          <table:table-cell office:value-type="string">
            <text:p>Preserve</text:p>
          </table:table-cell>
          <table:table-cell office:value-type="string">
            <text:p>محافظت کردن</text:p>
          </table:table-cell>
          <table:table-cell office:value-type="string">
            <text:p>uk  /prɪˈzɜːv/ us  /prɪˈzɝːv/</text:p>
          </table:table-cell>
          <table:table-cell office:value-type="string">
            <text:p>a. The lawyers wanted to preserve the newest reforms in the law.</text:p>
          </table:table-cell>
          <table:table-cell office:value-type="string">
            <text:p>وکلا می‌خواستند اصلاحات جدید قانون را حفظ کنند.</text:p>
          </table:table-cell>
          <table:table-cell office:value-type="string">
            <text:p>Keep from harm or change; keep safe; protect</text:p>
          </table:table-cell>
          <table:table-cell office:value-type="string">
            <text:p>b. Farmers feel that their rural homes should be preserved.</text:p>
          </table:table-cell>
          <table:table-cell office:value-type="string">
            <text:p>کشاورزان احساس می‌کنند که خانه‌های روستایی‌شان باید حفظ شود.</text:p>
          </table:table-cell>
          <table:table-cell office:value-type="string">
            <text:p>c. Records of Hank Aaron's home runs will undoubtedly be preserved in the Baseball Hall of Fame.</text:p>
          </table:table-cell>
          <table:table-cell office:value-type="string">
            <text:p>رکوردهای هوم‌ران‌های هنک آرون بدون شک در تالار مشاهیر بیسبال حفظ خواهند شد.</text:p>
          </table:table-cell>
          <table:table-cell office:value-type="float" office:value="7">
            <text:p>7</text:p>
          </table:table-cell>
          <table:table-cell office:value-type="float" office:value="5">
            <text:p>5</text:p>
          </table:table-cell>
          <table:table-cell office:value-type="string">
            <text:p>{"word":"Preserve","mean":"","countable":"no","type":"verb","voice":"transitive","plural":"","plural_example":"","example":"We Must Preserve Our Cultural Heritage.","registers":"[formal: Academic, Legal], [informal: Everyday Conversation]","phrasal_verbs":[{"verb":"Preserve In","definition":"To Keep Something In A Particular Condition Or State.","example":"The Fruit Was Preserved In Syrup.","example_translation":"میوه در شربت نگهداری می شد."}],"synonyms":{"formal":["Conserve","Safeguard","Maintain","Protect"],"informal":["Keep","Save"],"neutral":["Protect","Maintain","Conserve"]},"derivations":[{"word":"Preservation","type":"noun","example":"The Preservation Of Old Buildings Is Important.","example_translation":"حفظ ساختمان های قدیمی مهم است.","display":"Preservation"},{"word":"Preservative","type":"noun","example":"This Food Contains No Artificial Preservatives.","example_translation":"این غذا حاوی هیچ ماده نگهدارنده مصنوعی نیست.","display":"Preservative"}],"collocations":[{"collocation":"Preserve The Environment","example":"It Is Important To Preserve The Environment For Future Generations.","translation":"حفظ محیط زیست برای نسل های آینده مهم است."},{"collocation":"Preserve Food","example":"They Preserve Food By Canning And Pickling.","translation":"آنها غذا را با کنسرو کردن و ترشی انداختن نگهداری می کنند."}]}</text:p>
          </table:table-cell>
        </table:table-row>
        <table:table-row>
          <table:table-cell office:value-type="float" office:value="78">
            <text:p>78</text:p>
          </table:table-cell>
          <table:table-cell office:value-type="float" office:value="78">
            <text:p>78</text:p>
          </table:table-cell>
          <table:table-cell office:value-type="string">
            <text:p>Denounce</text:p>
          </table:table-cell>
          <table:table-cell office:value-type="string">
            <text:p>محکوم کردن، انتقاد کردن</text:p>
          </table:table-cell>
          <table:table-cell office:value-type="string">
            <text:p>uk  /dɪˈnaʊns/ us  /dɪˈnaʊns/</text:p>
          </table:table-cell>
          <table:table-cell office:value-type="string">
            <text:p>a. The father denounced his son for lying to the district attorney.</text:p>
          </table:table-cell>
          <table:table-cell office:value-type="string">
            <text:p>پدر، پسرش را به خاطر دروغ گفتن به دادستان محلی محکوم کرد.</text:p>
          </table:table-cell>
          <table:table-cell office:value-type="string">
            <text:p>Condemn in public; express strong disapproval of</text:p>
          </table:table-cell>
          <table:table-cell office:value-type="string">
            <text:p>b. Some people denounce the government for probing into their private lives.</text:p>
          </table:table-cell>
          <table:table-cell office:value-type="string">
            <text:p>بعضی از مردم دولت را به خاطر جستجو در زندگی شخصی خود، محکوم می کنند.</text:p>
          </table:table-cell>
          <table:table-cell office:value-type="string">
            <text:p>c. Ralph Nader, the consumer advocate, denounced the defective products being sold.</text:p>
          </table:table-cell>
          <table:table-cell office:value-type="string">
            <text:p>رالف نادر، حامی حقوق مصرف کنندگان، فروش محصولات معیوب را به شدت محکوم کرد.</text:p>
          </table:table-cell>
          <table:table-cell office:value-type="float" office:value="7">
            <text:p>7</text:p>
          </table:table-cell>
          <table:table-cell office:value-type="float" office:value="6">
            <text:p>6</text:p>
          </table:table-cell>
          <table:table-cell office:value-type="string">
            <text:p>{"word":"Denounce","mean":"","countable":"no","type":"verb","voice":"transitive","plural":"","plural_example":"","example":"The Leader Publicly Denounced The Actions Of His Opponent.","registers":"[formal: Denounce]","phrasal_verbs":[],"synonyms":{"formal":["Condemn","Censure","Reprehend","Castigate"],"informal":["Criticize","Blast","Pan"],"neutral":["Decry","Attack","Accuse"]},"derivations":[{"word":"Denunciation","type":"noun","example":"The Denunciation Was Harsh.","example_translation":"این محکومیت شدید بود.","display":"Denunciation"},{"word":"Denouncer","type":"noun","example":"He Is A Vocal Denouncer.","example_translation":"او یک محکوم کننده صریح است.","display":"Denouncer"}],"collocations":[{"collocation":"Strongly Denounce","example":"The President Strongly Denounced The Attack.","translation":"رئیس جمهور به شدت این حمله را محکوم کرد."},{"collocation":"Publicly Denounce","example":"She Publicly Denounced The Corruption.","translation":"او علناً فساد را محکوم کرد."}]}</text:p>
          </table:table-cell>
        </table:table-row>
        <table:table-row>
          <table:table-cell office:value-type="float" office:value="79">
            <text:p>79</text:p>
          </table:table-cell>
          <table:table-cell office:value-type="float" office:value="79">
            <text:p>79</text:p>
          </table:table-cell>
          <table:table-cell office:value-type="string">
            <text:p>Unique</text:p>
          </table:table-cell>
          <table:table-cell office:value-type="string">
            <text:p>منحصر به فرد</text:p>
          </table:table-cell>
          <table:table-cell office:value-type="string">
            <text:p>uk  /juːˈniːk/ us  /juːˈniːk/</text:p>
          </table:table-cell>
          <table:table-cell office:value-type="string">
            <text:p>Going to Africa was a unique experience for us.</text:p>
          </table:table-cell>
          <table:table-cell office:value-type="string">
            <text:p>سفر به آفریقا برای ما تجربه ای بی نظیر بود.</text:p>
          </table:table-cell>
          <table:table-cell office:value-type="string">
            <text:p>Having no like or equal; being the only one of its kind</text:p>
          </table:table-cell>
          <table:table-cell office:value-type="string">
            <text:p>The inventor developed a unique method of making ice cream.</text:p>
          </table:table-cell>
          <table:table-cell office:value-type="string">
            <text:p>مخترع روش منحصر به فردی برای ساخت بستنی ابداع کرد.</text:p>
          </table:table-cell>
          <table:table-cell office:value-type="string">
            <text:p>Albie has a unique collection of Israeli stamps.</text:p>
          </table:table-cell>
          <table:table-cell office:value-type="string">
            <text:p>آلبی مجموعه بی نظیری از تمبرهای اسرائیلی دارد.</text:p>
          </table:table-cell>
          <table:table-cell office:value-type="float" office:value="7">
            <text:p>7</text:p>
          </table:table-cell>
          <table:table-cell office:value-type="float" office:value="7">
            <text:p>7</text:p>
          </table:table-cell>
          <table:table-cell office:value-type="string">
            <text:p>{"word":"Unique","mean":"","countable":"no","type":"adjective","voice":"unknown","plural":"","plural_example":"","example":"Each Person's Fingerprint Is Unique.","registers":"[formal: Highly Formal], [informal: Neutral]","phrasal_verbs":[],"synonyms":{"formal":["Distinct","Exceptional","Singular"],"informal":["One-of-a-kind","Special"],"neutral":["Unusual","Different","Original"]},"derivations":[{"word":"Uniqueness","type":"noun","example":"The Uniqueness Of The Artwork Made It Valuable.","example_translation":"منحصر به فرد بودن اثر هنری آن را ارزشمند کرد.","display":"Uniqueness"}],"collocations":[{"collocation":"Unique Opportunity","example":"This Is A Unique Opportunity To Invest.","translation":"این یک فرصت منحصر به فرد برای سرمایه گذاری است."},{"collocation":"Unique Design","example":"The Product Features A Unique Design.","translation":"این محصول دارای طراحی منحصر به فردی است."},{"collocation":"Unique Experience","example":"Traveling To Space Provides A Unique Experience.","translation":"سفر به فضا یک تجربه منحصر به فرد را فراهم می کند."}]}</text:p>
          </table:table-cell>
        </table:table-row>
        <table:table-row>
          <table:table-cell office:value-type="float" office:value="80">
            <text:p>80</text:p>
          </table:table-cell>
          <table:table-cell office:value-type="float" office:value="80">
            <text:p>80</text:p>
          </table:table-cell>
          <table:table-cell office:value-type="string">
            <text:p>Torrent</text:p>
          </table:table-cell>
          <table:table-cell office:value-type="string">
            <text:p>سیل</text:p>
          </table:table-cell>
          <table:table-cell office:value-type="string">
            <text:p>uk  /ˈtɒr.ənt/ us  /ˈtɔːr.ənt/</text:p>
          </table:table-cell>
          <table:table-cell office:value-type="string">
            <text:p>A massive rain was coming down in torrents.</text:p>
          </table:table-cell>
          <table:table-cell office:value-type="string">
            <text:p>باران شدیدی به صورت سیل‌آسا می‌بارید.</text:p>
          </table:table-cell>
          <table:table-cell office:value-type="string">
            <text:p>Any violent, rushing stream; flood</text:p>
          </table:table-cell>
          <table:table-cell office:value-type="string">
            <text:p>In the debate, a torrent of questions was asked.</text:p>
          </table:table-cell>
          <table:table-cell office:value-type="string">
            <text:p>در مناظره، سیلی از سوالات پرسیده شد.</text:p>
          </table:table-cell>
          <table:table-cell office:value-type="string">
            <text:p>After trying to defraud the public, Lefty was faced with a torrent of charges.</text:p>
          </table:table-cell>
          <table:table-cell office:value-type="string">
            <text:p>پس از تلاش برای فریب مردم، «لفتی» با سیلی از اتهامات مواجه شد.</text:p>
          </table:table-cell>
          <table:table-cell office:value-type="float" office:value="7">
            <text:p>7</text:p>
          </table:table-cell>
          <table:table-cell office:value-type="float" office:value="8">
            <text:p>8</text:p>
          </table:table-cell>
          <table:table-cell office:value-type="string">
            <text:p>{"word":"Torrent","mean":"","countable":"yes","type":"noun","voice":"unknown","plural":"Torrents","plural_example":"The Recent Floods Were Caused By Torrents Of Rain.","example":"The Heavy Rain Came Down In Torrents.","registers":"[formal: ], [informal: ]","phrasal_verbs":[],"synonyms":{"formal":["Deluge","Inundation"],"informal":[],"neutral":["Downpour","Stream","Flood","Outburst"]},"derivations":[],"collocations":[{"collocation":"Torrent of rain","example":"We Were Caught In A Torrent Of Rain.","translation":"ما در یک رگبار باران گرفتار شدیم."},{"collocation":"Torrent of abuse","example":"The Player Received A Torrent Of Abuse After The Game.","translation":"این بازیکن پس از بازی سیل انتقادات را دریافت کرد."}]}</text:p>
          </table:table-cell>
        </table:table-row>
        <table:table-row>
          <table:table-cell office:value-type="float" office:value="81">
            <text:p>81</text:p>
          </table:table-cell>
          <table:table-cell office:value-type="float" office:value="81">
            <text:p>81</text:p>
          </table:table-cell>
          <table:table-cell office:value-type="string">
            <text:p>Resent</text:p>
          </table:table-cell>
          <table:table-cell office:value-type="string">
            <text:p>رنجیدن، خشمگین شدن، دلخور شدن</text:p>
          </table:table-cell>
          <table:table-cell office:value-type="string">
            <text:p>uk  /rɪˈzent/ us  /rɪˈzent/</text:p>
          </table:table-cell>
          <table:table-cell office:value-type="string">
            <text:p>Bertha resented the way her boyfriend treated her.</text:p>
          </table:table-cell>
          <table:table-cell office:value-type="string">
            <text:p>برتا از نحوه رفتار دوست پسرش با او رنجیده خاطر شد.</text:p>
          </table:table-cell>
          <table:table-cell office:value-type="string">
            <text:p>Feel injured and angered at (something)</text:p>
          </table:table-cell>
          <table:table-cell office:value-type="string">
            <text:p>The earthquake victim resented the poor emergency care.</text:p>
          </table:table-cell>
          <table:table-cell office:value-type="string">
            <text:p>قربانی زلزله از مراقبت های ضعیف اورژانسی دلخور بود.</text:p>
          </table:table-cell>
          <table:table-cell office:value-type="string">
            <text:p>Columbus resented the fact that his crew wanted to turn back.</text:p>
          </table:table-cell>
          <table:table-cell office:value-type="string">
            <text:p>کلمب از این واقعیت که خدمه اش می خواستند برگردند، خشمگین بود.</text:p>
          </table:table-cell>
          <table:table-cell office:value-type="float" office:value="7">
            <text:p>7</text:p>
          </table:table-cell>
          <table:table-cell office:value-type="float" office:value="9">
            <text:p>9</text:p>
          </table:table-cell>
          <table:table-cell office:value-type="string">
            <text:p>{"word":"Resent","mean":"","countable":"no","type":"verb","voice":"transitive","plural":"","plural_example":"","example":"I Resent Being Treated Like A Child.","registers":"[formal: Resent], [informal: None]","phrasal_verbs":[],"synonyms":{"formal":["Dislike","Object To"],"informal":["Be Bitter","Be Annoyed"],"neutral":["Disapprove Of","Feel Bitter About","Take Offense At"]},"derivations":[{"word":"Resentment","type":"noun","example":"Her Resentment Towards Her Boss Was Obvious.","example_translation":"نارضایتی او نسبت به رئیسش آشکار بود.","display":"Resentment"},{"word":"Resentful","type":"adjective","example":"He Was Resentful Of Her Success.","example_translation":"او به موفقیت او حسادت می کرد.","display":"Resentful"}],"collocations":[{"collocation":"Deeply Resent","example":"They Deeply Resent The Intrusion Into Their Privacy.","translation":"آنها عمیقا از تجاوز به حریم خصوصی خود ناراحت هستند."},{"collocation":"Begin To Resent","example":"He Began To Resent All The Demands On His Time.","translation":"او کم کم از تمام خواسته هایی که از وقتش داشتند، ناراحت شد."}]}</text:p>
          </table:table-cell>
        </table:table-row>
        <table:table-row>
          <table:table-cell office:value-type="float" office:value="82">
            <text:p>82</text:p>
          </table:table-cell>
          <table:table-cell office:value-type="float" office:value="82">
            <text:p>82</text:p>
          </table:table-cell>
          <table:table-cell office:value-type="string">
            <text:p>Molest</text:p>
          </table:table-cell>
          <table:table-cell office:value-type="string">
            <text:p>آزار رساندن، اذیت کردن، تعرض کردن</text:p>
          </table:table-cell>
          <table:table-cell office:value-type="string">
            <text:p>uk  /məˈlest/ us  /məˈlest/</text:p>
          </table:table-cell>
          <table:table-cell office:value-type="string">
            <text:p>My neighbor was molested when walking home from the subway.</text:p>
          </table:table-cell>
          <table:table-cell office:value-type="string">
            <text:p>همسایه من وقتی از مترو به خانه بر می‌گشت، مورد آزار قرار گرفت.</text:p>
          </table:table-cell>
          <table:table-cell office:value-type="string">
            <text:p>Interfere with and trouble; abuse</text:p>
          </table:table-cell>
          <table:table-cell office:value-type="string">
            <text:p>The gang did a thorough job of molesting the people in the park.</text:p>
          </table:table-cell>
          <table:table-cell office:value-type="string">
            <text:p>اراذل و اوباش، مردم در پارک را به طور کامل مورد آزار و اذیت قرار دادند.</text:p>
          </table:table-cell>
          <table:table-cell office:value-type="string">
            <text:p>Lifeguards warned the man not to molest any of the swimmers.</text:p>
          </table:table-cell>
          <table:table-cell office:value-type="string">
            <text:p>نجات غریق‌ها به آن مرد هشدار دادند که هیچ‌کدام از شناگران را مورد آزار و اذیت قرار ندهد.</text:p>
          </table:table-cell>
          <table:table-cell office:value-type="float" office:value="7">
            <text:p>7</text:p>
          </table:table-cell>
          <table:table-cell office:value-type="float" office:value="10">
            <text:p>10</text:p>
          </table:table-cell>
          <table:table-cell office:value-type="string">
            <text:p>{"word":"Molest","mean":"","countable":"no","type":"verb","voice":"transitive","plural":"","plural_example":"","example":"He Was Accused Of Molesting Several Children.","registers":"[formal: Legalese], [informal: Slang]","phrasal_verbs":[],"synonyms":{"formal":["Harass","Abuse","Assault"],"informal":["Grope","Touch"],"neutral":["Bother","Annoy"]},"derivations":[{"word":"Molestation","type":"noun","example":"She Reported The Molestation To The Police.","example_translation":"او آزار جنسی را به پلیس گزارش داد.","display":"Molestation"}],"collocations":[{"collocation":"Sexually Molest","example":"He Was Convicted Of Sexually Molesting A Minor.","translation":"او به جرم آزار جنسی یک نوجوان محکوم شد."},{"collocation":"Allegedly Molest","example":"The Teacher Was Accused Of Allegedly Molesting Students.","translation":"معلم متهم به آزار و اذیت ادعایی دانش آموزان شد."}]}</text:p>
          </table:table-cell>
        </table:table-row>
        <table:table-row>
          <table:table-cell office:value-type="float" office:value="83">
            <text:p>83</text:p>
          </table:table-cell>
          <table:table-cell office:value-type="float" office:value="83">
            <text:p>83</text:p>
          </table:table-cell>
          <table:table-cell office:value-type="string">
            <text:p>Gloomy</text:p>
          </table:table-cell>
          <table:table-cell office:value-type="string">
            <text:p>تیره و تار، دلگیر، گرفته</text:p>
          </table:table-cell>
          <table:table-cell office:value-type="string">
            <text:p>uk  /ˈɡluː.mi/ us  /ˈɡluː.mi/</text:p>
          </table:table-cell>
          <table:table-cell office:value-type="string">
            <text:p>My cousin was gloomy because his best friend had moved away.</text:p>
          </table:table-cell>
          <table:table-cell office:value-type="string">
            <text:p>پسر عموی من دلگیر بود زیرا بهترین دوستش از آنجا رفته بود.</text:p>
          </table:table-cell>
          <table:table-cell office:value-type="string">
            <text:p>Dark; dim; in low spirits</text:p>
          </table:table-cell>
          <table:table-cell office:value-type="string">
            <text:p>The reason Doris wasn't popular was that she always looked gloomy.</text:p>
          </table:table-cell>
          <table:table-cell office:value-type="string">
            <text:p>دلیل اینکه دوریس محبوب نبود این بود که همیشه غمگین به نظر می‌رسید.</text:p>
          </table:table-cell>
          <table:table-cell office:value-type="string">
            <text:p>Jones Beach is not so beautiful on a gloomy day.</text:p>
          </table:table-cell>
          <table:table-cell office:value-type="string">
            <text:p>ساحل جونز در یک روز دلگیر آنقدرها هم زیبا نیست.</text:p>
          </table:table-cell>
          <table:table-cell office:value-type="float" office:value="7">
            <text:p>7</text:p>
          </table:table-cell>
          <table:table-cell office:value-type="float" office:value="11">
            <text:p>11</text:p>
          </table:table-cell>
          <table:table-cell office:value-type="string">
            <text:p>{"word":"Gloomy","mean":"","countable":"no","type":"adjective","voice":"unknown","plural":"","plural_example":"","example":"The Weather Is Gloomy Today.","registers":"[formal: Depressing], [informal: Down]","phrasal_verbs":[],"synonyms":{"formal":["Bleak","Somber"],"informal":["Down","Blue"],"neutral":["Dark","Depressed","Dismal"]},"derivations":[{"word":"Gloom","type":"noun","example":"He Sat In The Gloom.","example_translation":"او در تاریکی نشست.","display":"Gloom"},{"word":"Gloomily","type":"adverb","example":"She Stared Gloomily Out The Window.","example_translation":"او با اخم به بیرون پنجره خیره شد.","display":"Gloomily"}],"collocations":[{"collocation":"Gloomy Weather","example":"The Gloomy Weather Matched My Mood.","translation":"هوا ی گرفته با حال و هوای من مطابقت داشت."},{"collocation":"Gloomy Outlook","example":"The Economic Outlook Is Gloomy.","translation":"چشم انداز اقتصادی تیره و تار است."}]}</text:p>
          </table:table-cell>
        </table:table-row>
        <table:table-row>
          <table:table-cell office:value-type="float" office:value="84">
            <text:p>84</text:p>
          </table:table-cell>
          <table:table-cell office:value-type="float" office:value="84">
            <text:p>84</text:p>
          </table:table-cell>
          <table:table-cell office:value-type="string">
            <text:p>Unforeseen</text:p>
          </table:table-cell>
          <table:table-cell office:value-type="string">
            <text:p>غیر مترقبه، پیش بینی نشده</text:p>
          </table:table-cell>
          <table:table-cell office:value-type="string">
            <text:p>uk  /ˌʌn.fəˈsiːn/ us  /ˌʌn.fɚˈsiːn/</text:p>
          </table:table-cell>
          <table:table-cell office:value-type="string">
            <text:p>a. We had some unforeseen problems with the new engine.</text:p>
          </table:table-cell>
          <table:table-cell office:value-type="string">
            <text:p>ما مشکلات پیش بینی نشده ای با موتور جدید داشتیم.</text:p>
          </table:table-cell>
          <table:table-cell office:value-type="string">
            <text:p>Not known beforehand; unexpected</text:p>
          </table:table-cell>
          <table:table-cell office:value-type="string">
            <text:p>b. The probe into the Congressman's finances turned up some unforeseen difficulties.</text:p>
          </table:table-cell>
          <table:table-cell office:value-type="string">
            <text:p>جستجو در امور مالی نماینده کنگره، مشکلات پیش بینی نشده ای را آشکار کرد.</text:p>
          </table:table-cell>
          <table:table-cell office:value-type="string">
            <text:p>c. The divers faced unforeseen trouble in their search for the wreck.</text:p>
          </table:table-cell>
          <table:table-cell office:value-type="string">
            <text:p>غواصان در جستجوی لاشه کشتی با مشکلات غیرمنتظره ای روبرو شدند.</text:p>
          </table:table-cell>
          <table:table-cell office:value-type="float" office:value="7">
            <text:p>7</text:p>
          </table:table-cell>
          <table:table-cell office:value-type="float" office:value="12">
            <text:p>12</text:p>
          </table:table-cell>
          <table:table-cell office:value-type="string">
            <text:p>{"word":"Unforeseen","mean":"","countable":"no","type":"adjective","voice":"unknown","plural":"","plural_example":"","example":"The Project Suffered Unforeseen Delays.","registers":"[formal: Standard], [informal: Standard]","phrasal_verbs":[],"synonyms":{"formal":["Unexpected","Unanticipated","Unpredicted"],"informal":["Surprising"],"neutral":["Unforeseeable","Unlooked-for"]},"derivations":[{"word":"foresee","type":"verb","example":"I Can Foresee Problems With This Plan.","example_translation":"من می توانم مشکلاتی را در این طرح پیش بینی کنم.","display":"Foresee"},{"word":"unforeseeable","type":"adjective","example":"The Future Is Unforeseeable.","example_translation":"آینده غیرقابل پیش بینی است.","display":"Unforeseeable"}],"collocations":[{"collocation":"Unforeseen Circumstances","example":"Due To Unforeseen Circumstances, The Meeting Was Cancelled.","translation":"به دلیل شرایط پیش بینی نشده، جلسه لغو شد."},{"collocation":"Unforeseen Consequences","example":"Every Action Has Unforeseen Consequences.","translation":"هر عملی عواقب پیش بینی نشده ای دارد."},{"collocation":"Unforeseen Costs","example":"The Project Faced Unforeseen Costs.","translation":"پروژه با هزینه های پیش بینی نشده مواجه شد."}]}</text:p>
          </table:table-cell>
        </table:table-row>
        <table:table-row>
          <table:table-cell office:value-type="float" office:value="85">
            <text:p>85</text:p>
          </table:table-cell>
          <table:table-cell office:value-type="float" office:value="85">
            <text:p>85</text:p>
          </table:table-cell>
          <table:table-cell office:value-type="string">
            <text:p>Exaggerate</text:p>
          </table:table-cell>
          <table:table-cell office:value-type="string">
            <text:p>مبالغه کردن</text:p>
          </table:table-cell>
          <table:table-cell office:value-type="string">
            <text:p>uk  /ɪɡˈzædʒ.ə.reɪt/ us  /ɪɡˈzædʒ.ə.reɪt/</text:p>
          </table:table-cell>
          <table:table-cell office:value-type="string">
            <text:p>a. He wasn't trying to deceive you when he said that his was the best car in the world; he was just exaggerating.</text:p>
          </table:table-cell>
          <table:table-cell office:value-type="string">
            <text:p>وقتی که گفت ماشینش بهترین ماشین دنیاست، سعی نکرد شما را فریب دهد، او فقط مبالغه می‌کرد.</text:p>
          </table:table-cell>
          <table:table-cell office:value-type="string">
            <text:p>Make something greater than it is; overstate</text:p>
          </table:table-cell>
          <table:table-cell office:value-type="string">
            <text:p>b. The bookkeeper exaggerated her importance to the company.</text:p>
          </table:table-cell>
          <table:table-cell office:value-type="string">
            <text:p>دفتردار درباره‌ی اهمیت خود برای شرکت غلو کرد.</text:p>
          </table:table-cell>
          <table:table-cell office:value-type="string">
            <text:p>c. When he said that Shaquille O'Neal was eight feet tall, he was undoubtedly exaggerating.</text:p>
          </table:table-cell>
          <table:table-cell office:value-type="string">
            <text:p>وقتی گفت قد شکیل اونیل هشت فوت است، بدون شک داشت غلو می‌کرد.</text:p>
          </table:table-cell>
          <table:table-cell office:value-type="float" office:value="8">
            <text:p>8</text:p>
          </table:table-cell>
          <table:table-cell office:value-type="float" office:value="1">
            <text:p>1</text:p>
          </table:table-cell>
          <table:table-cell office:value-type="string">
            <text:p>{"word":"Exaggerate","mean":"","countable":"no","type":"verb","voice":"both","plural":"","plural_example":"","example":"He Tends To Exaggerate The Difficulties.","registers":"[formal: Formal], [informal: Informal]","phrasal_verbs":[{"verb":"exaggerate on","definition":"To Emphasize A Particular Aspect In An Overstated Way.","example":"The Report Exaggerated On The Positive Aspects Of The Project.","example_translation":"گزارش در مورد جنبه های مثبت پروژه اغراق می کرد."}],"synonyms":{"formal":["Overstate","Magnify","Amplify","Inflate"],"informal":["Embellish","Stretch The Truth","Overblow"],"neutral":["Overemphasize","Distort","Misrepresent"]},"derivations":[{"word":"exaggeration","type":"noun","example":"There Was Some Exaggeration In His Story.","example_translation":"در داستان او مقداری اغراق وجود داشت.","display":"Exaggeration"},{"word":"exaggerated","type":"adjective","example":"His Claims Were Exaggerated.","example_translation":"ادعاهای او اغراق آمیز بود.","display":"Exaggerated"}],"collocations":[{"collocation":"grossly exaggerate","example":"The Media Grossly Exaggerated The Extent Of The Damage.","translation":"رسانه ها به طرز فاحشی میزان خسارت را اغراق کردند."},{"collocation":"tend to exaggerate","example":"Some People Tend To Exaggerate Their Achievements.","translation":"برخی از افراد تمایل دارند دستاوردهای خود را اغراق کنند."}]}</text:p>
          </table:table-cell>
        </table:table-row>
        <table:table-row>
          <table:table-cell office:value-type="float" office:value="86">
            <text:p>86</text:p>
          </table:table-cell>
          <table:table-cell office:value-type="float" office:value="86">
            <text:p>86</text:p>
          </table:table-cell>
          <table:table-cell office:value-type="string">
            <text:p>Amateur</text:p>
          </table:table-cell>
          <table:table-cell office:value-type="string">
            <text:p>آماتور، مبتدی</text:p>
          </table:table-cell>
          <table:table-cell office:value-type="string">
            <text:p>uk  /ˈæm.ə.tər/ us  /ˈæm.ə.tʃɚ/</text:p>
          </table:table-cell>
          <table:table-cell office:value-type="string">
            <text:p>a. The amateur cross-country runner wanted to be in the Olympics.</text:p>
          </table:table-cell>
          <table:table-cell office:value-type="string">
            <text:p>دونده آماتورِ دوی صحرایی می‌خواست در المپیک شرکت کند.</text:p>
          </table:table-cell>
          <table:table-cell office:value-type="string">
            <text:p>Person who does something for pleasure, not for money or as a profession</text:p>
          </table:table-cell>
          <table:table-cell office:value-type="string">
            <text:p>b. Don was told he was only good enough to be an amateur.</text:p>
          </table:table-cell>
          <table:table-cell office:value-type="string">
            <text:p>به دان گفته شد که او فقط در حد یک آماتور خوب است.</text:p>
          </table:table-cell>
          <table:table-cell office:value-type="string">
            <text:p>c. Professional golfers resent amateurs who think they are as good as the people who play for money.</text:p>
          </table:table-cell>
          <table:table-cell office:value-type="string">
            <text:p>گلف‌بازان حرفه‌ای از آماتورهایی که فکر می‌کنند به خوبی کسانی که برای پول بازی می‌کنند، بیزارند.</text:p>
          </table:table-cell>
          <table:table-cell office:value-type="float" office:value="8">
            <text:p>8</text:p>
          </table:table-cell>
          <table:table-cell office:value-type="float" office:value="2">
            <text:p>2</text:p>
          </table:table-cell>
          <table:table-cell office:value-type="string">
            <text:p>{"word":"Amateur","mean":"","countable":"yes","type":"noun","voice":"unknown","plural":"Amateurs","plural_example":"The Club Is Open To Both Professionals And Amateurs.","example":"He Is An Amateur Photographer.","registers":"[formal: Amateur], [informal: Am]","phrasal_verbs":[],"synonyms":{"formal":["Nonprofessional","Layman"],"informal":["Rookie","Newbie"],"neutral":["Beginner","Novice"]},"derivations":[{"word":"Amateurish","type":"adjective","example":"The Painting Looks Amateurish.","example_translation":"نقاشی آماتور به نظر می رسد.","display":"Amateurish"},{"word":"Amateurism","type":"noun","example":"Amateurism Is Declining In Many Sports.","example_translation":"آماتوریسم در بسیاری از ورزش ها رو به کاهش است.","display":"Amateurism"}],"collocations":[{"collocation":"Amateur Athlete","example":"He Is An Amateur Athlete Competing In The Olympics.","translation":"او یک ورزشکار آماتور است که در المپیک شرکت می کند."},{"collocation":"Amateur Status","example":"He Gave Up His Amateur Status To Become A Professional.","translation":"او برای حرفه ای شدن از وضعیت آماتور خود دست کشید."}]}</text:p>
          </table:table-cell>
        </table:table-row>
        <table:table-row>
          <table:table-cell office:value-type="float" office:value="87">
            <text:p>87</text:p>
          </table:table-cell>
          <table:table-cell office:value-type="float" office:value="87">
            <text:p>87</text:p>
          </table:table-cell>
          <table:table-cell office:value-type="string">
            <text:p>Mediocre</text:p>
          </table:table-cell>
          <table:table-cell office:value-type="string">
            <text:p>معمولی، حد وسط، متوسط</text:p>
          </table:table-cell>
          <table:table-cell office:value-type="string">
            <text:p>uk  /ˌmiː.diˈəʊ.kər/ us  /ˌmiː.diˈoʊ.kɚ/</text:p>
          </table:table-cell>
          <table:table-cell office:value-type="string">
            <text:p>After reading my composition, Mrs. Evans remarked that it was mediocre and that I could do better.</text:p>
          </table:table-cell>
          <table:table-cell office:value-type="string">
            <text:p>خانم ایوانز بعد از خواندن انشای من گفت که معمولی بود و من می‌توانم بهتر انجام دهم.</text:p>
          </table:table-cell>
          <table:table-cell office:value-type="string">
            <text:p>Neither good nor bad; average; ordinary</text:p>
          </table:table-cell>
          <table:table-cell office:value-type="string">
            <text:p>Howard was a mediocre scientist who never made any unique discoveries.</text:p>
          </table:table-cell>
          <table:table-cell office:value-type="string">
            <text:p>هاوارد دانشمندی معمولی بود که هرگز نتوانست کشف منحصر به فردی داشته باشد.</text:p>
          </table:table-cell>
          <table:table-cell office:value-type="string">
            <text:p>The movie wasn't a great one; it was only mediocre.</text:p>
          </table:table-cell>
          <table:table-cell office:value-type="string">
            <text:p>فیلم خیلی برجسته‌ای نبود، فقط یک فیلم معمولی بود.</text:p>
          </table:table-cell>
          <table:table-cell office:value-type="float" office:value="8">
            <text:p>8</text:p>
          </table:table-cell>
          <table:table-cell office:value-type="float" office:value="3">
            <text:p>3</text:p>
          </table:table-cell>
          <table:table-cell office:value-type="string">
            <text:p>{"word":"Mediocre","mean":"","countable":"no","type":"adjective","voice":"unknown","plural":"","plural_example":"","example":"The Restaurant Served Mediocre Food.","registers":"[formal: Standard], [informal: Standard]","phrasal_verbs":[],"synonyms":{"formal":["Ordinary","Commonplace"],"informal":["So-so","Average"],"neutral":["Fair","Passable","Adequate"]},"derivations":[{"word":"Mediocrity","type":"noun","example":"He Did Not Want To Be Defined By Mediocrity.","example_translation":"او نمی خواست با میانمایگی شناخته شود.","display":"Mediocrity"}],"collocations":[{"collocation":"Mediocre Talent","example":"He Was A Mediocre Talent At Best.","translation":"او در بهترین حالت یک استعداد متوسط بود."},{"collocation":"Mediocre Performance","example":"The Team Had A Mediocre Performance This Season.","translation":"تیم در این فصل عملکرد متوسطی داشت."},{"collocation":"Mediocre Quality","example":"The Quality Of The Product Was Mediocre.","translation":"کیفیت محصول متوسط بود."}]}</text:p>
          </table:table-cell>
        </table:table-row>
        <table:table-row>
          <table:table-cell office:value-type="float" office:value="88">
            <text:p>88</text:p>
          </table:table-cell>
          <table:table-cell office:value-type="float" office:value="88">
            <text:p>88</text:p>
          </table:table-cell>
          <table:table-cell office:value-type="string">
            <text:p>Variety</text:p>
          </table:table-cell>
          <table:table-cell office:value-type="string">
            <text:p>گوناگونی، تنوع</text:p>
          </table:table-cell>
          <table:table-cell office:value-type="string">
            <text:p>uk  /vəˈraɪ.ə.ti/ us  /vəˈraɪ.ə.t̬i/</text:p>
          </table:table-cell>
          <table:table-cell office:value-type="string">
            <text:p>The Eldorado Restaurant serves a wide variety of foods.</text:p>
          </table:table-cell>
          <table:table-cell office:value-type="string">
            <text:p>رستوران الدورادو غذاهای بسیار متنوعی سرو می‌کند.</text:p>
          </table:table-cell>
          <table:table-cell office:value-type="string">
            <text:p>Lack of sameness; a number of different things</text:p>
          </table:table-cell>
          <table:table-cell office:value-type="string">
            <text:p>The show featured a variety of entertainment.</text:p>
          </table:table-cell>
          <table:table-cell office:value-type="string">
            <text:p>این نمایش انواع مختلفی از سرگرمی را شامل می‌شد.</text:p>
          </table:table-cell>
          <table:table-cell office:value-type="string">
            <text:p>He faced unforeseen problems for a variety of reasons.</text:p>
          </table:table-cell>
          <table:table-cell office:value-type="string">
            <text:p>او به دلایل گوناگون با مشکلات غیرمترقبه‌ای روبرو شد.</text:p>
          </table:table-cell>
          <table:table-cell office:value-type="float" office:value="8">
            <text:p>8</text:p>
          </table:table-cell>
          <table:table-cell office:value-type="float" office:value="4">
            <text:p>4</text:p>
          </table:table-cell>
          <table:table-cell office:value-type="string">
            <text:p>{"word":"Variety","mean":"","countable":"yes","type":"noun","voice":"unknown","plural":"varieties","plural_example":"There Are Many Varieties Of Apples In The Orchard.","example":"The Shop Sells A Wide Variety Of Cheeses.","registers":"[formal: High], [informal: Common]","phrasal_verbs":[],"synonyms":{"formal":["Diversity","Assortment","Multiplicity"],"informal":["Mix","Range","Selection"],"neutral":["Type","Kind","Form","Sort","Class"]},"derivations":[{"word":"vary","type":"verb","example":"Prices Vary Depending On The Season.","example_translation":"قیمت ها بسته به فصل متفاوت است.","display":"Vary"},{"word":"various","type":"adjective","example":"There Are Various Reasons For This.","example_translation":"دلایل مختلفی برای این وجود دارد.","display":"Various"}],"collocations":[{"collocation":"wide variety","example":"The Store Offers A Wide Variety Of Goods.","translation":"فروشگاه تنوع گسترده ای از کالاها را ارائه می دهد."},{"collocation":"add variety","example":"Try To Add Variety To Your Diet.","translation":"سعی کنید تنوع را به رژیم غذایی خود اضافه کنید."}]}</text:p>
          </table:table-cell>
        </table:table-row>
        <table:table-row>
          <table:table-cell office:value-type="float" office:value="89">
            <text:p>89</text:p>
          </table:table-cell>
          <table:table-cell office:value-type="float" office:value="89">
            <text:p>89</text:p>
          </table:table-cell>
          <table:table-cell office:value-type="string">
            <text:p>Valid</text:p>
          </table:table-cell>
          <table:table-cell office:value-type="string">
            <text:p>معتبر، قانونی</text:p>
          </table:table-cell>
          <table:table-cell office:value-type="string">
            <text:p>uk  /ˈvæl.ɪd/ us  /ˈvæl.ɪd/</text:p>
          </table:table-cell>
          <table:table-cell office:value-type="string">
            <text:p>a. The witness neglected to give a valid answer to the judge's questions.</text:p>
          </table:table-cell>
          <table:table-cell office:value-type="string">
            <text:p>شاهد از دادن جواب‌های موثق به سوالات قاضی قصور کرد.</text:p>
          </table:table-cell>
          <table:table-cell office:value-type="string">
            <text:p>Supported by facts or authority; sound; true</text:p>
          </table:table-cell>
          <table:table-cell office:value-type="string">
            <text:p>b. Rita had valid reasons for denouncing her father's way of life.</text:p>
          </table:table-cell>
          <table:table-cell office:value-type="string">
            <text:p>ریتا برای نارضایتی از روش زندگی پدرش دلایل محکمی داشت.</text:p>
          </table:table-cell>
          <table:table-cell office:value-type="string">
            <text:p>c. When Dave presented valid working papers, the foreman consented to hiring him immediately.</text:p>
          </table:table-cell>
          <table:table-cell office:value-type="string">
            <text:p>بعد از اینکه "دیو" اجازه‌ کار معتبری را ارائه کرد، سرکارگر بی‌درنگ به استخدام او رضایت داد.</text:p>
          </table:table-cell>
          <table:table-cell office:value-type="float" office:value="8">
            <text:p>8</text:p>
          </table:table-cell>
          <table:table-cell office:value-type="float" office:value="5">
            <text:p>5</text:p>
          </table:table-cell>
          <table:table-cell office:value-type="string">
            <text:p>{"word":"Valid","mean":"","countable":"no","type":"adjective","voice":"unknown","plural":"","plural_example":"","example":"This Is A Valid Passport.","registers":"[formal: Acceptable], [informal: Legit]","phrasal_verbs":[],"synonyms":{"formal":["Legitimate","Authentic"],"informal":["Legit","Sound"],"neutral":["Effective","Legal","True"]},"derivations":[{"word":"Validate","type":"verb","example":"Please Validate Your Parking Ticket.","example_translation":"لطفا بلیط پارکینگ خود را تأیید کنید.","display":"Validate"},{"word":"Validity","type":"noun","example":"The Validity Of His Claims Is Questionable.","example_translation":"اعتبار ادعاهای او زیر سوال است.","display":"Validity"}],"collocations":[{"collocation":"Valid Argument","example":"He Presented A Valid Argument.","translation":"او یک استدلال معتبر ارائه کرد."},{"collocation":"Valid Reason","example":"She Had A Valid Reason For Being Late.","translation":"او دلیل موجهی برای دیر رسیدن داشت."}]}</text:p>
          </table:table-cell>
        </table:table-row>
        <table:table-row>
          <table:table-cell office:value-type="float" office:value="90">
            <text:p>90</text:p>
          </table:table-cell>
          <table:table-cell office:value-type="float" office:value="90">
            <text:p>90</text:p>
          </table:table-cell>
          <table:table-cell office:value-type="string">
            <text:p>Survive</text:p>
          </table:table-cell>
          <table:table-cell office:value-type="string">
            <text:p>جان سالم به در بردن، بقا یافتن</text:p>
          </table:table-cell>
          <table:table-cell office:value-type="string">
            <text:p>uk  /səˈvaɪv/ us  /sɚˈvaɪv/</text:p>
          </table:table-cell>
          <table:table-cell office:value-type="string">
            <text:p>It was uncertain whether we would survive the torrent of rain.</text:p>
          </table:table-cell>
          <table:table-cell office:value-type="string">
            <text:p>معلوم نبود که آیا از این سیل جان سالم به در خواهیم برد.</text:p>
          </table:table-cell>
          <table:table-cell office:value-type="string">
            <text:p>Live longer than; remain alive after</text:p>
          </table:table-cell>
          <table:table-cell office:value-type="string">
            <text:p>Some people believe that only the strongest should survive.</text:p>
          </table:table-cell>
          <table:table-cell office:value-type="string">
            <text:p>بعضی بر این باورند که تنها قوی‌ترین‌ها باید زنده بمانند.</text:p>
          </table:table-cell>
          <table:table-cell office:value-type="string">
            <text:p>The space capsule was built to survive a long journey in space.</text:p>
          </table:table-cell>
          <table:table-cell office:value-type="string">
            <text:p>اتاقک فضایی برای دوام آوردن در یک سفر طولانی در فضا ساخته شده بود.</text:p>
          </table:table-cell>
          <table:table-cell office:value-type="float" office:value="8">
            <text:p>8</text:p>
          </table:table-cell>
          <table:table-cell office:value-type="float" office:value="6">
            <text:p>6</text:p>
          </table:table-cell>
          <table:table-cell office:value-type="string">
            <text:p>{"word":"Survive","mean":"","countable":"no","type":"verb","voice":"intransitive","plural":"","plural_example":"","example":"Few Plants Can Survive In This Desert.","registers":"[formal: ], [informal: ]","phrasal_verbs":[],"synonyms":{"formal":["Endure","Persist","Remain Alive"],"informal":["Get By","Make It"],"neutral":["Live","Outlive","Withstand"]},"derivations":[{"word":"Survival","type":"noun","example":"Their Survival Depends On Finding Water.","example_translation":"بقای آنها به یافتن آب بستگی دارد.","display":"Survival"},{"word":"Survivor","type":"noun","example":"She Is A Cancer Survivor.","example_translation":"او یک نجات یافته از سرطان است.","display":"Survivor"}],"collocations":[{"collocation":"Survive An Accident","example":"He Somehow Managed To Survive An Accident.","translation":"او به نحوی توانست از یک حادثه جان سالم به در ببرد."},{"collocation":"Survive A Crisis","example":"The Company Managed To Survive The Crisis.","translation":"شرکت توانست از بحران جان سالم به در ببرد."},{"collocation":"Barely Survive","example":"They Barely Survive On Minimum Wage.","translation":"آنها به سختی با حداقل دستمزد زنده می مانند."}]}</text:p>
          </table:table-cell>
        </table:table-row>
        <table:table-row>
          <table:table-cell office:value-type="float" office:value="91">
            <text:p>91</text:p>
          </table:table-cell>
          <table:table-cell office:value-type="float" office:value="91">
            <text:p>91</text:p>
          </table:table-cell>
          <table:table-cell office:value-type="string">
            <text:p>Weird</text:p>
          </table:table-cell>
          <table:table-cell office:value-type="string">
            <text:p>عجیب و غریب، مرموز</text:p>
          </table:table-cell>
          <table:table-cell office:value-type="string">
            <text:p>uk  /wɪəd/ us  /wɪrd/</text:p>
          </table:table-cell>
          <table:table-cell office:value-type="string">
            <text:p>She looked weird with that horrible makeup on her face.</text:p>
          </table:table-cell>
          <table:table-cell office:value-type="string">
            <text:p>با آن آرایش وحشتناک روی صورتش، عجیب به نظر می رسید.</text:p>
          </table:table-cell>
          <table:table-cell office:value-type="string">
            <text:p>Mystrious; unearthly</text:p>
          </table:table-cell>
          <table:table-cell office:value-type="string">
            <text:p>Alien felt that weird things were starting to happen when he entered the haunted house.</text:p>
          </table:table-cell>
          <table:table-cell office:value-type="string">
            <text:p>آلن احساس کرد وقتی وارد خانه ارواح شد، اتفاقات اسرارآمیزی شروع به رخ دادن نمود.</text:p>
          </table:table-cell>
          <table:table-cell office:value-type="string">
            <text:p>Becky had a weird feeling after swallowing the pills.</text:p>
          </table:table-cell>
          <table:table-cell office:value-type="string">
            <text:p>بکی پس از بلعیدن قرص ها، احساس غیر طبیعی داشت.</text:p>
          </table:table-cell>
          <table:table-cell office:value-type="float" office:value="8">
            <text:p>8</text:p>
          </table:table-cell>
          <table:table-cell office:value-type="float" office:value="7">
            <text:p>7</text:p>
          </table:table-cell>
          <table:table-cell office:value-type="string">
            <text:p>{"word":"Weird","mean":"","countable":"no","type":"adjective","voice":"unknown","plural":"","plural_example":"","example":"That's a weird question.","registers":"[informal: Colloquial]","phrasal_verbs":[],"synonyms":{"formal":["Strange","Unusual","Peculiar","Odd"],"informal":["Freaky","Bizarre"],"neutral":["Odd","Strange","Uncommon"]},"derivations":[{"word":"Weirdly","type":"adverb","example":"He acted weirdly.","example_translation":"او عجیب رفتار کرد.","display":"Weirdly"},{"word":"Weirdness","type":"noun","example":"The weirdness of the situation was unsettling.","example_translation":"عجیب بودن موقعیت ناراحت کننده بود.","display":"Weirdness"}],"collocations":[{"collocation":"Weird feeling","example":"I have a weird feeling about this.","translation":"من یک احساس عجیب در مورد این دارم."},{"collocation":"Weird noise","example":"I heard a weird noise outside.","translation":"من یک صدای عجیب در بیرون شنیدم."},{"collocation":"Weird dream","example":"I had a weird dream last night.","translation":"من دیشب یک رویای عجیب دیدم."}]}</text:p>
          </table:table-cell>
        </table:table-row>
        <table:table-row>
          <table:table-cell office:value-type="float" office:value="92">
            <text:p>92</text:p>
          </table:table-cell>
          <table:table-cell office:value-type="float" office:value="92">
            <text:p>92</text:p>
          </table:table-cell>
          <table:table-cell office:value-type="string">
            <text:p>Prominent</text:p>
          </table:table-cell>
          <table:table-cell office:value-type="string">
            <text:p>مشهور، برجسته</text:p>
          </table:table-cell>
          <table:table-cell office:value-type="string">
            <text:p>uk  /ˈprɒm.ɪ.nənt/ us  /ˈprɑː.mə.nənt/</text:p>
          </table:table-cell>
          <table:table-cell office:value-type="string">
            <text:p>My client is a prominent businessperson.</text:p>
          </table:table-cell>
          <table:table-cell office:value-type="string">
            <text:p>موکلم تاجر مشهوری است.</text:p>
          </table:table-cell>
          <table:table-cell office:value-type="string">
            <text:p>Well-known; important</text:p>
          </table:table-cell>
          <table:table-cell office:value-type="string">
            <text:p>Napoleon is a prominent figure in the history of France.</text:p>
          </table:table-cell>
          <table:table-cell office:value-type="string">
            <text:p>ناپلئون شخصیت برجسته‌ای در تاریخ فرانسه است.</text:p>
          </table:table-cell>
          <table:table-cell office:value-type="string">
            <text:p>Her violet eyes were a prominent feature of the model's face.</text:p>
          </table:table-cell>
          <table:table-cell office:value-type="string">
            <text:p>چشمان بنفش او ویژگی برجسته‌ای در صورت مدل بود.</text:p>
          </table:table-cell>
          <table:table-cell office:value-type="float" office:value="8">
            <text:p>8</text:p>
          </table:table-cell>
          <table:table-cell office:value-type="float" office:value="8">
            <text:p>8</text:p>
          </table:table-cell>
          <table:table-cell office:value-type="string">
            <text:p>{"word":"Prominent","mean":"","countable":"no","type":"adjective","voice":"unknown","plural":"","plural_example":"","example":"He Played A Prominent Part In The Campaign.","registers":"[formal: Highly Formal], [informal: Not Applicable]","phrasal_verbs":[],"synonyms":{"formal":["Conspicuous","Notable","Salient"],"informal":["Well-Known","Important"],"neutral":["Noticeable","Obvious","Leading"]},"derivations":[{"word":"Prominence","type":"noun","example":"She Rose To Prominence In The Party.","example_translation":"او در حزب به شهرت رسید.","display":"Prominence"},{"word":"Prominently","type":"adverb","example":"The Sign Was Prominently Displayed.","example_translation":"تابلو به طرز برجسته ای به نمایش گذاشته شده بود.","display":"Prominently"}],"collocations":[{"collocation":"Prominent Role","example":"She Played A Prominent Role In The Negotiations.","translation":"او نقش برجسته ای در مذاکرات ایفا کرد."},{"collocation":"Prominent Position","example":"He Held A Prominent Position In The Company.","translation":"او مقام برجسته ای در شرکت داشت."},{"collocation":"Prominent Feature","example":"The Tower Is A Prominent Feature Of The Skyline.","translation":"برج یکی از ویژگی های برجسته خط افق است."}]}</text:p>
          </table:table-cell>
        </table:table-row>
        <table:table-row>
          <table:table-cell office:value-type="float" office:value="93">
            <text:p>93</text:p>
          </table:table-cell>
          <table:table-cell office:value-type="float" office:value="93">
            <text:p>93</text:p>
          </table:table-cell>
          <table:table-cell office:value-type="string">
            <text:p>Security</text:p>
          </table:table-cell>
          <table:table-cell office:value-type="string">
            <text:p>امنیت، تضمین</text:p>
          </table:table-cell>
          <table:table-cell office:value-type="string">
            <text:p>uk  /sɪˈkjʊə.rə.ti/ us  /səˈkjʊr.ə.t̬i/</text:p>
          </table:table-cell>
          <table:table-cell office:value-type="string">
            <text:p>Our janitor likes the security of having all doors locked at night.</text:p>
          </table:table-cell>
          <table:table-cell office:value-type="string">
            <text:p>سرایدار ما امنیت ناشی از قفل بودن همه درها در شب را دوست دارد.</text:p>
          </table:table-cell>
          <table:table-cell office:value-type="string">
            <text:p>Freedom from danger, care, or fear; feeling or condition of being safe</text:p>
          </table:table-cell>
          <table:table-cell office:value-type="string">
            <text:p>When the President travels, strict security measures are taken.</text:p>
          </table:table-cell>
          <table:table-cell office:value-type="string">
            <text:p>به هنگام سفرهای رئیس جمهور، اقدامات شدید امنیتی اعمال می‌شود.</text:p>
          </table:table-cell>
          <table:table-cell office:value-type="string">
            <text:p>Pablo wanted to preserve the security of his lifestyle.</text:p>
          </table:table-cell>
          <table:table-cell office:value-type="string">
            <text:p>پابلو می‌خواست امنیت سبک زندگی‌اش را حفظ کند.</text:p>
          </table:table-cell>
          <table:table-cell office:value-type="float" office:value="8">
            <text:p>8</text:p>
          </table:table-cell>
          <table:table-cell office:value-type="float" office:value="9">
            <text:p>9</text:p>
          </table:table-cell>
          <table:table-cell office:value-type="string">
            <text:p>{"word":"Security","mean":"","countable":"no","type":"noun","voice":"unknown","plural":"Securities","plural_example":"He Invested Heavily In Government Securities.","example":"The Bank Increased Security After The Robbery.","registers":"[formal: Security], [informal: Safety]","phrasal_verbs":[],"synonyms":{"formal":["Protection","Safeguard","Assurance"],"informal":["Safety","Certainty"],"neutral":["Defense","Guarantee"]},"derivations":[{"word":"Secure","type":"adjective","example":"The Door Is Secure.","example_translation":"در ایمن است.","display":"Secure"},{"word":"Secure","type":"verb","example":"We Need To Secure The Perimeter.","example_translation":"ما باید محیط را ایمن کنیم.","display":"Secure"}],"collocations":[{"collocation":"National Security","example":"National Security Is A Top Priority.","translation":"امنیت ملی یک اولویت اصلی است."},{"collocation":"Data Security","example":"Data Security Is Crucial In The Digital Age.","translation":"امنیت داده ها در عصر دیجیتال بسیار مهم است."},{"collocation":"Job Security","example":"Many People Worry About Job Security.","translation":"بسیاری از مردم نگران امنیت شغلی هستند."}]}</text:p>
          </table:table-cell>
        </table:table-row>
        <table:table-row>
          <table:table-cell office:value-type="float" office:value="94">
            <text:p>94</text:p>
          </table:table-cell>
          <table:table-cell office:value-type="float" office:value="94">
            <text:p>94</text:p>
          </table:table-cell>
          <table:table-cell office:value-type="string">
            <text:p>Bulky</text:p>
          </table:table-cell>
          <table:table-cell office:value-type="string">
            <text:p>تنومند، حجیم، بزرگ</text:p>
          </table:table-cell>
          <table:table-cell office:value-type="string">
            <text:p>uk  /ˈbʌl.ki/ us  /ˈbʌl.ki/</text:p>
          </table:table-cell>
          <table:table-cell office:value-type="string">
            <text:p>Charley and Morty removed the bulky package from the car.</text:p>
          </table:table-cell>
          <table:table-cell office:value-type="string">
            <text:p>«چارلی» و «مارتی» بسته حجیم را از داخل اتومبیل برداشتند.</text:p>
          </table:table-cell>
          <table:table-cell office:value-type="string">
            <text:p>Taking up much space; large</text:p>
          </table:table-cell>
          <table:table-cell office:value-type="string">
            <text:p>The massive desk was quite bulky and impossible to carry.</text:p>
          </table:table-cell>
          <table:table-cell office:value-type="string">
            <text:p>میز بزرگ کاملاً حجیم و غیر قابل حمل بود.</text:p>
          </table:table-cell>
          <table:table-cell office:value-type="string">
            <text:p>His client wanted an item that wasn't so bulky, Olsen told us.</text:p>
          </table:table-cell>
          <table:table-cell office:value-type="string">
            <text:p>"السن" به ما گفت که مشتری اش چیزی می خواست که اینقدر حجیم نباشد.</text:p>
          </table:table-cell>
          <table:table-cell office:value-type="float" office:value="8">
            <text:p>8</text:p>
          </table:table-cell>
          <table:table-cell office:value-type="float" office:value="10">
            <text:p>10</text:p>
          </table:table-cell>
          <table:table-cell office:value-type="string">
            <text:p>{"word":"Bulky","mean":"","countable":"no","type":"adjective","voice":"unknown","plural":"","plural_example":"","example":"The Bulky Package Was Difficult To Carry.","registers":"[formal: Significant], [informal: Big]","phrasal_verbs":[],"synonyms":{"formal":["Substantial","Sizable","Voluminous"],"informal":["Chunky","Big","Large"],"neutral":["Massive","Heavy","Cumbersome"]},"derivations":[{"word":"Bulk","type":"noun","example":"The Bulk Of The Order Arrived Late.","example_translation":"بخش عمده سفارش دیر رسید.","display":"Bulk"},{"word":"Bulkiness","type":"noun","example":"The Bulkiness Of The Coat Made It Hard To Store.","example_translation":"حجم زیاد کت، نگهداری آن را دشوار کرد.","display":"Bulkiness"}],"collocations":[{"collocation":"Bulky Item","example":"They Needed A Truck To Move The Bulky Item.","translation":"آنها برای جابجایی وسیله بزرگ به یک کامیون نیاز داشتند."},{"collocation":"Bulky Sweater","example":"She Wore A Bulky Sweater To Stay Warm.","translation":"او برای گرم ماندن یک ژاکت حجیم پوشیده بود."}]}</text:p>
          </table:table-cell>
        </table:table-row>
        <table:table-row>
          <table:table-cell office:value-type="float" office:value="95">
            <text:p>95</text:p>
          </table:table-cell>
          <table:table-cell office:value-type="float" office:value="95">
            <text:p>95</text:p>
          </table:table-cell>
          <table:table-cell office:value-type="string">
            <text:p>Reluctant</text:p>
          </table:table-cell>
          <table:table-cell office:value-type="string">
            <text:p>ناراضی، بی میل</text:p>
          </table:table-cell>
          <table:table-cell office:value-type="string">
            <text:p>uk  /rɪˈlʌk.tənt/ us  /rɪˈlʌk.tənt/</text:p>
          </table:table-cell>
          <table:table-cell office:value-type="string">
            <text:p>a. It was easy to see that Herman was reluctant to go out and find a job.</text:p>
          </table:table-cell>
          <table:table-cell office:value-type="string">
            <text:p>به آسانی می توان فهمید که هرمن از بیرون رفتن برای یافتن شغل بی میل بود.</text:p>
          </table:table-cell>
          <table:table-cell office:value-type="string">
            <text:p>Unwilling</text:p>
          </table:table-cell>
          <table:table-cell office:value-type="string">
            <text:p>b. The patient was reluctant to tell the nurse the whole gloomy truth.</text:p>
          </table:table-cell>
          <table:table-cell office:value-type="string">
            <text:p>بیمار تمایل نداشت تمام حقیقت غم انگیز را به پرستار بازگو کند.</text:p>
          </table:table-cell>
          <table:table-cell office:value-type="string">
            <text:p>c. I was reluctant to give up the security of family life.</text:p>
          </table:table-cell>
          <table:table-cell office:value-type="string">
            <text:p>میل نداشتم امنیت زندگی خانوادگی ام را از دست بدهم.</text:p>
          </table:table-cell>
          <table:table-cell office:value-type="float" office:value="8">
            <text:p>8</text:p>
          </table:table-cell>
          <table:table-cell office:value-type="float" office:value="11">
            <text:p>11</text:p>
          </table:table-cell>
          <table:table-cell office:value-type="string">
            <text:p>{"word":"Reluctant","mean":"","countable":"no","type":"adjective","voice":"unknown","plural":"","plural_example":"","example":"He Was Reluctant To Get Involved.","registers":"[formal: Formal], [informal: Informal]","phrasal_verbs":[],"synonyms":{"formal":["Averse","Disinclined","Hesitant"],"informal":["Unwilling"],"neutral":["Hesitant","Unenthusiastic","Unwilling"]},"derivations":[{"word":"Reluctance","type":"noun","example":"He Showed Reluctance To Accept The Offer.","example_translation":"او در پذیرش این پیشنهاد بی میلی نشان داد.","display":"Reluctance"},{"word":"Reluctantly","type":"adverb","example":"She Reluctantly Agreed To Help.","example_translation":"او با بی میلی موافقت کرد که کمک کند.","display":"Reluctantly"}],"collocations":[{"collocation":"Reluctant Participant","example":"She Was A Reluctant Participant In The Game.","translation":"او یک شرکت کننده بی میل در بازی بود."},{"collocation":"Reluctant Hero","example":"He Was Hailed As A Reluctant Hero.","translation":"او به عنوان یک قهرمان بی میل مورد استقبال قرار گرفت."},{"collocation":"Reluctant Agreement","example":"The Proposal Met With Reluctant Agreement.","translation":"این پیشنهاد با موافقت بی میل روبرو شد."}]}</text:p>
          </table:table-cell>
        </table:table-row>
        <table:table-row>
          <table:table-cell office:value-type="float" office:value="96">
            <text:p>96</text:p>
          </table:table-cell>
          <table:table-cell office:value-type="float" office:value="96">
            <text:p>96</text:p>
          </table:table-cell>
          <table:table-cell office:value-type="string">
            <text:p>Obvious</text:p>
          </table:table-cell>
          <table:table-cell office:value-type="string">
            <text:p>آشکار، واضح، بدیهی</text:p>
          </table:table-cell>
          <table:table-cell office:value-type="string">
            <text:p>uk  /ˈɒb.vi.əs/ us  /ˈɑːb.vi.əs/</text:p>
          </table:table-cell>
          <table:table-cell office:value-type="string">
            <text:p>a. It was obvious that the lumberjack was tired after his day's work.</text:p>
          </table:table-cell>
          <table:table-cell office:value-type="string">
            <text:p>بدیهی بود که چوب‌بُر پس از کار روزانه‌اش خسته است.</text:p>
          </table:table-cell>
          <table:table-cell office:value-type="string">
            <text:p>Easily seen or understood; clear to the eye or mind; not to be doubted; plain</text:p>
          </table:table-cell>
          <table:table-cell office:value-type="string">
            <text:p>b. The fact that Darcy was a popular boy was obvious to all.</text:p>
          </table:table-cell>
          <table:table-cell office:value-type="string">
            <text:p>این واقعیت که دارسی پسر محبوبی بود، برای همه آشکار بود.</text:p>
          </table:table-cell>
          <table:table-cell office:value-type="string">
            <text:p>c. The detective missed the clue because it was too obvious.</text:p>
          </table:table-cell>
          <table:table-cell office:value-type="string">
            <text:p>کارآگاه سرنخ را نادیده گرفت زیرا بسیار واضح بود.</text:p>
          </table:table-cell>
          <table:table-cell office:value-type="float" office:value="8">
            <text:p>8</text:p>
          </table:table-cell>
          <table:table-cell office:value-type="float" office:value="12">
            <text:p>12</text:p>
          </table:table-cell>
          <table:table-cell office:value-type="string">
            <text:p>{"word":"Obvious","mean":"","countable":"no","type":"adjective","voice":"unknown","plural":"","plural_example":"","example":"It's Obvious That She Doesn't Want To Talk About It.","registers":"[formal: Evident], [informal: Clear]","phrasal_verbs":[],"synonyms":{"formal":["Apparent","Manifest","Patent"],"informal":["Clear","Plain","Obvious"],"neutral":["Evident","Noticeable","Unmistakable"]},"derivations":[{"word":"Obviously","type":"adverb","example":"She Was Obviously Lying.","example_translation":"او به وضوح دروغ می گفت.","display":"Obviously"},{"word":"Obviousness","type":"noun","example":"The Obviousness Of The Solution Was Surprising.","example_translation":"واضح بودن راه حل تعجب آور بود.","display":"Obviousness"}],"collocations":[{"collocation":"Obvious Choice","example":"He Was The Obvious Choice For The Job.","translation":"او انتخاب واضحی برای این شغل بود."},{"collocation":"Obvious Mistake","example":"It Was An Obvious Mistake, But I Still Made It.","translation":"این یک اشتباه واضح بود، اما من همچنان آن را مرتکب شدم."}]}</text:p>
          </table:table-cell>
        </table:table-row>
        <table:table-row>
          <table:table-cell office:value-type="float" office:value="97">
            <text:p>97</text:p>
          </table:table-cell>
          <table:table-cell office:value-type="float" office:value="97">
            <text:p>97</text:p>
          </table:table-cell>
          <table:table-cell office:value-type="string">
            <text:p>Vicinity</text:p>
          </table:table-cell>
          <table:table-cell office:value-type="string">
            <text:p>نزدیکی، مجاورت، حوالی، محله</text:p>
          </table:table-cell>
          <table:table-cell office:value-type="string">
            <text:p>uk  /vɪˈsɪn.ə.ti/ us  /vəˈsɪn.ə.t̬i/</text:p>
          </table:table-cell>
          <table:table-cell office:value-type="string">
            <text:p>Living in the vicinity of New York, Jeremy was near many museums.</text:p>
          </table:table-cell>
          <table:table-cell office:value-type="string">
            <text:p>چون جرمی در نزدیکی نیویورک زندگی می‌کرد، به موزه‌های زیادی دسترسی داشت.</text:p>
          </table:table-cell>
          <table:table-cell office:value-type="string">
            <text:p>Region near a place; neighborhood</text:p>
          </table:table-cell>
          <table:table-cell office:value-type="string">
            <text:p>The torrent of rain fell only in our vicinity.</text:p>
          </table:table-cell>
          <table:table-cell office:value-type="string">
            <text:p>رگبار باران فقط در حوالی ما بارید.</text:p>
          </table:table-cell>
          <table:table-cell office:value-type="string">
            <text:p>We approached the Baltimore vicinity by car.</text:p>
          </table:table-cell>
          <table:table-cell office:value-type="string">
            <text:p>با اتومبیل به حوالی بالتیمور نزدیک شدیم.</text:p>
          </table:table-cell>
          <table:table-cell office:value-type="float" office:value="9">
            <text:p>9</text:p>
          </table:table-cell>
          <table:table-cell office:value-type="float" office:value="1">
            <text:p>1</text:p>
          </table:table-cell>
          <table:table-cell office:value-type="string">
            <text:p>{"word":"Vicinity","mean":"","countable":"yes","type":"noun","voice":"unknown","plural":"vicinities","plural_example":"There Are Several Schools In The Vicinities Of Our Town.","example":"The Police Are Investigating The Vicinity Of The Bank.","registers":"[formal: ], [informal: ]","phrasal_verbs":[],"synonyms":{"formal":["proximity","neighbourhood","locality","environs"],"informal":["area","neck of the woods","neighbourhood"],"neutral":["region","district","area"]},"derivations":[{"word":"vicinal","type":"adjective","example":"The Vicinal Areas Were Affected By The Flood.","example_translation":"مناطق مجاور تحت تأثیر سیل قرار گرفتند.","display":"Vicinal"}],"collocations":[{"collocation":"in the vicinity","example":"There Is A Park In The Vicinity.","translation":"یک پارک در این حوالی وجود دارد."},{"collocation":"immediate vicinity","example":"The Immediate Vicinity Was Evacuated.","translation":"محدوده نزدیک تخلیه شد."}]}</text:p>
          </table:table-cell>
        </table:table-row>
        <table:table-row>
          <table:table-cell office:value-type="float" office:value="98">
            <text:p>98</text:p>
          </table:table-cell>
          <table:table-cell office:value-type="float" office:value="98">
            <text:p>98</text:p>
          </table:table-cell>
          <table:table-cell office:value-type="string">
            <text:p>Century</text:p>
          </table:table-cell>
          <table:table-cell office:value-type="string">
            <text:p>قرن</text:p>
          </table:table-cell>
          <table:table-cell office:value-type="string">
            <text:p>uk  /ˈsen.tʃər.i/ us  /ˈsen.tʃər.i/</text:p>
          </table:table-cell>
          <table:table-cell office:value-type="string">
            <text:p>George Washington lived in the eighteenth century.</text:p>
          </table:table-cell>
          <table:table-cell office:value-type="string">
            <text:p>جرج واشنگتن در قرن هجدهم زندگی می کرد.</text:p>
          </table:table-cell>
          <table:table-cell office:value-type="string">
            <text:p>100 years</text:p>
          </table:table-cell>
          <table:table-cell office:value-type="string">
            <text:p>The United States is more than two centuries old.</text:p>
          </table:table-cell>
          <table:table-cell office:value-type="string">
            <text:p>ایالات متحده بیش از دو قرن قدمت دارد.</text:p>
          </table:table-cell>
          <table:table-cell office:value-type="string">
            <text:p>Many prominent men have been born in this century.</text:p>
          </table:table-cell>
          <table:table-cell office:value-type="string">
            <text:p>بسیاری از مردان مشهور در این قرن متولد شده اند.</text:p>
          </table:table-cell>
          <table:table-cell office:value-type="float" office:value="9">
            <text:p>9</text:p>
          </table:table-cell>
          <table:table-cell office:value-type="float" office:value="2">
            <text:p>2</text:p>
          </table:table-cell>
          <table:table-cell office:value-type="string">
            <text:p>{"word":"Century","mean":"","countable":"yes","type":"noun","voice":"unknown","plural":"Centuries","plural_example":"Many Centuries have passed since then.","example":"The Twentieth Century was a time of great change.","registers":"[formal: Historical], [neutral: General]","phrasal_verbs":[],"synonyms":{"formal":["Hundred years"],"informal":[],"neutral":["Age","Era","Period"]},"derivations":[{"word":"Centennial","type":"adjective","example":"The Centennial celebration was a grand event.","example_translation":"جشن صد سالگی یک رویداد بزرگ بود.","display":"Centennial"}],"collocations":[{"collocation":"The 21st Century","example":"The 21st Century is an era of rapid technological advancement.","translation":"قرن بیست و یکم عصر پیشرفت سریع فناوری است."},{"collocation":"A Century ago","example":"A Century ago, life was very different.","translation":"یک قرن پیش، زندگی بسیار متفاوت بود."}]}</text:p>
          </table:table-cell>
        </table:table-row>
        <table:table-row>
          <table:table-cell office:value-type="float" office:value="99">
            <text:p>99</text:p>
          </table:table-cell>
          <table:table-cell office:value-type="float" office:value="99">
            <text:p>99</text:p>
          </table:table-cell>
          <table:table-cell office:value-type="string">
            <text:p>Rage</text:p>
          </table:table-cell>
          <table:table-cell office:value-type="string">
            <text:p>خشم</text:p>
          </table:table-cell>
          <table:table-cell office:value-type="string">
            <text:p>uk  /reɪdʒ/ us  /reɪdʒ/</text:p>
          </table:table-cell>
          <table:table-cell office:value-type="string">
            <text:p>a. Joan's bad manners sent her mother into a rage.</text:p>
          </table:table-cell>
          <table:table-cell office:value-type="string">
            <text:p>بد رفتاری جوآن، مادرش را به خشم آورد.</text:p>
          </table:table-cell>
          <table:table-cell office:value-type="string">
            <text:p>Violent anger; something that arouses intense but brief enthusiasm</text:p>
          </table:table-cell>
          <table:table-cell office:value-type="string">
            <text:p>b. In a fit of rage, Francine broke the valuable glass.</text:p>
          </table:table-cell>
          <table:table-cell office:value-type="string">
            <text:p>فرانسیـن در یک لحظه خشم، لیوان قیمتی را شکست.</text:p>
          </table:table-cell>
          <table:table-cell office:value-type="string">
            <text:p>c. The mayor felt a sense of rage about the exaggerations in the press.</text:p>
          </table:table-cell>
          <table:table-cell office:value-type="string">
            <text:p>شهردار از اغراق‌گویی‌های مطبوعات احساس خشم کرد.</text:p>
          </table:table-cell>
          <table:table-cell office:value-type="float" office:value="9">
            <text:p>9</text:p>
          </table:table-cell>
          <table:table-cell office:value-type="float" office:value="3">
            <text:p>3</text:p>
          </table:table-cell>
          <table:table-cell office:value-type="string">
            <text:p>{"word":"Rage","mean":"","countable":"no","type":"noun","voice":"unknown","plural":"rages","plural_example":"His Rages Became More Frequent.","example":"He Was Blinded By Rage.","registers":"[formal: Indignation], [informal: Temper]","phrasal_verbs":[],"synonyms":{"formal":["Wrath","Indignation","Fury"],"informal":["Temper","Hissy Fit"],"neutral":["Anger","Madness"]},"derivations":[{"word":"raging","type":"adjective","example":"The Raging Storm Terrified Them.","example_translation":"طوفان خروشان آنها را ترسانده بود.","display":"Raging"},{"word":"rage","type":"verb","example":"The Fire Began To Rage Out Of Control.","example_translation":"آتش شروع به زبانه کشیدن کرد و از کنترل خارج شد.","display":"Rage"}],"collocations":[{"collocation":"a fit of rage","example":"He Destroyed The Room In A Fit Of Rage.","translation":"او اتاق را در یک حمله خشم ویران کرد."},{"collocation":"blind rage","example":"She Acted In Blind Rage.","translation":"او با خشم کورکورانه عمل کرد."}]}</text:p>
          </table:table-cell>
        </table:table-row>
        <table:table-row>
          <table:table-cell office:value-type="float" office:value="100">
            <text:p>100</text:p>
          </table:table-cell>
          <table:table-cell office:value-type="float" office:value="100">
            <text:p>100</text:p>
          </table:table-cell>
          <table:table-cell office:value-type="string">
            <text:p>Document</text:p>
          </table:table-cell>
          <table:table-cell office:value-type="string">
            <text:p>سند</text:p>
          </table:table-cell>
          <table:table-cell office:value-type="string">
            <text:p>uk  /ˈdɒk.jə.mənt/ us  /ˈdɑː.kjə.mənt/</text:p>
          </table:table-cell>
          <table:table-cell office:value-type="string">
            <text:p>a. Newly discovered documents showed that the prisoner was obviously innocent.</text:p>
          </table:table-cell>
          <table:table-cell office:value-type="string">
            <text:p>مدارک به تازگی کشف شده نشان داد که زندانی کاملاً بی گناه است.</text:p>
          </table:table-cell>
          <table:table-cell office:value-type="string">
            <text:p>Something handwritten or printed that gives information or proof of some fact</text:p>
          </table:table-cell>
          <table:table-cell office:value-type="string">
            <text:p>b. The documents of ancient Rome have survived many centuries.</text:p>
          </table:table-cell>
          <table:table-cell office:value-type="string">
            <text:p>اسناد روم باستان قرن‌های زیادی به جا مانده‌اند.</text:p>
          </table:table-cell>
          <table:table-cell office:value-type="string">
            <text:p>c. We were reluctant to destroy important documents.</text:p>
          </table:table-cell>
          <table:table-cell office:value-type="string">
            <text:p>مایل نبودیم که اسناد مهم را از بین ببریم.</text:p>
          </table:table-cell>
          <table:table-cell office:value-type="float" office:value="9">
            <text:p>9</text:p>
          </table:table-cell>
          <table:table-cell office:value-type="float" office:value="4">
            <text:p>4</text:p>
          </table:table-cell>
          <table:table-cell office:value-type="string">
            <text:p>{"word":"Document","mean":"","countable":"yes","type":"noun","voice":"unknown","plural":"Documents","plural_example":"Please Provide All Relevant Documents.","example":"I Need To See Your Passport And Other Identification Documents.","registers":"[formal: Official], [neutral: Standard]","phrasal_verbs":[],"synonyms":{"formal":["Instrument","Record","Paper"],"informal":["Info","Data"],"neutral":["File","Report","Form"]},"derivations":[{"word":"Documentary","type":"adjective","example":"The Documentary Was Very Informative.","example_translation":"فیلم مستند بسیار آموزنده بود.","display":"Documentary"},{"word":"Documentation","type":"noun","example":"We Need Complete Documentation For The Project.","example_translation":"ما به مستندات کامل برای پروژه نیاز داریم.","display":"Documentation"},{"word":"Documented","type":"adjective","example":"The Evidence Is Well Documented.","example_translation":"شواهد به خوبی مستند شده اند.","display":"Documented"}],"collocations":[{"collocation":"Legal Document","example":"This Is A Legally Binding Document.","translation":"این یک سند قانونی الزام آور است."},{"collocation":"Official Document","example":"An Official Document Is Required For Verification.","translation":"برای تأیید یک سند رسمی لازم است."}]}</text:p>
          </table:table-cell>
        </table:table-row>
        <table:table-row>
          <table:table-cell office:value-type="float" office:value="101">
            <text:p>101</text:p>
          </table:table-cell>
          <table:table-cell office:value-type="float" office:value="101">
            <text:p>101</text:p>
          </table:table-cell>
          <table:table-cell office:value-type="string">
            <text:p>Conclude</text:p>
          </table:table-cell>
          <table:table-cell office:value-type="string">
            <text:p>پایان دادن، به نتیجه رسیدن</text:p>
          </table:table-cell>
          <table:table-cell office:value-type="string">
            <text:p>uk  /kənˈkluːd/ us  /kənˈkluːd/</text:p>
          </table:table-cell>
          <table:table-cell office:value-type="string">
            <text:p>a. Most people are happy when they conclude their work for the day.</text:p>
          </table:table-cell>
          <table:table-cell office:value-type="string">
            <text:p>بیشتر افراد وقتی کار روزانه‌شان را به پایان می‌رسانند، خوشحال هستند.</text:p>
          </table:table-cell>
          <table:table-cell office:value-type="string">
            <text:p>End; finish; decide</text:p>
          </table:table-cell>
          <table:table-cell office:value-type="string">
            <text:p>b. The gloomy day concluded with a thunderstorm.</text:p>
          </table:table-cell>
          <table:table-cell office:value-type="string">
            <text:p>روز دلگیر با رعد و برق به پایان رسید.</text:p>
          </table:table-cell>
          <table:table-cell office:value-type="string">
            <text:p>c. Work on the building could not be concluded until the contract was signed.</text:p>
          </table:table-cell>
          <table:table-cell office:value-type="string">
            <text:p>کار ساخت ساختمان تا زمان امضای قرارداد به اتمام نرسید.</text:p>
          </table:table-cell>
          <table:table-cell office:value-type="float" office:value="9">
            <text:p>9</text:p>
          </table:table-cell>
          <table:table-cell office:value-type="float" office:value="5">
            <text:p>5</text:p>
          </table:table-cell>
          <table:table-cell office:value-type="string">
            <text:p>{"word":"Conclude","mean":"","countable":"no","type":"verb","voice":"both","plural":"","plural_example":"","example":"I Concluded That He Was Right.","registers":"[formal: Formal], [informal: Informal]","phrasal_verbs":[{"verb":"conclude on","definition":"To decide on something.","example":"They Concluded On A Date For The Meeting.","example_translation":"آن ها برای جلسه یک تاریخ را معین کردند."}],"synonyms":{"formal":["Determine","Ascertain","Infer","Deduce"],"informal":["Figure","Assume","Guess"],"neutral":["Finish","End","Decide","Resolve"]},"derivations":[{"word":"conclusion","type":"noun","example":"The Conclusion Of The Report Was Disappointing.","example_translation":"نتیجه گزارش ناامید کننده بود.","display":"Conclusion"},{"word":"conclusive","type":"adjective","example":"The Evidence Was Conclusive.","example_translation":"شواهد قطعی بود.","display":"Conclusive"}],"collocations":[{"collocation":"conclude an agreement","example":"The Two Companies Concluded An Agreement To Collaborate.","translation":"دو شرکت برای همکاری به توافق رسیدند."},{"collocation":"conclude a speech","example":"He Concluded His Speech With A Call To Action.","translation":"او سخنرانی خود را با فراخوان به اقدام به پایان رساند."}]}</text:p>
          </table:table-cell>
        </table:table-row>
        <table:table-row>
          <table:table-cell office:value-type="float" office:value="102">
            <text:p>102</text:p>
          </table:table-cell>
          <table:table-cell office:value-type="float" office:value="102">
            <text:p>102</text:p>
          </table:table-cell>
          <table:table-cell office:value-type="string">
            <text:p>Undeniable</text:p>
          </table:table-cell>
          <table:table-cell office:value-type="string">
            <text:p>غیر قابل انکار</text:p>
          </table:table-cell>
          <table:table-cell office:value-type="string">
            <text:p>uk  /ˌʌn.dɪˈnaɪ.ə.bəl/ us  /ˌʌn.dɪˈnaɪ.ə.bəl/</text:p>
          </table:table-cell>
          <table:table-cell office:value-type="string">
            <text:p>The jury concluded that the teenagers were undeniably guilty.</text:p>
          </table:table-cell>
          <table:table-cell office:value-type="string">
            <text:p>هیئت منصفه به این نتیجه رسید که نوجوانان بدون تردید مقصر بودند.</text:p>
          </table:table-cell>
          <table:table-cell office:value-type="string">
            <text:p>Not to be denied; cannot be questioned</text:p>
          </table:table-cell>
          <table:table-cell office:value-type="string">
            <text:p>It is undeniable that most professionals can beat any amateur.</text:p>
          </table:table-cell>
          <table:table-cell office:value-type="string">
            <text:p>غیرقابل انکار است که اکثر افراد حرفه ای می توانند هر فرد غیر حرفه ای را شکست دهند.</text:p>
          </table:table-cell>
          <table:table-cell office:value-type="string">
            <text:p>That Leon resented Rita's good marks in school was undeniable.</text:p>
          </table:table-cell>
          <table:table-cell office:value-type="string">
            <text:p>اینکه لئون از نمرات خوب ریتا در مدرسه ناراحت بود، غیرقابل انکار بود.</text:p>
          </table:table-cell>
          <table:table-cell office:value-type="float" office:value="9">
            <text:p>9</text:p>
          </table:table-cell>
          <table:table-cell office:value-type="float" office:value="6">
            <text:p>6</text:p>
          </table:table-cell>
          <table:table-cell office:value-type="string">
            <text:p>{"word":"Undeniable","mean":"","countable":"no","type":"adjective","voice":"unknown","plural":"","plural_example":"","example":"The Evidence Was Undeniable.","registers":"[formal: Undeniable], [informal: Unquestionable]","phrasal_verbs":[],"synonyms":{"formal":["Indisputable","Incontrovertible","Unquestionable","Irrefutable"],"informal":["Obvious","Clear","Certain"],"neutral":["Definite","Sure","Unmistakable"]},"derivations":[{"word":"Deny","type":"verb","example":"He Denied The Accusation.","example_translation":"او این اتهام را رد کرد.","display":"Deny"},{"word":"Undeniably","type":"adverb","example":"She Was Undeniably Talented.","example_translation":"او به طور غیرقابل انکاری با استعداد بود.","display":"Undeniably"}],"collocations":[{"collocation":"Undeniable Fact","example":"It's An Undeniable Fact That Smoking Is Harmful.","translation":"این یک حقیقت غیرقابل انکار است که سیگار کشیدن مضر است."},{"collocation":"Undeniable Truth","example":"The Undeniable Truth Is That We Need To Take Action.","translation":"حقیقت غیرقابل انکار این است که ما باید اقدام کنیم."},{"collocation":"Undeniable Talent","example":"She Has An Undeniable Talent For Music.","translation":"او استعداد غیرقابل انکاری در موسیقی دارد."}]}</text:p>
          </table:table-cell>
        </table:table-row>
        <table:table-row>
          <table:table-cell office:value-type="float" office:value="103">
            <text:p>103</text:p>
          </table:table-cell>
          <table:table-cell office:value-type="float" office:value="103">
            <text:p>103</text:p>
          </table:table-cell>
          <table:table-cell office:value-type="string">
            <text:p>Resist</text:p>
          </table:table-cell>
          <table:table-cell office:value-type="string">
            <text:p>مقاومت کردن در برابر</text:p>
          </table:table-cell>
          <table:table-cell office:value-type="string">
            <text:p>uk  /rɪˈzɪst/ us  /rɪˈzɪst/</text:p>
          </table:table-cell>
          <table:table-cell office:value-type="string">
            <text:p>Totie could not resist eating the chocolate sundae.</text:p>
          </table:table-cell>
          <table:table-cell office:value-type="string">
            <text:p>«توتی» نمی‌توانست جلوی خودش را بگیرد و بستنی میوه‌ای شکلاتی را نخورد.</text:p>
          </table:table-cell>
          <table:table-cell office:value-type="string">
            <text:p>Act against; strive against; oppose</text:p>
          </table:table-cell>
          <table:table-cell office:value-type="string">
            <text:p>Tight security measures resisted Jimmy's entrance into the bank.</text:p>
          </table:table-cell>
          <table:table-cell office:value-type="string">
            <text:p>اقدامات شدید امنیتی مانع ورود "جیمی" به بانک شد.</text:p>
          </table:table-cell>
          <table:table-cell office:value-type="string">
            <text:p>Harold resisted the temptation to poke fun at the weird man.</text:p>
          </table:table-cell>
          <table:table-cell office:value-type="string">
            <text:p>"هارولد" در برابر وسوسه‌ی تمسخر مرد عجیب مقاومت کرد.</text:p>
          </table:table-cell>
          <table:table-cell office:value-type="float" office:value="9">
            <text:p>9</text:p>
          </table:table-cell>
          <table:table-cell office:value-type="float" office:value="7">
            <text:p>7</text:p>
          </table:table-cell>
          <table:table-cell office:value-type="string">
            <text:p>{"word":"Resist","mean":"","countable":"no","type":"verb","voice":"transitive","plural":"","plural_example":"","example":"I Cannot Resist Chocolate.","registers":"[formal: Resist], [informal: Fight]","phrasal_verbs":[{"verb":"Resist Doing Something","definition":"To refrain from doing something, even though one wants to","example":"I Could Barely Resist Laughing.","example_translation":"به سختی توانستم جلوی خنده‌ام را بگیرم."}],"synonyms":{"formal":["Withstand","Oppose","Defy","Confront"],"informal":["Fight","Rebel","Hold Off"],"neutral":["Endure","Counteract","Fight Back"]},"derivations":[{"word":"Resistance","type":"noun","example":"The Resistance To The New Law Was Strong.","example_translation":"مقاومت در برابر قانون جدید قوی بود.","display":"Resistance"},{"word":"Resistant","type":"adjective","example":"This Material Is Resistant To Heat.","example_translation":"این ماده در برابر گرما مقاوم است.","display":"Resistant"}],"collocations":[{"collocation":"Resist The Urge","example":"I Tried To Resist The Urge To Eat The Cake.","translation":"سعی کردم در برابر میل خوردن کیک مقاومت کنم."},{"collocation":"Resist Pressure","example":"The Country Must Resist Pressure From Foreign Powers.","translation":"کشور باید در برابر فشار قدرت های خارجی مقاومت کند."}]}</text:p>
          </table:table-cell>
        </table:table-row>
        <table:table-row>
          <table:table-cell office:value-type="float" office:value="104">
            <text:p>104</text:p>
          </table:table-cell>
          <table:table-cell office:value-type="float" office:value="104">
            <text:p>104</text:p>
          </table:table-cell>
          <table:table-cell office:value-type="string">
            <text:p>Lack</text:p>
          </table:table-cell>
          <table:table-cell office:value-type="string">
            <text:p>فقدان، نداشتن</text:p>
          </table:table-cell>
          <table:table-cell office:value-type="string">
            <text:p>uk  /læk/ us  /læk/</text:p>
          </table:table-cell>
          <table:table-cell office:value-type="string">
            <text:p>Your daily diet should not lack fruits and vegetables.</text:p>
          </table:table-cell>
          <table:table-cell office:value-type="string">
            <text:p>رژیم غذایی روزانه شما نباید فاقد میوه و سبزیجات باشد.</text:p>
          </table:table-cell>
          <table:table-cell office:value-type="string">
            <text:p>Be entirely without something; have not enough</text:p>
          </table:table-cell>
          <table:table-cell office:value-type="string">
            <text:p>His problem was that he lacked a variety of talents.</text:p>
          </table:table-cell>
          <table:table-cell office:value-type="string">
            <text:p>مشکلش این بود که او فاقد استعدادهای مختلف بود.</text:p>
          </table:table-cell>
          <table:table-cell office:value-type="string">
            <text:p>As an amateur dancer, Vincent knew that he lacked the professional touch.</text:p>
          </table:table-cell>
          <table:table-cell office:value-type="string">
            <text:p>وینسنت به عنوان رقاصی تازه کار می دانست که مهارت کافی نداشت.</text:p>
          </table:table-cell>
          <table:table-cell office:value-type="float" office:value="9">
            <text:p>9</text:p>
          </table:table-cell>
          <table:table-cell office:value-type="float" office:value="8">
            <text:p>8</text:p>
          </table:table-cell>
          <table:table-cell office:value-type="string">
            <text:p>{"word":"Lack","mean":"","countable":"no","type":"noun","voice":"unknown","plural":"lacks","plural_example":"The Report Highlights The Lacks In Healthcare Provision.","example":"There Is A Lack Of Evidence To Support His Claim.","registers":"[formal: Common], [informal: Common]","phrasal_verbs":[],"synonyms":{"formal":["Deficiency","Dearth","Absence","Shortage"],"informal":["Want","Need"],"neutral":["Scarcity","Paucity"]},"derivations":[{"word":"lacking","type":"adjective","example":"The Performance Was Lacking In Energy.","example_translation":"عملکرد فاقد انرژی بود.","display":"Lacking"},{"word":"lack","type":"verb","example":"They Lack The Skills Required For The Job.","example_translation":"آنها مهارت های لازم برای این کار را ندارند.","display":"Lack"}],"collocations":[{"collocation":"Complete Lack","example":"There Was A Complete Lack Of Understanding.","translation":"یک فقدان کامل تفاهم وجود داشت."},{"collocation":"Serious Lack","example":"There Is A Serious Lack Of Resources.","translation":"کمبود جدی منابع وجود دارد."},{"collocation":"Chronic Lack","example":"The Organization Suffered From A Chronic Lack Of Funds.","translation":"سازمان از کمبود مزمن بودجه رنج می برد."}]}</text:p>
          </table:table-cell>
        </table:table-row>
        <table:table-row>
          <table:table-cell office:value-type="float" office:value="105">
            <text:p>105</text:p>
          </table:table-cell>
          <table:table-cell office:value-type="float" office:value="105">
            <text:p>105</text:p>
          </table:table-cell>
          <table:table-cell office:value-type="string">
            <text:p>Ignore</text:p>
          </table:table-cell>
          <table:table-cell office:value-type="string">
            <text:p>نادیده گرفتن</text:p>
          </table:table-cell>
          <table:table-cell office:value-type="string">
            <text:p>uk  /ɪɡˈnɔːr/ us  /ɪɡˈnɔːr/</text:p>
          </table:table-cell>
          <table:table-cell office:value-type="string">
            <text:p>Little Alice realized that if she didn't behave, her parents would ignore her.</text:p>
          </table:table-cell>
          <table:table-cell office:value-type="string">
            <text:p>آلیس کوچولو متوجه شد که اگر مودب نباشد والدینش به او بی‌توجهی می‌کنند.</text:p>
          </table:table-cell>
          <table:table-cell office:value-type="string">
            <text:p>Pay no attention to; disregard</text:p>
          </table:table-cell>
          <table:table-cell office:value-type="string">
            <text:p>The student could not answer the question because he ignored the obvious facts.</text:p>
          </table:table-cell>
          <table:table-cell office:value-type="string">
            <text:p>دانش آموز نتوانست به سوال پاسخ دهد زیرا حقایق واضح را نادیده گرفت.</text:p>
          </table:table-cell>
          <table:table-cell office:value-type="string">
            <text:p>Older brothers and sisters often feel ignored when their parents only spend time with a new baby.</text:p>
          </table:table-cell>
          <table:table-cell office:value-type="string">
            <text:p>خواهر و برادرهای بزرگتر وقتی والدین وقتشان را صرف کودک تازه متولد شده می‌کنند احساس بی‌توجهی می‌کنند.</text:p>
          </table:table-cell>
          <table:table-cell office:value-type="float" office:value="9">
            <text:p>9</text:p>
          </table:table-cell>
          <table:table-cell office:value-type="float" office:value="9">
            <text:p>9</text:p>
          </table:table-cell>
          <table:table-cell office:value-type="string">
            <text:p>{"word":"Ignore","mean":"","countable":"no","type":"verb","voice":"transitive","plural":"","plural_example":"","example":"You Should Ignore His Rude Comments.","registers":"[formal: Ignore], [informal: Ignore]","phrasal_verbs":[],"synonyms":{"formal":["Disregard","Overlook"],"informal":["Brush Aside","Turn A Blind Eye To"],"neutral":["Neglect","Disregard","Bypass","Skip","Reject"]},"derivations":[{"word":"Ignorance","type":"noun","example":"His Ignorance Is Appalling.","example_translation":"نادانی او وحشتناک است.","display":"Ignorance"},{"word":"Ignorant","type":"adjective","example":"He Is An Ignorant Man.","example_translation":"او مرد نادانی است.","display":"Ignorant"}],"collocations":[{"collocation":"Blissfully Ignore","example":"She Blissfully Ignored The Problems Around Her.","translation":"او با خوشحالی مشکلات اطرافش را نادیده گرفت."},{"collocation":"Studiously Ignore","example":"He Studiously Ignored My Question.","translation":"او با دقت سوال من را نادیده گرفت."}]}</text:p>
          </table:table-cell>
        </table:table-row>
        <table:table-row>
          <table:table-cell office:value-type="float" office:value="106">
            <text:p>106</text:p>
          </table:table-cell>
          <table:table-cell office:value-type="float" office:value="106">
            <text:p>106</text:p>
          </table:table-cell>
          <table:table-cell office:value-type="string">
            <text:p>Challenge</text:p>
          </table:table-cell>
          <table:table-cell office:value-type="string">
            <text:p>به چالش کشیدن، چالش</text:p>
          </table:table-cell>
          <table:table-cell office:value-type="string">
            <text:p>uk  /ˈtʃæl.ɪndʒ/ us  /ˈtʃæl.ɪndʒ/</text:p>
          </table:table-cell>
          <table:table-cell office:value-type="string">
            <text:p>Aaron Burr challenged Alexander Hamilton to a duel.</text:p>
          </table:table-cell>
          <table:table-cell office:value-type="string">
            <text:p>«آرون بور»، «الکساندر همیلتون» را به یک دوئل به چالش کشید.</text:p>
          </table:table-cell>
          <table:table-cell office:value-type="string">
            <text:p>Call to a fight</text:p>
          </table:table-cell>
          <table:table-cell office:value-type="string">
            <text:p>No one bothered to challenge the prominent lawyer.</text:p>
          </table:table-cell>
          <table:table-cell office:value-type="string">
            <text:p>هیچ‌کس زحمت به چالش کشیدن وکیل برجسته را به خود نداد.</text:p>
          </table:table-cell>
          <table:table-cell office:value-type="string">
            <text:p>Trying to become a doctor was quite a challenge, Dick discovered.</text:p>
          </table:table-cell>
          <table:table-cell office:value-type="string">
            <text:p>دیک فهمید که تلاش برای پزشک شدن یک چالش بزرگ است.</text:p>
          </table:table-cell>
          <table:table-cell office:value-type="float" office:value="9">
            <text:p>9</text:p>
          </table:table-cell>
          <table:table-cell office:value-type="float" office:value="10">
            <text:p>10</text:p>
          </table:table-cell>
          <table:table-cell office:value-type="string">
            <text:p>{"word":"Challenge","mean":"","countable":"yes","type":"noun","voice":"unknown","plural":"challenges","plural_example":"Life presents many challenges.","example":"Climbing Mount Everest is a great challenge.","registers":"[formal: Challenge], [informal: Challenge]","phrasal_verbs":[],"synonyms":{"formal":["Difficulty","Test","Trial"],"informal":["Problem","Struggle"],"neutral":["Task","Obstacle"]},"derivations":[{"word":"challenge","type":"verb","example":"I challenge you to a duel.","example_translation":"تو را به یک دوئل دعوت می کنم.","display":"Challenge"},{"word":"challenging","type":"adjective","example":"It was a challenging task.","example_translation":"این یک وظیفه چالش برانگیز بود.","display":"Challenging"}],"collocations":[{"collocation":"major challenge","example":"The project faced a major challenge.","translation":"پروژه با یک چالش بزرگ روبرو شد."},{"collocation":"face a challenge","example":"We must face the challenge head-on.","translation":"ما باید با این چالش روبرو شویم."}]}</text:p>
          </table:table-cell>
        </table:table-row>
        <table:table-row>
          <table:table-cell office:value-type="float" office:value="107">
            <text:p>107</text:p>
          </table:table-cell>
          <table:table-cell office:value-type="float" office:value="107">
            <text:p>107</text:p>
          </table:table-cell>
          <table:table-cell office:value-type="string">
            <text:p>Miniature</text:p>
          </table:table-cell>
          <table:table-cell office:value-type="string">
            <text:p>مینیاتوری، کوچک، ریز</text:p>
          </table:table-cell>
          <table:table-cell office:value-type="string">
            <text:p>uk  /ˈmɪn.ə.tʃər/ us  /ˈmɪn.i.ə.tʃɚ/</text:p>
          </table:table-cell>
          <table:table-cell office:value-type="string">
            <text:p>The young boy wanted a miniature sports car for his birthday.</text:p>
          </table:table-cell>
          <table:table-cell office:value-type="string">
            <text:p>پسر بچه برای تولدش یک ماشین مسابقه کوچک می خواست.</text:p>
          </table:table-cell>
          <table:table-cell office:value-type="string">
            <text:p>Represented on a small scale</text:p>
          </table:table-cell>
          <table:table-cell office:value-type="string">
            <text:p>Instead of buying a massive dog, Teddy got a miniature poodle.</text:p>
          </table:table-cell>
          <table:table-cell office:value-type="string">
            <text:p>تدی به جای خریدن یک سگ بزرگ، یک پودل مینیاتوری خرید.</text:p>
          </table:table-cell>
          <table:table-cell office:value-type="string">
            <text:p>We were seeking a miniature model of the bulky chess set.</text:p>
          </table:table-cell>
          <table:table-cell office:value-type="string">
            <text:p>ما به دنبال یک مدل مینیاتوری از ست شطرنج بزرگ بودیم.</text:p>
          </table:table-cell>
          <table:table-cell office:value-type="float" office:value="9">
            <text:p>9</text:p>
          </table:table-cell>
          <table:table-cell office:value-type="float" office:value="11">
            <text:p>11</text:p>
          </table:table-cell>
          <table:table-cell office:value-type="string">
            <text:p>{"word":"Miniature","mean":"","countable":"yes","type":"noun","voice":"unknown","plural":"Miniatures","plural_example":"The museum displayed a collection of miniatures.","example":"He built a miniature of the Eiffel Tower.","registers":"[formal: Antiquarian Descriptions], [informal: Toy Collections]","phrasal_verbs":[],"synonyms":{"formal":["Replica","Scale Model","Reduced-Scale Representation"],"informal":["Tiny Version","Small Copy"],"neutral":["Model","Small Version","Scale Model"]},"derivations":[{"word":"Miniaturize","type":"verb","example":"Engineers are trying to miniaturize electronic components.","example_translation":"مهندسان در تلاشند تا قطعات الکترونیکی را کوچک کنند.","display":"Miniaturize"},{"word":"Miniatory","type":"adjective","example":"The miniatury artwork was exquisite.","example_translation":"اثر هنری کوچک بسیار نفیس بود.","display":"Miniatory"}],"collocations":[{"collocation":"Miniature painting","example":"She specializes in miniature painting.","translation":"او در نقاشی مینیاتوری تخصص دارد."},{"collocation":"Miniature model","example":"He constructed a miniature model of the ship.","translation":"او یک مدل مینیاتوری از کشتی ساخت."}]}</text:p>
          </table:table-cell>
        </table:table-row>
        <table:table-row>
          <table:table-cell office:value-type="float" office:value="108">
            <text:p>108</text:p>
          </table:table-cell>
          <table:table-cell office:value-type="float" office:value="108">
            <text:p>108</text:p>
          </table:table-cell>
          <table:table-cell office:value-type="string">
            <text:p>Source</text:p>
          </table:table-cell>
          <table:table-cell office:value-type="string">
            <text:p>منشأ، منبع</text:p>
          </table:table-cell>
          <table:table-cell office:value-type="string">
            <text:p>uk  /sɔːs/ us  /sɔːrs/</text:p>
          </table:table-cell>
          <table:table-cell office:value-type="string">
            <text:p>a. The college student knew that he needed more than a basic textbook as a source for his report.</text:p>
          </table:table-cell>
          <table:table-cell office:value-type="string">
            <text:p>دانشجو می‌دانست که به بیش از یک کتاب درسی پایه به عنوان منبعی برای گزارش خود نیاز دارد.</text:p>
          </table:table-cell>
          <table:table-cell office:value-type="string">
            <text:p>Place from which something comes or is obtained</text:p>
          </table:table-cell>
          <table:table-cell office:value-type="string">
            <text:p>b. The source of Buddy's trouble was boredom.</text:p>
          </table:table-cell>
          <table:table-cell office:value-type="string">
            <text:p>منشأ مشکل بادی، خستگی بود.</text:p>
          </table:table-cell>
          <table:table-cell office:value-type="string">
            <text:p>c. Professor Smith's speech was a valid source of information on chemistry.</text:p>
          </table:table-cell>
          <table:table-cell office:value-type="string">
            <text:p>سخنرانی پروفسور اسمیت منبع معتبری از اطلاعات درباره شیمی بود.</text:p>
          </table:table-cell>
          <table:table-cell office:value-type="float" office:value="9">
            <text:p>9</text:p>
          </table:table-cell>
          <table:table-cell office:value-type="float" office:value="12">
            <text:p>12</text:p>
          </table:table-cell>
          <table:table-cell office:value-type="string">
            <text:p>{"word":"Source","mean":"","countable":"yes","type":"noun","voice":"unknown","plural":"sources","plural_example":"Reliable Sources Claim The Company Is About To Go Bankrupt.","example":"The River Nile Is The Source Of Life For Many Egyptians.","registers":"[formal: Source], [neutral: Source], [informal: Place]","phrasal_verbs":[],"synonyms":{"formal":["Origin","Provenance","Genesis"],"informal":["Root","Wellspring"],"neutral":["Cause","Beginning","Fountainhead","Base"]},"derivations":[{"word":"Source","type":"verb","example":"They Source Their Products From Local Farmers.","example_translation":"آنها محصولات خود را از کشاورزان محلی تهیه می کنند.","display":"Source"},{"word":"Sourcing","type":"noun","example":"The Company's Sourcing Strategy Is Based On Ethical Practices.","example_translation":"استراتژی تأمین منابع این شرکت مبتنی بر شیوه های اخلاقی است.","display":"Sourcing"}],"collocations":[{"collocation":"primary source","example":"The Historian Relied On Primary Sources To Reconstruct The Past.","translation":"این مورخ برای بازسازی گذشته به منابع اولیه متکی بود."},{"collocation":"reliable source","example":"The Journalist Cited A Reliable Source For Her Story.","translation":"این روزنامه نگار برای داستان خود به یک منبع موثق اشاره کرد."},{"collocation":"official source","example":"Official Sources Confirmed The President's Visit.","translation":"منابع رسمی سفر رئیس جمهور را تایید کردند."}]}</text:p>
          </table:table-cell>
        </table:table-row>
        <table:table-row>
          <table:table-cell office:value-type="float" office:value="109">
            <text:p>109</text:p>
          </table:table-cell>
          <table:table-cell office:value-type="float" office:value="109">
            <text:p>109</text:p>
          </table:table-cell>
          <table:table-cell office:value-type="string">
            <text:p>Excel</text:p>
          </table:table-cell>
          <table:table-cell office:value-type="string">
            <text:p>برتری داشتن، پیشی گرفتن، برجسته بودن</text:p>
          </table:table-cell>
          <table:table-cell office:value-type="string">
            <text:p>uk  /ɪkˈsel/ us  /ɪkˈsel/</text:p>
          </table:table-cell>
          <table:table-cell office:value-type="string">
            <text:p>a. Because he was so small, Larry could not excel in sports.</text:p>
          </table:table-cell>
          <table:table-cell office:value-type="string">
            <text:p>چون لری خیلی کوچک بود، نتوانست در ورزش سرآمد باشد.</text:p>
          </table:table-cell>
          <table:table-cell office:value-type="string">
            <text:p>Be better than; do better than</text:p>
          </table:table-cell>
          <table:table-cell office:value-type="string">
            <text:p>b. At least Hannah had the security of knowing that she excelled in swimming.</text:p>
          </table:table-cell>
          <table:table-cell office:value-type="string">
            <text:p>حداقل هانا این اطمینان را داشت که می‌دانست در شنا برجسته است.</text:p>
          </table:table-cell>
          <table:table-cell office:value-type="string">
            <text:p>c. Clarence Darrow wanted to become a prominent lawyer, but he felt that he must first excel in history.</text:p>
          </table:table-cell>
          <table:table-cell office:value-type="string">
            <text:p>کلارنس دارو می‌خواست یک وکیل برجسته شود، اما احساس می‌کرد که ابتدا باید در تاریخ سرآمد باشد.</text:p>
          </table:table-cell>
          <table:table-cell office:value-type="float" office:value="10">
            <text:p>10</text:p>
          </table:table-cell>
          <table:table-cell office:value-type="float" office:value="1">
            <text:p>1</text:p>
          </table:table-cell>
          <table:table-cell office:value-type="string">
            <text:p>{"word":"Excel","mean":"","countable":"no","type":"verb","voice":"intransitive","plural":"","plural_example":"","example":"She Excels At Playing The Piano.","registers":"[formal: formal], [informal: ]","phrasal_verbs":[],"synonyms":{"formal":["shine","surpass","outshine","transcend"],"informal":["ace"],"neutral":["exceed","surmount","outdo","shine"]},"derivations":[{"word":"Excellence","type":"noun","example":"The School Values Academic Excellence.","example_translation":"مدرسه برای تعالی آکادمیک ارزش قائل است.","display":"Excellence"},{"word":"Excellent","type":"adjective","example":"The Food Was Excellent.","example_translation":"غذا عالی بود.","display":"Excellent"}],"collocations":[{"collocation":"Excel In A Field","example":"He Wants To Excel In The Field Of Medicine.","translation":"او می خواهد در زمینه پزشکی سرآمد باشد."},{"collocation":"Excel At Something","example":"She Excels At Public Speaking.","translation":"او در سخنرانی عمومی عالی است."}]}</text:p>
          </table:table-cell>
        </table:table-row>
        <table:table-row>
          <table:table-cell office:value-type="float" office:value="110">
            <text:p>110</text:p>
          </table:table-cell>
          <table:table-cell office:value-type="float" office:value="110">
            <text:p>110</text:p>
          </table:table-cell>
          <table:table-cell office:value-type="string">
            <text:p>Feminine</text:p>
          </table:table-cell>
          <table:table-cell office:value-type="string">
            <text:p>زنانه</text:p>
          </table:table-cell>
          <table:table-cell office:value-type="string">
            <text:p>uk  /ˈfem.ɪ.nɪn/ us  /ˈfem.ə.nɪn/</text:p>
          </table:table-cell>
          <table:table-cell office:value-type="string">
            <text:p>a. When my sister wants to look feminine, she changes from dungarees into a dress.</text:p>
          </table:table-cell>
          <table:table-cell office:value-type="string">
            <text:p>وقتی خواهرم می‌خواهد زنانه به نظر برسد، لباس کارش را عوض می‌کند و پیراهن زنانه می‌پوشد.</text:p>
          </table:table-cell>
          <table:table-cell office:value-type="string">
            <text:p>Of women or girls</text:p>
          </table:table-cell>
          <table:table-cell office:value-type="string">
            <text:p>b. Some men cannot resist staring when they see a woman who is especially feminine.</text:p>
          </table:table-cell>
          <table:table-cell office:value-type="string">
            <text:p>بعضی از آقایان وقتی زنی را می‌بینند که خیلی زنانه است، نمی‌توانند از خیره شدن دست بردارند.</text:p>
          </table:table-cell>
          <table:table-cell office:value-type="string">
            <text:p>c. My brother is ashamed to cry at a sad movie because people might think he is behaving in a feminine manner.</text:p>
          </table:table-cell>
          <table:table-cell office:value-type="string">
            <text:p>برادرم خجالت می‌کشد که در هنگام دیدن فیلم غم‌انگیز گریه کند زیرا مردم ممکن است فکر کنند او رفتاری زنانه دارد.</text:p>
          </table:table-cell>
          <table:table-cell office:value-type="float" office:value="10">
            <text:p>10</text:p>
          </table:table-cell>
          <table:table-cell office:value-type="float" office:value="2">
            <text:p>2</text:p>
          </table:table-cell>
          <table:table-cell office:value-type="string">
            <text:p>{"word":"Feminine","mean":"","countable":"no","type":"adjective","voice":"unknown","plural":"","plural_example":"","example":"She Has A Feminine Style.","registers":"[formal: Formal], [informal: Informal]","phrasal_verbs":[],"synonyms":{"formal":["Womanly","Ladylike","Female"],"informal":["Girly"],"neutral":["Female","Womanly","Gentle"]},"derivations":[{"word":"Femininity","type":"noun","example":"She Embodies Femininity.","example_translation":"او مظهر زنانگی است.","display":"Femininity"},{"word":"Feminize","type":"verb","example":"The Author Tried To Feminize The Character.","example_translation":"نویسنده سعی کرد شخصیت را زنانه کند.","display":"Feminize"}],"collocations":[{"collocation":"Feminine Charm","example":"Her Feminine Charm Was Irresistible.","translation":"جذابیت زنانه او مقاومت ناپذیر بود."},{"collocation":"Feminine Hygiene","example":"Feminine Hygiene Products Are Widely Available.","translation":"محصولات بهداشت زنانه به طور گسترده در دسترس هستند."}]}</text:p>
          </table:table-cell>
        </table:table-row>
        <table:table-row>
          <table:table-cell office:value-type="float" office:value="111">
            <text:p>111</text:p>
          </table:table-cell>
          <table:table-cell office:value-type="float" office:value="111">
            <text:p>111</text:p>
          </table:table-cell>
          <table:table-cell office:value-type="string">
            <text:p>Mount</text:p>
          </table:table-cell>
          <table:table-cell office:value-type="string">
            <text:p>سوار شدن، بالا رفتن، تپه</text:p>
          </table:table-cell>
          <table:table-cell office:value-type="string">
            <text:p>uk  /maʊnt/ us  /maʊnt/</text:p>
          </table:table-cell>
          <table:table-cell office:value-type="string">
            <text:p>a. Senator Glenn mounted the platform to make his speech.</text:p>
          </table:table-cell>
          <table:table-cell office:value-type="string">
            <text:p>سناتور گلن برای ایراد سخنرانی از جایگاه بالا رفت.</text:p>
          </table:table-cell>
          <table:table-cell office:value-type="string">
            <text:p>Get up on</text:p>
          </table:table-cell>
          <table:table-cell office:value-type="string">
            <text:p>b. The watchman mounted the tower to see if there were any people in the vicinity.</text:p>
          </table:table-cell>
          <table:table-cell office:value-type="string">
            <text:p>نگهبان برای بررسی وجود افراد در اطراف، از برج بالا رفت.</text:p>
          </table:table-cell>
          <table:table-cell office:value-type="string">
            <text:p>c. My sister couldn't mount the horse so they gave her a pony instead.</text:p>
          </table:table-cell>
          <table:table-cell office:value-type="string">
            <text:p>خواهرم نتوانست سوار اسب شود، بنابراین آنها در عوض یک اسب کوچک به او دادند.</text:p>
          </table:table-cell>
          <table:table-cell office:value-type="float" office:value="10">
            <text:p>10</text:p>
          </table:table-cell>
          <table:table-cell office:value-type="float" office:value="3">
            <text:p>3</text:p>
          </table:table-cell>
          <table:table-cell office:value-type="string">
            <text:p>{"word":"Mount","mean":"","countable":"yes","type":"noun","voice":"unknown","plural":"Mounts","plural_example":"There Are Several Mounts In The Region.","example":"Everest Is The Highest Mount In The World.","registers":"[formal: Peak], [neutral: Mountain]","phrasal_verbs":[],"synonyms":{"formal":["Peak","Summit"],"informal":[],"neutral":["Mountain","Hill"]},"derivations":[{"word":"mountainous","type":"adjective","example":"The Region Is Mountainous.","example_translation":"منطقه کوهستانی است.","display":"Mountainous"}],"collocations":[{"collocation":"Scale a mount","example":"They Plan To Scale The Mount Everest.","translation":"آنها قصد دارند از کوه اورست بالا بروند."},{"collocation":"Base of a mount","example":"The Town Is At The Base Of The Mount.","translation":"این شهر در دامنه کوه قرار دارد."}]}</text:p>
          </table:table-cell>
        </table:table-row>
        <table:table-row>
          <table:table-cell office:value-type="float" office:value="112">
            <text:p>112</text:p>
          </table:table-cell>
          <table:table-cell office:value-type="float" office:value="112">
            <text:p>112</text:p>
          </table:table-cell>
          <table:table-cell office:value-type="string">
            <text:p>Compete</text:p>
          </table:table-cell>
          <table:table-cell office:value-type="string">
            <text:p>رقابت کردن</text:p>
          </table:table-cell>
          <table:table-cell office:value-type="string">
            <text:p>uk  /kəmˈpiːt/ us  /kəmˈpiːt/</text:p>
          </table:table-cell>
          <table:table-cell office:value-type="string">
            <text:p>Steffi Graf was challenged to compete for the tennis title.</text:p>
          </table:table-cell>
          <table:table-cell office:value-type="string">
            <text:p>«استفی گراف» به مبارزه دعوت شد تا برای عنوان قهرمانی تنیس مسابقه دهد.</text:p>
          </table:table-cell>
          <table:table-cell office:value-type="string">
            <text:p>Try hard to get something wanted by others; be a rival</text:p>
          </table:table-cell>
          <table:table-cell office:value-type="string">
            <text:p>The runner was reluctant to compete in front of his parents for the first time.</text:p>
          </table:table-cell>
          <table:table-cell office:value-type="string">
            <text:p>دونده تمایلی نداشت که برای اولین بار در مقابل والدین خود، در مسابقه شرکت کند.</text:p>
          </table:table-cell>
          <table:table-cell office:value-type="string">
            <text:p>When the amateur became a pro, he had to compete against better men.</text:p>
          </table:table-cell>
          <table:table-cell office:value-type="string">
            <text:p>وقتی که آماتور، یک بازیکن حرفه ای شد، مجبور بود که با مردان بهتری رقابت کند.</text:p>
          </table:table-cell>
          <table:table-cell office:value-type="float" office:value="10">
            <text:p>10</text:p>
          </table:table-cell>
          <table:table-cell office:value-type="float" office:value="4">
            <text:p>4</text:p>
          </table:table-cell>
          <table:table-cell office:value-type="string">
            <text:p>{"word":"Compete","mean":"","countable":"no","type":"verb","voice":"intransitive","plural":"","plural_example":"","example":"Several companies are competing for the contract.","registers":"[formal: To Compete In An Official Competition], [informal: To Compete With Friends]","phrasal_verbs":[{"verb":"compete against","definition":"To contend or struggle with someone or something.","example":"Our team will compete against the champions.","example_translation":"تیم ما با قهرمانان رقابت خواهد کرد."}],"synonyms":{"formal":["Vie","Contend"],"informal":["Go Head-To-Head","Battle"],"neutral":["Contest","Strive","Challenge"]},"derivations":[{"word":"competition","type":"noun","example":"The competition was intense.","example_translation":"رقابت شدید بود.","display":"Competition"},{"word":"competitive","type":"adjective","example":"The market is very competitive.","example_translation":"بازار بسیار رقابتی است.","display":"Competitive"},{"word":"competitor","type":"noun","example":"He is a strong competitor.","example_translation":"او یک رقیب قوی است.","display":"Competitor"}],"collocations":[{"collocation":"compete fiercely","example":"The two teams competed fiercely for the championship.","translation":"دو تیم برای قهرمانی به شدت رقابت کردند."},{"collocation":"compete globally","example":"Small businesses often struggle to compete globally.","translation":"کسب و کارهای کوچک اغلب برای رقابت در سطح جهانی تلاش می کنند."},{"collocation":"compete effectively","example":"To compete effectively, companies must innovate.","translation":"برای رقابت موثر، شرکت ها باید نوآوری کنند."}]}</text:p>
          </table:table-cell>
        </table:table-row>
        <table:table-row>
          <table:table-cell office:value-type="float" office:value="113">
            <text:p>113</text:p>
          </table:table-cell>
          <table:table-cell office:value-type="float" office:value="113">
            <text:p>113</text:p>
          </table:table-cell>
          <table:table-cell office:value-type="string">
            <text:p>Dread</text:p>
          </table:table-cell>
          <table:table-cell office:value-type="string">
            <text:p>هراس، وحشت</text:p>
          </table:table-cell>
          <table:table-cell office:value-type="string">
            <text:p>uk  /dred/ us  /dred/</text:p>
          </table:table-cell>
          <table:table-cell office:value-type="string">
            <text:p>a. The poor student dreaded going to school each morning.</text:p>
          </table:table-cell>
          <table:table-cell office:value-type="string">
            <text:p>دانش آموز ضعیف هر صبح از رفتن به مدرسه وحشت داشت.</text:p>
          </table:table-cell>
          <table:table-cell office:value-type="string">
            <text:p>Look forward to with fear; fear greatly; causing great fear</text:p>
          </table:table-cell>
          <table:table-cell office:value-type="string">
            <text:p>b. He had a dread feeling about the challenge he was about to face.</text:p>
          </table:table-cell>
          <table:table-cell office:value-type="string">
            <text:p>او نسبت به چالشی که قرار بود با آن مواجه شود، احساس ترس داشت.</text:p>
          </table:table-cell>
          <table:table-cell office:value-type="string">
            <text:p>c. I dread going into that deserted house.</text:p>
          </table:table-cell>
          <table:table-cell office:value-type="string">
            <text:p>می‌ترسم وارد آن خانه متروکه شوم.</text:p>
          </table:table-cell>
          <table:table-cell office:value-type="float" office:value="10">
            <text:p>10</text:p>
          </table:table-cell>
          <table:table-cell office:value-type="float" office:value="5">
            <text:p>5</text:p>
          </table:table-cell>
          <table:table-cell office:value-type="string">
            <text:p>{"word":"Dread","mean":"","countable":"no","type":"noun","voice":"unknown","plural":"dreads","plural_example":"He Is Facing All His Dreads.","example":"She Felt A Sense Of Dread As The Car Approached The Cliff.","registers":"[formal: ], [informal: ]","phrasal_verbs":[],"synonyms":{"formal":["Apprehension","Alarm","Horror"],"informal":["Fright","Fear"],"neutral":["Terror","Anxiety"]},"derivations":[{"word":"dreadful","type":"adjective","example":"The Weather Was Dreadful.","example_translation":"هوا وحشتناک بود.","display":"Dreadful"},{"word":"dreadfully","type":"adverb","example":"She Sang Dreadfully.","example_translation":"او به طرز وحشتناکی آواز خواند.","display":"Dreadfully"},{"word":"dread","type":"verb","example":"I Dread Going To The Dentist.","example_translation":"من از رفتن به دندانپزشکی می ترسم.","display":"Dread"}],"collocations":[{"collocation":"Deep Dread","example":"I Felt A Deep Dread As I Realized What Was Happening.","translation":"با فهمیدن آنچه اتفاق می‌افتد، وحشت عمیقی را احساس کردم."}]}</text:p>
          </table:table-cell>
        </table:table-row>
        <table:table-row>
          <table:table-cell office:value-type="float" office:value="114">
            <text:p>114</text:p>
          </table:table-cell>
          <table:table-cell office:value-type="float" office:value="114">
            <text:p>114</text:p>
          </table:table-cell>
          <table:table-cell office:value-type="string">
            <text:p>Masculine</text:p>
          </table:table-cell>
          <table:table-cell office:value-type="string">
            <text:p>مردانه</text:p>
          </table:table-cell>
          <table:table-cell office:value-type="string">
            <text:p>uk  /ˈmæs.kjə.lɪn/ us  /ˈmæs.kjə.lɪn/</text:p>
          </table:table-cell>
          <table:table-cell office:value-type="string">
            <text:p>The boy became more masculine as he got older.</text:p>
          </table:table-cell>
          <table:table-cell office:value-type="string">
            <text:p>هر چه سن پسر بچه بالاتر رفت، رفتارش مردانه‌تر شد.</text:p>
          </table:table-cell>
          <table:table-cell office:value-type="string">
            <text:p>Of man; male</text:p>
          </table:table-cell>
          <table:table-cell office:value-type="string">
            <text:p>It is undeniable that his beard makes him look masculine.</text:p>
          </table:table-cell>
          <table:table-cell office:value-type="string">
            <text:p>جای تردید نیست که ریش، او را مردانه جلوه می‌دهد.</text:p>
          </table:table-cell>
          <table:table-cell office:value-type="string">
            <text:p>The girls liked Jerry because of his masculine ways.</text:p>
          </table:table-cell>
          <table:table-cell office:value-type="string">
            <text:p>دختران جری را به خاطر رفتار مردانه‌اش دوست داشتند.</text:p>
          </table:table-cell>
          <table:table-cell office:value-type="float" office:value="10">
            <text:p>10</text:p>
          </table:table-cell>
          <table:table-cell office:value-type="float" office:value="6">
            <text:p>6</text:p>
          </table:table-cell>
          <table:table-cell office:value-type="string">
            <text:p>{"word":"Masculine","mean":"","countable":"no","type":"adjective","voice":"unknown","plural":"","plural_example":"","example":"He Had A Very Masculine Appearance.","registers":"[formal: Formal], [informal: Informal]","phrasal_verbs":[],"synonyms":{"formal":["Virile","Manly"],"informal":["Macho","Tough"],"neutral":["Male","Muscular","Strong"]},"derivations":[{"word":"Masculinity","type":"noun","example":"Masculinity Is Often Associated With Strength.","example_translation":"مردانگی اغلب با قدرت همراه است.","display":"Masculinity"}],"collocations":[{"collocation":"Masculine Identity","example":"He Explored The Complexities Of Masculine Identity.","translation":"او پیچیدگی های هویت مردانه را بررسی کرد."},{"collocation":"Masculine Role","example":"Society Often Imposes Rigid Masculine Roles.","translation":"جامعه اغلب نقش های مردانه سختگیرانه ای را تحمیل می کند."}]}</text:p>
          </table:table-cell>
        </table:table-row>
        <table:table-row>
          <table:table-cell office:value-type="float" office:value="115">
            <text:p>115</text:p>
          </table:table-cell>
          <table:table-cell office:value-type="float" office:value="115">
            <text:p>115</text:p>
          </table:table-cell>
          <table:table-cell office:value-type="string">
            <text:p>Menace</text:p>
          </table:table-cell>
          <table:table-cell office:value-type="string">
            <text:p>تهدید، خطر</text:p>
          </table:table-cell>
          <table:table-cell office:value-type="string">
            <text:p>uk  /ˈmen.ɪs/ us  /ˈmen.əs/</text:p>
          </table:table-cell>
          <table:table-cell office:value-type="string">
            <text:p>a. Irv’s lack of respect made him a menace to his parents.</text:p>
          </table:table-cell>
          <table:table-cell office:value-type="string">
            <text:p>احترام نگذاشتن «ایرو» او را تبدیل به تهدیدی برای والدینش کرد.</text:p>
          </table:table-cell>
          <table:table-cell office:value-type="string">
            <text:p>Threat</text:p>
          </table:table-cell>
          <table:table-cell office:value-type="string">
            <text:p>b. The torrents of rain were a menace to the farmer's crops.</text:p>
          </table:table-cell>
          <table:table-cell office:value-type="string">
            <text:p>رگبار باران، خطری برای محصولات کشاورزان بود.</text:p>
          </table:table-cell>
          <table:table-cell office:value-type="string">
            <text:p>c. Sergeant Foy's raw language was an obvious menace to the reputation of the entire police department.</text:p>
          </table:table-cell>
          <table:table-cell office:value-type="string">
            <text:p>سبک گفتار خام گروهبان "فوی" تهدیدی آشکار برای آبروی کل اداره پلیس بود.</text:p>
          </table:table-cell>
          <table:table-cell office:value-type="float" office:value="10">
            <text:p>10</text:p>
          </table:table-cell>
          <table:table-cell office:value-type="float" office:value="7">
            <text:p>7</text:p>
          </table:table-cell>
          <table:table-cell office:value-type="string">
            <text:p>{"word":"Menace","mean":"","countable":"yes","type":"noun","voice":"unknown","plural":"Menaces","plural_example":"These Gangs Are Real Menaces.","example":"He Is A Menace To Society.","registers":"[formal: Rare], [informal: Common]","phrasal_verbs":[],"synonyms":{"formal":["Peril","Hazard"],"informal":["Pest","Nuisance"],"neutral":["Threat","Danger","Risk"]},"derivations":[{"word":"Menace","type":"verb","example":"The Storm Menaced The Coast.","example_translation":"طوفان ساحل را تهدید کرد.","display":"Menace (Verb)"}],"collocations":[{"collocation":"Growing Menace","example":"Drug Use Is A Growing Menace.","translation":"مصرف مواد مخدر یک تهدید رو به رشد است."},{"collocation":"Public Menace","example":"He Was Declared A Public Menace.","translation":"او یک تهدید عمومی اعلام شد."}]}</text:p>
          </table:table-cell>
        </table:table-row>
        <table:table-row>
          <table:table-cell office:value-type="float" office:value="116">
            <text:p>116</text:p>
          </table:table-cell>
          <table:table-cell office:value-type="float" office:value="116">
            <text:p>116</text:p>
          </table:table-cell>
          <table:table-cell office:value-type="string">
            <text:p>Tendency</text:p>
          </table:table-cell>
          <table:table-cell office:value-type="string">
            <text:p>تمایل، گرایش</text:p>
          </table:table-cell>
          <table:table-cell office:value-type="string">
            <text:p>uk  /ˈten.dən.si/ us  /ˈten.dən.si/</text:p>
          </table:table-cell>
          <table:table-cell office:value-type="string">
            <text:p>My algebra teacher has a tendency to forget the students' names.</text:p>
          </table:table-cell>
          <table:table-cell office:value-type="string">
            <text:p>معلم جبر من عادت دارد نام دانش آموزان را فراموش کند.</text:p>
          </table:table-cell>
          <table:table-cell office:value-type="string">
            <text:p>Leaning; movement in a certain direction</text:p>
          </table:table-cell>
          <table:table-cell office:value-type="string">
            <text:p>His tendency was to work hard in the morning and then to take it easy in the afternoon.</text:p>
          </table:table-cell>
          <table:table-cell office:value-type="string">
            <text:p>تمایل او این بود که صبح‌ها سخت کار کند و بعد از ظهرها استراحت کند.</text:p>
          </table:table-cell>
          <table:table-cell office:value-type="string">
            <text:p>The tendency in all human beings is to try to survive.</text:p>
          </table:table-cell>
          <table:table-cell office:value-type="string">
            <text:p>گرایش در همه انسان‌ها تلاش برای بقا است.</text:p>
          </table:table-cell>
          <table:table-cell office:value-type="float" office:value="10">
            <text:p>10</text:p>
          </table:table-cell>
          <table:table-cell office:value-type="float" office:value="8">
            <text:p>8</text:p>
          </table:table-cell>
          <table:table-cell office:value-type="string">
            <text:p>{"word":"Tendency","mean":"","countable":"yes","type":"noun","voice":"unknown","plural":"Tendencies","plural_example":"These Are Common Tendencies Among Teenagers.","example":"He Has A Tendency To Procrastinate.","registers":"[formal: Official], [informal: Casual]","phrasal_verbs":[],"synonyms":{"formal":["Inclination","Predisposition","Propensity"],"informal":["Habit","Likeness"],"neutral":["Trend","Leaning","Disposition"]},"derivations":[{"word":"Tend","type":"verb","example":"She Tends To Overreact.","example_translation":"او تمایل به واکنش بیش از حد دارد.","display":"Tend"}],"collocations":[{"collocation":"a strong tendency","example":"There Is A Strong Tendency For Prices To Rise.","translation":"تمایل شدیدی به افزایش قیمت ها وجود دارد."},{"collocation":"a growing tendency","example":"There Is A Growing Tendency To Use Social Media.","translation":"تمایل رو به رشدی به استفاده از رسانه های اجتماعی وجود دارد."},{"collocation":"a natural tendency","example":"It Is A Natural Tendency To Protect Your Family.","translation":"این یک تمایل طبیعی برای محافظت از خانواده است."}]}</text:p>
          </table:table-cell>
        </table:table-row>
        <table:table-row>
          <table:table-cell office:value-type="float" office:value="117">
            <text:p>117</text:p>
          </table:table-cell>
          <table:table-cell office:value-type="float" office:value="117">
            <text:p>117</text:p>
          </table:table-cell>
          <table:table-cell office:value-type="string">
            <text:p>Underestimate</text:p>
          </table:table-cell>
          <table:table-cell office:value-type="string">
            <text:p>دست کم گرفتن</text:p>
          </table:table-cell>
          <table:table-cell office:value-type="string">
            <text:p>uk  /ˌʌn.dəˈres.tɪ.meɪt/ us  /ˌʌn.dɚˈes.tə.meɪt/</text:p>
          </table:table-cell>
          <table:table-cell office:value-type="string">
            <text:p>I admit that I underestimated the power in the bulky fighter's frame.</text:p>
          </table:table-cell>
          <table:table-cell office:value-type="string">
            <text:p>من اعتراف می کنم که قدرت بدنی آن رزمنده تنومند را دست کم گرفتم.</text:p>
          </table:table-cell>
          <table:table-cell office:value-type="string">
            <text:p>Set too low a value, amount, or rate</text:p>
          </table:table-cell>
          <table:table-cell office:value-type="string">
            <text:p>Undoubtedly, the boss underestimated his employee's ability to work hard.</text:p>
          </table:table-cell>
          <table:table-cell office:value-type="string">
            <text:p>بدون شک رئیس توانایی سخت کوشی کارمندش را ناچیز شمرد.</text:p>
          </table:table-cell>
          <table:table-cell office:value-type="string">
            <text:p>The value of our house was underestimated by at least two thousand dollars.</text:p>
          </table:table-cell>
          <table:table-cell office:value-type="string">
            <text:p>قیمت خانه ما حداقل دو هزار دلار کمتر از حد برآورد شد.</text:p>
          </table:table-cell>
          <table:table-cell office:value-type="float" office:value="10">
            <text:p>10</text:p>
          </table:table-cell>
          <table:table-cell office:value-type="float" office:value="9">
            <text:p>9</text:p>
          </table:table-cell>
          <table:table-cell office:value-type="string">
            <text:p>{"word":"Underestimate","mean":"","countable":"no","type":"verb","voice":"transitive","plural":"","plural_example":"","example":"Never Underestimate The Power Of Teamwork.","registers":"[formal: It Is Unwise To Underestimate The Potential Impact.], [informal: Don't Underestimate Her. ]","phrasal_verbs":[],"synonyms":{"formal":["Miscalculate","Underrate"],"informal":["Sell Short","Think Too Little Of"],"neutral":["Devalue","Disregard","Minimize"]},"derivations":[{"word":"Underestimation","type":"noun","example":"His Underestimation Of The Enemy Led To Their Defeat.","example_translation":"دست کم گرفتن دشمن توسط او منجر به شکستشان شد.","display":"Underestimation"},{"word":"Underestimated","type":"adjective","example":"She Felt Underestimated By Her Boss.","example_translation":"او احساس می کرد که توسط رئیسش دست کم گرفته شده است.","display":"Underestimated"}],"collocations":[{"collocation":"Underestimate The Difficulty","example":"Don't Underestimate The Difficulty Of The Task.","translation":"سختی کار را دست کم نگیرید."},{"collocation":"Greatly Underestimate","example":"The Company Greatly Underestimated The Demand For The Product.","translation":"این شرکت تقاضا برای محصول را به شدت دست کم گرفت."}]}</text:p>
          </table:table-cell>
        </table:table-row>
        <table:table-row>
          <table:table-cell office:value-type="float" office:value="118">
            <text:p>118</text:p>
          </table:table-cell>
          <table:table-cell office:value-type="float" office:value="118">
            <text:p>118</text:p>
          </table:table-cell>
          <table:table-cell office:value-type="string">
            <text:p>Victorious</text:p>
          </table:table-cell>
          <table:table-cell office:value-type="string">
            <text:p>فاتح، پیروزمندانه</text:p>
          </table:table-cell>
          <table:table-cell office:value-type="string">
            <text:p>uk  /vɪkˈtɔː.ri.əs/ us  /vɪkˈtɔːr.i.əs/</text:p>
          </table:table-cell>
          <table:table-cell office:value-type="string">
            <text:p>a. Playing in New Jersey, the Giants were victorious two years in a row.</text:p>
          </table:table-cell>
          <table:table-cell office:value-type="string">
            <text:p>«جاینتز» که در «نیوجرسی» بازی می‌کردند، دو سال پی‌درپی فاتح بودند.</text:p>
          </table:table-cell>
          <table:table-cell office:value-type="string">
            <text:p>Having won a victory; conquering</text:p>
          </table:table-cell>
          <table:table-cell office:value-type="string">
            <text:p>b. Terry faced the challenge with the attitude that he could not be victorious.</text:p>
          </table:table-cell>
          <table:table-cell office:value-type="string">
            <text:p>«تری» با این طرز فکر که نمی‌تواند پیروز شود، با چالش روبرو شد.</text:p>
          </table:table-cell>
          <table:table-cell office:value-type="string">
            <text:p>c. Our girls' volleyball squad was victorious over a taller team.</text:p>
          </table:table-cell>
          <table:table-cell office:value-type="string">
            <text:p>تیم والیبال دختران ما بر یک تیم قدبلندتر پیروز شد.</text:p>
          </table:table-cell>
          <table:table-cell office:value-type="float" office:value="10">
            <text:p>10</text:p>
          </table:table-cell>
          <table:table-cell office:value-type="float" office:value="10">
            <text:p>10</text:p>
          </table:table-cell>
          <table:table-cell office:value-type="string">
            <text:p>{"word":"Victorious","mean":"","countable":"no","type":"adjective","voice":"unknown","plural":"","plural_example":"","example":"The Victorious Army Marched Into The City.","registers":"[formal: Formal], [informal: Neutral]","phrasal_verbs":[],"synonyms":{"formal":["Triumphant","Conquering"],"informal":["Winning"],"neutral":["Successful"]},"derivations":[{"word":"Victory","type":"noun","example":"The Team Celebrated Their Victory.","example_translation":"تیم پیروزی خود را جشن گرفت.","display":"Victory"},{"word":"Victor","type":"noun","example":"He Was The Victor In The Competition.","example_translation":"او در رقابت پیروز شد.","display":"Victor"}],"collocations":[{"collocation":"Victorious Team","example":"The Victorious Team Celebrated Their Championship Win.","translation":"تیم پیروز قهرمانی خود را جشن گرفت."},{"collocation":"Victorious In Battle","example":"The Country Was Victorious In Battle.","translation":"کشور در نبرد پیروز شد."}]}</text:p>
          </table:table-cell>
        </table:table-row>
        <table:table-row>
          <table:table-cell office:value-type="float" office:value="119">
            <text:p>119</text:p>
          </table:table-cell>
          <table:table-cell office:value-type="float" office:value="119">
            <text:p>119</text:p>
          </table:table-cell>
          <table:table-cell office:value-type="string">
            <text:p>Numerous</text:p>
          </table:table-cell>
          <table:table-cell office:value-type="string">
            <text:p>متعدد</text:p>
          </table:table-cell>
          <table:table-cell office:value-type="string">
            <text:p>uk  /ˈnjuː.mə.rəs/ us  /ˈnuː.mə.rəs/</text:p>
          </table:table-cell>
          <table:table-cell office:value-type="string">
            <text:p>Critics review numerous movies every week.</text:p>
          </table:table-cell>
          <table:table-cell office:value-type="string">
            <text:p>منتقدین، فیلم‌های زیادی را هر هفته مرور می‌کنند.</text:p>
          </table:table-cell>
          <table:table-cell office:value-type="string">
            <text:p>Very many; several</text:p>
          </table:table-cell>
          <table:table-cell office:value-type="string">
            <text:p>Dr. Fischer had resisted accepting money from the poor woman on numerous house calls.</text:p>
          </table:table-cell>
          <table:table-cell office:value-type="string">
            <text:p>دکتر فیشر از پذیرفتن پول زن فقیری که او را بارها در منزل ویزیت کرده بود خودداری کرد.</text:p>
          </table:table-cell>
          <table:table-cell office:value-type="string">
            <text:p>The debater used numerous documents to back up his statements.</text:p>
          </table:table-cell>
          <table:table-cell office:value-type="string">
            <text:p>مناظره‌کننده از مدارک زیادی برای اثبات ادعای خود استفاده کرد.</text:p>
          </table:table-cell>
          <table:table-cell office:value-type="float" office:value="10">
            <text:p>10</text:p>
          </table:table-cell>
          <table:table-cell office:value-type="float" office:value="11">
            <text:p>11</text:p>
          </table:table-cell>
          <table:table-cell office:value-type="string">
            <text:p>{"word":"Numerous","mean":"","countable":"no","type":"adjective","voice":"unknown","plural":"","plural_example":"","example":"The Audience Was Numerous.","registers":"[formal: Formal], [informal: Neutral]","phrasal_verbs":[],"synonyms":{"formal":["Profuse","Multitudinous","Copious"],"informal":["Lots Of","Many"],"neutral":["Many","Abundant","Several"]},"derivations":[{"word":"Number","type":"noun","example":"What Is Your Phone Number?","example_translation":"شماره تلفن شما چیست؟","display":"Number"},{"word":"Enumerate","type":"verb","example":"Let Me Enumerate The Benefits.","example_translation":"اجازه دهید مزایا را برشم ","display":"Enumerate"}],"collocations":[{"collocation":"Numerous Attempts","example":"He Made Numerous Attempts To Contact Her.","translation":"او تلاش های متعددی برای تماس با او انجام داد."},{"collocation":"Numerous Occasions","example":"I Have Seen It On Numerous Occasions.","translation":"من آن را در موارد متعددی دیده ام."},{"collocation":"Numerous Problems","example":"The Project Faced Numerous Problems.","translation":"پروژه با مشکلات متعددی روبرو شد."}]}</text:p>
          </table:table-cell>
        </table:table-row>
        <table:table-row>
          <table:table-cell office:value-type="float" office:value="120">
            <text:p>120</text:p>
          </table:table-cell>
          <table:table-cell office:value-type="float" office:value="120">
            <text:p>120</text:p>
          </table:table-cell>
          <table:table-cell office:value-type="string">
            <text:p>Flexible</text:p>
          </table:table-cell>
          <table:table-cell office:value-type="string">
            <text:p>انعطاف پذیر</text:p>
          </table:table-cell>
          <table:table-cell office:value-type="string">
            <text:p>uk  /ˈflek.sə.bəl/ us  /ˈflek.sə.bəl/</text:p>
          </table:table-cell>
          <table:table-cell office:value-type="string">
            <text:p>The toy was flexible, and the baby could bend it easily.</text:p>
          </table:table-cell>
          <table:table-cell office:value-type="string">
            <text:p>اسباب بازی انعطاف پذیر بود و کودک به راحتی می توانست آن را خم کند.</text:p>
          </table:table-cell>
          <table:table-cell office:value-type="string">
            <text:p>Easily bent; willing to yield</text:p>
          </table:table-cell>
          <table:table-cell office:value-type="string">
            <text:p>Remaining flexible, Nick listened to arguments from both sides.</text:p>
          </table:table-cell>
          <table:table-cell office:value-type="string">
            <text:p>نیک با حفظ انعطاف پذیری، به استدلال های هر دو طرف گوش داد.</text:p>
          </table:table-cell>
          <table:table-cell office:value-type="string">
            <text:p>A mouse's flexible body allows it to squeeze through narrow openings.</text:p>
          </table:table-cell>
          <table:table-cell office:value-type="string">
            <text:p>بدن انعطاف پذیر موش به آن اجازه می دهد تا از سوراخ های باریک عبور کند.</text:p>
          </table:table-cell>
          <table:table-cell office:value-type="float" office:value="10">
            <text:p>10</text:p>
          </table:table-cell>
          <table:table-cell office:value-type="float" office:value="12">
            <text:p>12</text:p>
          </table:table-cell>
          <table:table-cell office:value-type="string">
            <text:p>{"word":"Flexible","mean":"","countable":"no","type":"adjective","voice":"unknown","plural":"","plural_example":"","example":"The Schedule Needs To Be More Flexible To Accommodate Everyone's Needs.","registers":"[formal: Adaptable], [informal: Bendy]","phrasal_verbs":[],"synonyms":{"formal":["Adaptable","Versatile","Compliant"],"informal":["Bendable","Yielding","Pliable"],"neutral":["Adjustable","Tractable","Elastic"]},"derivations":[{"word":"Flexibility","type":"noun","example":"Flexibility Is Key To Success In This Industry.","example_translation":"انعطاف پذیری کلید موفقیت در این صنعت است.","display":"Flexibility"},{"word":"Flexibly","type":"adverb","example":"The Rules Were Applied Flexibly.","example_translation":"قوانین به طور انعطاف پذیر اعمال شدند.","display":"Flexibly"}],"collocations":[{"collocation":"Flexible Approach","example":"We Need A More Flexible Approach To Problem-Solving.","translation":"ما به یک رویکرد انعطاف پذیرتر برای حل مسئله نیاز داریم."},{"collocation":"Flexible Hours","example":"Many Companies Offer Flexible Hours To Their Employees.","translation":"بسیاری از شرکت ها ساعات کاری انعطاف پذیری را به کارمندان خود ارائه می دهند."},{"collocation":"Flexible Material","example":"The Tent Is Made Of A Flexible Material.","translation":"چادر از یک ماده انعطاف پذیر ساخته شده است."}]}</text:p>
          </table:table-cell>
        </table:table-row>
        <table:table-row>
          <table:table-cell office:value-type="float" office:value="121">
            <text:p>121</text:p>
          </table:table-cell>
          <table:table-cell office:value-type="float" office:value="121">
            <text:p>121</text:p>
          </table:table-cell>
          <table:table-cell office:value-type="string">
            <text:p>Evidence</text:p>
          </table:table-cell>
          <table:table-cell office:value-type="string">
            <text:p>شهادت، گواه، مدرک</text:p>
          </table:table-cell>
          <table:table-cell office:value-type="string">
            <text:p>uk  /ˈev.ɪ.dəns/ us  /ˈev.ə.dəns/</text:p>
          </table:table-cell>
          <table:table-cell office:value-type="string">
            <text:p>Each juror felt he needed more evidence before voting to convict the former football star.</text:p>
          </table:table-cell>
          <table:table-cell office:value-type="string">
            <text:p>هر یک از اعضای هیئت منصفه احساس کردند قبل از اینکه بخواهند رای به محکومیت ستاره‌ی سابق فوتبال بدهند، به شواهد بیشتری نیاز داشتند.</text:p>
          </table:table-cell>
          <table:table-cell office:value-type="string">
            <text:p>That which makes clear the truth or falsehood of something</text:p>
          </table:table-cell>
          <table:table-cell office:value-type="string">
            <text:p>Her many awards were evidence enough that Leona excelled in typing.</text:p>
          </table:table-cell>
          <table:table-cell office:value-type="string">
            <text:p>جوایز بسیار او گواه کافی بود که لیونا در تایپ کردن مهارت داشت.</text:p>
          </table:table-cell>
          <table:table-cell office:value-type="string">
            <text:p>Our teacher ignored the evidence that Simon had cheated on the test.</text:p>
          </table:table-cell>
          <table:table-cell office:value-type="string">
            <text:p>معلم ما مدرکی را که نشان می‌داد سایمون در امتحان تقلب کرده بود نادیده گرفت.</text:p>
          </table:table-cell>
          <table:table-cell office:value-type="float" office:value="11">
            <text:p>11</text:p>
          </table:table-cell>
          <table:table-cell office:value-type="float" office:value="1">
            <text:p>1</text:p>
          </table:table-cell>
          <table:table-cell office:value-type="string">
            <text:p>{"word":"Evidence","mean":"","countable":"no","type":"noun","voice":"unknown","plural":"evidences","plural_example":"There Are Several Evidences That Support His Claim.","example":"The Police Have Found No Evidence Of A Crime.","registers":"[formal: Evidence], [informal: Proof]","phrasal_verbs":[],"synonyms":{"formal":["Proof","Verification","Confirmation","Demonstration","Attestation"],"informal":["Clue","Sign","Indication","Giveaway"],"neutral":["Data","Facts","Information","Testimony","Exhibit"]},"derivations":[{"word":"Evident","type":"adjective","example":"It Was Evident That He Was Nervous.","example_translation":"مشخص بود که او عصبی است.","display":"Evident"},{"word":"Evidently","type":"adverb","example":"Evidently, He Had Not Expected This.","example_translation":"ظاهراً او انتظار این را نداشت.","display":"Evidently"}],"collocations":[{"collocation":"Strong Evidence","example":"The Prosecution Presented Strong Evidence Against The Defendant.","translation":"دادستانی شواهد محکمی علیه متهم ارائه کرد."},{"collocation":"Circumstantial Evidence","example":"The Case Relied Heavily On Circumstantial Evidence.","translation":"این پرونده به شدت به شواهد غیرمستقیم متکی بود."}]}</text:p>
          </table:table-cell>
        </table:table-row>
        <table:table-row>
          <table:table-cell office:value-type="float" office:value="122">
            <text:p>122</text:p>
          </table:table-cell>
          <table:table-cell office:value-type="float" office:value="122">
            <text:p>122</text:p>
          </table:table-cell>
          <table:table-cell office:value-type="string">
            <text:p>Solitary</text:p>
          </table:table-cell>
          <table:table-cell office:value-type="string">
            <text:p>آدم گوشه‌گیر، تنها</text:p>
          </table:table-cell>
          <table:table-cell office:value-type="string">
            <text:p>uk  /ˈsɒl.ɪ.tər.i/ us  /ˈsɑː.lə.ter.i/</text:p>
          </table:table-cell>
          <table:table-cell office:value-type="string">
            <text:p>Sid's solitary manner kept him from making new friendships.</text:p>
          </table:table-cell>
          <table:table-cell office:value-type="string">
            <text:p>رفتار گوشه‌گیرانه «ساید» موجب شد که او دوستان جدیدی پیدا نکند.</text:p>
          </table:table-cell>
          <table:table-cell office:value-type="string">
            <text:p>Alone; single; only</text:p>
          </table:table-cell>
          <table:table-cell office:value-type="string">
            <text:p>There was not a solitary piece of evidence that Manuel had eaten the cheesecake.</text:p>
          </table:table-cell>
          <table:table-cell office:value-type="string">
            <text:p>حتی یک مدرک هم وجود نداشت که نشان دهد مانوئل کیک پنیر را خورده است.</text:p>
          </table:table-cell>
          <table:table-cell office:value-type="string">
            <text:p>The convict went into a rage when he was placed in a solitary cell.</text:p>
          </table:table-cell>
          <table:table-cell office:value-type="string">
            <text:p>وقتی مجرم را در سلول انفرادی انداختند، به شدت عصبانی شد.</text:p>
          </table:table-cell>
          <table:table-cell office:value-type="float" office:value="11">
            <text:p>11</text:p>
          </table:table-cell>
          <table:table-cell office:value-type="float" office:value="2">
            <text:p>2</text:p>
          </table:table-cell>
          <table:table-cell office:value-type="string">
            <text:p>{"word":"Solitary","mean":"","countable":"no","type":"adjective","voice":"unknown","plural":"","plural_example":"","example":"He Led A Solitary Life.","registers":"[formal: Rare], [informal: Uncommon]","phrasal_verbs":[],"synonyms":{"formal":["Isolated","Reclusive"],"informal":["Alone","Lonely"],"neutral":["Single","Secluded","Unaccompanied"]},"derivations":[{"word":"Solitude","type":"noun","example":"She Enjoyed The Peace And Solitude Of The Countryside.","example_translation":"او از آرامش و خلوت روستا لذت برد.","display":"Solitude"}],"collocations":[{"collocation":"Solitary Figure","example":"A Solitary Figure Stood On The Hilltop.","translation":"شخصی تنها بر فراز تپه ایستاده بود."},{"collocation":"Solitary Confinement","example":"He Was Sent To Solitary Confinement.","translation":"او به سلول انفرادی فرستاده شد."}]}</text:p>
          </table:table-cell>
        </table:table-row>
        <table:table-row>
          <table:table-cell office:value-type="float" office:value="123">
            <text:p>123</text:p>
          </table:table-cell>
          <table:table-cell office:value-type="float" office:value="123">
            <text:p>123</text:p>
          </table:table-cell>
          <table:table-cell office:value-type="string">
            <text:p>Vision</text:p>
          </table:table-cell>
          <table:table-cell office:value-type="string">
            <text:p>دید، خیال، چشم‌انداز</text:p>
          </table:table-cell>
          <table:table-cell office:value-type="string">
            <text:p>uk  /ˈvɪʒ.ən/ us  /ˈvɪʒ.ən/</text:p>
          </table:table-cell>
          <table:table-cell office:value-type="string">
            <text:p>a. With the aid of the binoculars, my vision improved enough to see the entire vicinity.</text:p>
          </table:table-cell>
          <table:table-cell office:value-type="string">
            <text:p>به کمک دوربین دوچشمی، بینایی‌ام آنقدر بهتر شد که توانستم کل محوطه را ببینم.</text:p>
          </table:table-cell>
          <table:table-cell office:value-type="string">
            <text:p>Power of seeing; sense of sight</text:p>
          </table:table-cell>
          <table:table-cell office:value-type="string">
            <text:p>b. Ted Williams had perfect vision, and that helped to make him a great baseball player.</text:p>
          </table:table-cell>
          <table:table-cell office:value-type="string">
            <text:p>تِد ویلیامز بینایی فوق‌العاده‌ای داشت، و این موضوع به او کمک کرد تا یک بازیکن بیسبال عالی شود.</text:p>
          </table:table-cell>
          <table:table-cell office:value-type="string">
            <text:p>c. The glasses that Irma bought corrected her nearsighted vision.</text:p>
          </table:table-cell>
          <table:table-cell office:value-type="string">
            <text:p>عینکی که ایرما خرید، نزدیک‌بینی او را اصلاح کرد.</text:p>
          </table:table-cell>
          <table:table-cell office:value-type="float" office:value="11">
            <text:p>11</text:p>
          </table:table-cell>
          <table:table-cell office:value-type="float" office:value="3">
            <text:p>3</text:p>
          </table:table-cell>
          <table:table-cell office:value-type="string">
            <text:p>{"word":"Vision","mean":"","countable":"no","type":"noun","voice":"unknown","plural":"visions","plural_example":"She Had Visions Of The Future.","example":"He Has Poor Vision.","registers":"[formal: Technical, Medical], [informal: Everyday]","phrasal_verbs":[],"synonyms":{"formal":["Perception","Foresight","Insight","Revelation"],"informal":["Dream","Idea"],"neutral":["Sight","View","Image","Imagination"]},"derivations":[{"word":"Visualize","type":"verb","example":"I Try To Visualize Success.","example_translation":"من سعی می کنم موفقیت را تجسم کنم.","display":"Visualize"},{"word":"Visionary","type":"adjective","example":"He Is A Visionary Leader.","example_translation":"او یک رهبر رویایی است.","display":"Visionary"}],"collocations":[{"collocation":"Clear Vision","example":"She Has Clear Vision.","translation":"او دید واضحی دارد."},{"collocation":"Great Vision","example":"He Is A Leader With Great Vision.","translation":"او رهبری با دید عالی است."}]}</text:p>
          </table:table-cell>
        </table:table-row>
        <table:table-row>
          <table:table-cell office:value-type="float" office:value="124">
            <text:p>124</text:p>
          </table:table-cell>
          <table:table-cell office:value-type="float" office:value="124">
            <text:p>124</text:p>
          </table:table-cell>
          <table:table-cell office:value-type="string">
            <text:p>Frequent</text:p>
          </table:table-cell>
          <table:table-cell office:value-type="string">
            <text:p>مکرر</text:p>
          </table:table-cell>
          <table:table-cell office:value-type="string">
            <text:p>uk  /ˈfriː.kwənt/ us  /ˈfriː.kwənt/</text:p>
          </table:table-cell>
          <table:table-cell office:value-type="string">
            <text:p>a. We made frequent visits to the hospital to see our grandfather.</text:p>
          </table:table-cell>
          <table:table-cell office:value-type="string">
            <text:p>ما برای ملاقات پدربزرگمان زیاد به بیمارستان رفتیم.</text:p>
          </table:table-cell>
          <table:table-cell office:value-type="string">
            <text:p>Happening often; occurring repeatedly</text:p>
          </table:table-cell>
          <table:table-cell office:value-type="string">
            <text:p>b. On frequent occasions Sam fell asleep in class.</text:p>
          </table:table-cell>
          <table:table-cell office:value-type="string">
            <text:p>در بیشتر اوقات، سام در کلاس خوابش می برد</text:p>
          </table:table-cell>
          <table:table-cell office:value-type="string">
            <text:p>c. Dr. Bonner gave me some pills for my frequent headaches.</text:p>
          </table:table-cell>
          <table:table-cell office:value-type="string">
            <text:p>دکتر بونر تعدادی قرص برای سردردهای مکررم به من داد.</text:p>
          </table:table-cell>
          <table:table-cell office:value-type="float" office:value="11">
            <text:p>11</text:p>
          </table:table-cell>
          <table:table-cell office:value-type="float" office:value="4">
            <text:p>4</text:p>
          </table:table-cell>
          <table:table-cell office:value-type="string">
            <text:p>{"word":"Frequent","mean":"","countable":"no","type":"adjective","voice":"unknown","plural":"","plural_example":"","example":"He Is A Frequent Visitor To The Museum.","registers":"[formal: Common], [informal: Common]","phrasal_verbs":[],"synonyms":{"formal":["Recurrent","Repeated","Habitual"],"informal":["Often","Common"],"neutral":["Usual","Regular"]},"derivations":[{"word":"Frequently","type":"adverb","example":"She Frequently Visits Her Grandparents.","example_translation":"او اغلب به دیدار پدربزرگ و مادربزرگش می رود.","display":"Frequently"},{"word":"Frequency","type":"noun","example":"The Frequency Of The Earthquakes Is Increasing.","example_translation":"فراوانی زلزله ها در حال افزایش است.","display":"Frequency"}],"collocations":[{"collocation":"Frequent Use","example":"The Frequent Use Of Mobile Phones Can Lead To Addiction.","translation":"استفاده مکرر از تلفن های همراه می تواند منجر به اعتیاد شود."},{"collocation":"Frequent Occurrence","example":"This Is A Frequent Occurrence In This Area.","translation":"این یک رویداد مکرر در این منطقه است."}]}</text:p>
          </table:table-cell>
        </table:table-row>
        <table:table-row>
          <table:table-cell office:value-type="float" office:value="125">
            <text:p>125</text:p>
          </table:table-cell>
          <table:table-cell office:value-type="float" office:value="125">
            <text:p>125</text:p>
          </table:table-cell>
          <table:table-cell office:value-type="string">
            <text:p>Glimpse</text:p>
          </table:table-cell>
          <table:table-cell office:value-type="string">
            <text:p>نظر اجمالی</text:p>
          </table:table-cell>
          <table:table-cell office:value-type="string">
            <text:p>uk  /ɡlɪmps/ us  /ɡlɪmps/</text:p>
          </table:table-cell>
          <table:table-cell office:value-type="string">
            <text:p>a. This morning we caught our first glimpse of the beautiful shoreline.</text:p>
          </table:table-cell>
          <table:table-cell office:value-type="string">
            <text:p>امروز صبح اولین نظر اجمالی خود را به ساحل زیبا انداختیم.</text:p>
          </table:table-cell>
          <table:table-cell office:value-type="string">
            <text:p>A short, quick view</text:p>
          </table:table-cell>
          <table:table-cell office:value-type="string">
            <text:p>b. One glimpse of the very feminine vision was enough to tell Romeo that he loved Juliet.</text:p>
          </table:table-cell>
          <table:table-cell office:value-type="string">
            <text:p>یک نظر اجمالی به آن تصویر زنانه کافی بود که رومئو بداند که عاشق ژولیت است.</text:p>
          </table:table-cell>
          <table:table-cell office:value-type="string">
            <text:p>c. The tall shrubs kept us from getting a glimpse of the new people who inhabited the beach house.</text:p>
          </table:table-cell>
          <table:table-cell office:value-type="string">
            <text:p>بوته های بلند مانع از این شدند که ما نگاهی به افراد جدیدی که در خانه ساحلی ساکن بودند، بیندازیم.</text:p>
          </table:table-cell>
          <table:table-cell office:value-type="float" office:value="11">
            <text:p>11</text:p>
          </table:table-cell>
          <table:table-cell office:value-type="float" office:value="5">
            <text:p>5</text:p>
          </table:table-cell>
          <table:table-cell office:value-type="string">
            <text:p>{"word":"Glimpse","mean":"","countable":"yes","type":"noun","voice":"unknown","plural":"Glimpses","plural_example":"I Had Glimpses Of The Town As The Train Rounded A Bend.","example":"I Caught A Glimpse Of Him In The Crowd.","registers":"[formal: Formal], [informal: Informal]","phrasal_verbs":[],"synonyms":{"formal":["Flash","Impression","Peep"],"informal":["Quick Look","Peek","Catch Sight Of"],"neutral":["View","Sight","Look"]},"derivations":[{"word":"Glimpse","type":"verb","example":"She Glimpsed A Figure Moving In The Shadows.","example_translation":"او شبحی را دید که در سایه ها حرکت می کرد.","display":"Glimpse"}],"collocations":[{"collocation":"A Brief Glimpse","example":"We Caught A Brief Glimpse Of The Singer As She Left The Stage.","translation":"ما یک نگاه کوتاه به خواننده انداختیم وقتی که صحنه را ترک کرد."},{"collocation":"A Rare Glimpse","example":"The Documentary Offers A Rare Glimpse Into The Lives Of Wild Elephants.","translation":"این مستند نگاهی نادر به زندگی فیل های وحشی ارائه می دهد."}]}</text:p>
          </table:table-cell>
        </table:table-row>
        <table:table-row>
          <table:table-cell office:value-type="float" office:value="126">
            <text:p>126</text:p>
          </table:table-cell>
          <table:table-cell office:value-type="float" office:value="126">
            <text:p>126</text:p>
          </table:table-cell>
          <table:table-cell office:value-type="string">
            <text:p>Recent</text:p>
          </table:table-cell>
          <table:table-cell office:value-type="string">
            <text:p>اخیر</text:p>
          </table:table-cell>
          <table:table-cell office:value-type="string">
            <text:p>uk  /ˈriː.sənt/ us  /ˈriː.sənt/</text:p>
          </table:table-cell>
          <table:table-cell office:value-type="string">
            <text:p>a. At a recent meeting, the Board of Education provided the evidence we had been asking for.</text:p>
          </table:table-cell>
          <table:table-cell office:value-type="string">
            <text:p>در جلسه اخیر، هیأت رئیسه آموزش و پرورش، مدارکی که دنبال آنها بودیم را در اختیارمان گذاشت.</text:p>
          </table:table-cell>
          <table:table-cell office:value-type="string">
            <text:p>Done, made, or occurring not long ago</text:p>
          </table:table-cell>
          <table:table-cell office:value-type="string">
            <text:p>b. Bessie liked the old silent movies better than the more recent ones.</text:p>
          </table:table-cell>
          <table:table-cell office:value-type="string">
            <text:p>بِسی فیلم‌های صامت قدیمی را بیشتر از فیلم‌های جدیدتر دوست داشت.</text:p>
          </table:table-cell>
          <table:table-cell office:value-type="string">
            <text:p>c. Recent studies have concluded that more people are working than ever before.</text:p>
          </table:table-cell>
          <table:table-cell office:value-type="string">
            <text:p>مطالعات اخیر به این نتیجه رسیده‌اند که افراد بیشتری نسبت به گذشته مشغول به کار هستند.</text:p>
          </table:table-cell>
          <table:table-cell office:value-type="float" office:value="11">
            <text:p>11</text:p>
          </table:table-cell>
          <table:table-cell office:value-type="float" office:value="6">
            <text:p>6</text:p>
          </table:table-cell>
          <table:table-cell office:value-type="string">
            <text:p>{"word":"Recent","mean":"","countable":"no","type":"adjective","voice":"unknown","plural":"","plural_example":"","example":"I Have Seen A Recent Improvement In His Work.","registers":"[formal: Formal], [informal: Informal]","phrasal_verbs":[],"synonyms":{"formal":["Current","Latter","Fresh"],"informal":["New","Latest"],"neutral":["Modern","Contemporary","Up-to-date","Present"]},"derivations":[{"word":"Recently","type":"adverb","example":"I Have Recently Visited Paris.","example_translation":"من اخیراً از پاریس دیدن کرده‌ام.","display":"Recently"},{"word":"Recency","type":"noun","example":"The Recency Of The News Concerned Us.","example_translation":"تازگی خبر ما را نگران کرد.","display":"Recency"}],"collocations":[{"collocation":"Recent events","example":"The Recent Events Have Shaken The Community.","translation":"رویدادهای اخیر جامعه را تکان داده است."},{"collocation":"Recent history","example":"She Is An Expert In Recent History.","translation":"او یک متخصص در تاریخ اخیر است."},{"collocation":"Recent studies","example":"Recent Studies Show A Correlation Between Diet And Health.","translation":"مطالعات اخیر ارتباطی بین رژیم غذایی و سلامتی نشان می دهد."}]}</text:p>
          </table:table-cell>
        </table:table-row>
        <table:table-row>
          <table:table-cell office:value-type="float" office:value="127">
            <text:p>127</text:p>
          </table:table-cell>
          <table:table-cell office:value-type="float" office:value="127">
            <text:p>127</text:p>
          </table:table-cell>
          <table:table-cell office:value-type="string">
            <text:p>Decade</text:p>
          </table:table-cell>
          <table:table-cell office:value-type="string">
            <text:p>دهه، دوره ده ساله</text:p>
          </table:table-cell>
          <table:table-cell office:value-type="string">
            <text:p>uk  /ˈdek.eɪd/ /dekˈeɪd/ us  /ˈdek.eɪd/ /dekˈeɪd/</text:p>
          </table:table-cell>
          <table:table-cell office:value-type="string">
            <text:p>a. After a decade of granting salary increases, my boss ended the practice.</text:p>
          </table:table-cell>
          <table:table-cell office:value-type="string">
            <text:p>بعد از یک دهه اعطای افزایش حقوق، رئیسم به این رویه پایان داد.</text:p>
          </table:table-cell>
          <table:table-cell office:value-type="string">
            <text:p>Ten years</text:p>
          </table:table-cell>
          <table:table-cell office:value-type="string">
            <text:p>b. Many people moved out of this city in the last decade.</text:p>
          </table:table-cell>
          <table:table-cell office:value-type="string">
            <text:p>بسیاری از مردم در دهه اخیر از این شهر نقل مکان کردند.</text:p>
          </table:table-cell>
          <table:table-cell office:value-type="string">
            <text:p>c. I have a vision that this decade will be better than the last one.</text:p>
          </table:table-cell>
          <table:table-cell office:value-type="string">
            <text:p>من این دیدگاه را دارم که این دهه از دهه گذشته بهتر خواهد بود.</text:p>
          </table:table-cell>
          <table:table-cell office:value-type="float" office:value="11">
            <text:p>11</text:p>
          </table:table-cell>
          <table:table-cell office:value-type="float" office:value="7">
            <text:p>7</text:p>
          </table:table-cell>
          <table:table-cell office:value-type="string">
            <text:p>{"word":"Decade","mean":"","countable":"yes","type":"noun","voice":"unknown","plural":"decades","plural_example":"Several Decades Passed Before They Met Again.","example":"The Last Decade Has Seen Significant Technological Advancements.","registers":"[formal: Standard], [informal: Standard]","phrasal_verbs":[],"synonyms":{"formal":["Ten Years","Decennium"],"informal":[],"neutral":["Ten Years"]},"derivations":[{"word":"decadal","type":"adjective","example":"We Studied The Decadal Variations In Rainfall.","example_translation":"ما تغییرات ده ساله بارندگی را مطالعه کردیم.","display":"Decadal"}],"collocations":[{"collocation":"recent decade","example":"The Recent Decade Has Been Marked By Rapid Change.","translation":"دهه اخیر با تغییرات سریع مشخص شده است."},{"collocation":"past decade","example":"The Past Decade Saw An Increase In Global Travel.","translation":"دهه گذشته شاهد افزایش سفر جهانی بود."},{"collocation":"next decade","example":"The Next Decade Will Bring New Challenges And Opportunities.","translation":"دهه آینده چالش ها و فرصت های جدیدی را به همراه خواهد داشت."}]}</text:p>
          </table:table-cell>
        </table:table-row>
        <table:table-row>
          <table:table-cell office:value-type="float" office:value="128">
            <text:p>128</text:p>
          </table:table-cell>
          <table:table-cell office:value-type="float" office:value="128">
            <text:p>128</text:p>
          </table:table-cell>
          <table:table-cell office:value-type="string">
            <text:p>Hesitate</text:p>
          </table:table-cell>
          <table:table-cell office:value-type="string">
            <text:p>اکراه داشتن، مردد بودن</text:p>
          </table:table-cell>
          <table:table-cell office:value-type="string">
            <text:p>uk  /ˈhez.ɪ.teɪt/ us  /ˈhez.ə.teɪt/</text:p>
          </table:table-cell>
          <table:table-cell office:value-type="string">
            <text:p>a. Nora hesitated to accept the challenge.</text:p>
          </table:table-cell>
          <table:table-cell office:value-type="string">
            <text:p>نورا در پذیرفتن چالش مردد بود.</text:p>
          </table:table-cell>
          <table:table-cell office:value-type="string">
            <text:p>Fail to act quickly; be undecided</text:p>
          </table:table-cell>
          <table:table-cell office:value-type="string">
            <text:p>b. When he got to the robbers' vicinity, he hesitated before going on.</text:p>
          </table:table-cell>
          <table:table-cell office:value-type="string">
            <text:p>وقتی به نزدیکی دزدها رسید، قبل از ادامه دادن تردید کرد.</text:p>
          </table:table-cell>
          <table:table-cell office:value-type="string">
            <text:p>c. The proverb tells us that he who hesitates is lost.</text:p>
          </table:table-cell>
          <table:table-cell office:value-type="string">
            <text:p>ضرب المثل می گوید هر که تردید کند، باخته است.</text:p>
          </table:table-cell>
          <table:table-cell office:value-type="float" office:value="11">
            <text:p>11</text:p>
          </table:table-cell>
          <table:table-cell office:value-type="float" office:value="8">
            <text:p>8</text:p>
          </table:table-cell>
          <table:table-cell office:value-type="string">
            <text:p>{"word":"Hesitate","mean":"","countable":"no","type":"verb","voice":"intransitive","plural":"","plural_example":"","example":"Don't Hesitate To Ask Questions.","registers":"[formal: ], [informal: ]","phrasal_verbs":[],"synonyms":{"formal":["Vacillate","Dither","Waver"],"informal":["Pause","Think twice"],"neutral":["Delay","Falter","Stumble"]},"derivations":[{"word":"Hesitation","type":"noun","example":"There Was A Moment Of Hesitation Before He Spoke.","example_translation":"قبل از اینکه او صحبت کند، لحظه ای تردید وجود داشت.","display":"Hesitation"},{"word":"Hesitant","type":"adjective","example":"She Was Hesitant To Accept The Gift.","example_translation":"او در پذیرفتن هدیه مردد بود.","display":"Hesitant"}],"collocations":[{"collocation":"Hesitate To Do Something","example":"Never Hesitate To Ask For Help.","translation":"هرگز در درخواست کمک دریغ نکنید."},{"collocation":"Hesitate For A Moment","example":"She Hesitated For A Moment Before Answering.","translation":"او قبل از پاسخ دادن لحظه ای تردید کرد."}]}</text:p>
          </table:table-cell>
        </table:table-row>
        <table:table-row>
          <table:table-cell office:value-type="float" office:value="129">
            <text:p>129</text:p>
          </table:table-cell>
          <table:table-cell office:value-type="float" office:value="129">
            <text:p>129</text:p>
          </table:table-cell>
          <table:table-cell office:value-type="string">
            <text:p>Absurd</text:p>
          </table:table-cell>
          <table:table-cell office:value-type="string">
            <text:p>پوچ</text:p>
          </table:table-cell>
          <table:table-cell office:value-type="string">
            <text:p>uk  /əbˈsɜːd/ us  /əbˈsɝːd/</text:p>
          </table:table-cell>
          <table:table-cell office:value-type="string">
            <text:p>a. It was absurd to believe the fisherman's tall tale.</text:p>
          </table:table-cell>
          <table:table-cell office:value-type="string">
            <text:p>باور کردن داستان دراز ماهیگیر نامعقول بود.</text:p>
          </table:table-cell>
          <table:table-cell office:value-type="string">
            <text:p>Plainly not true or sensible; foolish</text:p>
          </table:table-cell>
          <table:table-cell office:value-type="string">
            <text:p>b. The flabby boy realized that the suggestion to diet was not absurd.</text:p>
          </table:table-cell>
          <table:table-cell office:value-type="string">
            <text:p>پسر فربه متوجه شد که پیشنهاد رژیم گرفتن، بیهوده نبود.</text:p>
          </table:table-cell>
          <table:table-cell office:value-type="string">
            <text:p>c. Underestimating the importance of reading is absurd.</text:p>
          </table:table-cell>
          <table:table-cell office:value-type="string">
            <text:p>دست کم گرفتن اهمیت خواندن، پوچ است.</text:p>
          </table:table-cell>
          <table:table-cell office:value-type="float" office:value="11">
            <text:p>11</text:p>
          </table:table-cell>
          <table:table-cell office:value-type="float" office:value="9">
            <text:p>9</text:p>
          </table:table-cell>
          <table:table-cell office:value-type="string">
            <text:p>{"word":"Absurd","mean":"","countable":"no","type":"adjective","voice":"unknown","plural":"","plural_example":"","example":"The Situation Was Absurd.","registers":"[formal: Formal], [informal: Informal]","phrasal_verbs":[],"synonyms":{"formal":["Preposterous","Ludicrous","Fatuous","Asinine"],"informal":["Crazy","Ridiculous","Silly"],"neutral":["Illogical","Unreasonable","Senseless","Foolish"]},"derivations":[{"word":"Absurdity","type":"noun","example":"The Absurdity Of The Situation Was Clear.","example_translation":"پوچ بودن وضعیت آشکار بود.","display":"Absurdity"},{"word":"Absurdly","type":"adverb","example":"It Was Absurdly Expensive.","example_translation":"به طرز پوچ گرانی بود.","display":"Absurdly"}],"collocations":[{"collocation":"Absurd Situation","example":"He Found Himself In An Absurd Situation.","translation":"او خود را در موقعیتی پوچ یافت."},{"collocation":"Completely Absurd","example":"The Idea Is Completely Absurd.","translation":"این ایده کاملا پوچ است."}]}</text:p>
          </table:table-cell>
        </table:table-row>
        <table:table-row>
          <table:table-cell office:value-type="float" office:value="130">
            <text:p>130</text:p>
          </table:table-cell>
          <table:table-cell office:value-type="float" office:value="130">
            <text:p>130</text:p>
          </table:table-cell>
          <table:table-cell office:value-type="string">
            <text:p>Conflict</text:p>
          </table:table-cell>
          <table:table-cell office:value-type="string">
            <text:p>اختلاف</text:p>
          </table:table-cell>
          <table:table-cell office:value-type="string">
            <text:p>uk  /ˈkɒn.flɪkt/ us  /ˈkɑːn.flɪkt/</text:p>
          </table:table-cell>
          <table:table-cell office:value-type="string">
            <text:p>a. Our opinions about the company's success in the last decade are in conflict with what the records show.</text:p>
          </table:table-cell>
          <table:table-cell office:value-type="string">
            <text:p>a. عقاید ما نسبت به موفقیت شرکت در دهه‌ی اخیر، با آنچه که سوابق نشان می‌دهند، مغایرت دارد.</text:p>
          </table:table-cell>
          <table:table-cell office:value-type="string">
            <text:p>Direct opposition; disagreement</text:p>
          </table:table-cell>
          <table:table-cell office:value-type="string">
            <text:p>b. There was a noisy conflict over who was the better tennis player.</text:p>
          </table:table-cell>
          <table:table-cell office:value-type="string">
            <text:p>b. درگیری پر سر و صدایی بر سر اینکه چه کسی بازیکن تنیس بهتری است، وجود داشت.</text:p>
          </table:table-cell>
          <table:table-cell office:value-type="string">
            <text:p>c. The class mediation team was invited to settle the conflict.</text:p>
          </table:table-cell>
          <table:table-cell office:value-type="string">
            <text:p>c. تیم میانجی‌گری کلاس برای حل و فصل کردن اختلاف، دعوت شد.</text:p>
          </table:table-cell>
          <table:table-cell office:value-type="float" office:value="11">
            <text:p>11</text:p>
          </table:table-cell>
          <table:table-cell office:value-type="float" office:value="10">
            <text:p>10</text:p>
          </table:table-cell>
          <table:table-cell office:value-type="string">
            <text:p>{"word":"Conflict","mean":"","countable":"yes","type":"noun","voice":"unknown","plural":"conflicts","plural_example":"There Were Many Conflicts Over Land Ownership.","example":"The Conflict Between The Two Nations Led To War.","registers":"[formal: Formal], [informal: Informal]","phrasal_verbs":[],"synonyms":{"formal":["Dispute","Strife","Discord","Antagonism"],"informal":["Fight","Clash","Brawl"],"neutral":["Argument","Contest","Struggle","Opposition"]},"derivations":[{"word":"conflict","type":"verb","example":"The Reports Conflict With Each Other.","example_translation":"گزارش ها با یکدیگر مغایرت دارند.","display":"Conflict"},{"word":"conflicted","type":"adjective","example":"He Felt Conflicted About His Decision.","example_translation":"او در مورد تصمیمش احساس تعارض داشت.","display":"Conflicted"}],"collocations":[{"collocation":"Armed Conflict","example":"Armed Conflict Has Devastated The Region.","translation":"درگیری مسلحانه منطقه را ویران کرده است."},{"collocation":"Potential Conflict","example":"Negotiations Aimed To Prevent Potential Conflict.","translation":"مذاکرات با هدف جلوگیری از درگیری احتمالی انجام شد."},{"collocation":"Resolve A Conflict","example":"Mediation Can Help Resolve A Conflict.","translation":"میانجیگری می تواند به حل یک درگیری کمک کند."}]}</text:p>
          </table:table-cell>
        </table:table-row>
        <table:table-row>
          <table:table-cell office:value-type="float" office:value="131">
            <text:p>131</text:p>
          </table:table-cell>
          <table:table-cell office:value-type="float" office:value="131">
            <text:p>131</text:p>
          </table:table-cell>
          <table:table-cell office:value-type="string">
            <text:p>Minority</text:p>
          </table:table-cell>
          <table:table-cell office:value-type="string">
            <text:p>اقلیت، گروه اقلیت</text:p>
          </table:table-cell>
          <table:table-cell office:value-type="string">
            <text:p>uk  /maɪˈnɒr.ə.ti/ us  /maɪˈnɔːr.ə.t̬i/</text:p>
          </table:table-cell>
          <table:table-cell office:value-type="string">
            <text:p>a. Only a small minority of the neighborhood didn't want a new park.</text:p>
          </table:table-cell>
          <table:table-cell office:value-type="string">
            <text:p>تنها اقلیت کوچکی از همسایگان، پارک جدید نمی‌خواستند.</text:p>
          </table:table-cell>
          <table:table-cell office:value-type="string">
            <text:p>Smaller number or part; less than half</text:p>
          </table:table-cell>
          <table:table-cell office:value-type="string">
            <text:p>b. A minority of our athletes who competed in the Olympics were victorious.</text:p>
          </table:table-cell>
          <table:table-cell office:value-type="string">
            <text:p>اقلیتی از ورزشکاران ما که در مسابقات المپیک شرکت کردند، برنده شدند.</text:p>
          </table:table-cell>
          <table:table-cell office:value-type="string">
            <text:p>c. Blacks are a minority group in the United States.</text:p>
          </table:table-cell>
          <table:table-cell office:value-type="string">
            <text:p>سیاه پوستان در ایالات متحده، گروه اقلیت هستند.</text:p>
          </table:table-cell>
          <table:table-cell office:value-type="float" office:value="11">
            <text:p>11</text:p>
          </table:table-cell>
          <table:table-cell office:value-type="float" office:value="11">
            <text:p>11</text:p>
          </table:table-cell>
          <table:table-cell office:value-type="string">
            <text:p>{"word":"Minority","mean":"","countable":"yes","type":"noun","voice":"unknown","plural":"Minorities","plural_example":"The Law Protects The Rights Of Minorities.","example":"The Hispanic Population Is A Growing Minority In The United States.","registers":"[formal: Academic, Legal], [informal: Conversational]","phrasal_verbs":[],"synonyms":{"formal":["Subgroup","Fraction","Section"],"informal":["Small Group","Few"],"neutral":["Segment","Part","Smaller Portion"]},"derivations":[{"word":"Minor","type":"adjective","example":"It Was Only A Minor Injury.","example_translation":"این فقط یک آسیب جزئی بود.","display":"Minor"},{"word":"Minoritize","type":"verb","example":"The System Often Acts To Minoritize Certain Groups.","example_translation":"این سیستم اغلب برای کم اهمیت جلوه دادن گروه های خاص عمل می کند.","display":"Minoritize"}],"collocations":[{"collocation":"Ethnic Minority","example":"The Government Is Working To Support Ethnic Minorities.","translation":"دولت در تلاش است تا از اقلیت های قومی حمایت کند."},{"collocation":"Religious Minority","example":"Religious Minorities Should Be Protected From Discrimination.","translation":"اقلیت های مذهبی باید در برابر تبعیض محافظت شوند."}]}</text:p>
          </table:table-cell>
        </table:table-row>
        <table:table-row>
          <table:table-cell office:value-type="float" office:value="132">
            <text:p>132</text:p>
          </table:table-cell>
          <table:table-cell office:value-type="float" office:value="132">
            <text:p>132</text:p>
          </table:table-cell>
          <table:table-cell office:value-type="string">
            <text:p>Fiction</text:p>
          </table:table-cell>
          <table:table-cell office:value-type="string">
            <text:p>افسانه، خیال</text:p>
          </table:table-cell>
          <table:table-cell office:value-type="string">
            <text:p>uk  /ˈfɪk.ʃən/ us  /ˈfɪk.ʃən/</text:p>
          </table:table-cell>
          <table:table-cell office:value-type="string">
            <text:p>a. The story that the President had died was fiction.</text:p>
          </table:table-cell>
          <table:table-cell office:value-type="string">
            <text:p>داستان مرگ رئیس جمهور دروغ بود.</text:p>
          </table:table-cell>
          <table:table-cell office:value-type="string">
            <text:p>That which is imagined or made up</text:p>
          </table:table-cell>
          <table:table-cell office:value-type="string">
            <text:p>b. We hardly ever believed Vinny because what he said was usually fiction.</text:p>
          </table:table-cell>
          <table:table-cell office:value-type="string">
            <text:p>ما حرف های "وینی" را باور نمی کردیم چون چیزی که می گفت، معمولا بی اساس بود.</text:p>
          </table:table-cell>
          <table:table-cell office:value-type="string">
            <text:p>c. Marge enjoys reading works of fiction rather than true stories.</text:p>
          </table:table-cell>
          <table:table-cell office:value-type="string">
            <text:p>مارج از خواندن داستان های خیالی بیشتر از داستان های واقعی لذت می برد.</text:p>
          </table:table-cell>
          <table:table-cell office:value-type="float" office:value="11">
            <text:p>11</text:p>
          </table:table-cell>
          <table:table-cell office:value-type="float" office:value="12">
            <text:p>12</text:p>
          </table:table-cell>
          <table:table-cell office:value-type="string">
            <text:p>{"word":"Fiction","mean":"","countable":"no","type":"noun","voice":"unknown","plural":"fictions","plural_example":"These Stories Are Pure Fictions.","example":"This Book Is A Work Of Fiction.","registers":"[formal: Literature], [informal: General Conversation]","phrasal_verbs":[],"synonyms":{"formal":["Literature","Narrative"],"informal":["Story","Tale"],"neutral":["Fantasy","Imagination"]},"derivations":[{"word":"fictional","type":"adjective","example":"The Novel Is Based On A Fictional Character.","example_translation":"این رمان بر اساس یک شخصیت داستانی ساخته شده است.","display":"Fictional"},{"word":"fictitiously","type":"adverb","example":"The Name Was Fictitiously Created.","example_translation":"نام به طور ساختگی ایجاد شد.","display":"Fictitiously"}],"collocations":[{"collocation":"historical fiction","example":"She Writes Historical Fiction Novels.","translation":"او رمان های تاریخی تخیلی می نویسد."},{"collocation":"science fiction","example":"Science Fiction Explores Futuristic Concepts.","translation":"علمی تخیلی مفاهیم آینده نگرانه را بررسی می کند."},{"collocation":"literary fiction","example":"Literary Fiction Often Focuses On Character Development.","translation":"داستان های ادبی اغلب بر توسعه شخصیت تمرکز دارند."}]}</text:p>
          </table:table-cell>
        </table:table-row>
        <table:table-row>
          <table:table-cell office:value-type="float" office:value="133">
            <text:p>133</text:p>
          </table:table-cell>
          <table:table-cell office:value-type="float" office:value="133">
            <text:p>133</text:p>
          </table:table-cell>
          <table:table-cell office:value-type="string">
            <text:p>Ignite</text:p>
          </table:table-cell>
          <table:table-cell office:value-type="string">
            <text:p>آتش زدن، مشتعل کردن</text:p>
          </table:table-cell>
          <table:table-cell office:value-type="string">
            <text:p>uk  /ɪɡˈnaɪt/ us  /ɪɡˈnaɪt/</text:p>
          </table:table-cell>
          <table:table-cell office:value-type="string">
            <text:p>a. Spark plugs ignite the fuel-air mixture in an automobile engine.</text:p>
          </table:table-cell>
          <table:table-cell office:value-type="string">
            <text:p>شمع‌ها مخلوط سوخت و هوا را در موتور خودرو مشتعل می‌کنند.</text:p>
          </table:table-cell>
          <table:table-cell office:value-type="string">
            <text:p>Set on fire</text:p>
          </table:table-cell>
          <table:table-cell office:value-type="string">
            <text:p>b. One match can ignite an entire forest.</text:p>
          </table:table-cell>
          <table:table-cell office:value-type="string">
            <text:p>یک کبریت می‌تواند تمام جنگل را به آتش بکشد.</text:p>
          </table:table-cell>
          <table:table-cell office:value-type="string">
            <text:p>c. A careless remark helped to ignite the conflict between the brothers and the sisters.</text:p>
          </table:table-cell>
          <table:table-cell office:value-type="string">
            <text:p>یک اظهار نظر نسنجیده به شعله‌ور شدن درگیری بین برادران و خواهران کمک کرد.</text:p>
          </table:table-cell>
          <table:table-cell office:value-type="float" office:value="12">
            <text:p>12</text:p>
          </table:table-cell>
          <table:table-cell office:value-type="float" office:value="1">
            <text:p>1</text:p>
          </table:table-cell>
          <table:table-cell office:value-type="string">
            <text:p>{"word":"Ignite","mean":"","countable":"no","type":"verb","voice":"transitive","plural":"","plural_example":"","example":"The Arsonist Tried To Ignite The Building.","registers":"[formal: ], [informal: ]","phrasal_verbs":[{"verb":"Ignite To","definition":"To Start Burning Or Catch Fire.","example":"The Dry Grass Ignited To A Spark.","example_translation":"علف خشک با یک جرقه آتش گرفت."}],"synonyms":{"formal":["Kindle","Enkindle","Inflame"],"informal":["Spark","Fire Up"],"neutral":["Light","Start","Burn"]},"derivations":[{"word":"Ignition","type":"noun","example":"The Car Wouldn't Start Because Of A Faulty Ignition.","example_translation":"خودرو به دلیل نقص در احتراق روشن نمی شد.","display":"Ignition"},{"word":"Ignitable","type":"adjective","example":"The Material Is Highly Ignitable.","example_translation":"این ماده بسیار قابل اشتعال است.","display":"Ignitable"}],"collocations":[{"collocation":"Ignite A Fire","example":"He Tried To Ignite A Fire In The Fireplace.","translation":"او سعی کرد آتشی در شومینه روشن کند."},{"collocation":"Ignite Passion","example":"The Speech Ignited Passion In The Hearts Of The Listeners.","translation":"سخنرانی شور و شوق را در قلب شنوندگان برانگیخت."}]}</text:p>
          </table:table-cell>
        </table:table-row>
        <table:table-row>
          <table:table-cell office:value-type="float" office:value="134">
            <text:p>134</text:p>
          </table:table-cell>
          <table:table-cell office:value-type="float" office:value="134">
            <text:p>134</text:p>
          </table:table-cell>
          <table:table-cell office:value-type="string">
            <text:p>Abolish</text:p>
          </table:table-cell>
          <table:table-cell office:value-type="string">
            <text:p>لغو کردن، منسوخ کردن</text:p>
          </table:table-cell>
          <table:table-cell office:value-type="string">
            <text:p>uk  /əˈbɒl.ɪʃ/ us  /əˈbɑː.lɪʃ/</text:p>
          </table:table-cell>
          <table:table-cell office:value-type="string">
            <text:p>a. The death penalty has recently been abolished in our state.</text:p>
          </table:table-cell>
          <table:table-cell office:value-type="string">
            <text:p>اخيراً مجازات اعدام در ايالت ما ملغی شده است.</text:p>
          </table:table-cell>
          <table:table-cell office:value-type="string">
            <text:p>Do away with completely; put an end to</text:p>
          </table:table-cell>
          <table:table-cell office:value-type="string">
            <text:p>b. We abolished numerous laws which didn't serve any purpose in this decade.</text:p>
          </table:table-cell>
          <table:table-cell office:value-type="string">
            <text:p>ما قوانین متعددی را که هیچ کاربردی در این دهه نداشت لغو کردیم.</text:p>
          </table:table-cell>
          <table:table-cell office:value-type="string">
            <text:p>c. My school has abolished final exams altogether.</text:p>
          </table:table-cell>
          <table:table-cell office:value-type="string">
            <text:p>مدرسه ام امتحانات آخر ترم را به کلی برچیده است.</text:p>
          </table:table-cell>
          <table:table-cell office:value-type="float" office:value="12">
            <text:p>12</text:p>
          </table:table-cell>
          <table:table-cell office:value-type="float" office:value="2">
            <text:p>2</text:p>
          </table:table-cell>
          <table:table-cell office:value-type="string">
            <text:p>{"word":"Abolish","mean":"","countable":"no","type":"verb","voice":"transitive","plural":"","plural_example":"","example":"The Government Decided To Abolish The Death Penalty.","registers":"[formal: Abolish Is A Formal Word Often Used In Legal Or Political Contexts]","phrasal_verbs":[],"synonyms":{"formal":["Repeal","Annul","Rescind","Abrogate"],"informal":[],"neutral":["End","Eliminate","Terminate","Get Rid Of"]},"derivations":[{"word":"Abolition","type":"noun","example":"The Abolition Of Slavery Was A Long And Difficult Process.","example_translation":"لغو برده داری یک فرآیند طولانی و دشوار بود.","display":"Abolition"},{"word":"Abolitionist","type":"noun","example":"The Abolitionist Movement Gained Momentum In The 19th Century.","example_translation":"جنبش الغاگری در قرن نوزدهم شتاب گرفت.","display":"Abolitionist"}],"collocations":[{"collocation":"Abolish A Law","example":"The Government Voted To Abolish The Discriminatory Law.","translation":"دولت به لغو قانون تبعیض آمیز رای داد."},{"collocation":"Abolish Slavery","example":"Many Activists Campaigned To Abolish Slavery.","translation":"بسیاری از فعالان برای لغو برده داری مبارزه کردند."},{"collocation":"Abolish A System","example":"The Reformers Sought To Abolish The Corrupt System.","translation":"اصلاح طلبان به دنبال لغو نظام فاسد بودند."}]}</text:p>
          </table:table-cell>
        </table:table-row>
        <table:table-row>
          <table:table-cell office:value-type="float" office:value="135">
            <text:p>135</text:p>
          </table:table-cell>
          <table:table-cell office:value-type="float" office:value="135">
            <text:p>135</text:p>
          </table:table-cell>
          <table:table-cell office:value-type="string">
            <text:p>Urban</text:p>
          </table:table-cell>
          <table:table-cell office:value-type="string">
            <text:p>شهری</text:p>
          </table:table-cell>
          <table:table-cell office:value-type="string">
            <text:p>uk  /ˈɜː.bən/ us  /ˈɝː.bən/</text:p>
          </table:table-cell>
          <table:table-cell office:value-type="string">
            <text:p>a. Many businesses open offices in urban areas.</text:p>
          </table:table-cell>
          <table:table-cell office:value-type="string">
            <text:p>بسیاری از مشاغل، دفاتری را در مناطق شهری دایر می کنند.</text:p>
          </table:table-cell>
          <table:table-cell office:value-type="string">
            <text:p>Of or having to do with cities or towns</text:p>
          </table:table-cell>
          <table:table-cell office:value-type="string">
            <text:p>b. I plan to exchange my urban location for a rural one.</text:p>
          </table:table-cell>
          <table:table-cell office:value-type="string">
            <text:p>من قصد دارم مکان شهری خود را با یک جای روستایی عوض کنم.</text:p>
          </table:table-cell>
          <table:table-cell office:value-type="string">
            <text:p>c. Only a small minority of the people of the United States live far from any urban area.</text:p>
          </table:table-cell>
          <table:table-cell office:value-type="string">
            <text:p>تنها اقلیت کوچکی از مردم ایالات متحده، دور از مناطق شهری زندگی می کنند.</text:p>
          </table:table-cell>
          <table:table-cell office:value-type="float" office:value="12">
            <text:p>12</text:p>
          </table:table-cell>
          <table:table-cell office:value-type="float" office:value="3">
            <text:p>3</text:p>
          </table:table-cell>
          <table:table-cell office:value-type="string">
            <text:p>{"word":"Urban","mean":"","countable":"no","type":"adjective","voice":"unknown","plural":"","plural_example":"","example":"The Urban landscape is constantly changing.","registers":"[formal: ], [informal: ]","phrasal_verbs":[],"synonyms":{"formal":["Metropolitan","Civic"],"informal":[],"neutral":["City","Town"]},"derivations":[{"word":"Urbanize","type":"verb","example":"They plan to Urbanize the rural area.","example_translation":"آنها قصد دارند منطقه روستایی را شهری کنند.","display":"Urbanize"},{"word":"Urbanization","type":"noun","example":"Urbanization has led to increased pollution.","example_translation":"شهرنشینی منجر به افزایش آلودگی شده است.","display":"Urbanization"}],"collocations":[{"collocation":"Urban planning","example":"Urban planning is essential for sustainable cities.","translation":"برنامه ریزی شهری برای شهرهای پایدار ضروری است."},{"collocation":"Urban sprawl","example":"Urban sprawl is a major concern for environmentalists.","translation":"گسترش بی رویه شهرها یک نگرانی عمده برای طرفداران محیط زیست است."}]}</text:p>
          </table:table-cell>
        </table:table-row>
        <table:table-row>
          <table:table-cell office:value-type="float" office:value="136">
            <text:p>136</text:p>
          </table:table-cell>
          <table:table-cell office:value-type="float" office:value="136">
            <text:p>136</text:p>
          </table:table-cell>
          <table:table-cell office:value-type="string">
            <text:p>Population</text:p>
          </table:table-cell>
          <table:table-cell office:value-type="string">
            <text:p>جمعیت</text:p>
          </table:table-cell>
          <table:table-cell office:value-type="string">
            <text:p>uk  /ˌpɒp.jəˈleɪ.ʃən/ us  /ˌpɑː.pjəˈleɪ.ʃən/</text:p>
          </table:table-cell>
          <table:table-cell office:value-type="string">
            <text:p>a. China has the largest population of any country.</text:p>
          </table:table-cell>
          <table:table-cell office:value-type="string">
            <text:p>چین بیشترین جمعیت را در بین تمام کشورها دارد.</text:p>
          </table:table-cell>
          <table:table-cell office:value-type="string">
            <text:p>People of a city or country</text:p>
          </table:table-cell>
          <table:table-cell office:value-type="string">
            <text:p>b. The population of the world has increased in every decade.</text:p>
          </table:table-cell>
          <table:table-cell office:value-type="string">
            <text:p>جمعیت جهان در هر دهه افزایش یافته است.</text:p>
          </table:table-cell>
          <table:table-cell office:value-type="string">
            <text:p>c. After the recent floods, the population of Honduras was reduced by 10,000.</text:p>
          </table:table-cell>
          <table:table-cell office:value-type="string">
            <text:p>پس از سیل‌های اخیر، جمعیت هندوراس ۱۰,۰۰۰ نفر کاهش یافت.</text:p>
          </table:table-cell>
          <table:table-cell office:value-type="float" office:value="12">
            <text:p>12</text:p>
          </table:table-cell>
          <table:table-cell office:value-type="float" office:value="4">
            <text:p>4</text:p>
          </table:table-cell>
          <table:table-cell office:value-type="string">
            <text:p>{"word":"Population","mean":"","countable":"yes","type":"noun","voice":"unknown","plural":"Populations","plural_example":"The Populations Of These Countries Differ Significantly.","example":"The Population Of The City Is Growing Rapidly.","registers":"[formal: Population Statistics], [neutral: Population Density]","phrasal_verbs":[],"synonyms":{"formal":["Inhabitants","Citizens","Community"],"informal":["Folks","People"],"neutral":["Residents","Denizens","Number Of People"]},"derivations":[{"word":"Populate","type":"verb","example":"Humans First Populated The Americas Thousands Of Years Ago.","example_translation":"انسان ها برای اولین بار هزاران سال پیش در قاره آمریکا ساکن شدند.","display":"Populate"},{"word":"Populous","type":"adjective","example":"China Is The Most Populous Country In The World.","example_translation":"چین پرجمعیت ترین کشور جهان است.","display":"Populous"}],"collocations":[{"collocation":"Population Growth","example":"Population Growth Is A Major Concern In Developing Countries.","translation":"رشد جمعیت یک نگرانی عمده در کشورهای در حال توسعه است."},{"collocation":"Population Density","example":"High Population Density Can Lead To Various Problems.","translation":"تراکم بالای جمعیت می تواند منجر به مشکلات مختلفی شود."}]}</text:p>
          </table:table-cell>
        </table:table-row>
        <table:table-row>
          <table:table-cell office:value-type="float" office:value="137">
            <text:p>137</text:p>
          </table:table-cell>
          <table:table-cell office:value-type="float" office:value="137">
            <text:p>137</text:p>
          </table:table-cell>
          <table:table-cell office:value-type="string">
            <text:p>Frank</text:p>
          </table:table-cell>
          <table:table-cell office:value-type="string">
            <text:p>رک و راست</text:p>
          </table:table-cell>
          <table:table-cell office:value-type="string">
            <text:p>uk  /fræŋk/ us  /fræŋk/</text:p>
          </table:table-cell>
          <table:table-cell office:value-type="string">
            <text:p>a. Never underestimate the value of being frank with one another.</text:p>
          </table:table-cell>
          <table:table-cell office:value-type="string">
            <text:p>هرگز ارزش رک و راست بودن با یکدیگر را دست کم نگیرید.</text:p>
          </table:table-cell>
          <table:table-cell office:value-type="string">
            <text:p>Free in expressing one's real thoughts, opinions, or feelings; not hiding what is in one's mind</text:p>
          </table:table-cell>
          <table:table-cell office:value-type="string">
            <text:p>b. Eretha was completely frank when she told her friend about the sale.</text:p>
          </table:table-cell>
          <table:table-cell office:value-type="string">
            <text:p>ارتا وقتی که با دوستش راجع به حراجی صحبت می کرد کاملاً صادق بود.</text:p>
          </table:table-cell>
          <table:table-cell office:value-type="string">
            <text:p>c. People liked Duffy because they knew he would be frank with them.</text:p>
          </table:table-cell>
          <table:table-cell office:value-type="string">
            <text:p>مردم دافی را دوست داشتند چون می دانستند که او با آنها رک و راست خواهد بود.</text:p>
          </table:table-cell>
          <table:table-cell office:value-type="float" office:value="12">
            <text:p>12</text:p>
          </table:table-cell>
          <table:table-cell office:value-type="float" office:value="5">
            <text:p>5</text:p>
          </table:table-cell>
          <table:table-cell office:value-type="string">
            <text:p>{"word":"Frank","mean":"","countable":"no","type":"adjective","voice":"unknown","plural":"","plural_example":"","example":"He Was Frank About His Mistakes.","registers":"[formal: Direct], [informal: Blunt]","phrasal_verbs":[],"synonyms":{"formal":["Candid","Open","Forthright"],"informal":["Upfront","Blunt"],"neutral":["Honest","Sincere","Direct"]},"derivations":[{"word":"Frankly","type":"adverb","example":"Frankly, I Don't Think It's A Good Idea.","example_translation":"صراحتاً، فکر نمی‌کنم ایده خوبی باشد.","display":"Frankly"},{"word":"Frankness","type":"noun","example":"I Appreciated His Frankness.","example_translation":"من از صراحت او قدردانی کردم.","display":"Frankness"}],"collocations":[{"collocation":"Frank Admission","example":"Her Frank Admission Surprised Everyone.","translation":"اعتراف صریح او همه را شگفت زده کرد."},{"collocation":"Frank Discussion","example":"They Had A Frank Discussion About The Problem.","translation":"آنها یک بحث صریح در مورد مشکل داشتند."}]}</text:p>
          </table:table-cell>
        </table:table-row>
        <table:table-row>
          <table:table-cell office:value-type="float" office:value="138">
            <text:p>138</text:p>
          </table:table-cell>
          <table:table-cell office:value-type="float" office:value="138">
            <text:p>138</text:p>
          </table:table-cell>
          <table:table-cell office:value-type="string">
            <text:p>Pollute</text:p>
          </table:table-cell>
          <table:table-cell office:value-type="string">
            <text:p>آلوده کردن</text:p>
          </table:table-cell>
          <table:table-cell office:value-type="string">
            <text:p>uk  /pəˈluːt/ us  /pəˈluːt/</text:p>
          </table:table-cell>
          <table:table-cell office:value-type="string">
            <text:p>a. The Atlantic Ocean is in danger of becoming polluted.</text:p>
          </table:table-cell>
          <table:table-cell office:value-type="string">
            <text:p>اقیانوس اطلس در معرض آلوده شدن است.</text:p>
          </table:table-cell>
          <table:table-cell office:value-type="string">
            <text:p>Make dirty</text:p>
          </table:table-cell>
          <table:table-cell office:value-type="string">
            <text:p>b. There is much evidence to show that the air we breathe is polluted.</text:p>
          </table:table-cell>
          <table:table-cell office:value-type="string">
            <text:p>شواهد زیادی وجود دارد که نشان می دهد هوایی را که استنشاق می کنیم، آلوده است.</text:p>
          </table:table-cell>
          <table:table-cell office:value-type="string">
            <text:p>c. It is claimed that soap powders pollute the water we drink.</text:p>
          </table:table-cell>
          <table:table-cell office:value-type="string">
            <text:p>ادعا می شود که پودرهای صابون، آبی را که می نوشیم آلوده می کند.</text:p>
          </table:table-cell>
          <table:table-cell office:value-type="float" office:value="12">
            <text:p>12</text:p>
          </table:table-cell>
          <table:table-cell office:value-type="float" office:value="6">
            <text:p>6</text:p>
          </table:table-cell>
          <table:table-cell office:value-type="string">
            <text:p>{"word":"Pollute","mean":"","countable":"no","type":"verb","voice":"transitive","plural":"","plural_example":"","example":"Factories Pollute The Air With Harmful Chemicals.","registers":"[formal: To Contaminate], [informal: To Mess Up]","phrasal_verbs":[{"verb":"pollute something with something","definition":"To Make Something Impure Or Harmful By Adding Something Unwanted.","example":"Don't Pollute The Water With Chemicals.","example_translation":"آب را با مواد شیمیایی آلوده نکنید."}],"synonyms":{"formal":["Contaminate","Defile","Adulterate","Vitiate"],"informal":["Foul Up","Mess Up"],"neutral":["Contaminate","Dirty","Foul","Taint","Poison"]},"derivations":[{"word":"Pollution","type":"noun","example":"Air Pollution Is A Serious Problem In Many Cities.","example_translation":"آلودگی هوا یک مشکل جدی در بسیاری از شهرها است.","display":"Pollution"},{"word":"Pollutant","type":"noun","example":"The Main Pollutant Is Sulphur Dioxide.","example_translation":"آلاینده اصلی دی اکسید گوگرد است.","display":"Pollutant"},{"word":"Polluted","type":"adjective","example":"The Water Was Polluted.","example_translation":"آب آلوده شده بود.","display":"Polluted"}],"collocations":[{"collocation":"seriously pollute","example":"The Spill Seriously Polluted The Coastline.","translation":"این نشت به طور جدی خط ساحلی را آلوده کرد."},{"collocation":"heavily pollute","example":"The Factory Heavily Polluted The River.","translation":"کارخانه به شدت رودخانه را آلوده کرد."}]}</text:p>
          </table:table-cell>
        </table:table-row>
        <table:table-row>
          <table:table-cell office:value-type="float" office:value="139">
            <text:p>139</text:p>
          </table:table-cell>
          <table:table-cell office:value-type="float" office:value="139">
            <text:p>139</text:p>
          </table:table-cell>
          <table:table-cell office:value-type="string">
            <text:p>Reveal</text:p>
          </table:table-cell>
          <table:table-cell office:value-type="string">
            <text:p>آشکار کردن</text:p>
          </table:table-cell>
          <table:table-cell office:value-type="string">
            <text:p>uk  /rɪˈviːl/ us  /rɪˈviːl/</text:p>
          </table:table-cell>
          <table:table-cell office:value-type="string">
            <text:p>a. Napoleon agreed to reveal the information to the French population.</text:p>
          </table:table-cell>
          <table:table-cell office:value-type="string">
            <text:p>الف. ناپلئون قبول کرد که اطلاعات را برای مردم فرانسه آشکار کند.</text:p>
          </table:table-cell>
          <table:table-cell office:value-type="string">
            <text:p>Make known</text:p>
          </table:table-cell>
          <table:table-cell office:value-type="string">
            <text:p>b. The evidence was revealed only after hours of questioning.</text:p>
          </table:table-cell>
          <table:table-cell office:value-type="string">
            <text:p>ب. شواهد تنها پس از ساعت‌ها بازجویی آشکار شدند.</text:p>
          </table:table-cell>
          <table:table-cell office:value-type="string">
            <text:p>c. General Motors revealed reluctantly that there were defects in their new Buicks.</text:p>
          </table:table-cell>
          <table:table-cell office:value-type="string">
            <text:p>پ. جنرال موتورز با اکراه فاش کرد که خودروهای جدید بیوک دارای نقص هستند.</text:p>
          </table:table-cell>
          <table:table-cell office:value-type="float" office:value="12">
            <text:p>12</text:p>
          </table:table-cell>
          <table:table-cell office:value-type="float" office:value="7">
            <text:p>7</text:p>
          </table:table-cell>
          <table:table-cell office:value-type="string">
            <text:p>{"word":"Reveal","mean":"","countable":"no","type":"verb","voice":"transitive","plural":"","plural_example":"","example":"She Refused To Reveal Her Age.","registers":"[formal: Academic], [informal: Conversational]","phrasal_verbs":[{"verb":"Reveal Yourself","definition":"To make yourself known.","example":"The Magician Asked The Volunteer To Reveal Himself.","example_translation":"شعبده باز از داوطلب خواست خود را آشکار کند."}],"synonyms":{"formal":["Disclose","Divulge","Unveil","Expose","Manifest"],"informal":["Spill","Blab","Let On","Come Clean"],"neutral":["Show","Display","Uncover","Disclose","Make Known"]},"derivations":[{"word":"Revelation","type":"noun","example":"The Book Contains Many Revelations About His Early Life.","example_translation":"این کتاب حاوی افشاگری های بسیاری درباره اوایل زندگی اوست.","display":"Revelation"},{"word":"Revealing","type":"adjective","example":"The Interview Was Very Revealing.","example_translation":"مصاحبه بسیار آشکار کننده بود.","display":"Revealing"}],"collocations":[{"collocation":"Reveal A Secret","example":"He Promised Not To Reveal The Secret.","translation":"او قول داد که راز را فاش نکند."},{"collocation":"Reveal The Truth","example":"The Documents Reveal The Truth About The Scandal.","translation":"اسناد حقیقت را درباره رسوایی فاش می کنند."}]}</text:p>
          </table:table-cell>
        </table:table-row>
        <table:table-row>
          <table:table-cell office:value-type="float" office:value="140">
            <text:p>140</text:p>
          </table:table-cell>
          <table:table-cell office:value-type="float" office:value="140">
            <text:p>140</text:p>
          </table:table-cell>
          <table:table-cell office:value-type="string">
            <text:p>Prohibit</text:p>
          </table:table-cell>
          <table:table-cell office:value-type="string">
            <text:p>قدغن کردن، ممنوع کردن</text:p>
          </table:table-cell>
          <table:table-cell office:value-type="string">
            <text:p>uk  /prəˈhɪb.ɪt/ us  /prəˈhɪb.ɪt/</text:p>
          </table:table-cell>
          <table:table-cell office:value-type="string">
            <text:p>a. Elvin's manager prohibited him from appearing on television.</text:p>
          </table:table-cell>
          <table:table-cell office:value-type="string">
            <text:p>مدیرِ «الوین» از حضورِ او در تلویزیون ممانعت کرد.</text:p>
          </table:table-cell>
          <table:table-cell office:value-type="string">
            <text:p>Forbid by law or authority</text:p>
          </table:table-cell>
          <table:table-cell office:value-type="string">
            <text:p>b. Many homeowners prohibit others from walking on their property.</text:p>
          </table:table-cell>
          <table:table-cell office:value-type="string">
            <text:p>بسیاری از مالکین، دیگران را از قدم زدن در ملک خود منع می‌کنند.</text:p>
          </table:table-cell>
          <table:table-cell office:value-type="string">
            <text:p>c. The law prohibits the use of guns to settle a conflict.</text:p>
          </table:table-cell>
          <table:table-cell office:value-type="string">
            <text:p>قانون استفاده از اسلحه برای حل و فصل اختلافات را ممنوع می‌کند.</text:p>
          </table:table-cell>
          <table:table-cell office:value-type="float" office:value="12">
            <text:p>12</text:p>
          </table:table-cell>
          <table:table-cell office:value-type="float" office:value="8">
            <text:p>8</text:p>
          </table:table-cell>
          <table:table-cell office:value-type="string">
            <text:p>{"word":"Prohibit","mean":"","countable":"no","type":"verb","voice":"transitive","plural":"","plural_example":"","example":"The Law Prohibits Smoking In Public Places.","registers":"[formal: Highly Formal]","phrasal_verbs":[],"synonyms":{"formal":["Forbid","Ban","Enjoin","Interdict","Outlaw"],"informal":[],"neutral":["Prevent","Restrict","Disallow"]},"derivations":[{"word":"Prohibition","type":"noun","example":"The Era Of Prohibition In The United States Was A Time Of Great Social Change.","example_translation":"عصر ممنوعیت در ایالات متحده دوران تغییرات بزرگ اجتماعی بود.","display":"Prohibition"},{"word":"Prohibitive","type":"adjective","example":"The Cost Of The New Car Is Prohibitive For Many Families.","example_translation":"هزینه خودروی جدید برای بسیاری از خانواده ها بازدارنده است.","display":"Prohibitive"}],"collocations":[{"collocation":"Strictly Prohibit","example":"The Company Strictly Prohibits The Use Of Social Media During Work Hours.","translation":"این شرکت به طور جدی استفاده از رسانه های اجتماعی را در ساعات کاری ممنوع می کند."},{"collocation":"Prohibit Access","example":"The Security Measures Prohibit Access To Unauthorized Personnel.","translation":"اقدامات امنیتی دسترسی افراد غیرمجاز را ممنوع می کند."},{"collocation":"Prohibit The Sale","example":"The Government Prohibits The Sale Of Alcohol To Minors.","translation":"دولت فروش الکل به افراد زیر سن قانونی را ممنوع می کند."}]}</text:p>
          </table:table-cell>
        </table:table-row>
        <table:table-row>
          <table:table-cell office:value-type="float" office:value="141">
            <text:p>141</text:p>
          </table:table-cell>
          <table:table-cell office:value-type="float" office:value="141">
            <text:p>141</text:p>
          </table:table-cell>
          <table:table-cell office:value-type="string">
            <text:p>Urgent</text:p>
          </table:table-cell>
          <table:table-cell office:value-type="string">
            <text:p>فوری</text:p>
          </table:table-cell>
          <table:table-cell office:value-type="string">
            <text:p>uk  /ˈɜː.dʒənt/ us  /ˈɝː.dʒənt/</text:p>
          </table:table-cell>
          <table:table-cell office:value-type="string">
            <text:p>a. An urgent telephone call was made to the company's treasurer.</text:p>
          </table:table-cell>
          <table:table-cell office:value-type="string">
            <text:p>یک تماس تلفنی فوری با خزانه‌دار شرکت گرفته شد.</text:p>
          </table:table-cell>
          <table:table-cell office:value-type="string">
            <text:p>Demanding immediate action or attention; important</text:p>
          </table:table-cell>
          <table:table-cell office:value-type="string">
            <text:p>b. The principal called an urgent meeting to solve the school's numerous problems.</text:p>
          </table:table-cell>
          <table:table-cell office:value-type="string">
            <text:p>مدیر مدرسه یک جلسه اضطراری برای حل مشکلات متعدد مدرسه تشکیل داد.</text:p>
          </table:table-cell>
          <table:table-cell office:value-type="string">
            <text:p>c. When he heard the urgent cry for help, the lifeguard did not hesitate.</text:p>
          </table:table-cell>
          <table:table-cell office:value-type="string">
            <text:p>وقتی او صدای فریاد کمک فوری را شنید، نجات غریق تردید نکرد.</text:p>
          </table:table-cell>
          <table:table-cell office:value-type="float" office:value="12">
            <text:p>12</text:p>
          </table:table-cell>
          <table:table-cell office:value-type="float" office:value="9">
            <text:p>9</text:p>
          </table:table-cell>
          <table:table-cell office:value-type="string">
            <text:p>{"word":"Urgent","mean":"","countable":"no","type":"adjective","voice":"unknown","plural":"","plural_example":"","example":"The Matter Is Urgent.","registers":"[formal: Important], [informal: Pressing]","phrasal_verbs":[],"synonyms":{"formal":["Critical","Imperative","Exigent"],"informal":["Pressing","High-priority"],"neutral":["Immediate","Important","Serious"]},"derivations":[{"word":"Urgency","type":"noun","example":"I Felt The Urgency Of The Situation.","example_translation":"من فوریت اوضاع را حس کردم.","display":"Urgency"},{"word":"Urgently","type":"adverb","example":"He Urgently Requested Assistance.","example_translation":"او به فوریت درخواست کمک کرد.","display":"Urgently"}],"collocations":[{"collocation":"Urgent Message","example":"I Have An Urgent Message For You.","translation":"من یک پیام فوری برای شما دارم."},{"collocation":"Urgent Need","example":"There Is An Urgent Need For Blood.","translation":"نیاز فوری به خون وجود دارد."},{"collocation":"Urgent Request","example":"We Received An Urgent Request For Assistance.","translation":"ما یک درخواست فوری برای کمک دریافت کردیم."}]}</text:p>
          </table:table-cell>
        </table:table-row>
        <table:table-row>
          <table:table-cell office:value-type="float" office:value="142">
            <text:p>142</text:p>
          </table:table-cell>
          <table:table-cell office:value-type="float" office:value="142">
            <text:p>142</text:p>
          </table:table-cell>
          <table:table-cell office:value-type="string">
            <text:p>Adequate</text:p>
          </table:table-cell>
          <table:table-cell office:value-type="string">
            <text:p>کافی</text:p>
          </table:table-cell>
          <table:table-cell office:value-type="string">
            <text:p>uk  /ˈæd.ə.kwət/ us  /ˈæd.ə.kwət/</text:p>
          </table:table-cell>
          <table:table-cell office:value-type="string">
            <text:p>Rover was given an adequate amount of food to last him the whole day.</text:p>
          </table:table-cell>
          <table:table-cell office:value-type="string">
            <text:p>به روور غذای کافی داده شد تا تمام روز را با آن سپری کند.</text:p>
          </table:table-cell>
          <table:table-cell office:value-type="string">
            <text:p>As much as is needed; fully sufficient</text:p>
          </table:table-cell>
          <table:table-cell office:value-type="string">
            <text:p>A bedroom, kitchen, and bath were adequate shelter for his living needs.</text:p>
          </table:table-cell>
          <table:table-cell office:value-type="string">
            <text:p>یک اتاق خواب، آشپزخانه، و حمام، سرپناهی کافی برای نیازهای زندگی او بود.</text:p>
          </table:table-cell>
          <table:table-cell office:value-type="string">
            <text:p>Carlos was adequate at his job but he wasn't great.</text:p>
          </table:table-cell>
          <table:table-cell office:value-type="string">
            <text:p>کارلوس در کارش نسبتاً خوب بود اما عالی نبود.</text:p>
          </table:table-cell>
          <table:table-cell office:value-type="float" office:value="12">
            <text:p>12</text:p>
          </table:table-cell>
          <table:table-cell office:value-type="float" office:value="10">
            <text:p>10</text:p>
          </table:table-cell>
          <table:table-cell office:value-type="string">
            <text:p>{"word":"Adequate","mean":"","countable":"no","type":"adjective","voice":"unknown","plural":"","plural_example":"","example":"The Food Supply Was Adequate For The Remaining Month.","registers":"[formal: Standard], [informal: ]","phrasal_verbs":[],"synonyms":{"formal":["Sufficient","Acceptable","Suitable"],"informal":["Okay","Good Enough"],"neutral":["Enough","Satisfactory"]},"derivations":[{"word":"adequacy","type":"noun","example":"We Questioned The Adequacy Of Their Response.","example_translation":"ما در مورد کفایت پاسخ آنها سوال کردیم.","display":"Adequacy"},{"word":"adequately","type":"adverb","example":"The Situation Was Not Handled Adequately.","example_translation":"به این وضعیت به اندازه کافی رسیدگی نشد.","display":"Adequately"}],"collocations":[{"collocation":"adequate resources","example":"The School Lacks Adequate Resources.","translation":"مدرسه فاقد منابع کافی است."},{"collocation":"adequate training","example":"Employees Receive Adequate Training.","translation":"کارمندان آموزش کافی دریافت می کنند."},{"collocation":"adequate funding","example":"The Project Needs Adequate Funding.","translation":"این پروژه به بودجه کافی نیاز دارد."}]}</text:p>
          </table:table-cell>
        </table:table-row>
        <table:table-row>
          <table:table-cell office:value-type="float" office:value="143">
            <text:p>143</text:p>
          </table:table-cell>
          <table:table-cell office:value-type="float" office:value="143">
            <text:p>143</text:p>
          </table:table-cell>
          <table:table-cell office:value-type="string">
            <text:p>Decrease</text:p>
          </table:table-cell>
          <table:table-cell office:value-type="string">
            <text:p>کاهش دادن</text:p>
          </table:table-cell>
          <table:table-cell office:value-type="string">
            <text:p>uk  /dɪˈkriːs/ uk  /ˈdiː.kriːs/ us  /dɪˈkriːs/ us  /ˈdiː.kriːs/</text:p>
          </table:table-cell>
          <table:table-cell office:value-type="string">
            <text:p>As he kept spending money, the amount he had saved decreased.</text:p>
          </table:table-cell>
          <table:table-cell office:value-type="string">
            <text:p>همین طور که دائم پول خرج می کرد، مقدار پولی که پس انداز کرده بود، کاهش یافت.</text:p>
          </table:table-cell>
          <table:table-cell office:value-type="string">
            <text:p>Make or become less</text:p>
          </table:table-cell>
          <table:table-cell office:value-type="string">
            <text:p>In order to improve business, the store owner decreased his prices.</text:p>
          </table:table-cell>
          <table:table-cell office:value-type="string">
            <text:p>صاحب فروشگاه به منظور رونق بخشیدن به تجارت، قیمت های خود را پایین آورد.</text:p>
          </table:table-cell>
          <table:table-cell office:value-type="string">
            <text:p>The landlord promised to decrease our rent.</text:p>
          </table:table-cell>
          <table:table-cell office:value-type="string">
            <text:p>صاحب خانه قول داد تا اجاره ما را کاهش دهد.</text:p>
          </table:table-cell>
          <table:table-cell office:value-type="float" office:value="12">
            <text:p>12</text:p>
          </table:table-cell>
          <table:table-cell office:value-type="float" office:value="11">
            <text:p>11</text:p>
          </table:table-cell>
          <table:table-cell office:value-type="string">
            <text:p>{"word":"Decrease","mean":"","countable":"no","type":"verb","voice":"both","plural":"","plural_example":"","example":"The Temperature Will Decrease Tonight.","registers":"[formal: Highly formal], [informal: Slightly informal]","phrasal_verbs":[],"synonyms":{"formal":["Diminish","Lessen","Reduce","Dwindle"],"informal":["Drop","Fall"],"neutral":["Decline","Lower","Reduce"]},"derivations":[{"word":"Decreasing","type":"adjective","example":"The Decreasing Population Was A Concern.","example_translation":"کاهش جمعیت نگران کننده بود.","display":"Decreasing"},{"word":"Decrease","type":"noun","example":"There Was A Decrease In Traffic.","example_translation":"کاهشی در ترافیک وجود داشت.","display":"Decrease"}],"collocations":[{"collocation":"Decrease Rapidly","example":"The Number Of Birds Decreased Rapidly.","translation":"تعداد پرندگان به سرعت کاهش یافت."},{"collocation":"Significant Decrease","example":"There Was A Significant Decrease In Crime.","translation":"کاهش قابل توجهی در جرم و جنایت وجود داشت."}]}</text:p>
          </table:table-cell>
        </table:table-row>
        <table:table-row>
          <table:table-cell office:value-type="float" office:value="144">
            <text:p>144</text:p>
          </table:table-cell>
          <table:table-cell office:value-type="float" office:value="144">
            <text:p>144</text:p>
          </table:table-cell>
          <table:table-cell office:value-type="string">
            <text:p>Audible</text:p>
          </table:table-cell>
          <table:table-cell office:value-type="string">
            <text:p>قابل شنیدن، رسا</text:p>
          </table:table-cell>
          <table:table-cell office:value-type="string">
            <text:p>uk  /ˈɔː.də.bəl/ us  /ˈɑː.də.bəl/</text:p>
          </table:table-cell>
          <table:table-cell office:value-type="string">
            <text:p>a. From across the room, the teacher's voice was barely audible.</text:p>
          </table:table-cell>
          <table:table-cell office:value-type="string">
            <text:p>از آن طرف اتاق، صدای معلم به سختی قابل شنیدن بود.</text:p>
          </table:table-cell>
          <table:table-cell office:value-type="string">
            <text:p>Able to be heard</text:p>
          </table:table-cell>
          <table:table-cell office:value-type="string">
            <text:p>b. After Len got his new hearing aid, my telephone calls became audible.</text:p>
          </table:table-cell>
          <table:table-cell office:value-type="string">
            <text:p>بعد از اینکه لن سمعک جدیدش را گذاشت، مکالمات تلفنی من برای او قابل شنیدن شد.</text:p>
          </table:table-cell>
          <table:table-cell office:value-type="string">
            <text:p>c. Commands from Ann's drill sergeant were always easily audible.</text:p>
          </table:table-cell>
          <table:table-cell office:value-type="string">
            <text:p>فرامین مشق نظام گروهبان آن همیشه به سادگی قابل شنیدن بود.</text:p>
          </table:table-cell>
          <table:table-cell office:value-type="float" office:value="12">
            <text:p>12</text:p>
          </table:table-cell>
          <table:table-cell office:value-type="float" office:value="12">
            <text:p>12</text:p>
          </table:table-cell>
          <table:table-cell office:value-type="string">
            <text:p>{"word":"Audible","mean":"","countable":"no","type":"adjective","voice":"unknown","plural":"","plural_example":"","example":"The Speaker's Voice Was Barely Audible At The Back Of The Hall.","registers":"[formal: ], [informal: ]","phrasal_verbs":[],"synonyms":{"formal":["Perceptible","Discernible"],"informal":[],"neutral":["Hearable","Detectable"]},"derivations":[{"word":"Audibly","type":"adverb","example":"She Gasped Audibly.","example_translation":"او به وضوح نفس نفس زد.","display":"Audibly"},{"word":"Audibility","type":"noun","example":"The Audibility Of The Recording Was Poor.","example_translation":"شنوایی ضبط ضعیف بود.","display":"Audibility"}],"collocations":[{"collocation":"Audible Sigh","example":"There Was An Audible Sigh Of Relief From The Audience.","translation":"صدای آه راحتی از تماشاگران شنیده شد."},{"collocation":"Audible Click","example":"I Heard An Audible Click As The Door Locked.","translation":"صدای تقه شنیدنی را وقتی در قفل شد شنیدم."}]}</text:p>
          </table:table-cell>
        </table:table-row>
        <table:table-row>
          <table:table-cell office:value-type="float" office:value="145">
            <text:p>145</text:p>
          </table:table-cell>
          <table:table-cell office:value-type="float" office:value="145">
            <text:p>145</text:p>
          </table:table-cell>
          <table:table-cell office:value-type="string">
            <text:p>Journalist</text:p>
          </table:table-cell>
          <table:table-cell office:value-type="string">
            <text:p>روزنامه نگار</text:p>
          </table:table-cell>
          <table:table-cell office:value-type="string">
            <text:p>uk  /ˈdʒɜː.nə.lɪst/ us  /ˈdʒɝː.nə.lɪst/</text:p>
          </table:table-cell>
          <table:table-cell office:value-type="string">
            <text:p>a. There were four journalists covering the murder story.</text:p>
          </table:table-cell>
          <table:table-cell office:value-type="string">
            <text:p>چهار روزنامه نگار از جریان قتل گزارش تهیه کردند.</text:p>
          </table:table-cell>
          <table:table-cell office:value-type="string">
            <text:p>One who writes for, edits, manages, or produces a newspaper or magazine</text:p>
          </table:table-cell>
          <table:table-cell office:value-type="string">
            <text:p>b. Barbara's experience working at a book store wasn't adequate preparation for becoming a journalist.</text:p>
          </table:table-cell>
          <table:table-cell office:value-type="string">
            <text:p>تجربه کاری باربارا در یک کتاب فروشی، آمادگی کافی برای روزنامه نگار شدن را به او نداد.</text:p>
          </table:table-cell>
          <table:table-cell office:value-type="string">
            <text:p>c. A journalist must have a comprehensive knowledge of the city where he or she works.</text:p>
          </table:table-cell>
          <table:table-cell office:value-type="string">
            <text:p>یک روزنامه نگار باید دانش جامعی از شهری که در آن کار می کند، داشته باشد.</text:p>
          </table:table-cell>
          <table:table-cell office:value-type="float" office:value="13">
            <text:p>13</text:p>
          </table:table-cell>
          <table:table-cell office:value-type="float" office:value="1">
            <text:p>1</text:p>
          </table:table-cell>
          <table:table-cell office:value-type="string">
            <text:p>{"word":"Journalist","mean":"","countable":"yes","type":"noun","voice":"unknown","plural":"journalists","plural_example":"Many Journalists Attended The Press Conference.","example":"The Journalist Wrote An Article About The Election.","registers":"[formal: Reporter], [informal: Newshound]","phrasal_verbs":[],"synonyms":{"formal":["Reporter","Correspondent"],"informal":["Newshound","Pressman"],"neutral":["Writer","Editor","Commentator"]},"derivations":[{"word":"journalism","type":"noun","example":"She Studied Journalism At University.","example_translation":"او در دانشگاه روزنامه نگاری خواند.","display":"Journalism"},{"word":"journalistic","type":"adjective","example":"His Style Is Highly Journalistic.","example_translation":"سبک او بسیار ژورنالیستی است.","display":"Journalistic"}],"collocations":[{"collocation":"investigative journalist","example":"She Is An Investigative Journalist Known For Her In-depth Reports.","translation":"او یک خبرنگار تحقیقی است که به خاطر گزارش های عمیقش شناخته می شود."},{"collocation":"seasoned journalist","example":"He Is A Seasoned Journalist With Years Of Experience.","translation":"او یک خبرنگار کارکشته با سال ها تجربه است."}]}</text:p>
          </table:table-cell>
        </table:table-row>
        <table:table-row>
          <table:table-cell office:value-type="float" office:value="146">
            <text:p>146</text:p>
          </table:table-cell>
          <table:table-cell office:value-type="float" office:value="146">
            <text:p>146</text:p>
          </table:table-cell>
          <table:table-cell office:value-type="string">
            <text:p>Famine</text:p>
          </table:table-cell>
          <table:table-cell office:value-type="string">
            <text:p>قحطی</text:p>
          </table:table-cell>
          <table:table-cell office:value-type="string">
            <text:p>uk  /ˈfæm.ɪn/ us  /ˈfæm.ɪn/</text:p>
          </table:table-cell>
          <table:table-cell office:value-type="string">
            <text:p>a. Famine in India caused the death of one-tenth of the population.</text:p>
          </table:table-cell>
          <table:table-cell office:value-type="string">
            <text:p>قحطی در هند باعث مرگ یک دهم جمعیت شد.</text:p>
          </table:table-cell>
          <table:table-cell office:value-type="string">
            <text:p>Starvation; great shortage</text:p>
          </table:table-cell>
          <table:table-cell office:value-type="string">
            <text:p>b. There has been a famine of good writing in the last decade.</text:p>
          </table:table-cell>
          <table:table-cell office:value-type="string">
            <text:p>در دهه‌ی اخیر، با قحطی نوشته‌های خوب مواجه بوده‌ایم.</text:p>
          </table:table-cell>
          <table:table-cell office:value-type="string">
            <text:p>c. The rumor of a famine in Europe was purely fiction.</text:p>
          </table:table-cell>
          <table:table-cell office:value-type="string">
            <text:p>شایعه قحطی در اروپا کاملاً خیالی بود.</text:p>
          </table:table-cell>
          <table:table-cell office:value-type="float" office:value="13">
            <text:p>13</text:p>
          </table:table-cell>
          <table:table-cell office:value-type="float" office:value="2">
            <text:p>2</text:p>
          </table:table-cell>
          <table:table-cell office:value-type="string">
            <text:p>{"word":"Famine","mean":"","countable":"yes","type":"noun","voice":"unknown","plural":"Famines","plural_example":"Several famines have plagued the region throughout history.","example":"The Great Irish Famine caused widespread death and emigration.","registers":"[formal: Famine], [informal: Starvation]","phrasal_verbs":[],"synonyms":{"formal":["Starvation","Deprivation","Scarcity","Dearth"],"informal":["Food shortage","Hunger"],"neutral":["Hunger","Food crisis","Lack of food"]},"derivations":[{"word":"Famished","type":"adjective","example":"I am famished after that long hike.","example_translation":"من بعد از آن پیاده روی طولانی خیلی گرسنه هستم.","display":"Famished"}],"collocations":[{"collocation":"severe famine","example":"The country is facing a severe famine.","translation":"کشور با یک قحطی شدید مواجه است."},{"collocation":"widespread famine","example":"Widespread famine led to mass migration.","translation":"قحطی گسترده منجر به مهاجرت دسته جمعی شد."},{"collocation":"prevent famine","example":"Efforts are underway to prevent famine.","translation":"تلاش ها برای جلوگیری از قحطی در حال انجام است."}]}</text:p>
          </table:table-cell>
        </table:table-row>
        <table:table-row>
          <table:table-cell office:value-type="float" office:value="147">
            <text:p>147</text:p>
          </table:table-cell>
          <table:table-cell office:value-type="float" office:value="147">
            <text:p>147</text:p>
          </table:table-cell>
          <table:table-cell office:value-type="string">
            <text:p>Revive</text:p>
          </table:table-cell>
          <table:table-cell office:value-type="string">
            <text:p>نیروی تازه گرفتن، احیا کردن</text:p>
          </table:table-cell>
          <table:table-cell office:value-type="string">
            <text:p>uk  /rɪˈvaɪv/ us  /rɪˈvaɪv/</text:p>
          </table:table-cell>
          <table:table-cell office:value-type="string">
            <text:p>a. There is a movement to revive old plays for modern audiences.</text:p>
          </table:table-cell>
          <table:table-cell office:value-type="string">
            <text:p>مکتبی برای احیا کردن نمایشنامه‌های قدیمی برای تماشاگران امروزی شکل گرفته است.</text:p>
          </table:table-cell>
          <table:table-cell office:value-type="string">
            <text:p>Bring back or come back to life or consciousness</text:p>
          </table:table-cell>
          <table:table-cell office:value-type="string">
            <text:p>b. The nurses tried to revive the heart attack victim.</text:p>
          </table:table-cell>
          <table:table-cell office:value-type="string">
            <text:p>پرستارها سعی کردند قربانی سکته‌ی قلبی را احیا کنند.</text:p>
          </table:table-cell>
          <table:table-cell office:value-type="string">
            <text:p>c. Committees are trying to revive interest in population control.</text:p>
          </table:table-cell>
          <table:table-cell office:value-type="string">
            <text:p>کمیته‌ها سعی دارند که علاقه به کنترل جمعیت را دوباره احیا کنند.</text:p>
          </table:table-cell>
          <table:table-cell office:value-type="float" office:value="13">
            <text:p>13</text:p>
          </table:table-cell>
          <table:table-cell office:value-type="float" office:value="3">
            <text:p>3</text:p>
          </table:table-cell>
          <table:table-cell office:value-type="string">
            <text:p>{"word":"Revive","mean":"","countable":"no","type":"verb","voice":"both","plural":"","plural_example":"","example":"The doctor managed to revive him after he collapsed.","registers":"[formal: Used in medical contexts], [neutral: Common in everyday language]","phrasal_verbs":[{"verb":"Revive someone\/something with","definition":"To bring someone or something back to a healthy or active state by using something.","example":"She tried to revive the plant with water and sunlight.","example_translation":"او سعی کرد گیاه را با آب و نور خورشید احیا کند."}],"synonyms":{"formal":["Resuscitate","Reanimate"],"informal":["Bring back to life"],"neutral":["Awaken","Restore","Refresh"]},"derivations":[{"word":"Revival","type":"noun","example":"The church experienced a spiritual revival.","example_translation":"کلیسا یک احیای معنوی را تجربه کرد.","display":"Revival"},{"word":"Revived","type":"adjective","example":"He felt revived after a good night's sleep.","example_translation":"بعد از یک خواب خوب احساس احیا شدن داشت.","display":"Revived"}],"collocations":[{"collocation":"Revive a tradition","example":"They tried to revive an old tradition.","translation":"آنها سعی کردند یک سنت قدیمی را احیا کنند."},{"collocation":"Revive an economy","example":"The government is trying to revive the economy.","translation":"دولت در تلاش است اقتصاد را احیا کند."}]}</text:p>
          </table:table-cell>
        </table:table-row>
        <table:table-row>
          <table:table-cell office:value-type="float" office:value="148">
            <text:p>148</text:p>
          </table:table-cell>
          <table:table-cell office:value-type="float" office:value="148">
            <text:p>148</text:p>
          </table:table-cell>
          <table:table-cell office:value-type="string">
            <text:p>Commence</text:p>
          </table:table-cell>
          <table:table-cell office:value-type="string">
            <text:p>شروع کردن</text:p>
          </table:table-cell>
          <table:table-cell office:value-type="string">
            <text:p>uk  /kəˈmens/ us  /kəˈmens/</text:p>
          </table:table-cell>
          <table:table-cell office:value-type="string">
            <text:p>a. Graduation will commence at ten o'clock.</text:p>
          </table:table-cell>
          <table:table-cell office:value-type="string">
            <text:p>جشن فارغ التحصیلی ساعت ده شروع خواهد شد.</text:p>
          </table:table-cell>
          <table:table-cell office:value-type="string">
            <text:p>Begin; start</text:p>
          </table:table-cell>
          <table:table-cell office:value-type="string">
            <text:p>b. Bella hesitated before commencing her speech.</text:p>
          </table:table-cell>
          <table:table-cell office:value-type="string">
            <text:p>بلا قبل از شروع سخنرانی خود تردید کرد.</text:p>
          </table:table-cell>
          <table:table-cell office:value-type="string">
            <text:p>c. The discussion commenced with a report on urban affairs.</text:p>
          </table:table-cell>
          <table:table-cell office:value-type="string">
            <text:p>بحث با گزارشی در مورد امور شهری آغاز شد.</text:p>
          </table:table-cell>
          <table:table-cell office:value-type="float" office:value="13">
            <text:p>13</text:p>
          </table:table-cell>
          <table:table-cell office:value-type="float" office:value="4">
            <text:p>4</text:p>
          </table:table-cell>
          <table:table-cell office:value-type="string">
            <text:p>{"word":"Commence","mean":"","countable":"no","type":"verb","voice":"both","plural":"","plural_example":"","example":"The Ceremony Will Commence At Noon.","registers":"[formal: Formal]","phrasal_verbs":[],"synonyms":{"formal":["Initiate","Originate"],"informal":["Start","Begin"],"neutral":["Begin","Start"]},"derivations":[{"word":"Commencement","type":"noun","example":"The Commencement Exercises Are Scheduled For June.","example_translation":"مراسم فارغ التحصیلی برای ماه ژوئن برنامه ریزی شده است.","display":"Commencement"}],"collocations":[{"collocation":"To Commence Proceedings","example":"The Company Has Commenced Proceedings Against Its Former Director.","translation":"شرکت علیه مدیر سابق خود اقدام به رسیدگی کرده است."},{"collocation":"To Commence Work","example":"Work Will Commence On The New Building Next Week.","translation":"کار ساخت ساختمان جدید هفته آینده آغاز خواهد شد."}]}</text:p>
          </table:table-cell>
        </table:table-row>
        <table:table-row>
          <table:table-cell office:value-type="float" office:value="149">
            <text:p>149</text:p>
          </table:table-cell>
          <table:table-cell office:value-type="float" office:value="149">
            <text:p>149</text:p>
          </table:table-cell>
          <table:table-cell office:value-type="string">
            <text:p>Observant</text:p>
          </table:table-cell>
          <table:table-cell office:value-type="string">
            <text:p>تیزبین، هوشیار</text:p>
          </table:table-cell>
          <table:table-cell office:value-type="string">
            <text:p>uk  /əbˈzɜː.vənt/ us  /əbˈzɝː.vənt/</text:p>
          </table:table-cell>
          <table:table-cell office:value-type="string">
            <text:p>a. We were observant of the conflict between the husband and his wife.</text:p>
          </table:table-cell>
          <table:table-cell office:value-type="string">
            <text:p>ما مراقب نزاع بین شوهر و همسرش بودیم.</text:p>
          </table:table-cell>
          <table:table-cell office:value-type="string">
            <text:p>Quick to notice; watchful</text:p>
          </table:table-cell>
          <table:table-cell office:value-type="string">
            <text:p>b. Because Cato was observant, he was able to reveal the thief's name.</text:p>
          </table:table-cell>
          <table:table-cell office:value-type="string">
            <text:p>کاتو به خاطر دقیق بودن، توانست اسم دزد را فاش سازد.</text:p>
          </table:table-cell>
          <table:table-cell office:value-type="string">
            <text:p>c. Milt used his excellent vision to be observant of everything in his vicinity.</text:p>
          </table:table-cell>
          <table:table-cell office:value-type="string">
            <text:p>میلت از بینش عالی خود استفاده کرد تا مراقب حوادث اطراف خود باشد.</text:p>
          </table:table-cell>
          <table:table-cell office:value-type="float" office:value="13">
            <text:p>13</text:p>
          </table:table-cell>
          <table:table-cell office:value-type="float" office:value="5">
            <text:p>5</text:p>
          </table:table-cell>
          <table:table-cell office:value-type="string">
            <text:p>{"word":"Observant","mean":"","countable":"no","type":"adjective","voice":"unknown","plural":"","plural_example":"","example":"She Is An Observant Person.","registers":"[formal: Vigilant], [neutral: Attentive]","phrasal_verbs":[],"synonyms":{"formal":["Perceptive","Vigilant"],"informal":["Sharp-eyed","Keen"],"neutral":["Attentive","Alert","Watchful"]},"derivations":[{"word":"Observe","type":"verb","example":"I Observe The Stars At Night.","example_translation":"من شب ها ستارگان را مشاهده می کنم.","display":"Observe"},{"word":"Observation","type":"noun","example":"His Observation Was Very Accurate.","example_translation":"مشاهده او بسیار دقیق بود.","display":"Observation"}],"collocations":[{"collocation":"Observant Of Rules","example":"He Is Observant Of Rules And Regulations.","translation":"او به قوانین و مقررات پایبند است."},{"collocation":"Observant Eye","example":"The Security Guard Kept An Observant Eye On The Crowd.","translation":"نگهبان با چشمانی مراقب جمعیت را زیر نظر داشت."}]}</text:p>
          </table:table-cell>
        </table:table-row>
        <table:table-row>
          <table:table-cell office:value-type="float" office:value="150">
            <text:p>150</text:p>
          </table:table-cell>
          <table:table-cell office:value-type="float" office:value="150">
            <text:p>150</text:p>
          </table:table-cell>
          <table:table-cell office:value-type="string">
            <text:p>Identify</text:p>
          </table:table-cell>
          <table:table-cell office:value-type="string">
            <text:p>شناسایی کردن</text:p>
          </table:table-cell>
          <table:table-cell office:value-type="string">
            <text:p>uk  /aɪˈden.tɪ.faɪ/ us  /aɪˈden.t̬ə.faɪ/</text:p>
          </table:table-cell>
          <table:table-cell office:value-type="string">
            <text:p>a. Numerous witnesses identified the butcher as the thief.</text:p>
          </table:table-cell>
          <table:table-cell office:value-type="string">
            <text:p>شاهدان عینی زیادی قصاب را به عنوان دزد شناسایی کردند.</text:p>
          </table:table-cell>
          <table:table-cell office:value-type="string">
            <text:p>Recognize as being, or show to be, a certain person or thing; prove to be the same</text:p>
          </table:table-cell>
          <table:table-cell office:value-type="string">
            <text:p>b. Mrs. Shaw was able to identify the painting as being hers.</text:p>
          </table:table-cell>
          <table:table-cell office:value-type="string">
            <text:p>خانم شاو توانست تشخیص دهد که نقاشی متعلق به او است.</text:p>
          </table:table-cell>
          <table:table-cell office:value-type="string">
            <text:p>c. With only a quick glimpse, Reggie was able to identify his girlfriend in the crowd.</text:p>
          </table:table-cell>
          <table:table-cell office:value-type="string">
            <text:p>با نگاهی سریع، رگی توانست دوست دخترش را در میان جمعیت شناسایی کند.</text:p>
          </table:table-cell>
          <table:table-cell office:value-type="float" office:value="13">
            <text:p>13</text:p>
          </table:table-cell>
          <table:table-cell office:value-type="float" office:value="6">
            <text:p>6</text:p>
          </table:table-cell>
          <table:table-cell office:value-type="string">
            <text:p>{"word":"Identify","mean":"","countable":"no","type":"verb","voice":"transitive","plural":"","plural_example":"","example":"I Can Identify Different Types Of Trees By Their Leaves.","registers":"[formal: Academic, Professional], [informal: Everyday Conversation]","phrasal_verbs":[{"verb":"Identify With","definition":"To Feel Sympathy Or Similarity With Someone Or Something","example":"Teenagers Often Identify With Celebrities.","example_translation":"نوجوانان اغلب با افراد مشهور همذات پنداری می کنند."}],"synonyms":{"formal":["Ascertain","Determine","Recognize"],"informal":["Figure Out","Spot"],"neutral":["Recognize","Detect","Name","Pinpoint"]},"derivations":[{"word":"Identification","type":"noun","example":"Please Show Your Identification At The Security Checkpoint.","example_translation":"لطفا کارت شناسایی خود را در محل بازرسی امنیتی نشان دهید.","display":"Identification"},{"word":"Identifiable","type":"adjective","example":"The Body Was Not Identifiable.","example_translation":"جسد قابل شناسایی نبود.","display":"Identifiable"},{"word":"Identifier","type":"noun","example":"Each Record Has A Unique Identifier.","example_translation":"هر رکورد یک شناسه منحصر به فرد دارد.","display":"Identifier"}],"collocations":[{"collocation":"Identify A Problem","example":"The First Step Is To Identify A Problem.","translation":"اولین قدم شناسایی یک مشکل است."},{"collocation":"Identify A Need","example":"They Need To Identify A Need In The Market.","translation":"آنها باید نیازی را در بازار شناسایی کنند."},{"collocation":"Identify A Risk","example":"It's Important To Identify A Risk Before Starting.","translation":"شناسایی ریسک قبل از شروع مهم است."}]}</text:p>
          </table:table-cell>
        </table:table-row>
        <table:table-row>
          <table:table-cell office:value-type="float" office:value="151">
            <text:p>151</text:p>
          </table:table-cell>
          <table:table-cell office:value-type="float" office:value="151">
            <text:p>151</text:p>
          </table:table-cell>
          <table:table-cell office:value-type="string">
            <text:p>Migrate</text:p>
          </table:table-cell>
          <table:table-cell office:value-type="string">
            <text:p>مهاجرت کردن</text:p>
          </table:table-cell>
          <table:table-cell office:value-type="string">
            <text:p>uk  /maɪˈɡreɪt/ us  /ˈmaɪ.ɡreɪt/</text:p>
          </table:table-cell>
          <table:table-cell office:value-type="string">
            <text:p>a. The fruit pickers migrated to wherever they could find work.</text:p>
          </table:table-cell>
          <table:table-cell office:value-type="string">
            <text:p>میوه چین ها به هر جایی که می توانستند کار پیدا کنند، مهاجرت کردند.</text:p>
          </table:table-cell>
          <table:table-cell office:value-type="string">
            <text:p>Move from one place to another</text:p>
          </table:table-cell>
          <table:table-cell office:value-type="string">
            <text:p>b. Much of our population is constantly migrating to other areas of the country.</text:p>
          </table:table-cell>
          <table:table-cell office:value-type="string">
            <text:p>بخش زیادی از جمعیت ما به طور مداوم به مناطق دیگر کشور مهاجرت می کنند.</text:p>
          </table:table-cell>
          <table:table-cell office:value-type="string">
            <text:p>c. My grandfather migrated to New York from Italy in 1919.</text:p>
          </table:table-cell>
          <table:table-cell office:value-type="string">
            <text:p>پدربزرگم در سال 1919 از ایتالیا به نیویورک مهاجرت کرد.</text:p>
          </table:table-cell>
          <table:table-cell office:value-type="float" office:value="13">
            <text:p>13</text:p>
          </table:table-cell>
          <table:table-cell office:value-type="float" office:value="7">
            <text:p>7</text:p>
          </table:table-cell>
          <table:table-cell office:value-type="string">
            <text:p>{"word":"Migrate","mean":"","countable":"no","type":"verb","voice":"intransitive","plural":"","plural_example":"","example":"Birds Migrate South For The Winter.","registers":"[formal: Migrate], [informal: Move]","phrasal_verbs":[],"synonyms":{"formal":["Immigrate","Emigrate","Relocate","Transmigrate"],"informal":["Move","Travel"],"neutral":["Shift","Move","Journey"]},"derivations":[{"word":"Migration","type":"noun","example":"The Migration Of Birds Is A Remarkable Phenomenon.","example_translation":"مهاجرت پرندگان پدیده ای قابل توجه است.","display":"Migration"},{"word":"Migrant","type":"noun","example":"The City Has A Large Population Of Migrant Workers.","example_translation":"این شهر جمعیت زیادی از کارگران مهاجر دارد.","display":"Migrant"}],"collocations":[{"collocation":"Migrate En Masse","example":"Millions Of Wildebeest Migrate En Masse Each Year.","translation":"هر سال میلیون ها گاو وحشی به صورت دسته جمعی مهاجرت می کنند."},{"collocation":"Migrate North","example":"Many Birds Migrate North In The Spring.","translation":"بسیاری از پرندگان در بهار به سمت شمال مهاجرت می کنند."}]}</text:p>
          </table:table-cell>
        </table:table-row>
        <table:table-row>
          <table:table-cell office:value-type="float" office:value="152">
            <text:p>152</text:p>
          </table:table-cell>
          <table:table-cell office:value-type="float" office:value="152">
            <text:p>152</text:p>
          </table:table-cell>
          <table:table-cell office:value-type="string">
            <text:p>Vessel</text:p>
          </table:table-cell>
          <table:table-cell office:value-type="string">
            <text:p>کشتی، ظرف، آوند</text:p>
          </table:table-cell>
          <table:table-cell office:value-type="string">
            <text:p>uk  /ˈves.əl/ us  /ˈves.əl/</text:p>
          </table:table-cell>
          <table:table-cell office:value-type="string">
            <text:p>a. The Girl Scouts were permitted a glimpse of the vessel being built when they toured the Navy Yard.</text:p>
          </table:table-cell>
          <table:table-cell office:value-type="string">
            <text:p>به دختران پیشاهنگ اجازه داده شد تا هنگام بازدید از محوطه نیروی دریایی، نگاهی اجمالی به کشتی در حال ساخت بیاندازند.</text:p>
          </table:table-cell>
          <table:table-cell office:value-type="string">
            <text:p>A ship; a hollow container; tube containing body fluid</text:p>
          </table:table-cell>
          <table:table-cell office:value-type="string">
            <text:p>b. My father burst a blood vessel when he got the bill from the garage.</text:p>
          </table:table-cell>
          <table:table-cell office:value-type="string">
            <text:p>وقتی پدرم صورت‌حساب را از تعمیرگاه گرفت، یکی از رگ‌هایش پاره شد.</text:p>
          </table:table-cell>
          <table:table-cell office:value-type="string">
            <text:p>c. Congress voted to decrease the amount of money being spent on space vessels.</text:p>
          </table:table-cell>
          <table:table-cell office:value-type="string">
            <text:p>کنگره رای داد تا میزان پولی که صرف سفینه‌های فضایی می‌شود، کاهش یابد.</text:p>
          </table:table-cell>
          <table:table-cell office:value-type="float" office:value="13">
            <text:p>13</text:p>
          </table:table-cell>
          <table:table-cell office:value-type="float" office:value="8">
            <text:p>8</text:p>
          </table:table-cell>
          <table:table-cell office:value-type="string">
            <text:p>{"word":"Vessel","mean":"","countable":"yes","type":"noun","voice":"unknown","plural":"vessels","plural_example":"Several Vessels Were Anchored In The Bay.","example":"The Small Vessel Was Tossed About On The Waves.","registers":"[formal: nautical, technical], [informal: ]","phrasal_verbs":[],"synonyms":{"formal":["ship","container","receptacle"],"informal":["boat"],"neutral":["craft"]},"derivations":[{"word":"vascular","type":"adjective","example":"The Vascular System Transports Blood Throughout The Body.","example_translation":"سیستم عروقی خون را در سراسر بدن منتقل می کند.","display":"Vascular"}],"collocations":[{"collocation":"blood vessel","example":"A Blood Vessel Was Damaged During The Operation.","translation":"یک رگ خونی در طول عمل آسیب دید."},{"collocation":"trading vessel","example":"The Trading Vessel Arrived At The Port.","translation":"کشتی تجاری به بندر رسید."}]}</text:p>
          </table:table-cell>
        </table:table-row>
        <table:table-row>
          <table:table-cell office:value-type="float" office:value="153">
            <text:p>153</text:p>
          </table:table-cell>
          <table:table-cell office:value-type="float" office:value="153">
            <text:p>153</text:p>
          </table:table-cell>
          <table:table-cell office:value-type="string">
            <text:p>Persist</text:p>
          </table:table-cell>
          <table:table-cell office:value-type="string">
            <text:p>پافشاری کردن، ادامه دادن، پایدار ماندن</text:p>
          </table:table-cell>
          <table:table-cell office:value-type="string">
            <text:p>uk  /pəˈsɪst/ us  /pɚˈsɪst/</text:p>
          </table:table-cell>
          <table:table-cell office:value-type="string">
            <text:p>a. The humid weather persisted all summer.</text:p>
          </table:table-cell>
          <table:table-cell office:value-type="string">
            <text:p>الف. هوای شرجی تمام تابستان ادامه داشت.</text:p>
          </table:table-cell>
          <table:table-cell office:value-type="string">
            <text:p>Continue firmly; refuse to stop or be changed</text:p>
          </table:table-cell>
          <table:table-cell office:value-type="string">
            <text:p>b. We all wondered whether Lorraine's weird behavior would persist.</text:p>
          </table:table-cell>
          <table:table-cell office:value-type="string">
            <text:p>ب. همه ما تعجب می‌کردیم که آیا رفتار عجیب لورین ادامه پیدا خواهد کرد یا نه.</text:p>
          </table:table-cell>
          <table:table-cell office:value-type="string">
            <text:p>c. Lloyd persisted in exaggerating everything he said.</text:p>
          </table:table-cell>
          <table:table-cell office:value-type="string">
            <text:p>ج. لوید در اغراق کردن هر چیزی که می گفت، پافشاری می‌کرد.</text:p>
          </table:table-cell>
          <table:table-cell office:value-type="float" office:value="13">
            <text:p>13</text:p>
          </table:table-cell>
          <table:table-cell office:value-type="float" office:value="9">
            <text:p>9</text:p>
          </table:table-cell>
          <table:table-cell office:value-type="string">
            <text:p>{"word":"Persist","mean":"","countable":"no","type":"verb","voice":"intransitive","plural":"","plural_example":"","example":"If Symptoms Persist, Consult A Doctor.","registers":"[formal: Persist], [informal: Keep On]","phrasal_verbs":[],"synonyms":{"formal":["Persevere","Continue","Endure","Remain"],"informal":["Keep Going","Hang In There"],"neutral":["Continue","Last","Carry On","Remain"]},"derivations":[{"word":"Persistence","type":"noun","example":"Her Persistence Paid Off In The End.","example_translation":"پافشاری او در نهایت نتیجه داد.","display":"Persistence"},{"word":"Persistent","type":"adjective","example":"He Was A Persistent Advocate For Change.","example_translation":"او یک مدافع پیگیر برای تغییر بود.","display":"Persistent"}],"collocations":[{"collocation":"Symptoms Persist","example":"If Symptoms Persist After A Week, See A Doctor.","translation":"اگر علائم پس از یک هفته ادامه داشت، به پزشک مراجعه کنید."},{"collocation":"Problems Persist","example":"Economic Problems Persist Despite Government Efforts.","translation":"مشکلات اقتصادی علی‌رغم تلاش‌های دولت ادامه دارد."},{"collocation":"Habits Persist","example":"Bad Habits Persist Unless There Is A Conscious Effort To Change Them.","translation":"عادات بد ادامه می یابد مگر اینکه تلاشی آگاهانه برای تغییر آنها صورت گیرد."}]}</text:p>
          </table:table-cell>
        </table:table-row>
        <table:table-row>
          <table:table-cell office:value-type="float" office:value="154">
            <text:p>154</text:p>
          </table:table-cell>
          <table:table-cell office:value-type="float" office:value="154">
            <text:p>154</text:p>
          </table:table-cell>
          <table:table-cell office:value-type="string">
            <text:p>Hazy</text:p>
          </table:table-cell>
          <table:table-cell office:value-type="string">
            <text:p>مه آلود، مبهم، غبارآلود</text:p>
          </table:table-cell>
          <table:table-cell office:value-type="string">
            <text:p>uk  /ˈheɪ.zi/ us  /ˈheɪ.zi/</text:p>
          </table:table-cell>
          <table:table-cell office:value-type="string">
            <text:p>a. The vicinity of London is known to be hazy.</text:p>
          </table:table-cell>
          <table:table-cell office:value-type="string">
            <text:p>اطراف لندن به مه آلود بودن مشهور است.</text:p>
          </table:table-cell>
          <table:table-cell office:value-type="string">
            <text:p>Misty; smoky; unclear</text:p>
          </table:table-cell>
          <table:table-cell office:value-type="string">
            <text:p>b. Factories that pollute the air create hazy weather conditions.</text:p>
          </table:table-cell>
          <table:table-cell office:value-type="string">
            <text:p>کارخانه‌هایی که هوا را آلوده می‌کنند، شرایط آب و هوایی غبارآلودی ایجاد می‌کنند.</text:p>
          </table:table-cell>
          <table:table-cell office:value-type="string">
            <text:p>c. Although Cora had a great memory, she was unusually hazy about the details of our meeting on January 16th.</text:p>
          </table:table-cell>
          <table:table-cell office:value-type="string">
            <text:p>اگرچه کورا حافظه خوبی داشت، اما به طور غیرمعمولی در مورد جزئیات جلسه ما در شانزدهم ژانویه، مبهم صحبت می‌کرد.</text:p>
          </table:table-cell>
          <table:table-cell office:value-type="float" office:value="13">
            <text:p>13</text:p>
          </table:table-cell>
          <table:table-cell office:value-type="float" office:value="10">
            <text:p>10</text:p>
          </table:table-cell>
          <table:table-cell office:value-type="string">
            <text:p>{"word":"Hazy","mean":"","countable":"no","type":"adjective","voice":"unknown","plural":"","plural_example":"","example":"The Morning Air Was Hazy With Mist.","registers":"[formal: Vague], [informal: Fuzzy]","phrasal_verbs":[],"synonyms":{"formal":["Obscure","Indistinct","Nebulous"],"informal":["Fuzzy","Blurry","Misty"],"neutral":["Cloudy","Dim","Vague"]},"derivations":[{"word":"Haze","type":"noun","example":"A Haze Covered The Mountains.","example_translation":"مه کوه ها را پوشانده بود.","display":"Haze"},{"word":"Hazily","type":"adverb","example":"The Sun Shone Hazily Through The Fog.","example_translation":"خورشید به طور مه آلود از میان مه می درخشید.","display":"Hazily"}],"collocations":[{"collocation":"Hazy Memory","example":"I Have A Hazy Memory Of That Day.","translation":"خاطره ای مبهم از آن روز دارم."},{"collocation":"Hazy Weather","example":"The Hazy Weather Made It Difficult To See.","translation":"هوای مه آلود دیدن را دشوار کرده بود."},{"collocation":"Hazy Recollection","example":"She Had Only A Hazy Recollection Of The Accident.","translation":"او فقط یک یادآوری مبهم از تصادف داشت."}]}</text:p>
          </table:table-cell>
        </table:table-row>
        <table:table-row>
          <table:table-cell office:value-type="float" office:value="155">
            <text:p>155</text:p>
          </table:table-cell>
          <table:table-cell office:value-type="float" office:value="155">
            <text:p>155</text:p>
          </table:table-cell>
          <table:table-cell office:value-type="string">
            <text:p>Gleam</text:p>
          </table:table-cell>
          <table:table-cell office:value-type="string">
            <text:p>نور ضعیف</text:p>
          </table:table-cell>
          <table:table-cell office:value-type="string">
            <text:p>uk  /ɡliːm/ us  /ɡliːm/</text:p>
          </table:table-cell>
          <table:table-cell office:value-type="string">
            <text:p>a. A gleam of light shone through the prison window.</text:p>
          </table:table-cell>
          <table:table-cell office:value-type="string">
            <text:p>پرتوی نور از پنجره زندان می‌تابید.</text:p>
          </table:table-cell>
          <table:table-cell office:value-type="string">
            <text:p>A small, brief, or faint light; a soft or shining glow that appears suddenly or for a short time.</text:p>
          </table:table-cell>
          <table:table-cell office:value-type="string">
            <text:p>b. The only source of light in the cellar was a gleam through a hole in the wall.</text:p>
          </table:table-cell>
          <table:table-cell office:value-type="string">
            <text:p>تنها منبع نور در زیرزمین، نوری ضعیف بود که از سوراخی در دیوار می‌تابید.</text:p>
          </table:table-cell>
          <table:table-cell office:value-type="string">
            <text:p>c. My grandmother gets a gleam in her eyes when she sees the twins.</text:p>
          </table:table-cell>
          <table:table-cell office:value-type="string">
            <text:p>مادربزرگم وقتی دوقلوها را می بیند، چشمانش برق می زند.</text:p>
          </table:table-cell>
          <table:table-cell office:value-type="float" office:value="13">
            <text:p>13</text:p>
          </table:table-cell>
          <table:table-cell office:value-type="float" office:value="11">
            <text:p>11</text:p>
          </table:table-cell>
          <table:table-cell office:value-type="string">
            <text:p>{"word":"Gleam","mean":"","countable":"no","type":"noun","voice":"unknown","plural":"Gleams","plural_example":"He Saw Many Gleams Of Light Reflected In The Water.","example":"I Saw A Gleam Of Hope In Her Eyes.","registers":"[formal: ], [informal: ]","phrasal_verbs":[],"synonyms":{"formal":["Spark","Ray","Flash"],"informal":["Shimmer","Glitter"],"neutral":["Glimmer","Shine","Flicker"]},"derivations":[{"word":"Gleaming","type":"adjective","example":"The Gleaming Floor Reflected The Light.","example_translation":"کف درخشان نور را منعکس می کرد.","display":"Gleaming"},{"word":"Gleam","type":"verb","example":"The Sun Gleamed On The Water.","example_translation":"خورشید روی آب می درخشید.","display":"Gleam"}],"collocations":[{"collocation":"A Gleam Of Hope","example":"She Saw A Gleam Of Hope.","translation":"او بارقه ای از امید را دید."},{"collocation":"A Gleam Of Light","example":"A Gleam Of Light Appeared In The Darkness.","translation":"بارقه ای از نور در تاریکی ظاهر شد."}]}</text:p>
          </table:table-cell>
        </table:table-row>
        <table:table-row>
          <table:table-cell office:value-type="float" office:value="156">
            <text:p>156</text:p>
          </table:table-cell>
          <table:table-cell office:value-type="float" office:value="156">
            <text:p>156</text:p>
          </table:table-cell>
          <table:table-cell office:value-type="string">
            <text:p>Editor</text:p>
          </table:table-cell>
          <table:table-cell office:value-type="string">
            <text:p>ویراستار</text:p>
          </table:table-cell>
          <table:table-cell office:value-type="string">
            <text:p>uk  /ˈed.ɪ.tər/ us  /ˈed.ɪ.t̬ɚ/</text:p>
          </table:table-cell>
          <table:table-cell office:value-type="string">
            <text:p>a. The student was proud to be the editor of the school newspaper.</text:p>
          </table:table-cell>
          <table:table-cell office:value-type="string">
            <text:p>دانش‌آموز از اینکه سردبیر روزنامه مدرسه بود، احساس غرور می‌کرد.</text:p>
          </table:table-cell>
          <table:table-cell office:value-type="string">
            <text:p>Person who prepares a publication; one who corrects a manuscript and helps to improve it</text:p>
          </table:table-cell>
          <table:table-cell office:value-type="string">
            <text:p>b. Meredith's journalistic knowledge came in handy when he was unexpectedly given the job of editor of The Bulletin.</text:p>
          </table:table-cell>
          <table:table-cell office:value-type="string">
            <text:p>دانش روزنامه‌نگاری مردیت زمانی به کارش آمد که به‌طور غیرمنتظره شغل ویراستاری مجله‌ی بولتن به او داده شد.</text:p>
          </table:table-cell>
          <table:table-cell office:value-type="string">
            <text:p>c. It is undeniable that the magazine has gotten better since Ellis became editor.</text:p>
          </table:table-cell>
          <table:table-cell office:value-type="string">
            <text:p>شکی نیست که از زمانی که الیس ویراستار شده، مجله بهتر شده است.</text:p>
          </table:table-cell>
          <table:table-cell office:value-type="float" office:value="13">
            <text:p>13</text:p>
          </table:table-cell>
          <table:table-cell office:value-type="float" office:value="12">
            <text:p>12</text:p>
          </table:table-cell>
          <table:table-cell office:value-type="string">
            <text:p>{"word":"Editor","mean":"","countable":"yes","type":"noun","voice":"unknown","plural":"Editors","plural_example":"The Editors Of The Magazine Are Highly Respected.","example":"The Editor Reviewed The Manuscript Carefully.","registers":"[formal: Editor], [informal: Ed]","phrasal_verbs":[],"synonyms":{"formal":["Proofreader","Copyreader","Reviser"],"informal":["Ed"],"neutral":["Compiler","Writer"]},"derivations":[{"word":"Edit","type":"verb","example":"Please Edit This Document Before Printing.","example_translation":"لطفاً این سند را قبل از چاپ ویرایش کنید.","display":"Edit"},{"word":"Editorial","type":"adjective","example":"The Newspaper Published An Editorial On Climate Change.","example_translation":"روزنامه یک سرمقاله در مورد تغییرات آب و هوایی منتشر کرد.","display":"Editorial"}],"collocations":[{"collocation":"Chief Editor","example":"She Was Appointed Chief Editor Of The Publication.","translation":"او به عنوان سردبیر نشریه منصوب شد."},{"collocation":"Managing Editor","example":"The Managing Editor Oversaw The Daily Operations.","translation":"مدیر مسئول بر عملیات روزانه نظارت داشت."},{"collocation":"Associate Editor","example":"He Works As An Associate Editor At A Major Publishing House.","translation":"او به عنوان ویراستار همکار در یک انتشارات بزرگ کار می کند."}]}</text:p>
          </table:table-cell>
        </table:table-row>
        <table:table-row>
          <table:table-cell office:value-type="float" office:value="157">
            <text:p>157</text:p>
          </table:table-cell>
          <table:table-cell office:value-type="float" office:value="157">
            <text:p>157</text:p>
          </table:table-cell>
          <table:table-cell office:value-type="string">
            <text:p>Unruly</text:p>
          </table:table-cell>
          <table:table-cell office:value-type="string">
            <text:p>عنان گسیخته، سرکش</text:p>
          </table:table-cell>
          <table:table-cell office:value-type="string">
            <text:p>uk  /ʌnˈruː.li/ us  /ʌnˈruː.li/</text:p>
          </table:table-cell>
          <table:table-cell office:value-type="string">
            <text:p>a. Unruly behavior is prohibited at the pool.</text:p>
          </table:table-cell>
          <table:table-cell office:value-type="string">
            <text:p>رفتار بی‌نظم و ترتیب در استخر ممنوع است.</text:p>
          </table:table-cell>
          <table:table-cell office:value-type="string">
            <text:p>Hard to rule or control; lawless</text:p>
          </table:table-cell>
          <table:table-cell office:value-type="string">
            <text:p>b. When he persisted in acting unruly, Ralph was fired from his job.</text:p>
          </table:table-cell>
          <table:table-cell office:value-type="string">
            <text:p>وقتی رالف به انجام کارهای متمردانه ادامه داد، از کارش اخراج شد.</text:p>
          </table:table-cell>
          <table:table-cell office:value-type="string">
            <text:p>c. His unruly actions were a menace to those who were trying to work.</text:p>
          </table:table-cell>
          <table:table-cell office:value-type="string">
            <text:p>کارهای غیر قابل کنترل او، خطری برای کسانی بود که سعی در کار کردن داشتند.</text:p>
          </table:table-cell>
          <table:table-cell office:value-type="float" office:value="14">
            <text:p>14</text:p>
          </table:table-cell>
          <table:table-cell office:value-type="float" office:value="1">
            <text:p>1</text:p>
          </table:table-cell>
          <table:table-cell office:value-type="string">
            <text:p>{"word":"Unruly","mean":"","countable":"no","type":"adjective","voice":"unknown","plural":"","plural_example":"","example":"The Students Were Being Unruly.","registers":"[formal: Not usually used in formal contexts], [informal: Commonly used]","phrasal_verbs":[],"synonyms":{"formal":["Disorderly","Refractory","Uncontrollable"],"informal":["Wild","Rowdy"],"neutral":["Disobedient","Naughty"]},"derivations":[{"word":"Unruliness","type":"noun","example":"The Unruliness Of The Children Was Exhausting.","example_translation":"بی انضباطی بچه ها خسته کننده بود.","display":"Unruliness"}],"collocations":[{"collocation":"Unruly Behaviour","example":"The School Has A Problem With Unruly Behaviour.","translation":"مدرسه مشکلی در مورد رفتار غیرقابل کنترل دارد."},{"collocation":"Unruly Hair","example":"She Tries To Tame Her Unruly Hair.","translation":"او سعی می کند موهای غیرقابل کنترل خود را رام کند."}]}</text:p>
          </table:table-cell>
        </table:table-row>
        <table:table-row>
          <table:table-cell office:value-type="float" office:value="158">
            <text:p>158</text:p>
          </table:table-cell>
          <table:table-cell office:value-type="float" office:value="158">
            <text:p>158</text:p>
          </table:table-cell>
          <table:table-cell office:value-type="string">
            <text:p>Rival</text:p>
          </table:table-cell>
          <table:table-cell office:value-type="string">
            <text:p>رقیب</text:p>
          </table:table-cell>
          <table:table-cell office:value-type="string">
            <text:p>uk  /ˈraɪ.vəl/ us  /ˈraɪ.vəl/</text:p>
          </table:table-cell>
          <table:table-cell office:value-type="string">
            <text:p>a. The boxer devised an attack which would help him to be victorious over his young rival.</text:p>
          </table:table-cell>
          <table:table-cell office:value-type="string">
            <text:p>بوکسور حمله‌ای را طراحی کرد که به او کمک کند تا بر رقیب جوان خود پیروز شود.</text:p>
          </table:table-cell>
          <table:table-cell office:value-type="string">
            <text:p>Person who wants and tries to get the same thing as another; one who tries to equal or do better than another</text:p>
          </table:table-cell>
          <table:table-cell office:value-type="string">
            <text:p>b. Sherry didn't like to compete because she always thought her rival would win.</text:p>
          </table:table-cell>
          <table:table-cell office:value-type="string">
            <text:p>شری دوست نداشت در مسابقه شرکت کند، زیرا همیشه فکر می‌کرد رقیبش برنده خواهد شد.</text:p>
          </table:table-cell>
          <table:table-cell office:value-type="string">
            <text:p>c. Seidman and Son decided to migrate to an area where they would have fewer rivals.</text:p>
          </table:table-cell>
          <table:table-cell office:value-type="string">
            <text:p>سیدمن و پسر تصمیم گرفتند به منطقه‌ای مهاجرت کنند که رقبای کمتری داشته باشند.</text:p>
          </table:table-cell>
          <table:table-cell office:value-type="float" office:value="14">
            <text:p>14</text:p>
          </table:table-cell>
          <table:table-cell office:value-type="float" office:value="2">
            <text:p>2</text:p>
          </table:table-cell>
          <table:table-cell office:value-type="string">
            <text:p>{"word":"Rival","mean":"","countable":"yes","type":"noun","voice":"unknown","plural":"Rivals","plural_example":"The Two Companies Are Fierce Rivals.","example":"He Considered Her His Main Rival In The Election.","registers":"[formal: Competitor], [informal: Nemesis]","phrasal_verbs":[],"synonyms":{"formal":["Competitor","Challenger"],"informal":["Nemesis"],"neutral":["Opponent","Contender"]},"derivations":[{"word":"Rivalry","type":"noun","example":"The Team's Rivalry Is Intense.","example_translation":"رقابت این تیم بسیار شدید است.","display":"Rivalry"},{"word":"Rival","type":"verb","example":"The Painting Rivals The Master's Best Work.","example_translation":"این نقاشی با بهترین اثر استاد رقابت می کند.","display":"Rival"}],"collocations":[{"collocation":"Fierce Rival","example":"They Are Fierce Rivals In Business.","translation":"آنها رقبای سرسختی در تجارت هستند."},{"collocation":"Political Rival","example":"He Defeated His Political Rival.","translation":"او رقیب سیاسی خود را شکست داد."},{"collocation":"Long-Time Rival","example":"They Have Been Long-Time Rivals.","translation":"آنها رقبای قدیمی بوده اند."},{"collocation":"Main Rival","example":"She Is His Main Rival For The Job.","translation":"او رقیب اصلی او برای این شغل است."}]}</text:p>
          </table:table-cell>
        </table:table-row>
        <table:table-row>
          <table:table-cell office:value-type="float" office:value="159">
            <text:p>159</text:p>
          </table:table-cell>
          <table:table-cell office:value-type="float" office:value="159">
            <text:p>159</text:p>
          </table:table-cell>
          <table:table-cell office:value-type="string">
            <text:p>Violent</text:p>
          </table:table-cell>
          <table:table-cell office:value-type="string">
            <text:p>خشن، شدید</text:p>
          </table:table-cell>
          <table:table-cell office:value-type="string">
            <text:p>uk  /ˈvaɪə.lənt/ us  /ˈvaɪə.lənt/</text:p>
          </table:table-cell>
          <table:table-cell office:value-type="string">
            <text:p>a. Carefully, very carefully, we approached the violent man.</text:p>
          </table:table-cell>
          <table:table-cell office:value-type="string">
            <text:p>با دقت و با احتیاط تمام، به مرد خشن نزدیک شدیم.</text:p>
          </table:table-cell>
          <table:table-cell office:value-type="string">
            <text:p>Acting or done with strong, rough force</text:p>
          </table:table-cell>
          <table:table-cell office:value-type="string">
            <text:p>b. Violent behavior is prohibited on school grounds.</text:p>
          </table:table-cell>
          <table:table-cell office:value-type="string">
            <text:p>رفتار خشونت آمیز در حیاط مدرسه ممنوع است.</text:p>
          </table:table-cell>
          <table:table-cell office:value-type="string">
            <text:p>c. Vernon had a tendency to be violent when someone angered him.</text:p>
          </table:table-cell>
          <table:table-cell office:value-type="string">
            <text:p>ورنون عادت داشت وقتی کسی او را عصبانی می‌کرد، پرخاشگر شود.</text:p>
          </table:table-cell>
          <table:table-cell office:value-type="float" office:value="14">
            <text:p>14</text:p>
          </table:table-cell>
          <table:table-cell office:value-type="float" office:value="3">
            <text:p>3</text:p>
          </table:table-cell>
          <table:table-cell office:value-type="string">
            <text:p>{"word":"Violent","mean":"","countable":"no","type":"adjective","voice":"unknown","plural":"","plural_example":"","example":"The Violent Storm Caused Widespread Damage.","registers":"[formal: Formal], [informal: Informal]","phrasal_verbs":[],"synonyms":{"formal":["Fierce","Intense"],"informal":["Rough","Brutal"],"neutral":["Forceful","Aggressive","Destructive"]},"derivations":[{"word":"Violence","type":"noun","example":"Violence Is Never The Answer.","example_translation":"خشونت هرگز راه حل نیست.","display":"Violence"},{"word":"Violently","type":"adverb","example":"The Door Slammed Violently.","example_translation":"در به شدت کوبیده شد.","display":"Violently"}],"collocations":[{"collocation":"Violent Crime","example":"Violent Crime Has Increased In The City.","translation":"جنایت خشونت آمیز در شهر افزایش یافته است."},{"collocation":"Violent Behaviour","example":"His Violent Behaviour Was Unacceptable.","translation":"رفتار خشونت آمیز او غیرقابل قبول بود."}]}</text:p>
          </table:table-cell>
        </table:table-row>
        <table:table-row>
          <table:table-cell office:value-type="float" office:value="160">
            <text:p>160</text:p>
          </table:table-cell>
          <table:table-cell office:value-type="float" office:value="160">
            <text:p>160</text:p>
          </table:table-cell>
          <table:table-cell office:value-type="string">
            <text:p>Brutal</text:p>
          </table:table-cell>
          <table:table-cell office:value-type="string">
            <text:p>وحشیانه، بی‌رحمانه</text:p>
          </table:table-cell>
          <table:table-cell office:value-type="string">
            <text:p>uk  /ˈbruː.təl/ us  /ˈbruː.t̬əl/</text:p>
          </table:table-cell>
          <table:table-cell office:value-type="string">
            <text:p>a. Dozens of employees quit the job because the boss was brutal to them.</text:p>
          </table:table-cell>
          <table:table-cell office:value-type="string">
            <text:p>بسیاری از کارمندان شغل خود را ترک کردند زیرا رئیس با آنها بی‌رحمانه رفتار می‌کرد.</text:p>
          </table:table-cell>
          <table:table-cell office:value-type="string">
            <text:p>Coarse and savage; like a brute; cruel</text:p>
          </table:table-cell>
          <table:table-cell office:value-type="string">
            <text:p>b. The brutal track coach persisted in making the team work out all morning under the hot sun.</text:p>
          </table:table-cell>
          <table:table-cell office:value-type="string">
            <text:p>مربی بی‌رحم دو و میدانی اصرار داشت که تیم تمام صبح را زیر آفتاب سوزان تمرین کند.</text:p>
          </table:table-cell>
          <table:table-cell office:value-type="string">
            <text:p>c. Swearing to catch the murderer, the detectives revealed that it had been an unusually brutal, violent crime.</text:p>
          </table:table-cell>
          <table:table-cell office:value-type="string">
            <text:p>کارآگاهان که سوگند یاد کردند قاتل را دستگیر کنند، فاش کردند که این یک جنایت غیرمعمولاً وحشیانه و خشونت‌آمیز بوده است.</text:p>
          </table:table-cell>
          <table:table-cell office:value-type="float" office:value="14">
            <text:p>14</text:p>
          </table:table-cell>
          <table:table-cell office:value-type="float" office:value="4">
            <text:p>4</text:p>
          </table:table-cell>
          <table:table-cell office:value-type="string">
            <text:p>{"word":"Brutal","mean":"","countable":"no","type":"adjective","voice":"unknown","plural":"","plural_example":"","example":"The Brutal Murder Shocked The Community.","registers":"[formal: Serious], [informal: Graphic]","phrasal_verbs":[],"synonyms":{"formal":["Savage","Ruthless"],"informal":["Beastly","Cruel"],"neutral":["Violent","Harsh"]},"derivations":[{"word":"Brutality","type":"noun","example":"The Brutality Of The Attack Was Unprecedented.","example_translation":"وحشیگری این حمله بی سابقه بود.","display":"Brutality"},{"word":"Brutally","type":"adverb","example":"He Was Brutally Honest With Her.","example_translation":"او با او به طرز وحشیانه ای صادق بود.","display":"Brutally"}],"collocations":[{"collocation":"Brutal Attack","example":"The Victim Suffered A Brutal Attack.","translation":"قربانی یک حمله وحشیانه را متحمل شد."},{"collocation":"Brutal Force","example":"The Police Used Brutal Force To Control The Crowd.","translation":"پلیس برای کنترل جمعیت از نیروی وحشیانه استفاده کرد."},{"collocation":"Brutal Regime","example":"The People Suffered Under A Brutal Regime.","translation":"مردم تحت یک رژیم وحشیانه رنج می بردند."}]}</text:p>
          </table:table-cell>
        </table:table-row>
        <table:table-row>
          <table:table-cell office:value-type="float" office:value="161">
            <text:p>161</text:p>
          </table:table-cell>
          <table:table-cell office:value-type="float" office:value="161">
            <text:p>161</text:p>
          </table:table-cell>
          <table:table-cell office:value-type="string">
            <text:p>Opponent</text:p>
          </table:table-cell>
          <table:table-cell office:value-type="string">
            <text:p>حریف، رقیب</text:p>
          </table:table-cell>
          <table:table-cell office:value-type="string">
            <text:p>uk  /əˈpəʊ.nənt/ us  /əˈpoʊ.nənt/</text:p>
          </table:table-cell>
          <table:table-cell office:value-type="string">
            <text:p>a. The Russian chess player underestimated his opponent and lost.</text:p>
          </table:table-cell>
          <table:table-cell office:value-type="string">
            <text:p>شطرنج باز روسی، حریف خود را دست کم گرفت و باخت.</text:p>
          </table:table-cell>
          <table:table-cell office:value-type="string">
            <text:p>Person who is on the other side of a fight, game, or discussion; person fighting, struggling or speaking against another</text:p>
          </table:table-cell>
          <table:table-cell office:value-type="string">
            <text:p>b. He was a bitter opponent of costly urban reform.</text:p>
          </table:table-cell>
          <table:table-cell office:value-type="string">
            <text:p>او مخالف سر سخت اصلاحات پرهزینه شهری بود.</text:p>
          </table:table-cell>
          <table:table-cell office:value-type="string">
            <text:p>c. Seeing his flabby opponent, Slugger was sure he would be victorious.</text:p>
          </table:table-cell>
          <table:table-cell office:value-type="string">
            <text:p>اِسلاگر با دیدن حریف شُل و وِل خود، مطمئن بود که پیروز خواهد شد.</text:p>
          </table:table-cell>
          <table:table-cell office:value-type="float" office:value="14">
            <text:p>14</text:p>
          </table:table-cell>
          <table:table-cell office:value-type="float" office:value="5">
            <text:p>5</text:p>
          </table:table-cell>
          <table:table-cell office:value-type="string">
            <text:p>{"word":"Opponent","mean":"","countable":"yes","type":"noun","voice":"unknown","plural":"Opponents","plural_example":"The Two Opponents Shook Hands After The Match.","example":"He Defeated His Opponent In The Final Round.","registers":"[formal: Formal], [informal: Neutral]","phrasal_verbs":[],"synonyms":{"formal":["Adversary","Antagonist"],"informal":["Rival"],"neutral":["Challenger","Competitor"]},"derivations":[{"word":"Oppose","type":"verb","example":"I Oppose The Idea.","example_translation":"من با این ایده مخالفم.","display":"Oppose"},{"word":"Opposition","type":"noun","example":"There Was Strong Opposition To The Plan.","example_translation":"مخالفت شدیدی با این طرح وجود داشت.","display":"Opposition"}],"collocations":[{"collocation":"Formidable Opponent","example":"He Was A Formidable Opponent On The Chessboard.","translation":"او حریف قدرتمندی در صفحه شطرنج بود."},{"collocation":"Main Opponent","example":"She Is The Main Opponent In The Election.","translation":"او حریف اصلی در انتخابات است."},{"collocation":"Political Opponent","example":"He Is A Political Opponent Of The President.","translation":"او یک مخالف سیاسی رئیس جمهور است."}]}</text:p>
          </table:table-cell>
        </table:table-row>
        <table:table-row>
          <table:table-cell office:value-type="float" office:value="162">
            <text:p>162</text:p>
          </table:table-cell>
          <table:table-cell office:value-type="float" office:value="162">
            <text:p>162</text:p>
          </table:table-cell>
          <table:table-cell office:value-type="string">
            <text:p>Brawl</text:p>
          </table:table-cell>
          <table:table-cell office:value-type="string">
            <text:p>کتک‌کاری</text:p>
          </table:table-cell>
          <table:table-cell office:value-type="string">
            <text:p>uk  /brɔːl/ us  /brɑːl/</text:p>
          </table:table-cell>
          <table:table-cell office:value-type="string">
            <text:p>a. The journalist covered all the details of the brawl in the park.</text:p>
          </table:table-cell>
          <table:table-cell office:value-type="string">
            <text:p>روزنامه‌نگار تمام جزئیات کتک‌کاری در پارک را گزارش کرد.</text:p>
          </table:table-cell>
          <table:table-cell office:value-type="string">
            <text:p>A noisy quarrel or fight</text:p>
          </table:table-cell>
          <table:table-cell office:value-type="string">
            <text:p>b. Larry dreaded a brawl with his father over finding a job.</text:p>
          </table:table-cell>
          <table:table-cell office:value-type="string">
            <text:p>لری از دعوا و مرافعه با پدرش برای پیدا کردن کار، وحشت داشت.</text:p>
          </table:table-cell>
          <table:table-cell office:value-type="string">
            <text:p>c. What started out as a polite discussion soon became a violent brawl.</text:p>
          </table:table-cell>
          <table:table-cell office:value-type="string">
            <text:p>آنچه به عنوان یک بحث مؤدبانه شروع شد، خیلی زود تبدیل به یک کتک‌کاری خشونت‌آمیز شد.</text:p>
          </table:table-cell>
          <table:table-cell office:value-type="float" office:value="14">
            <text:p>14</text:p>
          </table:table-cell>
          <table:table-cell office:value-type="float" office:value="6">
            <text:p>6</text:p>
          </table:table-cell>
          <table:table-cell office:value-type="string">
            <text:p>{"word":"Brawl","mean":"","countable":"yes","type":"noun","voice":"unknown","plural":"Brawls","plural_example":"There Were Several Brawls During The Concert.","example":"A Street Brawl Erupted After The Football Game.","registers":"[informal: Brawl]","phrasal_verbs":[],"synonyms":{"formal":["Altercation","Fracas"],"informal":["Fight","Scuffle","Ruckus","Melee"],"neutral":["Dispute","Clash"]},"derivations":[{"word":"Brawling","type":"noun","example":"Brawling Is Against The Law.","example_translation":"دعوا کردن بر خلاف قانون است.","display":"Brawling"},{"word":"Brawl","type":"verb","example":"They Brawled In The Street.","example_translation":"آن ها در خیابان دعوا کردند.","display":"Brawl"}],"collocations":[{"collocation":"Street Brawl","example":"The Police Were Called To Break Up The Street Brawl.","translation":"پلیس برای متفرق کردن دعوای خیابانی فراخوانده شد."},{"collocation":"Bar Brawl","example":"A Bar Brawl Led To Several Arrests.","translation":"یک دعوای میخانه ای منجر به چندین دستگیری شد."}]}</text:p>
          </table:table-cell>
        </table:table-row>
        <table:table-row>
          <table:table-cell office:value-type="float" office:value="163">
            <text:p>163</text:p>
          </table:table-cell>
          <table:table-cell office:value-type="float" office:value="163">
            <text:p>163</text:p>
          </table:table-cell>
          <table:table-cell office:value-type="string">
            <text:p>Duplicate</text:p>
          </table:table-cell>
          <table:table-cell office:value-type="string">
            <text:p>کپی کردن، تکراری</text:p>
          </table:table-cell>
          <table:table-cell office:value-type="string">
            <text:p>uk  /ˈdʒuː.plɪ.keɪt/ us  /ˈduː.plə.keɪt/</text:p>
          </table:table-cell>
          <table:table-cell office:value-type="string">
            <text:p>a. Elliott tried to deceive Mrs. Held by making a duplicate of my paper.</text:p>
          </table:table-cell>
          <table:table-cell office:value-type="string">
            <text:p>الیوت سعی کرد با کپی‌برداری از مقاله من، خانم هلد را فریب دهد.</text:p>
          </table:table-cell>
          <table:table-cell office:value-type="string">
            <text:p>An exact copy; make an exact copy of; repeat exactly</text:p>
          </table:table-cell>
          <table:table-cell office:value-type="string">
            <text:p>b. We duplicated the document so that everyone had a copy to study.</text:p>
          </table:table-cell>
          <table:table-cell office:value-type="string">
            <text:p>سند را تکثیر کردیم تا همه یک نسخه برای مطالعه داشته باشند.</text:p>
          </table:table-cell>
          <table:table-cell office:value-type="string">
            <text:p>c. The so-called expert did a mediocre job of duplicating the Van Gogh painting.</text:p>
          </table:table-cell>
          <table:table-cell office:value-type="string">
            <text:p>شخص به اصطلاح خبره، کار کپی‌برداری مبتذلی از نقاشی ونگوگ انجام داد.</text:p>
          </table:table-cell>
          <table:table-cell office:value-type="float" office:value="14">
            <text:p>14</text:p>
          </table:table-cell>
          <table:table-cell office:value-type="float" office:value="7">
            <text:p>7</text:p>
          </table:table-cell>
          <table:table-cell office:value-type="string">
            <text:p>{"word":"Duplicate","mean":"","countable":"no","type":"verb","voice":"transitive","plural":"","plural_example":"","example":"Please Duplicate This Document.","registers":"[formal: Replicate], [informal: Copy]","phrasal_verbs":[],"synonyms":{"formal":["Replicate","Reproduce"],"informal":["Copy","Clone"],"neutral":["Repeat","Imitate"]},"derivations":[{"word":"Duplication","type":"noun","example":"The Duplication Of Data Can Lead To Errors.","example_translation":"تکثیر داده ها می تواند منجر به خطا شود.","display":"Duplication"},{"word":"Duplicate","type":"noun","example":"I Need A Duplicate Of The Key.","example_translation":"من به یک نسخه کپی از کلید نیاز دارم.","display":"Duplicate"},{"word":"Duplicator","type":"noun","example":"He Used A Duplicator To Make Copies.","example_translation":"او از یک تکثیر کننده برای تهیه کپی استفاده کرد.","display":"Duplicator"}],"collocations":[{"collocation":"Duplicate File","example":"I Found A Duplicate File On My Computer.","translation":"من یک فایل تکراری در رایانه خود پیدا کردم."},{"collocation":"Duplicate Key","example":"The Database Prevented A Duplicate Key From Being Inserted.","translation":"پایگاه داده از درج یک کلید تکراری جلوگیری کرد."}]}</text:p>
          </table:table-cell>
        </table:table-row>
        <table:table-row>
          <table:table-cell office:value-type="float" office:value="164">
            <text:p>164</text:p>
          </table:table-cell>
          <table:table-cell office:value-type="float" office:value="164">
            <text:p>164</text:p>
          </table:table-cell>
          <table:table-cell office:value-type="string">
            <text:p>Vicious</text:p>
          </table:table-cell>
          <table:table-cell office:value-type="string">
            <text:p>وحشی، خشن، شرور</text:p>
          </table:table-cell>
          <table:table-cell office:value-type="string">
            <text:p>uk  /ˈvɪʃ.əs/ us  /ˈvɪʃ.əs/</text:p>
          </table:table-cell>
          <table:table-cell office:value-type="string">
            <text:p>a. Liza was unpopular because she was vicious to people she had just met.</text:p>
          </table:table-cell>
          <table:table-cell office:value-type="string">
            <text:p>لیزا محبوب نبود زیرا با افرادی که تازه ملاقات کرده بود، رفتاری خصمانه داشت.</text:p>
          </table:table-cell>
          <table:table-cell office:value-type="string">
            <text:p>Evil; wicked; savage</text:p>
          </table:table-cell>
          <table:table-cell office:value-type="string">
            <text:p>b. The vicious editor published false stories about people he disliked.</text:p>
          </table:table-cell>
          <table:table-cell office:value-type="string">
            <text:p>سردبیر خبیث داستان‌های دروغین درباره افرادی که از آن‌ها بدش می‌آمد، منتشر کرد.</text:p>
          </table:table-cell>
          <table:table-cell office:value-type="string">
            <text:p>c. Mr. Voss was reluctant to talk about his vicious pit bull.</text:p>
          </table:table-cell>
          <table:table-cell office:value-type="string">
            <text:p>آقای واس تمایلی نداشت در مورد سگ پیت بول وحشی خود صحبت کند.</text:p>
          </table:table-cell>
          <table:table-cell office:value-type="float" office:value="14">
            <text:p>14</text:p>
          </table:table-cell>
          <table:table-cell office:value-type="float" office:value="8">
            <text:p>8</text:p>
          </table:table-cell>
          <table:table-cell office:value-type="string">
            <text:p>{"word":"Vicious","mean":"","countable":"no","type":"adjective","voice":"unknown","plural":"","plural_example":"","example":"He Was Caught In A Vicious Cycle Of Addiction.","registers":"[formal: ], [informal: ]","phrasal_verbs":[],"synonyms":{"formal":["Brutal","Cruel","Ferocious"],"informal":["Nasty","Mean"],"neutral":["Savage","Violent"]},"derivations":[{"word":"Viciously","type":"adverb","example":"He Was Viciously Attacked.","example_translation":"او به طرز وحشیانه‌ای مورد حمله قرار گرفت.","display":"Viciously"},{"word":"Viciousness","type":"noun","example":"The Viciousness Of The Crime Shocked Everyone.","example_translation":"بی رحمی این جنایت همه را شوکه کرد.","display":"Viciousness"}],"collocations":[{"collocation":"Vicious Attack","example":"The Victim Suffered A Vicious Attack.","translation":"قربانی یک حمله وحشیانه شد."},{"collocation":"Vicious Rumors","example":"Vicious Rumors Spread Quickly Through The Town.","translation":"شایعات بدخواهانه به سرعت در شهر پخش شد."},{"collocation":"Vicious Cycle","example":"He Was Caught In A Vicious Cycle Of Poverty.","translation":"او در یک دور باطل فقر گرفتار شده بود."}]}</text:p>
          </table:table-cell>
        </table:table-row>
        <table:table-row>
          <table:table-cell office:value-type="float" office:value="165">
            <text:p>165</text:p>
          </table:table-cell>
          <table:table-cell office:value-type="float" office:value="165">
            <text:p>165</text:p>
          </table:table-cell>
          <table:table-cell office:value-type="string">
            <text:p>Whirling</text:p>
          </table:table-cell>
          <table:table-cell office:value-type="string">
            <text:p>چرخیدن، گردیدن</text:p>
          </table:table-cell>
          <table:table-cell office:value-type="string">
            <text:p>uk  /wɜːl/ us  /wɝːl/</text:p>
          </table:table-cell>
          <table:table-cell office:value-type="string">
            <text:p>The space vessel was whirling around before it landed on Earth.</text:p>
          </table:table-cell>
          <table:table-cell office:value-type="string">
            <text:p>کشتی فضایی قبل از اینکه روی زمین فرود بیاید، دور خود می‌چرخید.</text:p>
          </table:table-cell>
          <table:table-cell office:value-type="string">
            <text:p>Turning or swinging round and round; spinning</text:p>
          </table:table-cell>
          <table:table-cell office:value-type="string">
            <text:p>As they tried to lift the bulky piano, the movers went whirling across the living room.</text:p>
          </table:table-cell>
          <table:table-cell office:value-type="string">
            <text:p>هنگامی که کارگران تلاش می‌کردند پیانوی بزرگ را بلند کنند، در اتاق نشیمن به سرعت حرکت می‌کردند.</text:p>
          </table:table-cell>
          <table:table-cell office:value-type="string">
            <text:p>Because Angelo drank too much, he commenced to feel that everything was whirling around the bar.</text:p>
          </table:table-cell>
          <table:table-cell office:value-type="string">
            <text:p>از آنجا که آنجلو بیش از حد نوشیده بود، احساس کرد که همه چیز در اطراف بار می‌چرخد.</text:p>
          </table:table-cell>
          <table:table-cell office:value-type="float" office:value="14">
            <text:p>14</text:p>
          </table:table-cell>
          <table:table-cell office:value-type="float" office:value="9">
            <text:p>9</text:p>
          </table:table-cell>
          <table:table-cell office:value-type="string">
            <text:p>{"word":"Whirling","mean":"","countable":"no","type":"verb","voice":"intransitive","plural":"","plural_example":"","example":"The Dancer Was Whirling Across The Stage.","registers":"[formal: Poetic], [informal: Conversational]","phrasal_verbs":[],"synonyms":{"formal":["Revolving","Rotating","Gyrating","Swirling"],"informal":["Spinning","Twirling"],"neutral":["Turning"]},"derivations":[{"word":"whirl","type":"verb","example":"The Wind Made The Leaves Whirl.","example_translation":"باد باعث شد برگ ها بچرخند.","display":"Whirl"},{"word":"whirlwind","type":"noun","example":"A Whirlwind Swept Through The Town.","example_translation":"گردبادی شهر را فرا گرفت.","display":"Whirlwind"}],"collocations":[{"collocation":"whirling dervish","example":"He Danced Like A Whirling Dervish.","translation":"او مانند درویش چرخنده می رقصید."}]}</text:p>
          </table:table-cell>
        </table:table-row>
        <table:table-row>
          <table:table-cell office:value-type="float" office:value="166">
            <text:p>166</text:p>
          </table:table-cell>
          <table:table-cell office:value-type="float" office:value="166">
            <text:p>166</text:p>
          </table:table-cell>
          <table:table-cell office:value-type="string">
            <text:p>Underdog</text:p>
          </table:table-cell>
          <table:table-cell office:value-type="string">
            <text:p>آدم بازنده، توسری خور</text:p>
          </table:table-cell>
          <table:table-cell office:value-type="string">
            <text:p>uk  /ˈʌn.də.dɒɡ/ us  /ˈʌn.dɚ.dɑːɡ/</text:p>
          </table:table-cell>
          <table:table-cell office:value-type="string">
            <text:p>a. Minority groups complain about being the underdogs in this century.</text:p>
          </table:table-cell>
          <table:table-cell office:value-type="string">
            <text:p>گروه های اقلیت گله دارند که در این قرن، گروه های ستمدیده هستند.</text:p>
          </table:table-cell>
          <table:table-cell office:value-type="string">
            <text:p>Person having the worst of any struggle; one who is expected to lose</text:p>
          </table:table-cell>
          <table:table-cell office:value-type="string">
            <text:p>b. I always feel sorry for the underdog in a street fight.</text:p>
          </table:table-cell>
          <table:table-cell office:value-type="string">
            <text:p>همیشه برای آدم های ضعیف در دعوای خیابانی دلم می سوزد.</text:p>
          </table:table-cell>
          <table:table-cell office:value-type="string">
            <text:p>c. The Jets were identified as underdogs even though they had beaten the Los Angeles Rams earlier in the season.</text:p>
          </table:table-cell>
          <table:table-cell office:value-type="string">
            <text:p>تیمِ "جتس" به عنوان تیمِ بازنده شناخته شد گرچه قبلا در این فصل، تیم "لوس آنجلس رامز" را شکست داده بودند.</text:p>
          </table:table-cell>
          <table:table-cell office:value-type="float" office:value="14">
            <text:p>14</text:p>
          </table:table-cell>
          <table:table-cell office:value-type="float" office:value="10">
            <text:p>10</text:p>
          </table:table-cell>
          <table:table-cell office:value-type="string">
            <text:p>{"word":"Underdog","mean":"","countable":"yes","type":"noun","voice":"unknown","plural":"Underdogs","plural_example":"The underdogs surprised everyone by winning the championship.","example":"Everyone loves to root for the underdog.","registers":"[formal: Marginal], [informal: Common]","phrasal_verbs":[],"synonyms":{"formal":["Challenger","Contender"],"informal":["Little guy","Battler"],"neutral":["Weaker party","Loser","David"]},"derivations":[{"word":"Underdogged","type":"adjective","example":"The underdogged team fought hard.","example_translation":"تیم بازنده سخت جنگید.","display":"Underdogged"}],"collocations":[{"collocation":"Root for the underdog","example":"Many people root for the underdog in sports.","translation":"بسیاری از مردم در ورزش از بازنده حمایت می کنند."},{"collocation":"Underdog story","example":"It's a classic underdog story.","translation":"این یک داستان کلاسیک بازنده است."}]}</text:p>
          </table:table-cell>
        </table:table-row>
        <table:table-row>
          <table:table-cell office:value-type="float" office:value="167">
            <text:p>167</text:p>
          </table:table-cell>
          <table:table-cell office:value-type="float" office:value="167">
            <text:p>167</text:p>
          </table:table-cell>
          <table:table-cell office:value-type="string">
            <text:p>Thrust</text:p>
          </table:table-cell>
          <table:table-cell office:value-type="string">
            <text:p>حمله کردن، هل دادن، پرتاب کردن</text:p>
          </table:table-cell>
          <table:table-cell office:value-type="string">
            <text:p>uk  /θrʌst/ us  /θrʌst/</text:p>
          </table:table-cell>
          <table:table-cell office:value-type="string">
            <text:p>a. Once the jet engine was ignited, it thrust the rocket from the ground.</text:p>
          </table:table-cell>
          <table:table-cell office:value-type="string">
            <text:p>به محض اینکه موتور جت روشن شد، راکت را از زمین به بالا پرتاب کرد.</text:p>
          </table:table-cell>
          <table:table-cell office:value-type="string">
            <text:p>Push with force</text:p>
          </table:table-cell>
          <table:table-cell office:value-type="string">
            <text:p>b. He had adequate strength to thrust himself through the locked door.</text:p>
          </table:table-cell>
          <table:table-cell office:value-type="string">
            <text:p>او قدرت کافی داشت که با فشار راه خود را از میان درِ قفل شده، باز کند.</text:p>
          </table:table-cell>
          <table:table-cell office:value-type="string">
            <text:p>c. Eva was in a terrible rage when she thrust herself into the room.</text:p>
          </table:table-cell>
          <table:table-cell office:value-type="string">
            <text:p>ایوا وقتی با عصبانیت وارد اتاق شد، خیلی خشمگین بود.</text:p>
          </table:table-cell>
          <table:table-cell office:value-type="float" office:value="14">
            <text:p>14</text:p>
          </table:table-cell>
          <table:table-cell office:value-type="float" office:value="11">
            <text:p>11</text:p>
          </table:table-cell>
          <table:table-cell office:value-type="string">
            <text:p>{"word":"Thrust","mean":"","countable":"no","type":"verb","voice":"transitive","plural":"","plural_example":"","example":"She Thrust The Door Open.","registers":"[formal: ], [informal: ]","phrasal_verbs":[{"verb":"thrust upon","definition":"To Force Something Unwanted On Someone.","example":"Responsibility Was Thrust Upon Him At A Young Age.","example_translation":"مسئولیت در سن جوانی به او تحمیل شد."}],"synonyms":{"formal":["Propel","Impel","Oblige"],"informal":["Shove","Push","Ram"],"neutral":["Drive","Force","Press"]},"derivations":[{"word":"thrust","type":"noun","example":"The Rocket's Thrust Was Immense.","example_translation":"رانش موشک بسیار زیاد بود.","display":"Thrust"}],"collocations":[{"collocation":"thrust forward","example":"The Engine Thrust The Car Forward.","translation":"موتور ماشین را به جلو هل داد."}]}</text:p>
          </table:table-cell>
        </table:table-row>
        <table:table-row>
          <table:table-cell office:value-type="float" office:value="168">
            <text:p>168</text:p>
          </table:table-cell>
          <table:table-cell office:value-type="float" office:value="168">
            <text:p>168</text:p>
          </table:table-cell>
          <table:table-cell office:value-type="string">
            <text:p>Bewildered</text:p>
          </table:table-cell>
          <table:table-cell office:value-type="string">
            <text:p>سردرگم</text:p>
          </table:table-cell>
          <table:table-cell office:value-type="string">
            <text:p>uk  /bɪˈwɪl.dəd/ us  /bɪˈwɪl.dɚd/</text:p>
          </table:table-cell>
          <table:table-cell office:value-type="string">
            <text:p>The lawyer was bewildered by his client's lack of interest in the case.</text:p>
          </table:table-cell>
          <table:table-cell office:value-type="string">
            <text:p>وکیل از بی‌علاقگی موکلش به پرونده سردرگم شده بود.</text:p>
          </table:table-cell>
          <table:table-cell office:value-type="string">
            <text:p>Confused completely; puzzled</text:p>
          </table:table-cell>
          <table:table-cell office:value-type="string">
            <text:p>His partner's weird actions left Jack bewildered.</text:p>
          </table:table-cell>
          <table:table-cell office:value-type="string">
            <text:p>اعمال عجیب و غریب شریکش، جک را گیج کرد.</text:p>
          </table:table-cell>
          <table:table-cell office:value-type="string">
            <text:p>Bewildered by the sudden hazy weather, he decided not to go to the beach.</text:p>
          </table:table-cell>
          <table:table-cell office:value-type="string">
            <text:p>او که از هوای ناگهانی مه‌آلود گیج شده بود، تصمیم گرفت به ساحل نرود.</text:p>
          </table:table-cell>
          <table:table-cell office:value-type="float" office:value="14">
            <text:p>14</text:p>
          </table:table-cell>
          <table:table-cell office:value-type="float" office:value="12">
            <text:p>12</text:p>
          </table:table-cell>
          <table:table-cell office:value-type="string">
            <text:p>{"word":"Bewildered","mean":"","countable":"no","type":"adjective","voice":"unknown","plural":"","plural_example":"","example":"She Looked At Me With A Bewildered Expression.","registers":"[formal: Perplexed], [informal: Stumped]","phrasal_verbs":[],"synonyms":{"formal":["Perplexed","Confused","Dazed"],"informal":["Stumped","Lost","Baffled"],"neutral":["Confused","Puzzled","Disoriented"]},"derivations":[{"word":"Bewilder","type":"verb","example":"The Complex Instructions Bewildered Him.","example_translation":"دستورالعمل های پیچیده او را گیج کرد.","display":"Bewilder"},{"word":"Bewilderment","type":"noun","example":"She Expressed Her Bewilderment At The Situation.","example_translation":"او حیرت خود را از این وضعیت ابراز کرد.","display":"Bewilderment"}],"collocations":[{"collocation":"Completely Bewildered","example":"I Was Completely Bewildered By The Instructions.","translation":"من کاملاً از دستورالعمل ها گیج شده بودم."},{"collocation":"Utterly Bewildered","example":"He Was Utterly Bewildered By Her Reaction.","translation":"او کاملاً از واکنش او گیج شده بود."}]}</text:p>
          </table:table-cell>
        </table:table-row>
        <table:table-row>
          <table:table-cell office:value-type="float" office:value="169">
            <text:p>169</text:p>
          </table:table-cell>
          <table:table-cell office:value-type="float" office:value="169">
            <text:p>169</text:p>
          </table:table-cell>
          <table:table-cell office:value-type="string">
            <text:p>Expand</text:p>
          </table:table-cell>
          <table:table-cell office:value-type="string">
            <text:p>گسترش دادن</text:p>
          </table:table-cell>
          <table:table-cell office:value-type="string">
            <text:p>uk  /ɪkˈspænd/ us  /ɪkˈspænd/</text:p>
          </table:table-cell>
          <table:table-cell office:value-type="string">
            <text:p>a. We will expand our business as soon as we locate a new building.</text:p>
          </table:table-cell>
          <table:table-cell office:value-type="string">
            <text:p>به محض اینکه ساختمان جدیدی پیدا کنیم، کسب و کار خود را گسترش خواهیم داد.</text:p>
          </table:table-cell>
          <table:table-cell office:value-type="string">
            <text:p>Increase in size; enlarge; swell</text:p>
          </table:table-cell>
          <table:table-cell office:value-type="string">
            <text:p>b. Present laws against people who pollute the air must be expanded.</text:p>
          </table:table-cell>
          <table:table-cell office:value-type="string">
            <text:p>قوانین فعلی علیه افرادی که هوا را آلوده می‌کنند، باید گسترش یابند.</text:p>
          </table:table-cell>
          <table:table-cell office:value-type="string">
            <text:p>c. Expanding the comic strips, the editor hoped that more people would buy his paper.</text:p>
          </table:table-cell>
          <table:table-cell office:value-type="string">
            <text:p>با گسترش ستون‌های مصور کمیک، سردبیر امیدوار بود که افراد بیشتری روزنامه او را بخرند.</text:p>
          </table:table-cell>
          <table:table-cell office:value-type="float" office:value="15">
            <text:p>15</text:p>
          </table:table-cell>
          <table:table-cell office:value-type="float" office:value="1">
            <text:p>1</text:p>
          </table:table-cell>
          <table:table-cell office:value-type="string">
            <text:p>{"word":"Expand","mean":"","countable":"no","type":"verb","voice":"both","plural":"","plural_example":"","example":"We Need To Expand Our Business Into New Markets.","registers":"[formal: Formal], [informal: Informal]","phrasal_verbs":[{"verb":"expand on","definition":"To Give More Details About Something.","example":"Could You Expand On That Point, Please?","example_translation":"می توانید لطفا در مورد آن نکته بیشتر توضیح دهید؟"}],"synonyms":{"formal":["Extend","Enlarge","Augment","Amplify","Dilate"],"informal":["Grow","Spread","Inflate","Widen","Develop"],"neutral":["Increase","Broaden","Stretch","Unfold","Prolong"]},"derivations":[{"word":"Expansion","type":"noun","example":"The Expansion Of The City Is Inevitable.","example_translation":"گسترش شهر اجتناب ناپذیر است.","display":"Expansion"},{"word":"Expansive","type":"adjective","example":"He Has An Expansive Personality.","example_translation":"او شخصیتی گسترده و پربار دارد.","display":"Expansive"}],"collocations":[{"collocation":"expand rapidly","example":"The Company Expanded Rapidly After Receiving Investment.","translation":"شرکت پس از دریافت سرمایه گذاری به سرعت گسترش یافت."},{"collocation":"expand significantly","example":"The Economy Expanded Significantly Last Quarter.","translation":"اقتصاد در سه ماهه گذشته به میزان قابل توجهی گسترش یافت."},{"collocation":"expand its operations","example":"The Business Is Looking To Expand Its Operations Overseas.","translation":"این تجارت به دنبال گسترش فعالیت های خود در خارج از کشور است."}]}</text:p>
          </table:table-cell>
        </table:table-row>
        <table:table-row>
          <table:table-cell office:value-type="float" office:value="170">
            <text:p>170</text:p>
          </table:table-cell>
          <table:table-cell office:value-type="float" office:value="170">
            <text:p>170</text:p>
          </table:table-cell>
          <table:table-cell office:value-type="string">
            <text:p>Alter</text:p>
          </table:table-cell>
          <table:table-cell office:value-type="string">
            <text:p>اصلاح کردن، تغییر دادن</text:p>
          </table:table-cell>
          <table:table-cell office:value-type="string">
            <text:p>uk  /ˈɒl.tər/ us  /ˈɑːl.tɚ/</text:p>
          </table:table-cell>
          <table:table-cell office:value-type="string">
            <text:p>a. I altered my typical lunch and had a steak instead.</text:p>
          </table:table-cell>
          <table:table-cell office:value-type="string">
            <text:p>من ناهار معمول خود را تغییر دادم و به جای آن استیک خوردم.</text:p>
          </table:table-cell>
          <table:table-cell office:value-type="string">
            <text:p>Make different; change; vary</text:p>
          </table:table-cell>
          <table:table-cell office:value-type="string">
            <text:p>b. Dorothy agreed to alter my dress if I would reveal its cost to her.</text:p>
          </table:table-cell>
          <table:table-cell office:value-type="string">
            <text:p>دوروتی قبول کرد لباسم را تغییر دهد به شرطی که هزینه اش را به او بگویم.</text:p>
          </table:table-cell>
          <table:table-cell office:value-type="string">
            <text:p>c. It's absurd to spend money to alter that old candy store.</text:p>
          </table:table-cell>
          <table:table-cell office:value-type="string">
            <text:p>احمقانه است که پول صرف تغییر دادن آن فروشگاه آب نبات فروشی قدیمی کنیم.</text:p>
          </table:table-cell>
          <table:table-cell office:value-type="float" office:value="15">
            <text:p>15</text:p>
          </table:table-cell>
          <table:table-cell office:value-type="float" office:value="2">
            <text:p>2</text:p>
          </table:table-cell>
          <table:table-cell office:value-type="string">
            <text:p>{"word":"Alter","mean":"","countable":"no","type":"verb","voice":"transitive","plural":"","plural_example":"","example":"The Tailor Altered The Dress To Fit Perfectly.","registers":"[formal: Modify], [neutral: Change]","phrasal_verbs":[],"synonyms":{"formal":["Modify","Adjust","Convert"],"informal":["Change","Tweak","Mess With"],"neutral":["Change","Adjust","Adapt"]},"derivations":[{"word":"Alteration","type":"noun","example":"The Dress Needs Some Alterations.","example_translation":"این لباس به کمی تغییرات نیاز دارد.","display":"Alteration"},{"word":"Altered","type":"adjective","example":"The Report Was An Altered Version Of The Original.","example_translation":"این گزارش نسخه تغییر یافته از اصل است.","display":"Altered"}],"collocations":[{"collocation":"Slightly Alter","example":"I Have Slightly Altered The Recipe.","translation":"من کمی دستور غذا را تغییر داده ام."},{"collocation":"Significantly Alter","example":"The New Law Will Significantly Alter The Industry.","translation":"قانون جدید به طور قابل توجهی صنعت را تغییر خواهد داد."},{"collocation":"Radically Alter","example":"His Accident Radically Altered His Perspective On Life.","translation":"تصادف او دیدگاهش را در مورد زندگی به طور اساسی تغییر داد."}]}</text:p>
          </table:table-cell>
        </table:table-row>
        <table:table-row>
          <table:table-cell office:value-type="float" office:value="171">
            <text:p>171</text:p>
          </table:table-cell>
          <table:table-cell office:value-type="float" office:value="171">
            <text:p>171</text:p>
          </table:table-cell>
          <table:table-cell office:value-type="string">
            <text:p>Mature</text:p>
          </table:table-cell>
          <table:table-cell office:value-type="string">
            <text:p>بالغ</text:p>
          </table:table-cell>
          <table:table-cell office:value-type="string">
            <text:p>uk  /məˈtʃʊər/ us  /məˈtʃʊr/ /məˈtʃɔːr/</text:p>
          </table:table-cell>
          <table:table-cell office:value-type="string">
            <text:p>a. I could tell that Mitch was mature from the way he persisted in his work.</text:p>
          </table:table-cell>
          <table:table-cell office:value-type="string">
            <text:p>من می توانستم بگویم که میچ به خاطر استقامتی که در کارش نشان می داد آدم بالغی بود.</text:p>
          </table:table-cell>
          <table:table-cell office:value-type="string">
            <text:p>Ripe; fully grown or developed</text:p>
          </table:table-cell>
          <table:table-cell office:value-type="string">
            <text:p>b. Only through mature study habits can a person hope to gain knowledge.</text:p>
          </table:table-cell>
          <table:table-cell office:value-type="string">
            <text:p>تنها از طریق روش های سنجیده مطالعه، یک فرد می تواند امیدوار به کسب دانش باشد.</text:p>
          </table:table-cell>
          <table:table-cell office:value-type="string">
            <text:p>c. It is essential that you behave in a mature way in the business world.</text:p>
          </table:table-cell>
          <table:table-cell office:value-type="string">
            <text:p>لازم است که شما در دنیای تجارت به طور بالغانه رفتار کنید.</text:p>
          </table:table-cell>
          <table:table-cell office:value-type="float" office:value="15">
            <text:p>15</text:p>
          </table:table-cell>
          <table:table-cell office:value-type="float" office:value="3">
            <text:p>3</text:p>
          </table:table-cell>
          <table:table-cell office:value-type="string">
            <text:p>{"word":"Mature","mean":"","countable":"no","type":"adjective","voice":"unknown","plural":"","plural_example":"","example":"She Is A Mature Woman.","registers":"[formal: Formal], [informal: Informal]","phrasal_verbs":[],"synonyms":{"formal":["Adult","Developed"],"informal":["Grown-up"],"neutral":["Ripe","Experienced"]},"derivations":[{"word":"Maturity","type":"noun","example":"He Showed A Great Deal Of Maturity For His Age.","example_translation":"او برای سن خود بلوغ زیادی نشان داد.","display":"Maturity"},{"word":"Maturely","type":"adverb","example":"She Acted Maturely In A Difficult Situation.","example_translation":"او در یک موقعیت دشوار، بالغانه عمل کرد.","display":"Maturely"}],"collocations":[{"collocation":"Mature Cheese","example":"We Enjoyed Some Mature Cheese With Our Wine.","translation":"ما از مقداری پنیر رسیده با شرابمان لذت بردیم."},{"collocation":"Mature Audience","example":"This Film Is Intended For A Mature Audience.","translation":"این فیلم برای مخاطب بزرگسال در نظر گرفته شده است."}]}</text:p>
          </table:table-cell>
        </table:table-row>
        <table:table-row>
          <table:table-cell office:value-type="float" office:value="172">
            <text:p>172</text:p>
          </table:table-cell>
          <table:table-cell office:value-type="float" office:value="172">
            <text:p>172</text:p>
          </table:table-cell>
          <table:table-cell office:value-type="string">
            <text:p>Sacred</text:p>
          </table:table-cell>
          <table:table-cell office:value-type="string">
            <text:p>مقدس، مذهبی</text:p>
          </table:table-cell>
          <table:table-cell office:value-type="string">
            <text:p>uk  /ˈseɪ.krɪd/ us  /ˈseɪ.krɪd/</text:p>
          </table:table-cell>
          <table:table-cell office:value-type="string">
            <text:p>a. Her sacred medal had to be sold because the family was in urgent need of money.</text:p>
          </table:table-cell>
          <table:table-cell office:value-type="string">
            <text:p>مدال مقدس او می‌بایست فروخته می‌شد، زیرا خانواده به شدت به پول نیاز داشت.</text:p>
          </table:table-cell>
          <table:table-cell office:value-type="string">
            <text:p>Worthy of respect; holy</text:p>
          </table:table-cell>
          <table:table-cell office:value-type="string">
            <text:p>b. It was revealed by the journalist that the sacred temple had been torn down.</text:p>
          </table:table-cell>
          <table:table-cell office:value-type="string">
            <text:p>توسط روزنامه نگار فاش شد که آن معبد مقدس ویران شده بود.</text:p>
          </table:table-cell>
          <table:table-cell office:value-type="string">
            <text:p>c. Kate made a sacred promise to her parents never to miss a Sunday church service.</text:p>
          </table:table-cell>
          <table:table-cell office:value-type="string">
            <text:p>کیت به والدینش قول مقدسی داد که هرگز مراسم یکشنبه کلیسا را از دست ندهد.</text:p>
          </table:table-cell>
          <table:table-cell office:value-type="float" office:value="15">
            <text:p>15</text:p>
          </table:table-cell>
          <table:table-cell office:value-type="float" office:value="4">
            <text:p>4</text:p>
          </table:table-cell>
          <table:table-cell office:value-type="string">
            <text:p>{"word":"Sacred","mean":"","countable":"no","type":"adjective","voice":"unknown","plural":"","plural_example":"","example":"This Is A Sacred Place.","registers":"[formal: Respectful], [neutral: Standard]","phrasal_verbs":[],"synonyms":{"formal":["Hallowed","Consecrated","Venerated"],"informal":["Special","Important"],"neutral":["Holy","Revered","Blessed"]},"derivations":[{"word":"Sacredness","type":"noun","example":"The Sacredness Of Life Must Be Respected.","example_translation":"حرمت زندگی باید رعایت شود.","display":"Sacredness"},{"word":"Sacrally","type":"adverb","example":"The Ritual Was Performed Sacrally.","example_translation":"این آیین به طور مقدس انجام شد.","display":"Sacrally"}],"collocations":[{"collocation":"Sacred Ground","example":"They Considered The Cemetery To Be Sacred Ground.","translation":"آنها قبرستان را زمین مقدس می دانستند."},{"collocation":"Sacred Duty","example":"It Is Our Sacred Duty To Protect The Innocent.","translation":"این وظیفه مقدس ماست که از بی گناهان محافظت کنیم."}]}</text:p>
          </table:table-cell>
        </table:table-row>
        <table:table-row>
          <table:table-cell office:value-type="float" office:value="173">
            <text:p>173</text:p>
          </table:table-cell>
          <table:table-cell office:value-type="float" office:value="173">
            <text:p>173</text:p>
          </table:table-cell>
          <table:table-cell office:value-type="string">
            <text:p>Revise</text:p>
          </table:table-cell>
          <table:table-cell office:value-type="string">
            <text:p>تجدید نظر کردن، اصلاح کردن</text:p>
          </table:table-cell>
          <table:table-cell office:value-type="string">
            <text:p>uk  /rɪˈvaɪz/ us  /rɪˈvaɪz/</text:p>
          </table:table-cell>
          <table:table-cell office:value-type="string">
            <text:p>a. My family revised its weekend plans when the weather turned hazy.</text:p>
          </table:table-cell>
          <table:table-cell office:value-type="string">
            <text:p>وقتی که هوا مه آلود شد، خانواده‌ام در برنامه‌های تعطیلات آخر هفته تجدید نظر کرد.</text:p>
          </table:table-cell>
          <table:table-cell office:value-type="string">
            <text:p>Change; alter; bring up to date</text:p>
          </table:table-cell>
          <table:table-cell office:value-type="string">
            <text:p>b. The dictionary was revised and then published in a more expensive edition.</text:p>
          </table:table-cell>
          <table:table-cell office:value-type="string">
            <text:p>فرهنگ لغت مورد بازبینی مجدد قرار گرفت و سپس به صورت مجلّدی گران‌تری منتشر شد.</text:p>
          </table:table-cell>
          <table:table-cell office:value-type="string">
            <text:p>c. Under the revised rules, Shane was eliminated from competing.</text:p>
          </table:table-cell>
          <table:table-cell office:value-type="string">
            <text:p>بنا به مقررات اصلاح‌شده، شین از رقابت‌ها حذف شد.</text:p>
          </table:table-cell>
          <table:table-cell office:value-type="float" office:value="15">
            <text:p>15</text:p>
          </table:table-cell>
          <table:table-cell office:value-type="float" office:value="5">
            <text:p>5</text:p>
          </table:table-cell>
          <table:table-cell office:value-type="string">
            <text:p>{"word":"Revise","mean":"","countable":"no","type":"verb","voice":"transitive","plural":"","plural_example":"","example":"I Need To Revise My Essay Before Submitting It.","registers":"[formal: Revise], [informal: Go Over]","phrasal_verbs":[],"synonyms":{"formal":["Amend","Modify","Edit","Correct"],"informal":["Go Over","Tweak","Brush Up","Rework"],"neutral":["Alter","Change","Improve","Rewrite"]},"derivations":[{"word":"Revision","type":"noun","example":"The Revision Of The Textbook Is Scheduled For Next Year.","example_translation":"تجدید نظر در کتاب درسی برای سال آینده برنامه ریزی شده است.","display":"Revision"},{"word":"Revised","type":"adjective","example":"The Revised Edition Contains New Information.","example_translation":"ویرایش اصلاح شده حاوی اطلاعات جدید است.","display":"Revised"}],"collocations":[{"collocation":"Revise A Draft","example":"He Needed To Revise A Draft Of His Report.","translation":"او باید پیش نویس گزارش خود را بازبینی می کرد."},{"collocation":"Revise A Plan","example":"They Had To Revise Their Plan Due To Unexpected Circumstances.","translation":"آنها مجبور بودند به دلیل شرایط غیرمنتظره برنامه خود را اصلاح کنند."},{"collocation":"Revise Regulations","example":"The Committee Agreed To Revise Regulations Concerning Environmental Protection.","translation":"کمیته موافقت کرد که مقررات مربوط به حفاظت از محیط زیست را اصلاح کند."}]}</text:p>
          </table:table-cell>
        </table:table-row>
        <table:table-row>
          <table:table-cell office:value-type="float" office:value="174">
            <text:p>174</text:p>
          </table:table-cell>
          <table:table-cell office:value-type="float" office:value="174">
            <text:p>174</text:p>
          </table:table-cell>
          <table:table-cell office:value-type="string">
            <text:p>Pledge</text:p>
          </table:table-cell>
          <table:table-cell office:value-type="string">
            <text:p>تعهد، گرو، ضمانت، وثیقه</text:p>
          </table:table-cell>
          <table:table-cell office:value-type="string">
            <text:p>uk  /pledʒ/ us  /pledʒ/</text:p>
          </table:table-cell>
          <table:table-cell office:value-type="string">
            <text:p>a. Before the grand jury, the sinister gangster pledged to tell the whole truth.</text:p>
          </table:table-cell>
          <table:table-cell office:value-type="string">
            <text:p>در مقابل هیئت منصفه عالی، تبهکار شرور تعهد کرد که تمام حقیقت را بگوید.</text:p>
          </table:table-cell>
          <table:table-cell office:value-type="string">
            <text:p>Promise</text:p>
          </table:table-cell>
          <table:table-cell office:value-type="string">
            <text:p>b. Monte was reluctant to pledge his loyalty to his new girlfriend.</text:p>
          </table:table-cell>
          <table:table-cell office:value-type="string">
            <text:p>مونته تمایلی نداشت وفاداری خود را به دوست دختر جدیدش تعهد کند.</text:p>
          </table:table-cell>
          <table:table-cell office:value-type="string">
            <text:p>c. Pledged to discovering the facts, the journalist began to dig up new evidence for his readers.</text:p>
          </table:table-cell>
          <table:table-cell office:value-type="string">
            <text:p>خبرنگار که متعهد به کشف حقایق بود، شروع به جمع آوری شواهد جدید برای خوانندگانش کرد.</text:p>
          </table:table-cell>
          <table:table-cell office:value-type="float" office:value="15">
            <text:p>15</text:p>
          </table:table-cell>
          <table:table-cell office:value-type="float" office:value="6">
            <text:p>6</text:p>
          </table:table-cell>
          <table:table-cell office:value-type="string">
            <text:p>{"word":"Pledge","mean":"","countable":"yes","type":"noun","voice":"unknown","plural":"pledges","plural_example":"The Candidates Made Several Pledges During The Debate.","example":"He Gave A Pledge To Support The Campaign.","registers":"[formal: Formal], [informal: Informal]","phrasal_verbs":[],"synonyms":{"formal":["Vow","Guarantee","Assurance"],"informal":["Word","Promise","Oath"],"neutral":["Commitment","Undertaking","Declaration"]},"derivations":[{"word":"Pledge","type":"verb","example":"She Pledged To Donate A Large Sum Of Money.","example_translation":"او متعهد شد مبلغ زیادی پول اهدا کند.","display":"Pledge"},{"word":"Pledger","type":"noun","example":"He Is A Generous Pledger To The Charity.","example_translation":"او یک متعهد سخاوتمند برای خیریه است.","display":"Pledger"}],"collocations":[{"collocation":"A Solemn Pledge","example":"They Took A Solemn Pledge To Defend Their Country.","translation":"آنها پیمان محکمی برای دفاع از کشورشان بستند."},{"collocation":"A Campaign Pledge","example":"The Politician Broke His Campaign Pledge.","translation":"سیاستمدار به وعده های انتخاباتی خود عمل نکرد."},{"collocation":"A Pledge Of Allegiance","example":"Students Recited The Pledge Of Allegiance.","translation":"دانش آموزان سوگند وفاداری را تکرار کردند."}]}</text:p>
          </table:table-cell>
        </table:table-row>
        <table:table-row>
          <table:table-cell office:value-type="float" office:value="175">
            <text:p>175</text:p>
          </table:table-cell>
          <table:table-cell office:value-type="float" office:value="175">
            <text:p>175</text:p>
          </table:table-cell>
          <table:table-cell office:value-type="string">
            <text:p>Casual</text:p>
          </table:table-cell>
          <table:table-cell office:value-type="string">
            <text:p>اتفاقی</text:p>
          </table:table-cell>
          <table:table-cell office:value-type="string">
            <text:p>uk  /ˈkæʒ.ju.əl/ us  /ˈkæʒ.uː.əl/</text:p>
          </table:table-cell>
          <table:table-cell office:value-type="string">
            <text:p>a. As the villain stole the money from the blind man, he walked away in a casual manner.</text:p>
          </table:table-cell>
          <table:table-cell office:value-type="string">
            <text:p>وقتی آدم شرور پول را از مرد نابینا دزدید، با حالتی بی‌تفاوت از کنار او دور شد.</text:p>
          </table:table-cell>
          <table:table-cell office:value-type="string">
            <text:p>Happening by chance; not planned or expected; not calling attention to itself</text:p>
          </table:table-cell>
          <table:table-cell office:value-type="string">
            <text:p>b. The bartender made a casual remark about the brawl in the backroom.</text:p>
          </table:table-cell>
          <table:table-cell office:value-type="string">
            <text:p>بارمن، یک اظهار نظر سرسری در مورد دعوا در اتاق پشتی کرد.</text:p>
          </table:table-cell>
          <table:table-cell office:value-type="string">
            <text:p>c. Following a casual meeting on the street, the bachelor renewed his friendship with the widow.</text:p>
          </table:table-cell>
          <table:table-cell office:value-type="string">
            <text:p>به دنبال دیداری اتفاقی در خیابان، مرد مجرد دوستی‌اش با زن بیوه را تجدید کرد.</text:p>
          </table:table-cell>
          <table:table-cell office:value-type="float" office:value="15">
            <text:p>15</text:p>
          </table:table-cell>
          <table:table-cell office:value-type="float" office:value="7">
            <text:p>7</text:p>
          </table:table-cell>
          <table:table-cell office:value-type="string">
            <text:p>{"word":"Casual","mean":"","countable":"no","type":"adjective","voice":"unknown","plural":"","plural_example":"","example":"He Wore A Casual Shirt And Jeans.","registers":"[formal: Business], [informal: Everyday]","phrasal_verbs":[],"synonyms":{"formal":["Informal","Relaxed"],"informal":["Laid-Back","Easygoing"],"neutral":["Everyday","Informal","Relaxed"]},"derivations":[{"word":"Casually","type":"adverb","example":"She Casually Mentioned Her Promotion.","example_translation":"او به طور اتفاقی به ترفیع خود اشاره کرد.","display":"Casually"},{"word":"Casualness","type":"noun","example":"I Appreciated The Casualness Of The Meeting.","example_translation":"من از غیررسمی بودن جلسه قدردانی کردم.","display":"Casualness"}],"collocations":[{"collocation":"Casual Clothes","example":"She Prefers To Wear Casual Clothes At Home.","translation":"او ترجیح می دهد لباس های غیر رسمی در خانه بپوشد."},{"collocation":"Casual Attitude","example":"His Casual Attitude Towards Work Worried His Boss.","translation":"نگرش سهل انگارانه او نسبت به کار رئیسش را نگران کرده بود."},{"collocation":"Casual Acquaintance","example":"I Met Him As A Casual Acquaintance At A Party.","translation":"من او را به عنوان یک آشنای غیر رسمی در یک مهمانی ملاقات کردم."}]}</text:p>
          </table:table-cell>
        </table:table-row>
        <table:table-row>
          <table:table-cell office:value-type="float" office:value="176">
            <text:p>176</text:p>
          </table:table-cell>
          <table:table-cell office:value-type="float" office:value="176">
            <text:p>176</text:p>
          </table:table-cell>
          <table:table-cell office:value-type="string">
            <text:p>Pursue</text:p>
          </table:table-cell>
          <table:table-cell office:value-type="string">
            <text:p>تعقیب کردن</text:p>
          </table:table-cell>
          <table:table-cell office:value-type="string">
            <text:p>uk  /pəˈsjuː/ us  /pɚˈsuː/</text:p>
          </table:table-cell>
          <table:table-cell office:value-type="string">
            <text:p>a. We pursued the bicycle thief until he vanished from our sight.</text:p>
          </table:table-cell>
          <table:table-cell office:value-type="string">
            <text:p>ما دزد دوچرخه را تعقیب کردیم تا اینکه از دید ما ناپدید شد.</text:p>
          </table:table-cell>
          <table:table-cell office:value-type="string">
            <text:p>Follow; proceed along</text:p>
          </table:table-cell>
          <table:table-cell office:value-type="string">
            <text:p>b. Ernie rowed up the river, pursuing it to its source.</text:p>
          </table:table-cell>
          <table:table-cell office:value-type="string">
            <text:p>ارنی در خلاف جهت رودخانه پارو زد و آن را تا سرچشمه‌اش دنبال کرد.</text:p>
          </table:table-cell>
          <table:table-cell office:value-type="string">
            <text:p>c. The senior wanted to pursue urban affairs as his life's work.</text:p>
          </table:table-cell>
          <table:table-cell office:value-type="string">
            <text:p>دانشجوی سال آخر می‌خواست امور شهری را به عنوان شغل آینده‌اش دنبال کند.</text:p>
          </table:table-cell>
          <table:table-cell office:value-type="float" office:value="15">
            <text:p>15</text:p>
          </table:table-cell>
          <table:table-cell office:value-type="float" office:value="8">
            <text:p>8</text:p>
          </table:table-cell>
          <table:table-cell office:value-type="string">
            <text:p>{"word":"Pursue","mean":"","countable":"no","type":"verb","voice":"transitive","plural":"","plural_example":"","example":"The Police Pursued The Suspect.","registers":"[formal: Common], [informal: Rare]","phrasal_verbs":[{"verb":"Pursue Something\/Someone","definition":"To Follow Or Chase Someone Or Something, Usually To Catch Them.","example":"The Hunter Pursued The Deer Through The Forest.","example_translation":"شکارچی گوزن را در جنگل تعقیب کرد."}],"synonyms":{"formal":["Chase","Follow","Seek","Strive"],"informal":["Go After","Track"],"neutral":["Hunt","Trail"]},"derivations":[{"word":"Pursuit","type":"noun","example":"His Pursuit Of Happiness Led Him Around The World.","example_translation":"تلاش او برای شادی او را به دور دنیا کشاند.","display":"Pursuit"},{"word":"Pursuer","type":"noun","example":"The Pursuer Was Gaining On The Runner.","example_translation":"تعقیب کننده به دونده نزدیک می شد.","display":"Pursuer"}],"collocations":[{"collocation":"Pursue A Goal","example":"She Decided To Pursue A Career In Medicine.","translation":"او تصمیم گرفت که به دنبال حرفه پزشکی برود."},{"collocation":"Pursue A Dream","example":"He Encouraged Me To Pursue My Dream Of Becoming A Writer.","translation":"او مرا تشویق کرد تا رویای نویسنده شدن را دنبال کنم."}]}</text:p>
          </table:table-cell>
        </table:table-row>
        <table:table-row>
          <table:table-cell office:value-type="float" office:value="177">
            <text:p>177</text:p>
          </table:table-cell>
          <table:table-cell office:value-type="float" office:value="177">
            <text:p>177</text:p>
          </table:table-cell>
          <table:table-cell office:value-type="string">
            <text:p>Unanimous</text:p>
          </table:table-cell>
          <table:table-cell office:value-type="string">
            <text:p>متفق‌القول</text:p>
          </table:table-cell>
          <table:table-cell office:value-type="string">
            <text:p>uk  /juːˈnæn.ɪ.məs/ us  /juːˈnæn.ə.məs/</text:p>
          </table:table-cell>
          <table:table-cell office:value-type="string">
            <text:p>The class was unanimous in wanting to eliminate study halls.</text:p>
          </table:table-cell>
          <table:table-cell office:value-type="string">
            <text:p>بچه‌های کلاس، متحدالقول خواستار حذف اتاق‌های مطالعه شدند.</text:p>
          </table:table-cell>
          <table:table-cell office:value-type="string">
            <text:p>In complete agreement</text:p>
          </table:table-cell>
          <table:table-cell office:value-type="string">
            <text:p>There has never been an election in our union which was won by a unanimous vote.</text:p>
          </table:table-cell>
          <table:table-cell office:value-type="string">
            <text:p>هرگز در اتحادیه ما انتخاباتی نبوده است که با رأی قاطع به پیروزی رسیده باشد.</text:p>
          </table:table-cell>
          <table:table-cell office:value-type="string">
            <text:p>The Senate, by a unanimous vote, decided to decrease taxes.</text:p>
          </table:table-cell>
          <table:table-cell office:value-type="string">
            <text:p>مجلس سنا، با رأی قاطع، تصمیم به کاهش مالیات‌ها گرفت.</text:p>
          </table:table-cell>
          <table:table-cell office:value-type="float" office:value="15">
            <text:p>15</text:p>
          </table:table-cell>
          <table:table-cell office:value-type="float" office:value="9">
            <text:p>9</text:p>
          </table:table-cell>
          <table:table-cell office:value-type="string">
            <text:p>{"word":"Unanimous","mean":"","countable":"no","type":"adjective","voice":"unknown","plural":"","plural_example":"","example":"The Decision Was Unanimous.","registers":"[formal: Unanimous], [informal: ]","phrasal_verbs":[],"synonyms":{"formal":["Concurrent","Harmonious","Undisputed"],"informal":[],"neutral":["United","Consistent","Accordant","Like-Minded"]},"derivations":[{"word":"Unanimously","type":"adverb","example":"The Motion Was Unanimously Approved.","example_translation":"این پیشنهاد به اتفاق آرا تصویب شد.","display":"Unanimously"},{"word":"Unanimity","type":"noun","example":"The Committee Reached Unanimity On The Issue.","example_translation":"کمیته در این مورد به اتفاق نظر رسید.","display":"Unanimity"}],"collocations":[{"collocation":"Unanimous Agreement","example":"There Was Unanimous Agreement On The Proposal.","translation":"در مورد این پیشنهاد توافق نظر وجود داشت."},{"collocation":"Unanimous Support","example":"The Project Received Unanimous Support From The Committee.","translation":"این پروژه از حمایت قاطع کمیته برخوردار شد."},{"collocation":"Unanimous Vote","example":"The Bill Passed With A Unanimous Vote.","translation":"این لایحه با رای قاطع به تصویب رسید."}]}</text:p>
          </table:table-cell>
        </table:table-row>
        <table:table-row>
          <table:table-cell office:value-type="float" office:value="178">
            <text:p>178</text:p>
          </table:table-cell>
          <table:table-cell office:value-type="float" office:value="178">
            <text:p>178</text:p>
          </table:table-cell>
          <table:table-cell office:value-type="string">
            <text:p>Fortunate</text:p>
          </table:table-cell>
          <table:table-cell office:value-type="string">
            <text:p>خوش‌شانس</text:p>
          </table:table-cell>
          <table:table-cell office:value-type="string">
            <text:p>uk  /ˈfɔː.tʃən.ət/ us  /ˈfɔːr.tʃən.ət/</text:p>
          </table:table-cell>
          <table:table-cell office:value-type="string">
            <text:p>a. Wesley was fortunate to have an adequate sum of money in the bank.</text:p>
          </table:table-cell>
          <table:table-cell office:value-type="string">
            <text:p>وسلی خوش‌شانس بود که مبلغ کافی پول در بانک داشت.</text:p>
          </table:table-cell>
          <table:table-cell office:value-type="string">
            <text:p>Having good luck; lucky</text:p>
          </table:table-cell>
          <table:table-cell office:value-type="string">
            <text:p>b. It is fortunate that the famine did not affect our village.</text:p>
          </table:table-cell>
          <table:table-cell office:value-type="string">
            <text:p>خوشبختانه قحطی بر روستای ما تأثیر نگذاشت.</text:p>
          </table:table-cell>
          <table:table-cell office:value-type="string">
            <text:p>c. The underdog was fortunate enough to come out a winner.</text:p>
          </table:table-cell>
          <table:table-cell office:value-type="string">
            <text:p>فرد ضعیف به اندازه کافی خوش‌شانس بود که برنده شود.</text:p>
          </table:table-cell>
          <table:table-cell office:value-type="float" office:value="15">
            <text:p>15</text:p>
          </table:table-cell>
          <table:table-cell office:value-type="float" office:value="10">
            <text:p>10</text:p>
          </table:table-cell>
          <table:table-cell office:value-type="string">
            <text:p>{"word":"Fortunate","mean":"","countable":"no","type":"adjective","voice":"unknown","plural":"","plural_example":"","example":"I Was Fortunate To Get A Seat On The Train.","registers":"[formal: Lucky], [informal: Charmed]","phrasal_verbs":[],"synonyms":{"formal":["Lucky","Providential"],"informal":["Charmed","Blessed"],"neutral":["Lucky","Successful","Favored"]},"derivations":[{"word":"Fortune","type":"noun","example":"She Lost Her Entire Fortune.","example_translation":"او تمام ثروت خود را از دست داد.","display":"Fortune"},{"word":"Fortunately","type":"adverb","example":"Fortunately, It Didn't Rain.","example_translation":"خوشبختانه باران نیامد.","display":"Fortunately"}],"collocations":[{"collocation":"Fortunate Enough","example":"We Were Fortunate Enough To Get There On Time.","translation":"به اندازه کافی خوش شانس بودیم که به موقع رسیدیم."},{"collocation":"Extremely Fortunate","example":"I Feel Extremely Fortunate To Have Such Good Friends.","translation":"من بسیار خوشحالم که چنین دوستان خوبی دارم."}]}</text:p>
          </table:table-cell>
        </table:table-row>
        <table:table-row>
          <table:table-cell office:value-type="float" office:value="179">
            <text:p>179</text:p>
          </table:table-cell>
          <table:table-cell office:value-type="float" office:value="179">
            <text:p>179</text:p>
          </table:table-cell>
          <table:table-cell office:value-type="string">
            <text:p>Pioneer</text:p>
          </table:table-cell>
          <table:table-cell office:value-type="string">
            <text:p>پیشگام</text:p>
          </table:table-cell>
          <table:table-cell office:value-type="string">
            <text:p>uk  /ˌpaɪəˈnɪər/ us  /ˌpaɪəˈnɪr/</text:p>
          </table:table-cell>
          <table:table-cell office:value-type="string">
            <text:p>My grandfather was a pioneer in selling wholesale products.</text:p>
          </table:table-cell>
          <table:table-cell office:value-type="string">
            <text:p>پدربزرگم در فروش محصولات به صورت عمده، پیشگام بود.</text:p>
          </table:table-cell>
          <table:table-cell office:value-type="string">
            <text:p>One who goes first or prepares a way for others</text:p>
          </table:table-cell>
          <table:table-cell office:value-type="string">
            <text:p>England was a pioneer in building large vessels for tourists.</text:p>
          </table:table-cell>
          <table:table-cell office:value-type="string">
            <text:p>انگلستان در ساخت کشتی‌های بزرگ برای توریست‌ها، پیشتاز بود.</text:p>
          </table:table-cell>
          <table:table-cell office:value-type="string">
            <text:p>In the fourth grade I assembled a picture collection of great American pioneers.</text:p>
          </table:table-cell>
          <table:table-cell office:value-type="string">
            <text:p>در کلاس چهارم، مجموعه‌ای از تصاویر پیشگامان بزرگ آمریکایی را جمع‌آوری کردم.</text:p>
          </table:table-cell>
          <table:table-cell office:value-type="float" office:value="15">
            <text:p>15</text:p>
          </table:table-cell>
          <table:table-cell office:value-type="float" office:value="11">
            <text:p>11</text:p>
          </table:table-cell>
          <table:table-cell office:value-type="string">
            <text:p>{"word":"Pioneer","mean":"","countable":"yes","type":"noun","voice":"unknown","plural":"Pioneers","plural_example":"The Pioneers Settled The West.","example":"She Was A Pioneer In The Field Of Medicine.","registers":"[formal: Formal], [informal: Informal]","phrasal_verbs":[],"synonyms":{"formal":["Innovator","Trailblazer","Forerunner"],"informal":["Groundbreaker","Trendsetter"],"neutral":["Originator","Leader"]},"derivations":[{"word":"Pioneering","type":"adjective","example":"They Did Pioneering Work In Genetics.","example_translation":"آنها کار پیشگامانه ای در ژنتیک انجام دادند.","display":"Pioneering"}],"collocations":[{"collocation":"A True Pioneer","example":"She Was A True Pioneer In Her Field.","translation":"او در زمینه خود یک پیشگام واقعی بود."},{"collocation":"Pioneer Spirit","example":"They Showed Great Pioneer Spirit.","translation":"آنها روحیه پیشگامی عالی نشان دادند."}]}</text:p>
          </table:table-cell>
        </table:table-row>
        <table:table-row>
          <table:table-cell office:value-type="float" office:value="180">
            <text:p>180</text:p>
          </table:table-cell>
          <table:table-cell office:value-type="float" office:value="180">
            <text:p>180</text:p>
          </table:table-cell>
          <table:table-cell office:value-type="string">
            <text:p>Innovative</text:p>
          </table:table-cell>
          <table:table-cell office:value-type="string">
            <text:p>ابتکاری، خلاقانه</text:p>
          </table:table-cell>
          <table:table-cell office:value-type="string">
            <text:p>uk  /ˈɪn.ə.və.tɪv/ us  /ˈɪn.ə.veɪ.t̬ɪv/</text:p>
          </table:table-cell>
          <table:table-cell office:value-type="string">
            <text:p>a. The innovative ads for the candy won many new customers.</text:p>
          </table:table-cell>
          <table:table-cell office:value-type="string">
            <text:p>تبلیغات مبتکرانه برای شیرینی، مشتریان جدید زیادی را جذب کرد.</text:p>
          </table:table-cell>
          <table:table-cell office:value-type="string">
            <text:p>Fresh; clever; having new ideas</text:p>
          </table:table-cell>
          <table:table-cell office:value-type="string">
            <text:p>b. Everyone in our office praised the boss for his innovative suggestions.</text:p>
          </table:table-cell>
          <table:table-cell office:value-type="string">
            <text:p>همه در اداره ما، رئیس را به خاطر پیشنهادهای خلاقانه او تحسین کردند.</text:p>
          </table:table-cell>
          <table:table-cell office:value-type="string">
            <text:p>c. Nicole decided to alter her approach and become more innovative.</text:p>
          </table:table-cell>
          <table:table-cell office:value-type="string">
            <text:p>نیکول تصمیم گرفت نگرش خود را تغییر داده و خلاقانه تر عمل کند.</text:p>
          </table:table-cell>
          <table:table-cell office:value-type="float" office:value="15">
            <text:p>15</text:p>
          </table:table-cell>
          <table:table-cell office:value-type="float" office:value="12">
            <text:p>12</text:p>
          </table:table-cell>
          <table:table-cell office:value-type="string">
            <text:p>{"word":"Innovative","mean":"","countable":"no","type":"adjective","voice":"unknown","plural":"","plural_example":"","example":"This Is An Innovative Approach To Solving The Problem.","registers":"[formal: Widely Used], [informal: Less Common]","phrasal_verbs":[],"synonyms":{"formal":["Ingenious","Inventive","Pioneering"],"informal":["New","Fresh"],"neutral":["Creative","Original"]},"derivations":[{"word":"Innovate","type":"verb","example":"The Company Needs To Innovate To Stay Competitive.","example_translation":"این شرکت برای رقابتی ماندن باید نوآوری کند.","display":"Innovate"},{"word":"Innovation","type":"noun","example":"Innovation Is Key To Progress.","example_translation":"نوآوری کلید پیشرفت است.","display":"Innovation"}],"collocations":[{"collocation":"Innovative Technology","example":"The Company Is Known For Its Innovative Technology.","translation":"این شرکت به خاطر فناوری نوآورانه خود شناخته شده است."},{"collocation":"Innovative Solutions","example":"We Need Innovative Solutions To Address Climate Change.","translation":"ما به راه حل های نوآورانه برای مقابله با تغییرات آب و هوایی نیاز داریم."},{"collocation":"Innovative Design","example":"The Building Features Innovative Design Elements.","translation":"این ساختمان دارای عناصر طراحی نوآورانه است."}]}</text:p>
          </table:table-cell>
        </table:table-row>
        <table:table-row>
          <table:table-cell office:value-type="float" office:value="181">
            <text:p>181</text:p>
          </table:table-cell>
          <table:table-cell office:value-type="float" office:value="181">
            <text:p>181</text:p>
          </table:table-cell>
          <table:table-cell office:value-type="string">
            <text:p>Slender</text:p>
          </table:table-cell>
          <table:table-cell office:value-type="string">
            <text:p>لاغر، باریک، کم</text:p>
          </table:table-cell>
          <table:table-cell office:value-type="string">
            <text:p>uk  /ˈslen.dər/ us  /ˈslen.dɚ/</text:p>
          </table:table-cell>
          <table:table-cell office:value-type="string">
            <text:p>a. Carlotta's slender figure made her look somewhat taller than she was.</text:p>
          </table:table-cell>
          <table:table-cell office:value-type="string">
            <text:p>اندام باریک کارلوتا او را قدری بلندتر از آنچه که بود، نشان می داد.</text:p>
          </table:table-cell>
          <table:table-cell office:value-type="string">
            <text:p>Long and thin; limited; slight</text:p>
          </table:table-cell>
          <table:table-cell office:value-type="string">
            <text:p>b. There was only a slender chance that you could conceal the truth.</text:p>
          </table:table-cell>
          <table:table-cell office:value-type="string">
            <text:p>شانس اندکی وجود داشت که می توانستید حقیقت را کتمان کنید.</text:p>
          </table:table-cell>
          <table:table-cell office:value-type="string">
            <text:p>c. The slender thief was able to enter the apartment through the narrow window.</text:p>
          </table:table-cell>
          <table:table-cell office:value-type="string">
            <text:p>دزد لاغر توانست از طریق پنجره باریک، وارد آپارتمان شود.</text:p>
          </table:table-cell>
          <table:table-cell office:value-type="float" office:value="16">
            <text:p>16</text:p>
          </table:table-cell>
          <table:table-cell office:value-type="float" office:value="1">
            <text:p>1</text:p>
          </table:table-cell>
          <table:table-cell office:value-type="string">
            <text:p>{"word":"Slender","mean":"","countable":"no","type":"adjective","voice":"unknown","plural":"","plural_example":"","example":"She Has A Slender Figure.","registers":"[formal: Refined], [informal: Slim]","phrasal_verbs":[],"synonyms":{"formal":["Elegant","Graceful"],"informal":["Slim","Thin"],"neutral":["Lean","Svelte"]},"derivations":[{"word":"Slenderness","type":"noun","example":"The Slenderness Of The Tower Was Remarkable.","example_translation":"باریکی برج قابل توجه بود.","display":"Slenderness"}],"collocations":[{"collocation":"Slender Waist","example":"She Had A Slender Waist That Was The Envy Of Many.","translation":"او کمر باریکی داشت که حسادت خیلی ها را برانگیخته بود."},{"collocation":"Slender Fingers","example":"Her Slender Fingers Moved Gracefully Across The Piano Keys.","translation":"انگشتان باریک او به طرز ظریفی روی کلیدهای پیانو حرکت می کردند."},{"collocation":"Slender Build","example":"He Had A Slender Build And Was Known For His Agility.","translation":"او اندام باریکی داشت و به چابکی اش معروف بود."}]}</text:p>
          </table:table-cell>
        </table:table-row>
        <table:table-row>
          <table:table-cell office:value-type="float" office:value="182">
            <text:p>182</text:p>
          </table:table-cell>
          <table:table-cell office:value-type="float" office:value="182">
            <text:p>182</text:p>
          </table:table-cell>
          <table:table-cell office:value-type="string">
            <text:p>Surpass</text:p>
          </table:table-cell>
          <table:table-cell office:value-type="string">
            <text:p>سبقت گرفتن، پیشی گرفتن</text:p>
          </table:table-cell>
          <table:table-cell office:value-type="string">
            <text:p>uk  /səˈpɑːs/ us  /sɚˈpæs/</text:p>
          </table:table-cell>
          <table:table-cell office:value-type="string">
            <text:p>a. The machines of the twentieth century surely surpass those of earlier times.</text:p>
          </table:table-cell>
          <table:table-cell office:value-type="string">
            <text:p>ماشین‌های قرن بیستم، مطمئناً از ماشین‌های دوران گذشته بهتر هستند.</text:p>
          </table:table-cell>
          <table:table-cell office:value-type="string">
            <text:p>Do better than; be greater than; excel</text:p>
          </table:table-cell>
          <table:table-cell office:value-type="string">
            <text:p>b. Most farmers believe that rural life far surpasses urban living.</text:p>
          </table:table-cell>
          <table:table-cell office:value-type="string">
            <text:p>بیشتر کشاورزان معتقدند که زندگی روستایی به مراتب از زندگی شهری بهتر است.</text:p>
          </table:table-cell>
          <table:table-cell office:value-type="string">
            <text:p>c. It is undeniable that a cold lemonade in July cannot be surpassed.</text:p>
          </table:table-cell>
          <table:table-cell office:value-type="string">
            <text:p>شکی نیست که در ماه جولای، هیچ چیز نمی تواند بهتر از یک لیموناد خنک باشد.</text:p>
          </table:table-cell>
          <table:table-cell office:value-type="float" office:value="16">
            <text:p>16</text:p>
          </table:table-cell>
          <table:table-cell office:value-type="float" office:value="2">
            <text:p>2</text:p>
          </table:table-cell>
          <table:table-cell office:value-type="string">
            <text:p>{"word":"Surpass","mean":"","countable":"no","type":"verb","voice":"transitive","plural":"","plural_example":"","example":"Her Achievements Surpass All Expectations.","registers":"[formal: To Be Used In Official Settings], [informal: Seldom Used In Casual Conversations]","phrasal_verbs":[],"synonyms":{"formal":["Exceed","Outstrip","Transcend","Outdo"],"informal":["Top","Beat","Trump"],"neutral":["Overcome","Surmount","Go Beyond"]},"derivations":[{"word":"Surpassable","type":"adjective","example":"The Difficulty Is Surpassable With Effort.","example_translation":"با تلاش، غلبه بر این دشواری ممکن است.","display":"Surpassable"},{"word":"Surpassing","type":"adjective","example":"Her Surpassing Beauty Took Everyone's Breath Away.","example_translation":"زیبایی بی‌نظیرش نفس همه را بند آورد.","display":"Surpassing"}],"collocations":[{"collocation":"Surpass Expectations","example":"The Product Surpassed All Expectations.","translation":"محصول فراتر از تمام انتظارات عمل کرد."},{"collocation":"Surpass The Previous Record","example":"The Athlete Surpassed The Previous Record.","translation":"ورزشکار رکورد قبلی را شکست."}]}</text:p>
          </table:table-cell>
        </table:table-row>
        <table:table-row>
          <table:table-cell office:value-type="float" office:value="183">
            <text:p>183</text:p>
          </table:table-cell>
          <table:table-cell office:value-type="float" office:value="183">
            <text:p>183</text:p>
          </table:table-cell>
          <table:table-cell office:value-type="string">
            <text:p>Vast</text:p>
          </table:table-cell>
          <table:table-cell office:value-type="string">
            <text:p>وسیع</text:p>
          </table:table-cell>
          <table:table-cell office:value-type="string">
            <text:p>uk  /vɑːst/ us  /væst/</text:p>
          </table:table-cell>
          <table:table-cell office:value-type="string">
            <text:p>Daniel Boone explored vast areas that had never been settled.</text:p>
          </table:table-cell>
          <table:table-cell office:value-type="string">
            <text:p>دانیل بون مناطق وسیعی را کشف کرد که هرگز کسی در آنجا ساکن نبوده است.</text:p>
          </table:table-cell>
          <table:table-cell office:value-type="string">
            <text:p>Very great; enormous</text:p>
          </table:table-cell>
          <table:table-cell office:value-type="string">
            <text:p>Our campus always seems vast to new students.</text:p>
          </table:table-cell>
          <table:table-cell office:value-type="string">
            <text:p>فضای دانشگاه، همیشه برای دانشجویان جدید، وسیع به نظر می رسد.</text:p>
          </table:table-cell>
          <table:table-cell office:value-type="string">
            <text:p>Vast differences between the two sides were made clear in the debate.</text:p>
          </table:table-cell>
          <table:table-cell office:value-type="string">
            <text:p>اختلافات عمیق بین دو طرف در مناظره آشکار شد.</text:p>
          </table:table-cell>
          <table:table-cell office:value-type="float" office:value="16">
            <text:p>16</text:p>
          </table:table-cell>
          <table:table-cell office:value-type="float" office:value="3">
            <text:p>3</text:p>
          </table:table-cell>
          <table:table-cell office:value-type="string">
            <text:p>{"word":"Vast","mean":"","countable":"no","type":"adjective","voice":"unknown","plural":"","plural_example":"","example":"The Vast Expanse Of The Ocean Stretched Before Them.","registers":"[formal: Rarely Used], [informal: Rarely Used]","phrasal_verbs":[],"synonyms":{"formal":["Extensive","Immense","Colossal","Prodigious"],"informal":["Huge","Gigantic","Enormous"],"neutral":["Large","Wide","Broad","Great"]},"derivations":[{"word":"Vastly","type":"adverb","example":"The Situation Has Vastly Improved.","example_translation":"وضعیت به طور چشمگیری بهبود یافته است.","display":"Vastly"},{"word":"Vastness","type":"noun","example":"They Were Overwhelmed By The Vastness Of Space.","example_translation":"آنها از وسعت فضا غرق شدند.","display":"Vastness"}],"collocations":[{"collocation":"Vast Amount","example":"A Vast Amount Of Money Was Spent.","translation":"مقدار زیادی پول خرج شد."},{"collocation":"Vast Majority","example":"The Vast Majority Of People Agree.","translation":"اکثریت قریب به اتفاق مردم موافق هستند."},{"collocation":"Vast Area","example":"A Vast Area Of Land Was Destroyed.","translation":"منطقه وسیعی از زمین نابود شد."}]}</text:p>
          </table:table-cell>
        </table:table-row>
        <table:table-row>
          <table:table-cell office:value-type="float" office:value="184">
            <text:p>184</text:p>
          </table:table-cell>
          <table:table-cell office:value-type="float" office:value="184">
            <text:p>184</text:p>
          </table:table-cell>
          <table:table-cell office:value-type="string">
            <text:p>Doubt</text:p>
          </table:table-cell>
          <table:table-cell office:value-type="string">
            <text:p>تردید کردن</text:p>
          </table:table-cell>
          <table:table-cell office:value-type="string">
            <text:p>uk  /daʊt/ us  /daʊt/</text:p>
          </table:table-cell>
          <table:table-cell office:value-type="string">
            <text:p>a. Scientists doubt that a total cure for cancer will be found soon.</text:p>
          </table:table-cell>
          <table:table-cell office:value-type="string">
            <text:p>دانشمندان تردید دارند که درمان کاملی برای سرطان به زودی یافت شود.</text:p>
          </table:table-cell>
          <table:table-cell office:value-type="string">
            <text:p>Not believe; not be sure of; feel uncertain about; lack of certainty</text:p>
          </table:table-cell>
          <table:table-cell office:value-type="string">
            <text:p>b. The question of whether he could survive the winter was left in doubt.</text:p>
          </table:table-cell>
          <table:table-cell office:value-type="string">
            <text:p>این سوال که آیا او می توانست زمستان را سپری کند، مورد شک و تردید بود.</text:p>
          </table:table-cell>
          <table:table-cell office:value-type="string">
            <text:p>c. We don't doubt that the tradition of marriage will continue.</text:p>
          </table:table-cell>
          <table:table-cell office:value-type="string">
            <text:p>شک نداریم که سنت ازدواج پابرجا خواهد ماند.</text:p>
          </table:table-cell>
          <table:table-cell office:value-type="float" office:value="16">
            <text:p>16</text:p>
          </table:table-cell>
          <table:table-cell office:value-type="float" office:value="4">
            <text:p>4</text:p>
          </table:table-cell>
          <table:table-cell office:value-type="string">
            <text:p>{"word":"Doubt","mean":"","countable":"no","type":"noun","voice":"unknown","plural":"Doubts","plural_example":"He Voiced His Doubts About The Project.","example":"I Have Some Doubt About His Sincerity.","registers":"[formal: Reservation], [informal: Suspicion]","phrasal_verbs":[],"synonyms":{"formal":["Skepticism","Misgiving"],"informal":["Question","Hunch"],"neutral":["Uncertainty","Hesitation","Apprehension"]},"derivations":[{"word":"doubtful","type":"adjective","example":"I Am Doubtful About His Chances Of Winning.","example_translation":"من در مورد شانس برنده شدن او تردید دارم.","display":"Doubtful"},{"word":"doubtless","type":"adverb","example":"He Will Doubtless Be Late.","example_translation":"او بدون شک دیر خواهد کرد.","display":"Doubtless"}],"collocations":[{"collocation":"Serious Doubt","example":"There Is Serious Doubt About Whether The Plan Will Succeed.","translation":"تردید جدی وجود دارد که آیا این طرح موفق خواهد شد یا خیر."},{"collocation":"Cast Doubt","example":"The Discoveries Cast Doubt On Previous Theories.","translation":"این اکتشافات نظریه های قبلی را زیر سوال می برد."}]}</text:p>
          </table:table-cell>
        </table:table-row>
        <table:table-row>
          <table:table-cell office:value-type="float" office:value="185">
            <text:p>185</text:p>
          </table:table-cell>
          <table:table-cell office:value-type="float" office:value="185">
            <text:p>185</text:p>
          </table:table-cell>
          <table:table-cell office:value-type="string">
            <text:p>Capacity</text:p>
          </table:table-cell>
          <table:table-cell office:value-type="string">
            <text:p>گنجایش، ظرفیت</text:p>
          </table:table-cell>
          <table:table-cell office:value-type="string">
            <text:p>uk  /kəˈpæs.ə.ti/ us  /kəˈpæs.ə.t̬i/</text:p>
          </table:table-cell>
          <table:table-cell office:value-type="string">
            <text:p>a. A sign in the elevator stated that its capacity was 1100 pounds.</text:p>
          </table:table-cell>
          <table:table-cell office:value-type="string">
            <text:p>تابلو در آسانسور نشان می داد که ظرفیت آن 1100 پوند است.</text:p>
          </table:table-cell>
          <table:table-cell office:value-type="string">
            <text:p>Amount of room or space inside; largest amount that can be held by a container</text:p>
          </table:table-cell>
          <table:table-cell office:value-type="string">
            <text:p>b. The gasoline capsule had a capacity of 500 gallons.</text:p>
          </table:table-cell>
          <table:table-cell office:value-type="string">
            <text:p>کپسول بنزین، 500 گالن ظرفیت داشت.</text:p>
          </table:table-cell>
          <table:table-cell office:value-type="string">
            <text:p>c. So well-liked was the prominent speaker that the auditorium was filled to capacity when he began his lecture.</text:p>
          </table:table-cell>
          <table:table-cell office:value-type="string">
            <text:p>سخنران آنقدر محبوب بود که وقتی سخنرانی شروع شد، ظرفیت سالن پر شد.</text:p>
          </table:table-cell>
          <table:table-cell office:value-type="float" office:value="16">
            <text:p>16</text:p>
          </table:table-cell>
          <table:table-cell office:value-type="float" office:value="5">
            <text:p>5</text:p>
          </table:table-cell>
          <table:table-cell office:value-type="string">
            <text:p>{"word":"Capacity","mean":"","countable":"yes","type":"noun","voice":"unknown","plural":"capacities","plural_example":"The Country's Manufacturing Capacities Are Being Expanded.","example":"The Stadium Has A Seating Capacity Of 50,000.","registers":"[formal: Common], [informal: Uncommon]","phrasal_verbs":[],"synonyms":{"formal":["Volume","Capability","Potential"],"informal":["Room","Space"],"neutral":["Ability","Size","Power"]},"derivations":[{"word":"Capacious","type":"adjective","example":"The Room Was Capacious And Well-Lit.","example_translation":"اتاق جادار و روشن بود.","display":"Capacious"}],"collocations":[{"collocation":"Limited Capacity","example":"The Elevator Has A Limited Capacity.","translation":"ظرفیت آسانسور محدود است."},{"collocation":"Full Capacity","example":"The Factory Is Working At Full Capacity.","translation":"کارخانه با تمام ظرفیت کار می کند."},{"collocation":"Storage Capacity","example":"What Is The Storage Capacity Of This Drive?","translation":"ظرفیت ذخیره سازی این درایو چقدر است؟"},{"collocation":"Mental Capacity","example":"The Accident Affected His Mental Capacity.","translation":"این حادثه بر توانایی ذهنی او تأثیر گذاشت."}]}</text:p>
          </table:table-cell>
        </table:table-row>
        <table:table-row>
          <table:table-cell office:value-type="float" office:value="186">
            <text:p>186</text:p>
          </table:table-cell>
          <table:table-cell office:value-type="float" office:value="186">
            <text:p>186</text:p>
          </table:table-cell>
          <table:table-cell office:value-type="string">
            <text:p>Penetrate</text:p>
          </table:table-cell>
          <table:table-cell office:value-type="string">
            <text:p>نفوذ کردن</text:p>
          </table:table-cell>
          <table:table-cell office:value-type="string">
            <text:p>uk  /ˈpen.ɪ.treɪt/ us  /ˈpen.ə.treɪt/</text:p>
          </table:table-cell>
          <table:table-cell office:value-type="string">
            <text:p>a. We had to penetrate the massive wall in order to hang the mirror.</text:p>
          </table:table-cell>
          <table:table-cell office:value-type="string">
            <text:p>ما مجبور بودیم در دیوار ضخیم نفوذ کنیم تا آینه را آویزان کنیم.</text:p>
          </table:table-cell>
          <table:table-cell office:value-type="string">
            <text:p>Get into or through</text:p>
          </table:table-cell>
          <table:table-cell office:value-type="string">
            <text:p>b. Although Kenny tried to pound the nail into the rock with a hammer, he couldn't penetrate the hard surface.</text:p>
          </table:table-cell>
          <table:table-cell office:value-type="string">
            <text:p>گرچه کنی سعی کرد با چکش میخ را به داخل سنگ بکوبد، اما نتوانست در سطح سخت آن نفوذ کند.</text:p>
          </table:table-cell>
          <table:table-cell office:value-type="string">
            <text:p>c. The thieves penetrated the bank's security and stole the money.</text:p>
          </table:table-cell>
          <table:table-cell office:value-type="string">
            <text:p>دزدان توانستند به سیستم امنیتی بانک نفوذ کنند و پول‌ها را بدزدند.</text:p>
          </table:table-cell>
          <table:table-cell office:value-type="float" office:value="16">
            <text:p>16</text:p>
          </table:table-cell>
          <table:table-cell office:value-type="float" office:value="6">
            <text:p>6</text:p>
          </table:table-cell>
          <table:table-cell office:value-type="string">
            <text:p>{"word":"Penetrate","mean":"","countable":"no","type":"verb","voice":"both","plural":"","plural_example":"","example":"The Sunlight Could Barely Penetrate The Dense Forest Canopy.","registers":"[formal: Penetrate], [informal: Get Through]","phrasal_verbs":[{"verb":"penetrate through","definition":"To Succeed In Understanding Something That Is Complicated Or Difficult.","example":"It Took Me A While To Penetrate Through His Confusing Explanation.","example_translation":"مدتی طول کشید تا من از توضیحات گیج کننده او سر در بیاورم."}],"synonyms":{"formal":["Infiltrate","Permeate","Invade","Enter"],"informal":["Get Into","Break Into"],"neutral":["Pierce","Puncture","Go Through","Pass Through","Perforate"]},"derivations":[{"word":"penetration","type":"noun","example":"The Enemy's Successful Penetration Of Our Defenses Led To Heavy Losses.","example_translation":"نفوذ موفقیت آمیز دشمن به استحکامات ما منجر به خسارات سنگینی شد.","display":"Penetration"},{"word":"penetrative","type":"adjective","example":"The Researcher's Penetrative Insights Provided A New Understanding Of The Subject.","example_translation":"بینش نافذ محقق، درک جدیدی از موضوع ارائه داد.","display":"Penetrative"}],"collocations":[{"collocation":"easily penetrate","example":"The Knife Could Easily Penetrate The Soft Butter.","translation":"چاقو به راحتی می توانست در کره نرم نفوذ کند."},{"collocation":"deeply penetrate","example":"The Roots Deeply Penetrate The Soil.","translation":"ریشه ها به عمق خاک نفوذ می کنند."},{"collocation":"try to penetrate","example":"They Tried To Penetrate The Enemy Lines.","translation":"آنها سعی کردند به خطوط دشمن نفوذ کنند."}]}</text:p>
          </table:table-cell>
        </table:table-row>
        <table:table-row>
          <table:table-cell office:value-type="float" office:value="187">
            <text:p>187</text:p>
          </table:table-cell>
          <table:table-cell office:value-type="float" office:value="187">
            <text:p>187</text:p>
          </table:table-cell>
          <table:table-cell office:value-type="string">
            <text:p>Pierce</text:p>
          </table:table-cell>
          <table:table-cell office:value-type="string">
            <text:p>سوراخ کردن</text:p>
          </table:table-cell>
          <table:table-cell office:value-type="string">
            <text:p>uk  /pɪəs/ us  /pɪrs/</text:p>
          </table:table-cell>
          <table:table-cell office:value-type="string">
            <text:p>My sister is debating whether or not to get her ears pierced.</text:p>
          </table:table-cell>
          <table:table-cell office:value-type="string">
            <text:p>خواهرم در مورد این موضوع بحث می کند که آیا گوشش را سوراخ کند یا نه.</text:p>
          </table:table-cell>
          <table:table-cell office:value-type="string">
            <text:p>Go into; go through; penetrate</text:p>
          </table:table-cell>
          <table:table-cell office:value-type="string">
            <text:p>I tried to ignore his bad violin playing, but the sound was piercing.</text:p>
          </table:table-cell>
          <table:table-cell office:value-type="string">
            <text:p>سعی کردم به ویولن‌نوازی بد او توجه نکنم، اما صدا گوش‌خراش بود.</text:p>
          </table:table-cell>
          <table:table-cell office:value-type="string">
            <text:p>Halloran violently pierced the skin of his rival, causing massive bleeding.</text:p>
          </table:table-cell>
          <table:table-cell office:value-type="string">
            <text:p>هالوران به طور وحشیانه‌ای پوست رقیبش را سوراخ کرد و باعث خونریزی شدید شد.</text:p>
          </table:table-cell>
          <table:table-cell office:value-type="float" office:value="16">
            <text:p>16</text:p>
          </table:table-cell>
          <table:table-cell office:value-type="float" office:value="7">
            <text:p>7</text:p>
          </table:table-cell>
          <table:table-cell office:value-type="string">
            <text:p>{"word":"Pierce","mean":"","countable":"no","type":"verb","voice":"transitive","plural":"","plural_example":"","example":"The needle pierced the fabric.","registers":"[formal: Formal], [informal: Informal]","phrasal_verbs":[],"synonyms":{"formal":["Penetrate","Puncture","Perforate"],"informal":["Stab","Prick"],"neutral":["Puncture","Penetrate","Go Through"]},"derivations":[{"word":"piercing","type":"adjective","example":"She had piercing blue eyes.","example_translation":"او چشمان آبی نافذی داشت.","display":"Piercing"},{"word":"pierced","type":"adjective","example":"She has pierced ears.","example_translation":"او گوش هایش را سوراخ کرده است.","display":"Pierced"}],"collocations":[{"collocation":"pierce the skin","example":"The mosquito's proboscis can easily pierce the skin.","translation":"خرطوم پشه به راحتی می تواند پوست را سوراخ کند."},{"collocation":"pierce the heart","example":"His words pierced her heart.","translation":"سخنان او قلبش را سوراخ کرد."}]}</text:p>
          </table:table-cell>
        </table:table-row>
        <table:table-row>
          <table:table-cell office:value-type="float" office:value="188">
            <text:p>188</text:p>
          </table:table-cell>
          <table:table-cell office:value-type="float" office:value="188">
            <text:p>188</text:p>
          </table:table-cell>
          <table:table-cell office:value-type="string">
            <text:p>Accurate</text:p>
          </table:table-cell>
          <table:table-cell office:value-type="string">
            <text:p>صحیح، درست، دقیق</text:p>
          </table:table-cell>
          <table:table-cell office:value-type="string">
            <text:p>uk  /ˈæk.jə.rət/ us  /ˈæk.jɚ.ət/</text:p>
          </table:table-cell>
          <table:table-cell office:value-type="string">
            <text:p>a. Ushers took an accurate count of the people assembled in the theatre.</text:p>
          </table:table-cell>
          <table:table-cell office:value-type="string">
            <text:p>بلیط فروشان شمارش دقیقی از افرادی که در تئاتر جمع شده بودند، انجام دادند.</text:p>
          </table:table-cell>
          <table:table-cell office:value-type="string">
            <text:p>Exactly right as the result of care or pains</text:p>
          </table:table-cell>
          <table:table-cell office:value-type="string">
            <text:p>b. Emma's vision was so accurate that she didn't need glasses.</text:p>
          </table:table-cell>
          <table:table-cell office:value-type="string">
            <text:p>قدرت دید اما آنقدر دقیق بود که نیازی به عینک نداشت.</text:p>
          </table:table-cell>
          <table:table-cell office:value-type="string">
            <text:p>c. In writing on the topic, Vergil used accurate information.</text:p>
          </table:table-cell>
          <table:table-cell office:value-type="string">
            <text:p>ورژیل در نگارش دربارهٔ آن موضوع، از اطلاعات دقیقی استفاده نمود.</text:p>
          </table:table-cell>
          <table:table-cell office:value-type="float" office:value="16">
            <text:p>16</text:p>
          </table:table-cell>
          <table:table-cell office:value-type="float" office:value="8">
            <text:p>8</text:p>
          </table:table-cell>
          <table:table-cell office:value-type="string">
            <text:p>{"word":"Accurate","mean":"","countable":"no","type":"adjective","voice":"unknown","plural":"","plural_example":"","example":"The Clock Is An Accurate Timepiece.","registers":"[formal: Precise], [neutral: Correct]","phrasal_verbs":[],"synonyms":{"formal":["Precise","Exact","Correct"],"informal":["Right","Spot On"],"neutral":["True","Valid"]},"derivations":[{"word":"Accuracy","type":"noun","example":"The Accuracy Of The Test Was Questioned.","example_translation":"دقت آزمایش زیر سوال رفت.","display":"Accuracy"},{"word":"Accurately","type":"adverb","example":"The Machine Accurately Measures Distance.","example_translation":"دستگاه به طور دقیق فاصله را اندازه گیری می کند.","display":"Accurately"}],"collocations":[{"collocation":"Accurate Information","example":"We Need Accurate Information To Make A Decision.","translation":"برای تصمیم‌گیری به اطلاعات دقیق نیاز داریم."},{"collocation":"Accurate Measurement","example":"The Scientist Took An Accurate Measurement Of The Substance.","translation":"دانشمند اندازه‌گیری دقیقی از ماده گرفت."},{"collocation":"Accurate Prediction","example":"The Weather Forecast Was Surprisingly Accurate.","translation":"پیش بینی آب و هوا به طرز شگفت انگیزی دقیق بود."}]}</text:p>
          </table:table-cell>
        </table:table-row>
        <table:table-row>
          <table:table-cell office:value-type="float" office:value="189">
            <text:p>189</text:p>
          </table:table-cell>
          <table:table-cell office:value-type="float" office:value="189">
            <text:p>189</text:p>
          </table:table-cell>
          <table:table-cell office:value-type="string">
            <text:p>Microscope</text:p>
          </table:table-cell>
          <table:table-cell office:value-type="string">
            <text:p>میکروسکوپ</text:p>
          </table:table-cell>
          <table:table-cell office:value-type="string">
            <text:p>uk  /ˈmaɪ.krə.skəʊp/ us  /ˈmaɪ.krə.skoʊp/</text:p>
          </table:table-cell>
          <table:table-cell office:value-type="string">
            <text:p>a. The students used a microscope to see the miniature insect.</text:p>
          </table:table-cell>
          <table:table-cell office:value-type="string">
            <text:p>دانش آموزان از میکروسکوپ برای دیدن حشره بسیار ریز استفاده کردند.</text:p>
          </table:table-cell>
          <table:table-cell office:value-type="string">
            <text:p>Instrument with a lens for making objects larger so that one can see things more clearly</text:p>
          </table:table-cell>
          <table:table-cell office:value-type="string">
            <text:p>b. When Young Oprah's birthday came around, her uncle gave her a microscope.</text:p>
          </table:table-cell>
          <table:table-cell office:value-type="string">
            <text:p>وقتی تولد "اوپرا" جوان فرا رسید، عمویش یک میکروسکوپ به او هدیه داد.</text:p>
          </table:table-cell>
          <table:table-cell office:value-type="string">
            <text:p>c. Using a microscope, the scientist was able to probe into the habits of germs.</text:p>
          </table:table-cell>
          <table:table-cell office:value-type="string">
            <text:p>با استفاده از میکروسکوپ، دانشمند توانست عادات میکروب‌ها را بررسی کند.</text:p>
          </table:table-cell>
          <table:table-cell office:value-type="float" office:value="16">
            <text:p>16</text:p>
          </table:table-cell>
          <table:table-cell office:value-type="float" office:value="9">
            <text:p>9</text:p>
          </table:table-cell>
          <table:table-cell office:value-type="string">
            <text:p>{"word":"Microscope","mean":"","countable":"yes","type":"noun","voice":"unknown","plural":"Microscopes","plural_example":"The Laboratory Has Several Microscopes.","example":"The Scientist Used A Microscope To Examine The Bacteria.","registers":"[formal: Scientific], [neutral: General]","phrasal_verbs":[],"synonyms":{"formal":["Optical Instrument","Magnifying Device"],"informal":[],"neutral":["Scope","Lens System"]},"derivations":[{"word":"Microscopic","type":"adjective","example":"The Microscopic Organisms Were Invisible To The Naked Eye.","example_translation":"میکروارگانیسم های میکروسکوپی با چشم غیرمسلح دیده نمی شدند.","display":"Microscopic"},{"word":"Microscopy","type":"noun","example":"Microscopy Is An Essential Tool In Biological Research.","example_translation":"میکروسکوپی یک ابزار ضروری در تحقیقات بیولوژیکی است.","display":"Microscopy"}],"collocations":[{"collocation":"electron microscope","example":"An Electron Microscope Can Magnify Objects Millions Of Times.","translation":"میکروسکوپ الکترونی می تواند اشیاء را میلیون ها بار بزرگنمایی کند."},{"collocation":"optical microscope","example":"An Optical Microscope Uses Lenses To Magnify Images.","translation":"میکروسکوپ نوری از لنزها برای بزرگنمایی تصاویر استفاده می کند."}]}</text:p>
          </table:table-cell>
        </table:table-row>
        <table:table-row>
          <table:table-cell office:value-type="float" office:value="190">
            <text:p>190</text:p>
          </table:table-cell>
          <table:table-cell office:value-type="float" office:value="190">
            <text:p>190</text:p>
          </table:table-cell>
          <table:table-cell office:value-type="string">
            <text:p>Grateful</text:p>
          </table:table-cell>
          <table:table-cell office:value-type="string">
            <text:p>سپاسگزار</text:p>
          </table:table-cell>
          <table:table-cell office:value-type="string">
            <text:p>uk  /ˈɡreɪt.fəl/ us  /ˈɡreɪt.fəl/</text:p>
          </table:table-cell>
          <table:table-cell office:value-type="string">
            <text:p>a. The majority of pupils felt grateful for Mr. Ash's help.</text:p>
          </table:table-cell>
          <table:table-cell office:value-type="string">
            <text:p>اکثر دانش آموزان به خاطر کمک آقای اش، سپاسگزار بودند.</text:p>
          </table:table-cell>
          <table:table-cell office:value-type="string">
            <text:p>Feeling gratitude; thankful</text:p>
          </table:table-cell>
          <table:table-cell office:value-type="string">
            <text:p>b. We were grateful that the gloomy weather cleared up on Saturday.</text:p>
          </table:table-cell>
          <table:table-cell office:value-type="string">
            <text:p>ما خوشحال بودیم که هوای ابری روز شنبه صاف شد.</text:p>
          </table:table-cell>
          <table:table-cell office:value-type="string">
            <text:p>c. In his letter, Waldo told how grateful he was for the loan.</text:p>
          </table:table-cell>
          <table:table-cell office:value-type="string">
            <text:p>والدو در نامه‌اش اعلام کرد که چقدر بابت وامی که به او داده شده بود، سپاسگزار بود.</text:p>
          </table:table-cell>
          <table:table-cell office:value-type="float" office:value="16">
            <text:p>16</text:p>
          </table:table-cell>
          <table:table-cell office:value-type="float" office:value="10">
            <text:p>10</text:p>
          </table:table-cell>
          <table:table-cell office:value-type="string">
            <text:p>{"word":"Grateful","mean":"","countable":"no","type":"adjective","voice":"unknown","plural":"","plural_example":"","example":"I Am Grateful For Your Help.","registers":"[formal: Grateful], [informal: Thankful]","phrasal_verbs":[],"synonyms":{"formal":["Appreciative","Thankful","Obliged"],"informal":["Thankful","Blessed"],"neutral":["Thankful","Appreciative","Indebted"]},"derivations":[{"word":"Gratefully","type":"adverb","example":"She Accepted The Gift Gratefully.","example_translation":"او با سپاس هدیه را پذیرفت.","display":"Gratefully"},{"word":"Gratitude","type":"noun","example":"I Express My Gratitude For Your Kindness.","example_translation":"من از مهربانی شما قدردانی می کنم.","display":"Gratitude"}],"collocations":[{"collocation":"Grateful For","example":"She Is Grateful For His Support.","translation":"او از حمایت او سپاسگزار است."},{"collocation":"Deeply Grateful","example":"We Are Deeply Grateful For Your Generosity.","translation":"ما عمیقاً از سخاوت شما سپاسگزاریم."},{"collocation":"Feel Grateful","example":"I Feel Grateful To Have Such Wonderful Friends.","translation":"من احساس می کنم که از داشتن چنین دوستان فوق العاده ای سپاسگزارم."}]}</text:p>
          </table:table-cell>
        </table:table-row>
        <table:table-row>
          <table:table-cell office:value-type="float" office:value="191">
            <text:p>191</text:p>
          </table:table-cell>
          <table:table-cell office:value-type="float" office:value="191">
            <text:p>191</text:p>
          </table:table-cell>
          <table:table-cell office:value-type="string">
            <text:p>Cautious</text:p>
          </table:table-cell>
          <table:table-cell office:value-type="string">
            <text:p>محتاط</text:p>
          </table:table-cell>
          <table:table-cell office:value-type="string">
            <text:p>uk  /ˈkɔː.ʃəs/ us  /ˈkɑː.ʃəs/</text:p>
          </table:table-cell>
          <table:table-cell office:value-type="string">
            <text:p>a. Be cautious when you choose your opponent.</text:p>
          </table:table-cell>
          <table:table-cell office:value-type="string">
            <text:p>در انتخاب حریف خود محتاط باشید.</text:p>
          </table:table-cell>
          <table:table-cell office:value-type="string">
            <text:p>Very careful; never taking chances</text:p>
          </table:table-cell>
          <table:table-cell office:value-type="string">
            <text:p>b. Good authors are cautious not to exaggerate when they write.</text:p>
          </table:table-cell>
          <table:table-cell office:value-type="string">
            <text:p>نویسندگان خوب مراقب هستند که هنگام نوشتن اغراق نکنند.</text:p>
          </table:table-cell>
          <table:table-cell office:value-type="string">
            <text:p>c. If the rain is falling in torrents, it is best to drive cautiously.</text:p>
          </table:table-cell>
          <table:table-cell office:value-type="string">
            <text:p>اگر باران به شدت می‌بارد، بهتر است با احتیاط رانندگی کنید.</text:p>
          </table:table-cell>
          <table:table-cell office:value-type="float" office:value="16">
            <text:p>16</text:p>
          </table:table-cell>
          <table:table-cell office:value-type="float" office:value="11">
            <text:p>11</text:p>
          </table:table-cell>
          <table:table-cell office:value-type="string">
            <text:p>{"word":"Cautious","mean":"","countable":"no","type":"adjective","voice":"unknown","plural":"","plural_example":"","example":"Be Cautious When Crossing The Street.","registers":"[formal: Cautious], [informal: Careful]","phrasal_verbs":[],"synonyms":{"formal":["Prudent","Circumspect","Discreet"],"informal":["Careful","Wary"],"neutral":["Careful","Attentive","Vigilant"]},"derivations":[{"word":"Caution","type":"noun","example":"He Advised Caution.","example_translation":"او به احتیاط توصیه کرد.","display":"Caution"},{"word":"Cautiously","type":"adverb","example":"She Moved Cautiously.","example_translation":"او با احتیاط حرکت کرد.","display":"Cautiously"}],"collocations":[{"collocation":"Cautious Approach","example":"They Took A Cautious Approach To The Problem.","translation":"آنها رویکرد محتاطانه‌ای به مسئله داشتند."},{"collocation":"Cautious Steps","example":"The Company Is Taking Cautious Steps Towards Expansion.","translation":"شرکت گام های محتاطانه‌ای در جهت توسعه برمی‌دارد."},{"collocation":"Cautious Optimism","example":"There Is Cautious Optimism About The Peace Talks.","translation":"خوش بینی محتاطانه‌ای در مورد مذاکرات صلح وجود دارد."}]}</text:p>
          </table:table-cell>
        </table:table-row>
        <table:table-row>
          <table:table-cell office:value-type="float" office:value="192">
            <text:p>192</text:p>
          </table:table-cell>
          <table:table-cell office:value-type="float" office:value="192">
            <text:p>192</text:p>
          </table:table-cell>
          <table:table-cell office:value-type="string">
            <text:p>Confident</text:p>
          </table:table-cell>
          <table:table-cell office:value-type="string">
            <text:p>مطمئن</text:p>
          </table:table-cell>
          <table:table-cell office:value-type="string">
            <text:p>uk  /ˈkɒn.fɪ.dənt/ us  /ˈkɑːn.fə.dənt/</text:p>
          </table:table-cell>
          <table:table-cell office:value-type="string">
            <text:p>a. Judge Emery was confident he could solve the conflict.</text:p>
          </table:table-cell>
          <table:table-cell office:value-type="string">
            <text:p>قاضی امری مطمئن بود که می‌تواند اختلاف را حل کند.</text:p>
          </table:table-cell>
          <table:table-cell office:value-type="string">
            <text:p>Firmly believing; certain; sure</text:p>
          </table:table-cell>
          <table:table-cell office:value-type="string">
            <text:p>b. When he lifted the burden, Scotty was confident he could carry it.</text:p>
          </table:table-cell>
          <table:table-cell office:value-type="string">
            <text:p>وقتی که اسکاتی بار را بلند کرد، مطمئن بود که می‌تواند آن را حمل کند.</text:p>
          </table:table-cell>
          <table:table-cell office:value-type="string">
            <text:p>c. Annette was confident she would do well as a nurse.</text:p>
          </table:table-cell>
          <table:table-cell office:value-type="string">
            <text:p>آنت مطمئن بود که به عنوان یک پرستار در کارش موفق خواهد بود.</text:p>
          </table:table-cell>
          <table:table-cell office:value-type="float" office:value="16">
            <text:p>16</text:p>
          </table:table-cell>
          <table:table-cell office:value-type="float" office:value="12">
            <text:p>12</text:p>
          </table:table-cell>
          <table:table-cell office:value-type="string">
            <text:p>{"word":"Confident","mean":"","countable":"no","type":"adjective","voice":"unknown","plural":"","plural_example":"","example":"She Is A Confident Speaker.","registers":"[formal: Confident], [informal: Assured]","phrasal_verbs":[],"synonyms":{"formal":["Self-assured","Self-possessed"],"informal":["Sure Of Oneself","Bold"],"neutral":["Certain","Positive","Secure"]},"derivations":[{"word":"Confidence","type":"noun","example":"I Have Great Confidence In Your Ability.","example_translation":"من به توانایی شما اعتماد زیادی دارم.","display":"Confidence"},{"word":"Confidently","type":"adverb","example":"She Confidently Delivered The Speech.","example_translation":"او با اعتماد به نفس سخنرانی کرد.","display":"Confidently"}],"collocations":[{"collocation":"Confident Attitude","example":"He Has A Confident Attitude Towards Challenges.","translation":"او نگرش با اعتماد به نفسی نسبت به چالش ها دارد."},{"collocation":"Confident Smile","example":"She Gave A Confident Smile To The Audience.","translation":"او لبخند با اعتماد به نفسی به تماشاچیان زد."},{"collocation":"Confident Leader","example":"The Team Needs A Confident Leader.","translation":"تیم به یک رهبر با اعتماد به نفس نیاز دارد."}]}</text:p>
          </table:table-cell>
        </table:table-row>
        <table:table-row>
          <table:table-cell office:value-type="float" office:value="193">
            <text:p>193</text:p>
          </table:table-cell>
          <table:table-cell office:value-type="float" office:value="193">
            <text:p>193</text:p>
          </table:table-cell>
          <table:table-cell office:value-type="string">
            <text:p>Appeal</text:p>
          </table:table-cell>
          <table:table-cell office:value-type="string">
            <text:p>علاقه، جذابیت، درخواست</text:p>
          </table:table-cell>
          <table:table-cell office:value-type="string">
            <text:p>uk  /əˈpiːl/ us  /əˈpiːl/</text:p>
          </table:table-cell>
          <table:table-cell office:value-type="string">
            <text:p>a. Anything Jorge could get at wholesale price had a great appeal for him.</text:p>
          </table:table-cell>
          <table:table-cell office:value-type="string">
            <text:p>هر چیزی که خورخه می توانست به قیمت عمده فروشی بخرد، برایش جذابیت زیادی داشت.</text:p>
          </table:table-cell>
          <table:table-cell office:value-type="string">
            <text:p>Attraction; interest; to urge</text:p>
          </table:table-cell>
          <table:table-cell office:value-type="string">
            <text:p>b. My boss always appeals to his employees to work swiftly and neatly.</text:p>
          </table:table-cell>
          <table:table-cell office:value-type="string">
            <text:p>رئیس من همیشه از کارمندانش درخواست می‌کند که سریع و مرتب کار کنند.</text:p>
          </table:table-cell>
          <table:table-cell office:value-type="string">
            <text:p>c. I found her clothing designs to be enormously appealing.</text:p>
          </table:table-cell>
          <table:table-cell office:value-type="string">
            <text:p>طراحی‌های لباس او را بسیار جذاب یافتم.</text:p>
          </table:table-cell>
          <table:table-cell office:value-type="float" office:value="17">
            <text:p>17</text:p>
          </table:table-cell>
          <table:table-cell office:value-type="float" office:value="1">
            <text:p>1</text:p>
          </table:table-cell>
          <table:table-cell office:value-type="string">
            <text:p>{"word":"Appeal","mean":"","countable":"no","type":"verb","voice":"intransitive","plural":"","plural_example":"","example":"The Idea Appealed To Me.","registers":"[formal: Formal], [informal: Informal]","phrasal_verbs":[{"verb":"Appeal To","definition":"To Ask Someone Important To Make A Decision In Your Favour","example":"They're Appealing To The Court To Overturn The Decision.","example_translation":"آنها از دادگاه درخواست می کنند تا این تصمیم را لغو کند."}],"synonyms":{"formal":["Plead","Beseech","Solicit","Petition"],"informal":["Ask","Request"],"neutral":["Apply","Call On","Attract"]},"derivations":[{"word":"Appealing","type":"adjective","example":"The Idea Was Appealing.","example_translation":"این ایده جذاب بود.","display":"Appealing"},{"word":"Appellant","type":"noun","example":"The Appellant Filed A Lawsuit.","example_translation":"تجدید نظرخواه دادخواست را ثبت کرد.","display":"Appellant"}],"collocations":[{"collocation":"Appeal Directly","example":"The Campaign Appealed Directly To Voters.","translation":"این کمپین مستقیماً از رای دهندگان درخواست کرد."},{"collocation":"Appeal Successfully","example":"The Company Appealed Successfully Against The Ruling.","translation":"این شرکت با موفقیت علیه این حکم تجدیدنظر کرد."}]}</text:p>
          </table:table-cell>
        </table:table-row>
        <table:table-row>
          <table:table-cell office:value-type="float" office:value="194">
            <text:p>194</text:p>
          </table:table-cell>
          <table:table-cell office:value-type="float" office:value="194">
            <text:p>194</text:p>
          </table:table-cell>
          <table:table-cell office:value-type="string">
            <text:p>Addict</text:p>
          </table:table-cell>
          <table:table-cell office:value-type="string">
            <text:p>معتاد</text:p>
          </table:table-cell>
          <table:table-cell office:value-type="string">
            <text:p>uk  /ˈæd.ɪkt/ us  /ˈæd.ɪkt/</text:p>
          </table:table-cell>
          <table:table-cell office:value-type="string">
            <text:p>a. Because he was a heroin addict, it was essential for Carlos to get the drug each day.</text:p>
          </table:table-cell>
          <table:table-cell office:value-type="string">
            <text:p>به علت اینکه کارلوس به هروئین معتاد بود، لازم بود که هر روز مواد مخدر مصرف کند.</text:p>
          </table:table-cell>
          <table:table-cell office:value-type="string">
            <text:p>One who cannot break away from a habit or practice; addicted unable to break a habit</text:p>
          </table:table-cell>
          <table:table-cell office:value-type="string">
            <text:p>b. Marcia gained weight because she was addicted to ice cream sodas.</text:p>
          </table:table-cell>
          <table:table-cell office:value-type="string">
            <text:p>مارسیا وزن اضافه کرد چون به بستنی سودا معتاد شده بود.</text:p>
          </table:table-cell>
          <table:table-cell office:value-type="string">
            <text:p>c. Those who take aspirins and other pain-killers regularly should realize that they may become drug addicts, too.</text:p>
          </table:table-cell>
          <table:table-cell office:value-type="string">
            <text:p>کسانی که آسپرین و سایر مسکن‌ها را به طور مرتب مصرف می‌کنند، باید بدانند که ممکن است به این داروها نیز معتاد شوند.</text:p>
          </table:table-cell>
          <table:table-cell office:value-type="float" office:value="17">
            <text:p>17</text:p>
          </table:table-cell>
          <table:table-cell office:value-type="float" office:value="2">
            <text:p>2</text:p>
          </table:table-cell>
          <table:table-cell office:value-type="string">
            <text:p>{"word":"Addict","mean":"","countable":"yes","type":"noun","voice":"unknown","plural":"addicts","plural_example":"Many Addicts Need Support To Recover.","example":"He Is A Heroin Addict.","registers":"[formal: ], [informal: ]","phrasal_verbs":[],"synonyms":{"formal":["Dependant"],"informal":["Junkie"],"neutral":["User"]},"derivations":[{"word":"addiction","type":"noun","example":"He Is Fighting His Addiction.","example_translation":"او در حال مبارزه با اعتیادش است.","display":"Addiction"},{"word":"addictive","type":"adjective","example":"This Game Is Addictive.","example_translation":"این بازی اعتیاد آور است.","display":"Addictive"}],"collocations":[{"collocation":"recovering addict","example":"She Is A Recovering Addict.","translation":"او یک معتاد در حال ترک است."},{"collocation":"drug addict","example":"He Is A Drug Addict.","translation":"او یک معتاد به مواد مخدر است."}]}</text:p>
          </table:table-cell>
        </table:table-row>
        <table:table-row>
          <table:table-cell office:value-type="float" office:value="195">
            <text:p>195</text:p>
          </table:table-cell>
          <table:table-cell office:value-type="float" office:value="195">
            <text:p>195</text:p>
          </table:table-cell>
          <table:table-cell office:value-type="string">
            <text:p>Wary</text:p>
          </table:table-cell>
          <table:table-cell office:value-type="string">
            <text:p>محتاط</text:p>
          </table:table-cell>
          <table:table-cell office:value-type="string">
            <text:p>uk  /ˈweə.ri/ us  /ˈwer.i/</text:p>
          </table:table-cell>
          <table:table-cell office:value-type="string">
            <text:p>a. Marilyn's mother told her to be wary of strangers with a gleam in their eye.</text:p>
          </table:table-cell>
          <table:table-cell office:value-type="string">
            <text:p>مادر مارلین به او گفت که از غریبه‌هایی که برق خاصی در چشمانشان بود، محتاط باشد.</text:p>
          </table:table-cell>
          <table:table-cell office:value-type="string">
            <text:p>On one's guard against danger or trickery; cautious</text:p>
          </table:table-cell>
          <table:table-cell office:value-type="string">
            <text:p>b. After Orlando had been the victim of a cheat, he was wary of those who said they wanted to help him.</text:p>
          </table:table-cell>
          <table:table-cell office:value-type="string">
            <text:p>بعد از اینکه اورلاندو قربانی یک تقلب شد، نسبت به کسانی که می‌گفتند می‌خواهند به او کمک کنند، محتاط بود.</text:p>
          </table:table-cell>
          <table:table-cell office:value-type="string">
            <text:p>c. Living in a polluted city makes you wary of the air you breathe.</text:p>
          </table:table-cell>
          <table:table-cell office:value-type="string">
            <text:p>زندگی در یک شهر آلوده باعث می‌شود نسبت به هوایی که تنفس می‌کنید، محتاط باشید.</text:p>
          </table:table-cell>
          <table:table-cell office:value-type="float" office:value="17">
            <text:p>17</text:p>
          </table:table-cell>
          <table:table-cell office:value-type="float" office:value="3">
            <text:p>3</text:p>
          </table:table-cell>
          <table:table-cell office:value-type="string">
            <text:p>{"word":"Wary","mean":"","countable":"no","type":"adjective","voice":"unknown","plural":"","plural_example":"","example":"Be Wary Of Strangers.","registers":"[formal: Cautious], [informal: Careful]","phrasal_verbs":[],"synonyms":{"formal":["Circumspect","Guarded"],"informal":["Careful","Leery"],"neutral":["Cautious","Suspicious"]},"derivations":[{"word":"Wariness","type":"noun","example":"Her Wariness Saved Her From Trouble.","example_translation":"احتیاط او را از دردسر نجات داد.","display":"Wariness"}],"collocations":[{"collocation":"Wary Approach","example":"The Animal Took A Wary Approach To The Food.","translation":"حیوان با احتیاط به سمت غذا رفت."},{"collocation":"Wary Gaze","example":"She Cast A Wary Gaze Around The Room.","translation":"او نگاهی محتاطانه به اطراف اتاق انداخت."}]}</text:p>
          </table:table-cell>
        </table:table-row>
        <table:table-row>
          <table:table-cell office:value-type="float" office:value="196">
            <text:p>196</text:p>
          </table:table-cell>
          <table:table-cell office:value-type="float" office:value="196">
            <text:p>196</text:p>
          </table:table-cell>
          <table:table-cell office:value-type="string">
            <text:p>Aware</text:p>
          </table:table-cell>
          <table:table-cell office:value-type="string">
            <text:p>آگاه، دانا</text:p>
          </table:table-cell>
          <table:table-cell office:value-type="string">
            <text:p>uk  /əˈweər/ us  /əˈwer/</text:p>
          </table:table-cell>
          <table:table-cell office:value-type="string">
            <text:p>a. Donna was aware of her tendency to exaggerate.</text:p>
          </table:table-cell>
          <table:table-cell office:value-type="string">
            <text:p>دونا از گرایش خود به غلو کردن آگاه بود.</text:p>
          </table:table-cell>
          <table:table-cell office:value-type="string">
            <text:p>Knowing; realizing</text:p>
          </table:table-cell>
          <table:table-cell office:value-type="string">
            <text:p>b. It took some time before the police became aware of the brawl taking place on the street.</text:p>
          </table:table-cell>
          <table:table-cell office:value-type="string">
            <text:p>مدتی طول کشید تا پلیس از زد و خوردی که در خیابان در جریان بود باخبر شود.</text:p>
          </table:table-cell>
          <table:table-cell office:value-type="string">
            <text:p>c. The only way to gain knowledge is to be aware of everything around you.</text:p>
          </table:table-cell>
          <table:table-cell office:value-type="string">
            <text:p>تنها راه کسب دانش، آگاه بودن از همه چیز در اطراف خود است.</text:p>
          </table:table-cell>
          <table:table-cell office:value-type="float" office:value="17">
            <text:p>17</text:p>
          </table:table-cell>
          <table:table-cell office:value-type="float" office:value="4">
            <text:p>4</text:p>
          </table:table-cell>
          <table:table-cell office:value-type="string">
            <text:p>{"word":"Aware","mean":"","countable":"no","type":"adjective","voice":"unknown","plural":"","plural_example":"","example":"I Am Aware Of The Risks Involved.","registers":"[formal: Highly Formal], [informal: Informal]","phrasal_verbs":[],"synonyms":{"formal":["Conscious","Cognizant"],"informal":["Hip","In The Know"],"neutral":["Informed","Familiar","Mindful","Apprised"]},"derivations":[{"word":"Awareness","type":"noun","example":"Public Awareness Of The Issue Is Increasing.","example_translation":"آگاهی عمومی از این موضوع در حال افزایش است.","display":"Awareness"},{"word":"Awares","type":"verb","example":"She Awares Him Of The Situation.","example_translation":"او او را از شرایط آگاه می کند.","display":"Awares"}],"collocations":[{"collocation":"Become Aware","example":"I Became Aware Of The Problem Yesterday.","translation":"دیروز از مشکل آگاه شدم."},{"collocation":"Fully Aware","example":"I Am Fully Aware Of My Responsibilities.","translation":"من کاملاً از مسئولیت هایم آگاهم."},{"collocation":"Acutely Aware","example":"She Is Acutely Aware Of The Difficulties.","translation":"او به شدت از مشکلات آگاه است."}]}</text:p>
          </table:table-cell>
        </table:table-row>
        <table:table-row>
          <table:table-cell office:value-type="float" office:value="197">
            <text:p>197</text:p>
          </table:table-cell>
          <table:table-cell office:value-type="float" office:value="197">
            <text:p>197</text:p>
          </table:table-cell>
          <table:table-cell office:value-type="string">
            <text:p>Misfortune</text:p>
          </table:table-cell>
          <table:table-cell office:value-type="string">
            <text:p>بدشانسی</text:p>
          </table:table-cell>
          <table:table-cell office:value-type="string">
            <text:p>uk  /ˌmɪsˈfɔː.tʃuːn/ us  /ˌmɪsˈfɔːr.tʃən/</text:p>
          </table:table-cell>
          <table:table-cell office:value-type="string">
            <text:p>It was my misfortune that our car wasn't thoroughly checked before the trip through the desert.</text:p>
          </table:table-cell>
          <table:table-cell office:value-type="string">
            <text:p>این بدشانسی من بود که اتومبیل ما قبل از سفر به صحرا به طور کامل بررسی نشد.</text:p>
          </table:table-cell>
          <table:table-cell office:value-type="string">
            <text:p>Bad luck</text:p>
          </table:table-cell>
          <table:table-cell office:value-type="string">
            <text:p>Being bitten by the vicious dog was quite a misfortune for Tommy.</text:p>
          </table:table-cell>
          <table:table-cell office:value-type="string">
            <text:p>گاز گرفته شدن توسط یک سگ وحشی برای تامی یک بدشانسی بزرگ بود.</text:p>
          </table:table-cell>
          <table:table-cell office:value-type="string">
            <text:p>I had the misfortune of working for a greedy man.</text:p>
          </table:table-cell>
          <table:table-cell office:value-type="string">
            <text:p>من بدشانسی این را داشتم که برای یک مرد حریص کار کنم.</text:p>
          </table:table-cell>
          <table:table-cell office:value-type="float" office:value="17">
            <text:p>17</text:p>
          </table:table-cell>
          <table:table-cell office:value-type="float" office:value="5">
            <text:p>5</text:p>
          </table:table-cell>
          <table:table-cell office:value-type="string">
            <text:p>{"word":"Misfortune","mean":"","countable":"yes","type":"noun","voice":"unknown","plural":"Misfortunes","plural_example":"Many Misfortunes Befell Them During The War.","example":"He Suffered A Series Of Misfortunes.","registers":"[formal: Adversity], [informal: Bad luck]","phrasal_verbs":[],"synonyms":{"formal":["Adversity","Calamity","Affliction","Tribulation"],"informal":["Bad luck","Hard luck","Rotten luck"],"neutral":["Bad fortune","Setback","Mishap","Reverse"]},"derivations":[{"word":"Misfortunate","type":"adjective","example":"He Was A Misfortunate Soul.","example_translation":"او یک روح بدبخت بود.","display":"Misfortunate"}],"collocations":[{"collocation":"Great misfortune","example":"Losing His Job Was A Great Misfortune.","translation":"از دست دادن کارش یک بدبختی بزرگ بود."},{"collocation":"Personal misfortune","example":"She Overcame Personal Misfortune.","translation":"او بر بدبختی شخصی غلبه کرد."}]}</text:p>
          </table:table-cell>
        </table:table-row>
        <table:table-row>
          <table:table-cell office:value-type="float" office:value="198">
            <text:p>198</text:p>
          </table:table-cell>
          <table:table-cell office:value-type="float" office:value="198">
            <text:p>198</text:p>
          </table:table-cell>
          <table:table-cell office:value-type="string">
            <text:p>Avoid</text:p>
          </table:table-cell>
          <table:table-cell office:value-type="string">
            <text:p>اجتناب کردن</text:p>
          </table:table-cell>
          <table:table-cell office:value-type="string">
            <text:p>uk  /əˈvɔɪd/ us  /əˈvɔɪd/</text:p>
          </table:table-cell>
          <table:table-cell office:value-type="string">
            <text:p>a. If you are fortunate, you can avoid people who are trying to deceive you.</text:p>
          </table:table-cell>
          <table:table-cell office:value-type="string">
            <text:p>اگر خوش شانس باشید، می توانید از افرادی که سعی دارند شما را فریب دهند دوری کنید.</text:p>
          </table:table-cell>
          <table:table-cell office:value-type="string">
            <text:p>Keep away from; keep out of the way of</text:p>
          </table:table-cell>
          <table:table-cell office:value-type="string">
            <text:p>b. There was no way to avoid noticing her beautiful green eyes.</text:p>
          </table:table-cell>
          <table:table-cell office:value-type="string">
            <text:p>راهی برای اجتناب از توجه به چشمان سبز زیبای او وجود نداشت.</text:p>
          </table:table-cell>
          <table:table-cell office:value-type="string">
            <text:p>c. Avoid getting into a brawl if you can.</text:p>
          </table:table-cell>
          <table:table-cell office:value-type="string">
            <text:p>اگر می توانید از درگیر شدن در دعوا اجتناب کنید.</text:p>
          </table:table-cell>
          <table:table-cell office:value-type="float" office:value="17">
            <text:p>17</text:p>
          </table:table-cell>
          <table:table-cell office:value-type="float" office:value="6">
            <text:p>6</text:p>
          </table:table-cell>
          <table:table-cell office:value-type="string">
            <text:p>{"word":"Avoid","mean":"","countable":"no","type":"verb","voice":"transitive","plural":"","plural_example":"","example":"I Try To Avoid Eating Too Much Sugar.","registers":"[formal: Evade], [informal: Duck]","phrasal_verbs":[{"verb":"Avoid out of","definition":"To evade or stay clear of something due to a particular feeling or reason.","example":"She Avoided The Party Out Of Shyness.","example_translation":"او از روی خجالت از مهمانی اجتناب کرد."}],"synonyms":{"formal":["Evade","Circumvent","Shun","Avert"],"informal":["Duck","Steer clear of","Give a wide berth to"],"neutral":["Prevent","Dodge","Escape","Elude"]},"derivations":[{"word":"Avoidance","type":"noun","example":"Avoidance Is Not Always The Best Solution.","example_translation":"اجتناب همیشه بهترین راه حل نیست.","display":"Avoidance"},{"word":"Avoidable","type":"adjective","example":"The Accident Was Avoidable.","example_translation":"این حادثه قابل پیشگیری بود.","display":"Avoidable"}],"collocations":[{"collocation":"Avoid contact","example":"Try To Avoid Contact With Sick People.","translation":"سعی کنید از تماس با افراد بیمار خودداری کنید."},{"collocation":"Avoid eye contact","example":"He Tried To Avoid Eye Contact With The Stranger.","translation":"سعی کرد از تماس چشمی با غریبه خودداری کند."}]}</text:p>
          </table:table-cell>
        </table:table-row>
        <table:table-row>
          <table:table-cell office:value-type="float" office:value="199">
            <text:p>199</text:p>
          </table:table-cell>
          <table:table-cell office:value-type="float" office:value="199">
            <text:p>199</text:p>
          </table:table-cell>
          <table:table-cell office:value-type="string">
            <text:p>Wretched</text:p>
          </table:table-cell>
          <table:table-cell office:value-type="string">
            <text:p>فلاکت‌بار</text:p>
          </table:table-cell>
          <table:table-cell office:value-type="string">
            <text:p>uk  /ˈretʃ.ɪd/ us  /ˈretʃ.ɪd/</text:p>
          </table:table-cell>
          <table:table-cell office:value-type="string">
            <text:p>a. I feel wretched after a night when I've scarcely slept.</text:p>
          </table:table-cell>
          <table:table-cell office:value-type="string">
            <text:p>بعد از یک شب بی‌خوابی احساس بسیار بدی دارم.</text:p>
          </table:table-cell>
          <table:table-cell office:value-type="string">
            <text:p>Very unsatisfactory; miserable</text:p>
          </table:table-cell>
          <table:table-cell office:value-type="string">
            <text:p>b. There was unanimous agreement that we had seen a wretched movie.</text:p>
          </table:table-cell>
          <table:table-cell office:value-type="string">
            <text:p>همه متفق‌القول بودیم که فیلم بسیار بدی را دیده‌ایم.</text:p>
          </table:table-cell>
          <table:table-cell office:value-type="string">
            <text:p>c. Toby had wretched luck at the gambling tables.</text:p>
          </table:table-cell>
          <table:table-cell office:value-type="string">
            <text:p>تابی شانس خیلی بدی در میزهای قمار داشت.</text:p>
          </table:table-cell>
          <table:table-cell office:value-type="float" office:value="17">
            <text:p>17</text:p>
          </table:table-cell>
          <table:table-cell office:value-type="float" office:value="7">
            <text:p>7</text:p>
          </table:table-cell>
          <table:table-cell office:value-type="string">
            <text:p>{"word":"Wretched","mean":"","countable":"no","type":"adjective","voice":"unknown","plural":"","plural_example":"","example":"The Wretched Conditions Of The Slum Were Heartbreaking.","registers":"[formal: Formal], [informal: Informal]","phrasal_verbs":[],"synonyms":{"formal":["Miserable","Deplorable","Abject","Forlorn","Squalid"],"informal":["Awful","Terrible","Lousy","Crummy","Rubbish"],"neutral":["Unhappy","Poor","Unfortunate","Pitiful","Bad"]},"derivations":[{"word":"Wretch","type":"noun","example":"He Felt Like A Wretch After Failing The Exam.","example_translation":"بعد از رد شدن در امتحان احساس بدبختی می کرد.","display":"Wretch"},{"word":"Wretchedly","type":"adverb","example":"The Team Played Wretchedly In The Final Game.","example_translation":"تیم در بازی نهایی به طرز اسفناکی بازی کرد.","display":"Wretchedly"}],"collocations":[{"collocation":"Wretched Life","example":"She Lived A Wretched Life Of Poverty And Despair.","translation":"او زندگی اسفناکی از فقر و ناامیدی داشت."},{"collocation":"Wretched Condition","example":"The Animals Were Kept In Wretched Conditions.","translation":"حیوانات در شرایط اسفناکی نگهداری می شدند."},{"collocation":"Wretched Feeling","example":"He Had A Wretched Feeling After The Argument.","translation":"او بعد از بحث احساس بدی داشت."}]}</text:p>
          </table:table-cell>
        </table:table-row>
        <table:table-row>
          <table:table-cell office:value-type="float" office:value="200">
            <text:p>200</text:p>
          </table:table-cell>
          <table:table-cell office:value-type="float" office:value="200">
            <text:p>200</text:p>
          </table:table-cell>
          <table:table-cell office:value-type="string">
            <text:p>Keg</text:p>
          </table:table-cell>
          <table:table-cell office:value-type="string">
            <text:p>بشکه کوچک</text:p>
          </table:table-cell>
          <table:table-cell office:value-type="string">
            <text:p>uk  /keɡ/ us  /keɡ/</text:p>
          </table:table-cell>
          <table:table-cell office:value-type="string">
            <text:p>a. The corner saloon uses numerous kegs of beer on a Saturday night.</text:p>
          </table:table-cell>
          <table:table-cell office:value-type="string">
            <text:p>سالن گوشه ای، شب های شنبه بشکه های آبجوی زیادی مصرف می کند.</text:p>
          </table:table-cell>
          <table:table-cell office:value-type="string">
            <text:p>Small barrel, usually holding less than ten gallons</text:p>
          </table:table-cell>
          <table:table-cell office:value-type="string">
            <text:p>b. Get a keg of nails, the carpenter shouted at me.</text:p>
          </table:table-cell>
          <table:table-cell office:value-type="string">
            <text:p>نجار سر من داد زد و گفت یک بشکه میخ بیاور.</text:p>
          </table:table-cell>
          <table:table-cell office:value-type="string">
            <text:p>c. It is obvious to me that the situation is filled with peril, a real powder keg if I ever saw one.</text:p>
          </table:table-cell>
          <table:table-cell office:value-type="string">
            <text:p>برای من آشکار است که این وضعیت پر از خطر است، مانند یک بشکه باروت واقعی، اگر تا به حال دیده باشم.</text:p>
          </table:table-cell>
          <table:table-cell office:value-type="float" office:value="17">
            <text:p>17</text:p>
          </table:table-cell>
          <table:table-cell office:value-type="float" office:value="8">
            <text:p>8</text:p>
          </table:table-cell>
          <table:table-cell office:value-type="string">
            <text:p>{"word":"Keg","mean":"","countable":"yes","type":"noun","voice":"unknown","plural":"Kegs","plural_example":"They Ordered Two Kegs For The Party.","example":"He Drank A Keg Of Beer At The Party.","registers":"[informal: Keg]","phrasal_verbs":[],"synonyms":{"formal":["Barrel","Cask"],"informal":["Tub"],"neutral":["Container"]},"derivations":[],"collocations":[{"collocation":"a keg party","example":"They Threw A Keg Party Last Weekend.","translation":"آنها آخر هفته گذشته یک مهمانی بشکه ای برپا کردند."},{"collocation":"tap a keg","example":"He Knows How To Tap A Keg.","translation":"او میداند چطور یک بشکه را باز کند."}]}</text:p>
          </table:table-cell>
        </table:table-row>
        <table:table-row>
          <table:table-cell office:value-type="float" office:value="201">
            <text:p>201</text:p>
          </table:table-cell>
          <table:table-cell office:value-type="float" office:value="201">
            <text:p>201</text:p>
          </table:table-cell>
          <table:table-cell office:value-type="string">
            <text:p>Nourish</text:p>
          </table:table-cell>
          <table:table-cell office:value-type="string">
            <text:p>تغذیه کردن، پروراندن، تقویت کردن</text:p>
          </table:table-cell>
          <table:table-cell office:value-type="string">
            <text:p>uk  /ˈnʌr.ɪʃ/ us  /ˈnɝː.ɪʃ/</text:p>
          </table:table-cell>
          <table:table-cell office:value-type="string">
            <text:p>A diet of nourishing food is served to every hospital patient.</text:p>
          </table:table-cell>
          <table:table-cell office:value-type="string">
            <text:p>یک رژیم غذایی مقوی برای همه بیماران بیمارستان سرو می‌شود.</text:p>
          </table:table-cell>
          <table:table-cell office:value-type="string">
            <text:p>Make or keep alive and well, with food; feed; develop an attitude</text:p>
          </table:table-cell>
          <table:table-cell office:value-type="string">
            <text:p>It was easy to detect that the skinny boy was not well nourished.</text:p>
          </table:table-cell>
          <table:table-cell office:value-type="string">
            <text:p>به سادگی قابل تشخیص بود که پسر لاغر به خوبی تغذیه نشده بود.</text:p>
          </table:table-cell>
          <table:table-cell office:value-type="string">
            <text:p>After the operation, our doctor plans to nourish my mother with vitamins and good food.</text:p>
          </table:table-cell>
          <table:table-cell office:value-type="string">
            <text:p>بعد از عمل جراحی، دکتر در نظر دارد مادرم را با ویتامین و غذای خوب تقویت کند.</text:p>
          </table:table-cell>
          <table:table-cell office:value-type="float" office:value="17">
            <text:p>17</text:p>
          </table:table-cell>
          <table:table-cell office:value-type="float" office:value="9">
            <text:p>9</text:p>
          </table:table-cell>
          <table:table-cell office:value-type="string">
            <text:p>{"word":"Nourish","mean":"","countable":"no","type":"verb","voice":"transitive","plural":"","plural_example":"","example":"We Must Nourish Our Souls With Goodness.","registers":"[formal: Nourish], [informal: Feed]","phrasal_verbs":[],"synonyms":{"formal":["Sustain","Foster","Cherish"],"informal":["Feed","Maintain"],"neutral":["Nurture","Support","Cultivate"]},"derivations":[{"word":"Nourishment","type":"noun","example":"The Baby Needs Nourishment.","example_translation":"کودک نیاز به تغذیه دارد.","display":"Nourishment"},{"word":"Nourishing","type":"adjective","example":"A Nourishing Meal Is Essential For Health.","example_translation":"یک وعده غذایی مغذی برای سلامتی ضروری است.","display":"Nourishing"}],"collocations":[{"collocation":"Nourish The Body","example":"It Is Important To Nourish The Body With Healthy Food.","translation":"مهم است که بدن را با غذای سالم تغذیه کنید."},{"collocation":"Nourish The Soul","example":"Reading Can Nourish The Soul.","translation":"خواندن می تواند روح را تغذیه کند."},{"collocation":"Nourish The Mind","example":"Education Can Nourish The Mind.","translation":"تحصیلات می تواند ذهن را تغذیه کند."}]}</text:p>
          </table:table-cell>
        </table:table-row>
        <table:table-row>
          <table:table-cell office:value-type="float" office:value="202">
            <text:p>202</text:p>
          </table:table-cell>
          <table:table-cell office:value-type="float" office:value="202">
            <text:p>202</text:p>
          </table:table-cell>
          <table:table-cell office:value-type="string">
            <text:p>Harsh</text:p>
          </table:table-cell>
          <table:table-cell office:value-type="string">
            <text:p>تند، زننده، خشن</text:p>
          </table:table-cell>
          <table:table-cell office:value-type="string">
            <text:p>uk  /hɑːʃ/ us  /hɑːrʃ/</text:p>
          </table:table-cell>
          <table:table-cell office:value-type="string">
            <text:p>a. The law is harsh on people who go around menacing others.</text:p>
          </table:table-cell>
          <table:table-cell office:value-type="string">
            <text:p>قانون در برخورد با افرادی که مرتب دیگران را می ترسانند، بی‌رحم است.</text:p>
          </table:table-cell>
          <table:table-cell office:value-type="string">
            <text:p>Rough to the touch, taste, eye, or ear; sharp</text:p>
          </table:table-cell>
          <table:table-cell office:value-type="string">
            <text:p>b. Looking at his cigarette, Phil realized it was absurd to inhale such harsh smoke.</text:p>
          </table:table-cell>
          <table:table-cell office:value-type="string">
            <text:p>فیل با نگاه به سیگارش، پی برد که چقدر احمقانه است که چنین دود تندی را فرو ببرد.</text:p>
          </table:table-cell>
          <table:table-cell office:value-type="string">
            <text:p>c. Hazel altered her tone of voice from a harsh one to a soft tone.</text:p>
          </table:table-cell>
          <table:table-cell office:value-type="string">
            <text:p>هازل لحن صدایش را از لحنی خشن به لحنی ملایم تغییر داد.</text:p>
          </table:table-cell>
          <table:table-cell office:value-type="float" office:value="17">
            <text:p>17</text:p>
          </table:table-cell>
          <table:table-cell office:value-type="float" office:value="10">
            <text:p>10</text:p>
          </table:table-cell>
          <table:table-cell office:value-type="string">
            <text:p>{"word":"Harsh","mean":"","countable":"no","type":"adjective","voice":"unknown","plural":"","plural_example":"","example":"The Harsh winter winds whipped through the city.","registers":"[formal: ], [informal: ]","phrasal_verbs":[],"synonyms":{"formal":["Severe","Austere","Rigorous","Stringent"],"informal":["Rough","Tough","Brutal"],"neutral":["Severe","Unpleasant","Difficult"]},"derivations":[{"word":"Harshly","type":"adverb","example":"He was treated Harshly by his superiors.","example_translation":"او توسط مافوق هایش به شدت مورد آزار و اذیت قرار گرفت.","display":"Harshly"},{"word":"Harshness","type":"noun","example":"The Harshness of the climate made farming impossible.","example_translation":"سختی آب و هوا کشاورزی را غیرممکن کرد.","display":"Harshness"}],"collocations":[{"collocation":"Harsh conditions","example":"The Explorers Faced Harsh conditions in the Arctic.","translation":"کاوشگران در قطب شمال با شرایط سختی روبرو شدند."},{"collocation":"Harsh criticism","example":"She Received Harsh criticism for her performance.","translation":"او به خاطر عملکردش انتقادات تندی دریافت کرد."},{"collocation":"Harsh reality","example":"The Harsh reality of poverty is difficult to ignore.","translation":"نادیده گرفتن واقعیت تلخ فقر دشوار است."}]}</text:p>
          </table:table-cell>
        </table:table-row>
        <table:table-row>
          <table:table-cell office:value-type="float" office:value="203">
            <text:p>203</text:p>
          </table:table-cell>
          <table:table-cell office:value-type="float" office:value="203">
            <text:p>203</text:p>
          </table:table-cell>
          <table:table-cell office:value-type="string">
            <text:p>Quantity</text:p>
          </table:table-cell>
          <table:table-cell office:value-type="string">
            <text:p>مقدار</text:p>
          </table:table-cell>
          <table:table-cell office:value-type="string">
            <text:p>uk  /ˈkwɒn.tə.ti/ us  /ˈkwɑːn.t̬ə.t̬i/</text:p>
          </table:table-cell>
          <table:table-cell office:value-type="string">
            <text:p>I never neglect to carry a small quantity of money with me.</text:p>
          </table:table-cell>
          <table:table-cell office:value-type="string">
            <text:p>هرگز فراموش نمی‌کنم که مقدار کمی پول همراه خود داشته باشم.</text:p>
          </table:table-cell>
          <table:table-cell office:value-type="string">
            <text:p>Amount</text:p>
          </table:table-cell>
          <table:table-cell office:value-type="string">
            <text:p>Who believes that quantity is better than quality?</text:p>
          </table:table-cell>
          <table:table-cell office:value-type="string">
            <text:p>چه کسی فکر می‌کند که کمیت از کیفیت بهتر است؟</text:p>
          </table:table-cell>
          <table:table-cell office:value-type="string">
            <text:p>A large quantity of meat is always stored in our freezer.</text:p>
          </table:table-cell>
          <table:table-cell office:value-type="string">
            <text:p>همیشه مقدار زیادی گوشت در فریزر ما نگهداری می‌شود.</text:p>
          </table:table-cell>
          <table:table-cell office:value-type="float" office:value="17">
            <text:p>17</text:p>
          </table:table-cell>
          <table:table-cell office:value-type="float" office:value="11">
            <text:p>11</text:p>
          </table:table-cell>
          <table:table-cell office:value-type="string">
            <text:p>{"word":"Quantity","mean":"","countable":"yes","type":"noun","voice":"unknown","plural":"Quantities","plural_example":"Large Quantities Of Water Were Used To Extinguish The Fire.","example":"The Recipe Calls For A Small Quantity Of Salt.","registers":"[formal: Quantity], [informal: Amount]","phrasal_verbs":[],"synonyms":{"formal":["Amount","Extent","Volume","Number"],"informal":["Load","Heap","Bunch"],"neutral":["Measure","Proportion","Magnitude"]},"derivations":[{"word":"Quantify","type":"verb","example":"We Need To Quantify The Results Of The Experiment.","example_translation":"ما باید نتایج آزمایش را کمی کنیم.","display":"Quantify"},{"word":"Quantitative","type":"adjective","example":"The Research Provided Quantitative Data.","example_translation":"تحقیق داده های کمی ارائه داد.","display":"Quantitative"}],"collocations":[{"collocation":"large quantity","example":"We Need A Large Quantity Of Supplies.","translation":"ما به مقدار زیادی آذوقه نیاز داریم."},{"collocation":"small quantity","example":"Only A Small Quantity Was Available.","translation":"فقط مقدار کمی در دسترس بود."},{"collocation":"fixed quantity","example":"The Price Is Dependent On A Fixed Quantity.","translation":"قیمت بستگی به یک مقدار ثابت دارد."}]}</text:p>
          </table:table-cell>
        </table:table-row>
        <table:table-row>
          <table:table-cell office:value-type="float" office:value="204">
            <text:p>204</text:p>
          </table:table-cell>
          <table:table-cell office:value-type="float" office:value="204">
            <text:p>204</text:p>
          </table:table-cell>
          <table:table-cell office:value-type="string">
            <text:p>Opt</text:p>
          </table:table-cell>
          <table:table-cell office:value-type="string">
            <text:p>انتخاب کردن</text:p>
          </table:table-cell>
          <table:table-cell office:value-type="string">
            <text:p>uk  /ɒpt/ us  /ɑːpt/</text:p>
          </table:table-cell>
          <table:table-cell office:value-type="string">
            <text:p>a. If you give me an ice cream choice, I'll opt for chocolate.</text:p>
          </table:table-cell>
          <table:table-cell office:value-type="string">
            <text:p>اگر حق انتخاب بستنی به من بدهی، من شکلاتی را انتخاب خواهم کرد.</text:p>
          </table:table-cell>
          <table:table-cell office:value-type="string">
            <text:p>Choose or favor; select</text:p>
          </table:table-cell>
          <table:table-cell office:value-type="string">
            <text:p>b. Our cheerleaders plan to opt for new sweaters.</text:p>
          </table:table-cell>
          <table:table-cell office:value-type="string">
            <text:p>سردسته های تشویق کنندگان تصمیم دارند پلیورهای جدیدی انتخاب کنند.</text:p>
          </table:table-cell>
          <table:table-cell office:value-type="string">
            <text:p>c. On Friday, three of my buddies will opt to go into the navy.</text:p>
          </table:table-cell>
          <table:table-cell office:value-type="string">
            <text:p>روز جمعه، سه نفر از دوستانم تصمیم دارند به نیروی دریایی ملحق شوند.</text:p>
          </table:table-cell>
          <table:table-cell office:value-type="float" office:value="17">
            <text:p>17</text:p>
          </table:table-cell>
          <table:table-cell office:value-type="float" office:value="12">
            <text:p>12</text:p>
          </table:table-cell>
          <table:table-cell office:value-type="string">
            <text:p>{"word":"Opt","mean":"","countable":"no","type":"verb","voice":"intransitive","plural":"","plural_example":"","example":"Many Students Opt To Study Abroad.","registers":"[formal: Opt], [informal: Choose]","phrasal_verbs":[{"verb":"opt in","definition":"To Choose To Participate In Something.","example":"Users Can Opt In To Receive Email Notifications.","example_translation":"کاربران می توانند برای دریافت اعلان های ایمیلی انتخاب کنند."},{"verb":"opt out","definition":"To Choose Not To Participate In Something.","example":"Employees Can Opt Out Of The Pension Scheme.","example_translation":"کارمندان می توانند از طرح بازنشستگی انصراف دهند."}],"synonyms":{"formal":["Choose","Select","Prefer","Elect"],"informal":["Go For","Take"],"neutral":["Pick","Decide"]},"derivations":[{"word":"option","type":"noun","example":"We Have Several Options Available.","example_translation":"ما چندین گزینه در دسترس داریم.","display":"Option"},{"word":"optional","type":"adjective","example":"Attendance Is Optional.","example_translation":"حضور اختیاری است.","display":"Optional"}],"collocations":[{"collocation":"opt to","example":"Many People Opt To Work From Home These Days.","translation":"این روزها افراد زیادی ترجیح می دهند از خانه کار کنند."},{"collocation":"opt for","example":"We Decided To Opt For The Cheaper Option.","translation":"ما تصمیم گرفتیم گزینه ارزان تر را انتخاب کنیم."}]}</text:p>
          </table:table-cell>
        </table:table-row>
        <table:table-row>
          <table:table-cell office:value-type="float" office:value="205">
            <text:p>205</text:p>
          </table:table-cell>
          <table:table-cell office:value-type="float" office:value="205">
            <text:p>205</text:p>
          </table:table-cell>
          <table:table-cell office:value-type="string">
            <text:p>Tragedy</text:p>
          </table:table-cell>
          <table:table-cell office:value-type="string">
            <text:p>تراژدی</text:p>
          </table:table-cell>
          <table:table-cell office:value-type="string">
            <text:p>/ˈtrædʒ.ə.di/ /ˈtrædʒ.ə.di/</text:p>
          </table:table-cell>
          <table:table-cell office:value-type="string">
            <text:p>a. It was a tragedy that some pioneers were killed on their way west.</text:p>
          </table:table-cell>
          <table:table-cell office:value-type="string">
            <text:p>غم انگیز بود که تعدادی از پیشتازان در مسیر رفتن به غرب کشته شدند.</text:p>
          </table:table-cell>
          <table:table-cell office:value-type="string">
            <text:p>A very sad or terrible happening</text:p>
          </table:table-cell>
          <table:table-cell office:value-type="string">
            <text:p>b. If you had your choice between seeing a comedy or a tragedy, which play would you choose?</text:p>
          </table:table-cell>
          <table:table-cell office:value-type="string">
            <text:p>اگر حق انتخاب داشته باشی که یک فیلم کمدی ببینی یا تراژدی، کدام نمایش را انتخاب خواهی کرد؟</text:p>
          </table:table-cell>
          <table:table-cell office:value-type="string">
            <text:p>c. Harry's enormous jealousy led to the tragedy in their family.</text:p>
          </table:table-cell>
          <table:table-cell office:value-type="string">
            <text:p>حسادت زیاد هری منجر به فاجعه در خانواده‌شان شد.</text:p>
          </table:table-cell>
          <table:table-cell office:value-type="float" office:value="18">
            <text:p>18</text:p>
          </table:table-cell>
          <table:table-cell office:value-type="float" office:value="1">
            <text:p>1</text:p>
          </table:table-cell>
          <table:table-cell office:value-type="string">
            <text:p>{"word":"Tragedy","mean":"","countable":"yes","type":"noun","voice":"unknown","plural":"Tragedies","plural_example":"Many Tragedies Occurred During The War.","example":"The Play Was A Tragedy About The Fall Of A Great King.","registers":"[formal: Tragedy], [informal: Downfall]","phrasal_verbs":[],"synonyms":{"formal":["Calamity","Catastrophe","Disaster"],"informal":["Heartbreak","Misfortune"],"neutral":["Adversity","Hardship","Suffering"]},"derivations":[{"word":"Tragic","type":"adjective","example":"The Accident Was A Tragic Loss Of Life.","example_translation":"این تصادف یک ضایعه غم انگیز بود.","display":"Tragic"},{"word":"Tragically","type":"adverb","example":"He Tragically Died In The Accident.","example_translation":"او به طرز غم انگیزی در این حادثه جان باخت.","display":"Tragically"}],"collocations":[{"collocation":"Personal Tragedy","example":"He Suffered A Personal Tragedy Last Year.","translation":"او سال گذشته یک تراژدی شخصی را متحمل شد."},{"collocation":"Great Tragedy","example":"The Disaster Was A Great Tragedy For The Entire Nation.","translation":"این فاجعه یک تراژدی بزرگ برای کل ملت بود."}]}</text:p>
          </table:table-cell>
        </table:table-row>
        <table:table-row>
          <table:table-cell office:value-type="float" office:value="206">
            <text:p>206</text:p>
          </table:table-cell>
          <table:table-cell office:value-type="float" office:value="206">
            <text:p>206</text:p>
          </table:table-cell>
          <table:table-cell office:value-type="string">
            <text:p>Pedestrian</text:p>
          </table:table-cell>
          <table:table-cell office:value-type="string">
            <text:p>عابر پیاده</text:p>
          </table:table-cell>
          <table:table-cell office:value-type="string">
            <text:p>uk  /pəˈdes.tri.ən/ us  /pəˈdes.tri.ən/</text:p>
          </table:table-cell>
          <table:table-cell office:value-type="string">
            <text:p>a. After driving a bus all day, Norris liked to be a pedestrian and take long, casual walks in the evening.</text:p>
          </table:table-cell>
          <table:table-cell office:value-type="string">
            <text:p>نوریس بعد از یک روز کامل رانندگی با اتوبوس، دوست داشت عصرها عابر پیاده باشد و قدم‌زنی طولانی و آرامش‌بخش داشته باشد.</text:p>
          </table:table-cell>
          <table:table-cell office:value-type="string">
            <text:p>Person who goes on foot; walker</text:p>
          </table:table-cell>
          <table:table-cell office:value-type="string">
            <text:p>b. The police say it is urgent that pedestrians stay on the sidewalk.</text:p>
          </table:table-cell>
          <table:table-cell office:value-type="string">
            <text:p>پلیس می‌گوید ضروری است که عابران پیاده در پیاده‌رو بمانند.</text:p>
          </table:table-cell>
          <table:table-cell office:value-type="string">
            <text:p>c. I don't doubt that a pedestrian can get places faster than a car in downtown traffic.</text:p>
          </table:table-cell>
          <table:table-cell office:value-type="string">
            <text:p>شکی ندارم که در ترافیک مرکز شهر، یک عابر پیاده می‌تواند سریع‌تر از یک خودرو به مقصد برسد.</text:p>
          </table:table-cell>
          <table:table-cell office:value-type="float" office:value="18">
            <text:p>18</text:p>
          </table:table-cell>
          <table:table-cell office:value-type="float" office:value="2">
            <text:p>2</text:p>
          </table:table-cell>
          <table:table-cell office:value-type="string">
            <text:p>{"word":"Pedestrian","mean":"","countable":"yes","type":"noun","voice":"unknown","plural":"Pedestrians","plural_example":"Many Pedestrians Were Crossing The Street.","example":"The Accident Injured A Pedestrian.","registers":"[formal: Pedestrian], [informal: Walker]","phrasal_verbs":[],"synonyms":{"formal":["Wayfarer","Foot Traveler"],"informal":["Walker","Jaywalker"],"neutral":["Person On Foot","Passerby"]},"derivations":[{"word":"Pedestrianize","type":"verb","example":"The City Decided To Pedestrianize The Main Street.","example_translation":"شهر تصمیم گرفت خیابان اصلی را به پیاده رو تبدیل کند.","display":"Pedestrianize"}],"collocations":[{"collocation":"Pedestrian Crossing","example":"Use The Pedestrian Crossing To Cross The Road Safely.","translation":"برای عبور ایمن از جاده از گذرگاه عابر پیاده استفاده کنید."},{"collocation":"Pedestrian Zone","example":"The City Center Is A Pedestrian Zone.","translation":"مرکز شهر یک منطقه عابر پیاده است."}]}</text:p>
          </table:table-cell>
        </table:table-row>
        <table:table-row>
          <table:table-cell office:value-type="float" office:value="207">
            <text:p>207</text:p>
          </table:table-cell>
          <table:table-cell office:value-type="float" office:value="207">
            <text:p>207</text:p>
          </table:table-cell>
          <table:table-cell office:value-type="string">
            <text:p>Glance</text:p>
          </table:table-cell>
          <table:table-cell office:value-type="string">
            <text:p>نگاه گذرا، نگاهی انداختن</text:p>
          </table:table-cell>
          <table:table-cell office:value-type="string">
            <text:p>uk  /ɡlɑːns/ us  /ɡlæns/</text:p>
          </table:table-cell>
          <table:table-cell office:value-type="string">
            <text:p>a. The observant driver glanced at the accident at the side of the road.</text:p>
          </table:table-cell>
          <table:table-cell office:value-type="string">
            <text:p>راننده تیزبین نگاهی گذرا به تصادف کنار جاده انداخت.</text:p>
          </table:table-cell>
          <table:table-cell office:value-type="string">
            <text:p>To look at quickly; a quick look</text:p>
          </table:table-cell>
          <table:table-cell office:value-type="string">
            <text:p>b. I took one glance at the wretched animal and turned away.</text:p>
          </table:table-cell>
          <table:table-cell office:value-type="string">
            <text:p>نگاهی به آن حیوان بیچاره انداختم و رویم را برگرداندم.</text:p>
          </table:table-cell>
          <table:table-cell office:value-type="string">
            <text:p>c. Thompson identified the burglar after a glance at the photograph in the police station.</text:p>
          </table:table-cell>
          <table:table-cell office:value-type="string">
            <text:p>تامپسون با نگاهی به عکس در اداره پلیس، دزد را شناسایی کرد.</text:p>
          </table:table-cell>
          <table:table-cell office:value-type="float" office:value="18">
            <text:p>18</text:p>
          </table:table-cell>
          <table:table-cell office:value-type="float" office:value="3">
            <text:p>3</text:p>
          </table:table-cell>
          <table:table-cell office:value-type="string">
            <text:p>{"word":"Glance","mean":"","countable":"no","type":"verb","voice":"intransitive","plural":"","plural_example":"","example":"She Glanced at her watch.","registers":"[formal: Observe Briefly], [informal: Peek]","phrasal_verbs":[{"verb":"glance through","definition":"To read something quickly and not carefully.","example":"I Only Glanced Through the report.","example_translation":"من فقط نگاهی سریع به گزارش انداختم."}],"synonyms":{"formal":["Observe","Note","Peruse","Scrutinize"],"informal":["Peek","Peep","Catch a glimpse"],"neutral":["Look","See","View","Glimpse","Survey"]},"derivations":[{"word":"glance","type":"noun","example":"He Took a Glance at the painting.","example_translation":"او نگاهی به نقاشی انداخت.","display":"Glance"}],"collocations":[{"collocation":"glance quickly","example":"He Glanced Quickly at the screen.","translation":"او سریع به صفحه نمایش نگاهی انداخت."},{"collocation":"glance furtively","example":"She Glanced Furtively around the room.","translation":"او دزدکی به اطراف اتاق نگاهی انداخت."}]}</text:p>
          </table:table-cell>
        </table:table-row>
        <table:table-row>
          <table:table-cell office:value-type="float" office:value="208">
            <text:p>208</text:p>
          </table:table-cell>
          <table:table-cell office:value-type="float" office:value="208">
            <text:p>208</text:p>
          </table:table-cell>
          <table:table-cell office:value-type="string">
            <text:p>Budget</text:p>
          </table:table-cell>
          <table:table-cell office:value-type="string">
            <text:p>بودجه</text:p>
          </table:table-cell>
          <table:table-cell office:value-type="string">
            <text:p>uk  /ˈbʌdʒ.ɪt/ us  /ˈbʌdʒ.ɪt/</text:p>
          </table:table-cell>
          <table:table-cell office:value-type="string">
            <text:p>a. We had to decrease the budget this year because our club is broke.</text:p>
          </table:table-cell>
          <table:table-cell office:value-type="string">
            <text:p>ما مجبور بودیم که بودجه امسال را کاهش دهیم، زیرا باشگاه ما ورشکسته شده است.</text:p>
          </table:table-cell>
          <table:table-cell office:value-type="string">
            <text:p>Estimate of the amount of money that can be spent for different purposes in a given time</text:p>
          </table:table-cell>
          <table:table-cell office:value-type="string">
            <text:p>b. The prominent executive presented her budget to the Board of Directors.</text:p>
          </table:table-cell>
          <table:table-cell office:value-type="string">
            <text:p>مدیر اجرایی برجسته، بودجه خود را به هیئت مدیره ارائه کرد.</text:p>
          </table:table-cell>
          <table:table-cell office:value-type="string">
            <text:p>c. When my mother draws up her budget for the week, she sets aside a goodly sum for nourishing food.</text:p>
          </table:table-cell>
          <table:table-cell office:value-type="string">
            <text:p>وقتی مادرم بودجه هفتگی خود را تنظیم می‌کند، مبلغ قابل توجهی را برای غذای مقوی کنار می‌گذارد.</text:p>
          </table:table-cell>
          <table:table-cell office:value-type="float" office:value="18">
            <text:p>18</text:p>
          </table:table-cell>
          <table:table-cell office:value-type="float" office:value="4">
            <text:p>4</text:p>
          </table:table-cell>
          <table:table-cell office:value-type="string">
            <text:p>{"word":"Budget","mean":"","countable":"yes","type":"noun","voice":"unknown","plural":"Budgets","plural_example":"The Government Is Facing Tough Choices About How To Allocate Budgets For Different Departments.","example":"The Company Announced A Significant Increase In Its Marketing Budget.","registers":"[formal: Budget, Financial Plan], [informal: Funds, Allowance]","phrasal_verbs":[],"synonyms":{"formal":["Financial Plan","Estimate","Projection","Appropriation","Allocation"],"informal":["Funds","Allowance","Resources","Spending Money","Means"],"neutral":["Plan","Resources","Estimate","Spending","Funds"]},"derivations":[{"word":"Budgetary","type":"adjective","example":"The Company Faces Budgetary Constraints.","example_translation":"شرکت با محدودیت های بودجه ای مواجه است.","display":"Budgetary"},{"word":"Budgeting","type":"noun","example":"Budgeting Is An Important Part Of Financial Planning.","example_translation":"بودجه بندی بخش مهمی از برنامه ریزی مالی است.","display":"Budgeting"}],"collocations":[{"collocation":"Tight Budget","example":"We Are Operating On A Tight Budget This Year.","translation":"ما امسال با بودجه محدودی کار می کنیم."},{"collocation":"Annual Budget","example":"The Annual Budget Is Presented To Shareholders Every Year.","translation":"بودجه سالانه هر ساله به سهامداران ارائه می شود."},{"collocation":"Balanced Budget","example":"The Government Aims To Achieve A Balanced Budget.","translation":"دولت قصد دارد به بودجه متوازن دست یابد."}]}</text:p>
          </table:table-cell>
        </table:table-row>
        <table:table-row>
          <table:table-cell office:value-type="float" office:value="209">
            <text:p>209</text:p>
          </table:table-cell>
          <table:table-cell office:value-type="float" office:value="209">
            <text:p>209</text:p>
          </table:table-cell>
          <table:table-cell office:value-type="string">
            <text:p>Nimble</text:p>
          </table:table-cell>
          <table:table-cell office:value-type="string">
            <text:p>چابک، فرز</text:p>
          </table:table-cell>
          <table:table-cell office:value-type="string">
            <text:p>uk  /ˈnɪm.bəl/ us  /ˈnɪm.bəl/</text:p>
          </table:table-cell>
          <table:table-cell office:value-type="string">
            <text:p>a. Although Dusty was a miniature poodle, he was nimble enough to fight bigger dogs.</text:p>
          </table:table-cell>
          <table:table-cell office:value-type="string">
            <text:p>اگرچه "داستی" یک پودل بسیار کوچک بود، ولی به قدر کافی چابک بود که با سگ های بزرگتر بجنگد.</text:p>
          </table:table-cell>
          <table:table-cell office:value-type="string">
            <text:p>Active and sure-footed; quick moving; light and quick</text:p>
          </table:table-cell>
          <table:table-cell office:value-type="string">
            <text:p>b. The nimble policeman leaped over the fence to pursue the car thief.</text:p>
          </table:table-cell>
          <table:table-cell office:value-type="string">
            <text:p>پلیس چالاک، از روی حصار پرید تا دزد اتومبیل را دستگیر کند.</text:p>
          </table:table-cell>
          <table:table-cell office:value-type="string">
            <text:p>c. At his press conference, the commissioner was quite nimble in avoiding the difficult questions.</text:p>
          </table:table-cell>
          <table:table-cell office:value-type="string">
            <text:p>در کنفرانس مطبوعاتی، کمیسر در طفره رفتن از پاسخ دادن به سوالات مشکل کاملا زیرک بود.</text:p>
          </table:table-cell>
          <table:table-cell office:value-type="float" office:value="18">
            <text:p>18</text:p>
          </table:table-cell>
          <table:table-cell office:value-type="float" office:value="5">
            <text:p>5</text:p>
          </table:table-cell>
          <table:table-cell office:value-type="string">
            <text:p>{"word":"Nimble","mean":"","countable":"no","type":"adjective","voice":"unknown","plural":"","plural_example":"","example":"The Dancer Was Nimble On Her Feet.","registers":"[formal: ], [informal: ]","phrasal_verbs":[],"synonyms":{"formal":["Agile","Dexterous","Spry"],"informal":["Quick","Fast","Lithe"],"neutral":["Graceful","Active","Swift"]},"derivations":[{"word":"Nimbleness","type":"noun","example":"The Nimbleness Of The Cat Allowed It To Escape.","example_translation":"چابکی گربه به او اجازه فرار داد.","display":"Nimbleness"}],"collocations":[{"collocation":"Nimble Fingers","example":"She Has Nimble Fingers And Can Knit Very Quickly.","translation":"او انگشتان چابکی دارد و می تواند خیلی سریع ببافد."},{"collocation":"Nimble Mind","example":"He Has A Nimble Mind And Can Solve Problems Easily.","translation":"او ذهنی چابک دارد و می تواند مسائل را به راحتی حل کند."}]}</text:p>
          </table:table-cell>
        </table:table-row>
        <table:table-row>
          <table:table-cell office:value-type="float" office:value="210">
            <text:p>210</text:p>
          </table:table-cell>
          <table:table-cell office:value-type="float" office:value="210">
            <text:p>210</text:p>
          </table:table-cell>
          <table:table-cell office:value-type="string">
            <text:p>Manipulate</text:p>
          </table:table-cell>
          <table:table-cell office:value-type="string">
            <text:p>دستکاری کردن</text:p>
          </table:table-cell>
          <table:table-cell office:value-type="string">
            <text:p>uk  /məˈnɪp.jə.leɪt/ us  /məˈnɪp.jə.leɪt/</text:p>
          </table:table-cell>
          <table:table-cell office:value-type="string">
            <text:p>a. Scientists must know how to manipulate their microscopes.</text:p>
          </table:table-cell>
          <table:table-cell office:value-type="string">
            <text:p>دانشمندان باید بدانند که چگونه میکروسکوپ‌های خود را به کار گیرند.</text:p>
          </table:table-cell>
          <table:table-cell office:value-type="string">
            <text:p>Handle or treat skillfully</text:p>
          </table:table-cell>
          <table:table-cell office:value-type="string">
            <text:p>b. While Mr. Baird manipulated the puppets, Fran spoke to the audience.</text:p>
          </table:table-cell>
          <table:table-cell office:value-type="string">
            <text:p>وقتی آقای بیرد عروسک‌های خیمه‌شب‌بازی را حرکت می‌داد، فرن با تماشاچی‌ها صحبت می‌کرد.</text:p>
          </table:table-cell>
          <table:table-cell office:value-type="string">
            <text:p>c. The wounded pilot manipulated the radio dial until he made contact.</text:p>
          </table:table-cell>
          <table:table-cell office:value-type="string">
            <text:p>خلبان زخمی آنقدر دکمه‌ی رادیو را دستکاری کرد تا تماس برقرار کرد.</text:p>
          </table:table-cell>
          <table:table-cell office:value-type="float" office:value="18">
            <text:p>18</text:p>
          </table:table-cell>
          <table:table-cell office:value-type="float" office:value="6">
            <text:p>6</text:p>
          </table:table-cell>
          <table:table-cell office:value-type="string">
            <text:p>{"word":"Manipulate","mean":"","countable":"no","type":"verb","voice":"transitive","plural":"","plural_example":"","example":"He Tried To Manipulate The Data To Support His Claims.","registers":"[formal: Persuade], [informal: Con]","phrasal_verbs":[{"verb":"Manipulate Someone Into Something","definition":"To Control Or Influence Someone Cleverly Or Unfairly.","example":"She Manipulated Him Into Doing Her Work.","example_translation":"او او را فریب داد تا کارش را انجام دهد."}],"synonyms":{"formal":["Influence","Control","Manage","Direct"],"informal":["Con","Fleece","Exploit","Use"],"neutral":["Handle","Operate","Employ","Use"]},"derivations":[{"word":"Manipulation","type":"noun","example":"The News Report Accused The Government Of Manipulation.","example_translation":"گزارش خبری دولت را به دستکاری متهم کرد.","display":"Manipulation"},{"word":"Manipulator","type":"noun","example":"He Is Known As A Ruthless Manipulator.","example_translation":"او به عنوان یک دستکارگر بی رحم شناخته می شود.","display":"Manipulator"},{"word":"Manipulative","type":"adjective","example":"She Has A Manipulative Personality.","example_translation":"او یک شخصیت دستکاری کننده دارد.","display":"Manipulative"}],"collocations":[{"collocation":"Emotionally Manipulate","example":"He Used Guilt To Emotionally Manipulate Her.","translation":"او از احساس گناه برای دستکاری عاطفی او استفاده کرد."},{"collocation":"Manipulate The System","example":"They Tried To Manipulate The System For Their Own Gain.","translation":"آنها سعی کردند سیستم را برای سود خودشان دستکاری کنند."}]}</text:p>
          </table:table-cell>
        </table:table-row>
        <table:table-row>
          <table:table-cell office:value-type="float" office:value="211">
            <text:p>211</text:p>
          </table:table-cell>
          <table:table-cell office:value-type="float" office:value="211">
            <text:p>211</text:p>
          </table:table-cell>
          <table:table-cell office:value-type="string">
            <text:p>Reckless</text:p>
          </table:table-cell>
          <table:table-cell office:value-type="string">
            <text:p>بی‌احتیاط</text:p>
          </table:table-cell>
          <table:table-cell office:value-type="string">
            <text:p>uk  /ˈrek.ləs/ us  /ˈrek.ləs/</text:p>
          </table:table-cell>
          <table:table-cell office:value-type="string">
            <text:p>a. We must not ignore reckless drivers; we must take them off the road.</text:p>
          </table:table-cell>
          <table:table-cell office:value-type="string">
            <text:p>نبایستی رانندگان بی‌ملاحظه را نادیده بگیریم؛ بایستی آن‌ها را از جاده خارج سازیم.</text:p>
          </table:table-cell>
          <table:table-cell office:value-type="string">
            <text:p>Careless; heedless; wild</text:p>
          </table:table-cell>
          <table:table-cell office:value-type="string">
            <text:p>b. After breaking his hand fighting recklessly, Arthur decided to be more cautious in the future.</text:p>
          </table:table-cell>
          <table:table-cell office:value-type="string">
            <text:p>بعد از آنکه دست آرتور بی‌احتیاطانه در نبرد شکست، تصمیم گرفت که در آینده بیشتر مراقب باشد.</text:p>
          </table:table-cell>
          <table:table-cell office:value-type="string">
            <text:p>c. The reckless smoker ignited the entire forest.</text:p>
          </table:table-cell>
          <table:table-cell office:value-type="string">
            <text:p>سیگاری بی‌ملاحظه کل جنگل را به آتش کشید.</text:p>
          </table:table-cell>
          <table:table-cell office:value-type="float" office:value="18">
            <text:p>18</text:p>
          </table:table-cell>
          <table:table-cell office:value-type="float" office:value="7">
            <text:p>7</text:p>
          </table:table-cell>
          <table:table-cell office:value-type="string">
            <text:p>{"word":"Reckless","mean":"","countable":"no","type":"adjective","voice":"unknown","plural":"","plural_example":"","example":"His Reckless driving caused the accident.","registers":"[formal: ], [informal: ]","phrasal_verbs":[],"synonyms":{"formal":["Imprudent","Rash"],"informal":["Careless","Wild"],"neutral":["Heedless","Thoughtless","Inconsiderate"]},"derivations":[{"word":"Recklessness","type":"noun","example":"The Recklessness of his actions was shocking.","example_translation":"بی پرواییِ اعمال او شوکه کننده بود.","display":"Recklessness"},{"word":"Recklessly","type":"adverb","example":"He drove Recklessly through the streets.","example_translation":"او بی پروا در خیابان ها رانندگی کرد.","display":"Recklessly"}],"collocations":[{"collocation":"Reckless behavior","example":"His Reckless behavior put everyone at risk.","translation":"رفتار بی پروای او همه را در معرض خطر قرار داد."},{"collocation":"Reckless abandon","example":"She danced with Reckless abandon.","translation":"او با بی پروایی بی حد و حصر رقصید."}]}</text:p>
          </table:table-cell>
        </table:table-row>
        <table:table-row>
          <table:table-cell office:value-type="float" office:value="212">
            <text:p>212</text:p>
          </table:table-cell>
          <table:table-cell office:value-type="float" office:value="212">
            <text:p>212</text:p>
          </table:table-cell>
          <table:table-cell office:value-type="string">
            <text:p>Horrid</text:p>
          </table:table-cell>
          <table:table-cell office:value-type="string">
            <text:p>ترسناک، مهیب</text:p>
          </table:table-cell>
          <table:table-cell office:value-type="string">
            <text:p>uk  /ˈhɒr.ɪd/ us  /ˈhɔːr.ɪd/</text:p>
          </table:table-cell>
          <table:table-cell office:value-type="string">
            <text:p>a. Janey avoided staring at the horrid man's face.</text:p>
          </table:table-cell>
          <table:table-cell office:value-type="string">
            <text:p>"جینی" از خیره شدن به صورت مرد ترسناک اجتناب کرد.</text:p>
          </table:table-cell>
          <table:table-cell office:value-type="string">
            <text:p>Terrible; frightful</text:p>
          </table:table-cell>
          <table:table-cell office:value-type="string">
            <text:p>b. It is simply horrid the way cars pollute the air we breathe.</text:p>
          </table:table-cell>
          <table:table-cell office:value-type="string">
            <text:p>کاملاً وحشتناک است که اتومبیل ها اینطور هوایی را که تنفس می کنیم، آلوده می سازند.</text:p>
          </table:table-cell>
          <table:table-cell office:value-type="string">
            <text:p>c. When Mary was good, she was very good, but when she was bad, she was horrid.</text:p>
          </table:table-cell>
          <table:table-cell office:value-type="string">
            <text:p>"ماری" وقتی خوب بود، خیلی خوب بود، اما وقتی بد شد، وحشتناک بود.</text:p>
          </table:table-cell>
          <table:table-cell office:value-type="float" office:value="18">
            <text:p>18</text:p>
          </table:table-cell>
          <table:table-cell office:value-type="float" office:value="8">
            <text:p>8</text:p>
          </table:table-cell>
          <table:table-cell office:value-type="string">
            <text:p>{"word":"Horrid","mean":"","countable":"no","type":"adjective","voice":"unknown","plural":"","plural_example":"","example":"The Food Tasted Horrid.","registers":"[formal: Unfavorable], [informal: Awful]","phrasal_verbs":[],"synonyms":{"formal":["Dreadful","Terrible"],"informal":["Awful","Nasty"],"neutral":["Unpleasant","Disgusting","Repulsive"]},"derivations":[{"word":"horridly","type":"adverb","example":"The Play Was Horridly Acted.","example_translation":"نمایشنامه به طرز وحشتناکی بازی شد.","display":"Horridly"},{"word":"horror","type":"noun","example":"She Expressed Her Horror At The Accident.","example_translation":"او وحشت خود را از این حادثه ابراز کرد.","display":"Horror"}],"collocations":[{"collocation":"Horrid Smell","example":"A Horrid Smell Came From The Kitchen.","translation":"بوی وحشتناکی از آشپزخانه می آمد."},{"collocation":"Horrid Experience","example":"It Was A Horrid Experience.","translation":"تجربه وحشتناکی بود."}]}</text:p>
          </table:table-cell>
        </table:table-row>
        <table:table-row>
          <table:table-cell office:value-type="float" office:value="213">
            <text:p>213</text:p>
          </table:table-cell>
          <table:table-cell office:value-type="float" office:value="213">
            <text:p>213</text:p>
          </table:table-cell>
          <table:table-cell office:value-type="string">
            <text:p>Rave</text:p>
          </table:table-cell>
          <table:table-cell office:value-type="string">
            <text:p>هذیان گفتن</text:p>
          </table:table-cell>
          <table:table-cell office:value-type="string">
            <text:p>uk  /reɪv/ us  /reɪv/</text:p>
          </table:table-cell>
          <table:table-cell office:value-type="string">
            <text:p>a. Shortly after taking the drug, the addict began to rave and foam at the mouth.</text:p>
          </table:table-cell>
          <table:table-cell office:value-type="string">
            <text:p>کمی بعد از مصرف مواد مخدر، معتاد شروع به هذیان گویی کرد و کف از دهانش خارج شد.</text:p>
          </table:table-cell>
          <table:table-cell office:value-type="string">
            <text:p>Talk wildly</text:p>
          </table:table-cell>
          <table:table-cell office:value-type="string">
            <text:p>b. Speedy raved that his car had the capacity to reach 120 miles per hour.</text:p>
          </table:table-cell>
          <table:table-cell office:value-type="string">
            <text:p>اسپیدی با هیجان گفت که اتومبیلش می تواند تا سرعت 120 مایل در ساعت برسد.</text:p>
          </table:table-cell>
          <table:table-cell office:value-type="string">
            <text:p>c. Sadie was confident that Mr. Stebbe would rave about her essay.</text:p>
          </table:table-cell>
          <table:table-cell office:value-type="string">
            <text:p>سادی مطمئن بود که آقای استب از مقاله او به شدت تعریف خواهد کرد.</text:p>
          </table:table-cell>
          <table:table-cell office:value-type="float" office:value="18">
            <text:p>18</text:p>
          </table:table-cell>
          <table:table-cell office:value-type="float" office:value="9">
            <text:p>9</text:p>
          </table:table-cell>
          <table:table-cell office:value-type="string">
            <text:p>{"word":"Rave","mean":"","countable":"no","type":"verb","voice":"intransitive","plural":"","plural_example":"","example":"He Began To Rave About The Injustice Of It All.","registers":"[formal: ], [informal: ]","phrasal_verbs":[],"synonyms":{"formal":["Praise Enthusiastically","Extol"],"informal":["Go Wild","Enthuse"],"neutral":["Talk Wildly","Speak Irrationally","Babble"]},"derivations":[{"word":"Raver","type":"noun","example":"The Ravers Danced All Night.","example_translation":"رِیورها تمام شب رقصیدند.","display":"Raver"},{"word":"Raving","type":"adjective","example":"He Was Raving Mad.","example_translation":"او به شدت دیوانه بود.","display":"Raving"}],"collocations":[{"collocation":"Rave About","example":"Critics Raved About Her Performance.","translation":"منتقدان درباره اجرای او به وجد آمدند."}]}</text:p>
          </table:table-cell>
        </table:table-row>
        <table:table-row>
          <table:table-cell office:value-type="float" office:value="214">
            <text:p>214</text:p>
          </table:table-cell>
          <table:table-cell office:value-type="float" office:value="214">
            <text:p>214</text:p>
          </table:table-cell>
          <table:table-cell office:value-type="string">
            <text:p>Economical</text:p>
          </table:table-cell>
          <table:table-cell office:value-type="string">
            <text:p>مقرون به صرفه</text:p>
          </table:table-cell>
          <table:table-cell office:value-type="string">
            <text:p>uk  /ˌiː.kəˈnɒm.ɪ.kəl/ /ek.əˈnɒm.ɪ.kəl/ us  /ˌiː.kəˈnɑː.mɪ.kəl/ /ek.əˈnɑː.mɪ.kəl/</text:p>
          </table:table-cell>
          <table:table-cell office:value-type="string">
            <text:p>a. I find it economical to shop in the large supermarkets.</text:p>
          </table:table-cell>
          <table:table-cell office:value-type="string">
            <text:p>خرید کردن از سوپرمارکت های بزرگ را اقتصادی می‌دانم.</text:p>
          </table:table-cell>
          <table:table-cell office:value-type="string">
            <text:p>Not wasting money or time</text:p>
          </table:table-cell>
          <table:table-cell office:value-type="string">
            <text:p>b. Marissa was praised for her economical management of the budget.</text:p>
          </table:table-cell>
          <table:table-cell office:value-type="string">
            <text:p>ماریسا به خاطر مدیریت مقتصدانه بودجه، مورد تحسین قرار گرفت.</text:p>
          </table:table-cell>
          <table:table-cell office:value-type="string">
            <text:p>c. The President made Congress aware of the need to be more economical.</text:p>
          </table:table-cell>
          <table:table-cell office:value-type="string">
            <text:p>رئیس جمهور، کنگره را از لزوم صرفه‌جویی بیشتر آگاه ساخت.</text:p>
          </table:table-cell>
          <table:table-cell office:value-type="float" office:value="18">
            <text:p>18</text:p>
          </table:table-cell>
          <table:table-cell office:value-type="float" office:value="10">
            <text:p>10</text:p>
          </table:table-cell>
          <table:table-cell office:value-type="string">
            <text:p>{"word":"Economical","mean":"","countable":"no","type":"adjective","voice":"unknown","plural":"","plural_example":"","example":"It's More Economical To Buy In Bulk.","registers":"[formal: Suitable for business reports], [informal: Casual conversation]","phrasal_verbs":[],"synonyms":{"formal":["Frugal","Thrifty","Prudent","Saving","Conservative"],"informal":["Cheap","Reasonable"],"neutral":["Efficient","Budget-friendly","Cost-effective"]},"derivations":[{"word":"Economy","type":"noun","example":"The Country's Economy Is Growing.","example_translation":"اقتصاد کشور در حال رشد است.","display":"Economy"},{"word":"Economically","type":"adverb","example":"The Project Was Run Economically.","example_translation":"پروژه به صورت اقتصادی اداره شد.","display":"Economically"},{"word":"Economize","type":"verb","example":"We Need To Economize On Our Spending.","example_translation":"ما باید در هزینه های خود صرفه جویی کنیم.","display":"Economize"}],"collocations":[{"collocation":"Economical Car","example":"He Drives An Economical Car To Save Money.","translation":"او برای صرفه جویی در پول، یک خودروی کم مصرف می راند."},{"collocation":"Economical Use","example":"The Economical Use Of Resources Is Important.","translation":"استفاده اقتصادی از منابع مهم است."},{"collocation":"Economical Solution","example":"We Are Looking For An Economical Solution To The Problem.","translation":"ما به دنبال یک راه حل اقتصادی برای این مشکل هستیم."}]}</text:p>
          </table:table-cell>
        </table:table-row>
        <table:table-row>
          <table:table-cell office:value-type="float" office:value="215">
            <text:p>215</text:p>
          </table:table-cell>
          <table:table-cell office:value-type="float" office:value="215">
            <text:p>215</text:p>
          </table:table-cell>
          <table:table-cell office:value-type="string">
            <text:p>Lubricate</text:p>
          </table:table-cell>
          <table:table-cell office:value-type="string">
            <text:p>روغن کاری کردن</text:p>
          </table:table-cell>
          <table:table-cell office:value-type="string">
            <text:p>uk  /ˈluː.brɪ.keɪt/ us  /ˈluː.brə.keɪt/</text:p>
          </table:table-cell>
          <table:table-cell office:value-type="string">
            <text:p>a. The bulky wheels of a railroad train must be lubricated each week.</text:p>
          </table:table-cell>
          <table:table-cell office:value-type="string">
            <text:p>چرخ های بزرگ قطار بایستی هر هفته روغن کاری شوند.</text:p>
          </table:table-cell>
          <table:table-cell office:value-type="string">
            <text:p>Make (machinary) smooth and easy to work by putting on oil, grease, or a similar substance</text:p>
          </table:table-cell>
          <table:table-cell office:value-type="string">
            <text:p>b. A large quantity of grease is needed to lubricate an airplane engine.</text:p>
          </table:table-cell>
          <table:table-cell office:value-type="string">
            <text:p>مقدار زیادی گریس برای روغن کاری موتور هواپیما مورد نیاز است.</text:p>
          </table:table-cell>
          <table:table-cell office:value-type="string">
            <text:p>c. When a watch is lubricated, it keeps more accurate time.</text:p>
          </table:table-cell>
          <table:table-cell office:value-type="string">
            <text:p>وقتی یک ساعت روغن کاری می شود، زمان را دقیق تر نشان می دهد.</text:p>
          </table:table-cell>
          <table:table-cell office:value-type="float" office:value="18">
            <text:p>18</text:p>
          </table:table-cell>
          <table:table-cell office:value-type="float" office:value="11">
            <text:p>11</text:p>
          </table:table-cell>
          <table:table-cell office:value-type="string">
            <text:p>{"word":"Lubricate","mean":"","countable":"no","type":"verb","voice":"transitive","plural":"","plural_example":"","example":"The Mechanic Lubricated The Engine To Prevent Overheating.","registers":"[formal: Yes]","phrasal_verbs":[],"synonyms":{"formal":["Grease","Oil","Anoint"],"informal":["Lube","Oil Up"],"neutral":["Slick","Coat"]},"derivations":[{"word":"Lubrication","type":"noun","example":"Proper Lubrication Is Essential For Machine Maintenance.","example_translation":"روغن کاری مناسب برای نگهداری ماشین ضروری است.","display":"Lubrication"},{"word":"Lubricant","type":"noun","example":"Use The Correct Lubricant For Your Car.","example_translation":"از روان کننده مناسب برای ماشین خود استفاده کنید.","display":"Lubricant"}],"collocations":[{"collocation":"Regularly Lubricate","example":"You Should Regularly Lubricate Your Bicycle Chain.","translation":"شما باید به طور مرتب زنجیر دوچرخه خود را روغن کاری کنید."},{"collocation":"Lubricate The Mechanism","example":"Lubricate The Mechanism To Ensure Smooth Operation.","translation":"مکانیسم را روغن کاری کنید تا از عملکرد روان اطمینان حاصل شود."}]}</text:p>
          </table:table-cell>
        </table:table-row>
        <table:table-row>
          <table:table-cell office:value-type="float" office:value="216">
            <text:p>216</text:p>
          </table:table-cell>
          <table:table-cell office:value-type="float" office:value="216">
            <text:p>216</text:p>
          </table:table-cell>
          <table:table-cell office:value-type="string">
            <text:p>Ingenious</text:p>
          </table:table-cell>
          <table:table-cell office:value-type="string">
            <text:p>مبتکرانه</text:p>
          </table:table-cell>
          <table:table-cell office:value-type="string">
            <text:p>uk  /ɪnˈdʒiː.ni.əs/ us  /ɪnˈdʒiː.ni.əs/</text:p>
          </table:table-cell>
          <table:table-cell office:value-type="string">
            <text:p>a. Bernie devised an ingenious plan to cheat on his income tax.</text:p>
          </table:table-cell>
          <table:table-cell office:value-type="string">
            <text:p>برنی نقشه ای مبتکرانه ریخت تا در پرداخت مالیات بر درآمدش تقلب کند.</text:p>
          </table:table-cell>
          <table:table-cell office:value-type="string">
            <text:p>Having great mental ability; clever</text:p>
          </table:table-cell>
          <table:table-cell office:value-type="string">
            <text:p>b. Rube Goldberg was a journalist who won fame for his ingenious inventions.</text:p>
          </table:table-cell>
          <table:table-cell office:value-type="string">
            <text:p>روب گلدبرگ روزنامه‌نگاری بود که به خاطر اختراعات مبتکرانه‌اش به شهرت رسید.</text:p>
          </table:table-cell>
          <table:table-cell office:value-type="string">
            <text:p>c. The master spy had an ingenious way of passing secrets to the agent.</text:p>
          </table:table-cell>
          <table:table-cell office:value-type="string">
            <text:p>جاسوس زبردست راهی مبتکرانه برای انتقال اسرار به مامور داشت.</text:p>
          </table:table-cell>
          <table:table-cell office:value-type="float" office:value="18">
            <text:p>18</text:p>
          </table:table-cell>
          <table:table-cell office:value-type="float" office:value="12">
            <text:p>12</text:p>
          </table:table-cell>
          <table:table-cell office:value-type="string">
            <text:p>{"word":"Ingenious","mean":"","countable":"no","type":"adjective","voice":"unknown","plural":"","plural_example":"","example":"She Came Up With An Ingenious Solution To The Problem.","registers":"[formal: Ingenious], [informal: Clever]","phrasal_verbs":[],"synonyms":{"formal":["Inventive","Imaginative","Creative"],"informal":["Smart","Clever","Brilliant"],"neutral":["Resourceful","Original","Innovative"]},"derivations":[{"word":"Ingeniously","type":"adverb","example":"The Puzzle Was Ingeniously Designed.","example_translation":"این پازل به طرز مبتکرانه ای طراحی شده بود.","display":"Ingeniously"},{"word":"Ingenuity","type":"noun","example":"Her Ingenuity Was Evident In Her Problem-Solving Skills.","example_translation":"ابتکار او در مهارت های حل مسئله اش مشهود بود.","display":"Ingenuity"}],"collocations":[{"collocation":"Ingenious Design","example":"The Product Showcases An Ingenious Design.","translation":"این محصول یک طراحی مبتکرانه را به نمایش می گذارد."},{"collocation":"Ingenious Idea","example":"It Was An Ingenious Idea To Use Solar Power.","translation":"این ایده مبتکرانه ای بود که از انرژی خورشیدی استفاده شود."},{"collocation":"Ingenious Method","example":"They Developed An Ingenious Method For Solving The Puzzle.","translation":"آنها یک روش مبتکرانه برای حل این معما توسعه دادند."}]}</text:p>
          </table:table-cell>
        </table:table-row>
        <table:table-row>
          <table:table-cell office:value-type="float" office:value="217">
            <text:p>217</text:p>
          </table:table-cell>
          <table:table-cell office:value-type="float" office:value="217">
            <text:p>217</text:p>
          </table:table-cell>
          <table:table-cell office:value-type="string">
            <text:p>Harvest</text:p>
          </table:table-cell>
          <table:table-cell office:value-type="string">
            <text:p>درو کردن، محصول</text:p>
          </table:table-cell>
          <table:table-cell office:value-type="string">
            <text:p>uk  /ˈhɑː.vɪst/ us  /ˈhɑːr.vəst/</text:p>
          </table:table-cell>
          <table:table-cell office:value-type="string">
            <text:p>This year's harvest was adequate to feed all our people.</text:p>
          </table:table-cell>
          <table:table-cell office:value-type="string">
            <text:p>محصول امسال به اندازه کافی بود تا همه مردم ما را سیر کند.</text:p>
          </table:table-cell>
          <table:table-cell office:value-type="string">
            <text:p>Gathering in of grain or other food crops</text:p>
          </table:table-cell>
          <table:table-cell office:value-type="string">
            <text:p>The farmer decided to expand his fields so that he would get a bigger harvest.</text:p>
          </table:table-cell>
          <table:table-cell office:value-type="string">
            <text:p>کشاورز تصمیم گرفت مزرعه خود را گسترش دهد تا محصول بیشتری برداشت نماید.</text:p>
          </table:table-cell>
          <table:table-cell office:value-type="string">
            <text:p>If the harvest is poor, there is always the possibility of a famine.</text:p>
          </table:table-cell>
          <table:table-cell office:value-type="string">
            <text:p>اگر محصول کم باشد همیشه احتمال وجود قحطی است.</text:p>
          </table:table-cell>
          <table:table-cell office:value-type="float" office:value="19">
            <text:p>19</text:p>
          </table:table-cell>
          <table:table-cell office:value-type="float" office:value="1">
            <text:p>1</text:p>
          </table:table-cell>
          <table:table-cell office:value-type="string">
            <text:p>{"word":"Harvest","mean":"","countable":"yes","type":"noun","voice":"unknown","plural":"Harvests","plural_example":"The Farmer Had Several Good Harvests.","example":"The Harvest Was Abundant This Year.","registers":"[formal: Harvest], [informal: Harvest]","phrasal_verbs":[],"synonyms":{"formal":["Yield","Crop","Reaping"],"informal":["Pickings"],"neutral":["Gathering","Collection"]},"derivations":[{"word":"Harvest","type":"verb","example":"They Harvest The Wheat Every Autumn.","example_translation":"آنها هر پاییز گندم را برداشت می کنند.","display":"Harvest"},{"word":"Harvester","type":"noun","example":"The Harvester Was Working In The Field.","example_translation":"دروگر در مزرعه کار می کرد.","display":"Harvester"}],"collocations":[{"collocation":"Good Harvest","example":"We Had A Good Harvest This Year.","translation":"امسال محصول خوبی داشتیم."},{"collocation":"Autumn Harvest","example":"The Autumn Harvest Is A Time Of Celebration.","translation":"برداشت پاییزی زمان جشن است."}]}</text:p>
          </table:table-cell>
        </table:table-row>
        <table:table-row>
          <table:table-cell office:value-type="float" office:value="218">
            <text:p>218</text:p>
          </table:table-cell>
          <table:table-cell office:value-type="float" office:value="218">
            <text:p>218</text:p>
          </table:table-cell>
          <table:table-cell office:value-type="string">
            <text:p>Abundant</text:p>
          </table:table-cell>
          <table:table-cell office:value-type="string">
            <text:p>فراوان</text:p>
          </table:table-cell>
          <table:table-cell office:value-type="string">
            <text:p>uk  /əˈbʌn.dənt/ us  /əˈbʌn.dənt/</text:p>
          </table:table-cell>
          <table:table-cell office:value-type="string">
            <text:p>a. It is urgent that the hospital have an abundant supply of blood.</text:p>
          </table:table-cell>
          <table:table-cell office:value-type="string">
            <text:p>ضروری است که بیمارستان ذخیره فراوانی از خون داشته باشد.</text:p>
          </table:table-cell>
          <table:table-cell office:value-type="string">
            <text:p>More than enough; very plentiful</text:p>
          </table:table-cell>
          <table:table-cell office:value-type="string">
            <text:p>b. An abundant harvest was predicted by the Secretary of Agriculture.</text:p>
          </table:table-cell>
          <table:table-cell office:value-type="string">
            <text:p>وزیر کشاورزی محصول فراوانی را پیش بینی نمود.</text:p>
          </table:table-cell>
          <table:table-cell office:value-type="string">
            <text:p>c. In recent years an abundant number of complaints have disturbed the telephone company.</text:p>
          </table:table-cell>
          <table:table-cell office:value-type="string">
            <text:p>در سال های اخیر، شکایات فراوانی شرکت تلفن (مخابرات) را مختل کرده است.</text:p>
          </table:table-cell>
          <table:table-cell office:value-type="float" office:value="19">
            <text:p>19</text:p>
          </table:table-cell>
          <table:table-cell office:value-type="float" office:value="2">
            <text:p>2</text:p>
          </table:table-cell>
          <table:table-cell office:value-type="string">
            <text:p>{"word":"Abundant","mean":"","countable":"no","type":"adjective","voice":"unknown","plural":"","plural_example":"","example":"The Forest Had Abundant Wildlife.","registers":"[formal: Common], [informal: Common]","phrasal_verbs":[],"synonyms":{"formal":["Plentiful","Profuse","Copious"],"informal":["Lots Of","Loads Of","Heaps Of"],"neutral":["Ample","Generous","Extensive"]},"derivations":[{"word":"Abundance","type":"noun","example":"The Land Was Known For Its Abundance Of Crops.","example_translation":"این سرزمین به خاطر فراوانی محصولاتش مشهور بود.","display":"Abundance"},{"word":"Abundantly","type":"adverb","example":"The Garden Was Abundantly Filled With Flowers.","example_translation":"باغ مملو از گل بود.","display":"Abundantly"}],"collocations":[{"collocation":"Abundant Resources","example":"The Region Is Known For Its Abundant Resources.","translation":"این منطقه به خاطر منابع فراوانش شناخته شده است."},{"collocation":"Abundant Supply","example":"There Was An Abundant Supply Of Food.","translation":"مقدار زیادی غذا وجود داشت."}]}</text:p>
          </table:table-cell>
        </table:table-row>
        <table:table-row>
          <table:table-cell office:value-type="float" office:value="219">
            <text:p>219</text:p>
          </table:table-cell>
          <table:table-cell office:value-type="float" office:value="219">
            <text:p>219</text:p>
          </table:table-cell>
          <table:table-cell office:value-type="string">
            <text:p>Uneasy</text:p>
          </table:table-cell>
          <table:table-cell office:value-type="string">
            <text:p>نگران</text:p>
          </table:table-cell>
          <table:table-cell office:value-type="string">
            <text:p>uk  /ʌnˈiː.zi/ us  /ʌnˈiː.zi/</text:p>
          </table:table-cell>
          <table:table-cell office:value-type="string">
            <text:p>a. Mrs. Spinner was uneasy about letting her son play in the vicinity of the railroad tracks</text:p>
          </table:table-cell>
          <table:table-cell office:value-type="string">
            <text:p>خانم اسپینر از اینکه به پسرش اجازه بازی در نزدیکی خطوط راه آهن را داده بود، دلواپس بود.</text:p>
          </table:table-cell>
          <table:table-cell office:value-type="string">
            <text:p>Restless; disturbed; anxious</text:p>
          </table:table-cell>
          <table:table-cell office:value-type="string">
            <text:p>b. The treasurer was uneasy about the company's budget</text:p>
          </table:table-cell>
          <table:table-cell office:value-type="string">
            <text:p>خزانه‌دار در مورد بودجه شرکت نگران بود.</text:p>
          </table:table-cell>
          <table:table-cell office:value-type="string">
            <text:p>c. Arnold felt uneasy about the meeting even though he tried to act in a casual manner.</text:p>
          </table:table-cell>
          <table:table-cell office:value-type="string">
            <text:p>آرنولد در مورد جلسه احساس نگرانی می‌کرد، اگرچه سعی می‌کرد رفتارش عادی باشد.</text:p>
          </table:table-cell>
          <table:table-cell office:value-type="float" office:value="19">
            <text:p>19</text:p>
          </table:table-cell>
          <table:table-cell office:value-type="float" office:value="3">
            <text:p>3</text:p>
          </table:table-cell>
          <table:table-cell office:value-type="string">
            <text:p>{"word":"Uneasy","mean":"","countable":"no","type":"adjective","voice":"unknown","plural":"","plural_example":"","example":"I Felt Uneasy About Leaving Her Alone.","registers":"[formal: Anxious], [informal: Jittery]","phrasal_verbs":[],"synonyms":{"formal":["Apprehensive","Disquieted","Restless"],"informal":["Nervous","Edgy","Tense"],"neutral":["Anxious","Uncomfortable","Worried"]},"derivations":[{"word":"Uneasiness","type":"noun","example":"There Was A General Feeling Of Uneasiness In The Room.","example_translation":"یک حس کلی ناآرامی در اتاق وجود داشت.","display":"Uneasiness"},{"word":"Easily","type":"adverb","example":"He Was Easily Discouraged.","example_translation":"او به راحتی دلسرد شد.","display":"Easily"}],"collocations":[{"collocation":"Feel Uneasy","example":"She Felt Uneasy About The Trip.","translation":"او در مورد سفر احساس ناراحتی می کرد."},{"collocation":"Become Uneasy","example":"He Became Uneasy When The Police Arrived.","translation":"وقتی پلیس رسید، او مضطرب شد."}]}</text:p>
          </table:table-cell>
        </table:table-row>
        <table:table-row>
          <table:table-cell office:value-type="float" office:value="220">
            <text:p>220</text:p>
          </table:table-cell>
          <table:table-cell office:value-type="float" office:value="220">
            <text:p>220</text:p>
          </table:table-cell>
          <table:table-cell office:value-type="string">
            <text:p>Calculate</text:p>
          </table:table-cell>
          <table:table-cell office:value-type="string">
            <text:p>محاسبه کردن</text:p>
          </table:table-cell>
          <table:table-cell office:value-type="string">
            <text:p>uk  /ˈkæl.kjə.leɪt/ us  /ˈkæl.kjə.leɪt/</text:p>
          </table:table-cell>
          <table:table-cell office:value-type="string">
            <text:p>The cook had to calculate the number of diners to see whether he could decrease his order for meat.</text:p>
          </table:table-cell>
          <table:table-cell office:value-type="string">
            <text:p>آشپز مجبور بود تعداد مشتری‌ها را محاسبه کند تا ببیند آیا می‌تواند سفارش گوشت کمتری بدهد یا نه.</text:p>
          </table:table-cell>
          <table:table-cell office:value-type="string">
            <text:p>Find out by adding, subtracting, multiplying, or dividing; figure</text:p>
          </table:table-cell>
          <table:table-cell office:value-type="string">
            <text:p>In order to see how expensive the car was, the buyer calculated the tax and other charges.</text:p>
          </table:table-cell>
          <table:table-cell office:value-type="string">
            <text:p>خریدار به منظور اینکه بفهمد قیمت خودرو چقدر است، مالیات و سایر هزینه‌ها را محاسبه کرد.</text:p>
          </table:table-cell>
          <table:table-cell office:value-type="string">
            <text:p>I used an abacus to calculate my average.</text:p>
          </table:table-cell>
          <table:table-cell office:value-type="string">
            <text:p>برای محاسبه‌ی معدلم از یک چرتکه استفاده کردم.</text:p>
          </table:table-cell>
          <table:table-cell office:value-type="float" office:value="19">
            <text:p>19</text:p>
          </table:table-cell>
          <table:table-cell office:value-type="float" office:value="4">
            <text:p>4</text:p>
          </table:table-cell>
          <table:table-cell office:value-type="string">
            <text:p>{"word":"Calculate","mean":"","countable":"no","type":"verb","voice":"transitive","plural":"","plural_example":"","example":"We Need To Calculate The Cost Of The Project.","registers":"[formal: Academic], [informal: Everyday Conversation]","phrasal_verbs":[{"verb":"Calculate On","definition":"To Rely Or Depend On Something.","example":"You Can Calculate On Her Help.","example_translation":"میتوانی روی کمک او حساب کنی."}],"synonyms":{"formal":["Compute","Determine","Estimate"],"informal":["Figure","Work Out"],"neutral":["Compute","Determine","Figure Out"]},"derivations":[{"word":"Calculation","type":"noun","example":"The Calculation Was Incorrect.","example_translation":"محاسبه نادرست بود.","display":"Calculation"},{"word":"Calculator","type":"noun","example":"I Used A Calculator To Solve The Problem.","example_translation":"من از یک ماشین حساب برای حل مسئله استفاده کردم.","display":"Calculator"},{"word":"Calculated","type":"adjective","example":"It Was A Calculated Risk.","example_translation":"این یک ریسک حساب شده بود.","display":"Calculated"}],"collocations":[{"collocation":"Calculate The Risk","example":"They Need To Calculate The Risk Before Investing.","translation":"آنها باید قبل از سرمایه گذاری، خطر را محاسبه کنند."},{"collocation":"Carefully Calculate","example":"You Must Carefully Calculate Your Expenses.","translation":"شما باید به دقت هزینه های خود را محاسبه کنید."}]}</text:p>
          </table:table-cell>
        </table:table-row>
        <table:table-row>
          <table:table-cell office:value-type="float" office:value="221">
            <text:p>221</text:p>
          </table:table-cell>
          <table:table-cell office:value-type="float" office:value="221">
            <text:p>221</text:p>
          </table:table-cell>
          <table:table-cell office:value-type="string">
            <text:p>Absorb</text:p>
          </table:table-cell>
          <table:table-cell office:value-type="string">
            <text:p>جذب کردن رطوبت یا آب</text:p>
          </table:table-cell>
          <table:table-cell office:value-type="string">
            <text:p>uk  /əbˈzɔːb/ /əbˈsɔːb/ us  /əbˈsɔːrb/ /əbˈzɔːrb/</text:p>
          </table:table-cell>
          <table:table-cell office:value-type="string">
            <text:p>a. The sponge absorbed the beer which had leaked from the keg.</text:p>
          </table:table-cell>
          <table:table-cell office:value-type="string">
            <text:p>اسفنج، آبجویی را که از بشکه نشت کرده بود، به خود جذب کرد.</text:p>
          </table:table-cell>
          <table:table-cell office:value-type="string">
            <text:p>Take in or suck up (liquids); interest greatly</text:p>
          </table:table-cell>
          <table:table-cell office:value-type="string">
            <text:p>b. Our bodies must absorb those things which will nourish them.</text:p>
          </table:table-cell>
          <table:table-cell office:value-type="string">
            <text:p>بدن ما باید موادی را جذب کند که آن را تغذیه می‌کنند.</text:p>
          </table:table-cell>
          <table:table-cell office:value-type="string">
            <text:p>c. I became absorbed in what the teacher was saying and did not hear the bell ring.</text:p>
          </table:table-cell>
          <table:table-cell office:value-type="string">
            <text:p>آنقدر غرق صحبت‌های معلم شدم که صدای زنگ را نشنیدم.</text:p>
          </table:table-cell>
          <table:table-cell office:value-type="float" office:value="19">
            <text:p>19</text:p>
          </table:table-cell>
          <table:table-cell office:value-type="float" office:value="5">
            <text:p>5</text:p>
          </table:table-cell>
          <table:table-cell office:value-type="string">
            <text:p>{"word":"Absorb","mean":"","countable":"no","type":"verb","voice":"transitive","plural":"","plural_example":"","example":"The Sponge Will Absorb The Water.","registers":"[formal: ], [informal: ]","phrasal_verbs":[{"verb":"absorb into","definition":"To incorporate something into a larger whole.","example":"The Smaller Company Was Absorbed Into The Larger Corporation.","example_translation":"شرکت کوچکتر در شرکت بزرگتر جذب شد."}],"synonyms":{"formal":["Assimilate","Incorporate","Engross","Consume","Imbibe"],"informal":["Suck up","Mop up"],"neutral":["Take in","Soak up","Digest","Receive"]},"derivations":[{"word":"Absorbent","type":"adjective","example":"This Cloth Is Very Absorbent.","example_translation":"این پارچه بسیار جاذب است.","display":"Absorbent"},{"word":"Absorption","type":"noun","example":"The Absorption Of Nutrients Is Essential For Health.","example_translation":"جذب مواد مغذی برای سلامتی ضروری است.","display":"Absorption"}],"collocations":[{"collocation":"absorb information","example":"He Found It Hard To Absorb So Much Information In One Day.","translation":"برای او سخت بود که این همه اطلاعات را در یک روز جذب کند."},{"collocation":"absorb energy","example":"Plants Absorb Energy From The Sun.","translation":"گیاهان انرژی را از خورشید جذب می کنند."},{"collocation":"absorb costs","example":"The Company Had To Absorb The Costs Of The Delay.","translation":"شرکت مجبور شد هزینه های تاخیر را جذب کند."}]}</text:p>
          </table:table-cell>
        </table:table-row>
        <table:table-row>
          <table:table-cell office:value-type="float" office:value="222">
            <text:p>222</text:p>
          </table:table-cell>
          <table:table-cell office:value-type="float" office:value="222">
            <text:p>222</text:p>
          </table:table-cell>
          <table:table-cell office:value-type="string">
            <text:p>Estimate</text:p>
          </table:table-cell>
          <table:table-cell office:value-type="string">
            <text:p>محاسبه کردن، تخمین زدن، برآورد کردن</text:p>
          </table:table-cell>
          <table:table-cell office:value-type="string">
            <text:p>uk  /ˈes.tɪ.meɪt/ us  /ˈes.tə.meɪt/</text:p>
          </table:table-cell>
          <table:table-cell office:value-type="string">
            <text:p>a. A.J. Foyt estimated that the auto race would commence at nine o'clock.</text:p>
          </table:table-cell>
          <table:table-cell office:value-type="string">
            <text:p>ای.جی. فویت تخمین زد که مسابقه اتومبیل رانی ساعت 9 شروع خواهد شد.</text:p>
          </table:table-cell>
          <table:table-cell office:value-type="string">
            <text:p>Form a judgment or opinion about; guess</text:p>
          </table:table-cell>
          <table:table-cell office:value-type="string">
            <text:p>b. I try to avoid making estimates on things I know nothing about.</text:p>
          </table:table-cell>
          <table:table-cell office:value-type="string">
            <text:p>سعی می کنم از تخمین زدن در مورد چیزهایی که در موردشان چیزی نمی دانم، خودداری کنم.</text:p>
          </table:table-cell>
          <table:table-cell office:value-type="string">
            <text:p>c. In your estimate, who will be victorious in this conflict?</text:p>
          </table:table-cell>
          <table:table-cell office:value-type="string">
            <text:p>به نظر شما، چه کسی در این مناقشه پیروز خواهد شد؟</text:p>
          </table:table-cell>
          <table:table-cell office:value-type="float" office:value="19">
            <text:p>19</text:p>
          </table:table-cell>
          <table:table-cell office:value-type="float" office:value="6">
            <text:p>6</text:p>
          </table:table-cell>
          <table:table-cell office:value-type="string">
            <text:p>{"word":"Estimate","mean":"","countable":"no","type":"verb","voice":"transitive","plural":"","plural_example":"","example":"I Estimate That The Project Will Cost Around $1 Million.","registers":"[formal: Consider], [informal: Guess]","phrasal_verbs":[],"synonyms":{"formal":["Calculate","Evaluate","Approximate"],"informal":["Guess","Figure"," reckon"],"neutral":["Assess","Judge","Determine"]},"derivations":[{"word":"Estimation","type":"noun","example":"The Estimation Of The Cost Was Too Low.","example_translation":"تخمین هزینه خیلی کم بود.","display":"Estimation"},{"word":"Estimated","type":"adjective","example":"The Estimated Cost Is $500.","example_translation":"هزینه تخمینی 500 دلار است.","display":"Estimated"}],"collocations":[{"collocation":"Rough Estimate","example":"Here's A Rough Estimate Of The Costs Involved.","translation":"این یک تخمین تقریبی از هزینه‌های مربوطه است."},{"collocation":"Accurate Estimate","example":"We Need An Accurate Estimate Before Proceeding.","translation":"قبل از ادامه کار، به یک تخمین دقیق نیاز داریم."}]}</text:p>
          </table:table-cell>
        </table:table-row>
        <table:table-row>
          <table:table-cell office:value-type="float" office:value="223">
            <text:p>223</text:p>
          </table:table-cell>
          <table:table-cell office:value-type="float" office:value="223">
            <text:p>223</text:p>
          </table:table-cell>
          <table:table-cell office:value-type="string">
            <text:p>Morsel</text:p>
          </table:table-cell>
          <table:table-cell office:value-type="string">
            <text:p>لقمه</text:p>
          </table:table-cell>
          <table:table-cell office:value-type="string">
            <text:p>uk  /ˈmɔː.səl/ us  /ˈmɔːr.səl/</text:p>
          </table:table-cell>
          <table:table-cell office:value-type="string">
            <text:p>a. When Reynaldo went into the restaurant, he pledged to eat every morsel on his plate.</text:p>
          </table:table-cell>
          <table:table-cell office:value-type="string">
            <text:p>وقتی رینالدو وارد رستوران شد، قول داد که هر لقمه از غذای داخل بشقابش را بخورد.</text:p>
          </table:table-cell>
          <table:table-cell office:value-type="string">
            <text:p>A small bite; mouthful; tiny amount</text:p>
          </table:table-cell>
          <table:table-cell office:value-type="string">
            <text:p>b. Suzanne was reluctant to try even a morsel of the lobster.</text:p>
          </table:table-cell>
          <table:table-cell office:value-type="string">
            <text:p>سوزان حتی از خوردن یک لقمه خرچنگ هم اکراه داشت.</text:p>
          </table:table-cell>
          <table:table-cell office:value-type="string">
            <text:p>c. If you had a morsel of intelligence, you would be uneasy, too.</text:p>
          </table:table-cell>
          <table:table-cell office:value-type="string">
            <text:p>اگر ذره‌ای عقل داشته باشی، تو هم نگران خواهی شد.</text:p>
          </table:table-cell>
          <table:table-cell office:value-type="float" office:value="19">
            <text:p>19</text:p>
          </table:table-cell>
          <table:table-cell office:value-type="float" office:value="7">
            <text:p>7</text:p>
          </table:table-cell>
          <table:table-cell office:value-type="string">
            <text:p>{"word":"Morsel","mean":"","countable":"yes","type":"noun","voice":"unknown","plural":"morsels","plural_example":"The Birds Picked At The Morsels Of Bread.","example":"She Ate A Tiny Morsel Of Food.","registers":"[formal: -], [informal: -]","phrasal_verbs":[],"synonyms":{"formal":["Fragment","Scrap"],"informal":["Bit","Piece"],"neutral":["Crumb","Sliver"]},"derivations":[{"word":"Morselize","type":"verb","example":"To Morselize Food For A Baby.","example_translation":"غذا را برای کودک تکه تکه کردن.","display":"Morselize"}],"collocations":[{"collocation":"tiny morsel","example":"He Offered Her A Tiny Morsel.","translation":"او تکه کوچکی به او تعارف کرد."},{"collocation":"delicious morsel","example":"It Was A Delicious Morsel.","translation":"آن تکه خوشمزه ای بود."}]}</text:p>
          </table:table-cell>
        </table:table-row>
        <table:table-row>
          <table:table-cell office:value-type="float" office:value="224">
            <text:p>224</text:p>
          </table:table-cell>
          <table:table-cell office:value-type="float" office:value="224">
            <text:p>224</text:p>
          </table:table-cell>
          <table:table-cell office:value-type="string">
            <text:p>Quota</text:p>
          </table:table-cell>
          <table:table-cell office:value-type="string">
            <text:p>سهمیه</text:p>
          </table:table-cell>
          <table:table-cell office:value-type="string">
            <text:p>uk  /ˈkwəʊ.tə/ us  /ˈkwoʊ.t̬ə/</text:p>
          </table:table-cell>
          <table:table-cell office:value-type="string">
            <text:p>a. The company revealed a quota of jobs reserved for college students.</text:p>
          </table:table-cell>
          <table:table-cell office:value-type="string">
            <text:p>شرکت، سهمیه‌ای از مشاغل رزرو شده برای دانشجویان دانشگاه را اعلام کرد.</text:p>
          </table:table-cell>
          <table:table-cell office:value-type="string">
            <text:p>Share of a total due from or to a particular state, district, person, etc.</text:p>
          </table:table-cell>
          <table:table-cell office:value-type="string">
            <text:p>b. There was a quota placed on the number of people who could migrate here from China.</text:p>
          </table:table-cell>
          <table:table-cell office:value-type="string">
            <text:p>سهمیه‌ای برای تعداد افرادی که می‌توانستند از چین به اینجا مهاجرت کنند، تعیین شده بود.</text:p>
          </table:table-cell>
          <table:table-cell office:value-type="string">
            <text:p>c. Lieutenant Dugan doubted that a quota had been placed on the number of parking tickets each police officer was supposed to give out.</text:p>
          </table:table-cell>
          <table:table-cell office:value-type="string">
            <text:p>ستوان دوگان شک داشت که آیا سهمیه‌ای برای تعداد برگه‌های جریمه‌ای که هر افسر پلیس باید صادر کند، تعیین شده باشد.</text:p>
          </table:table-cell>
          <table:table-cell office:value-type="float" office:value="19">
            <text:p>19</text:p>
          </table:table-cell>
          <table:table-cell office:value-type="float" office:value="8">
            <text:p>8</text:p>
          </table:table-cell>
          <table:table-cell office:value-type="string">
            <text:p>{"word":"Quota","mean":"","countable":"yes","type":"noun","voice":"unknown","plural":"Quotas","plural_example":"The Company Operates Under Strict Export Quotas.","example":"The Country Has A Quota On Immigration.","registers":"[formal: common], [informal: common]","phrasal_verbs":[],"synonyms":{"formal":["Allotment","Limitation","Ceiling","Ration","Proportion"],"informal":["Share","Cut","Allocation"],"neutral":["Limit","Target","Assignment","Measure"]},"derivations":[{"word":"Quote","type":"verb","example":"He Quoted Shakespeare In His Speech.","example_translation":"او در سخنرانی خود از شکسپیر نقل قول کرد.","display":"Quote"}],"collocations":[{"collocation":"impose a quota","example":"The Government Decided To Impose A Quota On Sugar Imports.","translation":"دولت تصمیم گرفت سهمیه ای برای واردات شکر تعیین کند."},{"collocation":"meet a quota","example":"The Sales Team Struggled To Meet Their Quota This Month.","translation":"تیم فروش برای رسیدن به سهمیه خود در این ماه تلاش کرد."},{"collocation":"fill a quota","example":"The University Had Already Filled Its Quota Of Foreign Students.","translation":"دانشگاه قبلاً سهمیه دانشجویان خارجی خود را پر کرده بود."},{"collocation":"export quota","example":"The Country Operates Under Strict Export Quotas.","translation":"کشور تحت سهمیه های صادراتی سختگیرانه فعالیت می کند."},{"collocation":"import quota","example":"The Government Set An Import Quota On Steel.","translation":"دولت سهمیه واردات فولاد تعیین کرد."}]}</text:p>
          </table:table-cell>
        </table:table-row>
        <table:table-row>
          <table:table-cell office:value-type="float" office:value="225">
            <text:p>225</text:p>
          </table:table-cell>
          <table:table-cell office:value-type="float" office:value="225">
            <text:p>225</text:p>
          </table:table-cell>
          <table:table-cell office:value-type="string">
            <text:p>Threat</text:p>
          </table:table-cell>
          <table:table-cell office:value-type="string">
            <text:p>تهدید، خطر</text:p>
          </table:table-cell>
          <table:table-cell office:value-type="string">
            <text:p>uk  /θret/ us  /θret/</text:p>
          </table:table-cell>
          <table:table-cell office:value-type="string">
            <text:p>a. There is always the horrid threat that my job will be abolished.</text:p>
          </table:table-cell>
          <table:table-cell office:value-type="string">
            <text:p>همیشه این تهدید ترسناک وجود دارد که کارم را از دست خواهم داد.</text:p>
          </table:table-cell>
          <table:table-cell office:value-type="string">
            <text:p>Sign or cause of possible evil or harm</text:p>
          </table:table-cell>
          <table:table-cell office:value-type="string">
            <text:p>b. It is absurd to think that a tiny bug could be a threat to a person.</text:p>
          </table:table-cell>
          <table:table-cell office:value-type="string">
            <text:p>مضحک است که فکر کنیم یک حشره کوچک، می تواند تهدیدی برای انسان باشد.</text:p>
          </table:table-cell>
          <table:table-cell office:value-type="string">
            <text:p>c. You can be arrested for making a threat against someone's life.</text:p>
          </table:table-cell>
          <table:table-cell office:value-type="string">
            <text:p>شما اگر کسی را تهدید جانی کنید، ممکن است دستگیر شوید.</text:p>
          </table:table-cell>
          <table:table-cell office:value-type="float" office:value="19">
            <text:p>19</text:p>
          </table:table-cell>
          <table:table-cell office:value-type="float" office:value="9">
            <text:p>9</text:p>
          </table:table-cell>
          <table:table-cell office:value-type="string">
            <text:p>{"word":"Threat","mean":"","countable":"yes","type":"noun","voice":"unknown","plural":"Threats","plural_example":"The Politician Received Many Threats After The Controversial Vote.","example":"The Thief Made A Threat To Harm Her Family.","registers":"[formal: Formal], [informal: Informal]","phrasal_verbs":[],"synonyms":{"formal":["Menace","Peril","Hazard"],"informal":["Warning","Intimidation"],"neutral":["Danger","Risk","Jeopardy"]},"derivations":[{"word":"Threaten","type":"verb","example":"He Threatened To Call The Police.","example_translation":"او تهدید کرد که با پلیس تماس خواهد گرفت.","display":"Threaten"},{"word":"Threatening","type":"adjective","example":"His Voice Sounded Threatening.","example_translation":"صدایش تهدید آمیز به نظر می رسید.","display":"Threatening"}],"collocations":[{"collocation":"Empty Threat","example":"His Anger Was Just An Empty Threat.","translation":"خشم او فقط یک تهدید توخالی بود."},{"collocation":"Pose A Threat","example":"The Broken Glass Poses A Threat To Children.","translation":"شیشه شکسته تهدیدی برای کودکان به حساب می آید."},{"collocation":"Serious Threat","example":"Global Warming Is A Serious Threat To Our Planet.","translation":"گرمایش جهانی یک تهدید جدی برای سیاره ما است."}]}</text:p>
          </table:table-cell>
        </table:table-row>
        <table:table-row>
          <table:table-cell office:value-type="float" office:value="226">
            <text:p>226</text:p>
          </table:table-cell>
          <table:table-cell office:value-type="float" office:value="226">
            <text:p>226</text:p>
          </table:table-cell>
          <table:table-cell office:value-type="string">
            <text:p>Ban</text:p>
          </table:table-cell>
          <table:table-cell office:value-type="string">
            <text:p>منع کردن، ممنوع کردن</text:p>
          </table:table-cell>
          <table:table-cell office:value-type="string">
            <text:p>uk  /bæn/ us  /bæn/</text:p>
          </table:table-cell>
          <table:table-cell office:value-type="string">
            <text:p>a. The group unanimously voted to ban all people who were under six feet.</text:p>
          </table:table-cell>
          <table:table-cell office:value-type="string">
            <text:p>گروه به اتفاق آراء رأی دادند که ورود افراد با قد کمتر از شش فوت را ممنوع کنند.</text:p>
          </table:table-cell>
          <table:table-cell office:value-type="string">
            <text:p>Prohibit; forbid</text:p>
          </table:table-cell>
          <table:table-cell office:value-type="string">
            <text:p>b. Health officials are trying to expand their field in order to ban cigarette advertising from newspapers and magazines.</text:p>
          </table:table-cell>
          <table:table-cell office:value-type="string">
            <text:p>مسئولین بهداشت در تلاشند تا دامنه فعالیت خود را گسترش دهند تا تبلیغات سیگار را در روزنامه‌ها و مجلات ممنوع کنند.</text:p>
          </table:table-cell>
          <table:table-cell office:value-type="string">
            <text:p>c. I want to ban all outsiders from our discussion on security.</text:p>
          </table:table-cell>
          <table:table-cell office:value-type="string">
            <text:p>قصد دارم حضور همه افراد غیرخودی را در بحث امنیت ممنوع کنم.</text:p>
          </table:table-cell>
          <table:table-cell office:value-type="float" office:value="19">
            <text:p>19</text:p>
          </table:table-cell>
          <table:table-cell office:value-type="float" office:value="10">
            <text:p>10</text:p>
          </table:table-cell>
          <table:table-cell office:value-type="string">
            <text:p>{"word":"Ban","mean":"","countable":"no","type":"verb","voice":"transitive","plural":"","plural_example":"","example":"The Government Decided To Ban The Sale Of Alcohol After 10 Pm.","registers":"[formal: Ban, Prohibit], [informal: Outlaw]","phrasal_verbs":[],"synonyms":{"formal":["Prohibit","Forbid","Interdict","Enjoin"],"informal":["Outlaw","Block","Disallow"],"neutral":["Restrict","Bar","Exclude","Stop"]},"derivations":[{"word":"Ban","type":"noun","example":"There Is A Ban On Smoking In Public Places.","example_translation":"ممنوعیت استعمال دخانیات در اماکن عمومی وجود دارد.","display":"Ban"},{"word":"Banned","type":"adjective","example":"The Film Was Banned Due To Its Violent Content.","example_translation":"این فیلم به دلیل محتوای خشونت آمیز آن ممنوع شد.","display":"Banned"}],"collocations":[{"collocation":"impose a ban","example":"The United Nations Imposed A Ban On Arms Sales To The Country.","translation":"سازمان ملل متحد فروش تسلیحات به این کشور را ممنوع کرد."},{"collocation":"lift a ban","example":"The Government Has Decided To Lift The Ban On Imports.","translation":"دولت تصمیم گرفته ممنوعیت واردات را لغو کند."},{"collocation":"under a ban","example":"The Book Was Under A Ban For Many Years.","translation":"این کتاب برای سال های زیادی ممنوع بود."}]}</text:p>
          </table:table-cell>
        </table:table-row>
        <table:table-row>
          <table:table-cell office:value-type="float" office:value="227">
            <text:p>227</text:p>
          </table:table-cell>
          <table:table-cell office:value-type="float" office:value="227">
            <text:p>227</text:p>
          </table:table-cell>
          <table:table-cell office:value-type="string">
            <text:p>Panic</text:p>
          </table:table-cell>
          <table:table-cell office:value-type="string">
            <text:p>سراسیمگی، هول</text:p>
          </table:table-cell>
          <table:table-cell office:value-type="string">
            <text:p>uk  /ˈpæn.ɪk/ us  /ˈpæn.ɪk/</text:p>
          </table:table-cell>
          <table:table-cell office:value-type="string">
            <text:p>a. The leader of the lost group appealed to them not to panic.</text:p>
          </table:table-cell>
          <table:table-cell office:value-type="string">
            <text:p>رهبر گروه گم‌شده، از آن‌ها خواست که وحشت نکنند.</text:p>
          </table:table-cell>
          <table:table-cell office:value-type="string">
            <text:p>Unreasoning fear; fear spreading through a group of people so that they lose control of themselves</text:p>
          </table:table-cell>
          <table:table-cell office:value-type="string">
            <text:p>b. When the danger was exaggerated, a few people started to panic.</text:p>
          </table:table-cell>
          <table:table-cell office:value-type="string">
            <text:p>وقتی که در مورد خطر اغراق شد، تعدادی از مردم دچار وحشت شدند.</text:p>
          </table:table-cell>
          <table:table-cell office:value-type="string">
            <text:p>c. The source of panic in the crowd was a man with a gun.</text:p>
          </table:table-cell>
          <table:table-cell office:value-type="string">
            <text:p>منشأ وحشت در میان جمعیت، مردی مسلح بود.</text:p>
          </table:table-cell>
          <table:table-cell office:value-type="float" office:value="19">
            <text:p>19</text:p>
          </table:table-cell>
          <table:table-cell office:value-type="float" office:value="11">
            <text:p>11</text:p>
          </table:table-cell>
          <table:table-cell office:value-type="string">
            <text:p>{"word":"Panic","mean":"","countable":"no","type":"noun","voice":"unknown","plural":"Panics","plural_example":"False Panics Can Be Just As Dangerous As Real Threats.","example":"There Was Panic After The Bomb Scare.","registers":"[formal: ], [informal: ]","phrasal_verbs":[],"synonyms":{"formal":["Alarm","Dismay","Apprehension"],"informal":["Frenzy","Hysteria"],"neutral":["Fear","Terror"]},"derivations":[{"word":"Panic","type":"verb","example":"Don't Panic When You See The Bill.","example_translation":"وقتی قبض را می بینی، وحشت نکن.","display":"Panic"},{"word":"Panicked","type":"adjective","example":"The Panicked Crowd Ran For The Exits.","example_translation":"جمعیت وحشت زده به سمت خروجی ها دوید.","display":"Panicked"}],"collocations":[{"collocation":"Widespread Panic","example":"The News Caused Widespread Panic.","translation":"این خبر باعث وحشت گسترده شد."},{"collocation":"Financial Panic","example":"The Stock Market Crash Led To A Financial Panic.","translation":"سقوط بازار سهام منجر به وحشت مالی شد."}]}</text:p>
          </table:table-cell>
        </table:table-row>
        <table:table-row>
          <table:table-cell office:value-type="float" office:value="228">
            <text:p>228</text:p>
          </table:table-cell>
          <table:table-cell office:value-type="float" office:value="228">
            <text:p>228</text:p>
          </table:table-cell>
          <table:table-cell office:value-type="string">
            <text:p>Appropriate</text:p>
          </table:table-cell>
          <table:table-cell office:value-type="string">
            <text:p>مناسب، درخور، شایسته</text:p>
          </table:table-cell>
          <table:table-cell office:value-type="string">
            <text:p>uk  /əˈprəʊ.pri.ət/ us  /əˈproʊ.pri.ət/</text:p>
          </table:table-cell>
          <table:table-cell office:value-type="string">
            <text:p>a. At an appropriate time, the chief promised to reveal his plan.</text:p>
          </table:table-cell>
          <table:table-cell office:value-type="string">
            <text:p>رئیس قول داد که در یک زمان مناسب، طرح خود را آشکار کند.</text:p>
          </table:table-cell>
          <table:table-cell office:value-type="string">
            <text:p>Fit; set apart for some special use</text:p>
          </table:table-cell>
          <table:table-cell office:value-type="string">
            <text:p>b. The lawn was an appropriate setting for Eileen's wedding.</text:p>
          </table:table-cell>
          <table:table-cell office:value-type="string">
            <text:p>زمین چمن، محیط مناسبی برای جشن عروسی آیلین بود.</text:p>
          </table:table-cell>
          <table:table-cell office:value-type="string">
            <text:p>c. After some appropriate prayers, the dinner was served.</text:p>
          </table:table-cell>
          <table:table-cell office:value-type="string">
            <text:p>بعد از انجام مناجات مناسب، شام سرو شد.</text:p>
          </table:table-cell>
          <table:table-cell office:value-type="float" office:value="19">
            <text:p>19</text:p>
          </table:table-cell>
          <table:table-cell office:value-type="float" office:value="12">
            <text:p>12</text:p>
          </table:table-cell>
          <table:table-cell office:value-type="string">
            <text:p>{"word":"Appropriate","mean":"","countable":"no","type":"verb","voice":"transitive","plural":"","plural_example":"","example":"The Government Allocated Millions Of Dollars To Appropriately Equip The Hospitals.","registers":"[formal: To Consecrate], [informal: To Swipe]","phrasal_verbs":[],"synonyms":{"formal":["Allocate","Designate","Set Aside"],"informal":["Grab","Snatch","Seize"],"neutral":["Assign","Devote","Allot"]},"derivations":[{"word":"Appropriation","type":"noun","example":"The Appropriation Of Funds Was Approved By The Board.","example_translation":"تخصیص بودجه توسط هیئت مدیره تصویب شد.","display":"Appropriation"},{"word":"Appropriately","type":"adverb","example":"Please Dress Appropriately For The Interview.","example_translation":"لطفا برای مصاحبه به طور مناسب لباس بپوشید.","display":"Appropriately"}],"collocations":[{"collocation":"Appropriate Funds","example":"The Committee Has The Authority To Appropriate Funds For Local Projects.","translation":"کمیته این اختیار را دارد که بودجه را به پروژه‌های محلی اختصاص دهد."},{"collocation":"Appropriate Resources","example":"We Need To Appropriately Allocate Resources To Maximize Efficiency.","translation":"ما باید منابع را به طور مناسب تخصیص دهیم تا کارایی را به حداکثر برسانیم."}]}</text:p>
          </table:table-cell>
        </table:table-row>
        <table:table-row>
          <table:table-cell office:value-type="float" office:value="229">
            <text:p>229</text:p>
          </table:table-cell>
          <table:table-cell office:value-type="float" office:value="229">
            <text:p>229</text:p>
          </table:table-cell>
          <table:table-cell office:value-type="string">
            <text:p>Emerge</text:p>
          </table:table-cell>
          <table:table-cell office:value-type="string">
            <text:p>بیرون آمدن، پدیدار شدن</text:p>
          </table:table-cell>
          <table:table-cell office:value-type="string">
            <text:p>uk  /ɪˈmɜːdʒ/ us  /ɪˈmɝːdʒ/</text:p>
          </table:table-cell>
          <table:table-cell office:value-type="string">
            <text:p>a. When the fight was over, the underdog emerged the winner.</text:p>
          </table:table-cell>
          <table:table-cell office:value-type="string">
            <text:p>وقتی نبرد تمام شد، فرد ضعیف‌تر به عنوان برنده پدیدار شد.</text:p>
          </table:table-cell>
          <table:table-cell office:value-type="string">
            <text:p>Come out; come up; come into view</text:p>
          </table:table-cell>
          <table:table-cell office:value-type="string">
            <text:p>b. You have to be nimble to emerge from the narrow opening in five seconds.</text:p>
          </table:table-cell>
          <table:table-cell office:value-type="string">
            <text:p>شما باید چابک باشید تا بتوانید در عرض پنج ثانیه از شکاف باریک بیرون بیایید.</text:p>
          </table:table-cell>
          <table:table-cell office:value-type="string">
            <text:p>c. What emerged from the bottle was a blend of fruit juices.</text:p>
          </table:table-cell>
          <table:table-cell office:value-type="string">
            <text:p>آنچه از بطری بیرون آمد، مخلوطی از آب میوه‌ها بود.</text:p>
          </table:table-cell>
          <table:table-cell office:value-type="float" office:value="20">
            <text:p>20</text:p>
          </table:table-cell>
          <table:table-cell office:value-type="float" office:value="1">
            <text:p>1</text:p>
          </table:table-cell>
          <table:table-cell office:value-type="string">
            <text:p>{"word":"Emerge","mean":"","countable":"no","type":"verb","voice":"intransitive","plural":"","plural_example":"","example":"New Evidence Began To Emerge During The Investigation.","registers":"[formal: Highly Formal], [informal: Not Applicable]","phrasal_verbs":[],"synonyms":{"formal":["Appear","Arise","Issue"],"informal":[],"neutral":["Surface","Come Out","Develop"]},"derivations":[{"word":"Emergence","type":"noun","example":"The Emergence Of New Technologies Is Changing The World.","example_translation":"ظهور فناوری های جدید جهان را تغییر می دهد.","display":"Emergence"},{"word":"Emergent","type":"adjective","example":"Emergent Properties Cannot Be Predicted From Individual Components.","example_translation":"ویژگی های نوظهور را نمی توان از اجزای منفرد پیش بینی کرد.","display":"Emergent"}],"collocations":[{"collocation":"Emerge unscathed","example":"He Emerged Unscathed From The Accident.","translation":"او از حادثه سالم بیرون آمد."},{"collocation":"Emerge as leader","example":"She Emerged As The Leader Of The Group.","translation":"او به عنوان رهبر گروه ظهور کرد."}]}</text:p>
          </table:table-cell>
        </table:table-row>
        <table:table-row>
          <table:table-cell office:value-type="float" office:value="230">
            <text:p>230</text:p>
          </table:table-cell>
          <table:table-cell office:value-type="float" office:value="230">
            <text:p>230</text:p>
          </table:table-cell>
          <table:table-cell office:value-type="string">
            <text:p>Jagged</text:p>
          </table:table-cell>
          <table:table-cell office:value-type="string">
            <text:p>دندانه دار</text:p>
          </table:table-cell>
          <table:table-cell office:value-type="string">
            <text:p>uk  /ˈdʒæɡ.ɪd/ us  /ˈdʒæɡ.ɪd/</text:p>
          </table:table-cell>
          <table:table-cell office:value-type="string">
            <text:p>a. Being reckless, Rudy didn’t watch out for the jagged steel.</text:p>
          </table:table-cell>
          <table:table-cell office:value-type="string">
            <text:p>رودی از روی بی‌احتیاطی، متوجه لبه‌های تیز آهن نشد.</text:p>
          </table:table-cell>
          <table:table-cell office:value-type="string">
            <text:p>With sharp points sticking out; unevenly cut or torn</text:p>
          </table:table-cell>
          <table:table-cell office:value-type="string">
            <text:p>b. It's an enormous job to smooth the jagged edge of a fence.</text:p>
          </table:table-cell>
          <table:table-cell office:value-type="string">
            <text:p>صاف کردن لبه‌های دندانه‌دار حصار کار بسیار دشواری است.</text:p>
          </table:table-cell>
          <table:table-cell office:value-type="string">
            <text:p>c. Leslie's hair was so jagged it was scarcely possible to tell that it had just been cut.</text:p>
          </table:table-cell>
          <table:table-cell office:value-type="string">
            <text:p>موهای لزلی آنقدر نامرتب و دندانه دار بود که به سختی می شد تشخیص داد که تازه کوتاه شده است.</text:p>
          </table:table-cell>
          <table:table-cell office:value-type="float" office:value="20">
            <text:p>20</text:p>
          </table:table-cell>
          <table:table-cell office:value-type="float" office:value="2">
            <text:p>2</text:p>
          </table:table-cell>
          <table:table-cell office:value-type="string">
            <text:p>{"word":"Jagged","mean":"","countable":"no","type":"adjective","voice":"unknown","plural":"","plural_example":"","example":"The Mountain Has A Jagged Peak.","registers":"[formal: Complex], [informal: Simple]","phrasal_verbs":[],"synonyms":{"formal":["Irregular","Asymmetrical"],"informal":["Choppy","Ragged"],"neutral":["Uneven","Rough","Notched"]},"derivations":[{"word":"Jag","type":"noun","example":"The Metal Had A Jag.","example_translation":"فلز یک دندانه داشت.","display":"Jag"},{"word":"Jaggedly","type":"adverb","example":"The Rock Stuck Out Jaggedly.","example_translation":"صخره به طور ناهموار بیرون زده بود.","display":"Jaggedly"},{"word":"Jaggedness","type":"noun","example":"The Jaggedness Of The Rock Made It Difficult To Climb.","example_translation":"ناهمواری صخره صعود را دشوار می کرد.","display":"Jaggedness"}],"collocations":[{"collocation":"Jagged Edge","example":"Be Careful Of The Jagged Edge Of The Broken Glass.","translation":"مراقب لبه تیز شیشه شکسته باش."},{"collocation":"Jagged Teeth","example":"The Saw Has Jagged Teeth.","translation":"اره دندانه های ناهموار دارد."}]}</text:p>
          </table:table-cell>
        </table:table-row>
        <table:table-row>
          <table:table-cell office:value-type="float" office:value="231">
            <text:p>231</text:p>
          </table:table-cell>
          <table:table-cell office:value-type="float" office:value="231">
            <text:p>231</text:p>
          </table:table-cell>
          <table:table-cell office:value-type="string">
            <text:p>Linger</text:p>
          </table:table-cell>
          <table:table-cell office:value-type="string">
            <text:p>باقی ماندن، طول کشیدن</text:p>
          </table:table-cell>
          <table:table-cell office:value-type="string">
            <text:p>uk  /ˈlɪŋ.ɡər/ us  /ˈlɪŋ.ɡɚ/</text:p>
          </table:table-cell>
          <table:table-cell office:value-type="string">
            <text:p>a. The odor didn’t vanish but lingered on for weeks.</text:p>
          </table:table-cell>
          <table:table-cell office:value-type="string">
            <text:p>بو از بین نرفت بلکه تا چند هفته باقی ماند.</text:p>
          </table:table-cell>
          <table:table-cell office:value-type="string">
            <text:p>Stay on; go slowly as if unwilling to leave</text:p>
          </table:table-cell>
          <table:table-cell office:value-type="string">
            <text:p>b. Some traditions linger on long after they have lost their meanings.</text:p>
          </table:table-cell>
          <table:table-cell office:value-type="string">
            <text:p>بعضی از سنت‌ها مدت‌ها پس از اینکه معنای خود را از دست داده‌اند، همچنان باقی می‌مانند.</text:p>
          </table:table-cell>
          <table:table-cell office:value-type="string">
            <text:p>c. After the campus closed for the summer, some students lingered on, reluctant to go home.</text:p>
          </table:table-cell>
          <table:table-cell office:value-type="string">
            <text:p>بعد از اینکه کوی دانشگاه برای تابستان تعطیل شد، بعضی از دانشجویان مردد بودند و تمایلی به رفتن به خانه نداشتند.</text:p>
          </table:table-cell>
          <table:table-cell office:value-type="float" office:value="20">
            <text:p>20</text:p>
          </table:table-cell>
          <table:table-cell office:value-type="float" office:value="3">
            <text:p>3</text:p>
          </table:table-cell>
          <table:table-cell office:value-type="string">
            <text:p>{"word":"Linger","mean":"","countable":"no","type":"verb","voice":"intransitive","plural":"","plural_example":"","example":"The Smell Of Her Perfume Lingered In The Room.","registers":"[formal: ], [informal: ]","phrasal_verbs":[],"synonyms":{"formal":["Remain","Persist"],"informal":["Hang Around","Stick Around"],"neutral":["Stay","Continue","Delay","Dawdle","Wait"]},"derivations":[{"word":"Lingering","type":"adjective","example":"A Lingering Doubt Remained In Her Mind.","example_translation":"یک شک باقیمانده در ذهن او باقی ماند.","display":"Lingering"}],"collocations":[{"collocation":"Linger A While","example":"Why Don't You Linger A While Longer?","translation":"چرا کمی بیشتر نمی‌مانی؟"}]}</text:p>
          </table:table-cell>
        </table:table-row>
        <table:table-row>
          <table:table-cell office:value-type="float" office:value="232">
            <text:p>232</text:p>
          </table:table-cell>
          <table:table-cell office:value-type="float" office:value="232">
            <text:p>232</text:p>
          </table:table-cell>
          <table:table-cell office:value-type="string">
            <text:p>Ambush</text:p>
          </table:table-cell>
          <table:table-cell office:value-type="string">
            <text:p>کمین، شبیخون</text:p>
          </table:table-cell>
          <table:table-cell office:value-type="string">
            <text:p>uk  /ˈæm.bʊʃ/ us  /ˈæm.bʊʃ/</text:p>
          </table:table-cell>
          <table:table-cell office:value-type="string">
            <text:p>a. The ambush became a tragedy for those who attempted it because they were all killed.</text:p>
          </table:table-cell>
          <table:table-cell office:value-type="string">
            <text:p>کمین برای کسانی که قصد انجام آن را داشتند به فاجعه تبدیل شد، زیرا همه آنها کشته شدند.</text:p>
          </table:table-cell>
          <table:table-cell office:value-type="string">
            <text:p>A trap in which soldiers or othe enemies hide to make a surprise attack</text:p>
          </table:table-cell>
          <table:table-cell office:value-type="string">
            <text:p>b. General Taylor raved about the ingenious ambush he planned.</text:p>
          </table:table-cell>
          <table:table-cell office:value-type="string">
            <text:p>ژنرال تیلور درباره کمین مبتکرانه‌ای که طراحی کرده بود با شور و حرارت صحبت کرد.</text:p>
          </table:table-cell>
          <table:table-cell office:value-type="string">
            <text:p>c. The troops lay in ambush in the dense woods all through the night.</text:p>
          </table:table-cell>
          <table:table-cell office:value-type="string">
            <text:p>سربازان تمام شب را در جنگل انبوه در کمین بودند.</text:p>
          </table:table-cell>
          <table:table-cell office:value-type="float" office:value="20">
            <text:p>20</text:p>
          </table:table-cell>
          <table:table-cell office:value-type="float" office:value="4">
            <text:p>4</text:p>
          </table:table-cell>
          <table:table-cell office:value-type="string">
            <text:p>{"word":"Ambush","mean":"","countable":"yes","type":"noun","voice":"unknown","plural":"Ambushes","plural_example":"The Rebels Set Several Ambushes Along The Road.","example":"The Soldiers Fell Into An Ambush.","registers":"[formal: Planned Assault], [informal: Trap]","phrasal_verbs":[],"synonyms":{"formal":["Trap","Entrapment"],"informal":["Snare","Set-Up"],"neutral":["Surprise Attack","Hidden Hazard"]},"derivations":[{"word":"Ambush","type":"verb","example":"The Enemy Ambushed The Patrol.","example_translation":"دشمن به گشت کمین زد.","display":"Ambush (Verb)"}],"collocations":[{"collocation":"Lay An Ambush","example":"The Bandits Laid An Ambush For The Caravan.","translation":"راهزنان برای کاروان کمین گذاشتند."},{"collocation":"Fall Into An Ambush","example":"The Troops Fell Into An Ambush Set By The Enemy.","translation":"نیروها در کمینی که توسط دشمن گذاشته شده بود افتادند."}]}</text:p>
          </table:table-cell>
        </table:table-row>
        <table:table-row>
          <table:table-cell office:value-type="float" office:value="233">
            <text:p>233</text:p>
          </table:table-cell>
          <table:table-cell office:value-type="float" office:value="233">
            <text:p>233</text:p>
          </table:table-cell>
          <table:table-cell office:value-type="string">
            <text:p>Crafty</text:p>
          </table:table-cell>
          <table:table-cell office:value-type="string">
            <text:p>ماهر، زیرک، حیله‌گر</text:p>
          </table:table-cell>
          <table:table-cell office:value-type="string">
            <text:p>uk  /ˈkrɑːf.ti/ us  /ˈkræf.ti/</text:p>
          </table:table-cell>
          <table:table-cell office:value-type="string">
            <text:p>His crafty mind prepared a comprehensive plan to defraud his partners.</text:p>
          </table:table-cell>
          <table:table-cell office:value-type="string">
            <text:p>ذهن زیرک او برای فریب شرکایش نقشه‌ای جامع تهیه کرد.</text:p>
          </table:table-cell>
          <table:table-cell office:value-type="string">
            <text:p>Skillful in deceiving others; sly; tricky</text:p>
          </table:table-cell>
          <table:table-cell office:value-type="string">
            <text:p>Leo didn't use brutal strength against his opponents, but he used his crafty bag of tricks to beat them.</text:p>
          </table:table-cell>
          <table:table-cell office:value-type="string">
            <text:p>لیو از زور بازوی وحشیانه علیه حریفانش استفاده نکرد، بلکه با ترفندهای زیرکانه‌اش آن‌ها را شکست داد.</text:p>
          </table:table-cell>
          <table:table-cell office:value-type="string">
            <text:p>The Indians did not fall for the crafty ambush.</text:p>
          </table:table-cell>
          <table:table-cell office:value-type="string">
            <text:p>سرخپوستان فریب کمین زیرکانه را نخوردند.</text:p>
          </table:table-cell>
          <table:table-cell office:value-type="float" office:value="20">
            <text:p>20</text:p>
          </table:table-cell>
          <table:table-cell office:value-type="float" office:value="5">
            <text:p>5</text:p>
          </table:table-cell>
          <table:table-cell office:value-type="string">
            <text:p>{"word":"Crafty","mean":"","countable":"no","type":"adjective","voice":"unknown","plural":"","plural_example":"","example":"He Is A Crafty Politician Who Knows How To Win Votes.","registers":"[formal: ], [informal: ]","phrasal_verbs":[],"synonyms":{"formal":["Astute","Shrewd"],"informal":["Sly","Cunning"],"neutral":["Clever","Wily"]},"derivations":[{"word":"Craftiness","type":"noun","example":"His Craftiness Was His Greatest Asset.","example_translation":"حیله گری او بزرگترین دارایی او بود.","display":"Craftiness"}],"collocations":[{"collocation":"Crafty Plan","example":"They Devised A Crafty Plan To Outsmart Their Opponents.","translation":"آنها یک نقشه زیرکانه برای پیشی گرفتن از حریفان خود طراحی کردند."},{"collocation":"Crafty Player","example":"She Is A Crafty Player In The Game Of Business.","translation":"او یک بازیکن حیله گر در بازی تجارت است."}]}</text:p>
          </table:table-cell>
        </table:table-row>
        <table:table-row>
          <table:table-cell office:value-type="float" office:value="234">
            <text:p>234</text:p>
          </table:table-cell>
          <table:table-cell office:value-type="float" office:value="234">
            <text:p>234</text:p>
          </table:table-cell>
          <table:table-cell office:value-type="string">
            <text:p>Defiant</text:p>
          </table:table-cell>
          <table:table-cell office:value-type="string">
            <text:p>نافرمان، مبارز، جسور</text:p>
          </table:table-cell>
          <table:table-cell office:value-type="string">
            <text:p>uk  /dɪˈfaɪ.ənt/ us  /dɪˈfaɪ.ənt/</text:p>
          </table:table-cell>
          <table:table-cell office:value-type="string">
            <text:p>a. I refuse to be manipulated, the defiant young woman told her father.</text:p>
          </table:table-cell>
          <table:table-cell office:value-type="string">
            <text:p>زن جوان جسور به پدرش گفت: اجازه نمی‌دهم کسی از من سوءاستفاده کند.</text:p>
          </table:table-cell>
          <table:table-cell office:value-type="string">
            <text:p>Openly resisting; challenging</text:p>
          </table:table-cell>
          <table:table-cell office:value-type="string">
            <text:p>b. Professor Carlyle was defiant of any attempt to disprove his theory.</text:p>
          </table:table-cell>
          <table:table-cell office:value-type="string">
            <text:p>پروفسور کارلایل در برابر هرگونه تلاش برای رد کردن نظریه‌اش، معترض بود.</text:p>
          </table:table-cell>
          <table:table-cell office:value-type="string">
            <text:p>c. Defiant of everyone, the addict refused to be helped.</text:p>
          </table:table-cell>
          <table:table-cell office:value-type="string">
            <text:p>فرد معتاد با نافرمانی در برابر همه، از اینکه کسی به او کمک کند سرباز می‌زد.</text:p>
          </table:table-cell>
          <table:table-cell office:value-type="float" office:value="20">
            <text:p>20</text:p>
          </table:table-cell>
          <table:table-cell office:value-type="float" office:value="6">
            <text:p>6</text:p>
          </table:table-cell>
          <table:table-cell office:value-type="string">
            <text:p>{"word":"Defiant","mean":"","countable":"no","type":"adjective","voice":"unknown","plural":"","plural_example":"","example":"He Adopted A Defiant Attitude.","registers":"[formal: Defiant], [informal: Cocky]","phrasal_verbs":[],"synonyms":{"formal":["Rebellious","Insubordinate"],"informal":["Cocky","Sassy"],"neutral":["Resistant","Bold","Disobedient"]},"derivations":[{"word":"Defiance","type":"noun","example":"His Actions Showed Defiance.","example_translation":"اعمال او نشان دهنده سرکشی بود.","display":"Defiance"},{"word":"Defy","type":"verb","example":"They Defied The Authority.","example_translation":"آنها از اقتدار سرپیچی کردند.","display":"Defy"}],"collocations":[{"collocation":"Defiant Act","example":"The Protest Was A Defiant Act Against The Government.","translation":"اعتراض اقدامی سرکشانه علیه دولت بود."},{"collocation":"Defiant Look","example":"She Gave Him A Defiant Look.","translation":"او نگاهی سرکشانه به او انداخت."}]}</text:p>
          </table:table-cell>
        </table:table-row>
        <table:table-row>
          <table:table-cell office:value-type="float" office:value="235">
            <text:p>235</text:p>
          </table:table-cell>
          <table:table-cell office:value-type="float" office:value="235">
            <text:p>235</text:p>
          </table:table-cell>
          <table:table-cell office:value-type="string">
            <text:p>Vigor</text:p>
          </table:table-cell>
          <table:table-cell office:value-type="string">
            <text:p>قدرت، توان</text:p>
          </table:table-cell>
          <table:table-cell office:value-type="string">
            <text:p>us  /ˈvɪɡ.ɚ/ uk  /ˈvɪɡ.ər/</text:p>
          </table:table-cell>
          <table:table-cell office:value-type="string">
            <text:p>Having a great deal of vigor, Jason was able to excel in all sports.</text:p>
          </table:table-cell>
          <table:table-cell office:value-type="string">
            <text:p>جیسون با داشتن قدرت خیلی زیاد، توانست در تمام رشته‌های ورزشی موفق شود.</text:p>
          </table:table-cell>
          <table:table-cell office:value-type="string">
            <text:p>Active strength or force</text:p>
          </table:table-cell>
          <table:table-cell office:value-type="string">
            <text:p>Tom Thumb made up for his size by having more vigor than most people.</text:p>
          </table:table-cell>
          <table:table-cell office:value-type="string">
            <text:p>تام تومب اندام کوچک خود را با داشتن نیروی بیشتری نسبت به اکثر مردم جبران کرد.</text:p>
          </table:table-cell>
          <table:table-cell office:value-type="string">
            <text:p>Putting all her vigor into the argument, Patsy persuaded me to let her drive.</text:p>
          </table:table-cell>
          <table:table-cell office:value-type="string">
            <text:p>پتسی با به کار بردن تمام قدرتش در بحث، بالاخره من را متقاعد کرد که به او اجازه رانندگی بدهم.</text:p>
          </table:table-cell>
          <table:table-cell office:value-type="float" office:value="20">
            <text:p>20</text:p>
          </table:table-cell>
          <table:table-cell office:value-type="float" office:value="7">
            <text:p>7</text:p>
          </table:table-cell>
          <table:table-cell office:value-type="string">
            <text:p>{"word":"Vigor","mean":"","countable":"no","type":"noun","voice":"unknown","plural":"Vigors","plural_example":"The Various Vigors Displayed By The Athletes Were Impressive.","example":"He Approached The Task With Great Vigor.","registers":"[formal: High], [informal: Low]","phrasal_verbs":[],"synonyms":{"formal":["Energy","Strength","Power","Might"],"informal":["Pep","Zip"],"neutral":["Vitality","Liveliness","Force","Intensity"]},"derivations":[{"word":"Vigorous","type":"adjective","example":"He Led A Vigorous Life.","example_translation":"او زندگی پرشوری داشت.","display":"Vigorous"},{"word":"Vigorously","type":"adverb","example":"He Protested Vigorously Against The Decision.","example_translation":"او به شدت به این تصمیم اعتراض کرد.","display":"Vigorously"}],"collocations":[{"collocation":"full of vigor","example":"She Is Full Of Vigor And Enthusiasm.","translation":"او پر از نیرو و اشتیاق است."},{"collocation":"youthful vigor","example":"He Retained His Youthful Vigor Into His Eighties.","translation":"او نیروی جوانی خود را تا هشتاد سالگی حفظ کرد."}]}</text:p>
          </table:table-cell>
        </table:table-row>
        <table:table-row>
          <table:table-cell office:value-type="float" office:value="236">
            <text:p>236</text:p>
          </table:table-cell>
          <table:table-cell office:value-type="float" office:value="236">
            <text:p>236</text:p>
          </table:table-cell>
          <table:table-cell office:value-type="string">
            <text:p>Perish</text:p>
          </table:table-cell>
          <table:table-cell office:value-type="string">
            <text:p>هلاک شدن</text:p>
          </table:table-cell>
          <table:table-cell office:value-type="string">
            <text:p>uk  /ˈper.ɪʃ/ us  /ˈper.ɪʃ/</text:p>
          </table:table-cell>
          <table:table-cell office:value-type="string">
            <text:p>a. Unless the plant gets water for its roots to absorb, it will perish.</text:p>
          </table:table-cell>
          <table:table-cell office:value-type="string">
            <text:p>اگر آب به ریشه گیاه برای جذب شدن نرسد، از بین می رود.</text:p>
          </table:table-cell>
          <table:table-cell office:value-type="string">
            <text:p>Be destroyed; die</text:p>
          </table:table-cell>
          <table:table-cell office:value-type="string">
            <text:p>b. Custer and all his men perished at the Little Big Horn.</text:p>
          </table:table-cell>
          <table:table-cell office:value-type="string">
            <text:p>کاستر و همه مردانش در رودخانه لیتل بیگ هورن جان خود را از دست دادند.</text:p>
          </table:table-cell>
          <table:table-cell office:value-type="string">
            <text:p>c. We are trying to make sure that democracy will never perish from this earth.</text:p>
          </table:table-cell>
          <table:table-cell office:value-type="string">
            <text:p>ما داریم تلاش می کنیم تا مطمئن شویم که دموکراسی هرگز از روی کره زمین رخت برنخواهد بست.</text:p>
          </table:table-cell>
          <table:table-cell office:value-type="float" office:value="20">
            <text:p>20</text:p>
          </table:table-cell>
          <table:table-cell office:value-type="float" office:value="8">
            <text:p>8</text:p>
          </table:table-cell>
          <table:table-cell office:value-type="string">
            <text:p>{"word":"Perish","mean":"","countable":"no","type":"verb","voice":"intransitive","plural":"","plural_example":"","example":"Many Soldiers Perished In The War.","registers":"[formal: Appropriate], [informal: Rare]","phrasal_verbs":[],"synonyms":{"formal":["Die","Decease"],"informal":[],"neutral":["Pass Away","Expire"]},"derivations":[{"word":"Perishable","type":"adjective","example":"These Goods Are Perishable.","example_translation":"این کالاها فاسد شدنی هستند.","display":"Perishable"},{"word":"Perishing","type":"adjective","example":"It's A Perishing Cold Outside!","example_translation":"بیرون هوا خیلی سرد است!","display":"Perishing"}],"collocations":[{"collocation":"Perish In A Fire","example":"They Perished In A Fire.","translation":"آن ها در یک آتش سوزی هلاک شدند."},{"collocation":"Perish From Hunger","example":"Many People Perished From Hunger During The Famine.","translation":"بسیاری از مردم در طول قحطی از گرسنگی هلاک شدند."}]}</text:p>
          </table:table-cell>
        </table:table-row>
        <table:table-row>
          <table:table-cell office:value-type="float" office:value="237">
            <text:p>237</text:p>
          </table:table-cell>
          <table:table-cell office:value-type="float" office:value="237">
            <text:p>237</text:p>
          </table:table-cell>
          <table:table-cell office:value-type="string">
            <text:p>Fragile</text:p>
          </table:table-cell>
          <table:table-cell office:value-type="string">
            <text:p>شکستنی، شکننده</text:p>
          </table:table-cell>
          <table:table-cell office:value-type="string">
            <text:p>uk  /ˈfrædʒ.aɪl/ us  /ˈfrædʒ.əl/</text:p>
          </table:table-cell>
          <table:table-cell office:value-type="string">
            <text:p>a. The expensive glassware is very fragile.</text:p>
          </table:table-cell>
          <table:table-cell office:value-type="string">
            <text:p>ظروف بلوری گران قیمت خیلی شکننده هستند.</text:p>
          </table:table-cell>
          <table:table-cell office:value-type="string">
            <text:p>Easily broken, damaged, or destroyed; delicate</text:p>
          </table:table-cell>
          <table:table-cell office:value-type="string">
            <text:p>b. Things made out of plywood have a tendency to be fragile.</text:p>
          </table:table-cell>
          <table:table-cell office:value-type="string">
            <text:p>چیزهایی که از تخته سه لایی ساخته می شوند، معمولاً شکننده هستند.</text:p>
          </table:table-cell>
          <table:table-cell office:value-type="string">
            <text:p>c. On the box was a label which read, "Fragile! Handle with care!"</text:p>
          </table:table-cell>
          <table:table-cell office:value-type="string">
            <text:p>روی جعبه برچسبی بود که روی آن نوشته شده بود: "شکستنی! با احتیاط حمل شود!"</text:p>
          </table:table-cell>
          <table:table-cell office:value-type="float" office:value="20">
            <text:p>20</text:p>
          </table:table-cell>
          <table:table-cell office:value-type="float" office:value="9">
            <text:p>9</text:p>
          </table:table-cell>
          <table:table-cell office:value-type="string">
            <text:p>{"word":"Fragile","mean":"","countable":"no","type":"adjective","voice":"unknown","plural":"","plural_example":"","example":"The Glass Is Very Fragile.","registers":"[formal: Delicate], [informal: Easily Broken]","phrasal_verbs":[],"synonyms":{"formal":["Delicate","Frail","Brittle"],"informal":["Easily Broken","Weak"],"neutral":["Vulnerable","Unstable"]},"derivations":[{"word":"Fragility","type":"noun","example":"He Was Concerned About The Fragility Of The Antique Vase.","example_translation":"او نگران شکنندگی گلدان عتیقه بود.","display":"Fragility"}],"collocations":[{"collocation":"Fragile Items","example":"Please Handle These Fragile Items With Care.","translation":"لطفاً این اقلام شکننده را با احتیاط حمل کنید."},{"collocation":"Fragile State","example":"The Country Is Considered A Fragile State.","translation":"این کشور یک کشور شکننده محسوب می شود."},{"collocation":"Fragile Ecosystem","example":"The Area Has A Fragile Ecosystem That Needs Protection.","translation":"این منطقه دارای یک اکوسیستم شکننده است که نیاز به حفاظت دارد."}]}</text:p>
          </table:table-cell>
        </table:table-row>
        <table:table-row>
          <table:table-cell office:value-type="float" office:value="238">
            <text:p>238</text:p>
          </table:table-cell>
          <table:table-cell office:value-type="float" office:value="238">
            <text:p>238</text:p>
          </table:table-cell>
          <table:table-cell office:value-type="string">
            <text:p>Captive</text:p>
          </table:table-cell>
          <table:table-cell office:value-type="string">
            <text:p>اسیر، دربند، محبوس</text:p>
          </table:table-cell>
          <table:table-cell office:value-type="string">
            <text:p>uk  /ˈkæp.tɪv/ us  /ˈkæp.tɪv/</text:p>
          </table:table-cell>
          <table:table-cell office:value-type="string">
            <text:p>a. The major was grateful to be released after having been held captive for two years.</text:p>
          </table:table-cell>
          <table:table-cell office:value-type="string">
            <text:p>سرگرد از اینکه پس از دو سال اسارت آزاد شد، سپاسگزار بود.</text:p>
          </table:table-cell>
          <table:table-cell office:value-type="string">
            <text:p>Prisoner</text:p>
          </table:table-cell>
          <table:table-cell office:value-type="string">
            <text:p>b. Until the sheriff got them out, the two boys were held captive in the barn.</text:p>
          </table:table-cell>
          <table:table-cell office:value-type="string">
            <text:p>تا زمانی که کلانتر آنها را آزاد کند، دو پسر در طویله اسیر بودند.</text:p>
          </table:table-cell>
          <table:table-cell office:value-type="string">
            <text:p>c. Placido Domingo can hold an audience captive with his marvelous singing voice.</text:p>
          </table:table-cell>
          <table:table-cell office:value-type="string">
            <text:p>پلاسیدو دومینگو می‌تواند تماشاگران را با صدای آواز فوق‌العاده‌اش مجذوب کند.</text:p>
          </table:table-cell>
          <table:table-cell office:value-type="float" office:value="20">
            <text:p>20</text:p>
          </table:table-cell>
          <table:table-cell office:value-type="float" office:value="10">
            <text:p>10</text:p>
          </table:table-cell>
          <table:table-cell office:value-type="string">
            <text:p>{"word":"Captive","mean":"","countable":"yes","type":"noun","voice":"unknown","plural":"Captives","plural_example":"The Captives Were Finally Released After Years Of Imprisonment.","example":"The Bird Was A Captive In A Small Cage.","registers":"[formal: ], [informal: ]","phrasal_verbs":[],"synonyms":{"formal":["Prisoner","Detainee"],"informal":[],"neutral":["Inmate"]},"derivations":[{"word":"Captivity","type":"noun","example":"The Animals Suffered Greatly In Captivity.","example_translation":"حیوانات در اسارت رنج زیادی کشیدند.","display":"Captivity"},{"word":"Captivate","type":"verb","example":"Her Beauty Captivated Him.","example_translation":"زیبایی او، او را مجذوب کرد.","display":"Captivate"}],"collocations":[{"collocation":"Political Captive","example":"He Was Held As A Political Captive.","translation":"او به عنوان یک اسیر سیاسی نگهداری می شد."},{"collocation":"Take Captive","example":"The Soldiers Took Several Civilians Captive.","translation":"سربازان چندین غیرنظامی را به اسارت گرفتند."}]}</text:p>
          </table:table-cell>
        </table:table-row>
        <table:table-row>
          <table:table-cell office:value-type="float" office:value="239">
            <text:p>239</text:p>
          </table:table-cell>
          <table:table-cell office:value-type="float" office:value="239">
            <text:p>239</text:p>
          </table:table-cell>
          <table:table-cell office:value-type="string">
            <text:p>Prosper</text:p>
          </table:table-cell>
          <table:table-cell office:value-type="string">
            <text:p>رونق یافتن</text:p>
          </table:table-cell>
          <table:table-cell office:value-type="string">
            <text:p>uk  /ˈprɒs.pər/ us  /ˈprɑː.spɚ/</text:p>
          </table:table-cell>
          <table:table-cell office:value-type="string">
            <text:p>a. Howard Hughes owned numerous businesses, and most of them prospered.</text:p>
          </table:table-cell>
          <table:table-cell office:value-type="string">
            <text:p>الف. هاوارد هیوز تجارت‌های زیادی داشت و بیشتر آن‌ها رونق یافتند.</text:p>
          </table:table-cell>
          <table:table-cell office:value-type="string">
            <text:p>Be successful; have good fortune</text:p>
          </table:table-cell>
          <table:table-cell office:value-type="string">
            <text:p>b. No one should prosper from the misfortunes of his or her friends.</text:p>
          </table:table-cell>
          <table:table-cell office:value-type="string">
            <text:p>ب. هیچ‌کس نباید از بدبختی‌های دوستانش سود ببرد (یا پیشرفت کند).</text:p>
          </table:table-cell>
          <table:table-cell office:value-type="string">
            <text:p>c. The annual report showed that the new business was prospering.</text:p>
          </table:table-cell>
          <table:table-cell office:value-type="string">
            <text:p>ج. گزارش سالانه نشان داد که تجارت جدید در حال رونق گرفتن بود.</text:p>
          </table:table-cell>
          <table:table-cell office:value-type="float" office:value="20">
            <text:p>20</text:p>
          </table:table-cell>
          <table:table-cell office:value-type="float" office:value="11">
            <text:p>11</text:p>
          </table:table-cell>
          <table:table-cell office:value-type="string">
            <text:p>{"word":"Prosper","mean":"","countable":"no","type":"verb","voice":"intransitive","plural":"","plural_example":"","example":"Businesses Prosper In A Free Market.","registers":"[formal: Yes], [informal: No]","phrasal_verbs":[],"synonyms":{"formal":["Thrive","Flourish","Succeed"],"informal":["Get Ahead","Do Well"],"neutral":["Grow","Advance"]},"derivations":[{"word":"Prosperity","type":"noun","example":"The Country Is Enjoying A Period Of Great Prosperity.","example_translation":"کشور از یک دوره رونق بزرگ برخوردار است.","display":"Prosperity"},{"word":"Prosperous","type":"adjective","example":"They Lived A Prosperous Life.","example_translation":"آنها یک زندگی مرفه داشتند.","display":"Prosperous"}],"collocations":[{"collocation":"Economy Prospers","example":"The Economy Prospers When There Is Investment.","translation":"اقتصاد زمانی رونق می گیرد که سرمایه گذاری وجود داشته باشد."},{"collocation":"Community Prospers","example":"The Community Prospers Through Collaboration.","translation":"جامعه از طریق همکاری رونق می گیرد."}]}</text:p>
          </table:table-cell>
        </table:table-row>
        <table:table-row>
          <table:table-cell office:value-type="float" office:value="240">
            <text:p>240</text:p>
          </table:table-cell>
          <table:table-cell office:value-type="float" office:value="240">
            <text:p>240</text:p>
          </table:table-cell>
          <table:table-cell office:value-type="string">
            <text:p>Devour</text:p>
          </table:table-cell>
          <table:table-cell office:value-type="string">
            <text:p>بلعیدن، با حرص خوردن، با اشتیاق خواندن/دیدن</text:p>
          </table:table-cell>
          <table:table-cell office:value-type="string">
            <text:p>uk  /dɪˈvaʊər/ us  /dɪˈvaʊ.ɚ/</text:p>
          </table:table-cell>
          <table:table-cell office:value-type="string">
            <text:p>a. It was a horrid sight to see the lion devour the lamb.</text:p>
          </table:table-cell>
          <table:table-cell office:value-type="string">
            <text:p>صحنه وحشتناکی بود که دیدیم شیر بره را بلعید.</text:p>
          </table:table-cell>
          <table:table-cell office:value-type="string">
            <text:p>Eat hungrily; absorb completely; take in greedily</text:p>
          </table:table-cell>
          <table:table-cell office:value-type="string">
            <text:p>b. The animal doctor was pleased to see the terrier devour the dog food.</text:p>
          </table:table-cell>
          <table:table-cell office:value-type="string">
            <text:p>دامپزشک خوشحال شد که دید تریر غذای سگ را با ولع می‌خورد.</text:p>
          </table:table-cell>
          <table:table-cell office:value-type="string">
            <text:p>c. My aunt devours four or five mystery books each week.</text:p>
          </table:table-cell>
          <table:table-cell office:value-type="string">
            <text:p>عمه‌ام هر هفته چهار یا پنج کتاب پلیسی را با اشتیاق می‌خواند.</text:p>
          </table:table-cell>
          <table:table-cell office:value-type="float" office:value="20">
            <text:p>20</text:p>
          </table:table-cell>
          <table:table-cell office:value-type="float" office:value="12">
            <text:p>12</text:p>
          </table:table-cell>
          <table:table-cell office:value-type="string">
            <text:p>{"word":"Devour","mean":"","countable":"no","type":"verb","voice":"transitive","plural":"","plural_example":"","example":"The Lion Devoured The Zebra In A Single Bite.","registers":"[formal: ], [informal: ]","phrasal_verbs":[],"synonyms":{"formal":["Consume","Ingest"],"informal":["Wolf Down","Gobble"],"neutral":["Eat","Swallow","Consume"]},"derivations":[{"word":"Devourer","type":"noun","example":"He Is A Devourer Of Books.","example_translation":"او یک بلعنده کتاب است.","display":"Devourer"},{"word":"Devouring","type":"adjective","example":"She Had A Devouring Passion For Knowledge.","example_translation":"او اشتیاق شدیدی به دانش داشت.","display":"Devouring"}],"collocations":[{"collocation":"Devour A Book","example":"She Devoured The Book In One Day.","translation":"او کتاب را در یک روز بلعید."},{"collocation":"Devour Food","example":"The Hungry Man Devoured His Meal.","translation":"مرد گرسنه غذای خود را بلعید."}]}</text:p>
          </table:table-cell>
        </table:table-row>
        <table:table-row>
          <table:table-cell office:value-type="float" office:value="241">
            <text:p>241</text:p>
          </table:table-cell>
          <table:table-cell office:value-type="float" office:value="241">
            <text:p>241</text:p>
          </table:table-cell>
          <table:table-cell office:value-type="string">
            <text:p>Plea</text:p>
          </table:table-cell>
          <table:table-cell office:value-type="string">
            <text:p>تقاضا</text:p>
          </table:table-cell>
          <table:table-cell office:value-type="string">
            <text:p>uk  /pliː/ us  /pliː/</text:p>
          </table:table-cell>
          <table:table-cell office:value-type="string">
            <text:p>a. The employees turned in a plea to their boss for higher pay.</text:p>
          </table:table-cell>
          <table:table-cell office:value-type="string">
            <text:p>کارمندان از رئیس خود تقاضای حقوق بیشتری کردند.</text:p>
          </table:table-cell>
          <table:table-cell office:value-type="string">
            <text:p>Request; appeal; that which is asked of another</text:p>
          </table:table-cell>
          <table:table-cell office:value-type="string">
            <text:p>b. The President's plea to release the captives was denied by the enemy.</text:p>
          </table:table-cell>
          <table:table-cell office:value-type="string">
            <text:p>درخواست رئیس جمهور برای آزادی اسرا توسط دشمن رد شد.</text:p>
          </table:table-cell>
          <table:table-cell office:value-type="string">
            <text:p>c. In court today, the judge consented to the lawyer's plea for a light sentence.</text:p>
          </table:table-cell>
          <table:table-cell office:value-type="string">
            <text:p>در دادگاه امروز، قاضی با درخواست وکیل برای تخفیف مجازات موکلش موافقت کرد.</text:p>
          </table:table-cell>
          <table:table-cell office:value-type="float" office:value="21">
            <text:p>21</text:p>
          </table:table-cell>
          <table:table-cell office:value-type="float" office:value="1">
            <text:p>1</text:p>
          </table:table-cell>
          <table:table-cell office:value-type="string">
            <text:p>{"word":"Plea","mean":"","countable":"yes","type":"noun","voice":"unknown","plural":"Pleas","plural_example":"The Defendant Entered Pleas Of Not Guilty To All Charges.","example":"His Plea For Help Was Ignored.","registers":"[formal: Legal, Official], [informal: ]","phrasal_verbs":[],"synonyms":{"formal":["Appeal","Entreaty","Supplication"],"informal":["Beg","Cry"],"neutral":["Request","Petition","Claim","Excuse"]},"derivations":[{"word":"Plead","type":"verb","example":"He Pleaded Guilty To The Charge.","example_translation":"او به اتهام وارده اعتراف کرد.","display":"Plead"}],"collocations":[{"collocation":"Enter A Plea","example":"He Entered A Plea Of Guilty.","translation":"او درخواست گناهکاری داد."},{"collocation":"Make A Plea","example":"She Made A Plea For Forgiveness.","translation":"او درخواست بخشش کرد."},{"collocation":"A Desperate Plea","example":"It Was A Desperate Plea For Help.","translation":"این یک درخواست کمک ناامیدانه بود."}]}</text:p>
          </table:table-cell>
        </table:table-row>
        <table:table-row>
          <table:table-cell office:value-type="float" office:value="242">
            <text:p>242</text:p>
          </table:table-cell>
          <table:table-cell office:value-type="float" office:value="242">
            <text:p>242</text:p>
          </table:table-cell>
          <table:table-cell office:value-type="string">
            <text:p>Weary</text:p>
          </table:table-cell>
          <table:table-cell office:value-type="string">
            <text:p>خسته</text:p>
          </table:table-cell>
          <table:table-cell office:value-type="string">
            <text:p>uk  /ˈwɪə.ri/ us  /ˈwɪr.i/</text:p>
          </table:table-cell>
          <table:table-cell office:value-type="string">
            <text:p>a. I am weary of debating the same topic all day.</text:p>
          </table:table-cell>
          <table:table-cell office:value-type="string">
            <text:p>از اینکه هر روز در مورد یک موضوع یکسان بحث کنم، به شدت خسته هستم.</text:p>
          </table:table-cell>
          <table:table-cell office:value-type="string">
            <text:p>Tired</text:p>
          </table:table-cell>
          <table:table-cell office:value-type="string">
            <text:p>b. The farmer grew weary of bringing in the harvest every year for the past forty summers.</text:p>
          </table:table-cell>
          <table:table-cell office:value-type="string">
            <text:p>کشاورز از برداشت محصول هر ساله در طول چهل تابستان گذشته خسته شده بود.</text:p>
          </table:table-cell>
          <table:table-cell office:value-type="string">
            <text:p>c. Let me rest my weary bones here before the march commences.</text:p>
          </table:table-cell>
          <table:table-cell office:value-type="string">
            <text:p>اجازه بده قبل از شروع رژه استخوان‌های خسته‌ام را اینجا کمی استراحت دهم.</text:p>
          </table:table-cell>
          <table:table-cell office:value-type="float" office:value="21">
            <text:p>21</text:p>
          </table:table-cell>
          <table:table-cell office:value-type="float" office:value="2">
            <text:p>2</text:p>
          </table:table-cell>
          <table:table-cell office:value-type="string">
            <text:p>{"word":"Weary","mean":"","countable":"no","type":"adjective","voice":"unknown","plural":"","plural_example":"","example":"She Felt Weary After A Long Day Of Work.","registers":"[formal: Fatigue], [informal: Tired]","phrasal_verbs":[],"synonyms":{"formal":["Fatigued","Drained"],"informal":["Tired","Pooped"],"neutral":["Tired","Exhausted","Worn-out"]},"derivations":[{"word":"Weariness","type":"noun","example":"His Weariness Was Obvious.","example_translation":"خستگی او آشکار بود.","display":"Weariness"}],"collocations":[{"collocation":"Weary Traveler","example":"The Weary Traveler Collapsed By The Roadside.","translation":"مسافر خسته کنار جاده از حال رفت."},{"collocation":"Weary Smile","example":"A Weary Smile Creased His Lips.","translation":"لبخند خسته ای بر لبانش نقش بست."}]}</text:p>
          </table:table-cell>
        </table:table-row>
        <table:table-row>
          <table:table-cell office:value-type="float" office:value="243">
            <text:p>243</text:p>
          </table:table-cell>
          <table:table-cell office:value-type="float" office:value="243">
            <text:p>243</text:p>
          </table:table-cell>
          <table:table-cell office:value-type="string">
            <text:p>Collide</text:p>
          </table:table-cell>
          <table:table-cell office:value-type="string">
            <text:p>تصادف کردن</text:p>
          </table:table-cell>
          <table:table-cell office:value-type="string">
            <text:p>uk  /kəˈlaɪd/ us  /kəˈlaɪd/</text:p>
          </table:table-cell>
          <table:table-cell office:value-type="string">
            <text:p>a. When the two autos collided, the people in the fragile smaller car perished.</text:p>
          </table:table-cell>
          <table:table-cell office:value-type="string">
            <text:p>وقتی که دو اتومبیل به هم برخورد کردند، افرادی که در اتومبیل کوچکتر بودند، جان خود را از دست دادند.</text:p>
          </table:table-cell>
          <table:table-cell office:value-type="string">
            <text:p>Come together with force</text:p>
          </table:table-cell>
          <table:table-cell office:value-type="string">
            <text:p>b. Committees are exploring ways of keeping cars from colliding.</text:p>
          </table:table-cell>
          <table:table-cell office:value-type="string">
            <text:p>هیئت‌های بررسی به دنبال کشف راه‌هایی برای جلوگیری از تصادف خودروها هستند.</text:p>
          </table:table-cell>
          <table:table-cell office:value-type="string">
            <text:p>c. In my estimate, the two bicycles collided at five o'clock.</text:p>
          </table:table-cell>
          <table:table-cell office:value-type="string">
            <text:p>به نظر من، دو دوچرخه ساعت پنج با هم تصادف کردند.</text:p>
          </table:table-cell>
          <table:table-cell office:value-type="float" office:value="21">
            <text:p>21</text:p>
          </table:table-cell>
          <table:table-cell office:value-type="float" office:value="3">
            <text:p>3</text:p>
          </table:table-cell>
          <table:table-cell office:value-type="string">
            <text:p>{"word":"Collide","mean":"","countable":"no","type":"verb","voice":"intransitive","plural":"","plural_example":"","example":"The Two Cars Collided At The Intersection.","registers":"[formal: Formal], [informal: Informal]","phrasal_verbs":[],"synonyms":{"formal":["Clash","Conflict","Impinge"],"informal":["Smash","Bump","Crash"],"neutral":["Strike","Hit","Impact","Meet","Contact"]},"derivations":[{"word":"Collision","type":"noun","example":"The Collision Was Unavoidable.","example_translation":"برخورد اجتناب ناپذیر بود.","display":"Collision"}],"collocations":[{"collocation":"Head-on Collide","example":"The Two Cars Had A Head-on Collide.","translation":"دو خودرو با هم تصادف شاخ به شاخ داشتند."},{"collocation":"Collide Violently","example":"The Asteroid Collided Violently With The Earth.","translation":"سیارک به شدت با زمین برخورد کرد."}]}</text:p>
          </table:table-cell>
        </table:table-row>
        <table:table-row>
          <table:table-cell office:value-type="float" office:value="244">
            <text:p>244</text:p>
          </table:table-cell>
          <table:table-cell office:value-type="float" office:value="244">
            <text:p>244</text:p>
          </table:table-cell>
          <table:table-cell office:value-type="string">
            <text:p>Confirm</text:p>
          </table:table-cell>
          <table:table-cell office:value-type="string">
            <text:p>تایید کردن</text:p>
          </table:table-cell>
          <table:table-cell office:value-type="string">
            <text:p>uk  /kənˈfɜːm/ us  /kənˈfɝːm/</text:p>
          </table:table-cell>
          <table:table-cell office:value-type="string">
            <text:p>a. The way Victor talked back to his mother confirmed that he was defiant.</text:p>
          </table:table-cell>
          <table:table-cell office:value-type="string">
            <text:p>نحوه پاسخگویی ویکتور به مادرش، تایید کرد که او فردی گستاخ است.</text:p>
          </table:table-cell>
          <table:table-cell office:value-type="string">
            <text:p>Prove to be true or correct; make certain</text:p>
          </table:table-cell>
          <table:table-cell office:value-type="string">
            <text:p>b. A probe of the criminal's background confirmed that he had been in jail numerous times.</text:p>
          </table:table-cell>
          <table:table-cell office:value-type="string">
            <text:p>بررسی سوابق مجرم تایید کرد که او بارها به زندان افتاده است.</text:p>
          </table:table-cell>
          <table:table-cell office:value-type="string">
            <text:p>c. Years of research confirmed the theory that smoking is harmful.</text:p>
          </table:table-cell>
          <table:table-cell office:value-type="string">
            <text:p>سال‌ها تحقیق، نظریه مضر بودن سیگار کشیدن را تایید کرد.</text:p>
          </table:table-cell>
          <table:table-cell office:value-type="float" office:value="21">
            <text:p>21</text:p>
          </table:table-cell>
          <table:table-cell office:value-type="float" office:value="4">
            <text:p>4</text:p>
          </table:table-cell>
          <table:table-cell office:value-type="string">
            <text:p>{"word":"Confirm","mean":"","countable":"no","type":"verb","voice":"transitive","plural":"","plural_example":"","example":"I Need To Confirm My Flight Booking.","registers":"[formal: Verify], [neutral: Check]","phrasal_verbs":[],"synonyms":{"formal":["Authenticate","Corroborate","Substantiate"],"informal":["Okay"],"neutral":["Verify","Validate","Affirm"]},"derivations":[{"word":"Confirmation","type":"noun","example":"We Are Awaiting Confirmation Of The Booking.","example_translation":"ما منتظر تایید رزرو هستیم.","display":"Confirmation"},{"word":"Confirmed","type":"adjective","example":"The Meeting Is Now Confirmed.","example_translation":"جلسه اکنون تایید شده است.","display":"Confirmed"}],"collocations":[{"collocation":"Confirm A Reservation","example":"Did You Confirm Your Reservation At The Hotel?","translation":"آیا رزرو خود را در هتل تایید کردید؟"},{"collocation":"Confirm A Rumor","example":"The Company Refused To Confirm The Rumor.","translation":"شرکت از تایید این شایعه خودداری کرد."}]}</text:p>
          </table:table-cell>
        </table:table-row>
        <table:table-row>
          <table:table-cell office:value-type="float" office:value="245">
            <text:p>245</text:p>
          </table:table-cell>
          <table:table-cell office:value-type="float" office:value="245">
            <text:p>245</text:p>
          </table:table-cell>
          <table:table-cell office:value-type="string">
            <text:p>Verify</text:p>
          </table:table-cell>
          <table:table-cell office:value-type="string">
            <text:p>بررسی کردن</text:p>
          </table:table-cell>
          <table:table-cell office:value-type="string">
            <text:p>uk  /ˈver.ɪ.faɪ/ us  /ˈver.ə.faɪ/</text:p>
          </table:table-cell>
          <table:table-cell office:value-type="string">
            <text:p>A “yes man” is an employee who will verify everything the boss says.</text:p>
          </table:table-cell>
          <table:table-cell office:value-type="string">
            <text:p>بله قربان‌گو کارمندی است که هر چیزی را که رئیس می‌گوید، تأیید می‌کند.</text:p>
          </table:table-cell>
          <table:table-cell office:value-type="string">
            <text:p>Prove to be true; confirm</text:p>
          </table:table-cell>
          <table:table-cell office:value-type="string">
            <text:p>I was there as a witness to verify the charges against the bus driver.</text:p>
          </table:table-cell>
          <table:table-cell office:value-type="string">
            <text:p>من به عنوان شاهد آنجا بودم تا اتهامات وارده به راننده اتوبوس را تأیید کنم.</text:p>
          </table:table-cell>
          <table:table-cell office:value-type="string">
            <text:p>The data I turned in were verified by the clerks in our office.</text:p>
          </table:table-cell>
          <table:table-cell office:value-type="string">
            <text:p>اطلاعاتی که تحویل دادم، توسط کارمندان اداره ما تایید شد.</text:p>
          </table:table-cell>
          <table:table-cell office:value-type="float" office:value="21">
            <text:p>21</text:p>
          </table:table-cell>
          <table:table-cell office:value-type="float" office:value="5">
            <text:p>5</text:p>
          </table:table-cell>
          <table:table-cell office:value-type="string">
            <text:p>{"word":"Verify","mean":"","countable":"no","type":"verb","voice":"transitive","plural":"","plural_example":"","example":"Please Verify Your Account Information.","registers":"[formal: Frequent], [informal: Occasional]","phrasal_verbs":[{"verb":"Verify Out","definition":"Confirm That Someone Has Checked Out Or Left A Place.","example":"The Hotel Staff Must Verify Out Each Guest Before They Leave.","example_translation":"کارکنان هتل باید قبل از خروج، خروج هر مهمان را تأیید کنند."}],"synonyms":{"formal":["Authenticate","Corroborate","Validate","Substantiate"],"informal":["Check","Confirm"],"neutral":["Verify","Prove","Ascertain"]},"derivations":[{"word":"Verifiable","type":"adjective","example":"The Statement Was Verifiable.","example_translation":"این بیانیه قابل اثبات بود.","display":"Verifiable"},{"word":"Verification","type":"noun","example":"Further Verification Is Needed.","example_translation":"تأیید بیشتر مورد نیاز است.","display":"Verification"}],"collocations":[{"collocation":"Verify A Claim","example":"We Need To Verify Their Claim Before Proceeding.","translation":"قبل از ادامه، باید ادعای آنها را تأیید کنیم."},{"collocation":"Verify The Accuracy","example":"Verify The Accuracy Of The Data Before Submitting It.","translation":"قبل از ارسال، صحت داده ها را تأیید کنید."}]}</text:p>
          </table:table-cell>
        </table:table-row>
        <table:table-row>
          <table:table-cell office:value-type="float" office:value="246">
            <text:p>246</text:p>
          </table:table-cell>
          <table:table-cell office:value-type="float" office:value="246">
            <text:p>246</text:p>
          </table:table-cell>
          <table:table-cell office:value-type="string">
            <text:p>Anticipate</text:p>
          </table:table-cell>
          <table:table-cell office:value-type="string">
            <text:p>انتظار داشتن، پیش‌بینی کردن</text:p>
          </table:table-cell>
          <table:table-cell office:value-type="string">
            <text:p>uk  /ænˈtɪs.ɪ.peɪt/ us  /ænˈtɪs.ə.peɪt/</text:p>
          </table:table-cell>
          <table:table-cell office:value-type="string">
            <text:p>a. We anticipate a panic if the news is revealed to the public.</text:p>
          </table:table-cell>
          <table:table-cell office:value-type="string">
            <text:p>اگر اخبار برای مردم فاش شود، وحشت عمومی را پیش‌بینی می‌کنیم.</text:p>
          </table:table-cell>
          <table:table-cell office:value-type="string">
            <text:p>Look forward to; expect</text:p>
          </table:table-cell>
          <table:table-cell office:value-type="string">
            <text:p>b. Harriet anticipated the approach of the mailman with fright.</text:p>
          </table:table-cell>
          <table:table-cell office:value-type="string">
            <text:p>هریت با وحشت منتظر نزدیک شدن پستچی بود.</text:p>
          </table:table-cell>
          <table:table-cell office:value-type="string">
            <text:p>c. With his weird powers, Lonnie was able to anticipate the ringing of the telephone.</text:p>
          </table:table-cell>
          <table:table-cell office:value-type="string">
            <text:p>لونی با استفاده از قدرت غیر عادی‌اش، توانست زنگ زدن تلفن را پیش‌بینی کند.</text:p>
          </table:table-cell>
          <table:table-cell office:value-type="float" office:value="21">
            <text:p>21</text:p>
          </table:table-cell>
          <table:table-cell office:value-type="float" office:value="6">
            <text:p>6</text:p>
          </table:table-cell>
          <table:table-cell office:value-type="string">
            <text:p>{"word":"Anticipate","mean":"","countable":"no","type":"verb","voice":"transitive","plural":"","plural_example":"","example":"I Anticipate That It Will Rain Later.","registers":"[formal: Anticipate], [informal: Expect]","phrasal_verbs":[],"synonyms":{"formal":["Foresee","Predict","Envisage","Forecast"],"informal":["Expect","Look Forward To"],"neutral":["Await","Assume","Contemplate","Imagine"]},"derivations":[{"word":"Anticipation","type":"noun","example":"The Air Was Filled With Anticipation.","example_translation":"هوا پر از انتظار بود.","display":"Anticipation"},{"word":"Anticipatory","type":"adjective","example":"They Took Anticipatory Measures.","example_translation":"آنها اقدامات پیشگیرانه انجام دادند.","display":"Anticipatory"}],"collocations":[{"collocation":"Anticipate A Problem","example":"We Anticipated A Problem And Took Precautions.","translation":"ما مشکلی را پیش بینی کردیم و اقدامات احتیاطی انجام دادیم."},{"collocation":"Anticipate The Needs","example":"Good Service Anticipates The Needs Of Customers.","translation":"خدمات خوب نیازهای مشتریان را پیش بینی می کند."}]}</text:p>
          </table:table-cell>
        </table:table-row>
        <table:table-row>
          <table:table-cell office:value-type="float" office:value="247">
            <text:p>247</text:p>
          </table:table-cell>
          <table:table-cell office:value-type="float" office:value="247">
            <text:p>247</text:p>
          </table:table-cell>
          <table:table-cell office:value-type="string">
            <text:p>Dilemma</text:p>
          </table:table-cell>
          <table:table-cell office:value-type="string">
            <text:p>دوراهی، تنگنا</text:p>
          </table:table-cell>
          <table:table-cell office:value-type="string">
            <text:p>uk  /daɪˈlem.ə/ /dɪˈlem.ə/ us  /daɪˈlem.ə/ /dɪˈlem.ə/</text:p>
          </table:table-cell>
          <table:table-cell office:value-type="string">
            <text:p>a. It is sensible not to panic in the face of a dilemma.</text:p>
          </table:table-cell>
          <table:table-cell office:value-type="string">
            <text:p>معقول است که در برخورد با یک دوراهی یا تنگنا، هراس به دل راه ندهیم.</text:p>
          </table:table-cell>
          <table:table-cell office:value-type="string">
            <text:p>Situation requiring a choice between two evils; a difficult choice</text:p>
          </table:table-cell>
          <table:table-cell office:value-type="string">
            <text:p>b. Lottie faced the dilemma of whether to approve of the operation or not.</text:p>
          </table:table-cell>
          <table:table-cell office:value-type="string">
            <text:p>لوتی با دوراهی تایید یا عدم تایید عمل جراحی روبرو بود.</text:p>
          </table:table-cell>
          <table:table-cell office:value-type="string">
            <text:p>c. In The Lady or the Tiger, the hero had the dilemma of which door to open.</text:p>
          </table:table-cell>
          <table:table-cell office:value-type="string">
            <text:p>در داستان "بانو یا ببر"، قهرمان با دوراهی انتخاب درِ مناسب روبرو بود.</text:p>
          </table:table-cell>
          <table:table-cell office:value-type="float" office:value="21">
            <text:p>21</text:p>
          </table:table-cell>
          <table:table-cell office:value-type="float" office:value="7">
            <text:p>7</text:p>
          </table:table-cell>
          <table:table-cell office:value-type="string">
            <text:p>{"word":"Dilemma","mean":"","countable":"yes","type":"noun","voice":"unknown","plural":"dilemmas","plural_example":"They Faced Several Dilemmas.","example":"He Faced A Difficult Dilemma.","registers":"[formal: Serious], [informal: Casual]","phrasal_verbs":[],"synonyms":{"formal":["Predicament","Quandary","Plight"],"informal":["Fix","Bind"],"neutral":["Problem","Issue","Situation"]},"derivations":[{"word":"dilemmatic","type":"adjective","example":"The Situation Was Dilemmatic.","example_translation":"وضعیت دوپهلو بود.","display":"Dilemmatic"}],"collocations":[{"collocation":"moral dilemma","example":"The Film Explores A Moral Dilemma.","translation":"فیلم یک دوراهی اخلاقی را بررسی می کند."},{"collocation":"ethical dilemma","example":"The Doctor Faced An Ethical Dilemma.","translation":"دکتر با یک دوراهی اخلاقی روبرو شد."},{"collocation":"classic dilemma","example":"It's A Classic Dilemma.","translation":"این یک دوراهی کلاسیک است."}]}</text:p>
          </table:table-cell>
        </table:table-row>
        <table:table-row>
          <table:table-cell office:value-type="float" office:value="248">
            <text:p>248</text:p>
          </table:table-cell>
          <table:table-cell office:value-type="float" office:value="248">
            <text:p>248</text:p>
          </table:table-cell>
          <table:table-cell office:value-type="string">
            <text:p>Detour</text:p>
          </table:table-cell>
          <table:table-cell office:value-type="string">
            <text:p>راه انحرافی</text:p>
          </table:table-cell>
          <table:table-cell office:value-type="string">
            <text:p>uk  /ˈdiː.tɔːr/ us  /ˈdiː.tʊr/</text:p>
          </table:table-cell>
          <table:table-cell office:value-type="string">
            <text:p>Pop was uneasy about taking the detour in this strange town.</text:p>
          </table:table-cell>
          <table:table-cell office:value-type="string">
            <text:p>بابا نگران بود از اینکه در این شهر غریب، مسیر بیراهه را انتخاب کنیم.</text:p>
          </table:table-cell>
          <table:table-cell office:value-type="string">
            <text:p>A roundabout way</text:p>
          </table:table-cell>
          <table:table-cell office:value-type="string">
            <text:p>In order to evade city traffic, Anthony took a detour.</text:p>
          </table:table-cell>
          <table:table-cell office:value-type="string">
            <text:p>آنتونی به منظور فرار از ترافیک شهر، از جاده فرعی رفت.</text:p>
          </table:table-cell>
          <table:table-cell office:value-type="string">
            <text:p>The detour took us ten miles off our course.</text:p>
          </table:table-cell>
          <table:table-cell office:value-type="string">
            <text:p>جاده فرعی، ده مایل مسیر ما را از مسیر اصلی دور کرد.</text:p>
          </table:table-cell>
          <table:table-cell office:value-type="float" office:value="21">
            <text:p>21</text:p>
          </table:table-cell>
          <table:table-cell office:value-type="float" office:value="8">
            <text:p>8</text:p>
          </table:table-cell>
          <table:table-cell office:value-type="string">
            <text:p>{"word":"Detour","mean":"","countable":"yes","type":"noun","voice":"unknown","plural":"Detours","plural_example":"There Were Several Detours Due To The Flooding.","example":"The Road Construction Forced Us To Take A Detour.","registers":"[formal: Rare], [informal: Common]","phrasal_verbs":[],"synonyms":{"formal":["Diversion","Circumvention"],"informal":["Alternate Route"],"neutral":["Deviation","Bypass"]},"derivations":[{"word":"Detour","type":"verb","example":"They Dertoured Traffic Around The Construction Site.","example_translation":"آنها ترافیک را به دور از محل ساخت و ساز منحرف کردند.","display":"Detour (verb)"}],"collocations":[{"collocation":"take a detour","example":"We Had To Take A Detour Due To Road Work.","translation":"به دلیل کار جاده مجبور شدیم مسیر انحرافی را طی کنیم."},{"collocation":"long detour","example":"The Flood Forced Us To Take A Long Detour.","translation":"سیل ما را مجبور کرد مسیر انحرافی طولانی را طی کنیم."}]}</text:p>
          </table:table-cell>
        </table:table-row>
        <table:table-row>
          <table:table-cell office:value-type="float" office:value="249">
            <text:p>249</text:p>
          </table:table-cell>
          <table:table-cell office:value-type="float" office:value="249">
            <text:p>249</text:p>
          </table:table-cell>
          <table:table-cell office:value-type="string">
            <text:p>Merit</text:p>
          </table:table-cell>
          <table:table-cell office:value-type="string">
            <text:p>شایستگی</text:p>
          </table:table-cell>
          <table:table-cell office:value-type="string">
            <text:p>uk  /ˈmer.ɪt/ us  /ˈmer.ɪt/</text:p>
          </table:table-cell>
          <table:table-cell office:value-type="string">
            <text:p>a. There is little merit in lying to those you love.</text:p>
          </table:table-cell>
          <table:table-cell office:value-type="string">
            <text:p>ارزش ندارد به کسانی که دوستشان داری دروغ بگویی.</text:p>
          </table:table-cell>
          <table:table-cell office:value-type="string">
            <text:p>Goodness; worth; value</text:p>
          </table:table-cell>
          <table:table-cell office:value-type="string">
            <text:p>b. My brother was promoted because of merit, not because of friendship.</text:p>
          </table:table-cell>
          <table:table-cell office:value-type="string">
            <text:p>برادرم به خاطر شایستگی ترفیع گرفت نه به خاطر روابط دوستی.</text:p>
          </table:table-cell>
          <table:table-cell office:value-type="string">
            <text:p>c. Do you think the tradition of marriage has any merit?</text:p>
          </table:table-cell>
          <table:table-cell office:value-type="string">
            <text:p>به نظر شما سنت ازدواج ارزشی دارد؟</text:p>
          </table:table-cell>
          <table:table-cell office:value-type="float" office:value="21">
            <text:p>21</text:p>
          </table:table-cell>
          <table:table-cell office:value-type="float" office:value="9">
            <text:p>9</text:p>
          </table:table-cell>
          <table:table-cell office:value-type="string">
            <text:p>{"word":"Merit","mean":"","countable":"no","type":"noun","voice":"unknown","plural":"merits","plural_example":"The Plan Has Many Merits.","example":"His Success Was Based On Merit.","registers":"[formal: Merit], [informal: Worthiness]","phrasal_verbs":[],"synonyms":{"formal":["Virtue","Excellence","Worth"],"informal":["Goodness","Asset","Value"],"neutral":["Quality","Advantage","Strength"]},"derivations":[{"word":"meritorious","type":"adjective","example":"His Action Was Meritorious.","example_translation":"عمل او شایسته بود.","display":"Meritorious"}],"collocations":[{"collocation":"considerable merit","example":"The Idea Has Considerable Merit.","translation":"ایده دارای شایستگی قابل توجهی است."},{"collocation":"real merit","example":"The Work Lacks Real Merit.","translation":"این کار فاقد شایستگی واقعی است."}]}</text:p>
          </table:table-cell>
        </table:table-row>
        <table:table-row>
          <table:table-cell office:value-type="float" office:value="250">
            <text:p>250</text:p>
          </table:table-cell>
          <table:table-cell office:value-type="float" office:value="250">
            <text:p>250</text:p>
          </table:table-cell>
          <table:table-cell office:value-type="string">
            <text:p>Transmit</text:p>
          </table:table-cell>
          <table:table-cell office:value-type="string">
            <text:p>انتقال دادن</text:p>
          </table:table-cell>
          <table:table-cell office:value-type="string">
            <text:p>uk  /trænzˈmɪt/ us  /trænsˈmɪt/</text:p>
          </table:table-cell>
          <table:table-cell office:value-type="string">
            <text:p>a. Garcia's message was transmitted to the appropriate people.</text:p>
          </table:table-cell>
          <table:table-cell office:value-type="string">
            <text:p>پیغام گارسیا به افراد مناسب ارسال شد.</text:p>
          </table:table-cell>
          <table:table-cell office:value-type="string">
            <text:p>Send over; pass on; pass along; let through</text:p>
          </table:table-cell>
          <table:table-cell office:value-type="string">
            <text:p>b. Scientists can now transmit messages from space vessels to Earth.</text:p>
          </table:table-cell>
          <table:table-cell office:value-type="string">
            <text:p>دانشمندان اکنون می توانند پیام ها را از سفینه های فضایی به زمین ارسال کنند.</text:p>
          </table:table-cell>
          <table:table-cell office:value-type="string">
            <text:p>c. Our local radio station does not transmit broadcasts after midnight.</text:p>
          </table:table-cell>
          <table:table-cell office:value-type="string">
            <text:p>ایستگاه رادیویی محلی ما بعد از نیمه شب برنامه پخش نمی کند.</text:p>
          </table:table-cell>
          <table:table-cell office:value-type="float" office:value="21">
            <text:p>21</text:p>
          </table:table-cell>
          <table:table-cell office:value-type="float" office:value="10">
            <text:p>10</text:p>
          </table:table-cell>
          <table:table-cell office:value-type="string">
            <text:p>{"word":"Transmit","mean":"","countable":"no","type":"verb","voice":"transitive","plural":"","plural_example":"","example":"The Radio Station Transmits On Frequency 101.1.","registers":"[formal: Widely used in technical and formal contexts]","phrasal_verbs":[],"synonyms":{"formal":["Convey","Relay","Communicate","Dispatch"],"informal":["Send","Pass on","Hand down"],"neutral":["Transfer","Broadcast","Carry","Circulate"]},"derivations":[{"word":"Transmission","type":"noun","example":"The Transmission Was Interrupted By A Storm.","example_translation":"انتقال توسط طوفان قطع شد.","display":"Transmission"},{"word":"Transmitter","type":"noun","example":"The Radio Transmitter Is Located On The Hill.","example_translation":"فرستنده رادیویی بر روی تپه قرار دارد.","display":"Transmitter"}],"collocations":[{"collocation":"Transmit Data","example":"The Device Is Used To Transmit Data Wirelessly.","translation":"این دستگاه برای انتقال داده ها به صورت بی سیم استفاده می شود."},{"collocation":"Transmit A Signal","example":"The Antenna Transmits A Strong Signal.","translation":"آنتن یک سیگنال قوی ارسال می کند."}]}</text:p>
          </table:table-cell>
        </table:table-row>
        <table:table-row>
          <table:table-cell office:value-type="float" office:value="251">
            <text:p>251</text:p>
          </table:table-cell>
          <table:table-cell office:value-type="float" office:value="251">
            <text:p>251</text:p>
          </table:table-cell>
          <table:table-cell office:value-type="string">
            <text:p>Relieve</text:p>
          </table:table-cell>
          <table:table-cell office:value-type="string">
            <text:p>تسکین دادن</text:p>
          </table:table-cell>
          <table:table-cell office:value-type="string">
            <text:p>uk  /rɪˈliːv/ us  /rɪˈliːv/</text:p>
          </table:table-cell>
          <table:table-cell office:value-type="string">
            <text:p>a. The pills relieved the pain from the wound I received in the conflict.</text:p>
          </table:table-cell>
          <table:table-cell office:value-type="string">
            <text:p>قرص‌ها درد ناشی از زخمی که در درگیری برداشته بودم را تسکین دادند.</text:p>
          </table:table-cell>
          <table:table-cell office:value-type="string">
            <text:p>Make less; make easier; reduce the pain of; replace; release; free</text:p>
          </table:table-cell>
          <table:table-cell office:value-type="string">
            <text:p>b. A majority of the population wanted to relieve the mayor of his duty.</text:p>
          </table:table-cell>
          <table:table-cell office:value-type="string">
            <text:p>اکثریت مردم می‌خواستند شهردار را از وظیفه‌اش معاف کنند.</text:p>
          </table:table-cell>
          <table:table-cell office:value-type="string">
            <text:p>c. The peace agreement relieved us of the threat of an attack.</text:p>
          </table:table-cell>
          <table:table-cell office:value-type="string">
            <text:p>معاهده صلح، ما را از خطر حمله آسوده خاطر کرد.</text:p>
          </table:table-cell>
          <table:table-cell office:value-type="float" office:value="21">
            <text:p>21</text:p>
          </table:table-cell>
          <table:table-cell office:value-type="float" office:value="11">
            <text:p>11</text:p>
          </table:table-cell>
          <table:table-cell office:value-type="string">
            <text:p>{"word":"Relieve","mean":"","countable":"no","type":"verb","voice":"transitive","plural":"","plural_example":"","example":"Aspirin can relieve a headache.","registers":"[formal: ], [informal: ]","phrasal_verbs":[{"verb":"relieve someone of something","definition":"To take something away from someone, often something unpleasant or burdensome.","example":"He was relieved of his command after the scandal.","example_translation":"او پس از رسوایی از فرماندهی خود برکنار شد."}],"synonyms":{"formal":["alleviate","mitigate","assuage","palliate"],"informal":["ease","soothe"],"neutral":["reduce","lessen","lighten"]},"derivations":[{"word":"Relief","type":"noun","example":"The medicine provided some relief from the pain.","example_translation":"این دارو کمی تسکین از درد ایجاد کرد.","display":"Relief"},{"word":"Relieved","type":"adjective","example":"I was relieved to hear you were safe.","example_translation":"خیلی خوشحال شدم که شنیدم شما سالم هستید.","display":"Relieved"}],"collocations":[{"collocation":"relieve pressure","example":"The government tried to relieve pressure on the economy.","translation":"دولت تلاش کرد فشار را بر اقتصاد کاهش دهد."},{"collocation":"relieve pain","example":"This medicine can relieve pain effectively.","translation":"این دارو می تواند به طور موثری درد را تسکین دهد."}]}</text:p>
          </table:table-cell>
        </table:table-row>
        <table:table-row>
          <table:table-cell office:value-type="float" office:value="252">
            <text:p>252</text:p>
          </table:table-cell>
          <table:table-cell office:value-type="float" office:value="252">
            <text:p>252</text:p>
          </table:table-cell>
          <table:table-cell office:value-type="string">
            <text:p>Baffle</text:p>
          </table:table-cell>
          <table:table-cell office:value-type="string">
            <text:p>گیج کردن</text:p>
          </table:table-cell>
          <table:table-cell office:value-type="string">
            <text:p>uk  /ˈbæf.əl/ us  /ˈbæf.əl/</text:p>
          </table:table-cell>
          <table:table-cell office:value-type="string">
            <text:p>a. How so mediocre a player earned so much money baffled me.</text:p>
          </table:table-cell>
          <table:table-cell office:value-type="string">
            <text:p>اینکه چگونه یک بازیکن معمولی اینطور پول زیادی به دست آورد، مرا متحیر ساخت.</text:p>
          </table:table-cell>
          <table:table-cell office:value-type="string">
            <text:p>Be too hard to understand or solve</text:p>
          </table:table-cell>
          <table:table-cell office:value-type="string">
            <text:p>b. The topic of relativity is a baffling one.</text:p>
          </table:table-cell>
          <table:table-cell office:value-type="string">
            <text:p>موضوع نسبیت یک موضوع گیج‌کننده است.</text:p>
          </table:table-cell>
          <table:table-cell office:value-type="string">
            <text:p>c. Sherlock Holmes would undoubtedly have been baffled by the way the crime was committed.</text:p>
          </table:table-cell>
          <table:table-cell office:value-type="string">
            <text:p>بدون شک، شرلوک هولمز از نحوه ارتکاب جرم گیج می‌شد.</text:p>
          </table:table-cell>
          <table:table-cell office:value-type="float" office:value="21">
            <text:p>21</text:p>
          </table:table-cell>
          <table:table-cell office:value-type="float" office:value="12">
            <text:p>12</text:p>
          </table:table-cell>
          <table:table-cell office:value-type="string">
            <text:p>{"word":"Baffle","mean":"","countable":"no","type":"verb","voice":"transitive","plural":"","plural_example":"","example":"The complex problem baffled the scientists.","registers":"[formal: This problem baffles expert minds], [informal: I'm totally baffled by this]","phrasal_verbs":[],"synonyms":{"formal":["Perplex","Bewilder","Confound","Mystify"],"informal":["Flummox","Stump","Throw"],"neutral":["Puzzle","Confuse","Daze"]},"derivations":[{"word":"Bafflement","type":"noun","example":"She Looked At Him In Complete Bafflement.","example_translation":"او با گیجی کامل به او نگاه کرد.","display":"Bafflement"},{"word":"Baffling","type":"adjective","example":"It Is A Baffling Situation.","example_translation":"این یک وضعیت گیج کننده است.","display":"Baffling"}],"collocations":[{"collocation":"Completely Baffle","example":"His Behavior Completely Baffled Me.","translation":"رفتارش من را کاملاً گیج کرد."},{"collocation":"Continue to Baffle","example":"The Mystery Continues to Baffle Investigators.","translation":"این معما همچنان بازرسان را گیج می کند."}]}</text:p>
          </table:table-cell>
        </table:table-row>
        <table:table-row>
          <table:table-cell office:value-type="float" office:value="253">
            <text:p>253</text:p>
          </table:table-cell>
          <table:table-cell office:value-type="float" office:value="253">
            <text:p>253</text:p>
          </table:table-cell>
          <table:table-cell office:value-type="string">
            <text:p>Warden</text:p>
          </table:table-cell>
          <table:table-cell office:value-type="string">
            <text:p>مسئول، نگهبان</text:p>
          </table:table-cell>
          <table:table-cell office:value-type="string">
            <text:p>uk  /ˈwɔː.dən/ us  /ˈwɔːr.dən/</text:p>
          </table:table-cell>
          <table:table-cell office:value-type="string">
            <text:p>a. The warden found himself facing two hundred defiant prisoners.</text:p>
          </table:table-cell>
          <table:table-cell office:value-type="string">
            <text:p>رئیس زندان با دویست زندانی سرکش مواجه شد.</text:p>
          </table:table-cell>
          <table:table-cell office:value-type="string">
            <text:p>Keeper; guard; person in charge of a prison</text:p>
          </table:table-cell>
          <table:table-cell office:value-type="string">
            <text:p>b. A cautious warden always has to anticipate the possibility of an escape.</text:p>
          </table:table-cell>
          <table:table-cell office:value-type="string">
            <text:p>رئیس زندان محتاط، همیشه مجبور است احتمال فرار زندانیان را پیش‌بینی کند.</text:p>
          </table:table-cell>
          <table:table-cell office:value-type="string">
            <text:p>c. When the journalists asked to meet with Warden Thomas, he sent word that he was sick.</text:p>
          </table:table-cell>
          <table:table-cell office:value-type="string">
            <text:p>وقتی که خبرنگاران درخواست کردند تا با رئیس توماس ملاقات کنند، پیغام فرستاد که مریض است.</text:p>
          </table:table-cell>
          <table:table-cell office:value-type="float" office:value="22">
            <text:p>22</text:p>
          </table:table-cell>
          <table:table-cell office:value-type="float" office:value="1">
            <text:p>1</text:p>
          </table:table-cell>
          <table:table-cell office:value-type="string">
            <text:p>{"word":"Warden","mean":"","countable":"yes","type":"noun","voice":"unknown","plural":"Wardens","plural_example":"The New Wardens Implemented Several Policy Changes.","example":"The Warden Is Responsible For Maintaining Order In The Prison.","registers":"[formal: The Warden], [neutral: Warden]","phrasal_verbs":[],"synonyms":{"formal":["Superintendent","Governor"],"informal":[],"neutral":["Guardian","Keeper","Caretaker"]},"derivations":[{"word":"Ward","type":"verb","example":"He Tries To Ward Off Danger.","example_translation":"او سعی می کند خطر را دفع کند.","display":"Ward"},{"word":"Ward","type":"noun","example":"The Hospital Has A Children's Ward.","example_translation":"بیمارستان دارای بخش کودکان است.","display":"Ward"}],"collocations":[{"collocation":"Prison Warden","example":"The Prison Warden Announced New Security Measures.","translation":"رئیس زندان اقدامات امنیتی جدیدی را اعلام کرد."},{"collocation":"Game Warden","example":"The Game Warden Enforces Hunting Regulations.","translation":"نگهبان شکار مقررات شکار را اجرا می کند."}]}</text:p>
          </table:table-cell>
        </table:table-row>
        <table:table-row>
          <table:table-cell office:value-type="float" office:value="254">
            <text:p>254</text:p>
          </table:table-cell>
          <table:table-cell office:value-type="float" office:value="254">
            <text:p>254</text:p>
          </table:table-cell>
          <table:table-cell office:value-type="string">
            <text:p>Acknowledge</text:p>
          </table:table-cell>
          <table:table-cell office:value-type="string">
            <text:p>پذیرفتن، به رسمیت شناختن</text:p>
          </table:table-cell>
          <table:table-cell office:value-type="string">
            <text:p>uk  /əkˈnɒl.ɪdʒ/ us  /əkˈnɑː.lɪdʒ/</text:p>
          </table:table-cell>
          <table:table-cell office:value-type="string">
            <text:p>a. The experts reluctantly acknowledged that their estimate of food costs was not accurate.</text:p>
          </table:table-cell>
          <table:table-cell office:value-type="string">
            <text:p>کارشناسان با اکراه پذیرفتند که برآوردشان از هزینه‌های غذایی درست نبوده است.</text:p>
          </table:table-cell>
          <table:table-cell office:value-type="string">
            <text:p>Admit to be true</text:p>
          </table:table-cell>
          <table:table-cell office:value-type="string">
            <text:p>b. District Attorney Hogan got the man to acknowledge that he had lied in court.</text:p>
          </table:table-cell>
          <table:table-cell office:value-type="string">
            <text:p>دادستان هوگان مرد را وادار کرد تا اقرار کند که در دادگاه دروغ گفته است.</text:p>
          </table:table-cell>
          <table:table-cell office:value-type="string">
            <text:p>c. "I hate living alone," the bachelor acknowledged.</text:p>
          </table:table-cell>
          <table:table-cell office:value-type="string">
            <text:p>مرد مجرد اعتراف کرد که: "از تنها زندگی کردن متنفرم."</text:p>
          </table:table-cell>
          <table:table-cell office:value-type="float" office:value="22">
            <text:p>22</text:p>
          </table:table-cell>
          <table:table-cell office:value-type="float" office:value="2">
            <text:p>2</text:p>
          </table:table-cell>
          <table:table-cell office:value-type="string">
            <text:p>{"word":"Acknowledge","mean":"","countable":"no","type":"verb","voice":"transitive","plural":"","plural_example":"","example":"I Acknowledge That I Owe Him Money.","registers":"[formal: Commonly Used], [informal: Occasionally Used]","phrasal_verbs":[],"synonyms":{"formal":["Concede","Admit","Recognize","Avow"],"informal":["Fess Up"],"neutral":["Confirm","Accept","Own Up To","Notice"]},"derivations":[{"word":"Acknowledgement","type":"noun","example":"We Sent An Acknowledgement Of Their Gift.","example_translation":"ما یک رسید برای هدیه آنها ارسال کردیم.","display":"Acknowledgement"},{"word":"Acknowledged","type":"adjective","example":"He Is An Acknowledged Expert In The Field.","example_translation":"او یک متخصص شناخته شده در این زمینه است.","display":"Acknowledged"}],"collocations":[{"collocation":"Acknowledge Receipt","example":"Please Acknowledge Receipt Of This Email.","translation":"لطفا رسید این ایمیل را تأیید کنید."},{"collocation":"Publicly Acknowledge","example":"The Company Publicly Acknowledged Its Mistake.","translation":"این شرکت به طور عمومی به اشتباه خود اعتراف کرد."}]}</text:p>
          </table:table-cell>
        </table:table-row>
        <table:table-row>
          <table:table-cell office:value-type="float" office:value="255">
            <text:p>255</text:p>
          </table:table-cell>
          <table:table-cell office:value-type="float" office:value="255">
            <text:p>255</text:p>
          </table:table-cell>
          <table:table-cell office:value-type="string">
            <text:p>Justice</text:p>
          </table:table-cell>
          <table:table-cell office:value-type="string">
            <text:p>عدالت</text:p>
          </table:table-cell>
          <table:table-cell office:value-type="string">
            <text:p>uk  /ˈdʒʌs.tɪs/ us  /ˈdʒʌs.tɪs/</text:p>
          </table:table-cell>
          <table:table-cell office:value-type="string">
            <text:p>a. Daniel Webster abandoned any hope for justice once he saw the jury.</text:p>
          </table:table-cell>
          <table:table-cell office:value-type="string">
            <text:p>دانیل وبستر با دیدن هیئت منصفه، تمام امیدش به عدالت را از دست داد.</text:p>
          </table:table-cell>
          <table:table-cell office:value-type="string">
            <text:p>Just conduct; fair dealing</text:p>
          </table:table-cell>
          <table:table-cell office:value-type="string">
            <text:p>b. Our pledge to the flag refers to "liberty and justice for all."</text:p>
          </table:table-cell>
          <table:table-cell office:value-type="string">
            <text:p>قسم ما به پرچم، اشاره به "آزادی و عدالت برای همه" دارد.</text:p>
          </table:table-cell>
          <table:table-cell office:value-type="string">
            <text:p>c. The warden acknowledged that justice had not been served in my case.</text:p>
          </table:table-cell>
          <table:table-cell office:value-type="string">
            <text:p>زندانبان اعتراف کرد که در مورد من عدالت اجرا نشده است.</text:p>
          </table:table-cell>
          <table:table-cell office:value-type="float" office:value="22">
            <text:p>22</text:p>
          </table:table-cell>
          <table:table-cell office:value-type="float" office:value="3">
            <text:p>3</text:p>
          </table:table-cell>
          <table:table-cell office:value-type="string">
            <text:p>{"word":"Justice","mean":"","countable":"no","type":"noun","voice":"unknown","plural":"Justices","plural_example":"The Justices Of The Supreme Court Heard The Case.","example":"Justice Is Blind.","registers":"[formal: Legal, Ethical], [informal: Everyday Conversation]","phrasal_verbs":[],"synonyms":{"formal":["Fairness","Equity","Righteousness","Impartiality","Lawfulness"],"informal":["Fair Play","Evenhandedness","Square Deal"],"neutral":["Integrity","Uprightness","Probity"]},"derivations":[{"word":"Just","type":"adjective","example":"He Is A Just Ruler.","example_translation":"او یک حاکم عادل است.","display":"Just"},{"word":"Justly","type":"adverb","example":"He Was Justly Rewarded For His Efforts.","example_translation":"او به درستی برای تلاش هایش پاداش گرفت.","display":"Justly"}],"collocations":[{"collocation":"Social Justice","example":"The Fight For Social Justice Continues.","translation":"مبارزه برای عدالت اجتماعی ادامه دارد."},{"collocation":"Criminal Justice System","example":"The Criminal Justice System Needs Reform.","translation":"سیستم عدالت کیفری نیاز به اصلاح دارد."},{"collocation":"Due Justice","example":"The Accused Deserves Due Justice.","translation":"متهم مستحق عدالت است."}]}</text:p>
          </table:table-cell>
        </table:table-row>
        <table:table-row>
          <table:table-cell office:value-type="float" office:value="256">
            <text:p>256</text:p>
          </table:table-cell>
          <table:table-cell office:value-type="float" office:value="256">
            <text:p>256</text:p>
          </table:table-cell>
          <table:table-cell office:value-type="string">
            <text:p>Delinquent</text:p>
          </table:table-cell>
          <table:table-cell office:value-type="string">
            <text:p>بزهکار، متخلف</text:p>
          </table:table-cell>
          <table:table-cell office:value-type="string">
            <text:p>uk  /dɪˈlɪŋ.kwənt/ us  /dɪˈlɪŋ.kwənt/</text:p>
          </table:table-cell>
          <table:table-cell office:value-type="string">
            <text:p>a. The youthful delinquent tried to avoid going to jail.</text:p>
          </table:table-cell>
          <table:table-cell office:value-type="string">
            <text:p>خلافکار جوان سعی کرد از رفتن به زندان اجتناب کند.</text:p>
          </table:table-cell>
          <table:table-cell office:value-type="string">
            <text:p>An offender; criminal; behind time</text:p>
          </table:table-cell>
          <table:table-cell office:value-type="string">
            <text:p>b. All delinquents are banned from the Student Council at school.</text:p>
          </table:table-cell>
          <table:table-cell office:value-type="string">
            <text:p>تمام افراد متخلف از شورای دانش آموزی در مدرسه محروم هستند.</text:p>
          </table:table-cell>
          <table:table-cell office:value-type="string">
            <text:p>c. If you are delinquent in paying your dues, you will be dropped from membership in the club.</text:p>
          </table:table-cell>
          <table:table-cell office:value-type="string">
            <text:p>اگر در پرداخت حق عضویت خود تأخیر داشته باشید، عضویت شما در باشگاه لغو خواهد شد.</text:p>
          </table:table-cell>
          <table:table-cell office:value-type="float" office:value="22">
            <text:p>22</text:p>
          </table:table-cell>
          <table:table-cell office:value-type="float" office:value="4">
            <text:p>4</text:p>
          </table:table-cell>
          <table:table-cell office:value-type="string">
            <text:p>{"word":"Delinquent","mean":"","countable":"no","type":"adjective","voice":"unknown","plural":"","plural_example":"","example":"He Was Delinquent In Paying His Taxes.","registers":"[formal: Formal]","phrasal_verbs":[],"synonyms":{"formal":["Neglectful","Remiss","Derelict"],"informal":["Lax","Slippy"],"neutral":["Careless","Negligent"]},"derivations":[{"word":"delinquency","type":"noun","example":"Juvenile Delinquency Is A Serious Problem.","example_translation":"بزهکاری نوجوانان یک مشکل جدی است.","display":"Delinquency"}],"collocations":[{"collocation":"Delinquent Account","example":"The Customer Has A Delinquent Account.","translation":"مشتری یک حساب معوقه دارد."},{"collocation":"Delinquent Behavior","example":"The Child Showed Delinquent Behavior.","translation":"کودک رفتار بزهکارانه از خود نشان داد."}]}</text:p>
          </table:table-cell>
        </table:table-row>
        <table:table-row>
          <table:table-cell office:value-type="float" office:value="257">
            <text:p>257</text:p>
          </table:table-cell>
          <table:table-cell office:value-type="float" office:value="257">
            <text:p>257</text:p>
          </table:table-cell>
          <table:table-cell office:value-type="string">
            <text:p>Reject</text:p>
          </table:table-cell>
          <table:table-cell office:value-type="string">
            <text:p>نپذیرفتن، رد کردن</text:p>
          </table:table-cell>
          <table:table-cell office:value-type="string">
            <text:p>uk  /rɪˈdʒekt/ us  /rɪˈdʒekt/</text:p>
          </table:table-cell>
          <table:table-cell office:value-type="string">
            <text:p>a. When Sylvester tried to join the army, he was hoping the doctors would not reject him because of his eyesight.</text:p>
          </table:table-cell>
          <table:table-cell office:value-type="string">
            <text:p>وقتی سیلوستر سعی می‌کرد به ارتش ملحق شود، امیدوار بود که پزشکان به دلیل مشکل بینایی او را رد نکنند.</text:p>
          </table:table-cell>
          <table:table-cell office:value-type="string">
            <text:p>Refuse to take, use, believe, consider, grant, etc.</text:p>
          </table:table-cell>
          <table:table-cell office:value-type="string">
            <text:p>b. The reform bill was unanimously rejected by Congress.</text:p>
          </table:table-cell>
          <table:table-cell office:value-type="string">
            <text:p>لایحه اصلاحات با اجماع آرا توسط کنگره رد شد.</text:p>
          </table:table-cell>
          <table:table-cell office:value-type="string">
            <text:p>c. When his promotion was rejected by the newspaper owner, the editor was thoroughly bewildered.</text:p>
          </table:table-cell>
          <table:table-cell office:value-type="string">
            <text:p>وقتی ترفیع او توسط صاحب روزنامه رد شد، سردبیر کاملاً گیج شد.</text:p>
          </table:table-cell>
          <table:table-cell office:value-type="float" office:value="22">
            <text:p>22</text:p>
          </table:table-cell>
          <table:table-cell office:value-type="float" office:value="5">
            <text:p>5</text:p>
          </table:table-cell>
          <table:table-cell office:value-type="string">
            <text:p>{"word":"Reject","mean":"","countable":"no","type":"verb","voice":"transitive","plural":"","plural_example":"","example":"The Company Decided To Reject The Proposal.","registers":"[formal: Formal], [informal: Informal]","phrasal_verbs":[{"verb":"reject out of hand","definition":"To refuse to consider something; to dismiss something immediately without thinking about it.","example":"The Committee Rejected The Idea Out Of Hand.","example_translation":"کمیته این ایده را بدون فکر رد کرد."}],"synonyms":{"formal":["Decline","Refuse","Repudiate","Spurn"],"informal":["Turn Down","Pass On","Dump"],"neutral":["Dismiss","Deny","Discard"]},"derivations":[{"word":"rejection","type":"noun","example":"He Experienced Rejection From Several Universities.","example_translation":"او از چندین دانشگاه طرد شد.","display":"Rejection"},{"word":"rejected","type":"adjective","example":"The Rejected Proposal Was Never Revisited.","example_translation":"پیشنهاد رد شده هرگز دوباره بررسی نشد.","display":"Rejected"}],"collocations":[{"collocation":"reject an offer","example":"She Decided To Reject An Offer.","translation":"او تصمیم گرفت یک پیشنهاد را رد کند."},{"collocation":"reject a proposal","example":"The Board Rejected The Proposal.","translation":"هیئت مدیره پیشنهاد را رد کرد."}]}</text:p>
          </table:table-cell>
        </table:table-row>
        <table:table-row>
          <table:table-cell office:value-type="float" office:value="258">
            <text:p>258</text:p>
          </table:table-cell>
          <table:table-cell office:value-type="float" office:value="258">
            <text:p>258</text:p>
          </table:table-cell>
          <table:table-cell office:value-type="string">
            <text:p>Deprive</text:p>
          </table:table-cell>
          <table:table-cell office:value-type="string">
            <text:p>محروم کردن</text:p>
          </table:table-cell>
          <table:table-cell office:value-type="string">
            <text:p>uk  /dɪˈpraɪv/ us  /dɪˈpraɪv/</text:p>
          </table:table-cell>
          <table:table-cell office:value-type="string">
            <text:p>a. The poor man was deprived of a variety of things that money could buy.</text:p>
          </table:table-cell>
          <table:table-cell office:value-type="string">
            <text:p>مرد فقیر از چیزهای زیادی که با پول میشد خرید، محروم بود.</text:p>
          </table:table-cell>
          <table:table-cell office:value-type="string">
            <text:p>Take away from by force</text:p>
          </table:table-cell>
          <table:table-cell office:value-type="string">
            <text:p>b. We were deprived of a good harvest because of a lack of rain.</text:p>
          </table:table-cell>
          <table:table-cell office:value-type="string">
            <text:p>ما به دلیل کمبود باران از محصول خوب محروم شدیم.</text:p>
          </table:table-cell>
          <table:table-cell office:value-type="string">
            <text:p>c. Living in a rural area, Betsy was deprived of concerts and plays.</text:p>
          </table:table-cell>
          <table:table-cell office:value-type="string">
            <text:p>بتسی با زندگی در یک منطقه روستایی، از کنسرت‌ها و نمایش‌ها محروم شد.</text:p>
          </table:table-cell>
          <table:table-cell office:value-type="float" office:value="22">
            <text:p>22</text:p>
          </table:table-cell>
          <table:table-cell office:value-type="float" office:value="6">
            <text:p>6</text:p>
          </table:table-cell>
          <table:table-cell office:value-type="string">
            <text:p>{"word":"Deprive","mean":"","countable":"no","type":"verb","voice":"transitive","plural":"","plural_example":"","example":"The New Law Will Deprive Many Poor People Of Their Right To Free Medical Care.","registers":"[formal: Deprive]","phrasal_verbs":[],"synonyms":{"formal":["Divest","Dispossess","Denude","Bereave"],"informal":[],"neutral":["Strip","Rob","Relieve","Disadvantage"]},"derivations":[{"word":"Deprivation","type":"noun","example":"Sleep Deprivation Can Lead To Serious Health Problems.","example_translation":"محرومیت از خواب می تواند منجر به مشکلات جدی سلامتی شود.","display":"Deprivation"}],"collocations":[{"collocation":"Deprive someone of something","example":"The Earthquake Deprived Thousands Of People Of Their Homes.","translation":"زلزله هزاران نفر را از خانه های خود محروم کرد."}]}</text:p>
          </table:table-cell>
        </table:table-row>
        <table:table-row>
          <table:table-cell office:value-type="float" office:value="259">
            <text:p>259</text:p>
          </table:table-cell>
          <table:table-cell office:value-type="float" office:value="259">
            <text:p>259</text:p>
          </table:table-cell>
          <table:table-cell office:value-type="string">
            <text:p>Spouse</text:p>
          </table:table-cell>
          <table:table-cell office:value-type="string">
            <text:p>همسر</text:p>
          </table:table-cell>
          <table:table-cell office:value-type="string">
            <text:p>uk  /spaʊs/ us  /spaʊs/</text:p>
          </table:table-cell>
          <table:table-cell office:value-type="string">
            <text:p>a. When a husband prospers in his business, his spouse benefits also.</text:p>
          </table:table-cell>
          <table:table-cell office:value-type="string">
            <text:p>وقتی شوهری در کارش موفق می شود، همسر او نیز سود می برد.</text:p>
          </table:table-cell>
          <table:table-cell office:value-type="string">
            <text:p>Husband or wife</text:p>
          </table:table-cell>
          <table:table-cell office:value-type="string">
            <text:p>b. The woman and her spouse took turns caring for their child throughout the night at the bedside.</text:p>
          </table:table-cell>
          <table:table-cell office:value-type="string">
            <text:p>زن و همسرش در طول شب نوبتی از فرزندشان کنار تخت مراقبت می‌کردند.</text:p>
          </table:table-cell>
          <table:table-cell office:value-type="string">
            <text:p>c. "May I bring my spouse to the office party?" Dorinda asked.</text:p>
          </table:table-cell>
          <table:table-cell office:value-type="string">
            <text:p>«دوریندا» پرسید: «آیا می توانم همسرم را به جشن اداره بیاورم؟»</text:p>
          </table:table-cell>
          <table:table-cell office:value-type="float" office:value="22">
            <text:p>22</text:p>
          </table:table-cell>
          <table:table-cell office:value-type="float" office:value="7">
            <text:p>7</text:p>
          </table:table-cell>
          <table:table-cell office:value-type="string">
            <text:p>{"word":"Spouse","mean":"","countable":"yes","type":"noun","voice":"unknown","plural":"Spouses","plural_example":"Both Spouses Must Sign The Agreement.","example":"My Spouse Is Very Supportive.","registers":"[formal: ], [informal: ]","phrasal_verbs":[],"synonyms":{"formal":["Husband","Wife"],"informal":["Partner","Better Half"],"neutral":["Mate"]},"derivations":[{"word":"Espouse","type":"verb","example":"They Espouse The Principles Of Democracy.","example_translation":"آنها از اصول دموکراسی حمایت می کنند.","display":"Espouse"}],"collocations":[{"collocation":"Surviving Spouse","example":"The Surviving Spouse Inherited The Estate.","translation":"همسر بازمانده املاک را به ارث برد."},{"collocation":"Former Spouse","example":"He Maintained A Cordial Relationship With His Former Spouse.","translation":"او رابطه ای صمیمانه با همسر سابق خود حفظ کرد."}]}</text:p>
          </table:table-cell>
        </table:table-row>
        <table:table-row>
          <table:table-cell office:value-type="float" office:value="260">
            <text:p>260</text:p>
          </table:table-cell>
          <table:table-cell office:value-type="float" office:value="260">
            <text:p>260</text:p>
          </table:table-cell>
          <table:table-cell office:value-type="string">
            <text:p>Vocation</text:p>
          </table:table-cell>
          <table:table-cell office:value-type="string">
            <text:p>حرفه</text:p>
          </table:table-cell>
          <table:table-cell office:value-type="string">
            <text:p>uk  /vəʊˈkeɪ.ʃən/ us  /voʊˈkeɪ.ʃən/</text:p>
          </table:table-cell>
          <table:table-cell office:value-type="string">
            <text:p>a. Red Smith's vocation was as a journalist for the Times.</text:p>
          </table:table-cell>
          <table:table-cell office:value-type="string">
            <text:p>حرفهٔ رد اسمیت، روزنامه‌نگاری برای روزنامهٔ تایمز بود.</text:p>
          </table:table-cell>
          <table:table-cell office:value-type="string">
            <text:p>Occupation; business; profession; trade</text:p>
          </table:table-cell>
          <table:table-cell office:value-type="string">
            <text:p>b. Hiroko's vocation turned into his life's career.</text:p>
          </table:table-cell>
          <table:table-cell office:value-type="string">
            <text:p>پیشهٔ هیروکو به حرفهٔ زندگی‌اش تبدیل شد.</text:p>
          </table:table-cell>
          <table:table-cell office:value-type="string">
            <text:p>c. It is difficult to pick an appropriate vocation when you are in elementary school.</text:p>
          </table:table-cell>
          <table:table-cell office:value-type="string">
            <text:p>وقتی که در مدرسهٔ ابتدایی هستید، انتخاب کردن حرفهٔ مناسب دشوار است.</text:p>
          </table:table-cell>
          <table:table-cell office:value-type="float" office:value="22">
            <text:p>22</text:p>
          </table:table-cell>
          <table:table-cell office:value-type="float" office:value="8">
            <text:p>8</text:p>
          </table:table-cell>
          <table:table-cell office:value-type="string">
            <text:p>{"word":"Vocation","mean":"","countable":"yes","type":"noun","voice":"unknown","plural":"Vocations","plural_example":"Many people find fulfilling vocations in helping others.","example":"Teaching was more than a job to her; it was a vocation.","registers":"[formal: Vocation], [informal: Job]","phrasal_verbs":[],"synonyms":{"formal":["Calling","Profession","Occupation","Career"],"informal":["Job","Work"],"neutral":["Occupation","Career","Employment","Line Of Work"]},"derivations":[{"word":"Vocational","type":"adjective","example":"He attended a vocational school.","example_translation":"او به یک مدرسه فنی و حرفه ای رفت.","display":"Vocational"}],"collocations":[{"collocation":"Find a vocation","example":"Many people struggle to find a vocation that suits them.","translation":"بسیاری از مردم برای پیدا کردن یک حرفه که مناسبشان باشد تلاش می‌کنند."},{"collocation":"Religious vocation","example":"She felt a strong calling to a religious vocation.","translation":"او احساس کرد که به یک حرفه مذهبی فراخوانده شده است."}]}</text:p>
          </table:table-cell>
        </table:table-row>
        <table:table-row>
          <table:table-cell office:value-type="float" office:value="261">
            <text:p>261</text:p>
          </table:table-cell>
          <table:table-cell office:value-type="float" office:value="261">
            <text:p>261</text:p>
          </table:table-cell>
          <table:table-cell office:value-type="string">
            <text:p>Unstable</text:p>
          </table:table-cell>
          <table:table-cell office:value-type="string">
            <text:p>ناپایدار، متزلزل</text:p>
          </table:table-cell>
          <table:table-cell office:value-type="string">
            <text:p>uk  /ʌnˈsteɪ.bəl/ us  /ʌnˈsteɪ.bəl/</text:p>
          </table:table-cell>
          <table:table-cell office:value-type="string">
            <text:p>a. Some unstable people may panic when they find themselves in trouble.</text:p>
          </table:table-cell>
          <table:table-cell office:value-type="string">
            <text:p>بعضی از آدم های متزلزل وقتی دچار گرفتاری می شوند، ممکن است دچار وحشت شوند.</text:p>
          </table:table-cell>
          <table:table-cell office:value-type="string">
            <text:p>Not firmly fixed; easily moved or overthrown</text:p>
          </table:table-cell>
          <table:table-cell office:value-type="string">
            <text:p>b. I could detect that the drinking glass was unstable and about to fall.</text:p>
          </table:table-cell>
          <table:table-cell office:value-type="string">
            <text:p>متوجه شدم که لیوان نوشیدنی بی ثبات بود و داشت می افتاد.</text:p>
          </table:table-cell>
          <table:table-cell office:value-type="string">
            <text:p>c. Cathy's balance became unstable because she was very weary.</text:p>
          </table:table-cell>
          <table:table-cell office:value-type="string">
            <text:p>وقتی "کتی" به شدت خسته شد، تعادلش بی ثبات شد.</text:p>
          </table:table-cell>
          <table:table-cell office:value-type="float" office:value="22">
            <text:p>22</text:p>
          </table:table-cell>
          <table:table-cell office:value-type="float" office:value="9">
            <text:p>9</text:p>
          </table:table-cell>
          <table:table-cell office:value-type="string">
            <text:p>{"word":"Unstable","mean":"","countable":"no","type":"adjective","voice":"unknown","plural":"","plural_example":"","example":"The Situation Is Becoming Increasingly Unstable.","registers":"[formal: Volatile], [informal: Rocky]","phrasal_verbs":[],"synonyms":{"formal":["Precarious","Insecure","Erratic"],"informal":["Wobbly","Shaky","Flaky"],"neutral":["Unsteady","Variable","Changeable"]},"derivations":[{"word":"Instability","type":"noun","example":"Political Instability Is a Major Concern.","example_translation":"بی ثباتی سیاسی یک نگرانی عمده است.","display":"Instability"},{"word":"Unstably","type":"adverb","example":"He Walked Unstably After The Injury.","example_translation":"او پس از آسیب دیدگی به طور ناپایدار راه می رفت.","display":"Unstably"}],"collocations":[{"collocation":"Highly Unstable","example":"The Chemical Compound Is Highly Unstable.","translation":"این ترکیب شیمیایی بسیار ناپایدار است."},{"collocation":"Politically Unstable","example":"The Region Is Politically Unstable.","translation":"این منطقه از نظر سیاسی ناپایدار است."},{"collocation":"Emotionally Unstable","example":"She Is Emotionally Unstable.","translation":"او از نظر عاطفی ناپایدار است."}]}</text:p>
          </table:table-cell>
        </table:table-row>
        <table:table-row>
          <table:table-cell office:value-type="float" office:value="262">
            <text:p>262</text:p>
          </table:table-cell>
          <table:table-cell office:value-type="float" office:value="262">
            <text:p>262</text:p>
          </table:table-cell>
          <table:table-cell office:value-type="string">
            <text:p>Homicide</text:p>
          </table:table-cell>
          <table:table-cell office:value-type="string">
            <text:p>قتل</text:p>
          </table:table-cell>
          <table:table-cell office:value-type="string">
            <text:p>uk  /ˈhɒm.ɪ.saɪd/ us  /ˈhɑː.mə.saɪd/</text:p>
          </table:table-cell>
          <table:table-cell office:value-type="string">
            <text:p>a. The police were baffled as to who was responsible for the homicide.</text:p>
          </table:table-cell>
          <table:table-cell office:value-type="string">
            <text:p>پلیس در مورد اینکه چه کسی مسئول این قتل بود گیج شده بود.</text:p>
          </table:table-cell>
          <table:table-cell office:value-type="string">
            <text:p>A killing of one human being by another; murder</text:p>
          </table:table-cell>
          <table:table-cell office:value-type="string">
            <text:p>b. It took a crafty person to get away with that homicide.</text:p>
          </table:table-cell>
          <table:table-cell office:value-type="string">
            <text:p>فرار از آن قتل، کار یک آدم حیله‌گر بود.</text:p>
          </table:table-cell>
          <table:table-cell office:value-type="string">
            <text:p>c. News of the homicide quickly circulated through our vicinity.</text:p>
          </table:table-cell>
          <table:table-cell office:value-type="string">
            <text:p>خبر قتل به سرعت در اطراف ما پخش شد.</text:p>
          </table:table-cell>
          <table:table-cell office:value-type="float" office:value="22">
            <text:p>22</text:p>
          </table:table-cell>
          <table:table-cell office:value-type="float" office:value="10">
            <text:p>10</text:p>
          </table:table-cell>
          <table:table-cell office:value-type="string">
            <text:p>{"word":"Homicide","mean":"","countable":"yes","type":"noun","voice":"unknown","plural":"Homicides","plural_example":"There Were Several Homicides In The City Last Year.","example":"The Police Are Investigating The Homicide.","registers":"[formal: Homicide], [informal: Killing]","phrasal_verbs":[],"synonyms":{"formal":["Manslaughter","Murder","Assassination"],"informal":["Killing","Slaughter"],"neutral":["Slaying","Fatal Assault"]},"derivations":[{"word":"Homicidal","type":"adjective","example":"He Had Homicidal Tendencies.","example_translation":"او تمایلات آدم کشی داشت.","display":"Homicidal"}],"collocations":[{"collocation":"commit homicide","example":"He Was Arrested For Allegedly Committing Homicide.","translation":"او به اتهام ارتکاب قتل دستگیر شد."},{"collocation":"investigate a homicide","example":"Detectives Are Working To Investigate A Homicide.","translation":"کارآگاهان در تلاشند تا یک قتل را بررسی کنند."},{"collocation":"homicide rate","example":"The City's Homicide Rate Has Increased.","translation":"نرخ قتل در شهر افزایش یافته است."}]}</text:p>
          </table:table-cell>
        </table:table-row>
        <table:table-row>
          <table:table-cell office:value-type="float" office:value="263">
            <text:p>263</text:p>
          </table:table-cell>
          <table:table-cell office:value-type="float" office:value="263">
            <text:p>263</text:p>
          </table:table-cell>
          <table:table-cell office:value-type="string">
            <text:p>Penalize</text:p>
          </table:table-cell>
          <table:table-cell office:value-type="string">
            <text:p>ظلم کردن، جریمه کردن</text:p>
          </table:table-cell>
          <table:table-cell office:value-type="string">
            <text:p>uk  /ˈpiː.nəl.aɪz/ us  /ˈpiː.nəl.aɪz/</text:p>
          </table:table-cell>
          <table:table-cell office:value-type="string">
            <text:p>The Detroit Lions were penalized fifteen yards for their rough play.</text:p>
          </table:table-cell>
          <table:table-cell office:value-type="string">
            <text:p>تیم دیترویت لاینز به خاطر بازی خشن، پانزده یارد جریمه شد.</text:p>
          </table:table-cell>
          <table:table-cell office:value-type="string">
            <text:p>Declare punishable by law or rule; set a penalty for</text:p>
          </table:table-cell>
          <table:table-cell office:value-type="string">
            <text:p>We were penalized for not following tradition.</text:p>
          </table:table-cell>
          <table:table-cell office:value-type="string">
            <text:p>ما به خاطر پیروی نکردن از سنت، تنبیه شدیم.</text:p>
          </table:table-cell>
          <table:table-cell office:value-type="string">
            <text:p>Mrs. Robins penalized us for doing the math problem in ink.</text:p>
          </table:table-cell>
          <table:table-cell office:value-type="string">
            <text:p>خانم رابینز به خاطر اینکه تمرین‌های ریاضی را با جوهر نوشتیم، ما را تنبیه کرد.</text:p>
          </table:table-cell>
          <table:table-cell office:value-type="float" office:value="22">
            <text:p>22</text:p>
          </table:table-cell>
          <table:table-cell office:value-type="float" office:value="11">
            <text:p>11</text:p>
          </table:table-cell>
          <table:table-cell office:value-type="string">
            <text:p>{"word":"Penalize","mean":"","countable":"no","type":"verb","voice":"transitive","plural":"","plural_example":"","example":"The Referee Penalized The Player For Unnecessary Roughness.","registers":"[formal: Penalize], [informal: ], [neutral: ]","phrasal_verbs":[],"synonyms":{"formal":["Punish","Discipline","Sanction"],"informal":["Fine","Bust"],"neutral":["Charge","Correct"]},"derivations":[{"word":"Penalty","type":"noun","example":"The Penalty For Speeding Is A Fine.","example_translation":"مجازات سرعت غیرمجاز جریمه است.","display":"Penalty"},{"word":"Penal","type":"adjective","example":"The Penal System Needs Reform.","example_translation":"سیستم جزایی نیاز به اصلاح دارد.","display":"Penal"}],"collocations":[{"collocation":"Penalize Heavily","example":"The Judge Penalized The Company Heavily For Environmental Violations.","translation":"قاضی شرکت را به دلیل نقض قوانین زیست محیطی به شدت مجازات کرد."},{"collocation":"Penalize Severely","example":"The Law Penalizes Such Crimes Severely.","translation":"قانون چنین جنایاتی را به شدت مجازات می کند."}]}</text:p>
          </table:table-cell>
        </table:table-row>
        <table:table-row>
          <table:table-cell office:value-type="float" office:value="264">
            <text:p>264</text:p>
          </table:table-cell>
          <table:table-cell office:value-type="float" office:value="264">
            <text:p>264</text:p>
          </table:table-cell>
          <table:table-cell office:value-type="string">
            <text:p>Beneficiary</text:p>
          </table:table-cell>
          <table:table-cell office:value-type="string">
            <text:p>ذینفع، بهره‌مند</text:p>
          </table:table-cell>
          <table:table-cell office:value-type="string">
            <text:p>uk  /ˌben.əˈfɪʃ.ər.i/ us  /ˌben.əˈfɪʃ.i.er.i/</text:p>
          </table:table-cell>
          <table:table-cell office:value-type="string">
            <text:p>a. I was the beneficiary of $8,000 when my grandfather died.</text:p>
          </table:table-cell>
          <table:table-cell office:value-type="string">
            <text:p>وقتی پدربزرگم فوت کرد، من وارث هشت هزار دلار شدم.</text:p>
          </table:table-cell>
          <table:table-cell office:value-type="string">
            <text:p>Person who receives benefit</text:p>
          </table:table-cell>
          <table:table-cell office:value-type="string">
            <text:p>b. When the paintings were sold, the millionaire's niece was the beneficiary.</text:p>
          </table:table-cell>
          <table:table-cell office:value-type="string">
            <text:p>وقتی که نقاشی‌ها فروخته شد، خواهرزاده میلیونر، ذینفع بود.</text:p>
          </table:table-cell>
          <table:table-cell office:value-type="string">
            <text:p>c. My brother was the beneficiary of excellent advice from his guidance counselor.</text:p>
          </table:table-cell>
          <table:table-cell office:value-type="string">
            <text:p>برادرم از نصیحت‌های خوب مشاورش منتفع شد.</text:p>
          </table:table-cell>
          <table:table-cell office:value-type="float" office:value="22">
            <text:p>22</text:p>
          </table:table-cell>
          <table:table-cell office:value-type="float" office:value="12">
            <text:p>12</text:p>
          </table:table-cell>
          <table:table-cell office:value-type="string">
            <text:p>{"word":"Beneficiary","mean":"","countable":"yes","type":"noun","voice":"unknown","plural":"Beneficiaries","plural_example":"The Trust Had Multiple Beneficiaries.","example":"She Was The Beneficiary Of Her Grandfather's Will.","registers":"[formal: beneficiary], [informal: benny]","phrasal_verbs":[],"synonyms":{"formal":["Recipient","Heir","Legatee"],"informal":["Benny"],"neutral":["Receiver","Donee"]},"derivations":[{"word":"Benefit","type":"noun","example":"The New Law Will Benefit Many People.","example_translation":"قانون جدید به نفع بسیاری از مردم خواهد بود.","display":"Benefit"},{"word":"Beneficial","type":"adjective","example":"Exercise Is Beneficial To Your Health.","example_translation":"ورزش برای سلامتی شما مفید است.","display":"Beneficial"}],"collocations":[{"collocation":"Primary Beneficiary","example":"She Was Named The Primary Beneficiary.","translation":"او به عنوان ذینفع اصلی تعیین شد."},{"collocation":"Sole Beneficiary","example":"He Is The Sole Beneficiary Of The Estate.","translation":"او تنها ذینفع این ملک است."}]}</text:p>
          </table:table-cell>
        </table:table-row>
        <table:table-row>
          <table:table-cell office:value-type="float" office:value="265">
            <text:p>265</text:p>
          </table:table-cell>
          <table:table-cell office:value-type="float" office:value="265">
            <text:p>265</text:p>
          </table:table-cell>
          <table:table-cell office:value-type="string">
            <text:p>Reptile</text:p>
          </table:table-cell>
          <table:table-cell office:value-type="string">
            <text:p>جانور خزنده</text:p>
          </table:table-cell>
          <table:table-cell office:value-type="string">
            <text:p>uk  /ˈrep.taɪl/ us  /ˈrep.taɪl/</text:p>
          </table:table-cell>
          <table:table-cell office:value-type="string">
            <text:p>a. The lizard is a reptile with a very slender body.</text:p>
          </table:table-cell>
          <table:table-cell office:value-type="string">
            <text:p>مارمولک نوعی خزنده با بدن بسیار باریک است.</text:p>
          </table:table-cell>
          <table:table-cell office:value-type="string">
            <text:p>A cold blooded animal that creeps or crawls; snakes, lizards, turtles, alligators, and crocodiles</text:p>
          </table:table-cell>
          <table:table-cell office:value-type="string">
            <text:p>b. Reptiles are kept in the museum's large hall.</text:p>
          </table:table-cell>
          <table:table-cell office:value-type="string">
            <text:p>خزندگان در تالار بزرگ موزه نگهداری می‌شوند.</text:p>
          </table:table-cell>
          <table:table-cell office:value-type="string">
            <text:p>c. A crocodile is a reptile that is more nimble in the water than out of it.</text:p>
          </table:table-cell>
          <table:table-cell office:value-type="string">
            <text:p>تمساح خزنده ای است که در آب چابک‌تر از خشکی است.</text:p>
          </table:table-cell>
          <table:table-cell office:value-type="float" office:value="23">
            <text:p>23</text:p>
          </table:table-cell>
          <table:table-cell office:value-type="float" office:value="1">
            <text:p>1</text:p>
          </table:table-cell>
          <table:table-cell office:value-type="string">
            <text:p>{"word":"Reptile","mean":"","countable":"yes","type":"noun","voice":"unknown","plural":"reptiles","plural_example":"Many Reptiles Live In The Desert.","example":"A Snake Is A Reptile.","registers":"[formal: Herpetofauna], [informal: Reptilian]","phrasal_verbs":[],"synonyms":{"formal":["Herptile","Scaled Animal"],"informal":["Critter","Lizard","Snake"],"neutral":["Lizard","Snake","Crocodile","Turtle"]},"derivations":[{"word":"reptilian","type":"adjective","example":"The Creature Had Reptilian Features.","example_translation":"آن موجود ویژگی های خزنده داشت.","display":"Reptilian"}],"collocations":[{"collocation":"common reptile","example":"The Lizard Is A Common Reptile In This Area.","translation":"مارمولک یک خزنده رایج در این منطقه است."},{"collocation":"reptile species","example":"This National Park Protects Many Reptile Species.","translation":"این پارک ملی از بسیاری از گونه های خزنده محافظت می کند."},{"collocation":"reptile exhibit","example":"The Reptile Exhibit At The Zoo Was Very Popular.","translation":"نمایشگاه خزندگان در باغ وحش بسیار محبوب بود."}]}</text:p>
          </table:table-cell>
        </table:table-row>
        <table:table-row>
          <table:table-cell office:value-type="float" office:value="266">
            <text:p>266</text:p>
          </table:table-cell>
          <table:table-cell office:value-type="float" office:value="266">
            <text:p>266</text:p>
          </table:table-cell>
          <table:table-cell office:value-type="string">
            <text:p>Rarely</text:p>
          </table:table-cell>
          <table:table-cell office:value-type="string">
            <text:p>به ندرت</text:p>
          </table:table-cell>
          <table:table-cell office:value-type="string">
            <text:p>uk  /ˈreə.li/ us  /ˈrer.li/</text:p>
          </table:table-cell>
          <table:table-cell office:value-type="string">
            <text:p>You rarely hear adults raving about a movie they just saw.</text:p>
          </table:table-cell>
          <table:table-cell office:value-type="string">
            <text:p>شما به ندرت می‌شنوید که بزرگسالان درباره‌ی فیلمی که دیده‌اند، با اشتیاق صحبت کنند.</text:p>
          </table:table-cell>
          <table:table-cell office:value-type="string">
            <text:p>Seldom; not often</text:p>
          </table:table-cell>
          <table:table-cell office:value-type="string">
            <text:p>People are rarely frank with each other.</text:p>
          </table:table-cell>
          <table:table-cell office:value-type="string">
            <text:p>مردم به ندرت با یکدیگر صادق هستند.</text:p>
          </table:table-cell>
          <table:table-cell office:value-type="string">
            <text:p>I rarely attend the annual meetings of our family circle.</text:p>
          </table:table-cell>
          <table:table-cell office:value-type="string">
            <text:p>من به ندرت در جلسات سالانه محفل خانوادگی‌مان شرکت می‌کنم.</text:p>
          </table:table-cell>
          <table:table-cell office:value-type="float" office:value="23">
            <text:p>23</text:p>
          </table:table-cell>
          <table:table-cell office:value-type="float" office:value="2">
            <text:p>2</text:p>
          </table:table-cell>
          <table:table-cell office:value-type="string">
            <text:p>{"word":"Rarely","mean":"","countable":"no","type":"adverb","voice":"unknown","plural":"","plural_example":"","example":"I Rarely Go To The Cinema.","registers":"[formal: Rarely], [informal: Seldom]","phrasal_verbs":[],"synonyms":{"formal":["Infrequently","Seldom"],"informal":["Hardly Ever"],"neutral":["Not Often","Uncommonly"]},"derivations":[{"word":"Rare","type":"adjective","example":"Diamonds Are Rare.","example_translation":"الماس ها کمیاب هستند.","display":"Rare"},{"word":"Rarity","type":"noun","example":"Honesty Is A Rarity These Days.","example_translation":"صداقت این روزها نایاب است.","display":"Rarity"}],"collocations":[{"collocation":"Rarely Occur","example":"These Problems Rarely Occur.","translation":"این مشکلات به ندرت رخ می دهند."},{"collocation":"Rarely See","example":"I Rarely See Him These Days.","translation":"این روزها به ندرت او را می بینم."}]}</text:p>
          </table:table-cell>
        </table:table-row>
        <table:table-row>
          <table:table-cell office:value-type="float" office:value="267">
            <text:p>267</text:p>
          </table:table-cell>
          <table:table-cell office:value-type="float" office:value="267">
            <text:p>267</text:p>
          </table:table-cell>
          <table:table-cell office:value-type="string">
            <text:p>Forbid</text:p>
          </table:table-cell>
          <table:table-cell office:value-type="string">
            <text:p>ممنوع کردن</text:p>
          </table:table-cell>
          <table:table-cell office:value-type="string">
            <text:p>uk  /fəˈbɪd/ us  /fɚˈbɪd/</text:p>
          </table:table-cell>
          <table:table-cell office:value-type="string">
            <text:p>Spitting on the floor is forbidden in public places.</text:p>
          </table:table-cell>
          <table:table-cell office:value-type="string">
            <text:p>تُف انداختن روی زمین در مکان های عمومی ممنوع است.</text:p>
          </table:table-cell>
          <table:table-cell office:value-type="string">
            <text:p>Order someone not to do something; make a rule against</text:p>
          </table:table-cell>
          <table:table-cell office:value-type="string">
            <text:p>The law forbids drunken drivers from operating their vehicles.</text:p>
          </table:table-cell>
          <table:table-cell office:value-type="string">
            <text:p>قانون، رانندگی افراد مست را ممنوع می‌کند.</text:p>
          </table:table-cell>
          <table:table-cell office:value-type="string">
            <text:p>I forbid you to enter the dense jungle because of the peril which awaits you there.</text:p>
          </table:table-cell>
          <table:table-cell office:value-type="string">
            <text:p>به خاطر خطرهایی که در کمین تو است، تو را از ورود به جنگل انبوه منع می‌کنم.</text:p>
          </table:table-cell>
          <table:table-cell office:value-type="float" office:value="23">
            <text:p>23</text:p>
          </table:table-cell>
          <table:table-cell office:value-type="float" office:value="3">
            <text:p>3</text:p>
          </table:table-cell>
          <table:table-cell office:value-type="string">
            <text:p>{"word":"Forbid","mean":"","countable":"no","type":"verb","voice":"transitive","plural":"","plural_example":"","example":"I Forbid You To Go.","registers":"[formal: To Command Someone Not To Do Something]","phrasal_verbs":[],"synonyms":{"formal":["Prohibit","Enjoin","Interdict"],"informal":["Ban","Outlaw","Disallow"],"neutral":["Prevent","Restrict","Stop"]},"derivations":[{"word":"Forbidden","type":"adjective","example":"This Fruit Is Forbidden.","example_translation":"این میوه ممنوع است.","display":"Forbidden"},{"word":"Forbiddance","type":"noun","example":"The Forbiddance Of Alcohol Led To Speakeasies.","example_translation":"ممنوعیت الکل منجر به ایجاد مشروب فروشی های غیرقانونی شد.","display":"Forbiddance"}],"collocations":[{"collocation":"Forbid Someone To Do Something","example":"My Parents Forbid Me To Stay Out Late.","translation":"والدینم مرا از دیر بیرون ماندن منع می کنند."},{"collocation":"Forbid By Law","example":"The Practice Is Forbidden By Law.","translation":"این عمل از نظر قانونی ممنوع است."}]}</text:p>
          </table:table-cell>
        </table:table-row>
        <table:table-row>
          <table:table-cell office:value-type="float" office:value="268">
            <text:p>268</text:p>
          </table:table-cell>
          <table:table-cell office:value-type="float" office:value="268">
            <text:p>268</text:p>
          </table:table-cell>
          <table:table-cell office:value-type="string">
            <text:p>Logical</text:p>
          </table:table-cell>
          <table:table-cell office:value-type="string">
            <text:p>منطقی</text:p>
          </table:table-cell>
          <table:table-cell office:value-type="string">
            <text:p>uk  /ˈlɒdʒ.ɪ.kəl/ us  /ˈlɑː.dʒɪ.kəl/</text:p>
          </table:table-cell>
          <table:table-cell office:value-type="string">
            <text:p>a. It is logical to spend a minimum on needless things.</text:p>
          </table:table-cell>
          <table:table-cell office:value-type="string">
            <text:p>منطقی است که برای چیزهای غیر ضروری، کمترین هزینه را صرف کنیم.</text:p>
          </table:table-cell>
          <table:table-cell office:value-type="string">
            <text:p>Reasonable; reasonably expected</text:p>
          </table:table-cell>
          <table:table-cell office:value-type="string">
            <text:p>b. In order to keep your car running well, it is only logical that you lubricate it regularly.</text:p>
          </table:table-cell>
          <table:table-cell office:value-type="string">
            <text:p>برای اینکه اتومبیل شما خوب کار کند، منطقی است که آن را به طور منظم روغن کاری کنید.</text:p>
          </table:table-cell>
          <table:table-cell office:value-type="string">
            <text:p>c. I used a logical argument to persuade Lester to leave.</text:p>
          </table:table-cell>
          <table:table-cell office:value-type="string">
            <text:p>من از یک استدلال منطقی استفاده کردم تا لستر را متقاعد به رفتن کنم.</text:p>
          </table:table-cell>
          <table:table-cell office:value-type="float" office:value="23">
            <text:p>23</text:p>
          </table:table-cell>
          <table:table-cell office:value-type="float" office:value="4">
            <text:p>4</text:p>
          </table:table-cell>
          <table:table-cell office:value-type="string">
            <text:p>{"word":"Logical","mean":"","countable":"no","type":"adjective","voice":"unknown","plural":"","plural_example":"","example":"It Was A Logical Conclusion.","registers":"[formal: Formal], [informal: Informal]","phrasal_verbs":[],"synonyms":{"formal":["Rational","Reasonable"],"informal":["Sensible","Sound"],"neutral":["Consistent","Valid"]},"derivations":[{"word":"Logic","type":"noun","example":"The Logic Of His Argument Was Flawless.","example_translation":"منطق استدلال او بی نقص بود.","display":"Logic"},{"word":"Logically","type":"adverb","example":"The Problem Was Logically Solved.","example_translation":"مسئله به طور منطقی حل شد.","display":"Logically"}],"collocations":[{"collocation":"Logical Argument","example":"He Presented A Logical Argument.","translation":"او یک استدلال منطقی ارائه داد."},{"collocation":"Logical Conclusion","example":"That Was The Logical Conclusion To Draw.","translation":"این نتیجه گیری منطقی بود که می توان گرفت."}]}</text:p>
          </table:table-cell>
        </table:table-row>
        <table:table-row>
          <table:table-cell office:value-type="float" office:value="269">
            <text:p>269</text:p>
          </table:table-cell>
          <table:table-cell office:value-type="float" office:value="269">
            <text:p>269</text:p>
          </table:table-cell>
          <table:table-cell office:value-type="string">
            <text:p>Exhibit</text:p>
          </table:table-cell>
          <table:table-cell office:value-type="string">
            <text:p>به نمایش گذاشتن</text:p>
          </table:table-cell>
          <table:table-cell office:value-type="string">
            <text:p>uk  /ɪɡˈzɪb.ɪt/ us  /ɪɡˈzɪb.ɪt/</text:p>
          </table:table-cell>
          <table:table-cell office:value-type="string">
            <text:p>a. A million-dollar microscope is now on exhibit at our school.</text:p>
          </table:table-cell>
          <table:table-cell office:value-type="string">
            <text:p>یک میکروسکوپ یک میلیون دلاری هم اکنون در نمایشگاه مدرسه ما است.</text:p>
          </table:table-cell>
          <table:table-cell office:value-type="string">
            <text:p>Display; show</text:p>
          </table:table-cell>
          <table:table-cell office:value-type="string">
            <text:p>b. The bride and groom exhibited their many expensive gifts.</text:p>
          </table:table-cell>
          <table:table-cell office:value-type="string">
            <text:p>عروس و داماد، هدیه‌های بسیار گرانبهای خود را (به همه) نشان دادند.</text:p>
          </table:table-cell>
          <table:table-cell office:value-type="string">
            <text:p>c. Kim frequently exhibited her vast knowledge of baseball before complete strangers.</text:p>
          </table:table-cell>
          <table:table-cell office:value-type="string">
            <text:p>کیم غالباً دانش گسترده خود در مورد بیسبال را در برابر افراد کاملاً غریبه به نمایش می‌گذاشت.</text:p>
          </table:table-cell>
          <table:table-cell office:value-type="float" office:value="23">
            <text:p>23</text:p>
          </table:table-cell>
          <table:table-cell office:value-type="float" office:value="5">
            <text:p>5</text:p>
          </table:table-cell>
          <table:table-cell office:value-type="string">
            <text:p>{"word":"Exhibit","mean":"","countable":"no","type":"verb","voice":"transitive","plural":"","plural_example":"","example":"The Museum Will Exhibit The Artist's Newest Collection Next Month.","registers":"[formal: Display], [neutral: Show]","phrasal_verbs":[],"synonyms":{"formal":["Display","Present","Show"],"informal":["Flash","Air","Lay out"],"neutral":["Demonstrate","Reveal","Unveil"]},"derivations":[{"word":"Exhibition","type":"noun","example":"The Art Exhibition Was Very Popular.","example_translation":"نمایشگاه هنری بسیار محبوب بود.","display":"Exhibition"},{"word":"Exhibitor","type":"noun","example":"The Exhibitor Set Up Their Booth Early.","example_translation":"غرفه دار غرفه خود را زود برپا کرد.","display":"Exhibitor"}],"collocations":[{"collocation":"Exhibit A","example":"The Prosecution Presented The Weapon As Exhibit A.","translation":"دادستان اسلحه را به عنوان مدرک الف ارائه کرد."},{"collocation":"Exhibit Caution","example":"Please Exhibit Caution While Walking On The Icy Surface.","translation":"لطفا هنگام راه رفتن روی سطح یخی احتیاط کنید."}]}</text:p>
          </table:table-cell>
        </table:table-row>
        <table:table-row>
          <table:table-cell office:value-type="float" office:value="270">
            <text:p>270</text:p>
          </table:table-cell>
          <table:table-cell office:value-type="float" office:value="270">
            <text:p>270</text:p>
          </table:table-cell>
          <table:table-cell office:value-type="string">
            <text:p>Proceed</text:p>
          </table:table-cell>
          <table:table-cell office:value-type="string">
            <text:p>پیش رفتن، ادامه دادن، اقدام کردن</text:p>
          </table:table-cell>
          <table:table-cell office:value-type="string">
            <text:p>uk  /prəˈsiːd/ us  /proʊˈsiːd/</text:p>
          </table:table-cell>
          <table:table-cell office:value-type="string">
            <text:p>a. Only those with special cards can proceed into the pool area.</text:p>
          </table:table-cell>
          <table:table-cell office:value-type="string">
            <text:p>تنها کسانی که کارت ویژه دارند، می‌توانند به محوطه استخر وارد شوند.</text:p>
          </table:table-cell>
          <table:table-cell office:value-type="string">
            <text:p>Go on after having stopped; move forward</text:p>
          </table:table-cell>
          <table:table-cell office:value-type="string">
            <text:p>b. When the actor was late, the show proceeded without him.</text:p>
          </table:table-cell>
          <table:table-cell office:value-type="string">
            <text:p>وقتی بازیگر دیر کرد، نمایش بدون او ادامه یافت.</text:p>
          </table:table-cell>
          <table:table-cell office:value-type="string">
            <text:p>c. The senator proceeded to denounce those wholesalers who would deprive Americans of their quota of beef.</text:p>
          </table:table-cell>
          <table:table-cell office:value-type="string">
            <text:p>سناتور اقدام به محکوم کردن عمده‌فروشانی کرد که آمریکایی‌ها را از سهمیه گوشت خود محروم می‌کردند.</text:p>
          </table:table-cell>
          <table:table-cell office:value-type="float" office:value="23">
            <text:p>23</text:p>
          </table:table-cell>
          <table:table-cell office:value-type="float" office:value="6">
            <text:p>6</text:p>
          </table:table-cell>
          <table:table-cell office:value-type="string">
            <text:p>{"word":"Proceed","mean":"","countable":"no","type":"verb","voice":"intransitive","plural":"","plural_example":"","example":"We Can Proceed With The Plans Now.","registers":"[formal: Widely Used], [informal: Rarely Used]","phrasal_verbs":[{"verb":"proceed from","definition":"To Originate From; Arise From","example":"The Argument Proceeded From A Misunderstanding.","example_translation":"این بحث از یک سوء تفاهم ناشی شد."}],"synonyms":{"formal":["Continue","Advance","Progress","Emanate"],"informal":["Go Ahead"],"neutral":["Move","Start"]},"derivations":[{"word":"Procedure","type":"noun","example":"The Procedure Is Quite Simple.","example_translation":"این روش بسیار ساده است.","display":"Procedure"},{"word":"Proceeding","type":"noun","example":"The Court Proceedings Were Lengthy.","example_translation":"روند دادگاه طولانی بود.","display":"Proceeding"}],"collocations":[{"collocation":"Proceed Cautiously","example":"You Should Proceed Cautiously In This Situation.","translation":"شما باید در این وضعیت با احتیاط پیش بروید."},{"collocation":"Proceed According To","example":"We Must Proceed According To The Rules.","translation":"ما باید طبق قوانین پیش برویم."}]}</text:p>
          </table:table-cell>
        </table:table-row>
        <table:table-row>
          <table:table-cell office:value-type="float" office:value="271">
            <text:p>271</text:p>
          </table:table-cell>
          <table:table-cell office:value-type="float" office:value="271">
            <text:p>271</text:p>
          </table:table-cell>
          <table:table-cell office:value-type="string">
            <text:p>Precaution</text:p>
          </table:table-cell>
          <table:table-cell office:value-type="string">
            <text:p>احتیاط</text:p>
          </table:table-cell>
          <table:table-cell office:value-type="string">
            <text:p>uk  /prɪˈkɔː.ʃən/ us  /prɪˈkɑː.ʃən/</text:p>
          </table:table-cell>
          <table:table-cell office:value-type="string">
            <text:p>a. Detectives used precaution before entering the bomb's vicinity.</text:p>
          </table:table-cell>
          <table:table-cell office:value-type="string">
            <text:p>کارآگاهان قبل از نزدیک شدن به محوطه بمب، احتیاط کردند.</text:p>
          </table:table-cell>
          <table:table-cell office:value-type="string">
            <text:p>Measures taken beforehand; foresight</text:p>
          </table:table-cell>
          <table:table-cell office:value-type="string">
            <text:p>b. We must take every precaution not to pollute the air.</text:p>
          </table:table-cell>
          <table:table-cell office:value-type="string">
            <text:p>ما باید تمام اقدامات احتیاطی را انجام دهیم تا هوا را آلوده نکنیم.</text:p>
          </table:table-cell>
          <table:table-cell office:value-type="string">
            <text:p>c. Before igniting the fire, the hunters took unusual precautions.</text:p>
          </table:table-cell>
          <table:table-cell office:value-type="string">
            <text:p>شکارچیان قبل از روشن کردن آتش، احتیاط‌های ویژه‌ای به خرج دادند.</text:p>
          </table:table-cell>
          <table:table-cell office:value-type="float" office:value="23">
            <text:p>23</text:p>
          </table:table-cell>
          <table:table-cell office:value-type="float" office:value="7">
            <text:p>7</text:p>
          </table:table-cell>
          <table:table-cell office:value-type="string">
            <text:p>{"word":"Precaution","mean":"","countable":"yes","type":"noun","voice":"unknown","plural":"Precautions","plural_example":"Safety Precautions Were Ignored.","example":"He Took Every Precaution To Avoid Accidents.","registers":"[formal: Precaution], [informal: Precaution]","phrasal_verbs":[],"synonyms":{"formal":["Safeguard","Preventative Measure","Forethought"],"informal":["Heads-up","Alert"],"neutral":["Care","Caution","Protection","Security"]},"derivations":[{"word":"Precautionary","type":"adjective","example":"A Precautionary Measure","example_translation":"یک اقدام احتیاطی","display":"Precautionary"},{"word":"Precautionarily","type":"adverb","example":"The Machine Was Stopped Precautionarily.","example_translation":"ماشین به طور احتیاطی متوقف شد.","display":"Precautionarily"}],"collocations":[{"collocation":"take precautions","example":"We Must Take Precautions.","translation":"ما باید اقدامات احتیاطی را انجام دهیم."},{"collocation":"safety precaution","example":"This Is An Important Safety Precaution.","translation":"این یک اقدام احتیاطی ایمنی مهم است."}]}</text:p>
          </table:table-cell>
        </table:table-row>
        <table:table-row>
          <table:table-cell office:value-type="float" office:value="272">
            <text:p>272</text:p>
          </table:table-cell>
          <table:table-cell office:value-type="float" office:value="272">
            <text:p>272</text:p>
          </table:table-cell>
          <table:table-cell office:value-type="string">
            <text:p>Extract</text:p>
          </table:table-cell>
          <table:table-cell office:value-type="string">
            <text:p>بیرون کشیدن، استخراج کردن</text:p>
          </table:table-cell>
          <table:table-cell office:value-type="string">
            <text:p>uk  /ɪkˈstrækt/ us  /ɪkˈstrækt/</text:p>
          </table:table-cell>
          <table:table-cell office:value-type="string">
            <text:p>a. Dr. Fogel extracted my tooth in an amateur fashion.</text:p>
          </table:table-cell>
          <table:table-cell office:value-type="string">
            <text:p>دکتر فاگل دندانم را به طور ناشیانه ای کشید.</text:p>
          </table:table-cell>
          <table:table-cell office:value-type="string">
            <text:p>Pull out or draw out, usually with some effort</text:p>
          </table:table-cell>
          <table:table-cell office:value-type="string">
            <text:p>b. Chemists extracted the essential vitamins from the grain.</text:p>
          </table:table-cell>
          <table:table-cell office:value-type="string">
            <text:p>داروسازان، ویتامین های لازم را از دانه گندم استخراج کردند.</text:p>
          </table:table-cell>
          <table:table-cell office:value-type="string">
            <text:p>c. Spencer was ingenious in extracting information from witnesses.</text:p>
          </table:table-cell>
          <table:table-cell office:value-type="string">
            <text:p>اسپنسر در بیرون کشیدن اطلاعات از شاهدها، خلاقانه عمل کرد.</text:p>
          </table:table-cell>
          <table:table-cell office:value-type="float" office:value="23">
            <text:p>23</text:p>
          </table:table-cell>
          <table:table-cell office:value-type="float" office:value="8">
            <text:p>8</text:p>
          </table:table-cell>
          <table:table-cell office:value-type="string">
            <text:p>{"word":"Extract","mean":"","countable":"no","type":"verb","voice":"transitive","plural":"","plural_example":"","example":"They Extract Oil From The Ground.","registers":"[formal: Extract]","phrasal_verbs":[{"verb":"Extract From","definition":"To Remove Or Obtain Something From A Particular Source.","example":"I Extracted The Important Information From The Long Document.","example_translation":"من اطلاعات مهم را از سند طولانی استخراج کردم."}],"synonyms":{"formal":["Derive","Obtain","Remove","Elicit","Distill"],"informal":["Pull","Get Out"],"neutral":["Draw","Take Out","Separate","Gather"]},"derivations":[{"word":"Extraction","type":"noun","example":"The Extraction Of Gold Is A Difficult Process.","example_translation":"استخراج طلا یک فرایند دشوار است.","display":"Extraction"},{"word":"Extractor","type":"noun","example":"The Extractor Is Used To Remove Juice From The Fruit.","example_translation":"از استخراج کننده برای گرفتن آب میوه از میوه استفاده می شود.","display":"Extractor"}],"collocations":[{"collocation":"Extract Information","example":"It Is Difficult To Extract Information From Him.","translation":"استخراج اطلاعات از او دشوار است."},{"collocation":"Extract A Promise","example":"She Managed To Extract A Promise From Him.","translation":"او موفق شد قولی از او بگیرد."}]}</text:p>
          </table:table-cell>
        </table:table-row>
        <table:table-row>
          <table:table-cell office:value-type="float" office:value="273">
            <text:p>273</text:p>
          </table:table-cell>
          <table:table-cell office:value-type="float" office:value="273">
            <text:p>273</text:p>
          </table:table-cell>
          <table:table-cell office:value-type="string">
            <text:p>Prior</text:p>
          </table:table-cell>
          <table:table-cell office:value-type="string">
            <text:p>قبلی، پیشین، مقدم</text:p>
          </table:table-cell>
          <table:table-cell office:value-type="string">
            <text:p>uk  /praɪər/ us  /praɪr/</text:p>
          </table:table-cell>
          <table:table-cell office:value-type="string">
            <text:p>a. Prior to choosing his life's vocation, Paul traveled to India.</text:p>
          </table:table-cell>
          <table:table-cell office:value-type="string">
            <text:p>الف. پل قبل از انتخاب حرفه زندگی‌اش به هندوستان مسافرت کرد.</text:p>
          </table:table-cell>
          <table:table-cell office:value-type="string">
            <text:p>Coming before; earlier</text:p>
          </table:table-cell>
          <table:table-cell office:value-type="string">
            <text:p>b. Myrna was unhappy prior to meeting her beau.</text:p>
          </table:table-cell>
          <table:table-cell office:value-type="string">
            <text:p>ب. میرنا قبل از ملاقات با معشوقه‌اش ناراحت بود.</text:p>
          </table:table-cell>
          <table:table-cell office:value-type="string">
            <text:p>c. Samson had been a strong man prior to having his hair cut.</text:p>
          </table:table-cell>
          <table:table-cell office:value-type="string">
            <text:p>ج. سامسون قبل از کوتاه کردن موهایش، مرد نیرومندی بود.</text:p>
          </table:table-cell>
          <table:table-cell office:value-type="float" office:value="23">
            <text:p>23</text:p>
          </table:table-cell>
          <table:table-cell office:value-type="float" office:value="9">
            <text:p>9</text:p>
          </table:table-cell>
          <table:table-cell office:value-type="string">
            <text:p>{"word":"Prior","mean":"","countable":"no","type":"adjective","voice":"unknown","plural":"","plural_example":"","example":"I Had A Prior Engagement.","registers":"[formal: ], [informal: ]","phrasal_verbs":[],"synonyms":{"formal":["Preceding","Antecedent"],"informal":["Earlier","Previous"],"neutral":["Former","Past"]},"derivations":[{"word":"Priority","type":"noun","example":"Education Is A High Priority.","example_translation":"آموزش یک اولویت بالا است.","display":"Priority"}],"collocations":[{"collocation":"Prior Knowledge","example":"Students Need Some Prior Knowledge Of The Subject.","translation":"دانشجویان به مقداری دانش قبلی از موضوع نیاز دارند."},{"collocation":"Prior Experience","example":"Prior Experience Is Not Required For This Job.","translation":"تجربه قبلی برای این شغل لازم نیست."},{"collocation":"Prior Approval","example":"You Need Prior Approval Before Taking That Action.","translation":"قبل از انجام آن عمل، به تایید قبلی نیاز دارید."}]}</text:p>
          </table:table-cell>
        </table:table-row>
        <table:table-row>
          <table:table-cell office:value-type="float" office:value="274">
            <text:p>274</text:p>
          </table:table-cell>
          <table:table-cell office:value-type="float" office:value="274">
            <text:p>274</text:p>
          </table:table-cell>
          <table:table-cell office:value-type="string">
            <text:p>Embrace</text:p>
          </table:table-cell>
          <table:table-cell office:value-type="string">
            <text:p>آغوش، بغل</text:p>
          </table:table-cell>
          <table:table-cell office:value-type="string">
            <text:p>uk  /ɪmˈbreɪs/ us  /ɪmˈbreɪs/</text:p>
          </table:table-cell>
          <table:table-cell office:value-type="string">
            <text:p>a. After having been rivals for years, the two men embraced.</text:p>
          </table:table-cell>
          <table:table-cell office:value-type="string">
            <text:p>دو مرد بعد از سال ها رقیب بودن، همدیگر را در آغوش گرفتند.</text:p>
          </table:table-cell>
          <table:table-cell office:value-type="string">
            <text:p>Hug one another; a hug</text:p>
          </table:table-cell>
          <table:table-cell office:value-type="string">
            <text:p>b. When Ellen's spouse approached, she slipped out of Doug's embrace.</text:p>
          </table:table-cell>
          <table:table-cell office:value-type="string">
            <text:p>وقتی همسر الن نزدیک شد، الن از آغوش داگ گریخت.</text:p>
          </table:table-cell>
          <table:table-cell office:value-type="string">
            <text:p>c. The young girl was bewildered when the stranger embraced her.</text:p>
          </table:table-cell>
          <table:table-cell office:value-type="string">
            <text:p>دختر جوان وقتی شخص ناآشنا او را در آغوش کشید، مبهوت شد.</text:p>
          </table:table-cell>
          <table:table-cell office:value-type="float" office:value="23">
            <text:p>23</text:p>
          </table:table-cell>
          <table:table-cell office:value-type="float" office:value="10">
            <text:p>10</text:p>
          </table:table-cell>
          <table:table-cell office:value-type="string">
            <text:p>{"word":"Embrace","mean":"","countable":"no","type":"verb","voice":"transitive","plural":"","plural_example":"","example":"She Embraced Her Son After His Long Journey.","registers":"[formal: Literary], [informal: colloquial]","phrasal_verbs":[{"verb":"Embrace Something\/Someone With Open Arms","definition":"To Accept Something\/Someone Eagerly And Enthusiastically.","example":"The Community Embraced The Newcomer With Open Arms.","example_translation":"جامعه از تازه وارد با آغوش باز استقبال کرد."}],"synonyms":{"formal":["Accept","Adopt","Welcome"],"informal":["Hug","Cuddle"],"neutral":["Hold","Clasp","Cherish"]},"derivations":[{"word":"Embrace","type":"noun","example":"They Shared A Warm Embrace.","example_translation":"آنها یک آغوش گرم با هم تقسیم کردند.","display":"Embrace"},{"word":"Embracing","type":"adjective","example":"He Is An Embracing Person.","example_translation":"او شخص پذیرنده ای است.","display":"Embracing"}],"collocations":[{"collocation":"Embrace Change","example":"Companies Must Embrace Change To Stay Competitive.","translation":"شرکت ها باید تغییر را بپذیرند تا رقابتی باقی بمانند."},{"collocation":"Embrace Diversity","example":"We Must Embrace Diversity In Our Workplace.","translation":"ما باید تنوع را در محل کار خود بپذیریم."}]}</text:p>
          </table:table-cell>
        </table:table-row>
        <table:table-row>
          <table:table-cell office:value-type="float" office:value="275">
            <text:p>275</text:p>
          </table:table-cell>
          <table:table-cell office:value-type="float" office:value="275">
            <text:p>275</text:p>
          </table:table-cell>
          <table:table-cell office:value-type="string">
            <text:p>Valiant</text:p>
          </table:table-cell>
          <table:table-cell office:value-type="string">
            <text:p>شجاع</text:p>
          </table:table-cell>
          <table:table-cell office:value-type="string">
            <text:p>uk  /ˈvæl.i.ənt/ us  /ˈvæl.i.ənt/</text:p>
          </table:table-cell>
          <table:table-cell office:value-type="string">
            <text:p>a. Robin Hood was valiant and faced his opponents without fear.</text:p>
          </table:table-cell>
          <table:table-cell office:value-type="string">
            <text:p>رابین هود شجاع بود و بدون ترس با مخالفانش روبرو می‌شد.</text:p>
          </table:table-cell>
          <table:table-cell office:value-type="string">
            <text:p>Brave; courageous</text:p>
          </table:table-cell>
          <table:table-cell office:value-type="string">
            <text:p>b. The valiant paratroopers led the invasion.</text:p>
          </table:table-cell>
          <table:table-cell office:value-type="string">
            <text:p>چتربازان شجاع، حمله را رهبری کردند.</text:p>
          </table:table-cell>
          <table:table-cell office:value-type="string">
            <text:p>c. Grandma Joad had the ability to be valiant when the need arose.</text:p>
          </table:table-cell>
          <table:table-cell office:value-type="string">
            <text:p>مادربزرگ جواد این توانایی را داشت که در صورت لزوم شجاع باشد.</text:p>
          </table:table-cell>
          <table:table-cell office:value-type="float" office:value="23">
            <text:p>23</text:p>
          </table:table-cell>
          <table:table-cell office:value-type="float" office:value="11">
            <text:p>11</text:p>
          </table:table-cell>
          <table:table-cell office:value-type="string">
            <text:p>{"word":"Valiant","mean":"","countable":"no","type":"adjective","voice":"unknown","plural":"","plural_example":"","example":"The Valiant Knight Saved The Princess.","registers":"[formal: Describing heroic actions]","phrasal_verbs":[],"synonyms":{"formal":["Courageous","Intrepid","Heroic","Gallant"],"informal":["Brave","Fearless","Gutsy"],"neutral":["Bold","Daring","Plucky"]},"derivations":[{"word":"Valiance","type":"noun","example":"His Valiance Was Recognized By The King.","example_translation":"دلاوری او توسط پادشاه تشخیص داده شد.","display":"Valiance"}],"collocations":[{"collocation":"Valiant Effort","example":"Despite A Valiant Effort, They Lost The Game.","translation":"با وجود تلاش دلاورانه، آنها بازی را باختند."},{"collocation":"Valiant Soldier","example":"The Valiant Soldier Was Awarded A Medal.","translation":"به سرباز دلاور مدال اهدا شد."}]}</text:p>
          </table:table-cell>
        </table:table-row>
        <table:table-row>
          <table:table-cell office:value-type="float" office:value="276">
            <text:p>276</text:p>
          </table:table-cell>
          <table:table-cell office:value-type="float" office:value="276">
            <text:p>276</text:p>
          </table:table-cell>
          <table:table-cell office:value-type="string">
            <text:p>Partial</text:p>
          </table:table-cell>
          <table:table-cell office:value-type="string">
            <text:p>نسبی، ناقص، جزئی</text:p>
          </table:table-cell>
          <table:table-cell office:value-type="string">
            <text:p>uk  /ˈpɑː.ʃəl/ us  /ˈpɑːr.ʃəl/</text:p>
          </table:table-cell>
          <table:table-cell office:value-type="string">
            <text:p>a. We made a partial listing of the urgently needed supplies.</text:p>
          </table:table-cell>
          <table:table-cell office:value-type="string">
            <text:p>ما یک فهرست ناقص از لوازم مورد نیاز خیلی مهم تهیه کردیم.</text:p>
          </table:table-cell>
          <table:table-cell office:value-type="string">
            <text:p>Not complete; not total</text:p>
          </table:table-cell>
          <table:table-cell office:value-type="string">
            <text:p>b. Macy's had a sale on a partial selection of its winter clothes.</text:p>
          </table:table-cell>
          <table:table-cell office:value-type="string">
            <text:p>میسی یک گلچین جزئی از لباس های زمستانی خود را به حراج گذاشت.</text:p>
          </table:table-cell>
          <table:table-cell office:value-type="string">
            <text:p>c. Using only a partial amount of his great speed, Jim Ryun surpassed all the other runners.</text:p>
          </table:table-cell>
          <table:table-cell office:value-type="string">
            <text:p>جیم ریون با به کارگیری تنها بخش جزئی از سرعت زیاد خود، از همه دوندگان دیگر سبقت گرفت.</text:p>
          </table:table-cell>
          <table:table-cell office:value-type="float" office:value="23">
            <text:p>23</text:p>
          </table:table-cell>
          <table:table-cell office:value-type="float" office:value="12">
            <text:p>12</text:p>
          </table:table-cell>
          <table:table-cell office:value-type="string">
            <text:p>{"word":"Partial","mean":"","countable":"no","type":"adjective","voice":"unknown","plural":"","plural_example":"","example":"A Partial Solution Was Found To The Problem.","registers":"[formal: Limited], [informal: Sort of]","phrasal_verbs":[],"synonyms":{"formal":["Incomplete","Limited","Fragmentary"],"informal":["Sort Of","Kind Of"],"neutral":["Incomplete","Limited","Fragmentary","Biased"]},"derivations":[{"word":"Partially","type":"adverb","example":"The Room Was Partially Decorated.","example_translation":"اتاق تا حدودی تزئین شده بود.","display":"Partially"},{"word":"Partiality","type":"noun","example":"The Judge Showed Partiality Towards The Defendant.","example_translation":"قاضی نسبت به متهم طرفداری نشان داد.","display":"Partiality"}],"collocations":[{"collocation":"Partial Success","example":"The Mission Achieved Partial Success.","translation":"ماموریت به موفقیت نسبی دست یافت."},{"collocation":"Partial Eclipse","example":"We Witnessed A Partial Eclipse Of The Sun.","translation":"ما شاهد یک خورشید گرفتگی جزئی بودیم."},{"collocation":"Partial View","example":"The Room Offers A Partial View Of The Ocean.","translation":"اتاق یک نمای جزئی از اقیانوس ارائه می دهد."}]}</text:p>
          </table:table-cell>
        </table:table-row>
        <table:table-row>
          <table:table-cell office:value-type="float" office:value="277">
            <text:p>277</text:p>
          </table:table-cell>
          <table:table-cell office:value-type="float" office:value="277">
            <text:p>277</text:p>
          </table:table-cell>
          <table:table-cell office:value-type="string">
            <text:p>Fierce</text:p>
          </table:table-cell>
          <table:table-cell office:value-type="string">
            <text:p>خشن و وحشی</text:p>
          </table:table-cell>
          <table:table-cell office:value-type="string">
            <text:p>uk  /fɪəs/ us  /fɪrs/</text:p>
          </table:table-cell>
          <table:table-cell office:value-type="string">
            <text:p>a. Barry was so fiercely angry that he thrust his hand through the glass.</text:p>
          </table:table-cell>
          <table:table-cell office:value-type="string">
            <text:p>بری آنچنان به شدت عصبانی بود که دستش را از میان شیشه عبور داد.</text:p>
          </table:table-cell>
          <table:table-cell office:value-type="string">
            <text:p>Savage; wild</text:p>
          </table:table-cell>
          <table:table-cell office:value-type="string">
            <text:p>b. One must take appropriate precautions when approaching fierce dogs.</text:p>
          </table:table-cell>
          <table:table-cell office:value-type="string">
            <text:p>انسان بایستی هنگام نزدیک شدن به سگ های خشن، احتیاط های لازم را بکند.</text:p>
          </table:table-cell>
          <table:table-cell office:value-type="string">
            <text:p>c. He took one look at his fierce opponent and ran.</text:p>
          </table:table-cell>
          <table:table-cell office:value-type="string">
            <text:p>او نگاهی به رقیب خشن خود انداخت و فرار کرد.</text:p>
          </table:table-cell>
          <table:table-cell office:value-type="float" office:value="24">
            <text:p>24</text:p>
          </table:table-cell>
          <table:table-cell office:value-type="float" office:value="1">
            <text:p>1</text:p>
          </table:table-cell>
          <table:table-cell office:value-type="string">
            <text:p>{"word":"Fierce","mean":"","countable":"no","type":"adjective","voice":"unknown","plural":"","plural_example":"","example":"The Lion Has A Fierce Roar.","registers":"[formal: ], [informal: ]","phrasal_verbs":[],"synonyms":{"formal":["Intense","Vehement","Ferocious"],"informal":["Wild","Savage"],"neutral":["Aggressive","Violent","Passionate"]},"derivations":[{"word":"Fiercely","type":"adverb","example":"He Defended His Beliefs Fiercely.","example_translation":"او با اعتقاداتش با شدت دفاع کرد.","display":"Fiercely"},{"word":"Fierceness","type":"noun","example":"The Fierceness Of The Storm Was Terrifying.","example_translation":"شدت طوفان وحشتناک بود.","display":"Fierceness"}],"collocations":[{"collocation":"Fierce Competition","example":"There Is Fierce Competition Among The Students.","translation":"رقابت شدیدی بین دانش آموزان وجود دارد."},{"collocation":"Fierce Battle","example":"The Soldiers Fought A Fierce Battle.","translation":"سربازان یک نبرد شدید را جنگیدند."}]}</text:p>
          </table:table-cell>
        </table:table-row>
        <table:table-row>
          <table:table-cell office:value-type="float" office:value="278">
            <text:p>278</text:p>
          </table:table-cell>
          <table:table-cell office:value-type="float" office:value="278">
            <text:p>278</text:p>
          </table:table-cell>
          <table:table-cell office:value-type="string">
            <text:p>Detest</text:p>
          </table:table-cell>
          <table:table-cell office:value-type="string">
            <text:p>متنفر بودن</text:p>
          </table:table-cell>
          <table:table-cell office:value-type="string">
            <text:p>uk  /dɪˈtest/ us  /dɪˈtest/</text:p>
          </table:table-cell>
          <table:table-cell office:value-type="string">
            <text:p>a. The world detests people who aren't valiant.</text:p>
          </table:table-cell>
          <table:table-cell office:value-type="string">
            <text:p>مردم جهان از افراد ترسو بیزارند.</text:p>
          </table:table-cell>
          <table:table-cell office:value-type="string">
            <text:p>Dislike very much; hate</text:p>
          </table:table-cell>
          <table:table-cell office:value-type="string">
            <text:p>b. Wally was certain that his girlfriend's parents would detest him because he had been a delinquent.</text:p>
          </table:table-cell>
          <table:table-cell office:value-type="string">
            <text:p>والی مطمئن بود که خانواده دوست دخترش از او متنفر خواهند شد، زیرا او یک فرد بزهکار بود.</text:p>
          </table:table-cell>
          <table:table-cell office:value-type="string">
            <text:p>c. I detest Chinese food but I won't deprive you of the chance to eat it.</text:p>
          </table:table-cell>
          <table:table-cell office:value-type="string">
            <text:p>من از غذای چینی متنفرم، اما فرصت خوردن آن را از تو نمی‌گیرم.</text:p>
          </table:table-cell>
          <table:table-cell office:value-type="float" office:value="24">
            <text:p>24</text:p>
          </table:table-cell>
          <table:table-cell office:value-type="float" office:value="2">
            <text:p>2</text:p>
          </table:table-cell>
          <table:table-cell office:value-type="string">
            <text:p>{"word":"Detest","mean":"","countable":"no","type":"verb","voice":"transitive","plural":"","plural_example":"","example":"I Detest Waking Up Early On Weekends.","registers":"[formal: Detest], [informal: Hate]","phrasal_verbs":[],"synonyms":{"formal":["Abhor","Loathe","Despise"],"informal":["Hate"],"neutral":["Dislike","Disapprove"]},"derivations":[{"word":"Detestable","type":"adjective","example":"His Behavior Was Detestable.","example_translation":"رفتارش نفرت انگیز بود.","display":"Detestable"},{"word":"Detestation","type":"noun","example":"She Expressed Her Detestation For The New Law.","example_translation":"او انزجار خود را از قانون جدید ابراز کرد.","display":"Detestation"}],"collocations":[{"collocation":"Detest The Idea","example":"Many People Detest The Idea Of Paying More Taxes.","translation":"بسیاری از مردم از ایده پرداخت مالیات بیشتر متنفرند."},{"collocation":"Absolutely Detest","example":"I Absolutely Detest Liars.","translation":"من از دروغگوها متنفرم."}]}</text:p>
          </table:table-cell>
        </table:table-row>
        <table:table-row>
          <table:table-cell office:value-type="float" office:value="279">
            <text:p>279</text:p>
          </table:table-cell>
          <table:table-cell office:value-type="float" office:value="279">
            <text:p>279</text:p>
          </table:table-cell>
          <table:table-cell office:value-type="string">
            <text:p>Sneer</text:p>
          </table:table-cell>
          <table:table-cell office:value-type="string">
            <text:p>ریشخند کردن</text:p>
          </table:table-cell>
          <table:table-cell office:value-type="string">
            <text:p>uk  /snɪər/ us  /snɪr/</text:p>
          </table:table-cell>
          <table:table-cell office:value-type="string">
            <text:p>a. The journalists were cautious about sneering at the Secretary of Defense.</text:p>
          </table:table-cell>
          <table:table-cell office:value-type="string">
            <text:p>روزنامه نگاران مواظب بودند که وزیر دفاع را مسخره نکنند.</text:p>
          </table:table-cell>
          <table:table-cell office:value-type="string">
            <text:p>Show scorn or contempt by looks or words; a scornful look or remark</text:p>
          </table:table-cell>
          <table:table-cell office:value-type="string">
            <text:p>b. "Wipe that sneer off your face!" the dean told the delinquent.</text:p>
          </table:table-cell>
          <table:table-cell office:value-type="string">
            <text:p>رئیس دانشکده به شخص خطاکار گفت: "آن پوزخند را از صورتت پاک کن!".</text:p>
          </table:table-cell>
          <table:table-cell office:value-type="string">
            <text:p>c. When offered a dime as a tip, the taxi driver sneered at his rider.</text:p>
          </table:table-cell>
          <table:table-cell office:value-type="string">
            <text:p>وقتی یک سکه ده سنتی به عنوان انعام به راننده تاکسی پیشنهاد شد، او به مسافرش پوزخند زد.</text:p>
          </table:table-cell>
          <table:table-cell office:value-type="float" office:value="24">
            <text:p>24</text:p>
          </table:table-cell>
          <table:table-cell office:value-type="float" office:value="3">
            <text:p>3</text:p>
          </table:table-cell>
          <table:table-cell office:value-type="string">
            <text:p>{"word":"Sneer","mean":"","countable":"no","type":"verb","voice":"intransitive","plural":"","plural_example":"","example":"He Would Sneer At People Who Didn't Share His Opinions.","registers":"[formal: ], [informal: ]","phrasal_verbs":[],"synonyms":{"formal":["Deride","Mock","Scorn"],"informal":["Jeer"],"neutral":["Smirk","Gibe","Scoff"]},"derivations":[{"word":"Sneering","type":"adjective","example":"He Had A Sneering Tone.","example_translation":"او لحنی پوزخندآمیز داشت.","display":"Sneering"},{"word":"Sneer","type":"noun","example":"There Was A Sneer On His Face.","example_translation":"پوزخندی بر چهره اش بود.","display":"Sneer"}],"collocations":[{"collocation":"Sneer Disdainfully","example":"He Would Sneer Disdainfully At Their Attempts.","translation":"او با تحقیر به تلاش های آنها پوزخند می زد."},{"collocation":"Sneer Contemptuously","example":"She Would Sneer Contemptuously At The Idea.","translation":"او با تحقیر به این ایده پوزخند می زد."}]}</text:p>
          </table:table-cell>
        </table:table-row>
        <table:table-row>
          <table:table-cell office:value-type="float" office:value="280">
            <text:p>280</text:p>
          </table:table-cell>
          <table:table-cell office:value-type="float" office:value="280">
            <text:p>280</text:p>
          </table:table-cell>
          <table:table-cell office:value-type="string">
            <text:p>Scowl</text:p>
          </table:table-cell>
          <table:table-cell office:value-type="string">
            <text:p>اخم کردن</text:p>
          </table:table-cell>
          <table:table-cell office:value-type="string">
            <text:p>uk  /skaʊl/ us  /skaʊl/</text:p>
          </table:table-cell>
          <table:table-cell office:value-type="string">
            <text:p>a. Laverne scowled at her mother when she was prohibited from going out.</text:p>
          </table:table-cell>
          <table:table-cell office:value-type="string">
            <text:p>وقتی مادر لاورن نگذاشت که او بیرون برود، لاورن به او اخم کرد.</text:p>
          </table:table-cell>
          <table:table-cell office:value-type="string">
            <text:p>Look angry by lowering the eyebrows; frown</text:p>
          </table:table-cell>
          <table:table-cell office:value-type="string">
            <text:p>b. I dread seeing my father scowl when he gets my report card.</text:p>
          </table:table-cell>
          <table:table-cell office:value-type="string">
            <text:p>وقتی پدرم کارنامه ام را ببیند، از اخم کردن او می ترسم.</text:p>
          </table:table-cell>
          <table:table-cell office:value-type="string">
            <text:p>c. Because of a defect in her vision, it always appeared that Polly was scowling.</text:p>
          </table:table-cell>
          <table:table-cell office:value-type="string">
            <text:p>به دلیل نقص در بینایی، همیشه به نظر می رسید که پُلی اخم می کند.</text:p>
          </table:table-cell>
          <table:table-cell office:value-type="float" office:value="24">
            <text:p>24</text:p>
          </table:table-cell>
          <table:table-cell office:value-type="float" office:value="4">
            <text:p>4</text:p>
          </table:table-cell>
          <table:table-cell office:value-type="string">
            <text:p>{"word":"Scowl","mean":"","countable":"no","type":"verb","voice":"intransitive","plural":"","plural_example":"","example":"He Scowled At Me Angrily.","registers":"[formal: ], [informal: ]","phrasal_verbs":[],"synonyms":{"formal":["Frown","Glower"],"informal":[],"neutral":["Grimace","Glare"]},"derivations":[{"word":"Scowl","type":"noun","example":"A Fierce Scowl Darkened His Face.","example_translation":"یک اخم شدید صورتش را تیره کرد.","display":"Scowl"},{"word":"Scowling","type":"adjective","example":"The Scowling Man Looked Intimidating.","example_translation":"مرد اخمو ترسناک به نظر می رسید.","display":"Scowling"}],"collocations":[{"collocation":"Scowl At Someone","example":"He Would Often Scowl At His Opponents.","translation":"او اغلب به مخالفانش اخم می کرد."},{"collocation":"Scowl In Disapproval","example":"She Scowled In Disapproval Of The Suggestion.","translation":"او با نارضایتی به این پیشنهاد اخم کرد."}]}</text:p>
          </table:table-cell>
        </table:table-row>
        <table:table-row>
          <table:table-cell office:value-type="float" office:value="281">
            <text:p>281</text:p>
          </table:table-cell>
          <table:table-cell office:value-type="float" office:value="281">
            <text:p>281</text:p>
          </table:table-cell>
          <table:table-cell office:value-type="string">
            <text:p>Encourage</text:p>
          </table:table-cell>
          <table:table-cell office:value-type="string">
            <text:p>تشویق کردن</text:p>
          </table:table-cell>
          <table:table-cell office:value-type="string">
            <text:p>uk  /ɪnˈkʌr.ɪdʒ/ us  /ɪnˈkɝː.ɪdʒ/</text:p>
          </table:table-cell>
          <table:table-cell office:value-type="string">
            <text:p>We encouraged the coach to devise a plan for beating Jefferson High.</text:p>
          </table:table-cell>
          <table:table-cell office:value-type="string">
            <text:p>ما مربی را تشویق کردیم تا طرحی برای شکست دادن دبیرستان جفرسون بریزد.</text:p>
          </table:table-cell>
          <table:table-cell office:value-type="string">
            <text:p>Give courage to; increase the confidence of</text:p>
          </table:table-cell>
          <table:table-cell office:value-type="string">
            <text:p>Some unstable persons need to be encouraged to find a vocation.</text:p>
          </table:table-cell>
          <table:table-cell office:value-type="string">
            <text:p>بعضی از افراد ناپایدار، برای پیدا کردن شغل نیاز به تشویق دارند.</text:p>
          </table:table-cell>
          <table:table-cell office:value-type="string">
            <text:p>A valiant person rarely needs to be encouraged.</text:p>
          </table:table-cell>
          <table:table-cell office:value-type="string">
            <text:p>یک فرد شجاع به ندرت نیاز به تشویق شدن دارد.</text:p>
          </table:table-cell>
          <table:table-cell office:value-type="float" office:value="24">
            <text:p>24</text:p>
          </table:table-cell>
          <table:table-cell office:value-type="float" office:value="5">
            <text:p>5</text:p>
          </table:table-cell>
          <table:table-cell office:value-type="string">
            <text:p>{"word":"Encourage","mean":"","countable":"no","type":"verb","voice":"transitive","plural":"","plural_example":"","example":"I Want To Encourage You To Pursue Your Dreams.","registers":"[formal: Encourage], [informal: Urge]","phrasal_verbs":[{"verb":"Encourage On","definition":"To Give Support And Encouragement To Someone Who Is Trying To Achieve Something.","example":"The Crowd Encouraged The Runner On As He Neared The Finish Line.","example_translation":"جمعیت دونده را تشویق می کرد زیرا او به خط پایان نزدیک می شد."}],"synonyms":{"formal":["Promote","Foster","Incite","Advocate","Cultivate"],"informal":["Push","Egg On","Cheer On","Root For"],"neutral":["Support","Urge","Motivate","Inspire","Hearten"]},"derivations":[{"word":"Encouragement","type":"noun","example":"She Needed Some Encouragement To Try Again.","example_translation":"او برای تلاش دوباره به مقداری تشویق نیاز داشت.","display":"Encouragement"},{"word":"Encouraging","type":"adjective","example":"The News Was Very Encouraging.","example_translation":"این خبر بسیار دلگرم کننده بود.","display":"Encouraging"}],"collocations":[{"collocation":"Strongly Encourage","example":"We Strongly Encourage Students To Participate In Extracurricular Activities.","translation":"ما قویاً دانش آموزان را تشویق می کنیم که در فعالیت های فوق برنامه شرکت کنند."},{"collocation":"Encourage Innovation","example":"The Company Aims To Encourage Innovation Among Its Employees.","translation":"هدف شرکت تشویق نوآوری در بین کارکنان خود است."}]}</text:p>
          </table:table-cell>
        </table:table-row>
        <table:table-row>
          <table:table-cell office:value-type="float" office:value="282">
            <text:p>282</text:p>
          </table:table-cell>
          <table:table-cell office:value-type="float" office:value="282">
            <text:p>282</text:p>
          </table:table-cell>
          <table:table-cell office:value-type="string">
            <text:p>Consider</text:p>
          </table:table-cell>
          <table:table-cell office:value-type="string">
            <text:p>در نظر گرفتن، فکر کردن درباره</text:p>
          </table:table-cell>
          <table:table-cell office:value-type="string">
            <text:p>uk  /kənˈsɪd.ər/ us  /kənˈsɪd.ɚ/</text:p>
          </table:table-cell>
          <table:table-cell office:value-type="string">
            <text:p>a. Jon considered whether a comprehensive report was necessary.</text:p>
          </table:table-cell>
          <table:table-cell office:value-type="string">
            <text:p>الف. جان بررسی کرد که آیا یک گزارش جامع ضروری بود یا خیر.</text:p>
          </table:table-cell>
          <table:table-cell office:value-type="string">
            <text:p>Think about in order to decide</text:p>
          </table:table-cell>
          <table:table-cell office:value-type="string">
            <text:p>b. Do you consider that dress to be a bargain at the wholesale price?</text:p>
          </table:table-cell>
          <table:table-cell office:value-type="string">
            <text:p>ب. آیا فکر می‌کنید آن لباس با قیمت عمده‌فروشی، ارزان و به‌صرفه است؟</text:p>
          </table:table-cell>
          <table:table-cell office:value-type="string">
            <text:p>c. The wrestler was always considered to be the underdog in every match.</text:p>
          </table:table-cell>
          <table:table-cell office:value-type="string">
            <text:p>پ. کشتی‌گیر همیشه در هر مسابقه، بازنده احتمالی در نظر گرفته می‌شد.</text:p>
          </table:table-cell>
          <table:table-cell office:value-type="float" office:value="24">
            <text:p>24</text:p>
          </table:table-cell>
          <table:table-cell office:value-type="float" office:value="6">
            <text:p>6</text:p>
          </table:table-cell>
          <table:table-cell office:value-type="string">
            <text:p>{"word":"Consider","mean":"","countable":"no","type":"verb","voice":"transitive","plural":"","plural_example":"","example":"We Need To Consider All The Options.","registers":"[formal: Consider], [informal: Think About]","phrasal_verbs":[{"verb":"Consider Someone\/Something For Something","definition":"To Think About Someone Or Something In Relation To A Specific Purpose Or Opportunity.","example":"We Are Considering Her For The Position.","example_translation":"ما داریم او را برای این موقعیت در نظر می گیریم."}],"synonyms":{"formal":["Contemplate","Deliberate","Reflect","Ponder"],"informal":["Think About","Look At"],"neutral":["Think","Examine","Weigh"]},"derivations":[{"word":"Consideration","type":"noun","example":"He Showed Great Consideration For Others.","example_translation":"او ملاحظات زیادی نسبت به دیگران نشان داد.","display":"Consideration"},{"word":"Considerate","type":"adjective","example":"She Is A Very Considerate Person.","example_translation":"او شخص بسیار ملاحظه کاری است.","display":"Considerate"}],"collocations":[{"collocation":"Carefully Consider","example":"Please Carefully Consider All The Factors.","translation":"لطفاً تمام عوامل را به دقت در نظر بگیرید."}]}</text:p>
          </table:table-cell>
        </table:table-row>
        <table:table-row>
          <table:table-cell office:value-type="float" office:value="283">
            <text:p>283</text:p>
          </table:table-cell>
          <table:table-cell office:value-type="float" office:value="283">
            <text:p>283</text:p>
          </table:table-cell>
          <table:table-cell office:value-type="string">
            <text:p>Vermin</text:p>
          </table:table-cell>
          <table:table-cell office:value-type="string">
            <text:p>حشرات موذی</text:p>
          </table:table-cell>
          <table:table-cell office:value-type="string">
            <text:p>uk  /ˈvɜː.mɪn/ us  /ˈvɝː.mɪn/</text:p>
          </table:table-cell>
          <table:table-cell office:value-type="string">
            <text:p>One should try to eliminate all vermin from their house.</text:p>
          </table:table-cell>
          <table:table-cell office:value-type="string">
            <text:p>انسان باید سعی کند همه حشرات موذی را از خانه خود ریشه کن کند.</text:p>
          </table:table-cell>
          <table:table-cell office:value-type="string">
            <text:p>Small animals that are troublesome or destructive; fleas, bedbugs, lice, rats, and mice are vermin</text:p>
          </table:table-cell>
          <table:table-cell office:value-type="string">
            <text:p>Some reptiles eat vermin.</text:p>
          </table:table-cell>
          <table:table-cell office:value-type="string">
            <text:p>برخی خزندگان، حشرات موذی را می خورند.</text:p>
          </table:table-cell>
          <table:table-cell office:value-type="string">
            <text:p>Although vermin are not always visible, they probably inhabit every house.</text:p>
          </table:table-cell>
          <table:table-cell office:value-type="string">
            <text:p>اگرچه جانوران موذی همیشه قابل رؤیت نیستند، اما احتمالاً در هر خانه ای وجود دارند.</text:p>
          </table:table-cell>
          <table:table-cell office:value-type="float" office:value="24">
            <text:p>24</text:p>
          </table:table-cell>
          <table:table-cell office:value-type="float" office:value="7">
            <text:p>7</text:p>
          </table:table-cell>
          <table:table-cell office:value-type="string">
            <text:p>{"word":"Vermin","mean":"","countable":"no","type":"noun","voice":"unknown","plural":"vermin","plural_example":"These Measures Are Designed To Eradicate Vermin.","example":"The Old House Was Infested With Vermin.","registers":"[formal: Legal, Scientific], [informal: Disgust, Anger]","phrasal_verbs":[],"synonyms":{"formal":["Pests","Rodents","Parasites"],"informal":["Creepy-crawlies","Critters"],"neutral":["Vermin"]},"derivations":[],"collocations":[{"collocation":"Control Vermin","example":"The City Is Trying To Control Vermin Populations.","translation":"شهر در تلاش است جمعیت جانوران موذی را کنترل کند."},{"collocation":"Eradicate Vermin","example":"The Goal Is To Eradicate Vermin From The Building.","translation":"هدف ریشه کن کردن جانوران موذی از ساختمان است."},{"collocation":"Get Rid Of Vermin","example":"How Can We Get Rid Of Vermin?","translation":"چگونه می توانیم از شر جانوران موذی خلاص شویم؟"}]}</text:p>
          </table:table-cell>
        </table:table-row>
        <table:table-row>
          <table:table-cell office:value-type="float" office:value="284">
            <text:p>284</text:p>
          </table:table-cell>
          <table:table-cell office:value-type="float" office:value="284">
            <text:p>284</text:p>
          </table:table-cell>
          <table:table-cell office:value-type="string">
            <text:p>Wail</text:p>
          </table:table-cell>
          <table:table-cell office:value-type="string">
            <text:p>شیون کردن</text:p>
          </table:table-cell>
          <table:table-cell office:value-type="string">
            <text:p>uk  /weɪl/ us  /weɪl/</text:p>
          </table:table-cell>
          <table:table-cell office:value-type="string">
            <text:p>a. When tragedy struck, the old people began to wail.</text:p>
          </table:table-cell>
          <table:table-cell office:value-type="string">
            <text:p>وقتی که فاجعه رخ داد، افراد مسن شروع به شیون کردند.</text:p>
          </table:table-cell>
          <table:table-cell office:value-type="string">
            <text:p>Cry loud and long because of grief or pain</text:p>
          </table:table-cell>
          <table:table-cell office:value-type="string">
            <text:p>b. In some countries the women are expected to wail loudly after their husbands die.</text:p>
          </table:table-cell>
          <table:table-cell office:value-type="string">
            <text:p>در بعضی از کشورها انتظار می‌رود زنان پس از مرگ شوهرانشان با صدای بلند شیون کنند.</text:p>
          </table:table-cell>
          <table:table-cell office:value-type="string">
            <text:p>c. When the Yankees lost the World Series, there was much wailing in New York.</text:p>
          </table:table-cell>
          <table:table-cell office:value-type="string">
            <text:p>وقتی تیم یانکیز در سری جهانی باخت، شیون زیادی در نیویورک برپا شد.</text:p>
          </table:table-cell>
          <table:table-cell office:value-type="float" office:value="24">
            <text:p>24</text:p>
          </table:table-cell>
          <table:table-cell office:value-type="float" office:value="8">
            <text:p>8</text:p>
          </table:table-cell>
          <table:table-cell office:value-type="string">
            <text:p>{"word":"Wail","mean":"","countable":"no","type":"verb","voice":"intransitive","plural":"","plural_example":"","example":"She Began To Wail After Hearing The Bad News.","registers":"[formal: Formal], [informal: Informal]","phrasal_verbs":[],"synonyms":{"formal":["Lament","Mourn"],"informal":["Cry","Whine"],"neutral":["Grieve","Sob","Lament"]},"derivations":[{"word":"Wail","type":"noun","example":"The Wail Of The Siren Was Eerie.","example_translation":"صدای ناله آژیر ترسناک بود.","display":"Wail"},{"word":"Wailful","type":"adjective","example":"She Gave A Wailful Cry.","example_translation":"او یک فریاد ناله‌آمیز سر داد.","display":"Wailful"}],"collocations":[{"collocation":"Wail In Agony","example":"He Wailed In Agony After The Accident.","translation":"او بعد از حادثه از شدت درد ناله کرد."},{"collocation":"Wail Bitterly","example":"She Wailed Bitterly When She Heard The News.","translation":"وقتی خبر را شنید تلخ گریه کرد."}]}</text:p>
          </table:table-cell>
        </table:table-row>
        <table:table-row>
          <table:table-cell office:value-type="float" office:value="285">
            <text:p>285</text:p>
          </table:table-cell>
          <table:table-cell office:value-type="float" office:value="285">
            <text:p>285</text:p>
          </table:table-cell>
          <table:table-cell office:value-type="string">
            <text:p>Symbol</text:p>
          </table:table-cell>
          <table:table-cell office:value-type="string">
            <text:p>نماد</text:p>
          </table:table-cell>
          <table:table-cell office:value-type="string">
            <text:p>uk  /ˈsɪm.bəl/ us  /ˈsɪm.bəl/</text:p>
          </table:table-cell>
          <table:table-cell office:value-type="string">
            <text:p>The statue outside the court building is considered a symbol of justice.</text:p>
          </table:table-cell>
          <table:table-cell office:value-type="string">
            <text:p>مجسمه بیرون ساختمان دادگاه، نمادی از عدالت در نظر گرفته می‌شود.</text:p>
          </table:table-cell>
          <table:table-cell office:value-type="string">
            <text:p>Something that stands for or represents something else</text:p>
          </table:table-cell>
          <table:table-cell office:value-type="string">
            <text:p>Symbols for God are prohibited in the Jewish religion.</text:p>
          </table:table-cell>
          <table:table-cell office:value-type="string">
            <text:p>به کار بردن نمادها برای خداوند در دین یهود ممنوع است.</text:p>
          </table:table-cell>
          <table:table-cell office:value-type="string">
            <text:p>An olive branch is a symbol of peace.</text:p>
          </table:table-cell>
          <table:table-cell office:value-type="string">
            <text:p>شاخه زیتون نماد صلح است.</text:p>
          </table:table-cell>
          <table:table-cell office:value-type="float" office:value="24">
            <text:p>24</text:p>
          </table:table-cell>
          <table:table-cell office:value-type="float" office:value="9">
            <text:p>9</text:p>
          </table:table-cell>
          <table:table-cell office:value-type="string">
            <text:p>{"word":"Symbol","mean":"","countable":"yes","type":"noun","voice":"unknown","plural":"symbols","plural_example":"These Symbols Represent Different Concepts.","example":"The Dove Is A Symbol Of Peace.","registers":"[formal: Symbol], [informal: Symbol]","phrasal_verbs":[],"synonyms":{"formal":["Representation","Emblem","Token","Signifier"],"informal":["Sign","Figure"],"neutral":["Image","Icon","Mark"]},"derivations":[{"word":"symbolize","type":"verb","example":"The Dove Symbolizes Peace.","example_translation":"کبوتر نماد صلح است.","display":"Symbolize"},{"word":"symbolic","type":"adjective","example":"The Statue Is Symbolic Of Freedom.","example_translation":"این مجسمه نمادی از آزادی است.","display":"Symbolic"}],"collocations":[{"collocation":"National Symbol","example":"The Bald Eagle Is A National Symbol Of The United States.","translation":"عقاب سر طاس یک نماد ملی از ایالات متحده است."},{"collocation":"Religious Symbol","example":"The Cross Is A Religious Symbol In Christianity.","translation":"صلیب یک نماد مذهبی در مسیحیت است."},{"collocation":"Universal Symbol","example":"A Heart Is Often A Universal Symbol Of Love.","translation":"قلب اغلب یک نماد جهانی از عشق است."}]}</text:p>
          </table:table-cell>
        </table:table-row>
        <table:table-row>
          <table:table-cell office:value-type="float" office:value="286">
            <text:p>286</text:p>
          </table:table-cell>
          <table:table-cell office:value-type="float" office:value="286">
            <text:p>286</text:p>
          </table:table-cell>
          <table:table-cell office:value-type="string">
            <text:p>Authority</text:p>
          </table:table-cell>
          <table:table-cell office:value-type="string">
            <text:p>قدرت، اختیار، اقتدار</text:p>
          </table:table-cell>
          <table:table-cell office:value-type="string">
            <text:p>uk  /ɔːˈθɒr.ə.ti/ us  /əˈθɔːr.ə.t̬i/</text:p>
          </table:table-cell>
          <table:table-cell office:value-type="string">
            <text:p>a. No one should have the authority to dictate our career choice.</text:p>
          </table:table-cell>
          <table:table-cell office:value-type="string">
            <text:p>هیچ کس نباید این اختیار را داشته باشد که انتخاب شغل ما را دیکته کند.</text:p>
          </table:table-cell>
          <table:table-cell office:value-type="string">
            <text:p>The right to command or enforce obedience; power delegated to another; an author or volume that may be appealed to in support of an action or belief</text:p>
          </table:table-cell>
          <table:table-cell office:value-type="string">
            <text:p>b. Today a monarch does not have the authority he once enjoyed.</text:p>
          </table:table-cell>
          <table:table-cell office:value-type="string">
            <text:p>امروزه یک پادشاه، اقتدار سابق خود را ندارد.</text:p>
          </table:table-cell>
          <table:table-cell office:value-type="string">
            <text:p>c. The Supreme Court is entrusted with the authority to interpret our Constitution.</text:p>
          </table:table-cell>
          <table:table-cell office:value-type="string">
            <text:p>دیوان عالی کشور، مرجع دارای اختیار تفسیر قانون اساسی است.</text:p>
          </table:table-cell>
          <table:table-cell office:value-type="float" office:value="24">
            <text:p>24</text:p>
          </table:table-cell>
          <table:table-cell office:value-type="float" office:value="10">
            <text:p>10</text:p>
          </table:table-cell>
          <table:table-cell office:value-type="string">
            <text:p>{"word":"Authority","mean":"","countable":"no","type":"noun","voice":"unknown","plural":"Authorities","plural_example":"The Local Authorities Are Responsible For Road Maintenance.","example":"The Police Have The Authority To Arrest Suspects.","registers":"[formal: Authority, Jurisdiction], [informal: Power, Control]","phrasal_verbs":[],"synonyms":{"formal":["Jurisdiction","Command","Dominion","Prerogative","Sanction"],"informal":["Control","Power","Influence","Say","Edge"],"neutral":["Right","Authorization","Permission","License","Accreditation"]},"derivations":[{"word":"Authoritative","type":"adjective","example":"He Wrote An Authoritative Book On The Subject.","example_translation":"او یک کتاب معتبر در این زمینه نوشت.","display":"Authoritative"}],"collocations":[{"collocation":"Abuse Of Authority","example":"The Report Accused Him Of Abuse Of Authority.","translation":"این گزارش او را به سوء استفاده از قدرت متهم کرد."},{"collocation":"Grant Authority","example":"The Board Decided To Grant Authority To The CEO.","translation":"هیئت مدیره تصمیم گرفت به مدیر عامل اختیار بدهد."}]}</text:p>
          </table:table-cell>
        </table:table-row>
        <table:table-row>
          <table:table-cell office:value-type="float" office:value="287">
            <text:p>287</text:p>
          </table:table-cell>
          <table:table-cell office:value-type="float" office:value="287">
            <text:p>287</text:p>
          </table:table-cell>
          <table:table-cell office:value-type="string">
            <text:p>Neutral</text:p>
          </table:table-cell>
          <table:table-cell office:value-type="string">
            <text:p>بی‌طرف</text:p>
          </table:table-cell>
          <table:table-cell office:value-type="string">
            <text:p>uk  /ˈnjuː.trəl/ us  /ˈnuː.trəl/</text:p>
          </table:table-cell>
          <table:table-cell office:value-type="string">
            <text:p>a. It is logical to remain neutral in a violent argument between spouses.</text:p>
          </table:table-cell>
          <table:table-cell office:value-type="string">
            <text:p>منطقی است که در یک مشاجره شدید بین زن و شوهر، بی‌طرف باشیم.</text:p>
          </table:table-cell>
          <table:table-cell office:value-type="string">
            <text:p>On neither side of a quarrel or war</text:p>
          </table:table-cell>
          <table:table-cell office:value-type="string">
            <text:p>b. Switzerland was a neutral country in World War II.</text:p>
          </table:table-cell>
          <table:table-cell office:value-type="string">
            <text:p>کشور سوئیس در جنگ جهانی دوم بی‌طرف بود.</text:p>
          </table:table-cell>
          <table:table-cell office:value-type="string">
            <text:p>c. Adolph did not reject the idea but remained neutral about it.</text:p>
          </table:table-cell>
          <table:table-cell office:value-type="string">
            <text:p>آدولف آن عقیده را رد نکرد، فقط در مورد آن بی‌طرف بود.</text:p>
          </table:table-cell>
          <table:table-cell office:value-type="float" office:value="24">
            <text:p>24</text:p>
          </table:table-cell>
          <table:table-cell office:value-type="float" office:value="11">
            <text:p>11</text:p>
          </table:table-cell>
          <table:table-cell office:value-type="string">
            <text:p>{"word":"Neutral","mean":"","countable":"no","type":"adjective","voice":"unknown","plural":"","plural_example":"","example":"Switzerland Remained Neutral During World War II.","registers":"[formal: Official Documents], [informal: Everyday Conversation]","phrasal_verbs":[],"synonyms":{"formal":["Impartial","Non-aligned","Unbiased"],"informal":["Even-handed","Fair","Objective"],"neutral":["Objective","Impartial","Unprejudiced"]},"derivations":[{"word":"Neutrality","type":"noun","example":"The Country Declared Its Neutrality In The Conflict.","example_translation":"کشور بی طرفی خود را در این درگیری اعلام کرد.","display":"Neutrality"},{"word":"Neutralize","type":"verb","example":"The Acid Was Used To Neutralize The Base.","example_translation":"از اسید برای خنثی سازی باز استفاده شد.","display":"Neutralize"}],"collocations":[{"collocation":"Neutral Observer","example":"The Organization Sent A Neutral Observer To Monitor The Election.","translation":"سازمان یک ناظر بی طرف برای نظارت بر انتخابات فرستاد."},{"collocation":"Neutral Position","example":"The Company Took A Neutral Position On The Controversial Issue.","translation":"شرکت در مورد موضوع بحث برانگیز موضع بی طرفی اتخاذ کرد."}]}</text:p>
          </table:table-cell>
        </table:table-row>
        <table:table-row>
          <table:table-cell office:value-type="float" office:value="288">
            <text:p>288</text:p>
          </table:table-cell>
          <table:table-cell office:value-type="float" office:value="288">
            <text:p>288</text:p>
          </table:table-cell>
          <table:table-cell office:value-type="string">
            <text:p>Trifle</text:p>
          </table:table-cell>
          <table:table-cell office:value-type="string">
            <text:p>امر جزئی، ناچیز</text:p>
          </table:table-cell>
          <table:table-cell office:value-type="string">
            <text:p>uk  /ˈtraɪ.fəl/ us  /ˈtraɪ.fəl/</text:p>
          </table:table-cell>
          <table:table-cell office:value-type="string">
            <text:p>a. I ate a trifle for dinner rather than a vast meal.</text:p>
          </table:table-cell>
          <table:table-cell office:value-type="string">
            <text:p>شام عوض یک وعده غذای حسابی، مقدار کمی خوردم.</text:p>
          </table:table-cell>
          <table:table-cell office:value-type="string">
            <text:p>A small amount; little bit; something of little value</text:p>
          </table:table-cell>
          <table:table-cell office:value-type="string">
            <text:p>b. Walter spends only a trifle of his time studying French.</text:p>
          </table:table-cell>
          <table:table-cell office:value-type="string">
            <text:p>والتر فقط اندکی از وقتش را صرف مطالعه زبان فرانسه می کند.</text:p>
          </table:table-cell>
          <table:table-cell office:value-type="string">
            <text:p>c. At our meetings, Alex always raises trifling objections to any new plan.</text:p>
          </table:table-cell>
          <table:table-cell office:value-type="string">
            <text:p>در جلسات ما، آلکس همیشه به هر طرح جدید، ایرادهای جزئی می‌گیرد.</text:p>
          </table:table-cell>
          <table:table-cell office:value-type="float" office:value="24">
            <text:p>24</text:p>
          </table:table-cell>
          <table:table-cell office:value-type="float" office:value="12">
            <text:p>12</text:p>
          </table:table-cell>
          <table:table-cell office:value-type="string">
            <text:p>{"word":"Trifle","mean":"","countable":"yes","type":"noun","voice":"unknown","plural":"trifles","plural_example":"She Made Several Trifles For The Party.","example":"The Recipe Includes A Layer Of Fruit, Sponge Cake, And Whipped Cream To Create A Delicious Trifle.","registers":"[formal: ], [informal: ]","phrasal_verbs":[],"synonyms":{"formal":["dessert"],"informal":[],"neutral":["pudding","sweet"]},"derivations":[{"word":"trifling","type":"adjective","example":"The Difference Is Trifling.","example_translation":"تفاوت ناچیز است.","display":"Trifling"}],"collocations":[{"collocation":"English trifle","example":"An English Trifle Is A Classic Dessert.","translation":"ترایفل انگلیسی یک دسر کلاسیک است."},{"collocation":"delicious trifle","example":"This Is A Delicious Trifle Recipe.","translation":"این یک دستورالعمل ترایفل خوشمزه است."}]}</text:p>
          </table:table-cell>
        </table:table-row>
        <table:table-row>
          <table:table-cell office:value-type="float" office:value="289">
            <text:p>289</text:p>
          </table:table-cell>
          <table:table-cell office:value-type="float" office:value="289">
            <text:p>289</text:p>
          </table:table-cell>
          <table:table-cell office:value-type="string">
            <text:p>Architect</text:p>
          </table:table-cell>
          <table:table-cell office:value-type="string">
            <text:p>معمار</text:p>
          </table:table-cell>
          <table:table-cell office:value-type="string">
            <text:p>uk  /ˈɑː.kɪ.tekt/ us  /ˈɑːr.kə.tekt/</text:p>
          </table:table-cell>
          <table:table-cell office:value-type="string">
            <text:p>a. The famous architect, Frank Lloyd Wright, designed his buildings to blend with their surroundings.</text:p>
          </table:table-cell>
          <table:table-cell office:value-type="string">
            <text:p>آرشیتکت معروف، فرانک لوید رایت، طوری ساختمان‌ها را طراحی می‌کرد که با محیط اطرافشان متناسب باشند.</text:p>
          </table:table-cell>
          <table:table-cell office:value-type="string">
            <text:p>A person who makes plans for buildings and other structures; a maker; a creator</text:p>
          </table:table-cell>
          <table:table-cell office:value-type="string">
            <text:p>b. An architect must have a knowledge of the materials that will be used in their structures.</text:p>
          </table:table-cell>
          <table:table-cell office:value-type="string">
            <text:p>معمار بایستی از تمام موادی که در ساختمان‌هایش استفاده خواهد شد، اطلاع داشته باشد.</text:p>
          </table:table-cell>
          <table:table-cell office:value-type="string">
            <text:p>c. General Eisenhower was the architect of victory over the Nazis In World War II.</text:p>
          </table:table-cell>
          <table:table-cell office:value-type="string">
            <text:p>ژنرال آیزنهاور طراح نقشه پیروزی بر علیه نازی‌ها در جنگ جهانی دوم بود.</text:p>
          </table:table-cell>
          <table:table-cell office:value-type="float" office:value="25">
            <text:p>25</text:p>
          </table:table-cell>
          <table:table-cell office:value-type="float" office:value="1">
            <text:p>1</text:p>
          </table:table-cell>
          <table:table-cell office:value-type="string">
            <text:p>{"word":"Architect","mean":"","countable":"yes","type":"noun","voice":"unknown","plural":"Architects","plural_example":"Several Architects Submitted Proposals For The Project.","example":"The Architect Drew Up The Plans For The New Museum.","registers":"[formal: Architect], [informal: Archy]","phrasal_verbs":[],"synonyms":{"formal":["Designer","Planner"],"informal":[],"neutral":["Builder"]},"derivations":[{"word":"Architectural","type":"adjective","example":"The Building Has Architectural Significance.","example_translation":"این ساختمان دارای اهمیت معماری است.","display":"Architectural"},{"word":"Architecture","type":"noun","example":"She Studied Architecture At University.","example_translation":"او در دانشگاه معماری خواند.","display":"Architecture"}],"collocations":[{"collocation":"Lead Architect","example":"He Is The Lead Architect On This Project.","translation":"او معمار ارشد این پروژه است."},{"collocation":"Landscape Architect","example":"We Hired A Landscape Architect To Design The Garden.","translation":"ما یک معمار منظر برای طراحی باغ استخدام کردیم."}]}</text:p>
          </table:table-cell>
        </table:table-row>
        <table:table-row>
          <table:table-cell office:value-type="float" office:value="290">
            <text:p>290</text:p>
          </table:table-cell>
          <table:table-cell office:value-type="float" office:value="290">
            <text:p>290</text:p>
          </table:table-cell>
          <table:table-cell office:value-type="string">
            <text:p>Matrimony</text:p>
          </table:table-cell>
          <table:table-cell office:value-type="string">
            <text:p>ازدواج</text:p>
          </table:table-cell>
          <table:table-cell office:value-type="string">
            <text:p>uk  /ˈmæt.rɪ.mə.ni/ us  /ˈmæt.rə.moʊ.ni/</text:p>
          </table:table-cell>
          <table:table-cell office:value-type="string">
            <text:p>a. Though matrimony is a holy state, our local governments still collect a fee for the marriage license.</text:p>
          </table:table-cell>
          <table:table-cell office:value-type="string">
            <text:p>اگرچه زندگی زناشویی امری مقدس است، ولی دولت‌های محلی هنوز مبلغی را برای صدور پروانه ازدواج دریافت می‌کنند.</text:p>
          </table:table-cell>
          <table:table-cell office:value-type="string">
            <text:p>Married life; ceremony of marriage</text:p>
          </table:table-cell>
          <table:table-cell office:value-type="string">
            <text:p>b. Because of lack of money, the sweetness of their matrimony turned sour.</text:p>
          </table:table-cell>
          <table:table-cell office:value-type="string">
            <text:p>به علت کمبود پول، شیرینی زندگی زناشویی آن‌ها تلخ شد.</text:p>
          </table:table-cell>
          <table:table-cell office:value-type="string">
            <text:p>c. Some bachelors find it very difficult to give up their freedom for the blessings of matrimony.</text:p>
          </table:table-cell>
          <table:table-cell office:value-type="string">
            <text:p>برای بعضی از مردان مجرد خیلی مشکل است که به خاطر مواهب ازدواج، دست از آزادی‌های دوران مجردی خود بردارند.</text:p>
          </table:table-cell>
          <table:table-cell office:value-type="float" office:value="25">
            <text:p>25</text:p>
          </table:table-cell>
          <table:table-cell office:value-type="float" office:value="2">
            <text:p>2</text:p>
          </table:table-cell>
          <table:table-cell office:value-type="string">
            <text:p>{"word":"Matrimony","mean":"","countable":"no","type":"noun","voice":"unknown","plural":"Matrimonies","plural_example":"They Have Studied The Different Types Of Matrimonies In Various Cultures.","example":"Their Matrimony Was A Celebration Of Love And Commitment.","registers":"[formal: Matrimony], [informal: Marriage]","phrasal_verbs":[],"synonyms":{"formal":["Marriage","Wedlock","Nuptials","Holy Matrimony"],"informal":["Wedding","Union"],"neutral":["Marriage","Union"]},"derivations":[{"word":"Matrimonial","type":"adjective","example":"They Sought Matrimonial Advice Before Getting Married.","example_translation":"آنها قبل از ازدواج به دنبال مشاوره زناشویی بودند.","display":"Matrimonial"}],"collocations":[{"collocation":"Enter Into Matrimony","example":"They Decided To Enter Into Matrimony After Many Years Of Dating.","translation":"آنها پس از سال ها قرار ملاقات تصمیم گرفتند ازدواج کنند."},{"collocation":"Holy Matrimony","example":"They Were United In Holy Matrimony.","translation":"آنها در ازدواج مقدس متحد شدند."}]}</text:p>
          </table:table-cell>
        </table:table-row>
        <table:table-row>
          <table:table-cell office:value-type="float" office:value="291">
            <text:p>291</text:p>
          </table:table-cell>
          <table:table-cell office:value-type="float" office:value="291">
            <text:p>291</text:p>
          </table:table-cell>
          <table:table-cell office:value-type="string">
            <text:p>Baggage</text:p>
          </table:table-cell>
          <table:table-cell office:value-type="string">
            <text:p>اسباب سفر، چمدان</text:p>
          </table:table-cell>
          <table:table-cell office:value-type="string">
            <text:p>uk  /ˈbæɡ.ɪdʒ/ us  /ˈbæɡ.ɪdʒ/</text:p>
          </table:table-cell>
          <table:table-cell office:value-type="string">
            <text:p>a. When Walt unpacked his baggage, he found he had forgotten his radio.</text:p>
          </table:table-cell>
          <table:table-cell office:value-type="string">
            <text:p>وقتی والت چمدانش را باز کرد، متوجه شد که رادیویش را فراموش کرده بود.</text:p>
          </table:table-cell>
          <table:table-cell office:value-type="string">
            <text:p>The trunks and suitcases a person takes when he or she travels; an army's equipment</text:p>
          </table:table-cell>
          <table:table-cell office:value-type="string">
            <text:p>b. Mrs. Montez checked her baggage at the station and took the children for a walk.</text:p>
          </table:table-cell>
          <table:table-cell office:value-type="string">
            <text:p>خانم مونتز چمدانش را در ایستگاه تحویل داد و بچه‌ها را برای گردش برد.</text:p>
          </table:table-cell>
          <table:table-cell office:value-type="string">
            <text:p>c. The modern army cannot afford to be slowed up with heavy baggage.</text:p>
          </table:table-cell>
          <table:table-cell office:value-type="string">
            <text:p>ارتش مدرن نمی‌تواند اجازه دهد که با تجهیزات سنگین، سرعتش کم شود.</text:p>
          </table:table-cell>
          <table:table-cell office:value-type="float" office:value="25">
            <text:p>25</text:p>
          </table:table-cell>
          <table:table-cell office:value-type="float" office:value="3">
            <text:p>3</text:p>
          </table:table-cell>
          <table:table-cell office:value-type="string">
            <text:p>{"word":"Baggage","mean":"","countable":"no","type":"noun","voice":"unknown","plural":"baggages","plural_example":"Some Airlines Charge Extra For Checked Baggages.","example":"My Baggage Was Delayed At The Airport.","registers":"[formal: ], [informal: ]","phrasal_verbs":[],"synonyms":{"formal":["luggage"],"informal":["stuff"],"neutral":["gear","belongings"]},"derivations":[{"word":"bag","type":"noun","example":"She Packed Her Bag For The Trip.","example_translation":"او کیفش را برای سفر بست.","display":"Bag"}],"collocations":[{"collocation":"emotional baggage","example":"He Carries A Lot Of Emotional Baggage From His Past.","translation":"او بار عاطفی زیادی از گذشته خود به همراه دارد."},{"collocation":"check baggage","example":"I Need To Check My Baggage Before Going Through Security.","translation":"من باید چمدانم را قبل از عبور از قسمت امنیتی تحویل دهم."}]}</text:p>
          </table:table-cell>
        </table:table-row>
        <table:table-row>
          <table:table-cell office:value-type="float" office:value="292">
            <text:p>292</text:p>
          </table:table-cell>
          <table:table-cell office:value-type="float" office:value="292">
            <text:p>292</text:p>
          </table:table-cell>
          <table:table-cell office:value-type="string">
            <text:p>Squander</text:p>
          </table:table-cell>
          <table:table-cell office:value-type="string">
            <text:p>ضایع کردن، ولخرجی کردن، اسراف کردن</text:p>
          </table:table-cell>
          <table:table-cell office:value-type="string">
            <text:p>uk  /ˈskwɒn.dər/ us  /ˈskwɑːn.dɚ/</text:p>
          </table:table-cell>
          <table:table-cell office:value-type="string">
            <text:p>a. Do not squander your money by buying what you cannot use.</text:p>
          </table:table-cell>
          <table:table-cell office:value-type="string">
            <text:p>پولت را با خرید چیزی که نمی توانی از آن استفاده کنی، هدر نده.</text:p>
          </table:table-cell>
          <table:table-cell office:value-type="string">
            <text:p>Spend foolishly; waste</text:p>
          </table:table-cell>
          <table:table-cell office:value-type="string">
            <text:p>b. Because Freddy squandered his time watching television, he could not catch up on his homework.</text:p>
          </table:table-cell>
          <table:table-cell office:value-type="string">
            <text:p>به علت اینکه فردی وقتش را با تماشای تلویزیون هدر داد، نتوانست تکالیفش را انجام دهد.</text:p>
          </table:table-cell>
          <table:table-cell office:value-type="string">
            <text:p>c. In his will, Mr. Larson warned his children not to squander their inheritance.</text:p>
          </table:table-cell>
          <table:table-cell office:value-type="string">
            <text:p>آقای لارسون در وصیت‌نامه‌اش به فرزندانش هشدار داد که ارثشان را بر باد ندهند.</text:p>
          </table:table-cell>
          <table:table-cell office:value-type="float" office:value="25">
            <text:p>25</text:p>
          </table:table-cell>
          <table:table-cell office:value-type="float" office:value="4">
            <text:p>4</text:p>
          </table:table-cell>
          <table:table-cell office:value-type="string">
            <text:p>{"word":"Squander","mean":"","countable":"no","type":"verb","voice":"transitive","plural":"","plural_example":"","example":"The Company Squandered Millions Of Dollars On Useless Projects.","registers":"[formal: Rarely Used], [informal: Used]","phrasal_verbs":[{"verb":"Squander Away","definition":"To Waste Something Carelessly Or Foolishly.","example":"He Squandered Away His Inheritance In A Few Years.","example_translation":"او ارثیه خود را در چند سال هدر داد."}],"synonyms":{"formal":["Dissipate","Fritter Away","Waste"],"informal":["Blow","Misspend"],"neutral":["Waste","Spend Recklessly"]},"derivations":[{"word":"Squanderer","type":"noun","example":"He Was Known As A Squanderer Of Money.","example_translation":"او به عنوان هدر دهنده پول شناخته می شد.","display":"Squanderer"}],"collocations":[{"collocation":"Squander Resources","example":"The Government Is Accused Of Squandering Resources On Unnecessary Projects.","translation":"دولت متهم به هدر دادن منابع در پروژه های غیر ضروری است."},{"collocation":"Squander Opportunities","example":"Don't Squander Opportunities That Come Your Way.","translation":"فرصت هایی را که سر راهت قرار می گیرند هدر نده."}]}</text:p>
          </table:table-cell>
        </table:table-row>
        <table:table-row>
          <table:table-cell office:value-type="float" office:value="293">
            <text:p>293</text:p>
          </table:table-cell>
          <table:table-cell office:value-type="float" office:value="293">
            <text:p>293</text:p>
          </table:table-cell>
          <table:table-cell office:value-type="string">
            <text:p>Abroad</text:p>
          </table:table-cell>
          <table:table-cell office:value-type="string">
            <text:p>به کشور دیگر، خارج از کشور</text:p>
          </table:table-cell>
          <table:table-cell office:value-type="string">
            <text:p>uk  /əˈbrɔːd/ us  /əˈbrɑːd/</text:p>
          </table:table-cell>
          <table:table-cell office:value-type="string">
            <text:p>a. More people are going abroad for vacations.</text:p>
          </table:table-cell>
          <table:table-cell office:value-type="string">
            <text:p>افراد بیشتری برای تعطیلات به خارج می‌روند.</text:p>
          </table:table-cell>
          <table:table-cell office:value-type="string">
            <text:p>Outside one's country; going around; far and wide</text:p>
          </table:table-cell>
          <table:table-cell office:value-type="string">
            <text:p>b. Is there any truth to the rumor abroad that school will be open all summer?</text:p>
          </table:table-cell>
          <table:table-cell office:value-type="string">
            <text:p>آیا شایعه‌ای که همه جا پخش شده مبنی بر اینکه مدرسه تمام تابستان باز خواهد بود، صحت دارد؟</text:p>
          </table:table-cell>
          <table:table-cell office:value-type="string">
            <text:p>c. The news of the President's illness spread abroad.</text:p>
          </table:table-cell>
          <table:table-cell office:value-type="string">
            <text:p>خبر بیماری رئیس جمهور در همه جا پخش شد.</text:p>
          </table:table-cell>
          <table:table-cell office:value-type="float" office:value="25">
            <text:p>25</text:p>
          </table:table-cell>
          <table:table-cell office:value-type="float" office:value="5">
            <text:p>5</text:p>
          </table:table-cell>
          <table:table-cell office:value-type="string">
            <text:p>{"word":"Abroad","mean":"","countable":"no","type":"adverb","voice":"unknown","plural":"","plural_example":"","example":"I Have Never Been Abroad Before.","registers":"[formal: Abroad Is Often Used In More Formal Contexts.], [informal: The Use Of 'Abroad' In Informal Conversation Is Less Common, But Still Acceptable.]","phrasal_verbs":[],"synonyms":{"formal":["Overseas","Internationally"],"informal":["Out Of The Country"],"neutral":["In A Foreign Country","To A Foreign Country"]},"derivations":[{"word":"Board","type":"noun","example":"The Board Is Made Of Wood.","example_translation":"این تخته از چوب ساخته شده است.","display":"Board"}],"collocations":[{"collocation":"Live Abroad","example":"Many Young People Dream Of Living Abroad.","translation":"بسیاری از جوانان آرزوی زندگی در خارج از کشور را دارند."},{"collocation":"Travel Abroad","example":"She Travels Abroad Frequently For Business.","translation":"او اغلب برای کار به خارج از کشور سفر می کند."},{"collocation":"Study Abroad","example":"He Decided To Study Abroad To Improve His Language Skills.","translation":"او تصمیم گرفت برای بهبود مهارت های زبانی خود در خارج از کشور تحصیل کند."}]}</text:p>
          </table:table-cell>
        </table:table-row>
        <table:table-row>
          <table:table-cell office:value-type="float" office:value="294">
            <text:p>294</text:p>
          </table:table-cell>
          <table:table-cell office:value-type="float" office:value="294">
            <text:p>294</text:p>
          </table:table-cell>
          <table:table-cell office:value-type="string">
            <text:p>Fugitive</text:p>
          </table:table-cell>
          <table:table-cell office:value-type="string">
            <text:p>فراری</text:p>
          </table:table-cell>
          <table:table-cell office:value-type="string">
            <text:p>uk  /ˈfjuː.dʒə.tɪv/ us  /ˈfjuː.dʒə.t̬ɪv/</text:p>
          </table:table-cell>
          <table:table-cell office:value-type="string">
            <text:p>a. Paul was a fugitive from the slums, abandoned by all his friends.</text:p>
          </table:table-cell>
          <table:table-cell office:value-type="string">
            <text:p>پل یک فراری از محله‌های فقیرنشین بود، لذا از طرف همهٔ دوستانش طرد شد.</text:p>
          </table:table-cell>
          <table:table-cell office:value-type="string">
            <text:p>A runaway</text:p>
          </table:table-cell>
          <table:table-cell office:value-type="string">
            <text:p>b. After escaping from prison, Tom led an unhappy life as a fugitive from the law.</text:p>
          </table:table-cell>
          <table:table-cell office:value-type="string">
            <text:p>تام پس از فرار از زندان، به عنوان یک فراری از قانون، زندگی ناخوشایندی داشت.</text:p>
          </table:table-cell>
          <table:table-cell office:value-type="string">
            <text:p>c. The fugitives from the unsuccessful revolution were captured.</text:p>
          </table:table-cell>
          <table:table-cell office:value-type="string">
            <text:p>فراری‌های انقلاب ناموفق دستگیر شدند.</text:p>
          </table:table-cell>
          <table:table-cell office:value-type="float" office:value="25">
            <text:p>25</text:p>
          </table:table-cell>
          <table:table-cell office:value-type="float" office:value="6">
            <text:p>6</text:p>
          </table:table-cell>
          <table:table-cell office:value-type="string">
            <text:p>{"word":"Fugitive","mean":"","countable":"yes","type":"noun","voice":"unknown","plural":"Fugitives","plural_example":"The Police Are Searching For Multiple Fugitives.","example":"The Fugitive Was Apprehended After A Long Chase.","registers":"[formal: Legal, Police], [informal: Common]","phrasal_verbs":[],"synonyms":{"formal":["Escapee","Runaway"],"informal":["Fleeing Person"],"neutral":["Deserter"]},"derivations":[{"word":"Fugitive","type":"adjective","example":"The Fugitive Emissions Were Difficult To Detect.","example_translation":"انتشارات فراری تشخیص آن دشوار بود.","display":"Fugitive"},{"word":"Flee","type":"verb","example":"He Fled The Country After The Scandal.","example_translation":"او پس از رسوایی از کشور فرار کرد.","display":"Flee"}],"collocations":[{"collocation":"Wanted Fugitive","example":"The FBI Is Looking For A Wanted Fugitive.","translation":"اف بی آی به دنبال یک فراری تحت تعقیب است."},{"collocation":"Escape Fugitive","example":"The Escape Fugitive Is Still At Large.","translation":"فراری فرار کرده هنوز در خارج از زندان است."}]}</text:p>
          </table:table-cell>
        </table:table-row>
        <table:table-row>
          <table:table-cell office:value-type="float" office:value="295">
            <text:p>295</text:p>
          </table:table-cell>
          <table:table-cell office:value-type="float" office:value="295">
            <text:p>295</text:p>
          </table:table-cell>
          <table:table-cell office:value-type="string">
            <text:p>Calamity</text:p>
          </table:table-cell>
          <table:table-cell office:value-type="string">
            <text:p>مصیبت، فاجعه</text:p>
          </table:table-cell>
          <table:table-cell office:value-type="string">
            <text:p>uk  /kəˈlæm.ə.ti/ us  /kəˈlæm.ə.t̬i/</text:p>
          </table:table-cell>
          <table:table-cell office:value-type="string">
            <text:p>Failure in one test should not be regarded as a calamity.</text:p>
          </table:table-cell>
          <table:table-cell office:value-type="string">
            <text:p>شکست در یک امتحان نباید به عنوان یک مصیبت تلقی شود.</text:p>
          </table:table-cell>
          <table:table-cell office:value-type="string">
            <text:p>A great misfortune; serious trouble</text:p>
          </table:table-cell>
          <table:table-cell office:value-type="string">
            <text:p>The death of her husband was a calamity which left Mrs. Marlowe numb.</text:p>
          </table:table-cell>
          <table:table-cell office:value-type="string">
            <text:p>مرگ شوهرش مصیبتی بود که خانم مارلو را به شدت مات و مبهوت کرد.</text:p>
          </table:table-cell>
          <table:table-cell office:value-type="string">
            <text:p>What is more dismal than one calamity following upon the heels of another?</text:p>
          </table:table-cell>
          <table:table-cell office:value-type="string">
            <text:p>چه چیز بدتر از این است که بلا یکی پس از دیگری بر سر کسی نازل شود؟</text:p>
          </table:table-cell>
          <table:table-cell office:value-type="float" office:value="25">
            <text:p>25</text:p>
          </table:table-cell>
          <table:table-cell office:value-type="float" office:value="7">
            <text:p>7</text:p>
          </table:table-cell>
          <table:table-cell office:value-type="string">
            <text:p>{"word":"Calamity","mean":"","countable":"yes","type":"noun","voice":"unknown","plural":"calamities","plural_example":"The country has suffered a series of calamities.","example":"The earthquake was a major calamity.","registers":"[formal: serious], [informal: casual]","phrasal_verbs":[],"synonyms":{"formal":["disaster","catastrophe","tragedy","affliction","adversity"],"informal":["mess","screw-up","bummer"],"neutral":["misfortune","hardship","trouble","crisis"]},"derivations":[{"word":"calamitous","type":"adjective","example":"The storm had a calamitous effect.","example_translation":"طوفان اثر فاجعه باری داشت.","display":"Calamitous"}],"collocations":[{"collocation":"natural calamity","example":"The flood was a natural calamity.","translation":"سیل یک فاجعه طبیعی بود."},{"collocation":"economic calamity","example":"The country is facing an economic calamity.","translation":"کشور با یک فاجعه اقتصادی روبرو است."}]}</text:p>
          </table:table-cell>
        </table:table-row>
        <table:table-row>
          <table:table-cell office:value-type="float" office:value="296">
            <text:p>296</text:p>
          </table:table-cell>
          <table:table-cell office:value-type="float" office:value="296">
            <text:p>296</text:p>
          </table:table-cell>
          <table:table-cell office:value-type="string">
            <text:p>Pauper</text:p>
          </table:table-cell>
          <table:table-cell office:value-type="string">
            <text:p>فقیر، مسکین</text:p>
          </table:table-cell>
          <table:table-cell office:value-type="string">
            <text:p>uk  /ˈpɔː.pər/ us  /ˈpɑː.pɚ/</text:p>
          </table:table-cell>
          <table:table-cell office:value-type="string">
            <text:p>a. The fire that destroyed his factory made Mr. Bloomson a pauper.</text:p>
          </table:table-cell>
          <table:table-cell office:value-type="string">
            <text:p>آتش سوزی که کارخانه آقای بلومسان را ویران کرد، او را تهی‌دست ساخت.</text:p>
          </table:table-cell>
          <table:table-cell office:value-type="string">
            <text:p>A very poor person</text:p>
          </table:table-cell>
          <table:table-cell office:value-type="string">
            <text:p>b. The richest man is a pauper if he has no friends.</text:p>
          </table:table-cell>
          <table:table-cell office:value-type="string">
            <text:p>ثروتمندترین انسان اگر دوستی نداشته باشد، فقیر است.</text:p>
          </table:table-cell>
          <table:table-cell office:value-type="string">
            <text:p>c. Since he was once a pauper himself, Max is willing to help the needy whenever he can.</text:p>
          </table:table-cell>
          <table:table-cell office:value-type="string">
            <text:p>ماکس از آنجایی که خودش زمانی فقیر بود، مایل است تا جایی که می‌تواند به نیازمندان کمک کند.</text:p>
          </table:table-cell>
          <table:table-cell office:value-type="float" office:value="25">
            <text:p>25</text:p>
          </table:table-cell>
          <table:table-cell office:value-type="float" office:value="8">
            <text:p>8</text:p>
          </table:table-cell>
          <table:table-cell office:value-type="string">
            <text:p>{"word":"Pauper","mean":"","countable":"yes","type":"noun","voice":"unknown","plural":"Paupers","plural_example":"There Were Many Paupers In The Streets.","example":"He Died A Pauper.","registers":"[formal: ], [informal: ]","phrasal_verbs":[],"synonyms":{"formal":["Indigent","Destitute"],"informal":["Bum","Down-and-out"],"neutral":["Poor Person","Beggar","Bankrupt"]},"derivations":[{"word":"Pauperize","type":"verb","example":"The Policy Will Pauperize Many Families.","example_translation":"این سیاست خانواده های زیادی را فقیر می کند.","display":"Pauperize"}],"collocations":[{"collocation":"Live As A Pauper","example":"She Lived As A Pauper Despite Inheriting Millions.","translation":"او با وجود ارث بردن میلیون ها، به عنوان یک فقیر زندگی می کرد."},{"collocation":"Die A Pauper","example":"He Died A Pauper Despite His Earlier Success.","translation":"او علی رغم موفقیت های قبلی، به عنوان یک فقیر درگذشت."},{"collocation":"Reduced To A Pauper","example":"Bad Investments Reduced Him To A Pauper.","translation":"سرمایه گذاری های بد او را به یک فقیر تبدیل کرد."}]}</text:p>
          </table:table-cell>
        </table:table-row>
        <table:table-row>
          <table:table-cell office:value-type="float" office:value="297">
            <text:p>297</text:p>
          </table:table-cell>
          <table:table-cell office:value-type="float" office:value="297">
            <text:p>297</text:p>
          </table:table-cell>
          <table:table-cell office:value-type="string">
            <text:p>Envy</text:p>
          </table:table-cell>
          <table:table-cell office:value-type="string">
            <text:p>حسادت، حسادت ورزیدن</text:p>
          </table:table-cell>
          <table:table-cell office:value-type="string">
            <text:p>uk  /ˈen.vi/ us  /ˈen.vi/</text:p>
          </table:table-cell>
          <table:table-cell office:value-type="string">
            <text:p>a. Marilyn's selection as Prom Queen made her the envy of every senior.</text:p>
          </table:table-cell>
          <table:table-cell office:value-type="string">
            <text:p>انتخاب "مارلین" به عنوان ملکه جشن فارغ‌التحصیلی، حسادت همه دانش‌آموزان سال آخر را برانگیخت.</text:p>
          </table:table-cell>
          <table:table-cell office:value-type="string">
            <text:p>Jealousy; the object of jealousy; to feel jealous</text:p>
          </table:table-cell>
          <table:table-cell office:value-type="string">
            <text:p>b. My parents taught me not to envy anyone else's wealth.</text:p>
          </table:table-cell>
          <table:table-cell office:value-type="string">
            <text:p>خانواده‌ام به من یاد دادند که به ثروت دیگران حسادت نکنم.</text:p>
          </table:table-cell>
          <table:table-cell office:value-type="string">
            <text:p>c. Our envy of Nora's skating ability is foolish because with practice all of us could do as well.</text:p>
          </table:table-cell>
          <table:table-cell office:value-type="string">
            <text:p>حسادت ما به مهارت اسکیت‌بازی نورا احمقانه است؛ زیرا با تمرین، همه ما می‌توانیم به همان خوبی اسکیت‌بازی کنیم.</text:p>
          </table:table-cell>
          <table:table-cell office:value-type="float" office:value="25">
            <text:p>25</text:p>
          </table:table-cell>
          <table:table-cell office:value-type="float" office:value="9">
            <text:p>9</text:p>
          </table:table-cell>
          <table:table-cell office:value-type="string">
            <text:p>{"word":"Envy","mean":"","countable":"no","type":"noun","voice":"unknown","plural":"envies","plural_example":"Petty envies can poison relationships.","example":"He felt a pang of envy when he saw her new car.","registers":"[formal: Envy], [informal: Envy]","phrasal_verbs":[],"synonyms":{"formal":["Covetousness","Resentment","Jealousy"],"informal":["Jealousy","Green-eyed monster"],"neutral":["Jealousy","Resentment"]},"derivations":[{"word":"envious","type":"adjective","example":"She was envious of her friend's good fortune.","example_translation":"او به خوش شانسی دوستش حسادت می کرد.","display":"Envious"},{"word":"envy","type":"verb","example":"I envy your ability to relax so easily.","example_translation":"من به توانایی شما در ریلکس کردن به این آسانی حسادت می کنم.","display":"Envy"}],"collocations":[{"collocation":"deep envy","example":"I felt a deep envy for his talent.","translation":"من حسادت عمیقی نسبت به استعداد او احساس کردم."},{"collocation":"bitter envy","example":"The promotion caused bitter envy among her colleagues.","translation":"ترفیع باعث حسادت تلخی در میان همکارانش شد."}]}</text:p>
          </table:table-cell>
        </table:table-row>
        <table:table-row>
          <table:table-cell office:value-type="float" office:value="298">
            <text:p>298</text:p>
          </table:table-cell>
          <table:table-cell office:value-type="float" office:value="298">
            <text:p>298</text:p>
          </table:table-cell>
          <table:table-cell office:value-type="string">
            <text:p>Collapse</text:p>
          </table:table-cell>
          <table:table-cell office:value-type="string">
            <text:p>فروپاشی، شکست</text:p>
          </table:table-cell>
          <table:table-cell office:value-type="string">
            <text:p>uk  /kəˈlæps/ us  /kəˈlæps/</text:p>
          </table:table-cell>
          <table:table-cell office:value-type="string">
            <text:p>a. A heavy flood caused the bridge to collapse.</text:p>
          </table:table-cell>
          <table:table-cell office:value-type="string">
            <text:p>سیل شدیدی باعث فرو ریختن پل شد.</text:p>
          </table:table-cell>
          <table:table-cell office:value-type="string">
            <text:p>A breakdown; to fall in; break down; fail suddenly; fold together</text:p>
          </table:table-cell>
          <table:table-cell office:value-type="string">
            <text:p>b. His failure in chemistry meant the collapse of Bob's summer plans.</text:p>
          </table:table-cell>
          <table:table-cell office:value-type="string">
            <text:p>مردود شدن او در درس شیمی، به معنای به هم خوردن برنامه های تابستانی باب بود.</text:p>
          </table:table-cell>
          <table:table-cell office:value-type="string">
            <text:p>c. Collapse the trays and store them in the closet.</text:p>
          </table:table-cell>
          <table:table-cell office:value-type="string">
            <text:p>سینی‌ها را جمع کن و آن‌ها را در کمد قرار بده.</text:p>
          </table:table-cell>
          <table:table-cell office:value-type="float" office:value="25">
            <text:p>25</text:p>
          </table:table-cell>
          <table:table-cell office:value-type="float" office:value="10">
            <text:p>10</text:p>
          </table:table-cell>
          <table:table-cell office:value-type="string">
            <text:p>{"word":"Collapse","mean":"","countable":"no","type":"verb","voice":"intransitive","plural":"","plural_example":"","example":"The roof collapsed under the weight of the snow.","registers":"[formal: Collapse], [informal: Cave in]","phrasal_verbs":[{"verb":"Collapse on","definition":"To fall heavily onto.","example":"He collapsed on the bed, exhausted.","example_translation":"او با خستگی روی تخت افتاد."}],"synonyms":{"formal":["Fall","Decline","Deteriorate","Crumble"],"informal":["Cave in","Break down"],"neutral":["Fail","Give way","Subside"]},"derivations":[{"word":"Collapsible","type":"adjective","example":"A collapsible chair.","example_translation":"یک صندلی تاشو.","display":"Collapsible"},{"word":"Collapsing","type":"verb","example":"The bridge is collapsing.","example_translation":"پل در حال فروریختن است.","display":"Collapsing"}],"collocations":[{"collocation":"Wall collapse","example":"The wall collapse caused significant damage.","translation":"ریزش دیوار خسارات قابل توجهی ایجاد کرد."}]}</text:p>
          </table:table-cell>
        </table:table-row>
        <table:table-row>
          <table:table-cell office:value-type="float" office:value="299">
            <text:p>299</text:p>
          </table:table-cell>
          <table:table-cell office:value-type="float" office:value="299">
            <text:p>299</text:p>
          </table:table-cell>
          <table:table-cell office:value-type="string">
            <text:p>Prosecute</text:p>
          </table:table-cell>
          <table:table-cell office:value-type="string">
            <text:p>تحت تعقیب قانونی قرار دادن</text:p>
          </table:table-cell>
          <table:table-cell office:value-type="string">
            <text:p>uk  /ˈprɒs.ɪ.kjuːt/ us  /ˈprɑː.sə.kjuːt/</text:p>
          </table:table-cell>
          <table:table-cell office:value-type="string">
            <text:p>a. Drunken drivers should be prosecuted.</text:p>
          </table:table-cell>
          <table:table-cell office:value-type="string">
            <text:p>رانندگان مست، می بایست تحت پیگرد قانونی قرار بگیرند.</text:p>
          </table:table-cell>
          <table:table-cell office:value-type="string">
            <text:p>Bring before a court; follow up; carry on</text:p>
          </table:table-cell>
          <table:table-cell office:value-type="string">
            <text:p>b. The district attorney refused to prosecute the case for lack of evidence.</text:p>
          </table:table-cell>
          <table:table-cell office:value-type="string">
            <text:p>دادستان کل از پیگیری پرونده به دلیل فقدان مدرک خودداری کرد.</text:p>
          </table:table-cell>
          <table:table-cell office:value-type="string">
            <text:p>c. The general prosecuted the war with vigor.</text:p>
          </table:table-cell>
          <table:table-cell office:value-type="string">
            <text:p>ژنرال جنگ را با قدرت به پیش برد.</text:p>
          </table:table-cell>
          <table:table-cell office:value-type="float" office:value="25">
            <text:p>25</text:p>
          </table:table-cell>
          <table:table-cell office:value-type="float" office:value="11">
            <text:p>11</text:p>
          </table:table-cell>
          <table:table-cell office:value-type="string">
            <text:p>{"word":"Prosecute","mean":"","countable":"no","type":"verb","voice":"transitive","plural":"","plural_example":"","example":"The Authorities Decided To Prosecute Him For Fraud.","registers":"[formal: Prosecute], [informal: Sue]","phrasal_verbs":[],"synonyms":{"formal":["Indict","Litigate","Arraign","Charge"],"informal":["Sue"],"neutral":["Try","Persecute"]},"derivations":[{"word":"Prosecution","type":"noun","example":"The Prosecution Presented Strong Evidence.","example_translation":"دادستانی مدارک محکمی ارائه کرد.","display":"Prosecution"},{"word":"Prosecutor","type":"noun","example":"The Prosecutor Argued For A Guilty Verdict.","example_translation":"دادستان خواستار صدور حکم گناهکارانه شد.","display":"Prosecutor"}],"collocations":[{"collocation":"Prosecute A Case","example":"The Lawyer Skillfully Prosecuted The Case.","translation":"وکیل ماهرانه پرونده را به پیش برد."},{"collocation":"Prosecute Vigorously","example":"The Government Promised To Prosecute Corruption Vigorously.","translation":"دولت قول داد که با جدیت با فساد برخورد کند."}]}</text:p>
          </table:table-cell>
        </table:table-row>
        <table:table-row>
          <table:table-cell office:value-type="float" office:value="300">
            <text:p>300</text:p>
          </table:table-cell>
          <table:table-cell office:value-type="float" office:value="300">
            <text:p>300</text:p>
          </table:table-cell>
          <table:table-cell office:value-type="string">
            <text:p>Bigamy</text:p>
          </table:table-cell>
          <table:table-cell office:value-type="string">
            <text:p>داشتن دو همسر همزمان</text:p>
          </table:table-cell>
          <table:table-cell office:value-type="string">
            <text:p>uk  /ˈbɪɡ.ə.mi/ us  /ˈbɪɡ.ə.mi/</text:p>
          </table:table-cell>
          <table:table-cell office:value-type="string">
            <text:p>a. Some people look upon bigamy as double trouble.</text:p>
          </table:table-cell>
          <table:table-cell office:value-type="string">
            <text:p>برخی از مردم مسئلهٔ دو همسری را مشکل مضاعفی می‌دانند.</text:p>
          </table:table-cell>
          <table:table-cell office:value-type="string">
            <text:p>Having two wives or two husbands at the same time</text:p>
          </table:table-cell>
          <table:table-cell office:value-type="string">
            <text:p>b. Mr. Winkle, looking at his wife, thought bigamy was one crime he would never be guilty of.</text:p>
          </table:table-cell>
          <table:table-cell office:value-type="string">
            <text:p>آقای وینکل، در حین نگاه به همسرش، فکر می‌کرد که دو همسری جرمی است که هرگز مرتکب نخواهد شد.</text:p>
          </table:table-cell>
          <table:table-cell office:value-type="string">
            <text:p>c. Some religious groups are in favor of bigamy even though it is against the law of the land.</text:p>
          </table:table-cell>
          <table:table-cell office:value-type="string">
            <text:p>بعضی از گروه‌های مذهبی، طرفدار دو همسری هستند حتی اگر بر خلاف قانون کشور باشد.</text:p>
          </table:table-cell>
          <table:table-cell office:value-type="float" office:value="25">
            <text:p>25</text:p>
          </table:table-cell>
          <table:table-cell office:value-type="float" office:value="12">
            <text:p>12</text:p>
          </table:table-cell>
          <table:table-cell office:value-type="string">
            <text:p>{"word":"Bigamy","mean":"","countable":"no","type":"noun","voice":"unknown","plural":"Bigamies","plural_example":"The Court Dealt With Several Cases Of Bigamies Last Year.","example":"Bigamy Is Illegal In Most Countries.","registers":"[formal: Bigamy], [informal: ]","phrasal_verbs":[],"synonyms":{"formal":["Double Marriage","Polygamy"],"informal":[],"neutral":["Second Marriage"]},"derivations":[{"word":"Bigamous","type":"adjective","example":"He Was In A Bigamous Relationship.","example_translation":"او در یک رابطه دوهمی بود.","display":"Bigamous"}],"collocations":[{"collocation":"Commit Bigamy","example":"He Was Convicted Of Committing Bigamy.","translation":"او به جرم ارتکاب به ازدواج دوم محکوم شد."},{"collocation":"Accused Of Bigamy","example":"She Was Accused Of Bigamy After Her First Husband Resurfaced.","translation":"پس از ظهور دوباره شوهر اولش، او به ازدواج دوم متهم شد."}]}</text:p>
          </table:table-cell>
        </table:table-row>
        <table:table-row>
          <table:table-cell office:value-type="float" office:value="301">
            <text:p>301</text:p>
          </table:table-cell>
          <table:table-cell office:value-type="float" office:value="301">
            <text:p>301</text:p>
          </table:table-cell>
          <table:table-cell office:value-type="string">
            <text:p>Possible</text:p>
          </table:table-cell>
          <table:table-cell office:value-type="string">
            <text:p>احتمال، امکان</text:p>
          </table:table-cell>
          <table:table-cell office:value-type="string">
            <text:p>uk  /ˈpɒs.ə.bəl/ us  /ˈpɑː.sə.bəl/</text:p>
          </table:table-cell>
          <table:table-cell office:value-type="string">
            <text:p>a. Call me tomorrow evening if possible.</text:p>
          </table:table-cell>
          <table:table-cell office:value-type="string">
            <text:p>اگر برایت مقدور است فردا شب با من تماس بگیر.</text:p>
          </table:table-cell>
          <table:table-cell office:value-type="string">
            <text:p>Able to be, be done, or happen; able to be true; able to be done or chosen properly</text:p>
          </table:table-cell>
          <table:table-cell office:value-type="string">
            <text:p>b. It is now possible for man to walk on the moon.</text:p>
          </table:table-cell>
          <table:table-cell office:value-type="string">
            <text:p>الآن برای بشر امکان پذیر است که روی کُره ماه راه برود.</text:p>
          </table:table-cell>
          <table:table-cell office:value-type="string">
            <text:p>c. Considering Melissa's weakness in writing, it is not possible for her to help you with your composition.</text:p>
          </table:table-cell>
          <table:table-cell office:value-type="string">
            <text:p>با توجه به این که ملیسا در نگارش ضعیف است، برای او مقدور نیست که بتواند در انشا به شما کمک کند.</text:p>
          </table:table-cell>
          <table:table-cell office:value-type="float" office:value="26">
            <text:p>26</text:p>
          </table:table-cell>
          <table:table-cell office:value-type="float" office:value="1">
            <text:p>1</text:p>
          </table:table-cell>
          <table:table-cell office:value-type="string">
            <text:p>{"word":"Possible","mean":"","countable":"no","type":"adjective","voice":"unknown","plural":"","plural_example":"","example":"It Is Possible That It Will Rain Today.","registers":"[formal: Probable], [informal: Likely]","phrasal_verbs":[],"synonyms":{"formal":["Feasible","Plausible","Conceivable"],"informal":["Likely","Potential"],"neutral":["Achievable","Viable"]},"derivations":[{"word":"Possibility","type":"noun","example":"There Is A Possibility Of Rain Tonight.","example_translation":"امکان بارندگی امشب وجود دارد.","display":"Possibility"},{"word":"Possibly","type":"adverb","example":"I Will Possibly Go To The Store Later.","example_translation":"شاید بعداً به فروشگاه بروم.","display":"Possibly"}],"collocations":[{"collocation":"It Is Possible","example":"It Is Possible To Achieve Your Goals.","translation":"رسیدن به اهدافتان ممکن است."},{"collocation":"As Soon As Possible","example":"Please Respond As Soon As Possible.","translation":"لطفاً در اسرع وقت پاسخ دهید."},{"collocation":"The Best Possible","example":"We Want The Best Possible Outcome.","translation":"ما بهترین نتیجه ممکن را می خواهیم."}]}</text:p>
          </table:table-cell>
        </table:table-row>
        <table:table-row>
          <table:table-cell office:value-type="float" office:value="302">
            <text:p>302</text:p>
          </table:table-cell>
          <table:table-cell office:value-type="float" office:value="302">
            <text:p>302</text:p>
          </table:table-cell>
          <table:table-cell office:value-type="string">
            <text:p>Compel</text:p>
          </table:table-cell>
          <table:table-cell office:value-type="string">
            <text:p>مجبور کردن</text:p>
          </table:table-cell>
          <table:table-cell office:value-type="string">
            <text:p>uk  /kəmˈpel/ us  /kəmˈpel/</text:p>
          </table:table-cell>
          <table:table-cell office:value-type="string">
            <text:p>a. It is not possible to compel a person to love his fellow man.</text:p>
          </table:table-cell>
          <table:table-cell office:value-type="string">
            <text:p>امکان پذیر نیست که بتوان شخصی را مجبور کرد تا عاشق همنوع خود شود.</text:p>
          </table:table-cell>
          <table:table-cell office:value-type="string">
            <text:p>Force; get by force</text:p>
          </table:table-cell>
          <table:table-cell office:value-type="string">
            <text:p>b. Heavy floods compelled us to stop.</text:p>
          </table:table-cell>
          <table:table-cell office:value-type="string">
            <text:p>سیلاب‌های شدید ما را مجبور به توقف کرد.</text:p>
          </table:table-cell>
          <table:table-cell office:value-type="string">
            <text:p>c. Mr. Gorlin is a teacher who doesn’t need to compel me to behave.</text:p>
          </table:table-cell>
          <table:table-cell office:value-type="string">
            <text:p>آقای گورلین معلمی است که نیازی ندارد من را مجبور به رفتار [درست] کند.</text:p>
          </table:table-cell>
          <table:table-cell office:value-type="float" office:value="26">
            <text:p>26</text:p>
          </table:table-cell>
          <table:table-cell office:value-type="float" office:value="2">
            <text:p>2</text:p>
          </table:table-cell>
          <table:table-cell office:value-type="string">
            <text:p>{"word":"Compel","mean":"","countable":"no","type":"verb","voice":"transitive","plural":"","plural_example":"","example":"The Court Can Compel A Witness To Appear.","registers":"[formal: Formal]","phrasal_verbs":[],"synonyms":{"formal":["Obligate","Constrain","Enforce","Require"],"informal":["Make","Force"],"neutral":["Cause","Induce","Pressure"]},"derivations":[{"word":"Compulsion","type":"noun","example":"He Felt A Strange Compulsion To Open The Letter.","example_translation":"او یک اجبار عجیب برای باز کردن نامه احساس کرد.","display":"Compulsion"},{"word":"Compulsive","type":"adjective","example":"He Has A Compulsive Need To Be Perfect.","example_translation":"او نیاز اجباری به بی نقص بودن دارد.","display":"Compulsive"}],"collocations":[{"collocation":"Compel someone to do something","example":"Poverty Can Compel People To Commit Crimes.","translation":"فقر می تواند مردم را مجبور به ارتکاب جرم کند."}]}</text:p>
          </table:table-cell>
        </table:table-row>
        <table:table-row>
          <table:table-cell office:value-type="float" office:value="303">
            <text:p>303</text:p>
          </table:table-cell>
          <table:table-cell office:value-type="float" office:value="303">
            <text:p>303</text:p>
          </table:table-cell>
          <table:table-cell office:value-type="string">
            <text:p>Awkward</text:p>
          </table:table-cell>
          <table:table-cell office:value-type="string">
            <text:p>دست و پا چلفتی، ناجور، خجالت‌آور</text:p>
          </table:table-cell>
          <table:table-cell office:value-type="string">
            <text:p>uk  /ˈɔː.kwəd/ us  /ˈɑː.kwɚd/</text:p>
          </table:table-cell>
          <table:table-cell office:value-type="string">
            <text:p>a. Sally is very awkward in speaking to the class but quite relaxed with her own group of friends.</text:p>
          </table:table-cell>
          <table:table-cell office:value-type="string">
            <text:p>سالی هنگام صحبت کردن در کلاس، کاملاً دست و پا چلفتی و معذب است، اما با گروه دوستانش کاملاً راحت است.</text:p>
          </table:table-cell>
          <table:table-cell office:value-type="string">
            <text:p>Clumsy; not well-suited to use; not easily managed; embarrassing</text:p>
          </table:table-cell>
          <table:table-cell office:value-type="string">
            <text:p>b. The handle of this bulky suitcase has an awkward shape.</text:p>
          </table:table-cell>
          <table:table-cell office:value-type="string">
            <text:p>دسته این چمدان بزرگ، شکل ناجوری دارد.</text:p>
          </table:table-cell>
          <table:table-cell office:value-type="string">
            <text:p>c. There was an awkward silence after he mentioned the mistake.</text:p>
          </table:table-cell>
          <table:table-cell office:value-type="string">
            <text:p>بعد از اینکه او به آن اشتباه اشاره کرد، سکوت ناخوشایندی برقرار شد.</text:p>
          </table:table-cell>
          <table:table-cell office:value-type="float" office:value="26">
            <text:p>26</text:p>
          </table:table-cell>
          <table:table-cell office:value-type="float" office:value="3">
            <text:p>3</text:p>
          </table:table-cell>
          <table:table-cell office:value-type="string">
            <text:p>{"word":"Awkward","mean":"","countable":"no","type":"adjective","voice":"unknown","plural":"","plural_example":"","example":"He Felt Awkward Standing In The Corner Alone.","registers":"[informal: Common]","phrasal_verbs":[],"synonyms":{"formal":["Uncomfortable","Gauche","Inelegant"],"informal":["Clumsy","Bumbling"],"neutral":["Embarrassing","Uncouth","Inconvenient"]},"derivations":[{"word":"Awkwardly","type":"adverb","example":"He Awkwardly Tripped Over The Rug.","example_translation":"او به طرز ناخوشایندی به فرش گیر کرد.","display":"Awkwardly"},{"word":"Awkwardness","type":"noun","example":"I Could Feel The Awkwardness In The Air.","example_translation":"من می توانستم خجالت را در هوا حس کنم.","display":"Awkwardness"}],"collocations":[{"collocation":"Awkward Silence","example":"There Was An Awkward Silence After His Comment.","translation":"بعد از اظهار نظر او سکوت سنگینی برقرار شد."},{"collocation":"Awkward Situation","example":"I Found Myself In An Awkward Situation At The Party.","translation":"من خودم را در یک موقعیت ناخوشایند در مهمانی یافتم."},{"collocation":"Awkward Moment","example":"It Was An Awkward Moment When She Forgot His Name.","translation":"لحظه ی ناخوشایندی بود وقتی اسم او را فراموش کرد."}]}</text:p>
          </table:table-cell>
        </table:table-row>
        <table:table-row>
          <table:table-cell office:value-type="float" office:value="304">
            <text:p>304</text:p>
          </table:table-cell>
          <table:table-cell office:value-type="float" office:value="304">
            <text:p>304</text:p>
          </table:table-cell>
          <table:table-cell office:value-type="string">
            <text:p>Venture</text:p>
          </table:table-cell>
          <table:table-cell office:value-type="string">
            <text:p>به خطر انداختن، جرات کردن</text:p>
          </table:table-cell>
          <table:table-cell office:value-type="string">
            <text:p>uk  /ˈven.tʃər/ us  /ˈven.tʃɚ/</text:p>
          </table:table-cell>
          <table:table-cell office:value-type="string">
            <text:p>a. Ulysses was a man who would not reject any venture, no matter how dangerous.</text:p>
          </table:table-cell>
          <table:table-cell office:value-type="string">
            <text:p>یولیسس مردی بود که هیچ مخاطره‌ای را رد نمی‌کرد، مهم نبود چقدر خطرناک باشد.</text:p>
          </table:table-cell>
          <table:table-cell office:value-type="string">
            <text:p>A daring undertaking; an attempt to make money by making business risks; to dare; to expose to risk</text:p>
          </table:table-cell>
          <table:table-cell office:value-type="string">
            <text:p>b. John Jacob Astor made his fortune by a lucky venture in animal furs.</text:p>
          </table:table-cell>
          <table:table-cell office:value-type="string">
            <text:p>جان جاکوب آستور ثروت خود را از طریق یک ریسک موفق در تجارت پوست حیوانات به دست آورد.</text:p>
          </table:table-cell>
          <table:table-cell office:value-type="string">
            <text:p>c. Medics venture their lives to save wounded soldiers.</text:p>
          </table:table-cell>
          <table:table-cell office:value-type="string">
            <text:p>پزشکان برای نجات سربازان زخمی، جان خود را به خطر می‌اندازند.</text:p>
          </table:table-cell>
          <table:table-cell office:value-type="float" office:value="26">
            <text:p>26</text:p>
          </table:table-cell>
          <table:table-cell office:value-type="float" office:value="4">
            <text:p>4</text:p>
          </table:table-cell>
          <table:table-cell office:value-type="string">
            <text:p>{"word":"Venture","mean":"","countable":"yes","type":"noun","voice":"unknown","plural":"Ventures","plural_example":"Many Ventures Failed During The Pandemic.","example":"Their New Business Venture Seems Risky.","registers":"[formal: Commercial], [informal: Project]","phrasal_verbs":[],"synonyms":{"formal":["Undertaking","Enterprise"],"informal":["Project","Scheme"],"neutral":["Attempt","Experiment"]},"derivations":[{"word":"Venture","type":"verb","example":"They Venture Forth With Caution.","example_translation":"آنها با احتیاط پیش می روند.","display":"Venture"},{"word":"Venturesome","type":"adjective","example":"He Was A Venturesome Explorer.","example_translation":"او یک کاشف جسور بود.","display":"Venturesome"}],"collocations":[{"collocation":"Joint Venture","example":"The Company Formed A Joint Venture With A Foreign Firm.","translation":"این شرکت با یک شرکت خارجی سرمایه گذاری مشترک تشکیل داد."},{"collocation":"Business Venture","example":"Starting A Business Venture Requires A Lot Of Planning.","translation":"شروع یک سرمایه گذاری تجاری نیاز به برنامه ریزی زیادی دارد."}]}</text:p>
          </table:table-cell>
        </table:table-row>
        <table:table-row>
          <table:table-cell office:value-type="float" office:value="305">
            <text:p>305</text:p>
          </table:table-cell>
          <table:table-cell office:value-type="float" office:value="305">
            <text:p>305</text:p>
          </table:table-cell>
          <table:table-cell office:value-type="string">
            <text:p>Awesome</text:p>
          </table:table-cell>
          <table:table-cell office:value-type="string">
            <text:p>عالی، فوق العاده، شگفت انگیز</text:p>
          </table:table-cell>
          <table:table-cell office:value-type="string">
            <text:p>uk  /ˈɔː.səm/ us  /ˈɑː.səm/</text:p>
          </table:table-cell>
          <table:table-cell office:value-type="string">
            <text:p>a. The towering mountains, covered with snow, are an awesome sight.</text:p>
          </table:table-cell>
          <table:table-cell office:value-type="string">
            <text:p>کوه های سر به فلک کشیده پوشیده از برف، منظره ای چشمگیر و شگفت انگیز هستند.</text:p>
          </table:table-cell>
          <table:table-cell office:value-type="string">
            <text:p>Causing or inducing awe; inspiring an overwhelming feeling of reverence, admiration, or fear:</text:p>
          </table:table-cell>
          <table:table-cell office:value-type="string">
            <text:p>b. Connie had such an awesome amount of work to complete before graduation she doubted she would have everything ready in time.</text:p>
          </table:table-cell>
          <table:table-cell office:value-type="string">
            <text:p>کانی آنقدر کار فوق العاده زیادی داشت که باید قبل از فارغ التحصیلی تمام می کرد که شک داشت بتواند همه چیز را به موقع آماده کند.</text:p>
          </table:table-cell>
          <table:table-cell office:value-type="string">
            <text:p>c. The atom bomb is an awesome achievement for mankind.</text:p>
          </table:table-cell>
          <table:table-cell office:value-type="string">
            <text:p>بمب اتم، یک دستاورد بزرگ اما ترسناک برای بشر است.</text:p>
          </table:table-cell>
          <table:table-cell office:value-type="float" office:value="26">
            <text:p>26</text:p>
          </table:table-cell>
          <table:table-cell office:value-type="float" office:value="5">
            <text:p>5</text:p>
          </table:table-cell>
          <table:table-cell office:value-type="string">
            <text:p>{"word":"Awesome","mean":"","countable":"no","type":"adjective","voice":"unknown","plural":"","plural_example":"","example":"That Movie Was Awesome!","registers":"[informal: Very Informal]","phrasal_verbs":[],"synonyms":{"formal":["Impressive","Remarkable","Magnificent"],"informal":["Cool","Amazing","Fantastic","Great"],"neutral":["Excellent","Wonderful","Splendid"]},"derivations":[{"word":"Awesomely","type":"adverb","example":"The Band Played Awesomely.","example_translation":"گروه موسیقی به طرز فوق العاده ای نواخت.","display":"Awesomely"}],"collocations":[{"collocation":"Awesome Experience","example":"We Had An Awesome Experience At The Concert.","translation":"ما تجربه فوق العاده ای در کنسرت داشتیم."},{"collocation":"Awesome View","example":"The Hotel Had An Awesome View Of The Ocean.","translation":"هتل منظره فوق العاده ای از اقیانوس داشت."}]}</text:p>
          </table:table-cell>
        </table:table-row>
        <table:table-row>
          <table:table-cell office:value-type="float" office:value="306">
            <text:p>306</text:p>
          </table:table-cell>
          <table:table-cell office:value-type="float" office:value="306">
            <text:p>306</text:p>
          </table:table-cell>
          <table:table-cell office:value-type="string">
            <text:p>Guide</text:p>
          </table:table-cell>
          <table:table-cell office:value-type="string">
            <text:p>راهنما</text:p>
          </table:table-cell>
          <table:table-cell office:value-type="string">
            <text:p>uk  /ɡaɪd/ us  /ɡaɪd/</text:p>
          </table:table-cell>
          <table:table-cell office:value-type="string">
            <text:p>Tourists often hire guides.</text:p>
          </table:table-cell>
          <table:table-cell office:value-type="string">
            <text:p>توریست‌ها اغلب راهنما استخدام می‌کنند.</text:p>
          </table:table-cell>
          <table:table-cell office:value-type="string">
            <text:p>A person who shows the way; to direct; to manage</text:p>
          </table:table-cell>
          <table:table-cell office:value-type="string">
            <text:p>The Indian guided the hunters through the forest.</text:p>
          </table:table-cell>
          <table:table-cell office:value-type="string">
            <text:p>بومی آمریکایی شکارچیان را در جنگل راهنمایی کرد.</text:p>
          </table:table-cell>
          <table:table-cell office:value-type="string">
            <text:p>Use the suggestions in the handbook as a study guide.</text:p>
          </table:table-cell>
          <table:table-cell office:value-type="string">
            <text:p>از پیشنهادات موجود در کتابچه راهنما به عنوان یک راهنمای مطالعه استفاده کنید.</text:p>
          </table:table-cell>
          <table:table-cell office:value-type="float" office:value="26">
            <text:p>26</text:p>
          </table:table-cell>
          <table:table-cell office:value-type="float" office:value="6">
            <text:p>6</text:p>
          </table:table-cell>
          <table:table-cell office:value-type="string">
            <text:p>{"word":"Guide","mean":"","countable":"yes","type":"noun","voice":"unknown","plural":"Guides","plural_example":"The Tourist Guides Were Very Helpful.","example":"This Book Is A Comprehensive Guide To Italian Cooking.","registers":"[formal: Handbook], [neutral: Manual], [informal: Tip]","phrasal_verbs":[],"synonyms":{"formal":["Handbook","Manual"],"informal":["Tip","Hint"],"neutral":["Advisor","Counselor","Mentor"]},"derivations":[{"word":"Guide","type":"verb","example":"I Will Guide You Through The Process.","example_translation":"من شما را در این فرایند راهنمایی خواهم کرد.","display":"Guide"},{"word":"Guidance","type":"noun","example":"He Needs Guidance From An Experienced Professional.","example_translation":"او به راهنمایی یک متخصص باتجربه نیاز دارد.","display":"Guidance"}],"collocations":[{"collocation":"Tour Guide","example":"Our Tour Guide Was Very Knowledgeable.","translation":"راهنمای تور ما بسیار آگاه بود."},{"collocation":"User Guide","example":"Consult The User Guide For More Information.","translation":"برای اطلاعات بیشتر به راهنمای کاربر مراجعه کنید."}]}</text:p>
          </table:table-cell>
        </table:table-row>
        <table:table-row>
          <table:table-cell office:value-type="float" office:value="307">
            <text:p>307</text:p>
          </table:table-cell>
          <table:table-cell office:value-type="float" office:value="307">
            <text:p>307</text:p>
          </table:table-cell>
          <table:table-cell office:value-type="string">
            <text:p>Quench</text:p>
          </table:table-cell>
          <table:table-cell office:value-type="string">
            <text:p>خاموش کردن، رفع تشنگی، فرو نشاندن</text:p>
          </table:table-cell>
          <table:table-cell office:value-type="string">
            <text:p>uk  /kwentʃ/ us  /kwentʃ/</text:p>
          </table:table-cell>
          <table:table-cell office:value-type="string">
            <text:p>a. Foam will quench an oil fire.</text:p>
          </table:table-cell>
          <table:table-cell office:value-type="string">
            <text:p>کف، آتش سوزی ناشی از نفت را خاموش خواهد کرد.</text:p>
          </table:table-cell>
          <table:table-cell office:value-type="string">
            <text:p>Put an end to; drawn or put out</text:p>
          </table:table-cell>
          <table:table-cell office:value-type="string">
            <text:p>b. Only Pepsi Cola will quench my thirst on such a hot day.</text:p>
          </table:table-cell>
          <table:table-cell office:value-type="string">
            <text:p>تنها نوشابه "پپسی" عطش مرا در چنین روز گرمی برطرف می‌کند.</text:p>
          </table:table-cell>
          <table:table-cell office:value-type="string">
            <text:p>c. He reads and reads and reads to quench his thirst for knowledge.</text:p>
          </table:table-cell>
          <table:table-cell office:value-type="string">
            <text:p>او می‌خواند و می‌خواند و می‌خواند تا عطش خود را برای فراگیری دانش فرو نشاند.</text:p>
          </table:table-cell>
          <table:table-cell office:value-type="float" office:value="26">
            <text:p>26</text:p>
          </table:table-cell>
          <table:table-cell office:value-type="float" office:value="7">
            <text:p>7</text:p>
          </table:table-cell>
          <table:table-cell office:value-type="string">
            <text:p>{"word":"Quench","mean":"","countable":"no","type":"verb","voice":"transitive","plural":"","plural_example":"","example":"He Quenched His Thirst With Cold Water.","registers":"[formal: ], [informal: ]","phrasal_verbs":[],"synonyms":{"formal":["Satiate","Extinguish","Subdue"],"informal":["Satisfy","Douse","Slake"],"neutral":["Put Out","Relieve","Suppress"]},"derivations":[{"word":"Quencher","type":"noun","example":"She Bought A Thirst Quencher.","example_translation":"او یک نوشیدنی رفع تشنگی خرید.","display":"Quencher"},{"word":"Unquenchable","type":"adjective","example":"He Had An Unquenchable Thirst For Knowledge.","example_translation":"او عطشی سیری ناپذیر برای دانش داشت.","display":"Unquenchable"}],"collocations":[{"collocation":"Quench Thirst","example":"A Glass Of Water Will Quench Your Thirst.","translation":"یک لیوان آب تشنگی شما را برطرف می کند."},{"collocation":"Quench Flames","example":"The Firefighters Worked Hard To Quench The Flames.","translation":"آتش نشانان سخت تلاش کردند تا شعله های آتش را خاموش کنند."}]}</text:p>
          </table:table-cell>
        </table:table-row>
        <table:table-row>
          <table:table-cell office:value-type="float" office:value="308">
            <text:p>308</text:p>
          </table:table-cell>
          <table:table-cell office:value-type="float" office:value="308">
            <text:p>308</text:p>
          </table:table-cell>
          <table:table-cell office:value-type="string">
            <text:p>Betray</text:p>
          </table:table-cell>
          <table:table-cell office:value-type="string">
            <text:p>لو دادن، خیانت کردن</text:p>
          </table:table-cell>
          <table:table-cell office:value-type="string">
            <text:p>uk  /bɪˈtreɪ/ us  /bɪˈtreɪ/</text:p>
          </table:table-cell>
          <table:table-cell office:value-type="string">
            <text:p>a. Nick's awkward motions betrayed his nervousness.</text:p>
          </table:table-cell>
          <table:table-cell office:value-type="string">
            <text:p>حرکات ناجور نیک، اضطراب او را نشان داد.</text:p>
          </table:table-cell>
          <table:table-cell office:value-type="string">
            <text:p>Give away to the enemy; be unfaithful; mislead; show</text:p>
          </table:table-cell>
          <table:table-cell office:value-type="string">
            <text:p>b. Without realizing what he was doing, the talkative soldier betrayed his unit's plans.</text:p>
          </table:table-cell>
          <table:table-cell office:value-type="string">
            <text:p>سرباز وراج بدون این که متوجه کارش باشد، طرح های یگانش را فاش ساخت.</text:p>
          </table:table-cell>
          <table:table-cell office:value-type="string">
            <text:p>c. The child's eyes betrayed his fear of the fierce dog.</text:p>
          </table:table-cell>
          <table:table-cell office:value-type="string">
            <text:p>چشم های کودک، ترس او را از سگ وحشی نشان می داد.</text:p>
          </table:table-cell>
          <table:table-cell office:value-type="float" office:value="26">
            <text:p>26</text:p>
          </table:table-cell>
          <table:table-cell office:value-type="float" office:value="8">
            <text:p>8</text:p>
          </table:table-cell>
          <table:table-cell office:value-type="string">
            <text:p>{"word":"Betray","mean":"","countable":"no","type":"verb","voice":"transitive","plural":"","plural_example":"","example":"He Betrayed His Friends By Revealing Their Secrets.","registers":"[formal: Standard], [informal: Standard]","phrasal_verbs":[],"synonyms":{"formal":["Deceive","Deceive","Double-Cross","Infringe","Mislead"],"informal":["Rat On","Sell Out","Stab In The Back"],"neutral":["Disappoint","Fail","Deceive","Dishonor","Break Faith With"]},"derivations":[{"word":"Betrayal","type":"noun","example":"His Betrayal Was Heartbreaking.","example_translation":"خیانت او دلخراش بود.","display":"Betrayal"},{"word":"Betrayer","type":"noun","example":"He Was Known As A Betrayer.","example_translation":"او به عنوان یک خائن شناخته می شد.","display":"Betrayer"}],"collocations":[{"collocation":"Betray Someone's Trust","example":"Never Betray Someone's Trust.","translation":"هرگز به اعتماد کسی خیانت نکن."},{"collocation":"Betray An Ideal","example":"The Politician Betrayed His Ideals.","translation":"آن سیاستمدار به آرمان های خود خیانت کرد."}]}</text:p>
          </table:table-cell>
        </table:table-row>
        <table:table-row>
          <table:table-cell office:value-type="float" office:value="309">
            <text:p>309</text:p>
          </table:table-cell>
          <table:table-cell office:value-type="float" office:value="309">
            <text:p>309</text:p>
          </table:table-cell>
          <table:table-cell office:value-type="string">
            <text:p>Utter</text:p>
          </table:table-cell>
          <table:table-cell office:value-type="string">
            <text:p>کامل، مطلق، بیان کردن</text:p>
          </table:table-cell>
          <table:table-cell office:value-type="string">
            <text:p>uk  /ˈʌt.ər/ us  /ˈʌ.t̬ɚ/</text:p>
          </table:table-cell>
          <table:table-cell office:value-type="string">
            <text:p>a. When Violet accidentally stepped on the nail, she uttered a sharp cry of pain.</text:p>
          </table:table-cell>
          <table:table-cell office:value-type="string">
            <text:p>وقتی ویولت به طور اتفاقی روی میخ پا گذاشت، از شدت درد فریاد بلندی کشید.</text:p>
          </table:table-cell>
          <table:table-cell office:value-type="string">
            <text:p>Speak; make known; express</text:p>
          </table:table-cell>
          <table:table-cell office:value-type="string">
            <text:p>b. Seth was surprised when he was told that he had uttered Joan's name in his sleep.</text:p>
          </table:table-cell>
          <table:table-cell office:value-type="string">
            <text:p>وقتی به سث گفتند که اسم جوآن را در خواب بر زبان آورده است، متعجب شد.</text:p>
          </table:table-cell>
          <table:table-cell office:value-type="string">
            <text:p>c. When Mr. Fuller saw that his house had not been damaged in the fire, he uttered a sigh of relief.</text:p>
          </table:table-cell>
          <table:table-cell office:value-type="string">
            <text:p>وقتی آقای فولر دید خانه‌اش در آتش‌سوزی آسیب ندیده است، آهی از سر آسودگی کشید.</text:p>
          </table:table-cell>
          <table:table-cell office:value-type="float" office:value="26">
            <text:p>26</text:p>
          </table:table-cell>
          <table:table-cell office:value-type="float" office:value="9">
            <text:p>9</text:p>
          </table:table-cell>
          <table:table-cell office:value-type="string">
            <text:p>{"word":"Utter","mean":"","countable":"no","type":"verb","voice":"transitive","plural":"","plural_example":"","example":"He Did Not Utter A Word.","registers":"[formal: ], [informal: ]","phrasal_verbs":[],"synonyms":{"formal":["Express","Articulate","Enunciate"],"informal":["Say"],"neutral":["Speak"]},"derivations":[{"word":"Utterance","type":"noun","example":"His First Utterance Was Unclear.","example_translation":"اولین سخن او نامفهوم بود.","display":"Utterance"}],"collocations":[{"collocation":"Utter A Cry","example":"She Uttered A Cry Of Pain.","translation":"او از درد فریادی سر داد."},{"collocation":"Utter A Word","example":"Do Not Utter A Word.","translation":"حتی یک کلمه هم حرف نزن."},{"collocation":"Utter A Sound","example":"He Did Not Utter A Sound.","translation":"او هیچ صدایی از خود در نیاورد."}]}</text:p>
          </table:table-cell>
        </table:table-row>
        <table:table-row>
          <table:table-cell office:value-type="float" office:value="310">
            <text:p>310</text:p>
          </table:table-cell>
          <table:table-cell office:value-type="float" office:value="310">
            <text:p>310</text:p>
          </table:table-cell>
          <table:table-cell office:value-type="string">
            <text:p>Pacify</text:p>
          </table:table-cell>
          <table:table-cell office:value-type="string">
            <text:p>آرام کردن</text:p>
          </table:table-cell>
          <table:table-cell office:value-type="string">
            <text:p>uk  /ˈpæs.ɪ.faɪ/ us  /ˈpæs.ə.faɪ/</text:p>
          </table:table-cell>
          <table:table-cell office:value-type="string">
            <text:p>a. This toy should pacify that screaming baby.</text:p>
          </table:table-cell>
          <table:table-cell office:value-type="string">
            <text:p>این اسباب بازی باید آن کودک جیغ جیغو را آرام کند.</text:p>
          </table:table-cell>
          <table:table-cell office:value-type="string">
            <text:p>Make calm; quiet down; bring peace to</text:p>
          </table:table-cell>
          <table:table-cell office:value-type="string">
            <text:p>b. We tried to pacify the woman who was angry at having to wait so long in line.</text:p>
          </table:table-cell>
          <table:table-cell office:value-type="string">
            <text:p>ما سعی کردیم زنی را که به خاطر معطل شدن طولانی در صف عصبانی بود، آرام کنیم.</text:p>
          </table:table-cell>
          <table:table-cell office:value-type="string">
            <text:p>c. Soldiers were sent to pacify the countryside.</text:p>
          </table:table-cell>
          <table:table-cell office:value-type="string">
            <text:p>سربازان برای آرام کردن و برقراری صلح به مناطق روستایی اعزام شدند.</text:p>
          </table:table-cell>
          <table:table-cell office:value-type="float" office:value="26">
            <text:p>26</text:p>
          </table:table-cell>
          <table:table-cell office:value-type="float" office:value="10">
            <text:p>10</text:p>
          </table:table-cell>
          <table:table-cell office:value-type="string">
            <text:p>{"word":"Pacify","mean":"","countable":"no","type":"verb","voice":"transitive","plural":"","plural_example":"","example":"The Baby Was Finally Pacified With A Bottle.","registers":"[formal: To Appease], [informal: To Chill Out]","phrasal_verbs":[],"synonyms":{"formal":["Appease","Conciliate","Mollify","Placate","Propitiate"],"informal":["Chill Out","Quiet Down","Soothe"],"neutral":["Calm","Satisfy","Lull"]},"derivations":[{"word":"Pacification","type":"noun","example":"The Pacification Of The Region Took Several Years.","example_translation":"آرام سازی منطقه چندین سال به طول انجامید.","display":"Pacification"},{"word":"Pacifier","type":"noun","example":"The Baby Sucked On Its Pacifier.","example_translation":"نوزاد پستانک خود را می مکید.","display":"Pacifier"}],"collocations":[{"collocation":"Pacify A Crowd","example":"The Police Tried To Pacify The Angry Crowd.","translation":"پلیس سعی کرد جمعیت عصبانی را آرام کند."},{"collocation":"Pacify A Nation","example":"The Government Attempted To Pacify The Nation With Economic Reforms.","translation":"دولت تلاش کرد با اصلاحات اقتصادی، ملت را آرام کند."}]}</text:p>
          </table:table-cell>
        </table:table-row>
        <table:table-row>
          <table:table-cell office:value-type="float" office:value="311">
            <text:p>311</text:p>
          </table:table-cell>
          <table:table-cell office:value-type="float" office:value="311">
            <text:p>311</text:p>
          </table:table-cell>
          <table:table-cell office:value-type="string">
            <text:p>Respond</text:p>
          </table:table-cell>
          <table:table-cell office:value-type="string">
            <text:p>پاسخ دادن، واکنش نشان دادن</text:p>
          </table:table-cell>
          <table:table-cell office:value-type="string">
            <text:p>uk  /rɪˈspɒnd/ us  /rɪˈspɑːnd/</text:p>
          </table:table-cell>
          <table:table-cell office:value-type="string">
            <text:p>a. Greg responded quickly to the question.</text:p>
          </table:table-cell>
          <table:table-cell office:value-type="string">
            <text:p>گِرِگ سریعاً به سوال پاسخ داد.</text:p>
          </table:table-cell>
          <table:table-cell office:value-type="string">
            <text:p>Answer;react</text:p>
          </table:table-cell>
          <table:table-cell office:value-type="string">
            <text:p>b. My dog responds to every command I give him.</text:p>
          </table:table-cell>
          <table:table-cell office:value-type="string">
            <text:p>سگ من به هر دستوری که به او می دهم، واکنش نشان می دهد.</text:p>
          </table:table-cell>
          <table:table-cell office:value-type="string">
            <text:p>c. Mrs. Cole responded to the medicine so well that she was better in two days.</text:p>
          </table:table-cell>
          <table:table-cell office:value-type="string">
            <text:p>خانم کول به دارو خوب واکنش نشان داد به طوری که ظرف دو روز حالش بهتر شد.</text:p>
          </table:table-cell>
          <table:table-cell office:value-type="float" office:value="26">
            <text:p>26</text:p>
          </table:table-cell>
          <table:table-cell office:value-type="float" office:value="11">
            <text:p>11</text:p>
          </table:table-cell>
          <table:table-cell office:value-type="string">
            <text:p>{"word":"Respond","mean":"","countable":"no","type":"verb","voice":"intransitive","plural":"","plural_example":"","example":"She Did Not Respond To My Email.","registers":"[formal: Formal], [informal: Informal]","phrasal_verbs":[{"verb":"respond with","definition":"To reply in a particular manner or using specific words.","example":"She Responded With A Smile.","example_translation":"او با لبخند پاسخ داد."}],"synonyms":{"formal":["Reply","Answer","Acknowledge"],"informal":["Get Back To","Hit Back"],"neutral":["React","Rejoin","Retort"]},"derivations":[{"word":"Response","type":"noun","example":"I Await Your Response.","example_translation":"من منتظر پاسخ شما هستم.","display":"Response"},{"word":"Responsive","type":"adjective","example":"The Website Is Responsive On Mobile Devices.","example_translation":"وب سایت در دستگاه های تلفن همراه واکنش گرا است.","display":"Responsive"}],"collocations":[{"collocation":"quickly respond","example":"Please Quickly Respond To This Message.","translation":"لطفاً سریعاً به این پیام پاسخ دهید."}]}</text:p>
          </table:table-cell>
        </table:table-row>
        <table:table-row>
          <table:table-cell office:value-type="float" office:value="312">
            <text:p>312</text:p>
          </table:table-cell>
          <table:table-cell office:value-type="float" office:value="312">
            <text:p>312</text:p>
          </table:table-cell>
          <table:table-cell office:value-type="string">
            <text:p>Beckon</text:p>
          </table:table-cell>
          <table:table-cell office:value-type="string">
            <text:p>با اشاره فرا خواندن</text:p>
          </table:table-cell>
          <table:table-cell office:value-type="string">
            <text:p>uk  /ˈbek.ən/ us  /ˈbek.ən/</text:p>
          </table:table-cell>
          <table:table-cell office:value-type="string">
            <text:p>a. Jack beckoned to me to follow him.</text:p>
          </table:table-cell>
          <table:table-cell office:value-type="string">
            <text:p>جک با اشاره از من خواست که او را دنبال کنم.</text:p>
          </table:table-cell>
          <table:table-cell office:value-type="string">
            <text:p>Signal by a motion of the hand or head; attract</text:p>
          </table:table-cell>
          <table:table-cell office:value-type="string">
            <text:p>b. The delicious smell of fresh bread beckoned the hungry boy.</text:p>
          </table:table-cell>
          <table:table-cell office:value-type="string">
            <text:p>بوی مطبوع نان تازه، پسر گرسنه را به سوی خود کشید.</text:p>
          </table:table-cell>
          <table:table-cell office:value-type="string">
            <text:p>c. The sea beckons us to adventure.</text:p>
          </table:table-cell>
          <table:table-cell office:value-type="string">
            <text:p>دریا ما را به سوی ماجراجویی فرا می‌خواند.</text:p>
          </table:table-cell>
          <table:table-cell office:value-type="float" office:value="26">
            <text:p>26</text:p>
          </table:table-cell>
          <table:table-cell office:value-type="float" office:value="12">
            <text:p>12</text:p>
          </table:table-cell>
          <table:table-cell office:value-type="string">
            <text:p>{"word":"Beckon","mean":"","countable":"no","type":"verb","voice":"both","plural":"","plural_example":"","example":"He Beckoned Me Over To The Table.","registers":"[formal: Invite], [informal: Wave]","phrasal_verbs":[{"verb":"beckon forth","definition":"To summon or call forth something or someone.","example":"The Leader Beckoned Forth The Warriors.","example_translation":"رهبر، جنگجویان را فرا خواند."}],"synonyms":{"formal":["Summon","Invite","Call"],"informal":["Wave","Signal"],"neutral":["Gesture","Motion","Indicate"]},"derivations":[{"word":"beckoning","type":"noun","example":"The Beckoning Of The Sea Was Irresistible.","example_translation":"جاذبه ی دریا مقاومت ناپذیر بود.","display":"Beckoning"}],"collocations":[{"collocation":"beckon someone over","example":"She Beckoned Him Over With A Smile.","translation":"او با لبخند او را فرا خواند."},{"collocation":"beckon a waiter","example":"He Had To Beckon The Waiter Several Times.","translation":"او مجبور شد چندین بار پیشخدمت را صدا کند."}]}</text:p>
          </table:table-cell>
        </table:table-row>
        <table:table-row>
          <table:table-cell office:value-type="float" office:value="313">
            <text:p>313</text:p>
          </table:table-cell>
          <table:table-cell office:value-type="float" office:value="313">
            <text:p>313</text:p>
          </table:table-cell>
          <table:table-cell office:value-type="string">
            <text:p>Despite</text:p>
          </table:table-cell>
          <table:table-cell office:value-type="string">
            <text:p>بر خلاف، با وجود اینکه</text:p>
          </table:table-cell>
          <table:table-cell office:value-type="string">
            <text:p>uk  /dɪˈspaɪt/ us  /dɪˈspaɪt/</text:p>
          </table:table-cell>
          <table:table-cell office:value-type="string">
            <text:p>The player continued in the game despite his injuries.</text:p>
          </table:table-cell>
          <table:table-cell office:value-type="string">
            <text:p>بازیکن با وجود جراحتی که داشت به بازی ادامه داد.</text:p>
          </table:table-cell>
          <table:table-cell office:value-type="string">
            <text:p>In spite of</text:p>
          </table:table-cell>
          <table:table-cell office:value-type="string">
            <text:p>Despite his size, Ted put up a good fight.</text:p>
          </table:table-cell>
          <table:table-cell office:value-type="string">
            <text:p>تد به رغم جثه‌اش، مبارزه خوبی را ارائه داد.</text:p>
          </table:table-cell>
          <table:table-cell office:value-type="string">
            <text:p>We won the game by a shutout despite the fact that our team got only three hits.</text:p>
          </table:table-cell>
          <table:table-cell office:value-type="string">
            <text:p>ما با وجود این حقیقت که فقط سه ضربه موفق داشتیم، توانستیم سه بر هیچ بازی را ببریم.</text:p>
          </table:table-cell>
          <table:table-cell office:value-type="float" office:value="27">
            <text:p>27</text:p>
          </table:table-cell>
          <table:table-cell office:value-type="float" office:value="1">
            <text:p>1</text:p>
          </table:table-cell>
          <table:table-cell office:value-type="string">
            <text:p>{"word":"Despite","mean":"","countable":"no","type":"preposition","voice":"unknown","plural":"","plural_example":"","example":"Despite The Rain, We Went For A Walk.","registers":"[formal: Suitable], [informal: Acceptable]","phrasal_verbs":[],"synonyms":{"formal":["Notwithstanding","Regardless Of"],"informal":["In Spite Of"],"neutral":["Despite"]},"derivations":[{"word":"Despise","type":"verb","example":"I Despise People Who Are Cruel To Animals.","example_translation":"من از افرادی که با حیوانات بی رحمانه رفتار می کنند متنفرم.","display":"Despise"}],"collocations":[{"collocation":"Despite Everything","example":"Despite Everything, She Remained Optimistic.","translation":"با وجود همه چیز، او خوش بین باقی ماند."},{"collocation":"Despite Difficulties","example":"Despite Difficulties, They Managed To Succeed.","translation":"با وجود مشکلات، آنها موفق به موفقیت شدند."}]}</text:p>
          </table:table-cell>
        </table:table-row>
        <table:table-row>
          <table:table-cell office:value-type="float" office:value="314">
            <text:p>314</text:p>
          </table:table-cell>
          <table:table-cell office:value-type="float" office:value="314">
            <text:p>314</text:p>
          </table:table-cell>
          <table:table-cell office:value-type="string">
            <text:p>Disrupt</text:p>
          </table:table-cell>
          <table:table-cell office:value-type="string">
            <text:p>متلاشی کردن، مختل کردن</text:p>
          </table:table-cell>
          <table:table-cell office:value-type="string">
            <text:p>uk  /dɪsˈrʌpt/ us  /dɪsˈrʌpt/</text:p>
          </table:table-cell>
          <table:table-cell office:value-type="string">
            <text:p>a. Pam's clowning disrupted the class every day.</text:p>
          </table:table-cell>
          <table:table-cell office:value-type="string">
            <text:p>دلقک بازی پَم هر روز باعث به هم زدن کلاس می شد.</text:p>
          </table:table-cell>
          <table:table-cell office:value-type="string">
            <text:p>Upset; cause to break down</text:p>
          </table:table-cell>
          <table:table-cell office:value-type="string">
            <text:p>b. The storm disrupted the telephone lines throughout the area.</text:p>
          </table:table-cell>
          <table:table-cell office:value-type="string">
            <text:p>توفان خطوط تلفن را در سرتاسر منطقه مختل نمود.</text:p>
          </table:table-cell>
          <table:table-cell office:value-type="string">
            <text:p>c. The collapse of the government disrupted the services we took for granted, such as mail delivery.</text:p>
          </table:table-cell>
          <table:table-cell office:value-type="string">
            <text:p>سقوط دولت، باعث اختلال در خدمات بدیهی مانند تحویل پستی شد.</text:p>
          </table:table-cell>
          <table:table-cell office:value-type="float" office:value="27">
            <text:p>27</text:p>
          </table:table-cell>
          <table:table-cell office:value-type="float" office:value="2">
            <text:p>2</text:p>
          </table:table-cell>
          <table:table-cell office:value-type="string">
            <text:p>{"word":"Disrupt","mean":"","countable":"no","type":"verb","voice":"transitive","plural":"","plural_example":"","example":"The Protestors Tried To Disrupt The Meeting.","registers":"[formal: Interrupt], [informal: Mess Up]","phrasal_verbs":[{"verb":"Disrupt Something With Something","definition":"To Interrupt Or Impede Something With A Particular Action Or Event.","example":"The Concert Was Disrupted With Loud Protests.","example_translation":"کنسرت با اعتراضات بلند مختل شد."}],"synonyms":{"formal":["Interrupt","Disturb","Impair"],"informal":["Mess Up","Interfere","Upset"],"neutral":["Disturb","Disarrange","Hinder"]},"derivations":[{"word":"Disruption","type":"noun","example":"The Strike Caused Major Disruption To The Service.","example_translation":"این اعتصاب باعث اختلال عمده در خدمات شد.","display":"Disruption"},{"word":"Disruptive","type":"adjective","example":"His Disruptive Behavior Got Him Suspended.","example_translation":"رفتار اخلالگرانه او باعث تعلیقش شد.","display":"Disruptive"}],"collocations":[{"collocation":"Severely Disrupt","example":"The Snowstorm Severely Disrupted Travel Plans.","translation":"طوفان برفی به شدت برنامه های سفر را مختل کرد."},{"collocation":"Deliberately Disrupt","example":"They Deliberately Disrupted The Ceremony.","translation":"آنها عمداً مراسم را مختل کردند."}]}</text:p>
          </table:table-cell>
        </table:table-row>
        <table:table-row>
          <table:table-cell office:value-type="float" office:value="315">
            <text:p>315</text:p>
          </table:table-cell>
          <table:table-cell office:value-type="float" office:value="315">
            <text:p>315</text:p>
          </table:table-cell>
          <table:table-cell office:value-type="string">
            <text:p>Rash</text:p>
          </table:table-cell>
          <table:table-cell office:value-type="string">
            <text:p>جوش، عجولانه</text:p>
          </table:table-cell>
          <table:table-cell office:value-type="string">
            <text:p>uk  /ræʃ/ us  /ræʃ/</text:p>
          </table:table-cell>
          <table:table-cell office:value-type="string">
            <text:p>a. The report of a rash of burglaries in the neighborhood was exaggerated.</text:p>
          </table:table-cell>
          <table:table-cell office:value-type="string">
            <text:p>در مورد گزارش موجی از دزدی‌ها در محله اغراق شد.</text:p>
          </table:table-cell>
          <table:table-cell office:value-type="string">
            <text:p>A breaking out with many small red spots on the skin; outbreak of many instances within a short time too hasty or careless</text:p>
          </table:table-cell>
          <table:table-cell office:value-type="string">
            <text:p>b. Poison ivy causes a rash.</text:p>
          </table:table-cell>
          <table:table-cell office:value-type="string">
            <text:p>پیچک سمی باعث ایجاد کهیر می‌شود.</text:p>
          </table:table-cell>
          <table:table-cell office:value-type="string">
            <text:p>c. It is rash to threaten an action you cannot carry out.</text:p>
          </table:table-cell>
          <table:table-cell office:value-type="string">
            <text:p>تهدید به انجام کاری که نمی‌توانید انجام دهید، کاری نسنجیده است.</text:p>
          </table:table-cell>
          <table:table-cell office:value-type="float" office:value="27">
            <text:p>27</text:p>
          </table:table-cell>
          <table:table-cell office:value-type="float" office:value="3">
            <text:p>3</text:p>
          </table:table-cell>
          <table:table-cell office:value-type="string">
            <text:p>{"word":"Rash","mean":"","countable":"no","type":"adjective","voice":"unknown","plural":"","plural_example":"","example":"It Was A Rash Decision.","registers":"[formal: Impetuous], [informal: Hasty]","phrasal_verbs":[],"synonyms":{"formal":["Impetuous","Precipitate"],"informal":["Hasty","Impulsive"],"neutral":["Reckless","Thoughtless"]},"derivations":[{"word":"Rashly","type":"adverb","example":"He Acted Rashly And Made A Mistake.","example_translation":"او با عجله عمل کرد و اشتباه کرد.","display":"Rashly"},{"word":"Rashness","type":"noun","example":"His Rashness Is His Biggest Weakness.","example_translation":"بی پروایی بزرگترین نقطه ضعف اوست.","display":"Rashness"}],"collocations":[{"collocation":"Rash Action","example":"His Rash Action Led To Serious Consequences.","translation":"اقدام عجولانه او منجر به عواقب جدی شد."},{"collocation":"Rash Statement","example":"She Regretted Making A Rash Statement In Anger.","translation":"او از اینکه اظهارات عجولانه ای از روی عصبانیت کرد، پشیمان شد."}]}</text:p>
          </table:table-cell>
        </table:table-row>
        <table:table-row>
          <table:table-cell office:value-type="float" office:value="316">
            <text:p>316</text:p>
          </table:table-cell>
          <table:table-cell office:value-type="float" office:value="316">
            <text:p>316</text:p>
          </table:table-cell>
          <table:table-cell office:value-type="string">
            <text:p>Rapid</text:p>
          </table:table-cell>
          <table:table-cell office:value-type="string">
            <text:p>سریع</text:p>
          </table:table-cell>
          <table:table-cell office:value-type="string">
            <text:p>uk  /ˈræp.ɪd/ us  /ˈræp.ɪd/</text:p>
          </table:table-cell>
          <table:table-cell office:value-type="string">
            <text:p>a. We took a rapid walk around the camp before breakfast.</text:p>
          </table:table-cell>
          <table:table-cell office:value-type="string">
            <text:p>ما قبل از صبحانه گشت سریعی اطراف اردوگاه زدیم.</text:p>
          </table:table-cell>
          <table:table-cell office:value-type="string">
            <text:p>Very quick; swift</text:p>
          </table:table-cell>
          <table:table-cell office:value-type="string">
            <text:p>b. If you work rapidly, you can complete the test in twenty minutes.</text:p>
          </table:table-cell>
          <table:table-cell office:value-type="string">
            <text:p>اگر سریع کار کنی، می‌توانی امتحان را ظرف بیست دقیقه تمام کنی.</text:p>
          </table:table-cell>
          <table:table-cell office:value-type="string">
            <text:p>c. The response to the surprise attack was a rapid retreat.</text:p>
          </table:table-cell>
          <table:table-cell office:value-type="string">
            <text:p>واکنش به حمله غافلگیرانه، یک عقب‌نشینی سریع بود.</text:p>
          </table:table-cell>
          <table:table-cell office:value-type="float" office:value="27">
            <text:p>27</text:p>
          </table:table-cell>
          <table:table-cell office:value-type="float" office:value="4">
            <text:p>4</text:p>
          </table:table-cell>
          <table:table-cell office:value-type="string">
            <text:p>{"word":"Rapid","mean":"","countable":"no","type":"adjective","voice":"unknown","plural":"","plural_example":"","example":"The Company Showed Rapid Growth.","registers":"[formal: ], [informal: ]","phrasal_verbs":[],"synonyms":{"formal":["Swift","Expeditious"],"informal":["Fast","Quick"],"neutral":["Speedy","Prompt"]},"derivations":[{"word":"rapidity","type":"noun","example":"The Rapidity Of The Change Surprised Everyone.","example_translation":"سرعت این تغییر همه را شگفت زده کرد.","display":"Rapidity"},{"word":"rapidly","type":"adverb","example":"The Situation Is Rapidly Deteriorating.","example_translation":"وضعیت به سرعت در حال وخیم شدن است.","display":"Rapidly"}],"collocations":[{"collocation":"Rapid Growth","example":"The Country Experienced Rapid Growth In The Last Decade.","translation":"کشور در دهه گذشته رشد سریعی را تجربه کرد."},{"collocation":"Rapid Change","example":"The Technology Industry Is Characterized By Rapid Change.","translation":"صنعت فناوری با تغییر سریع مشخص می شود."}]}</text:p>
          </table:table-cell>
        </table:table-row>
        <table:table-row>
          <table:table-cell office:value-type="float" office:value="317">
            <text:p>317</text:p>
          </table:table-cell>
          <table:table-cell office:value-type="float" office:value="317">
            <text:p>317</text:p>
          </table:table-cell>
          <table:table-cell office:value-type="string">
            <text:p>Exhaust</text:p>
          </table:table-cell>
          <table:table-cell office:value-type="string">
            <text:p>تا ته مصرف کردن، خسته کردن</text:p>
          </table:table-cell>
          <table:table-cell office:value-type="string">
            <text:p>uk  /ɪɡˈzɔːst/ us  /ɪɡˈzɑːst/</text:p>
          </table:table-cell>
          <table:table-cell office:value-type="string">
            <text:p>a. To exhaust the city's water supply would be a calamity</text:p>
          </table:table-cell>
          <table:table-cell office:value-type="string">
            <text:p>مصرف کردن ذخیره آب شهر فاجعه خواهد بود.</text:p>
          </table:table-cell>
          <table:table-cell office:value-type="string">
            <text:p>Empty completely; use up; tire out</text:p>
          </table:table-cell>
          <table:table-cell office:value-type="string">
            <text:p>b. The long climb to the top of the mountain exhausted our strength.</text:p>
          </table:table-cell>
          <table:table-cell office:value-type="string">
            <text:p>صعود طولانی به قله کوه، تمام نیروی ما را تحلیل برد.</text:p>
          </table:table-cell>
          <table:table-cell office:value-type="string">
            <text:p>c. If we continue to squander our money recklessly, our treasury will soon be exhausted.</text:p>
          </table:table-cell>
          <table:table-cell office:value-type="string">
            <text:p>اگر به هدر دادن بی‌محابای پول خود ادامه دهیم، خزانه‌مان به زودی تمام می‌شود.</text:p>
          </table:table-cell>
          <table:table-cell office:value-type="float" office:value="27">
            <text:p>27</text:p>
          </table:table-cell>
          <table:table-cell office:value-type="float" office:value="5">
            <text:p>5</text:p>
          </table:table-cell>
          <table:table-cell office:value-type="string">
            <text:p>{"word":"Exhaust","mean":"","countable":"no","type":"verb","voice":"transitive","plural":"","plural_example":"","example":"The Long Hike Exhausted Her.","registers":"[formal: Weary], [informal: Bushed]","phrasal_verbs":[{"verb":"Exhaust Oneself","definition":"To Make Oneself Extremely Tired.","example":"He Exhausted Himself Trying To Lift The Heavy Box.","example_translation":"او با تلاش برای بلند کردن جعبه سنگین خود را خسته کرد."}],"synonyms":{"formal":["Deplete","Consume"],"informal":["Wear Out","Knock Out"],"neutral":["Tire","Drain","Fatigue"]},"derivations":[{"word":"Exhausted","type":"adjective","example":"She Was Exhausted After The Game.","example_translation":"او بعد از بازی خسته بود.","display":"Exhausted"},{"word":"Exhaustion","type":"noun","example":"He Collapsed From Exhaustion.","example_translation":"او از خستگی مفرط بیهوش شد.","display":"Exhaustion"}],"collocations":[{"collocation":"Completely Exhaust","example":"The Race Completely Exhausted Him.","translation":"مسابقه او را کاملاً خسته کرد."}]}</text:p>
          </table:table-cell>
        </table:table-row>
        <table:table-row>
          <table:table-cell office:value-type="float" office:value="318">
            <text:p>318</text:p>
          </table:table-cell>
          <table:table-cell office:value-type="float" office:value="318">
            <text:p>318</text:p>
          </table:table-cell>
          <table:table-cell office:value-type="string">
            <text:p>Severity</text:p>
          </table:table-cell>
          <table:table-cell office:value-type="string">
            <text:p>شدت</text:p>
          </table:table-cell>
          <table:table-cell office:value-type="string">
            <text:p>uk  /sɪˈver.ə.ti/ us  /səˈver.ə.t̬i/</text:p>
          </table:table-cell>
          <table:table-cell office:value-type="string">
            <text:p>a. The severity of the teacher was not appreciated by the pupils until they reached the final examinations.</text:p>
          </table:table-cell>
          <table:table-cell office:value-type="string">
            <text:p>دانش‌آموزان قدر سخت‌گیری معلم را ندانستند تا اینکه امتحانات پایان ترم فرا رسید.</text:p>
          </table:table-cell>
          <table:table-cell office:value-type="string">
            <text:p>Strictness; harshness; plainness; violence</text:p>
          </table:table-cell>
          <table:table-cell office:value-type="string">
            <text:p>b. The severity of the Black Plague can be imagined from the fact that thirty percent of the population died.</text:p>
          </table:table-cell>
          <table:table-cell office:value-type="string">
            <text:p>وخامت طاعون سیاه را می‌توان از این حقیقت دریافت که سی درصد جمعیت از بین رفتند.</text:p>
          </table:table-cell>
          <table:table-cell office:value-type="string">
            <text:p>c. Rosita complained to the principal about the severity of the punishment which the Student Court gave to her.</text:p>
          </table:table-cell>
          <table:table-cell office:value-type="string">
            <text:p>رزیتا از شدت مجازاتی که دادگاه دانشجویی برای او در نظر گرفته بود، به مدیر شکایت کرد.</text:p>
          </table:table-cell>
          <table:table-cell office:value-type="float" office:value="27">
            <text:p>27</text:p>
          </table:table-cell>
          <table:table-cell office:value-type="float" office:value="6">
            <text:p>6</text:p>
          </table:table-cell>
          <table:table-cell office:value-type="string">
            <text:p>{"word":"Severity","mean":"","countable":"no","type":"noun","voice":"unknown","plural":"Severities","plural_example":"The Severities Of The Winter Were Hard To Endure.","example":"The Severity Of The Punishment Shocked Everyone.","registers":"[formal: Severity], [informal: ]","phrasal_verbs":[],"synonyms":{"formal":["Austerity","Strictness","Stringency","Harshness"],"informal":["Roughness","Seriousness"],"neutral":["Gravity","Seriousness","Intensity","Acuteness"]},"derivations":[{"word":"Severe","type":"adjective","example":"The Weather Is Severe.","example_translation":"هوا خیلی سرد است.","display":"Severe"},{"word":"Severely","type":"adverb","example":"He Was Severely Injured.","example_translation":"او به شدت زخمی شد.","display":"Severely"}],"collocations":[{"collocation":"Extreme Severity","example":"The Crime Was Met With Extreme Severity.","translation":"جنایت با شدت فوق العاده ای روبرو شد."},{"collocation":"Assess The Severity","example":"Doctors Need To Assess The Severity Of The Injury.","translation":"پزشکان باید شدت جراحت را ارزیابی کنند."},{"collocation":"Severity Of The Damage","example":"The Severity Of The Damage Was Greater Than Initially Thought.","translation":"شدت خسارت بیشتر از آن چیزی بود که در ابتدا تصور می شد."}]}</text:p>
          </table:table-cell>
        </table:table-row>
        <table:table-row>
          <table:table-cell office:value-type="float" office:value="319">
            <text:p>319</text:p>
          </table:table-cell>
          <table:table-cell office:value-type="float" office:value="319">
            <text:p>319</text:p>
          </table:table-cell>
          <table:table-cell office:value-type="string">
            <text:p>Feeble</text:p>
          </table:table-cell>
          <table:table-cell office:value-type="string">
            <text:p>ضعیف</text:p>
          </table:table-cell>
          <table:table-cell office:value-type="string">
            <text:p>uk  /ˈfiː.bəl/ us  /ˈfiː.bəl/</text:p>
          </table:table-cell>
          <table:table-cell office:value-type="string">
            <text:p>a. We heard a feeble cry from the exhausted child.</text:p>
          </table:table-cell>
          <table:table-cell office:value-type="string">
            <text:p>صدای گریه ضعیفی را از کودک خسته شنیدیم.</text:p>
          </table:table-cell>
          <table:table-cell office:value-type="string">
            <text:p>Weak</text:p>
          </table:table-cell>
          <table:table-cell office:value-type="string">
            <text:p>b. The guide made a feeble attempt to explain why he had taken the wrong turn.</text:p>
          </table:table-cell>
          <table:table-cell office:value-type="string">
            <text:p>راهنما تلاش ناچیزی برای توضیح دلیل اشتباه رفتن انجام داد.</text:p>
          </table:table-cell>
          <table:table-cell office:value-type="string">
            <text:p>c. The feeble old man collapsed on the sidewalk.</text:p>
          </table:table-cell>
          <table:table-cell office:value-type="string">
            <text:p>پیرمرد ضعیف در پیاده رو از حال رفت.</text:p>
          </table:table-cell>
          <table:table-cell office:value-type="float" office:value="27">
            <text:p>27</text:p>
          </table:table-cell>
          <table:table-cell office:value-type="float" office:value="7">
            <text:p>7</text:p>
          </table:table-cell>
          <table:table-cell office:value-type="string">
            <text:p>{"word":"Feeble","mean":"","countable":"no","type":"adjective","voice":"unknown","plural":"","plural_example":"","example":"He Made A Feeble Attempt To Justify Himself.","registers":"[formal: ], [informal: ]","phrasal_verbs":[],"synonyms":{"formal":["Weak","Infirm","Debilitated"],"informal":["Lame","Wimpy"],"neutral":["Frail","Weak","Ineffectual"]},"derivations":[{"word":"Feeble","type":"verb","example":"His Arguments Feeble Under Scrutiny.","example_translation":"استدلال های او زیر ذره بین ضعیف شد.","display":"Feeble"},{"word":"Feebleness","type":"noun","example":"He Complained Of Feebleness After The Illness.","example_translation":"او پس از بیماری از ضعف شکایت کرد.","display":"Feebleness"}],"collocations":[{"collocation":"Feeble Excuse","example":"That's A Feeble Excuse For Not Finishing Your Work.","translation":"این یک بهانه ضعیف برای تمام نکردن کار شماست."},{"collocation":"Feeble Voice","example":"She Spoke In A Feeble Voice.","translation":"او با صدای ضعیفی صحبت کرد."},{"collocation":"Feeble Light","example":"A Feeble Light Shone Through The Window.","translation":"نور ضعیفی از پنجره می تابید."}]}</text:p>
          </table:table-cell>
        </table:table-row>
        <table:table-row>
          <table:table-cell office:value-type="float" office:value="320">
            <text:p>320</text:p>
          </table:table-cell>
          <table:table-cell office:value-type="float" office:value="320">
            <text:p>320</text:p>
          </table:table-cell>
          <table:table-cell office:value-type="string">
            <text:p>Unite</text:p>
          </table:table-cell>
          <table:table-cell office:value-type="string">
            <text:p>متحد کردن، یکی کردن</text:p>
          </table:table-cell>
          <table:table-cell office:value-type="string">
            <text:p>uk  /juːˈnaɪt/ us  /juːˈnaɪt/</text:p>
          </table:table-cell>
          <table:table-cell office:value-type="string">
            <text:p>a. The thirteen colonies united to form one country.</text:p>
          </table:table-cell>
          <table:table-cell office:value-type="string">
            <text:p>سیزده مستعمره برای ایجاد یک کشور، با هم متحد شدند.</text:p>
          </table:table-cell>
          <table:table-cell office:value-type="string">
            <text:p>Join together; become one</text:p>
          </table:table-cell>
          <table:table-cell office:value-type="string">
            <text:p>b. Matrimony united two famous Virginia families.</text:p>
          </table:table-cell>
          <table:table-cell office:value-type="string">
            <text:p>ازدواج دو خانواده معروف ایالت ویرجینیا را با هم متحد کرد.</text:p>
          </table:table-cell>
          <table:table-cell office:value-type="string">
            <text:p>c. America and Russia were united against a common enemy in World War II.</text:p>
          </table:table-cell>
          <table:table-cell office:value-type="string">
            <text:p>آمریکا و روسیه در جنگ جهانی دوم بر علیه دشمن مشترکشان، متحد شدند.</text:p>
          </table:table-cell>
          <table:table-cell office:value-type="float" office:value="27">
            <text:p>27</text:p>
          </table:table-cell>
          <table:table-cell office:value-type="float" office:value="8">
            <text:p>8</text:p>
          </table:table-cell>
          <table:table-cell office:value-type="string">
            <text:p>{"word":"Unite","mean":"","countable":"no","type":"verb","voice":"both","plural":"","plural_example":"","example":"The Two Countries Decided To Unite Against Their Common Enemy.","registers":"[formal: Unite], [informal: Get Together]","phrasal_verbs":[{"verb":"Unite Behind","definition":"To come together in support of something or someone.","example":"The Party United Behind Their Leader.","example_translation":"حزب پشت رهبر خود متحد شد."}],"synonyms":{"formal":["Consolidate","Amalgamate","Integrate","Federate"],"informal":["Join Up","Team Up"],"neutral":["Join","Combine","Merge","Link"]},"derivations":[{"word":"United","type":"adjective","example":"They Are A United Family.","example_translation":"آنها یک خانواده متحد هستند.","display":"United"},{"word":"Unity","type":"noun","example":"The Country Needs National Unity.","example_translation":"کشور به وحدت ملی نیاز دارد.","display":"Unity"}],"collocations":[{"collocation":"Unite Forces","example":"The Armies United Forces To Fight The Invasion.","translation":"ارتش ها برای مبارزه با تهاجم نیروها را متحد کردند."}]}</text:p>
          </table:table-cell>
        </table:table-row>
        <table:table-row>
          <table:table-cell office:value-type="float" office:value="321">
            <text:p>321</text:p>
          </table:table-cell>
          <table:table-cell office:value-type="float" office:value="321">
            <text:p>321</text:p>
          </table:table-cell>
          <table:table-cell office:value-type="string">
            <text:p>Cease</text:p>
          </table:table-cell>
          <table:table-cell office:value-type="string">
            <text:p>متوقف کردن</text:p>
          </table:table-cell>
          <table:table-cell office:value-type="string">
            <text:p>uk  /siːs/ us  /siːs/</text:p>
          </table:table-cell>
          <table:table-cell office:value-type="string">
            <text:p>a. Cease trying to do more than you can.</text:p>
          </table:table-cell>
          <table:table-cell office:value-type="string">
            <text:p>از تلاش کردن بیش از توانت دست بردار.</text:p>
          </table:table-cell>
          <table:table-cell office:value-type="string">
            <text:p>Stop</text:p>
          </table:table-cell>
          <table:table-cell office:value-type="string">
            <text:p>b. The whispering in the audience ceased when the curtain went up.</text:p>
          </table:table-cell>
          <table:table-cell office:value-type="string">
            <text:p>با بالا رفتن پرده، همهمه تماشاچیان قطع شد.</text:p>
          </table:table-cell>
          <table:table-cell office:value-type="string">
            <text:p>c. When you cease making war, you can then begin to pacify the small villages which the enemy controls.</text:p>
          </table:table-cell>
          <table:table-cell office:value-type="string">
            <text:p>وقتی جنگ را متوقف کنید، آنگاه می‌توانید شروع به آرام کردن روستاهای کوچکی کنید که دشمن کنترل می‌کند.</text:p>
          </table:table-cell>
          <table:table-cell office:value-type="float" office:value="27">
            <text:p>27</text:p>
          </table:table-cell>
          <table:table-cell office:value-type="float" office:value="9">
            <text:p>9</text:p>
          </table:table-cell>
          <table:table-cell office:value-type="string">
            <text:p>{"word":"Cease","mean":"","countable":"no","type":"verb","voice":"both","plural":"","plural_example":"","example":"The Company Will Cease Operations At The End Of The Year.","registers":"[formal: High], [informal: Low]","phrasal_verbs":[],"synonyms":{"formal":["Terminate","Discontinue","Halt"],"informal":["Quit","Stop"],"neutral":["End"]},"derivations":[{"word":"Ceaseless","type":"adjective","example":"The Ceaseless Rain Made It Difficult To See.","example_translation":"باران بی وقفه دیدن را دشوار می کرد.","display":"Ceaseless"}],"collocations":[{"collocation":"Cease Fire","example":"The Two Sides Agreed To A Cease Fire.","translation":"دو طرف با آتش بس موافقت کردند."},{"collocation":"Cease To Exist","example":"The Species Ceased To Exist Many Years Ago.","translation":"این گونه سال ها پیش از بین رفت."}]}</text:p>
          </table:table-cell>
        </table:table-row>
        <table:table-row>
          <table:table-cell office:value-type="float" office:value="322">
            <text:p>322</text:p>
          </table:table-cell>
          <table:table-cell office:value-type="float" office:value="322">
            <text:p>322</text:p>
          </table:table-cell>
          <table:table-cell office:value-type="string">
            <text:p>Thrifty</text:p>
          </table:table-cell>
          <table:table-cell office:value-type="string">
            <text:p>صرفه جو</text:p>
          </table:table-cell>
          <table:table-cell office:value-type="string">
            <text:p>uk  /θrɪft/ us  /θrɪft/</text:p>
          </table:table-cell>
          <table:table-cell office:value-type="string">
            <text:p>a. By being thrifty, Miss Benson managed to get along on her small income.</text:p>
          </table:table-cell>
          <table:table-cell office:value-type="string">
            <text:p>خانم بنسون با صرفه‌جویی موفق شد با درآمد کم خود، سر کند.</text:p>
          </table:table-cell>
          <table:table-cell office:value-type="string">
            <text:p>Saving; careful in spending; thriving</text:p>
          </table:table-cell>
          <table:table-cell office:value-type="string">
            <text:p>b. A thrifty person knows that squandering money can lead to financial calamity.</text:p>
          </table:table-cell>
          <table:table-cell office:value-type="string">
            <text:p>یک شخص مقتصد می‌داند که اتلاف پول می‌تواند منجر به مصیبت مالی گردد.</text:p>
          </table:table-cell>
          <table:table-cell office:value-type="string">
            <text:p>c. By thrifty use of their supplies, the shipwrecked sailors were able to survive for weeks.</text:p>
          </table:table-cell>
          <table:table-cell office:value-type="string">
            <text:p>دریانوردان بازمانده از کشتی غرق شده، با صرفه‌جویی در ذخایر غذایی خود توانستند تا چند هفته دوام بیاورند.</text:p>
          </table:table-cell>
          <table:table-cell office:value-type="float" office:value="27">
            <text:p>27</text:p>
          </table:table-cell>
          <table:table-cell office:value-type="float" office:value="10">
            <text:p>10</text:p>
          </table:table-cell>
          <table:table-cell office:value-type="string">
            <text:p>{"word":"Thrifty","mean":"","countable":"no","type":"adjective","voice":"unknown","plural":"","plural_example":"","example":"She Is Very Thrifty And Saves A Lot Of Money.","registers":"[formal: Economical], [informal: Careful]","phrasal_verbs":[],"synonyms":{"formal":["Frugal","Economical","Prudent"],"informal":["Saving","Careful","Penny-Pinching"],"neutral":["Thrifty","Resourceful","Conservative"]},"derivations":[{"word":"Thrift","type":"noun","example":"Thrift Is A Virtue.","example_translation":"صرفه جویی یک فضیلت است.","display":"Thrift"},{"word":"Thriftily","type":"adverb","example":"She Lived Thriftily.","example_translation":"او با صرفه جویی زندگی می کرد.","display":"Thriftily"}],"collocations":[{"collocation":"Thrifty Shopper","example":"She's A Thrifty Shopper Who Always Finds Great Deals.","translation":"او یک خریدار صرفه جو است که همیشه معاملات خوبی پیدا می کند."},{"collocation":"Thrifty Living","example":"Thrifty Living Is About Making Smart Financial Decisions.","translation":"زندگی صرفه جویانه به معنای اتخاذ تصمیمات مالی هوشمندانه است."},{"collocation":"Thrifty Budget","example":"They Managed To Stick To A Thrifty Budget.","translation":"آنها موفق شدند به یک بودجه صرفه جویانه پایبند باشند."}]}</text:p>
          </table:table-cell>
        </table:table-row>
        <table:table-row>
          <table:table-cell office:value-type="float" office:value="323">
            <text:p>323</text:p>
          </table:table-cell>
          <table:table-cell office:value-type="float" office:value="323">
            <text:p>323</text:p>
          </table:table-cell>
          <table:table-cell office:value-type="string">
            <text:p>Miserly</text:p>
          </table:table-cell>
          <table:table-cell office:value-type="string">
            <text:p>خسیس</text:p>
          </table:table-cell>
          <table:table-cell office:value-type="string">
            <text:p>uk  /ˈmaɪ.zər/ us  /ˈmaɪ.zɚ/</text:p>
          </table:table-cell>
          <table:table-cell office:value-type="string">
            <text:p>a. Being miserly with our natural resources will help us to live longer on this earth.</text:p>
          </table:table-cell>
          <table:table-cell office:value-type="string">
            <text:p>کم مصرف کردن منابع طبیعی به ما کمک می‌کند تا مدت بیشتری روی این کره خاکی زندگی کنیم.</text:p>
          </table:table-cell>
          <table:table-cell office:value-type="string">
            <text:p>Stingy; like a miser</text:p>
          </table:table-cell>
          <table:table-cell office:value-type="string">
            <text:p>b. A miserly person rarely has any friends.</text:p>
          </table:table-cell>
          <table:table-cell office:value-type="string">
            <text:p>یک شخص خسیس به ندرت دوستی دارد.</text:p>
          </table:table-cell>
          <table:table-cell office:value-type="string">
            <text:p>c. Silas Marner abandoned his miserly habits when Eppie came into his life.</text:p>
          </table:table-cell>
          <table:table-cell office:value-type="string">
            <text:p>سیلاس مارنر وقتی اپی وارد زندگی‌اش شد، عادات خسیس‌وار خود را ترک کرد.</text:p>
          </table:table-cell>
          <table:table-cell office:value-type="float" office:value="27">
            <text:p>27</text:p>
          </table:table-cell>
          <table:table-cell office:value-type="float" office:value="11">
            <text:p>11</text:p>
          </table:table-cell>
          <table:table-cell office:value-type="string">
            <text:p>{"word":"Miserly","mean":"","countable":"no","type":"adjective","voice":"unknown","plural":"","plural_example":"","example":"He Was Known For His Miserly Ways.","registers":"[formal: ], [informal: ]","phrasal_verbs":[],"synonyms":{"formal":["Stingy","Parsimonious"],"informal":["Tightfisted","Cheap"],"neutral":["Frugal","Mean"]},"derivations":[{"word":"miser","type":"noun","example":"He Is A Miser Who Hoards His Money.","example_translation":"او یک خسیس است که پولش را احتکار می کند.","display":"Miser"},{"word":"miserliness","type":"noun","example":"His Miserliness Became Legendary.","example_translation":"خساست او افسانه ای شد.","display":"Miserliness"}],"collocations":[{"collocation":"Miserly Sum","example":"He Offered A Miserly Sum For The Car.","translation":"او مبلغ ناچیزی برای ماشین پیشنهاد داد."},{"collocation":"Miserly Allowance","example":"She Gave Her Children A Miserly Allowance.","translation":"او به فرزندانش پول توجیبی بسیار کمی می داد."}]}</text:p>
          </table:table-cell>
        </table:table-row>
        <table:table-row>
          <table:table-cell office:value-type="float" office:value="324">
            <text:p>324</text:p>
          </table:table-cell>
          <table:table-cell office:value-type="float" office:value="324">
            <text:p>324</text:p>
          </table:table-cell>
          <table:table-cell office:value-type="string">
            <text:p>Monarch</text:p>
          </table:table-cell>
          <table:table-cell office:value-type="string">
            <text:p>فرمانروا، پادشاه، سلطان</text:p>
          </table:table-cell>
          <table:table-cell office:value-type="string">
            <text:p>uk  /ˈmɒn.ək/ us  /ˈmɑː.nɚk/</text:p>
          </table:table-cell>
          <table:table-cell office:value-type="string">
            <text:p>a. There are few modern nations which are governed by monarchs.</text:p>
          </table:table-cell>
          <table:table-cell office:value-type="string">
            <text:p>کشورهای مدرن اندکی وجود دارند که توسط پادشاهان اداره می‌شوند.</text:p>
          </table:table-cell>
          <table:table-cell office:value-type="string">
            <text:p>King or queen; ruler</text:p>
          </table:table-cell>
          <table:table-cell office:value-type="string">
            <text:p>b. The monarchs of ancient Rome considered themselves descendants of the gods.</text:p>
          </table:table-cell>
          <table:table-cell office:value-type="string">
            <text:p>پادشاهان روم باستان خود را از نسل خدایان می‌دانستند.</text:p>
          </table:table-cell>
          <table:table-cell office:value-type="string">
            <text:p>c. Men sometimes believe that they are monarchs in their own homes.</text:p>
          </table:table-cell>
          <table:table-cell office:value-type="string">
            <text:p>مردان گاهی اوقات تصور می‌کنند که در خانه خود پادشاه هستند.</text:p>
          </table:table-cell>
          <table:table-cell office:value-type="float" office:value="27">
            <text:p>27</text:p>
          </table:table-cell>
          <table:table-cell office:value-type="float" office:value="12">
            <text:p>12</text:p>
          </table:table-cell>
          <table:table-cell office:value-type="string">
            <text:p>{"word":"Monarch","mean":"","countable":"yes","type":"noun","voice":"unknown","plural":"monarchs","plural_example":"Many European countries used to have Monarchs.","example":"The Monarch ruled the kingdom with an iron fist.","registers":"[formal: Formal]","phrasal_verbs":[],"synonyms":{"formal":["Sovereign","Ruler","Potentate"],"informal":[],"neutral":["King","Queen","Emperor","Empress"]},"derivations":[{"word":"monarchy","type":"noun","example":"Monarchy is a form of government.","example_translation":"پادشاهی یک شکل از حکومت است.","display":"Monarchy"}],"collocations":[{"collocation":"absolute Monarch","example":"An absolute Monarch has unlimited power.","translation":"پادشاه مطلقه قدرت نامحدود دارد."},{"collocation":"constitutional Monarch","example":"The United Kingdom has a constitutional Monarch.","translation":"پادشاهی متحده دارای پادشاه مشروطه است."}]}</text:p>
          </table:table-cell>
        </table:table-row>
        <table:table-row>
          <table:table-cell office:value-type="float" office:value="325">
            <text:p>325</text:p>
          </table:table-cell>
          <table:table-cell office:value-type="float" office:value="325">
            <text:p>325</text:p>
          </table:table-cell>
          <table:table-cell office:value-type="string">
            <text:p>Outlaw</text:p>
          </table:table-cell>
          <table:table-cell office:value-type="string">
            <text:p>قانون‌شکن، یاغی</text:p>
          </table:table-cell>
          <table:table-cell office:value-type="string">
            <text:p>uk  /ˈaʊt.lɔː/ us  /ˈaʊt.lɑː/</text:p>
          </table:table-cell>
          <table:table-cell office:value-type="string">
            <text:p>a. Congress has outlawed the sale of certain drugs.</text:p>
          </table:table-cell>
          <table:table-cell office:value-type="string">
            <text:p>کنگره فروش داروهای خاصی را غیرقانونی اعلام کرد.</text:p>
          </table:table-cell>
          <table:table-cell office:value-type="string">
            <text:p>An exile; an outcast; a criminal; to declare unlawful</text:p>
          </table:table-cell>
          <table:table-cell office:value-type="string">
            <text:p>b. The best known outlaw of the American West was Jesse James.</text:p>
          </table:table-cell>
          <table:table-cell office:value-type="string">
            <text:p>معروف‌ترین یاغی غرب آمریکا، جسی جیمز بود.</text:p>
          </table:table-cell>
          <table:table-cell office:value-type="string">
            <text:p>c. An animal which is cast out by the rest of the pack is known as an outlaw.</text:p>
          </table:table-cell>
          <table:table-cell office:value-type="string">
            <text:p>حیوانی که از بقیه گله طرد می‌شود، به عنوان یک یاغی شناخته می‌شود.</text:p>
          </table:table-cell>
          <table:table-cell office:value-type="float" office:value="28">
            <text:p>28</text:p>
          </table:table-cell>
          <table:table-cell office:value-type="float" office:value="1">
            <text:p>1</text:p>
          </table:table-cell>
          <table:table-cell office:value-type="string">
            <text:p>{"word":"Outlaw","mean":"","countable":"yes","type":"noun","voice":"unknown","plural":"Outlaws","plural_example":"The Outlaws Were Known For Robbing Banks.","example":"He Became An Outlaw After Being Falsely Accused.","registers":"[formal: ], [informal: ]","phrasal_verbs":[],"synonyms":{"formal":["Criminal","Felon","Bandit"],"informal":["Thug","Gangster"],"neutral":["Desperado","Fugitive","Rebel"]},"derivations":[{"word":"Outlawry","type":"noun","example":"Outlawry Was Common In The Wild West.","example_translation":"یاغی گری در غرب وحشی رایج بود.","display":"Outlawry"},{"word":"Outlaw","type":"verb","example":"The Government Outlawed The Practice.","example_translation":"دولت این عمل را ممنوع کرد.","display":"Outlaw"}],"collocations":[{"collocation":"Notorious Outlaw","example":"Jesse James Was A Notorious Outlaw.","translation":"جسی جیمز یک یاغی بدنام بود."},{"collocation":"Band Of Outlaws","example":"A Band Of Outlaws Robbed The Train.","translation":"یک گروه یاغی قطار را سرقت کرد."}]}</text:p>
          </table:table-cell>
        </table:table-row>
        <table:table-row>
          <table:table-cell office:value-type="float" office:value="326">
            <text:p>326</text:p>
          </table:table-cell>
          <table:table-cell office:value-type="float" office:value="326">
            <text:p>326</text:p>
          </table:table-cell>
          <table:table-cell office:value-type="string">
            <text:p>Promote</text:p>
          </table:table-cell>
          <table:table-cell office:value-type="string">
            <text:p>ترویج کردن، ارتقا دادن، تبلیغ کردن</text:p>
          </table:table-cell>
          <table:table-cell office:value-type="string">
            <text:p>uk  /prəˈməʊt/ us  /prəˈmoʊt/</text:p>
          </table:table-cell>
          <table:table-cell office:value-type="string">
            <text:p>a. Students who pass the test will be promoted to the next grade.</text:p>
          </table:table-cell>
          <table:table-cell office:value-type="string">
            <text:p>دانشجویانی که در امتحان قبول می شوند، به کلاس بالاتر ارتقا می یابند.</text:p>
          </table:table-cell>
          <table:table-cell office:value-type="string">
            <text:p>Raise in rank or importance; help to grow and develop; help to organize</text:p>
          </table:table-cell>
          <table:table-cell office:value-type="string">
            <text:p>b. An accurate knowledge of other cultures will promote good will among people of different backgrounds.</text:p>
          </table:table-cell>
          <table:table-cell office:value-type="string">
            <text:p>آگاهی دقیق از فرهنگ‌های دیگر، باعث ترویج حسن نیت در میان افراد با پیشینه‌های مختلف می‌شود.</text:p>
          </table:table-cell>
          <table:table-cell office:value-type="string">
            <text:p>c. Several bankers invested an enormous sum of money to promote the idea.</text:p>
          </table:table-cell>
          <table:table-cell office:value-type="string">
            <text:p>چندین بانکدار مبلغ هنگفتی را برای ترویج این ایده سرمایه گذاری کردند.</text:p>
          </table:table-cell>
          <table:table-cell office:value-type="float" office:value="28">
            <text:p>28</text:p>
          </table:table-cell>
          <table:table-cell office:value-type="float" office:value="2">
            <text:p>2</text:p>
          </table:table-cell>
          <table:table-cell office:value-type="string">
            <text:p>{"word":"Promote","mean":"","countable":"no","type":"verb","voice":"transitive","plural":"","plural_example":"","example":"The Company Decided To Promote Him To Senior Manager.","registers":"[formal: Promotion, Professional], [informal: Casual]","phrasal_verbs":[{"verb":"Promote Something\/Someone To Something","definition":"To Advance Someone To A Higher Rank Or Position; To Advance An Idea Or Cause.","example":"The Manager Promoted Her To Head Of Marketing.","example_translation":"مدیر او را به ریاست بازاریابی ارتقا داد."}],"synonyms":{"formal":["Elevate","Advance","Upgrade"],"informal":["Plug","Push"],"neutral":["Further","Encourage","Publicize","Advertise","Boost"]},"derivations":[{"word":"Promotion","type":"noun","example":"The Promotion Increased Sales.","example_translation":"این تبلیغ فروش را افزایش داد.","display":"Promotion"},{"word":"Promoter","type":"noun","example":"He Works As A Concert Promoter.","example_translation":"او به عنوان یک مروج کنسرت کار می کند.","display":"Promoter"}],"collocations":[{"collocation":"Promote A Product","example":"We Need To Promote This Product More Effectively.","translation":"ما باید این محصول را به طور موثرتری تبلیغ کنیم."},{"collocation":"Actively Promote","example":"The Organization Actively Promotes Environmental Awareness.","translation":"این سازمان به طور فعالانه آگاهی زیست محیطی را ترویج می کند."}]}</text:p>
          </table:table-cell>
        </table:table-row>
        <table:table-row>
          <table:table-cell office:value-type="float" office:value="327">
            <text:p>327</text:p>
          </table:table-cell>
          <table:table-cell office:value-type="float" office:value="327">
            <text:p>327</text:p>
          </table:table-cell>
          <table:table-cell office:value-type="string">
            <text:p>Undernourished</text:p>
          </table:table-cell>
          <table:table-cell office:value-type="string">
            <text:p>دچار سوء تغذیه</text:p>
          </table:table-cell>
          <table:table-cell office:value-type="string">
            <text:p>uk  /ˌʌn.dəˈnʌr.ɪʃt/ us  /ˌʌn.dɚˈnɝː.ɪʃt/</text:p>
          </table:table-cell>
          <table:table-cell office:value-type="string">
            <text:p>a. The undernourished child was so feeble he could hardly walk.</text:p>
          </table:table-cell>
          <table:table-cell office:value-type="string">
            <text:p>کودک مبتلا به سوء تغذیه چنان ضعیف شده بود که به سختی راه می رفت.</text:p>
          </table:table-cell>
          <table:table-cell office:value-type="string">
            <text:p>Not sufficiently fed</text:p>
          </table:table-cell>
          <table:table-cell office:value-type="string">
            <text:p>b. There is evidence that even wealthy people are undernourished because they do not eat sufficient quantities of healthful foods.</text:p>
          </table:table-cell>
          <table:table-cell office:value-type="string">
            <text:p>شواهدی وجود دارد که نشان می دهد حتی مردم ثروتمند هم دچار سوء تغذیه هستند، چون آنها غذای سالم به مقدار کافی نمی خورند.</text:p>
          </table:table-cell>
          <table:table-cell office:value-type="string">
            <text:p>c. An infant who drinks enough milk will not be undernourished.</text:p>
          </table:table-cell>
          <table:table-cell office:value-type="string">
            <text:p>نوزادی که شیر به مقدار کافی می خورد، مبتلا به سوء تغذیه نمی شود.</text:p>
          </table:table-cell>
          <table:table-cell office:value-type="float" office:value="28">
            <text:p>28</text:p>
          </table:table-cell>
          <table:table-cell office:value-type="float" office:value="3">
            <text:p>3</text:p>
          </table:table-cell>
          <table:table-cell office:value-type="string">
            <text:p>{"word":"Undernourished","mean":"","countable":"no","type":"adjective","voice":"unknown","plural":"","plural_example":"","example":"The Child Was Severely Undernourished.","registers":"[formal: Formal], [informal: Informal]","phrasal_verbs":[],"synonyms":{"formal":["Malnourished","Underfed","Nutritionally Deficient"],"informal":["Skinny","Gaunt"],"neutral":["Poorly Nourished","Thin"]},"derivations":[{"word":"Undernourish","type":"verb","example":"They Undernourish Their Children Due To Poverty.","example_translation":"آنها به دلیل فقر به کودکان خود غذای کافی نمی دهند.","display":"Undernourish"},{"word":"Undernourishment","type":"noun","example":"Undernourishment Is A Serious Problem In Developing Countries.","example_translation":"سوء تغذیه یک مشکل جدی در کشورهای در حال توسعه است.","display":"Undernourishment"}],"collocations":[{"collocation":"Severely Undernourished","example":"The Refugees Were Severely Undernourished After Months Of Famine.","translation":"پناهندگان پس از ماه ها قحطی به شدت دچار سوء تغذیه بودند."},{"collocation":"Undernourished Child","example":"The Doctor Examined The Undernourished Child.","translation":"پزشک کودک دچار سوء تغذیه را معاینه کرد."}]}</text:p>
          </table:table-cell>
        </table:table-row>
        <table:table-row>
          <table:table-cell office:value-type="float" office:value="328">
            <text:p>328</text:p>
          </table:table-cell>
          <table:table-cell office:value-type="float" office:value="328">
            <text:p>328</text:p>
          </table:table-cell>
          <table:table-cell office:value-type="string">
            <text:p>Illustrate</text:p>
          </table:table-cell>
          <table:table-cell office:value-type="string">
            <text:p>با مثال توضیح دادن</text:p>
          </table:table-cell>
          <table:table-cell office:value-type="string">
            <text:p>uk  /ˈɪl.ə.streɪt/ us  /ˈɪl.ə.streɪt/</text:p>
          </table:table-cell>
          <table:table-cell office:value-type="string">
            <text:p>a. To illustrate how the heart sends blood around the body, the teacher described how a pump works.</text:p>
          </table:table-cell>
          <table:table-cell office:value-type="string">
            <text:p>معلّم برای توضیح دادن اینکه قلب چگونه خون را به سرتاسر بدن می‌فرستد، طرز کار یک پمپ را شرح داد.</text:p>
          </table:table-cell>
          <table:table-cell office:value-type="string">
            <text:p>Make clear or explain by stories, examples, comparisons, or other means; serve as an example</text:p>
          </table:table-cell>
          <table:table-cell office:value-type="string">
            <text:p>b. This exhibit will illustrate the many uses of atomic energy.</text:p>
          </table:table-cell>
          <table:table-cell office:value-type="string">
            <text:p>این نمایشگاه موارد استفاده متعدد انرژی اتمی را نشان خواهد داد.</text:p>
          </table:table-cell>
          <table:table-cell office:value-type="string">
            <text:p>c. These stories illustrate Mark Twain's serious side.</text:p>
          </table:table-cell>
          <table:table-cell office:value-type="string">
            <text:p>این داستان ها جنبه جدی شخصیت "مارک تواین" را نشان می‌دهند.</text:p>
          </table:table-cell>
          <table:table-cell office:value-type="float" office:value="28">
            <text:p>28</text:p>
          </table:table-cell>
          <table:table-cell office:value-type="float" office:value="4">
            <text:p>4</text:p>
          </table:table-cell>
          <table:table-cell office:value-type="string">
            <text:p>{"word":"Illustrate","mean":"","countable":"no","type":"verb","voice":"transitive","plural":"","plural_example":"","example":"The Lecturer Illustrated His Point With A Story.","registers":"[formal: Academic], [informal: Conversational]","phrasal_verbs":[],"synonyms":{"formal":["Clarify","Demonstrate","Elucidate","Exemplify"],"informal":["Show","Picture"],"neutral":["Explain","Represent","Depict"]},"derivations":[{"word":"Illustration","type":"noun","example":"The Book Contains Beautiful Illustrations.","example_translation":"این کتاب حاوی تصاویر زیبایی است.","display":"Illustration"},{"word":"Illustrative","type":"adjective","example":"This Is An Illustrative Example.","example_translation":"این یک مثال تصویری است.","display":"Illustrative"}],"collocations":[{"collocation":"Illustrate A Point","example":"Let Me Illustrate The Point With An Example.","translation":"اجازه دهید این نکته را با یک مثال نشان دهم."},{"collocation":"Clearly Illustrate","example":"The Graphs Clearly Illustrate The Increase In Sales.","translation":"نمودارها به وضوح افزایش فروش را نشان می دهند."}]}</text:p>
          </table:table-cell>
        </table:table-row>
        <table:table-row>
          <table:table-cell office:value-type="float" office:value="329">
            <text:p>329</text:p>
          </table:table-cell>
          <table:table-cell office:value-type="float" office:value="329">
            <text:p>329</text:p>
          </table:table-cell>
          <table:table-cell office:value-type="string">
            <text:p>Disclose</text:p>
          </table:table-cell>
          <table:table-cell office:value-type="string">
            <text:p>فاش کردن</text:p>
          </table:table-cell>
          <table:table-cell office:value-type="string">
            <text:p>uk  /dɪˈskləʊz/ us  /dɪˈskloʊz/</text:p>
          </table:table-cell>
          <table:table-cell office:value-type="string">
            <text:p>a. The lifting of the curtain disclosed a beautiful winter scene.</text:p>
          </table:table-cell>
          <table:table-cell office:value-type="string">
            <text:p>بالا رفتن پرده تئاتر، منظره زمستان زیبایی را نمایان ساخت.</text:p>
          </table:table-cell>
          <table:table-cell office:value-type="string">
            <text:p>Uncover; make known</text:p>
          </table:table-cell>
          <table:table-cell office:value-type="string">
            <text:p>b. This letter discloses the source of his fortune.</text:p>
          </table:table-cell>
          <table:table-cell office:value-type="string">
            <text:p>این نامه، راز ثروت او را فاش می‌کند.</text:p>
          </table:table-cell>
          <table:table-cell office:value-type="string">
            <text:p>c. Samson, reclining in the arms of Delilah, disclosed that the secret of his strength was in his long hair.</text:p>
          </table:table-cell>
          <table:table-cell office:value-type="string">
            <text:p>سامسون در حالی که به دستان دلیله تکیه داده بود، فاش کرد که راز قدرتش در موهای بلندش است.</text:p>
          </table:table-cell>
          <table:table-cell office:value-type="float" office:value="28">
            <text:p>28</text:p>
          </table:table-cell>
          <table:table-cell office:value-type="float" office:value="5">
            <text:p>5</text:p>
          </table:table-cell>
          <table:table-cell office:value-type="string">
            <text:p>{"word":"Disclose","mean":"","countable":"no","type":"verb","voice":"transitive","plural":"","plural_example":"","example":"The Company Must Disclose Its Financial Information.","registers":"[formal: Disclosure]","phrasal_verbs":[{"verb":"Disclose About","definition":"To reveal information about something","example":"The Report Will Disclose About The Company's Practices.","example_translation":"این گزارش در مورد رویه های شرکت آشکار می کند."}],"synonyms":{"formal":["Reveal","Divulge","Unveil"],"informal":["Tell","Spill"],"neutral":["Show","Expose"]},"derivations":[{"word":"Disclosure","type":"noun","example":"The Disclosure Of The Documents Was Delayed.","example_translation":"افشای اسناد به تاخیر افتاد.","display":"Disclosure"}],"collocations":[{"collocation":"Disclose Information","example":"We Will Disclose The Information At The Meeting.","translation":"ما اطلاعات را در جلسه فاش خواهیم کرد."},{"collocation":"Disclose Details","example":"He Refused To Disclose Details Of The Plan.","translation":"او از افشای جزئیات طرح خودداری کرد."}]}</text:p>
          </table:table-cell>
        </table:table-row>
        <table:table-row>
          <table:table-cell office:value-type="float" office:value="330">
            <text:p>330</text:p>
          </table:table-cell>
          <table:table-cell office:value-type="float" office:value="330">
            <text:p>330</text:p>
          </table:table-cell>
          <table:table-cell office:value-type="string">
            <text:p>Excessive</text:p>
          </table:table-cell>
          <table:table-cell office:value-type="string">
            <text:p>بیش از حد</text:p>
          </table:table-cell>
          <table:table-cell office:value-type="string">
            <text:p>uk  /ɪkˈses/ /ˈek.ses/ us  /ɪkˈses/ /ˈek.ses/</text:p>
          </table:table-cell>
          <table:table-cell office:value-type="string">
            <text:p>Pollution of the atmosphere is an excessive price to pay for so-called progress.</text:p>
          </table:table-cell>
          <table:table-cell office:value-type="string">
            <text:p>آلودگی هوا، تاوان بسیار سنگینی است که به بهانه پیشرفتِ به اصطلاح پرداخته می‌شود.</text:p>
          </table:table-cell>
          <table:table-cell office:value-type="string">
            <text:p>Too much; too great; extreme</text:p>
          </table:table-cell>
          <table:table-cell office:value-type="string">
            <text:p>Numerous attempts have been made to outlaw jet planes that make excessive noise.</text:p>
          </table:table-cell>
          <table:table-cell office:value-type="string">
            <text:p>تلاش‌های متعددی برای ممنوع کردن هواپیماهای جت که صدای بیش از حد تولید می‌کنند، صورت گرفته است.</text:p>
          </table:table-cell>
          <table:table-cell office:value-type="string">
            <text:p>The inhabitants of Arizona are unaccustomed to excessive rain.</text:p>
          </table:table-cell>
          <table:table-cell office:value-type="string">
            <text:p>ساکنان آریزونا به باران بیش از حد عادت ندارند.</text:p>
          </table:table-cell>
          <table:table-cell office:value-type="float" office:value="28">
            <text:p>28</text:p>
          </table:table-cell>
          <table:table-cell office:value-type="float" office:value="6">
            <text:p>6</text:p>
          </table:table-cell>
          <table:table-cell office:value-type="string">
            <text:p>{"word":"Excessive","mean":"","countable":"no","type":"adjective","voice":"unknown","plural":"","plural_example":"","example":"The Bank Charged An Excessive Rate Of Interest.","registers":"[formal: Suitable], [informal: Avoid]","phrasal_verbs":[],"synonyms":{"formal":["Exorbitant","Inordinate"],"informal":["Over The Top"],"neutral":["Extreme","Undue","Unreasonable"]},"derivations":[{"word":"excess","type":"noun","example":"An Excess Of Enthusiasm Is Not Always A Good Thing.","example_translation":"اشتیاق بیش از حد همیشه چیز خوبی نیست.","display":"Excess"},{"word":"excessively","type":"adverb","example":"The Food Was Excessively Salty.","example_translation":"غذا بیش از حد شور بود.","display":"Excessively"}],"collocations":[{"collocation":"Excessive Drinking","example":"Excessive Drinking Can Lead To Liver Damage.","translation":"مصرف بیش از حد الکل می تواند منجر به آسیب کبدی شود."},{"collocation":"Excessive Force","example":"The Police Were Accused Of Using Excessive Force.","translation":"پلیس متهم به استفاده از زور بیش از حد شد."},{"collocation":"Excessive Speed","example":"He Was Fined For Excessive Speeding.","translation":"او به دلیل سرعت غیرمجاز زیاد جریمه شد."}]}</text:p>
          </table:table-cell>
        </table:table-row>
        <table:table-row>
          <table:table-cell office:value-type="float" office:value="331">
            <text:p>331</text:p>
          </table:table-cell>
          <table:table-cell office:value-type="float" office:value="331">
            <text:p>331</text:p>
          </table:table-cell>
          <table:table-cell office:value-type="string">
            <text:p>Disaster</text:p>
          </table:table-cell>
          <table:table-cell office:value-type="string">
            <text:p>فاجعه</text:p>
          </table:table-cell>
          <table:table-cell office:value-type="string">
            <text:p>uk  /dɪˈzɑː.stər/ us  /dɪˈzæs.tɚ/</text:p>
          </table:table-cell>
          <table:table-cell office:value-type="string">
            <text:p>The hurricane's violent winds brought disaster to the coastal town.</text:p>
          </table:table-cell>
          <table:table-cell office:value-type="string">
            <text:p>بادهای شدید توفان، فاجعه‌ای برای شهر ساحلی به بار آورد.</text:p>
          </table:table-cell>
          <table:table-cell office:value-type="string">
            <text:p>An event that causes much suffering or loss; a great misfortune</text:p>
          </table:table-cell>
          <table:table-cell office:value-type="string">
            <text:p>The San Francisco earthquake and the Chicago fire are two of the greatest disasters in American history.</text:p>
          </table:table-cell>
          <table:table-cell office:value-type="string">
            <text:p>زلزله سان فرانسیسکو و آتش‌سوزی شیکاگو دو مورد از بزرگ‌ترین فجایع در تاریخ آمریکا هستند.</text:p>
          </table:table-cell>
          <table:table-cell office:value-type="string">
            <text:p>The coach considered the captain's injury a disaster for the team.</text:p>
          </table:table-cell>
          <table:table-cell office:value-type="string">
            <text:p>مربی مصدومیت کاپیتان را فاجعه‌ای برای تیم تلقی کرد.</text:p>
          </table:table-cell>
          <table:table-cell office:value-type="float" office:value="28">
            <text:p>28</text:p>
          </table:table-cell>
          <table:table-cell office:value-type="float" office:value="7">
            <text:p>7</text:p>
          </table:table-cell>
          <table:table-cell office:value-type="string">
            <text:p>{"word":"Disaster","mean":"","countable":"yes","type":"noun","voice":"unknown","plural":"Disasters","plural_example":"Natural Disasters Can Cause Widespread Damage.","example":"The Earthquake Was A Major Disaster.","registers":"[formal: Catastrophe], [informal: Mess]","phrasal_verbs":[],"synonyms":{"formal":["Calamity","Cataclysm","Tragedy"],"informal":["Mess","Fiasco"],"neutral":["Accident","Misfortune","Setback"]},"derivations":[{"word":"Disastrous","type":"adjective","example":"The War Had A Disastrous Effect On The Economy.","example_translation":"جنگ تاثیر فاجعه باری بر اقتصاد داشت.","display":"Disastrous"}],"collocations":[{"collocation":"Natural Disaster","example":"The Country Is Prone To Natural Disasters.","translation":"این کشور مستعد حوادث طبیعی است."},{"collocation":"Economic Disaster","example":"The Policy Led To An Economic Disaster.","translation":"این سیاست منجر به یک فاجعه اقتصادی شد."}]}</text:p>
          </table:table-cell>
        </table:table-row>
        <table:table-row>
          <table:table-cell office:value-type="float" office:value="332">
            <text:p>332</text:p>
          </table:table-cell>
          <table:table-cell office:value-type="float" office:value="332">
            <text:p>332</text:p>
          </table:table-cell>
          <table:table-cell office:value-type="string">
            <text:p>Censor</text:p>
          </table:table-cell>
          <table:table-cell office:value-type="string">
            <text:p>سانسورچی، سانسور کردن</text:p>
          </table:table-cell>
          <table:table-cell office:value-type="string">
            <text:p>uk  /ˈsen.sər/ us  /ˈsen.sɚ/</text:p>
          </table:table-cell>
          <table:table-cell office:value-type="string">
            <text:p>a. Some governments, national and local, censor books.</text:p>
          </table:table-cell>
          <table:table-cell office:value-type="string">
            <text:p>بعضی از دولت های ملی و محلی، کتاب ها را سانسور می کنند.</text:p>
          </table:table-cell>
          <table:table-cell office:value-type="string">
            <text:p>Person who tells others how they ought to behave; one who changes books, plays and other works so as to make them acceptable to the government; to make changes in</text:p>
          </table:table-cell>
          <table:table-cell office:value-type="string">
            <text:p>b. The censor felt that fiction as well as other books should receive the stamp of approval before they were put on sale.</text:p>
          </table:table-cell>
          <table:table-cell office:value-type="string">
            <text:p>مامور سانسور احساس کرد که کتاب‌های تخیلی هم مثل کتاب‌های دیگر، بایستی قبل از فروش، مهر تایید را دریافت کنند.</text:p>
          </table:table-cell>
          <table:table-cell office:value-type="string">
            <text:p>c. Any mention of the former prime minister was outlawed by the censor.</text:p>
          </table:table-cell>
          <table:table-cell office:value-type="string">
            <text:p>هر اشاره‌ای به نام نخست وزیر قبلی، توسط مامور سانسور ممنوع شد.</text:p>
          </table:table-cell>
          <table:table-cell office:value-type="float" office:value="28">
            <text:p>28</text:p>
          </table:table-cell>
          <table:table-cell office:value-type="float" office:value="8">
            <text:p>8</text:p>
          </table:table-cell>
          <table:table-cell office:value-type="string">
            <text:p>{"word":"Censor","mean":"","countable":"yes","type":"noun","voice":"unknown","plural":"Censors","plural_example":"The Group Criticized The Government's Use Of Censors.","example":"The Censor Removed Several Sensitive Passages From The Book.","registers":"[formal: Official], [informal: Colloquial]","phrasal_verbs":[],"synonyms":{"formal":["Reviewer","Screener"],"informal":["Nosey Parker"],"neutral":["Editor","Controller"]},"derivations":[{"word":"Censorship","type":"noun","example":"The Government Imposed Strict Censorship On The Media.","example_translation":"دولت سانسور شدیدی بر رسانه ها اعمال کرد.","display":"Censorship"},{"word":"Censorious","type":"adjective","example":"He Is A Censorious Critic.","example_translation":"او یک منتقد عیب جو است.","display":"Censorious"},{"word":"Censure","type":"verb","example":"The Committee Voted To Censure Him.","example_translation":"کمیته رای به سرزنش او داد.","display":"Censure"}],"collocations":[{"collocation":"Government Censor","example":"The Government Censor Banned The Movie.","translation":"ممیز دولتی فیلم را ممنوع کرد."},{"collocation":"Chief Censor","example":"The Chief Censor Reviewed The Script.","translation":"سرممیز فیلمنامه را بررسی کرد."}]}</text:p>
          </table:table-cell>
        </table:table-row>
        <table:table-row>
          <table:table-cell office:value-type="float" office:value="333">
            <text:p>333</text:p>
          </table:table-cell>
          <table:table-cell office:value-type="float" office:value="333">
            <text:p>333</text:p>
          </table:table-cell>
          <table:table-cell office:value-type="string">
            <text:p>Culprit</text:p>
          </table:table-cell>
          <table:table-cell office:value-type="string">
            <text:p>مجرم، مقصر</text:p>
          </table:table-cell>
          <table:table-cell office:value-type="string">
            <text:p>uk  /ˈkʌl.prɪt/ us  /ˈkʌl.prɪt/</text:p>
          </table:table-cell>
          <table:table-cell office:value-type="string">
            <text:p>Who is the culprit who has eaten all the strawberries?</text:p>
          </table:table-cell>
          <table:table-cell office:value-type="string">
            <text:p>چه کسی متهم به خوردن همه توت فرنگی ها است؟</text:p>
          </table:table-cell>
          <table:table-cell office:value-type="string">
            <text:p>Offender; person guilty of a fault or crime</text:p>
          </table:table-cell>
          <table:table-cell office:value-type="string">
            <text:p>The police caught the culprit with the stolen articles in his car.</text:p>
          </table:table-cell>
          <table:table-cell office:value-type="string">
            <text:p>پلیس مجرم را به همراه لوازم دزدی در اتومبیلش دستگیر کرد.</text:p>
          </table:table-cell>
          <table:table-cell office:value-type="string">
            <text:p>In the Sherlock Holmes story, the culprit turned out to be a snake.</text:p>
          </table:table-cell>
          <table:table-cell office:value-type="string">
            <text:p>در داستان "شرلوک هولمز"، مجرم یک مار از آب درآمد.</text:p>
          </table:table-cell>
          <table:table-cell office:value-type="float" office:value="28">
            <text:p>28</text:p>
          </table:table-cell>
          <table:table-cell office:value-type="float" office:value="9">
            <text:p>9</text:p>
          </table:table-cell>
          <table:table-cell office:value-type="string">
            <text:p>{"word":"Culprit","mean":"","countable":"yes","type":"noun","voice":"unknown","plural":"culprits","plural_example":"The Police Arrested Several Culprits Involved In The Crime Ring.","example":"The Police Identified The Culprit Behind The Theft.","registers":"[formal: ], [informal: ]","phrasal_verbs":[],"synonyms":{"formal":["Offender","Perpetrator","Transgressor"],"informal":["Guilty Party"],"neutral":["Criminal","Wrongdoer"]},"derivations":[{"word":"culpability","type":"noun","example":"His Culpability In The Matter Is Undeniable.","example_translation":"تقصیر او در این مورد انکار نشدنی است.","display":"Culpability"},{"word":"culpable","type":"adjective","example":"She Was Found Culpable Of Negligence.","example_translation":"او به دلیل سهل انگاری مقصر شناخته شد.","display":"Culpable"}],"collocations":[{"collocation":"the main culprit","example":"Lack Of Funding Was The Main Culprit In The Project's Failure.","translation":"عدم بودجه، مقصر اصلی در شکست پروژه بود."},{"collocation":"identify the culprit","example":"Investigators Are Working To Identify The Culprit.","translation":"محققان در تلاش برای شناسایی مجرم هستند."}]}</text:p>
          </table:table-cell>
        </table:table-row>
        <table:table-row>
          <table:table-cell office:value-type="float" office:value="334">
            <text:p>334</text:p>
          </table:table-cell>
          <table:table-cell office:value-type="float" office:value="334">
            <text:p>334</text:p>
          </table:table-cell>
          <table:table-cell office:value-type="string">
            <text:p>Juvenile</text:p>
          </table:table-cell>
          <table:table-cell office:value-type="string">
            <text:p>نوجوان</text:p>
          </table:table-cell>
          <table:table-cell office:value-type="string">
            <text:p>uk  /ˈdʒuː.vən.aɪl/ us  /ˈdʒuː.və.nəl/</text:p>
          </table:table-cell>
          <table:table-cell office:value-type="string">
            <text:p>a. My sister is known in the family as a juvenile delinquent.</text:p>
          </table:table-cell>
          <table:table-cell office:value-type="string">
            <text:p>خواهرم در خانواده به عنوان یک نوجوان بزهکار شناخته شده است.</text:p>
          </table:table-cell>
          <table:table-cell office:value-type="string">
            <text:p>Young; youthful; of or for boys and girls; a young person</text:p>
          </table:table-cell>
          <table:table-cell office:value-type="string">
            <text:p>b. Paula is still young enough to wear juvenile fashions.</text:p>
          </table:table-cell>
          <table:table-cell office:value-type="string">
            <text:p>پائولا هنوز به اندازه کافی جوان است که لباس‌های جوانانه بپوشد.</text:p>
          </table:table-cell>
          <table:table-cell office:value-type="string">
            <text:p>c. Ellen used to devour "Cinderella" and other stories for juveniles.</text:p>
          </table:table-cell>
          <table:table-cell office:value-type="string">
            <text:p>الن عادت داشت داستان‌های «سیندرلا» و سایر داستان‌های کودکانه را ببلعد.</text:p>
          </table:table-cell>
          <table:table-cell office:value-type="float" office:value="28">
            <text:p>28</text:p>
          </table:table-cell>
          <table:table-cell office:value-type="float" office:value="10">
            <text:p>10</text:p>
          </table:table-cell>
          <table:table-cell office:value-type="string">
            <text:p>{"word":"Juvenile","mean":"","countable":"no","type":"adjective","voice":"unknown","plural":"","plural_example":"","example":"The Juvenile Court Deals With Offenders Under The Age Of 18.","registers":"[formal: Legal], [informal: None]","phrasal_verbs":[],"synonyms":{"formal":["Adolescent","Young"],"informal":["Childish"],"neutral":["Youthful","Immature"]},"derivations":[{"word":"Juvenile","type":"noun","example":"The Officer Handed The Juvenile Over To His Parents.","example_translation":"افسر نوجوان را به والدینش تحویل داد.","display":"Juvenile"},{"word":"Juvenility","type":"noun","example":"Her Juvenility Was Obvious.","example_translation":"نوجوانی او آشکار بود.","display":"Juvenility"}],"collocations":[{"collocation":"Juvenile Delinquency","example":"Juvenile Delinquency Is A Growing Problem.","translation":"بزهکاری نوجوانان یک مشکل رو به رشد است."},{"collocation":"Juvenile Court","example":"The Juvenile Court Handles Cases Involving Minors.","translation":"دادگاه نوجوانان به پرونده های مربوط به صغار رسیدگی می کند."},{"collocation":"Juvenile Offender","example":"The Juvenile Offender Was Sentenced To Probation.","translation":"متخلف نوجوان به حبس تعلیقی محکوم شد."}]}</text:p>
          </table:table-cell>
        </table:table-row>
        <table:table-row>
          <table:table-cell office:value-type="float" office:value="335">
            <text:p>335</text:p>
          </table:table-cell>
          <table:table-cell office:value-type="float" office:value="335">
            <text:p>335</text:p>
          </table:table-cell>
          <table:table-cell office:value-type="string">
            <text:p>Bait</text:p>
          </table:table-cell>
          <table:table-cell office:value-type="string">
            <text:p>طعمه</text:p>
          </table:table-cell>
          <table:table-cell office:value-type="string">
            <text:p>uk  /beɪt/ us  /beɪt/</text:p>
          </table:table-cell>
          <table:table-cell office:value-type="string">
            <text:p>a. The secret of successful trout fishing is finding the right bait.</text:p>
          </table:table-cell>
          <table:table-cell office:value-type="string">
            <text:p>رمز موفقیت در صید ماهی قزل آلا، پیدا کردن طعمه مناسب است.</text:p>
          </table:table-cell>
          <table:table-cell office:value-type="string">
            <text:p>Anything, specially food, used to attract fish or other animals so that they may be caught; anything used to tempt or attract a person to begin something he or she does not wish to do; to put bait on (a hook) or in (a trap); torment by unkind or annoying شه احتم</text:p>
          </table:table-cell>
          <table:table-cell office:value-type="string">
            <text:p>b. How can you expect to bait Mike into running for the class presidency when he has already refused every appeal?</text:p>
          </table:table-cell>
          <table:table-cell office:value-type="string">
            <text:p>چطور می‌توانی مایک را ترغیب به شرکت در انتخابات ریاست کلاس کنی، در حالی که او تا به حال تمام درخواست‌ها را رد کرده‌است؟</text:p>
          </table:table-cell>
          <table:table-cell office:value-type="string">
            <text:p>c. Eddie is a good hunter because he knows the merit of each kind of bait for the different animals.</text:p>
          </table:table-cell>
          <table:table-cell office:value-type="string">
            <text:p>ادی شکارچی خوبی است، زیرا ارزش هر نوع طعمه را برای حیوانات مختلف می‌داند.</text:p>
          </table:table-cell>
          <table:table-cell office:value-type="float" office:value="28">
            <text:p>28</text:p>
          </table:table-cell>
          <table:table-cell office:value-type="float" office:value="11">
            <text:p>11</text:p>
          </table:table-cell>
          <table:table-cell office:value-type="string">
            <text:p>{"word":"Bait","mean":"","countable":"no","type":"noun","voice":"unknown","plural":"baits","plural_example":"Different Types Of Baits Are Used To Catch Different Fish.","example":"The Fisherman Cast His Line With Bait.","registers":"[neutral: Bait]","phrasal_verbs":[],"synonyms":{"formal":["Lure","Enticement"],"informal":["Trap"],"neutral":["Attractant"]},"derivations":[{"word":"bait","type":"verb","example":"He Baited The Hook.","example_translation":"او قلاب را طعمه گذاشت.","display":"Bait"}],"collocations":[{"collocation":"live bait","example":"He Used Live Bait To Catch The Fish.","translation":"او از طعمه زنده برای صید ماهی استفاده کرد."},{"collocation":"fish bait","example":"What Kind Of Fish Bait Should I Use?","translation":"از چه نوع طعمه ماهی باید استفاده کنم؟"}]}</text:p>
          </table:table-cell>
        </table:table-row>
        <table:table-row>
          <table:table-cell office:value-type="float" office:value="336">
            <text:p>336</text:p>
          </table:table-cell>
          <table:table-cell office:value-type="float" office:value="336">
            <text:p>336</text:p>
          </table:table-cell>
          <table:table-cell office:value-type="string">
            <text:p>Insist</text:p>
          </table:table-cell>
          <table:table-cell office:value-type="string">
            <text:p>تاکید کردن، اصرار کردن</text:p>
          </table:table-cell>
          <table:table-cell office:value-type="string">
            <text:p>uk  /ɪnˈsɪst/ us  /ɪnˈsɪst/</text:p>
          </table:table-cell>
          <table:table-cell office:value-type="string">
            <text:p>a. Mother insists that we do our homework before we start long telephone conversations.</text:p>
          </table:table-cell>
          <table:table-cell office:value-type="string">
            <text:p>مادر اصرار دارد که تکالیفمان را قبل از شروع مکالمات تلفنی طولانی انجام دهیم.</text:p>
          </table:table-cell>
          <table:table-cell office:value-type="string">
            <text:p>Keep firmly to some demand, statement, or position</text:p>
          </table:table-cell>
          <table:table-cell office:value-type="string">
            <text:p>b. She insisted that Sal was not jealous of his twin brother.</text:p>
          </table:table-cell>
          <table:table-cell office:value-type="string">
            <text:p>او اصرار داشت که سال نسبت به برادر دوقلوی خود حسادت نمی‌کند.</text:p>
          </table:table-cell>
          <table:table-cell office:value-type="string">
            <text:p>c. The doctor insisted that Marian get plenty of rest after the operation.</text:p>
          </table:table-cell>
          <table:table-cell office:value-type="string">
            <text:p>پزشک اصرار داشت که ماریان بعد از عمل جراحی به میزان کافی استراحت کند.</text:p>
          </table:table-cell>
          <table:table-cell office:value-type="float" office:value="28">
            <text:p>28</text:p>
          </table:table-cell>
          <table:table-cell office:value-type="float" office:value="12">
            <text:p>12</text:p>
          </table:table-cell>
          <table:table-cell office:value-type="string">
            <text:p>{"word":"Insist","mean":"","countable":"no","type":"verb","voice":"intransitive","plural":"","plural_example":"","example":"She Insisted On Seeing Her Lawyer.","registers":"[formal: Insist], [informal: -]","phrasal_verbs":[],"synonyms":{"formal":["Maintain","Assert","Contend"],"informal":["Press","Urge"],"neutral":["Demand","Emphasize","Persist"]},"derivations":[{"word":"Insistence","type":"noun","example":"Her Insistence Annoyed Him.","example_translation":"اصرار او او را آزار داد.","display":"Insistence"},{"word":"Insistent","type":"adjective","example":"He Was Very Insistent About It.","example_translation":"او در مورد آن بسیار مصر بود.","display":"Insistent"}],"collocations":[{"collocation":"Insist On","example":"The Hotel Manager Insisted On Giving Us A Free Upgrade.","translation":"مدیر هتل اصرار داشت که به ما یک ارتقاء رایگان بدهد."},{"collocation":"Insist That","example":"He Insisted That He Had Done Nothing Wrong.","translation":"او اصرار داشت که هیچ کار اشتباهی انجام نداده است."}]}</text:p>
          </table:table-cell>
        </table:table-row>
        <table:table-row>
          <table:table-cell office:value-type="float" office:value="337">
            <text:p>337</text:p>
          </table:table-cell>
          <table:table-cell office:value-type="float" office:value="337">
            <text:p>337</text:p>
          </table:table-cell>
          <table:table-cell office:value-type="string">
            <text:p>Toil</text:p>
          </table:table-cell>
          <table:table-cell office:value-type="string">
            <text:p>زحمت، رنج</text:p>
          </table:table-cell>
          <table:table-cell office:value-type="string">
            <text:p>uk  /tɔɪl/ us  /tɔɪl/</text:p>
          </table:table-cell>
          <table:table-cell office:value-type="string">
            <text:p>a. The feeble old man toiled up the hill.</text:p>
          </table:table-cell>
          <table:table-cell office:value-type="string">
            <text:p>پیرمرد نحیف به زحمت از تپه بالا رفت.</text:p>
          </table:table-cell>
          <table:table-cell office:value-type="string">
            <text:p>Hard work; to work hard; move with difficulty</text:p>
          </table:table-cell>
          <table:table-cell office:value-type="string">
            <text:p>b. After years of toil, scientists disclosed that they had made progress in controlling the dreaded disease.</text:p>
          </table:table-cell>
          <table:table-cell office:value-type="string">
            <text:p>بعد از سال ها کار سخت، دانشمندان نشان دادند که در مهار کردن بیماری کشنده پیشرفت کرده اند.</text:p>
          </table:table-cell>
          <table:table-cell office:value-type="string">
            <text:p>c. Despite all his toil, Fred never succeeded in reaching his goal.</text:p>
          </table:table-cell>
          <table:table-cell office:value-type="string">
            <text:p>فرد، به رغم زحمت فراوان، هرگز موفق نشد به هدف خود برسد.</text:p>
          </table:table-cell>
          <table:table-cell office:value-type="float" office:value="29">
            <text:p>29</text:p>
          </table:table-cell>
          <table:table-cell office:value-type="float" office:value="1">
            <text:p>1</text:p>
          </table:table-cell>
          <table:table-cell office:value-type="string">
            <text:p>{"word":"Toil","mean":"","countable":"no","type":"noun","voice":"unknown","plural":"toils","plural_example":"The Toils Of The Day Left Him Exhausted.","example":"After Years Of Toil, He Finally Achieved Success.","registers":"[formal: Used In Formal Writing And Speech], [informal: Rarely Used In Everyday Conversation]","phrasal_verbs":[],"synonyms":{"formal":["Labor","Exertion","Strenuous Effort"],"informal":["Work","Effort","Struggle"],"neutral":["Hard Work","Drudgery","Grind"]},"derivations":[{"word":"toil","type":"verb","example":"He Toiled In The Fields All Day.","example_translation":"او تمام روز در مزارع زحمت کشید.","display":"To Toil"},{"word":"toiler","type":"noun","example":"The Toiler Deserves Rest After A Long Day.","example_translation":"کارگر پس از یک روز طولانی سزاوار استراحت است.","display":"A Toiler"}],"collocations":[{"collocation":"years of toil","example":"Years Of Toil Led To The Discovery.","translation":"سال ها زحمت منجر به این کشف شد."},{"collocation":"hard toil","example":"Hard Toil Is Required For This Job.","translation":"برای این کار تلاش سخت لازم است."}]}</text:p>
          </table:table-cell>
        </table:table-row>
        <table:table-row>
          <table:table-cell office:value-type="float" office:value="338">
            <text:p>338</text:p>
          </table:table-cell>
          <table:table-cell office:value-type="float" office:value="338">
            <text:p>338</text:p>
          </table:table-cell>
          <table:table-cell office:value-type="string">
            <text:p>Blunder</text:p>
          </table:table-cell>
          <table:table-cell office:value-type="string">
            <text:p>اشتباه بزرگ، گاف فاحش، اشتباه کردن</text:p>
          </table:table-cell>
          <table:table-cell office:value-type="string">
            <text:p>uk  /ˈblʌn.dər/ us  /ˈblʌn.dɚ</text:p>
          </table:table-cell>
          <table:table-cell office:value-type="string">
            <text:p>a. The exhausted boy blundered through the woods.</text:p>
          </table:table-cell>
          <table:table-cell office:value-type="string">
            <text:p>پسر خسته با بی‌دقتی در جنگل پیش رفت.</text:p>
          </table:table-cell>
          <table:table-cell office:value-type="string">
            <text:p>Stupid mistake; to make a stupid mistake; stumble; say clumsily</text:p>
          </table:table-cell>
          <table:table-cell office:value-type="string">
            <text:p>b. Sert's awkward apology could not make up for his serious blunder.</text:p>
          </table:table-cell>
          <table:table-cell office:value-type="string">
            <text:p>عذرخواهی ناجور سرت نتوانست جبران اشتباه بزرگش را بکند.</text:p>
          </table:table-cell>
          <table:table-cell office:value-type="string">
            <text:p>c. The general's blunder forced his army to a rapid retreat.</text:p>
          </table:table-cell>
          <table:table-cell office:value-type="string">
            <text:p>اشتباه بزرگ ژنرال، ارتش او را مجبور به عقب نشینی سریع کرد.</text:p>
          </table:table-cell>
          <table:table-cell office:value-type="float" office:value="29">
            <text:p>29</text:p>
          </table:table-cell>
          <table:table-cell office:value-type="float" office:value="2">
            <text:p>2</text:p>
          </table:table-cell>
          <table:table-cell office:value-type="string">
            <text:p>{"word":"Blunder","mean":"","countable":"yes","type":"noun","voice":"unknown","plural":"Blunders","plural_example":"Several Blunders Were Made During The Project's Planning Phase.","example":"He Made A Terrible Blunder In The Negotiations.","registers":"[formal: Formal], [informal: Informal]","phrasal_verbs":[],"synonyms":{"formal":["Error","Mistake","Oversight","Gaffe"],"informal":["Screw-up","Boo-boo","Blooper"],"neutral":["Slip","Fault","Inaccuracy"]},"derivations":[{"word":"Blundering","type":"adjective","example":"The Blundering Detective Tripped Over The Rug.","example_translation":"کارآگاه ناشی به فرش گیر کرد.","display":"Blundering"}],"collocations":[{"collocation":"A Serious Blunder","example":"The Team Committed A Serious Blunder That Cost Them The Game.","translation":"تیم یک اشتباه جدی مرتکب شد که باعث باخت آنها شد."},{"collocation":"A Costly Blunder","example":"The Typo Was A Costly Blunder As It Led To Miscommunication.","translation":"غلط املایی یک اشتباه پرهزینه بود زیرا منجر به سوء تفاهم شد."}]}</text:p>
          </table:table-cell>
        </table:table-row>
        <table:table-row>
          <table:table-cell office:value-type="float" office:value="339">
            <text:p>339</text:p>
          </table:table-cell>
          <table:table-cell office:value-type="float" office:value="339">
            <text:p>339</text:p>
          </table:table-cell>
          <table:table-cell office:value-type="string">
            <text:p>Daze</text:p>
          </table:table-cell>
          <table:table-cell office:value-type="string">
            <text:p>مبهوت کردن</text:p>
          </table:table-cell>
          <table:table-cell office:value-type="string">
            <text:p>uk  /deɪz/ us  /deɪz/</text:p>
          </table:table-cell>
          <table:table-cell office:value-type="string">
            <text:p>The severity of the blow dazed the fighter and led to his defeat.</text:p>
          </table:table-cell>
          <table:table-cell office:value-type="string">
            <text:p>شدت ضربه مشت به حدی بود که بوکسور را گیج کرد و منجر به شکست او شد.</text:p>
          </table:table-cell>
          <table:table-cell office:value-type="string">
            <text:p>Confuse</text:p>
          </table:table-cell>
          <table:table-cell office:value-type="string">
            <text:p>When he ventured out of the house at night, the child was dazed by the noise and the lights.</text:p>
          </table:table-cell>
          <table:table-cell office:value-type="string">
            <text:p>وقتی که کودک خطر کرد و در شب از خانه بیرون رفت، از سر و صدا و نور بیرون گیج شد.</text:p>
          </table:table-cell>
          <table:table-cell office:value-type="string">
            <text:p>Dazed by the flashlight, Maria blundered down the steps.</text:p>
          </table:table-cell>
          <table:table-cell office:value-type="string">
            <text:p>ماریا که نور چراغ قوه چشم او را خیره کرده بود، از پله ها پایین افتاد.</text:p>
          </table:table-cell>
          <table:table-cell office:value-type="float" office:value="29">
            <text:p>29</text:p>
          </table:table-cell>
          <table:table-cell office:value-type="float" office:value="3">
            <text:p>3</text:p>
          </table:table-cell>
          <table:table-cell office:value-type="string">
            <text:p>{"word":"Daze","mean":"","countable":"no","type":"verb","voice":"transitive","plural":"","plural_example":"","example":"The Blow To The Head Dazed Him.","registers":"[formal: Formal], [informal: Informal]","phrasal_verbs":[],"synonyms":{"formal":["Astonish","Bewilder","Confuse","Stun"],"informal":["Knock For Six"],"neutral":["Confuse","Baffle","Stun"]},"derivations":[{"word":"Dazed","type":"adjective","example":"He Looked Dazed After The Accident.","example_translation":"او بعد از تصادف گیج به نظر می رسید.","display":"Dazed"},{"word":"Daze","type":"noun","example":"He Was In A Daze After The Accident.","example_translation":"او بعد از تصادف در بهت بود.","display":"Daze"}],"collocations":[{"collocation":"Left In A Daze","example":"The News Left Her In A Daze.","translation":"این خبر او را در بهت فرو برد."}]}</text:p>
          </table:table-cell>
        </table:table-row>
        <table:table-row>
          <table:table-cell office:value-type="float" office:value="340">
            <text:p>340</text:p>
          </table:table-cell>
          <table:table-cell office:value-type="float" office:value="340">
            <text:p>340</text:p>
          </table:table-cell>
          <table:table-cell office:value-type="string">
            <text:p>Mourn</text:p>
          </table:table-cell>
          <table:table-cell office:value-type="string">
            <text:p>سوگواری کردن</text:p>
          </table:table-cell>
          <table:table-cell office:value-type="string">
            <text:p>uk  /mɔːn/ us  /mɔːrn/</text:p>
          </table:table-cell>
          <table:table-cell office:value-type="string">
            <text:p>a. Sandra did not cease to mourn her lost friend.</text:p>
          </table:table-cell>
          <table:table-cell office:value-type="string">
            <text:p>ساندرا دست از سوگواری برای دوست از دست رفته‌اش بر نمی‌داشت.</text:p>
          </table:table-cell>
          <table:table-cell office:value-type="string">
            <text:p>Grieve; feel or show sorrow for</text:p>
          </table:table-cell>
          <table:table-cell office:value-type="string">
            <text:p>b. The entire city mourned for the people lost in the calamity.</text:p>
          </table:table-cell>
          <table:table-cell office:value-type="string">
            <text:p>تمام شهر برای مردمی که در فاجعه از دست رفتند، سوگواری کرد.</text:p>
          </table:table-cell>
          <table:table-cell office:value-type="string">
            <text:p>c. We need not mourn over trifles.</text:p>
          </table:table-cell>
          <table:table-cell office:value-type="string">
            <text:p>لازم نیست برای چیزهای بی ارزش سوگواری کنیم.</text:p>
          </table:table-cell>
          <table:table-cell office:value-type="float" office:value="29">
            <text:p>29</text:p>
          </table:table-cell>
          <table:table-cell office:value-type="float" office:value="4">
            <text:p>4</text:p>
          </table:table-cell>
          <table:table-cell office:value-type="string">
            <text:p>{"word":"Mourn","mean":"","countable":"no","type":"verb","voice":"intransitive","plural":"","plural_example":"","example":"She Mourned the loss of her father for years.","registers":"[formal: Mourn], [informal: Feel sad]","phrasal_verbs":[],"synonyms":{"formal":["Lament","Grieve","Deplore","Bewail"],"informal":["Cry","Weep"],"neutral":["Sorrow","Regret"]},"derivations":[{"word":"Mourner","type":"noun","example":"The Mourners wore black.","example_translation":"عزاداران سیاه پوشیده بودند.","display":"Mourner"},{"word":"Mournful","type":"adjective","example":"The music was Mournful.","example_translation":"موسیقی غم انگیز بود.","display":"Mournful"}],"collocations":[{"collocation":"Mourn a death","example":"The nation Mourned a death of their leader.","translation":"ملت برای مرگ رهبرشان سوگواری کردند."},{"collocation":"Mourn a loss","example":"She Mourned a loss of her best friend.","translation":"او برای از دست دادن بهترین دوستش سوگواری کرد."}]}</text:p>
          </table:table-cell>
        </table:table-row>
        <table:table-row>
          <table:table-cell office:value-type="float" office:value="341">
            <text:p>341</text:p>
          </table:table-cell>
          <table:table-cell office:value-type="float" office:value="341">
            <text:p>341</text:p>
          </table:table-cell>
          <table:table-cell office:value-type="string">
            <text:p>Subside</text:p>
          </table:table-cell>
          <table:table-cell office:value-type="string">
            <text:p>فرونشستن، فروکش کردن، آرام گرفتن</text:p>
          </table:table-cell>
          <table:table-cell office:value-type="string">
            <text:p>uk  /səbˈsaɪd/ us  /səbˈsaɪd/</text:p>
          </table:table-cell>
          <table:table-cell office:value-type="string">
            <text:p>a. After the excessive rains stopped, the flood waters subsided.</text:p>
          </table:table-cell>
          <table:table-cell office:value-type="string">
            <text:p>بعد از اینکه باران‌های سیل‌آسا متوقف شدند، آب سیل فروکش کرد.</text:p>
          </table:table-cell>
          <table:table-cell office:value-type="string">
            <text:p>Sink to a lower level; grow less</text:p>
          </table:table-cell>
          <table:table-cell office:value-type="string">
            <text:p>b. The waves subsided when the winds ceased to blow.</text:p>
          </table:table-cell>
          <table:table-cell office:value-type="string">
            <text:p>وقتی وزش باد قطع شد، امواج دریا آرام گرفت.</text:p>
          </table:table-cell>
          <table:table-cell office:value-type="string">
            <text:p>c. Danny's anger subsided when the culprit apologized.</text:p>
          </table:table-cell>
          <table:table-cell office:value-type="string">
            <text:p>وقتی شخص خطاکار از دنی عذرخواهی کرد، خشم او فروکش کرد.</text:p>
          </table:table-cell>
          <table:table-cell office:value-type="float" office:value="29">
            <text:p>29</text:p>
          </table:table-cell>
          <table:table-cell office:value-type="float" office:value="5">
            <text:p>5</text:p>
          </table:table-cell>
          <table:table-cell office:value-type="string">
            <text:p>{"word":"Subside","mean":"","countable":"no","type":"verb","voice":"intransitive","plural":"","plural_example":"","example":"The floodwaters began to subside.","registers":"[formal: Common], [informal: Common]","phrasal_verbs":[],"synonyms":{"formal":["Abate","Diminish"],"informal":["Die down"],"neutral":["Decrease","Lessen","Recede"]},"derivations":[{"word":"Subsidence","type":"noun","example":"Subsidence caused cracks in the building.","example_translation":"فرونشست باعث ایجاد ترک در ساختمان شد.","display":"Subsidence"}],"collocations":[{"collocation":"Floodwaters subside","example":"The floodwaters subsided quickly after the rain stopped.","translation":"پس از قطع باران، آب سیل به سرعت فروکش کرد."},{"collocation":"Pain subsides","example":"The pain in my leg subsided after taking the medication.","translation":"درد پایم پس از مصرف دارو فروکش کرد."}]}</text:p>
          </table:table-cell>
        </table:table-row>
        <table:table-row>
          <table:table-cell office:value-type="float" office:value="342">
            <text:p>342</text:p>
          </table:table-cell>
          <table:table-cell office:value-type="float" office:value="342">
            <text:p>342</text:p>
          </table:table-cell>
          <table:table-cell office:value-type="string">
            <text:p>Maim</text:p>
          </table:table-cell>
          <table:table-cell office:value-type="string">
            <text:p>علیل کردن</text:p>
          </table:table-cell>
          <table:table-cell office:value-type="string">
            <text:p>uk  /meɪm/ us  /meɪm/</text:p>
          </table:table-cell>
          <table:table-cell office:value-type="string">
            <text:p>a. Auto accidents maim many persons each year.</text:p>
          </table:table-cell>
          <table:table-cell office:value-type="string">
            <text:p>حوادث اتومبیل، هر ساله افراد بسیاری را معلول می کند.</text:p>
          </table:table-cell>
          <table:table-cell office:value-type="string">
            <text:p>Cripple; disable; cause to lose an arm, leg, or other part of the body</text:p>
          </table:table-cell>
          <table:table-cell office:value-type="string">
            <text:p>b. Though he went through an awesome experience in the crash, Fred was not seriously maimed.</text:p>
          </table:table-cell>
          <table:table-cell office:value-type="string">
            <text:p>فرد گرچه حادثه وحشتناکی را در سانحه تجربه کرد، اما به طور جدی زمین گیر نشد.</text:p>
          </table:table-cell>
          <table:table-cell office:value-type="string">
            <text:p>c. Car manufacturers insist that seat belts can prevent the maiming of passengers in the event of a crash.</text:p>
          </table:table-cell>
          <table:table-cell office:value-type="string">
            <text:p>سازندگان اتومبیل تاکید دارند که کمربندهای ایمنی از معلول شدن مسافرین در هنگام وقوع سانحه جلوگیری می نماید.</text:p>
          </table:table-cell>
          <table:table-cell office:value-type="float" office:value="29">
            <text:p>29</text:p>
          </table:table-cell>
          <table:table-cell office:value-type="float" office:value="6">
            <text:p>6</text:p>
          </table:table-cell>
          <table:table-cell office:value-type="string">
            <text:p>{"word":"Maim","mean":"","countable":"no","type":"verb","voice":"transitive","plural":"","plural_example":"","example":"The Explosion Maimed Several Bystanders.","registers":"[formal: Maim], [informal: Cripple]","phrasal_verbs":[],"synonyms":{"formal":["Mutilate","Disable","Incapacitate"],"informal":["Cripple","Limp"],"neutral":["Injure","Wound"]},"derivations":[{"word":"Maimed","type":"adjective","example":"The Maimed Soldier Received A Medal.","example_translation":"سرباز معلول مدال دریافت کرد.","display":"Maimed"},{"word":"Maiming","type":"noun","example":"The Maiming Of Civilians Is A War Crime.","example_translation":"معلول کردن غیرنظامیان یک جنایت جنگی است.","display":"Maiming"}],"collocations":[{"collocation":"Severely Maim","example":"The Bomb Severely Maimed Him.","translation":"بمب او را به شدت معلول کرد."},{"collocation":"Permanently Maim","example":"The Accident Permanently Maimed Her.","translation":"این حادثه او را برای همیشه معلول کرد."}]}</text:p>
          </table:table-cell>
        </table:table-row>
        <table:table-row>
          <table:table-cell office:value-type="float" office:value="343">
            <text:p>343</text:p>
          </table:table-cell>
          <table:table-cell office:value-type="float" office:value="343">
            <text:p>343</text:p>
          </table:table-cell>
          <table:table-cell office:value-type="string">
            <text:p>Comprehend</text:p>
          </table:table-cell>
          <table:table-cell office:value-type="string">
            <text:p>فهمیدن</text:p>
          </table:table-cell>
          <table:table-cell office:value-type="string">
            <text:p>uk  /ˌkɒm.prɪˈhend/ us  /ˌkɑːm.prəˈhend/</text:p>
          </table:table-cell>
          <table:table-cell office:value-type="string">
            <text:p>a. If you can use a word correctly, there is a good chance that you comprehend it.</text:p>
          </table:table-cell>
          <table:table-cell office:value-type="string">
            <text:p>اگر بتوانی واژه‌ای را به درستی استفاده کنی، احتمال زیادی وجود دارد که آن را بفهمی.</text:p>
          </table:table-cell>
          <table:table-cell office:value-type="string">
            <text:p>Understand</text:p>
          </table:table-cell>
          <table:table-cell office:value-type="string">
            <text:p>b. You need not be a pauper to comprehend fully what hunger is.</text:p>
          </table:table-cell>
          <table:table-cell office:value-type="string">
            <text:p>لازم نیست فقیر باشید تا کاملاً بفهمید گرسنگی چیست.</text:p>
          </table:table-cell>
          <table:table-cell office:value-type="string">
            <text:p>c. My parents say that they cannot comprehend today's music.</text:p>
          </table:table-cell>
          <table:table-cell office:value-type="string">
            <text:p>خانواده‌ام می‌گویند که نمی‌توانند موسیقی امروز را درک کنند.</text:p>
          </table:table-cell>
          <table:table-cell office:value-type="float" office:value="29">
            <text:p>29</text:p>
          </table:table-cell>
          <table:table-cell office:value-type="float" office:value="7">
            <text:p>7</text:p>
          </table:table-cell>
          <table:table-cell office:value-type="string">
            <text:p>{"word":"Comprehend","mean":"","countable":"no","type":"verb","voice":"transitive","plural":"","plural_example":"","example":"I Didn't Comprehend What You Said.","registers":"[formal: Comprehend]","phrasal_verbs":[],"synonyms":{"formal":["Grasp","Apprehend","Fathom"],"informal":["Get","Figure out"],"neutral":["Understand","Know","Perceive"]},"derivations":[{"word":"comprehension","type":"noun","example":"Her Comprehension Of The Subject Was Excellent.","example_translation":"درک او از موضوع عالی بود.","display":"Comprehension"},{"word":"comprehensible","type":"adjective","example":"The Instructions Were Comprehensible.","example_translation":"دستورالعمل ها قابل فهم بودند.","display":"Comprehensible"}],"collocations":[{"collocation":"Comprehend the meaning","example":"He Tried To Comprehend The Meaning Of The Poem.","translation":"او سعی کرد معنای شعر را درک کند."},{"collocation":"Comprehend the significance","example":"She Failed To Comprehend The Significance Of The Event.","translation":"او نتوانست اهمیت رویداد را درک کند."}]}</text:p>
          </table:table-cell>
        </table:table-row>
        <table:table-row>
          <table:table-cell office:value-type="float" office:value="344">
            <text:p>344</text:p>
          </table:table-cell>
          <table:table-cell office:value-type="float" office:value="344">
            <text:p>344</text:p>
          </table:table-cell>
          <table:table-cell office:value-type="string">
            <text:p>Commend</text:p>
          </table:table-cell>
          <table:table-cell office:value-type="string">
            <text:p>تحسین کردن</text:p>
          </table:table-cell>
          <table:table-cell office:value-type="string">
            <text:p>uk  /kəˈmend/ us  /kəˈmend/</text:p>
          </table:table-cell>
          <table:table-cell office:value-type="string">
            <text:p>Everyone commended the mayor's thrifty suggestion.</text:p>
          </table:table-cell>
          <table:table-cell office:value-type="string">
            <text:p>همه پیشنهاد مقتصدانه شهردار را ستودند.</text:p>
          </table:table-cell>
          <table:table-cell office:value-type="string">
            <text:p>Praise; hand over for safekeeping</text:p>
          </table:table-cell>
          <table:table-cell office:value-type="string">
            <text:p>Florence commended the baby to her aunt's care.</text:p>
          </table:table-cell>
          <table:table-cell office:value-type="string">
            <text:p>فلورانس نوزاد را به مراقبت عمه‌اش سپرد.</text:p>
          </table:table-cell>
          <table:table-cell office:value-type="string">
            <text:p>The truth is that we all like to be commended for good work.</text:p>
          </table:table-cell>
          <table:table-cell office:value-type="string">
            <text:p>حقیقت این است که همه ما دوست داریم برای انجام کار خوب مورد تحسین قرار بگیریم.</text:p>
          </table:table-cell>
          <table:table-cell office:value-type="float" office:value="29">
            <text:p>29</text:p>
          </table:table-cell>
          <table:table-cell office:value-type="float" office:value="8">
            <text:p>8</text:p>
          </table:table-cell>
          <table:table-cell office:value-type="string">
            <text:p>{"word":"Commend","mean":"","countable":"no","type":"verb","voice":"transitive","plural":"","plural_example":"","example":"I Commend Her For Her Hard Work.","registers":"[formal: Very Formal]","phrasal_verbs":[{"verb":"Commend itself to","definition":"To make something attractive or acceptable.","example":"The Idea Commended Itself To The Board.","example_translation":"این ایده برای هیئت مدیره جذاب بود."}],"synonyms":{"formal":["Praise","Extol","Laud","Applaud"],"informal":["Compliment","Pat on the back"],"neutral":["Recommend","Approve","Endorse"]},"derivations":[{"word":"Commendation","type":"noun","example":"He Received A Commendation For His Heroism.","example_translation":"او به خاطر قهرمانی اش تقدیر شد.","display":"Commendation"},{"word":"Commendable","type":"adjective","example":"His Efforts Were Commendable.","example_translation":"تلاش های او قابل ستایش بود.","display":"Commendable"}],"collocations":[{"collocation":"Highly Commend","example":"The Judges Highly Commended The Film.","translation":"داوران به شدت از این فیلم تمجید کردند."},{"collocation":"Warmly Commend","example":"I Warmly Commend This To You.","translation":"من این را به گرمی به شما توصیه می کنم."}]}</text:p>
          </table:table-cell>
        </table:table-row>
        <table:table-row>
          <table:table-cell office:value-type="float" office:value="345">
            <text:p>345</text:p>
          </table:table-cell>
          <table:table-cell office:value-type="float" office:value="345">
            <text:p>345</text:p>
          </table:table-cell>
          <table:table-cell office:value-type="string">
            <text:p>Final</text:p>
          </table:table-cell>
          <table:table-cell office:value-type="string">
            <text:p>نهایی، قطعی</text:p>
          </table:table-cell>
          <table:table-cell office:value-type="string">
            <text:p>uk  /ˈfaɪ.nəl/ us  /ˈfaɪ.nəl/</text:p>
          </table:table-cell>
          <table:table-cell office:value-type="string">
            <text:p>a. The final week of the term is rapidly approaching.</text:p>
          </table:table-cell>
          <table:table-cell office:value-type="string">
            <text:p>آخرین هفته ترم به سرعت در حال فرارسیدن است.</text:p>
          </table:table-cell>
          <table:table-cell office:value-type="string">
            <text:p>Coming last; deciding</text:p>
          </table:table-cell>
          <table:table-cell office:value-type="string">
            <text:p>b. Jose was commended for his improvement in the final test.</text:p>
          </table:table-cell>
          <table:table-cell office:value-type="string">
            <text:p>خوزه به خاطر پیشرفتش در امتحان نهایی، مورد تحسین قرار گرفت.</text:p>
          </table:table-cell>
          <table:table-cell office:value-type="string">
            <text:p>c. The final censor of our actions is our own conscience.</text:p>
          </table:table-cell>
          <table:table-cell office:value-type="string">
            <text:p>آخرین ممیز (سانسورگر) اعمال ما، وجدان خودمان است.</text:p>
          </table:table-cell>
          <table:table-cell office:value-type="float" office:value="29">
            <text:p>29</text:p>
          </table:table-cell>
          <table:table-cell office:value-type="float" office:value="9">
            <text:p>9</text:p>
          </table:table-cell>
          <table:table-cell office:value-type="string">
            <text:p>{"word":"Final","mean":"","countable":"no","type":"adjective","voice":"unknown","plural":"","plural_example":"","example":"This Is The Final Decision.","registers":"[formal: Official], [neutral: Common]","phrasal_verbs":[],"synonyms":{"formal":["Ultimate","Concluding"],"informal":["Last"],"neutral":["End","Concluding","Terminal"]},"derivations":[{"word":"Finalize","type":"verb","example":"We Need To Finalize The Agreement.","example_translation":"ما باید توافق را نهایی کنیم.","display":"Finalize"},{"word":"Finally","type":"adverb","example":"Finally, We Have Finished The Project.","example_translation":"بالاخره ما پروژه را تمام کردیم.","display":"Finally"}],"collocations":[{"collocation":"Final Round","example":"He Reached The Final Round Of The Competition.","translation":"او به دور نهایی مسابقات رسید."},{"collocation":"Final Result","example":"The Final Result Will Be Announced Tomorrow.","translation":"نتیجه نهایی فردا اعلام خواهد شد."},{"collocation":"Final Stage","example":"The Project Is In Its Final Stage.","translation":"پروژه در مرحله نهایی خود قرار دارد."}]}</text:p>
          </table:table-cell>
        </table:table-row>
        <table:table-row>
          <table:table-cell office:value-type="float" office:value="346">
            <text:p>346</text:p>
          </table:table-cell>
          <table:table-cell office:value-type="float" office:value="346">
            <text:p>346</text:p>
          </table:table-cell>
          <table:table-cell office:value-type="string">
            <text:p>Exempt</text:p>
          </table:table-cell>
          <table:table-cell office:value-type="string">
            <text:p>معاف کردن، معاف</text:p>
          </table:table-cell>
          <table:table-cell office:value-type="string">
            <text:p>uk  /ɪɡˈzempt/ us  /ɪɡˈzempt/</text:p>
          </table:table-cell>
          <table:table-cell office:value-type="string">
            <text:p>a. Our school exempts bright pupils from final exams.</text:p>
          </table:table-cell>
          <table:table-cell office:value-type="string">
            <text:p>مدرسه ما دانش آموزان تیزهوش را از امتحانات آخر ترم معاف می‌کند.</text:p>
          </table:table-cell>
          <table:table-cell office:value-type="string">
            <text:p>Make free from; freed from</text:p>
          </table:table-cell>
          <table:table-cell office:value-type="string">
            <text:p>b. School property is exempt from most taxes.</text:p>
          </table:table-cell>
          <table:table-cell office:value-type="string">
            <text:p>ملک مدرسه از بیشتر مالیات‌ها معاف است.</text:p>
          </table:table-cell>
          <table:table-cell office:value-type="string">
            <text:p>c. Juvenile offenders are not exempt from punishment.</text:p>
          </table:table-cell>
          <table:table-cell office:value-type="string">
            <text:p>مجرمین جوان از مجازات مستثنی نیستند.</text:p>
          </table:table-cell>
          <table:table-cell office:value-type="float" office:value="29">
            <text:p>29</text:p>
          </table:table-cell>
          <table:table-cell office:value-type="float" office:value="10">
            <text:p>10</text:p>
          </table:table-cell>
          <table:table-cell office:value-type="string">
            <text:p>{"word":"Exempt","mean":"","countable":"no","type":"verb","voice":"transitive","plural":"","plural_example":"","example":"The Company Was Exempted From Paying Property Taxes.","registers":"[formal: Frequently used in legal and official contexts]","phrasal_verbs":[],"synonyms":{"formal":["Absolve","Discharge","Release"],"informal":["Let Off","Free"],"neutral":["Excuse","Spare","Exclude"]},"derivations":[{"word":"Exemption","type":"noun","example":"He Applied For An Exemption From Jury Duty.","example_translation":"او برای معافیت از خدمت هیئت منصفه درخواست داد.","display":"Exemption"},{"word":"Exempt","type":"adjective","example":"Certain Groups Are Exempt From The Tax.","example_translation":"گروه های خاصی از این مالیات معاف هستند.","display":"Exempt"}],"collocations":[{"collocation":"Exempt Someone From Something","example":"The New Law Will Exempt Small Businesses From The Tax.","translation":"قانون جدید کسب و کارهای کوچک را از این مالیات معاف خواهد کرد."}]}</text:p>
          </table:table-cell>
        </table:table-row>
        <table:table-row>
          <table:table-cell office:value-type="float" office:value="347">
            <text:p>347</text:p>
          </table:table-cell>
          <table:table-cell office:value-type="float" office:value="347">
            <text:p>347</text:p>
          </table:table-cell>
          <table:table-cell office:value-type="string">
            <text:p>Vain</text:p>
          </table:table-cell>
          <table:table-cell office:value-type="string">
            <text:p>مغرور، بیهوده</text:p>
          </table:table-cell>
          <table:table-cell office:value-type="string">
            <text:p>uk  /veɪn/ us  /veɪn/</text:p>
          </table:table-cell>
          <table:table-cell office:value-type="string">
            <text:p>Josephine is quite vain about her beauty.</text:p>
          </table:table-cell>
          <table:table-cell office:value-type="string">
            <text:p>ژوزفین واقعاً به زیبایی‌اش مغرور است.</text:p>
          </table:table-cell>
          <table:table-cell office:value-type="string">
            <text:p>Excessively proud of or concerned about one's own appearance, qualities, achievements, etc.; conceited:
a vain dandy.</text:p>
          </table:table-cell>
          <table:table-cell office:value-type="string">
            <text:p>To be perfectly frank, I do not see what she has to be vain about.</text:p>
          </table:table-cell>
          <table:table-cell office:value-type="string">
            <text:p>کاملاً رک بگویم، نمی‌فهمم او به چه چیز خود مغرور است.</text:p>
          </table:table-cell>
          <table:table-cell office:value-type="string">
            <text:p>Brian made numerous vain attempts to reach the doctor by telephone.</text:p>
          </table:table-cell>
          <table:table-cell office:value-type="string">
            <text:p>برایان تلاش‌های بی‌شماری برای تماس تلفنی با دکتر انجام داد، اما تلاشش بی‌نتیجه بود.</text:p>
          </table:table-cell>
          <table:table-cell office:value-type="float" office:value="29">
            <text:p>29</text:p>
          </table:table-cell>
          <table:table-cell office:value-type="float" office:value="11">
            <text:p>11</text:p>
          </table:table-cell>
          <table:table-cell office:value-type="string">
            <text:p>{"word":"Vain","mean":"","countable":"no","type":"adjective","voice":"unknown","plural":"","plural_example":"","example":"She Is Very Vain About Her Appearance.","registers":"[formal: Conceited], [informal: Full Of Oneself]","phrasal_verbs":[],"synonyms":{"formal":["Conceited","Egotistical","Narcissistic"],"informal":["Full Of Oneself","Big-Headed"],"neutral":["Proud","Arrogant","Ineffectual"]},"derivations":[{"word":"Vanity","type":"noun","example":"His Vanity Was Obvious To Everyone.","example_translation":"خودپرستی او برای همه آشکار بود.","display":"Vanity"},{"word":"Vainly","type":"adverb","example":"He Tried Vainly To Fix The Broken Vase.","example_translation":"او بیهوده سعی کرد گلدان شکسته را تعمیر کند.","display":"Vainly"}],"collocations":[{"collocation":"Vain Attempt","example":"His Vain Attempt To Impress Her Failed.","translation":"تلاش بیهوده او برای تحت تاثیر قرار دادن او با شکست مواجه شد."},{"collocation":"Hopelessly Vain","example":"She Was Hopelessly Vain And Only Cared About Her Looks.","translation":"او به طرز ناامیدکننده ای خودپسند بود و فقط به ظاهرش اهمیت می داد."}]}</text:p>
          </table:table-cell>
        </table:table-row>
        <table:table-row>
          <table:table-cell office:value-type="float" office:value="348">
            <text:p>348</text:p>
          </table:table-cell>
          <table:table-cell office:value-type="float" office:value="348">
            <text:p>348</text:p>
          </table:table-cell>
          <table:table-cell office:value-type="string">
            <text:p>Repetition</text:p>
          </table:table-cell>
          <table:table-cell office:value-type="string">
            <text:p>تکرار</text:p>
          </table:table-cell>
          <table:table-cell office:value-type="string">
            <text:p>uk  /ˌrep.ɪˈtɪʃ.ən/ us  /ˌrep.əˈtɪʃ.ən/</text:p>
          </table:table-cell>
          <table:table-cell office:value-type="string">
            <text:p>a. The repetition of new words in this book will help you to learn them.</text:p>
          </table:table-cell>
          <table:table-cell office:value-type="string">
            <text:p>تکرار کلمات جدید در این کتاب به شما کمک خواهد کرد تا آنها را یاد بگیرید.</text:p>
          </table:table-cell>
          <table:table-cell office:value-type="string">
            <text:p>Act of doing or saying again</text:p>
          </table:table-cell>
          <table:table-cell office:value-type="string">
            <text:p>b. Any repetition of such unruly behavior will be punished.</text:p>
          </table:table-cell>
          <table:table-cell office:value-type="string">
            <text:p>هر گونه تکرار چنین رفتار سرکشانه ای، مجازات خواهد داشت.</text:p>
          </table:table-cell>
          <table:table-cell office:value-type="string">
            <text:p>c. After a repetition of his costly mistake, Jerry was fired from his job.</text:p>
          </table:table-cell>
          <table:table-cell office:value-type="string">
            <text:p>جری بعد از تکرار اشتباه زیان بارش، از کارش اخراج شد.</text:p>
          </table:table-cell>
          <table:table-cell office:value-type="float" office:value="29">
            <text:p>29</text:p>
          </table:table-cell>
          <table:table-cell office:value-type="float" office:value="12">
            <text:p>12</text:p>
          </table:table-cell>
          <table:table-cell office:value-type="string">
            <text:p>{"word":"Repetition","mean":"","countable":"no","type":"noun","voice":"unknown","plural":"Repetitions","plural_example":"The Repetitions In His Speech Became Annoying.","example":"The Repetition Of The Chorus Made The Song Catchy.","registers":"[formal: Repetition], [informal: Redoing]","phrasal_verbs":[],"synonyms":{"formal":["Recurrence","Reiteration","Duplication"],"informal":["Redoing","Echoing","Copying"],"neutral":["Repeat","Replay","Restatement"]},"derivations":[{"word":"Repeat","type":"verb","example":"Please Repeat What You Said.","example_translation":"لطفا چیزی که گفتی رو تکرار کن.","display":"Repeat"},{"word":"Repetitive","type":"adjective","example":"The Task Was Repetitive And Boring.","example_translation":"وظیفه تکراری و خسته کننده بود.","display":"Repetitive"}],"collocations":[{"collocation":"Constant Repetition","example":"Constant Repetition Can Help With Memorization.","translation":"تکرار مداوم می تواند به حفظ کردن کمک کند."},{"collocation":"Endless Repetition","example":"The Teacher Avoided Endless Repetition Of The Same Exercise.","translation":"معلم از تکرار بی پایان یک تمرین اجتناب کرد."}]}</text:p>
          </table:table-cell>
        </table:table-row>
        <table:table-row>
          <table:table-cell office:value-type="float" office:value="349">
            <text:p>349</text:p>
          </table:table-cell>
          <table:table-cell office:value-type="float" office:value="349">
            <text:p>349</text:p>
          </table:table-cell>
          <table:table-cell office:value-type="string">
            <text:p>Depict</text:p>
          </table:table-cell>
          <table:table-cell office:value-type="string">
            <text:p>تصویر کردن، شرح دادن</text:p>
          </table:table-cell>
          <table:table-cell office:value-type="string">
            <text:p>uk  /dɪˈpɪkt/ us  /dɪˈpɪkt/</text:p>
          </table:table-cell>
          <table:table-cell office:value-type="string">
            <text:p>a. The artist and the author both tried to depict the sunset's beauty.</text:p>
          </table:table-cell>
          <table:table-cell office:value-type="string">
            <text:p>نقاش و نویسنده، هر دو سعی کردند تا زیبایی غروب خورشید را به تصویر بکشند.</text:p>
          </table:table-cell>
          <table:table-cell office:value-type="string">
            <text:p>Represent by drawing or painting; describe</text:p>
          </table:table-cell>
          <table:table-cell office:value-type="string">
            <text:p>b. Mr. Salinger depicted the juvenile character with great accuracy.</text:p>
          </table:table-cell>
          <table:table-cell office:value-type="string">
            <text:p>آقای سالینگر، شخصیت نوجوان را با دقت تمام توصیف کرد.</text:p>
          </table:table-cell>
          <table:table-cell office:value-type="string">
            <text:p>c. The extent of the disaster can scarcely be depicted in words.</text:p>
          </table:table-cell>
          <table:table-cell office:value-type="string">
            <text:p>وسعت فاجعه را به سختی می‌توان با کلمات توصیف کرد.</text:p>
          </table:table-cell>
          <table:table-cell office:value-type="float" office:value="30">
            <text:p>30</text:p>
          </table:table-cell>
          <table:table-cell office:value-type="float" office:value="1">
            <text:p>1</text:p>
          </table:table-cell>
          <table:table-cell office:value-type="string">
            <text:p>{"word":"Depict","mean":"","countable":"no","type":"verb","voice":"transitive","plural":"","plural_example":"","example":"The Painting Depicts A Beautiful Sunset.","registers":"[formal: Depict], [informal: Show]","phrasal_verbs":[],"synonyms":{"formal":["Represent","Illustrate","Portray","Render"],"informal":["Show","Picture"],"neutral":["Describe","Present"]},"derivations":[{"word":"Depiction","type":"noun","example":"The Depiction Of The Battle Was Intense.","example_translation":"تصویرسازی از نبرد بسیار شدید بود.","display":"Depiction"}],"collocations":[{"collocation":"Depict Accurately","example":"The Novel Depicts The Events Accurately.","translation":"این رمان وقایع را به طور دقیق به تصویر می‌کشد."},{"collocation":"Depict Vividly","example":"The Author Depicts The Scene Vividly.","translation":"نویسنده صحنه را به طور واضح به تصویر می‌کشد."}]}</text:p>
          </table:table-cell>
        </table:table-row>
        <table:table-row>
          <table:table-cell office:value-type="float" office:value="350">
            <text:p>350</text:p>
          </table:table-cell>
          <table:table-cell office:value-type="float" office:value="350">
            <text:p>350</text:p>
          </table:table-cell>
          <table:table-cell office:value-type="string">
            <text:p>Mortal</text:p>
          </table:table-cell>
          <table:table-cell office:value-type="string">
            <text:p>فانی، میرا، مهلک</text:p>
          </table:table-cell>
          <table:table-cell office:value-type="string">
            <text:p>uk  /ˈmɔː.təl/ us  /ˈmɔːr.t̬əl/</text:p>
          </table:table-cell>
          <table:table-cell office:value-type="string">
            <text:p>We must live with the knowledge that all living creatures are mortal.</text:p>
          </table:table-cell>
          <table:table-cell office:value-type="string">
            <text:p>ما باید با این آگاهی زندگی کنیم که همه موجودات زنده فانی هستند.</text:p>
          </table:table-cell>
          <table:table-cell office:value-type="string">
            <text:p>Sure to die sometime; pertaining to man; deadly; pertaining to or causing death</text:p>
          </table:table-cell>
          <table:table-cell office:value-type="string">
            <text:p>His rash venture brought him to a mortal illness.</text:p>
          </table:table-cell>
          <table:table-cell office:value-type="string">
            <text:p>اقدام نسنجیده او، بیماری کشنده ای برای او به ارمغان آورد.</text:p>
          </table:table-cell>
          <table:table-cell office:value-type="string">
            <text:p>The two monarchs were mortal enemies.</text:p>
          </table:table-cell>
          <table:table-cell office:value-type="string">
            <text:p>دو پادشاه دشمن خونی یکدیگر بودند.</text:p>
          </table:table-cell>
          <table:table-cell office:value-type="float" office:value="30">
            <text:p>30</text:p>
          </table:table-cell>
          <table:table-cell office:value-type="float" office:value="2">
            <text:p>2</text:p>
          </table:table-cell>
          <table:table-cell office:value-type="string">
            <text:p>{"word":"Mortal","mean":"","countable":"no","type":"adjective","voice":"unknown","plural":"","plural_example":"","example":"All Men Are Mortal.","registers":"[formal: Poetic], [neutral: Common]","phrasal_verbs":[],"synonyms":{"formal":["Ephemeral","Transient"],"informal":["Human"],"neutral":["Finite","Earthly"]},"derivations":[{"word":"Mortality","type":"noun","example":"Mortality Is A Part Of Life.","example_translation":"مرگ و میر بخشی از زندگی است.","display":"Mortality"},{"word":"Mortally","type":"adverb","example":"He Was Mortally Wounded.","example_translation":"او به شدت زخمی شده بود.","display":"Mortally"}],"collocations":[{"collocation":"Mortal Wound","example":"He Received A Mortal Wound In The Battle.","translation":"او در نبرد زخم مهلکی برداشت."},{"collocation":"Mortal Sin","example":"Committing A Mortal Sin Is Considered A Serious Offense.","translation":"ارتکاب گناه کبیره یک تخلف جدی تلقی می شود."}]}</text:p>
          </table:table-cell>
        </table:table-row>
        <table:table-row>
          <table:table-cell office:value-type="float" office:value="351">
            <text:p>351</text:p>
          </table:table-cell>
          <table:table-cell office:value-type="float" office:value="351">
            <text:p>351</text:p>
          </table:table-cell>
          <table:table-cell office:value-type="string">
            <text:p>Novel</text:p>
          </table:table-cell>
          <table:table-cell office:value-type="string">
            <text:p>نوین، جدید، رمان</text:p>
          </table:table-cell>
          <table:table-cell office:value-type="string">
            <text:p>uk  /ˈnɒv.əl/ us  /ˈnɑː.vəl/</text:p>
          </table:table-cell>
          <table:table-cell office:value-type="string">
            <text:p>a. The architect created a novel design which pleased everyone.</text:p>
          </table:table-cell>
          <table:table-cell office:value-type="string">
            <text:p>معمار طرح نوینی ابداع کرد که همه را خرسند کرد.</text:p>
          </table:table-cell>
          <table:table-cell office:value-type="string">
            <text:p>New; strange; a long story with characters and plot</text:p>
          </table:table-cell>
          <table:table-cell office:value-type="string">
            <text:p>b. The novel plan caused some unforeseen problems.</text:p>
          </table:table-cell>
          <table:table-cell office:value-type="string">
            <text:p>طرح جدید، مشکلاتی پیش‌بینی‌نشده ایجاد کرد.</text:p>
          </table:table-cell>
          <table:table-cell office:value-type="string">
            <text:p>c. Robert was commended by his teacher for the excellent report on the American novel, The Grapes of Wrath.</text:p>
          </table:table-cell>
          <table:table-cell office:value-type="string">
            <text:p>رابرت توسط معلمش، به خاطر گزارش عالی دربارهٔ رمان آمریکاییِ "خوشه‌های خشم" مورد تحسین قرار گرفت.</text:p>
          </table:table-cell>
          <table:table-cell office:value-type="float" office:value="30">
            <text:p>30</text:p>
          </table:table-cell>
          <table:table-cell office:value-type="float" office:value="3">
            <text:p>3</text:p>
          </table:table-cell>
          <table:table-cell office:value-type="string">
            <text:p>{"word":"Novel","mean":"","countable":"yes","type":"noun","voice":"unknown","plural":"Novels","plural_example":"Many Great Novels Were Written In The 19th Century.","example":"She Published Her First Novel Last Year.","registers":"[formal: Literary], [informal: Bookish]","phrasal_verbs":[],"synonyms":{"formal":["Fiction","Narrative"],"informal":["Story","Book"],"neutral":["Romance","Tale","Account"]},"derivations":[{"word":"Novelist","type":"noun","example":"He Is A Famous Novelist.","example_translation":"او یک رمان نویس مشهور است.","display":"Novelist"},{"word":"Novelette","type":"noun","example":"The Magazine Featured A Complete Novelette.","example_translation":"این مجله یک نوولت کامل را به نمایش گذاشت.","display":"Novelette"}],"collocations":[{"collocation":"Best-Selling Novel","example":"The Book Became A Best-Selling Novel.","translation":"این کتاب به یک رمان پرفروش تبدیل شد."},{"collocation":"Historical Novel","example":"She Is Writing An Historical Novel.","translation":"او در حال نوشتن یک رمان تاریخی است."}]}</text:p>
          </table:table-cell>
        </table:table-row>
        <table:table-row>
          <table:table-cell office:value-type="float" office:value="352">
            <text:p>352</text:p>
          </table:table-cell>
          <table:table-cell office:value-type="float" office:value="352">
            <text:p>352</text:p>
          </table:table-cell>
          <table:table-cell office:value-type="string">
            <text:p>Occupant</text:p>
          </table:table-cell>
          <table:table-cell office:value-type="string">
            <text:p>ساکن، مقیم</text:p>
          </table:table-cell>
          <table:table-cell office:value-type="string">
            <text:p>uk  /ˈɒk.jə.pənt/ us  /ˈɑː.kjə.pənt/</text:p>
          </table:table-cell>
          <table:table-cell office:value-type="string">
            <text:p>a. A feeble old woman was the only occupant of the shack.</text:p>
          </table:table-cell>
          <table:table-cell office:value-type="string">
            <text:p>پیرزن نحیف، تنها ساکن آن کلبه بود.</text:p>
          </table:table-cell>
          <table:table-cell office:value-type="string">
            <text:p>Person in possession of a house, office, or position</text:p>
          </table:table-cell>
          <table:table-cell office:value-type="string">
            <text:p>b. The will disclosed that the occupant of the estate was penniless.</text:p>
          </table:table-cell>
          <table:table-cell office:value-type="string">
            <text:p>وصیت نامه نشان داد که ساکن ملک، شخص بینوایی بود.</text:p>
          </table:table-cell>
          <table:table-cell office:value-type="string">
            <text:p>c. The occupant of the car beckoned us to follow him.</text:p>
          </table:table-cell>
          <table:table-cell office:value-type="string">
            <text:p>سرنشین اتومبیل به ما اشاره کرد که دنبالش برویم.</text:p>
          </table:table-cell>
          <table:table-cell office:value-type="float" office:value="30">
            <text:p>30</text:p>
          </table:table-cell>
          <table:table-cell office:value-type="float" office:value="4">
            <text:p>4</text:p>
          </table:table-cell>
          <table:table-cell office:value-type="string">
            <text:p>{"word":"Occupant","mean":"","countable":"yes","type":"noun","voice":"unknown","plural":"occupants","plural_example":"The Building Has Several Occupants.","example":"The New Occupant Of The Apartment Seems Friendly.","registers":"[formal: occupant], [informal: resident]","phrasal_verbs":[],"synonyms":{"formal":["inhabitant","resident"],"informal":["user","squatter"],"neutral":["tenant","dweller","holder"]},"derivations":[{"word":"occupy","type":"verb","example":"The Army Will Occupy The Territory.","example_translation":"ارتش آن منطقه را اشغال خواهد کرد.","display":"Occupy"},{"word":"occupation","type":"noun","example":"His Occupation Is A Doctor.","example_translation":"شغل او پزشکی است.","display":"Occupation"}],"collocations":[{"collocation":"Building Occupant","example":"The Building Occupant Was Evacuated.","translation":"ساکن ساختمان تخلیه شد."},{"collocation":"Current Occupant","example":"Who Is The Current Occupant Of The White House?","translation":"چه کسی ساکن فعلی کاخ سفید است؟"}]}</text:p>
          </table:table-cell>
        </table:table-row>
        <table:table-row>
          <table:table-cell office:value-type="float" office:value="353">
            <text:p>353</text:p>
          </table:table-cell>
          <table:table-cell office:value-type="float" office:value="353">
            <text:p>353</text:p>
          </table:table-cell>
          <table:table-cell office:value-type="string">
            <text:p>Appoint</text:p>
          </table:table-cell>
          <table:table-cell office:value-type="string">
            <text:p>منصوب کردن، مقرر کردن</text:p>
          </table:table-cell>
          <table:table-cell office:value-type="string">
            <text:p>uk  /əˈpɔɪnt/ us  /əˈpɔɪnt/</text:p>
          </table:table-cell>
          <table:table-cell office:value-type="string">
            <text:p>a. The library was appointed as the best place for the urgent meeting.</text:p>
          </table:table-cell>
          <table:table-cell office:value-type="string">
            <text:p>کتابخانه به عنوان بهترین مکان برای جلسه اضطراری تعیین شد.</text:p>
          </table:table-cell>
          <table:table-cell office:value-type="string">
            <text:p>Decide on; set a time or place; choose for a position; equip or furnish</text:p>
          </table:table-cell>
          <table:table-cell office:value-type="string">
            <text:p>b. Though Mr. Thompson was appointed to a high position, he did not neglect his old friends.</text:p>
          </table:table-cell>
          <table:table-cell office:value-type="string">
            <text:p>اگرچه آقای تامپسون به مقام بالایی منصوب شد، ولی دوستان قدیمی خود را فراموش نکرد.</text:p>
          </table:table-cell>
          <table:table-cell office:value-type="string">
            <text:p>c. The occupant of the well-appointed guest room considered himself quite fortunate.</text:p>
          </table:table-cell>
          <table:table-cell office:value-type="string">
            <text:p>مستأجر اتاق مهمان مجهز، خود را بسیار خوش شانس می دانست.</text:p>
          </table:table-cell>
          <table:table-cell office:value-type="float" office:value="30">
            <text:p>30</text:p>
          </table:table-cell>
          <table:table-cell office:value-type="float" office:value="5">
            <text:p>5</text:p>
          </table:table-cell>
          <table:table-cell office:value-type="string">
            <text:p>{"word":"Appoint","mean":"","countable":"no","type":"verb","voice":"transitive","plural":"","plural_example":"","example":"The Committee Appointed Her As Chair.","registers":"[formal: Highly Formal]","phrasal_verbs":[{"verb":"Appoint To","definition":"To Assign Someone To A Specific Role Or Position.","example":"He Was Appointed To The Task Force.","example_translation":"او به کارگروه منصوب شد."}],"synonyms":{"formal":["Designate","Nominate","Ordain","Commission","Install"],"informal":["Name","Tap","Pick","Select"],"neutral":["Assign","Choose","Delegate","Elect"]},"derivations":[{"word":"Appointment","type":"noun","example":"I Have An Appointment With The Doctor.","example_translation":"من با دکتر وقت ملاقات دارم.","display":"Appointment"},{"word":"Appointee","type":"noun","example":"He Is A Political Appointee.","example_translation":"او یک منصوب سیاسی است.","display":"Appointee"}],"collocations":[{"collocation":"Appoint A Committee","example":"They Decided To Appoint A Committee To Investigate The Matter.","translation":"آنها تصمیم گرفتند کمیته ای را برای بررسی موضوع منصوب کنند."},{"collocation":"Appoint A Judge","example":"The President Has The Power To Appoint Judges.","translation":"رئیس جمهور این قدرت را دارد که قضات را منصوب کند."}]}</text:p>
          </table:table-cell>
        </table:table-row>
        <table:table-row>
          <table:table-cell office:value-type="float" office:value="354">
            <text:p>354</text:p>
          </table:table-cell>
          <table:table-cell office:value-type="float" office:value="354">
            <text:p>354</text:p>
          </table:table-cell>
          <table:table-cell office:value-type="string">
            <text:p>Quarter</text:p>
          </table:table-cell>
          <table:table-cell office:value-type="string">
            <text:p>یک چهارم، ربع; محله; مسکن دادن، اسکان دادن</text:p>
          </table:table-cell>
          <table:table-cell office:value-type="string">
            <text:p>uk  /ˈkwɔː.tər/ us  /ˈkwɔːr.t̬ɚ/</text:p>
          </table:table-cell>
          <table:table-cell office:value-type="string">
            <text:p>a. The large family was unaccustomed to such small quarters.</text:p>
          </table:table-cell>
          <table:table-cell office:value-type="string">
            <text:p>خانواده پرجمعیت به چنین محله‌های کوچکی عادت نداشت.</text:p>
          </table:table-cell>
          <table:table-cell office:value-type="string">
            <text:p>Region; section; (quarters) a place to live; to provide a place to live</text:p>
          </table:table-cell>
          <table:table-cell office:value-type="string">
            <text:p>b. Ellen moved to the French Quarter of our city.</text:p>
          </table:table-cell>
          <table:table-cell office:value-type="string">
            <text:p>الن به محله فرانسوی نشین شهرمان نقل مکان کرد.</text:p>
          </table:table-cell>
          <table:table-cell office:value-type="string">
            <text:p>c. The city quartered the paupers in an old school.</text:p>
          </table:table-cell>
          <table:table-cell office:value-type="string">
            <text:p>شهرداری فقرا را در یک مدرسه قدیمی اسکان داد.</text:p>
          </table:table-cell>
          <table:table-cell office:value-type="float" office:value="30">
            <text:p>30</text:p>
          </table:table-cell>
          <table:table-cell office:value-type="float" office:value="6">
            <text:p>6</text:p>
          </table:table-cell>
          <table:table-cell office:value-type="string">
            <text:p>{"word":"Quarter","mean":"","countable":"yes","type":"noun","voice":"unknown","plural":"Quarters","plural_example":"The Old Town Is Divided Into Four Quarters.","example":"A Quarter Of The Apple Was Rotten.","registers":"[formal: None], [informal: None]","phrasal_verbs":[],"synonyms":{"formal":["District","Region"],"informal":["Neighborhood"],"neutral":["Section","Part","Area"]},"derivations":[{"word":"Quarterly","type":"adjective","example":"The Company Publishes A Quarterly Report.","example_translation":"این شرکت یک گزارش سه ماهه منتشر می کند.","display":"Quarterly"},{"word":"Quartering","type":"noun","example":"The Quartering Of The Soldiers Caused Discomfort.","example_translation":"اسکان سربازان باعث ناراحتی شد.","display":"Quartering"}],"collocations":[{"collocation":"Living Quarters","example":"The Soldiers Were Assigned Living Quarters.","translation":"به سربازان محل سکونت اختصاص داده شد."},{"collocation":"Tourist Quarter","example":"The Tourist Quarter Is Always Busy.","translation":"محله توریستی همیشه شلوغ است."}]}</text:p>
          </table:table-cell>
        </table:table-row>
        <table:table-row>
          <table:table-cell office:value-type="float" office:value="355">
            <text:p>355</text:p>
          </table:table-cell>
          <table:table-cell office:value-type="float" office:value="355">
            <text:p>355</text:p>
          </table:table-cell>
          <table:table-cell office:value-type="string">
            <text:p>Site</text:p>
          </table:table-cell>
          <table:table-cell office:value-type="string">
            <text:p>محل، مکان، سایت</text:p>
          </table:table-cell>
          <table:table-cell office:value-type="string">
            <text:p>uk  /saɪt/ us  /saɪt/</text:p>
          </table:table-cell>
          <table:table-cell office:value-type="string">
            <text:p>a. The agent insisted that the house had one of the best sites in town.</text:p>
          </table:table-cell>
          <table:table-cell office:value-type="string">
            <text:p>مشاور املاک اصرار داشت که این خانه یکی از بهترین موقعیت‌ها را در شهر دارد.</text:p>
          </table:table-cell>
          <table:table-cell office:value-type="string">
            <text:p>Position or place (of anything)</text:p>
          </table:table-cell>
          <table:table-cell office:value-type="string">
            <text:p>b. We were informed by our guide that a monument would be built on the site of the historic battle.</text:p>
          </table:table-cell>
          <table:table-cell office:value-type="string">
            <text:p>راهنما به ما اطلاع داد که بنای یادبودی در محل نبرد تاریخی ساخته خواهد شد.</text:p>
          </table:table-cell>
          <table:table-cell office:value-type="string">
            <text:p>c. For the site of the new school, the committee preferred an urban location.</text:p>
          </table:table-cell>
          <table:table-cell office:value-type="string">
            <text:p>کمیته برای مکان مدرسه جدید، یک موقعیت شهری را ترجیح می‌داد.</text:p>
          </table:table-cell>
          <table:table-cell office:value-type="float" office:value="30">
            <text:p>30</text:p>
          </table:table-cell>
          <table:table-cell office:value-type="float" office:value="7">
            <text:p>7</text:p>
          </table:table-cell>
          <table:table-cell office:value-type="string">
            <text:p>{"word":"Site","mean":"","countable":"yes","type":"noun","voice":"unknown","plural":"Sites","plural_example":"The Company Has Several Manufacturing Sites In Europe.","example":"This Is The Site Of An Ancient Temple.","registers":"[formal: Location], [neutral: Place]","phrasal_verbs":[],"synonyms":{"formal":["Location","Venue","Area","Position"],"informal":["Spot","Place"],"neutral":["Place","Location","Area","Position","Point"]},"derivations":[{"word":"Situate","type":"verb","example":"The House Is Situated On A Hill.","example_translation":"خانه بر روی یک تپه واقع شده است.","display":"Situate"}],"collocations":[{"collocation":"Construction Site","example":"The Construction Site Was Very Busy.","translation":"محل ساخت و ساز بسیار شلوغ بود."},{"collocation":"Historical Site","example":"Rome Is A Famous Historical Site.","translation":"رم یک مکان تاریخی مشهور است."}]}</text:p>
          </table:table-cell>
        </table:table-row>
        <table:table-row>
          <table:table-cell office:value-type="float" office:value="356">
            <text:p>356</text:p>
          </table:table-cell>
          <table:table-cell office:value-type="float" office:value="356">
            <text:p>356</text:p>
          </table:table-cell>
          <table:table-cell office:value-type="string">
            <text:p>Quote</text:p>
          </table:table-cell>
          <table:table-cell office:value-type="string">
            <text:p>نقل قول کردن، قیمت دادن</text:p>
          </table:table-cell>
          <table:table-cell office:value-type="string">
            <text:p>uk  /kwəʊt/ us  /kwoʊt/</text:p>
          </table:table-cell>
          <table:table-cell office:value-type="string">
            <text:p>a. She often quotes her spouse to prove a point.</text:p>
          </table:table-cell>
          <table:table-cell office:value-type="string">
            <text:p>او برای اثبات یک مطلب، اغلب گفته‌های شوهرش را نقل قول می‌کند.</text:p>
          </table:table-cell>
          <table:table-cell office:value-type="string">
            <text:p>Repeat exactly the words of another or a passage from a book; that is, something that is repeated exactly; give the price of; a quotation</text:p>
          </table:table-cell>
          <table:table-cell office:value-type="string">
            <text:p>b. The stockbroker quoted gold at a dollar off yesterday's closing price.</text:p>
          </table:table-cell>
          <table:table-cell office:value-type="string">
            <text:p>کارگزار بورس، قیمت طلا را یک دلار کمتر از آخرین قیمت دیروز اعلام کرد.</text:p>
          </table:table-cell>
          <table:table-cell office:value-type="string">
            <text:p>c. Biblical quotes offer a unique opportunity for study.</text:p>
          </table:table-cell>
          <table:table-cell office:value-type="string">
            <text:p>نقل قول‌های کتاب مقدس، فرصت بی‌نظیری را برای مطالعه فراهم می‌کند.</text:p>
          </table:table-cell>
          <table:table-cell office:value-type="float" office:value="30">
            <text:p>30</text:p>
          </table:table-cell>
          <table:table-cell office:value-type="float" office:value="8">
            <text:p>8</text:p>
          </table:table-cell>
          <table:table-cell office:value-type="string">
            <text:p>{"word":"Quote","mean":"","countable":"yes","type":"noun","voice":"unknown","plural":"Quotes","plural_example":"The Book Is Full Of Interesting Quotes.","example":"He Included A Quote From Shakespeare In His Essay.","registers":"[formal: Formal], [informal: Informal]","phrasal_verbs":[],"synonyms":{"formal":["Excerpt","Citation"],"informal":["Line"],"neutral":["Passage","Extract","Reference"]},"derivations":[{"word":"Quotation","type":"noun","example":"The Author Used A Quotation To Start His Chapter.","example_translation":"نویسنده از یک نقل قول برای شروع فصل خود استفاده کرد.","display":"Quotation"},{"word":"Quote","type":"verb","example":"Can You Quote The Passage From Memory?","example_translation":"آیا می توانید این متن را از حافظه نقل کنید؟","display":"Quote"}],"collocations":[{"collocation":"Famous Quote","example":"She Used A Famous Quote To Highlight Her Point.","translation":"او از یک نقل قول معروف برای تأکید بر نکته خود استفاده کرد."},{"collocation":"Direct Quote","example":"The Report Included A Direct Quote From The Witness.","translation":"گزارش شامل یک نقل قول مستقیم از شاهد بود."}]}</text:p>
          </table:table-cell>
        </table:table-row>
        <table:table-row>
          <table:table-cell office:value-type="float" office:value="357">
            <text:p>357</text:p>
          </table:table-cell>
          <table:table-cell office:value-type="float" office:value="357">
            <text:p>357</text:p>
          </table:table-cell>
          <table:table-cell office:value-type="string">
            <text:p>Verse</text:p>
          </table:table-cell>
          <table:table-cell office:value-type="string">
            <text:p>آیه، بیت</text:p>
          </table:table-cell>
          <table:table-cell office:value-type="string">
            <text:p>uk  /vɜːs/ us  /vɝːs/</text:p>
          </table:table-cell>
          <table:table-cell office:value-type="string">
            <text:p>a. The Bible verse my father quoted most often was, 'Love thy neighbor as thyself.'</text:p>
          </table:table-cell>
          <table:table-cell office:value-type="string">
            <text:p>آیه‌ای از کتاب مقدس که پدرم بیشتر از همه نقل می‌کرد این بود: «همسایه‌ات را مانند خودت دوست بدار.»</text:p>
          </table:table-cell>
          <table:table-cell office:value-type="string">
            <text:p>A short division of a chapter in the bible; a single line or a group of lines of poetry</text:p>
          </table:table-cell>
          <table:table-cell office:value-type="string">
            <text:p>b. Several verses of a religious nature were contained in the document.</text:p>
          </table:table-cell>
          <table:table-cell office:value-type="string">
            <text:p>چندین آیه مذهبی در سند آمده بود.</text:p>
          </table:table-cell>
          <table:table-cell office:value-type="string">
            <text:p>c. Though it is not always easy to comprehend, Shakespeare's verse has merit that is worth the toil.</text:p>
          </table:table-cell>
          <table:table-cell office:value-type="string">
            <text:p>اگرچه درک اشعار شکسپیر همیشه آسان نیست، اما ارزش تلاش و مطالعه را دارد.</text:p>
          </table:table-cell>
          <table:table-cell office:value-type="float" office:value="30">
            <text:p>30</text:p>
          </table:table-cell>
          <table:table-cell office:value-type="float" office:value="9">
            <text:p>9</text:p>
          </table:table-cell>
          <table:table-cell office:value-type="string">
            <text:p>{"word":"Verse","mean":"","countable":"yes","type":"noun","voice":"unknown","plural":"Verses","plural_example":"The Holy Book Is Divided Into Chapters And Verses.","example":"The Poem Is Written In Free Verse.","registers":"[formal: Poetry, Religion], [informal: Conversation]","phrasal_verbs":[],"synonyms":{"formal":["Poem","Poetry"],"informal":["Rhyme"],"neutral":["Stanza","Line","Song"]},"derivations":[{"word":"Versify","type":"verb","example":"He Tried To Versify The Story.","example_translation":"او سعی کرد داستان را به شعر تبدیل کند.","display":"Versify"},{"word":"Versification","type":"noun","example":"The Versification Of The Poem Is Complex.","example_translation":"شعر این شعر پیچیده است.","display":"Versification"}],"collocations":[{"collocation":"Free Verse","example":"She Experimented With Free Verse.","translation":"او با شعر آزاد آزمایش کرد."},{"collocation":"Write In Verse","example":"He Decided To Write His Epic In Verse.","translation":"او تصمیم گرفت حماسه خود را به صورت شعر بنویسد."}]}</text:p>
          </table:table-cell>
        </table:table-row>
        <table:table-row>
          <table:table-cell office:value-type="float" office:value="358">
            <text:p>358</text:p>
          </table:table-cell>
          <table:table-cell office:value-type="float" office:value="358">
            <text:p>358</text:p>
          </table:table-cell>
          <table:table-cell office:value-type="string">
            <text:p>Morality</text:p>
          </table:table-cell>
          <table:table-cell office:value-type="string">
            <text:p>اخلاق</text:p>
          </table:table-cell>
          <table:table-cell office:value-type="string">
            <text:p>uk  /məˈræl.ə.ti/ us  /məˈræl.ə.t̬i/</text:p>
          </table:table-cell>
          <table:table-cell office:value-type="string">
            <text:p>a. The editor spoke on the morality of bugging the quarters of a political opponent.</text:p>
          </table:table-cell>
          <table:table-cell office:value-type="string">
            <text:p>سردبیر در مورد اخلاقی بودن شنود محل سکونت رقبای سیاسی صحبت کرد.</text:p>
          </table:table-cell>
          <table:table-cell office:value-type="string">
            <text:p>The right or wrong of an action; virtue; a set of rules or principles of conduct</text:p>
          </table:table-cell>
          <table:table-cell office:value-type="string">
            <text:p>b. We rarely consider the morality of our daily actions, though that should occupy a high position in our thinking.</text:p>
          </table:table-cell>
          <table:table-cell office:value-type="string">
            <text:p>ما به ندرت به اخلاقیاتِ رفتارهای روزانه‌مان فکر می‌کنیم، در حالی که این موضوع باید جایگاه مهمی در تفکر ما داشته باشد.</text:p>
          </table:table-cell>
          <table:table-cell office:value-type="string">
            <text:p>c. Kenny's unruly behavior has nothing to do with his lack of morality.</text:p>
          </table:table-cell>
          <table:table-cell office:value-type="string">
            <text:p>رفتار سرکشانه کنی هیچ ارتباطی به نداشتن اخلاق در او ندارد.</text:p>
          </table:table-cell>
          <table:table-cell office:value-type="float" office:value="30">
            <text:p>30</text:p>
          </table:table-cell>
          <table:table-cell office:value-type="float" office:value="10">
            <text:p>10</text:p>
          </table:table-cell>
          <table:table-cell office:value-type="string">
            <text:p>{"word":"Morality","mean":"","countable":"no","type":"noun","voice":"unknown","plural":"Moralities","plural_example":"There Are Many Different Moralities Around The World.","example":"His Morality Is Questionable.","registers":"[formal: Morality, Ethics], [informal: Principles]","phrasal_verbs":[],"synonyms":{"formal":["Ethics","Virtue","Rectitude","Probity"],"informal":["Principles","Values","Goodness"],"neutral":["Integrity","Decency","Righteousness"]},"derivations":[{"word":"Moral","type":"adjective","example":"He Made A Moral Decision.","example_translation":"او یک تصمیم اخلاقی گرفت.","display":"Moral"},{"word":"Morally","type":"adverb","example":"It Was Morally Wrong.","example_translation":"از نظر اخلاقی اشتباه بود.","display":"Morally"}],"collocations":[{"collocation":"High Morality","example":"She Is Known For Her High Morality.","translation":"او به اخلاق والای خود مشهور است."},{"collocation":"Personal Morality","example":"His Personal Morality Differs From Societal Norms.","translation":"اخلاق شخصی او با هنجارهای اجتماعی متفاوت است."},{"collocation":"Moral Standard","example":"Society's Moral Standards Are Constantly Evolving.","translation":"معیارهای اخلاقی جامعه دائماً در حال تکامل هستند."}]}</text:p>
          </table:table-cell>
        </table:table-row>
        <table:table-row>
          <table:table-cell office:value-type="float" office:value="359">
            <text:p>359</text:p>
          </table:table-cell>
          <table:table-cell office:value-type="float" office:value="359">
            <text:p>359</text:p>
          </table:table-cell>
          <table:table-cell office:value-type="string">
            <text:p>Roam</text:p>
          </table:table-cell>
          <table:table-cell office:value-type="string">
            <text:p>پرسه زدن</text:p>
          </table:table-cell>
          <table:table-cell office:value-type="string">
            <text:p>uk  /rəʊm/ us  /roʊm/</text:p>
          </table:table-cell>
          <table:table-cell office:value-type="string">
            <text:p>In the days of the Wild West, outlaws roamed the country.</text:p>
          </table:table-cell>
          <table:table-cell office:value-type="string">
            <text:p>در دوران غرب وحشی، یاغیان در سراسر آمریکا ول می‌گشتند.</text:p>
          </table:table-cell>
          <table:table-cell office:value-type="string">
            <text:p>Wander; go about with no special plan or aim</text:p>
          </table:table-cell>
          <table:table-cell office:value-type="string">
            <text:p>A variety of animals once roamed our land.</text:p>
          </table:table-cell>
          <table:table-cell office:value-type="string">
            <text:p>حیوانات زیادی زمانی در سرزمین ما پرسه می‌زدند.</text:p>
          </table:table-cell>
          <table:table-cell office:value-type="string">
            <text:p>The bachelor promised his girlfriend that he would roam no more.</text:p>
          </table:table-cell>
          <table:table-cell office:value-type="string">
            <text:p>مرد مجرد به دوست دخترش قول داد که دیگر ول نگردد.</text:p>
          </table:table-cell>
          <table:table-cell office:value-type="float" office:value="30">
            <text:p>30</text:p>
          </table:table-cell>
          <table:table-cell office:value-type="float" office:value="11">
            <text:p>11</text:p>
          </table:table-cell>
          <table:table-cell office:value-type="string">
            <text:p>{"word":"Roam","mean":"","countable":"no","type":"verb","voice":"intransitive","plural":"","plural_example":"","example":"The Cattle Roam Freely Across The Plains.","registers":"[formal: ], [informal: ]","phrasal_verbs":[],"synonyms":{"formal":["Traverse","Wander","Meander","Peregrinate","Amble"],"informal":["Hang Around"],"neutral":["Stroll","Explore","Drift","Ramble","Range"]},"derivations":[{"word":"Roaming","type":"noun","example":"Roaming Charges Can Be Expensive.","example_translation":"هزینه های رومینگ می تواند گران باشد.","display":"Roaming"}],"collocations":[{"collocation":"Roam The Streets","example":"The Dogs Roam The Streets At Night.","translation":"سگ ها شب ها در خیابان ها پرسه می زنند."},{"collocation":"Roam The Countryside","example":"They Roamed The Countryside In Search Of Adventure.","translation":"آنها در جستجوی ماجراجویی در حومه شهر پرسه زدند."}]}</text:p>
          </table:table-cell>
        </table:table-row>
        <table:table-row>
          <table:table-cell office:value-type="float" office:value="360">
            <text:p>360</text:p>
          </table:table-cell>
          <table:table-cell office:value-type="float" office:value="360">
            <text:p>360</text:p>
          </table:table-cell>
          <table:table-cell office:value-type="string">
            <text:p>Attract</text:p>
          </table:table-cell>
          <table:table-cell office:value-type="string">
            <text:p>جذب کردن</text:p>
          </table:table-cell>
          <table:table-cell office:value-type="string">
            <text:p>uk  /əˈtrækt/ us  /əˈtrækt/</text:p>
          </table:table-cell>
          <table:table-cell office:value-type="string">
            <text:p>a. The magnet attracted the iron particles.</text:p>
          </table:table-cell>
          <table:table-cell office:value-type="string">
            <text:p>آهنربا ذرات آهن را جذب کرد.</text:p>
          </table:table-cell>
          <table:table-cell office:value-type="string">
            <text:p>Draw to oneself; win the attention and liking of</text:p>
          </table:table-cell>
          <table:table-cell office:value-type="string">
            <text:p>b. Adventure was the thrill which attracted the famous mountain climber to the jagged peak.</text:p>
          </table:table-cell>
          <table:table-cell office:value-type="string">
            <text:p>ماجراجویی، هیجانی بود که کوهنورد مشهور را به قله ناهموار جذب کرد.</text:p>
          </table:table-cell>
          <table:table-cell office:value-type="string">
            <text:p>c. A glimpse into the brightly colored room attracted the children's attention.</text:p>
          </table:table-cell>
          <table:table-cell office:value-type="string">
            <text:p>نگاهی اجمالی به اتاق رنگارنگ، توجه کودکان را جلب کرد.</text:p>
          </table:table-cell>
          <table:table-cell office:value-type="float" office:value="30">
            <text:p>30</text:p>
          </table:table-cell>
          <table:table-cell office:value-type="float" office:value="12">
            <text:p>12</text:p>
          </table:table-cell>
          <table:table-cell office:value-type="string">
            <text:p>{"word":"Attract","mean":"","countable":"no","type":"verb","voice":"transitive","plural":"","plural_example":"","example":"The Bright Lights Attract Many Tourists.","registers":"[formal: Attract], [informal: Attract]","phrasal_verbs":[],"synonyms":{"formal":["Entice","Draw","Invite","Allure","Lure"],"informal":["Pull","Hook"],"neutral":["Appeal","Attract","Draw In","Bring"]},"derivations":[{"word":"Attraction","type":"noun","example":"The Main Attraction Is The Museum.","example_translation":"جاذبه اصلی این موزه است.","display":"Attraction"},{"word":"Attractive","type":"adjective","example":"She Wears Very Attractive Clothes.","example_translation":"او لباس های بسیار جذابی می پوشد.","display":"Attractive"}],"collocations":[{"collocation":"Attract Attention","example":"The New Policy Has Attracted A Lot Of Attention.","translation":"این سیاست جدید توجه زیادی را به خود جلب کرده است."},{"collocation":"Attract Investors","example":"The Country Hopes To Attract Foreign Investors.","translation":"این کشور امیدوار است سرمایه گذاران خارجی را جذب کند."},{"collocation":"Attract Customers","example":"They Used Advertising To Attract More Customers.","translation":"آنها از تبلیغات برای جذب مشتری بیشتر استفاده کردند."}]}</text:p>
          </table:table-cell>
        </table:table-row>
        <table:table-row>
          <table:table-cell office:value-type="float" office:value="361">
            <text:p>361</text:p>
          </table:table-cell>
          <table:table-cell office:value-type="float" office:value="361">
            <text:p>361</text:p>
          </table:table-cell>
          <table:table-cell office:value-type="string">
            <text:p>Commuter</text:p>
          </table:table-cell>
          <table:table-cell office:value-type="string">
            <text:p>مسافر روزانه، رفت‌وآمد کننده</text:p>
          </table:table-cell>
          <table:table-cell office:value-type="string">
            <text:p>uk  /kəˈmjuː.tər/ us  /kəˈmjuː.t̬ɚ/</text:p>
          </table:table-cell>
          <table:table-cell office:value-type="string">
            <text:p>a. The average commuter would welcome a chance to live in the vicinity of his or her work.</text:p>
          </table:table-cell>
          <table:table-cell office:value-type="string">
            <text:p>مسافران روزانه معمولی از فرصت زندگی در نزدیکی محل کار خود استقبال می‌کنند.</text:p>
          </table:table-cell>
          <table:table-cell office:value-type="string">
            <text:p>One who travels regularly, especially over a considerable distance between home and work</text:p>
          </table:table-cell>
          <table:table-cell office:value-type="string">
            <text:p>b. Have your commuter's ticket verified by the conductor.</text:p>
          </table:table-cell>
          <table:table-cell office:value-type="string">
            <text:p>آیا بلیط رفت‌وآمد روزانه شما توسط مسئول قطار تأیید شد؟</text:p>
          </table:table-cell>
          <table:table-cell office:value-type="string">
            <text:p>c. A novel educational program gives college credit to commuters who listen to a lecture while they are traveling to work.</text:p>
          </table:table-cell>
          <table:table-cell office:value-type="string">
            <text:p>یک برنامه آموزشی جدید به مسافران روزانه که در مسیر رفت و برگشت به سخنرانی درسی گوش می‌دهند، واحد دانشگاهی ارائه می‌دهد.</text:p>
          </table:table-cell>
          <table:table-cell office:value-type="float" office:value="31">
            <text:p>31</text:p>
          </table:table-cell>
          <table:table-cell office:value-type="float" office:value="1">
            <text:p>1</text:p>
          </table:table-cell>
          <table:table-cell office:value-type="string">
            <text:p>{"word":"Commuter","mean":"","countable":"yes","type":"noun","voice":"unknown","plural":"Commuters","plural_example":"Many Commuters Use Public Transportation.","example":"He Is A Daily Commuter To The City.","registers":"[formal: Commuter], [informal: Commuter]","phrasal_verbs":[],"synonyms":{"formal":["Traveller","Passenger"],"informal":["Regular Rider"],"neutral":["Traveler","Daily Traveler"]},"derivations":[{"word":"Commute","type":"verb","example":"I Commute To Work Every Day.","example_translation":"من هر روز به سر کار رفت و آمد می کنم.","display":"Commute"}],"collocations":[{"collocation":"Daily Commuter","example":"She Is A Daily Commuter.","translation":"او یک مسافر روزانه است."},{"collocation":"Train Commuter","example":"He Is A Regular Train Commuter.","translation":"او یک مسافر قطار منظم است."}]}</text:p>
          </table:table-cell>
        </table:table-row>
        <table:table-row>
          <table:table-cell office:value-type="float" office:value="362">
            <text:p>362</text:p>
          </table:table-cell>
          <table:table-cell office:value-type="float" office:value="362">
            <text:p>362</text:p>
          </table:table-cell>
          <table:table-cell office:value-type="string">
            <text:p>Confine</text:p>
          </table:table-cell>
          <table:table-cell office:value-type="string">
            <text:p>محبوس کردن، محدود کردن</text:p>
          </table:table-cell>
          <table:table-cell office:value-type="string">
            <text:p>uk  /kənˈfaɪn/ us  /kənˈfaɪn/</text:p>
          </table:table-cell>
          <table:table-cell office:value-type="string">
            <text:p>The fugitive was caught and confined to jail for another two years.</text:p>
          </table:table-cell>
          <table:table-cell office:value-type="string">
            <text:p>شخص فراری دستگیر و برای دو سال دیگر در زندان محبوس شد.</text:p>
          </table:table-cell>
          <table:table-cell office:value-type="string">
            <text:p>Keep in; hold in</text:p>
          </table:table-cell>
          <table:table-cell office:value-type="string">
            <text:p>A virus that was circulating in the area confined Al to his house.</text:p>
          </table:table-cell>
          <table:table-cell office:value-type="string">
            <text:p>ویروسی که در منطقه پخش شده بود، اِی اِل را در خانه‌اش محبوس کرد.</text:p>
          </table:table-cell>
          <table:table-cell office:value-type="string">
            <text:p>Polio confined President Roosevelt to a wheelchair.</text:p>
          </table:table-cell>
          <table:table-cell office:value-type="string">
            <text:p>فلج اطفال، رئیس جمهور روزولت را به صندلی چرخدار محدود کرد.</text:p>
          </table:table-cell>
          <table:table-cell office:value-type="float" office:value="31">
            <text:p>31</text:p>
          </table:table-cell>
          <table:table-cell office:value-type="float" office:value="2">
            <text:p>2</text:p>
          </table:table-cell>
          <table:table-cell office:value-type="string">
            <text:p>{"word":"Confine","mean":"","countable":"no","type":"verb","voice":"transitive","plural":"","plural_example":"","example":"Please Confine Your Remarks To The Subject.","registers":"[formal: Yes], [informal: No]","phrasal_verbs":[],"synonyms":{"formal":["Restrict","Limit","Circumscribe","Enclose","Imprison"],"informal":["Cage","Pen","Wall In"],"neutral":["Restrain","Keep","Hold","Detain"]},"derivations":[{"word":"Confinement","type":"noun","example":"She Spent Her Confinement Reading Books.","example_translation":"او دوران حبس خود را به خواندن کتاب گذراند.","display":"Confinement"},{"word":"Confined","type":"adjective","example":"He Is Confined To A Wheelchair.","example_translation":"او به ویلچر محدود است.","display":"Confined"}],"collocations":[{"collocation":"Confine An Outbreak","example":"The Health Authorities Tried To Confine The Outbreak To A Small Area.","translation":"مقامات بهداشتی سعی کردند شیوع بیماری را به یک منطقه کوچک محدود کنند."},{"collocation":"Strictly Confine","example":"He Said The Study Would Strictly Confine Itself To Matters Of Public Health.","translation":"او گفت که این مطالعه خود را به طور جدی به مسائل بهداشت عمومی محدود می کند."}]}</text:p>
          </table:table-cell>
        </table:table-row>
        <table:table-row>
          <table:table-cell office:value-type="float" office:value="363">
            <text:p>363</text:p>
          </table:table-cell>
          <table:table-cell office:value-type="float" office:value="363">
            <text:p>363</text:p>
          </table:table-cell>
          <table:table-cell office:value-type="string">
            <text:p>Idle</text:p>
          </table:table-cell>
          <table:table-cell office:value-type="string">
            <text:p>بیکار، تنبل</text:p>
          </table:table-cell>
          <table:table-cell office:value-type="string">
            <text:p>uk  /ˈaɪ.dəl/ us  /ˈaɪ.dəl/</text:p>
          </table:table-cell>
          <table:table-cell office:value-type="string">
            <text:p>a. Any attempt to study was abandoned by the student, who idled away the morning.</text:p>
          </table:table-cell>
          <table:table-cell office:value-type="string">
            <text:p>دانش‌آموزی که صبح‌ها وقت خود را به بطالت می‌گذراند، دست از تلاش برای درس خواندن برداشت.</text:p>
          </table:table-cell>
          <table:table-cell office:value-type="string">
            <text:p>Not doing anything; not busy; lazy; without any good reason or cause; to waste (time)</text:p>
          </table:table-cell>
          <table:table-cell office:value-type="string">
            <text:p>b. The idle hours of a holiday frequently provide the best time to take stock.</text:p>
          </table:table-cell>
          <table:table-cell office:value-type="string">
            <text:p>ساعات بیکاری روزهای تعطیل، غالباً بهترین زمان را برای شما فراهم می‌کند که به خودتان برسید.</text:p>
          </table:table-cell>
          <table:table-cell office:value-type="string">
            <text:p>c. Do not deceive yourself into thinking that these are just idle rumors.</text:p>
          </table:table-cell>
          <table:table-cell office:value-type="string">
            <text:p>خودت را با این تفکر گول نزن که این‌ها فقط شایعات بی‌اساس هستند.</text:p>
          </table:table-cell>
          <table:table-cell office:value-type="float" office:value="31">
            <text:p>31</text:p>
          </table:table-cell>
          <table:table-cell office:value-type="float" office:value="3">
            <text:p>3</text:p>
          </table:table-cell>
          <table:table-cell office:value-type="string">
            <text:p>{"word":"Idle","mean":"","countable":"no","type":"adjective","voice":"unknown","plural":"","plural_example":"","example":"The Factory Lay Idle During The Strike.","registers":"[formal: Inactive], [informal: Lazy]","phrasal_verbs":[],"synonyms":{"formal":["Inactive","Dormant"],"informal":["Lazy","Unoccupied"],"neutral":["Unused","Still"]},"derivations":[{"word":"Idleness","type":"noun","example":"Idleness Can Lead To Boredom.","example_translation":"بیکاری می تواند منجر به خستگی شود.","display":"Idleness"},{"word":"Idly","type":"adverb","example":"He Sat Idly By While Others Worked.","example_translation":"او در حالی که دیگران کار می کردند، بی تفاوت نشست.","display":"Idly"}],"collocations":[{"collocation":"Idle Chat","example":"They Engaged In Idle Chat While Waiting.","translation":"آنها در حین انتظار به گپ و گفت بیکار پرداختند."},{"collocation":"Idle Threat","example":"His Threats Were Idle And Without Substance.","translation":"تهدیدهای او بیهوده و بی اساس بود."},{"collocation":"Idle Hands","example":"Idle Hands Are The Devil's Workshop.","translation":"دست های بیکار کارگاه شیطان هستند."}]}</text:p>
          </table:table-cell>
        </table:table-row>
        <table:table-row>
          <table:table-cell office:value-type="float" office:value="364">
            <text:p>364</text:p>
          </table:table-cell>
          <table:table-cell office:value-type="float" office:value="364">
            <text:p>364</text:p>
          </table:table-cell>
          <table:table-cell office:value-type="string">
            <text:p>Idol</text:p>
          </table:table-cell>
          <table:table-cell office:value-type="string">
            <text:p>بت، معبود، محبوب</text:p>
          </table:table-cell>
          <table:table-cell office:value-type="string">
            <text:p>uk  /ˈaɪ.dəl/ us  /ˈaɪ.dəl/</text:p>
          </table:table-cell>
          <table:table-cell office:value-type="string">
            <text:p>a. This small metal idol illustrates the art of ancient Rome.</text:p>
          </table:table-cell>
          <table:table-cell office:value-type="string">
            <text:p>این بت فلزی کوچک، هنر روم باستان را نشان می دهد.</text:p>
          </table:table-cell>
          <table:table-cell office:value-type="string">
            <text:p>A thing, usually an image, that is worshiped; a person or thing that is loved very much</text:p>
          </table:table-cell>
          <table:table-cell office:value-type="string">
            <text:p>b. John Wayne was the idol of many young people who liked cowboy movies.</text:p>
          </table:table-cell>
          <table:table-cell office:value-type="string">
            <text:p>جان وین، محبوب بسیاری از افراد جوانی بود که فیلم های وسترن را دوست داشتند.</text:p>
          </table:table-cell>
          <table:table-cell office:value-type="string">
            <text:p>c. Scientists are still trying to identify this idol found in the ruins.</text:p>
          </table:table-cell>
          <table:table-cell office:value-type="string">
            <text:p>دانشمندان هنوز در تلاش هستند که این بت پیدا شده در خرابه ها را شناسایی کنند.</text:p>
          </table:table-cell>
          <table:table-cell office:value-type="float" office:value="31">
            <text:p>31</text:p>
          </table:table-cell>
          <table:table-cell office:value-type="float" office:value="4">
            <text:p>4</text:p>
          </table:table-cell>
          <table:table-cell office:value-type="string">
            <text:p>{"word":"Idol","mean":"","countable":"yes","type":"noun","voice":"unknown","plural":"Idols","plural_example":"Many Young People Have Idols They Admire.","example":"She Became An Idol To Millions Of Young Fans.","registers":"[formal: Respectful], [informal: Casual]","phrasal_verbs":[],"synonyms":{"formal":["Icon","Legend","Figure"],"informal":["Hero","Star","Celebrity"],"neutral":["Model","Ideal","Image"]},"derivations":[{"word":"Idolize","type":"verb","example":"Teenagers Often Idolize Pop Stars.","example_translation":"نوجوانان اغلب ستاره های پاپ را می پرستند.","display":"Idolize"},{"word":"Idolatry","type":"noun","example":"Some Religions Forbid Idolatry.","example_translation":"برخی از مذاهب بت پرستی را منع می کنند.","display":"Idolatry"}],"collocations":[{"collocation":"Pop Idol","example":"The Show Was Called Pop Idol.","translation":"نام این نمایش پاپ آیدل بود."},{"collocation":"Teen Idol","example":"He Was A Teen Idol In The 1980s.","translation":"او در دهه 1980 یک بت نوجوان بود."},{"collocation":"False Idol","example":"Don't Worship False Idols.","translation":"بت های دروغین را نپرستید."}]}</text:p>
          </table:table-cell>
        </table:table-row>
        <table:table-row>
          <table:table-cell office:value-type="float" office:value="365">
            <text:p>365</text:p>
          </table:table-cell>
          <table:table-cell office:value-type="float" office:value="365">
            <text:p>365</text:p>
          </table:table-cell>
          <table:table-cell office:value-type="string">
            <text:p>Jest</text:p>
          </table:table-cell>
          <table:table-cell office:value-type="string">
            <text:p>شوخی کردن، مزاح</text:p>
          </table:table-cell>
          <table:table-cell office:value-type="string">
            <text:p>uk  /dʒest/ us  /dʒest/</text:p>
          </table:table-cell>
          <table:table-cell office:value-type="string">
            <text:p>a. Though he spoke in jest, Mark was undoubtedly giving us a message.</text:p>
          </table:table-cell>
          <table:table-cell office:value-type="string">
            <text:p>اگرچه مارک به شوخی صحبت می‌کرد، بدون شک داشت پیامی را به ما می‌رساند.</text:p>
          </table:table-cell>
          <table:table-cell office:value-type="string">
            <text:p>Joke; fun; mockery; thing to be laughed at; to jock; poke fun</text:p>
          </table:table-cell>
          <table:table-cell office:value-type="string">
            <text:p>b. Do not jest about matters of morality.</text:p>
          </table:table-cell>
          <table:table-cell office:value-type="string">
            <text:p>راجع به مسائل اخلاقی شوخی نکن!</text:p>
          </table:table-cell>
          <table:table-cell office:value-type="string">
            <text:p>c. In some quarters, honesty and hard work have become subjects of jest.</text:p>
          </table:table-cell>
          <table:table-cell office:value-type="string">
            <text:p>در بعضی محافل، صداقت و سخت‌کوشی، مورد تمسخر قرار گرفته‌اند.</text:p>
          </table:table-cell>
          <table:table-cell office:value-type="float" office:value="31">
            <text:p>31</text:p>
          </table:table-cell>
          <table:table-cell office:value-type="float" office:value="5">
            <text:p>5</text:p>
          </table:table-cell>
          <table:table-cell office:value-type="string">
            <text:p>{"word":"Jest","mean":"","countable":"yes","type":"noun","voice":"unknown","plural":"Jests","plural_example":"Her Jests Were Not Appreciated By Everyone.","example":"His Remarks Were Clearly Intended As A Jest.","registers":"[formal: ], [informal: ]","phrasal_verbs":[],"synonyms":{"formal":["Joke","Gag","Quip","Witticism"],"informal":["Crack","Wisecrack","Prank"],"neutral":["Teasing","Banther","Playfulness"]},"derivations":[{"word":"Jester","type":"noun","example":"The Jester Entertained The King.","example_translation":"دلقک پادشاه را سرگرم کرد.","display":"Jester"},{"word":"Jesting","type":"verb","example":"He Was Jesting About The Situation.","example_translation":"او در مورد موقعیت شوخی می کرد.","display":"Jesting"}],"collocations":[{"collocation":"Empty Jest","example":"His Apology Felt Like An Empty Jest.","translation":"عذرخواهی او مانند یک شوخی پوچ بود."},{"collocation":"Cruel Jest","example":"Life Can Sometimes Seem Like A Cruel Jest.","translation":"زندگی گاهی اوقات می تواند مانند یک شوخی ظالمانه به نظر برسد."}]}</text:p>
          </table:table-cell>
        </table:table-row>
        <table:table-row>
          <table:table-cell office:value-type="float" office:value="366">
            <text:p>366</text:p>
          </table:table-cell>
          <table:table-cell office:value-type="float" office:value="366">
            <text:p>366</text:p>
          </table:table-cell>
          <table:table-cell office:value-type="string">
            <text:p>Patriotic</text:p>
          </table:table-cell>
          <table:table-cell office:value-type="string">
            <text:p>میهنی، میهن‌پرستانه</text:p>
          </table:table-cell>
          <table:table-cell office:value-type="string">
            <text:p>uk  /ˌpæt.riˈɒt.ɪk/ /ˌpeɪ.triˈɒt.ɪk/ us  /ˌpeɪ.triˈɑː.t̬ɪk/</text:p>
          </table:table-cell>
          <table:table-cell office:value-type="string">
            <text:p>It is patriotic to accept your responsibilities to your country.</text:p>
          </table:table-cell>
          <table:table-cell office:value-type="string">
            <text:p>وطن‌دوستی آن است که مسئولیت خود را در قبال کشورمان بپذیریم.</text:p>
          </table:table-cell>
          <table:table-cell office:value-type="string">
            <text:p>Loving one's country; showing love and loyal support for one's country</text:p>
          </table:table-cell>
          <table:table-cell office:value-type="string">
            <text:p>The patriotic attitude of the captive led him to refuse to cooperate with the enemy.</text:p>
          </table:table-cell>
          <table:table-cell office:value-type="string">
            <text:p>حسِ میهن‌پرستانه اسیر باعث شد که او از همکاری با دشمن خودداری کند.</text:p>
          </table:table-cell>
          <table:table-cell office:value-type="string">
            <text:p>Nathan Hale's patriotic statement has often been quoted: "I regret that I have but one life to give for my country."</text:p>
          </table:table-cell>
          <table:table-cell office:value-type="string">
            <text:p>گفته‌های میهن‌پرستانه ناتان هیل اغلب این‌طور نقل شده‌اند: "افسوس که فقط یک جان دارم که فدای کشورم کنم."</text:p>
          </table:table-cell>
          <table:table-cell office:value-type="float" office:value="31">
            <text:p>31</text:p>
          </table:table-cell>
          <table:table-cell office:value-type="float" office:value="6">
            <text:p>6</text:p>
          </table:table-cell>
          <table:table-cell office:value-type="string">
            <text:p>{"word":"Patriotic","mean":"","countable":"no","type":"adjective","voice":"unknown","plural":"","plural_example":"","example":"He Is A Patriotic Citizen.","registers":"[formal: Respectful], [informal: Affectionate]","phrasal_verbs":[],"synonyms":{"formal":["Nationalistic","Loyal","Devoted"],"informal":["Country-loving","Pro-country"],"neutral":["National","Allegiant"]},"derivations":[{"word":"Patriot","type":"noun","example":"He Was A True Patriot.","example_translation":"او یک میهن پرست واقعی بود.","display":"Patriot"},{"word":"Patriotism","type":"noun","example":"Patriotism Is A Strong Feeling Of Love For One's Country.","example_translation":"وطن پرستی یک احساس قوی از عشق به کشور است.","display":"Patriotism"}],"collocations":[{"collocation":"Patriotic Duty","example":"Serving In The Military Is Seen As A Patriotic Duty.","translation":"خدمت در ارتش به عنوان یک وظیفه میهنی تلقی می شود."},{"collocation":"Patriotic Song","example":"The Crowd Sang A Patriotic Song.","translation":"جمعیت یک آهنگ میهنی خواند."}]}</text:p>
          </table:table-cell>
        </table:table-row>
        <table:table-row>
          <table:table-cell office:value-type="float" office:value="367">
            <text:p>367</text:p>
          </table:table-cell>
          <table:table-cell office:value-type="float" office:value="367">
            <text:p>367</text:p>
          </table:table-cell>
          <table:table-cell office:value-type="string">
            <text:p>Dispute</text:p>
          </table:table-cell>
          <table:table-cell office:value-type="string">
            <text:p>اختلاف، مشاجره، مجادله</text:p>
          </table:table-cell>
          <table:table-cell office:value-type="string">
            <text:p>uk  /dɪˈspjuːt/ /ˈdɪs.pjuːt/ us  /dɪˈspjuːt/ /ˈdɪs.pjuːt/</text:p>
          </table:table-cell>
          <table:table-cell office:value-type="string">
            <text:p>a. They agreed to settle their dispute in my office.</text:p>
          </table:table-cell>
          <table:table-cell office:value-type="string">
            <text:p>آنها توافق کردند که اختلاف خود را در دفتر من حل و فصل کنند.</text:p>
          </table:table-cell>
          <table:table-cell office:value-type="string">
            <text:p>To engage in argument or debate.</text:p>
          </table:table-cell>
          <table:table-cell office:value-type="string">
            <text:p>b. The losing team disputed the contest up until the final minute of play.</text:p>
          </table:table-cell>
          <table:table-cell office:value-type="string">
            <text:p>تیم بازنده تا آخرین دقیقه بازی به اعتراض ادامه داد.</text:p>
          </table:table-cell>
          <table:table-cell office:value-type="string">
            <text:p>c. Many occupants of the building were attracted by the noisy dispute.</text:p>
          </table:table-cell>
          <table:table-cell office:value-type="string">
            <text:p>بسیاری از ساکنان ساختمان جذب مشاجره پر سر و صدا شدند.</text:p>
          </table:table-cell>
          <table:table-cell office:value-type="float" office:value="31">
            <text:p>31</text:p>
          </table:table-cell>
          <table:table-cell office:value-type="float" office:value="7">
            <text:p>7</text:p>
          </table:table-cell>
          <table:table-cell office:value-type="string">
            <text:p>{"word":"Dispute","mean":"","countable":"yes","type":"noun","voice":"unknown","plural":"Disputes","plural_example":"There Were Several Disputes Over The Property.","example":"The Contract Was In Dispute.","registers":"[formal: Law, Politics, Business]","phrasal_verbs":[],"synonyms":{"formal":["Controversy","Argument","Quarrel"],"informal":["Fight","Bicker","Squabble"],"neutral":["Debate","Conflict","Disagreement"]},"derivations":[{"word":"Disputatious","type":"adjective","example":"He Is A Disputatious Person.","example_translation":"او فردی اهل جدل است.","display":"Disputatious"},{"word":"Disputed","type":"adjective","example":"The Land Was Disputed Territory.","example_translation":"این زمین یک منطقه مورد اختلاف بود.","display":"Disputed"}],"collocations":[{"collocation":"Labour Dispute","example":"The Labour Dispute Caused Significant Delays.","translation":"اختلاف کارگری باعث تاخیرات قابل توجه شد."},{"collocation":"Trade Dispute","example":"A Trade Dispute Between The Two Countries.","translation":"اختلاف تجاری بین دو کشور."},{"collocation":"Legal Dispute","example":"The Parties Were Involved In A Legal Dispute.","translation":"طرفین در یک اختلاف حقوقی درگیر بودند."}]}</text:p>
          </table:table-cell>
        </table:table-row>
        <table:table-row>
          <table:table-cell office:value-type="float" office:value="368">
            <text:p>368</text:p>
          </table:table-cell>
          <table:table-cell office:value-type="float" office:value="368">
            <text:p>368</text:p>
          </table:table-cell>
          <table:table-cell office:value-type="string">
            <text:p>Valor</text:p>
          </table:table-cell>
          <table:table-cell office:value-type="string">
            <text:p>شجاعت</text:p>
          </table:table-cell>
          <table:table-cell office:value-type="string">
            <text:p>us  /ˈvæl.ɚ/ uk  /ˈvæl.ər/</text:p>
          </table:table-cell>
          <table:table-cell office:value-type="string">
            <text:p>a. The valor of the Vietnam veterans deserves the highest commendation.</text:p>
          </table:table-cell>
          <table:table-cell office:value-type="string">
            <text:p>شجاعت سربازان قدیمی ویتنام سزاوار بالاترین تقدیر است.</text:p>
          </table:table-cell>
          <table:table-cell office:value-type="string">
            <text:p>Courage, fearlessness, gallantry</text:p>
          </table:table-cell>
          <table:table-cell office:value-type="string">
            <text:p>b. No one will dispute the valor of Washington's men at Valley Forge.</text:p>
          </table:table-cell>
          <table:table-cell office:value-type="string">
            <text:p>هیچ کس در شجاعت مردان واشنگتن در ولی فورج تردید نخواهد کرد.</text:p>
          </table:table-cell>
          <table:table-cell office:value-type="string">
            <text:p>c. The fireman's valor in rushing into the flaming house saved the occupants from a horrid fate.</text:p>
          </table:table-cell>
          <table:table-cell office:value-type="string">
            <text:p>شجاعت آتش‌نشان در ورود به خانه‌ی شعله‌ور، ساکنان را از سرنوشتی وحشتناک نجات داد.</text:p>
          </table:table-cell>
          <table:table-cell office:value-type="float" office:value="31">
            <text:p>31</text:p>
          </table:table-cell>
          <table:table-cell office:value-type="float" office:value="8">
            <text:p>8</text:p>
          </table:table-cell>
          <table:table-cell office:value-type="string">
            <text:p>{"word":"Valor","mean":"","countable":"no","type":"noun","voice":"unknown","plural":"Valors","plural_example":"These Acts Of Valors Will Be Remembered Forever.","example":"He Displayed Great Valor In Battle.","registers":"[formal: Highly Formal]","phrasal_verbs":[],"synonyms":{"formal":["Courage","Bravery","Heroism"],"informal":["Guts"],"neutral":["Daring","Fearlessness"]},"derivations":[{"word":"Valorous","type":"adjective","example":"The Valorous Knight Saved The Princess.","example_translation":"شوالیه شجاع شاهزاده خانم را نجات داد.","display":"Valorous"}],"collocations":[{"collocation":"Show Valor","example":"The Soldiers Showed Valor In The Face Of The Enemy.","translation":"سربازان در مواجهه با دشمن شجاعت نشان دادند."},{"collocation":"Act Of Valor","example":"His Act Of Valor Saved Many Lives.","translation":"عمل شجاعانه او جان بسیاری را نجات داد."}]}</text:p>
          </table:table-cell>
        </table:table-row>
        <table:table-row>
          <table:table-cell office:value-type="float" office:value="369">
            <text:p>369</text:p>
          </table:table-cell>
          <table:table-cell office:value-type="float" office:value="369">
            <text:p>369</text:p>
          </table:table-cell>
          <table:table-cell office:value-type="string">
            <text:p>Lunatic</text:p>
          </table:table-cell>
          <table:table-cell office:value-type="string">
            <text:p>دیوانه</text:p>
          </table:table-cell>
          <table:table-cell office:value-type="string">
            <text:p>uk  /ˈluː.nə.tɪk/ us  /ˈluː.nə.tɪk/</text:p>
          </table:table-cell>
          <table:table-cell office:value-type="string">
            <text:p>a. Only a lunatic would willingly descend into the monster's cave.</text:p>
          </table:table-cell>
          <table:table-cell office:value-type="string">
            <text:p>تنها یک دیوانه داوطلبانه به غار هیولا قدم می‌گذارد.</text:p>
          </table:table-cell>
          <table:table-cell office:value-type="string">
            <text:p>A person whose actions and manner are marked by extreme eccentricity or recklessness.</text:p>
          </table:table-cell>
          <table:table-cell office:value-type="string">
            <text:p>b. Certain lunatic ideas persist even though they have been rejected by all logical minds.</text:p>
          </table:table-cell>
          <table:table-cell office:value-type="string">
            <text:p>عقاید جنون آمیزی وجود دارند که با وجود رد شدن توسط تمام ذهن‌های منطقی، همچنان پابرجا هستند.</text:p>
          </table:table-cell>
          <table:table-cell office:value-type="string">
            <text:p>c. My roommate has some lunatic ideas about changing the world.</text:p>
          </table:table-cell>
          <table:table-cell office:value-type="string">
            <text:p>هم اتاقی من ایده‌های دیوانه‌واری در مورد تغییر دنیا دارد.</text:p>
          </table:table-cell>
          <table:table-cell office:value-type="float" office:value="31">
            <text:p>31</text:p>
          </table:table-cell>
          <table:table-cell office:value-type="float" office:value="9">
            <text:p>9</text:p>
          </table:table-cell>
          <table:table-cell office:value-type="string">
            <text:p>{"word":"Lunatic","mean":"","countable":"yes","type":"noun","voice":"unknown","plural":"lunatics","plural_example":"The Asylum Was Full Of Lunatics.","example":"He Acted Like A Complete Lunatic.","registers":"[formal: ], [informal: ]","phrasal_verbs":[],"synonyms":{"formal":["Madman","Insane Person"],"informal":["Nutcase","Loony"],"neutral":["Crazy Person","Madcap"]},"derivations":[{"word":"lunar","type":"adjective","example":"The Lunar Surface Is Covered In Craters.","example_translation":"سطح ماه پوشیده از دهانه است.","display":"Lunar"},{"word":"lunacy","type":"noun","example":"His Behavior Borders On Lunacy.","example_translation":"رفتارش نزدیک به دیوانگی است.","display":"Lunacy"}],"collocations":[{"collocation":"Dangerous Lunatic","example":"The Dangerous Lunatic Was Restrained.","translation":"آن دیوانه خطرناک مهار شد."},{"collocation":"Recovered Lunatic","example":"He Was Considered A Recovered Lunatic.","translation":"او یک دیوانه بهبود یافته در نظر گرفته می شد."}]}</text:p>
          </table:table-cell>
        </table:table-row>
        <table:table-row>
          <table:table-cell office:value-type="float" office:value="370">
            <text:p>370</text:p>
          </table:table-cell>
          <table:table-cell office:value-type="float" office:value="370">
            <text:p>370</text:p>
          </table:table-cell>
          <table:table-cell office:value-type="string">
            <text:p>Vein</text:p>
          </table:table-cell>
          <table:table-cell office:value-type="string">
            <text:p>سیاهرگ، رگ</text:p>
          </table:table-cell>
          <table:table-cell office:value-type="string">
            <text:p>uk  /veɪn/ us  /veɪn/</text:p>
          </table:table-cell>
          <table:table-cell office:value-type="string">
            <text:p>a. A vein of lunacy seemed to run in the family.</text:p>
          </table:table-cell>
          <table:table-cell office:value-type="string">
            <text:p>به نظر می‌رسید که رگه‌ای از جنون در خانواده جریان دارد.</text:p>
          </table:table-cell>
          <table:table-cell office:value-type="string">
            <text:p>Mood; a blood vessel that carries blood to the heart; a crack or seam in a rock filled with a different mineral</text:p>
          </table:table-cell>
          <table:table-cell office:value-type="string">
            <text:p>b. Mario's wrist was severely cut by the rock, causing his vein to bleed heavily.</text:p>
          </table:table-cell>
          <table:table-cell office:value-type="string">
            <text:p>مچ دست ماریو به شدت توسط صخره بریده شد و باعث خونریزی شدید از رگ او شد.</text:p>
          </table:table-cell>
          <table:table-cell office:value-type="string">
            <text:p>c. Explorations disclosed the rich vein of copper in the mountain.</text:p>
          </table:table-cell>
          <table:table-cell office:value-type="string">
            <text:p>اکتشافات، رگه غنی مس را در کوه آشکار کرد.</text:p>
          </table:table-cell>
          <table:table-cell office:value-type="float" office:value="31">
            <text:p>31</text:p>
          </table:table-cell>
          <table:table-cell office:value-type="float" office:value="10">
            <text:p>10</text:p>
          </table:table-cell>
          <table:table-cell office:value-type="string">
            <text:p>{"word":"Vein","mean":"","countable":"yes","type":"noun","voice":"unknown","plural":"veins","plural_example":"The Patient's Veins Were Prominent.","example":"The Nurse Inserted The Needle Into A Vein.","registers":"[formal: Medical, Scientific], [informal: Everyday Conversation]","phrasal_verbs":[],"synonyms":{"formal":["Venule","Vessel"],"informal":["Blood Vessel"],"neutral":["Canal","Passage"]},"derivations":[{"word":"veined","type":"adjective","example":"The Leaf Had A Veined Pattern.","example_translation":"برگ یک الگوی رگ مانند داشت.","display":"Veined"}],"collocations":[{"collocation":"blood vein","example":"A Blood Vein Carries Blood To The Heart.","translation":"رگ خونی، خون را به قلب حمل می کند."},{"collocation":"gold vein","example":"The Miner Discovered A Gold Vein In The Mountain.","translation":"معدنچی یک رگه طلا در کوه کشف کرد."},{"collocation":"prominent vein","example":"His Prominent Veins Suggested A Strong Physique.","translation":"رگ های برجسته او، هیکل قوی را نشان می داد."}]}</text:p>
          </table:table-cell>
        </table:table-row>
        <table:table-row>
          <table:table-cell office:value-type="float" office:value="371">
            <text:p>371</text:p>
          </table:table-cell>
          <table:table-cell office:value-type="float" office:value="371">
            <text:p>371</text:p>
          </table:table-cell>
          <table:table-cell office:value-type="string">
            <text:p>Uneventful</text:p>
          </table:table-cell>
          <table:table-cell office:value-type="string">
            <text:p>بی‌حادثه، بدون رویداد مهم</text:p>
          </table:table-cell>
          <table:table-cell office:value-type="string">
            <text:p>uk  /ˌʌn.ɪˈvent.fəl/ us  /ˌʌn.ɪˈvent.fəl/</text:p>
          </table:table-cell>
          <table:table-cell office:value-type="string">
            <text:p>a. After the variety of bewildering experiences at the start of our trip, we were happy that the rest of the journey was uneventful.</text:p>
          </table:table-cell>
          <table:table-cell office:value-type="string">
            <text:p>ما بعد از تجربه کردن رویدادهای حیرت‌انگیزی در شروع سفرمان، خوشحال بودیم که مابقی سفر بی‌هیجان بود.</text:p>
          </table:table-cell>
          <table:table-cell office:value-type="string">
            <text:p>Without important or striking happenings</text:p>
          </table:table-cell>
          <table:table-cell office:value-type="string">
            <text:p>b. Our annual class outing proved quite uneventful.</text:p>
          </table:table-cell>
          <table:table-cell office:value-type="string">
            <text:p>سفر تفریحی سالانه کلاسمان، کاملاً بی‌هیجان از آب درآمد.</text:p>
          </table:table-cell>
          <table:table-cell office:value-type="string">
            <text:p>c. The meeting seemed uneventful but expert observers realized that important decisions were being made.</text:p>
          </table:table-cell>
          <table:table-cell office:value-type="string">
            <text:p>جلسه یکنواخت به نظر می‌رسید اما ناظران خبره فهمیدند که تصمیمات مهمی اتخاذ می‌شد.</text:p>
          </table:table-cell>
          <table:table-cell office:value-type="float" office:value="31">
            <text:p>31</text:p>
          </table:table-cell>
          <table:table-cell office:value-type="float" office:value="11">
            <text:p>11</text:p>
          </table:table-cell>
          <table:table-cell office:value-type="string">
            <text:p>{"word":"Uneventful","mean":"","countable":"no","type":"adjective","voice":"unknown","plural":"","plural_example":"","example":"The Trip Was Uneventful.","registers":"[formal: neutral], [informal: neutral]","phrasal_verbs":[],"synonyms":{"formal":["Monotonous","Humdrum"],"informal":["Dead","Quiet"],"neutral":["Ordinary","Routine","Normal","Peaceful"]},"derivations":[{"word":"Event","type":"noun","example":"The Party Was A Big Event.","example_translation":"مهمانی یک رویداد بزرگ بود.","display":"Event"}],"collocations":[{"collocation":"Uneventful Day","example":"It Was An Uneventful Day At The Office.","translation":"روز بی حادثه ای در اداره بود."},{"collocation":"Uneventful Life","example":"He Lived An Uneventful Life.","translation":"او یک زندگی بی حادثه را گذراند."},{"collocation":"Uneventful Flight","example":"The Flight Was Uneventful.","translation":"پرواز بی حادثه بود."}]}</text:p>
          </table:table-cell>
        </table:table-row>
        <table:table-row>
          <table:table-cell office:value-type="float" office:value="372">
            <text:p>372</text:p>
          </table:table-cell>
          <table:table-cell office:value-type="float" office:value="372">
            <text:p>372</text:p>
          </table:table-cell>
          <table:table-cell office:value-type="string">
            <text:p>Fertile</text:p>
          </table:table-cell>
          <table:table-cell office:value-type="string">
            <text:p>بارور، حاصلخیز</text:p>
          </table:table-cell>
          <table:table-cell office:value-type="string">
            <text:p>uk  /ˈfɜː.taɪl/ us  /ˈfɝː.t̬əl/</text:p>
          </table:table-cell>
          <table:table-cell office:value-type="string">
            <text:p>a. Chicks hatch from fertile eggs.</text:p>
          </table:table-cell>
          <table:table-cell office:value-type="string">
            <text:p>جوجه‌ها از تخم‌های بارور بیرون می‌آیند.</text:p>
          </table:table-cell>
          <table:table-cell office:value-type="string">
            <text:p>Producing abundantly</text:p>
          </table:table-cell>
          <table:table-cell office:value-type="string">
            <text:p>b. The loss of their fertile lands threw the farmers into a panic.</text:p>
          </table:table-cell>
          <table:table-cell office:value-type="string">
            <text:p>از دست دادن زمین‌های حاصلخیز، کشاورزان را دچار وحشت کرد.</text:p>
          </table:table-cell>
          <table:table-cell office:value-type="string">
            <text:p>c. A fertile mind need never be uneasy about finding life uneventful.</text:p>
          </table:table-cell>
          <table:table-cell office:value-type="string">
            <text:p>یک ذهن خلاق هرگز نباید نگران یکنواخت بودن زندگی باشد.</text:p>
          </table:table-cell>
          <table:table-cell office:value-type="float" office:value="31">
            <text:p>31</text:p>
          </table:table-cell>
          <table:table-cell office:value-type="float" office:value="12">
            <text:p>12</text:p>
          </table:table-cell>
          <table:table-cell office:value-type="string">
            <text:p>{"word":"Fertile","mean":"","countable":"no","type":"adjective","voice":"unknown","plural":"","plural_example":"","example":"The Nile Delta Is A Fertile Region.","registers":"[formal: Technical, Academic], [informal: Conversational]","phrasal_verbs":[],"synonyms":{"formal":["Productive","Fecund"],"informal":["Rich"],"neutral":["Fruitful","Prolific"]},"derivations":[{"word":"Fertility","type":"noun","example":"Soil Fertility Is Important For Agriculture.","example_translation":"حاصلخیزی خاک برای کشاورزی مهم است.","display":"Fertility"},{"word":"Fertilize","type":"verb","example":"Farmers Fertilize The Fields To Increase Crop Yield.","example_translation":"کشاورزان برای افزایش محصول، زمین ها را کود می دهند.","display":"Fertilize"}],"collocations":[{"collocation":"Fertile Land","example":"The Farmer Cultivated The Fertile Land.","translation":"کشاورز زمین حاصلخیز را کشت کرد."},{"collocation":"Fertile Soil","example":"Fertile Soil Is Essential For Good Crops.","translation":"خاک حاصلخیز برای محصولات خوب ضروری است."},{"collocation":"Fertile Ground","example":"The Project Found Fertile Ground In The Community.","translation":"این پروژه در جامعه زمینه مساعدی پیدا کرد."}]}</text:p>
          </table:table-cell>
        </table:table-row>
        <table:table-row>
          <table:table-cell office:value-type="float" office:value="373">
            <text:p>373</text:p>
          </table:table-cell>
          <table:table-cell office:value-type="float" office:value="373">
            <text:p>373</text:p>
          </table:table-cell>
          <table:table-cell office:value-type="string">
            <text:p>Refer</text:p>
          </table:table-cell>
          <table:table-cell office:value-type="string">
            <text:p>اشاره کردن، ارجاع کردن</text:p>
          </table:table-cell>
          <table:table-cell office:value-type="string">
            <text:p>uk  /rɪˈfɜːr/ us  /rɪˈfɝː/</text:p>
          </table:table-cell>
          <table:table-cell office:value-type="string">
            <text:p>a. Let us refer the dispute to the dean.</text:p>
          </table:table-cell>
          <table:table-cell office:value-type="string">
            <text:p>اجازه بدهید مناقشه را به رئیس دانشکده ارجاع دهیم.</text:p>
          </table:table-cell>
          <table:table-cell office:value-type="string">
            <text:p>Hand over; send, direct, or turn for information, help, or action; (refer to) direct attention to or speak about; assign to or think of as caused by</text:p>
          </table:table-cell>
          <table:table-cell office:value-type="string">
            <text:p>b. Our teacher referred us to the dictionary for the meanings of the difficult words in the novel.</text:p>
          </table:table-cell>
          <table:table-cell office:value-type="string">
            <text:p>معلم ما برای پیدا کردن معانی لغات مشکل رمان، ما را به واژه‌نامه ارجاع داد.</text:p>
          </table:table-cell>
          <table:table-cell office:value-type="string">
            <text:p>c. The speaker referred to a verse in the Bible to support his theory.</text:p>
          </table:table-cell>
          <table:table-cell office:value-type="string">
            <text:p>سخنران برای تأیید نظریه‌اش به یک آیه از انجیل اشاره کرد.</text:p>
          </table:table-cell>
          <table:table-cell office:value-type="float" office:value="32">
            <text:p>32</text:p>
          </table:table-cell>
          <table:table-cell office:value-type="float" office:value="1">
            <text:p>1</text:p>
          </table:table-cell>
          <table:table-cell office:value-type="string">
            <text:p>{"word":"Refer","mean":"","countable":"no","type":"verb","voice":"both","plural":"","plural_example":"","example":"Please Refer To The Manual For More Information.","registers":"[formal: Refer], [neutral: Refer]","phrasal_verbs":[{"verb":"Refer To","definition":"Mention Or Allude To.","example":"The President Did Not Refer To The Scandal In His Speech.","example_translation":"رئیس جمهور در سخنرانی خود به رسوایی اشاره نکرد."},{"verb":"Refer Back","definition":"Consult Something Again.","example":"I Need To Refer Back To My Notes Before The Presentation.","example_translation":"من باید قبل از ارائه به یادداشت هایم مراجعه کنم."}],"synonyms":{"formal":["Cite","Mention","Allude","Invoke"],"informal":["Point To","Touch On"],"neutral":["Direct","Guide","Send","Consult"]},"derivations":[{"word":"Reference","type":"noun","example":"The Book Contains Many References To Historical Events.","example_translation":"این کتاب حاوی مراجع بسیاری به رویدادهای تاریخی است.","display":"Reference"},{"word":"Referral","type":"noun","example":"I Got A Referral To See A Specialist.","example_translation":"من یک ارجاع برای دیدن یک متخصص دریافت کردم.","display":"Referral"}],"collocations":[{"collocation":"Refer A Patient","example":"The Doctor Will Refer The Patient To A Specialist.","translation":"پزشک بیمار را به یک متخصص ارجاع می دهد."},{"collocation":"Refer To A Document","example":"Please Refer To The Document For Further Details.","translation":"لطفا برای اطلاعات بیشتر به سند مراجعه کنید."}]}</text:p>
          </table:table-cell>
        </table:table-row>
        <table:table-row>
          <table:table-cell office:value-type="float" office:value="374">
            <text:p>374</text:p>
          </table:table-cell>
          <table:table-cell office:value-type="float" office:value="374">
            <text:p>374</text:p>
          </table:table-cell>
          <table:table-cell office:value-type="string">
            <text:p>Distress</text:p>
          </table:table-cell>
          <table:table-cell office:value-type="string">
            <text:p>درماندگی، مخمصه</text:p>
          </table:table-cell>
          <table:table-cell office:value-type="string">
            <text:p>uk  /dɪˈstres/ us  /dɪˈstres/</text:p>
          </table:table-cell>
          <table:table-cell office:value-type="string">
            <text:p>a. The family was in great distress over the accident that maimed Kenny.</text:p>
          </table:table-cell>
          <table:table-cell office:value-type="string">
            <text:p>خانواده از حادثه‌ای که کنی را معلول کرده بود، بسیار غمگین بودند.</text:p>
          </table:table-cell>
          <table:table-cell office:value-type="string">
            <text:p>Great pain or sorrow; misfortune; dangerous or difficult situation; to cause pain or make unhappy</text:p>
          </table:table-cell>
          <table:table-cell office:value-type="string">
            <text:p>b. My teacher was distressed by the dismal performance of our class on the final examination.</text:p>
          </table:table-cell>
          <table:table-cell office:value-type="string">
            <text:p>معلم از عملکرد ضعیف کلاسمان در امتحان پایان ترم ناراحت شد.</text:p>
          </table:table-cell>
          <table:table-cell office:value-type="string">
            <text:p>c. Long, unscheduled delays at the station cause distress to commuters.</text:p>
          </table:table-cell>
          <table:table-cell office:value-type="string">
            <text:p>تاخیرهای طولانی و خارج از برنامه در ایستگاه، باعث ناراحتی مسافران می‌شود.</text:p>
          </table:table-cell>
          <table:table-cell office:value-type="float" office:value="32">
            <text:p>32</text:p>
          </table:table-cell>
          <table:table-cell office:value-type="float" office:value="2">
            <text:p>2</text:p>
          </table:table-cell>
          <table:table-cell office:value-type="string">
            <text:p>{"word":"Distress","mean":"","countable":"no","type":"noun","voice":"unknown","plural":"distresses","plural_example":"Life's Distresses Can Be Overwhelming.","example":"She Was In Great Distress After Losing Her Job.","registers":"[formal: Elevated], [informal: Colloquial]","phrasal_verbs":[],"synonyms":{"formal":["Anguish","Suffering","Tribulation"],"informal":["Trouble","Worry","Headache"],"neutral":["Anxiety","Pain","Hardship"]},"derivations":[{"word":"distress","type":"verb","example":"The News Distressed Him Greatly.","example_translation":"این خبر او را بسیار ناراحت کرد.","display":"Distress"},{"word":"distressed","type":"adjective","example":"She Looked Distressed And Upset.","example_translation":"او ناراحت و آشفته به نظر می رسید.","display":"Distressed"}],"collocations":[{"collocation":"Cause Distress","example":"The Incident Caused A Great Deal Of Distress.","translation":"این حادثه باعث ناراحتی زیادی شد."},{"collocation":"In Distress","example":"The Sailor Sent Out A Signal That They Were In Distress.","translation":"ملوان سیگنالی فرستاد مبنی بر اینکه در وضعیت اضطراری هستند."},{"collocation":"Economic Distress","example":"The Country Is Facing Severe Economic Distress.","translation":"این کشور با مشکلات اقتصادی شدیدی روبرو است."}]}</text:p>
          </table:table-cell>
        </table:table-row>
        <table:table-row>
          <table:table-cell office:value-type="float" office:value="375">
            <text:p>375</text:p>
          </table:table-cell>
          <table:table-cell office:value-type="float" office:value="375">
            <text:p>375</text:p>
          </table:table-cell>
          <table:table-cell office:value-type="string">
            <text:p>Diminish</text:p>
          </table:table-cell>
          <table:table-cell office:value-type="string">
            <text:p>کاهش دادن، تضعیف کردن</text:p>
          </table:table-cell>
          <table:table-cell office:value-type="string">
            <text:p>uk  /dɪˈmɪn.ɪʃ/ us  /dɪˈmɪn.ɪʃ/</text:p>
          </table:table-cell>
          <table:table-cell office:value-type="string">
            <text:p>a. The excessive heat diminished as the sun went down.</text:p>
          </table:table-cell>
          <table:table-cell office:value-type="string">
            <text:p>وقتی خورشید غروب کرد، گرمای بیش از حد کاهش یافت.</text:p>
          </table:table-cell>
          <table:table-cell office:value-type="string">
            <text:p>Make or become smaller in size, amount or importance</text:p>
          </table:table-cell>
          <table:table-cell office:value-type="string">
            <text:p>b. Our diminishing supply of food was carefully wrapped and placed with the baggage.</text:p>
          </table:table-cell>
          <table:table-cell office:value-type="string">
            <text:p>ذخیره غذایی رو به کاهش ما، به دقت بسته بندی و در کنار چمدان ها گذاشته شد.</text:p>
          </table:table-cell>
          <table:table-cell office:value-type="string">
            <text:p>c. The latest news from the battlefront confirms the report of diminishing military activity.</text:p>
          </table:table-cell>
          <table:table-cell office:value-type="string">
            <text:p>آخرین اخبار از جبهه جنگ، گزارش کاهش فعالیت نظامی را تایید می کند.</text:p>
          </table:table-cell>
          <table:table-cell office:value-type="float" office:value="32">
            <text:p>32</text:p>
          </table:table-cell>
          <table:table-cell office:value-type="float" office:value="3">
            <text:p>3</text:p>
          </table:table-cell>
          <table:table-cell office:value-type="string">
            <text:p>{"word":"Diminish","mean":"","countable":"no","type":"verb","voice":"both","plural":"","plural_example":"","example":"The Company's Profits Have Diminished This Year.","registers":"[formal: Diminish], [informal: Decrease]","phrasal_verbs":[],"synonyms":{"formal":["Lessen","Abate","Subside","Wane"],"informal":["Drop","Fall"],"neutral":["Decrease","Reduce","Decline","Weaken"]},"derivations":[{"word":"Diminishing","type":"adjective","example":"We Noticed A Diminishing Return On Our Investment.","example_translation":"متوجه بازده رو به کاهش در سرمایه گذاری خود شدیم.","display":"Diminishing"},{"word":"Diminishment","type":"noun","example":"There Has Been A Gradual Diminishment Of The Forest Area.","example_translation":"یک کاهش تدریجی در مساحت جنگل وجود داشته است.","display":"Diminishment"}],"collocations":[{"collocation":"Significantly Diminish","example":"The New Law Will Significantly Diminish The Number Of Accidents.","translation":"قانون جدید به طور قابل توجهی تعداد تصادفات را کاهش می دهد."},{"collocation":"Gradually Diminish","example":"The Pain Gradually Diminished After Taking The Medicine.","translation":"درد پس از مصرف دارو به تدریج کم شد."}]}</text:p>
          </table:table-cell>
        </table:table-row>
        <table:table-row>
          <table:table-cell office:value-type="float" office:value="376">
            <text:p>376</text:p>
          </table:table-cell>
          <table:table-cell office:value-type="float" office:value="376">
            <text:p>376</text:p>
          </table:table-cell>
          <table:table-cell office:value-type="string">
            <text:p>Maximum</text:p>
          </table:table-cell>
          <table:table-cell office:value-type="string">
            <text:p>حداکثر</text:p>
          </table:table-cell>
          <table:table-cell office:value-type="string">
            <text:p>uk  /ˈmæk.sɪ.məm/ us  /ˈmæk.sə.məm/</text:p>
          </table:table-cell>
          <table:table-cell office:value-type="string">
            <text:p>Chris acknowledged that the maximum he had ever walked in one day was fifteen miles.</text:p>
          </table:table-cell>
          <table:table-cell office:value-type="string">
            <text:p>کریس اذعان کرد که حداکثر مسافتی که او تا به حال در یک روز پیاده‌روی کرده، پانزده مایل بوده است.</text:p>
          </table:table-cell>
          <table:table-cell office:value-type="string">
            <text:p>Greatest amount; greatest possible</text:p>
          </table:table-cell>
          <table:table-cell office:value-type="string">
            <text:p>We would like to exhibit this rare collection to the maximum number of visitors.</text:p>
          </table:table-cell>
          <table:table-cell office:value-type="string">
            <text:p>ما مایلیم این مجموعه نفیس را به حداکثر تعداد بازدیدکنندگان نمایش دهیم.</text:p>
          </table:table-cell>
          <table:table-cell office:value-type="string">
            <text:p>The committee anticipated the maximum attendance of the first day of the performance.</text:p>
          </table:table-cell>
          <table:table-cell office:value-type="string">
            <text:p>کمیته پیش‌بینی کرد که حداکثر میزان حضور در روز اول اجرا خواهد بود.</text:p>
          </table:table-cell>
          <table:table-cell office:value-type="float" office:value="32">
            <text:p>32</text:p>
          </table:table-cell>
          <table:table-cell office:value-type="float" office:value="4">
            <text:p>4</text:p>
          </table:table-cell>
          <table:table-cell office:value-type="string">
            <text:p>{"word":"Maximum","mean":"","countable":"no","type":"noun","voice":"unknown","plural":"Maximums","plural_example":"The Maximums And Minimums Were Recorded Daily.","example":"The Maximum Temperature Was Reached At Noon.","registers":"[formal: Maximum], [informal: Max]","phrasal_verbs":[],"synonyms":{"formal":["Apex","Peak","Zenith"],"informal":["Top"],"neutral":["Highest","Greatest","Upper Limit"]},"derivations":[{"word":"Maximize","type":"verb","example":"We Need To Maximize Our Profits.","example_translation":"ما باید سود خود را به حداکثر برسانیم.","display":"Maximize"},{"word":"Maximal","type":"adjective","example":"The Maximal Effort Was Needed.","example_translation":"تلاش حداکثری مورد نیاز بود.","display":"Maximal"}],"collocations":[{"collocation":"reach a maximum","example":"Prices Reach A Maximum In Summer.","translation":"قیمت ها در تابستان به حداکثر می رسند."},{"collocation":"the maximum number","example":"What Is The Maximum Number Of Guests?","translation":"حداکثر تعداد مهمانان چند نفر است؟"}]}</text:p>
          </table:table-cell>
        </table:table-row>
        <table:table-row>
          <table:table-cell office:value-type="float" office:value="377">
            <text:p>377</text:p>
          </table:table-cell>
          <table:table-cell office:value-type="float" office:value="377">
            <text:p>377</text:p>
          </table:table-cell>
          <table:table-cell office:value-type="string">
            <text:p>Flee</text:p>
          </table:table-cell>
          <table:table-cell office:value-type="string">
            <text:p>گریختن و به سرعت رفتن</text:p>
          </table:table-cell>
          <table:table-cell office:value-type="string">
            <text:p>uk  /fliː/ us  /fliː/</text:p>
          </table:table-cell>
          <table:table-cell office:value-type="string">
            <text:p>a. The fleeing outlaws were pursued by the police.</text:p>
          </table:table-cell>
          <table:table-cell office:value-type="string">
            <text:p>یاغیان فراری تحت تعقیب پلیس بودند.</text:p>
          </table:table-cell>
          <table:table-cell office:value-type="string">
            <text:p>Run away; go quickly</text:p>
          </table:table-cell>
          <table:table-cell office:value-type="string">
            <text:p>b. One could clearly see the clouds fleeing before the wind.</text:p>
          </table:table-cell>
          <table:table-cell office:value-type="string">
            <text:p>به سادگی قابل تشخیص بود که ابرها در برابر باد می‌گریختند.</text:p>
          </table:table-cell>
          <table:table-cell office:value-type="string">
            <text:p>c. The majority of students understand that they cannot flee from their responsibilities.</text:p>
          </table:table-cell>
          <table:table-cell office:value-type="string">
            <text:p>اکثر دانشجویان دریافته‌اند که نمی‌توانند از مسئولیت‌های خود فرار کنند.</text:p>
          </table:table-cell>
          <table:table-cell office:value-type="float" office:value="32">
            <text:p>32</text:p>
          </table:table-cell>
          <table:table-cell office:value-type="float" office:value="5">
            <text:p>5</text:p>
          </table:table-cell>
          <table:table-cell office:value-type="string">
            <text:p>{"word":"Flee","mean":"","countable":"no","type":"verb","voice":"intransitive","plural":"","plural_example":"","example":"The Suspects Attempted To Flee The Scene.","registers":"[formal: Legal, Journalistic]","phrasal_verbs":[],"synonyms":{"formal":["Escape","Evade"],"informal":["Run Away","Scram"],"neutral":["Leave","Depart","Abscond"]},"derivations":[{"word":"Flight","type":"noun","example":"The Family Took Flight After Receiving Threats.","example_translation":"خانواده پس از دریافت تهدیدها، پرواز را آغاز کردند.","display":"Flight"},{"word":"Fugitive","type":"noun","example":"The Fugitive Was Apprehended After A Long Chase.","example_translation":"فراری پس از یک تعقیب و گریز طولانی دستگیر شد.","display":"Fugitive"}],"collocations":[{"collocation":"Flee A Country","example":"Many People Flee A Country Due To War.","translation":"بسیاری از مردم به دلیل جنگ از یک کشور فرار می کنند."},{"collocation":"Flee In Terror","example":"The Villagers Fled In Terror When The Earthquake Struck.","translation":"اهالی روستا با وحشت هنگام وقوع زلزله فرار کردند."}]}</text:p>
          </table:table-cell>
        </table:table-row>
        <table:table-row>
          <table:table-cell office:value-type="float" office:value="378">
            <text:p>378</text:p>
          </table:table-cell>
          <table:table-cell office:value-type="float" office:value="378">
            <text:p>378</text:p>
          </table:table-cell>
          <table:table-cell office:value-type="string">
            <text:p>Vulnerable</text:p>
          </table:table-cell>
          <table:table-cell office:value-type="string">
            <text:p>آسیب‌پذیر، حساس</text:p>
          </table:table-cell>
          <table:table-cell office:value-type="string">
            <text:p>uk  /ˈvʌl.nər.ə.bəl/ /ˈvʌn.rə.bəl/ us  /ˈvʌl.nɚ.ə.bəl/</text:p>
          </table:table-cell>
          <table:table-cell office:value-type="string">
            <text:p>a. Achilles was vulnerable only in his heel.</text:p>
          </table:table-cell>
          <table:table-cell office:value-type="string">
            <text:p>آشیل فقط از پاشنه پایش آسیب‌پذیر بود.</text:p>
          </table:table-cell>
          <table:table-cell office:value-type="string">
            <text:p>Capable of being injured; open to attack; sensitive to criticism, influences, etc.</text:p>
          </table:table-cell>
          <table:table-cell office:value-type="string">
            <text:p>b. The investigator's nimble mind quickly located the vulnerable spot in the defendant's alibi.</text:p>
          </table:table-cell>
          <table:table-cell office:value-type="string">
            <text:p>ذهن خلاق بازجو، سریعاً نقطه ضعف ادله و شواهد متهم را پیدا نمود.</text:p>
          </table:table-cell>
          <table:table-cell office:value-type="string">
            <text:p>c. A vulnerable target for thieves is a solitary traveler.</text:p>
          </table:table-cell>
          <table:table-cell office:value-type="string">
            <text:p>هدف آسیب‌پذیر برای دزدان، یک مسافر تنها است.</text:p>
          </table:table-cell>
          <table:table-cell office:value-type="float" office:value="32">
            <text:p>32</text:p>
          </table:table-cell>
          <table:table-cell office:value-type="float" office:value="6">
            <text:p>6</text:p>
          </table:table-cell>
          <table:table-cell office:value-type="string">
            <text:p>{"word":"Vulnerable","mean":"","countable":"no","type":"adjective","voice":"unknown","plural":"","plural_example":"","example":"Children Are More Vulnerable To Diseases.","registers":"[formal: Common], [informal: Common]","phrasal_verbs":[],"synonyms":{"formal":["Susceptible","Exposed","Defenseless"],"informal":["Open","Weak","At Risk"],"neutral":["Sensitive","Unprotected","Endangered"]},"derivations":[{"word":"Vulnerability","type":"noun","example":"He Showed His Vulnerability.","example_translation":"او آسیب پذیری خود را نشان داد.","display":"Vulnerability"},{"word":"Vulnerably","type":"adverb","example":"He Spoke Vulnerably About His Past.","example_translation":"او با آسیب پذیری درباره گذشته خود صحبت کرد.","display":"Vulnerably"}],"collocations":[{"collocation":"Highly Vulnerable","example":"The Ecosystem Is Highly Vulnerable To Pollution.","translation":"این اکوسیستم در برابر آلودگی بسیار آسیب پذیر است."},{"collocation":"Vulnerable Population","example":"The Government Must Protect Vulnerable Populations.","translation":"دولت باید از جمعیت های آسیب پذیر محافظت کند."},{"collocation":"Feel Vulnerable","example":"She Felt Vulnerable After The Incident.","translation":"او بعد از حادثه احساس آسیب پذیری کرد."}]}</text:p>
          </table:table-cell>
        </table:table-row>
        <table:table-row>
          <table:table-cell office:value-type="float" office:value="379">
            <text:p>379</text:p>
          </table:table-cell>
          <table:table-cell office:value-type="float" office:value="379">
            <text:p>379</text:p>
          </table:table-cell>
          <table:table-cell office:value-type="string">
            <text:p>Signify</text:p>
          </table:table-cell>
          <table:table-cell office:value-type="string">
            <text:p>معنی دادن، مهم بودن</text:p>
          </table:table-cell>
          <table:table-cell office:value-type="string">
            <text:p>uk  /ˈsɪɡ.nɪ.faɪ/ us  /ˈsɪɡ.nə.faɪ/</text:p>
          </table:table-cell>
          <table:table-cell office:value-type="string">
            <text:p>a. "Oh!" signifies surprise.</text:p>
          </table:table-cell>
          <table:table-cell office:value-type="string">
            <text:p>"اوه" دلالت بر تعجب دارد.</text:p>
          </table:table-cell>
          <table:table-cell office:value-type="string">
            <text:p>Mean; be a sign of; make known by signs, words, or actions; have importance</text:p>
          </table:table-cell>
          <table:table-cell office:value-type="string">
            <text:p>b. A gift of such value signifies more than a casual relationship.</text:p>
          </table:table-cell>
          <table:table-cell office:value-type="string">
            <text:p>چنین هدیه‌ای با ارزشی دلالت بر این دارد که ارتباط آن‌ها فراتر از یک رابطه معمولی است.</text:p>
          </table:table-cell>
          <table:table-cell office:value-type="string">
            <text:p>c. The word "fragile" stamped on a carton signifies that it must be handled with caution.</text:p>
          </table:table-cell>
          <table:table-cell office:value-type="string">
            <text:p>واژهٔ «شکستنی» که روی کارتن‌ها مهر می‌شود، دلالت بر این دارد که باید با احتیاط حمل شود.</text:p>
          </table:table-cell>
          <table:table-cell office:value-type="float" office:value="32">
            <text:p>32</text:p>
          </table:table-cell>
          <table:table-cell office:value-type="float" office:value="7">
            <text:p>7</text:p>
          </table:table-cell>
          <table:table-cell office:value-type="string">
            <text:p>{"word":"Signify","mean":"","countable":"no","type":"verb","voice":"transitive","plural":"","plural_example":"","example":"His Success Signifies Hard Work And Dedication.","registers":"[formal: Formal], [informal: Neutral]","phrasal_verbs":[],"synonyms":{"formal":["Denote","Represent","Indicate"],"informal":["Mean","Suggest"],"neutral":["Imply","Convey"]},"derivations":[{"word":"Significance","type":"noun","example":"The Significance Of The Event Was Underestimated.","example_translation":"اهمیت این رویداد دست کم گرفته شد.","display":"Significance"},{"word":"Significant","type":"adjective","example":"There Was A Significant Increase In Sales.","example_translation":"افزایش قابل توجهی در فروش وجود داشت.","display":"Significant"}],"collocations":[{"collocation":"Signify Importance","example":"These Measures Signify The Importance Of Environmental Protection.","translation":"این اقدامات اهمیت حفاظت از محیط زیست را نشان می دهد."},{"collocation":"Signify A Change","example":"The New Policy Signifies A Change In Direction.","translation":"سیاست جدید نشان دهنده تغییری در مسیر است."}]}</text:p>
          </table:table-cell>
        </table:table-row>
        <table:table-row>
          <table:table-cell office:value-type="float" office:value="380">
            <text:p>380</text:p>
          </table:table-cell>
          <table:table-cell office:value-type="float" office:value="380">
            <text:p>380</text:p>
          </table:table-cell>
          <table:table-cell office:value-type="string">
            <text:p>Mythology</text:p>
          </table:table-cell>
          <table:table-cell office:value-type="string">
            <text:p>اسطوره‌شناسی</text:p>
          </table:table-cell>
          <table:table-cell office:value-type="string">
            <text:p>uk  /mɪˈθɒl.ə.dʒi/ us  /mɪˈθɑː.lə.dʒi/</text:p>
          </table:table-cell>
          <table:table-cell office:value-type="string">
            <text:p>a. The story of Proserpina and Ceres explaining the seasons is typical of Greek mythology.</text:p>
          </table:table-cell>
          <table:table-cell office:value-type="string">
            <text:p>داستان پرسفونه و سرس که توصیف‌کننده‌ی فصل‌هاست، نمونه‌ای از اساطیر یونانی است.</text:p>
          </table:table-cell>
          <table:table-cell office:value-type="string">
            <text:p>Legends or stories that ususally attempt to explain something in nature</text:p>
          </table:table-cell>
          <table:table-cell office:value-type="string">
            <text:p>b. From a study of mythology we can conclude that the ancients were concerned with the wonders of nature.</text:p>
          </table:table-cell>
          <table:table-cell office:value-type="string">
            <text:p>با مطالعه‌ی اسطوره‌شناسی می‌توان نتیجه گرفت که مردم باستان به شگفتی‌های طبیعت علاقه‌مند بودند.</text:p>
          </table:table-cell>
          <table:table-cell office:value-type="string">
            <text:p>c. Ancient mythology survives to this day in popular expressions such as "Herculean task" or "Apollo Project".</text:p>
          </table:table-cell>
          <table:table-cell office:value-type="string">
            <text:p>اسطوره‌های باستانی امروزه در اصطلاحات رایجی مانند "کار هرکول" یا "پروژه آپولو" باقی مانده‌اند.</text:p>
          </table:table-cell>
          <table:table-cell office:value-type="float" office:value="32">
            <text:p>32</text:p>
          </table:table-cell>
          <table:table-cell office:value-type="float" office:value="8">
            <text:p>8</text:p>
          </table:table-cell>
          <table:table-cell office:value-type="string">
            <text:p>{"word":"Mythology","mean":"","countable":"no","type":"noun","voice":"unknown","plural":"Mythologies","plural_example":"Different Cultures Have Their Own Mythologies.","example":"Greek Mythology Is Full Of Gods And Heroes.","registers":"[formal: Academic], [informal: Conversational]","phrasal_verbs":[],"synonyms":{"formal":["Legend","Lore"],"informal":["Stories"],"neutral":["Fable","Tradition"]},"derivations":[{"word":"Mythological","type":"adjective","example":"The Story Is Based On Mythological Creatures.","example_translation":"این داستان بر اساس موجودات اساطیری است.","display":"Mythological"}],"collocations":[{"collocation":"Greek Mythology","example":"She Studied Greek Mythology In College.","translation":"او در دانشگاه اساطیر یونانی خواند."},{"collocation":"Roman Mythology","example":"Roman Mythology Is Similar To Greek Mythology.","translation":"اساطیر رومی شبیه اساطیر یونانی است."},{"collocation":"Norse Mythology","example":"Norse Mythology Includes Gods Like Thor And Odin.","translation":"اساطیر نورس شامل خدایانی مانند ثور و اودین است."}]}</text:p>
          </table:table-cell>
        </table:table-row>
        <table:table-row>
          <table:table-cell office:value-type="float" office:value="381">
            <text:p>381</text:p>
          </table:table-cell>
          <table:table-cell office:value-type="float" office:value="381">
            <text:p>381</text:p>
          </table:table-cell>
          <table:table-cell office:value-type="string">
            <text:p>Colleague</text:p>
          </table:table-cell>
          <table:table-cell office:value-type="string">
            <text:p>همکار</text:p>
          </table:table-cell>
          <table:table-cell office:value-type="string">
            <text:p>uk  /ˈkɒl.iːɡ/ us  /ˈkɑː.liːɡ/</text:p>
          </table:table-cell>
          <table:table-cell office:value-type="string">
            <text:p>a. The captain gave credit for the victory to his valiant colleagues.</text:p>
          </table:table-cell>
          <table:table-cell office:value-type="string">
            <text:p>سروان پیروزی را به همکاران شجاعش نسبت داد.</text:p>
          </table:table-cell>
          <table:table-cell office:value-type="string">
            <text:p>Associate; fellow worker</text:p>
          </table:table-cell>
          <table:table-cell office:value-type="string">
            <text:p>b. Who would have predicted that our pedestrian colleague would one day win the Nobel Prize for Medicine?</text:p>
          </table:table-cell>
          <table:table-cell office:value-type="string">
            <text:p>چه کسی پیش‌بینی می‌کرد که همکار معمولی ما روزی برنده جایزه نوبل پزشکی شود؟</text:p>
          </table:table-cell>
          <table:table-cell office:value-type="string">
            <text:p>c. We must rescue our colleagues from their wretched condition.</text:p>
          </table:table-cell>
          <table:table-cell office:value-type="string">
            <text:p>ما باید همکاران خود را از وضعیت اسفناکشان نجات دهیم.</text:p>
          </table:table-cell>
          <table:table-cell office:value-type="float" office:value="32">
            <text:p>32</text:p>
          </table:table-cell>
          <table:table-cell office:value-type="float" office:value="9">
            <text:p>9</text:p>
          </table:table-cell>
          <table:table-cell office:value-type="string">
            <text:p>{"word":"Colleague","mean":"","countable":"yes","type":"noun","voice":"unknown","plural":"Colleagues","plural_example":"My Colleagues Are Very Supportive.","example":"She Is A Valued Colleague.","registers":"[formal: Associate], [neutral: Coworker], [informal: Mate]","phrasal_verbs":[],"synonyms":{"formal":["Associate","Fellow Worker"],"informal":["Buddy","Pal"],"neutral":["Coworker","Teammate","Peer"]},"derivations":[{"word":"Collegial","type":"adjective","example":"The Atmosphere In The Office Is Very Collegial.","example_translation":"فضای دفتر بسیار دوستانه و همکارانه است.","display":"Collegial"}],"collocations":[{"collocation":"Close Colleague","example":"He Is A Close Colleague Of Mine.","translation":"او یک همکار نزدیک من است."},{"collocation":"Valued Colleague","example":"She Is A Valued Colleague In The Department.","translation":"او یک همکار ارزشمند در بخش است."},{"collocation":"Former Colleague","example":"I Met A Former Colleague At The Conference.","translation":"من یک همکار سابق را در کنفرانس ملاقات کردم."}]}</text:p>
          </table:table-cell>
        </table:table-row>
        <table:table-row>
          <table:table-cell office:value-type="float" office:value="382">
            <text:p>382</text:p>
          </table:table-cell>
          <table:table-cell office:value-type="float" office:value="382">
            <text:p>382</text:p>
          </table:table-cell>
          <table:table-cell office:value-type="string">
            <text:p>Torment</text:p>
          </table:table-cell>
          <table:table-cell office:value-type="string">
            <text:p>درد و رنج، عذاب دادن</text:p>
          </table:table-cell>
          <table:table-cell office:value-type="string">
            <text:p>uk  /ˈtɔː.ment/ us  /ˈtɔːr.ment/</text:p>
          </table:table-cell>
          <table:table-cell office:value-type="string">
            <text:p>a. Persistent headaches tormented him.</text:p>
          </table:table-cell>
          <table:table-cell office:value-type="string">
            <text:p>سر دردهای مکرر او را رنج می داد.</text:p>
          </table:table-cell>
          <table:table-cell office:value-type="string">
            <text:p>Cause very great pain to; worry or annoy very much; cause of very great pain; very great pain</text:p>
          </table:table-cell>
          <table:table-cell office:value-type="string">
            <text:p>b. The illustrations in our history text show the torments suffered by the victims of the French Revolution.</text:p>
          </table:table-cell>
          <table:table-cell office:value-type="string">
            <text:p>تصاویر موجود در کتاب تاریخ ما، نشان از رنج قربانیان انقلاب فرانسه دارد.</text:p>
          </table:table-cell>
          <table:table-cell office:value-type="string">
            <text:p>c. The logical way to end the torment of doubt over the examination is to spend adequate time in study.</text:p>
          </table:table-cell>
          <table:table-cell office:value-type="string">
            <text:p>راه حل منطقی برای پایان بخشیدن به عذاب ناشی از تردید در مورد امتحان، صرف وقت کافی برای مطالعه است.</text:p>
          </table:table-cell>
          <table:table-cell office:value-type="float" office:value="32">
            <text:p>32</text:p>
          </table:table-cell>
          <table:table-cell office:value-type="float" office:value="10">
            <text:p>10</text:p>
          </table:table-cell>
          <table:table-cell office:value-type="string">
            <text:p>{"word":"Torment","mean":"","countable":"no","type":"verb","voice":"transitive","plural":"","plural_example":"","example":"He Would Torment Her With Cruel Remarks.","registers":"[formal: ], [informal: ]","phrasal_verbs":[],"synonyms":{"formal":["Afflict","Harass"],"informal":["Tease","Bug"],"neutral":["Bother","Annoy","Pester"]},"derivations":[{"word":"Tormentor","type":"noun","example":"He Was A Ruthless Tormentor.","example_translation":"او یک شکنجه گر بی رحم بود.","display":"Tormentor"},{"word":"Tormented","type":"adjective","example":"She Was A Tormented Soul.","example_translation":"او یک روح شکنجه شده بود.","display":"Tormented"}],"collocations":[{"collocation":"To Torment Someone Mercilessly","example":"The Bully Continued To Torment His Victim Mercilessly.","translation":"قلدر به شکنجه بی رحمانه قربانی خود ادامه داد."},{"collocation":"To Mentally Torment","example":"The Ghost Was Said To Mentally Torment Those Who Lived In The House.","translation":"گفته می شد که شبح کسانی را که در خانه زندگی می کردند از نظر ذهنی شکنجه می دهد."}]}</text:p>
          </table:table-cell>
        </table:table-row>
        <table:table-row>
          <table:table-cell office:value-type="float" office:value="383">
            <text:p>383</text:p>
          </table:table-cell>
          <table:table-cell office:value-type="float" office:value="383">
            <text:p>383</text:p>
          </table:table-cell>
          <table:table-cell office:value-type="string">
            <text:p>Provide</text:p>
          </table:table-cell>
          <table:table-cell office:value-type="string">
            <text:p>تامین کردن</text:p>
          </table:table-cell>
          <table:table-cell office:value-type="string">
            <text:p>uk  /prəˈvaɪd/ us  /prəˈvaɪd/</text:p>
          </table:table-cell>
          <table:table-cell office:value-type="string">
            <text:p>a. How can we provide job opportunities for all our graduates?</text:p>
          </table:table-cell>
          <table:table-cell office:value-type="string">
            <text:p>چگونه می توانیم برای همه فارغ التحصیلان فرصت های شغلی فراهم کنیم؟</text:p>
          </table:table-cell>
          <table:table-cell office:value-type="string">
            <text:p>To supply; to state as a condition; to prepare for or against some situation</text:p>
          </table:table-cell>
          <table:table-cell office:value-type="string">
            <text:p>b. Hal said he would bring the ball provided he would be allowed to pitch.</text:p>
          </table:table-cell>
          <table:table-cell office:value-type="string">
            <text:p>هال گفت توپ را می آورد به شرط این که خودش توپ را پرتاب کند.</text:p>
          </table:table-cell>
          <table:table-cell office:value-type="string">
            <text:p>c. The government is obligated, among other things, to provide for the common welfare and secure the blessings of peace for all citizens.</text:p>
          </table:table-cell>
          <table:table-cell office:value-type="string">
            <text:p>از جمله وظایف دولت، تامین کردن رفاه اجتماعی و حفظ امنیت و صلح برای تمامی شهروندان است.</text:p>
          </table:table-cell>
          <table:table-cell office:value-type="float" office:value="32">
            <text:p>32</text:p>
          </table:table-cell>
          <table:table-cell office:value-type="float" office:value="11">
            <text:p>11</text:p>
          </table:table-cell>
          <table:table-cell office:value-type="string">
            <text:p>{"word":"Provide","mean":"","countable":"no","type":"verb","voice":"transitive","plural":"","plural_example":"","example":"The Hotel Provides Excellent Service.","registers":"[formal: To Provide Information], [neutral: General Usage]","phrasal_verbs":[{"verb":"Provide For","definition":"To Supply With Means Of Support.","example":"He Works Hard To Provide For His Family.","example_translation":"او سخت کار می کند تا خانواده اش را تامین کند."},{"verb":"Provide Against","definition":"To Prepare For A Possible Problem.","example":"We Should Provide Against Any Possible Delays.","example_translation":"ما باید برای هرگونه تاخیر احتمالی آماده باشیم."}],"synonyms":{"formal":["Supply","Furnish","Contribute","Deliver","Afford"],"informal":["Give","Offer","Kick In"],"neutral":["Offer","Give","Supply","Present","Deliver"]},"derivations":[{"word":"Provider","type":"noun","example":"He Is The Main Provider For His Family.","example_translation":"او تامین کننده اصلی خانواده اش است.","display":"Provider"},{"word":"Provision","type":"noun","example":"The Contract Includes A Provision For Early Termination.","example_translation":"این قرارداد شامل مقرراتی برای فسخ زودرس است.","display":"Provision"},{"word":"Providing","type":"conjunction","example":"Providing The Weather Is Good, We'll Go For A Walk.","example_translation":"اگر هوا خوب باشد، به پیاده روی خواهیم رفت.","display":"Providing"}],"collocations":[{"collocation":"Provide Access","example":"The Library Provides Access To Online Resources.","translation":"کتابخانه امکان دسترسی به منابع آنلاین را فراهم می کند."},{"collocation":"Provide Support","example":"The Organization Provides Support For Refugees.","translation":"این سازمان از پناهندگان حمایت می کند."}]}</text:p>
          </table:table-cell>
        </table:table-row>
        <table:table-row>
          <table:table-cell office:value-type="float" office:value="384">
            <text:p>384</text:p>
          </table:table-cell>
          <table:table-cell office:value-type="float" office:value="384">
            <text:p>384</text:p>
          </table:table-cell>
          <table:table-cell office:value-type="string">
            <text:p>Loyalty</text:p>
          </table:table-cell>
          <table:table-cell office:value-type="string">
            <text:p>وفاداری</text:p>
          </table:table-cell>
          <table:table-cell office:value-type="string">
            <text:p>uk  /ˈlɔɪ.əl/ us  /ˈlɔɪ.əl/</text:p>
          </table:table-cell>
          <table:table-cell office:value-type="string">
            <text:p>a. The monarch referred to his knights' loyalty with pride.</text:p>
          </table:table-cell>
          <table:table-cell office:value-type="string">
            <text:p>پادشاه با افتخار به وفاداری شوالیه‌هایش اشاره کرد.</text:p>
          </table:table-cell>
          <table:table-cell office:value-type="string">
            <text:p>The state or quality of being loyal; faithfulness to commitments or obligations.</text:p>
          </table:table-cell>
          <table:table-cell office:value-type="string">
            <text:p>b. Nothing is so important to transmit to the youth as the sacredness of loyalty to one's country.</text:p>
          </table:table-cell>
          <table:table-cell office:value-type="string">
            <text:p>هیچ چیز مهم‌تر از این نیست که به جوانان، قداست وفاداری به کشور خود را انتقال دهیم.</text:p>
          </table:table-cell>
          <table:table-cell office:value-type="string">
            <text:p>c. Out of a sense of loyalty to his friends, Michael was willing to suffer torments, and he, therefore, refused to identify his colleagues in the plot.</text:p>
          </table:table-cell>
          <table:table-cell office:value-type="string">
            <text:p>مایکل به علت حس وفاداری به دوستانش شکنجه‌ها را متحمل شد و در نتیجه از اینکه همکارانش را در توطئه لو دهد، اجتناب کرد.</text:p>
          </table:table-cell>
          <table:table-cell office:value-type="float" office:value="32">
            <text:p>32</text:p>
          </table:table-cell>
          <table:table-cell office:value-type="float" office:value="12">
            <text:p>12</text:p>
          </table:table-cell>
          <table:table-cell office:value-type="string">
            <text:p>{"word":"Loyalty","mean":"","countable":"no","type":"noun","voice":"unknown","plural":"loyalties","plural_example":"National Loyalties Can Be Complex And Conflicting.","example":"His Loyalty To His Friends Is Unwavering.","registers":"[formal: Loyalty], [informal: ]","phrasal_verbs":[],"synonyms":{"formal":["Faithfulness","Allegiance","Devotion","Fidelity"],"informal":["Dedication"],"neutral":["Commitment"]},"derivations":[{"word":"loyal","type":"adjective","example":"He Is A Loyal Friend.","example_translation":"او یک دوست وفادار است.","display":"Loyal"},{"word":"loyally","type":"adverb","example":"He Served Loyally For Many Years.","example_translation":"او سالها با وفاداری خدمت کرد.","display":"Loyally"}],"collocations":[{"collocation":"fierce loyalty","example":"The Dog Showed Fierce Loyalty To Its Owner.","translation":"سگ وفاداری شدیدی به صاحبش نشان داد."},{"collocation":"blind loyalty","example":"Blind Loyalty Can Be Dangerous.","translation":"وفاداری کورکورانه می تواند خطرناک باشد."},{"collocation":"test of loyalty","example":"This Situation Is A Test Of Loyalty.","translation":"این وضعیت آزمون وفاداری است."}]}</text:p>
          </table:table-cell>
        </table:table-row>
        <table:table-row>
          <table:table-cell office:value-type="float" office:value="385">
            <text:p>385</text:p>
          </table:table-cell>
          <table:table-cell office:value-type="float" office:value="385">
            <text:p>385</text:p>
          </table:table-cell>
          <table:table-cell office:value-type="string">
            <text:p>Volunteer</text:p>
          </table:table-cell>
          <table:table-cell office:value-type="string">
            <text:p>داوطلب</text:p>
          </table:table-cell>
          <table:table-cell office:value-type="string">
            <text:p>uk  /ˌvɒl.ənˈtɪər/ us  /ˌvɑː.lənˈtɪr/</text:p>
          </table:table-cell>
          <table:table-cell office:value-type="string">
            <text:p>a. The draft has been abolished and replaced by a volunteer army.</text:p>
          </table:table-cell>
          <table:table-cell office:value-type="string">
            <text:p>احضار به خدمت سربازی منسوخ شد و ارتش داوطلب جایگزین آن شد.</text:p>
          </table:table-cell>
          <table:table-cell office:value-type="string">
            <text:p>Person who enters any service of his or her own free will; to offer one's services</text:p>
          </table:table-cell>
          <table:table-cell office:value-type="string">
            <text:p>b. Terry did not hesitate to volunteer for the most difficult jobs.</text:p>
          </table:table-cell>
          <table:table-cell office:value-type="string">
            <text:p>تری برای داوطلب شدن در سخت‌ترین کارها تردید نکرد.</text:p>
          </table:table-cell>
          <table:table-cell office:value-type="string">
            <text:p>c. The boys were reluctant to volunteer their services to help clean up after the dance.</text:p>
          </table:table-cell>
          <table:table-cell office:value-type="string">
            <text:p>پسرها تمایلی به داوطلب شدن برای کمک به تمیز کردن بعد از رقص نداشتند.</text:p>
          </table:table-cell>
          <table:table-cell office:value-type="float" office:value="33">
            <text:p>33</text:p>
          </table:table-cell>
          <table:table-cell office:value-type="float" office:value="1">
            <text:p>1</text:p>
          </table:table-cell>
          <table:table-cell office:value-type="string">
            <text:p>{"word":"Volunteer","mean":"","countable":"yes","type":"noun","voice":"unknown","plural":"Volunteers","plural_example":"The Organization Relies Heavily On Volunteers.","example":"She Works As A Volunteer At The Local Hospital.","registers":"[formal: Voluntary], [informal: Helper]","phrasal_verbs":[],"synonyms":{"formal":["Aid","Helper","Philanthropist"],"informal":["Do-gooder"],"neutral":["Contributor","Assistant","Ally"]},"derivations":[{"word":"Voluntary","type":"adjective","example":"Participation Is Voluntary.","example_translation":"شرکت اختیاری است.","display":"Voluntary"},{"word":"Volunteerism","type":"noun","example":"Volunteerism Is Important For Community Development.","example_translation":"کار داوطلبانه برای توسعه جامعه مهم است.","display":"Volunteerism"}],"collocations":[{"collocation":"Volunteer Work","example":"He Does Volunteer Work Every Weekend.","translation":"او هر آخر هفته کار داوطلبانه انجام می دهد."},{"collocation":"Volunteer Organization","example":"Our Volunteer Organization Provides Food For The Homeless.","translation":"سازمان داوطلبانه ما برای افراد بی خانمان غذا فراهم می کند."}]}</text:p>
          </table:table-cell>
        </table:table-row>
        <table:table-row>
          <table:table-cell office:value-type="float" office:value="386">
            <text:p>386</text:p>
          </table:table-cell>
          <table:table-cell office:value-type="float" office:value="386">
            <text:p>386</text:p>
          </table:table-cell>
          <table:table-cell office:value-type="string">
            <text:p>Prejudice</text:p>
          </table:table-cell>
          <table:table-cell office:value-type="string">
            <text:p>پیش‌داوری، تعصب</text:p>
          </table:table-cell>
          <table:table-cell office:value-type="string">
            <text:p>uk  /ˈpredʒ.ə.dɪs/ us  /ˈpredʒ.ə.dɪs/</text:p>
          </table:table-cell>
          <table:table-cell office:value-type="string">
            <text:p>Prejudice against minority groups will linger on as long as people ignore the facts.</text:p>
          </table:table-cell>
          <table:table-cell office:value-type="string">
            <text:p>تبعیض نسبت به گروه‌های اقلیت تا زمانی که مردم حقایق را نادیده می‌گیرند، باقی خواهد ماند.</text:p>
          </table:table-cell>
          <table:table-cell office:value-type="string">
            <text:p>An opinion formed without taking time and care to judge fairly; to harm or injure</text:p>
          </table:table-cell>
          <table:table-cell office:value-type="string">
            <text:p>Eliminating prejudice should be among the first concerns of a democracy.</text:p>
          </table:table-cell>
          <table:table-cell office:value-type="string">
            <text:p>از بین بردن تعصب باید از جمله اولین دغدغه‌های یک دموکراسی باشد.</text:p>
          </table:table-cell>
          <table:table-cell office:value-type="string">
            <text:p>The witness's weird behavior prejudiced Nancy's case.</text:p>
          </table:table-cell>
          <table:table-cell office:value-type="string">
            <text:p>رفتار غیرعادی شاهد، به پرونده نانسی لطمه زد.</text:p>
          </table:table-cell>
          <table:table-cell office:value-type="float" office:value="33">
            <text:p>33</text:p>
          </table:table-cell>
          <table:table-cell office:value-type="float" office:value="2">
            <text:p>2</text:p>
          </table:table-cell>
          <table:table-cell office:value-type="string">
            <text:p>{"word":"Prejudice","mean":"","countable":"no","type":"noun","voice":"unknown","plural":"Prejudices","plural_example":"His Prejudices Prevented Him From Seeing Her True Worth.","example":"Racial Prejudice Is Still A Problem In Many Countries.","registers":"[formal: Prejudice], [informal: Bias]","phrasal_verbs":[],"synonyms":{"formal":["Bias","Discrimination","Bigotry"],"informal":["Hate","Intolerance","Preconceived Notion"],"neutral":["Preconception","Partiality","Unfairness"]},"derivations":[{"word":"prejudiced","type":"adjective","example":"He Is Prejudiced Against People From Other Cultures.","example_translation":"او نسبت به مردم فرهنگ های دیگر تعصب دارد.","display":"Prejudiced"},{"word":"prejudice","type":"verb","example":"The Report Might Prejudice The Jury.","example_translation":"این گزارش ممکن است بر هیئت منصفه تاثیر بگذارد.","display":"Prejudice"}],"collocations":[{"collocation":"racial prejudice","example":"Racial Prejudice Is A Major Issue.","translation":"تعصب نژادی یک مسئله مهم است."},{"collocation":"gender prejudice","example":"Gender Prejudice Still Exists In Some Industries.","translation":"تعصب جنسیتی هنوز در برخی صنایع وجود دارد."},{"collocation":"religious prejudice","example":"Religious Prejudice Can Lead To Conflict.","translation":"تعصب مذهبی می تواند منجر به درگیری شود."}]}</text:p>
          </table:table-cell>
        </table:table-row>
        <table:table-row>
          <table:table-cell office:value-type="float" office:value="387">
            <text:p>387</text:p>
          </table:table-cell>
          <table:table-cell office:value-type="float" office:value="387">
            <text:p>387</text:p>
          </table:table-cell>
          <table:table-cell office:value-type="string">
            <text:p>Shrill</text:p>
          </table:table-cell>
          <table:table-cell office:value-type="string">
            <text:p>گوش خراش، صدای خیلی زیر</text:p>
          </table:table-cell>
          <table:table-cell office:value-type="string">
            <text:p>uk  /ʃrɪl/ us  /ʃrɪl/</text:p>
          </table:table-cell>
          <table:table-cell office:value-type="string">
            <text:p>a. Despite their small size, crickets make very shrill noises.</text:p>
          </table:table-cell>
          <table:table-cell office:value-type="string">
            <text:p>جیرجیرک ها بر خلاف جثه کوچکشان، صداهای بسیار گوش خراشی ایجاد می کنند.</text:p>
          </table:table-cell>
          <table:table-cell office:value-type="string">
            <text:p>Having a high pitch; high and sharp in sound; piercing</text:p>
          </table:table-cell>
          <table:table-cell office:value-type="string">
            <text:p>b. The shrill whistle of the policeman was warning enough for the fugitive to stop in his tracks.</text:p>
          </table:table-cell>
          <table:table-cell office:value-type="string">
            <text:p>صدای گوش خراش سوت پلیس برای فراری کافی بود تا سر جایش متوقف شود.</text:p>
          </table:table-cell>
          <table:table-cell office:value-type="string">
            <text:p>c. A shrill torrent of insults poured from the mouth of the shrieking woman.</text:p>
          </table:table-cell>
          <table:table-cell office:value-type="string">
            <text:p>سیلی از توهین‌های تند از دهان زن جیغ‌کش بیرون ریخت.</text:p>
          </table:table-cell>
          <table:table-cell office:value-type="float" office:value="33">
            <text:p>33</text:p>
          </table:table-cell>
          <table:table-cell office:value-type="float" office:value="3">
            <text:p>3</text:p>
          </table:table-cell>
          <table:table-cell office:value-type="string">
            <text:p>{"word":"Shrill","mean":"","countable":"no","type":"adjective","voice":"unknown","plural":"","plural_example":"","example":"She Has A Shrill Voice That Irritates Everyone.","registers":"[formal: Precise], [informal: Piercing]","phrasal_verbs":[],"synonyms":{"formal":["High-pitched","Piercing"],"informal":["Screechy","Sharp"],"neutral":["High","Sharp"]},"derivations":[{"word":"Shrillness","type":"noun","example":"The Shrillness Of The Alarm Clock Woke Me Up.","example_translation":"تیزی صدای ساعت زنگ دار من را بیدار کرد.","display":"Shrillness"},{"word":"Shrilly","type":"adverb","example":"She Spoke Shrilly When She Was Angry.","example_translation":"وقتی عصبانی بود با صدای تیز صحبت می کرد.","display":"Shrilly"},{"word":"Shrill","type":"verb","example":"The Child Began To Shrill After Falling.","example_translation":"کودک پس از افتادن شروع به جیغ زدن کرد.","display":"Shrill"}],"collocations":[{"collocation":"Shrill Voice","example":"The Singer's Shrill Voice Cracked During The High Note.","translation":"صدای جیغ خواننده در هنگام نت بالا ترک خورد."},{"collocation":"Shrill Whistle","example":"The Referee Blew A Shrill Whistle To Stop The Game.","translation":"داور برای متوقف کردن بازی یک سوت جیغ کشید."},{"collocation":"Shrill Sound","example":"A Shrill Sound Pierced Through The Quiet Night.","translation":"صدای جیغ مانندی سکوت شب را شکست."}]}</text:p>
          </table:table-cell>
        </table:table-row>
        <table:table-row>
          <table:table-cell office:value-type="float" office:value="388">
            <text:p>388</text:p>
          </table:table-cell>
          <table:table-cell office:value-type="float" office:value="388">
            <text:p>388</text:p>
          </table:table-cell>
          <table:table-cell office:value-type="string">
            <text:p>Jolly</text:p>
          </table:table-cell>
          <table:table-cell office:value-type="string">
            <text:p>شاد، خوش</text:p>
          </table:table-cell>
          <table:table-cell office:value-type="string">
            <text:p>uk  /ˈdʒɒl.i/ us  /ˈdʒɑː.li/</text:p>
          </table:table-cell>
          <table:table-cell office:value-type="string">
            <text:p>a. The jolly old man, an admitted bigamist, had forgotten to mention his first wife to his new spouse.</text:p>
          </table:table-cell>
          <table:table-cell office:value-type="string">
            <text:p>پیرمرد شاد که اعتراف کرده بود دو همسر دارد، فراموش کرده بود به همسر جدیدش در مورد همسر اولش چیزی بگوید.</text:p>
          </table:table-cell>
          <table:table-cell office:value-type="string">
            <text:p>Merry; full of fun</text:p>
          </table:table-cell>
          <table:table-cell office:value-type="string">
            <text:p>b. When the jolly laughter subsided, the pirates began the serious business of dividing the gold.</text:p>
          </table:table-cell>
          <table:table-cell office:value-type="string">
            <text:p>وقتی خنده‌های شاد فروکش کرد، دزدان دریایی کار جدی تقسیم طلاها را آغاز کردند.</text:p>
          </table:table-cell>
          <table:table-cell office:value-type="string">
            <text:p>c. Are you aware that a red-suited gentleman with a jolly twinkle in his eyes is stuck in the chimney?</text:p>
          </table:table-cell>
          <table:table-cell office:value-type="string">
            <text:p>آیا می‌دانید که یک آقای خوش‌پوش با برق شادی در چشمانش در دودکش گیر کرده است؟</text:p>
          </table:table-cell>
          <table:table-cell office:value-type="float" office:value="33">
            <text:p>33</text:p>
          </table:table-cell>
          <table:table-cell office:value-type="float" office:value="4">
            <text:p>4</text:p>
          </table:table-cell>
          <table:table-cell office:value-type="string">
            <text:p>{"word":"Jolly","mean":"","countable":"no","type":"adjective","voice":"unknown","plural":"","plural_example":"","example":"He Is A Jolly Man.","registers":"[formal: None], [informal: None]","phrasal_verbs":[],"synonyms":{"formal":["Merry","Cheerful"],"informal":["Happy","Cheerful"],"neutral":["Joyful","Cheerful","Glad","Merry","Happy"]},"derivations":[{"word":"Jollity","type":"noun","example":"The Party Was Full Of Jollity.","example_translation":"جشن پر از شادی بود.","display":"Jollity"}],"collocations":[{"collocation":"Jolly Good","example":"That Was Jolly Good Fun.","translation":"خیلی سرگرم کننده بود."}]}</text:p>
          </table:table-cell>
        </table:table-row>
        <table:table-row>
          <table:table-cell office:value-type="float" office:value="389">
            <text:p>389</text:p>
          </table:table-cell>
          <table:table-cell office:value-type="float" office:value="389">
            <text:p>389</text:p>
          </table:table-cell>
          <table:table-cell office:value-type="string">
            <text:p>Witty</text:p>
          </table:table-cell>
          <table:table-cell office:value-type="string">
            <text:p>شوخ‌طبع</text:p>
          </table:table-cell>
          <table:table-cell office:value-type="string">
            <text:p>uk  /ˈwɪt.i/ us  /ˈwɪt̬.i/</text:p>
          </table:table-cell>
          <table:table-cell office:value-type="string">
            <text:p>a. Mr. Carlson's witty introduction qualifies him as a first-rate speaker.</text:p>
          </table:table-cell>
          <table:table-cell office:value-type="string">
            <text:p>برنامهٔ معرفی شوخ‌طبعانهٔ آقای کارلسون، او را به عنوان یک سخنران درجه یک معرفی می‌کند.</text:p>
          </table:table-cell>
          <table:table-cell office:value-type="string">
            <text:p>Cleverly amusing</text:p>
          </table:table-cell>
          <table:table-cell office:value-type="string">
            <text:p>b. Fay is too slow to appreciate such witty remarks.</text:p>
          </table:table-cell>
          <table:table-cell office:value-type="string">
            <text:p>فای برای درک چنین اظهارات شوخ‌طبعانه‌ای بسیار کند است.</text:p>
          </table:table-cell>
          <table:table-cell office:value-type="string">
            <text:p>c. The lawyer tried to prosecute the case by being witty and thereby entertaining the jury.</text:p>
          </table:table-cell>
          <table:table-cell office:value-type="string">
            <text:p>وکیل سعی کرد با شوخ‌طبعی پرونده را پیگیری کند و از این طریق هیئت منصفه را سرگرم کند.</text:p>
          </table:table-cell>
          <table:table-cell office:value-type="float" office:value="33">
            <text:p>33</text:p>
          </table:table-cell>
          <table:table-cell office:value-type="float" office:value="5">
            <text:p>5</text:p>
          </table:table-cell>
          <table:table-cell office:value-type="string">
            <text:p>{"word":"Witty","mean":"","countable":"no","type":"adjective","voice":"unknown","plural":"","plural_example":"","example":"She Is Known For Her Witty Remarks.","registers":"[formal: polite], [informal: humorous]","phrasal_verbs":[],"synonyms":{"formal":["clever","ingenious","astute"],"informal":["smart-alecky","cheeky"],"neutral":["humorous","amusing","funny","droll"]},"derivations":[{"word":"wit","type":"noun","example":"His Wit Made Him Popular.","example_translation":"هوش او باعث محبوبیتش شد.","display":"Wit"},{"word":"wittily","type":"adverb","example":"She Spoke Wittily About The Situation.","example_translation":"او به طرز زیرکانه ای در مورد موقعیت صحبت کرد.","display":"Wittily"}],"collocations":[{"collocation":"witty remark","example":"He Made A Witty Remark That Made Everyone Laugh.","translation":"او یک اظهار نظر زیرکانه کرد که باعث خنده همه شد."},{"collocation":"witty banter","example":"The Movie Is Full Of Witty Banter.","translation":"این فیلم پر از شوخی های زیرکانه است."}]}</text:p>
          </table:table-cell>
        </table:table-row>
        <table:table-row>
          <table:table-cell office:value-type="float" office:value="390">
            <text:p>390</text:p>
          </table:table-cell>
          <table:table-cell office:value-type="float" office:value="390">
            <text:p>390</text:p>
          </table:table-cell>
          <table:table-cell office:value-type="string">
            <text:p>Hinder</text:p>
          </table:table-cell>
          <table:table-cell office:value-type="string">
            <text:p>به تاخیر انداختن، مانع شدن</text:p>
          </table:table-cell>
          <table:table-cell office:value-type="string">
            <text:p>uk  /ˈhɪn.dər/ us  /ˈhɪn.dɚ/</text:p>
          </table:table-cell>
          <table:table-cell office:value-type="string">
            <text:p>a. Deep mud hindered travel in urban centers.</text:p>
          </table:table-cell>
          <table:table-cell office:value-type="string">
            <text:p>گِل زیاد مانع از رفت و آمد در مراکز شهری شد.</text:p>
          </table:table-cell>
          <table:table-cell office:value-type="string">
            <text:p>Hold back; make hard to do</text:p>
          </table:table-cell>
          <table:table-cell office:value-type="string">
            <text:p>b. The storm hindered the pursuit of the fleeing prisoners.</text:p>
          </table:table-cell>
          <table:table-cell office:value-type="string">
            <text:p>توفان مانع تعقیب زندانیان فراری شد.</text:p>
          </table:table-cell>
          <table:table-cell office:value-type="string">
            <text:p>c. Mona's gloomy nature hinders her relationships with other people.</text:p>
          </table:table-cell>
          <table:table-cell office:value-type="string">
            <text:p>خلق و خوی افسرده مونا، مانع روابط او با دیگران می‌شود.</text:p>
          </table:table-cell>
          <table:table-cell office:value-type="float" office:value="33">
            <text:p>33</text:p>
          </table:table-cell>
          <table:table-cell office:value-type="float" office:value="6">
            <text:p>6</text:p>
          </table:table-cell>
          <table:table-cell office:value-type="string">
            <text:p>{"word":"Hinder","mean":"","countable":"no","type":"verb","voice":"transitive","plural":"","plural_example":"","example":"Heavy Snow Hindered Our Progress.","registers":"[formal: Often used in formal writing and speech]","phrasal_verbs":[],"synonyms":{"formal":["Impede","Obstruct","Thwart","Hamper"],"informal":["Block","Hold Back"],"neutral":["Delay","Disrupt","Inhibit"]},"derivations":[{"word":"Hindrance","type":"noun","example":"The Crowd Was A Hindrance To The Rescue Efforts.","example_translation":"جمعیت مانع تلاش های نجات بود.","display":"Hindrance"}],"collocations":[{"collocation":"Hinder Progress","example":"Bureaucracy Can Hinder Progress.","translation":"بروکراسی می تواند مانع پیشرفت شود."},{"collocation":"Hinder Development","example":"Lack Of Investment Can Hinder Development.","translation":"کمبود سرمایه گذاری می تواند مانع توسعه شود."},{"collocation":"Hinder Growth","example":"High Taxes Can Hinder Growth.","translation":"مالیات های بالا می تواند مانع رشد شود."}]}</text:p>
          </table:table-cell>
        </table:table-row>
        <table:table-row>
          <table:table-cell office:value-type="float" office:value="391">
            <text:p>391</text:p>
          </table:table-cell>
          <table:table-cell office:value-type="float" office:value="391">
            <text:p>391</text:p>
          </table:table-cell>
          <table:table-cell office:value-type="string">
            <text:p>Lecture</text:p>
          </table:table-cell>
          <table:table-cell office:value-type="string">
            <text:p>تدریس، سخنرانی</text:p>
          </table:table-cell>
          <table:table-cell office:value-type="string">
            <text:p>uk  /ˈlek.tʃər/ us  /ˈlek.tʃɚ/</text:p>
          </table:table-cell>
          <table:table-cell office:value-type="string">
            <text:p>a. Rarely have I heard a lecture with such clear illustrations.</text:p>
          </table:table-cell>
          <table:table-cell office:value-type="string">
            <text:p>به ندرت چنین سخنرانی با توضیحات واضح شنیده ام.</text:p>
          </table:table-cell>
          <table:table-cell office:value-type="string">
            <text:p>Speech or planned talk; a scolding; to scold</text:p>
          </table:table-cell>
          <table:table-cell office:value-type="string">
            <text:p>b. Henry's father lectured him on the awesome perils of drug addiction.</text:p>
          </table:table-cell>
          <table:table-cell office:value-type="string">
            <text:p>پدر هنری در مورد خطرات مهیب اعتیاد به مواد مخدر، او را نصیحت کرد.</text:p>
          </table:table-cell>
          <table:table-cell office:value-type="string">
            <text:p>c. A famous journalist delivered a lecture on prejudice in the press.</text:p>
          </table:table-cell>
          <table:table-cell office:value-type="string">
            <text:p>یک روزنامه‌نگار مشهور، سخنرانی‌ای در مورد تبعیض در مطبوعات ارائه کرد.</text:p>
          </table:table-cell>
          <table:table-cell office:value-type="float" office:value="33">
            <text:p>33</text:p>
          </table:table-cell>
          <table:table-cell office:value-type="float" office:value="7">
            <text:p>7</text:p>
          </table:table-cell>
          <table:table-cell office:value-type="string">
            <text:p>{"word":"Lecture","mean":"","countable":"yes","type":"noun","voice":"unknown","plural":"Lectures","plural_example":"The University Offers A Variety Of Lectures On Different Subjects.","example":"The Professor Gave An Interesting Lecture On Quantum Physics.","registers":"[formal: Academic, Educational]","phrasal_verbs":[],"synonyms":{"formal":["Address","Dissertation","Presentation"],"informal":["Talk","Speech"],"neutral":["Lesson","Seminar"]},"derivations":[{"word":"Lecturer","type":"noun","example":"The Lecturer Is An Expert In Her Field.","example_translation":"استاد سخنران در زمینه خود متخصص است.","display":"Lecturer"},{"word":"Lecturing","type":"verb","example":"He Is Lecturing At The University.","example_translation":"او در دانشگاه سخنرانی می کند.","display":"Lecturing"}],"collocations":[{"collocation":"Give A Lecture","example":"She Will Give A Lecture Next Week.","translation":"او هفته آینده یک سخنرانی ارائه خواهد کرد."},{"collocation":"Attend A Lecture","example":"I'm Going To Attend A Lecture This Afternoon.","translation":"من بعد از ظهر امروز قصد دارم در یک سخنرانی شرکت کنم."},{"collocation":"Public Lecture","example":"The University Organized A Public Lecture.","translation":"دانشگاه یک سخنرانی عمومی برگزار کرد."}]}</text:p>
          </table:table-cell>
        </table:table-row>
        <table:table-row>
          <table:table-cell office:value-type="float" office:value="392">
            <text:p>392</text:p>
          </table:table-cell>
          <table:table-cell office:value-type="float" office:value="392">
            <text:p>392</text:p>
          </table:table-cell>
          <table:table-cell office:value-type="string">
            <text:p>Abuse</text:p>
          </table:table-cell>
          <table:table-cell office:value-type="string">
            <text:p>خشونت کردن، سوء استفاده کردن</text:p>
          </table:table-cell>
          <table:table-cell office:value-type="string">
            <text:p>uk  /əˈbjuːz/ us  /əˈbjuːz/</text:p>
          </table:table-cell>
          <table:table-cell office:value-type="string">
            <text:p>a. Those who abuse the privileges of the honor system will be penalized.</text:p>
          </table:table-cell>
          <table:table-cell office:value-type="string">
            <text:p>کسانی که از مزایای نظام افتخاری سوء استفاده می کنند، مجازات خواهند شد.</text:p>
          </table:table-cell>
          <table:table-cell office:value-type="string">
            <text:p>Make bad use of; use wrongly; treat badly; scold very severely; bad or wrong use; bad treatment</text:p>
          </table:table-cell>
          <table:table-cell office:value-type="string">
            <text:p>b. The editor apologized for the abuse we had suffered as a result of his article.</text:p>
          </table:table-cell>
          <table:table-cell office:value-type="string">
            <text:p>سردبیر به خاطر سوء استفاده‌ای که در نتیجه‌ی مقاله‌اش متحمل شدیم، عذرخواهی کرد.</text:p>
          </table:table-cell>
          <table:table-cell office:value-type="string">
            <text:p>c. Brutal abuse of children in the orphanage was disclosed by the investigation.</text:p>
          </table:table-cell>
          <table:table-cell office:value-type="string">
            <text:p>سوء استفاده وحشیانه از کودکان در یتیم خانه توسط تحقیقات فاش شد.</text:p>
          </table:table-cell>
          <table:table-cell office:value-type="float" office:value="33">
            <text:p>33</text:p>
          </table:table-cell>
          <table:table-cell office:value-type="float" office:value="8">
            <text:p>8</text:p>
          </table:table-cell>
          <table:table-cell office:value-type="string">
            <text:p>{"word":"Abuse","mean":"","countable":"no","type":"noun","voice":"unknown","plural":"Abuses","plural_example":"The Report Details Several Abuses Of Power.","example":"Child Abuse Is A Serious Problem.","registers":"[formal: Abuse], [informal: -]","phrasal_verbs":[],"synonyms":{"formal":["Maltreatment","Ill-treatment"],"informal":["Rip-off"],"neutral":["Misuse","Exploitation","Injury"]},"derivations":[{"word":"Abuse","type":"verb","example":"He Abused His Position Of Power.","example_translation":"او از مقام قدرت خود سوء استفاده کرد.","display":"Abuse (Verb)"},{"word":"Abusive","type":"adjective","example":"He Was In An Abusive Relationship.","example_translation":"او در یک رابطه توهین آمیز بود.","display":"Abusive (Adjective)"}],"collocations":[{"collocation":"Domestic Abuse","example":"Domestic Abuse Is A Crime.","translation":"خشونت خانگی جرم است."},{"collocation":"Drug Abuse","example":"Drug Abuse Can Lead To Addiction.","translation":"سوء مصرف مواد مخدر می تواند منجر به اعتیاد شود."}]}</text:p>
          </table:table-cell>
        </table:table-row>
        <table:table-row>
          <table:table-cell office:value-type="float" office:value="393">
            <text:p>393</text:p>
          </table:table-cell>
          <table:table-cell office:value-type="float" office:value="393">
            <text:p>393</text:p>
          </table:table-cell>
          <table:table-cell office:value-type="string">
            <text:p>Mumble</text:p>
          </table:table-cell>
          <table:table-cell office:value-type="string">
            <text:p>من‌من کردن، زیر لب سخن گفتن</text:p>
          </table:table-cell>
          <table:table-cell office:value-type="string">
            <text:p>uk  /ˈmʌm.bəl/ us  /ˈmʌm.bəl/</text:p>
          </table:table-cell>
          <table:table-cell office:value-type="string">
            <text:p>a. Ricky mumbled his awkward apology.</text:p>
          </table:table-cell>
          <table:table-cell office:value-type="string">
            <text:p>ریکی عذرخواهی دست و پا شکسته‌اش را زیر لب زمزمه کرد.</text:p>
          </table:table-cell>
          <table:table-cell office:value-type="string">
            <text:p>Speak indistinctly</text:p>
          </table:table-cell>
          <table:table-cell office:value-type="string">
            <text:p>b. This speech course will encourage you to stop mumbling and to speak more distinctly.</text:p>
          </table:table-cell>
          <table:table-cell office:value-type="string">
            <text:p>این دوره سخنرانی شما را تشویق می‌کند که از من‌من کردن دست بردارید و واضح‌تر صحبت کنید.</text:p>
          </table:table-cell>
          <table:table-cell office:value-type="string">
            <text:p>c. When the witness continued to mumble, the judge asked him to speak up.</text:p>
          </table:table-cell>
          <table:table-cell office:value-type="string">
            <text:p>وقتی شاهد به من‌من کردن ادامه داد، قاضی از او خواست بلندتر صحبت کند.</text:p>
          </table:table-cell>
          <table:table-cell office:value-type="float" office:value="33">
            <text:p>33</text:p>
          </table:table-cell>
          <table:table-cell office:value-type="float" office:value="9">
            <text:p>9</text:p>
          </table:table-cell>
          <table:table-cell office:value-type="string">
            <text:p>{"word":"Mumble","mean":"","countable":"no","type":"verb","voice":"both","plural":"","plural_example":"","example":"He Began To Mumble Something About His Wife.","registers":"[formal: ], [informal: ]","phrasal_verbs":[{"verb":"mumble away","definition":"To Speak In A Low, Indistinct Manner For An Extended Period.","example":"He Mumbled Away To Himself For Hours.","example_translation":"او ساعت ها با خود زیر لب حرف می زد."}],"synonyms":{"formal":["utter"],"informal":["grumble"],"neutral":["murmur","mutter","whisper","stammer"]},"derivations":[{"word":"mumble","type":"noun","example":"His Speech Was A Mumble.","example_translation":"سخنرانی او یک زمزمه بود.","display":"Mumble"},{"word":"mumbler","type":"noun","example":"He Is A Constant Mumbler.","example_translation":"او یک زمزمه کننده مداوم است.","display":"Mumbler"}],"collocations":[{"collocation":"mumble an apology","example":"He Mumbled An Apology And Left.","translation":"او یک عذرخواهی را زیر لب گفت و رفت."},{"collocation":"mumble incoherently","example":"The Drunk Man Mumbled Incoherently.","translation":"مرد مست به طور نامفهومی زمزمه کرد."}]}</text:p>
          </table:table-cell>
        </table:table-row>
        <table:table-row>
          <table:table-cell office:value-type="float" office:value="394">
            <text:p>394</text:p>
          </table:table-cell>
          <table:table-cell office:value-type="float" office:value="394">
            <text:p>394</text:p>
          </table:table-cell>
          <table:table-cell office:value-type="string">
            <text:p>Mute</text:p>
          </table:table-cell>
          <table:table-cell office:value-type="string">
            <text:p>خاموش، بی صدا</text:p>
          </table:table-cell>
          <table:table-cell office:value-type="string">
            <text:p>uk  /mjuːt/ us  /mjuːt/</text:p>
          </table:table-cell>
          <table:table-cell office:value-type="string">
            <text:p>a. The usually defiant child stood mute before the principal.</text:p>
          </table:table-cell>
          <table:table-cell office:value-type="string">
            <text:p>بچه ای که معمولا گستاخ بود، در حضور مدیر ساکت ایستاد.</text:p>
          </table:table-cell>
          <table:table-cell office:value-type="string">
            <text:p>Silent; unable to speak</text:p>
          </table:table-cell>
          <table:table-cell office:value-type="string">
            <text:p>b. People are no longer willing to remain mute on the subject of abuse of gun control.</text:p>
          </table:table-cell>
          <table:table-cell office:value-type="string">
            <text:p>مردم دیگر نمی خواهند در مورد سوء استفاده از کنترل تسلیحات سکوت کنند.</text:p>
          </table:table-cell>
          <table:table-cell office:value-type="string">
            <text:p>c. The horror of the famine left the inhabitants of the land mute with their tragic memories.</text:p>
          </table:table-cell>
          <table:table-cell office:value-type="string">
            <text:p>وحشت قحطی، ساکنان سرزمین را با خاطرات غم انگیزشان لال کرده بود.</text:p>
          </table:table-cell>
          <table:table-cell office:value-type="float" office:value="33">
            <text:p>33</text:p>
          </table:table-cell>
          <table:table-cell office:value-type="float" office:value="10">
            <text:p>10</text:p>
          </table:table-cell>
          <table:table-cell office:value-type="string">
            <text:p>{"word":"Mute","mean":"","countable":"no","type":"adjective","voice":"unknown","plural":"","plural_example":"","example":"The Child Stood Mute, Unable To Speak.","registers":"[formal: Tacit], [informal: Mum]","phrasal_verbs":[],"synonyms":{"formal":["Silent","Voiceless"],"informal":["Quiet","Speechless"],"neutral":["Dumb","Unspoken"]},"derivations":[{"word":"Muteness","type":"noun","example":"His Muteness Was A Cause For Concern.","example_translation":"سکوت او مایه نگرانی بود.","display":"Muteness"}],"collocations":[{"collocation":"Mute Grief","example":"Her Mute Grief Was Heartbreaking.","translation":"غم بی صدای او دلخراش بود."},{"collocation":"Mute Appeal","example":"There Was A Mute Appeal In His Eyes.","translation":"در چشمانش التماس خاموشی وجود داشت."}]}</text:p>
          </table:table-cell>
        </table:table-row>
        <table:table-row>
          <table:table-cell office:value-type="float" office:value="395">
            <text:p>395</text:p>
          </table:table-cell>
          <table:table-cell office:value-type="float" office:value="395">
            <text:p>395</text:p>
          </table:table-cell>
          <table:table-cell office:value-type="string">
            <text:p>Wad</text:p>
          </table:table-cell>
          <table:table-cell office:value-type="string">
            <text:p>گلوله پنبه، دسته</text:p>
          </table:table-cell>
          <table:table-cell office:value-type="string">
            <text:p>uk  /wɒd/ us  /wɑːd/</text:p>
          </table:table-cell>
          <table:table-cell office:value-type="string">
            <text:p>a. To decrease the effects of the pressure, the diver put wads of cotton in his ears.</text:p>
          </table:table-cell>
          <table:table-cell office:value-type="string">
            <text:p>غواص برای کاهش تاثیر فشار آب، گلوله‌هایی از پنبه را داخل گوش خود قرار داد.</text:p>
          </table:table-cell>
          <table:table-cell office:value-type="string">
            <text:p>Small, soft mass; to roll or crush into a small mass</text:p>
          </table:table-cell>
          <table:table-cell office:value-type="string">
            <text:p>b. The officer challenged George to explain the wad of fifty dollars which he had in his pocket.</text:p>
          </table:table-cell>
          <table:table-cell office:value-type="string">
            <text:p>افسر جورج را مورد بازخواست قرار داد تا توضیح دهد بسته‌های پنجاه دلاری که در جیبش بود، از کجا آورده است.</text:p>
          </table:table-cell>
          <table:table-cell office:value-type="string">
            <text:p>c. Because the automatic firing mechanism was defective, the hunter had to wad the powder into the gun by hand.</text:p>
          </table:table-cell>
          <table:table-cell office:value-type="string">
            <text:p>شکارچی به علت اینکه سیستم شلیک خودکار اسلحه معیوب بود، مجبور شد باروت را با دست داخل تفنگ بگذارد.</text:p>
          </table:table-cell>
          <table:table-cell office:value-type="float" office:value="33">
            <text:p>33</text:p>
          </table:table-cell>
          <table:table-cell office:value-type="float" office:value="11">
            <text:p>11</text:p>
          </table:table-cell>
          <table:table-cell office:value-type="string">
            <text:p>{"word":"Wad","mean":"","countable":"yes","type":"noun","voice":"unknown","plural":"wads","plural_example":"She Had Wads Of Cotton In Her Ears.","example":"He Pulled Out A Wad Of Banknotes.","registers":"[informal: ], [neutral: ]","phrasal_verbs":[],"synonyms":{"formal":["bunch","cluster"],"informal":["lump"],"neutral":["mass","bundle","clump","roll"]},"derivations":[{"word":"wad","type":"verb","example":"She Wadded Up The Paper And Threw It Away.","example_translation":"او کاغذ را مچاله کرد و دور انداخت.","display":"Wad (Verb)"}],"collocations":[{"collocation":"wad of cash","example":"He Showed Me A Big Wad Of Cash.","translation":"او یک دسته بزرگ پول نقد به من نشان داد."},{"collocation":"wad of paper","example":"She Crumpled Up A Wad Of Paper.","translation":"او یک تکه کاغذ را مچاله کرد."}]}</text:p>
          </table:table-cell>
        </table:table-row>
        <table:table-row>
          <table:table-cell office:value-type="float" office:value="396">
            <text:p>396</text:p>
          </table:table-cell>
          <table:table-cell office:value-type="float" office:value="396">
            <text:p>396</text:p>
          </table:table-cell>
          <table:table-cell office:value-type="string">
            <text:p>Retain</text:p>
          </table:table-cell>
          <table:table-cell office:value-type="string">
            <text:p>حفظ کردن، نگه داشتن، به خاطر سپردن، استخدام کردن</text:p>
          </table:table-cell>
          <table:table-cell office:value-type="string">
            <text:p>uk  /rɪˈteɪn/ us  /rɪˈteɪn/</text:p>
          </table:table-cell>
          <table:table-cell office:value-type="string">
            <text:p>a. Despite her lack of funds, Mrs. Reilly retained a detective to follow her spouse.</text:p>
          </table:table-cell>
          <table:table-cell office:value-type="string">
            <text:p>خانم رایلی، با وجود نداشتن سرمایه کافی، یک کارآگاه استخدام کرد تا همسرش را تعقیب کند.</text:p>
          </table:table-cell>
          <table:table-cell office:value-type="string">
            <text:p>Keep; remember; employ by payment of a fee</text:p>
          </table:table-cell>
          <table:table-cell office:value-type="string">
            <text:p>b. China dishes have the unique quality of retaining heat longer than metal pans.</text:p>
          </table:table-cell>
          <table:table-cell office:value-type="string">
            <text:p>ظروف چینی این ویژگی منحصر به فرد را دارند که گرما را بیشتر از ماهیتابه های فلزی حفظ می کنند.</text:p>
          </table:table-cell>
          <table:table-cell office:value-type="string">
            <text:p>c. Like the majority of people, I can retain the tune but not the words of a song.</text:p>
          </table:table-cell>
          <table:table-cell office:value-type="string">
            <text:p>من هم مثل بیشتر مردم، می توانم آهنگ یک ترانه را به خاطر بسپارم اما نه کلمات آن را.</text:p>
          </table:table-cell>
          <table:table-cell office:value-type="float" office:value="33">
            <text:p>33</text:p>
          </table:table-cell>
          <table:table-cell office:value-type="float" office:value="12">
            <text:p>12</text:p>
          </table:table-cell>
          <table:table-cell office:value-type="string">
            <text:p>{"word":"Retain","mean":"","countable":"no","type":"verb","voice":"transitive","plural":"","plural_example":"","example":"The Company Retained Her Services As A Consultant.","registers":"[formal: Retain]","phrasal_verbs":[],"synonyms":{"formal":["Keep","Maintain","Preserve","Conserve"],"informal":["Hold On To"],"neutral":["Remember","Save"]},"derivations":[{"word":"Retainer","type":"noun","example":"The Company Pays Him A Retainer.","example_translation":"شرکت به او دستمزد ثابتی می پردازد.","display":"Retainer"},{"word":"Retention","type":"noun","example":"Water Retention Can Be A Sign Of Kidney Problems.","example_translation":"احتباس آب می تواند نشانه ای از مشکلات کلیوی باشد.","display":"Retention"}],"collocations":[{"collocation":"Retain Control","example":"The Government Wants To Retain Control Of The Industry.","translation":"دولت می خواهد کنترل صنعت را حفظ کند."},{"collocation":"Retain The Right","example":"We Retain The Right To Cancel The Order.","translation":"ما حق لغو سفارش را برای خود محفوظ می داریم."},{"collocation":"Retain Information","example":"Most People Find It Hard To Retain Information From Television.","translation":"اکثر مردم دشوار است اطلاعات را از تلویزیون به خاطر بسپارند."}]}</text:p>
          </table:table-cell>
        </table:table-row>
        <table:table-row>
          <table:table-cell office:value-type="float" office:value="397">
            <text:p>397</text:p>
          </table:table-cell>
          <table:table-cell office:value-type="float" office:value="397">
            <text:p>397</text:p>
          </table:table-cell>
          <table:table-cell office:value-type="string">
            <text:p>Candidate</text:p>
          </table:table-cell>
          <table:table-cell office:value-type="string">
            <text:p>کاندیدا، نامزد</text:p>
          </table:table-cell>
          <table:table-cell office:value-type="string">
            <text:p>uk  /ˈkæn.dɪ.dət/ /ˈkæn.dɪ.deɪt/ us  /ˈkæn.dɪ.dət/ /ˈkæn.dɪ.deɪt/</text:p>
          </table:table-cell>
          <table:table-cell office:value-type="string">
            <text:p>a. We can have a maximum of four candidates for the office of president.</text:p>
          </table:table-cell>
          <table:table-cell office:value-type="string">
            <text:p>ما حداکثر می‌توانیم چهار کاندیدا برای منصب ریاست جمهوری داشته باشیم.</text:p>
          </table:table-cell>
          <table:table-cell office:value-type="string">
            <text:p>Person who is proposed for some office or honor</text:p>
          </table:table-cell>
          <table:table-cell office:value-type="string">
            <text:p>b. Each candidate for mayor seemed confident he would be victorious.</text:p>
          </table:table-cell>
          <table:table-cell office:value-type="string">
            <text:p>تمام نامزدهای مقام شهرداری، از پیروزی خود مطمئن بودند.</text:p>
          </table:table-cell>
          <table:table-cell office:value-type="string">
            <text:p>c. The candidate took every precaution to avoid mentioning his opponent by name.</text:p>
          </table:table-cell>
          <table:table-cell office:value-type="string">
            <text:p>کاندیدا تمام احتیاط را به خرج داد تا از بردن نام رقیبش خودداری کند.</text:p>
          </table:table-cell>
          <table:table-cell office:value-type="float" office:value="34">
            <text:p>34</text:p>
          </table:table-cell>
          <table:table-cell office:value-type="float" office:value="1">
            <text:p>1</text:p>
          </table:table-cell>
          <table:table-cell office:value-type="string">
            <text:p>{"word":"Candidate","mean":"","countable":"yes","type":"noun","voice":"unknown","plural":"Candidates","plural_example":"The Candidates Are Debating The Issues.","example":"He Is A Candidate For The Job.","registers":"[formal: Applicant], [neutral: Contestant]","phrasal_verbs":[],"synonyms":{"formal":["Nominee","Aspirant"],"informal":["Contender"],"neutral":["Applicant","Competitor","Hopeful"]},"derivations":[{"word":"Candidacy","type":"noun","example":"He Announced His Candidacy For President.","example_translation":"او نامزدی خود را برای ریاست جمهوری اعلام کرد.","display":"Candidacy"}],"collocations":[{"collocation":"Leading Candidate","example":"He Is Considered The Leading Candidate.","translation":"او نامزد پیشرو محسوب می شود."},{"collocation":"Presidential Candidate","example":"The Presidential Candidate Gave A Speech.","translation":"نامزد ریاست جمهوری سخنرانی کرد."}]}</text:p>
          </table:table-cell>
        </table:table-row>
        <table:table-row>
          <table:table-cell office:value-type="float" office:value="398">
            <text:p>398</text:p>
          </table:table-cell>
          <table:table-cell office:value-type="float" office:value="398">
            <text:p>398</text:p>
          </table:table-cell>
          <table:table-cell office:value-type="string">
            <text:p>Precede</text:p>
          </table:table-cell>
          <table:table-cell office:value-type="string">
            <text:p>مقدم بودن بر</text:p>
          </table:table-cell>
          <table:table-cell office:value-type="string">
            <text:p>uk  /prɪˈsiːd/ us  /priːˈsiːd/</text:p>
          </table:table-cell>
          <table:table-cell office:value-type="string">
            <text:p>Lyndon Johnson preceded Richard Nixon as President.</text:p>
          </table:table-cell>
          <table:table-cell office:value-type="string">
            <text:p>لیندون جانسون قبل از ریچارد نیکسون رئیس جمهور بود.</text:p>
          </table:table-cell>
          <table:table-cell office:value-type="string">
            <text:p>Go before; come before; be higher in rank or importance</text:p>
          </table:table-cell>
          <table:table-cell office:value-type="string">
            <text:p>In a gallant gesture, Ronnie allowed Amanda's name to precede his in the program listing.</text:p>
          </table:table-cell>
          <table:table-cell office:value-type="string">
            <text:p>رونی با یک حرکت جوانمردانه اجازه داد نام آماندا قبل از نام او در فهرست برنامه ذکر شود.</text:p>
          </table:table-cell>
          <table:table-cell office:value-type="string">
            <text:p>A prominent speaker preceded the ceremony of the granting of the diplomas.</text:p>
          </table:table-cell>
          <table:table-cell office:value-type="string">
            <text:p>سخنران برجسته ای قبل از مراسم اهدای دیپلم سخنرانی کرد.</text:p>
          </table:table-cell>
          <table:table-cell office:value-type="float" office:value="34">
            <text:p>34</text:p>
          </table:table-cell>
          <table:table-cell office:value-type="float" office:value="2">
            <text:p>2</text:p>
          </table:table-cell>
          <table:table-cell office:value-type="string">
            <text:p>{"word":"Precede","mean":"","countable":"no","type":"verb","voice":"transitive","plural":"","plural_example":"","example":"A Lengthy Investigation Preceded The Arrests.","registers":"[formal: Very Formal], [informal: Not Applicable]","phrasal_verbs":[],"synonyms":{"formal":["Antedate","Forerun"],"informal":["Come Before"],"neutral":["Pre-Date","Go Before"]},"derivations":[{"word":"Precedence","type":"noun","example":"Safety Takes Precedence Over Cost.","example_translation":"ایمنی بر هزینه ارجحیت دارد.","display":"Precedence"},{"word":"Preceding","type":"adjective","example":"In The Preceding Chapter, We Discussed...","example_translation":"در فصل قبل، ما بحث کردیم...","display":"Preceding"}],"collocations":[{"collocation":"Precede A Meeting","example":"The Presentation Will Precede The Meeting.","translation":"ارائه قبل از جلسه انجام خواهد شد."},{"collocation":"Precede An Event","example":"A Parade Will Precede The Event.","translation":"رژه قبل از رویداد انجام خواهد شد."}]}</text:p>
          </table:table-cell>
        </table:table-row>
        <table:table-row>
          <table:table-cell office:value-type="float" office:value="399">
            <text:p>399</text:p>
          </table:table-cell>
          <table:table-cell office:value-type="float" office:value="399">
            <text:p>399</text:p>
          </table:table-cell>
          <table:table-cell office:value-type="string">
            <text:p>Adolescent</text:p>
          </table:table-cell>
          <table:table-cell office:value-type="string">
            <text:p>نوجوان</text:p>
          </table:table-cell>
          <table:table-cell office:value-type="string">
            <text:p>uk  /ˌæd.əˈles.ənt/ us  /ˌæd.əˈles.ənt/</text:p>
          </table:table-cell>
          <table:table-cell office:value-type="string">
            <text:p>a. In his adolescent years, the candidate claimed, he had undergone many hardships.</text:p>
          </table:table-cell>
          <table:table-cell office:value-type="string">
            <text:p>کاندیدا اظهار داشت در سال‌های نوجوانی‌اش، سختی‌های زیادی را متحمل شده بود.</text:p>
          </table:table-cell>
          <table:table-cell office:value-type="string">
            <text:p>Growing up to manhood or womanhood; youthful; a person from about 13 to 22 years of age</text:p>
          </table:table-cell>
          <table:table-cell office:value-type="string">
            <text:p>b. There is a fiction abroad that every adolescent is opposed to tradition.</text:p>
          </table:table-cell>
          <table:table-cell office:value-type="string">
            <text:p>این تصور غلط در بین مردم رایج است که هر نوجوانی با سنت مخالف است.</text:p>
          </table:table-cell>
          <table:table-cell office:value-type="string">
            <text:p>c. Our annual Rock Festival attracts thousands of adolescents.</text:p>
          </table:table-cell>
          <table:table-cell office:value-type="string">
            <text:p>جشنواره سالانه راک ما هزاران نوجوان را جذب می‌کند.</text:p>
          </table:table-cell>
          <table:table-cell office:value-type="float" office:value="34">
            <text:p>34</text:p>
          </table:table-cell>
          <table:table-cell office:value-type="float" office:value="3">
            <text:p>3</text:p>
          </table:table-cell>
          <table:table-cell office:value-type="string">
            <text:p>{"word":"Adolescent","mean":"","countable":"yes","type":"noun","voice":"unknown","plural":"Adolescents","plural_example":"Many Adolescents Experience Peer Pressure.","example":"The Adolescent Is Struggling With Identity.","registers":"[formal: ], [informal: ]","phrasal_verbs":[],"synonyms":{"formal":["Youth","Teenager"],"informal":["Teen","Kid"],"neutral":["Youngster"]},"derivations":[{"word":"Adolescence","type":"noun","example":"Adolescence Is A Time Of Great Change.","example_translation":"نوجوانی دوران تغییرات بزرگ است.","display":"Adolescence"},{"word":"Adolescent","type":"adjective","example":"Adolescent Behavior Can Be Unpredictable.","example_translation":"رفتار نوجوانان می تواند غیرقابل پیش بینی باشد.","display":"Adolescent"}],"collocations":[{"collocation":"troubled adolescent","example":"The Troubled Adolescent Needed Guidance.","translation":"نوجوان مشکل دار به راهنمایی نیاز داشت."},{"collocation":"gifted adolescent","example":"The Gifted Adolescent Excelled In Music.","translation":"نوجوان با استعداد در موسیقی عالی بود."}]}</text:p>
          </table:table-cell>
        </table:table-row>
        <table:table-row>
          <table:table-cell office:value-type="float" office:value="400">
            <text:p>400</text:p>
          </table:table-cell>
          <table:table-cell office:value-type="float" office:value="400">
            <text:p>400</text:p>
          </table:table-cell>
          <table:table-cell office:value-type="string">
            <text:p>Coeducational</text:p>
          </table:table-cell>
          <table:table-cell office:value-type="string">
            <text:p>مدرسه یا دانشگاه مختلط</text:p>
          </table:table-cell>
          <table:table-cell office:value-type="string">
            <text:p>uk  /ˌkəʊ.edʒ.uˈkeɪ.ʃən.əl/ us  /ˌkoʊ.edʒ.əˈkeɪ.ʃən.əl/</text:p>
          </table:table-cell>
          <table:table-cell office:value-type="string">
            <text:p>a. There has been a massive shift to coeducational schools.</text:p>
          </table:table-cell>
          <table:table-cell office:value-type="string">
            <text:p>دگرگونی چشمگیری در مختلط کردن مدارس به وجود آمده است.</text:p>
          </table:table-cell>
          <table:table-cell office:value-type="string">
            <text:p>Having to do with educating both sexes in the same school</text:p>
          </table:table-cell>
          <table:table-cell office:value-type="string">
            <text:p>b. Coeducational institutions, once thought to have a disruptive effect, have been found to be beneficial.</text:p>
          </table:table-cell>
          <table:table-cell office:value-type="string">
            <text:p>موسسات آموزشی مختلط که زمانی تصور می شد تاثیر مختل کننده ای دارند، مشخص شده است که سودمند هستند.</text:p>
          </table:table-cell>
          <table:table-cell office:value-type="string">
            <text:p>c. In choosing a college, Ned leans toward schools which are coeducational.</text:p>
          </table:table-cell>
          <table:table-cell office:value-type="string">
            <text:p>ند برای انتخاب دانشگاه، به دانشکده‌هایی گرایش دارد که مختلط هستند.</text:p>
          </table:table-cell>
          <table:table-cell office:value-type="float" office:value="34">
            <text:p>34</text:p>
          </table:table-cell>
          <table:table-cell office:value-type="float" office:value="4">
            <text:p>4</text:p>
          </table:table-cell>
          <table:table-cell office:value-type="string">
            <text:p>{"word":"Coeducational","mean":"","countable":"no","type":"adjective","voice":"unknown","plural":"","plural_example":"","example":"The School Became Coeducational In 1970.","registers":"[formal: Formal], [informal: Informal]","phrasal_verbs":[],"synonyms":{"formal":["Mixed-sex","Integrated"],"informal":[],"neutral":["Mixed"]},"derivations":[{"word":"Coeducation","type":"noun","example":"Coeducation Is The Norm In Many Countries.","example_translation":"آموزش مختلط در بسیاری از کشورها هنجار است.","display":"Coeducation"}],"collocations":[{"collocation":"Coeducational School","example":"She Attended A Coeducational School.","translation":"او به یک مدرسه مختلط رفت."},{"collocation":"Coeducational Institution","example":"The University Is Now A Coeducational Institution.","translation":"این دانشگاه اکنون یک موسسه مختلط است."}]}</text:p>
          </table:table-cell>
        </table:table-row>
        <table:table-row>
          <table:table-cell office:value-type="float" office:value="401">
            <text:p>401</text:p>
          </table:table-cell>
          <table:table-cell office:value-type="float" office:value="401">
            <text:p>401</text:p>
          </table:table-cell>
          <table:table-cell office:value-type="string">
            <text:p>Radical</text:p>
          </table:table-cell>
          <table:table-cell office:value-type="string">
            <text:p>ریشه ای، بنیادی، افراطی، تندرو</text:p>
          </table:table-cell>
          <table:table-cell office:value-type="string">
            <text:p>uk  /ˈræd.ɪ.kəl/ us  /ˈræd.ɪ.kəl/</text:p>
          </table:table-cell>
          <table:table-cell office:value-type="string">
            <text:p>a. The tendency to be vicious and cruel is a radical fault.</text:p>
          </table:table-cell>
          <table:table-cell office:value-type="string">
            <text:p>گرایش به شرارت و ظلم، یک اشتباه اساسی و بنیادی است.</text:p>
          </table:table-cell>
          <table:table-cell office:value-type="string">
            <text:p>Going to the root; fundamental; extreme; person with extreme opinions</text:p>
          </table:table-cell>
          <table:table-cell office:value-type="string">
            <text:p>b. We observe that the interest in radical views is beginning to subside.</text:p>
          </table:table-cell>
          <table:table-cell office:value-type="string">
            <text:p>شاهد آن هستیم که علاقه به نظرات افراطی در حال فروکش کردن است.</text:p>
          </table:table-cell>
          <table:table-cell office:value-type="string">
            <text:p>c. Because Richard was a radical, the Conservative Party would not accept him as a candidate.</text:p>
          </table:table-cell>
          <table:table-cell office:value-type="string">
            <text:p>از آنجا که ریچارد فردی تندرو بود، حزب محافظه‌کار او را به عنوان نامزد نپذیرفت.</text:p>
          </table:table-cell>
          <table:table-cell office:value-type="float" office:value="34">
            <text:p>34</text:p>
          </table:table-cell>
          <table:table-cell office:value-type="float" office:value="5">
            <text:p>5</text:p>
          </table:table-cell>
          <table:table-cell office:value-type="string">
            <text:p>{"word":"Radical","mean":"","countable":"no","type":"adjective","voice":"unknown","plural":"","plural_example":"","example":"He Proposed A Radical Solution To The Problem.","registers":"[formal: Academic, Political], [informal: Colloquial]","phrasal_verbs":[],"synonyms":{"formal":["Fundamental","Far-reaching","Revolutionary"],"informal":["Way-out","Offbeat"],"neutral":["Extreme","Thorough","Complete"]},"derivations":[{"word":"Radically","type":"adverb","example":"The Policy Was Radically Different.","example_translation":"این سیاست به طور اساسی متفاوت بود.","display":"Radically"},{"word":"Radicalism","type":"noun","example":"Radicalism Is On The Rise.","example_translation":"رادیکالیسم در حال افزایش است.","display":"Radicalism"}],"collocations":[{"collocation":"Radical Change","example":"The Company Underwent Radical Change.","translation":"شرکت دستخوش تغییرات اساسی شد."},{"collocation":"Radical Idea","example":"That's A Radical Idea.","translation":"این یک ایده اساسی است."}]}</text:p>
          </table:table-cell>
        </table:table-row>
        <table:table-row>
          <table:table-cell office:value-type="float" office:value="402">
            <text:p>402</text:p>
          </table:table-cell>
          <table:table-cell office:value-type="float" office:value="402">
            <text:p>402</text:p>
          </table:table-cell>
          <table:table-cell office:value-type="string">
            <text:p>Spontaneous</text:p>
          </table:table-cell>
          <table:table-cell office:value-type="string">
            <text:p>خودجوش، ناگهانی، بی‌اختیار</text:p>
          </table:table-cell>
          <table:table-cell office:value-type="string">
            <text:p>/spɒnˈteɪ.ni.əs/ us  /spɑːnˈteɪ.ni.əs/</text:p>
          </table:table-cell>
          <table:table-cell office:value-type="string">
            <text:p>a. The vast crowd burst into spontaneous cheering at the skillful play.</text:p>
          </table:table-cell>
          <table:table-cell office:value-type="string">
            <text:p>انبوه جمعیت با دیدن بازی ماهرانه، به طور خودجوش به تشویق پرداختند.</text:p>
          </table:table-cell>
          <table:table-cell office:value-type="string">
            <text:p>Of one's own free will; natural; on the spur of the moment; without rehearsal</text:p>
          </table:table-cell>
          <table:table-cell office:value-type="string">
            <text:p>b. Be cautious with these oily rags because they can break out in spontaneous flame.</text:p>
          </table:table-cell>
          <table:table-cell office:value-type="string">
            <text:p>مراقب این پارچه‌های روغنی باشید، چون ممکن است خودبه‌خود آتش بگیرند.</text:p>
          </table:table-cell>
          <table:table-cell office:value-type="string">
            <text:p>c. William's spontaneous resentment at the mention of his sister was noted by the observant teacher.</text:p>
          </table:table-cell>
          <table:table-cell office:value-type="string">
            <text:p>ناراحتی ناگهانی ویلیام از شنیدن نام خواهرش، مورد توجه معلم تیزبین قرار گرفت.</text:p>
          </table:table-cell>
          <table:table-cell office:value-type="float" office:value="34">
            <text:p>34</text:p>
          </table:table-cell>
          <table:table-cell office:value-type="float" office:value="6">
            <text:p>6</text:p>
          </table:table-cell>
          <table:table-cell office:value-type="string">
            <text:p>{"word":"Spontaneous","mean":"","countable":"no","type":"adjective","voice":"unknown","plural":"","plural_example":"","example":"Her Laughter Was Spontaneous And Contagious.","registers":"[formal: Neutral], [informal: Neutral]","phrasal_verbs":[],"synonyms":{"formal":["Impulsive","Unpremeditated","Extemporaneous"],"informal":["Off-The-Cuff","On-The-Spot","Impromptu"],"neutral":["Unplanned","Voluntary","Automatic","Natural"]},"derivations":[{"word":"Spontaneity","type":"noun","example":"I Admire Her Spontaneity And Enthusiasm.","example_translation":"من خودجوشی و اشتیاق او را تحسین می کنم.","display":"Spontaneity"},{"word":"Spontaneously","type":"adverb","example":"He Spontaneously Offered To Help.","example_translation":"او خود به خود پیشنهاد کمک داد.","display":"Spontaneously"}],"collocations":[{"collocation":"Spontaneous Combustion","example":"The Report Discussed The Possibility Of Spontaneous Combustion.","translation":"این گزارش احتمال احتراق خودبه‌خودی را مورد بحث قرار داد."},{"collocation":"Spontaneous Reaction","example":"Her Spontaneous Reaction Was One Of Surprise.","translation":"واکنش ناگهانی او از روی تعجب بود."},{"collocation":"Spontaneous Applause","example":"The Performance Ended With Spontaneous Applause From The Audience.","translation":"اجرا با تشویق خودجوش تماشاگران به پایان رسید."}]}</text:p>
          </table:table-cell>
        </table:table-row>
        <table:table-row>
          <table:table-cell office:value-type="float" office:value="403">
            <text:p>403</text:p>
          </table:table-cell>
          <table:table-cell office:value-type="float" office:value="403">
            <text:p>403</text:p>
          </table:table-cell>
          <table:table-cell office:value-type="string">
            <text:p>Skim</text:p>
          </table:table-cell>
          <table:table-cell office:value-type="string">
            <text:p>از روی چیزی گذشتن</text:p>
          </table:table-cell>
          <table:table-cell office:value-type="string">
            <text:p>uk  /skɪm/ us  /skɪm/</text:p>
          </table:table-cell>
          <table:table-cell office:value-type="string">
            <text:p>a. This soup will be more nourishing if you skim off the fat.</text:p>
          </table:table-cell>
          <table:table-cell office:value-type="string">
            <text:p>اگر چربی سوپ را بگیرید، بسیار مغذی خواهد بود.</text:p>
          </table:table-cell>
          <table:table-cell office:value-type="string">
            <text:p>Remove from the top; move lightly (over); glide along; read hastily or carelessly</text:p>
          </table:table-cell>
          <table:table-cell office:value-type="string">
            <text:p>b. I caught a glimpse of Mark and Marge skimming over the ice.</text:p>
          </table:table-cell>
          <table:table-cell office:value-type="string">
            <text:p>من نگاهی به مارک و مارج انداختم که در حال سُر خوردن روی یخ بودند.</text:p>
          </table:table-cell>
          <table:table-cell office:value-type="string">
            <text:p>c. Detective Corby, assigned to the homicide, was skimming the victim's book of addresses for any useful clues.</text:p>
          </table:table-cell>
          <table:table-cell office:value-type="string">
            <text:p>کارآگاه کوربی، که مسئول رسیدگی به پرونده قتل بود، دفترچه آدرس قربانی را برای یافتن سرنخ های مفید، به سرعت مرور می کرد.</text:p>
          </table:table-cell>
          <table:table-cell office:value-type="float" office:value="34">
            <text:p>34</text:p>
          </table:table-cell>
          <table:table-cell office:value-type="float" office:value="7">
            <text:p>7</text:p>
          </table:table-cell>
          <table:table-cell office:value-type="string">
            <text:p>{"word":"Skim","mean":"","countable":"no","type":"verb","voice":"transitive","plural":"","plural_example":"","example":"I Only Had Time To Skim The Newspaper This Morning.","registers":"[formal: Formal], [informal: Informal]","phrasal_verbs":[{"verb":"Skim Through","definition":"To Read Something Quickly And Not Carefully.","example":"I Just Skimmed Through The Report.","example_translation":"من فقط گزارش را سرسری خواندم."}],"synonyms":{"formal":["Browse","Scan","Glance"],"informal":["Dip Into"],"neutral":["Read Quickly","Surface","Glide"]},"derivations":[{"word":"Skimming","type":"noun","example":"Skimming Is Often Used By Students Before Exams.","example_translation":"سرسری خوانی اغلب توسط دانش آموزان قبل از امتحانات استفاده می شود.","display":"Skimming"},{"word":"Skimmer","type":"noun","example":"A Skimmer Is Used To Remove Impurities From A Liquid.","example_translation":"از یک کفگیر برای حذف ناخالصی ها از یک مایع استفاده می شود.","display":"Skimmer"}],"collocations":[{"collocation":"Skim A Book","example":"He Skimmed A Book Before The Exam.","translation":"او قبل از امتحان یک کتاب را سرسری خواند."},{"collocation":"Skim The Surface","example":"The Report Only Skims The Surface Of The Problem.","translation":"این گزارش فقط به سطح مسئله می‌پردازد."}]}</text:p>
          </table:table-cell>
        </table:table-row>
        <table:table-row>
          <table:table-cell office:value-type="float" office:value="404">
            <text:p>404</text:p>
          </table:table-cell>
          <table:table-cell office:value-type="float" office:value="404">
            <text:p>404</text:p>
          </table:table-cell>
          <table:table-cell office:value-type="string">
            <text:p>Vaccinate</text:p>
          </table:table-cell>
          <table:table-cell office:value-type="string">
            <text:p>واکسن زدن</text:p>
          </table:table-cell>
          <table:table-cell office:value-type="string">
            <text:p>uk  /ˈvæk.sɪ.neɪt/ us  /ˈvæk.sə.neɪt/</text:p>
          </table:table-cell>
          <table:table-cell office:value-type="string">
            <text:p>a. There has been a radical decline in polio since doctors began to vaccinate children with the Salk vaccine.</text:p>
          </table:table-cell>
          <table:table-cell office:value-type="string">
            <text:p>کاهش اساسی در بیماری فلج اطفال از زمانی که پزشکان شروع به واکسینه کردن کودکان با واکسن سالک کردند، ایجاد شده است.</text:p>
          </table:table-cell>
          <table:table-cell office:value-type="string">
            <text:p>Inoculate with vaccine as a protection against smallpox and other diseases</text:p>
          </table:table-cell>
          <table:table-cell office:value-type="string">
            <text:p>b. The general population has accepted the need to vaccinate children against the once-dreaded disease.</text:p>
          </table:table-cell>
          <table:table-cell office:value-type="string">
            <text:p>امروزه بیشتر مردم لزوم واکسینه کردن کودکان را در مقابل بیماری‌های سابقا کشنده پذیرفته‌اند.</text:p>
          </table:table-cell>
          <table:table-cell office:value-type="string">
            <text:p>c. Numerous examples persist of people who have neglected to have their infants vaccinated.</text:p>
          </table:table-cell>
          <table:table-cell office:value-type="string">
            <text:p>هنوز هم موارد زیادی وجود دارد که افراد در واکسینه کردن نوزادان خود کوتاهی می‌کنند.</text:p>
          </table:table-cell>
          <table:table-cell office:value-type="float" office:value="34">
            <text:p>34</text:p>
          </table:table-cell>
          <table:table-cell office:value-type="float" office:value="8">
            <text:p>8</text:p>
          </table:table-cell>
          <table:table-cell office:value-type="string">
            <text:p>{"word":"Vaccinate","mean":"","countable":"no","type":"verb","voice":"transitive","plural":"","plural_example":"","example":"The Doctor Will Vaccinate The Children Against Measles.","registers":"[formal: Vaccinate], [neutral: Vaccinate]","phrasal_verbs":[],"synonyms":{"formal":["Immunize","Inoculate"],"informal":["Jab"],"neutral":["Protect","Treat"]},"derivations":[{"word":"Vaccination","type":"noun","example":"Vaccination Is Important For Public Health.","example_translation":"واکسیناسیون برای سلامت عمومی مهم است.","display":"Vaccination"},{"word":"Vaccine","type":"noun","example":"This Vaccine Protects Against Several Diseases.","example_translation":"این واکسن در برابر چندین بیماری محافظت می کند.","display":"Vaccine"}],"collocations":[{"collocation":"Vaccinate Children","example":"We Need To Vaccinate Children Against Polio.","translation":"ما باید کودکان را در برابر فلج اطفال واکسینه کنیم."},{"collocation":"Vaccinate Population","example":"The Goal Is To Vaccinate The Entire Population.","translation":"هدف واکسینه کردن کل جمعیت است."}]}</text:p>
          </table:table-cell>
        </table:table-row>
        <table:table-row>
          <table:table-cell office:value-type="float" office:value="405">
            <text:p>405</text:p>
          </table:table-cell>
          <table:table-cell office:value-type="float" office:value="405">
            <text:p>405</text:p>
          </table:table-cell>
          <table:table-cell office:value-type="string">
            <text:p>Untidy</text:p>
          </table:table-cell>
          <table:table-cell office:value-type="string">
            <text:p>نامرتب</text:p>
          </table:table-cell>
          <table:table-cell office:value-type="string">
            <text:p>uk  /ʌnˈtaɪ.di/ us  /ʌnˈtaɪ.di/</text:p>
          </table:table-cell>
          <table:table-cell office:value-type="string">
            <text:p>a. The bachelor's quarters were most untidy.</text:p>
          </table:table-cell>
          <table:table-cell office:value-type="string">
            <text:p>اقامتگاه مرد مجرد بسیار نامرتب بود.</text:p>
          </table:table-cell>
          <table:table-cell office:value-type="string">
            <text:p>Not neat; not in order</text:p>
          </table:table-cell>
          <table:table-cell office:value-type="string">
            <text:p>b. We must start a clean-up campaign to keep the campus from being so untidy.</text:p>
          </table:table-cell>
          <table:table-cell office:value-type="string">
            <text:p>ما باید یک جنبش پاکسازی را آغاز کنیم تا از نامرتب بودن محوطه دانشگاه جلوگیری کنیم.</text:p>
          </table:table-cell>
          <table:table-cell office:value-type="string">
            <text:p>c. Finding the house in such an untidy condition baffled us.</text:p>
          </table:table-cell>
          <table:table-cell office:value-type="string">
            <text:p>دیدن خانه در چنین وضعیت نامرتبی ما را متحیر ساخت.</text:p>
          </table:table-cell>
          <table:table-cell office:value-type="float" office:value="34">
            <text:p>34</text:p>
          </table:table-cell>
          <table:table-cell office:value-type="float" office:value="9">
            <text:p>9</text:p>
          </table:table-cell>
          <table:table-cell office:value-type="string">
            <text:p>{"word":"Untidy","mean":"","countable":"no","type":"adjective","voice":"unknown","plural":"","plural_example":"","example":"His Room Was Very Untidy.","registers":"[formal: Dishevelled], [informal: Messy]","phrasal_verbs":[],"synonyms":{"formal":["Disorderly","Slovenly"],"informal":["Messy","Cluttered"],"neutral":["Disorganized","Unkempt"]},"derivations":[{"word":"Untidily","type":"adverb","example":"The Clothes Were Scattered Untidily On The Floor.","example_translation":"لباس ها به طور نامرتب روی زمین پخش شده بودند.","display":"Untidily"},{"word":"Untidiness","type":"noun","example":"The Untidiness Of The Room Was Overwhelming.","example_translation":"نامرتبی اتاق طاقت فرسا بود.","display":"Untidiness"},{"word":"Tidy","type":"adjective","example":"Her Room Is Always Tidy.","example_translation":"اتاق او همیشه مرتب است.","display":"Tidy"}],"collocations":[{"collocation":"Untidy Appearance","example":"His Untidy Appearance Made A Bad First Impression.","translation":"ظاهر نامرتب او تاثیر بدی در اولین برخورد گذاشت."},{"collocation":"Untidy Desk","example":"She Had An Untidy Desk Piled High With Papers.","translation":"او یک میز نامرتب داشت که پر از کاغذ بود."},{"collocation":"Untidy Clothes","example":"He Wore Untidy Clothes To The Casual Party.","translation":"او لباس های نامرتب برای مهمانی غیر رسمی پوشیده بود."}]}</text:p>
          </table:table-cell>
        </table:table-row>
        <table:table-row>
          <table:table-cell office:value-type="float" office:value="406">
            <text:p>406</text:p>
          </table:table-cell>
          <table:table-cell office:value-type="float" office:value="406">
            <text:p>406</text:p>
          </table:table-cell>
          <table:table-cell office:value-type="string">
            <text:p>Utensil</text:p>
          </table:table-cell>
          <table:table-cell office:value-type="string">
            <text:p>ابزار، وسایل آشپزی</text:p>
          </table:table-cell>
          <table:table-cell office:value-type="string">
            <text:p>uk  /juːˈten.səl/ us  /juːˈten.səl/</text:p>
          </table:table-cell>
          <table:table-cell office:value-type="string">
            <text:p>a. Several utensils were untidily tossed about the kitchen.</text:p>
          </table:table-cell>
          <table:table-cell office:value-type="string">
            <text:p>چندین وسیله در آشپزخانه به طور نامرتب پخش شده بودند.</text:p>
          </table:table-cell>
          <table:table-cell office:value-type="string">
            <text:p>Container or tool used for practical purposes</text:p>
          </table:table-cell>
          <table:table-cell office:value-type="string">
            <text:p>b. Edward's baggage contained all the utensils he would need on the camping trip.</text:p>
          </table:table-cell>
          <table:table-cell office:value-type="string">
            <text:p>چمدان ادوارد حاوی تمام وسایلی بود که در سفر کمپینگ به آن نیاز داشت.</text:p>
          </table:table-cell>
          <table:table-cell office:value-type="string">
            <text:p>c. Some people are so old-fashioned that they reject the use of any modern utensil.</text:p>
          </table:table-cell>
          <table:table-cell office:value-type="string">
            <text:p>بعضی از مردم آنقدر سنتی هستند که استفاده از هر وسیله مدرنی را رد می‌کنند.</text:p>
          </table:table-cell>
          <table:table-cell office:value-type="float" office:value="34">
            <text:p>34</text:p>
          </table:table-cell>
          <table:table-cell office:value-type="float" office:value="10">
            <text:p>10</text:p>
          </table:table-cell>
          <table:table-cell office:value-type="string">
            <text:p>{"word":"Utensil","mean":"","countable":"yes","type":"noun","voice":"unknown","plural":"Utensils","plural_example":"The Kitchen Was Filled With Various Utensils.","example":"A Spoon Is A Common Eating Utensil.","registers":"[formal: Utensil], [informal: Tool]","phrasal_verbs":[],"synonyms":{"formal":["Implement","Apparatus"],"informal":["Tool","Gaget"],"neutral":["Device","Instrument","Appliance"]},"derivations":[{"word":"Utility","type":"noun","example":"The Utility Of This Tool Is Undeniable.","example_translation":"کاربرد این ابزار غیرقابل انکار است.","display":"Utility"}],"collocations":[{"collocation":"Kitchen Utensil","example":"A Spatula Is A Useful Kitchen Utensil.","translation":"کاردک یک ابزار آشپزخانه مفید است."},{"collocation":"Cooking Utensil","example":"Pots And Pans Are Essential Cooking Utensils.","translation":"قابلمه و تابه از وسایل ضروری آشپزی هستند."},{"collocation":"Eating Utensil","example":"Forks And Knives Are Common Eating Utensils.","translation":"چنگال و چاقو از وسایل غذاخوری رایج هستند."}]}</text:p>
          </table:table-cell>
        </table:table-row>
        <table:table-row>
          <table:table-cell office:value-type="float" office:value="407">
            <text:p>407</text:p>
          </table:table-cell>
          <table:table-cell office:value-type="float" office:value="407">
            <text:p>407</text:p>
          </table:table-cell>
          <table:table-cell office:value-type="string">
            <text:p>Sensitive</text:p>
          </table:table-cell>
          <table:table-cell office:value-type="string">
            <text:p>حساس، زودرنج</text:p>
          </table:table-cell>
          <table:table-cell office:value-type="string">
            <text:p>uk  /ˈsen.sɪ.tɪv/ us  /ˈsen.sə.t̬ɪv/</text:p>
          </table:table-cell>
          <table:table-cell office:value-type="string">
            <text:p>a. The eye is sensitive to light.</text:p>
          </table:table-cell>
          <table:table-cell office:value-type="string">
            <text:p>چشم به نور حساس است.</text:p>
          </table:table-cell>
          <table:table-cell office:value-type="string">
            <text:p>Receiving impressions readily; easily affected or influenced; easily hurt or offended</text:p>
          </table:table-cell>
          <table:table-cell office:value-type="string">
            <text:p>b. From the experiment we may conclude that mercury in a thermometer is sensitive to changes in temperature.</text:p>
          </table:table-cell>
          <table:table-cell office:value-type="string">
            <text:p>از آن آزمایش می توانیم استنتاج کنیم که جیوه در دماسنج، به تغییرات درجه حرارت حساس است.</text:p>
          </table:table-cell>
          <table:table-cell office:value-type="string">
            <text:p>c. James is sensitive about his wretched handwriting.</text:p>
          </table:table-cell>
          <table:table-cell office:value-type="string">
            <text:p>جیمز نسبت به دست خط بد خود حساس است.</text:p>
          </table:table-cell>
          <table:table-cell office:value-type="float" office:value="34">
            <text:p>34</text:p>
          </table:table-cell>
          <table:table-cell office:value-type="float" office:value="11">
            <text:p>11</text:p>
          </table:table-cell>
          <table:table-cell office:value-type="string">
            <text:p>{"word":"Sensitive","mean":"","countable":"no","type":"adjective","voice":"unknown","plural":"","plural_example":"","example":"She Is Very Sensitive To Criticism.","registers":"[formal: Delicately, Finely], [informal: Touchy, Emotional]","phrasal_verbs":[],"synonyms":{"formal":["Susceptible","Receptive","Perceptive","Cognizant"],"informal":["Emotional","Touchy","Thin-skinned"],"neutral":["Aware","Responsive","Delicate","Vulnerable","Impressionable"]},"derivations":[{"word":"Sensitivity","type":"noun","example":"He Showed Great Sensitivity Towards Her Feelings.","example_translation":"او حساسیت زیادی نسبت به احساسات او نشان داد.","display":"Sensitivity"},{"word":"Sensitively","type":"adverb","example":"She Handled The Situation Sensitively.","example_translation":"او با ظرافت و حساسیت با آن وضعیت برخورد کرد.","display":"Sensitively"}],"collocations":[{"collocation":"Sensitive Information","example":"The Documents Contained Sensitive Information About National Security.","translation":"این اسناد حاوی اطلاعات حساسی درباره امنیت ملی بودند."},{"collocation":"Sensitive Issue","example":"Abortion Is A Very Sensitive Issue.","translation":"سقط جنین یک موضوع بسیار حساس است."},{"collocation":"Sensitive Skin","example":"I Have Sensitive Skin And Need To Use Gentle Products.","translation":"من پوست حساسی دارم و باید از محصولات ملایم استفاده کنم."},{"collocation":"Culturally Sensitive","example":"It's Important To Be Culturally Sensitive When Traveling To Other Countries.","translation":"هنگام سفر به کشورهای دیگر، مهم است که از نظر فرهنگی حساس باشید."},{"collocation":"Sensitive Instrument","example":"The Scientists Used A Sensitive Instrument To Measure The Subtle Changes.","translation":"دانشمندان از یک ابزار حساس برای اندازه گیری تغییرات جزئی استفاده کردند."}]}</text:p>
          </table:table-cell>
        </table:table-row>
        <table:table-row>
          <table:table-cell office:value-type="float" office:value="408">
            <text:p>408</text:p>
          </table:table-cell>
          <table:table-cell office:value-type="float" office:value="408">
            <text:p>408</text:p>
          </table:table-cell>
          <table:table-cell office:value-type="string">
            <text:p>Temperate</text:p>
          </table:table-cell>
          <table:table-cell office:value-type="string">
            <text:p>معتدل</text:p>
          </table:table-cell>
          <table:table-cell office:value-type="string">
            <text:p>uk  /ˈtem.pər.ət/ /ˈtem.prət/ us  /ˈtem.pɚ.ət/</text:p>
          </table:table-cell>
          <table:table-cell office:value-type="string">
            <text:p>a. The United States is mostly in the North Temperate Zone.</text:p>
          </table:table-cell>
          <table:table-cell office:value-type="string">
            <text:p>ایالات متحده عمدتاً در منطقه معتدله شمالی قرار دارد.</text:p>
          </table:table-cell>
          <table:table-cell office:value-type="string">
            <text:p>Not very hot and not very cold; moderate</text:p>
          </table:table-cell>
          <table:table-cell office:value-type="string">
            <text:p>b. All students received the appeal to be temperate and not to jump to conclusions in judging the new grading system.</text:p>
          </table:table-cell>
          <table:table-cell office:value-type="string">
            <text:p>از همه دانشجویان خواسته شد که حد اعتدال را رعایت نمایند و نسبت به سیستم نمره دهی جدید، زود قضاوت نکنند.</text:p>
          </table:table-cell>
          <table:table-cell office:value-type="string">
            <text:p>c. Mrs. Rollins commended her class for their temperate attitude when she announced the extra assignment.</text:p>
          </table:table-cell>
          <table:table-cell office:value-type="string">
            <text:p>خانم رولینز بچه های کلاس خود را به خاطر رفتار آرامشان در هنگام اعلام کردن تکالیف اضافی، تحسین کرد.</text:p>
          </table:table-cell>
          <table:table-cell office:value-type="float" office:value="34">
            <text:p>34</text:p>
          </table:table-cell>
          <table:table-cell office:value-type="float" office:value="12">
            <text:p>12</text:p>
          </table:table-cell>
          <table:table-cell office:value-type="string">
            <text:p>{"word":"Temperate","mean":"","countable":"no","type":"adjective","voice":"unknown","plural":"","plural_example":"","example":"The Climate Is Temperate And Pleasant.","registers":"[formal: Literary], [neutral: General]","phrasal_verbs":[],"synonyms":{"formal":["Moderate","Equable"],"informal":[],"neutral":["Mild","Gentle","Clement"]},"derivations":[{"word":"Temperateness","type":"noun","example":"I Admire The Temperateness Of His Response.","example_translation":"من اعتدال پاسخ او را تحسین می کنم.","display":"Temperateness"},{"word":"Temperately","type":"adverb","example":"He Spoke Temperately About The Issue.","example_translation":"او با اعتدال در مورد این موضوع صحبت کرد.","display":"Temperately"}],"collocations":[{"collocation":"Temperate Climate","example":"The Region Is Known For Its Temperate Climate.","translation":"این منطقه به خاطر آب و هوای معتدلش شناخته شده است."},{"collocation":"Temperate Zone","example":"Many Crops Thrive In The Temperate Zone.","translation":"بسیاری از محصولات در منطقه معتدل رشد می کنند."}]}</text:p>
          </table:table-cell>
        </table:table-row>
        <table:table-row>
          <table:table-cell office:value-type="float" office:value="409">
            <text:p>409</text:p>
          </table:table-cell>
          <table:table-cell office:value-type="float" office:value="409">
            <text:p>409</text:p>
          </table:table-cell>
          <table:table-cell office:value-type="string">
            <text:p>Vague</text:p>
          </table:table-cell>
          <table:table-cell office:value-type="string">
            <text:p>مبهم، دو پهلو</text:p>
          </table:table-cell>
          <table:table-cell office:value-type="string">
            <text:p>uk  /veɪɡ/ us  /veɪɡ/</text:p>
          </table:table-cell>
          <table:table-cell office:value-type="string">
            <text:p>a. Joe's position was vague because he wanted to remain neutral in the dispute.</text:p>
          </table:table-cell>
          <table:table-cell office:value-type="string">
            <text:p>موضع "جو" در مشاجره نامشخص بود چون می خواست بی طرف باشد.</text:p>
          </table:table-cell>
          <table:table-cell office:value-type="string">
            <text:p>Not definite; not clear; not distinct</text:p>
          </table:table-cell>
          <table:table-cell office:value-type="string">
            <text:p>b. When asked her opinion, Gladys was tactful enough to give a vague answer that did not hurt anyone.</text:p>
          </table:table-cell>
          <table:table-cell office:value-type="string">
            <text:p>وقتی که از "گلادیس" نظرش را پرسیدند، به اندازه کافی در پاسخگویی مهارت داشت تا جواب مبهمی دهد که کسی را نرنجاند.</text:p>
          </table:table-cell>
          <table:table-cell office:value-type="string">
            <text:p>c. The vague shape in the distance proved to be nothing more weird than a group of trees.</text:p>
          </table:table-cell>
          <table:table-cell office:value-type="string">
            <text:p>سرانجام مشخص شد که آن شکل مبهم در دوردست، چیزی عجیب و غریب تر از چند درخت نبود.</text:p>
          </table:table-cell>
          <table:table-cell office:value-type="float" office:value="35">
            <text:p>35</text:p>
          </table:table-cell>
          <table:table-cell office:value-type="float" office:value="1">
            <text:p>1</text:p>
          </table:table-cell>
          <table:table-cell office:value-type="string">
            <text:p>{"word":"Vague","mean":"","countable":"no","type":"adjective","voice":"unknown","plural":"","plural_example":"","example":"I Had A Vague Memory Of Meeting Her Years Ago.","registers":"[formal: Academic], [informal: Casual]","phrasal_verbs":[],"synonyms":{"formal":["Indistinct","Obscure","Imprecise"],"informal":["Fuzzy","Hazy"],"neutral":["Unclear","Undefined","Ambiguous"]},"derivations":[{"word":"Vaguely","type":"adverb","example":"I Vaguely Remember The Incident.","example_translation":"من به طور مبهم آن حادثه را به یاد می آورم.","display":"Vaguely"},{"word":"Vagueness","type":"noun","example":"The Vagueness Of His Explanation Was Unsatisfactory.","example_translation":"ابهام توضیح او رضایت بخش نبود.","display":"Vagueness"}],"collocations":[{"collocation":"Vague Idea","example":"I Had A Vague Idea About What She Wanted.","translation":"ایده مبهمی درباره چیزی که او می خواست داشتم."},{"collocation":"Vague Recollection","example":"I Have Only A Vague Recollection Of The Incident.","translation":"من فقط یک یادآوری مبهم از این حادثه دارم."},{"collocation":"Vague Sense","example":"She Had A Vague Sense Of Unease.","translation":"او حس مبهمی از ناآرامی داشت."}]}</text:p>
          </table:table-cell>
        </table:table-row>
        <table:table-row>
          <table:table-cell office:value-type="float" office:value="410">
            <text:p>410</text:p>
          </table:table-cell>
          <table:table-cell office:value-type="float" office:value="410">
            <text:p>410</text:p>
          </table:table-cell>
          <table:table-cell office:value-type="string">
            <text:p>Elevate</text:p>
          </table:table-cell>
          <table:table-cell office:value-type="string">
            <text:p>بلند کردن، ارتقا دادن</text:p>
          </table:table-cell>
          <table:table-cell office:value-type="string">
            <text:p>uk  /ˈel.ɪ.veɪt/ us  /ˈel.ə.veɪt/</text:p>
          </table:table-cell>
          <table:table-cell office:value-type="string">
            <text:p>Private Carbo was elevated to a higher rank for his valor.</text:p>
          </table:table-cell>
          <table:table-cell office:value-type="string">
            <text:p>پراویت کاربو به خاطر شجاعتش ترفیع گرفت.</text:p>
          </table:table-cell>
          <table:table-cell office:value-type="string">
            <text:p>Raise; lift up</text:p>
          </table:table-cell>
          <table:table-cell office:value-type="string">
            <text:p>Reading a variety of good books elevates the mind.</text:p>
          </table:table-cell>
          <table:table-cell office:value-type="string">
            <text:p>خواندن انواع کتب مفید، ذهن را تعالی می بخشد.</text:p>
          </table:table-cell>
          <table:table-cell office:value-type="string">
            <text:p>The candidate spoke from an elevated platform.</text:p>
          </table:table-cell>
          <table:table-cell office:value-type="string">
            <text:p>کاندیدا از پشت یک تریبون مرتفع سخنرانی می کرد.</text:p>
          </table:table-cell>
          <table:table-cell office:value-type="float" office:value="35">
            <text:p>35</text:p>
          </table:table-cell>
          <table:table-cell office:value-type="float" office:value="2">
            <text:p>2</text:p>
          </table:table-cell>
          <table:table-cell office:value-type="string">
            <text:p>{"word":"Elevate","mean":"","countable":"no","type":"verb","voice":"transitive","plural":"","plural_example":"","example":"The Platform Can Elevate To A Height Of Two Meters.","registers":"[formal: Elevate], [informal: Lift]","phrasal_verbs":[{"verb":"Elevate above","definition":"Rise above or beyond something.","example":"The Artist's Talent Allowed Him To Elevate Above His Humble Beginnings.","example_translation":"استعداد هنرمند به او اجازه داد تا از خاستگاه فروتن خود فراتر رود."}],"synonyms":{"formal":["Raise","Promote","Uplift","Exalt"],"informal":["Boost","Lift"],"neutral":["Increase","Upgrade","Advance"]},"derivations":[{"word":"Elevation","type":"noun","example":"The Elevation Of The Mountain Is Over 8,000 Meters.","example_translation":"ارتفاع این کوه بیش از 8000 متر است.","display":"Elevation"},{"word":"Elevated","type":"adjective","example":"They Live In An Elevated Position.","example_translation":"آنها در یک موقعیت مرتفع زندگی می کنند.","display":"Elevated"}],"collocations":[{"collocation":"Elevate the status","example":"The New Law Will Elevate The Status Of Women In Society.","translation":"این قانون جدید موقعیت زنان را در جامعه ارتقا می دهد."}]}</text:p>
          </table:table-cell>
        </table:table-row>
        <table:table-row>
          <table:table-cell office:value-type="float" office:value="411">
            <text:p>411</text:p>
          </table:table-cell>
          <table:table-cell office:value-type="float" office:value="411">
            <text:p>411</text:p>
          </table:table-cell>
          <table:table-cell office:value-type="string">
            <text:p>Lottery</text:p>
          </table:table-cell>
          <table:table-cell office:value-type="string">
            <text:p>بخت‌آزمایی</text:p>
          </table:table-cell>
          <table:table-cell office:value-type="string">
            <text:p>uk  /ˈlɒt.ər.i/ us  /ˈlɑː.t̬ɚ.i/</text:p>
          </table:table-cell>
          <table:table-cell office:value-type="string">
            <text:p>a. The merit of a lottery is that everyone has an equal chance.</text:p>
          </table:table-cell>
          <table:table-cell office:value-type="string">
            <text:p>امتیاز بخت‌آزمایی این است که همه افراد شانس مساوی دارند.</text:p>
          </table:table-cell>
          <table:table-cell office:value-type="string">
            <text:p>A scheme for distributing prizes by lot or chance</text:p>
          </table:table-cell>
          <table:table-cell office:value-type="string">
            <text:p>b. We thought that a lottery was an absurd way of deciding who should be the team captain.</text:p>
          </table:table-cell>
          <table:table-cell office:value-type="string">
            <text:p>ما فکر می کردیم که بخت‌آزمایی روشی احمقانه برای تصمیم گیری در مورد اینکه چه کسی باید کاپیتان تیم باشد، بود.</text:p>
          </table:table-cell>
          <table:table-cell office:value-type="string">
            <text:p>c. The rash young man claimed the lottery prize only to find he had misread his number.</text:p>
          </table:table-cell>
          <table:table-cell office:value-type="string">
            <text:p>مرد جوان بی‌پروا جایزه‌ی بخت‌آزمایی را مطالبه کرد، اما فهمید که شماره‌اش را اشتباه خوانده است.</text:p>
          </table:table-cell>
          <table:table-cell office:value-type="float" office:value="35">
            <text:p>35</text:p>
          </table:table-cell>
          <table:table-cell office:value-type="float" office:value="3">
            <text:p>3</text:p>
          </table:table-cell>
          <table:table-cell office:value-type="string">
            <text:p>{"word":"Lottery","mean":"","countable":"yes","type":"noun","voice":"unknown","plural":"lotteries","plural_example":"Many lotteries are run by state governments.","example":"She won the national lottery.","registers":"[formal: A game of chance], [informal: Lucky draw]","phrasal_verbs":[],"synonyms":{"formal":["Raffle","Drawing"],"informal":["Chance"],"neutral":["Sweepstakes","Game of chance"]},"derivations":[{"word":"lot","type":"noun","example":"He drew a lot.","example_translation":"او قرعه کشی کرد.","display":"Lot"}],"collocations":[{"collocation":"win the lottery","example":"I wish I could win the lottery.","translation":"کاش می توانستم در لاتاری برنده شوم."},{"collocation":"play the lottery","example":"Many people play the lottery regularly.","translation":"خیلی از مردم به طور منظم در لاتاری شرکت می کنند."},{"collocation":"national lottery","example":"The national lottery funds many cultural programs.","translation":"لاتاری ملی، بودجه بسیاری از برنامه های فرهنگی را تامین می کند."}]}</text:p>
          </table:table-cell>
        </table:table-row>
        <table:table-row>
          <table:table-cell office:value-type="float" office:value="412">
            <text:p>412</text:p>
          </table:table-cell>
          <table:table-cell office:value-type="float" office:value="412">
            <text:p>412</text:p>
          </table:table-cell>
          <table:table-cell office:value-type="string">
            <text:p>Finance</text:p>
          </table:table-cell>
          <table:table-cell office:value-type="string">
            <text:p>امور مالی، دارایی</text:p>
          </table:table-cell>
          <table:table-cell office:value-type="string">
            <text:p>uk  /ˈfaɪ.næns/ us  /ˈfaɪ.næns/</text:p>
          </table:table-cell>
          <table:table-cell office:value-type="string">
            <text:p>a. The new employee boasted of his skill in finance.</text:p>
          </table:table-cell>
          <table:table-cell office:value-type="string">
            <text:p>کارمند جدید در رابطه با مهارتش در امور مالی لاف زد.</text:p>
          </table:table-cell>
          <table:table-cell office:value-type="string">
            <text:p>Money matters; to provide money for</text:p>
          </table:table-cell>
          <table:table-cell office:value-type="string">
            <text:p>b. Frank circulated the rumor that his uncle would finance his way through college.</text:p>
          </table:table-cell>
          <table:table-cell office:value-type="string">
            <text:p>فرانک شایعه کرد که عمویش هزینه تحصیلش در کالج را می دهد.</text:p>
          </table:table-cell>
          <table:table-cell office:value-type="string">
            <text:p>c. Mrs. Giles retained a lawyer to handle her finances.</text:p>
          </table:table-cell>
          <table:table-cell office:value-type="string">
            <text:p>خانم گیلز وکیلی را برای رسیدگی به امور مالی خود استخدام کرد.</text:p>
          </table:table-cell>
          <table:table-cell office:value-type="float" office:value="35">
            <text:p>35</text:p>
          </table:table-cell>
          <table:table-cell office:value-type="float" office:value="4">
            <text:p>4</text:p>
          </table:table-cell>
          <table:table-cell office:value-type="string">
            <text:p>{"word":"Finance","mean":"","countable":"no","type":"noun","voice":"unknown","plural":"finances","plural_example":"The Company's Finances Are In Good Shape.","example":"She Studied Finance At Harvard.","registers":"[formal: Finance, Fiscal Matters], [informal: Money]","phrasal_verbs":[],"synonyms":{"formal":["Financial Affairs","Fiscal Resources","Capital"],"informal":["Funds","Money","Cash"],"neutral":["Financial Resource","Funding","Resources"]},"derivations":[{"word":"financial","type":"adjective","example":"The Company Is In Financial Trouble.","example_translation":"این شرکت دچار مشکلات مالی است.","display":"Financial"},{"word":"financier","type":"noun","example":"He Is A Wealthy Financier.","example_translation":"او یک سرمایه دار ثروتمند است.","display":"Financier"}],"collocations":[{"collocation":"personal finance","example":"I Need To Improve My Personal Finance.","translation":"من باید امور مالی شخصی خود را بهبود ببخشم."},{"collocation":"public finance","example":"The Government Is Responsible For Public Finance.","translation":"دولت مسئول امور مالی عمومی است."}]}</text:p>
          </table:table-cell>
        </table:table-row>
        <table:table-row>
          <table:table-cell office:value-type="float" office:value="413">
            <text:p>413</text:p>
          </table:table-cell>
          <table:table-cell office:value-type="float" office:value="413">
            <text:p>413</text:p>
          </table:table-cell>
          <table:table-cell office:value-type="string">
            <text:p>Obtain</text:p>
          </table:table-cell>
          <table:table-cell office:value-type="string">
            <text:p>به دست آوردن</text:p>
          </table:table-cell>
          <table:table-cell office:value-type="string">
            <text:p>uk  /əbˈteɪn/ us  /əbˈteɪn/</text:p>
          </table:table-cell>
          <table:table-cell office:value-type="string">
            <text:p>a. An adolescent is finding it increasingly difficult to obtain a good job without a diploma.</text:p>
          </table:table-cell>
          <table:table-cell office:value-type="string">
            <text:p>برای یک نوجوان، به دست آوردن یک شغل خوب بدون مدرک دیپلم به طور فزاینده ای دشوار است.</text:p>
          </table:table-cell>
          <table:table-cell office:value-type="string">
            <text:p>Get; be in use</text:p>
          </table:table-cell>
          <table:table-cell office:value-type="string">
            <text:p>b. David obtained accurate information about college from his guidance counselor.</text:p>
          </table:table-cell>
          <table:table-cell office:value-type="string">
            <text:p>دیوید اطلاعات دقیقی در مورد کالج از مشاور راهنمای خود به دست آورد.</text:p>
          </table:table-cell>
          <table:table-cell office:value-type="string">
            <text:p>c. Because this is a coeducational school, different rules obtain here.</text:p>
          </table:table-cell>
          <table:table-cell office:value-type="string">
            <text:p>از آنجا که این یک مدرسه مختلط است، قوانین متفاوتی در اینجا حاکم است.</text:p>
          </table:table-cell>
          <table:table-cell office:value-type="float" office:value="35">
            <text:p>35</text:p>
          </table:table-cell>
          <table:table-cell office:value-type="float" office:value="5">
            <text:p>5</text:p>
          </table:table-cell>
          <table:table-cell office:value-type="string">
            <text:p>{"word":"Obtain","mean":"","countable":"no","type":"verb","voice":"transitive","plural":"","plural_example":"","example":"I Finally Managed To Obtain A Copy Of The Rare Book.","registers":"[formal: Highly formal], [informal: Not applicable]","phrasal_verbs":[],"synonyms":{"formal":["Acquire","Procure","Secure","Gain"],"informal":["Get"],"neutral":["Receive"]},"derivations":[{"word":"Obtainable","type":"adjective","example":"The Goal Is Easily Obtainable.","example_translation":"رسیدن به هدف به آسانی امکان پذیر است.","display":"Obtainable"},{"word":"Obtainment","type":"noun","example":"The Obtainment Of Funding Is Crucial For The Project.","example_translation":"دستیابی به بودجه برای این پروژه بسیار مهم است.","display":"Obtainment"}],"collocations":[{"collocation":"Obtain Permission","example":"You Must Obtain Permission Before Entering The Restricted Area.","translation":"شما باید قبل از ورود به منطقه ممنوعه اجازه بگیرید."},{"collocation":"Obtain Information","example":"Researchers Need To Obtain Accurate Information For Their Studies.","translation":"محققان باید اطلاعات دقیقی برای مطالعات خود بدست آورند."},{"collocation":"Obtain Results","example":"The Experiment Aimed To Obtain Significant Results.","translation":"هدف این آزمایش، به دست آوردن نتایج قابل توجه بود."}]}</text:p>
          </table:table-cell>
        </table:table-row>
        <table:table-row>
          <table:table-cell office:value-type="float" office:value="414">
            <text:p>414</text:p>
          </table:table-cell>
          <table:table-cell office:value-type="float" office:value="414">
            <text:p>414</text:p>
          </table:table-cell>
          <table:table-cell office:value-type="string">
            <text:p>Cinema</text:p>
          </table:table-cell>
          <table:table-cell office:value-type="string">
            <text:p>سینما</text:p>
          </table:table-cell>
          <table:table-cell office:value-type="string">
            <text:p>uk  /ˈsɪn.ə.mɑː/ /ˈsɪn.ə.mə/ us  /ˈsɪn.ə.mə/</text:p>
          </table:table-cell>
          <table:table-cell office:value-type="string">
            <text:p>a. Censors have developed a rating system for the cinema.</text:p>
          </table:table-cell>
          <table:table-cell office:value-type="string">
            <text:p>مأمورین سانسور، سیستم رده‌بندی فیلم‌های سینمایی را ایجاد کرده‌اند.</text:p>
          </table:table-cell>
          <table:table-cell office:value-type="string">
            <text:p>Moving picture</text:p>
          </table:table-cell>
          <table:table-cell office:value-type="string">
            <text:p>b. Today's cinema is full of homicides and violence.</text:p>
          </table:table-cell>
          <table:table-cell office:value-type="string">
            <text:p>سینمای امروز پر از قتل و خشونت است.</text:p>
          </table:table-cell>
          <table:table-cell office:value-type="string">
            <text:p>c. A best-seller is often the source of cinema stories.</text:p>
          </table:table-cell>
          <table:table-cell office:value-type="string">
            <text:p>یک کتاب پرفروش اغلب منبع داستان‌های سینمایی است.</text:p>
          </table:table-cell>
          <table:table-cell office:value-type="float" office:value="35">
            <text:p>35</text:p>
          </table:table-cell>
          <table:table-cell office:value-type="float" office:value="6">
            <text:p>6</text:p>
          </table:table-cell>
          <table:table-cell office:value-type="string">
            <text:p>{"word":"Cinema","mean":"","countable":"yes","type":"noun","voice":"unknown","plural":"cinemas","plural_example":"There Are Several Cinemas In The City Center.","example":"I Enjoy Going To The Cinema On Weekends.","registers":"[formal: Cinema], [informal: Movie Theater]","phrasal_verbs":[],"synonyms":{"formal":["Motion Picture Theater","Picture House"],"informal":["Movie Theater","Flicks"],"neutral":["Movie House"]},"derivations":[{"word":"cinematic","type":"adjective","example":"The Film Had A Very Cinematic Style.","example_translation":"این فیلم سبک بسیار سینمایی داشت.","display":"Cinematic"}],"collocations":[{"collocation":"go to the cinema","example":"Let's Go To The Cinema This Weekend.","translation":"بیا این آخر هفته به سینما برویم."},{"collocation":"local cinema","example":"The Local Cinema Is Showing A New Film.","translation":"سینمای محلی یک فیلم جدید را به نمایش می گذارد."},{"collocation":"multiplex cinema","example":"The Multiplex Cinema Has Many Screens.","translation":"سینمای چندگانه دارای پرده های نمایش زیادی است."}]}</text:p>
          </table:table-cell>
        </table:table-row>
        <table:table-row>
          <table:table-cell office:value-type="float" office:value="415">
            <text:p>415</text:p>
          </table:table-cell>
          <table:table-cell office:value-type="float" office:value="415">
            <text:p>415</text:p>
          </table:table-cell>
          <table:table-cell office:value-type="string">
            <text:p>Event</text:p>
          </table:table-cell>
          <table:table-cell office:value-type="string">
            <text:p>اتفاق، رویداد، مسابقه</text:p>
          </table:table-cell>
          <table:table-cell office:value-type="string">
            <text:p>uk  /ɪˈvent/ us  /ɪˈvent/</text:p>
          </table:table-cell>
          <table:table-cell office:value-type="string">
            <text:p>a. The greatest event in Ellie's life was winning the $50,000 lottery.</text:p>
          </table:table-cell>
          <table:table-cell office:value-type="string">
            <text:p>بزرگترین رویداد زندگی اِلی، برنده شدن 50,000 دلار در بخت‌آزمایی بود.</text:p>
          </table:table-cell>
          <table:table-cell office:value-type="string">
            <text:p>Happening; important happening; result or outcome; one item in a program of sports</text:p>
          </table:table-cell>
          <table:table-cell office:value-type="string">
            <text:p>b. We chose our seat carefully and then awaited the shot-put event.</text:p>
          </table:table-cell>
          <table:table-cell office:value-type="string">
            <text:p>ما جای خود را با دقت انتخاب کردیم و سپس منتظر شروع مسابقه پرتاب وزنه شدیم.</text:p>
          </table:table-cell>
          <table:table-cell office:value-type="string">
            <text:p>c. There is merit in gaining wisdom even after the event.</text:p>
          </table:table-cell>
          <table:table-cell office:value-type="string">
            <text:p>فراگیری حکمت، حتی پس از رویداد، سودمند است.</text:p>
          </table:table-cell>
          <table:table-cell office:value-type="float" office:value="35">
            <text:p>35</text:p>
          </table:table-cell>
          <table:table-cell office:value-type="float" office:value="7">
            <text:p>7</text:p>
          </table:table-cell>
          <table:table-cell office:value-type="string">
            <text:p>{"word":"Event","mean":"","countable":"yes","type":"noun","voice":"unknown","plural":"Events","plural_example":"Many Cultural Events Are Planned For The Summer.","example":"The Concert Was A Major Event.","registers":"[formal: Event], [informal: Thing]","phrasal_verbs":[],"synonyms":{"formal":["Occurrence","Happening","Proceeding"],"informal":["Thing","Doo","Gig"],"neutral":["Incident","Episode","Occasion","Affair","Experience"]},"derivations":[{"word":"Eventful","type":"adjective","example":"It Was An Eventful Day.","example_translation":"روز پر حادثه ای بود.","display":"Eventful"},{"word":"Eventuality","type":"noun","example":"We Must Prepare For Every Eventuality.","example_translation":"ما باید برای هر احتمالی آماده شویم.","display":"Eventuality"}],"collocations":[{"collocation":"Major Event","example":"The Festival Was A Major Event.","translation":"جشنواره یک رویداد بزرگ بود."},{"collocation":"Sporting Event","example":"They Attended A Sporting Event.","translation":"آنها در یک رویداد ورزشی شرکت کردند."},{"collocation":"Social Event","example":"It Was A Very Formal Social Event.","translation":"این یک رویداد اجتماعی بسیار رسمی بود."}]}</text:p>
          </table:table-cell>
        </table:table-row>
        <table:table-row>
          <table:table-cell office:value-type="float" office:value="416">
            <text:p>416</text:p>
          </table:table-cell>
          <table:table-cell office:value-type="float" office:value="416">
            <text:p>416</text:p>
          </table:table-cell>
          <table:table-cell office:value-type="string">
            <text:p>Discard</text:p>
          </table:table-cell>
          <table:table-cell office:value-type="string">
            <text:p>دور انداختن</text:p>
          </table:table-cell>
          <table:table-cell office:value-type="string">
            <text:p>uk  /dɪˈskɑːd/ us  /dɪˈskɑːrd/</text:p>
          </table:table-cell>
          <table:table-cell office:value-type="string">
            <text:p>a. Anna casually discarded one boyfriend after another.</text:p>
          </table:table-cell>
          <table:table-cell office:value-type="string">
            <text:p>آنا با بی‌توجهی دوست پسرهایش را یکی پس از دیگری کنار گذاشت.</text:p>
          </table:table-cell>
          <table:table-cell office:value-type="string">
            <text:p>Throw aside</text:p>
          </table:table-cell>
          <table:table-cell office:value-type="string">
            <text:p>b. Confident that he held a winning hand, Slim refused to discard anything.</text:p>
          </table:table-cell>
          <table:table-cell office:value-type="string">
            <text:p>اسلیم با این اعتماد که دست برنده را دارد، از دور انداختن هیچ کارتی خودداری کرد.</text:p>
          </table:table-cell>
          <table:table-cell office:value-type="string">
            <text:p>c. Asked why he had discarded his family traditions, Mr. Menzel remained mute.</text:p>
          </table:table-cell>
          <table:table-cell office:value-type="string">
            <text:p>آقای منسل که از او پرسیده شد چرا سنت‌های خانوادگی خود را کنار گذاشته است، سکوت کرد.</text:p>
          </table:table-cell>
          <table:table-cell office:value-type="float" office:value="35">
            <text:p>35</text:p>
          </table:table-cell>
          <table:table-cell office:value-type="float" office:value="8">
            <text:p>8</text:p>
          </table:table-cell>
          <table:table-cell office:value-type="string">
            <text:p>{"word":"Discard","mean":"","countable":"no","type":"verb","voice":"transitive","plural":"","plural_example":"","example":"Please Discard Your Trash In The Bin.","registers":"[formal: To Reject], [informal: To Dump]","phrasal_verbs":[{"verb":"Discard With","definition":"To Get Rid Of Something Together.","example":"Let's Discard With These Old Clothes Together.","example_translation":"بیا با هم این لباس های قدیمی را دور بیندازیم."}],"synonyms":{"formal":["Reject","Abandon","Relinquish","Repudiate"],"informal":["Dump","Chuck","Toss"],"neutral":["Dispose Of","Eliminate","Get Rid Of","Throw Away"]},"derivations":[{"word":"Discarded","type":"adjective","example":"The Discarded Items Were Left On The Street.","example_translation":"اقلام دور ریخته شده در خیابان رها شده بودند.","display":"Discarded"},{"word":"Discarding","type":"verb","example":"He Is Discarding Old Books.","example_translation":"او در حال دور انداختن کتاب های قدیمی است.","display":"Discarding"},{"word":"Discard","type":"noun","example":"The Discard Was Found In The Alley.","example_translation":"دورریز در کوچه پیدا شد.","display":"Discard"}],"collocations":[{"collocation":"Discard A Notion","example":"He Discarded A Notion Of Going To Europe.","translation":"او از ایده رفتن به اروپا منصرف شد."}]}</text:p>
          </table:table-cell>
        </table:table-row>
        <table:table-row>
          <table:table-cell office:value-type="float" office:value="417">
            <text:p>417</text:p>
          </table:table-cell>
          <table:table-cell office:value-type="float" office:value="417">
            <text:p>417</text:p>
          </table:table-cell>
          <table:table-cell office:value-type="string">
            <text:p>Soar</text:p>
          </table:table-cell>
          <table:table-cell office:value-type="string">
            <text:p>اوج گرفتن</text:p>
          </table:table-cell>
          <table:table-cell office:value-type="string">
            <text:p>uk  /sɔːr/ us  /sɔːr/</text:p>
          </table:table-cell>
          <table:table-cell office:value-type="string">
            <text:p>a. We watched the soaring eagle skim over the mountain peak.</text:p>
          </table:table-cell>
          <table:table-cell office:value-type="string">
            <text:p>ما عقاب اوج گیرنده را که بر فراز قله کوه پرواز می‌کرد، تماشا می‌کردیم.</text:p>
          </table:table-cell>
          <table:table-cell office:value-type="string">
            <text:p>Fly upward or at a great height; aspire</text:p>
          </table:table-cell>
          <table:table-cell office:value-type="string">
            <text:p>b. An ordinary man cannot comprehend such soaring ambition.</text:p>
          </table:table-cell>
          <table:table-cell office:value-type="string">
            <text:p>انسان معمولی از درک چنین بلندپروازی والایی ناتوان است.</text:p>
          </table:table-cell>
          <table:table-cell office:value-type="string">
            <text:p>c. The senator's hopes for victory soared after his television appearance.</text:p>
          </table:table-cell>
          <table:table-cell office:value-type="string">
            <text:p>امیدهای سناتور برای پیروزی پس از حضورش در تلویزیون به شدت افزایش یافت.</text:p>
          </table:table-cell>
          <table:table-cell office:value-type="float" office:value="35">
            <text:p>35</text:p>
          </table:table-cell>
          <table:table-cell office:value-type="float" office:value="9">
            <text:p>9</text:p>
          </table:table-cell>
          <table:table-cell office:value-type="string">
            <text:p>{"word":"Soar","mean":"","countable":"no","type":"verb","voice":"intransitive","plural":"","plural_example":"","example":"The Eagle Soared Above The Mountains.","registers":"[formal: Soar], [informal: Rise]","phrasal_verbs":[],"synonyms":{"formal":["Ascend","Mount","Escalate"],"informal":["Rise","Climb","Go Up"],"neutral":["Fly","Float","Sail"]},"derivations":[{"word":"Soaring","type":"adjective","example":"The Soaring Eagle Was A Magnificent Sight.","example_translation":"عقاب اوج گیر منظره ای باشکوه بود.","display":"Soaring"},{"word":"Soarer","type":"noun","example":"The Glider Is A Type Of Soarer.","example_translation":"گلایدر نوعی هواپیمای بدون موتور است.","display":"Soarer"}],"collocations":[{"collocation":"Prices Soar","example":"Housing Prices Have Soared In Recent Years.","translation":"قیمت مسکن در سال های اخیر به شدت افزایش یافته است."},{"collocation":"Emotions Soar","example":"Emotions Soared As The Band Began To Play.","translation":"با شروع اجرای گروه، احساسات به اوج رسید."}]}</text:p>
          </table:table-cell>
        </table:table-row>
        <table:table-row>
          <table:table-cell office:value-type="float" office:value="418">
            <text:p>418</text:p>
          </table:table-cell>
          <table:table-cell office:value-type="float" office:value="418">
            <text:p>418</text:p>
          </table:table-cell>
          <table:table-cell office:value-type="string">
            <text:p>Subsequent</text:p>
          </table:table-cell>
          <table:table-cell office:value-type="string">
            <text:p>بعدی، متعاقب</text:p>
          </table:table-cell>
          <table:table-cell office:value-type="string">
            <text:p>uk  /ˈsʌb.sɪ.kwənt/ us  /ˈsʌb.sɪ.kwənt/</text:p>
          </table:table-cell>
          <table:table-cell office:value-type="string">
            <text:p>a. Subsequent events proved that Sloan was right.</text:p>
          </table:table-cell>
          <table:table-cell office:value-type="string">
            <text:p>حوادث بعدی ثابت کرد که حق با اسلون بود.</text:p>
          </table:table-cell>
          <table:table-cell office:value-type="string">
            <text:p>Later; following; coming after</text:p>
          </table:table-cell>
          <table:table-cell office:value-type="string">
            <text:p>b. Further explanations will be presented in subsequent lectures.</text:p>
          </table:table-cell>
          <table:table-cell office:value-type="string">
            <text:p>توضیحات بیشتر در سخنرانی‌های بعدی ارائه خواهند شد.</text:p>
          </table:table-cell>
          <table:table-cell office:value-type="string">
            <text:p>c. Though the enemy forces resisted at first, they subsequently learned that their efforts were in vain.</text:p>
          </table:table-cell>
          <table:table-cell office:value-type="string">
            <text:p>اگرچه نیروهای دشمن در ابتدا مقاومت کردند، اما بعداً متوجه شدند که تلاششان بیهوده است.</text:p>
          </table:table-cell>
          <table:table-cell office:value-type="float" office:value="35">
            <text:p>35</text:p>
          </table:table-cell>
          <table:table-cell office:value-type="float" office:value="10">
            <text:p>10</text:p>
          </table:table-cell>
          <table:table-cell office:value-type="string">
            <text:p>{"word":"Subsequent","mean":"","countable":"no","type":"adjective","voice":"unknown","plural":"","plural_example":"","example":"The Subsequent Events Confirmed Our Suspicions.","registers":"[formal: Commonly Used], [informal: Rare]","phrasal_verbs":[],"synonyms":{"formal":["Following","Succeeding","Consequent"],"informal":["Next"],"neutral":["Later"]},"derivations":[{"word":"Subsequently","type":"adverb","example":"He Subsequently Admitted His Mistake.","example_translation":"او بعداً به اشتباهش اعتراف کرد.","display":"Subsequently"},{"word":"Sequence","type":"noun","example":"The Events Occurred In A Specific Sequence.","example_translation":"رویدادها در یک توالی خاص رخ دادند.","display":"Sequence"}],"collocations":[{"collocation":"Subsequent Investigation","example":"The Subsequent Investigation Revealed New Evidence.","translation":"تحقیقات بعدی شواهد جدیدی را فاش کرد."},{"collocation":"Subsequent Chapters","example":"The Subsequent Chapters Detail The History Of The Region.","translation":"فصل های بعدی تاریخچه منطقه را شرح می دهند."},{"collocation":"Subsequent Years","example":"In Subsequent Years, The Company Expanded Rapidly.","translation":"در سال های بعد، شرکت به سرعت گسترش یافت."}]}</text:p>
          </table:table-cell>
        </table:table-row>
        <table:table-row>
          <table:table-cell office:value-type="float" office:value="419">
            <text:p>419</text:p>
          </table:table-cell>
          <table:table-cell office:value-type="float" office:value="419">
            <text:p>419</text:p>
          </table:table-cell>
          <table:table-cell office:value-type="string">
            <text:p>Relate</text:p>
          </table:table-cell>
          <table:table-cell office:value-type="string">
            <text:p>ربط دادن، مرتبط دانستن، حکایت کردن</text:p>
          </table:table-cell>
          <table:table-cell office:value-type="string">
            <text:p>uk  /rɪˈleɪt/ us  /rɪˈleɪt/</text:p>
          </table:table-cell>
          <table:table-cell office:value-type="string">
            <text:p>a. The traveler related his adventures with some exaggeration.</text:p>
          </table:table-cell>
          <table:table-cell office:value-type="string">
            <text:p>مسافر ماجراهای خود را با کمی اغراق تعریف کرد.</text:p>
          </table:table-cell>
          <table:table-cell office:value-type="string">
            <text:p>Tell; give an account of; connect in thought or meaning</text:p>
          </table:table-cell>
          <table:table-cell office:value-type="string">
            <text:p>b. After viewing the cinema's latest show, the observant student was able to relate every detail.</text:p>
          </table:table-cell>
          <table:table-cell office:value-type="string">
            <text:p>دانشجوی نکته‌سنج پس از تماشای آخرین نمایش سینما، قادر بود تمام جزئیات را بازگو کند.</text:p>
          </table:table-cell>
          <table:table-cell office:value-type="string">
            <text:p>c. Would you say that misfortune is related to carelessness?</text:p>
          </table:table-cell>
          <table:table-cell office:value-type="string">
            <text:p>آیا می‌گویید بدشانسی با بی‌احتیاطی مرتبط است؟</text:p>
          </table:table-cell>
          <table:table-cell office:value-type="float" office:value="35">
            <text:p>35</text:p>
          </table:table-cell>
          <table:table-cell office:value-type="float" office:value="11">
            <text:p>11</text:p>
          </table:table-cell>
          <table:table-cell office:value-type="string">
            <text:p>{"word":"Relate","mean":"","countable":"no","type":"verb","voice":"both","plural":"","plural_example":"","example":"I Can Relate To Your Situation.","registers":"[formal: Associate], [informal: Connect]","phrasal_verbs":[{"verb":"relate to","definition":"To Be Able To Understand And Share Someone Else's Feelings.","example":"I Can Relate To What She's Going Through.","example_translation":"من می توانم درک کنم که او چه چیزی را تجربه می کند."},{"verb":"relate back to","definition":"To Trace Or Connect Something To An Earlier Point Or Cause.","example":"The Story Relates Back To His Childhood.","example_translation":"داستان به دوران کودکی او برمی گردد."}],"synonyms":{"formal":["Connect","Associate","Correspond","Affiliate","Correlate"],"informal":["Get Along","Understand","Sympathize","Groove","Click"],"neutral":["Link","Compare","Refer","Apply","Tell"]},"derivations":[{"word":"relation","type":"noun","example":"What Is The Relation Between These Two Events?","example_translation":"رابطه بین این دو رویداد چیست؟","display":"Relation"},{"word":"relative","type":"adjective","example":"The Cost Is Relative To The Quality.","example_translation":"هزینه نسبت به کیفیت است.","display":"Relative"},{"word":"related","type":"adjective","example":"These Two Issues Are Closely Related.","example_translation":"این دو موضوع ارتباط نزدیکی با هم دارند.","display":"Related"}],"collocations":[{"collocation":"easy to relate to","example":"He Is Easy To Relate To Because He Is Very Understanding.","translation":"او به راحتی قابل ارتباط است زیرا بسیار فهمیده است."},{"collocation":"closely relate","example":"These Concepts Closely Relate To Each Other.","translation":"این مفاهیم ارتباط نزدیکی با یکدیگر دارند."}]}</text:p>
          </table:table-cell>
        </table:table-row>
        <table:table-row>
          <table:table-cell office:value-type="float" office:value="420">
            <text:p>420</text:p>
          </table:table-cell>
          <table:table-cell office:value-type="float" office:value="420">
            <text:p>420</text:p>
          </table:table-cell>
          <table:table-cell office:value-type="string">
            <text:p>Stationary</text:p>
          </table:table-cell>
          <table:table-cell office:value-type="string">
            <text:p>ثابت، بی‌حرکت، ساکن</text:p>
          </table:table-cell>
          <table:table-cell office:value-type="string">
            <text:p>uk  /ˈsteɪ.ʃən.ər.i/ us  /ˈsteɪ.ʃə.ner.i/</text:p>
          </table:table-cell>
          <table:table-cell office:value-type="string">
            <text:p>A factory engine is stationary.</text:p>
          </table:table-cell>
          <table:table-cell office:value-type="string">
            <text:p>موتور کارخانه ثابت است.</text:p>
          </table:table-cell>
          <table:table-cell office:value-type="string">
            <text:p>Having a fixed station or lpace; standing still; not moving; not changing in size, number or activity</text:p>
          </table:table-cell>
          <table:table-cell office:value-type="string">
            <text:p>The population of our town has been stationary for a decade.</text:p>
          </table:table-cell>
          <table:table-cell office:value-type="string">
            <text:p>جمعیت شهرمان به مدت ده سال ثابت بوده است.</text:p>
          </table:table-cell>
          <table:table-cell office:value-type="string">
            <text:p>Caught in the middle of traffic, the frightened pedestrian remained stationary in the busy street.</text:p>
          </table:table-cell>
          <table:table-cell office:value-type="string">
            <text:p>عابر پیاده وحشت‌زده که در وسط ترافیک گیر کرده بود، در خیابان شلوغ بی‌حرکت ماند.</text:p>
          </table:table-cell>
          <table:table-cell office:value-type="float" office:value="35">
            <text:p>35</text:p>
          </table:table-cell>
          <table:table-cell office:value-type="float" office:value="12">
            <text:p>12</text:p>
          </table:table-cell>
          <table:table-cell office:value-type="string">
            <text:p>{"word":"Stationary","mean":"","countable":"no","type":"adjective","voice":"unknown","plural":"","plural_example":"","example":"The Car Was Stationary At The Traffic Light.","registers":"[formal: Immobile], [neutral: Still]","phrasal_verbs":[],"synonyms":{"formal":["Immobile","Motionless"],"informal":["Still"],"neutral":["Fixed","Still"]},"derivations":[{"word":"Station","type":"noun","example":"The Train Departed From The Station.","example_translation":"قطار از ایستگاه حرکت کرد.","display":"Station"},{"word":"Stationarily","type":"adverb","example":"The Boat Drifted Stationarily In The Water.","example_translation":"قایق به طور ثابت در آب شناور بود.","display":"Stationarily"}],"collocations":[{"collocation":"Be Stationary","example":"The Bicycle Was Stationary.","translation":"دوچرخه ثابت بود."},{"collocation":"Remain Stationary","example":"The Train Remained Stationary For Several Minutes.","translation":"قطار برای چند دقیقه ثابت ماند."}]}</text:p>
          </table:table-cell>
        </table:table-row>
        <table:table-row>
          <table:table-cell office:value-type="float" office:value="421">
            <text:p>421</text:p>
          </table:table-cell>
          <table:table-cell office:value-type="float" office:value="421">
            <text:p>421</text:p>
          </table:table-cell>
          <table:table-cell office:value-type="string">
            <text:p>Prompt</text:p>
          </table:table-cell>
          <table:table-cell office:value-type="string">
            <text:p>برانگیختن، ترغیب کردن، سریع</text:p>
          </table:table-cell>
          <table:table-cell office:value-type="string">
            <text:p>uk  /prɒmpt/ us  /prɑːmpt/</text:p>
          </table:table-cell>
          <table:table-cell office:value-type="string">
            <text:p>a. Be prompt in assembling your baggage.</text:p>
          </table:table-cell>
          <table:table-cell office:value-type="string">
            <text:p>در جمع آوری وسایل خود سریع باشید.</text:p>
          </table:table-cell>
          <table:table-cell office:value-type="string">
            <text:p>Quick; on time; done at once; to cause (someone) to do something; remind (someone) of the words or actions needed</text:p>
          </table:table-cell>
          <table:table-cell office:value-type="string">
            <text:p>b. Terry's caution prompted him to ask many questions before he consented.</text:p>
          </table:table-cell>
          <table:table-cell office:value-type="string">
            <text:p>احتیاط تری باعث شد قبل از موافقت، سوالات زیادی بپرسد.</text:p>
          </table:table-cell>
          <table:table-cell office:value-type="string">
            <text:p>c. Larry was confident he knew his lines well enough not to need any prompting.</text:p>
          </table:table-cell>
          <table:table-cell office:value-type="string">
            <text:p>لری مطمئن بود که متن خود را به اندازه کافی خوب می داند و نیازی به یادآوری یا راهنمایی ندارد.</text:p>
          </table:table-cell>
          <table:table-cell office:value-type="float" office:value="36">
            <text:p>36</text:p>
          </table:table-cell>
          <table:table-cell office:value-type="float" office:value="1">
            <text:p>1</text:p>
          </table:table-cell>
          <table:table-cell office:value-type="string">
            <text:p>{"word":"Prompt","mean":"","countable":"no","type":"verb","voice":"transitive","plural":"","plural_example":"","example":"The Scandal Prompted His Resignation.","registers":"[formal: ], [informal: ]","phrasal_verbs":[],"synonyms":{"formal":["Cause","Instigate","Generate","Elicit"],"informal":["Spark","Trigger"],"neutral":["Provoke","Induce","Motivate"]},"derivations":[{"word":"Promptly","type":"adverb","example":"He Replied Promptly To My Email.","example_translation":"او به سرعت به ایمیل من پاسخ داد.","display":"Promptly"},{"word":"Promptness","type":"noun","example":"His Promptness Is Appreciated.","example_translation":"سرعت عمل او قابل تقدیر است.","display":"Promptness"}],"collocations":[{"collocation":"Prompt A Response","example":"The Article Prompted A Storm Of Responses.","translation":"این مقاله باعث طوفانی از پاسخ ها شد."},{"collocation":"Prompt An Investigation","example":"Allegations Of Corruption Prompted An Investigation.","translation":"ادعاهای فساد باعث تحقیقات شد."}]}</text:p>
          </table:table-cell>
        </table:table-row>
        <table:table-row>
          <table:table-cell office:value-type="float" office:value="422">
            <text:p>422</text:p>
          </table:table-cell>
          <table:table-cell office:value-type="float" office:value="422">
            <text:p>422</text:p>
          </table:table-cell>
          <table:table-cell office:value-type="string">
            <text:p>Hasty</text:p>
          </table:table-cell>
          <table:table-cell office:value-type="string">
            <text:p>شتابزده، عجول</text:p>
          </table:table-cell>
          <table:table-cell office:value-type="string">
            <text:p>uk  /heɪst/ us  /heɪst/</text:p>
          </table:table-cell>
          <table:table-cell office:value-type="string">
            <text:p>a. A hasty glance convinced him that he was being followed.</text:p>
          </table:table-cell>
          <table:table-cell office:value-type="string">
            <text:p>نگاهی سریع او را متقاعد کرد که تحت تعقیب است.</text:p>
          </table:table-cell>
          <table:table-cell office:value-type="string">
            <text:p>Quick; hurried; not well thought out</text:p>
          </table:table-cell>
          <table:table-cell office:value-type="string">
            <text:p>b. Rather than make a hasty decision, Mr. Torres rejected the offer.</text:p>
          </table:table-cell>
          <table:table-cell office:value-type="string">
            <text:p>آقای تورس به جای اتخاذ تصمیمی عجولانه، پیشنهاد را رد کرد.</text:p>
          </table:table-cell>
          <table:table-cell office:value-type="string">
            <text:p>c. Myra apologized for the hasty visit.</text:p>
          </table:table-cell>
          <table:table-cell office:value-type="string">
            <text:p>مایرا بابت این دیدار عجولانه عذرخواهی کرد.</text:p>
          </table:table-cell>
          <table:table-cell office:value-type="float" office:value="36">
            <text:p>36</text:p>
          </table:table-cell>
          <table:table-cell office:value-type="float" office:value="2">
            <text:p>2</text:p>
          </table:table-cell>
          <table:table-cell office:value-type="string">
            <text:p>{"word":"Hasty","mean":"","countable":"no","type":"adjective","voice":"unknown","plural":"","plural_example":"","example":"She Made A Hasty Decision And Later Regretted It.","registers":"[formal: Rare], [informal: Common]","phrasal_verbs":[],"synonyms":{"formal":["Expeditious","Precipitate"],"informal":["Quick","Snap"],"neutral":["Impetuous","Rash","Speedy"]},"derivations":[{"word":"Hastily","type":"adverb","example":"He Hastily Ate His Lunch.","example_translation":"او با عجله ناهارش را خورد.","display":"Hastily"},{"word":"Haste","type":"noun","example":"In His Haste, He Forgot His Keys.","example_translation":"او در عجله اش کلیدهایش را فراموش کرد.","display":"Haste"}],"collocations":[{"collocation":"Hasty Decision","example":"A Hasty Decision Can Lead To Regret.","translation":"یک تصمیم عجولانه می تواند منجر به پشیمانی شود."},{"collocation":"Hasty Retreat","example":"The Army Made A Hasty Retreat.","translation":"ارتش عقب نشینی عجولانه ای انجام داد."},{"collocation":"Hasty Generalization","example":"Avoid Making Hasty Generalizations Based On Limited Information.","translation":"از تعمیم های عجولانه بر اساس اطلاعات محدود خودداری کنید."}]}</text:p>
          </table:table-cell>
        </table:table-row>
        <table:table-row>
          <table:table-cell office:value-type="float" office:value="423">
            <text:p>423</text:p>
          </table:table-cell>
          <table:table-cell office:value-type="float" office:value="423">
            <text:p>423</text:p>
          </table:table-cell>
          <table:table-cell office:value-type="string">
            <text:p>Scorch</text:p>
          </table:table-cell>
          <table:table-cell office:value-type="string">
            <text:p>جای سوختگی، سوزاندن</text:p>
          </table:table-cell>
          <table:table-cell office:value-type="string">
            <text:p>uk  /skɔːtʃ/ us  /skɔːrtʃ/</text:p>
          </table:table-cell>
          <table:table-cell office:value-type="string">
            <text:p>a. The hot iron scorched the tablecloth.</text:p>
          </table:table-cell>
          <table:table-cell office:value-type="string">
            <text:p>اتوی داغ رومیزی را سوزاند.</text:p>
          </table:table-cell>
          <table:table-cell office:value-type="string">
            <text:p>Burn slightly; dry up; criticize sharply</text:p>
          </table:table-cell>
          <table:table-cell office:value-type="string">
            <text:p>b. Farmers reported that their wheat was being scorched by the fierce rays of the sun.</text:p>
          </table:table-cell>
          <table:table-cell office:value-type="string">
            <text:p>کشاورزان گزارش دادند که گندم‌هایشان بر اثر تابش شدید آفتاب سوخته بود.</text:p>
          </table:table-cell>
          <table:table-cell office:value-type="string">
            <text:p>c. Mr. Regan gave the class a scorching lecture on proper behavior in the cafeteria.</text:p>
          </table:table-cell>
          <table:table-cell office:value-type="string">
            <text:p>آقای ریگان سخنرانی تندی در مورد رفتار مناسب در کافه تریا برای کلاس ایراد کرد.</text:p>
          </table:table-cell>
          <table:table-cell office:value-type="float" office:value="36">
            <text:p>36</text:p>
          </table:table-cell>
          <table:table-cell office:value-type="float" office:value="3">
            <text:p>3</text:p>
          </table:table-cell>
          <table:table-cell office:value-type="string">
            <text:p>{"word":"Scorch","mean":"","countable":"no","type":"verb","voice":"transitive","plural":"","plural_example":"","example":"The Iron Was Hot Enough To Scorch The Shirt.","registers":"[formal: To Singe], [informal: To Burn Slightly]","phrasal_verbs":[{"verb":"scorch up","definition":"To burn something until it is completely destroyed.","example":"The Wildfire Scorched Up Everything In Its Path.","example_translation":"آتش سوزی همه چیز را در مسیر خود سوزاند."}],"synonyms":{"formal":["Sear","Cauterize"],"informal":["Burn","Char"],"neutral":["Singe","Sear"]},"derivations":[{"word":"scorched","type":"adjective","example":"The Scorched Earth Was Barren.","example_translation":"زمین سوخته بایر بود.","display":"Scorched"},{"word":"scorcher","type":"noun","example":"That New Movie Is A Scorcher!","example_translation":"آن فیلم جدید خیلی داغ است!","display":"Scorcher"}],"collocations":[{"collocation":"scorch the earth","example":"The Company Tried To Scorch The Earth Before The Takeover.","translation":"شرکت سعی کرد قبل از تصاحب همه چیز را نابود کند."},{"collocation":"lightly scorch","example":"Lightly Scorch The Eggplant Before Grilling.","translation":"قبل از کباب کردن، بادمجان را کمی بسوزانید."}]}</text:p>
          </table:table-cell>
        </table:table-row>
        <table:table-row>
          <table:table-cell office:value-type="float" office:value="424">
            <text:p>424</text:p>
          </table:table-cell>
          <table:table-cell office:value-type="float" office:value="424">
            <text:p>424</text:p>
          </table:table-cell>
          <table:table-cell office:value-type="string">
            <text:p>Tempest</text:p>
          </table:table-cell>
          <table:table-cell office:value-type="string">
            <text:p>توفان، آشوب، غوغا</text:p>
          </table:table-cell>
          <table:table-cell office:value-type="string">
            <text:p>uk  /ˈtem.pɪst/ us  /ˈtem.pɪst/</text:p>
          </table:table-cell>
          <table:table-cell office:value-type="string">
            <text:p>The tempest drove the ship onto the rocks.</text:p>
          </table:table-cell>
          <table:table-cell office:value-type="string">
            <text:p>توفان کشتی را به صخره‌ها کوبید.</text:p>
          </table:table-cell>
          <table:table-cell office:value-type="string">
            <text:p>Violent storm with much wind; a violent disturbance</text:p>
          </table:table-cell>
          <table:table-cell office:value-type="string">
            <text:p>Following the weather report of the approaching tempest, we were prompted to seek immediate shelter.</text:p>
          </table:table-cell>
          <table:table-cell office:value-type="string">
            <text:p>پس از دریافت گزارش هواشناسی مبنی بر نزدیک شدن طوفان، ترغیب شدیم تا به دنبال پناهگاهی فوری بگردیم.</text:p>
          </table:table-cell>
          <table:table-cell office:value-type="string">
            <text:p>When Mr. Couche saw that a tempest was brewing over the issue, he hastily called a meeting.</text:p>
          </table:table-cell>
          <table:table-cell office:value-type="string">
            <text:p>وقتی آقای کوچه دید که آشوبی در مورد این مسئله در حال شکل‌گیری است، به سرعت جلسه ای تشکیل داد.</text:p>
          </table:table-cell>
          <table:table-cell office:value-type="float" office:value="36">
            <text:p>36</text:p>
          </table:table-cell>
          <table:table-cell office:value-type="float" office:value="4">
            <text:p>4</text:p>
          </table:table-cell>
          <table:table-cell office:value-type="string">
            <text:p>{"word":"Tempest","mean":"","countable":"no","type":"noun","voice":"unknown","plural":"Tempests","plural_example":"The Tempests of the Atlantic are legendary.","example":"The Tempest raged for three days.","registers":"[formal: literary], [informal: rarely used]","phrasal_verbs":[],"synonyms":{"formal":["Storm","Gale","Hurricane"],"informal":["Blow"],"neutral":["Windstorm","Outburst"]},"derivations":[{"word":"Tempestuous","type":"adjective","example":"Their relationship was Tempestuous.","example_translation":"رابطه آنها طوفانی بود.","display":"Tempestuous"}],"collocations":[{"collocation":"violent Tempest","example":"A violent Tempest struck the coast.","translation":"طوفانی شدید به ساحل زد."},{"collocation":"raging Tempest","example":"The raging Tempest caused widespread damage.","translation":"طوفان خشمگین خسارات گسترده ای به بار آورد."}]}</text:p>
          </table:table-cell>
        </table:table-row>
        <table:table-row>
          <table:table-cell office:value-type="float" office:value="425">
            <text:p>425</text:p>
          </table:table-cell>
          <table:table-cell office:value-type="float" office:value="425">
            <text:p>425</text:p>
          </table:table-cell>
          <table:table-cell office:value-type="string">
            <text:p>Soothe</text:p>
          </table:table-cell>
          <table:table-cell office:value-type="string">
            <text:p>آرام کردن، تسکین دادن</text:p>
          </table:table-cell>
          <table:table-cell office:value-type="string">
            <text:p>uk  /suːð/ us  /suːð/</text:p>
          </table:table-cell>
          <table:table-cell office:value-type="string">
            <text:p>a. With an embrace, the mother soothed the hurt child.</text:p>
          </table:table-cell>
          <table:table-cell office:value-type="string">
            <text:p>مادر با در آغوش کشیدن بچه آسیب‌دیده، درد او را التیام بخشید.</text:p>
          </table:table-cell>
          <table:table-cell office:value-type="string">
            <text:p>Quiet; calm; comfort</text:p>
          </table:table-cell>
          <table:table-cell office:value-type="string">
            <text:p>b. Heat soothes some aches; cold soothes others.</text:p>
          </table:table-cell>
          <table:table-cell office:value-type="string">
            <text:p>گرما بعضی از دردها را تسکین می‌دهد و سرما بعضی دیگر را.</text:p>
          </table:table-cell>
          <table:table-cell office:value-type="string">
            <text:p>c. Rosalie's nerves were soothed by the soft music.</text:p>
          </table:table-cell>
          <table:table-cell office:value-type="string">
            <text:p>اعصاب روزالی با موسیقی ملایم تسکین یافت.</text:p>
          </table:table-cell>
          <table:table-cell office:value-type="float" office:value="36">
            <text:p>36</text:p>
          </table:table-cell>
          <table:table-cell office:value-type="float" office:value="5">
            <text:p>5</text:p>
          </table:table-cell>
          <table:table-cell office:value-type="string">
            <text:p>{"word":"Soothe","mean":"","countable":"no","type":"verb","voice":"transitive","plural":"","plural_example":"","example":"The Mother Tried To Soothe Her Crying Baby.","registers":"[formal: ], [informal: ]","phrasal_verbs":[],"synonyms":{"formal":["Alleviate","Assuage","Appease"],"informal":["Calm","Comfort"],"neutral":["Relieve","Pacify","Mollify","Quiet"]},"derivations":[{"word":"Soother","type":"noun","example":"The Baby Sucked On His Soother.","example_translation":"بچه پستانک خود را می مکید.","display":"Soother"},{"word":"Soothing","type":"adjective","example":"The Music Was Soothing.","example_translation":"موسیقی آرامش بخش بود.","display":"Soothing"}],"collocations":[{"collocation":"Soothe A Child","example":"I Tried To Soothe The Child By Singing.","translation":"سعی کردم با آواز خواندن کودک را آرام کنم."},{"collocation":"Soothe A Wound","example":"The Balm Will Soothe The Wound.","translation":"مرهم زخم را التیام می بخشد."},{"collocation":"Soothe Feelings","example":"He Tried To Soothe My Hurt Feelings.","translation":"او سعی کرد احساسات جریحه دار من را تسکین دهد."}]}</text:p>
          </table:table-cell>
        </table:table-row>
        <table:table-row>
          <table:table-cell office:value-type="float" office:value="426">
            <text:p>426</text:p>
          </table:table-cell>
          <table:table-cell office:value-type="float" office:value="426">
            <text:p>426</text:p>
          </table:table-cell>
          <table:table-cell office:value-type="string">
            <text:p>Sympathetic</text:p>
          </table:table-cell>
          <table:table-cell office:value-type="string">
            <text:p>همدرد، دلسوز</text:p>
          </table:table-cell>
          <table:table-cell office:value-type="string">
            <text:p>uk  /ˌsɪm.pəˈθet.ɪk/ us  /ˌsɪm.pəˈθet̬.ɪk/</text:p>
          </table:table-cell>
          <table:table-cell office:value-type="string">
            <text:p>a. Judge Cruz was sympathetic to the lawyer's plea for mercy.</text:p>
          </table:table-cell>
          <table:table-cell office:value-type="string">
            <text:p>قاضی کروز با درخواست وکیل برای بخشش همدلی نشان داد.</text:p>
          </table:table-cell>
          <table:table-cell office:value-type="string">
            <text:p>Having or showing kind feelings toward others; approving; enjoying the same things and getting along well together</text:p>
          </table:table-cell>
          <table:table-cell office:value-type="string">
            <text:p>b. Father was fortunately sympathetic to my request to use the car on weekends.</text:p>
          </table:table-cell>
          <table:table-cell office:value-type="string">
            <text:p>خوشبختانه پدر با درخواست من برای استفاده از ماشین در آخر هفته همدلی نشان داد.</text:p>
          </table:table-cell>
          <table:table-cell office:value-type="string">
            <text:p>c. We were all sympathetic to Suzanne over her recent misfortune.</text:p>
          </table:table-cell>
          <table:table-cell office:value-type="string">
            <text:p>ما همگی با سوزان به خاطر بدشانسی اخیرش همدردی کردیم.</text:p>
          </table:table-cell>
          <table:table-cell office:value-type="float" office:value="36">
            <text:p>36</text:p>
          </table:table-cell>
          <table:table-cell office:value-type="float" office:value="6">
            <text:p>6</text:p>
          </table:table-cell>
          <table:table-cell office:value-type="string">
            <text:p>{"word":"Sympathetic","mean":"","countable":"no","type":"adjective","voice":"unknown","plural":"","plural_example":"","example":"I Am Sympathetic To Your Situation.","registers":"[formal: Empathetic], [informal: Understanding]","phrasal_verbs":[],"synonyms":{"formal":["Compassionate","Empathetic","Understanding"],"informal":["Caring","Kind","Considerate"],"neutral":["Concerned","Tender","Supportive"]},"derivations":[{"word":"Sympathy","type":"noun","example":"I Felt Great Sympathy For Her Loss.","example_translation":"من برای از دست دادن او همدردی زیادی احساس کردم.","display":"Sympathy"},{"word":"Sympathize","type":"verb","example":"I Sympathize With Your Pain.","example_translation":"من با درد شما همدردی می کنم.","display":"Sympathize"}],"collocations":[{"collocation":"Sympathetic Ear","example":"She Offered Me A Sympathetic Ear When I Was Upset.","translation":"وقتی ناراحت بودم، او گوش شنوایی برای من بود."},{"collocation":"Sympathetic Character","example":"The Novel Features A Sympathetic Character That Readers Can Relate To.","translation":"این رمان یک شخصیت همدل را نشان می‌دهد که خوانندگان می‌توانند با او ارتباط برقرار کنند."}]}</text:p>
          </table:table-cell>
        </table:table-row>
        <table:table-row>
          <table:table-cell office:value-type="float" office:value="427">
            <text:p>427</text:p>
          </table:table-cell>
          <table:table-cell office:value-type="float" office:value="427">
            <text:p>427</text:p>
          </table:table-cell>
          <table:table-cell office:value-type="string">
            <text:p>Redeem</text:p>
          </table:table-cell>
          <table:table-cell office:value-type="string">
            <text:p>بازخرید کردن، از گرو درآوردن، وفا کردن به</text:p>
          </table:table-cell>
          <table:table-cell office:value-type="string">
            <text:p>uk  /rɪˈdiːm/ us  /rɪˈdiːm/</text:p>
          </table:table-cell>
          <table:table-cell office:value-type="string">
            <text:p>a. The property on which money has been lent is redeemed when the loan is paid back.</text:p>
          </table:table-cell>
          <table:table-cell office:value-type="string">
            <text:p>ملکی که بابت آن وام گرفته شده است، هنگامی که وام بازپرداخت شود، از گرو در می‌آید.</text:p>
          </table:table-cell>
          <table:table-cell office:value-type="string">
            <text:p>Buy back; pay off; carry out; set free; make up for</text:p>
          </table:table-cell>
          <table:table-cell office:value-type="string">
            <text:p>b. My family was relieved to hear that the mortgage had been redeemed.</text:p>
          </table:table-cell>
          <table:table-cell office:value-type="string">
            <text:p>خانواده‌ام از شنیدن خبر بازخرید رهن آسوده خاطر شدند.</text:p>
          </table:table-cell>
          <table:table-cell office:value-type="string">
            <text:p>c. Mr. Franklin promptly redeemed his promise to help us in time of need.</text:p>
          </table:table-cell>
          <table:table-cell office:value-type="string">
            <text:p>آقای فرانکلین به سرعت به قول خود مبنی بر کمک به ما در زمان نیاز، عمل کرد.</text:p>
          </table:table-cell>
          <table:table-cell office:value-type="float" office:value="36">
            <text:p>36</text:p>
          </table:table-cell>
          <table:table-cell office:value-type="float" office:value="7">
            <text:p>7</text:p>
          </table:table-cell>
          <table:table-cell office:value-type="string">
            <text:p>{"word":"Redeem","mean":"","countable":"no","type":"verb","voice":"transitive","plural":"","plural_example":"","example":"He Redeemed Himself After A Poor Performance.","registers":"[formal: Formal], [informal: Neutral]","phrasal_verbs":[],"synonyms":{"formal":["Repurchase","Reclaim","Recover","Regain"],"informal":["Get Back","Make Up For"],"neutral":["Recover","Reclaim","Exchange","Cash In"]},"derivations":[{"word":"Redemption","type":"noun","example":"His Redemption Was A Remarkable Story.","example_translation":"نجات او یک داستان قابل توجه بود.","display":"Redemption"},{"word":"Redeemable","type":"adjective","example":"The Coupon Is Redeemable Until The End Of The Year.","example_translation":"این کوپن تا پایان سال قابل بازخرید است.","display":"Redeemable"}],"collocations":[{"collocation":"Redeem A Coupon","example":"You Can Redeem The Coupon At Any Store.","translation":"شما می توانید کوپن را در هر فروشگاهی بازخرید کنید."},{"collocation":"Redeem A Reward","example":"You Can Redeem Your Rewards Points For A Free Gift.","translation":"شما می توانید امتیازات پاداش خود را برای یک هدیه رایگان بازخرید کنید."},{"collocation":"Redeem A Voucher","example":"I Redeemed A Voucher For A Discounted Meal.","translation":"من یک ووچر برای یک وعده غذایی با تخفیف بازخرید کردم."}]}</text:p>
          </table:table-cell>
        </table:table-row>
        <table:table-row>
          <table:table-cell office:value-type="float" office:value="428">
            <text:p>428</text:p>
          </table:table-cell>
          <table:table-cell office:value-type="float" office:value="428">
            <text:p>428</text:p>
          </table:table-cell>
          <table:table-cell office:value-type="string">
            <text:p>Resume</text:p>
          </table:table-cell>
          <table:table-cell office:value-type="string">
            <text:p>از سر گرفتن</text:p>
          </table:table-cell>
          <table:table-cell office:value-type="string">
            <text:p>uk  /rɪˈzjuːm/ us  /rɪˈzuːm/</text:p>
          </table:table-cell>
          <table:table-cell office:value-type="string">
            <text:p>a. Resume reading where we left off.</text:p>
          </table:table-cell>
          <table:table-cell office:value-type="string">
            <text:p>خواندن را از جایی که قطع کردیم ادامه دهید.</text:p>
          </table:table-cell>
          <table:table-cell office:value-type="string">
            <text:p>Begin again; go on; take again</text:p>
          </table:table-cell>
          <table:table-cell office:value-type="string">
            <text:p>b. Those standing may resume their seats.</text:p>
          </table:table-cell>
          <table:table-cell office:value-type="string">
            <text:p>کسانی که ایستاده‌اند می‌توانند بنشینند.</text:p>
          </table:table-cell>
          <table:table-cell office:value-type="string">
            <text:p>c. The violinist resumed playing after the intermission.</text:p>
          </table:table-cell>
          <table:table-cell office:value-type="string">
            <text:p>نوازنده ویولن پس از استراحت، نواختن را از سر گرفت.</text:p>
          </table:table-cell>
          <table:table-cell office:value-type="float" office:value="36">
            <text:p>36</text:p>
          </table:table-cell>
          <table:table-cell office:value-type="float" office:value="8">
            <text:p>8</text:p>
          </table:table-cell>
          <table:table-cell office:value-type="string">
            <text:p>{"word":"Resume","mean":"","countable":"yes","type":"noun","voice":"unknown","plural":"Resumes","plural_example":"The Human Resources Department Received Hundreds Of Resumes.","example":"She Sent Her Resume To Several Companies.","registers":"[formal: Professional], [informal: Casual]","phrasal_verbs":[],"synonyms":{"formal":["Curriculum Vitae","Background"],"informal":["Summary","Profile"],"neutral":["CV","Record"]},"derivations":[{"word":"Resume","type":"verb","example":"Let's Resume Our Work After The Break.","example_translation":"بیایید بعد از استراحت کار خود را از سر بگیریم.","display":"Resume"}],"collocations":[{"collocation":"Write A Resume","example":"I Need To Write A Resume Before Applying For Jobs.","translation":"قبل از درخواست برای کار، باید یک رزومه بنویسم."},{"collocation":"Submit A Resume","example":"Please Submit Your Resume Online.","translation":"لطفا رزومه خود را به صورت آنلاین ارسال کنید."},{"collocation":"Update A Resume","example":"I Need To Update My Resume With My Latest Experience.","translation":"من باید رزومه خود را با آخرین تجربه خود به روز کنم."}]}</text:p>
          </table:table-cell>
        </table:table-row>
        <table:table-row>
          <table:table-cell office:value-type="float" office:value="429">
            <text:p>429</text:p>
          </table:table-cell>
          <table:table-cell office:value-type="float" office:value="429">
            <text:p>429</text:p>
          </table:table-cell>
          <table:table-cell office:value-type="string">
            <text:p>Harmony</text:p>
          </table:table-cell>
          <table:table-cell office:value-type="string">
            <text:p>هماهنگی</text:p>
          </table:table-cell>
          <table:table-cell office:value-type="string">
            <text:p>uk  /ˈhɑː.mə.ni/ us  /ˈhɑːr.mə.ni/</text:p>
          </table:table-cell>
          <table:table-cell office:value-type="string">
            <text:p>a. We hoped the incident would not disrupt the harmony that existed between the brothers.</text:p>
          </table:table-cell>
          <table:table-cell office:value-type="string">
            <text:p>ما امیدوار بودیم که این حادثه، هماهنگی موجود بین برادران را بر هم نزند.</text:p>
          </table:table-cell>
          <table:table-cell office:value-type="string">
            <text:p>Situation of getting on well together or going well together; sweet or musical sound</text:p>
          </table:table-cell>
          <table:table-cell office:value-type="string">
            <text:p>b. I am sympathetic to Warren because his plans are in harmony with mine.</text:p>
          </table:table-cell>
          <table:table-cell office:value-type="string">
            <text:p>من با وارن همدل هستم زیرا برنامه های او با برنامه های من هماهنگ است.</text:p>
          </table:table-cell>
          <table:table-cell office:value-type="string">
            <text:p>c. We responded to the harmony of the song by humming along.</text:p>
          </table:table-cell>
          <table:table-cell office:value-type="string">
            <text:p>ما با زمزمه کردن همزمان، به هماهنگی آهنگ واکنش نشان دادیم.</text:p>
          </table:table-cell>
          <table:table-cell office:value-type="float" office:value="36">
            <text:p>36</text:p>
          </table:table-cell>
          <table:table-cell office:value-type="float" office:value="9">
            <text:p>9</text:p>
          </table:table-cell>
          <table:table-cell office:value-type="string">
            <text:p>{"word":"Harmony","mean":"","countable":"no","type":"noun","voice":"unknown","plural":"Harmonies","plural_example":"The Song Featured Complex Harmonies.","example":"The Musicians Played In Perfect Harmony.","registers":"[formal: Harmony In International Relations], [informal: Family Harmony]","phrasal_verbs":[],"synonyms":{"formal":["Concord","Accord","Consonance"],"informal":["Peace","Friendliness"],"neutral":["Agreement","Unity","Balance"]},"derivations":[{"word":"Harmonious","type":"adjective","example":"The Garden Has A Harmonious Design.","example_translation":"این باغ طراحی هماهنگی دارد.","display":"Harmonious"},{"word":"Harmonize","type":"verb","example":"The Singers Harmonized Beautifully.","example_translation":"خوانندگان به زیبایی هم آوایی کردند.","display":"Harmonize"}],"collocations":[{"collocation":"Live In Harmony","example":"We Should Strive To Live In Harmony With Our Neighbors.","translation":"ما باید تلاش کنیم با همسایگان خود در هماهنگی زندگی کنیم."},{"collocation":"Perfect Harmony","example":"The Singers Blended In Perfect Harmony.","translation":"خوانندگان با هماهنگی کامل ترکیب شدند."}]}</text:p>
          </table:table-cell>
        </table:table-row>
        <table:table-row>
          <table:table-cell office:value-type="float" office:value="430">
            <text:p>430</text:p>
          </table:table-cell>
          <table:table-cell office:value-type="float" office:value="430">
            <text:p>430</text:p>
          </table:table-cell>
          <table:table-cell office:value-type="string">
            <text:p>Refrain</text:p>
          </table:table-cell>
          <table:table-cell office:value-type="string">
            <text:p>خودداری کردن، امتناع کردن</text:p>
          </table:table-cell>
          <table:table-cell office:value-type="string">
            <text:p>uk  /rɪˈfreɪn/ us  /rɪˈfreɪn/</text:p>
          </table:table-cell>
          <table:table-cell office:value-type="string">
            <text:p>a. Refrain from making hasty promises.</text:p>
          </table:table-cell>
          <table:table-cell office:value-type="string">
            <text:p>از دادن قول‌های عجولانه خودداری کن.</text:p>
          </table:table-cell>
          <table:table-cell office:value-type="string">
            <text:p>Hold back</text:p>
          </table:table-cell>
          <table:table-cell office:value-type="string">
            <text:p>b. Milo could not refrain from laughing at the joke.</text:p>
          </table:table-cell>
          <table:table-cell office:value-type="string">
            <text:p>میلو نتوانست جلوی خنده‌اش را در برابر آن شوخی بگیرد.</text:p>
          </table:table-cell>
          <table:table-cell office:value-type="string">
            <text:p>c. If you want to be heard, you must refrain from mumbling.</text:p>
          </table:table-cell>
          <table:table-cell office:value-type="string">
            <text:p>اگر می‌خواهی صدایت شنیده شود، باید از زیر لب حرف زدن خودداری کنی.</text:p>
          </table:table-cell>
          <table:table-cell office:value-type="float" office:value="36">
            <text:p>36</text:p>
          </table:table-cell>
          <table:table-cell office:value-type="float" office:value="10">
            <text:p>10</text:p>
          </table:table-cell>
          <table:table-cell office:value-type="string">
            <text:p>{"word":"Refrain","mean":"","countable":"no","type":"verb","voice":"intransitive","plural":"","plural_example":"","example":"Please Refrain From Smoking In This Area.","registers":"[formal: Avoiding]","phrasal_verbs":[],"synonyms":{"formal":["Abstain","Desist"],"informal":[],"neutral":["Avoid","Hold Back","Keep From"]},"derivations":[{"word":"refrainment","type":"noun","example":"The Refrainment From Alcohol Was Difficult For Him.","example_translation":"خودداری از الکل برای او دشوار بود.","display":"Refrainment"}],"collocations":[{"collocation":"refrain from doing something","example":"I Had To Refrain From Laughing.","translation":"مجبور شدم از خندیدن خودداری کنم."}]}</text:p>
          </table:table-cell>
        </table:table-row>
        <table:table-row>
          <table:table-cell office:value-type="float" office:value="431">
            <text:p>431</text:p>
          </table:table-cell>
          <table:table-cell office:value-type="float" office:value="431">
            <text:p>431</text:p>
          </table:table-cell>
          <table:table-cell office:value-type="string">
            <text:p>Illegal</text:p>
          </table:table-cell>
          <table:table-cell office:value-type="string">
            <text:p>بر خلاف قانون، غیر قانونی</text:p>
          </table:table-cell>
          <table:table-cell office:value-type="string">
            <text:p>uk  /ɪˈliː.ɡəl/ us  /ɪˈliː.ɡəl/</text:p>
          </table:table-cell>
          <table:table-cell office:value-type="string">
            <text:p>a. It is illegal to reveal the names of juvenile delinquents.</text:p>
          </table:table-cell>
          <table:table-cell office:value-type="string">
            <text:p>فاش کردن اسامی بزهکاران جوان غیرقانونی است.</text:p>
          </table:table-cell>
          <table:table-cell office:value-type="string">
            <text:p>Not lawful; against the law</text:p>
          </table:table-cell>
          <table:table-cell office:value-type="string">
            <text:p>b. Bigamy is illegal in the United States.</text:p>
          </table:table-cell>
          <table:table-cell office:value-type="string">
            <text:p>دو همسری در ایالات متحده غیرقانونی است.</text:p>
          </table:table-cell>
          <table:table-cell office:value-type="string">
            <text:p>c. Mr. Worthington's illegal stock manipulations led to his jail sentence.</text:p>
          </table:table-cell>
          <table:table-cell office:value-type="string">
            <text:p>حساب‌سازی غیرقانونی آقای ورتینگتون در سهام، منجر به محکومیت زندان او گردید.</text:p>
          </table:table-cell>
          <table:table-cell office:value-type="float" office:value="36">
            <text:p>36</text:p>
          </table:table-cell>
          <table:table-cell office:value-type="float" office:value="11">
            <text:p>11</text:p>
          </table:table-cell>
          <table:table-cell office:value-type="string">
            <text:p>{"word":"Illegal","mean":"","countable":"no","type":"adjective","voice":"unknown","plural":"","plural_example":"","example":"It Is Illegal To Park Here.","registers":"[formal: Legal], [informal: Criminal]","phrasal_verbs":[],"synonyms":{"formal":["Unlawful","Illicit"],"informal":["Crooked","Under-the-table"],"neutral":["Prohibited","Banned","Unauthorised"]},"derivations":[{"word":"illegality","type":"noun","example":"The Illegality Of His Actions Was Clear.","example_translation":"غیرقانونی بودن اعمال او واضح بود.","display":"Illegality"},{"word":"illegally","type":"adverb","example":"He Illegally Downloaded The Music.","example_translation":"او به طور غیرقانونی موسیقی را دانلود کرد.","display":"Illegally"}],"collocations":[{"collocation":"Illegal Activity","example":"He Was Involved In Illegal Activity.","translation":"او در فعالیت غیرقانونی دست داشت."},{"collocation":"Illegal Immigrant","example":"The Police Arrested An Illegal Immigrant.","translation":"پلیس یک مهاجر غیرقانونی را دستگیر کرد."},{"collocation":"Illegal Substance","example":"The Athlete Was Banned For Using An Illegal Substance.","translation":"ورزشکار به دلیل استفاده از ماده غیرقانونی محروم شد."}]}</text:p>
          </table:table-cell>
        </table:table-row>
        <table:table-row>
          <table:table-cell office:value-type="float" office:value="432">
            <text:p>432</text:p>
          </table:table-cell>
          <table:table-cell office:value-type="float" office:value="432">
            <text:p>432</text:p>
          </table:table-cell>
          <table:table-cell office:value-type="string">
            <text:p>Narcotic</text:p>
          </table:table-cell>
          <table:table-cell office:value-type="string">
            <text:p>ماده مخدر</text:p>
          </table:table-cell>
          <table:table-cell office:value-type="string">
            <text:p>uk  /nɑːˈkɒt.ɪk/ us  /nɑːrˈkɑːt̬.ɪk/</text:p>
          </table:table-cell>
          <table:table-cell office:value-type="string">
            <text:p>a. Opium is a powerful narcotic.</text:p>
          </table:table-cell>
          <table:table-cell office:value-type="string">
            <text:p>تریاک، یک ماده مخدر قوی است.</text:p>
          </table:table-cell>
          <table:table-cell office:value-type="string">
            <text:p>Drug that produces drowsiness, sleep, dullness, or an insensible condition, and lessens pain by dulling the nerves</text:p>
          </table:table-cell>
          <table:table-cell office:value-type="string">
            <text:p>b. We do not have adequate knowledge of the narcotic properties of these substances.</text:p>
          </table:table-cell>
          <table:table-cell office:value-type="string">
            <text:p>ما اطلاعات کافی از خواص مخدر این مواد نداریم.</text:p>
          </table:table-cell>
          <table:table-cell office:value-type="string">
            <text:p>c. The doctor prescribed a narcotic medicine to soothe the patient's suffering.</text:p>
          </table:table-cell>
          <table:table-cell office:value-type="string">
            <text:p>پزشک داروی مخدر برای تسکین درد بیمار تجویز کرد.</text:p>
          </table:table-cell>
          <table:table-cell office:value-type="float" office:value="36">
            <text:p>36</text:p>
          </table:table-cell>
          <table:table-cell office:value-type="float" office:value="12">
            <text:p>12</text:p>
          </table:table-cell>
          <table:table-cell office:value-type="string">
            <text:p>{"word":"Narcotic","mean":"","countable":"yes","type":"noun","voice":"unknown","plural":"narcotics","plural_example":"The Police Seized A Large Quantity Of Narcotics.","example":"Heroin Is A Powerful Narcotic.","registers":"[formal: Medical, Legal], [informal: Slang]","phrasal_verbs":[],"synonyms":{"formal":["Opioid","Analgesic"],"informal":["Dope","Junk"],"neutral":["Drug","Sedative"]},"derivations":[{"word":"narcotic","type":"adjective","example":"The Patient Was Given A Narcotic Painkiller.","example_translation":"به بیمار یک داروی مسکن مخدر داده شد.","display":"Narcotic"}],"collocations":[{"collocation":"illegal narcotics","example":"The Smuggler Was Arrested For Trafficking Illegal Narcotics.","translation":"قاچاقچی به دلیل قاچاق مواد مخدر غیرقانونی دستگیر شد."},{"collocation":"prescription narcotic","example":"She Takes A Prescription Narcotic For Her Back Pain.","translation":"او برای درد کمرش یک داروی مخدر تجویزی مصرف می کند."}]}</text:p>
          </table:table-cell>
        </table:table-row>
        <table:table-row>
          <table:table-cell office:value-type="float" office:value="433">
            <text:p>433</text:p>
          </table:table-cell>
          <table:table-cell office:value-type="float" office:value="433">
            <text:p>433</text:p>
          </table:table-cell>
          <table:table-cell office:value-type="string">
            <text:p>Heir</text:p>
          </table:table-cell>
          <table:table-cell office:value-type="string">
            <text:p>وارث</text:p>
          </table:table-cell>
          <table:table-cell office:value-type="string">
            <text:p>uk  /eər/ us  /er/</text:p>
          </table:table-cell>
          <table:table-cell office:value-type="string">
            <text:p>a. Though Mr. Sloane is the heir to a gold mine, he lives like a miser.</text:p>
          </table:table-cell>
          <table:table-cell office:value-type="string">
            <text:p>اگرچه آقای اسلون وارث معدن طلاست، اما مثل آدم‌های خسیس زندگی می‌کند.</text:p>
          </table:table-cell>
          <table:table-cell office:value-type="string">
            <text:p>Person who has a right to someone's property after that one dies; person who inherits anything</text:p>
          </table:table-cell>
          <table:table-cell office:value-type="string">
            <text:p>b. The monarch died before he could name an heir to the throne.</text:p>
          </table:table-cell>
          <table:table-cell office:value-type="string">
            <text:p>پادشاه قبل از اینکه بتواند وارث تاج و تخت را معین کند، جهان را بدرود گفت.</text:p>
          </table:table-cell>
          <table:table-cell office:value-type="string">
            <text:p>c. It is essential that we locate the rightful heir at once.</text:p>
          </table:table-cell>
          <table:table-cell office:value-type="string">
            <text:p>لازم است که ما وارث قانونی را سریعاً پیدا کنیم.</text:p>
          </table:table-cell>
          <table:table-cell office:value-type="float" office:value="37">
            <text:p>37</text:p>
          </table:table-cell>
          <table:table-cell office:value-type="float" office:value="1">
            <text:p>1</text:p>
          </table:table-cell>
          <table:table-cell office:value-type="string">
            <text:p>{"word":"Heir","mean":"","countable":"yes","type":"noun","voice":"unknown","plural":"Heirs","plural_example":"The King Had Many Heirs.","example":"He Is The Heir To The Throne.","registers":"[formal: Common], [informal: Uncommon]","phrasal_verbs":[],"synonyms":{"formal":["Successor","Beneficiary","Inheritor"],"informal":[],"neutral":["Descendant"]},"derivations":[{"word":"Heirloom","type":"noun","example":"The Necklace Was A Family Heirloom.","example_translation":"آن گردنبند یک میراث خانوادگی بود.","display":"Heirloom"}],"collocations":[{"collocation":"Rightful Heir","example":"She Was The Rightful Heir To The Estate.","translation":"او وارث قانونی املاک بود."},{"collocation":"Apparent Heir","example":"He Is The Apparent Heir To The Title.","translation":"او وارث ظاهری عنوان است."}]}</text:p>
          </table:table-cell>
        </table:table-row>
        <table:table-row>
          <table:table-cell office:value-type="float" office:value="434">
            <text:p>434</text:p>
          </table:table-cell>
          <table:table-cell office:value-type="float" office:value="434">
            <text:p>434</text:p>
          </table:table-cell>
          <table:table-cell office:value-type="string">
            <text:p>Majestic</text:p>
          </table:table-cell>
          <table:table-cell office:value-type="string">
            <text:p>با شکوه</text:p>
          </table:table-cell>
          <table:table-cell office:value-type="string">
            <text:p>uk  /məˈdʒes.tɪk/ us  /məˈdʒes.tɪk/</text:p>
          </table:table-cell>
          <table:table-cell office:value-type="string">
            <text:p>a. The lion is the most majestic creature of the jungle.</text:p>
          </table:table-cell>
          <table:table-cell office:value-type="string">
            <text:p>شیر با شکوه ترین موجود جنگل است.</text:p>
          </table:table-cell>
          <table:table-cell office:value-type="string">
            <text:p>Grand; noble; dignified; kingly</text:p>
          </table:table-cell>
          <table:table-cell office:value-type="string">
            <text:p>b. In Greek mythology, Mt. Olympus was the majestic home of the gods.</text:p>
          </table:table-cell>
          <table:table-cell office:value-type="string">
            <text:p>در اساطیر یونانی، کوه المپ، جایگاه با شکوه خدایان بود.</text:p>
          </table:table-cell>
          <table:table-cell office:value-type="string">
            <text:p>c. The graduates marched into the auditorium to the music of the majestic symphony.</text:p>
          </table:table-cell>
          <table:table-cell office:value-type="string">
            <text:p>فارغ التحصیلان با نوای یک سمفونی با شکوه وارد سالن شدند.</text:p>
          </table:table-cell>
          <table:table-cell office:value-type="float" office:value="37">
            <text:p>37</text:p>
          </table:table-cell>
          <table:table-cell office:value-type="float" office:value="2">
            <text:p>2</text:p>
          </table:table-cell>
          <table:table-cell office:value-type="string">
            <text:p>{"word":"Majestic","mean":"","countable":"no","type":"adjective","voice":"unknown","plural":"","plural_example":"","example":"The Majestic mountains towered over the valley.","registers":"[formal: ], [informal: ]","phrasal_verbs":[],"synonyms":{"formal":["Grand","Imposing","Stately","Regal"],"informal":[],"neutral":["Magnificent","Splendid","Glorious","Impressive"]},"derivations":[{"word":"Majesty","type":"noun","example":"The Queen greeted the crowd with majesty.","example_translation":"ملکه با شکوه به جمعیت خوش آمد گفت.","display":"Majesty"},{"word":"Majestically","type":"adverb","example":"The eagle soared majestically through the sky.","example_translation":"عقاب با شکوه در آسمان پرواز کرد.","display":"Majestically"}],"collocations":[{"collocation":"Majestic scenery","example":"We were awestruck by the majestic scenery.","translation":"ما از منظره با شکوه شگفت زده شدیم."},{"collocation":"Majestic building","example":"The museum is housed in a majestic building.","translation":"موزه در یک ساختمان با شکوه قرار دارد."}]}</text:p>
          </table:table-cell>
        </table:table-row>
        <table:table-row>
          <table:table-cell office:value-type="float" office:value="435">
            <text:p>435</text:p>
          </table:table-cell>
          <table:table-cell office:value-type="float" office:value="435">
            <text:p>435</text:p>
          </table:table-cell>
          <table:table-cell office:value-type="string">
            <text:p>Dwindle</text:p>
          </table:table-cell>
          <table:table-cell office:value-type="string">
            <text:p>به تدریج ضعیف شدن</text:p>
          </table:table-cell>
          <table:table-cell office:value-type="string">
            <text:p>uk  /ˈdwɪn.dəl/ us  /ˈdwɪn.dəl/</text:p>
          </table:table-cell>
          <table:table-cell office:value-type="string">
            <text:p>a. Our supply of unpolluted water has dwindled.</text:p>
          </table:table-cell>
          <table:table-cell office:value-type="string">
            <text:p>ذخیره آب آلوده نشده ما رو به کاهش است.</text:p>
          </table:table-cell>
          <table:table-cell office:value-type="string">
            <text:p>Become smaller and smaller; shrink</text:p>
          </table:table-cell>
          <table:table-cell office:value-type="string">
            <text:p>b. With no visible signs of their ship, hopes for the men's safety dwindled with each passing hour.</text:p>
          </table:table-cell>
          <table:table-cell office:value-type="string">
            <text:p>بدون هیچ گونه علائم مشهودی از کشتی آنها، امید به زنده ماندن مردان، با گذر هر ساعت کمتر شد.</text:p>
          </table:table-cell>
          <table:table-cell office:value-type="string">
            <text:p>c. After the furious tempest, the dwindling chances of finding the raft vanished entirely.</text:p>
          </table:table-cell>
          <table:table-cell office:value-type="string">
            <text:p>بعد از توفان شدید، شانس ضعیف پیدا کردن کلک، به کلی از بین رفت.</text:p>
          </table:table-cell>
          <table:table-cell office:value-type="float" office:value="37">
            <text:p>37</text:p>
          </table:table-cell>
          <table:table-cell office:value-type="float" office:value="3">
            <text:p>3</text:p>
          </table:table-cell>
          <table:table-cell office:value-type="string">
            <text:p>{"word":"Dwindle","mean":"","countable":"no","type":"verb","voice":"intransitive","plural":"","plural_example":"","example":"The Crowd Began To Dwindle As The Night Wore On.","registers":"[formal: ], [informal: ]","phrasal_verbs":[],"synonyms":{"formal":["Decrease","Diminish","Abate","Lessen"],"informal":["Shrink","Fade"],"neutral":["Reduce","Decline","Ebb"]},"derivations":[{"word":"Dwindling","type":"adjective","example":"The Dwindling Resources Concerned The Scientists.","example_translation":"منابع رو به کاهش دانشمندان را نگران کرده است.","display":"Dwindling"}],"collocations":[{"collocation":"Dwindle Rapidly","example":"The Company's Profits Dwindled Rapidly After The New Regulations.","translation":"سود شرکت پس از مقررات جدید به سرعت کاهش یافت."},{"collocation":"Dwindle To Nothing","example":"His Hopes Dwindled To Nothing As The Deadline Approached.","translation":"با نزدیک شدن به مهلت مقرر، امیدهای او به صفر رسید."},{"collocation":"Dwindle Significantly","example":"Attendance At The Concert Dwindled Significantly Due To The Rain.","translation":"به دلیل باران، تعداد حاضران در کنسرت به طور قابل توجهی کاهش یافت."}]}</text:p>
          </table:table-cell>
        </table:table-row>
        <table:table-row>
          <table:table-cell office:value-type="float" office:value="436">
            <text:p>436</text:p>
          </table:table-cell>
          <table:table-cell office:value-type="float" office:value="436">
            <text:p>436</text:p>
          </table:table-cell>
          <table:table-cell office:value-type="string">
            <text:p>Surplus</text:p>
          </table:table-cell>
          <table:table-cell office:value-type="string">
            <text:p>مازاد</text:p>
          </table:table-cell>
          <table:table-cell office:value-type="string">
            <text:p>uk  /ˈsɜː.pləs/ us  /ˈsɝː.pləs/</text:p>
          </table:table-cell>
          <table:table-cell office:value-type="string">
            <text:p>a. The bank keeps a large surplus of money in reserve.</text:p>
          </table:table-cell>
          <table:table-cell office:value-type="string">
            <text:p>بانک، مازاد فراوانی از پول را به عنوان ذخیره نگه می‌دارد.</text:p>
          </table:table-cell>
          <table:table-cell office:value-type="string">
            <text:p>Addition, surplus, excess, increase, augmentation, plussage</text:p>
          </table:table-cell>
          <table:table-cell office:value-type="string">
            <text:p>b. Surplus wheat, cotton, and soybeans are shipped abroad.</text:p>
          </table:table-cell>
          <table:table-cell office:value-type="string">
            <text:p>مازاد گندم، پنبه و سویا به خارج از کشور صادر می‌شود.</text:p>
          </table:table-cell>
          <table:table-cell office:value-type="string">
            <text:p>c. No mortal ever considers that he has a surplus of good things.</text:p>
          </table:table-cell>
          <table:table-cell office:value-type="string">
            <text:p>هیچ انسانی هرگز تصور نمی‌کند که مازاد نعمت و خوشی دارد.</text:p>
          </table:table-cell>
          <table:table-cell office:value-type="float" office:value="37">
            <text:p>37</text:p>
          </table:table-cell>
          <table:table-cell office:value-type="float" office:value="4">
            <text:p>4</text:p>
          </table:table-cell>
          <table:table-cell office:value-type="string">
            <text:p>{"word":"Surplus","mean":"","countable":"yes","type":"noun","voice":"unknown","plural":"Surpluses","plural_example":"The Company Had Huge Surpluses This Year.","example":"The Country Has A Trade Surplus.","registers":"[formal: Business, Economics]","phrasal_verbs":[],"synonyms":{"formal":["Excess","Overabundance","Superfluity"],"informal":["Extra","Leftover"],"neutral":["Remainder","Balance","Residue"]},"derivations":[{"word":"Surplus","type":"adjective","example":"The Surplus Goods Were Sold At Discounted Prices.","example_translation":"کالاهای مازاد با قیمت های تخفیف دار فروخته شدند.","display":"Surplus"}],"collocations":[{"collocation":"Trade Surplus","example":"The Country Has A Significant Trade Surplus.","translation":"این کشور مازاد تجاری قابل توجهی دارد."},{"collocation":"Budget Surplus","example":"The Government Reported A Budget Surplus.","translation":"دولت مازاد بودجه را گزارش کرد."}]}</text:p>
          </table:table-cell>
        </table:table-row>
        <table:table-row>
          <table:table-cell office:value-type="float" office:value="437">
            <text:p>437</text:p>
          </table:table-cell>
          <table:table-cell office:value-type="float" office:value="437">
            <text:p>437</text:p>
          </table:table-cell>
          <table:table-cell office:value-type="string">
            <text:p>Traitor</text:p>
          </table:table-cell>
          <table:table-cell office:value-type="string">
            <text:p>خائن</text:p>
          </table:table-cell>
          <table:table-cell office:value-type="string">
            <text:p>uk  /ˈtreɪ.tər/ us  /ˈtreɪ.t̬ɚ/</text:p>
          </table:table-cell>
          <table:table-cell office:value-type="string">
            <text:p>a. The patriot sneered when asked to stand on the same platform with the man who was accused of being a traitor.</text:p>
          </table:table-cell>
          <table:table-cell office:value-type="string">
            <text:p>وطن‌پرست وقتی از او درخواست شد تا روی همان جایگاهی بایستد که شخصی متهم به خائن بودن روی آن ایستاده بود، پوزخندی زد.</text:p>
          </table:table-cell>
          <table:table-cell office:value-type="string">
            <text:p>Person who betrays his or her country, a friend, duty, etc.</text:p>
          </table:table-cell>
          <table:table-cell office:value-type="string">
            <text:p>b. No villain is worse than a traitor who betrays his country.</text:p>
          </table:table-cell>
          <table:table-cell office:value-type="string">
            <text:p>هیچ رذلی بدتر از خائنی نیست که به کشورش خیانت می‌کند.</text:p>
          </table:table-cell>
          <table:table-cell office:value-type="string">
            <text:p>c. Do not call him a traitor unless you can verify the charge.</text:p>
          </table:table-cell>
          <table:table-cell office:value-type="string">
            <text:p>او را خائن خطاب نکنید، مگر اینکه بتوانید اتهامش را ثابت کنید.</text:p>
          </table:table-cell>
          <table:table-cell office:value-type="float" office:value="37">
            <text:p>37</text:p>
          </table:table-cell>
          <table:table-cell office:value-type="float" office:value="5">
            <text:p>5</text:p>
          </table:table-cell>
          <table:table-cell office:value-type="string">
            <text:p>{"word":"Traitor","mean":"","countable":"yes","type":"noun","voice":"unknown","plural":"Traitors","plural_example":"The Country Was Riddled With Traitors.","example":"He Was Branded A Traitor For Betraying His Country.","registers":"[formal: Traitor], [informal: Rat]","phrasal_verbs":[],"synonyms":{"formal":["Betrayer","Deserter"],"informal":["Rat","Snitch"],"neutral":["Defector","Double-crosser","Turncoat"]},"derivations":[{"word":"Traitory","type":"noun","example":"His Actions Were Seen As Traitory.","example_translation":"اعمال او به عنوان خیانت دیده شد.","display":"Traitory"},{"word":"Traitorous","type":"adjective","example":"His Traitorous Behavior Was Unforgivable.","example_translation":"رفتار خائنانه او نابخشودنی بود.","display":"Traitorous"}],"collocations":[{"collocation":"Political Traitor","example":"He Was Denounced As A Political Traitor.","translation":"او به عنوان یک خائن سیاسی محکوم شد."},{"collocation":"Turncoat Traitor","example":"They Called Him A Turncoat Traitor.","translation":"آن ها او را خائن تغییر عقیده دهنده نامیدند."}]}</text:p>
          </table:table-cell>
        </table:table-row>
        <table:table-row>
          <table:table-cell office:value-type="float" office:value="438">
            <text:p>438</text:p>
          </table:table-cell>
          <table:table-cell office:value-type="float" office:value="438">
            <text:p>438</text:p>
          </table:table-cell>
          <table:table-cell office:value-type="string">
            <text:p>Deliberate</text:p>
          </table:table-cell>
          <table:table-cell office:value-type="string">
            <text:p>تعمّد کردن، عمداً انجام دادن، سنجیده</text:p>
          </table:table-cell>
          <table:table-cell office:value-type="string">
            <text:p>uk  /dɪˈlɪb.ər.ət/ us  /dɪˈlɪb.ɚ.ət/</text:p>
          </table:table-cell>
          <table:table-cell office:value-type="string">
            <text:p>a. Rico's excuse was a deliberate lie.</text:p>
          </table:table-cell>
          <table:table-cell office:value-type="string">
            <text:p>بهانه ریکو یک دروغ عمدی بود.</text:p>
          </table:table-cell>
          <table:table-cell office:value-type="string">
            <text:p>Deliberate, intentional, purposeful, premeditated, aforethought, designed</text:p>
          </table:table-cell>
          <table:table-cell office:value-type="string">
            <text:p>b. My grandfather walks with deliberate steps.</text:p>
          </table:table-cell>
          <table:table-cell office:value-type="string">
            <text:p>پدربزرگم با قدم‌های سنجیده راه می‌رود.</text:p>
          </table:table-cell>
          <table:table-cell office:value-type="string">
            <text:p>c. Judge Sirica deliberated for a week before making his decision known.</text:p>
          </table:table-cell>
          <table:table-cell office:value-type="string">
            <text:p>قاضی سیریکا قبل از اعلام رای خود به مدت یک هفته تامل کرد.</text:p>
          </table:table-cell>
          <table:table-cell office:value-type="float" office:value="37">
            <text:p>37</text:p>
          </table:table-cell>
          <table:table-cell office:value-type="float" office:value="6">
            <text:p>6</text:p>
          </table:table-cell>
          <table:table-cell office:value-type="string">
            <text:p>{"word":"Deliberate","mean":"","countable":"no","type":"verb","voice":"intransitive","plural":"","plural_example":"","example":"The Jury Must Deliberate Before Reaching A Verdict.","registers":"[formal: The Sentence Sounds More Natural In Formal Contexts]","phrasal_verbs":[],"synonyms":{"formal":["Consider","Ponder","Contemplate","Ruminate","Weigh"],"informal":["Think About","Mull Over"],"neutral":["Discuss","Debate"]},"derivations":[{"word":"Deliberation","type":"noun","example":"After Much Deliberation, They Made Their Choice.","example_translation":"پس از بررسی های فراوان، انتخاب خود را انجام دادند.","display":"Deliberation"},{"word":"Deliberately","type":"adverb","example":"He Deliberately Ignored Her Question.","example_translation":"او عمداً سوال او را نادیده گرفت.","display":"Deliberately"}],"collocations":[{"collocation":"Deliberate Carefully","example":"You Should Deliberate Carefully Before Making A Decision.","translation":"شما باید قبل از تصمیم گیری با دقت تامل کنید."}]}</text:p>
          </table:table-cell>
        </table:table-row>
        <table:table-row>
          <table:table-cell office:value-type="float" office:value="439">
            <text:p>439</text:p>
          </table:table-cell>
          <table:table-cell office:value-type="float" office:value="439">
            <text:p>439</text:p>
          </table:table-cell>
          <table:table-cell office:value-type="string">
            <text:p>Vandal</text:p>
          </table:table-cell>
          <table:table-cell office:value-type="string">
            <text:p>آدم خرابکار</text:p>
          </table:table-cell>
          <table:table-cell office:value-type="string">
            <text:p>uk  /ˈvæn.dəl/ us  /ˈvæn.dəl/</text:p>
          </table:table-cell>
          <table:table-cell office:value-type="string">
            <text:p>a. Adolescent vandals wrecked the cafeteria.</text:p>
          </table:table-cell>
          <table:table-cell office:value-type="string">
            <text:p>خرابکاران جوان کافه تریا را خراب کردند.</text:p>
          </table:table-cell>
          <table:table-cell office:value-type="string">
            <text:p>Person who wilfully or ignorantly destroys or damages beatiful things</text:p>
          </table:table-cell>
          <table:table-cell office:value-type="string">
            <text:p>b. The vandals deliberately ripped the paintings from the wall.</text:p>
          </table:table-cell>
          <table:table-cell office:value-type="string">
            <text:p>خرابکاران نقاشی‌ها را عمداً از روی دیوار کندند.</text:p>
          </table:table-cell>
          <table:table-cell office:value-type="string">
            <text:p>c. We could scarcely believe the damage caused by the vandals.</text:p>
          </table:table-cell>
          <table:table-cell office:value-type="string">
            <text:p>به سختی توانستیم خساراتی را که توسط خرابکاران ایجاد شده بود باور کنیم.</text:p>
          </table:table-cell>
          <table:table-cell office:value-type="float" office:value="37">
            <text:p>37</text:p>
          </table:table-cell>
          <table:table-cell office:value-type="float" office:value="7">
            <text:p>7</text:p>
          </table:table-cell>
          <table:table-cell office:value-type="string">
            <text:p>{"word":"Vandal","mean":"","countable":"yes","type":"noun","voice":"unknown","plural":"Vandals","plural_example":"The Vandals Were A Germanic Tribe.","example":"The Vandals Sacked Rome In The Fifth Century.","registers":"[formal: historical], [informal: derogatory]","phrasal_verbs":[],"synonyms":{"formal":["despoiler","marauder"],"informal":["hooligan","lout","thug"],"neutral":["destroyer","breaker"]},"derivations":[{"word":"vandalize","type":"verb","example":"Someone Vandalized The Statue.","example_translation":"یک نفر مجسمه را تخریب کرد.","display":"Vandalize"},{"word":"vandalism","type":"noun","example":"Vandalism Is A Serious Problem In The City.","example_translation":"تخریب اموال یک مشکل جدی در شهر است.","display":"Vandalism"}],"collocations":[{"collocation":"Petty Vandal","example":"The Police Arrested A Petty Vandal For Spray-Painting The Wall.","translation":"پلیس یک خرابکار کوچک را به دلیل رنگ آمیزی دیوار دستگیر کرد."},{"collocation":"Act Of Vandalism","example":"The Act Of Vandalism Caused Significant Damage To The Building.","translation":"این عمل خرابکاری باعث آسیب قابل توجهی به ساختمان شد."}]}</text:p>
          </table:table-cell>
        </table:table-row>
        <table:table-row>
          <table:table-cell office:value-type="float" office:value="440">
            <text:p>440</text:p>
          </table:table-cell>
          <table:table-cell office:value-type="float" office:value="440">
            <text:p>440</text:p>
          </table:table-cell>
          <table:table-cell office:value-type="string">
            <text:p>Drought</text:p>
          </table:table-cell>
          <table:table-cell office:value-type="string">
            <text:p>خشکسالی</text:p>
          </table:table-cell>
          <table:table-cell office:value-type="string">
            <text:p>uk  /draʊt/ us  /draʊt/</text:p>
          </table:table-cell>
          <table:table-cell office:value-type="string">
            <text:p>a. Because of the drought, some farmers began to migrate to more fertile regions.</text:p>
          </table:table-cell>
          <table:table-cell office:value-type="string">
            <text:p>بخاطر خشکسالی، برخی از کشاورزان به مناطق حاصلخیزتر مهاجرت کردند.</text:p>
          </table:table-cell>
          <table:table-cell office:value-type="string">
            <text:p>Long period of dry weather; lack of rain; lack of water; dryness</text:p>
          </table:table-cell>
          <table:table-cell office:value-type="string">
            <text:p>b. In time of drought, the crops become scorched.</text:p>
          </table:table-cell>
          <table:table-cell office:value-type="string">
            <text:p>در زمان خشکسالی، محصولات زراعی خشک می‌شوند.</text:p>
          </table:table-cell>
          <table:table-cell office:value-type="string">
            <text:p>c. As the drought wore on, people began to grumble against those who had squandered water when it was more plentiful.</text:p>
          </table:table-cell>
          <table:table-cell office:value-type="string">
            <text:p>با طولانی شدن خشکسالی، مردم شروع به گله و شکایت از کسانی کردند که در زمان فراوانی آب، آن را هدر داده بودند.</text:p>
          </table:table-cell>
          <table:table-cell office:value-type="float" office:value="37">
            <text:p>37</text:p>
          </table:table-cell>
          <table:table-cell office:value-type="float" office:value="8">
            <text:p>8</text:p>
          </table:table-cell>
          <table:table-cell office:value-type="string">
            <text:p>{"word":"Drought","mean":"","countable":"no","type":"noun","voice":"unknown","plural":"Droughts","plural_example":"Recurring Droughts Have Led To Widespread Famine.","example":"The Drought Devastated The Region's Crops.","registers":"[formal: Drought], [informal: Dry Spell]","phrasal_verbs":[],"synonyms":{"formal":["Aridity","Desiccation"],"informal":["Dry Spell","Lack Of Rain"],"neutral":["Dryness","Water Shortage"]},"derivations":[{"word":"Droughty","type":"adjective","example":"The Droughty Land Was Barren.","example_translation":"زمین خشک و بایر بود.","display":"Droughty"}],"collocations":[{"collocation":"Severe Drought","example":"The Region Is Experiencing A Severe Drought.","translation":"منطقه در حال تجربه خشکسالی شدید است."},{"collocation":"Prolonged Drought","example":"A Prolonged Drought Can Cause Widespread Famine.","translation":"خشکسالی طولانی مدت می تواند باعث قحطی گسترده شود."}]}</text:p>
          </table:table-cell>
        </table:table-row>
        <table:table-row>
          <table:table-cell office:value-type="float" office:value="441">
            <text:p>441</text:p>
          </table:table-cell>
          <table:table-cell office:value-type="float" office:value="441">
            <text:p>441</text:p>
          </table:table-cell>
          <table:table-cell office:value-type="string">
            <text:p>Abide</text:p>
          </table:table-cell>
          <table:table-cell office:value-type="string">
            <text:p>تحمل کردن، پایبند بودن</text:p>
          </table:table-cell>
          <table:table-cell office:value-type="string">
            <text:p>uk  /əˈbaɪd/ us  /əˈbaɪd/</text:p>
          </table:table-cell>
          <table:table-cell office:value-type="string">
            <text:p>a. The team decided unanimously to abide by the captain's ruling.</text:p>
          </table:table-cell>
          <table:table-cell office:value-type="string">
            <text:p>اعضای تیم، به اتفاق آرا تصمیم گرفتند که به رای کاپیتان پایبند باشند.</text:p>
          </table:table-cell>
          <table:table-cell office:value-type="string">
            <text:p>Dwell, hang around, remain, stay, stick around, tarry</text:p>
          </table:table-cell>
          <table:table-cell office:value-type="string">
            <text:p>b. Senator Ervin abided by his promise not to allow demonstrations in the committee room.</text:p>
          </table:table-cell>
          <table:table-cell office:value-type="string">
            <text:p>سناتور اروین به قول خود مبنی بر اینکه اجازه ندهد تظاهرات در اتاق کمیته برگزار شود، پایبند ماند.</text:p>
          </table:table-cell>
          <table:table-cell office:value-type="string">
            <text:p>c. My mother cannot abide dirt and vermin.</text:p>
          </table:table-cell>
          <table:table-cell office:value-type="string">
            <text:p>مادرم نمی تواند کثیفی و حشرات موذی را تحمل کند.</text:p>
          </table:table-cell>
          <table:table-cell office:value-type="float" office:value="37">
            <text:p>37</text:p>
          </table:table-cell>
          <table:table-cell office:value-type="float" office:value="9">
            <text:p>9</text:p>
          </table:table-cell>
          <table:table-cell office:value-type="string">
            <text:p>{"word":"Abide","mean":"","countable":"no","type":"verb","voice":"both","plural":"","plural_example":"","example":"I Cannot Abide Laziness.","registers":"[formal: Often used in legal or formal contexts], [informal: Less common in everyday speech]","phrasal_verbs":[{"verb":"abide by","definition":"To accept and act according to a rule or decision","example":"You Must Abide By The Judge's Decision.","example_translation":"شما باید از تصمیم قاضی تبعیت کنید."}],"synonyms":{"formal":["Comply","Adhere","Uphold","Respect"],"informal":["Follow","Obey"],"neutral":["Tolerate","Endure","Bear","Stand"]},"derivations":[{"word":"abiding","type":"adjective","example":"They Have An Abiding Love For Each Other.","example_translation":"آنها یک عشق پایدار به یکدیگر دارند.","display":"Abiding"}],"collocations":[{"collocation":"abide the consequences","example":"They Must Abide The Consequences Of Their Actions.","translation":"آنها باید عواقب اعمال خود را تحمل کنند."},{"collocation":"abide by the law","example":"Everyone Must Abide By The Law.","translation":"همه باید از قانون تبعیت کنند."}]}</text:p>
          </table:table-cell>
        </table:table-row>
        <table:table-row>
          <table:table-cell office:value-type="float" office:value="442">
            <text:p>442</text:p>
          </table:table-cell>
          <table:table-cell office:value-type="float" office:value="442">
            <text:p>442</text:p>
          </table:table-cell>
          <table:table-cell office:value-type="string">
            <text:p>Unify</text:p>
          </table:table-cell>
          <table:table-cell office:value-type="string">
            <text:p>متحد کردن</text:p>
          </table:table-cell>
          <table:table-cell office:value-type="string">
            <text:p>uk  /ˈjuː.nɪ.faɪ/ us  /ˈjuː.nə.faɪ/</text:p>
          </table:table-cell>
          <table:table-cell office:value-type="string">
            <text:p>a. The novel traces the developments that unified the family.</text:p>
          </table:table-cell>
          <table:table-cell office:value-type="string">
            <text:p>رمان تحولاتی را دنبال می‌کند که خانواده را متحد کرد.</text:p>
          </table:table-cell>
          <table:table-cell office:value-type="string">
            <text:p>Unite, make or form into one</text:p>
          </table:table-cell>
          <table:table-cell office:value-type="string">
            <text:p>b. After the Civil War, our country became unified more strongly.</text:p>
          </table:table-cell>
          <table:table-cell office:value-type="string">
            <text:p>بعد از جنگ داخلی، کشورمان به شکل قوی‌تری متحد شد.</text:p>
          </table:table-cell>
          <table:table-cell office:value-type="string">
            <text:p>c. It takes a great deal of training to unify all these recruits into an efficient fighting machine.</text:p>
          </table:table-cell>
          <table:table-cell office:value-type="string">
            <text:p>متحد کردن این همه سرباز و تبدیل آن‌ها به یک ماشین جنگی کارآمد، به آموزش زیادی نیاز دارد.</text:p>
          </table:table-cell>
          <table:table-cell office:value-type="float" office:value="37">
            <text:p>37</text:p>
          </table:table-cell>
          <table:table-cell office:value-type="float" office:value="10">
            <text:p>10</text:p>
          </table:table-cell>
          <table:table-cell office:value-type="string">
            <text:p>{"word":"Unify","mean":"","countable":"no","type":"verb","voice":"transitive","plural":"","plural_example":"","example":"The President Sought To Unify The Country After The Divisive Election.","registers":"[formal: Unify Is Often Used In Political And Official Contexts]","phrasal_verbs":[],"synonyms":{"formal":["Consolidate","Integrate","Harmonize"],"informal":["Join","Link"],"neutral":["Combine","Merge","Connect"]},"derivations":[{"word":"Unity","type":"noun","example":"The Team Showed Great Unity.","example_translation":"تیم اتحاد بزرگی از خود نشان داد.","display":"Unity"},{"word":"Unified","type":"adjective","example":"They Presented A Unified Front.","example_translation":"آنها یک جبهه متحد ارائه دادند.","display":"Unified"},{"word":"Unification","type":"noun","example":"The Unification Of Germany Was A Significant Event.","example_translation":"اتحاد آلمان یک رویداد مهم بود.","display":"Unification"}],"collocations":[{"collocation":"Unify Efforts","example":"We Need To Unify Our Efforts To Achieve The Goal.","translation":"ما باید تلاش های خود را برای دستیابی به هدف متحد کنیم."},{"collocation":"Unify Standards","example":"The Goal Is To Unify Standards Across The Industry.","translation":"هدف این است که استانداردها را در سراسر صنعت متحد کنیم."}]}</text:p>
          </table:table-cell>
        </table:table-row>
        <table:table-row>
          <table:table-cell office:value-type="float" office:value="443">
            <text:p>443</text:p>
          </table:table-cell>
          <table:table-cell office:value-type="float" office:value="443">
            <text:p>443</text:p>
          </table:table-cell>
          <table:table-cell office:value-type="string">
            <text:p>Summit</text:p>
          </table:table-cell>
          <table:table-cell office:value-type="string">
            <text:p>اوج، قله</text:p>
          </table:table-cell>
          <table:table-cell office:value-type="string">
            <text:p>uk  /ˈsʌm.ɪt/ us  /ˈsʌm.ɪt/</text:p>
          </table:table-cell>
          <table:table-cell office:value-type="string">
            <text:p>a. We estimated the summit of the mountain to be twenty thousand feet.</text:p>
          </table:table-cell>
          <table:table-cell office:value-type="string">
            <text:p>ما قله‌ی کوه را بیست هزار پا تخمین زدیم.</text:p>
          </table:table-cell>
          <table:table-cell office:value-type="string">
            <text:p>The highest part or point</text:p>
          </table:table-cell>
          <table:table-cell office:value-type="string">
            <text:p>b. Do not underestimate Ruth's ambition to reach the summit of the acting profession.</text:p>
          </table:table-cell>
          <table:table-cell office:value-type="string">
            <text:p>آرزوهای "روث" را برای رسیدن به اوج حرفه بازیگری دست کم نگیر.</text:p>
          </table:table-cell>
          <table:table-cell office:value-type="string">
            <text:p>c. The summit meeting of world leaders diminished the threat of war.</text:p>
          </table:table-cell>
          <table:table-cell office:value-type="string">
            <text:p>اجلاس سران رهبران جهان، تهدید جنگ را کاهش داد.</text:p>
          </table:table-cell>
          <table:table-cell office:value-type="float" office:value="37">
            <text:p>37</text:p>
          </table:table-cell>
          <table:table-cell office:value-type="float" office:value="11">
            <text:p>11</text:p>
          </table:table-cell>
          <table:table-cell office:value-type="string">
            <text:p>{"word":"Summit","mean":"","countable":"yes","type":"noun","voice":"unknown","plural":"Summits","plural_example":"The G7 Summits Are Important International Events.","example":"The Climbers Reached The Summit Of Mount Everest.","registers":"[formal: High], [neutral: Normal]","phrasal_verbs":[],"synonyms":{"formal":["Apex","Crest","Pinnacle"],"informal":["Top"],"neutral":["Peak","Height"]},"derivations":[{"word":"Summit","type":"verb","example":"They Summitted The Mountain In Record Time.","example_translation":"آنها در زمان رکورد به قله کوه صعود کردند.","display":"Summit (Verb)"}],"collocations":[{"collocation":"reach the summit","example":"They Finally Reached The Summit After Days Of Climbing.","translation":"آنها پس از روزها کوهنوردی بالاخره به قله رسیدند."},{"collocation":"annual summit","example":"The Annual Summit Brings Together Leaders From Around The World.","translation":"اجلاس سالانه رهبران جهان را گرد هم می آورد."},{"collocation":"important summit","example":"The Important Summit Focused On Climate Change.","translation":"اجلاس مهم بر تغییرات آب و هوایی متمرکز بود."}]}</text:p>
          </table:table-cell>
        </table:table-row>
        <table:table-row>
          <table:table-cell office:value-type="float" office:value="444">
            <text:p>444</text:p>
          </table:table-cell>
          <table:table-cell office:value-type="float" office:value="444">
            <text:p>444</text:p>
          </table:table-cell>
          <table:table-cell office:value-type="string">
            <text:p>Heed</text:p>
          </table:table-cell>
          <table:table-cell office:value-type="string">
            <text:p>توجه کردن به</text:p>
          </table:table-cell>
          <table:table-cell office:value-type="string">
            <text:p>uk  /hiːd/ us  /hiːd/</text:p>
          </table:table-cell>
          <table:table-cell office:value-type="string">
            <text:p>a. I demand that you heed what I say.</text:p>
          </table:table-cell>
          <table:table-cell office:value-type="string">
            <text:p>تقاضا می‌کنم به آنچه می‌گویم به دقت توجه کنید.</text:p>
          </table:table-cell>
          <table:table-cell office:value-type="string">
            <text:p>To give attention; have regard.</text:p>
          </table:table-cell>
          <table:table-cell office:value-type="string">
            <text:p>b. Florence pays no heed to what the signs say.</text:p>
          </table:table-cell>
          <table:table-cell office:value-type="string">
            <text:p>فلورانس هیچ توجهی به آنچه علائم می‌گویند نمی‌کند.</text:p>
          </table:table-cell>
          <table:table-cell office:value-type="string">
            <text:p>c. Take heed and be on guard against those who try to deceive you.</text:p>
          </table:table-cell>
          <table:table-cell office:value-type="string">
            <text:p>دقت کنید و مراقب کسانی که سعی می‌کنند شما را فریب دهند، باشید.</text:p>
          </table:table-cell>
          <table:table-cell office:value-type="float" office:value="37">
            <text:p>37</text:p>
          </table:table-cell>
          <table:table-cell office:value-type="float" office:value="12">
            <text:p>12</text:p>
          </table:table-cell>
          <table:table-cell office:value-type="string">
            <text:p>{"word":"Heed","mean":"","countable":"no","type":"verb","voice":"transitive","plural":"","plural_example":"","example":"You Should Heed My Advice.","registers":"[formal: Formal], [informal: Informal]","phrasal_verbs":[],"synonyms":{"formal":["Attend To","Mind","Consider","Observe"],"informal":["Listen Up"],"neutral":["Notice","Pay Attention To","Take Notice Of","Consider"]},"derivations":[{"word":"Heedful","type":"adjective","example":"Be Heedful Of The Instructions.","example_translation":"به دستورالعمل ها توجه کن.","display":"Heedful"},{"word":"Heedless","type":"adjective","example":"He Was Heedless Of The Danger.","example_translation":"او از خطر غافل بود.","display":"Heedless"}],"collocations":[{"collocation":"Heed A Warning","example":"The Pilot Heeded The Warning About Icy Conditions.","translation":"خلبان به اخطار در مورد شرایط یخبندان توجه کرد."},{"collocation":"Heed Advice","example":"It Is Wise To Heed The Advice Of Experienced Professionals.","translation":"عاقلانه است که به نصیحت متخصصان مجرب توجه کنید."}]}</text:p>
          </table:table-cell>
        </table:table-row>
        <table:table-row>
          <table:table-cell office:value-type="float" office:value="445">
            <text:p>445</text:p>
          </table:table-cell>
          <table:table-cell office:value-type="float" office:value="445">
            <text:p>445</text:p>
          </table:table-cell>
          <table:table-cell office:value-type="string">
            <text:p>Biography</text:p>
          </table:table-cell>
          <table:table-cell office:value-type="string">
            <text:p>شرح حال، زندگی‌نامه</text:p>
          </table:table-cell>
          <table:table-cell office:value-type="string">
            <text:p>uk  /baɪˈɒɡ.rə.fi/ us  /baɪˈɑː.ɡrə.fi/</text:p>
          </table:table-cell>
          <table:table-cell office:value-type="string">
            <text:p>a. Our teacher recommended the biography of the architect Frank Lloyd Wright.</text:p>
          </table:table-cell>
          <table:table-cell office:value-type="string">
            <text:p>معلم ما زندگی‌نامه معمار فرانک لوید رایت را توصیه کرد.</text:p>
          </table:table-cell>
          <table:table-cell office:value-type="string">
            <text:p>The written story of a person's life; the part of literature that consists of biographies</text:p>
          </table:table-cell>
          <table:table-cell office:value-type="string">
            <text:p>b. The reading of a biography gives a knowledge of people and events that cannot always be obtained from history books.</text:p>
          </table:table-cell>
          <table:table-cell office:value-type="string">
            <text:p>خواندن یک زندگی‌نامه، اطلاعاتی از افراد و وقایعی را به ما می‌دهد که همیشه نمی‌توان از کتاب‌های تاریخی به دست آورد.</text:p>
          </table:table-cell>
          <table:table-cell office:value-type="string">
            <text:p>c. The biography of Malcolm X is a popular book in our school.</text:p>
          </table:table-cell>
          <table:table-cell office:value-type="string">
            <text:p>زندگینامه مالکوم ایکس در مدرسه ما کتاب معروفی است.</text:p>
          </table:table-cell>
          <table:table-cell office:value-type="float" office:value="38">
            <text:p>38</text:p>
          </table:table-cell>
          <table:table-cell office:value-type="float" office:value="1">
            <text:p>1</text:p>
          </table:table-cell>
          <table:table-cell office:value-type="string">
            <text:p>{"word":"Biography","mean":"","countable":"yes","type":"noun","voice":"unknown","plural":"Biographies","plural_example":"Several Biographies Of Famous Scientists Have Been Published This Year.","example":"Her Biography Is A Compelling Account Of A Remarkable Life.","registers":"[formal: Biography], [neutral: Biography], [informal: Bio]","phrasal_verbs":[],"synonyms":{"formal":["Life Story","Life History"],"informal":["Bio"],"neutral":["Profile","Account"]},"derivations":[{"word":"Biographer","type":"noun","example":"He Is A Well-Known Biographer.","example_translation":"او یک زندگی نامه نویس مشهور است.","display":"Biographer"},{"word":"Biographical","type":"adjective","example":"The Film Is Based On Biographical Facts.","example_translation":"این فیلم بر اساس حقایق زندگینامه ای ساخته شده است.","display":"Biographical"}],"collocations":[{"collocation":"Authorized Biography","example":"The Author Wrote An Authorized Biography Of The President.","translation":"نویسنده یک زندگینامه مجاز از رئیس جمهور نوشت."},{"collocation":"Detailed Biography","example":"She Read A Detailed Biography Of Marie Curie.","translation":"او یک زندگینامه مفصل از ماری کوری خواند."}]}</text:p>
          </table:table-cell>
        </table:table-row>
        <table:table-row>
          <table:table-cell office:value-type="float" office:value="446">
            <text:p>446</text:p>
          </table:table-cell>
          <table:table-cell office:value-type="float" office:value="446">
            <text:p>446</text:p>
          </table:table-cell>
          <table:table-cell office:value-type="string">
            <text:p>Drench</text:p>
          </table:table-cell>
          <table:table-cell office:value-type="string">
            <text:p>خیس کردن</text:p>
          </table:table-cell>
          <table:table-cell office:value-type="string">
            <text:p>uk  /drentʃ/ us  /drentʃ/</text:p>
          </table:table-cell>
          <table:table-cell office:value-type="string">
            <text:p>A heavy rain drenched the campus, and the students had to dry out their wet clothing.</text:p>
          </table:table-cell>
          <table:table-cell office:value-type="string">
            <text:p>باران شدیدی محوطه دانشگاه را خیس کرد و دانشجویان مجبور شدند لباس‌های خیس خود را خشک کنند.</text:p>
          </table:table-cell>
          <table:table-cell office:value-type="string">
            <text:p>Wet thoroughly; soak</text:p>
          </table:table-cell>
          <table:table-cell office:value-type="string">
            <text:p>The drenching rains resumed after only one day of sunshine.</text:p>
          </table:table-cell>
          <table:table-cell office:value-type="string">
            <text:p>باران‌های سیل‌آسا پس از تنها یک روز آفتابی دوباره شروع شد.</text:p>
          </table:table-cell>
          <table:table-cell office:value-type="string">
            <text:p>His fraternity friends tried to drench him, but he was too clever for them.</text:p>
          </table:table-cell>
          <table:table-cell office:value-type="string">
            <text:p>دوستان صمیمی‌اش سعی کردند او را خیس کنند، اما او زرنگ‌تر از آن‌ها بود.</text:p>
          </table:table-cell>
          <table:table-cell office:value-type="float" office:value="38">
            <text:p>38</text:p>
          </table:table-cell>
          <table:table-cell office:value-type="float" office:value="2">
            <text:p>2</text:p>
          </table:table-cell>
          <table:table-cell office:value-type="string">
            <text:p>{"word":"Drench","mean":"","countable":"no","type":"verb","voice":"transitive","plural":"","plural_example":"","example":"The Rain Drenched My Clothes.","registers":"[formal: ], [informal: ]","phrasal_verbs":[],"synonyms":{"formal":["Saturate","Soak"],"informal":["Soak","Wet"],"neutral":["Soak","Steep","Immerse","Wet","Saturate"]},"derivations":[{"word":"Drenched","type":"adjective","example":"I Was Drenched To The Bone.","example_translation":"تا مغز استخوان خیس شده بودم.","display":"Drenched"},{"word":"Drenching","type":"noun","example":"The Garden Got A Good Drenching.","example_translation":"باغ یک خیس شدن حسابی داشت.","display":"Drenching"}],"collocations":[{"collocation":"Completely Drench","example":"The Storm Completely Drenched The City.","translation":"طوفان کاملاً شهر را خیس کرد."},{"collocation":"Drench Something Thoroughly","example":"Drench The Cloth Thoroughly Before Applying It.","translation":"قبل از استفاده، پارچه را کاملاً خیس کنید."}]}</text:p>
          </table:table-cell>
        </table:table-row>
        <table:table-row>
          <table:table-cell office:value-type="float" office:value="447">
            <text:p>447</text:p>
          </table:table-cell>
          <table:table-cell office:value-type="float" office:value="447">
            <text:p>447</text:p>
          </table:table-cell>
          <table:table-cell office:value-type="string">
            <text:p>Swarm</text:p>
          </table:table-cell>
          <table:table-cell office:value-type="string">
            <text:p>گله، ازدحام کردن</text:p>
          </table:table-cell>
          <table:table-cell office:value-type="string">
            <text:p>uk  /swɔːm/ us  /swɔːrm/</text:p>
          </table:table-cell>
          <table:table-cell office:value-type="string">
            <text:p>a. As darkness approached, the swarms of children playing in the park dwindled to a handful.</text:p>
          </table:table-cell>
          <table:table-cell office:value-type="string">
            <text:p>هنگامی که تاریکی فرا رسید، انبوه بچه‌هایی که در پارک بازی می‌کردند به تعداد انگشت شماری کاهش یافتند.</text:p>
          </table:table-cell>
          <table:table-cell office:value-type="string">
            <text:p>Group of insects flying or moving about together; crowd or great number; to fly or move about in great numbers</text:p>
          </table:table-cell>
          <table:table-cell office:value-type="string">
            <text:p>b. The mosquitoes swarmed out of the swamp.</text:p>
          </table:table-cell>
          <table:table-cell office:value-type="string">
            <text:p>پشه‌ها فوج‌وار از باتلاق بیرون آمدند.</text:p>
          </table:table-cell>
          <table:table-cell office:value-type="string">
            <text:p>c. Our campus swarmed with new students in September.</text:p>
          </table:table-cell>
          <table:table-cell office:value-type="string">
            <text:p>در ماه سپتامبر، محوطهٔ دانشگاه پر از دانشجویان جدید بود.</text:p>
          </table:table-cell>
          <table:table-cell office:value-type="float" office:value="38">
            <text:p>38</text:p>
          </table:table-cell>
          <table:table-cell office:value-type="float" office:value="3">
            <text:p>3</text:p>
          </table:table-cell>
          <table:table-cell office:value-type="string">
            <text:p>{"word":"Swarm","mean":"","countable":"yes","type":"noun","voice":"unknown","plural":"Swarms","plural_example":"There Were Swarms Of Tourists In The City Center.","example":"A Swarm Of Bees Flew Into The Garden.","registers":"[formal: Absent], [informal: Absent]","phrasal_verbs":[],"synonyms":{"formal":["Assembly","Gathering"],"informal":["Crowd","Mob"],"neutral":["Group","Cluster","Horde"]},"derivations":[{"word":"Swarming","type":"adjective","example":"The Swarming Insects Were A Nuisance.","example_translation":"حشرات دسته‌جمعی آزاردهنده بودند.","display":"Swarming"},{"word":"Swarm","type":"verb","example":"Bees Swarm Around The Hive.","example_translation":"زنبورها دور کندو جمع می شوند.","display":"Swarm"}],"collocations":[{"collocation":"A Swarm Of Bees","example":"A Swarm Of Bees Attacked The Hiker.","translation":"دسته ای از زنبورها به کوهنورد حمله کردند."},{"collocation":"A Swarm Of Locusts","example":"A Swarm Of Locusts Can Destroy Entire Fields.","translation":"دسته ای از ملخ ها می توانند کل مزارع را نابود کنند."}]}</text:p>
          </table:table-cell>
        </table:table-row>
        <table:table-row>
          <table:table-cell office:value-type="float" office:value="448">
            <text:p>448</text:p>
          </table:table-cell>
          <table:table-cell office:value-type="float" office:value="448">
            <text:p>448</text:p>
          </table:table-cell>
          <table:table-cell office:value-type="string">
            <text:p>Wobble</text:p>
          </table:table-cell>
          <table:table-cell office:value-type="string">
            <text:p>لرزیدن، تلو تلو خوردن، لرزش</text:p>
          </table:table-cell>
          <table:table-cell office:value-type="string">
            <text:p>uk  /ˈwɒb.əl/ us  /ˈwɑː.bəl/</text:p>
          </table:table-cell>
          <table:table-cell office:value-type="string">
            <text:p>a. Little Perry thrust his feet into the oversized shoes and wobbled over to the table.</text:p>
          </table:table-cell>
          <table:table-cell office:value-type="string">
            <text:p>پری کوچولو پاهایش را در کفش‌های بسیار بزرگ فرو کرد و به سمت میز تلوتلو خورد.</text:p>
          </table:table-cell>
          <table:table-cell office:value-type="string">
            <text:p>Move unsteadily from side to side</text:p>
          </table:table-cell>
          <table:table-cell office:value-type="string">
            <text:p>b. A baby wobbles when it begins to walk alone.</text:p>
          </table:table-cell>
          <table:table-cell office:value-type="string">
            <text:p>هنگامی که نوزادی به تنهایی شروع به راه رفتن می‌کند، تلوتلو می‌خورد.</text:p>
          </table:table-cell>
          <table:table-cell office:value-type="string">
            <text:p>c. Lacking experience on the high wire, the clown wobbled along until he reached the safety of the platform.</text:p>
          </table:table-cell>
          <table:table-cell office:value-type="string">
            <text:p>از آنجایی که دلقک تجربهٔ راه رفتن روی سیم‌های بلند را نداشت، تمام مسیر را تلوتلو خورد تا به سکوی امن رسید.</text:p>
          </table:table-cell>
          <table:table-cell office:value-type="float" office:value="38">
            <text:p>38</text:p>
          </table:table-cell>
          <table:table-cell office:value-type="float" office:value="4">
            <text:p>4</text:p>
          </table:table-cell>
          <table:table-cell office:value-type="string">
            <text:p>{"word":"Wobble","mean":"","countable":"no","type":"verb","voice":"intransitive","plural":"","plural_example":"","example":"The Table Started To Wobble When I Leaned On It.","registers":"[informal: Wobble Is More Commonly Used In Informal Contexts]","phrasal_verbs":[],"synonyms":{"formal":["Oscillate","Vacillate"],"informal":["Jiggle","Teeter"],"neutral":["Shake","Tremble","Sway"]},"derivations":[{"word":"Wobbly","type":"adjective","example":"The Chair Is A Bit Wobbly.","example_translation":"صندلی کمی لق می زند.","display":"Wobbly"},{"word":"Wobbling","type":"noun","example":"The Wobbling Of The Bridge Made Me Nervous.","example_translation":"لرزش پل مرا عصبی کرد.","display":"Wobbling"}],"collocations":[{"collocation":"Slightly Wobble","example":"The Bicycle Slightly Wobbled As I Rode It.","translation":"دوچرخه کمی لرزید وقتی سوارش شدم."},{"collocation":"Cause To Wobble","example":"The Earthquake Caused The Buildings To Wobble.","translation":"زلزله باعث لرزش ساختمان ها شد."}]}</text:p>
          </table:table-cell>
        </table:table-row>
        <table:table-row>
          <table:table-cell office:value-type="float" office:value="449">
            <text:p>449</text:p>
          </table:table-cell>
          <table:table-cell office:value-type="float" office:value="449">
            <text:p>449</text:p>
          </table:table-cell>
          <table:table-cell office:value-type="string">
            <text:p>Tumult</text:p>
          </table:table-cell>
          <table:table-cell office:value-type="string">
            <text:p>غوغا، جنجال</text:p>
          </table:table-cell>
          <table:table-cell office:value-type="string">
            <text:p>uk  /ˈtʃuː.mʌlt/ us  /ˈtuː.mʌlt/</text:p>
          </table:table-cell>
          <table:table-cell office:value-type="string">
            <text:p>The sailors' voices were too feeble to be heard above the tumult of the storm.</text:p>
          </table:table-cell>
          <table:table-cell office:value-type="string">
            <text:p>صدای ملوانان به حدی ضعیف بود که در غوغای طوفان قابل شنیدن نبود.</text:p>
          </table:table-cell>
          <table:table-cell office:value-type="string">
            <text:p>Noise; uproar; violent disturbance or disorder</text:p>
          </table:table-cell>
          <table:table-cell office:value-type="string">
            <text:p>There was such a tumult in the halls we concluded an accident had occurred.</text:p>
          </table:table-cell>
          <table:table-cell office:value-type="string">
            <text:p>چنان همهمه‌ای در سالن بر پا بود که تصور کردیم حادثه‌ای رخ داده است.</text:p>
          </table:table-cell>
          <table:table-cell office:value-type="string">
            <text:p>The dreaded cry of "Fire!" caused a tumult in the theater.</text:p>
          </table:table-cell>
          <table:table-cell office:value-type="string">
            <text:p>فریاد مرگبار "آتش!" آشوبی در سینما به وجود آورد.</text:p>
          </table:table-cell>
          <table:table-cell office:value-type="float" office:value="38">
            <text:p>38</text:p>
          </table:table-cell>
          <table:table-cell office:value-type="float" office:value="5">
            <text:p>5</text:p>
          </table:table-cell>
          <table:table-cell office:value-type="string">
            <text:p>{"word":"Tumult","mean":"","countable":"no","type":"noun","voice":"unknown","plural":"tumults","plural_example":"The Town Has Seen Many Tumults.","example":"The Speech Was Received With Tumult.","registers":"[formal: Used In Formal Contexts], [informal: Less Common In Informal Speech]","phrasal_verbs":[],"synonyms":{"formal":["Commotion","Disorder","Uproar","Agitation"],"informal":["Chaos","Ruckus"],"neutral":["Disturbance","Turmoil","Confusion","Hubbub"]},"derivations":[{"word":"Tumultuous","type":"adjective","example":"They Had A Tumultuous Relationship.","example_translation":"آن ها رابطه پر آشوبی داشتند.","display":"Tumultuous"}],"collocations":[{"collocation":"Great Tumult","example":"The News Caused Great Tumult Among The People.","translation":"این خبر باعث آشفتگی بزرگی در بین مردم شد."},{"collocation":"Political Tumult","example":"The Country Was Plunged Into Political Tumult.","translation":"کشور در آشفتگی سیاسی فرو رفت."}]}</text:p>
          </table:table-cell>
        </table:table-row>
        <table:table-row>
          <table:table-cell office:value-type="float" office:value="450">
            <text:p>450</text:p>
          </table:table-cell>
          <table:table-cell office:value-type="float" office:value="450">
            <text:p>450</text:p>
          </table:table-cell>
          <table:table-cell office:value-type="string">
            <text:p>Kneel</text:p>
          </table:table-cell>
          <table:table-cell office:value-type="string">
            <text:p>زانو زدن</text:p>
          </table:table-cell>
          <table:table-cell office:value-type="string">
            <text:p>uk  /niːl/ us  /niːl/</text:p>
          </table:table-cell>
          <table:table-cell office:value-type="string">
            <text:p>a. Myra knelt down to pull a weed from the drenched flower bed.</text:p>
          </table:table-cell>
          <table:table-cell office:value-type="string">
            <text:p>میرا زانو زد تا علف هرزی را از باغچه خیس بیرون بکشد.</text:p>
          </table:table-cell>
          <table:table-cell office:value-type="string">
            <text:p>Go down on one's knees; remain on the knees</text:p>
          </table:table-cell>
          <table:table-cell office:value-type="string">
            <text:p>b. The condemned man knelt before the monarch and pleaded for mercy.</text:p>
          </table:table-cell>
          <table:table-cell office:value-type="string">
            <text:p>مرد محکوم در مقابل پادشاه زانو زد و تقاضای بخشش نمود.</text:p>
          </table:table-cell>
          <table:table-cell office:value-type="string">
            <text:p>c. Kneeling over the still figure, the lifeguard tried to revive him.</text:p>
          </table:table-cell>
          <table:table-cell office:value-type="string">
            <text:p>نجات غریق که بالای پیکر بی‌جان زانو زده بود، سعی کرد او را احیا کند.</text:p>
          </table:table-cell>
          <table:table-cell office:value-type="float" office:value="38">
            <text:p>38</text:p>
          </table:table-cell>
          <table:table-cell office:value-type="float" office:value="6">
            <text:p>6</text:p>
          </table:table-cell>
          <table:table-cell office:value-type="string">
            <text:p>{"word":"Kneel","mean":"","countable":"no","type":"verb","voice":"intransitive","plural":"","plural_example":"","example":"He Knelt Before The King.","registers":"[formal: Kneel]","phrasal_verbs":[],"synonyms":{"formal":["Genuflect","Prostrate"],"informal":[],"neutral":["Bend","Crouch"]},"derivations":[{"word":"Kneeling","type":"noun","example":"The Statue Depicts A Kneeling Figure.","example_translation":"مجسمه یک فیگور زانو زده را به تصویر می کشد.","display":"Kneeling"},{"word":"Knee","type":"noun","example":"She Injured Her Knee Playing Football.","example_translation":"او در حین فوتبال بازی کردن به زانویش آسیب زد.","display":"Knee"}],"collocations":[{"collocation":"Kneel In Prayer","example":"People Often Kneel In Prayer.","translation":"مردم اغلب در حال دعا زانو می زنند."},{"collocation":"Kneel Before","example":"It Is Customary To Kneel Before The Queen.","translation":"رسم است که در برابر ملکه زانو بزنید."}]}</text:p>
          </table:table-cell>
        </table:table-row>
        <table:table-row>
          <table:table-cell office:value-type="float" office:value="451">
            <text:p>451</text:p>
          </table:table-cell>
          <table:table-cell office:value-type="float" office:value="451">
            <text:p>451</text:p>
          </table:table-cell>
          <table:table-cell office:value-type="string">
            <text:p>Dejected</text:p>
          </table:table-cell>
          <table:table-cell office:value-type="string">
            <text:p>افسرده</text:p>
          </table:table-cell>
          <table:table-cell office:value-type="string">
            <text:p>uk  /dɪˈdʒek.tɪd/ us  /dɪˈdʒek.tɪd/</text:p>
          </table:table-cell>
          <table:table-cell office:value-type="string">
            <text:p>His biography related that Edison was not dejected by failure.</text:p>
          </table:table-cell>
          <table:table-cell office:value-type="string">
            <text:p>زندگی‌نامه او نقل می‌کند که ادیسون از شکست، افسرده نمی‌شد.</text:p>
          </table:table-cell>
          <table:table-cell office:value-type="string">
            <text:p>In low spirits; sad</text:p>
          </table:table-cell>
          <table:table-cell office:value-type="string">
            <text:p>The defeated candidate felt dejected and scowled when asked for an interview.</text:p>
          </table:table-cell>
          <table:table-cell office:value-type="string">
            <text:p>هنگامی که از نامزد شکست‌خورده درخواست مصاحبه شد، احساس افسردگی کرد و اخم نمود.</text:p>
          </table:table-cell>
          <table:table-cell office:value-type="string">
            <text:p>There is no reason to be dejected because we did not get any volunteers.</text:p>
          </table:table-cell>
          <table:table-cell office:value-type="string">
            <text:p>دلیلی وجود ندارد که چون داوطلبی نداشتیم افسرده شویم.</text:p>
          </table:table-cell>
          <table:table-cell office:value-type="float" office:value="38">
            <text:p>38</text:p>
          </table:table-cell>
          <table:table-cell office:value-type="float" office:value="7">
            <text:p>7</text:p>
          </table:table-cell>
          <table:table-cell office:value-type="string">
            <text:p>{"word":"Dejected","mean":"","countable":"no","type":"adjective","voice":"unknown","plural":"","plural_example":"","example":"She Looked Dejected After Failing The Exam.","registers":"[formal: Distant], [informal: Familiar]","phrasal_verbs":[],"synonyms":{"formal":["Despondent","Dispirited","Downcast"],"informal":["Down","Blue","Sad"],"neutral":["Discouraged","Unhappy","Depressed"]},"derivations":[{"word":"Deject","type":"verb","example":"The Bad News Dejected Her.","example_translation":"خبر بد او را افسرده کرد.","display":"Deject (Verb)"},{"word":"Dejection","type":"noun","example":"His Face Was Marked By Dejection.","example_translation":"چهره اش با افسردگی مشخص شده بود.","display":"Dejection (Noun)"}],"collocations":[{"collocation":"Feel Dejected","example":"I Felt Dejected When I Heard The News.","translation":"وقتی خبر را شنیدم، احساس افسردگی کردم."},{"collocation":"Look Dejected","example":"He Looked Dejected And Unhappy.","translation":"او افسرده و ناراحت به نظر می رسید."},{"collocation":"Dejected Mood","example":"She Was In A Dejected Mood All Day.","translation":"او تمام روز در حال و هوای افسرده ای بود."}]}</text:p>
          </table:table-cell>
        </table:table-row>
        <table:table-row>
          <table:table-cell office:value-type="float" office:value="452">
            <text:p>452</text:p>
          </table:table-cell>
          <table:table-cell office:value-type="float" office:value="452">
            <text:p>452</text:p>
          </table:table-cell>
          <table:table-cell office:value-type="string">
            <text:p>Obedient</text:p>
          </table:table-cell>
          <table:table-cell office:value-type="string">
            <text:p>مطیع</text:p>
          </table:table-cell>
          <table:table-cell office:value-type="string">
            <text:p>uk  /əˈbiː.di.ənt/ us  /oʊˈbiː.di.ənt/</text:p>
          </table:table-cell>
          <table:table-cell office:value-type="string">
            <text:p>a. The obedient dog came when his master beckoned.</text:p>
          </table:table-cell>
          <table:table-cell office:value-type="string">
            <text:p>سگ مطیع هنگامی که صاحبش او را صدا زد، آمد.</text:p>
          </table:table-cell>
          <table:table-cell office:value-type="string">
            <text:p>Doing what one is told; willing to obey</text:p>
          </table:table-cell>
          <table:table-cell office:value-type="string">
            <text:p>b. Obedient to his father's wishes, Guy did not explore any further.</text:p>
          </table:table-cell>
          <table:table-cell office:value-type="string">
            <text:p>با اطاعت از خواسته های پدرش، گای دیگر به کاوش ادامه نداد.</text:p>
          </table:table-cell>
          <table:table-cell office:value-type="string">
            <text:p>c. When parents make reasonable requests of them, the majority of my friends are obedient.</text:p>
          </table:table-cell>
          <table:table-cell office:value-type="string">
            <text:p>اکثر دوستان من وقتی والدین از آنها درخواست های منطقی می کنند، مطیع هستند.</text:p>
          </table:table-cell>
          <table:table-cell office:value-type="float" office:value="38">
            <text:p>38</text:p>
          </table:table-cell>
          <table:table-cell office:value-type="float" office:value="8">
            <text:p>8</text:p>
          </table:table-cell>
          <table:table-cell office:value-type="string">
            <text:p>{"word":"Obedient","mean":"","countable":"no","type":"adjective","voice":"unknown","plural":"","plural_example":"","example":"The Dog Was Very Obedient To Its Owner.","registers":"[formal: Obedient], [informal: Docile]","phrasal_verbs":[],"synonyms":{"formal":["Compliant","Submissive","Deferential"],"informal":["Good","Tractable","Manageable"],"neutral":["Docile","Disciplined","Dutiful"]},"derivations":[{"word":"Obedience","type":"noun","example":"Obedience Is Important For Maintaining Order.","example_translation":"اطاعت برای حفظ نظم مهم است.","display":"Obedience"},{"word":"Obediently","type":"adverb","example":"He Obediently Followed The Instructions.","example_translation":"او با اطاعت از دستورالعمل ها پیروی کرد.","display":"Obediently"}],"collocations":[{"collocation":"Obedient Child","example":"He Was An Obedient Child Who Always Did What He Was Told.","translation":"او بچه مطیعی بود که همیشه کاری را که به او گفته می شد انجام می داد."},{"collocation":"Obedient Servant","example":"The Robot Was An Obedient Servant, Always Ready To Assist.","translation":"این ربات خدمتکار مطیعی بود و همیشه برای کمک آماده بود."}]}</text:p>
          </table:table-cell>
        </table:table-row>
        <table:table-row>
          <table:table-cell office:value-type="float" office:value="453">
            <text:p>453</text:p>
          </table:table-cell>
          <table:table-cell office:value-type="float" office:value="453">
            <text:p>453</text:p>
          </table:table-cell>
          <table:table-cell office:value-type="string">
            <text:p>Recede</text:p>
          </table:table-cell>
          <table:table-cell office:value-type="string">
            <text:p>عقب رفتن</text:p>
          </table:table-cell>
          <table:table-cell office:value-type="string">
            <text:p>uk  /rɪˈsiːd/ us  /rɪˈsiːd/</text:p>
          </table:table-cell>
          <table:table-cell office:value-type="string">
            <text:p>a. As you ride past in a train, you have the unique feeling that houses and trees are receding.</text:p>
          </table:table-cell>
          <table:table-cell office:value-type="string">
            <text:p>هنگامی که سوار قطار هستید این احساس بی‌نظیر را دارید که خانه‌ها و درختان دارند به عقب می‌روند.</text:p>
          </table:table-cell>
          <table:table-cell office:value-type="string">
            <text:p>Go back; move back; slope backward; withdraw</text:p>
          </table:table-cell>
          <table:table-cell office:value-type="string">
            <text:p>b. Mr. Ranford's beard conceals his receding chin.</text:p>
          </table:table-cell>
          <table:table-cell office:value-type="string">
            <text:p>ریش‌های آقای رنفورد چانهٔ عقب‌رفته‌اش را پنهان می‌کند.</text:p>
          </table:table-cell>
          <table:table-cell office:value-type="string">
            <text:p>c. Always cautious, Mr. Camhi receded from his former opinion.</text:p>
          </table:table-cell>
          <table:table-cell office:value-type="string">
            <text:p>آقای کامهی که همیشه محتاط است، از عقیدهٔ پیشین خود عقب‌نشینی کرد.</text:p>
          </table:table-cell>
          <table:table-cell office:value-type="float" office:value="38">
            <text:p>38</text:p>
          </table:table-cell>
          <table:table-cell office:value-type="float" office:value="9">
            <text:p>9</text:p>
          </table:table-cell>
          <table:table-cell office:value-type="string">
            <text:p>{"word":"Recede","mean":"","countable":"no","type":"verb","voice":"intransitive","plural":"","plural_example":"","example":"The flood waters began to recede.","registers":"[formal: Recede], [informal: Back off]","phrasal_verbs":[],"synonyms":{"formal":["Withdraw","Retreat","Diminish"],"informal":["Back off","Go away"],"neutral":["Decrease","Abate","Subside"]},"derivations":[{"word":"Recession","type":"noun","example":"The country is facing a recession.","example_translation":"کشور با رکود اقتصادی روبرو است.","display":"Recession"},{"word":"Receding","type":"adjective","example":"He has a receding hairline.","example_translation":"او خط موی پیش رونده دارد.","display":"Receding"}],"collocations":[{"collocation":"Recede into the distance","example":"The ship receded into the distance.","translation":"کشتی در دوردست محو شد."},{"collocation":"Recede from view","example":"The buildings receded from view as the car drove away.","translation":"با دور شدن ماشین، ساختمان ها از دید محو شدند."}]}</text:p>
          </table:table-cell>
        </table:table-row>
        <table:table-row>
          <table:table-cell office:value-type="float" office:value="454">
            <text:p>454</text:p>
          </table:table-cell>
          <table:table-cell office:value-type="float" office:value="454">
            <text:p>454</text:p>
          </table:table-cell>
          <table:table-cell office:value-type="string">
            <text:p>Tyrant</text:p>
          </table:table-cell>
          <table:table-cell office:value-type="string">
            <text:p>ظالم</text:p>
          </table:table-cell>
          <table:table-cell office:value-type="string">
            <text:p>uk  /ˈtɪr.ən.i/ us  /ˈtɪr.ən.i/</text:p>
          </table:table-cell>
          <table:table-cell office:value-type="string">
            <text:p>Some tyrants of Greek cities were mild and fair rulers.</text:p>
          </table:table-cell>
          <table:table-cell office:value-type="string">
            <text:p>بعضی از حاکمان مستبد شهرهای یونان، فرمانروایان ملایم و عادلی بودند.</text:p>
          </table:table-cell>
          <table:table-cell office:value-type="string">
            <text:p>Cruel or unjust ruler; cruel master; absolute ruler</text:p>
          </table:table-cell>
          <table:table-cell office:value-type="string">
            <text:p>The tyrant demanded loyalty and obedience from his subjects.</text:p>
          </table:table-cell>
          <table:table-cell office:value-type="string">
            <text:p>حاکم ستمگر از زیردستانش وفاداری و فرمانبرداری مطالبه می کرد.</text:p>
          </table:table-cell>
          <table:table-cell office:value-type="string">
            <text:p>Though Ella was a tyrant as director of the play, the whole cast was grateful to her when the final curtain came down.</text:p>
          </table:table-cell>
          <table:table-cell office:value-type="string">
            <text:p>اگرچه الا به عنوان کارگردان نمایش، فرد مستبد و سخت‌گیری بود، اما وقتی پرده آخر پایین آمد، تمام بازیگران از او سپاسگزار بودند.</text:p>
          </table:table-cell>
          <table:table-cell office:value-type="float" office:value="38">
            <text:p>38</text:p>
          </table:table-cell>
          <table:table-cell office:value-type="float" office:value="10">
            <text:p>10</text:p>
          </table:table-cell>
          <table:table-cell office:value-type="string">
            <text:p>{"word":"Tyrant","mean":"","countable":"yes","type":"noun","voice":"unknown","plural":"tyrants","plural_example":"History Is Filled With Stories Of Tyrants.","example":"The Tyrant Ruled With An Iron Fist.","registers":"[formal: Yes], [informal: No]","phrasal_verbs":[],"synonyms":{"formal":["Despot","Dictator","Oppressor","Autocrat"],"informal":["Bully","Boss"],"neutral":["Ruler"]},"derivations":[{"word":"tyrannical","type":"adjective","example":"His Tyrannical Behavior Angered His Subjects.","example_translation":"رفتار ظالمانه او رعایایش را عصبانی کرد.","display":"Tyrannical"},{"word":"tyranny","type":"noun","example":"The People Rose Up Against The Tyranny.","example_translation":"مردم علیه ظلم و ستم قیام کردند.","display":"Tyranny"}],"collocations":[{"collocation":"Ruthless Tyrant","example":"The Ruthless Tyrant Showed No Mercy.","translation":"ستمگر بی رحم هیچ رحمی نشان نداد."},{"collocation":"Overthrow A Tyrant","example":"The Rebels Sought To Overthrow The Tyrant.","translation":"شورشیان در پی سرنگونی ستمگر بودند."}]}</text:p>
          </table:table-cell>
        </table:table-row>
        <table:table-row>
          <table:table-cell office:value-type="float" office:value="455">
            <text:p>455</text:p>
          </table:table-cell>
          <table:table-cell office:value-type="float" office:value="455">
            <text:p>455</text:p>
          </table:table-cell>
          <table:table-cell office:value-type="string">
            <text:p>Charity</text:p>
          </table:table-cell>
          <table:table-cell office:value-type="string">
            <text:p>صدقه، بخشش، خیریه</text:p>
          </table:table-cell>
          <table:table-cell office:value-type="string">
            <text:p>uk  /ˈtʃær.ə.ti/ us  /ˈtʃer.ə.t̬i/</text:p>
          </table:table-cell>
          <table:table-cell office:value-type="string">
            <text:p>a. A free hospital is a noble charity.</text:p>
          </table:table-cell>
          <table:table-cell office:value-type="string">
            <text:p>یک بیمارستان رایگان یک خیریهٔ بزرگ و ارزشمند است.</text:p>
          </table:table-cell>
          <table:table-cell office:value-type="string">
            <text:p>Generous giving to the poor; institutions for helping the sick, the poor, or the helpless; kindness in judging people's faults</text:p>
          </table:table-cell>
          <table:table-cell office:value-type="string">
            <text:p>b. The entire community is the beneficiary of Henry's charity.</text:p>
          </table:table-cell>
          <table:table-cell office:value-type="string">
            <text:p>تمام جامعه از خیریه هنری بهره مند هستند.</text:p>
          </table:table-cell>
          <table:table-cell office:value-type="string">
            <text:p>c. The hired hand was too proud to accept help or charity.</text:p>
          </table:table-cell>
          <table:table-cell office:value-type="string">
            <text:p>کارگر اجیر شده آنقدر مغرور بود که کمک یا صدقه بپذیرد.</text:p>
          </table:table-cell>
          <table:table-cell office:value-type="float" office:value="38">
            <text:p>38</text:p>
          </table:table-cell>
          <table:table-cell office:value-type="float" office:value="11">
            <text:p>11</text:p>
          </table:table-cell>
          <table:table-cell office:value-type="string">
            <text:p>{"word":"Charity","mean":"","countable":"no","type":"noun","voice":"unknown","plural":"charities","plural_example":"Many charities rely on public donations.","example":"She donated to the local animal charity.","registers":"[formal: Philanthropy], [neutral: Giving]","phrasal_verbs":[],"synonyms":{"formal":["Philanthropy","Benevolence","Generosity"],"informal":["Giving","Donation"],"neutral":["Goodwill","Humanitarianism","Kindness"]},"derivations":[{"word":"charitable","type":"adjective","example":"She is a charitable person.","example_translation":"او فردی خیّر است.","display":"Charitable"}],"collocations":[{"collocation":"Give to charity","example":"It is important to give to charity regularly.","translation":"مهم است که به طور مرتب به خیریه کمک کنید."},{"collocation":"Local charity","example":"We support a local charity that helps homeless people.","translation":"ما از یک خیریه محلی که به افراد بی خانمان کمک می کند، حمایت می کنیم."},{"collocation":"Animal charity","example":"The animal charity rescued the injured dog.","translation":"خیریه حیوانات سگ مجروح را نجات داد."}]}</text:p>
          </table:table-cell>
        </table:table-row>
        <table:table-row>
          <table:table-cell office:value-type="float" office:value="456">
            <text:p>456</text:p>
          </table:table-cell>
          <table:table-cell office:value-type="float" office:value="456">
            <text:p>456</text:p>
          </table:table-cell>
          <table:table-cell office:value-type="string">
            <text:p>Verdict</text:p>
          </table:table-cell>
          <table:table-cell office:value-type="string">
            <text:p>رای، حکم، عقیده</text:p>
          </table:table-cell>
          <table:table-cell office:value-type="string">
            <text:p>uk  /ˈvɜː.dɪkt/ us  /ˈvɝː.dɪkt/</text:p>
          </table:table-cell>
          <table:table-cell office:value-type="string">
            <text:p>a. The jury returned a verdict of guilty for the traitor.</text:p>
          </table:table-cell>
          <table:table-cell office:value-type="string">
            <text:p>هیئت منصفه حکم مجرم بودن خائن را صادر کرد.</text:p>
          </table:table-cell>
          <table:table-cell office:value-type="string">
            <text:p>Decision of a jury; judgment</text:p>
          </table:table-cell>
          <table:table-cell office:value-type="string">
            <text:p>b. We were cautioned not to base our verdict on prejudice.</text:p>
          </table:table-cell>
          <table:table-cell office:value-type="string">
            <text:p>به ما هشدار داده شد که رای خود را بر اساس تعصب بنا نکنیم.</text:p>
          </table:table-cell>
          <table:table-cell office:value-type="string">
            <text:p>c. Baffled by the verdict, the prosecutor felt that the evidence had been ignored.</text:p>
          </table:table-cell>
          <table:table-cell office:value-type="string">
            <text:p>دادیار که از حکم گیج شده بود، احساس کرد مدارک نادیده گرفته شده‌اند.</text:p>
          </table:table-cell>
          <table:table-cell office:value-type="float" office:value="38">
            <text:p>38</text:p>
          </table:table-cell>
          <table:table-cell office:value-type="float" office:value="12">
            <text:p>12</text:p>
          </table:table-cell>
          <table:table-cell office:value-type="string">
            <text:p>{"word":"Verdict","mean":"","countable":"yes","type":"noun","voice":"unknown","plural":"verdicts","plural_example":"The verdicts were unanimous.","example":"The jury delivered its verdict.","registers":"[formal: official], [neutral: common]","phrasal_verbs":[],"synonyms":{"formal":["judgment","adjudication","determination"],"informal":["say"],"neutral":["decision","finding","opinion"]},"derivations":[{"word":"Verdicts","type":"noun","example":"The judge reviewed the verdicts.","example_translation":"قاضی آرا را بررسی کرد.","display":"Verdicts"}],"collocations":[{"collocation":"deliver a verdict","example":"The jury will deliver a verdict tomorrow.","translation":"هیئت منصفه فردا رای خواهد داد."},{"collocation":"reach a verdict","example":"It took them hours to reach a verdict.","translation":"ساعت ها طول کشید تا آنها به یک رای برسند."},{"collocation":"guilty verdict","example":"The defendant was given a guilty verdict.","translation":"به متهم حکم مجرمیت داده شد."}]}</text:p>
          </table:table-cell>
        </table:table-row>
        <table:table-row>
          <table:table-cell office:value-type="float" office:value="457">
            <text:p>457</text:p>
          </table:table-cell>
          <table:table-cell office:value-type="float" office:value="457">
            <text:p>457</text:p>
          </table:table-cell>
          <table:table-cell office:value-type="string">
            <text:p>Unearth</text:p>
          </table:table-cell>
          <table:table-cell office:value-type="string">
            <text:p>از زیر خاک بیرون کشیدن</text:p>
          </table:table-cell>
          <table:table-cell office:value-type="string">
            <text:p>uk  /ʌnˈɜːθ/ us  /ʌnˈɝːθ/</text:p>
          </table:table-cell>
          <table:table-cell office:value-type="string">
            <text:p>a. The digging of the scientists unearthed a buried city.</text:p>
          </table:table-cell>
          <table:table-cell office:value-type="string">
            <text:p>حفاری دانشمندان، شهر مدفون شده‌ای را از زیر خاک بیرون کشید.</text:p>
          </table:table-cell>
          <table:table-cell office:value-type="string">
            <text:p>Dig up; discover; find out</text:p>
          </table:table-cell>
          <table:table-cell office:value-type="string">
            <text:p>b. A plot to defraud the investors was unearthed by the F.B.I.</text:p>
          </table:table-cell>
          <table:table-cell office:value-type="string">
            <text:p>توطئه‌ای برای کلاهبرداری از سرمایه‌گذاران توسط اف‌بی‌آی کشف شد.</text:p>
          </table:table-cell>
          <table:table-cell office:value-type="string">
            <text:p>c. The museum exhibited the vase which had been unearthed in Greece.</text:p>
          </table:table-cell>
          <table:table-cell office:value-type="string">
            <text:p>موزه، گلدانی را که در یونان از زیر خاک بیرون آورده شده بود، به نمایش گذاشت.</text:p>
          </table:table-cell>
          <table:table-cell office:value-type="float" office:value="39">
            <text:p>39</text:p>
          </table:table-cell>
          <table:table-cell office:value-type="float" office:value="1">
            <text:p>1</text:p>
          </table:table-cell>
          <table:table-cell office:value-type="string">
            <text:p>{"word":"Unearth","mean":"","countable":"no","type":"verb","voice":"transitive","plural":"","plural_example":"","example":"Archaeologists unearthed ancient artifacts.","registers":"[formal: Highly Formal]","phrasal_verbs":[],"synonyms":{"formal":["Exhume","Disinter","Uncover","Expose","Reveal"],"informal":["Dig up","Find out"],"neutral":["Discover","Find","Bring to light"]},"derivations":[{"word":"Unearthing","type":"noun","example":"The unearthing of the tomb was a major archaeological event.","example_translation":"کشف مقبره یک رویداد مهم باستان شناسی بود.","display":"Unearthing"},{"word":"Unearthed","type":"adjective","example":"The unearthed artifact was carefully analyzed.","example_translation":"اثر مکشوفه با دقت مورد تجزیه و تحلیل قرار گرفت.","display":"Unearthed"}],"collocations":[{"collocation":"Unearth evidence","example":"The detective worked tirelessly to unearth evidence.","translation":"کارآگاه خستگی ناپذیر تلاش کرد تا شواهدی را کشف کند."},{"collocation":"Unearth secrets","example":"Reporters often try to unearth secrets.","translation":"خبرنگاران اغلب سعی می کنند رازها را کشف کنند."}]}</text:p>
          </table:table-cell>
        </table:table-row>
        <table:table-row>
          <table:table-cell office:value-type="float" office:value="458">
            <text:p>458</text:p>
          </table:table-cell>
          <table:table-cell office:value-type="float" office:value="458">
            <text:p>458</text:p>
          </table:table-cell>
          <table:table-cell office:value-type="string">
            <text:p>Depart</text:p>
          </table:table-cell>
          <table:table-cell office:value-type="string">
            <text:p>ترک کردن، عزیمت کردن، فوت کردن</text:p>
          </table:table-cell>
          <table:table-cell office:value-type="string">
            <text:p>uk  /dɪˈpɑːt/ us  /dɪˈpɑːrt/</text:p>
          </table:table-cell>
          <table:table-cell office:value-type="string">
            <text:p>a. We arrived in the village in the morning and departed that night.</text:p>
          </table:table-cell>
          <table:table-cell office:value-type="string">
            <text:p>صبح به دهکده رسیدیم و همان شب عزیمت کردیم.</text:p>
          </table:table-cell>
          <table:table-cell office:value-type="string">
            <text:p>Go away; leave; turn away (from); change; die</text:p>
          </table:table-cell>
          <table:table-cell office:value-type="string">
            <text:p>b. Stan was vague about departing from his usual manner of choosing a partner.</text:p>
          </table:table-cell>
          <table:table-cell office:value-type="string">
            <text:p>استان در مورد انحراف از روش معمول خود در انتخاب شریک، مردد بود.</text:p>
          </table:table-cell>
          <table:table-cell office:value-type="string">
            <text:p>c. Vera was reluctant to mention that her uncle had long since departed.</text:p>
          </table:table-cell>
          <table:table-cell office:value-type="string">
            <text:p>ورا تمایلی نداشت اشاره کند که عمویش مدت‌ها پیش فوت کرده است.</text:p>
          </table:table-cell>
          <table:table-cell office:value-type="float" office:value="39">
            <text:p>39</text:p>
          </table:table-cell>
          <table:table-cell office:value-type="float" office:value="2">
            <text:p>2</text:p>
          </table:table-cell>
          <table:table-cell office:value-type="string">
            <text:p>{"word":"Depart","mean":"","countable":"no","type":"verb","voice":"intransitive","plural":"","plural_example":"","example":"The Train Will Depart At 10 AM.","registers":"[formal: Depart], [neutral: Leave], [informal: Go]","phrasal_verbs":[{"verb":"depart from","definition":"To deviate or stray from a course, principle, or plan.","example":"The Report Departs From The Agreed Methodology.","example_translation":"این گزارش از روش شناسی توافق شده منحرف می شود."}],"synonyms":{"formal":["Leave","Emerge","Egress","Exit"],"informal":["Go","Head out","Take off"],"neutral":["Set off","Withdraw","Start"]},"derivations":[{"word":"Departure","type":"noun","example":"The Plane's Departure Was Delayed.","example_translation":"حرکت هواپیما به تاخیر افتاد.","display":"Departure"}],"collocations":[{"collocation":"depart sharply","example":"The Plane Departed Sharply From The Runway.","translation":"هواپیما به سرعت از باند فرودگاه بلند شد."},{"collocation":"depart unexpectedly","example":"He Departed Unexpectedly, Leaving Everyone Surprised.","translation":"او به طور غیرمنتظره ای رفت و همه را شگفت زده کرد."}]}</text:p>
          </table:table-cell>
        </table:table-row>
        <table:table-row>
          <table:table-cell office:value-type="float" office:value="459">
            <text:p>459</text:p>
          </table:table-cell>
          <table:table-cell office:value-type="float" office:value="459">
            <text:p>459</text:p>
          </table:table-cell>
          <table:table-cell office:value-type="string">
            <text:p>Coincide</text:p>
          </table:table-cell>
          <table:table-cell office:value-type="string">
            <text:p>همزمان بودن، مصادف شدن</text:p>
          </table:table-cell>
          <table:table-cell office:value-type="string">
            <text:p>uk  /ˌkəʊ.ɪnˈsaɪd/ us  /ˌkoʊ.ɪnˈsaɪd/</text:p>
          </table:table-cell>
          <table:table-cell office:value-type="string">
            <text:p>a. If these triangles were placed one on top of the other, they would coincide.</text:p>
          </table:table-cell>
          <table:table-cell office:value-type="string">
            <text:p>اگر این مثلث ها روی یکدیگر قرار داده شوند، بر هم منطبق می شوند.</text:p>
          </table:table-cell>
          <table:table-cell office:value-type="string">
            <text:p>Occupy the same place in space; occupy the same time; correspond exactly; agree</text:p>
          </table:table-cell>
          <table:table-cell office:value-type="string">
            <text:p>b. Because Pete's and Jim's working hours coincide, and they live in the same vicinity, they depart from their homes at the same time.</text:p>
          </table:table-cell>
          <table:table-cell office:value-type="string">
            <text:p>چونکه ساعت کاری "پیت" و "جیم" هم زمان است و در همسایگی هم زندگی می کنند، هر دو همزمان خانه هایشان را ترک می کنند.</text:p>
          </table:table-cell>
          <table:table-cell office:value-type="string">
            <text:p>c. My verdict on the film coincides with Adele's.</text:p>
          </table:table-cell>
          <table:table-cell office:value-type="string">
            <text:p>رای من درباره فیلم با رای "آدله" مطابقت دارد.</text:p>
          </table:table-cell>
          <table:table-cell office:value-type="float" office:value="39">
            <text:p>39</text:p>
          </table:table-cell>
          <table:table-cell office:value-type="float" office:value="3">
            <text:p>3</text:p>
          </table:table-cell>
          <table:table-cell office:value-type="string">
            <text:p>{"word":"Coincide","mean":"","countable":"no","type":"verb","voice":"intransitive","plural":"","plural_example":"","example":"The Anniversary Of The Battle Coincides With My Birthday.","registers":"[formal: Common]","phrasal_verbs":[],"synonyms":{"formal":["Correspond","Synchronize","Accord"],"informal":["Match Up","Jibe"],"neutral":["Agree","Happen Simultaneously","Concur"]},"derivations":[{"word":"Coincidence","type":"noun","example":"It Was A Strange Coincidence That We Were Both On The Same Flight.","example_translation":"این یک تصادف عجیب بود که هر دوی ما در یک پرواز بودیم.","display":"Coincidence"},{"word":"Coincident","type":"adjective","example":"The Events Were Coincident.","example_translation":"این رویدادها همزمان بودند.","display":"Coincident"}],"collocations":[{"collocation":"Exactly Coincide","example":"Their Stories Exactly Coincide.","translation":"داستان های آن ها دقیقا مطابقت دارد."},{"collocation":"Coincide Perfectly","example":"The Two Events Coincide Perfectly.","translation":"این دو رویداد کاملاً همزمان هستند."},{"collocation":"Coincide In Time","example":"The Two Projects Coincide In Time.","translation":"این دو پروژه از نظر زمانی با هم مصادف هستند."}]}</text:p>
          </table:table-cell>
        </table:table-row>
        <table:table-row>
          <table:table-cell office:value-type="float" office:value="460">
            <text:p>460</text:p>
          </table:table-cell>
          <table:table-cell office:value-type="float" office:value="460">
            <text:p>460</text:p>
          </table:table-cell>
          <table:table-cell office:value-type="string">
            <text:p>Cancel</text:p>
          </table:table-cell>
          <table:table-cell office:value-type="string">
            <text:p>باطل کردن، لغو کردن</text:p>
          </table:table-cell>
          <table:table-cell office:value-type="string">
            <text:p>uk  /ˈkæn.səl/ us  /ˈkæn.səl/</text:p>
          </table:table-cell>
          <table:table-cell office:value-type="string">
            <text:p>a. The stamp was only partially canceled.</text:p>
          </table:table-cell>
          <table:table-cell office:value-type="string">
            <text:p>تنها بخشی از تمبر باطل شده بود.</text:p>
          </table:table-cell>
          <table:table-cell office:value-type="string">
            <text:p>Abandon, abort, call, call off, cry off, drop, recall, repeal, rescind, revoke, scrap, scrub</text:p>
          </table:table-cell>
          <table:table-cell office:value-type="string">
            <text:p>b. Because the first shipment contained defective parts, Mr. Zweben canceled the rest of the order.</text:p>
          </table:table-cell>
          <table:table-cell office:value-type="string">
            <text:p>چونکه محموله ی اول شامل قطعات معیوب بود، آقای زوبن بقیه ی سفارش را لغو کرد.</text:p>
          </table:table-cell>
          <table:table-cell office:value-type="string">
            <text:p>c. Having found just the right man for the job, Captain Mellides canceled all further interviews.</text:p>
          </table:table-cell>
          <table:table-cell office:value-type="string">
            <text:p>وقتیکه کاپیتان "ملیدس" فرد مناسبی را برای شغل مورد نظر پیدا کرد، تمام مصاحبه های دیگر را لغو کرد.</text:p>
          </table:table-cell>
          <table:table-cell office:value-type="float" office:value="39">
            <text:p>39</text:p>
          </table:table-cell>
          <table:table-cell office:value-type="float" office:value="4">
            <text:p>4</text:p>
          </table:table-cell>
          <table:table-cell office:value-type="string">
            <text:p>{"word":"Cancel","mean":"","countable":"no","type":"verb","voice":"transitive","plural":"","plural_example":"","example":"I Had To Cancel My Flight Because Of The Storm.","registers":"[formal: Standard], [informal: Standard]","phrasal_verbs":[{"verb":"Cancel Out","definition":"To Negate Each Other; To Have An Opposite Effect.","example":"The Positive And Negative Numbers Cancel Out And Equal Zero.","example_translation":"اعداد مثبت و منفی همدیگر را خنثی می کنند و برابر صفر می شوند."}],"synonyms":{"formal":["Annul","Rescind","Revoke","Abolish"],"informal":["Scrap","Call Off"],"neutral":["Abort","Invalidate","Nullify","Void"]},"derivations":[{"word":"Cancellation","type":"noun","example":"The Flight Cancellation Was Due To Bad Weather.","example_translation":"لغو پرواز به دلیل آب و هوای بد بود.","display":"Cancellation"},{"word":"Cancelled","type":"adjective","example":"The Cancelled Event Will Be Rescheduled Soon.","example_translation":"رویداد لغو شده به زودی دوباره برنامه ریزی خواهد شد.","display":"Cancelled"}],"collocations":[{"collocation":"Cancel A Meeting","example":"I Had To Cancel A Meeting Due To An Emergency.","translation":"مجبور شدم یک جلسه را به دلیل شرایط اضطراری لغو کنم."},{"collocation":"Cancel An Order","example":"You Can Cancel Your Order Within 24 Hours.","translation":"شما می توانید سفارش خود را ظرف 24 ساعت لغو کنید."}]}</text:p>
          </table:table-cell>
        </table:table-row>
        <table:table-row>
          <table:table-cell office:value-type="float" office:value="461">
            <text:p>461</text:p>
          </table:table-cell>
          <table:table-cell office:value-type="float" office:value="461">
            <text:p>461</text:p>
          </table:table-cell>
          <table:table-cell office:value-type="string">
            <text:p>Debtor</text:p>
          </table:table-cell>
          <table:table-cell office:value-type="string">
            <text:p>بدهکار</text:p>
          </table:table-cell>
          <table:table-cell office:value-type="string">
            <text:p>uk  /ˈdet.ər/ us  /ˈdet̬.ɚ/</text:p>
          </table:table-cell>
          <table:table-cell office:value-type="string">
            <text:p>If I borrow a dollar from you, I am your debtor.</text:p>
          </table:table-cell>
          <table:table-cell office:value-type="string">
            <text:p>اگر یک دلار از شما قرض بگیرم، من به شما بدهکار هستم.</text:p>
          </table:table-cell>
          <table:table-cell office:value-type="string">
            <text:p>Person who owes something to another</text:p>
          </table:table-cell>
          <table:table-cell office:value-type="string">
            <text:p>As a debtor who had received many favors from the banker, Mr. Mertz was reluctant to testify against him.</text:p>
          </table:table-cell>
          <table:table-cell office:value-type="string">
            <text:p>آقای مرتز، به عنوان بدهکاری که لطف‌های زیادی از بانکدار دریافت کرده بود، تمایلی به شهادت علیه او نداشت.</text:p>
          </table:table-cell>
          <table:table-cell office:value-type="string">
            <text:p>A gloomy debtor's prison was once the fate of those who could not repay their loans.</text:p>
          </table:table-cell>
          <table:table-cell office:value-type="string">
            <text:p>زندان غم‌انگیز بدهکاران، زمانی سرنوشت کسانی بود که نمی‌توانستند وام‌های خود را بازپرداخت کنند.</text:p>
          </table:table-cell>
          <table:table-cell office:value-type="float" office:value="39">
            <text:p>39</text:p>
          </table:table-cell>
          <table:table-cell office:value-type="float" office:value="5">
            <text:p>5</text:p>
          </table:table-cell>
          <table:table-cell office:value-type="string">
            <text:p>{"word":"Debtor","mean":"","countable":"yes","type":"noun","voice":"unknown","plural":"debtors","plural_example":"The Company Has A List Of Debtors.","example":"The Bank Is Trying To Recover Money From Its Debtors.","registers":"[formal: Legal, Financial]","phrasal_verbs":[],"synonyms":{"formal":["Obligor"],"informal":[],"neutral":["Borrower","Accountable"]},"derivations":[{"word":"debt","type":"noun","example":"He Paid Off His Debt.","example_translation":"او بدهی خود را پرداخت کرد.","display":"Debt"},{"word":"debit","type":"noun","example":"The Bank Debited My Account.","example_translation":"بانک از حساب من برداشت کرد.","display":"Debit"}],"collocations":[{"collocation":"Major Debtor","example":"The Country Is A Major Debtor.","translation":"این کشور یک بدهکار بزرگ است."},{"collocation":"Principal Debtor","example":"He Was The Principal Debtor For The Loan.","translation":"او بدهکار اصلی وام بود."}]}</text:p>
          </table:table-cell>
        </table:table-row>
        <table:table-row>
          <table:table-cell office:value-type="float" office:value="462">
            <text:p>462</text:p>
          </table:table-cell>
          <table:table-cell office:value-type="float" office:value="462">
            <text:p>462</text:p>
          </table:table-cell>
          <table:table-cell office:value-type="string">
            <text:p>Legible</text:p>
          </table:table-cell>
          <table:table-cell office:value-type="string">
            <text:p>خوانا</text:p>
          </table:table-cell>
          <table:table-cell office:value-type="string">
            <text:p>uk  /ˈledʒ.ə.bəl/ us  /ˈledʒ.ə.bəl/</text:p>
          </table:table-cell>
          <table:table-cell office:value-type="string">
            <text:p>a. Julia's handwriting is beautiful and legible.</text:p>
          </table:table-cell>
          <table:table-cell office:value-type="string">
            <text:p>دست خط جولیا زیبا و خوانا است.</text:p>
          </table:table-cell>
          <table:table-cell office:value-type="string">
            <text:p>Able to be read; easy to read; plain and clear</text:p>
          </table:table-cell>
          <table:table-cell office:value-type="string">
            <text:p>b. Nancy hesitated in her reading because the words were scarcely legible.</text:p>
          </table:table-cell>
          <table:table-cell office:value-type="string">
            <text:p>نانسی در خواندن خود درنگ می‌کرد چون کلمات به سختی خوانا بود.</text:p>
          </table:table-cell>
          <table:table-cell office:value-type="string">
            <text:p>c. Our teacher penalizes us for compositions which are not legible.</text:p>
          </table:table-cell>
          <table:table-cell office:value-type="string">
            <text:p>معلم ما، ما را بخاطر انشاهایی که خوانا نیستند تنبیه می‌کند.</text:p>
          </table:table-cell>
          <table:table-cell office:value-type="float" office:value="39">
            <text:p>39</text:p>
          </table:table-cell>
          <table:table-cell office:value-type="float" office:value="6">
            <text:p>6</text:p>
          </table:table-cell>
          <table:table-cell office:value-type="string">
            <text:p>{"word":"Legible","mean":"","countable":"no","type":"adjective","voice":"unknown","plural":"","plural_example":"","example":"Her Handwriting Was Barely Legible.","registers":"[formal: Formal], [informal: Informal]","phrasal_verbs":[],"synonyms":{"formal":["Readable","Decipherable"],"informal":["Clear","Understandable"],"neutral":["Clear","Distinct","Plain"]},"derivations":[{"word":"Legibly","type":"adverb","example":"Please Write Your Name Legibly.","example_translation":"لطفا اسمتان را خوانا بنویسید.","display":"Legibly"},{"word":"Legibility","type":"noun","example":"The Legibility Of The Font Is Important.","example_translation":"خوانایی فونت مهم است.","display":"Legibility"}],"collocations":[{"collocation":"Easily Legible","example":"The Signs Were Easily Legible From A Distance.","translation":"علائم از فاصله دور به راحتی قابل خواندن بودند."},{"collocation":"Barely Legible","example":"His Handwriting Was Barely Legible.","translation":"دست خط او به سختی خوانا بود."}]}</text:p>
          </table:table-cell>
        </table:table-row>
        <table:table-row>
          <table:table-cell office:value-type="float" office:value="463">
            <text:p>463</text:p>
          </table:table-cell>
          <table:table-cell office:value-type="float" office:value="463">
            <text:p>463</text:p>
          </table:table-cell>
          <table:table-cell office:value-type="string">
            <text:p>Placard</text:p>
          </table:table-cell>
          <table:table-cell office:value-type="string">
            <text:p>پلاکارد</text:p>
          </table:table-cell>
          <table:table-cell office:value-type="string">
            <text:p>uk  /ˈplæk.ɑːd/ us  /ˈplæk.ɑːrd/</text:p>
          </table:table-cell>
          <table:table-cell office:value-type="string">
            <text:p>a. Colorful placards announced an urgent meeting.</text:p>
          </table:table-cell>
          <table:table-cell office:value-type="string">
            <text:p>پلاکارهای رنگین، نشستی فوری را اعلام می‌کردند.</text:p>
          </table:table-cell>
          <table:table-cell office:value-type="string">
            <text:p>A notice to be posted in a public place; poster</text:p>
          </table:table-cell>
          <table:table-cell office:value-type="string">
            <text:p>b. Placards were placed throughout the neighborhood by rival groups.</text:p>
          </table:table-cell>
          <table:table-cell office:value-type="string">
            <text:p>گروه‌های رقیب، پلاکاردها را در سرتاسر محله نصب کردند.</text:p>
          </table:table-cell>
          <table:table-cell office:value-type="string">
            <text:p>c. Numerous placards appeared around the city calling for volunteers.</text:p>
          </table:table-cell>
          <table:table-cell office:value-type="string">
            <text:p>پلاکارهای متعددی در اطراف شهر ظاهر شدند و خواستار داوطلب شدند.</text:p>
          </table:table-cell>
          <table:table-cell office:value-type="float" office:value="39">
            <text:p>39</text:p>
          </table:table-cell>
          <table:table-cell office:value-type="float" office:value="7">
            <text:p>7</text:p>
          </table:table-cell>
          <table:table-cell office:value-type="string">
            <text:p>{"word":"Placard","mean":"","countable":"yes","type":"noun","voice":"unknown","plural":"placards","plural_example":"The Union Members Carried Placards Demanding Better Pay.","example":"The Protesters Held Up Placards With Slogans.","registers":"[formal: ], [informal: ]","phrasal_verbs":[],"synonyms":{"formal":["Sign","Notice","Poster"],"informal":[],"neutral":["Sign","Poster","Billboard","Banner"]},"derivations":[],"collocations":[{"collocation":"Carry a placard","example":"The Demonstrators Carry Placards To Express Their Views.","translation":"تظاهرکنندگان برای بیان دیدگاه های خود پلاکارد حمل می کنند."},{"collocation":"Hold up a placard","example":"The Activists Held Up Placards In Front Of The Building.","translation":"فعالان پلاکاردها را در مقابل ساختمان بالا بردند."},{"collocation":"Large placard","example":"A Large Placard Was Displayed At The Entrance.","translation":"یک پلاکارد بزرگ در ورودی به نمایش گذاشته شد."}]}</text:p>
          </table:table-cell>
        </table:table-row>
        <table:table-row>
          <table:table-cell office:value-type="float" office:value="464">
            <text:p>464</text:p>
          </table:table-cell>
          <table:table-cell office:value-type="float" office:value="464">
            <text:p>464</text:p>
          </table:table-cell>
          <table:table-cell office:value-type="string">
            <text:p>Contagious</text:p>
          </table:table-cell>
          <table:table-cell office:value-type="string">
            <text:p>مسری، واگیر</text:p>
          </table:table-cell>
          <table:table-cell office:value-type="string">
            <text:p>uk  /kənˈteɪ.dʒəs/ us  /kənˈteɪ.dʒəs/</text:p>
          </table:table-cell>
          <table:table-cell office:value-type="string">
            <text:p>a. Scarlet fever is contagious.</text:p>
          </table:table-cell>
          <table:table-cell office:value-type="string">
            <text:p>تب مخملک واگیردار است.</text:p>
          </table:table-cell>
          <table:table-cell office:value-type="string">
            <text:p>Spreading by contact, easily spreading from one to another</text:p>
          </table:table-cell>
          <table:table-cell office:value-type="string">
            <text:p>b. I find that yawning is often contagious.</text:p>
          </table:table-cell>
          <table:table-cell office:value-type="string">
            <text:p>پی برده‌ام که خمیازه کشیدن اغلب مسری است.</text:p>
          </table:table-cell>
          <table:table-cell office:value-type="string">
            <text:p>c. Interest in the project was contagious, and soon all opposition to it collapsed.</text:p>
          </table:table-cell>
          <table:table-cell office:value-type="string">
            <text:p>علاقه به این پروژه مسری شد و به زودی تمام مخالفت‌ها از بین رفت.</text:p>
          </table:table-cell>
          <table:table-cell office:value-type="float" office:value="39">
            <text:p>39</text:p>
          </table:table-cell>
          <table:table-cell office:value-type="float" office:value="8">
            <text:p>8</text:p>
          </table:table-cell>
          <table:table-cell office:value-type="string">
            <text:p>{"word":"Contagious","mean":"","countable":"no","type":"adjective","voice":"unknown","plural":"","plural_example":"","example":"The Flu Is Highly Contagious.","registers":"[formal: Pathogenic], [informal: Catching]","phrasal_verbs":[],"synonyms":{"formal":["Infectious","Transmissible","Communicable"],"informal":["Catching","Spreading"],"neutral":["Viral","Easily Spread"]},"derivations":[{"word":"Contagion","type":"noun","example":"Avoid Contact To Prevent Contagion.","example_translation":"برای جلوگیری از سرایت، از تماس خودداری کنید.","display":"Contagion"},{"word":"Contagiously","type":"adverb","example":"She Laughed Contagiously.","example_translation":"او به طور مسری خندید.","display":"Contagiously"}],"collocations":[{"collocation":"Highly Contagious","example":"The Disease Is Highly Contagious Among Children.","translation":"این بیماری در بین کودکان بسیار مسری است."},{"collocation":"Become Contagious","example":"The Infection Can Become Contagious Before Symptoms Appear.","translation":"این عفونت می تواند قبل از ظاهر شدن علائم مسری شود."}]}</text:p>
          </table:table-cell>
        </table:table-row>
        <table:table-row>
          <table:table-cell office:value-type="float" office:value="465">
            <text:p>465</text:p>
          </table:table-cell>
          <table:table-cell office:value-type="float" office:value="465">
            <text:p>465</text:p>
          </table:table-cell>
          <table:table-cell office:value-type="string">
            <text:p>Clergy</text:p>
          </table:table-cell>
          <table:table-cell office:value-type="string">
            <text:p>روحانیت</text:p>
          </table:table-cell>
          <table:table-cell office:value-type="string">
            <text:p>uk  /ˈklɜː.dʒi/ us  /ˈklɝː.dʒi/</text:p>
          </table:table-cell>
          <table:table-cell office:value-type="string">
            <text:p>a. We try never to hinder the clergy as they perform their sacred tasks.</text:p>
          </table:table-cell>
          <table:table-cell office:value-type="string">
            <text:p>هنگامی که روحانیون در حال انجام وظایف مقدسشان هستند، تلاش می کنیم که هرگز مانع آنها نشویم.</text:p>
          </table:table-cell>
          <table:table-cell office:value-type="string">
            <text:p>Persons prepared for religious work; clergymen as a group</text:p>
          </table:table-cell>
          <table:table-cell office:value-type="string">
            <text:p>b. Friar Tuck was a member of the clergy who loved a jolly jest.</text:p>
          </table:table-cell>
          <table:table-cell office:value-type="string">
            <text:p>"فریرتاک" یکی از روحانیون بود که عاشق لطیفه های شاد بود.</text:p>
          </table:table-cell>
          <table:table-cell office:value-type="string">
            <text:p>c. The majority of the clergy felt the new morality was a menace to society.</text:p>
          </table:table-cell>
          <table:table-cell office:value-type="string">
            <text:p>اکثر روحانیون احساس می کردند که اخلاقیات جدید، تهدیدی برای جامعه است.</text:p>
          </table:table-cell>
          <table:table-cell office:value-type="float" office:value="39">
            <text:p>39</text:p>
          </table:table-cell>
          <table:table-cell office:value-type="float" office:value="9">
            <text:p>9</text:p>
          </table:table-cell>
          <table:table-cell office:value-type="string">
            <text:p>{"word":"Clergy","mean":"","countable":"no","type":"noun","voice":"unknown","plural":"Clergies","plural_example":"Different Clergies Have Varying Views On Social Issues.","example":"The Bishop Is A Prominent Member Of The Clergy.","registers":"[formal: Religious], [informal: Rare]","phrasal_verbs":[],"synonyms":{"formal":["Priesthood","Ministry","Ordained Ministers"],"informal":[],"neutral":["Religious Leaders","Churchmen","Churchwomen"]},"derivations":[{"word":"Clerical","type":"adjective","example":"He Had A Clerical Collar.","example_translation":"او یقه روحانی داشت.","display":"Clerical"}],"collocations":[{"collocation":"Members Of The Clergy","example":"The Report Was Criticized By Several Members Of The Clergy.","translation":"این گزارش مورد انتقاد چندین تن از روحانیون قرار گرفت."},{"collocation":"The Catholic Clergy","example":"The Catholic Clergy Has Faced Scrutiny Over Past Abuses.","translation":"روحانیت کاتولیک به دلیل سوء استفاده های گذشته با بررسی های دقیقی مواجه شده است."}]}</text:p>
          </table:table-cell>
        </table:table-row>
        <table:table-row>
          <table:table-cell office:value-type="float" office:value="466">
            <text:p>466</text:p>
          </table:table-cell>
          <table:table-cell office:value-type="float" office:value="466">
            <text:p>466</text:p>
          </table:table-cell>
          <table:table-cell office:value-type="string">
            <text:p>Customary</text:p>
          </table:table-cell>
          <table:table-cell office:value-type="string">
            <text:p>مرسوم، رایج</text:p>
          </table:table-cell>
          <table:table-cell office:value-type="string">
            <text:p>uk  /ˈkʌs.tə.mər.i/ us  /ˈkʌs.tə.mer.i/</text:p>
          </table:table-cell>
          <table:table-cell office:value-type="string">
            <text:p>a. It was customary for wealthy Romans to recline while they were dining.</text:p>
          </table:table-cell>
          <table:table-cell office:value-type="string">
            <text:p>دراز کشیدن در حین غذا خوردن برای رومیان ثروتمند مرسوم بود.</text:p>
          </table:table-cell>
          <table:table-cell office:value-type="string">
            <text:p>Usual</text:p>
          </table:table-cell>
          <table:table-cell office:value-type="string">
            <text:p>b. The Robin Williams movie received the customary rave reviews from the critics.</text:p>
          </table:table-cell>
          <table:table-cell office:value-type="string">
            <text:p>فیلم "رابین ویلیامز" نقدهای مثبت معمول را از منتقدان دریافت کرد.</text:p>
          </table:table-cell>
          <table:table-cell office:value-type="string">
            <text:p>c. The traitor rejected the customary blindfold for the execution.</text:p>
          </table:table-cell>
          <table:table-cell office:value-type="string">
            <text:p>خائن، چشم‌بند مرسوم برای اعدام را رد کرد.</text:p>
          </table:table-cell>
          <table:table-cell office:value-type="float" office:value="39">
            <text:p>39</text:p>
          </table:table-cell>
          <table:table-cell office:value-type="float" office:value="10">
            <text:p>10</text:p>
          </table:table-cell>
          <table:table-cell office:value-type="string">
            <text:p>{"word":"Customary","mean":"","countable":"no","type":"adjective","voice":"unknown","plural":"","plural_example":"","example":"It Is Customary To Tip Waiters In The United States.","registers":"[formal: respectful], [informal: casual]","phrasal_verbs":[],"synonyms":{"formal":["Traditional","Established","Conventional"],"informal":["Usual","Common"],"neutral":["Habitual","Typical","Regular"]},"derivations":[{"word":"Custom","type":"noun","example":"It Is A Local Custom.","example_translation":"این یک رسم محلی است.","display":"Custom"},{"word":"Customarily","type":"adverb","example":"We Customarily Meet On Fridays.","example_translation":"ما معمولاً جمعه ها ملاقات می کنیم.","display":"Customarily"}],"collocations":[{"collocation":"customary practice","example":"The Customary Practice Is To Arrive Early.","translation":"رویه معمول این است که زود برسیم."},{"collocation":"customary greeting","example":"A Handshake Is A Customary Greeting In Many Cultures.","translation":"دست دادن یک احوالپرسی مرسوم در بسیاری از فرهنگ ها است."},{"collocation":"customary attire","example":"The Customary Attire For The Ceremony Is Formal.","translation":"لباس مرسوم برای این مراسم رسمی است."}]}</text:p>
          </table:table-cell>
        </table:table-row>
        <table:table-row>
          <table:table-cell office:value-type="float" office:value="467">
            <text:p>467</text:p>
          </table:table-cell>
          <table:table-cell office:value-type="float" office:value="467">
            <text:p>467</text:p>
          </table:table-cell>
          <table:table-cell office:value-type="string">
            <text:p>Transparent</text:p>
          </table:table-cell>
          <table:table-cell office:value-type="string">
            <text:p>واضح، شفاف</text:p>
          </table:table-cell>
          <table:table-cell office:value-type="string">
            <text:p>uk  /trænˈspær.ənt/ us  /trænˈsper.ənt/</text:p>
          </table:table-cell>
          <table:table-cell office:value-type="string">
            <text:p>Window glass is transparent.</text:p>
          </table:table-cell>
          <table:table-cell office:value-type="string">
            <text:p>شیشه پنجره شفاف است.</text:p>
          </table:table-cell>
          <table:table-cell office:value-type="string">
            <text:p>Easily seen through; clear</text:p>
          </table:table-cell>
          <table:table-cell office:value-type="string">
            <text:p>Colonel Thomas is a man of transparent honesty and loyalty.</text:p>
          </table:table-cell>
          <table:table-cell office:value-type="string">
            <text:p>سرهنگ توماس نمونه‌ای از صداقت و وفاداری آشکار است.</text:p>
          </table:table-cell>
          <table:table-cell office:value-type="string">
            <text:p>The homicide was a transparent case of jealousy that got out of hand.</text:p>
          </table:table-cell>
          <table:table-cell office:value-type="string">
            <text:p>آدم‌کشی نمونه‌ای واضح از حسادت غیرقابل کنترل بود.</text:p>
          </table:table-cell>
          <table:table-cell office:value-type="float" office:value="39">
            <text:p>39</text:p>
          </table:table-cell>
          <table:table-cell office:value-type="float" office:value="11">
            <text:p>11</text:p>
          </table:table-cell>
          <table:table-cell office:value-type="string">
            <text:p>{"word":"Transparent","mean":"","countable":"no","type":"adjective","voice":"unknown","plural":"","plural_example":"","example":"The Glass Was Transparent.","registers":"[formal: Common], [informal: Common]","phrasal_verbs":[],"synonyms":{"formal":["Clear","Translucent"],"informal":["See-through"],"neutral":["Lucid","Obvious"]},"derivations":[{"word":"Transparency","type":"noun","example":"The Government Promised Greater Transparency.","example_translation":"دولت قول شفافیت بیشتر داد.","display":"Transparency"},{"word":"Transparently","type":"adverb","example":"He Was Transparently Lying.","example_translation":"او به وضوح دروغ می گفت.","display":"Transparently"}],"collocations":[{"collocation":"Transparent Material","example":"Glass Is A Transparent Material.","translation":"شیشه یک ماده شفاف است."},{"collocation":"Transparent Process","example":"We Need A Transparent Process For The Selection.","translation":"ما به یک روند شفاف برای انتخاب نیاز داریم."},{"collocation":"Transparent Governance","example":"The Goal Is To Achieve Transparent Governance.","translation":"هدف دستیابی به حکمرانی شفاف است."}]}</text:p>
          </table:table-cell>
        </table:table-row>
        <table:table-row>
          <table:table-cell office:value-type="float" office:value="468">
            <text:p>468</text:p>
          </table:table-cell>
          <table:table-cell office:value-type="float" office:value="468">
            <text:p>468</text:p>
          </table:table-cell>
          <table:table-cell office:value-type="string">
            <text:p>Scald</text:p>
          </table:table-cell>
          <table:table-cell office:value-type="string">
            <text:p>سوزاندن، سوختگی</text:p>
          </table:table-cell>
          <table:table-cell office:value-type="string">
            <text:p>uk  /skɔːld/ us  /skɑːld/</text:p>
          </table:table-cell>
          <table:table-cell office:value-type="string">
            <text:p>a. Do not neglect to scald the dishes before drying them.</text:p>
          </table:table-cell>
          <table:table-cell office:value-type="string">
            <text:p>فراموش نکن قبل از خشک کردن ظروف، آنها را با آب جوش ضدعفونی کنی.</text:p>
          </table:table-cell>
          <table:table-cell office:value-type="string">
            <text:p>Pour boiling liquid over; burn with hot liquid or steam; heat almost to the boiling point</text:p>
          </table:table-cell>
          <table:table-cell office:value-type="string">
            <text:p>b. The scalding lava pouring from the mountain placed everyone in peril.</text:p>
          </table:table-cell>
          <table:table-cell office:value-type="string">
            <text:p>گدازه‌های سوزان که از کوه جاری می‌شد، همه را در معرض خطر قرار داد.</text:p>
          </table:table-cell>
          <table:table-cell office:value-type="string">
            <text:p>c. By being hasty, Stella scalded her hand.</text:p>
          </table:table-cell>
          <table:table-cell office:value-type="string">
            <text:p>استلا از روی عجله دستش را سوزاند.</text:p>
          </table:table-cell>
          <table:table-cell office:value-type="float" office:value="39">
            <text:p>39</text:p>
          </table:table-cell>
          <table:table-cell office:value-type="float" office:value="12">
            <text:p>12</text:p>
          </table:table-cell>
          <table:table-cell office:value-type="string">
            <text:p>{"word":"Scald","mean":"","countable":"no","type":"verb","voice":"transitive","plural":"","plural_example":"","example":"I Scalded My Tongue On The Hot Coffee.","registers":"[formal: ], [informal: ]","phrasal_verbs":[],"synonyms":{"formal":["Burn","Scathe"],"informal":["Scorching"],"neutral":["Parboil","Blanch"]},"derivations":[{"word":"Scalding","type":"adjective","example":"Be Careful, The Soup Is Scalding Hot.","example_translation":"مراقب باش، سوپ خیلی داغ است.","display":"Scalding"}],"collocations":[{"collocation":"Scald Milk","example":"You Should Scald The Milk Before Adding It To The Recipe.","translation":"شما باید شیر را قبل از افزودن به دستورالعمل بجوشانید."},{"collocation":"Scald Vegetables","example":"Scald The Vegetables Briefly To Preserve Their Color.","translation":"سبزیجات را به مدت کوتاهی بجوشانید تا رنگشان حفظ شود."}]}</text:p>
          </table:table-cell>
        </table:table-row>
        <table:table-row>
          <table:table-cell office:value-type="float" office:value="469">
            <text:p>469</text:p>
          </table:table-cell>
          <table:table-cell office:value-type="float" office:value="469">
            <text:p>469</text:p>
          </table:table-cell>
          <table:table-cell office:value-type="string">
            <text:p>Epidemic</text:p>
          </table:table-cell>
          <table:table-cell office:value-type="string">
            <text:p>همه‌گیر</text:p>
          </table:table-cell>
          <table:table-cell office:value-type="string">
            <text:p>uk  /ˌep.ɪˈdem.ɪk/ us  /ˌep.əˈdem.ɪk/</text:p>
          </table:table-cell>
          <table:table-cell office:value-type="string">
            <text:p>a. All of the schools in the city were closed during the epidemic.</text:p>
          </table:table-cell>
          <table:table-cell office:value-type="string">
            <text:p>تمام مدارس شهر در طول همه‌گیری تعطیل شدند.</text:p>
          </table:table-cell>
          <table:table-cell office:value-type="string">
            <text:p>An outbreak of a disease that spreads rapidly, so that many people have it at the same time; widespread</text:p>
          </table:table-cell>
          <table:table-cell office:value-type="string">
            <text:p>b. The depiction of violence in the movies has reached epidemic proportions.</text:p>
          </table:table-cell>
          <table:table-cell office:value-type="string">
            <text:p>به تصویر کشیدن خشونت در فیلم‌ها به ابعاد همه‌گیر رسیده است.</text:p>
          </table:table-cell>
          <table:table-cell office:value-type="string">
            <text:p>c. During the epidemic we were forbidden to drink water unless it had been boiled.</text:p>
          </table:table-cell>
          <table:table-cell office:value-type="string">
            <text:p>در طول همه‌گیری، نوشیدن آب نجوشیده برای ما ممنوع بود.</text:p>
          </table:table-cell>
          <table:table-cell office:value-type="float" office:value="40">
            <text:p>40</text:p>
          </table:table-cell>
          <table:table-cell office:value-type="float" office:value="1">
            <text:p>1</text:p>
          </table:table-cell>
          <table:table-cell office:value-type="string">
            <text:p>{"word":"Epidemic","mean":"","countable":"yes","type":"noun","voice":"unknown","plural":"Epidemics","plural_example":"Several Epidemics Have Devastated The Region In Recent Years.","example":"The Country Is Grappling With A Severe Epidemic Of Cholera.","registers":"[formal: Medical, Scientific], [informal: Everyday Speech]","phrasal_verbs":[],"synonyms":{"formal":["Outbreak","Plague","Pandemic","Scourge"],"informal":["Bug","Contagion"],"neutral":["Spreading Disease","Infection"]},"derivations":[{"word":"Epidemic","type":"adjective","example":"The Epidemic Spread Rapidly.","example_translation":"این بیماری واگیردار به سرعت گسترش یافت.","display":"Epidemic"}],"collocations":[{"collocation":"Widespread Epidemic","example":"The Widespread Epidemic Caused Panic.","translation":"اپیدمی گسترده باعث وحشت شد."},{"collocation":"Fight An Epidemic","example":"The Government Is Trying To Fight The Epidemic.","translation":"دولت در تلاش است تا با این اپیدمی مبارزه کند."}]}</text:p>
          </table:table-cell>
        </table:table-row>
        <table:table-row>
          <table:table-cell office:value-type="float" office:value="470">
            <text:p>470</text:p>
          </table:table-cell>
          <table:table-cell office:value-type="float" office:value="470">
            <text:p>470</text:p>
          </table:table-cell>
          <table:table-cell office:value-type="string">
            <text:p>Obesity</text:p>
          </table:table-cell>
          <table:table-cell office:value-type="string">
            <text:p>فربهی، چاقی</text:p>
          </table:table-cell>
          <table:table-cell office:value-type="string">
            <text:p>uk  /əʊˈbiːs/ us  /oʊˈbiːs/</text:p>
          </table:table-cell>
          <table:table-cell office:value-type="string">
            <text:p>Obesity is considered a serious disease.</text:p>
          </table:table-cell>
          <table:table-cell office:value-type="string">
            <text:p>چاقی بیش از حد یک بیماری جدی تلقی می‌شود.</text:p>
          </table:table-cell>
          <table:table-cell office:value-type="string">
            <text:p>Extreme fatness</text:p>
          </table:table-cell>
          <table:table-cell office:value-type="string">
            <text:p>The salesman tactfully referred to Jack's obesity as stoutness.</text:p>
          </table:table-cell>
          <table:table-cell office:value-type="string">
            <text:p>فروشنده با تدبیر چاقی جک را به عنوان تنومندی توصیف کرد.</text:p>
          </table:table-cell>
          <table:table-cell office:value-type="string">
            <text:p>At the medical convention, the topic discussed was the prevention of obesity.</text:p>
          </table:table-cell>
          <table:table-cell office:value-type="string">
            <text:p>موضوعی که در همایش پزشکی مورد بحث قرار گرفت، پیشگیری از چاقی بود.</text:p>
          </table:table-cell>
          <table:table-cell office:value-type="float" office:value="40">
            <text:p>40</text:p>
          </table:table-cell>
          <table:table-cell office:value-type="float" office:value="2">
            <text:p>2</text:p>
          </table:table-cell>
          <table:table-cell office:value-type="string">
            <text:p>{"word":"Obesity","mean":"","countable":"no","type":"noun","voice":"unknown","plural":"obesity","plural_example":"Studies Show That Rates Of Obesity Are Increasing.","example":"Obesity Is A Major Health Concern In Many Countries.","registers":"[formal: Obesity In Medical Contexts], [neutral: Common Usage]","phrasal_verbs":[],"synonyms":{"formal":["Corpulence","Adiposity"],"informal":["Overweight","Fatness"],"neutral":["Plumpness","Weight Gain"]},"derivations":[{"word":"obese","type":"adjective","example":"The Patient Was Considered Obese.","example_translation":"بیمار چاق محسوب می شد.","display":"Obese"}],"collocations":[{"collocation":"childhood obesity","example":"Childhood Obesity Is A Growing Problem.","translation":"چاقی در کودکان یک مشکل رو به رشد است."},{"collocation":"morbid obesity","example":"Morbid Obesity Can Lead To Serious Health Complications.","translation":"چاقی مرضی می تواند منجر به عوارض جدی سلامتی شود."}]}</text:p>
          </table:table-cell>
        </table:table-row>
        <table:table-row>
          <table:table-cell office:value-type="float" office:value="471">
            <text:p>471</text:p>
          </table:table-cell>
          <table:table-cell office:value-type="float" office:value="471">
            <text:p>471</text:p>
          </table:table-cell>
          <table:table-cell office:value-type="string">
            <text:p>Magnify</text:p>
          </table:table-cell>
          <table:table-cell office:value-type="string">
            <text:p>بزرگ کردن</text:p>
          </table:table-cell>
          <table:table-cell office:value-type="string">
            <text:p>uk  /ˈmæɡ.nɪ.faɪ/ us  /ˈmæɡ.nə.faɪ/</text:p>
          </table:table-cell>
          <table:table-cell office:value-type="string">
            <text:p>a. A microscope is a magnifying instrument.</text:p>
          </table:table-cell>
          <table:table-cell office:value-type="string">
            <text:p>میکروسکوپ یک وسیله بزرگ‌نمایی است.</text:p>
          </table:table-cell>
          <table:table-cell office:value-type="string">
            <text:p>Cause to look larger than it really is; make too much of; go beyond the truth in telling</text:p>
          </table:table-cell>
          <table:table-cell office:value-type="string">
            <text:p>b. It seems that Mr. Steinmetz magnified the importance of the document in his possession.</text:p>
          </table:table-cell>
          <table:table-cell office:value-type="string">
            <text:p>به نظر می‌رسد آقای استین‌متز اهمیت مدارکی را که در اختیار داشت بزرگ‌نمایی می‌کرد.</text:p>
          </table:table-cell>
          <table:table-cell office:value-type="string">
            <text:p>c. Some people have a tendency to magnify every minor fault in others.</text:p>
          </table:table-cell>
          <table:table-cell office:value-type="string">
            <text:p>عده‌ای گرایش دارند که هر عیب کوچک دیگران را بزرگ جلوه دهند.</text:p>
          </table:table-cell>
          <table:table-cell office:value-type="float" office:value="40">
            <text:p>40</text:p>
          </table:table-cell>
          <table:table-cell office:value-type="float" office:value="3">
            <text:p>3</text:p>
          </table:table-cell>
          <table:table-cell office:value-type="string">
            <text:p>{"word":"Magnify","mean":"","countable":"no","type":"verb","voice":"transitive","plural":"","plural_example":"","example":"A Microscope Can Magnify Small Objects.","registers":"[formal: Magnify], [informal: Blow Up]","phrasal_verbs":[],"synonyms":{"formal":["Amplify","Enlarge"],"informal":["Blow Up","Zoom In"],"neutral":["Increase","Expand","Intensify"]},"derivations":[{"word":"Magnification","type":"noun","example":"The Magnification Of The Microscope Is 100x.","example_translation":"بزرگنمایی میکروسکوپ 100 برابر است.","display":"Magnification"},{"word":"Magnifier","type":"noun","example":"She Used A Magnifier To Read The Fine Print.","example_translation":"او از یک ذره بین برای خواندن نوشته های ریز استفاده کرد.","display":"Magnifier"}],"collocations":[{"collocation":"Magnify The Importance","example":"Do Not Magnify The Importance Of This Issue.","translation":"اهمیت این موضوع را بزرگ نکنید."},{"collocation":"Magnify A Problem","example":"The Media Tends To Magnify Small Problems.","translation":"رسانه ها تمایل دارند مشکلات کوچک را بزرگ کنند."}]}</text:p>
          </table:table-cell>
        </table:table-row>
        <table:table-row>
          <table:table-cell office:value-type="float" office:value="472">
            <text:p>472</text:p>
          </table:table-cell>
          <table:table-cell office:value-type="float" office:value="472">
            <text:p>472</text:p>
          </table:table-cell>
          <table:table-cell office:value-type="string">
            <text:p>Chiropractor</text:p>
          </table:table-cell>
          <table:table-cell office:value-type="string">
            <text:p>متخصص کایروپراکتیک، درمانگر دستی</text:p>
          </table:table-cell>
          <table:table-cell office:value-type="string">
            <text:p>uk  /ˈkaɪ.rəʊ.præk.tər/ us  /ˈkaɪ.roʊ.præk.tɚ/</text:p>
          </table:table-cell>
          <table:table-cell office:value-type="string">
            <text:p>a. The chiropractor tried to relieve the pain by manipulating the spinal column.</text:p>
          </table:table-cell>
          <table:table-cell office:value-type="string">
            <text:p>متخصص کایروپراکتیک تلاش کرد با دستکاری ستون فقرات درد را تسکین دهد.</text:p>
          </table:table-cell>
          <table:table-cell office:value-type="string">
            <text:p>A person who treats ailments by massage and manipulation of the vertebrae and other forms of therapy on the theory that disease results from interference with the normal functioning of the nervous system</text:p>
          </table:table-cell>
          <table:table-cell office:value-type="string">
            <text:p>b. Mrs. Lehrer confirmed that a chiropractor had been treating her.</text:p>
          </table:table-cell>
          <table:table-cell office:value-type="string">
            <text:p>خانم لهرر تایید کرد که یک متخصص کایروپراکتیک او را تحت درمان قرار داده است.</text:p>
          </table:table-cell>
          <table:table-cell office:value-type="string">
            <text:p>c. The chiropractor recommended hot baths between treatments.</text:p>
          </table:table-cell>
          <table:table-cell office:value-type="string">
            <text:p>متخصص کایروپراکتیک حمام آب گرم را بین جلسات درمان توصیه کرد.</text:p>
          </table:table-cell>
          <table:table-cell office:value-type="float" office:value="40">
            <text:p>40</text:p>
          </table:table-cell>
          <table:table-cell office:value-type="float" office:value="4">
            <text:p>4</text:p>
          </table:table-cell>
          <table:table-cell office:value-type="string">
            <text:p>{"word":"Chiropractor","mean":"","countable":"yes","type":"noun","voice":"unknown","plural":"chiropractors","plural_example":"Many Chiropractors Specialize In Sports Injuries.","example":"I Went To A Chiropractor For My Back Pain.","registers":"[formal: Chiropractor], [informal: Chiropractor]","phrasal_verbs":[],"synonyms":{"formal":["Doctor Of Chiropractic"],"informal":["Back Doctor"],"neutral":["Spinal Specialist"]},"derivations":[{"word":"chiropractic","type":"noun","example":"Chiropractic Is A Healthcare Profession.","example_translation":"کایروپراکتیک یک حرفه مراقبت های بهداشتی است.","display":"Chiropractic"}],"collocations":[{"collocation":"See A Chiropractor","example":"You Should See A Chiropractor For That Pain.","translation":"شما باید برای آن درد به یک متخصص کایروپراکتیک مراجعه کنید."},{"collocation":"Local Chiropractor","example":"I'm Looking For A Local Chiropractor.","translation":"من به دنبال یک متخصص کایروپراکتیک محلی هستم."}]}</text:p>
          </table:table-cell>
        </table:table-row>
        <table:table-row>
          <table:table-cell office:value-type="float" office:value="473">
            <text:p>473</text:p>
          </table:table-cell>
          <table:table-cell office:value-type="float" office:value="473">
            <text:p>473</text:p>
          </table:table-cell>
          <table:table-cell office:value-type="string">
            <text:p>Obstacle</text:p>
          </table:table-cell>
          <table:table-cell office:value-type="string">
            <text:p>مانع</text:p>
          </table:table-cell>
          <table:table-cell office:value-type="string">
            <text:p>uk  /ˈɒb.stə.kəl/ us  /ˈɑːb.stə.kəl/</text:p>
          </table:table-cell>
          <table:table-cell office:value-type="string">
            <text:p>a. The soldiers were compelled to get over such obstacles as ditches and barbed wire.</text:p>
          </table:table-cell>
          <table:table-cell office:value-type="string">
            <text:p>سربازان مجبور شدند که از موانعی چون گودال‌های عمیق و سیم‌های خاردار عبور کنند.</text:p>
          </table:table-cell>
          <table:table-cell office:value-type="string">
            <text:p>Anything that gets in the way or hinders; impediment; obstruction</text:p>
          </table:table-cell>
          <table:table-cell office:value-type="string">
            <text:p>b. Ignorance is an obstacle to progress.</text:p>
          </table:table-cell>
          <table:table-cell office:value-type="string">
            <text:p>نادانی یکی از موانع پیشرفت است.</text:p>
          </table:table-cell>
          <table:table-cell office:value-type="string">
            <text:p>c. Prejudice is often an obstacle to harmony among people.</text:p>
          </table:table-cell>
          <table:table-cell office:value-type="string">
            <text:p>پیش‌داوری اغلب مانع هماهنگی بین مردم است.</text:p>
          </table:table-cell>
          <table:table-cell office:value-type="float" office:value="40">
            <text:p>40</text:p>
          </table:table-cell>
          <table:table-cell office:value-type="float" office:value="5">
            <text:p>5</text:p>
          </table:table-cell>
          <table:table-cell office:value-type="string">
            <text:p>{"word":"Obstacle","mean":"","countable":"yes","type":"noun","voice":"unknown","plural":"Obstacles","plural_example":"Many Obstacles Stood In Their Way.","example":"Lack Of Funding Proved To Be A Major Obstacle.","registers":"[formal: Obstacle], [informal: Hindrance]","phrasal_verbs":[],"synonyms":{"formal":["Impediment","Hindrance","Barrier","Stumbling Block"],"informal":["Problem","Challenge"],"neutral":["Difficulty","Barrier","Check","Snag","Drawback"]},"derivations":[{"word":"Obstruct","type":"verb","example":"The Fallen Tree Obstructed The Road.","example_translation":"درخت افتاده جاده را مسدود کرد.","display":"Obstruct"},{"word":"Obstruction","type":"noun","example":"There Was An Obstruction In The Pipe.","example_translation":"انسدادی در لوله وجود داشت.","display":"Obstruction"}],"collocations":[{"collocation":"Overcome An Obstacle","example":"They Overcame Many Obstacles To Achieve Their Goal.","translation":"آنها موانع زیادی را برای رسیدن به هدف خود پشت سر گذاشتند."},{"collocation":"A Major Obstacle","example":"Lack Of Experience Can Be A Major Obstacle.","translation":"کمبود تجربه می تواند یک مانع بزرگ باشد."},{"collocation":"Remove An Obstacle","example":"The Government Is Trying To Remove Obstacles To Trade.","translation":"دولت در تلاش است تا موانع تجارت را برطرف کند."}]}</text:p>
          </table:table-cell>
        </table:table-row>
        <table:table-row>
          <table:table-cell office:value-type="float" office:value="474">
            <text:p>474</text:p>
          </table:table-cell>
          <table:table-cell office:value-type="float" office:value="474">
            <text:p>474</text:p>
          </table:table-cell>
          <table:table-cell office:value-type="string">
            <text:p>Ventilate</text:p>
          </table:table-cell>
          <table:table-cell office:value-type="string">
            <text:p>تهویه کردن</text:p>
          </table:table-cell>
          <table:table-cell office:value-type="string">
            <text:p>uk  /ˈven.tɪ.leɪt/ us  /ˈven.t̬əl.eɪt/</text:p>
          </table:table-cell>
          <table:table-cell office:value-type="string">
            <text:p>a. We ventilated the kitchen by opening the windows.</text:p>
          </table:table-cell>
          <table:table-cell office:value-type="string">
            <text:p>با باز کردن پنجره ها آشپزخانه را تهویه کردیم.</text:p>
          </table:table-cell>
          <table:table-cell office:value-type="string">
            <text:p>Change the air in; purify by fresh air; discuss openly</text:p>
          </table:table-cell>
          <table:table-cell office:value-type="string">
            <text:p>b. The lungs ventilate the blood.</text:p>
          </table:table-cell>
          <table:table-cell office:value-type="string">
            <text:p>شش‌ها خون را تهویه می‌کنند.</text:p>
          </table:table-cell>
          <table:table-cell office:value-type="string">
            <text:p>c. There is merit in ventilating the topic of the prom before the entire senior class.</text:p>
          </table:table-cell>
          <table:table-cell office:value-type="string">
            <text:p>شایسته است موضوع جشن فارغ‌التحصیلی را قبل از کل کلاس سال آخر مطرح و بررسی کنیم.</text:p>
          </table:table-cell>
          <table:table-cell office:value-type="float" office:value="40">
            <text:p>40</text:p>
          </table:table-cell>
          <table:table-cell office:value-type="float" office:value="6">
            <text:p>6</text:p>
          </table:table-cell>
          <table:table-cell office:value-type="string">
            <text:p>{"word":"Ventilate","mean":"","countable":"no","type":"verb","voice":"transitive","plural":"","plural_example":"","example":"It Is Important To Ventilate The Room Regularly.","registers":"[formal: Ventilate], [informal: Air]","phrasal_verbs":[],"synonyms":{"formal":["Aerate","Airthrough"],"informal":["Air Out","Refresh"],"neutral":["Circulate Air","Oxygenate"]},"derivations":[{"word":"Ventilation","type":"noun","example":"The Ventilation System Is Very Efficient.","example_translation":"سیستم تهویه بسیار کارآمد است.","display":"Ventilation"},{"word":"Ventilator","type":"noun","example":"The Patient Was On A Ventilator.","example_translation":"بیمار به دستگاه تنفس مصنوعی وصل بود.","display":"Ventilator"}],"collocations":[{"collocation":"Ventilate A Room","example":"Remember To Ventilate The Room Daily.","translation":"به یاد داشته باشید که اتاق را روزانه تهویه کنید."},{"collocation":"Ventilate A Building","example":"The Building Is Designed To Ventilate Naturally.","translation":"ساختمان طوری طراحی شده است که به طور طبیعی تهویه شود."},{"collocation":"Ventilate The Lungs","example":"The Doctor Used A Machine To Ventilate The Patient's Lungs.","translation":"دکتر از دستگاهی برای تهویه ریه‌های بیمار استفاده کرد."}]}</text:p>
          </table:table-cell>
        </table:table-row>
        <table:table-row>
          <table:table-cell office:value-type="float" office:value="475">
            <text:p>475</text:p>
          </table:table-cell>
          <table:table-cell office:value-type="float" office:value="475">
            <text:p>475</text:p>
          </table:table-cell>
          <table:table-cell office:value-type="string">
            <text:p>Jeopardize</text:p>
          </table:table-cell>
          <table:table-cell office:value-type="string">
            <text:p>به خطر انداختن</text:p>
          </table:table-cell>
          <table:table-cell office:value-type="string">
            <text:p>uk  /ˈdʒep.ə.daɪz/ us  /ˈdʒep.ɚ.daɪz/</text:p>
          </table:table-cell>
          <table:table-cell office:value-type="string">
            <text:p>Soldiers jeopardize their lives in war.</text:p>
          </table:table-cell>
          <table:table-cell office:value-type="string">
            <text:p>سربازان در جنگ جانشان را به خطر می‌اندازند.</text:p>
          </table:table-cell>
          <table:table-cell office:value-type="string">
            <text:p>Risk; endanger</text:p>
          </table:table-cell>
          <table:table-cell office:value-type="string">
            <text:p>Mr. Marcos revised his opinion of police officers after two of them had jeopardized their lives to save his drowning child.</text:p>
          </table:table-cell>
          <table:table-cell office:value-type="string">
            <text:p>آقای مارکوس بعد از اینکه دو پلیس زندگی خود را برای نجات جان فرزندش که در حال غرق شدن بود به خطر انداختند، در طرز فکر خود نسبت به افسران پلیس تجدید نظر کرد.</text:p>
          </table:table-cell>
          <table:table-cell office:value-type="string">
            <text:p>Though it jeopardized his chance for a promotion, Mr. Rafael ventured to criticize his boss.</text:p>
          </table:table-cell>
          <table:table-cell office:value-type="string">
            <text:p>آقای رافائل جرات انتقاد از رئیس خود را داشت، گرچه این کار احتمال ارتقاء او را به خطر می‌انداخت.</text:p>
          </table:table-cell>
          <table:table-cell office:value-type="float" office:value="40">
            <text:p>40</text:p>
          </table:table-cell>
          <table:table-cell office:value-type="float" office:value="7">
            <text:p>7</text:p>
          </table:table-cell>
          <table:table-cell office:value-type="string">
            <text:p>{"word":"Jeopardize","mean":"","countable":"no","type":"verb","voice":"transitive","plural":"","plural_example":"","example":"He Didn't Want To Jeopardize The Safety Of His Children.","registers":"[formal: Jeopardize], [informal: Risk]","phrasal_verbs":[],"synonyms":{"formal":["Endanger","Imperil","Menace","Hazard"],"informal":["Risk","Threaten"],"neutral":["Compromise"]},"derivations":[{"word":"Jeopardy","type":"noun","example":"His Health Is In Jeopardy.","example_translation":"سلامتی او در خطر است.","display":"Jeopardy"},{"word":"Jeopardization","type":"noun","example":"The Jeopardization Of The Project's Funding Is A Serious Concern.","example_translation":"به خطر افتادن بودجه پروژه یک نگرانی جدی است.","display":"Jeopardization"}],"collocations":[{"collocation":"Jeopardize A Deal","example":"His Actions Could Jeopardize The Entire Deal.","translation":"اعمال او می تواند کل معامله را به خطر بیندازد."},{"collocation":"Jeopardize Security","example":"The Hack Could Jeopardize National Security.","translation":"هک می تواند امنیت ملی را به خطر بیندازد."}]}</text:p>
          </table:table-cell>
        </table:table-row>
        <table:table-row>
          <table:table-cell office:value-type="float" office:value="476">
            <text:p>476</text:p>
          </table:table-cell>
          <table:table-cell office:value-type="float" office:value="476">
            <text:p>476</text:p>
          </table:table-cell>
          <table:table-cell office:value-type="string">
            <text:p>Negative</text:p>
          </table:table-cell>
          <table:table-cell office:value-type="string">
            <text:p>منفی</text:p>
          </table:table-cell>
          <table:table-cell office:value-type="string">
            <text:p>uk  /ˈneɡ.ə.tɪv/ us  /ˈneɡ.ə.t̬ɪv/</text:p>
          </table:table-cell>
          <table:table-cell office:value-type="string">
            <text:p>a. The captain gave a negative response to the request for a leave.</text:p>
          </table:table-cell>
          <table:table-cell office:value-type="string">
            <text:p>کاپیتان به درخواست مرخصی پاسخ منفی داد.</text:p>
          </table:table-cell>
          <table:table-cell office:value-type="string">
            <text:p>Saying no; minus; showing the lights and shadows reversed</text:p>
          </table:table-cell>
          <table:table-cell office:value-type="string">
            <text:p>b. Three below zero is a negative quantity.</text:p>
          </table:table-cell>
          <table:table-cell office:value-type="string">
            <text:p>سه درجه زیر صفر یک کمیت منفی است.</text:p>
          </table:table-cell>
          <table:table-cell office:value-type="string">
            <text:p>c. A negative image is used to print a positive picture.</text:p>
          </table:table-cell>
          <table:table-cell office:value-type="string">
            <text:p>فیلم نگاتیو برای چاپ عکس مثبت استفاده می‌شود.</text:p>
          </table:table-cell>
          <table:table-cell office:value-type="float" office:value="40">
            <text:p>40</text:p>
          </table:table-cell>
          <table:table-cell office:value-type="float" office:value="8">
            <text:p>8</text:p>
          </table:table-cell>
          <table:table-cell office:value-type="string">
            <text:p>{"word":"Negative","mean":"","countable":"no","type":"adjective","voice":"unknown","plural":"","plural_example":"","example":"The Test Result Was Negative.","registers":"[formal: Unemotional], [informal: Pessimistic]","phrasal_verbs":[],"synonyms":{"formal":["Unfavorable","Pessimistic","Adverse"],"informal":["Bad","Awful"],"neutral":["Opposite","Contrary","Refusal"]},"derivations":[{"word":"Negatively","type":"adverb","example":"The Decision Negatively Impacted The Company.","example_translation":"این تصمیم بر شرکت تأثیر منفی گذاشت.","display":"Negatively"},{"word":"Negativity","type":"noun","example":"She Tried To Avoid Negativity In Her Life.","example_translation":"او سعی کرد از منفی بافی در زندگی اش اجتناب کند.","display":"Negativity"},{"word":"Negate","type":"verb","example":"The New Evidence Negated His Previous Claims.","example_translation":"شواهد جدید ادعاهای قبلی او را نقض کرد.","display":"Negate"}],"collocations":[{"collocation":"Negative Impact","example":"The Project Had A Negative Impact On The Environment.","translation":"این پروژه تأثیر منفی بر محیط زیست داشت."},{"collocation":"Negative Attitude","example":"His Negative Attitude Affected The Team's Morale.","translation":"نگرش منفی او بر روحیه تیم تأثیر گذاشت."}]}</text:p>
          </table:table-cell>
        </table:table-row>
        <table:table-row>
          <table:table-cell office:value-type="float" office:value="477">
            <text:p>477</text:p>
          </table:table-cell>
          <table:table-cell office:value-type="float" office:value="477">
            <text:p>477</text:p>
          </table:table-cell>
          <table:table-cell office:value-type="string">
            <text:p>Pension</text:p>
          </table:table-cell>
          <table:table-cell office:value-type="string">
            <text:p>مستمری، حقوق بازنشستگی</text:p>
          </table:table-cell>
          <table:table-cell office:value-type="string">
            <text:p>uk  /ˈpen.ʃən/ us  /ˈpen.ʃən/</text:p>
          </table:table-cell>
          <table:table-cell office:value-type="string">
            <text:p>a. Pensions are often paid because of long service, special merit, or injuries received.</text:p>
          </table:table-cell>
          <table:table-cell office:value-type="string">
            <text:p>مستمری‌ها اغلب به خاطر خدمت طولانی، شایستگی‌های ویژه و یا جراحات وارده پرداخت می‌شوند.</text:p>
          </table:table-cell>
          <table:table-cell office:value-type="string">
            <text:p>Regular payment that is not wages; to make such a payment</text:p>
          </table:table-cell>
          <table:table-cell office:value-type="string">
            <text:p>b. The pension is calculated on the basis of your last year's income.</text:p>
          </table:table-cell>
          <table:table-cell office:value-type="string">
            <text:p>حقوق بازنشستگی بر اساس درآمد سال آخر شما محاسبه می‌شود.</text:p>
          </table:table-cell>
          <table:table-cell office:value-type="string">
            <text:p>c. Mrs. Colby pensioned off her employee after thirty years of loyal service.</text:p>
          </table:table-cell>
          <table:table-cell office:value-type="string">
            <text:p>خانم کلبی کارمندش را پس از سی سال خدمت صادقانه بازنشسته کرد.</text:p>
          </table:table-cell>
          <table:table-cell office:value-type="float" office:value="40">
            <text:p>40</text:p>
          </table:table-cell>
          <table:table-cell office:value-type="float" office:value="9">
            <text:p>9</text:p>
          </table:table-cell>
          <table:table-cell office:value-type="string">
            <text:p>{"word":"Pension","mean":"","countable":"yes","type":"noun","voice":"unknown","plural":"Pensions","plural_example":"Many People Rely On Their Pensions For Retirement Income.","example":"He Receives A State Pension.","registers":"[formal: Retirement Benefit], [informal: N\/A]","phrasal_verbs":[],"synonyms":{"formal":["Retirement Pay","Superannuation"],"informal":[],"neutral":["Retirement Benefit","Annuity"]},"derivations":[{"word":"Pensioner","type":"noun","example":"The Pensioner Was Enjoying His Retirement.","example_translation":"بازنشسته از دوران بازنشستگی خود لذت می برد.","display":"Pensioner"}],"collocations":[{"collocation":"Private Pension","example":"He Has A Private Pension In Addition To His State Benefits.","translation":"او علاوه بر مزایای دولتی خود، حقوق بازنشستگی خصوصی نیز دارد."},{"collocation":"Draw A Pension","example":"She Will Start To Draw A Pension Next Year.","translation":"او سال آینده شروع به دریافت حقوق بازنشستگی خواهد کرد."}]}</text:p>
          </table:table-cell>
        </table:table-row>
        <table:table-row>
          <table:table-cell office:value-type="float" office:value="478">
            <text:p>478</text:p>
          </table:table-cell>
          <table:table-cell office:value-type="float" office:value="478">
            <text:p>478</text:p>
          </table:table-cell>
          <table:table-cell office:value-type="string">
            <text:p>Vital</text:p>
          </table:table-cell>
          <table:table-cell office:value-type="string">
            <text:p>ضروری، حیاتی</text:p>
          </table:table-cell>
          <table:table-cell office:value-type="string">
            <text:p>uk  /ˈvaɪ.təl/ us  /ˈvaɪ.t̬əl/</text:p>
          </table:table-cell>
          <table:table-cell office:value-type="string">
            <text:p>a. We must preserve and protect our vital resources.</text:p>
          </table:table-cell>
          <table:table-cell office:value-type="string">
            <text:p>ما باید از منابع حیاتی خود محافظت و مراقبت کنیم.</text:p>
          </table:table-cell>
          <table:table-cell office:value-type="string">
            <text:p>Having to do with life; necessary to life; causing death; failure or ruin; lively</text:p>
          </table:table-cell>
          <table:table-cell office:value-type="string">
            <text:p>b. Eating is a vital function, the obese man reminded me.</text:p>
          </table:table-cell>
          <table:table-cell office:value-type="string">
            <text:p>مرد چاق به من یادآوری کرد که خوردن یک عمل حیاتی است.</text:p>
          </table:table-cell>
          <table:table-cell office:value-type="string">
            <text:p>c. The valiant soldier died of a vital wound.</text:p>
          </table:table-cell>
          <table:table-cell office:value-type="string">
            <text:p>سرباز دلاور بر اثر زخمی مهلک جان سپرد.</text:p>
          </table:table-cell>
          <table:table-cell office:value-type="float" office:value="40">
            <text:p>40</text:p>
          </table:table-cell>
          <table:table-cell office:value-type="float" office:value="10">
            <text:p>10</text:p>
          </table:table-cell>
          <table:table-cell office:value-type="string">
            <text:p>{"word":"Vital","mean":"","countable":"no","type":"adjective","voice":"unknown","plural":"","plural_example":"","example":"Exercise Is Vital For Good Health.","registers":"[formal: Essential], [informal: Key]","phrasal_verbs":[],"synonyms":{"formal":["Crucial","Essential","Fundamental"],"informal":["Key","Critical"],"neutral":["Important","Necessary"]},"derivations":[{"word":"Vitality","type":"noun","example":"She Is Full Of Vitality.","example_translation":"او پر از سرزندگی است.","display":"Vitality"},{"word":"Vitally","type":"adverb","example":"It Is Vitally Important To Act Quickly.","example_translation":"بسیار مهم است که به سرعت عمل کنیم.","display":"Vitally"}],"collocations":[{"collocation":"Vital Role","example":"Education Plays A Vital Role In Society.","translation":"آموزش نقش حیاتی در جامعه ایفا می کند."},{"collocation":"Vital Signs","example":"The Doctor Checked The Patient's Vital Signs.","translation":"دکتر علائم حیاتی بیمار را بررسی کرد."}]}</text:p>
          </table:table-cell>
        </table:table-row>
        <table:table-row>
          <table:table-cell office:value-type="float" office:value="479">
            <text:p>479</text:p>
          </table:table-cell>
          <table:table-cell office:value-type="float" office:value="479">
            <text:p>479</text:p>
          </table:table-cell>
          <table:table-cell office:value-type="string">
            <text:p>Municipal</text:p>
          </table:table-cell>
          <table:table-cell office:value-type="string">
            <text:p>مربوط به شهرداری، شهری</text:p>
          </table:table-cell>
          <table:table-cell office:value-type="string">
            <text:p>uk  /mjuːˈnɪs.ɪ.pəl/ us  /mjuːˈnɪs.ə.pəl/</text:p>
          </table:table-cell>
          <table:table-cell office:value-type="string">
            <text:p>a. The state police assisted the municipal police in putting down the riot.</text:p>
          </table:table-cell>
          <table:table-cell office:value-type="string">
            <text:p>پلیس ایالتی در فرونشاندن شورش به پلیس شهرداری کمک کرد.</text:p>
          </table:table-cell>
          <table:table-cell office:value-type="string">
            <text:p>Of a city or state; having something to do in the affairs of a city or town</text:p>
          </table:table-cell>
          <table:table-cell office:value-type="string">
            <text:p>b. There was only a mediocre turnout for the municipal elections.</text:p>
          </table:table-cell>
          <table:table-cell office:value-type="string">
            <text:p>تنها عده کمی در انتخابات شهرداری شرکت کردند.</text:p>
          </table:table-cell>
          <table:table-cell office:value-type="string">
            <text:p>c. The municipal government placed a ban on parking during business hours.</text:p>
          </table:table-cell>
          <table:table-cell office:value-type="string">
            <text:p>شهرداری، پارک خودروها را در طول ساعات کاری ممنوع کرد.</text:p>
          </table:table-cell>
          <table:table-cell office:value-type="float" office:value="40">
            <text:p>40</text:p>
          </table:table-cell>
          <table:table-cell office:value-type="float" office:value="11">
            <text:p>11</text:p>
          </table:table-cell>
          <table:table-cell office:value-type="string">
            <text:p>{"word":"Municipal","mean":"","countable":"no","type":"adjective","voice":"unknown","plural":"","plural_example":"","example":"The Municipal government is responsible for local services.","registers":"[formal: Official], [neutral: Common]","phrasal_verbs":[],"synonyms":{"formal":["Civic","Local","Metropolitan"],"informal":[],"neutral":["City","Town"]},"derivations":[{"word":"Municipality","type":"noun","example":"The Municipality is responsible for local infrastructure.","example_translation":"شهرداری مسئول زیرساخت های محلی است.","display":"Municipality"}],"collocations":[{"collocation":"Municipal services","example":"Municipal services include garbage collection and street cleaning.","translation":"خدمات شهرداری شامل جمع آوری زباله و نظافت خیابان است."},{"collocation":"Municipal elections","example":"Municipal elections are held every four years.","translation":"انتخابات شهرداری هر چهار سال یکبار برگزار می شود."},{"collocation":"Municipal authorities","example":"The Municipal authorities are responsible for enforcing local laws.","translation":"مقامات شهرداری مسئول اجرای قوانین محلی هستند."}]}</text:p>
          </table:table-cell>
        </table:table-row>
        <table:table-row>
          <table:table-cell office:value-type="float" office:value="480">
            <text:p>480</text:p>
          </table:table-cell>
          <table:table-cell office:value-type="float" office:value="480">
            <text:p>480</text:p>
          </table:table-cell>
          <table:table-cell office:value-type="string">
            <text:p>Oral</text:p>
          </table:table-cell>
          <table:table-cell office:value-type="string">
            <text:p>شفاهی، دهانی</text:p>
          </table:table-cell>
          <table:table-cell office:value-type="string">
            <text:p>uk  /ˈɔː.rəl/ us  /ˈɔːr.əl/</text:p>
          </table:table-cell>
          <table:table-cell office:value-type="string">
            <text:p>a. An oral agreement is not enough; we must have a written promise.</text:p>
          </table:table-cell>
          <table:table-cell office:value-type="string">
            <text:p>توافق شفاهی کافی نیست؛ ما به یک تعهد کتبی نیاز داریم.</text:p>
          </table:table-cell>
          <table:table-cell office:value-type="string">
            <text:p>Spoken; using speech; of the mouth</text:p>
          </table:table-cell>
          <table:table-cell office:value-type="string">
            <text:p>b. Oral surgery is necessary to penetrate to the diseased root.</text:p>
          </table:table-cell>
          <table:table-cell office:value-type="string">
            <text:p>عمل جراحی دهان برای دسترسی به ریشهٔ خراب دندان مورد نیاز است.</text:p>
          </table:table-cell>
          <table:table-cell office:value-type="string">
            <text:p>c. His unique oral powers made Lincoln a man to remember.</text:p>
          </table:table-cell>
          <table:table-cell office:value-type="string">
            <text:p>قدرت کلامی منحصر به فرد لینکلن، او را مردی به یادماندنی ساخت.</text:p>
          </table:table-cell>
          <table:table-cell office:value-type="float" office:value="40">
            <text:p>40</text:p>
          </table:table-cell>
          <table:table-cell office:value-type="float" office:value="12">
            <text:p>12</text:p>
          </table:table-cell>
          <table:table-cell office:value-type="string">
            <text:p>{"word":"Oral","mean":"","countable":"no","type":"adjective","voice":"unknown","plural":"","plural_example":"","example":"The Teacher Gave An Oral Test.","registers":"[formal: Academic], [informal: Conversational]","phrasal_verbs":[],"synonyms":{"formal":["Verbal","Spoken"],"informal":["Said"],"neutral":["Spoken","Verbal"]},"derivations":[{"word":"Orally","type":"adverb","example":"The Medication Should Be Taken Orally.","example_translation":"این دارو باید به صورت خوراکی مصرف شود.","display":"Orally"},{"word":"Oral","type":"noun","example":"He Has An Oral Fixation.","example_translation":"او تثبیت دهانی دارد.","display":"Oral"}],"collocations":[{"collocation":"Oral Presentation","example":"She Gave A Great Oral Presentation.","translation":"او یک ارائه شفاهی عالی ارائه داد."},{"collocation":"Oral Exam","example":"The Oral Exam Was Quite Challenging.","translation":"امتحان شفاهی بسیار چالش برانگیز بود."},{"collocation":"Oral Hygiene","example":"Good Oral Hygiene Is Important.","translation":"بهداشت دهان و دندان خوب مهم است."}]}</text:p>
          </table:table-cell>
        </table:table-row>
        <table:table-row>
          <table:table-cell office:value-type="float" office:value="481">
            <text:p>481</text:p>
          </table:table-cell>
          <table:table-cell office:value-type="float" office:value="481">
            <text:p>481</text:p>
          </table:table-cell>
          <table:table-cell office:value-type="string">
            <text:p>Complacent</text:p>
          </table:table-cell>
          <table:table-cell office:value-type="string">
            <text:p>از خود راضی</text:p>
          </table:table-cell>
          <table:table-cell office:value-type="string">
            <text:p>uk  /kəmˈpleɪ.sən.si/ us  /kəmˈpleɪ.sən.si/</text:p>
          </table:table-cell>
          <table:table-cell office:value-type="string">
            <text:p>a. Senator Troy denounced the complacent attitude of the polluters of our air.</text:p>
          </table:table-cell>
          <table:table-cell office:value-type="string">
            <text:p>سناتور تروی نگرش از خود راضی آلوده کنندگان هوا را محکوم کرد.</text:p>
          </table:table-cell>
          <table:table-cell office:value-type="string">
            <text:p>Pleased with oneself; self-satisfied</text:p>
          </table:table-cell>
          <table:table-cell office:value-type="string">
            <text:p>b. How can you be complacent about such a menace?</text:p>
          </table:table-cell>
          <table:table-cell office:value-type="string">
            <text:p>شما چطور می‌توانید نسبت به چنین تهدیدی بی‌تفاوت باشید؟</text:p>
          </table:table-cell>
          <table:table-cell office:value-type="string">
            <text:p>c. I was surprised that Martin was so complacent about his brief part in the play.</text:p>
          </table:table-cell>
          <table:table-cell office:value-type="string">
            <text:p>تعجب کردم از اینکه مارتین بخاطر نقش کوتاهش در نمایش اینقدر از خود راضی بود.</text:p>
          </table:table-cell>
          <table:table-cell office:value-type="float" office:value="41">
            <text:p>41</text:p>
          </table:table-cell>
          <table:table-cell office:value-type="float" office:value="1">
            <text:p>1</text:p>
          </table:table-cell>
          <table:table-cell office:value-type="string">
            <text:p>{"word":"Complacent","mean":"","countable":"no","type":"adjective","voice":"unknown","plural":"","plural_example":"","example":"We Can't Afford To Become Complacent About Our Health.","registers":"[formal: ], [informal: ]","phrasal_verbs":[],"synonyms":{"formal":["Self-satisfied","Smug"],"informal":["Laid-back"],"neutral":["Content","Unconcerned","Satisfied"]},"derivations":[{"word":"Complacency","type":"noun","example":"There's No Room For Complacency If We Want To Stay Ahead.","example_translation":"اگر می خواهیم جلوتر بمانیم، جایی برای خشنودی وجود ندارد.","display":"Complacency"}],"collocations":[{"collocation":"Become Complacent","example":"Don't Become Complacent Just Because You've Had Some Success.","translation":"فقط به این دلیل که موفقیتی کسب کرده اید، راضی نباشید."},{"collocation":"Dangerously Complacent","example":"The Government Is Dangerously Complacent About The Economy.","translation":"دولت به طرز خطرناکی نسبت به اقتصاد بی تفاوت است."},{"collocation":"Grow Complacent","example":"It's Easy To Grow Complacent After A While.","translation":"بعد از مدتی آسان است که راضی باشید."}]}</text:p>
          </table:table-cell>
        </table:table-row>
        <table:table-row>
          <table:table-cell office:value-type="float" office:value="482">
            <text:p>482</text:p>
          </table:table-cell>
          <table:table-cell office:value-type="float" office:value="482">
            <text:p>482</text:p>
          </table:table-cell>
          <table:table-cell office:value-type="string">
            <text:p>Wasp</text:p>
          </table:table-cell>
          <table:table-cell office:value-type="string">
            <text:p>زنبور بی‌عسل</text:p>
          </table:table-cell>
          <table:table-cell office:value-type="string">
            <text:p>uk  /wɒsp/ us  /wɑːsp/</text:p>
          </table:table-cell>
          <table:table-cell office:value-type="string">
            <text:p>a. When the wasps descended on the picnic, we ran in all directions.</text:p>
          </table:table-cell>
          <table:table-cell office:value-type="string">
            <text:p>وقتی زنبورها به سمت پیک‌نیک سرازیر شدند، ما هر کدام به سویی فرار کردیم.</text:p>
          </table:table-cell>
          <table:table-cell office:value-type="string">
            <text:p>An insect with a slender body and powerful sting</text:p>
          </table:table-cell>
          <table:table-cell office:value-type="string">
            <text:p>b. A swarm of wasps attacked us as we were reclining on the porch.</text:p>
          </table:table-cell>
          <table:table-cell office:value-type="string">
            <text:p>همینطور که در ایوان دراز کشیده بودیم، دسته‌ای از زنبورها به ما حمله کردند.</text:p>
          </table:table-cell>
          <table:table-cell office:value-type="string">
            <text:p>c. The piercing sting of a wasp can be very painful.</text:p>
          </table:table-cell>
          <table:table-cell office:value-type="string">
            <text:p>نیش زننده زنبور می‌تواند بسیار دردناک باشد.</text:p>
          </table:table-cell>
          <table:table-cell office:value-type="float" office:value="41">
            <text:p>41</text:p>
          </table:table-cell>
          <table:table-cell office:value-type="float" office:value="2">
            <text:p>2</text:p>
          </table:table-cell>
          <table:table-cell office:value-type="string">
            <text:p>{"word":"Wasp","mean":"","countable":"yes","type":"noun","voice":"unknown","plural":"Wasps","plural_example":"There Were Many Wasps Around The Picnic Basket.","example":"A Wasp Stung Him On The Arm.","registers":"[formal: Wasp], [informal: Wasp]","phrasal_verbs":[],"synonyms":{"formal":["Vespine"],"informal":[],"neutral":["Hornet","Yellowjacket"]},"derivations":[{"word":"Waspish","type":"adjective","example":"She Had A Waspish Temper.","example_translation":"او مزاجی تند داشت.","display":"Waspish"}],"collocations":[{"collocation":"Wasp Sting","example":"A Wasp Sting Can Be Painful.","translation":"نیش زنبور می تواند دردناک باشد."},{"collocation":"Nest Of Wasps","example":"We Found A Nest Of Wasps In The Garden Shed.","translation":"ما یک لانه زنبور در انباری باغ پیدا کردیم."}]}</text:p>
          </table:table-cell>
        </table:table-row>
        <table:table-row>
          <table:table-cell office:value-type="float" office:value="483">
            <text:p>483</text:p>
          </table:table-cell>
          <table:table-cell office:value-type="float" office:value="483">
            <text:p>483</text:p>
          </table:table-cell>
          <table:table-cell office:value-type="string">
            <text:p>Rehabilitate</text:p>
          </table:table-cell>
          <table:table-cell office:value-type="string">
            <text:p>توان‌بخشی کردن، بازسازی کردن</text:p>
          </table:table-cell>
          <table:table-cell office:value-type="string">
            <text:p>uk  /ˌriː.həˈbɪl.ɪ.teɪt/ us  /ˌriː.həˈbɪl.ə.teɪt/</text:p>
          </table:table-cell>
          <table:table-cell office:value-type="string">
            <text:p>a. The old house was rehabilitated at enormous expense.</text:p>
          </table:table-cell>
          <table:table-cell office:value-type="string">
            <text:p>خانه‌ی قدیمی با هزینه‌ی هنگفتی بازسازی شد.</text:p>
          </table:table-cell>
          <table:table-cell office:value-type="string">
            <text:p>Restore to good condition; make over in a new form; restore to former standing, rank, reputation, etc.</text:p>
          </table:table-cell>
          <table:table-cell office:value-type="string">
            <text:p>b. The former criminal completely rehabilitated himself and was respected by all.</text:p>
          </table:table-cell>
          <table:table-cell office:value-type="string">
            <text:p>جنایتکار سابق کاملاً خود را اصلاح کرد و مورد احترام همگان قرار گرفت.</text:p>
          </table:table-cell>
          <table:table-cell office:value-type="string">
            <text:p>c. This wing of the house must be rehabilitated promptly, as there is a danger it will collapse.</text:p>
          </table:table-cell>
          <table:table-cell office:value-type="string">
            <text:p>این بخش از خانه باید فورا بازسازی شود، زیرا خطر ریزش وجود دارد.</text:p>
          </table:table-cell>
          <table:table-cell office:value-type="float" office:value="41">
            <text:p>41</text:p>
          </table:table-cell>
          <table:table-cell office:value-type="float" office:value="3">
            <text:p>3</text:p>
          </table:table-cell>
          <table:table-cell office:value-type="string">
            <text:p>{"word":"Rehabilitate","mean":"","countable":"no","type":"verb","voice":"transitive","plural":"","plural_example":"","example":"The Hospital Helps To Rehabilitate Patients After Serious Accidents.","registers":"[formal: Rehabilitate], [informal: Fix Up]","phrasal_verbs":[],"synonyms":{"formal":["Restore","Revive","Reclaim"],"informal":["Fix Up","Make Over","Get Back On Track"],"neutral":["Recover","Improve","Re-establish"]},"derivations":[{"word":"Rehabilitation","type":"noun","example":"He Is Undergoing Rehabilitation After His Injury.","example_translation":"او پس از آسیب دیدگی تحت توانبخشی است.","display":"Rehabilitation"},{"word":"Rehabilitative","type":"adjective","example":"Rehabilitative Programs Can Help People Overcome Addiction.","example_translation":"برنامه های توانبخشی می تواند به افراد در غلبه بر اعتیاد کمک کند.","display":"Rehabilitative"}],"collocations":[{"collocation":"Rehabilitate A Criminal","example":"The Goal Is To Rehabilitate The Criminal Back Into Society.","translation":"هدف بازپروری مجرم به جامعه است."},{"collocation":"Rehabilitate The Environment","example":"The Project Aims To Rehabilitate The Degraded Environment.","translation":"هدف این پروژه بازسازی محیط تخریب شده است."}]}</text:p>
          </table:table-cell>
        </table:table-row>
        <table:table-row>
          <table:table-cell office:value-type="float" office:value="484">
            <text:p>484</text:p>
          </table:table-cell>
          <table:table-cell office:value-type="float" office:value="484">
            <text:p>484</text:p>
          </table:table-cell>
          <table:table-cell office:value-type="string">
            <text:p>Parole</text:p>
          </table:table-cell>
          <table:table-cell office:value-type="string">
            <text:p>آزادی مشروط، قول شرف</text:p>
          </table:table-cell>
          <table:table-cell office:value-type="string">
            <text:p>uk  /pəˈrəʊl/ us  /pəˈroʊl/</text:p>
          </table:table-cell>
          <table:table-cell office:value-type="string">
            <text:p>a. The judge paroled the juvenile offenders on condition that they report to him every three months.</text:p>
          </table:table-cell>
          <table:table-cell office:value-type="string">
            <text:p>قاضی متخلفان جوان را به شرطی به طور مشروط آزاد کرد که هر سه ماه یک بار به او مراجعه کنند.</text:p>
          </table:table-cell>
          <table:table-cell office:value-type="string">
            <text:p>Word of honor; conditional freedom; to free (a prisoner) under certain conditions</text:p>
          </table:table-cell>
          <table:table-cell office:value-type="string">
            <text:p>b. Since the prisoner has been rehabilitated, his family is exploring the possibility of having him paroled.</text:p>
          </table:table-cell>
          <table:table-cell office:value-type="string">
            <text:p>از آنجایی که زندانی اصلاح شده است، خانواده‌اش در حال بررسی امکان آزادی مشروط او هستند.</text:p>
          </table:table-cell>
          <table:table-cell office:value-type="string">
            <text:p>c. The fugitive gave his parole not to try to escape again.</text:p>
          </table:table-cell>
          <table:table-cell office:value-type="string">
            <text:p>زندانی فراری قول شرف داد که دیگر سعی نکند فرار کند.</text:p>
          </table:table-cell>
          <table:table-cell office:value-type="float" office:value="41">
            <text:p>41</text:p>
          </table:table-cell>
          <table:table-cell office:value-type="float" office:value="4">
            <text:p>4</text:p>
          </table:table-cell>
          <table:table-cell office:value-type="string">
            <text:p>{"word":"Parole","mean":"","countable":"no","type":"noun","voice":"unknown","plural":"Paroles","plural_example":"The Committee Considers All Cases For Paroles.","example":"He Was Released On Parole After Serving Ten Years.","registers":"[formal: Legal], [neutral: General]","phrasal_verbs":[],"synonyms":{"formal":["Conditional Release"],"informal":[],"neutral":["Release"]},"derivations":[{"word":"Parolee","type":"noun","example":"The Parolee Was Assigned A Probation Officer.","example_translation":"به آزادی مشروط یک افسر مراقبت منصوب شد.","display":"Parolee"}],"collocations":[{"collocation":"Granted Parole","example":"He Was Granted Parole After Good Behavior.","translation":"او پس از حسن رفتار، مشروط آزاد شد."},{"collocation":"Violate Parole","example":"Violating Parole Can Result In Re-Imprisonment.","translation":"نقض آزادی مشروط می تواند منجر به زندانی شدن مجدد شود."}]}</text:p>
          </table:table-cell>
        </table:table-row>
        <table:table-row>
          <table:table-cell office:value-type="float" office:value="485">
            <text:p>485</text:p>
          </table:table-cell>
          <table:table-cell office:value-type="float" office:value="485">
            <text:p>485</text:p>
          </table:table-cell>
          <table:table-cell office:value-type="string">
            <text:p>Vertical</text:p>
          </table:table-cell>
          <table:table-cell office:value-type="string">
            <text:p>عمودی</text:p>
          </table:table-cell>
          <table:table-cell office:value-type="string">
            <text:p>uk  /ˈvɜː.tɪ.kəl/ us  /ˈvɝː.t̬ə.kəl/</text:p>
          </table:table-cell>
          <table:table-cell office:value-type="string">
            <text:p>It wasn't easy to get the drunken man into a vertical position.</text:p>
          </table:table-cell>
          <table:table-cell office:value-type="string">
            <text:p>سرپا نگه داشتن مرد مست کار دشواری بود.</text:p>
          </table:table-cell>
          <table:table-cell office:value-type="string">
            <text:p>Straight up and down with reference to the horizon, for example, a vertical line</text:p>
          </table:table-cell>
          <table:table-cell office:value-type="string">
            <text:p>The way to vote for your candidate is to pull the lever from the horizontal position to the vertical position.</text:p>
          </table:table-cell>
          <table:table-cell office:value-type="string">
            <text:p>شیوه ی رای دادن به نامزد انتخابی خود، این است که اهرم را از حالت افقی به حالت عمودی تغییر دهی.</text:p>
          </table:table-cell>
          <table:table-cell office:value-type="string">
            <text:p>A circle surrounding a vertical line that ends in an inverted V is the well-known peace symbol.</text:p>
          </table:table-cell>
          <table:table-cell office:value-type="string">
            <text:p>دایره محاطی بر یک خط عمودی که به حرف وارونه V منتهی می شود، نماد مشهور صلح است.</text:p>
          </table:table-cell>
          <table:table-cell office:value-type="float" office:value="41">
            <text:p>41</text:p>
          </table:table-cell>
          <table:table-cell office:value-type="float" office:value="5">
            <text:p>5</text:p>
          </table:table-cell>
          <table:table-cell office:value-type="string">
            <text:p>{"word":"Vertical","mean":"","countable":"no","type":"adjective","voice":"unknown","plural":"","plural_example":"","example":"The Tower Stood Vertical Against The Sky.","registers":"[formal: Technical], [neutral: Common]","phrasal_verbs":[],"synonyms":{"formal":["Perpendicular","Upright"],"informal":[],"neutral":["Upright","Erect"]},"derivations":[{"word":"Vertically","type":"adverb","example":"The Banner Hung Vertically From The Ceiling.","example_translation":"بنر به صورت عمودی از سقف آویزان بود.","display":"Vertically"},{"word":"Verticality","type":"noun","example":"The Verticality Of The Cliff Face Was Impressive.","example_translation":"عمودی بودن سطح صخره چشمگیر بود.","display":"Verticality"}],"collocations":[{"collocation":"Vertical Line","example":"Draw A Vertical Line Down The Center Of The Page.","translation":"یک خط عمودی در مرکز صفحه بکشید."},{"collocation":"Vertical Position","example":"The Display Can Be Adjusted To A Vertical Position.","translation":"صفحه نمایش را می توان به حالت عمودی تنظیم کرد."},{"collocation":"Vertical Axis","example":"Plot The Data Points On The Vertical Axis.","translation":"نقاط داده را روی محور عمودی رسم کنید."}]}</text:p>
          </table:table-cell>
        </table:table-row>
        <table:table-row>
          <table:table-cell office:value-type="float" office:value="486">
            <text:p>486</text:p>
          </table:table-cell>
          <table:table-cell office:value-type="float" office:value="486">
            <text:p>486</text:p>
          </table:table-cell>
          <table:table-cell office:value-type="string">
            <text:p>Multitude</text:p>
          </table:table-cell>
          <table:table-cell office:value-type="string">
            <text:p>فراوانی، جمعیت کثیر</text:p>
          </table:table-cell>
          <table:table-cell office:value-type="string">
            <text:p>uk  /ˈmʌl.tɪ.tʃuːd/ us  /ˈmʌl.tə.tuːd/</text:p>
          </table:table-cell>
          <table:table-cell office:value-type="string">
            <text:p>a. A multitude of letters kept pouring in to the movie idol.</text:p>
          </table:table-cell>
          <table:table-cell office:value-type="string">
            <text:p>نامه های بیشماری برای ستاره سینما مدام ارسال می شد.</text:p>
          </table:table-cell>
          <table:table-cell office:value-type="string">
            <text:p>A great number; a crowd</text:p>
          </table:table-cell>
          <table:table-cell office:value-type="string">
            <text:p>b. The fleeing culprit was pursued by a fierce multitude.</text:p>
          </table:table-cell>
          <table:table-cell office:value-type="string">
            <text:p>مجرم فراری توسط جماعتی خشمگین تعقیب می شد.</text:p>
          </table:table-cell>
          <table:table-cell office:value-type="string">
            <text:p>c. Flood victims were aided by a multitude of volunteers.</text:p>
          </table:table-cell>
          <table:table-cell office:value-type="string">
            <text:p>جمع کثیری از داوطلبان به قربانیان سیل کمک کردند.</text:p>
          </table:table-cell>
          <table:table-cell office:value-type="float" office:value="41">
            <text:p>41</text:p>
          </table:table-cell>
          <table:table-cell office:value-type="float" office:value="6">
            <text:p>6</text:p>
          </table:table-cell>
          <table:table-cell office:value-type="string">
            <text:p>{"word":"Multitude","mean":"","countable":"yes","type":"noun","voice":"unknown","plural":"multitudes","plural_example":"Multitudes Attended The Concert.","example":"A Multitude Of Fans Gathered Outside The Stadium.","registers":"[formal: Highly Formal], [informal: Not Applicable]","phrasal_verbs":[],"synonyms":{"formal":["Throng","Host","Legion","Myriad","Concourse"],"informal":["Crowd","Mob","Bunch"],"neutral":["Many","Number","Quantity","Mass"]},"derivations":[{"word":"multiple","type":"adjective","example":"She Had Multiple Reasons For Leaving.","example_translation":"او دلایل متعددی برای ترک کردن داشت.","display":"Multiple"}],"collocations":[{"collocation":"vast multitude","example":"A Vast Multitude Was Present At The Rally.","translation":"تعداد زیادی در تجمع حاضر بودند."},{"collocation":"great multitude","example":"A Great Multitude Congregated In The Square.","translation":"جمعیت زیادی در میدان جمع شدند."}]}</text:p>
          </table:table-cell>
        </table:table-row>
        <table:table-row>
          <table:table-cell office:value-type="float" office:value="487">
            <text:p>487</text:p>
          </table:table-cell>
          <table:table-cell office:value-type="float" office:value="487">
            <text:p>487</text:p>
          </table:table-cell>
          <table:table-cell office:value-type="string">
            <text:p>Nominate</text:p>
          </table:table-cell>
          <table:table-cell office:value-type="string">
            <text:p>نامزد کردن</text:p>
          </table:table-cell>
          <table:table-cell office:value-type="string">
            <text:p>uk  /ˈnɒm.ɪ.neɪt/ us  /ˈnɑː.mə.neɪt/</text:p>
          </table:table-cell>
          <table:table-cell office:value-type="string">
            <text:p>Three times Bryant was nominated for office, but he was never elected.</text:p>
          </table:table-cell>
          <table:table-cell office:value-type="string">
            <text:p>برایانت سه بار برای این مقام نامزد شد، اما هرگز انتخاب نشد.</text:p>
          </table:table-cell>
          <table:table-cell office:value-type="string">
            <text:p>Name as a candidate for office; appoint to an office</text:p>
          </table:table-cell>
          <table:table-cell office:value-type="string">
            <text:p>The President nominated him for Secretary of State.</text:p>
          </table:table-cell>
          <table:table-cell office:value-type="string">
            <text:p>رئیس جمهور او را برای سمت وزیر امور خارجه نامزد کرد.</text:p>
          </table:table-cell>
          <table:table-cell office:value-type="string">
            <text:p>Though Danny was nominated last, he emerged as the strongest candidate.</text:p>
          </table:table-cell>
          <table:table-cell office:value-type="string">
            <text:p>اگرچه دنی آخرین نفر نامزد شد، اما به عنوان قوی‌ترین نامزد ظاهر شد.</text:p>
          </table:table-cell>
          <table:table-cell office:value-type="float" office:value="41">
            <text:p>41</text:p>
          </table:table-cell>
          <table:table-cell office:value-type="float" office:value="7">
            <text:p>7</text:p>
          </table:table-cell>
          <table:table-cell office:value-type="string">
            <text:p>{"word":"Nominate","mean":"","countable":"no","type":"verb","voice":"transitive","plural":"","plural_example":"","example":"The Party Has Decided To Nominate Him As Their Candidate.","registers":"[formal: Commonly Used]","phrasal_verbs":[],"synonyms":{"formal":["Appoint","Designate","Put Forward","Propose"],"informal":["Suggest"],"neutral":["Recommend","Present"]},"derivations":[{"word":"Nomination","type":"noun","example":"His Nomination Was A Surprise To Everyone.","example_translation":"نامزدی او برای همه تعجب آور بود.","display":"Nomination"},{"word":"Nominator","type":"noun","example":"The Nominator Must Be A Member Of The Organization.","example_translation":"معرف باید عضو سازمان باشد.","display":"Nominator"},{"word":"Nominee","type":"noun","example":"She Is A Nominee For The Best Actress Award.","example_translation":"او نامزد جایزه بهترین بازیگر زن است.","display":"Nominee"}],"collocations":[{"collocation":"Nominate A Candidate","example":"The Committee Will Nominate A Candidate For President.","translation":"کمیته یک نامزد برای ریاست جمهوری معرفی خواهد کرد."},{"collocation":"Nominate Someone For An Award","example":"They Nominated Her For An Award For Her Outstanding Work.","translation":"آنها او را برای جایزه ای به خاطر کار برجسته اش نامزد کردند."}]}</text:p>
          </table:table-cell>
        </table:table-row>
        <table:table-row>
          <table:table-cell office:value-type="float" office:value="488">
            <text:p>488</text:p>
          </table:table-cell>
          <table:table-cell office:value-type="float" office:value="488">
            <text:p>488</text:p>
          </table:table-cell>
          <table:table-cell office:value-type="string">
            <text:p>Potential</text:p>
          </table:table-cell>
          <table:table-cell office:value-type="string">
            <text:p>بالقوه</text:p>
          </table:table-cell>
          <table:table-cell office:value-type="string">
            <text:p>uk  /pəˈten.ʃəl/ us  /poʊˈten.ʃəl/</text:p>
          </table:table-cell>
          <table:table-cell office:value-type="string">
            <text:p>a. Mark has the potential to be completely rehabilitated.</text:p>
          </table:table-cell>
          <table:table-cell office:value-type="string">
            <text:p>مارک این توانایی را دارد که کاملاً بازسازی شود.</text:p>
          </table:table-cell>
          <table:table-cell office:value-type="string">
            <text:p>Possibility as opposed to actuality; capability of coming into being or action; possible as opposed to actual; capable of coming into being or action</text:p>
          </table:table-cell>
          <table:table-cell office:value-type="string">
            <text:p>b. The coach felt his team had the potential to reach the finals.</text:p>
          </table:table-cell>
          <table:table-cell office:value-type="string">
            <text:p>مربی احساس می‌کرد تیمش پتانسیل رسیدن به فینال را دارد.</text:p>
          </table:table-cell>
          <table:table-cell office:value-type="string">
            <text:p>c. Destroying nuclear weapons reduces a potential threat to human survival.</text:p>
          </table:table-cell>
          <table:table-cell office:value-type="string">
            <text:p>از بین بردن سلاح‌های هسته‌ای یک تهدید بالقوه برای بقای انسان را کاهش می‌دهد.</text:p>
          </table:table-cell>
          <table:table-cell office:value-type="float" office:value="41">
            <text:p>41</text:p>
          </table:table-cell>
          <table:table-cell office:value-type="float" office:value="8">
            <text:p>8</text:p>
          </table:table-cell>
          <table:table-cell office:value-type="string">
            <text:p>{"word":"Potential","mean":"","countable":"no","type":"adjective","voice":"unknown","plural":"","plural_example":"","example":"The Area Has Great Potential For Development.","registers":"[formal: Formal], [informal: Neutral]","phrasal_verbs":[],"synonyms":{"formal":["Possible","Prospective","Latent"],"informal":["Likely","Promising"],"neutral":["Future","Would-be","Possible"]},"derivations":[{"word":"Potentiality","type":"noun","example":"The Potentiality Of The New Technology Is Amazing.","example_translation":"قابلیت بالقوه فناوری جدید شگفت انگیز است.","display":"Potentiality"},{"word":"Potentially","type":"adverb","example":"The Situation Is Potentially Dangerous.","example_translation":"این وضعیت به طور بالقوه خطرناک است.","display":"Potentially"}],"collocations":[{"collocation":"Potential Threat","example":"The Hacker Posed A Potential Threat To National Security.","translation":"هکر یک تهدید بالقوه برای امنیت ملی بود."},{"collocation":"Potential Customer","example":"We Aim To Attract Potential Customers Through Our Marketing Campaign.","translation":"هدف ما جذب مشتریان بالقوه از طریق کمپین بازاریابی است."},{"collocation":"Potential Risk","example":"There Is A Potential Risk Of Flooding In This Area.","translation":"خطر بالقوه وقوع سیل در این منطقه وجود دارد."}]}</text:p>
          </table:table-cell>
        </table:table-row>
        <table:table-row>
          <table:table-cell office:value-type="float" office:value="489">
            <text:p>489</text:p>
          </table:table-cell>
          <table:table-cell office:value-type="float" office:value="489">
            <text:p>489</text:p>
          </table:table-cell>
          <table:table-cell office:value-type="string">
            <text:p>Morgue</text:p>
          </table:table-cell>
          <table:table-cell office:value-type="string">
            <text:p>سردخانه، آرشیو</text:p>
          </table:table-cell>
          <table:table-cell office:value-type="string">
            <text:p>uk  /mɔːɡ/ us  /mɔːrɡ/</text:p>
          </table:table-cell>
          <table:table-cell office:value-type="string">
            <text:p>a. There is a slender chance that we can identify the body in the morgue.</text:p>
          </table:table-cell>
          <table:table-cell office:value-type="string">
            <text:p>احتمال ضعیفی وجود دارد که بتوانیم جسد داخل سردخانه را شناسایی کنیم.</text:p>
          </table:table-cell>
          <table:table-cell office:value-type="string">
            <text:p>Place where bodies of unknown persons found dead are kept; the reference library of a newspaper office</text:p>
          </table:table-cell>
          <table:table-cell office:value-type="string">
            <text:p>b. Bodies in the morgue are preserved by low temperatures.</text:p>
          </table:table-cell>
          <table:table-cell office:value-type="string">
            <text:p>اجساد در سردخانه با استفاده از دمای پایین نگهداری می‌شوند.</text:p>
          </table:table-cell>
          <table:table-cell office:value-type="string">
            <text:p>c. In the morgue of the New York Times there are biographies of most famous people.</text:p>
          </table:table-cell>
          <table:table-cell office:value-type="string">
            <text:p>در آرشیو نیویورک تایمز، زندگی‌نامه‌های افراد مشهور بسیاری وجود دارد.</text:p>
          </table:table-cell>
          <table:table-cell office:value-type="float" office:value="41">
            <text:p>41</text:p>
          </table:table-cell>
          <table:table-cell office:value-type="float" office:value="9">
            <text:p>9</text:p>
          </table:table-cell>
          <table:table-cell office:value-type="string">
            <text:p>{"word":"Morgue","mean":"","countable":"yes","type":"noun","voice":"unknown","plural":"morgues","plural_example":"The City Has Two Morgues.","example":"The Body Was Taken To The Morgue.","registers":"[formal: Mortuary], [informal: None]","phrasal_verbs":[],"synonyms":{"formal":["Mortuary","Funeral Home"],"informal":["Slab"],"neutral":["Deadhouse"]},"derivations":[],"collocations":[{"collocation":"city morgue","example":"The Body Was Sent To The City Morgue.","translation":"جسد به سردخانه شهر فرستاده شد."},{"collocation":"hospital morgue","example":"The Hospital Morgue Was Full.","translation":"سردخانه بیمارستان پر بود."}]}</text:p>
          </table:table-cell>
        </table:table-row>
        <table:table-row>
          <table:table-cell office:value-type="float" office:value="490">
            <text:p>490</text:p>
          </table:table-cell>
          <table:table-cell office:value-type="float" office:value="490">
            <text:p>490</text:p>
          </table:table-cell>
          <table:table-cell office:value-type="string">
            <text:p>Preoccupied</text:p>
          </table:table-cell>
          <table:table-cell office:value-type="string">
            <text:p>مشغول و نگران</text:p>
          </table:table-cell>
          <table:table-cell office:value-type="string">
            <text:p>uk  /ˌpriːˈɒk.jə.paɪd/ us  /ˌpriːˈɑː.kjə.paɪd/</text:p>
          </table:table-cell>
          <table:table-cell office:value-type="string">
            <text:p>a. Getting to school in time for the test preoccupied Judy's mind.</text:p>
          </table:table-cell>
          <table:table-cell office:value-type="string">
            <text:p>به موقع رسیدن به مدرسه برای امتحان، ذهن جودی را مشغول کرده بود.</text:p>
          </table:table-cell>
          <table:table-cell office:value-type="string">
            <text:p>Took up all the attention</text:p>
          </table:table-cell>
          <table:table-cell office:value-type="string">
            <text:p>b. My boss is always preoccupied with ways of cutting down on the workers' lateness.</text:p>
          </table:table-cell>
          <table:table-cell office:value-type="string">
            <text:p>رئیس من همیشه مشغول یافتن راه‌هایی برای کاهش تاخیر کارمندان است.</text:p>
          </table:table-cell>
          <table:table-cell office:value-type="string">
            <text:p>c. Charity cases preoccupied Mrs. Reynaldo's attention.</text:p>
          </table:table-cell>
          <table:table-cell office:value-type="string">
            <text:p>امور خیریه توجه خانم رینالدو را به خود مشغول کرده بود.</text:p>
          </table:table-cell>
          <table:table-cell office:value-type="float" office:value="41">
            <text:p>41</text:p>
          </table:table-cell>
          <table:table-cell office:value-type="float" office:value="10">
            <text:p>10</text:p>
          </table:table-cell>
          <table:table-cell office:value-type="string">
            <text:p>{"word":"Preoccupied","mean":"","countable":"no","type":"adjective","voice":"unknown","plural":"","plural_example":"","example":"She Seemed Preoccupied With Her Thoughts.","registers":"[formal: Distant], [informal: Absentminded]","phrasal_verbs":[],"synonyms":{"formal":["Engrossed","Absorbed"],"informal":["Distracted","Out Of It"],"neutral":["Thoughtful","Concerned"]},"derivations":[{"word":"Preoccupy","type":"verb","example":"The Issue Continues To Preoccupy The Government.","example_translation":"این موضوع همچنان دولت را به خود مشغول می کند.","display":"Preoccupy"},{"word":"Preoccupation","type":"noun","example":"Her Main Preoccupation Was Her Family.","example_translation":"مشغله اصلی او خانواده اش بود.","display":"Preoccupation"}],"collocations":[{"collocation":"Deeply Preoccupied","example":"He Was Deeply Preoccupied With Work.","translation":"او عمیقاً مشغول کار بود."},{"collocation":"Preoccupied Look","example":"She Had A Preoccupied Look On Her Face.","translation":"او چهره ای پریشان داشت."}]}</text:p>
          </table:table-cell>
        </table:table-row>
        <table:table-row>
          <table:table-cell office:value-type="float" office:value="491">
            <text:p>491</text:p>
          </table:table-cell>
          <table:table-cell office:value-type="float" office:value="491">
            <text:p>491</text:p>
          </table:table-cell>
          <table:table-cell office:value-type="string">
            <text:p>Upholstery</text:p>
          </table:table-cell>
          <table:table-cell office:value-type="string">
            <text:p>رویه مبل، روکش</text:p>
          </table:table-cell>
          <table:table-cell office:value-type="string">
            <text:p>uk  /ˌpriːˈɒk.jə.paɪd/ us  /ˌpriːˈɑː.kjə.paɪd/</text:p>
          </table:table-cell>
          <table:table-cell office:value-type="string">
            <text:p>a. Our old sofa was given new velvet upholstery.</text:p>
          </table:table-cell>
          <table:table-cell office:value-type="string">
            <text:p>به کاناپه قدیمی‌مان روکش مخمل جدیدی داده شد.</text:p>
          </table:table-cell>
          <table:table-cell office:value-type="string">
            <text:p>Coverings and cushions for furniture</text:p>
          </table:table-cell>
          <table:table-cell office:value-type="string">
            <text:p>b. The Browns' upholstery was so new that we were wary about visiting them with the children.</text:p>
          </table:table-cell>
          <table:table-cell office:value-type="string">
            <text:p>رومبلی‌های خانواده براون آن‌قدر جدید و نو بود که مراقب بودیم با بچه‌ها به دیدن آن‌ها نرویم.</text:p>
          </table:table-cell>
          <table:table-cell office:value-type="string">
            <text:p>c. Thirty-five dollars was the estimate for changing the upholstery on the dining-room chairs.</text:p>
          </table:table-cell>
          <table:table-cell office:value-type="string">
            <text:p>برآورد تعویض روکش صندلی‌های اتاق ناهارخوری سی و پنج دلار بود.</text:p>
          </table:table-cell>
          <table:table-cell office:value-type="float" office:value="41">
            <text:p>41</text:p>
          </table:table-cell>
          <table:table-cell office:value-type="float" office:value="11">
            <text:p>11</text:p>
          </table:table-cell>
          <table:table-cell office:value-type="string">
            <text:p>{"word":"Upholstery","mean":"","countable":"no","type":"noun","voice":"unknown","plural":"upholsteries","plural_example":"The Store Offers A Variety Of Upholsteries To Choose From.","example":"The New Sofa Had Beautiful Blue Upholstery.","registers":"[formal: upholstery], [informal: upholstery]","phrasal_verbs":[],"synonyms":{"formal":["covering","padding"],"informal":["fabric","material"],"neutral":["textile","stuffing"]},"derivations":[{"word":"upholster","type":"verb","example":"He Decided To Upholster The Old Chair.","example_translation":"او تصمیم گرفت صندلی قدیمی را روکش کند.","display":"Upholster"}],"collocations":[{"collocation":"furniture upholstery","example":"The Company Specializes In Furniture Upholstery.","translation":"این شرکت متخصص در روکش مبلمان است."},{"collocation":"car upholstery","example":"He Cleaned The Car Upholstery.","translation":"او روکش ماشین را تمیز کرد."},{"collocation":"leather upholstery","example":"The Car Featured Luxurious Leather Upholstery.","translation":"این خودرو دارای روکش چرمی مجلل بود."}]}</text:p>
          </table:table-cell>
        </table:table-row>
        <table:table-row>
          <table:table-cell office:value-type="float" office:value="492">
            <text:p>492</text:p>
          </table:table-cell>
          <table:table-cell office:value-type="float" office:value="492">
            <text:p>492</text:p>
          </table:table-cell>
          <table:table-cell office:value-type="string">
            <text:p>Indifference</text:p>
          </table:table-cell>
          <table:table-cell office:value-type="string">
            <text:p>بی تفاوتی</text:p>
          </table:table-cell>
          <table:table-cell office:value-type="string">
            <text:p>uk  /ɪnˈdɪf.ər.əns/ us  /ɪnˈdɪf.ɚ.əns/</text:p>
          </table:table-cell>
          <table:table-cell office:value-type="string">
            <text:p>a. Allen's indifference to his schoolwork worried his parents.</text:p>
          </table:table-cell>
          <table:table-cell office:value-type="string">
            <text:p>بی‌تفاوتی آلن به تکالیف مدرسه‌اش، والدینش را نگران کرد.</text:p>
          </table:table-cell>
          <table:table-cell office:value-type="string">
            <text:p>Lack of interest, care, or attention</text:p>
          </table:table-cell>
          <table:table-cell office:value-type="string">
            <text:p>b. It was a matter of indifference to Bernie whether the story circulating about his engagement was true or not.</text:p>
          </table:table-cell>
          <table:table-cell office:value-type="string">
            <text:p>برای برنی، این موضوع بی‌اهمیت بود که آیا داستانی که درباره نامزدی‌اش پخش شده، حقیقت دارد یا نه.</text:p>
          </table:table-cell>
          <table:table-cell office:value-type="string">
            <text:p>c. My father could not refrain from commenting on Linda's indifference toward her brother's tears.</text:p>
          </table:table-cell>
          <table:table-cell office:value-type="string">
            <text:p>پدرم نتوانست از اظهار نظر پیرامون بی‌اعتنایی لیندا نسبت به اشک‌های برادرش خودداری کند.</text:p>
          </table:table-cell>
          <table:table-cell office:value-type="float" office:value="41">
            <text:p>41</text:p>
          </table:table-cell>
          <table:table-cell office:value-type="float" office:value="12">
            <text:p>12</text:p>
          </table:table-cell>
          <table:table-cell office:value-type="string">
            <text:p>{"word":"Indifference","mean":"","countable":"no","type":"noun","voice":"unknown","plural":"Indifferences","plural_example":"There Were Subtle Indifferences In Their Responses.","example":"His Indifference To The Suffering Of Others Was Shocking.","registers":"[formal: Indifference], [informal: Don't Care Attitude]","phrasal_verbs":[],"synonyms":{"formal":["Apathy","Aloofness","Detachment","Unconcern"],"informal":["Don't Care","Couldn't Care Less"],"neutral":["Lack Of Interest","Unresponsiveness","Passivity"]},"derivations":[{"word":"Indifferent","type":"adjective","example":"He Seemed Indifferent To My Plight.","example_translation":"به نظر می رسید او نسبت به وضعیت اسفناک من بی تفاوت است.","display":"Indifferent"}],"collocations":[{"collocation":"Feigned Indifference","example":"She Tried To Maintain A Feigned Indifference.","translation":"او سعی کرد بی تفاوتی ظاهری خود را حفظ کند."},{"collocation":"Apparent Indifference","example":"His Apparent Indifference Masked His Concern.","translation":"بی تفاوتی ظاهری او نگرانی او را پنهان می کرد."}]}</text:p>
          </table:table-cell>
        </table:table-row>
        <table:table-row>
          <table:table-cell office:value-type="float" office:value="493">
            <text:p>493</text:p>
          </table:table-cell>
          <table:table-cell office:value-type="float" office:value="493">
            <text:p>493</text:p>
          </table:table-cell>
          <table:table-cell office:value-type="string">
            <text:p>Maintain</text:p>
          </table:table-cell>
          <table:table-cell office:value-type="string">
            <text:p>حفظ کردن، نگه داشتن، تامین کردن</text:p>
          </table:table-cell>
          <table:table-cell office:value-type="string">
            <text:p>uk  /meɪnˈteɪn/ us  /meɪnˈteɪn/</text:p>
          </table:table-cell>
          <table:table-cell office:value-type="string">
            <text:p>a. Angelo maintained his hold on the jagged rock though his fingers were becoming numb.</text:p>
          </table:table-cell>
          <table:table-cell office:value-type="string">
            <text:p>آنجلو با وجود بی‌حس شدن انگشتانش، صخره ناهموار را محکم نگه داشت.</text:p>
          </table:table-cell>
          <table:table-cell office:value-type="string">
            <text:p>Keep; keep on; carry on; uphold; support; declare to be true</text:p>
          </table:table-cell>
          <table:table-cell office:value-type="string">
            <text:p>b. The judge maintained his opinion that the verdict was fair.</text:p>
          </table:table-cell>
          <table:table-cell office:value-type="string">
            <text:p>قاضی همچنان بر این عقیده بود که رای عادلانه است.</text:p>
          </table:table-cell>
          <table:table-cell office:value-type="string">
            <text:p>c. The pauper was unable to maintain his family without the help of charity.</text:p>
          </table:table-cell>
          <table:table-cell office:value-type="string">
            <text:p>فرد فقیر قادر به تامین مخارج خانواده خود بدون کمک خیریه نبود.</text:p>
          </table:table-cell>
          <table:table-cell office:value-type="float" office:value="42">
            <text:p>42</text:p>
          </table:table-cell>
          <table:table-cell office:value-type="float" office:value="1">
            <text:p>1</text:p>
          </table:table-cell>
          <table:table-cell office:value-type="string">
            <text:p>{"word":"Maintain","mean":"","countable":"no","type":"verb","voice":"transitive","plural":"","plural_example":"","example":"The Company Has To Maintain High Standards.","registers":"[formal: Maintain], [informal: Keep Up]","phrasal_verbs":[{"verb":"Maintain On","definition":"To Continue To Provide Support Or Assistance To Someone Or Something.","example":"The Doctors Maintained Him On Life Support.","example_translation":"پزشکان او را با دستگاه تنفس زنده نگه داشتند."}],"synonyms":{"formal":["Preserve","Conserve","Uphold","Retain"],"informal":["Keep Up","Look After"],"neutral":["Keep","Sustain"]},"derivations":[{"word":"Maintenance","type":"noun","example":"The Building Requires Regular Maintenance.","example_translation":"ساختمان نیاز به نگهداری منظم دارد.","display":"Maintenance"},{"word":"Maintainable","type":"adjective","example":"The Software Is Designed To Be Easily Maintainable.","example_translation":"این نرم افزار طوری طراحی شده است که به راحتی قابل نگهداری باشد.","display":"Maintainable"}],"collocations":[{"collocation":"Maintain Order","example":"The Police Were Called To Maintain Order.","translation":"پلیس برای برقراری نظم فراخوانده شد."},{"collocation":"Maintain Standards","example":"It Is Important To Maintain Standards In Education.","translation":"حفظ استانداردها در آموزش و پرورش مهم است."}]}</text:p>
          </table:table-cell>
        </table:table-row>
        <table:table-row>
          <table:table-cell office:value-type="float" office:value="494">
            <text:p>494</text:p>
          </table:table-cell>
          <table:table-cell office:value-type="float" office:value="494">
            <text:p>494</text:p>
          </table:table-cell>
          <table:table-cell office:value-type="string">
            <text:p>Snub</text:p>
          </table:table-cell>
          <table:table-cell office:value-type="string">
            <text:p>بی‌اعتنایی کردن</text:p>
          </table:table-cell>
          <table:table-cell office:value-type="string">
            <text:p>uk  /snʌb/ us  /snʌb/</text:p>
          </table:table-cell>
          <table:table-cell office:value-type="string">
            <text:p>Darryl later apologized to Sally for snubbing her at the dance.</text:p>
          </table:table-cell>
          <table:table-cell office:value-type="string">
            <text:p>داریل بعدها از سالی بخاطر بی‌اعتنایی به او در رقص عذرخواهی کرد.</text:p>
          </table:table-cell>
          <table:table-cell office:value-type="string">
            <text:p>Treat coldly, scornfully, or with contempt; cold treatment</text:p>
          </table:table-cell>
          <table:table-cell office:value-type="string">
            <text:p>Sandra was tormented by the thought that she might be snubbed by her classmates.</text:p>
          </table:table-cell>
          <table:table-cell office:value-type="string">
            <text:p>ساندرا از این فکر که ممکن است از طرف همکلاسی‌هایش مورد بی‌اعتنایی قرار گیرد، رنج می‌برد.</text:p>
          </table:table-cell>
          <table:table-cell office:value-type="string">
            <text:p>I considered it a rude snub when I was not invited to the party.</text:p>
          </table:table-cell>
          <table:table-cell office:value-type="string">
            <text:p>دعوت نشدنم به مهمانی را بی‌احترامی و بی‌اعتنایی تلقی کردم.</text:p>
          </table:table-cell>
          <table:table-cell office:value-type="float" office:value="42">
            <text:p>42</text:p>
          </table:table-cell>
          <table:table-cell office:value-type="float" office:value="2">
            <text:p>2</text:p>
          </table:table-cell>
          <table:table-cell office:value-type="string">
            <text:p>{"word":"Snub","mean":"","countable":"no","type":"verb","voice":"transitive","plural":"","plural_example":"","example":"She Snubbed Him At The Party.","registers":"[formal: ], [informal: ]","phrasal_verbs":[],"synonyms":{"formal":["Disdain","Disregard","Reject"],"informal":["Diss","Cut Off"],"neutral":["Ignore","Reject","Scorn"]},"derivations":[{"word":"Snub","type":"noun","example":"His Snub Was Obvious.","example_translation":"تحویل نگرفتن او آشکار بود.","display":"Snub"},{"word":"Snubbing","type":"noun","example":"She Was Tired Of His Snubbing.","example_translation":"او از تحویل نگرفتن های او خسته شده بود.","display":"Snubbing"}],"collocations":[{"collocation":"To Snub Someone Publicly","example":"She Snubbed Him Publicly After Their Argument.","translation":"او پس از مشاجره، او را در ملاء عام تحویل نگرفت."}]}</text:p>
          </table:table-cell>
        </table:table-row>
        <table:table-row>
          <table:table-cell office:value-type="float" office:value="495">
            <text:p>495</text:p>
          </table:table-cell>
          <table:table-cell office:value-type="float" office:value="495">
            <text:p>495</text:p>
          </table:table-cell>
          <table:table-cell office:value-type="string">
            <text:p>Endure</text:p>
          </table:table-cell>
          <table:table-cell office:value-type="string">
            <text:p>تحمل کردن، دوام آوردن</text:p>
          </table:table-cell>
          <table:table-cell office:value-type="string">
            <text:p>uk  /ɪnˈdʒʊər/ us  /ɪnˈdʊr/</text:p>
          </table:table-cell>
          <table:table-cell office:value-type="string">
            <text:p>a. How can you endure such disrespect?</text:p>
          </table:table-cell>
          <table:table-cell office:value-type="string">
            <text:p>چطور می‌توانی چنین بی‌حرمتی را تحمل کنی؟</text:p>
          </table:table-cell>
          <table:table-cell office:value-type="string">
            <text:p>Last; keep on; undergo; bear; stand</text:p>
          </table:table-cell>
          <table:table-cell office:value-type="string">
            <text:p>b. The valiant officer endured much pain.</text:p>
          </table:table-cell>
          <table:table-cell office:value-type="string">
            <text:p>افسر شجاع درد زیادی را تحمل کرد.</text:p>
          </table:table-cell>
          <table:table-cell office:value-type="string">
            <text:p>c. Dr. Hardy was confident he could endure the hardships of space travel.</text:p>
          </table:table-cell>
          <table:table-cell office:value-type="string">
            <text:p>دکتر هاردی مطمئن بود که می‌تواند سختی‌های سفر فضایی را تحمل کند.</text:p>
          </table:table-cell>
          <table:table-cell office:value-type="float" office:value="42">
            <text:p>42</text:p>
          </table:table-cell>
          <table:table-cell office:value-type="float" office:value="3">
            <text:p>3</text:p>
          </table:table-cell>
          <table:table-cell office:value-type="string">
            <text:p>{"word":"Endure","mean":"","countable":"no","type":"verb","voice":"both","plural":"","plural_example":"","example":"She Had To Endure A Lot Of Pain.","registers":"[formal: Endure], [informal: Deal With]","phrasal_verbs":[{"verb":"Endure To The End","definition":"To Persevere Through Difficulties Until The Conclusion.","example":"Only Those Who Endure To The End Will Be Saved.","example_translation":"فقط کسانی که تا انتها استقامت کنند، نجات خواهند یافت."}],"synonyms":{"formal":["Persevere","Withstand","Sustain","Tolerate"],"informal":["Go Through","Put Up With"],"neutral":["Bear","Undergo","Experience"]},"derivations":[{"word":"Endurance","type":"noun","example":"He Showed Great Endurance During The Marathon.","example_translation":"او در طول ماراتن استقامت زیادی نشان داد.","display":"Endurance"},{"word":"Enduring","type":"adjective","example":"The Enduring Power Of Love.","example_translation":"قدرت پایدار عشق.","display":"Enduring"}],"collocations":[{"collocation":"Endure Pain","example":"She Had To Endure Severe Pain After The Surgery.","translation":"او مجبور شد بعد از عمل جراحی درد شدیدی را تحمل کند."},{"collocation":"Endure Hardship","example":"They Had To Endure Many Hardships During The War.","translation":"آنها مجبور بودند در طول جنگ سختی های زیادی را تحمل کنند."}]}</text:p>
          </table:table-cell>
        </table:table-row>
        <table:table-row>
          <table:table-cell office:value-type="float" office:value="496">
            <text:p>496</text:p>
          </table:table-cell>
          <table:table-cell office:value-type="float" office:value="496">
            <text:p>496</text:p>
          </table:table-cell>
          <table:table-cell office:value-type="string">
            <text:p>Wrath</text:p>
          </table:table-cell>
          <table:table-cell office:value-type="string">
            <text:p>خشم</text:p>
          </table:table-cell>
          <table:table-cell office:value-type="string">
            <text:p>uk  /rɒθ/ us  /rɑːθ/</text:p>
          </table:table-cell>
          <table:table-cell office:value-type="string">
            <text:p>a. Anticipating Father's wrath, we tried to give him the news slowly.</text:p>
          </table:table-cell>
          <table:table-cell office:value-type="string">
            <text:p>چون خشم پدر را پیش بینی می کردیم، تلاش کردیم خبر را آرام آرام به او بدهیم.</text:p>
          </table:table-cell>
          <table:table-cell office:value-type="string">
            <text:p>Very great anger; rage</text:p>
          </table:table-cell>
          <table:table-cell office:value-type="string">
            <text:p>b. There is no rage like the wrath of an angry bear.</text:p>
          </table:table-cell>
          <table:table-cell office:value-type="string">
            <text:p>هیچ خشمی مانند خشم یک خرس عصبانی نیست.</text:p>
          </table:table-cell>
          <table:table-cell office:value-type="string">
            <text:p>c. After Ernie's wrath subsided, we were able to tell him what had happened.</text:p>
          </table:table-cell>
          <table:table-cell office:value-type="string">
            <text:p>بعد از اینکه خشم ارنی فروکش کرد، توانستیم به او بگوییم چه اتفاقی افتاده است.</text:p>
          </table:table-cell>
          <table:table-cell office:value-type="float" office:value="42">
            <text:p>42</text:p>
          </table:table-cell>
          <table:table-cell office:value-type="float" office:value="4">
            <text:p>4</text:p>
          </table:table-cell>
          <table:table-cell office:value-type="string">
            <text:p>{"word":"Wrath","mean":"","countable":"no","type":"noun","voice":"unknown","plural":"Wraths","plural_example":"The Small Wraths Of Everyday Life.","example":"His Face Was Contorted With Wrath.","registers":"[formal: Rare], [informal: Never Used]","phrasal_verbs":[],"synonyms":{"formal":["Indignation","Fury","Ire"],"informal":["Rage","Temper"],"neutral":["Anger","Resentment"]},"derivations":[{"word":"Wrathful","type":"adjective","example":"He Cast A Wrathful Glance At Her.","example_translation":"او نگاهی خشمگین به او انداخت.","display":"Wrathful"}],"collocations":[{"collocation":"Feel Wrath","example":"He Felt The Wrath Of The Gods.","translation":"او خشم خدایان را احساس کرد."},{"collocation":"Inciting Wrath","example":"Such Comments Are Inciting Wrath Among Citizens.","translation":"چنین اظهاراتی باعث خشم در بین شهروندان می شود."},{"collocation":"Divine Wrath","example":"They Feared Divine Wrath.","translation":"آنها از خشم الهی می ترسیدند."}]}</text:p>
          </table:table-cell>
        </table:table-row>
        <table:table-row>
          <table:table-cell office:value-type="float" office:value="497">
            <text:p>497</text:p>
          </table:table-cell>
          <table:table-cell office:value-type="float" office:value="497">
            <text:p>497</text:p>
          </table:table-cell>
          <table:table-cell office:value-type="string">
            <text:p>Expose</text:p>
          </table:table-cell>
          <table:table-cell office:value-type="string">
            <text:p>فاش کردن، در معرض گذاشتن</text:p>
          </table:table-cell>
          <table:table-cell office:value-type="string">
            <text:p>uk  /ɪkˈspəʊz/ us  /ɪkˈspoʊz/</text:p>
          </table:table-cell>
          <table:table-cell office:value-type="string">
            <text:p>a. Soldiers in an open field are exposed to the enemy's gunfire.</text:p>
          </table:table-cell>
          <table:table-cell office:value-type="string">
            <text:p>در یک میدان باز، سربازان در معرض آتش گلوله دشمن قرار دارند.</text:p>
          </table:table-cell>
          <table:table-cell office:value-type="string">
            <text:p>Lay open; uncover; leave unprotected; show openly</text:p>
          </table:table-cell>
          <table:table-cell office:value-type="string">
            <text:p>b. Foolish actions expose a person to the sneers of others.</text:p>
          </table:table-cell>
          <table:table-cell office:value-type="string">
            <text:p>اعمال احمقانه، انسان را در معرض تمسخر و نیشخند دیگران قرار میدهند.</text:p>
          </table:table-cell>
          <table:table-cell office:value-type="string">
            <text:p>c. The article exposed the vital document as a forgery.</text:p>
          </table:table-cell>
          <table:table-cell office:value-type="string">
            <text:p>مقاله برملا کرد که سند حیاتی جعلی است.</text:p>
          </table:table-cell>
          <table:table-cell office:value-type="float" office:value="42">
            <text:p>42</text:p>
          </table:table-cell>
          <table:table-cell office:value-type="float" office:value="5">
            <text:p>5</text:p>
          </table:table-cell>
          <table:table-cell office:value-type="string">
            <text:p>{"word":"Expose","mean":"","countable":"no","type":"verb","voice":"transitive","plural":"","plural_example":"","example":"He Exposed The Corruption Within The Company.","registers":"[formal: Standard], [informal: Colloquial]","phrasal_verbs":[{"verb":"Expose As","definition":"To Reveal Someone's True, Usually Negative, Nature Or Identity.","example":"The Documentary Exposed Him As A Liar.","example_translation":"این مستند او را به عنوان یک دروغگو رسوا کرد."}],"synonyms":{"formal":["Reveal","Uncover","Disclose","Divulge"],"informal":["Spill","Leak","Blow The Lid Off"],"neutral":["Show","Display","Unmask","Present"]},"derivations":[{"word":"Exposure","type":"noun","example":"Prolonged Exposure To The Sun Can Be Harmful.","example_translation":"قرار گرفتن طولانی مدت در معرض آفتاب می تواند مضر باشد.","display":"Exposure"},{"word":"Exposed","type":"adjective","example":"The Wires Were Exposed.","example_translation":"سیم ها در معرض دید بودند.","display":"Exposed"}],"collocations":[{"collocation":"Expose A Secret","example":"The Journalist Threatened To Expose A Secret.","translation":"خبرنگار تهدید کرد که یک راز را فاش می کند."},{"collocation":"Expose Weakness","example":"The Attack Exposed The Weakness In Their Defenses.","translation":"حمله ضعف در دفاع آنها را نشان داد."},{"collocation":"Expose A Fraud","example":"He Worked To Expose A Fraud In The Banking System.","translation":"او برای افشای یک تقلب در سیستم بانکی تلاش کرد."}]}</text:p>
          </table:table-cell>
        </table:table-row>
        <table:table-row>
          <table:table-cell office:value-type="float" office:value="498">
            <text:p>498</text:p>
          </table:table-cell>
          <table:table-cell office:value-type="float" office:value="498">
            <text:p>498</text:p>
          </table:table-cell>
          <table:table-cell office:value-type="string">
            <text:p>Legend</text:p>
          </table:table-cell>
          <table:table-cell office:value-type="string">
            <text:p>افسانه، اسطوره</text:p>
          </table:table-cell>
          <table:table-cell office:value-type="string">
            <text:p>uk  /ˈledʒ.ənd/ us  /ˈledʒ.ənd/</text:p>
          </table:table-cell>
          <table:table-cell office:value-type="string">
            <text:p>Stories about King Arthur and his knights are popular legends.</text:p>
          </table:table-cell>
          <table:table-cell office:value-type="string">
            <text:p>داستان‌های شاه آرتور و شوالیه‌هایش، افسانه‌های معروفی هستند.</text:p>
          </table:table-cell>
          <table:table-cell office:value-type="string">
            <text:p>Story coming from the past, which many people have believed; what is written on a coin or below a picture</text:p>
          </table:table-cell>
          <table:table-cell office:value-type="string">
            <text:p>Legend has exaggerated the size of Paul Bunyan.</text:p>
          </table:table-cell>
          <table:table-cell office:value-type="string">
            <text:p>افسانه‌ها در مورد جثه‌ی پائول بونیان اغراق کرده‌اند.</text:p>
          </table:table-cell>
          <table:table-cell office:value-type="string">
            <text:p>The legend on the rare coin was scarcely legible.</text:p>
          </table:table-cell>
          <table:table-cell office:value-type="string">
            <text:p>نوشته‌های روی سکهٔ قدیمی، به سختی قابل خواندن بودند.</text:p>
          </table:table-cell>
          <table:table-cell office:value-type="float" office:value="42">
            <text:p>42</text:p>
          </table:table-cell>
          <table:table-cell office:value-type="float" office:value="6">
            <text:p>6</text:p>
          </table:table-cell>
          <table:table-cell office:value-type="string">
            <text:p>{"word":"Legend","mean":"","countable":"yes","type":"noun","voice":"unknown","plural":"Legends","plural_example":"Many Legends Are Based On Real People.","example":"The Legend Of Zelda Is A Classic Video Game.","registers":"[formal: Literary], [informal: Common]","phrasal_verbs":[],"synonyms":{"formal":["Saga","Tale","Myth","Narrative","Account"],"informal":["Story","Rumor","Fable"],"neutral":["Folklore","Tradition","Annal","Chronicle","History"]},"derivations":[{"word":"Legendary","type":"adjective","example":"His Performances Were Legendary.","example_translation":"اجراهای او افسانه ای بود.","display":"Legendary"}],"collocations":[{"collocation":"Urban Legend","example":"Some People Believe In Urban Legends.","translation":"برخی از مردم به افسانه های شهری اعتقاد دارند."},{"collocation":"Living Legend","example":"He Is A Living Legend In The World Of Music.","translation":"او یک افسانه زنده در دنیای موسیقی است."},{"collocation":"Local Legend","example":"She Became A Local Legend For Her Generosity.","translation":"او به دلیل سخاوتش به یک افسانه محلی تبدیل شد."}]}</text:p>
          </table:table-cell>
        </table:table-row>
        <table:table-row>
          <table:table-cell office:value-type="float" office:value="499">
            <text:p>499</text:p>
          </table:table-cell>
          <table:table-cell office:value-type="float" office:value="499">
            <text:p>499</text:p>
          </table:table-cell>
          <table:table-cell office:value-type="string">
            <text:p>Ponder</text:p>
          </table:table-cell>
          <table:table-cell office:value-type="string">
            <text:p>به فکر فرو رفتن، سنجیدن</text:p>
          </table:table-cell>
          <table:table-cell office:value-type="string">
            <text:p>uk  /ˈpɒn.dər/ us  /ˈpɑːn.dɚ/</text:p>
          </table:table-cell>
          <table:table-cell office:value-type="string">
            <text:p>Not wishing to act hastily, the governor pondered the problem for days.</text:p>
          </table:table-cell>
          <table:table-cell office:value-type="string">
            <text:p>فرماندار چون نمی خواست شتابزده عمل کند روزها روی این مسئله تامل کرد.</text:p>
          </table:table-cell>
          <table:table-cell office:value-type="string">
            <text:p>Consider carefully</text:p>
          </table:table-cell>
          <table:table-cell office:value-type="string">
            <text:p>After pondering the question, the board decided to grant the parole.</text:p>
          </table:table-cell>
          <table:table-cell office:value-type="string">
            <text:p>هیئت مدیره بعد از تامل در مورد مسئله تصمیم گرفت عفو مشروط را اعطاء کند.</text:p>
          </table:table-cell>
          <table:table-cell office:value-type="string">
            <text:p>The villagers, faced with a famine, pondered their next move.</text:p>
          </table:table-cell>
          <table:table-cell office:value-type="string">
            <text:p>روستاییان که با خشکسالی مواجه بودند، در مورد اقدام بعدی شان به دقت فکر می کردند.</text:p>
          </table:table-cell>
          <table:table-cell office:value-type="float" office:value="42">
            <text:p>42</text:p>
          </table:table-cell>
          <table:table-cell office:value-type="float" office:value="7">
            <text:p>7</text:p>
          </table:table-cell>
          <table:table-cell office:value-type="string">
            <text:p>{"word":"Ponder","mean":"","countable":"no","type":"verb","voice":"both","plural":"","plural_example":"","example":"She Pondered The Implications Of His Statement.","registers":"[formal: Consider], [informal: Think about]","phrasal_verbs":[],"synonyms":{"formal":["Contemplate","Deliberate","Reflect","Meditate","Ruminate"],"informal":["Think about","Mull over","Consider"],"neutral":["Consider","Think","Reflect","Muse"]},"derivations":[{"word":"Pondering","type":"noun","example":"Her Pondering Led To A New Idea.","example_translation":"تامل او منجر به یک ایده جدید شد.","display":"Pondering"}],"collocations":[{"collocation":"Ponder A Question","example":"She Paused To Ponder The Question.","translation":"او مکث کرد تا به سوال فکر کند."},{"collocation":"Ponder Deeply","example":"He Sat Alone, Pondering Deeply.","translation":"او تنها نشست و عمیقا فکر کرد."}]}</text:p>
          </table:table-cell>
        </table:table-row>
        <table:table-row>
          <table:table-cell office:value-type="float" office:value="500">
            <text:p>500</text:p>
          </table:table-cell>
          <table:table-cell office:value-type="float" office:value="500">
            <text:p>500</text:p>
          </table:table-cell>
          <table:table-cell office:value-type="string">
            <text:p>Resign</text:p>
          </table:table-cell>
          <table:table-cell office:value-type="string">
            <text:p>استعفا دادن، تسلیم شدن</text:p>
          </table:table-cell>
          <table:table-cell office:value-type="string">
            <text:p>uk  /rɪˈzaɪn/ us  /rɪˈzaɪn/</text:p>
          </table:table-cell>
          <table:table-cell office:value-type="string">
            <text:p>a. Vito resigned his position as editor of the school paper.</text:p>
          </table:table-cell>
          <table:table-cell office:value-type="string">
            <text:p>"ویتو" از مقام ویراستاری نشریه مدرسه استعفا داد.</text:p>
          </table:table-cell>
          <table:table-cell office:value-type="string">
            <text:p>Give up; yield; submit</text:p>
          </table:table-cell>
          <table:table-cell office:value-type="string">
            <text:p>b. Upon hearing the news of the defeat, the football coach promptly resigned.</text:p>
          </table:table-cell>
          <table:table-cell office:value-type="string">
            <text:p>مربی فوتبال با شنیدن خبر شکست فورا استعفا داد.</text:p>
          </table:table-cell>
          <table:table-cell office:value-type="string">
            <text:p>c. Upon examining the injury, the chiropractor told Jim he had better resign himself to a week in bed.</text:p>
          </table:table-cell>
          <table:table-cell office:value-type="string">
            <text:p>طبیب مفصلی بعد از معاینه به جیم گفت بهتر است خود را برای یک هفته استراحت در رختخواب آماده کند.</text:p>
          </table:table-cell>
          <table:table-cell office:value-type="float" office:value="42">
            <text:p>42</text:p>
          </table:table-cell>
          <table:table-cell office:value-type="float" office:value="8">
            <text:p>8</text:p>
          </table:table-cell>
          <table:table-cell office:value-type="string">
            <text:p>{"word":"Resign","mean":"","countable":"no","type":"verb","voice":"intransitive","plural":"","plural_example":"","example":"He Had To Resign From The Board Due To Health Issues.","registers":"[formal: Resign], [informal: Quit]","phrasal_verbs":[{"verb":"Resign Yourself To","definition":"Accept Something Unpleasant That One Cannot Do Anything About.","example":"She Resigned Herself To A Life Of Poverty.","example_translation":"او خود را به یک زندگی فقیرانه عادت داد."}],"synonyms":{"formal":["Step Down","Relinquish","Abdicate","Cede"],"informal":["Quit","Give Up"],"neutral":["Leave","Stand Down"]},"derivations":[{"word":"Resignation","type":"noun","example":"His Resignation Was Accepted By The Committee.","example_translation":"استعفای او توسط کمیته پذیرفته شد.","display":"Resignation"}],"collocations":[{"collocation":"Forced To Resign","example":"He Was Forced To Resign After The Scandal.","translation":"او پس از رسوایی مجبور به استعفا شد."},{"collocation":"Resign Immediately","example":"The Ceo Decided To Resign Immediately.","translation":"مدیر عامل تصمیم گرفت فورا استعفا دهد."}]}</text:p>
          </table:table-cell>
        </table:table-row>
        <table:table-row>
          <table:table-cell office:value-type="float" office:value="501">
            <text:p>501</text:p>
          </table:table-cell>
          <table:table-cell office:value-type="float" office:value="501">
            <text:p>501</text:p>
          </table:table-cell>
          <table:table-cell office:value-type="string">
            <text:p>Drastic</text:p>
          </table:table-cell>
          <table:table-cell office:value-type="string">
            <text:p>اساسی، بنیادی، شدید</text:p>
          </table:table-cell>
          <table:table-cell office:value-type="string">
            <text:p>uk  /ˈdræs.tɪk/ us  /ˈdræs.tɪk/</text:p>
          </table:table-cell>
          <table:table-cell office:value-type="string">
            <text:p>The police took drastic measures to end the crime wave.</text:p>
          </table:table-cell>
          <table:table-cell office:value-type="string">
            <text:p>پلیس برای پایان دادن به موج جنایات، اقدامات شدیدی انجام داد.</text:p>
          </table:table-cell>
          <table:table-cell office:value-type="string">
            <text:p>Acting with force or violence</text:p>
          </table:table-cell>
          <table:table-cell office:value-type="string">
            <text:p>The most drastic changes in centuries have taken place during our lifetime.</text:p>
          </table:table-cell>
          <table:table-cell office:value-type="string">
            <text:p>در طول قرن ها، شدیدترین تغییرات در طول حیات ما صورت گرفته است.</text:p>
          </table:table-cell>
          <table:table-cell office:value-type="string">
            <text:p>In the interests of justice, drastic action must be taken.</text:p>
          </table:table-cell>
          <table:table-cell office:value-type="string">
            <text:p>جهت برقراری عدالت، اقدامات شدیدی باید اتخاذ شود.</text:p>
          </table:table-cell>
          <table:table-cell office:value-type="float" office:value="42">
            <text:p>42</text:p>
          </table:table-cell>
          <table:table-cell office:value-type="float" office:value="9">
            <text:p>9</text:p>
          </table:table-cell>
          <table:table-cell office:value-type="string">
            <text:p>{"word":"Drastic","mean":"","countable":"no","type":"adjective","voice":"unknown","plural":"","plural_example":"","example":"The Company Took Drastic Measures To Reduce Costs.","registers":"[formal: Formal], [informal: Informal]","phrasal_verbs":[],"synonyms":{"formal":["Radical","Extreme","Severe"],"informal":["Heavy-handed","Harsh"],"neutral":["Significant","Substantial","Far-reaching"]},"derivations":[{"word":"Drastically","type":"adverb","example":"The Situation Has Drastically Changed.","example_translation":"وضعیت به شدت تغییر کرده است.","display":"Drastically"}],"collocations":[{"collocation":"Drastic Measures","example":"Drastic Measures Were Taken To Prevent The Spread Of The Disease.","translation":"اقدامات شدیدی برای جلوگیری از شیوع بیماری انجام شد."},{"collocation":"Drastic Changes","example":"The New Management Implemented Drastic Changes.","translation":"مدیریت جدید تغییرات اساسی را اعمال کرد."},{"collocation":"Drastic Action","example":"Drastic Action Is Needed To Solve This Problem.","translation":"برای حل این مشکل، اقدام جدی لازم است."}]}</text:p>
          </table:table-cell>
        </table:table-row>
        <table:table-row>
          <table:table-cell office:value-type="float" office:value="502">
            <text:p>502</text:p>
          </table:table-cell>
          <table:table-cell office:value-type="float" office:value="502">
            <text:p>502</text:p>
          </table:table-cell>
          <table:table-cell office:value-type="string">
            <text:p>Wharf</text:p>
          </table:table-cell>
          <table:table-cell office:value-type="string">
            <text:p>اسکله</text:p>
          </table:table-cell>
          <table:table-cell office:value-type="string">
            <text:p>uk  /wɔːf/ us  /wɔːrf/</text:p>
          </table:table-cell>
          <table:table-cell office:value-type="string">
            <text:p>a. We watched the exhausted laborers unloading the cargo on the wharf.</text:p>
          </table:table-cell>
          <table:table-cell office:value-type="string">
            <text:p>کارگران خسته را هنگام تخلیه محموله‌ها در اسکله تماشا کردیم.</text:p>
          </table:table-cell>
          <table:table-cell office:value-type="string">
            <text:p>Platform built on the shore or out from the shore beside which ships can load or unload</text:p>
          </table:table-cell>
          <table:table-cell office:value-type="string">
            <text:p>b. The lawyer insisted that his client was never seen near the wharf where the crime had taken place.</text:p>
          </table:table-cell>
          <table:table-cell office:value-type="string">
            <text:p>وکیل مدافع اصرار داشت که موکلش هرگز در نزدیکی اسکله‌ای که جنایت در آن رخ داده بود، دیده نشده است.</text:p>
          </table:table-cell>
          <table:table-cell office:value-type="string">
            <text:p>c. Waiting at the wharf for the supply ships to unload was a starving multitude of people.</text:p>
          </table:table-cell>
          <table:table-cell office:value-type="string">
            <text:p>تعداد زیادی از مردم گرسنه در اسکله منتظر تخلیه کشتی‌های باری بودند.</text:p>
          </table:table-cell>
          <table:table-cell office:value-type="float" office:value="42">
            <text:p>42</text:p>
          </table:table-cell>
          <table:table-cell office:value-type="float" office:value="10">
            <text:p>10</text:p>
          </table:table-cell>
          <table:table-cell office:value-type="string">
            <text:p>{"word":"Wharf","mean":"","countable":"yes","type":"noun","voice":"unknown","plural":"wharves","plural_example":"The Old Wharves Were Dilapidated.","example":"The Ship Was Tied To The Wharf.","registers":"[formal: Coastal Engineering], [informal: Everyday Speech]","phrasal_verbs":[],"synonyms":{"formal":["Quay","Pier"],"informal":["Dock","Landing"],"neutral":["Jetty","Berth"]},"derivations":[{"word":"wharfage","type":"noun","example":"The Wharfage Fees Were Expensive.","example_translation":"هزینه اسکله گران بود.","display":"Wharfage"}],"collocations":[{"collocation":"busy wharf","example":"The Busy Wharf Was Teeming With Activity.","translation":"اسکله شلوغ پر از فعالیت بود."},{"collocation":"fishing wharf","example":"We Bought Fresh Fish At The Fishing Wharf.","translation":"ما ماهی تازه را در اسکله ماهیگیری خریدیم."}]}</text:p>
          </table:table-cell>
        </table:table-row>
        <table:table-row>
          <table:table-cell office:value-type="float" office:value="503">
            <text:p>503</text:p>
          </table:table-cell>
          <table:table-cell office:value-type="float" office:value="503">
            <text:p>503</text:p>
          </table:table-cell>
          <table:table-cell office:value-type="string">
            <text:p>Amend</text:p>
          </table:table-cell>
          <table:table-cell office:value-type="string">
            <text:p>اصلاح کردن</text:p>
          </table:table-cell>
          <table:table-cell office:value-type="string">
            <text:p>uk  /əˈmend/ us  /əˈmend/</text:p>
          </table:table-cell>
          <table:table-cell office:value-type="string">
            <text:p>It is time you amended your ways.</text:p>
          </table:table-cell>
          <table:table-cell office:value-type="string">
            <text:p>وقت آن است که رفتارت را اصلاح کنی.</text:p>
          </table:table-cell>
          <table:table-cell office:value-type="string">
            <text:p>Change for the better; correct; change</text:p>
          </table:table-cell>
          <table:table-cell office:value-type="string">
            <text:p>Each time they amended the plan, they made it worse.</text:p>
          </table:table-cell>
          <table:table-cell office:value-type="string">
            <text:p>هر بار که طرح را اصلاح کردند، آن را بدتر کردند.</text:p>
          </table:table-cell>
          <table:table-cell office:value-type="string">
            <text:p>Rather than amend the club's constitution again, let us discard it and start afresh.</text:p>
          </table:table-cell>
          <table:table-cell office:value-type="string">
            <text:p>به جای اصلاح مجدد اساسنامه باشگاه، بهتر است آن را کنار بگذاریم و از نو شروع کنیم.</text:p>
          </table:table-cell>
          <table:table-cell office:value-type="float" office:value="42">
            <text:p>42</text:p>
          </table:table-cell>
          <table:table-cell office:value-type="float" office:value="11">
            <text:p>11</text:p>
          </table:table-cell>
          <table:table-cell office:value-type="string">
            <text:p>{"word":"Amend","mean":"","countable":"no","type":"verb","voice":"transitive","plural":"","plural_example":"","example":"The Committee Voted To Amend The Constitution.","registers":"[formal: Usually Used In Formal Contexts Such As Legal And Political Discussions]","phrasal_verbs":[],"synonyms":{"formal":["Revise","Alter","Modify"],"informal":["Fix","Tweak"],"neutral":["Change","Improve"]},"derivations":[{"word":"Amendment","type":"noun","example":"The First Amendment Guarantees Freedom Of Speech.","example_translation":"اصلاحیه اول آزادی بیان را تضمین می کند.","display":"Amendment"},{"word":"Amendable","type":"adjective","example":"The Contract Is Amendable By Mutual Agreement.","example_translation":"این قرارداد با توافق طرفین قابل اصلاح است.","display":"Amendable"}],"collocations":[{"collocation":"Amend A Law","example":"The Government Proposed To Amend The Law On Immigration.","translation":"دولت پیشنهاد کرد قانون مهاجرت را اصلاح کند."},{"collocation":"Amend A Constitution","example":"It Is Difficult To Amend The Constitution Of Some Countries.","translation":"اصلاح قانون اساسی برخی کشورها دشوار است."}]}</text:p>
          </table:table-cell>
        </table:table-row>
        <table:table-row>
          <table:table-cell office:value-type="float" office:value="504">
            <text:p>504</text:p>
          </table:table-cell>
          <table:table-cell office:value-type="float" office:value="504">
            <text:p>504</text:p>
          </table:table-cell>
          <table:table-cell office:value-type="string">
            <text:p>Ballot</text:p>
          </table:table-cell>
          <table:table-cell office:value-type="string">
            <text:p>برگه رأی</text:p>
          </table:table-cell>
          <table:table-cell office:value-type="string">
            <text:p>uk  /ˈbæl.ət/ us  /ˈbæl.ət/</text:p>
          </table:table-cell>
          <table:table-cell office:value-type="string">
            <text:p>a. Clyde, confident of victory, dropped his ballot into the box.</text:p>
          </table:table-cell>
          <table:table-cell office:value-type="string">
            <text:p>a. کلاید که از پیروزی خود مطمئن بود، برگهٔ رأی را داخل صندوق انداخت.</text:p>
          </table:table-cell>
          <table:table-cell office:value-type="string">
            <text:p>Piece of paper used in voting; the whole number of votes cast; the method of secret voting; to vote or decide by using ballots"</text:p>
          </table:table-cell>
          <table:table-cell office:value-type="string">
            <text:p>b. After we counted the ballots a second time, Leo's victory was confirmed.</text:p>
          </table:table-cell>
          <table:table-cell office:value-type="string">
            <text:p>b. بعد از اینکه آرا را برای بار دوم شمردیم، پیروزی لئو تایید شد.</text:p>
          </table:table-cell>
          <table:table-cell office:value-type="string">
            <text:p>c. To avoid embarrassing the candidates, we ballot instead of showing hands.</text:p>
          </table:table-cell>
          <table:table-cell office:value-type="string">
            <text:p>c. برای پرهیز از شرمساری نامزدها، به جای رای گیری با دست، از برگه رای استفاده می کنیم.</text:p>
          </table:table-cell>
          <table:table-cell office:value-type="float" office:value="42">
            <text:p>42</text:p>
          </table:table-cell>
          <table:table-cell office:value-type="float" office:value="12">
            <text:p>12</text:p>
          </table:table-cell>
          <table:table-cell office:value-type="string">
            <text:p>{"word":"Ballot","mean":"","countable":"yes","type":"noun","voice":"unknown","plural":"Ballots","plural_example":"The Election Officials Counted The Ballots.","example":"Each Citizen Cast A Secret Ballot.","registers":"[formal: Official], [neutral: General]","phrasal_verbs":[],"synonyms":{"formal":["Vote","Referendum"],"informal":["Say"],"neutral":["Election","Poll"]},"derivations":[{"word":"Balloting","type":"noun","example":"The Balloting Process Was Smooth And Efficient.","example_translation":"روند رای گیری روان و کارآمد بود.","display":"Balloting"}],"collocations":[{"collocation":"Absentee Ballot","example":"She Voted Using An Absentee Ballot.","translation":"او با استفاده از رای غیابی رای داد."},{"collocation":"Secret Ballot","example":"The Election Was Conducted By Secret Ballot.","translation":"انتخابات با رای مخفی انجام شد."},{"collocation":"Cast A Ballot","example":"Voters Cast Their Ballots At The Polling Station.","translation":"رای دهندگان آرا خود را در محل رای گیری به صندوق انداختند."}]}</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5.2.2</meta:generator>
    <meta:initial-creator>phpMyAdmin 5.2.2</meta:initial-creator>
    <meta:creation-date>2025-11-15T23:57:59+03:30</meta:creation-date>
  </office:meta>
</office:document-meta>
</file>